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igma</text:p>
          </table:table-cell>
          <table:table-cell table:style-name="ce1" table:formula="of:=1/6" office:value-type="float" office:value="0.166666666666667">
            <text:p>0,1666666667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907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table:formula="of:=5/10" office:value-type="float" office:value="0.5">
            <text:p>0,5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265910904720081">
            <text:p>0,0265910905</text:p>
          </table:table-cell>
          <table:table-cell table:formula="of:=[.F3]" office:value-type="float" office:value="0.0265910904720081">
            <text:p>0,02659109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0.033">
            <text:p>0,033</text:p>
          </table:table-cell>
          <table:table-cell table:formula="of:=(1/(SQRT(2*3.1415926535)*[.C$2])) * EXP( -([.E4]-[.C$3])*([.E4]-[.C$3]) /  (2*[.C$2]*[.C$2]))" office:value-type="float" office:value="0.0472273991680227">
            <text:p>0,0472273992</text:p>
          </table:table-cell>
          <table:table-cell table:formula="of:=[.F4]+[.G3]" office:value-type="float" office:value="0.0738184896400308">
            <text:p>0,073818489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0.066">
            <text:p>0,066</text:p>
          </table:table-cell>
          <table:table-cell table:formula="of:=(1/(SQRT(2*3.1415926535)*[.C$2])) * EXP( -([.E5]-[.C$3])*([.E5]-[.C$3]) /  (2*[.C$2]*[.C$2]))" office:value-type="float" office:value="0.0806539850511297">
            <text:p>0,0806539851</text:p>
          </table:table-cell>
          <table:table-cell table:formula="of:=[.F5]+[.G4]" office:value-type="float" office:value="0.15447247469116">
            <text:p>0,15447247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0.099">
            <text:p>0,099</text:p>
          </table:table-cell>
          <table:table-cell table:formula="of:=(1/(SQRT(2*3.1415926535)*[.C$2])) * EXP( -([.E6]-[.C$3])*([.E6]-[.C$3]) /  (2*[.C$2]*[.C$2]))" office:value-type="float" office:value="0.132443774903807">
            <text:p>0,1324437749</text:p>
          </table:table-cell>
          <table:table-cell table:formula="of:=[.F6]+[.G5]" office:value-type="float" office:value="0.286916249594968">
            <text:p>0,286916249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0.033">
            <text:p>0,033</text:p>
          </table:table-cell>
          <table:table-cell table:style-name="Default"/>
          <table:table-cell table:style-name="ce1" table:formula="of:=[.E6]+[.C$7]" office:value-type="float" office:value="0.132">
            <text:p>0,132</text:p>
          </table:table-cell>
          <table:table-cell table:formula="of:=(1/(SQRT(2*3.1415926535)*[.C$2])) * EXP( -([.E7]-[.C$3])*([.E7]-[.C$3]) /  (2*[.C$2]*[.C$2]))" office:value-type="float" office:value="0.209127521166141">
            <text:p>0,2091275212</text:p>
          </table:table-cell>
          <table:table-cell table:formula="of:=[.F7]+[.G6]" office:value-type="float" office:value="0.496043770761109">
            <text:p>0,496043770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0.165">
            <text:p>0,165</text:p>
          </table:table-cell>
          <table:table-cell table:formula="of:=(1/(SQRT(2*3.1415926535)*[.C$2])) * EXP( -([.E8]-[.C$3])*([.E8]-[.C$3]) /  (2*[.C$2]*[.C$2]))" office:value-type="float" office:value="0.317515366319979">
            <text:p>0,3175153663</text:p>
          </table:table-cell>
          <table:table-cell table:formula="of:=[.F8]+[.G7]" office:value-type="float" office:value="0.813559137081088">
            <text:p>0,813559137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0.198">
            <text:p>0,198</text:p>
          </table:table-cell>
          <table:table-cell table:formula="of:=(1/(SQRT(2*3.1415926535)*[.C$2])) * EXP( -([.E9]-[.C$3])*([.E9]-[.C$3]) /  (2*[.C$2]*[.C$2]))" office:value-type="float" office:value="0.463545346429528">
            <text:p>0,4635453464</text:p>
          </table:table-cell>
          <table:table-cell table:formula="of:=[.F9]+[.G8]" office:value-type="float" office:value="1.27710448351062">
            <text:p>1,277104483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0.231">
            <text:p>0,231</text:p>
          </table:table-cell>
          <table:table-cell table:formula="of:=(1/(SQRT(2*3.1415926535)*[.C$2])) * EXP( -([.E10]-[.C$3])*([.E10]-[.C$3]) /  (2*[.C$2]*[.C$2]))" office:value-type="float" office:value="0.650719201476532">
            <text:p>0,6507192015</text:p>
          </table:table-cell>
          <table:table-cell table:formula="of:=[.F10]+[.G9]" office:value-type="float" office:value="1.92782368498715">
            <text:p>1,92782368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0.264">
            <text:p>0,264</text:p>
          </table:table-cell>
          <table:table-cell table:formula="of:=(1/(SQRT(2*3.1415926535)*[.C$2])) * EXP( -([.E11]-[.C$3])*([.E11]-[.C$3]) /  (2*[.C$2]*[.C$2]))" office:value-type="float" office:value="0.878352694395826">
            <text:p>0,8783526944</text:p>
          </table:table-cell>
          <table:table-cell table:formula="of:=[.F11]+[.G10]" office:value-type="float" office:value="2.80617637938297">
            <text:p>2,806176379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0.297">
            <text:p>0,297</text:p>
          </table:table-cell>
          <table:table-cell table:formula="of:=(1/(SQRT(2*3.1415926535)*[.C$2])) * EXP( -([.E12]-[.C$3])*([.E12]-[.C$3]) /  (2*[.C$2]*[.C$2]))" office:value-type="float" office:value="1.14003496847595">
            <text:p>1,1400349685</text:p>
          </table:table-cell>
          <table:table-cell table:formula="of:=[.F12]+[.G11]" office:value-type="float" office:value="3.94621134785892">
            <text:p>3,9462113479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"/>
          <table:table-cell table:style-name="Default"/>
          <table:table-cell table:style-name="ce1" table:formula="of:=[.E12]+[.C$7]" office:value-type="float" office:value="0.33">
            <text:p>0,33</text:p>
          </table:table-cell>
          <table:table-cell table:formula="of:=(1/(SQRT(2*3.1415926535)*[.C$2])) * EXP( -([.E13]-[.C$3])*([.E13]-[.C$3]) /  (2*[.C$2]*[.C$2]))" office:value-type="float" office:value="1.42279171213661">
            <text:p>1,4227917121</text:p>
          </table:table-cell>
          <table:table-cell table:formula="of:=[.F13]+[.G12]" office:value-type="float" office:value="5.36900305999553">
            <text:p>5,3690030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0.363">
            <text:p>0,363</text:p>
          </table:table-cell>
          <table:table-cell table:formula="of:=(1/(SQRT(2*3.1415926535)*[.C$2])) * EXP( -([.E14]-[.C$3])*([.E14]-[.C$3]) /  (2*[.C$2]*[.C$2]))" office:value-type="float" office:value="1.70741227700755">
            <text:p>1,707412277</text:p>
          </table:table-cell>
          <table:table-cell table:formula="of:=[.F14]+[.G13]" office:value-type="float" office:value="7.07641533700308">
            <text:p>7,07641533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0.396">
            <text:p>0,396</text:p>
          </table:table-cell>
          <table:table-cell table:formula="of:=(1/(SQRT(2*3.1415926535)*[.C$2])) * EXP( -([.E15]-[.C$3])*([.E15]-[.C$3]) /  (2*[.C$2]*[.C$2]))" office:value-type="float" office:value="1.97019581450808">
            <text:p>1,9701958145</text:p>
          </table:table-cell>
          <table:table-cell table:formula="of:=[.F15]+[.G14]" office:value-type="float" office:value="9.04661115151117">
            <text:p>9,046611151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0.429">
            <text:p>0,429</text:p>
          </table:table-cell>
          <table:table-cell table:formula="of:=(1/(SQRT(2*3.1415926535)*[.C$2])) * EXP( -([.E16]-[.C$3])*([.E16]-[.C$3]) /  (2*[.C$2]*[.C$2]))" office:value-type="float" office:value="2.18602086827496">
            <text:p>2,1860208683</text:p>
          </table:table-cell>
          <table:table-cell table:formula="of:=[.F16]+[.G15]" office:value-type="float" office:value="11.2326320197861">
            <text:p>11,232632019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0.462">
            <text:p>0,462</text:p>
          </table:table-cell>
          <table:table-cell table:formula="of:=(1/(SQRT(2*3.1415926535)*[.C$2])) * EXP( -([.E17]-[.C$3])*([.E17]-[.C$3]) /  (2*[.C$2]*[.C$2]))" office:value-type="float" office:value="2.33223943301606">
            <text:p>2,332239433</text:p>
          </table:table-cell>
          <table:table-cell table:formula="of:=[.F17]+[.G16]" office:value-type="float" office:value="13.5648714528022">
            <text:p>13,564871452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0.495">
            <text:p>0,495</text:p>
          </table:table-cell>
          <table:table-cell table:formula="of:=(1/(SQRT(2*3.1415926535)*[.C$2])) * EXP( -([.E18]-[.C$3])*([.E18]-[.C$3]) /  (2*[.C$2]*[.C$2]))" office:value-type="float" office:value="2.39257678060679">
            <text:p>2,3925767806</text:p>
          </table:table-cell>
          <table:table-cell table:formula="of:=[.F18]+[.G17]" office:value-type="float" office:value="15.957448233409">
            <text:p>15,957448233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0.528">
            <text:p>0,528</text:p>
          </table:table-cell>
          <table:table-cell table:formula="of:=(1/(SQRT(2*3.1415926535)*[.C$2])) * EXP( -([.E19]-[.C$3])*([.E19]-[.C$3]) /  (2*[.C$2]*[.C$2]))" office:value-type="float" office:value="2.36011167076231">
            <text:p>2,3601116708</text:p>
          </table:table-cell>
          <table:table-cell table:formula="of:=[.F19]+[.G18]" office:value-type="float" office:value="18.3175599041713">
            <text:p>18,31755990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0.561">
            <text:p>0,561</text:p>
          </table:table-cell>
          <table:table-cell table:formula="of:=(1/(SQRT(2*3.1415926535)*[.C$2])) * EXP( -([.E20]-[.C$3])*([.E20]-[.C$3]) /  (2*[.C$2]*[.C$2]))" office:value-type="float" office:value="2.23858268575997">
            <text:p>2,2385826858</text:p>
          </table:table-cell>
          <table:table-cell table:formula="of:=[.F20]+[.G19]" office:value-type="float" office:value="20.5561425899312">
            <text:p>20,556142589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0.594">
            <text:p>0,594</text:p>
          </table:table-cell>
          <table:table-cell table:formula="of:=(1/(SQRT(2*3.1415926535)*[.C$2])) * EXP( -([.E21]-[.C$3])*([.E21]-[.C$3]) /  (2*[.C$2]*[.C$2]))" office:value-type="float" office:value="2.04167987277082">
            <text:p>2,0416798728</text:p>
          </table:table-cell>
          <table:table-cell table:formula="of:=[.F21]+[.G20]" office:value-type="float" office:value="22.5978224627021">
            <text:p>22,597822462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0.627">
            <text:p>0,627</text:p>
          </table:table-cell>
          <table:table-cell table:formula="of:=(1/(SQRT(2*3.1415926535)*[.C$2])) * EXP( -([.E22]-[.C$3])*([.E22]-[.C$3]) /  (2*[.C$2]*[.C$2]))" office:value-type="float" office:value="1.79050720781786">
            <text:p>1,7905072078</text:p>
          </table:table-cell>
          <table:table-cell table:formula="of:=[.F22]+[.G21]" office:value-type="float" office:value="24.3883296705199">
            <text:p>24,388329670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0.66">
            <text:p>0,66</text:p>
          </table:table-cell>
          <table:table-cell table:formula="of:=(1/(SQRT(2*3.1415926535)*[.C$2])) * EXP( -([.E23]-[.C$3])*([.E23]-[.C$3]) /  (2*[.C$2]*[.C$2]))" office:value-type="float" office:value="1.50986604661028">
            <text:p>1,5098660466</text:p>
          </table:table-cell>
          <table:table-cell table:formula="of:=[.F23]+[.G22]" office:value-type="float" office:value="25.8981957171302">
            <text:p>25,898195717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0.693">
            <text:p>0,693</text:p>
          </table:table-cell>
          <table:table-cell table:formula="of:=(1/(SQRT(2*3.1415926535)*[.C$2])) * EXP( -([.E24]-[.C$3])*([.E24]-[.C$3]) /  (2*[.C$2]*[.C$2]))" office:value-type="float" office:value="1.22426288461027">
            <text:p>1,2242628846</text:p>
          </table:table-cell>
          <table:table-cell table:formula="of:=[.F24]+[.G23]" office:value-type="float" office:value="27.1224586017405">
            <text:p>27,12245860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0.726">
            <text:p>0,726</text:p>
          </table:table-cell>
          <table:table-cell table:formula="of:=(1/(SQRT(2*3.1415926535)*[.C$2])) * EXP( -([.E25]-[.C$3])*([.E25]-[.C$3]) /  (2*[.C$2]*[.C$2]))" office:value-type="float" office:value="0.954519636036621">
            <text:p>0,954519636</text:p>
          </table:table-cell>
          <table:table-cell table:formula="of:=[.F25]+[.G24]" office:value-type="float" office:value="28.0769782377771">
            <text:p>28,076978237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0.759">
            <text:p>0,759</text:p>
          </table:table-cell>
          <table:table-cell table:formula="of:=(1/(SQRT(2*3.1415926535)*[.C$2])) * EXP( -([.E26]-[.C$3])*([.E26]-[.C$3]) /  (2*[.C$2]*[.C$2]))" office:value-type="float" office:value="0.715597755441999">
            <text:p>0,7155977554</text:p>
          </table:table-cell>
          <table:table-cell table:formula="of:=[.F26]+[.G25]" office:value-type="float" office:value="28.7925759932191">
            <text:p>28,792575993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0.792">
            <text:p>0,792</text:p>
          </table:table-cell>
          <table:table-cell table:formula="of:=(1/(SQRT(2*3.1415926535)*[.C$2])) * EXP( -([.E27]-[.C$3])*([.E27]-[.C$3]) /  (2*[.C$2]*[.C$2]))" office:value-type="float" office:value="0.515854224557162">
            <text:p>0,5158542246</text:p>
          </table:table-cell>
          <table:table-cell table:formula="of:=[.F27]+[.G26]" office:value-type="float" office:value="29.3084302177762">
            <text:p>29,308430217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0.825000000000001">
            <text:p>0,825</text:p>
          </table:table-cell>
          <table:table-cell table:formula="of:=(1/(SQRT(2*3.1415926535)*[.C$2])) * EXP( -([.E28]-[.C$3])*([.E28]-[.C$3]) /  (2*[.C$2]*[.C$2]))" office:value-type="float" office:value="0.357568236418004">
            <text:p>0,3575682364</text:p>
          </table:table-cell>
          <table:table-cell table:formula="of:=[.F28]+[.G27]" office:value-type="float" office:value="29.6659984541943">
            <text:p>29,66599845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0.858000000000001">
            <text:p>0,858</text:p>
          </table:table-cell>
          <table:table-cell table:formula="of:=(1/(SQRT(2*3.1415926535)*[.C$2])) * EXP( -([.E29]-[.C$3])*([.E29]-[.C$3]) /  (2*[.C$2]*[.C$2]))" office:value-type="float" office:value="0.238322360956128">
            <text:p>0,238322361</text:p>
          </table:table-cell>
          <table:table-cell table:formula="of:=[.F29]+[.G28]" office:value-type="float" office:value="29.9043208151504">
            <text:p>29,904320815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0.891000000000001">
            <text:p>0,891</text:p>
          </table:table-cell>
          <table:table-cell table:formula="of:=(1/(SQRT(2*3.1415926535)*[.C$2])) * EXP( -([.E30]-[.C$3])*([.E30]-[.C$3]) /  (2*[.C$2]*[.C$2]))" office:value-type="float" office:value="0.152737111035689">
            <text:p>0,152737111</text:p>
          </table:table-cell>
          <table:table-cell table:formula="of:=[.F30]+[.G29]" office:value-type="float" office:value="30.0570579261861">
            <text:p>30,057057926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0.924000000000001">
            <text:p>0,924</text:p>
          </table:table-cell>
          <table:table-cell table:formula="of:=(1/(SQRT(2*3.1415926535)*[.C$2])) * EXP( -([.E31]-[.C$3])*([.E31]-[.C$3]) /  (2*[.C$2]*[.C$2]))" office:value-type="float" office:value="0.0941235437939529">
            <text:p>0,0941235438</text:p>
          </table:table-cell>
          <table:table-cell table:formula="of:=[.F31]+[.G30]" office:value-type="float" office:value="30.15118146998">
            <text:p>30,1511814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0.957000000000001">
            <text:p>0,957</text:p>
          </table:table-cell>
          <table:table-cell table:formula="of:=(1/(SQRT(2*3.1415926535)*[.C$2])) * EXP( -([.E32]-[.C$3])*([.E32]-[.C$3]) /  (2*[.C$2]*[.C$2]))" office:value-type="float" office:value="0.0557732417041752">
            <text:p>0,0557732417</text:p>
          </table:table-cell>
          <table:table-cell table:formula="of:=[.F32]+[.G31]" office:value-type="float" office:value="30.2069547116842">
            <text:p>30,20695471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0.990000000000001">
            <text:p>0,99</text:p>
          </table:table-cell>
          <table:table-cell table:formula="of:=(1/(SQRT(2*3.1415926535)*[.C$2])) * EXP( -([.E33]-[.C$3])*([.E33]-[.C$3]) /  (2*[.C$2]*[.C$2]))" office:value-type="float" office:value="0.0317780631923199">
            <text:p>0,0317780632</text:p>
          </table:table-cell>
          <table:table-cell table:formula="of:=[.F33]+[.G32]" office:value-type="float" office:value="30.2387327748765">
            <text:p>30,2387327749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108911002291416">
            <text:p>-1,08911002291416E-010</text:p>
          </table:table-cell>
          <table:table-cell table:formula="of:=([.F3]+[.H3])*[.C$17] + [.C$18]" office:value-type="float" office:value="0.105588458951301">
            <text:p>0,105588459</text:p>
          </table:table-cell>
          <table:table-cell>
            <draw:frame table:end-cell-address="Feuil2.U21" table:end-x="0.781cm" table:end-y="0.492cm" draw:z-index="0" draw:style-name="gr1" draw:text-style-name="P1" svg:width="19.213cm" svg:height="8.969cm" svg:x="0.28cm" svg:y="0.412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78921355788075">
            <text:p>-3,78921355788075E-009</text:p>
          </table:table-cell>
          <table:table-cell table:formula="of:=([.F4]+[.H4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968244198636415">
            <text:p>-9,68244198636415E-008</text:p>
          </table:table-cell>
          <table:table-cell table:formula="of:=([.F5]+[.H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81710162914567">
            <text:p>-1,81710162914567E-006</text:p>
          </table:table-cell>
          <table:table-cell table:formula="of:=([.F6]+[.H6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50456337354256">
            <text:p>-2,50456337354256E-005</text:p>
          </table:table-cell>
          <table:table-cell table:formula="of:=([.F7]+[.H7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53538155164415">
            <text:p>-0,0002535382</text:p>
          </table:table-cell>
          <table:table-cell table:formula="of:=([.F8]+[.H8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88500766216051">
            <text:p>-0,0018850077</text:p>
          </table:table-cell>
          <table:table-cell table:formula="of:=([.F9]+[.H9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102929865918473">
            <text:p>-0,0102929866</text:p>
          </table:table-cell>
          <table:table-cell table:formula="of:=([.F10]+[.H1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412789068214763">
            <text:p>-0,0412789068</text:p>
          </table:table-cell>
          <table:table-cell table:formula="of:=([.F11]+[.H11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2</text:p>
          </table:table-cell>
          <table:table-cell table:style-name="ce1" office:value-type="float" office:value="-2.2">
            <text:p>-2,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21583169637319">
            <text:p>-0,1215831696</text:p>
          </table:table-cell>
          <table:table-cell table:formula="of:=([.F12]+[.H12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63013007896352">
            <text:p>-0,2630130079</text:p>
          </table:table-cell>
          <table:table-cell table:formula="of:=([.F13]+[.H13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417868359542352">
            <text:p>-0,4178683595</text:p>
          </table:table-cell>
          <table:table-cell table:formula="of:=([.F14]+[.H14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87596120497608">
            <text:p>-0,4875961205</text:p>
          </table:table-cell>
          <table:table-cell table:formula="of:=([.F15]+[.H15])*[.C$17] + [.C$18]" office:value-type="float" office:value="0.388124980294041">
            <text:p>0,38812498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417868359542352">
            <text:p>-0,4178683595</text:p>
          </table:table-cell>
          <table:table-cell table:formula="of:=([.F16]+[.H16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63013007896352">
            <text:p>-0,2630130079</text:p>
          </table:table-cell>
          <table:table-cell table:formula="of:=([.F17]+[.H17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21583169637319">
            <text:p>-0,1215831696</text:p>
          </table:table-cell>
          <table:table-cell table:formula="of:=([.F18]+[.H18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412789068214763">
            <text:p>-0,0412789068</text:p>
          </table:table-cell>
          <table:table-cell table:formula="of:=([.F19]+[.H19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102929865918473">
            <text:p>-0,0102929866</text:p>
          </table:table-cell>
          <table:table-cell table:formula="of:=([.F20]+[.H2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88500766216051">
            <text:p>-0,0018850077</text:p>
          </table:table-cell>
          <table:table-cell table:formula="of:=([.F21]+[.H21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53538155164415">
            <text:p>-0,0002535382</text:p>
          </table:table-cell>
          <table:table-cell table:formula="of:=([.F22]+[.H22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50456337354256">
            <text:p>-2,50456337354256E-005</text:p>
          </table:table-cell>
          <table:table-cell table:formula="of:=([.F23]+[.H23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81710162914567">
            <text:p>-1,81710162914567E-006</text:p>
          </table:table-cell>
          <table:table-cell table:formula="of:=([.F24]+[.H24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968244198636415">
            <text:p>-9,68244198636415E-008</text:p>
          </table:table-cell>
          <table:table-cell table:formula="of:=([.F25]+[.H2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78921355788075">
            <text:p>-3,78921355788075E-009</text:p>
          </table:table-cell>
          <table:table-cell table:formula="of:=([.F26]+[.H26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 table:number-rows-repeated="24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table:formula="of:=[.C14]/6" office:value-type="float" office:value="233.333333333313">
            <text:p>233,3333333333</text:p>
          </table:table-cell>
          <table:table-cell/>
          <table:table-cell table:style-name="ce1" office:value-type="string">
            <text:p>R \ theta</text:p>
          </table:table-cell>
          <table:table-cell table:style-name="ce1" office:value-type="float" office:value="0">
            <text:p>0</text:p>
          </table:table-cell>
          <table:table-cell table:style-name="ce1" table:formula="of:=[.F2]+3.1415926535/10" office:value-type="float" office:value="0.31415926535">
            <text:p>0,3141592654</text:p>
          </table:table-cell>
          <table:table-cell table:style-name="ce1" table:formula="of:=[.G2]+3.1415926535/10" office:value-type="float" office:value="0.6283185307">
            <text:p>0,6283185307</text:p>
          </table:table-cell>
          <table:table-cell table:style-name="ce1" table:formula="of:=[.H2]+3.1415926535/10" office:value-type="float" office:value="0.94247779605">
            <text:p>0,9424777961</text:p>
          </table:table-cell>
          <table:table-cell table:style-name="ce1" table:formula="of:=[.I2]+3.1415926535/10" office:value-type="float" office:value="1.2566370614">
            <text:p>1,2566370614</text:p>
          </table:table-cell>
          <table:table-cell table:style-name="ce1" table:formula="of:=[.J2]+3.1415926535/10" office:value-type="float" office:value="1.57079632675">
            <text:p>1,5707963268</text:p>
          </table:table-cell>
          <table:table-cell table:style-name="ce1" table:formula="of:=[.K2]+3.1415926535/10" office:value-type="float" office:value="1.8849555921">
            <text:p>1,8849555921</text:p>
          </table:table-cell>
          <table:table-cell table:style-name="ce1" table:formula="of:=[.L2]+3.1415926535/10" office:value-type="float" office:value="2.19911485745">
            <text:p>2,1991148575</text:p>
          </table:table-cell>
          <table:table-cell table:style-name="ce1" table:formula="of:=[.M2]+3.1415926535/10" office:value-type="float" office:value="2.5132741228">
            <text:p>2,5132741228</text:p>
          </table:table-cell>
          <table:table-cell table:style-name="ce1" table:formula="of:=[.N2]+3.1415926535/10" office:value-type="float" office:value="2.82743338815">
            <text:p>2,8274333882</text:p>
          </table:table-cell>
          <table:table-cell table:style-name="ce1" table:formula="of:=[.O2]+3.1415926535/10" office:value-type="float" office:value="3.1415926535">
            <text:p>3,1415926535</text:p>
          </table:table-cell>
          <table:table-cell table:style-name="ce1" table:formula="of:=[.P2]+3.1415926535/10" office:value-type="float" office:value="3.45575191885">
            <text:p>3,4557519189</text:p>
          </table:table-cell>
          <table:table-cell table:style-name="ce1" table:formula="of:=[.Q2]+3.1415926535/10" office:value-type="float" office:value="3.7699111842">
            <text:p>3,7699111842</text:p>
          </table:table-cell>
          <table:table-cell table:style-name="ce1" table:formula="of:=[.R2]+3.1415926535/10" office:value-type="float" office:value="4.08407044955">
            <text:p>4,0840704496</text:p>
          </table:table-cell>
          <table:table-cell table:style-name="ce1" table:formula="of:=[.S2]+3.1415926535/10" office:value-type="float" office:value="4.3982297149">
            <text:p>4,3982297149</text:p>
          </table:table-cell>
          <table:table-cell table:style-name="ce1" table:formula="of:=[.T2]+3.1415926535/10" office:value-type="float" office:value="4.71238898025">
            <text:p>4,7123889803</text:p>
          </table:table-cell>
          <table:table-cell table:style-name="ce1" table:formula="of:=[.U2]+3.1415926535/10" office:value-type="float" office:value="5.0265482456">
            <text:p>5,0265482456</text:p>
          </table:table-cell>
          <table:table-cell table:style-name="ce1" table:formula="of:=[.V2]+3.1415926535/10" office:value-type="float" office:value="5.34070751095">
            <text:p>5,340707511</text:p>
          </table:table-cell>
          <table:table-cell table:style-name="ce1" table:formula="of:=[.W2]+3.1415926535/10" office:value-type="float" office:value="5.6548667763">
            <text:p>5,6548667763</text:p>
          </table:table-cell>
          <table:table-cell table:style-name="ce1" table:formula="of:=[.X2]+3.1415926535/10" office:value-type="float" office:value="5.96902604165">
            <text:p>5,9690260417</text:p>
          </table:table-cell>
          <table:table-cell table:style-name="ce1" table:formula="of:=[.Y2]+3.1415926535/10" office:value-type="float" office:value="6.283185307">
            <text:p>6,283185307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table:formula="of:=[.C14]/2" office:value-type="float" office:value="699.99999999994">
            <text:p>699,9999999999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([.$C$12]*(SQRT(([.$C$10]*[.$C$10])/([.$C$12]*[.$C$12])-SIN([.F$2])*SIN([.F$2]))-COS([.F$2])))/6)) * EXP( -([.$E3]-([.$C$12]*(SQRT(([.$C$10]*[.$C$10])/([.$C$12]*[.$C$12])-SIN([.F$2])*SIN([.F$2]))-COS([.F$2])))/2)*([.$E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443184841200134">
            <text:p>4,43184841200134E-005</text:p>
          </table:table-cell>
          <table:table-cell table:formula="of:=(1/(SQRT(2*3.1415926535)*([.$C$12]*(SQRT(([.$C$10]*[.$C$10])/([.$C$12]*[.$C$12])-SIN([.G$2])*SIN([.G$2]))-COS([.G$2])))/6)) * EXP( -([.$E3]-([.$C$12]*(SQRT(([.$C$10]*[.$C$10])/([.$C$12]*[.$C$12])-SIN([.G$2])*SIN([.G$2]))-COS([.G$2])))/2)*([.$E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434559793595947">
            <text:p>0,000043456</text:p>
          </table:table-cell>
          <table:table-cell table:formula="of:=(1/(SQRT(2*3.1415926535)*([.$C$12]*(SQRT(([.$C$10]*[.$C$10])/([.$C$12]*[.$C$12])-SIN([.H$2])*SIN([.H$2]))-COS([.H$2])))/6)) * EXP( -([.$E3]-([.$C$12]*(SQRT(([.$C$10]*[.$C$10])/([.$C$12]*[.$C$12])-SIN([.H$2])*SIN([.H$2]))-COS([.H$2])))/2)*([.$E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410127865843852">
            <text:p>4,10127865843852E-005</text:p>
          </table:table-cell>
          <table:table-cell table:formula="of:=(1/(SQRT(2*3.1415926535)*([.$C$12]*(SQRT(([.$C$10]*[.$C$10])/([.$C$12]*[.$C$12])-SIN([.I$2])*SIN([.I$2]))-COS([.I$2])))/6)) * EXP( -([.$E3]-([.$C$12]*(SQRT(([.$C$10]*[.$C$10])/([.$C$12]*[.$C$12])-SIN([.I$2])*SIN([.I$2]))-COS([.I$2])))/2)*([.$E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373954858631066">
            <text:p>3,73954858631066E-005</text:p>
          </table:table-cell>
          <table:table-cell table:formula="of:=(1/(SQRT(2*3.1415926535)*([.$C$12]*(SQRT(([.$C$10]*[.$C$10])/([.$C$12]*[.$C$12])-SIN([.J$2])*SIN([.J$2]))-COS([.J$2])))/6)) * EXP( -([.$E3]-([.$C$12]*(SQRT(([.$C$10]*[.$C$10])/([.$C$12]*[.$C$12])-SIN([.J$2])*SIN([.J$2]))-COS([.J$2])))/2)*([.$E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33188832505252">
            <text:p>3,3188832505252E-005</text:p>
          </table:table-cell>
          <table:table-cell table:formula="of:=(1/(SQRT(2*3.1415926535)*([.$C$12]*(SQRT(([.$C$10]*[.$C$10])/([.$C$12]*[.$C$12])-SIN([.K$2])*SIN([.K$2]))-COS([.K$2])))/6)) * EXP( -([.$E3]-([.$C$12]*(SQRT(([.$C$10]*[.$C$10])/([.$C$12]*[.$C$12])-SIN([.K$2])*SIN([.K$2]))-COS([.K$2])))/2)*([.$E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290132583099485">
            <text:p>2,90132583099485E-005</text:p>
          </table:table-cell>
          <table:table-cell table:formula="of:=(1/(SQRT(2*3.1415926535)*([.$C$12]*(SQRT(([.$C$10]*[.$C$10])/([.$C$12]*[.$C$12])-SIN([.L$2])*SIN([.L$2]))-COS([.L$2])))/6)) * EXP( -([.$E3]-([.$C$12]*(SQRT(([.$C$10]*[.$C$10])/([.$C$12]*[.$C$12])-SIN([.L$2])*SIN([.L$2]))-COS([.L$2])))/2)*([.$E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253630240721692">
            <text:p>0,000025363</text:p>
          </table:table-cell>
          <table:table-cell table:formula="of:=(1/(SQRT(2*3.1415926535)*([.$C$12]*(SQRT(([.$C$10]*[.$C$10])/([.$C$12]*[.$C$12])-SIN([.M$2])*SIN([.M$2]))-COS([.M$2])))/6)) * EXP( -([.$E3]-([.$C$12]*(SQRT(([.$C$10]*[.$C$10])/([.$C$12]*[.$C$12])-SIN([.M$2])*SIN([.M$2]))-COS([.M$2])))/2)*([.$E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225099136519877">
            <text:p>2,25099136519877E-005</text:p>
          </table:table-cell>
          <table:table-cell table:formula="of:=(1/(SQRT(2*3.1415926535)*([.$C$12]*(SQRT(([.$C$10]*[.$C$10])/([.$C$12]*[.$C$12])-SIN([.N$2])*SIN([.N$2]))-COS([.N$2])))/6)) * EXP( -([.$E3]-([.$C$12]*(SQRT(([.$C$10]*[.$C$10])/([.$C$12]*[.$C$12])-SIN([.N$2])*SIN([.N$2]))-COS([.N$2])))/2)*([.$E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205245541171196">
            <text:p>2,05245541171196E-005</text:p>
          </table:table-cell>
          <table:table-cell table:formula="of:=(1/(SQRT(2*3.1415926535)*([.$C$12]*(SQRT(([.$C$10]*[.$C$10])/([.$C$12]*[.$C$12])-SIN([.O$2])*SIN([.O$2]))-COS([.O$2])))/6)) * EXP( -([.$E3]-([.$C$12]*(SQRT(([.$C$10]*[.$C$10])/([.$C$12]*[.$C$12])-SIN([.O$2])*SIN([.O$2]))-COS([.O$2])))/2)*([.$E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193706175799342">
            <text:p>1,93706175799342E-005</text:p>
          </table:table-cell>
          <table:table-cell table:formula="of:=(1/(SQRT(2*3.1415926535)*([.$C$12]*(SQRT(([.$C$10]*[.$C$10])/([.$C$12]*[.$C$12])-SIN([.P$2])*SIN([.P$2]))-COS([.P$2])))/6)) * EXP( -([.$E3]-([.$C$12]*(SQRT(([.$C$10]*[.$C$10])/([.$C$12]*[.$C$12])-SIN([.P$2])*SIN([.P$2]))-COS([.P$2])))/2)*([.$E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189936360514343">
            <text:p>1,89936360514343E-005</text:p>
          </table:table-cell>
          <table:table-cell table:formula="of:=(1/(SQRT(2*3.1415926535)*([.$C$12]*(SQRT(([.$C$10]*[.$C$10])/([.$C$12]*[.$C$12])-SIN([.Q$2])*SIN([.Q$2]))-COS([.Q$2])))/6)) * EXP( -([.$E3]-([.$C$12]*(SQRT(([.$C$10]*[.$C$10])/([.$C$12]*[.$C$12])-SIN([.Q$2])*SIN([.Q$2]))-COS([.Q$2])))/2)*([.$E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193706175795009">
            <text:p>1,93706175795009E-005</text:p>
          </table:table-cell>
          <table:table-cell table:formula="of:=(1/(SQRT(2*3.1415926535)*([.$C$12]*(SQRT(([.$C$10]*[.$C$10])/([.$C$12]*[.$C$12])-SIN([.R$2])*SIN([.R$2]))-COS([.R$2])))/6)) * EXP( -([.$E3]-([.$C$12]*(SQRT(([.$C$10]*[.$C$10])/([.$C$12]*[.$C$12])-SIN([.R$2])*SIN([.R$2]))-COS([.R$2])))/2)*([.$E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20524554116228">
            <text:p>2,0524554116228E-005</text:p>
          </table:table-cell>
          <table:table-cell table:formula="of:=(1/(SQRT(2*3.1415926535)*([.$C$12]*(SQRT(([.$C$10]*[.$C$10])/([.$C$12]*[.$C$12])-SIN([.S$2])*SIN([.S$2]))-COS([.S$2])))/6)) * EXP( -([.$E3]-([.$C$12]*(SQRT(([.$C$10]*[.$C$10])/([.$C$12]*[.$C$12])-SIN([.S$2])*SIN([.S$2]))-COS([.S$2])))/2)*([.$E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225099136506051">
            <text:p>2,25099136506051E-005</text:p>
          </table:table-cell>
          <table:table-cell table:formula="of:=(1/(SQRT(2*3.1415926535)*([.$C$12]*(SQRT(([.$C$10]*[.$C$10])/([.$C$12]*[.$C$12])-SIN([.T$2])*SIN([.T$2]))-COS([.T$2])))/6)) * EXP( -([.$E3]-([.$C$12]*(SQRT(([.$C$10]*[.$C$10])/([.$C$12]*[.$C$12])-SIN([.T$2])*SIN([.T$2]))-COS([.T$2])))/2)*([.$E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253630240702956">
            <text:p>0,000025363</text:p>
          </table:table-cell>
          <table:table-cell table:formula="of:=(1/(SQRT(2*3.1415926535)*([.$C$12]*(SQRT(([.$C$10]*[.$C$10])/([.$C$12]*[.$C$12])-SIN([.U$2])*SIN([.U$2]))-COS([.U$2])))/6)) * EXP( -([.$E3]-([.$C$12]*(SQRT(([.$C$10]*[.$C$10])/([.$C$12]*[.$C$12])-SIN([.U$2])*SIN([.U$2]))-COS([.U$2])))/2)*([.$E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290132583076745">
            <text:p>2,90132583076745E-005</text:p>
          </table:table-cell>
          <table:table-cell table:formula="of:=(1/(SQRT(2*3.1415926535)*([.$C$12]*(SQRT(([.$C$10]*[.$C$10])/([.$C$12]*[.$C$12])-SIN([.V$2])*SIN([.V$2]))-COS([.V$2])))/6)) * EXP( -([.$E3]-([.$C$12]*(SQRT(([.$C$10]*[.$C$10])/([.$C$12]*[.$C$12])-SIN([.V$2])*SIN([.V$2]))-COS([.V$2])))/2)*([.$E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331888325028002">
            <text:p>3,31888325028002E-005</text:p>
          </table:table-cell>
          <table:table-cell table:formula="of:=(1/(SQRT(2*3.1415926535)*([.$C$12]*(SQRT(([.$C$10]*[.$C$10])/([.$C$12]*[.$C$12])-SIN([.W$2])*SIN([.W$2]))-COS([.W$2])))/6)) * EXP( -([.$E3]-([.$C$12]*(SQRT(([.$C$10]*[.$C$10])/([.$C$12]*[.$C$12])-SIN([.W$2])*SIN([.W$2]))-COS([.W$2])))/2)*([.$E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373954858608098">
            <text:p>3,73954858608098E-005</text:p>
          </table:table-cell>
          <table:table-cell table:formula="of:=(1/(SQRT(2*3.1415926535)*([.$C$12]*(SQRT(([.$C$10]*[.$C$10])/([.$C$12]*[.$C$12])-SIN([.X$2])*SIN([.X$2]))-COS([.X$2])))/6)) * EXP( -([.$E3]-([.$C$12]*(SQRT(([.$C$10]*[.$C$10])/([.$C$12]*[.$C$12])-SIN([.X$2])*SIN([.X$2]))-COS([.X$2])))/2)*([.$E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410127865826035">
            <text:p>4,10127865826035E-005</text:p>
          </table:table-cell>
          <table:table-cell table:formula="of:=(1/(SQRT(2*3.1415926535)*([.$C$12]*(SQRT(([.$C$10]*[.$C$10])/([.$C$12]*[.$C$12])-SIN([.Y$2])*SIN([.Y$2]))-COS([.Y$2])))/6)) * EXP( -([.$E3]-([.$C$12]*(SQRT(([.$C$10]*[.$C$10])/([.$C$12]*[.$C$12])-SIN([.Y$2])*SIN([.Y$2]))-COS([.Y$2])))/2)*([.$E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434559793586226">
            <text:p>0,000043456</text:p>
          </table:table-cell>
          <table:table-cell table:formula="of:=(1/(SQRT(2*3.1415926535)*([.$C$12]*(SQRT(([.$C$10]*[.$C$10])/([.$C$12]*[.$C$12])-SIN([.Z$2])*SIN([.Z$2]))-COS([.Z$2])))/6)) * EXP( -([.$E3]-([.$C$12]*(SQRT(([.$C$10]*[.$C$10])/([.$C$12]*[.$C$12])-SIN([.Z$2])*SIN([.Z$2]))-COS([.Z$2])))/2)*([.$E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443184841200134">
            <text:p>4,43184841200134E-005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formula="of:=[.E3]+[.C$7]" office:value-type="float" office:value="46.6666666666667">
            <text:p>46,6666666667</text:p>
          </table:table-cell>
          <table:table-cell table:formula="of:=(1/(SQRT(2*3.1415926535)*([.$C$12]*(SQRT(([.$C$10]*[.$C$10])/([.$C$12]*[.$C$12])-SIN([.F$2])*SIN([.F$2]))-COS([.F$2])))/6)) * EXP( -([.$E4]-([.$C$12]*(SQRT(([.$C$10]*[.$C$10])/([.$C$12]*[.$C$12])-SIN([.F$2])*SIN([.F$2]))-COS([.F$2])))/2)*([.$E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161178581138793">
            <text:p>0,0001611786</text:p>
          </table:table-cell>
          <table:table-cell table:formula="of:=(1/(SQRT(2*3.1415926535)*([.$C$12]*(SQRT(([.$C$10]*[.$C$10])/([.$C$12]*[.$C$12])-SIN([.G$2])*SIN([.G$2]))-COS([.G$2])))/6)) * EXP( -([.$E4]-([.$C$12]*(SQRT(([.$C$10]*[.$C$10])/([.$C$12]*[.$C$12])-SIN([.G$2])*SIN([.G$2]))-COS([.G$2])))/2)*([.$E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154440744659412">
            <text:p>0,0001544407</text:p>
          </table:table-cell>
          <table:table-cell table:formula="of:=(1/(SQRT(2*3.1415926535)*([.$C$12]*(SQRT(([.$C$10]*[.$C$10])/([.$C$12]*[.$C$12])-SIN([.H$2])*SIN([.H$2]))-COS([.H$2])))/6)) * EXP( -([.$E4]-([.$C$12]*(SQRT(([.$C$10]*[.$C$10])/([.$C$12]*[.$C$12])-SIN([.H$2])*SIN([.H$2]))-COS([.H$2])))/2)*([.$E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136484043716434">
            <text:p>0,000136484</text:p>
          </table:table-cell>
          <table:table-cell table:formula="of:=(1/(SQRT(2*3.1415926535)*([.$C$12]*(SQRT(([.$C$10]*[.$C$10])/([.$C$12]*[.$C$12])-SIN([.I$2])*SIN([.I$2]))-COS([.I$2])))/6)) * EXP( -([.$E4]-([.$C$12]*(SQRT(([.$C$10]*[.$C$10])/([.$C$12]*[.$C$12])-SIN([.I$2])*SIN([.I$2]))-COS([.I$2])))/2)*([.$E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112767581686999">
            <text:p>0,0001127676</text:p>
          </table:table-cell>
          <table:table-cell table:formula="of:=(1/(SQRT(2*3.1415926535)*([.$C$12]*(SQRT(([.$C$10]*[.$C$10])/([.$C$12]*[.$C$12])-SIN([.J$2])*SIN([.J$2]))-COS([.J$2])))/6)) * EXP( -([.$E4]-([.$C$12]*(SQRT(([.$C$10]*[.$C$10])/([.$C$12]*[.$C$12])-SIN([.J$2])*SIN([.J$2]))-COS([.J$2])))/2)*([.$E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890828871527327">
            <text:p>8,90828871527327E-005</text:p>
          </table:table-cell>
          <table:table-cell table:formula="of:=(1/(SQRT(2*3.1415926535)*([.$C$12]*(SQRT(([.$C$10]*[.$C$10])/([.$C$12]*[.$C$12])-SIN([.K$2])*SIN([.K$2]))-COS([.K$2])))/6)) * EXP( -([.$E4]-([.$C$12]*(SQRT(([.$C$10]*[.$C$10])/([.$C$12]*[.$C$12])-SIN([.K$2])*SIN([.K$2]))-COS([.K$2])))/2)*([.$E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692415683483814">
            <text:p>6,92415683483814E-005</text:p>
          </table:table-cell>
          <table:table-cell table:formula="of:=(1/(SQRT(2*3.1415926535)*([.$C$12]*(SQRT(([.$C$10]*[.$C$10])/([.$C$12]*[.$C$12])-SIN([.L$2])*SIN([.L$2]))-COS([.L$2])))/6)) * EXP( -([.$E4]-([.$C$12]*(SQRT(([.$C$10]*[.$C$10])/([.$C$12]*[.$C$12])-SIN([.L$2])*SIN([.L$2]))-COS([.L$2])))/2)*([.$E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545346073383162">
            <text:p>5,45346073383162E-005</text:p>
          </table:table-cell>
          <table:table-cell table:formula="of:=(1/(SQRT(2*3.1415926535)*([.$C$12]*(SQRT(([.$C$10]*[.$C$10])/([.$C$12]*[.$C$12])-SIN([.M$2])*SIN([.M$2]))-COS([.M$2])))/6)) * EXP( -([.$E4]-([.$C$12]*(SQRT(([.$C$10]*[.$C$10])/([.$C$12]*[.$C$12])-SIN([.M$2])*SIN([.M$2]))-COS([.M$2])))/2)*([.$E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445647301447702">
            <text:p>4,45647301447702E-005</text:p>
          </table:table-cell>
          <table:table-cell table:formula="of:=(1/(SQRT(2*3.1415926535)*([.$C$12]*(SQRT(([.$C$10]*[.$C$10])/([.$C$12]*[.$C$12])-SIN([.N$2])*SIN([.N$2]))-COS([.N$2])))/6)) * EXP( -([.$E4]-([.$C$12]*(SQRT(([.$C$10]*[.$C$10])/([.$C$12]*[.$C$12])-SIN([.N$2])*SIN([.N$2]))-COS([.N$2])))/2)*([.$E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38345182964386">
            <text:p>3,8345182964386E-005</text:p>
          </table:table-cell>
          <table:table-cell table:formula="of:=(1/(SQRT(2*3.1415926535)*([.$C$12]*(SQRT(([.$C$10]*[.$C$10])/([.$C$12]*[.$C$12])-SIN([.O$2])*SIN([.O$2]))-COS([.O$2])))/6)) * EXP( -([.$E4]-([.$C$12]*(SQRT(([.$C$10]*[.$C$10])/([.$C$12]*[.$C$12])-SIN([.O$2])*SIN([.O$2]))-COS([.O$2])))/2)*([.$E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349830703050667">
            <text:p>3,49830703050667E-005</text:p>
          </table:table-cell>
          <table:table-cell table:formula="of:=(1/(SQRT(2*3.1415926535)*([.$C$12]*(SQRT(([.$C$10]*[.$C$10])/([.$C$12]*[.$C$12])-SIN([.P$2])*SIN([.P$2]))-COS([.P$2])))/6)) * EXP( -([.$E4]-([.$C$12]*(SQRT(([.$C$10]*[.$C$10])/([.$C$12]*[.$C$12])-SIN([.P$2])*SIN([.P$2]))-COS([.P$2])))/2)*([.$E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339233639275418">
            <text:p>3,39233639275418E-005</text:p>
          </table:table-cell>
          <table:table-cell table:formula="of:=(1/(SQRT(2*3.1415926535)*([.$C$12]*(SQRT(([.$C$10]*[.$C$10])/([.$C$12]*[.$C$12])-SIN([.Q$2])*SIN([.Q$2]))-COS([.Q$2])))/6)) * EXP( -([.$E4]-([.$C$12]*(SQRT(([.$C$10]*[.$C$10])/([.$C$12]*[.$C$12])-SIN([.Q$2])*SIN([.Q$2]))-COS([.Q$2])))/2)*([.$E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349830703038379">
            <text:p>3,49830703038379E-005</text:p>
          </table:table-cell>
          <table:table-cell table:formula="of:=(1/(SQRT(2*3.1415926535)*([.$C$12]*(SQRT(([.$C$10]*[.$C$10])/([.$C$12]*[.$C$12])-SIN([.R$2])*SIN([.R$2]))-COS([.R$2])))/6)) * EXP( -([.$E4]-([.$C$12]*(SQRT(([.$C$10]*[.$C$10])/([.$C$12]*[.$C$12])-SIN([.R$2])*SIN([.R$2]))-COS([.R$2])))/2)*([.$E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383451829617181">
            <text:p>3,83451829617181E-005</text:p>
          </table:table-cell>
          <table:table-cell table:formula="of:=(1/(SQRT(2*3.1415926535)*([.$C$12]*(SQRT(([.$C$10]*[.$C$10])/([.$C$12]*[.$C$12])-SIN([.S$2])*SIN([.S$2]))-COS([.S$2])))/6)) * EXP( -([.$E4]-([.$C$12]*(SQRT(([.$C$10]*[.$C$10])/([.$C$12]*[.$C$12])-SIN([.S$2])*SIN([.S$2]))-COS([.S$2])))/2)*([.$E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445647301402405">
            <text:p>4,45647301402405E-005</text:p>
          </table:table-cell>
          <table:table-cell table:formula="of:=(1/(SQRT(2*3.1415926535)*([.$C$12]*(SQRT(([.$C$10]*[.$C$10])/([.$C$12]*[.$C$12])-SIN([.T$2])*SIN([.T$2]))-COS([.T$2])))/6)) * EXP( -([.$E4]-([.$C$12]*(SQRT(([.$C$10]*[.$C$10])/([.$C$12]*[.$C$12])-SIN([.T$2])*SIN([.T$2]))-COS([.T$2])))/2)*([.$E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545346073313471">
            <text:p>5,45346073313471E-005</text:p>
          </table:table-cell>
          <table:table-cell table:formula="of:=(1/(SQRT(2*3.1415926535)*([.$C$12]*(SQRT(([.$C$10]*[.$C$10])/([.$C$12]*[.$C$12])-SIN([.U$2])*SIN([.U$2]))-COS([.U$2])))/6)) * EXP( -([.$E4]-([.$C$12]*(SQRT(([.$C$10]*[.$C$10])/([.$C$12]*[.$C$12])-SIN([.U$2])*SIN([.U$2]))-COS([.U$2])))/2)*([.$E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692415683384869">
            <text:p>6,92415683384869E-005</text:p>
          </table:table-cell>
          <table:table-cell table:formula="of:=(1/(SQRT(2*3.1415926535)*([.$C$12]*(SQRT(([.$C$10]*[.$C$10])/([.$C$12]*[.$C$12])-SIN([.V$2])*SIN([.V$2]))-COS([.V$2])))/6)) * EXP( -([.$E4]-([.$C$12]*(SQRT(([.$C$10]*[.$C$10])/([.$C$12]*[.$C$12])-SIN([.V$2])*SIN([.V$2]))-COS([.V$2])))/2)*([.$E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890828871400561">
            <text:p>8,90828871400561E-005</text:p>
          </table:table-cell>
          <table:table-cell table:formula="of:=(1/(SQRT(2*3.1415926535)*([.$C$12]*(SQRT(([.$C$10]*[.$C$10])/([.$C$12]*[.$C$12])-SIN([.W$2])*SIN([.W$2]))-COS([.W$2])))/6)) * EXP( -([.$E4]-([.$C$12]*(SQRT(([.$C$10]*[.$C$10])/([.$C$12]*[.$C$12])-SIN([.W$2])*SIN([.W$2]))-COS([.W$2])))/2)*([.$E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112767581672964">
            <text:p>0,0001127676</text:p>
          </table:table-cell>
          <table:table-cell table:formula="of:=(1/(SQRT(2*3.1415926535)*([.$C$12]*(SQRT(([.$C$10]*[.$C$10])/([.$C$12]*[.$C$12])-SIN([.X$2])*SIN([.X$2]))-COS([.X$2])))/6)) * EXP( -([.$E4]-([.$C$12]*(SQRT(([.$C$10]*[.$C$10])/([.$C$12]*[.$C$12])-SIN([.X$2])*SIN([.X$2]))-COS([.X$2])))/2)*([.$E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13648404370393">
            <text:p>0,000136484</text:p>
          </table:table-cell>
          <table:table-cell table:formula="of:=(1/(SQRT(2*3.1415926535)*([.$C$12]*(SQRT(([.$C$10]*[.$C$10])/([.$C$12]*[.$C$12])-SIN([.Y$2])*SIN([.Y$2]))-COS([.Y$2])))/6)) * EXP( -([.$E4]-([.$C$12]*(SQRT(([.$C$10]*[.$C$10])/([.$C$12]*[.$C$12])-SIN([.Y$2])*SIN([.Y$2]))-COS([.Y$2])))/2)*([.$E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154440744651938">
            <text:p>0,0001544407</text:p>
          </table:table-cell>
          <table:table-cell table:formula="of:=(1/(SQRT(2*3.1415926535)*([.$C$12]*(SQRT(([.$C$10]*[.$C$10])/([.$C$12]*[.$C$12])-SIN([.Z$2])*SIN([.Z$2]))-COS([.Z$2])))/6)) * EXP( -([.$E4]-([.$C$12]*(SQRT(([.$C$10]*[.$C$10])/([.$C$12]*[.$C$12])-SIN([.Z$2])*SIN([.Z$2]))-COS([.Z$2])))/2)*([.$E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161178581138793">
            <text:p>0,000161178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93.3333333333333">
            <text:p>93,3333333333</text:p>
          </table:table-cell>
          <table:table-cell table:formula="of:=(1/(SQRT(2*3.1415926535)*([.$C$12]*(SQRT(([.$C$10]*[.$C$10])/([.$C$12]*[.$C$12])-SIN([.F$2])*SIN([.F$2]))-COS([.F$2])))/6)) * EXP( -([.$E5]-([.$C$12]*(SQRT(([.$C$10]*[.$C$10])/([.$C$12]*[.$C$12])-SIN([.F$2])*SIN([.F$2]))-COS([.F$2])))/2)*([.$E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471465667165453">
            <text:p>0,0004714657</text:p>
          </table:table-cell>
          <table:table-cell table:formula="of:=(1/(SQRT(2*3.1415926535)*([.$C$12]*(SQRT(([.$C$10]*[.$C$10])/([.$C$12]*[.$C$12])-SIN([.G$2])*SIN([.G$2]))-COS([.G$2])))/6)) * EXP( -([.$E5]-([.$C$12]*(SQRT(([.$C$10]*[.$C$10])/([.$C$12]*[.$C$12])-SIN([.G$2])*SIN([.G$2]))-COS([.G$2])))/2)*([.$E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445184515632662">
            <text:p>0,0004451845</text:p>
          </table:table-cell>
          <table:table-cell table:formula="of:=(1/(SQRT(2*3.1415926535)*([.$C$12]*(SQRT(([.$C$10]*[.$C$10])/([.$C$12]*[.$C$12])-SIN([.H$2])*SIN([.H$2]))-COS([.H$2])))/6)) * EXP( -([.$E5]-([.$C$12]*(SQRT(([.$C$10]*[.$C$10])/([.$C$12]*[.$C$12])-SIN([.H$2])*SIN([.H$2]))-COS([.H$2])))/2)*([.$E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376918898229386">
            <text:p>0,0003769189</text:p>
          </table:table-cell>
          <table:table-cell table:formula="of:=(1/(SQRT(2*3.1415926535)*([.$C$12]*(SQRT(([.$C$10]*[.$C$10])/([.$C$12]*[.$C$12])-SIN([.I$2])*SIN([.I$2]))-COS([.I$2])))/6)) * EXP( -([.$E5]-([.$C$12]*(SQRT(([.$C$10]*[.$C$10])/([.$C$12]*[.$C$12])-SIN([.I$2])*SIN([.I$2]))-COS([.I$2])))/2)*([.$E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291212752040913">
            <text:p>0,0002912128</text:p>
          </table:table-cell>
          <table:table-cell table:formula="of:=(1/(SQRT(2*3.1415926535)*([.$C$12]*(SQRT(([.$C$10]*[.$C$10])/([.$C$12]*[.$C$12])-SIN([.J$2])*SIN([.J$2]))-COS([.J$2])))/6)) * EXP( -([.$E5]-([.$C$12]*(SQRT(([.$C$10]*[.$C$10])/([.$C$12]*[.$C$12])-SIN([.J$2])*SIN([.J$2]))-COS([.J$2])))/2)*([.$E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211619436077216">
            <text:p>0,0002116194</text:p>
          </table:table-cell>
          <table:table-cell table:formula="of:=(1/(SQRT(2*3.1415926535)*([.$C$12]*(SQRT(([.$C$10]*[.$C$10])/([.$C$12]*[.$C$12])-SIN([.K$2])*SIN([.K$2]))-COS([.K$2])))/6)) * EXP( -([.$E5]-([.$C$12]*(SQRT(([.$C$10]*[.$C$10])/([.$C$12]*[.$C$12])-SIN([.K$2])*SIN([.K$2]))-COS([.K$2])))/2)*([.$E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15052309385462">
            <text:p>0,0001505231</text:p>
          </table:table-cell>
          <table:table-cell table:formula="of:=(1/(SQRT(2*3.1415926535)*([.$C$12]*(SQRT(([.$C$10]*[.$C$10])/([.$C$12]*[.$C$12])-SIN([.L$2])*SIN([.L$2]))-COS([.L$2])))/6)) * EXP( -([.$E5]-([.$C$12]*(SQRT(([.$C$10]*[.$C$10])/([.$C$12]*[.$C$12])-SIN([.L$2])*SIN([.L$2]))-COS([.L$2])))/2)*([.$E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109186012037162">
            <text:p>0,000109186</text:p>
          </table:table-cell>
          <table:table-cell table:formula="of:=(1/(SQRT(2*3.1415926535)*([.$C$12]*(SQRT(([.$C$10]*[.$C$10])/([.$C$12]*[.$C$12])-SIN([.M$2])*SIN([.M$2]))-COS([.M$2])))/6)) * EXP( -([.$E5]-([.$C$12]*(SQRT(([.$C$10]*[.$C$10])/([.$C$12]*[.$C$12])-SIN([.M$2])*SIN([.M$2]))-COS([.M$2])))/2)*([.$E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834083489760394">
            <text:p>8,34083489760394E-005</text:p>
          </table:table-cell>
          <table:table-cell table:formula="of:=(1/(SQRT(2*3.1415926535)*([.$C$12]*(SQRT(([.$C$10]*[.$C$10])/([.$C$12]*[.$C$12])-SIN([.N$2])*SIN([.N$2]))-COS([.N$2])))/6)) * EXP( -([.$E5]-([.$C$12]*(SQRT(([.$C$10]*[.$C$10])/([.$C$12]*[.$C$12])-SIN([.N$2])*SIN([.N$2]))-COS([.N$2])))/2)*([.$E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683695738404688">
            <text:p>6,83695738404688E-005</text:p>
          </table:table-cell>
          <table:table-cell table:formula="of:=(1/(SQRT(2*3.1415926535)*([.$C$12]*(SQRT(([.$C$10]*[.$C$10])/([.$C$12]*[.$C$12])-SIN([.O$2])*SIN([.O$2]))-COS([.O$2])))/6)) * EXP( -([.$E5]-([.$C$12]*(SQRT(([.$C$10]*[.$C$10])/([.$C$12]*[.$C$12])-SIN([.O$2])*SIN([.O$2]))-COS([.O$2])))/2)*([.$E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60604402424519">
            <text:p>6,0604402424519E-005</text:p>
          </table:table-cell>
          <table:table-cell table:formula="of:=(1/(SQRT(2*3.1415926535)*([.$C$12]*(SQRT(([.$C$10]*[.$C$10])/([.$C$12]*[.$C$12])-SIN([.P$2])*SIN([.P$2]))-COS([.P$2])))/6)) * EXP( -([.$E5]-([.$C$12]*(SQRT(([.$C$10]*[.$C$10])/([.$C$12]*[.$C$12])-SIN([.P$2])*SIN([.P$2]))-COS([.P$2])))/2)*([.$E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58212725288056">
            <text:p>5,8212725288056E-005</text:p>
          </table:table-cell>
          <table:table-cell table:formula="of:=(1/(SQRT(2*3.1415926535)*([.$C$12]*(SQRT(([.$C$10]*[.$C$10])/([.$C$12]*[.$C$12])-SIN([.Q$2])*SIN([.Q$2]))-COS([.Q$2])))/6)) * EXP( -([.$E5]-([.$C$12]*(SQRT(([.$C$10]*[.$C$10])/([.$C$12]*[.$C$12])-SIN([.Q$2])*SIN([.Q$2]))-COS([.Q$2])))/2)*([.$E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606044024217298">
            <text:p>6,06044024217298E-005</text:p>
          </table:table-cell>
          <table:table-cell table:formula="of:=(1/(SQRT(2*3.1415926535)*([.$C$12]*(SQRT(([.$C$10]*[.$C$10])/([.$C$12]*[.$C$12])-SIN([.R$2])*SIN([.R$2]))-COS([.R$2])))/6)) * EXP( -([.$E5]-([.$C$12]*(SQRT(([.$C$10]*[.$C$10])/([.$C$12]*[.$C$12])-SIN([.R$2])*SIN([.R$2]))-COS([.R$2])))/2)*([.$E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683695738342024">
            <text:p>6,83695738342024E-005</text:p>
          </table:table-cell>
          <table:table-cell table:formula="of:=(1/(SQRT(2*3.1415926535)*([.$C$12]*(SQRT(([.$C$10]*[.$C$10])/([.$C$12]*[.$C$12])-SIN([.S$2])*SIN([.S$2]))-COS([.S$2])))/6)) * EXP( -([.$E5]-([.$C$12]*(SQRT(([.$C$10]*[.$C$10])/([.$C$12]*[.$C$12])-SIN([.S$2])*SIN([.S$2]))-COS([.S$2])))/2)*([.$E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83408348964782">
            <text:p>8,3408348964782E-005</text:p>
          </table:table-cell>
          <table:table-cell table:formula="of:=(1/(SQRT(2*3.1415926535)*([.$C$12]*(SQRT(([.$C$10]*[.$C$10])/([.$C$12]*[.$C$12])-SIN([.T$2])*SIN([.T$2]))-COS([.T$2])))/6)) * EXP( -([.$E5]-([.$C$12]*(SQRT(([.$C$10]*[.$C$10])/([.$C$12]*[.$C$12])-SIN([.T$2])*SIN([.T$2]))-COS([.T$2])))/2)*([.$E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109186012018473">
            <text:p>0,000109186</text:p>
          </table:table-cell>
          <table:table-cell table:formula="of:=(1/(SQRT(2*3.1415926535)*([.$C$12]*(SQRT(([.$C$10]*[.$C$10])/([.$C$12]*[.$C$12])-SIN([.U$2])*SIN([.U$2]))-COS([.U$2])))/6)) * EXP( -([.$E5]-([.$C$12]*(SQRT(([.$C$10]*[.$C$10])/([.$C$12]*[.$C$12])-SIN([.U$2])*SIN([.U$2]))-COS([.U$2])))/2)*([.$E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150523093825601">
            <text:p>0,0001505231</text:p>
          </table:table-cell>
          <table:table-cell table:formula="of:=(1/(SQRT(2*3.1415926535)*([.$C$12]*(SQRT(([.$C$10]*[.$C$10])/([.$C$12]*[.$C$12])-SIN([.V$2])*SIN([.V$2]))-COS([.V$2])))/6)) * EXP( -([.$E5]-([.$C$12]*(SQRT(([.$C$10]*[.$C$10])/([.$C$12]*[.$C$12])-SIN([.V$2])*SIN([.V$2]))-COS([.V$2])))/2)*([.$E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21161943603644">
            <text:p>0,0002116194</text:p>
          </table:table-cell>
          <table:table-cell table:formula="of:=(1/(SQRT(2*3.1415926535)*([.$C$12]*(SQRT(([.$C$10]*[.$C$10])/([.$C$12]*[.$C$12])-SIN([.W$2])*SIN([.W$2]))-COS([.W$2])))/6)) * EXP( -([.$E5]-([.$C$12]*(SQRT(([.$C$10]*[.$C$10])/([.$C$12]*[.$C$12])-SIN([.W$2])*SIN([.W$2]))-COS([.W$2])))/2)*([.$E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291212751991861">
            <text:p>0,0002912128</text:p>
          </table:table-cell>
          <table:table-cell table:formula="of:=(1/(SQRT(2*3.1415926535)*([.$C$12]*(SQRT(([.$C$10]*[.$C$10])/([.$C$12]*[.$C$12])-SIN([.X$2])*SIN([.X$2]))-COS([.X$2])))/6)) * EXP( -([.$E5]-([.$C$12]*(SQRT(([.$C$10]*[.$C$10])/([.$C$12]*[.$C$12])-SIN([.X$2])*SIN([.X$2]))-COS([.X$2])))/2)*([.$E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3769188981828">
            <text:p>0,0003769189</text:p>
          </table:table-cell>
          <table:table-cell table:formula="of:=(1/(SQRT(2*3.1415926535)*([.$C$12]*(SQRT(([.$C$10]*[.$C$10])/([.$C$12]*[.$C$12])-SIN([.Y$2])*SIN([.Y$2]))-COS([.Y$2])))/6)) * EXP( -([.$E5]-([.$C$12]*(SQRT(([.$C$10]*[.$C$10])/([.$C$12]*[.$C$12])-SIN([.Y$2])*SIN([.Y$2]))-COS([.Y$2])))/2)*([.$E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445184515603703">
            <text:p>0,0004451845</text:p>
          </table:table-cell>
          <table:table-cell table:formula="of:=(1/(SQRT(2*3.1415926535)*([.$C$12]*(SQRT(([.$C$10]*[.$C$10])/([.$C$12]*[.$C$12])-SIN([.Z$2])*SIN([.Z$2]))-COS([.Z$2])))/6)) * EXP( -([.$E5]-([.$C$12]*(SQRT(([.$C$10]*[.$C$10])/([.$C$12]*[.$C$12])-SIN([.Z$2])*SIN([.Z$2]))-COS([.Z$2])))/2)*([.$E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471465667165453">
            <text:p>0,0004714657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140">
            <text:p>140</text:p>
          </table:table-cell>
          <table:table-cell table:formula="of:=(1/(SQRT(2*3.1415926535)*([.$C$12]*(SQRT(([.$C$10]*[.$C$10])/([.$C$12]*[.$C$12])-SIN([.F$2])*SIN([.F$2]))-COS([.F$2])))/6)) * EXP( -([.$E6]-([.$C$12]*(SQRT(([.$C$10]*[.$C$10])/([.$C$12]*[.$C$12])-SIN([.F$2])*SIN([.F$2]))-COS([.F$2])))/2)*([.$E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110920834681041">
            <text:p>0,0011092083</text:p>
          </table:table-cell>
          <table:table-cell table:formula="of:=(1/(SQRT(2*3.1415926535)*([.$C$12]*(SQRT(([.$C$10]*[.$C$10])/([.$C$12]*[.$C$12])-SIN([.G$2])*SIN([.G$2]))-COS([.G$2])))/6)) * EXP( -([.$E6]-([.$C$12]*(SQRT(([.$C$10]*[.$C$10])/([.$C$12]*[.$C$12])-SIN([.G$2])*SIN([.G$2]))-COS([.G$2])))/2)*([.$E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04084013910125">
            <text:p>0,0010408401</text:p>
          </table:table-cell>
          <table:table-cell table:formula="of:=(1/(SQRT(2*3.1415926535)*([.$C$12]*(SQRT(([.$C$10]*[.$C$10])/([.$C$12]*[.$C$12])-SIN([.H$2])*SIN([.H$2]))-COS([.H$2])))/6)) * EXP( -([.$E6]-([.$C$12]*(SQRT(([.$C$10]*[.$C$10])/([.$C$12]*[.$C$12])-SIN([.H$2])*SIN([.H$2]))-COS([.H$2])))/2)*([.$E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863808301486">
            <text:p>0,0008638083</text:p>
          </table:table-cell>
          <table:table-cell table:formula="of:=(1/(SQRT(2*3.1415926535)*([.$C$12]*(SQRT(([.$C$10]*[.$C$10])/([.$C$12]*[.$C$12])-SIN([.I$2])*SIN([.I$2]))-COS([.I$2])))/6)) * EXP( -([.$E6]-([.$C$12]*(SQRT(([.$C$10]*[.$C$10])/([.$C$12]*[.$C$12])-SIN([.I$2])*SIN([.I$2]))-COS([.I$2])))/2)*([.$E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644017316250034">
            <text:p>0,0006440173</text:p>
          </table:table-cell>
          <table:table-cell table:formula="of:=(1/(SQRT(2*3.1415926535)*([.$C$12]*(SQRT(([.$C$10]*[.$C$10])/([.$C$12]*[.$C$12])-SIN([.J$2])*SIN([.J$2]))-COS([.J$2])))/6)) * EXP( -([.$E6]-([.$C$12]*(SQRT(([.$C$10]*[.$C$10])/([.$C$12]*[.$C$12])-SIN([.J$2])*SIN([.J$2]))-COS([.J$2])))/2)*([.$E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444913702820917">
            <text:p>0,0004449137</text:p>
          </table:table-cell>
          <table:table-cell table:formula="of:=(1/(SQRT(2*3.1415926535)*([.$C$12]*(SQRT(([.$C$10]*[.$C$10])/([.$C$12]*[.$C$12])-SIN([.K$2])*SIN([.K$2]))-COS([.K$2])))/6)) * EXP( -([.$E6]-([.$C$12]*(SQRT(([.$C$10]*[.$C$10])/([.$C$12]*[.$C$12])-SIN([.K$2])*SIN([.K$2]))-COS([.K$2])))/2)*([.$E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298061048309286">
            <text:p>0,000298061</text:p>
          </table:table-cell>
          <table:table-cell table:formula="of:=(1/(SQRT(2*3.1415926535)*([.$C$12]*(SQRT(([.$C$10]*[.$C$10])/([.$C$12]*[.$C$12])-SIN([.L$2])*SIN([.L$2]))-COS([.L$2])))/6)) * EXP( -([.$E6]-([.$C$12]*(SQRT(([.$C$10]*[.$C$10])/([.$C$12]*[.$C$12])-SIN([.L$2])*SIN([.L$2]))-COS([.L$2])))/2)*([.$E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203556734024076">
            <text:p>0,0002035567</text:p>
          </table:table-cell>
          <table:table-cell table:formula="of:=(1/(SQRT(2*3.1415926535)*([.$C$12]*(SQRT(([.$C$10]*[.$C$10])/([.$C$12]*[.$C$12])-SIN([.M$2])*SIN([.M$2]))-COS([.M$2])))/6)) * EXP( -([.$E6]-([.$C$12]*(SQRT(([.$C$10]*[.$C$10])/([.$C$12]*[.$C$12])-SIN([.M$2])*SIN([.M$2]))-COS([.M$2])))/2)*([.$E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47580358103046">
            <text:p>0,0001475804</text:p>
          </table:table-cell>
          <table:table-cell table:formula="of:=(1/(SQRT(2*3.1415926535)*([.$C$12]*(SQRT(([.$C$10]*[.$C$10])/([.$C$12]*[.$C$12])-SIN([.N$2])*SIN([.N$2]))-COS([.N$2])))/6)) * EXP( -([.$E6]-([.$C$12]*(SQRT(([.$C$10]*[.$C$10])/([.$C$12]*[.$C$12])-SIN([.N$2])*SIN([.N$2]))-COS([.N$2])))/2)*([.$E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16340226959344">
            <text:p>0,0001163402</text:p>
          </table:table-cell>
          <table:table-cell table:formula="of:=(1/(SQRT(2*3.1415926535)*([.$C$12]*(SQRT(([.$C$10]*[.$C$10])/([.$C$12]*[.$C$12])-SIN([.O$2])*SIN([.O$2]))-COS([.O$2])))/6)) * EXP( -([.$E6]-([.$C$12]*(SQRT(([.$C$10]*[.$C$10])/([.$C$12]*[.$C$12])-SIN([.O$2])*SIN([.O$2]))-COS([.O$2])))/2)*([.$E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00712231456161">
            <text:p>0,0001007122</text:p>
          </table:table-cell>
          <table:table-cell table:formula="of:=(1/(SQRT(2*3.1415926535)*([.$C$12]*(SQRT(([.$C$10]*[.$C$10])/([.$C$12]*[.$C$12])-SIN([.P$2])*SIN([.P$2]))-COS([.P$2])))/6)) * EXP( -([.$E6]-([.$C$12]*(SQRT(([.$C$10]*[.$C$10])/([.$C$12]*[.$C$12])-SIN([.P$2])*SIN([.P$2]))-COS([.P$2])))/2)*([.$E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959765584078412">
            <text:p>9,59765584078412E-005</text:p>
          </table:table-cell>
          <table:table-cell table:formula="of:=(1/(SQRT(2*3.1415926535)*([.$C$12]*(SQRT(([.$C$10]*[.$C$10])/([.$C$12]*[.$C$12])-SIN([.Q$2])*SIN([.Q$2]))-COS([.Q$2])))/6)) * EXP( -([.$E6]-([.$C$12]*(SQRT(([.$C$10]*[.$C$10])/([.$C$12]*[.$C$12])-SIN([.Q$2])*SIN([.Q$2]))-COS([.Q$2])))/2)*([.$E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00712231450616">
            <text:p>0,0001007122</text:p>
          </table:table-cell>
          <table:table-cell table:formula="of:=(1/(SQRT(2*3.1415926535)*([.$C$12]*(SQRT(([.$C$10]*[.$C$10])/([.$C$12]*[.$C$12])-SIN([.R$2])*SIN([.R$2]))-COS([.R$2])))/6)) * EXP( -([.$E6]-([.$C$12]*(SQRT(([.$C$10]*[.$C$10])/([.$C$12]*[.$C$12])-SIN([.R$2])*SIN([.R$2]))-COS([.R$2])))/2)*([.$E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16340226946584">
            <text:p>0,0001163402</text:p>
          </table:table-cell>
          <table:table-cell table:formula="of:=(1/(SQRT(2*3.1415926535)*([.$C$12]*(SQRT(([.$C$10]*[.$C$10])/([.$C$12]*[.$C$12])-SIN([.S$2])*SIN([.S$2]))-COS([.S$2])))/6)) * EXP( -([.$E6]-([.$C$12]*(SQRT(([.$C$10]*[.$C$10])/([.$C$12]*[.$C$12])-SIN([.S$2])*SIN([.S$2]))-COS([.S$2])))/2)*([.$E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47580358079228">
            <text:p>0,0001475804</text:p>
          </table:table-cell>
          <table:table-cell table:formula="of:=(1/(SQRT(2*3.1415926535)*([.$C$12]*(SQRT(([.$C$10]*[.$C$10])/([.$C$12]*[.$C$12])-SIN([.T$2])*SIN([.T$2]))-COS([.T$2])))/6)) * EXP( -([.$E6]-([.$C$12]*(SQRT(([.$C$10]*[.$C$10])/([.$C$12]*[.$C$12])-SIN([.T$2])*SIN([.T$2]))-COS([.T$2])))/2)*([.$E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203556733982547">
            <text:p>0,0002035567</text:p>
          </table:table-cell>
          <table:table-cell table:formula="of:=(1/(SQRT(2*3.1415926535)*([.$C$12]*(SQRT(([.$C$10]*[.$C$10])/([.$C$12]*[.$C$12])-SIN([.U$2])*SIN([.U$2]))-COS([.U$2])))/6)) * EXP( -([.$E6]-([.$C$12]*(SQRT(([.$C$10]*[.$C$10])/([.$C$12]*[.$C$12])-SIN([.U$2])*SIN([.U$2]))-COS([.U$2])))/2)*([.$E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298061048241314">
            <text:p>0,000298061</text:p>
          </table:table-cell>
          <table:table-cell table:formula="of:=(1/(SQRT(2*3.1415926535)*([.$C$12]*(SQRT(([.$C$10]*[.$C$10])/([.$C$12]*[.$C$12])-SIN([.V$2])*SIN([.V$2]))-COS([.V$2])))/6)) * EXP( -([.$E6]-([.$C$12]*(SQRT(([.$C$10]*[.$C$10])/([.$C$12]*[.$C$12])-SIN([.V$2])*SIN([.V$2]))-COS([.V$2])))/2)*([.$E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444913702720801">
            <text:p>0,0004449137</text:p>
          </table:table-cell>
          <table:table-cell table:formula="of:=(1/(SQRT(2*3.1415926535)*([.$C$12]*(SQRT(([.$C$10]*[.$C$10])/([.$C$12]*[.$C$12])-SIN([.W$2])*SIN([.W$2]))-COS([.W$2])))/6)) * EXP( -([.$E6]-([.$C$12]*(SQRT(([.$C$10]*[.$C$10])/([.$C$12]*[.$C$12])-SIN([.W$2])*SIN([.W$2]))-COS([.W$2])))/2)*([.$E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644017316125494">
            <text:p>0,0006440173</text:p>
          </table:table-cell>
          <table:table-cell table:formula="of:=(1/(SQRT(2*3.1415926535)*([.$C$12]*(SQRT(([.$C$10]*[.$C$10])/([.$C$12]*[.$C$12])-SIN([.X$2])*SIN([.X$2]))-COS([.X$2])))/6)) * EXP( -([.$E6]-([.$C$12]*(SQRT(([.$C$10]*[.$C$10])/([.$C$12]*[.$C$12])-SIN([.X$2])*SIN([.X$2]))-COS([.X$2])))/2)*([.$E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863808301365611">
            <text:p>0,0008638083</text:p>
          </table:table-cell>
          <table:table-cell table:formula="of:=(1/(SQRT(2*3.1415926535)*([.$C$12]*(SQRT(([.$C$10]*[.$C$10])/([.$C$12]*[.$C$12])-SIN([.Y$2])*SIN([.Y$2]))-COS([.Y$2])))/6)) * EXP( -([.$E6]-([.$C$12]*(SQRT(([.$C$10]*[.$C$10])/([.$C$12]*[.$C$12])-SIN([.Y$2])*SIN([.Y$2]))-COS([.Y$2])))/2)*([.$E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04084013902595">
            <text:p>0,0010408401</text:p>
          </table:table-cell>
          <table:table-cell table:formula="of:=(1/(SQRT(2*3.1415926535)*([.$C$12]*(SQRT(([.$C$10]*[.$C$10])/([.$C$12]*[.$C$12])-SIN([.Z$2])*SIN([.Z$2]))-COS([.Z$2])))/6)) * EXP( -([.$E6]-([.$C$12]*(SQRT(([.$C$10]*[.$C$10])/([.$C$12]*[.$C$12])-SIN([.Z$2])*SIN([.Z$2]))-COS([.Z$2])))/2)*([.$E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110920834681041">
            <text:p>0,0011092083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table:formula="of:=([.C10]+[.C12])/30" office:value-type="float" office:value="46.6666666666667">
            <text:p>46,6666666667</text:p>
          </table:table-cell>
          <table:table-cell table:style-name="Default"/>
          <table:table-cell table:style-name="ce1" table:formula="of:=[.E6]+[.C$7]" office:value-type="float" office:value="186.666666666667">
            <text:p>186,6666666667</text:p>
          </table:table-cell>
          <table:table-cell table:formula="of:=(1/(SQRT(2*3.1415926535)*([.$C$12]*(SQRT(([.$C$10]*[.$C$10])/([.$C$12]*[.$C$12])-SIN([.F$2])*SIN([.F$2]))-COS([.F$2])))/6)) * EXP( -([.$E7]-([.$C$12]*(SQRT(([.$C$10]*[.$C$10])/([.$C$12]*[.$C$12])-SIN([.F$2])*SIN([.F$2]))-COS([.F$2])))/2)*([.$E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209892296127724">
            <text:p>0,002098923</text:p>
          </table:table-cell>
          <table:table-cell table:formula="of:=(1/(SQRT(2*3.1415926535)*([.$C$12]*(SQRT(([.$C$10]*[.$C$10])/([.$C$12]*[.$C$12])-SIN([.G$2])*SIN([.G$2]))-COS([.G$2])))/6)) * EXP( -([.$E7]-([.$C$12]*(SQRT(([.$C$10]*[.$C$10])/([.$C$12]*[.$C$12])-SIN([.G$2])*SIN([.G$2]))-COS([.G$2])))/2)*([.$E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97375767678296">
            <text:p>0,0019737577</text:p>
          </table:table-cell>
          <table:table-cell table:formula="of:=(1/(SQRT(2*3.1415926535)*([.$C$12]*(SQRT(([.$C$10]*[.$C$10])/([.$C$12]*[.$C$12])-SIN([.H$2])*SIN([.H$2]))-COS([.H$2])))/6)) * EXP( -([.$E7]-([.$C$12]*(SQRT(([.$C$10]*[.$C$10])/([.$C$12]*[.$C$12])-SIN([.H$2])*SIN([.H$2]))-COS([.H$2])))/2)*([.$E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164282106385742">
            <text:p>0,0016428211</text:p>
          </table:table-cell>
          <table:table-cell table:formula="of:=(1/(SQRT(2*3.1415926535)*([.$C$12]*(SQRT(([.$C$10]*[.$C$10])/([.$C$12]*[.$C$12])-SIN([.I$2])*SIN([.I$2]))-COS([.I$2])))/6)) * EXP( -([.$E7]-([.$C$12]*(SQRT(([.$C$10]*[.$C$10])/([.$C$12]*[.$C$12])-SIN([.I$2])*SIN([.I$2]))-COS([.I$2])))/2)*([.$E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21967953161427">
            <text:p>0,0012196795</text:p>
          </table:table-cell>
          <table:table-cell table:formula="of:=(1/(SQRT(2*3.1415926535)*([.$C$12]*(SQRT(([.$C$10]*[.$C$10])/([.$C$12]*[.$C$12])-SIN([.J$2])*SIN([.J$2]))-COS([.J$2])))/6)) * EXP( -([.$E7]-([.$C$12]*(SQRT(([.$C$10]*[.$C$10])/([.$C$12]*[.$C$12])-SIN([.J$2])*SIN([.J$2]))-COS([.J$2])))/2)*([.$E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82785632429471">
            <text:p>0,0008278563</text:p>
          </table:table-cell>
          <table:table-cell table:formula="of:=(1/(SQRT(2*3.1415926535)*([.$C$12]*(SQRT(([.$C$10]*[.$C$10])/([.$C$12]*[.$C$12])-SIN([.K$2])*SIN([.K$2]))-COS([.K$2])))/6)) * EXP( -([.$E7]-([.$C$12]*(SQRT(([.$C$10]*[.$C$10])/([.$C$12]*[.$C$12])-SIN([.K$2])*SIN([.K$2]))-COS([.K$2])))/2)*([.$E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537617208175874">
            <text:p>0,0005376172</text:p>
          </table:table-cell>
          <table:table-cell table:formula="of:=(1/(SQRT(2*3.1415926535)*([.$C$12]*(SQRT(([.$C$10]*[.$C$10])/([.$C$12]*[.$C$12])-SIN([.L$2])*SIN([.L$2]))-COS([.L$2])))/6)) * EXP( -([.$E7]-([.$C$12]*(SQRT(([.$C$10]*[.$C$10])/([.$C$12]*[.$C$12])-SIN([.L$2])*SIN([.L$2]))-COS([.L$2])))/2)*([.$E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353368311537136">
            <text:p>0,0003533683</text:p>
          </table:table-cell>
          <table:table-cell table:formula="of:=(1/(SQRT(2*3.1415926535)*([.$C$12]*(SQRT(([.$C$10]*[.$C$10])/([.$C$12]*[.$C$12])-SIN([.M$2])*SIN([.M$2]))-COS([.M$2])))/6)) * EXP( -([.$E7]-([.$C$12]*(SQRT(([.$C$10]*[.$C$10])/([.$C$12]*[.$C$12])-SIN([.M$2])*SIN([.M$2]))-COS([.M$2])))/2)*([.$E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246858671001768">
            <text:p>0,0002468587</text:p>
          </table:table-cell>
          <table:table-cell table:formula="of:=(1/(SQRT(2*3.1415926535)*([.$C$12]*(SQRT(([.$C$10]*[.$C$10])/([.$C$12]*[.$C$12])-SIN([.N$2])*SIN([.N$2]))-COS([.N$2])))/6)) * EXP( -([.$E7]-([.$C$12]*(SQRT(([.$C$10]*[.$C$10])/([.$C$12]*[.$C$12])-SIN([.N$2])*SIN([.N$2]))-COS([.N$2])))/2)*([.$E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88934781551708">
            <text:p>0,0001889348</text:p>
          </table:table-cell>
          <table:table-cell table:formula="of:=(1/(SQRT(2*3.1415926535)*([.$C$12]*(SQRT(([.$C$10]*[.$C$10])/([.$C$12]*[.$C$12])-SIN([.O$2])*SIN([.O$2]))-COS([.O$2])))/6)) * EXP( -([.$E7]-([.$C$12]*(SQRT(([.$C$10]*[.$C$10])/([.$C$12]*[.$C$12])-SIN([.O$2])*SIN([.O$2]))-COS([.O$2])))/2)*([.$E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60543253063778">
            <text:p>0,0001605433</text:p>
          </table:table-cell>
          <table:table-cell table:formula="of:=(1/(SQRT(2*3.1415926535)*([.$C$12]*(SQRT(([.$C$10]*[.$C$10])/([.$C$12]*[.$C$12])-SIN([.P$2])*SIN([.P$2]))-COS([.P$2])))/6)) * EXP( -([.$E7]-([.$C$12]*(SQRT(([.$C$10]*[.$C$10])/([.$C$12]*[.$C$12])-SIN([.P$2])*SIN([.P$2]))-COS([.P$2])))/2)*([.$E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152033969343165">
            <text:p>0,000152034</text:p>
          </table:table-cell>
          <table:table-cell table:formula="of:=(1/(SQRT(2*3.1415926535)*([.$C$12]*(SQRT(([.$C$10]*[.$C$10])/([.$C$12]*[.$C$12])-SIN([.Q$2])*SIN([.Q$2]))-COS([.Q$2])))/6)) * EXP( -([.$E7]-([.$C$12]*(SQRT(([.$C$10]*[.$C$10])/([.$C$12]*[.$C$12])-SIN([.Q$2])*SIN([.Q$2]))-COS([.Q$2])))/2)*([.$E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60543253053787">
            <text:p>0,0001605433</text:p>
          </table:table-cell>
          <table:table-cell table:formula="of:=(1/(SQRT(2*3.1415926535)*([.$C$12]*(SQRT(([.$C$10]*[.$C$10])/([.$C$12]*[.$C$12])-SIN([.R$2])*SIN([.R$2]))-COS([.R$2])))/6)) * EXP( -([.$E7]-([.$C$12]*(SQRT(([.$C$10]*[.$C$10])/([.$C$12]*[.$C$12])-SIN([.R$2])*SIN([.R$2]))-COS([.R$2])))/2)*([.$E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88934781528349">
            <text:p>0,0001889348</text:p>
          </table:table-cell>
          <table:table-cell table:formula="of:=(1/(SQRT(2*3.1415926535)*([.$C$12]*(SQRT(([.$C$10]*[.$C$10])/([.$C$12]*[.$C$12])-SIN([.S$2])*SIN([.S$2]))-COS([.S$2])))/6)) * EXP( -([.$E7]-([.$C$12]*(SQRT(([.$C$10]*[.$C$10])/([.$C$12]*[.$C$12])-SIN([.S$2])*SIN([.S$2]))-COS([.S$2])))/2)*([.$E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24685867095711">
            <text:p>0,0002468587</text:p>
          </table:table-cell>
          <table:table-cell table:formula="of:=(1/(SQRT(2*3.1415926535)*([.$C$12]*(SQRT(([.$C$10]*[.$C$10])/([.$C$12]*[.$C$12])-SIN([.T$2])*SIN([.T$2]))-COS([.T$2])))/6)) * EXP( -([.$E7]-([.$C$12]*(SQRT(([.$C$10]*[.$C$10])/([.$C$12]*[.$C$12])-SIN([.T$2])*SIN([.T$2]))-COS([.T$2])))/2)*([.$E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353368311457162">
            <text:p>0,0003533683</text:p>
          </table:table-cell>
          <table:table-cell table:formula="of:=(1/(SQRT(2*3.1415926535)*([.$C$12]*(SQRT(([.$C$10]*[.$C$10])/([.$C$12]*[.$C$12])-SIN([.U$2])*SIN([.U$2]))-COS([.U$2])))/6)) * EXP( -([.$E7]-([.$C$12]*(SQRT(([.$C$10]*[.$C$10])/([.$C$12]*[.$C$12])-SIN([.U$2])*SIN([.U$2]))-COS([.U$2])))/2)*([.$E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537617208042183">
            <text:p>0,0005376172</text:p>
          </table:table-cell>
          <table:table-cell table:formula="of:=(1/(SQRT(2*3.1415926535)*([.$C$12]*(SQRT(([.$C$10]*[.$C$10])/([.$C$12]*[.$C$12])-SIN([.V$2])*SIN([.V$2]))-COS([.V$2])))/6)) * EXP( -([.$E7]-([.$C$12]*(SQRT(([.$C$10]*[.$C$10])/([.$C$12]*[.$C$12])-SIN([.V$2])*SIN([.V$2]))-COS([.V$2])))/2)*([.$E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827856324096588">
            <text:p>0,0008278563</text:p>
          </table:table-cell>
          <table:table-cell table:formula="of:=(1/(SQRT(2*3.1415926535)*([.$C$12]*(SQRT(([.$C$10]*[.$C$10])/([.$C$12]*[.$C$12])-SIN([.W$2])*SIN([.W$2]))-COS([.W$2])))/6)) * EXP( -([.$E7]-([.$C$12]*(SQRT(([.$C$10]*[.$C$10])/([.$C$12]*[.$C$12])-SIN([.W$2])*SIN([.W$2]))-COS([.W$2])))/2)*([.$E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21967953137122">
            <text:p>0,0012196795</text:p>
          </table:table-cell>
          <table:table-cell table:formula="of:=(1/(SQRT(2*3.1415926535)*([.$C$12]*(SQRT(([.$C$10]*[.$C$10])/([.$C$12]*[.$C$12])-SIN([.X$2])*SIN([.X$2]))-COS([.X$2])))/6)) * EXP( -([.$E7]-([.$C$12]*(SQRT(([.$C$10]*[.$C$10])/([.$C$12]*[.$C$12])-SIN([.X$2])*SIN([.X$2]))-COS([.X$2])))/2)*([.$E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164282106362917">
            <text:p>0,0016428211</text:p>
          </table:table-cell>
          <table:table-cell table:formula="of:=(1/(SQRT(2*3.1415926535)*([.$C$12]*(SQRT(([.$C$10]*[.$C$10])/([.$C$12]*[.$C$12])-SIN([.Y$2])*SIN([.Y$2]))-COS([.Y$2])))/6)) * EXP( -([.$E7]-([.$C$12]*(SQRT(([.$C$10]*[.$C$10])/([.$C$12]*[.$C$12])-SIN([.Y$2])*SIN([.Y$2]))-COS([.Y$2])))/2)*([.$E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97375767664428">
            <text:p>0,0019737577</text:p>
          </table:table-cell>
          <table:table-cell table:formula="of:=(1/(SQRT(2*3.1415926535)*([.$C$12]*(SQRT(([.$C$10]*[.$C$10])/([.$C$12]*[.$C$12])-SIN([.Z$2])*SIN([.Z$2]))-COS([.Z$2])))/6)) * EXP( -([.$E7]-([.$C$12]*(SQRT(([.$C$10]*[.$C$10])/([.$C$12]*[.$C$12])-SIN([.Z$2])*SIN([.Z$2]))-COS([.Z$2])))/2)*([.$E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209892296127724">
            <text:p>0,0020989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233.333333333333">
            <text:p>233,3333333333</text:p>
          </table:table-cell>
          <table:table-cell table:formula="of:=(1/(SQRT(2*3.1415926535)*([.$C$12]*(SQRT(([.$C$10]*[.$C$10])/([.$C$12]*[.$C$12])-SIN([.F$2])*SIN([.F$2]))-COS([.F$2])))/6)) * EXP( -([.$E8]-([.$C$12]*(SQRT(([.$C$10]*[.$C$10])/([.$C$12]*[.$C$12])-SIN([.F$2])*SIN([.F$2]))-COS([.F$2])))/2)*([.$E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19448005526917">
            <text:p>0,0031944801</text:p>
          </table:table-cell>
          <table:table-cell table:formula="of:=(1/(SQRT(2*3.1415926535)*([.$C$12]*(SQRT(([.$C$10]*[.$C$10])/([.$C$12]*[.$C$12])-SIN([.G$2])*SIN([.G$2]))-COS([.G$2])))/6)) * EXP( -([.$E8]-([.$C$12]*(SQRT(([.$C$10]*[.$C$10])/([.$C$12]*[.$C$12])-SIN([.G$2])*SIN([.G$2]))-COS([.G$2])))/2)*([.$E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03577409464886">
            <text:p>0,0030357741</text:p>
          </table:table-cell>
          <table:table-cell table:formula="of:=(1/(SQRT(2*3.1415926535)*([.$C$12]*(SQRT(([.$C$10]*[.$C$10])/([.$C$12]*[.$C$12])-SIN([.H$2])*SIN([.H$2]))-COS([.H$2])))/6)) * EXP( -([.$E8]-([.$C$12]*(SQRT(([.$C$10]*[.$C$10])/([.$C$12]*[.$C$12])-SIN([.H$2])*SIN([.H$2]))-COS([.H$2])))/2)*([.$E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259278544788005">
            <text:p>0,0025927854</text:p>
          </table:table-cell>
          <table:table-cell table:formula="of:=(1/(SQRT(2*3.1415926535)*([.$C$12]*(SQRT(([.$C$10]*[.$C$10])/([.$C$12]*[.$C$12])-SIN([.I$2])*SIN([.I$2]))-COS([.I$2])))/6)) * EXP( -([.$E8]-([.$C$12]*(SQRT(([.$C$10]*[.$C$10])/([.$C$12]*[.$C$12])-SIN([.I$2])*SIN([.I$2]))-COS([.I$2])))/2)*([.$E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97813060015923">
            <text:p>0,0019781306</text:p>
          </table:table-cell>
          <table:table-cell table:formula="of:=(1/(SQRT(2*3.1415926535)*([.$C$12]*(SQRT(([.$C$10]*[.$C$10])/([.$C$12]*[.$C$12])-SIN([.J$2])*SIN([.J$2]))-COS([.J$2])))/6)) * EXP( -([.$E8]-([.$C$12]*(SQRT(([.$C$10]*[.$C$10])/([.$C$12]*[.$C$12])-SIN([.J$2])*SIN([.J$2]))-COS([.J$2])))/2)*([.$E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36330529095335">
            <text:p>0,0013633053</text:p>
          </table:table-cell>
          <table:table-cell table:formula="of:=(1/(SQRT(2*3.1415926535)*([.$C$12]*(SQRT(([.$C$10]*[.$C$10])/([.$C$12]*[.$C$12])-SIN([.K$2])*SIN([.K$2]))-COS([.K$2])))/6)) * EXP( -([.$E8]-([.$C$12]*(SQRT(([.$C$10]*[.$C$10])/([.$C$12]*[.$C$12])-SIN([.K$2])*SIN([.K$2]))-COS([.K$2])))/2)*([.$E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88329738825708">
            <text:p>0,0008832974</text:p>
          </table:table-cell>
          <table:table-cell table:formula="of:=(1/(SQRT(2*3.1415926535)*([.$C$12]*(SQRT(([.$C$10]*[.$C$10])/([.$C$12]*[.$C$12])-SIN([.L$2])*SIN([.L$2]))-COS([.L$2])))/6)) * EXP( -([.$E8]-([.$C$12]*(SQRT(([.$C$10]*[.$C$10])/([.$C$12]*[.$C$12])-SIN([.L$2])*SIN([.L$2]))-COS([.L$2])))/2)*([.$E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571206821679561">
            <text:p>0,0005712068</text:p>
          </table:table-cell>
          <table:table-cell table:formula="of:=(1/(SQRT(2*3.1415926535)*([.$C$12]*(SQRT(([.$C$10]*[.$C$10])/([.$C$12]*[.$C$12])-SIN([.M$2])*SIN([.M$2]))-COS([.M$2])))/6)) * EXP( -([.$E8]-([.$C$12]*(SQRT(([.$C$10]*[.$C$10])/([.$C$12]*[.$C$12])-SIN([.M$2])*SIN([.M$2]))-COS([.M$2])))/2)*([.$E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390363321740631">
            <text:p>0,0003903633</text:p>
          </table:table-cell>
          <table:table-cell table:formula="of:=(1/(SQRT(2*3.1415926535)*([.$C$12]*(SQRT(([.$C$10]*[.$C$10])/([.$C$12]*[.$C$12])-SIN([.N$2])*SIN([.N$2]))-COS([.N$2])))/6)) * EXP( -([.$E8]-([.$C$12]*(SQRT(([.$C$10]*[.$C$10])/([.$C$12]*[.$C$12])-SIN([.N$2])*SIN([.N$2]))-COS([.N$2])))/2)*([.$E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292825504523038">
            <text:p>0,0002928255</text:p>
          </table:table-cell>
          <table:table-cell table:formula="of:=(1/(SQRT(2*3.1415926535)*([.$C$12]*(SQRT(([.$C$10]*[.$C$10])/([.$C$12]*[.$C$12])-SIN([.O$2])*SIN([.O$2]))-COS([.O$2])))/6)) * EXP( -([.$E8]-([.$C$12]*(SQRT(([.$C$10]*[.$C$10])/([.$C$12]*[.$C$12])-SIN([.O$2])*SIN([.O$2]))-COS([.O$2])))/2)*([.$E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245489936613007">
            <text:p>0,0002454899</text:p>
          </table:table-cell>
          <table:table-cell table:formula="of:=(1/(SQRT(2*3.1415926535)*([.$C$12]*(SQRT(([.$C$10]*[.$C$10])/([.$C$12]*[.$C$12])-SIN([.P$2])*SIN([.P$2]))-COS([.P$2])))/6)) * EXP( -([.$E8]-([.$C$12]*(SQRT(([.$C$10]*[.$C$10])/([.$C$12]*[.$C$12])-SIN([.P$2])*SIN([.P$2]))-COS([.P$2])))/2)*([.$E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231389856488398">
            <text:p>0,0002313899</text:p>
          </table:table-cell>
          <table:table-cell table:formula="of:=(1/(SQRT(2*3.1415926535)*([.$C$12]*(SQRT(([.$C$10]*[.$C$10])/([.$C$12]*[.$C$12])-SIN([.Q$2])*SIN([.Q$2]))-COS([.Q$2])))/6)) * EXP( -([.$E8]-([.$C$12]*(SQRT(([.$C$10]*[.$C$10])/([.$C$12]*[.$C$12])-SIN([.Q$2])*SIN([.Q$2]))-COS([.Q$2])))/2)*([.$E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245489936596425">
            <text:p>0,0002454899</text:p>
          </table:table-cell>
          <table:table-cell table:formula="of:=(1/(SQRT(2*3.1415926535)*([.$C$12]*(SQRT(([.$C$10]*[.$C$10])/([.$C$12]*[.$C$12])-SIN([.R$2])*SIN([.R$2]))-COS([.R$2])))/6)) * EXP( -([.$E8]-([.$C$12]*(SQRT(([.$C$10]*[.$C$10])/([.$C$12]*[.$C$12])-SIN([.R$2])*SIN([.R$2]))-COS([.R$2])))/2)*([.$E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292825504483933">
            <text:p>0,0002928255</text:p>
          </table:table-cell>
          <table:table-cell table:formula="of:=(1/(SQRT(2*3.1415926535)*([.$C$12]*(SQRT(([.$C$10]*[.$C$10])/([.$C$12]*[.$C$12])-SIN([.S$2])*SIN([.S$2]))-COS([.S$2])))/6)) * EXP( -([.$E8]-([.$C$12]*(SQRT(([.$C$10]*[.$C$10])/([.$C$12]*[.$C$12])-SIN([.S$2])*SIN([.S$2]))-COS([.S$2])))/2)*([.$E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390363321665086">
            <text:p>0,0003903633</text:p>
          </table:table-cell>
          <table:table-cell table:formula="of:=(1/(SQRT(2*3.1415926535)*([.$C$12]*(SQRT(([.$C$10]*[.$C$10])/([.$C$12]*[.$C$12])-SIN([.T$2])*SIN([.T$2]))-COS([.T$2])))/6)) * EXP( -([.$E8]-([.$C$12]*(SQRT(([.$C$10]*[.$C$10])/([.$C$12]*[.$C$12])-SIN([.T$2])*SIN([.T$2]))-COS([.T$2])))/2)*([.$E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571206821543565">
            <text:p>0,0005712068</text:p>
          </table:table-cell>
          <table:table-cell table:formula="of:=(1/(SQRT(2*3.1415926535)*([.$C$12]*(SQRT(([.$C$10]*[.$C$10])/([.$C$12]*[.$C$12])-SIN([.U$2])*SIN([.U$2]))-COS([.U$2])))/6)) * EXP( -([.$E8]-([.$C$12]*(SQRT(([.$C$10]*[.$C$10])/([.$C$12]*[.$C$12])-SIN([.U$2])*SIN([.U$2]))-COS([.U$2])))/2)*([.$E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883297388032131">
            <text:p>0,0008832974</text:p>
          </table:table-cell>
          <table:table-cell table:formula="of:=(1/(SQRT(2*3.1415926535)*([.$C$12]*(SQRT(([.$C$10]*[.$C$10])/([.$C$12]*[.$C$12])-SIN([.V$2])*SIN([.V$2]))-COS([.V$2])))/6)) * EXP( -([.$E8]-([.$C$12]*(SQRT(([.$C$10]*[.$C$10])/([.$C$12]*[.$C$12])-SIN([.V$2])*SIN([.V$2]))-COS([.V$2])))/2)*([.$E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36330529063219">
            <text:p>0,0013633053</text:p>
          </table:table-cell>
          <table:table-cell table:formula="of:=(1/(SQRT(2*3.1415926535)*([.$C$12]*(SQRT(([.$C$10]*[.$C$10])/([.$C$12]*[.$C$12])-SIN([.W$2])*SIN([.W$2]))-COS([.W$2])))/6)) * EXP( -([.$E8]-([.$C$12]*(SQRT(([.$C$10]*[.$C$10])/([.$C$12]*[.$C$12])-SIN([.W$2])*SIN([.W$2]))-COS([.W$2])))/2)*([.$E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97813059979107">
            <text:p>0,0019781306</text:p>
          </table:table-cell>
          <table:table-cell table:formula="of:=(1/(SQRT(2*3.1415926535)*([.$C$12]*(SQRT(([.$C$10]*[.$C$10])/([.$C$12]*[.$C$12])-SIN([.X$2])*SIN([.X$2]))-COS([.X$2])))/6)) * EXP( -([.$E8]-([.$C$12]*(SQRT(([.$C$10]*[.$C$10])/([.$C$12]*[.$C$12])-SIN([.X$2])*SIN([.X$2]))-COS([.X$2])))/2)*([.$E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259278544756294">
            <text:p>0,0025927854</text:p>
          </table:table-cell>
          <table:table-cell table:formula="of:=(1/(SQRT(2*3.1415926535)*([.$C$12]*(SQRT(([.$C$10]*[.$C$10])/([.$C$12]*[.$C$12])-SIN([.Y$2])*SIN([.Y$2]))-COS([.Y$2])))/6)) * EXP( -([.$E8]-([.$C$12]*(SQRT(([.$C$10]*[.$C$10])/([.$C$12]*[.$C$12])-SIN([.Y$2])*SIN([.Y$2]))-COS([.Y$2])))/2)*([.$E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03577409447031">
            <text:p>0,0030357741</text:p>
          </table:table-cell>
          <table:table-cell table:formula="of:=(1/(SQRT(2*3.1415926535)*([.$C$12]*(SQRT(([.$C$10]*[.$C$10])/([.$C$12]*[.$C$12])-SIN([.Z$2])*SIN([.Z$2]))-COS([.Z$2])))/6)) * EXP( -([.$E8]-([.$C$12]*(SQRT(([.$C$10]*[.$C$10])/([.$C$12]*[.$C$12])-SIN([.Z$2])*SIN([.Z$2]))-COS([.Z$2])))/2)*([.$E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19448005526917">
            <text:p>0,003194480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280">
            <text:p>280</text:p>
          </table:table-cell>
          <table:table-cell table:formula="of:=(1/(SQRT(2*3.1415926535)*([.$C$12]*(SQRT(([.$C$10]*[.$C$10])/([.$C$12]*[.$C$12])-SIN([.F$2])*SIN([.F$2]))-COS([.F$2])))/6)) * EXP( -([.$E9]-([.$C$12]*(SQRT(([.$C$10]*[.$C$10])/([.$C$12]*[.$C$12])-SIN([.F$2])*SIN([.F$2]))-COS([.F$2])))/2)*([.$E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91042693981044">
            <text:p>0,0039104269</text:p>
          </table:table-cell>
          <table:table-cell table:formula="of:=(1/(SQRT(2*3.1415926535)*([.$C$12]*(SQRT(([.$C$10]*[.$C$10])/([.$C$12]*[.$C$12])-SIN([.G$2])*SIN([.G$2]))-COS([.G$2])))/6)) * EXP( -([.$E9]-([.$C$12]*(SQRT(([.$C$10]*[.$C$10])/([.$C$12]*[.$C$12])-SIN([.G$2])*SIN([.G$2]))-COS([.G$2])))/2)*([.$E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78713587915773">
            <text:p>0,0037871359</text:p>
          </table:table-cell>
          <table:table-cell table:formula="of:=(1/(SQRT(2*3.1415926535)*([.$C$12]*(SQRT(([.$C$10]*[.$C$10])/([.$C$12]*[.$C$12])-SIN([.H$2])*SIN([.H$2]))-COS([.H$2])))/6)) * EXP( -([.$E9]-([.$C$12]*(SQRT(([.$C$10]*[.$C$10])/([.$C$12]*[.$C$12])-SIN([.H$2])*SIN([.H$2]))-COS([.H$2])))/2)*([.$E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39583302143183">
            <text:p>0,003395833</text:p>
          </table:table-cell>
          <table:table-cell table:formula="of:=(1/(SQRT(2*3.1415926535)*([.$C$12]*(SQRT(([.$C$10]*[.$C$10])/([.$C$12]*[.$C$12])-SIN([.I$2])*SIN([.I$2]))-COS([.I$2])))/6)) * EXP( -([.$E9]-([.$C$12]*(SQRT(([.$C$10]*[.$C$10])/([.$C$12]*[.$C$12])-SIN([.I$2])*SIN([.I$2]))-COS([.I$2])))/2)*([.$E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74742105040545">
            <text:p>0,0027474211</text:p>
          </table:table-cell>
          <table:table-cell table:formula="of:=(1/(SQRT(2*3.1415926535)*([.$C$12]*(SQRT(([.$C$10]*[.$C$10])/([.$C$12]*[.$C$12])-SIN([.J$2])*SIN([.J$2]))-COS([.J$2])))/6)) * EXP( -([.$E9]-([.$C$12]*(SQRT(([.$C$10]*[.$C$10])/([.$C$12]*[.$C$12])-SIN([.J$2])*SIN([.J$2]))-COS([.J$2])))/2)*([.$E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98696505742135">
            <text:p>0,0019869651</text:p>
          </table:table-cell>
          <table:table-cell table:formula="of:=(1/(SQRT(2*3.1415926535)*([.$C$12]*(SQRT(([.$C$10]*[.$C$10])/([.$C$12]*[.$C$12])-SIN([.K$2])*SIN([.K$2]))-COS([.K$2])))/6)) * EXP( -([.$E9]-([.$C$12]*(SQRT(([.$C$10]*[.$C$10])/([.$C$12]*[.$C$12])-SIN([.K$2])*SIN([.K$2]))-COS([.K$2])))/2)*([.$E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3219242809025">
            <text:p>0,0013219243</text:p>
          </table:table-cell>
          <table:table-cell table:formula="of:=(1/(SQRT(2*3.1415926535)*([.$C$12]*(SQRT(([.$C$10]*[.$C$10])/([.$C$12]*[.$C$12])-SIN([.L$2])*SIN([.L$2]))-COS([.L$2])))/6)) * EXP( -([.$E9]-([.$C$12]*(SQRT(([.$C$10]*[.$C$10])/([.$C$12]*[.$C$12])-SIN([.L$2])*SIN([.L$2]))-COS([.L$2])))/2)*([.$E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859771067258463">
            <text:p>0,0008597711</text:p>
          </table:table-cell>
          <table:table-cell table:formula="of:=(1/(SQRT(2*3.1415926535)*([.$C$12]*(SQRT(([.$C$10]*[.$C$10])/([.$C$12]*[.$C$12])-SIN([.M$2])*SIN([.M$2]))-COS([.M$2])))/6)) * EXP( -([.$E9]-([.$C$12]*(SQRT(([.$C$10]*[.$C$10])/([.$C$12]*[.$C$12])-SIN([.M$2])*SIN([.M$2]))-COS([.M$2])))/2)*([.$E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583566583090977">
            <text:p>0,0005835666</text:p>
          </table:table-cell>
          <table:table-cell table:formula="of:=(1/(SQRT(2*3.1415926535)*([.$C$12]*(SQRT(([.$C$10]*[.$C$10])/([.$C$12]*[.$C$12])-SIN([.N$2])*SIN([.N$2]))-COS([.N$2])))/6)) * EXP( -([.$E9]-([.$C$12]*(SQRT(([.$C$10]*[.$C$10])/([.$C$12]*[.$C$12])-SIN([.N$2])*SIN([.N$2]))-COS([.N$2])))/2)*([.$E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433132587558178">
            <text:p>0,0004331326</text:p>
          </table:table-cell>
          <table:table-cell table:formula="of:=(1/(SQRT(2*3.1415926535)*([.$C$12]*(SQRT(([.$C$10]*[.$C$10])/([.$C$12]*[.$C$12])-SIN([.O$2])*SIN([.O$2]))-COS([.O$2])))/6)) * EXP( -([.$E9]-([.$C$12]*(SQRT(([.$C$10]*[.$C$10])/([.$C$12]*[.$C$12])-SIN([.O$2])*SIN([.O$2]))-COS([.O$2])))/2)*([.$E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360086735505015">
            <text:p>0,0003600867</text:p>
          </table:table-cell>
          <table:table-cell table:formula="of:=(1/(SQRT(2*3.1415926535)*([.$C$12]*(SQRT(([.$C$10]*[.$C$10])/([.$C$12]*[.$C$12])-SIN([.P$2])*SIN([.P$2]))-COS([.P$2])))/6)) * EXP( -([.$E9]-([.$C$12]*(SQRT(([.$C$10]*[.$C$10])/([.$C$12]*[.$C$12])-SIN([.P$2])*SIN([.P$2]))-COS([.P$2])))/2)*([.$E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338357821294382">
            <text:p>0,0003383578</text:p>
          </table:table-cell>
          <table:table-cell table:formula="of:=(1/(SQRT(2*3.1415926535)*([.$C$12]*(SQRT(([.$C$10]*[.$C$10])/([.$C$12]*[.$C$12])-SIN([.Q$2])*SIN([.Q$2]))-COS([.Q$2])))/6)) * EXP( -([.$E9]-([.$C$12]*(SQRT(([.$C$10]*[.$C$10])/([.$C$12]*[.$C$12])-SIN([.Q$2])*SIN([.Q$2]))-COS([.Q$2])))/2)*([.$E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36008673547945">
            <text:p>0,0003600867</text:p>
          </table:table-cell>
          <table:table-cell table:formula="of:=(1/(SQRT(2*3.1415926535)*([.$C$12]*(SQRT(([.$C$10]*[.$C$10])/([.$C$12]*[.$C$12])-SIN([.R$2])*SIN([.R$2]))-COS([.R$2])))/6)) * EXP( -([.$E9]-([.$C$12]*(SQRT(([.$C$10]*[.$C$10])/([.$C$12]*[.$C$12])-SIN([.R$2])*SIN([.R$2]))-COS([.R$2])))/2)*([.$E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433132587497804">
            <text:p>0,0004331326</text:p>
          </table:table-cell>
          <table:table-cell table:formula="of:=(1/(SQRT(2*3.1415926535)*([.$C$12]*(SQRT(([.$C$10]*[.$C$10])/([.$C$12]*[.$C$12])-SIN([.S$2])*SIN([.S$2]))-COS([.S$2])))/6)) * EXP( -([.$E9]-([.$C$12]*(SQRT(([.$C$10]*[.$C$10])/([.$C$12]*[.$C$12])-SIN([.S$2])*SIN([.S$2]))-COS([.S$2])))/2)*([.$E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583566582974705">
            <text:p>0,0005835666</text:p>
          </table:table-cell>
          <table:table-cell table:formula="of:=(1/(SQRT(2*3.1415926535)*([.$C$12]*(SQRT(([.$C$10]*[.$C$10])/([.$C$12]*[.$C$12])-SIN([.T$2])*SIN([.T$2]))-COS([.T$2])))/6)) * EXP( -([.$E9]-([.$C$12]*(SQRT(([.$C$10]*[.$C$10])/([.$C$12]*[.$C$12])-SIN([.T$2])*SIN([.T$2]))-COS([.T$2])))/2)*([.$E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859771067052707">
            <text:p>0,0008597711</text:p>
          </table:table-cell>
          <table:table-cell table:formula="of:=(1/(SQRT(2*3.1415926535)*([.$C$12]*(SQRT(([.$C$10]*[.$C$10])/([.$C$12]*[.$C$12])-SIN([.U$2])*SIN([.U$2]))-COS([.U$2])))/6)) * EXP( -([.$E9]-([.$C$12]*(SQRT(([.$C$10]*[.$C$10])/([.$C$12]*[.$C$12])-SIN([.U$2])*SIN([.U$2]))-COS([.U$2])))/2)*([.$E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32192428057726">
            <text:p>0,0013219243</text:p>
          </table:table-cell>
          <table:table-cell table:formula="of:=(1/(SQRT(2*3.1415926535)*([.$C$12]*(SQRT(([.$C$10]*[.$C$10])/([.$C$12]*[.$C$12])-SIN([.V$2])*SIN([.V$2]))-COS([.V$2])))/6)) * EXP( -([.$E9]-([.$C$12]*(SQRT(([.$C$10]*[.$C$10])/([.$C$12]*[.$C$12])-SIN([.V$2])*SIN([.V$2]))-COS([.V$2])))/2)*([.$E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98696505699659">
            <text:p>0,0019869651</text:p>
          </table:table-cell>
          <table:table-cell table:formula="of:=(1/(SQRT(2*3.1415926535)*([.$C$12]*(SQRT(([.$C$10]*[.$C$10])/([.$C$12]*[.$C$12])-SIN([.W$2])*SIN([.W$2]))-COS([.W$2])))/6)) * EXP( -([.$E9]-([.$C$12]*(SQRT(([.$C$10]*[.$C$10])/([.$C$12]*[.$C$12])-SIN([.W$2])*SIN([.W$2]))-COS([.W$2])))/2)*([.$E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74742104998258">
            <text:p>0,002747421</text:p>
          </table:table-cell>
          <table:table-cell table:formula="of:=(1/(SQRT(2*3.1415926535)*([.$C$12]*(SQRT(([.$C$10]*[.$C$10])/([.$C$12]*[.$C$12])-SIN([.X$2])*SIN([.X$2]))-COS([.X$2])))/6)) * EXP( -([.$E9]-([.$C$12]*(SQRT(([.$C$10]*[.$C$10])/([.$C$12]*[.$C$12])-SIN([.X$2])*SIN([.X$2]))-COS([.X$2])))/2)*([.$E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39583302112803">
            <text:p>0,003395833</text:p>
          </table:table-cell>
          <table:table-cell table:formula="of:=(1/(SQRT(2*3.1415926535)*([.$C$12]*(SQRT(([.$C$10]*[.$C$10])/([.$C$12]*[.$C$12])-SIN([.Y$2])*SIN([.Y$2]))-COS([.Y$2])))/6)) * EXP( -([.$E9]-([.$C$12]*(SQRT(([.$C$10]*[.$C$10])/([.$C$12]*[.$C$12])-SIN([.Y$2])*SIN([.Y$2]))-COS([.Y$2])))/2)*([.$E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78713587901382">
            <text:p>0,0037871359</text:p>
          </table:table-cell>
          <table:table-cell table:formula="of:=(1/(SQRT(2*3.1415926535)*([.$C$12]*(SQRT(([.$C$10]*[.$C$10])/([.$C$12]*[.$C$12])-SIN([.Z$2])*SIN([.Z$2]))-COS([.Z$2])))/6)) * EXP( -([.$E9]-([.$C$12]*(SQRT(([.$C$10]*[.$C$10])/([.$C$12]*[.$C$12])-SIN([.Z$2])*SIN([.Z$2]))-COS([.Z$2])))/2)*([.$E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91042693981044">
            <text:p>0,0039104269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float" office:value="1000">
            <text:p>1000</text:p>
          </table:table-cell>
          <table:table-cell table:style-name="Default"/>
          <table:table-cell table:style-name="ce1" table:formula="of:=[.E9]+[.C$7]" office:value-type="float" office:value="326.666666666667">
            <text:p>326,6666666667</text:p>
          </table:table-cell>
          <table:table-cell table:formula="of:=(1/(SQRT(2*3.1415926535)*([.$C$12]*(SQRT(([.$C$10]*[.$C$10])/([.$C$12]*[.$C$12])-SIN([.F$2])*SIN([.F$2]))-COS([.F$2])))/6)) * EXP( -([.$E10]-([.$C$12]*(SQRT(([.$C$10]*[.$C$10])/([.$C$12]*[.$C$12])-SIN([.F$2])*SIN([.F$2]))-COS([.F$2])))/2)*([.$E1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85006874601516">
            <text:p>0,0038500687</text:p>
          </table:table-cell>
          <table:table-cell table:formula="of:=(1/(SQRT(2*3.1415926535)*([.$C$12]*(SQRT(([.$C$10]*[.$C$10])/([.$C$12]*[.$C$12])-SIN([.G$2])*SIN([.G$2]))-COS([.G$2])))/6)) * EXP( -([.$E10]-([.$C$12]*(SQRT(([.$C$10]*[.$C$10])/([.$C$12]*[.$C$12])-SIN([.G$2])*SIN([.G$2]))-COS([.G$2])))/2)*([.$E1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8319350801179">
            <text:p>0,0038319351</text:p>
          </table:table-cell>
          <table:table-cell table:formula="of:=(1/(SQRT(2*3.1415926535)*([.$C$12]*(SQRT(([.$C$10]*[.$C$10])/([.$C$12]*[.$C$12])-SIN([.H$2])*SIN([.H$2]))-COS([.H$2])))/6)) * EXP( -([.$E10]-([.$C$12]*(SQRT(([.$C$10]*[.$C$10])/([.$C$12]*[.$C$12])-SIN([.H$2])*SIN([.H$2]))-COS([.H$2])))/2)*([.$E1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69087640558527">
            <text:p>0,0036908764</text:p>
          </table:table-cell>
          <table:table-cell table:formula="of:=(1/(SQRT(2*3.1415926535)*([.$C$12]*(SQRT(([.$C$10]*[.$C$10])/([.$C$12]*[.$C$12])-SIN([.I$2])*SIN([.I$2]))-COS([.I$2])))/6)) * EXP( -([.$E10]-([.$C$12]*(SQRT(([.$C$10]*[.$C$10])/([.$C$12]*[.$C$12])-SIN([.I$2])*SIN([.I$2]))-COS([.I$2])))/2)*([.$E1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326780788487626">
            <text:p>0,0032678079</text:p>
          </table:table-cell>
          <table:table-cell table:formula="of:=(1/(SQRT(2*3.1415926535)*([.$C$12]*(SQRT(([.$C$10]*[.$C$10])/([.$C$12]*[.$C$12])-SIN([.J$2])*SIN([.J$2]))-COS([.J$2])))/6)) * EXP( -([.$E10]-([.$C$12]*(SQRT(([.$C$10]*[.$C$10])/([.$C$12]*[.$C$12])-SIN([.J$2])*SIN([.J$2]))-COS([.J$2])))/2)*([.$E1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56298638656665">
            <text:p>0,0025629864</text:p>
          </table:table-cell>
          <table:table-cell table:formula="of:=(1/(SQRT(2*3.1415926535)*([.$C$12]*(SQRT(([.$C$10]*[.$C$10])/([.$C$12]*[.$C$12])-SIN([.K$2])*SIN([.K$2]))-COS([.K$2])))/6)) * EXP( -([.$E10]-([.$C$12]*(SQRT(([.$C$10]*[.$C$10])/([.$C$12]*[.$C$12])-SIN([.K$2])*SIN([.K$2]))-COS([.K$2])))/2)*([.$E1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80207167913109">
            <text:p>0,0018020717</text:p>
          </table:table-cell>
          <table:table-cell table:formula="of:=(1/(SQRT(2*3.1415926535)*([.$C$12]*(SQRT(([.$C$10]*[.$C$10])/([.$C$12]*[.$C$12])-SIN([.L$2])*SIN([.L$2]))-COS([.L$2])))/6)) * EXP( -([.$E10]-([.$C$12]*(SQRT(([.$C$10]*[.$C$10])/([.$C$12]*[.$C$12])-SIN([.L$2])*SIN([.L$2]))-COS([.L$2])))/2)*([.$E1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20502463088739">
            <text:p>0,0012050246</text:p>
          </table:table-cell>
          <table:table-cell table:formula="of:=(1/(SQRT(2*3.1415926535)*([.$C$12]*(SQRT(([.$C$10]*[.$C$10])/([.$C$12]*[.$C$12])-SIN([.M$2])*SIN([.M$2]))-COS([.M$2])))/6)) * EXP( -([.$E10]-([.$C$12]*(SQRT(([.$C$10]*[.$C$10])/([.$C$12]*[.$C$12])-SIN([.M$2])*SIN([.M$2]))-COS([.M$2])))/2)*([.$E1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82473156436331">
            <text:p>0,0008247316</text:p>
          </table:table-cell>
          <table:table-cell table:formula="of:=(1/(SQRT(2*3.1415926535)*([.$C$12]*(SQRT(([.$C$10]*[.$C$10])/([.$C$12]*[.$C$12])-SIN([.N$2])*SIN([.N$2]))-COS([.N$2])))/6)) * EXP( -([.$E10]-([.$C$12]*(SQRT(([.$C$10]*[.$C$10])/([.$C$12]*[.$C$12])-SIN([.N$2])*SIN([.N$2]))-COS([.N$2])))/2)*([.$E1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611431480004642">
            <text:p>0,0006114315</text:p>
          </table:table-cell>
          <table:table-cell table:formula="of:=(1/(SQRT(2*3.1415926535)*([.$C$12]*(SQRT(([.$C$10]*[.$C$10])/([.$C$12]*[.$C$12])-SIN([.O$2])*SIN([.O$2]))-COS([.O$2])))/6)) * EXP( -([.$E10]-([.$C$12]*(SQRT(([.$C$10]*[.$C$10])/([.$C$12]*[.$C$12])-SIN([.O$2])*SIN([.O$2]))-COS([.O$2])))/2)*([.$E1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506655017900183">
            <text:p>0,000506655</text:p>
          </table:table-cell>
          <table:table-cell table:formula="of:=(1/(SQRT(2*3.1415926535)*([.$C$12]*(SQRT(([.$C$10]*[.$C$10])/([.$C$12]*[.$C$12])-SIN([.P$2])*SIN([.P$2]))-COS([.P$2])))/6)) * EXP( -([.$E10]-([.$C$12]*(SQRT(([.$C$10]*[.$C$10])/([.$C$12]*[.$C$12])-SIN([.P$2])*SIN([.P$2]))-COS([.P$2])))/2)*([.$E1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475375005775889">
            <text:p>0,000475375</text:p>
          </table:table-cell>
          <table:table-cell table:formula="of:=(1/(SQRT(2*3.1415926535)*([.$C$12]*(SQRT(([.$C$10]*[.$C$10])/([.$C$12]*[.$C$12])-SIN([.Q$2])*SIN([.Q$2]))-COS([.Q$2])))/6)) * EXP( -([.$E10]-([.$C$12]*(SQRT(([.$C$10]*[.$C$10])/([.$C$12]*[.$C$12])-SIN([.Q$2])*SIN([.Q$2]))-COS([.Q$2])))/2)*([.$E1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506655017863407">
            <text:p>0,000506655</text:p>
          </table:table-cell>
          <table:table-cell table:formula="of:=(1/(SQRT(2*3.1415926535)*([.$C$12]*(SQRT(([.$C$10]*[.$C$10])/([.$C$12]*[.$C$12])-SIN([.R$2])*SIN([.R$2]))-COS([.R$2])))/6)) * EXP( -([.$E10]-([.$C$12]*(SQRT(([.$C$10]*[.$C$10])/([.$C$12]*[.$C$12])-SIN([.R$2])*SIN([.R$2]))-COS([.R$2])))/2)*([.$E1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611431479918322">
            <text:p>0,0006114315</text:p>
          </table:table-cell>
          <table:table-cell table:formula="of:=(1/(SQRT(2*3.1415926535)*([.$C$12]*(SQRT(([.$C$10]*[.$C$10])/([.$C$12]*[.$C$12])-SIN([.S$2])*SIN([.S$2]))-COS([.S$2])))/6)) * EXP( -([.$E10]-([.$C$12]*(SQRT(([.$C$10]*[.$C$10])/([.$C$12]*[.$C$12])-SIN([.S$2])*SIN([.S$2]))-COS([.S$2])))/2)*([.$E1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824731564199963">
            <text:p>0,0008247316</text:p>
          </table:table-cell>
          <table:table-cell table:formula="of:=(1/(SQRT(2*3.1415926535)*([.$C$12]*(SQRT(([.$C$10]*[.$C$10])/([.$C$12]*[.$C$12])-SIN([.T$2])*SIN([.T$2]))-COS([.T$2])))/6)) * EXP( -([.$E10]-([.$C$12]*(SQRT(([.$C$10]*[.$C$10])/([.$C$12]*[.$C$12])-SIN([.T$2])*SIN([.T$2]))-COS([.T$2])))/2)*([.$E1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20502463061023">
            <text:p>0,0012050246</text:p>
          </table:table-cell>
          <table:table-cell table:formula="of:=(1/(SQRT(2*3.1415926535)*([.$C$12]*(SQRT(([.$C$10]*[.$C$10])/([.$C$12]*[.$C$12])-SIN([.U$2])*SIN([.U$2]))-COS([.U$2])))/6)) * EXP( -([.$E10]-([.$C$12]*(SQRT(([.$C$10]*[.$C$10])/([.$C$12]*[.$C$12])-SIN([.U$2])*SIN([.U$2]))-COS([.U$2])))/2)*([.$E1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80207167872964">
            <text:p>0,0018020717</text:p>
          </table:table-cell>
          <table:table-cell table:formula="of:=(1/(SQRT(2*3.1415926535)*([.$C$12]*(SQRT(([.$C$10]*[.$C$10])/([.$C$12]*[.$C$12])-SIN([.V$2])*SIN([.V$2]))-COS([.V$2])))/6)) * EXP( -([.$E10]-([.$C$12]*(SQRT(([.$C$10]*[.$C$10])/([.$C$12]*[.$C$12])-SIN([.V$2])*SIN([.V$2]))-COS([.V$2])))/2)*([.$E1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56298638612086">
            <text:p>0,0025629864</text:p>
          </table:table-cell>
          <table:table-cell table:formula="of:=(1/(SQRT(2*3.1415926535)*([.$C$12]*(SQRT(([.$C$10]*[.$C$10])/([.$C$12]*[.$C$12])-SIN([.W$2])*SIN([.W$2]))-COS([.W$2])))/6)) * EXP( -([.$E10]-([.$C$12]*(SQRT(([.$C$10]*[.$C$10])/([.$C$12]*[.$C$12])-SIN([.W$2])*SIN([.W$2]))-COS([.W$2])))/2)*([.$E1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326780788454077">
            <text:p>0,0032678079</text:p>
          </table:table-cell>
          <table:table-cell table:formula="of:=(1/(SQRT(2*3.1415926535)*([.$C$12]*(SQRT(([.$C$10]*[.$C$10])/([.$C$12]*[.$C$12])-SIN([.X$2])*SIN([.X$2]))-COS([.X$2])))/6)) * EXP( -([.$E10]-([.$C$12]*(SQRT(([.$C$10]*[.$C$10])/([.$C$12]*[.$C$12])-SIN([.X$2])*SIN([.X$2]))-COS([.X$2])))/2)*([.$E1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69087640543608">
            <text:p>0,0036908764</text:p>
          </table:table-cell>
          <table:table-cell table:formula="of:=(1/(SQRT(2*3.1415926535)*([.$C$12]*(SQRT(([.$C$10]*[.$C$10])/([.$C$12]*[.$C$12])-SIN([.Y$2])*SIN([.Y$2]))-COS([.Y$2])))/6)) * EXP( -([.$E10]-([.$C$12]*(SQRT(([.$C$10]*[.$C$10])/([.$C$12]*[.$C$12])-SIN([.Y$2])*SIN([.Y$2]))-COS([.Y$2])))/2)*([.$E1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83193508008794">
            <text:p>0,0038319351</text:p>
          </table:table-cell>
          <table:table-cell table:formula="of:=(1/(SQRT(2*3.1415926535)*([.$C$12]*(SQRT(([.$C$10]*[.$C$10])/([.$C$12]*[.$C$12])-SIN([.Z$2])*SIN([.Z$2]))-COS([.Z$2])))/6)) * EXP( -([.$E10]-([.$C$12]*(SQRT(([.$C$10]*[.$C$10])/([.$C$12]*[.$C$12])-SIN([.Z$2])*SIN([.Z$2]))-COS([.Z$2])))/2)*([.$E1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85006874601516">
            <text:p>0,0038500687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theta</text:p>
          </table:table-cell>
          <table:table-cell table:style-name="ce2" office:value-type="float" office:value="3.141592">
            <text:p>3,141592</text:p>
          </table:table-cell>
          <table:table-cell table:style-name="Default"/>
          <table:table-cell table:style-name="ce1" table:formula="of:=[.E10]+[.C$7]" office:value-type="float" office:value="373.333333333333">
            <text:p>373,3333333333</text:p>
          </table:table-cell>
          <table:table-cell table:formula="of:=(1/(SQRT(2*3.1415926535)*([.$C$12]*(SQRT(([.$C$10]*[.$C$10])/([.$C$12]*[.$C$12])-SIN([.F$2])*SIN([.F$2]))-COS([.F$2])))/6)) * EXP( -([.$E11]-([.$C$12]*(SQRT(([.$C$10]*[.$C$10])/([.$C$12]*[.$C$12])-SIN([.F$2])*SIN([.F$2]))-COS([.F$2])))/2)*([.$E1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304882926964874">
            <text:p>0,0030488293</text:p>
          </table:table-cell>
          <table:table-cell table:formula="of:=(1/(SQRT(2*3.1415926535)*([.$C$12]*(SQRT(([.$C$10]*[.$C$10])/([.$C$12]*[.$C$12])-SIN([.G$2])*SIN([.G$2]))-COS([.G$2])))/6)) * EXP( -([.$E11]-([.$C$12]*(SQRT(([.$C$10]*[.$C$10])/([.$C$12]*[.$C$12])-SIN([.G$2])*SIN([.G$2]))-COS([.G$2])))/2)*([.$E1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314478686112084">
            <text:p>0,0031447869</text:p>
          </table:table-cell>
          <table:table-cell table:formula="of:=(1/(SQRT(2*3.1415926535)*([.$C$12]*(SQRT(([.$C$10]*[.$C$10])/([.$C$12]*[.$C$12])-SIN([.H$2])*SIN([.H$2]))-COS([.H$2])))/6)) * EXP( -([.$E11]-([.$C$12]*(SQRT(([.$C$10]*[.$C$10])/([.$C$12]*[.$C$12])-SIN([.H$2])*SIN([.H$2]))-COS([.H$2])))/2)*([.$E1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33290177169678">
            <text:p>0,0033290177</text:p>
          </table:table-cell>
          <table:table-cell table:formula="of:=(1/(SQRT(2*3.1415926535)*([.$C$12]*(SQRT(([.$C$10]*[.$C$10])/([.$C$12]*[.$C$12])-SIN([.I$2])*SIN([.I$2]))-COS([.I$2])))/6)) * EXP( -([.$E11]-([.$C$12]*(SQRT(([.$C$10]*[.$C$10])/([.$C$12]*[.$C$12])-SIN([.I$2])*SIN([.I$2]))-COS([.I$2])))/2)*([.$E1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332850218156257">
            <text:p>0,0033285022</text:p>
          </table:table-cell>
          <table:table-cell table:formula="of:=(1/(SQRT(2*3.1415926535)*([.$C$12]*(SQRT(([.$C$10]*[.$C$10])/([.$C$12]*[.$C$12])-SIN([.J$2])*SIN([.J$2]))-COS([.J$2])))/6)) * EXP( -([.$E11]-([.$C$12]*(SQRT(([.$C$10]*[.$C$10])/([.$C$12]*[.$C$12])-SIN([.J$2])*SIN([.J$2]))-COS([.J$2])))/2)*([.$E1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92591246613007">
            <text:p>0,0029259125</text:p>
          </table:table-cell>
          <table:table-cell table:formula="of:=(1/(SQRT(2*3.1415926535)*([.$C$12]*(SQRT(([.$C$10]*[.$C$10])/([.$C$12]*[.$C$12])-SIN([.K$2])*SIN([.K$2]))-COS([.K$2])))/6)) * EXP( -([.$E11]-([.$C$12]*(SQRT(([.$C$10]*[.$C$10])/([.$C$12]*[.$C$12])-SIN([.K$2])*SIN([.K$2]))-COS([.K$2])))/2)*([.$E1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23770788180164">
            <text:p>0,0022377079</text:p>
          </table:table-cell>
          <table:table-cell table:formula="of:=(1/(SQRT(2*3.1415926535)*([.$C$12]*(SQRT(([.$C$10]*[.$C$10])/([.$C$12]*[.$C$12])-SIN([.L$2])*SIN([.L$2]))-COS([.L$2])))/6)) * EXP( -([.$E11]-([.$C$12]*(SQRT(([.$C$10]*[.$C$10])/([.$C$12]*[.$C$12])-SIN([.L$2])*SIN([.L$2]))-COS([.L$2])))/2)*([.$E1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5726521705009">
            <text:p>0,0015726522</text:p>
          </table:table-cell>
          <table:table-cell table:formula="of:=(1/(SQRT(2*3.1415926535)*([.$C$12]*(SQRT(([.$C$10]*[.$C$10])/([.$C$12]*[.$C$12])-SIN([.M$2])*SIN([.M$2]))-COS([.M$2])))/6)) * EXP( -([.$E11]-([.$C$12]*(SQRT(([.$C$10]*[.$C$10])/([.$C$12]*[.$C$12])-SIN([.M$2])*SIN([.M$2]))-COS([.M$2])))/2)*([.$E1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1018833213079">
            <text:p>0,0011018833</text:p>
          </table:table-cell>
          <table:table-cell table:formula="of:=(1/(SQRT(2*3.1415926535)*([.$C$12]*(SQRT(([.$C$10]*[.$C$10])/([.$C$12]*[.$C$12])-SIN([.N$2])*SIN([.N$2]))-COS([.N$2])))/6)) * EXP( -([.$E11]-([.$C$12]*(SQRT(([.$C$10]*[.$C$10])/([.$C$12]*[.$C$12])-SIN([.N$2])*SIN([.N$2]))-COS([.N$2])))/2)*([.$E1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823739146159618">
            <text:p>0,0008237391</text:p>
          </table:table-cell>
          <table:table-cell table:formula="of:=(1/(SQRT(2*3.1415926535)*([.$C$12]*(SQRT(([.$C$10]*[.$C$10])/([.$C$12]*[.$C$12])-SIN([.O$2])*SIN([.O$2]))-COS([.O$2])))/6)) * EXP( -([.$E11]-([.$C$12]*(SQRT(([.$C$10]*[.$C$10])/([.$C$12]*[.$C$12])-SIN([.O$2])*SIN([.O$2]))-COS([.O$2])))/2)*([.$E1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683831918062573">
            <text:p>0,0006838319</text:p>
          </table:table-cell>
          <table:table-cell table:formula="of:=(1/(SQRT(2*3.1415926535)*([.$C$12]*(SQRT(([.$C$10]*[.$C$10])/([.$C$12]*[.$C$12])-SIN([.P$2])*SIN([.P$2]))-COS([.P$2])))/6)) * EXP( -([.$E11]-([.$C$12]*(SQRT(([.$C$10]*[.$C$10])/([.$C$12]*[.$C$12])-SIN([.P$2])*SIN([.P$2]))-COS([.P$2])))/2)*([.$E1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641689138448077">
            <text:p>0,0006416891</text:p>
          </table:table-cell>
          <table:table-cell table:formula="of:=(1/(SQRT(2*3.1415926535)*([.$C$12]*(SQRT(([.$C$10]*[.$C$10])/([.$C$12]*[.$C$12])-SIN([.Q$2])*SIN([.Q$2]))-COS([.Q$2])))/6)) * EXP( -([.$E11]-([.$C$12]*(SQRT(([.$C$10]*[.$C$10])/([.$C$12]*[.$C$12])-SIN([.Q$2])*SIN([.Q$2]))-COS([.Q$2])))/2)*([.$E1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683831918013124">
            <text:p>0,0006838319</text:p>
          </table:table-cell>
          <table:table-cell table:formula="of:=(1/(SQRT(2*3.1415926535)*([.$C$12]*(SQRT(([.$C$10]*[.$C$10])/([.$C$12]*[.$C$12])-SIN([.R$2])*SIN([.R$2]))-COS([.R$2])))/6)) * EXP( -([.$E11]-([.$C$12]*(SQRT(([.$C$10]*[.$C$10])/([.$C$12]*[.$C$12])-SIN([.R$2])*SIN([.R$2]))-COS([.R$2])))/2)*([.$E1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823739146045195">
            <text:p>0,0008237391</text:p>
          </table:table-cell>
          <table:table-cell table:formula="of:=(1/(SQRT(2*3.1415926535)*([.$C$12]*(SQRT(([.$C$10]*[.$C$10])/([.$C$12]*[.$C$12])-SIN([.S$2])*SIN([.S$2]))-COS([.S$2])))/6)) * EXP( -([.$E11]-([.$C$12]*(SQRT(([.$C$10]*[.$C$10])/([.$C$12]*[.$C$12])-SIN([.S$2])*SIN([.S$2]))-COS([.S$2])))/2)*([.$E1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10188332109857">
            <text:p>0,0011018833</text:p>
          </table:table-cell>
          <table:table-cell table:formula="of:=(1/(SQRT(2*3.1415926535)*([.$C$12]*(SQRT(([.$C$10]*[.$C$10])/([.$C$12]*[.$C$12])-SIN([.T$2])*SIN([.T$2]))-COS([.T$2])))/6)) * EXP( -([.$E11]-([.$C$12]*(SQRT(([.$C$10]*[.$C$10])/([.$C$12]*[.$C$12])-SIN([.T$2])*SIN([.T$2]))-COS([.T$2])))/2)*([.$E1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5726521701704">
            <text:p>0,0015726522</text:p>
          </table:table-cell>
          <table:table-cell table:formula="of:=(1/(SQRT(2*3.1415926535)*([.$C$12]*(SQRT(([.$C$10]*[.$C$10])/([.$C$12]*[.$C$12])-SIN([.U$2])*SIN([.U$2]))-COS([.U$2])))/6)) * EXP( -([.$E11]-([.$C$12]*(SQRT(([.$C$10]*[.$C$10])/([.$C$12]*[.$C$12])-SIN([.U$2])*SIN([.U$2]))-COS([.U$2])))/2)*([.$E1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23770788138794">
            <text:p>0,0022377079</text:p>
          </table:table-cell>
          <table:table-cell table:formula="of:=(1/(SQRT(2*3.1415926535)*([.$C$12]*(SQRT(([.$C$10]*[.$C$10])/([.$C$12]*[.$C$12])-SIN([.V$2])*SIN([.V$2]))-COS([.V$2])))/6)) * EXP( -([.$E11]-([.$C$12]*(SQRT(([.$C$10]*[.$C$10])/([.$C$12]*[.$C$12])-SIN([.V$2])*SIN([.V$2]))-COS([.V$2])))/2)*([.$E1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92591246579051">
            <text:p>0,0029259125</text:p>
          </table:table-cell>
          <table:table-cell table:formula="of:=(1/(SQRT(2*3.1415926535)*([.$C$12]*(SQRT(([.$C$10]*[.$C$10])/([.$C$12]*[.$C$12])-SIN([.W$2])*SIN([.W$2]))-COS([.W$2])))/6)) * EXP( -([.$E11]-([.$C$12]*(SQRT(([.$C$10]*[.$C$10])/([.$C$12]*[.$C$12])-SIN([.W$2])*SIN([.W$2]))-COS([.W$2])))/2)*([.$E1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332850218145483">
            <text:p>0,0033285022</text:p>
          </table:table-cell>
          <table:table-cell table:formula="of:=(1/(SQRT(2*3.1415926535)*([.$C$12]*(SQRT(([.$C$10]*[.$C$10])/([.$C$12]*[.$C$12])-SIN([.X$2])*SIN([.X$2]))-COS([.X$2])))/6)) * EXP( -([.$E11]-([.$C$12]*(SQRT(([.$C$10]*[.$C$10])/([.$C$12]*[.$C$12])-SIN([.X$2])*SIN([.X$2]))-COS([.X$2])))/2)*([.$E1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332901771705045">
            <text:p>0,0033290177</text:p>
          </table:table-cell>
          <table:table-cell table:formula="of:=(1/(SQRT(2*3.1415926535)*([.$C$12]*(SQRT(([.$C$10]*[.$C$10])/([.$C$12]*[.$C$12])-SIN([.Y$2])*SIN([.Y$2]))-COS([.Y$2])))/6)) * EXP( -([.$E11]-([.$C$12]*(SQRT(([.$C$10]*[.$C$10])/([.$C$12]*[.$C$12])-SIN([.Y$2])*SIN([.Y$2]))-COS([.Y$2])))/2)*([.$E1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314478686122063">
            <text:p>0,0031447869</text:p>
          </table:table-cell>
          <table:table-cell table:formula="of:=(1/(SQRT(2*3.1415926535)*([.$C$12]*(SQRT(([.$C$10]*[.$C$10])/([.$C$12]*[.$C$12])-SIN([.Z$2])*SIN([.Z$2]))-COS([.Z$2])))/6)) * EXP( -([.$E11]-([.$C$12]*(SQRT(([.$C$10]*[.$C$10])/([.$C$12]*[.$C$12])-SIN([.Z$2])*SIN([.Z$2]))-COS([.Z$2])))/2)*([.$E1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304882926964874">
            <text:p>0,0030488293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float" office:value="400">
            <text:p>400</text:p>
          </table:table-cell>
          <table:table-cell table:style-name="Default"/>
          <table:table-cell table:style-name="ce1" table:formula="of:=[.E11]+[.C$7]" office:value-type="float" office:value="420">
            <text:p>420</text:p>
          </table:table-cell>
          <table:table-cell table:formula="of:=(1/(SQRT(2*3.1415926535)*([.$C$12]*(SQRT(([.$C$10]*[.$C$10])/([.$C$12]*[.$C$12])-SIN([.F$2])*SIN([.F$2]))-COS([.F$2])))/6)) * EXP( -([.$E12]-([.$C$12]*(SQRT(([.$C$10]*[.$C$10])/([.$C$12]*[.$C$12])-SIN([.F$2])*SIN([.F$2]))-COS([.F$2])))/2)*([.$E1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194186054985988">
            <text:p>0,0019418605</text:p>
          </table:table-cell>
          <table:table-cell table:formula="of:=(1/(SQRT(2*3.1415926535)*([.$C$12]*(SQRT(([.$C$10]*[.$C$10])/([.$C$12]*[.$C$12])-SIN([.G$2])*SIN([.G$2]))-COS([.G$2])))/6)) * EXP( -([.$E12]-([.$C$12]*(SQRT(([.$C$10]*[.$C$10])/([.$C$12]*[.$C$12])-SIN([.G$2])*SIN([.G$2]))-COS([.G$2])))/2)*([.$E1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209329342007302">
            <text:p>0,0020932934</text:p>
          </table:table-cell>
          <table:table-cell table:formula="of:=(1/(SQRT(2*3.1415926535)*([.$C$12]*(SQRT(([.$C$10]*[.$C$10])/([.$C$12]*[.$C$12])-SIN([.H$2])*SIN([.H$2]))-COS([.H$2])))/6)) * EXP( -([.$E12]-([.$C$12]*(SQRT(([.$C$10]*[.$C$10])/([.$C$12]*[.$C$12])-SIN([.H$2])*SIN([.H$2]))-COS([.H$2])))/2)*([.$E1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249175959456833">
            <text:p>0,0024917596</text:p>
          </table:table-cell>
          <table:table-cell table:formula="of:=(1/(SQRT(2*3.1415926535)*([.$C$12]*(SQRT(([.$C$10]*[.$C$10])/([.$C$12]*[.$C$12])-SIN([.I$2])*SIN([.I$2]))-COS([.I$2])))/6)) * EXP( -([.$E12]-([.$C$12]*(SQRT(([.$C$10]*[.$C$10])/([.$C$12]*[.$C$12])-SIN([.I$2])*SIN([.I$2]))-COS([.I$2])))/2)*([.$E1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90336883120264">
            <text:p>0,0029033688</text:p>
          </table:table-cell>
          <table:table-cell table:formula="of:=(1/(SQRT(2*3.1415926535)*([.$C$12]*(SQRT(([.$C$10]*[.$C$10])/([.$C$12]*[.$C$12])-SIN([.J$2])*SIN([.J$2]))-COS([.J$2])))/6)) * EXP( -([.$E12]-([.$C$12]*(SQRT(([.$C$10]*[.$C$10])/([.$C$12]*[.$C$12])-SIN([.J$2])*SIN([.J$2]))-COS([.J$2])))/2)*([.$E1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95621025594788">
            <text:p>0,0029562103</text:p>
          </table:table-cell>
          <table:table-cell table:formula="of:=(1/(SQRT(2*3.1415926535)*([.$C$12]*(SQRT(([.$C$10]*[.$C$10])/([.$C$12]*[.$C$12])-SIN([.K$2])*SIN([.K$2]))-COS([.K$2])))/6)) * EXP( -([.$E12]-([.$C$12]*(SQRT(([.$C$10]*[.$C$10])/([.$C$12]*[.$C$12])-SIN([.K$2])*SIN([.K$2]))-COS([.K$2])))/2)*([.$E1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53104909934695">
            <text:p>0,0025310491</text:p>
          </table:table-cell>
          <table:table-cell table:formula="of:=(1/(SQRT(2*3.1415926535)*([.$C$12]*(SQRT(([.$C$10]*[.$C$10])/([.$C$12]*[.$C$12])-SIN([.L$2])*SIN([.L$2]))-COS([.L$2])))/6)) * EXP( -([.$E12]-([.$C$12]*(SQRT(([.$C$10]*[.$C$10])/([.$C$12]*[.$C$12])-SIN([.L$2])*SIN([.L$2]))-COS([.L$2])))/2)*([.$E1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91114258676472">
            <text:p>0,0019111426</text:p>
          </table:table-cell>
          <table:table-cell table:formula="of:=(1/(SQRT(2*3.1415926535)*([.$C$12]*(SQRT(([.$C$10]*[.$C$10])/([.$C$12]*[.$C$12])-SIN([.M$2])*SIN([.M$2]))-COS([.M$2])))/6)) * EXP( -([.$E12]-([.$C$12]*(SQRT(([.$C$10]*[.$C$10])/([.$C$12]*[.$C$12])-SIN([.M$2])*SIN([.M$2]))-COS([.M$2])))/2)*([.$E1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39174411658978">
            <text:p>0,0013917441</text:p>
          </table:table-cell>
          <table:table-cell table:formula="of:=(1/(SQRT(2*3.1415926535)*([.$C$12]*(SQRT(([.$C$10]*[.$C$10])/([.$C$12]*[.$C$12])-SIN([.N$2])*SIN([.N$2]))-COS([.N$2])))/6)) * EXP( -([.$E12]-([.$C$12]*(SQRT(([.$C$10]*[.$C$10])/([.$C$12]*[.$C$12])-SIN([.N$2])*SIN([.N$2]))-COS([.N$2])))/2)*([.$E1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05912346707995">
            <text:p>0,0010591235</text:p>
          </table:table-cell>
          <table:table-cell table:formula="of:=(1/(SQRT(2*3.1415926535)*([.$C$12]*(SQRT(([.$C$10]*[.$C$10])/([.$C$12]*[.$C$12])-SIN([.O$2])*SIN([.O$2]))-COS([.O$2])))/6)) * EXP( -([.$E12]-([.$C$12]*(SQRT(([.$C$10]*[.$C$10])/([.$C$12]*[.$C$12])-SIN([.O$2])*SIN([.O$2]))-COS([.O$2])))/2)*([.$E1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885356504130584">
            <text:p>0,0008853565</text:p>
          </table:table-cell>
          <table:table-cell table:formula="of:=(1/(SQRT(2*3.1415926535)*([.$C$12]*(SQRT(([.$C$10]*[.$C$10])/([.$C$12]*[.$C$12])-SIN([.P$2])*SIN([.P$2]))-COS([.P$2])))/6)) * EXP( -([.$E12]-([.$C$12]*(SQRT(([.$C$10]*[.$C$10])/([.$C$12]*[.$C$12])-SIN([.P$2])*SIN([.P$2]))-COS([.P$2])))/2)*([.$E1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832225949939949">
            <text:p>0,0008322259</text:p>
          </table:table-cell>
          <table:table-cell table:formula="of:=(1/(SQRT(2*3.1415926535)*([.$C$12]*(SQRT(([.$C$10]*[.$C$10])/([.$C$12]*[.$C$12])-SIN([.Q$2])*SIN([.Q$2]))-COS([.Q$2])))/6)) * EXP( -([.$E12]-([.$C$12]*(SQRT(([.$C$10]*[.$C$10])/([.$C$12]*[.$C$12])-SIN([.Q$2])*SIN([.Q$2]))-COS([.Q$2])))/2)*([.$E1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88535650406845">
            <text:p>0,0008853565</text:p>
          </table:table-cell>
          <table:table-cell table:formula="of:=(1/(SQRT(2*3.1415926535)*([.$C$12]*(SQRT(([.$C$10]*[.$C$10])/([.$C$12]*[.$C$12])-SIN([.R$2])*SIN([.R$2]))-COS([.R$2])))/6)) * EXP( -([.$E12]-([.$C$12]*(SQRT(([.$C$10]*[.$C$10])/([.$C$12]*[.$C$12])-SIN([.R$2])*SIN([.R$2]))-COS([.R$2])))/2)*([.$E1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05912346693953">
            <text:p>0,0010591235</text:p>
          </table:table-cell>
          <table:table-cell table:formula="of:=(1/(SQRT(2*3.1415926535)*([.$C$12]*(SQRT(([.$C$10]*[.$C$10])/([.$C$12]*[.$C$12])-SIN([.S$2])*SIN([.S$2]))-COS([.S$2])))/6)) * EXP( -([.$E12]-([.$C$12]*(SQRT(([.$C$10]*[.$C$10])/([.$C$12]*[.$C$12])-SIN([.S$2])*SIN([.S$2]))-COS([.S$2])))/2)*([.$E1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39174411634624">
            <text:p>0,0013917441</text:p>
          </table:table-cell>
          <table:table-cell table:formula="of:=(1/(SQRT(2*3.1415926535)*([.$C$12]*(SQRT(([.$C$10]*[.$C$10])/([.$C$12]*[.$C$12])-SIN([.T$2])*SIN([.T$2]))-COS([.T$2])))/6)) * EXP( -([.$E12]-([.$C$12]*(SQRT(([.$C$10]*[.$C$10])/([.$C$12]*[.$C$12])-SIN([.T$2])*SIN([.T$2]))-COS([.T$2])))/2)*([.$E1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91114258642115">
            <text:p>0,0019111426</text:p>
          </table:table-cell>
          <table:table-cell table:formula="of:=(1/(SQRT(2*3.1415926535)*([.$C$12]*(SQRT(([.$C$10]*[.$C$10])/([.$C$12]*[.$C$12])-SIN([.U$2])*SIN([.U$2]))-COS([.U$2])))/6)) * EXP( -([.$E12]-([.$C$12]*(SQRT(([.$C$10]*[.$C$10])/([.$C$12]*[.$C$12])-SIN([.U$2])*SIN([.U$2]))-COS([.U$2])))/2)*([.$E1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53104909901196">
            <text:p>0,0025310491</text:p>
          </table:table-cell>
          <table:table-cell table:formula="of:=(1/(SQRT(2*3.1415926535)*([.$C$12]*(SQRT(([.$C$10]*[.$C$10])/([.$C$12]*[.$C$12])-SIN([.V$2])*SIN([.V$2]))-COS([.V$2])))/6)) * EXP( -([.$E12]-([.$C$12]*(SQRT(([.$C$10]*[.$C$10])/([.$C$12]*[.$C$12])-SIN([.V$2])*SIN([.V$2]))-COS([.V$2])))/2)*([.$E1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95621025582927">
            <text:p>0,0029562103</text:p>
          </table:table-cell>
          <table:table-cell table:formula="of:=(1/(SQRT(2*3.1415926535)*([.$C$12]*(SQRT(([.$C$10]*[.$C$10])/([.$C$12]*[.$C$12])-SIN([.W$2])*SIN([.W$2]))-COS([.W$2])))/6)) * EXP( -([.$E12]-([.$C$12]*(SQRT(([.$C$10]*[.$C$10])/([.$C$12]*[.$C$12])-SIN([.W$2])*SIN([.W$2]))-COS([.W$2])))/2)*([.$E1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90336883136806">
            <text:p>0,0029033688</text:p>
          </table:table-cell>
          <table:table-cell table:formula="of:=(1/(SQRT(2*3.1415926535)*([.$C$12]*(SQRT(([.$C$10]*[.$C$10])/([.$C$12]*[.$C$12])-SIN([.X$2])*SIN([.X$2]))-COS([.X$2])))/6)) * EXP( -([.$E12]-([.$C$12]*(SQRT(([.$C$10]*[.$C$10])/([.$C$12]*[.$C$12])-SIN([.X$2])*SIN([.X$2]))-COS([.X$2])))/2)*([.$E1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249175959483314">
            <text:p>0,0024917596</text:p>
          </table:table-cell>
          <table:table-cell table:formula="of:=(1/(SQRT(2*3.1415926535)*([.$C$12]*(SQRT(([.$C$10]*[.$C$10])/([.$C$12]*[.$C$12])-SIN([.Y$2])*SIN([.Y$2]))-COS([.Y$2])))/6)) * EXP( -([.$E12]-([.$C$12]*(SQRT(([.$C$10]*[.$C$10])/([.$C$12]*[.$C$12])-SIN([.Y$2])*SIN([.Y$2]))-COS([.Y$2])))/2)*([.$E1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209329342024184">
            <text:p>0,0020932934</text:p>
          </table:table-cell>
          <table:table-cell table:formula="of:=(1/(SQRT(2*3.1415926535)*([.$C$12]*(SQRT(([.$C$10]*[.$C$10])/([.$C$12]*[.$C$12])-SIN([.Z$2])*SIN([.Z$2]))-COS([.Z$2])))/6)) * EXP( -([.$E12]-([.$C$12]*(SQRT(([.$C$10]*[.$C$10])/([.$C$12]*[.$C$12])-SIN([.Z$2])*SIN([.Z$2]))-COS([.Z$2])))/2)*([.$E1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194186054985988">
            <text:p>0,001941860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466.666666666667">
            <text:p>466,6666666667</text:p>
          </table:table-cell>
          <table:table-cell table:formula="of:=(1/(SQRT(2*3.1415926535)*([.$C$12]*(SQRT(([.$C$10]*[.$C$10])/([.$C$12]*[.$C$12])-SIN([.F$2])*SIN([.F$2]))-COS([.F$2])))/6)) * EXP( -([.$E13]-([.$C$12]*(SQRT(([.$C$10]*[.$C$10])/([.$C$12]*[.$C$12])-SIN([.F$2])*SIN([.F$2]))-COS([.F$2])))/2)*([.$E1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994771387941702">
            <text:p>0,0009947714</text:p>
          </table:table-cell>
          <table:table-cell table:formula="of:=(1/(SQRT(2*3.1415926535)*([.$C$12]*(SQRT(([.$C$10]*[.$C$10])/([.$C$12]*[.$C$12])-SIN([.G$2])*SIN([.G$2]))-COS([.G$2])))/6)) * EXP( -([.$E13]-([.$C$12]*(SQRT(([.$C$10]*[.$C$10])/([.$C$12]*[.$C$12])-SIN([.G$2])*SIN([.G$2]))-COS([.G$2])))/2)*([.$E1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113014669328842">
            <text:p>0,0011301467</text:p>
          </table:table-cell>
          <table:table-cell table:formula="of:=(1/(SQRT(2*3.1415926535)*([.$C$12]*(SQRT(([.$C$10]*[.$C$10])/([.$C$12]*[.$C$12])-SIN([.H$2])*SIN([.H$2]))-COS([.H$2])))/6)) * EXP( -([.$E13]-([.$C$12]*(SQRT(([.$C$10]*[.$C$10])/([.$C$12]*[.$C$12])-SIN([.H$2])*SIN([.H$2]))-COS([.H$2])))/2)*([.$E1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154774568044718">
            <text:p>0,0015477457</text:p>
          </table:table-cell>
          <table:table-cell table:formula="of:=(1/(SQRT(2*3.1415926535)*([.$C$12]*(SQRT(([.$C$10]*[.$C$10])/([.$C$12]*[.$C$12])-SIN([.I$2])*SIN([.I$2]))-COS([.I$2])))/6)) * EXP( -([.$E13]-([.$C$12]*(SQRT(([.$C$10]*[.$C$10])/([.$C$12]*[.$C$12])-SIN([.I$2])*SIN([.I$2]))-COS([.I$2])))/2)*([.$E1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21687855406912">
            <text:p>0,0021687855</text:p>
          </table:table-cell>
          <table:table-cell table:formula="of:=(1/(SQRT(2*3.1415926535)*([.$C$12]*(SQRT(([.$C$10]*[.$C$10])/([.$C$12]*[.$C$12])-SIN([.J$2])*SIN([.J$2]))-COS([.J$2])))/6)) * EXP( -([.$E13]-([.$C$12]*(SQRT(([.$C$10]*[.$C$10])/([.$C$12]*[.$C$12])-SIN([.J$2])*SIN([.J$2]))-COS([.J$2])))/2)*([.$E1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64343277035326">
            <text:p>0,0026434328</text:p>
          </table:table-cell>
          <table:table-cell table:formula="of:=(1/(SQRT(2*3.1415926535)*([.$C$12]*(SQRT(([.$C$10]*[.$C$10])/([.$C$12]*[.$C$12])-SIN([.K$2])*SIN([.K$2]))-COS([.K$2])))/6)) * EXP( -([.$E13]-([.$C$12]*(SQRT(([.$C$10]*[.$C$10])/([.$C$12]*[.$C$12])-SIN([.K$2])*SIN([.K$2]))-COS([.K$2])))/2)*([.$E1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60773584594704">
            <text:p>0,0026077358</text:p>
          </table:table-cell>
          <table:table-cell table:formula="of:=(1/(SQRT(2*3.1415926535)*([.$C$12]*(SQRT(([.$C$10]*[.$C$10])/([.$C$12]*[.$C$12])-SIN([.L$2])*SIN([.L$2]))-COS([.L$2])))/6)) * EXP( -([.$E13]-([.$C$12]*(SQRT(([.$C$10]*[.$C$10])/([.$C$12]*[.$C$12])-SIN([.L$2])*SIN([.L$2]))-COS([.L$2])))/2)*([.$E1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1626047796982">
            <text:p>0,0021626048</text:p>
          </table:table-cell>
          <table:table-cell table:formula="of:=(1/(SQRT(2*3.1415926535)*([.$C$12]*(SQRT(([.$C$10]*[.$C$10])/([.$C$12]*[.$C$12])-SIN([.M$2])*SIN([.M$2]))-COS([.M$2])))/6)) * EXP( -([.$E13]-([.$C$12]*(SQRT(([.$C$10]*[.$C$10])/([.$C$12]*[.$C$12])-SIN([.M$2])*SIN([.M$2]))-COS([.M$2])))/2)*([.$E1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66181995754352">
            <text:p>0,00166182</text:p>
          </table:table-cell>
          <table:table-cell table:formula="of:=(1/(SQRT(2*3.1415926535)*([.$C$12]*(SQRT(([.$C$10]*[.$C$10])/([.$C$12]*[.$C$12])-SIN([.N$2])*SIN([.N$2]))-COS([.N$2])))/6)) * EXP( -([.$E13]-([.$C$12]*(SQRT(([.$C$10]*[.$C$10])/([.$C$12]*[.$C$12])-SIN([.N$2])*SIN([.N$2]))-COS([.N$2])))/2)*([.$E1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29962618130224">
            <text:p>0,0012996262</text:p>
          </table:table-cell>
          <table:table-cell table:formula="of:=(1/(SQRT(2*3.1415926535)*([.$C$12]*(SQRT(([.$C$10]*[.$C$10])/([.$C$12]*[.$C$12])-SIN([.O$2])*SIN([.O$2]))-COS([.O$2])))/6)) * EXP( -([.$E13]-([.$C$12]*(SQRT(([.$C$10]*[.$C$10])/([.$C$12]*[.$C$12])-SIN([.O$2])*SIN([.O$2]))-COS([.O$2])))/2)*([.$E1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09955964222639">
            <text:p>0,0010995596</text:p>
          </table:table-cell>
          <table:table-cell table:formula="of:=(1/(SQRT(2*3.1415926535)*([.$C$12]*(SQRT(([.$C$10]*[.$C$10])/([.$C$12]*[.$C$12])-SIN([.P$2])*SIN([.P$2]))-COS([.P$2])))/6)) * EXP( -([.$E13]-([.$C$12]*(SQRT(([.$C$10]*[.$C$10])/([.$C$12]*[.$C$12])-SIN([.P$2])*SIN([.P$2]))-COS([.P$2])))/2)*([.$E1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03701739081115">
            <text:p>0,0010370174</text:p>
          </table:table-cell>
          <table:table-cell table:formula="of:=(1/(SQRT(2*3.1415926535)*([.$C$12]*(SQRT(([.$C$10]*[.$C$10])/([.$C$12]*[.$C$12])-SIN([.Q$2])*SIN([.Q$2]))-COS([.Q$2])))/6)) * EXP( -([.$E13]-([.$C$12]*(SQRT(([.$C$10]*[.$C$10])/([.$C$12]*[.$C$12])-SIN([.Q$2])*SIN([.Q$2]))-COS([.Q$2])))/2)*([.$E1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09955964215362">
            <text:p>0,0010995596</text:p>
          </table:table-cell>
          <table:table-cell table:formula="of:=(1/(SQRT(2*3.1415926535)*([.$C$12]*(SQRT(([.$C$10]*[.$C$10])/([.$C$12]*[.$C$12])-SIN([.R$2])*SIN([.R$2]))-COS([.R$2])))/6)) * EXP( -([.$E13]-([.$C$12]*(SQRT(([.$C$10]*[.$C$10])/([.$C$12]*[.$C$12])-SIN([.R$2])*SIN([.R$2]))-COS([.R$2])))/2)*([.$E1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29962618114343">
            <text:p>0,0012996262</text:p>
          </table:table-cell>
          <table:table-cell table:formula="of:=(1/(SQRT(2*3.1415926535)*([.$C$12]*(SQRT(([.$C$10]*[.$C$10])/([.$C$12]*[.$C$12])-SIN([.S$2])*SIN([.S$2]))-COS([.S$2])))/6)) * EXP( -([.$E13]-([.$C$12]*(SQRT(([.$C$10]*[.$C$10])/([.$C$12]*[.$C$12])-SIN([.S$2])*SIN([.S$2]))-COS([.S$2])))/2)*([.$E1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66181995728909">
            <text:p>0,00166182</text:p>
          </table:table-cell>
          <table:table-cell table:formula="of:=(1/(SQRT(2*3.1415926535)*([.$C$12]*(SQRT(([.$C$10]*[.$C$10])/([.$C$12]*[.$C$12])-SIN([.T$2])*SIN([.T$2]))-COS([.T$2])))/6)) * EXP( -([.$E13]-([.$C$12]*(SQRT(([.$C$10]*[.$C$10])/([.$C$12]*[.$C$12])-SIN([.T$2])*SIN([.T$2]))-COS([.T$2])))/2)*([.$E1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16260477939793">
            <text:p>0,0021626048</text:p>
          </table:table-cell>
          <table:table-cell table:formula="of:=(1/(SQRT(2*3.1415926535)*([.$C$12]*(SQRT(([.$C$10]*[.$C$10])/([.$C$12]*[.$C$12])-SIN([.U$2])*SIN([.U$2]))-COS([.U$2])))/6)) * EXP( -([.$E13]-([.$C$12]*(SQRT(([.$C$10]*[.$C$10])/([.$C$12]*[.$C$12])-SIN([.U$2])*SIN([.U$2]))-COS([.U$2])))/2)*([.$E1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60773584577702">
            <text:p>0,0026077358</text:p>
          </table:table-cell>
          <table:table-cell table:formula="of:=(1/(SQRT(2*3.1415926535)*([.$C$12]*(SQRT(([.$C$10]*[.$C$10])/([.$C$12]*[.$C$12])-SIN([.V$2])*SIN([.V$2]))-COS([.V$2])))/6)) * EXP( -([.$E13]-([.$C$12]*(SQRT(([.$C$10]*[.$C$10])/([.$C$12]*[.$C$12])-SIN([.V$2])*SIN([.V$2]))-COS([.V$2])))/2)*([.$E1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64343277049561">
            <text:p>0,0026434328</text:p>
          </table:table-cell>
          <table:table-cell table:formula="of:=(1/(SQRT(2*3.1415926535)*([.$C$12]*(SQRT(([.$C$10]*[.$C$10])/([.$C$12]*[.$C$12])-SIN([.W$2])*SIN([.W$2]))-COS([.W$2])))/6)) * EXP( -([.$E13]-([.$C$12]*(SQRT(([.$C$10]*[.$C$10])/([.$C$12]*[.$C$12])-SIN([.W$2])*SIN([.W$2]))-COS([.W$2])))/2)*([.$E1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216878554104984">
            <text:p>0,0021687855</text:p>
          </table:table-cell>
          <table:table-cell table:formula="of:=(1/(SQRT(2*3.1415926535)*([.$C$12]*(SQRT(([.$C$10]*[.$C$10])/([.$C$12]*[.$C$12])-SIN([.X$2])*SIN([.X$2]))-COS([.X$2])))/6)) * EXP( -([.$E13]-([.$C$12]*(SQRT(([.$C$10]*[.$C$10])/([.$C$12]*[.$C$12])-SIN([.X$2])*SIN([.X$2]))-COS([.X$2])))/2)*([.$E1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154774568076281">
            <text:p>0,0015477457</text:p>
          </table:table-cell>
          <table:table-cell table:formula="of:=(1/(SQRT(2*3.1415926535)*([.$C$12]*(SQRT(([.$C$10]*[.$C$10])/([.$C$12]*[.$C$12])-SIN([.Y$2])*SIN([.Y$2]))-COS([.Y$2])))/6)) * EXP( -([.$E13]-([.$C$12]*(SQRT(([.$C$10]*[.$C$10])/([.$C$12]*[.$C$12])-SIN([.Y$2])*SIN([.Y$2]))-COS([.Y$2])))/2)*([.$E1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113014669344544">
            <text:p>0,0011301467</text:p>
          </table:table-cell>
          <table:table-cell table:formula="of:=(1/(SQRT(2*3.1415926535)*([.$C$12]*(SQRT(([.$C$10]*[.$C$10])/([.$C$12]*[.$C$12])-SIN([.Z$2])*SIN([.Z$2]))-COS([.Z$2])))/6)) * EXP( -([.$E13]-([.$C$12]*(SQRT(([.$C$10]*[.$C$10])/([.$C$12]*[.$C$12])-SIN([.Z$2])*SIN([.Z$2]))-COS([.Z$2])))/2)*([.$E1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994771387941702">
            <text:p>0,0009947714</text:p>
          </table:table-cell>
          <table:table-cell table:number-columns-repeated="998"/>
        </table:table-row>
        <table:table-row table:style-name="ro1">
          <table:table-cell/>
          <table:table-cell table:style-name="Default" office:value-type="string">
            <text:p>L(theta)</text:p>
          </table:table-cell>
          <table:table-cell table:style-name="Default" table:formula="of:=[.$C$12]*(SQRT(([.$C$10]*[.$C$10])/([.$C$12]*[.$C$12])-SIN([.C11])*SIN([.C11]))-COS([.C11]))" office:value-type="float" office:value="1399.99999999988">
            <text:p>1399,9999999999</text:p>
          </table:table-cell>
          <table:table-cell table:style-name="Default"/>
          <table:table-cell table:style-name="ce1" table:formula="of:=[.E13]+[.C$7]" office:value-type="float" office:value="513.333333333333">
            <text:p>513,3333333333</text:p>
          </table:table-cell>
          <table:table-cell table:formula="of:=(1/(SQRT(2*3.1415926535)*([.$C$12]*(SQRT(([.$C$10]*[.$C$10])/([.$C$12]*[.$C$12])-SIN([.F$2])*SIN([.F$2]))-COS([.F$2])))/6)) * EXP( -([.$E14]-([.$C$12]*(SQRT(([.$C$10]*[.$C$10])/([.$C$12]*[.$C$12])-SIN([.F$2])*SIN([.F$2]))-COS([.F$2])))/2)*([.$E1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409872560458079">
            <text:p>0,0004098726</text:p>
          </table:table-cell>
          <table:table-cell table:formula="of:=(1/(SQRT(2*3.1415926535)*([.$C$12]*(SQRT(([.$C$10]*[.$C$10])/([.$C$12]*[.$C$12])-SIN([.G$2])*SIN([.G$2]))-COS([.G$2])))/6)) * EXP( -([.$E14]-([.$C$12]*(SQRT(([.$C$10]*[.$C$10])/([.$C$12]*[.$C$12])-SIN([.G$2])*SIN([.G$2]))-COS([.G$2])))/2)*([.$E1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49488620431902">
            <text:p>0,0004948862</text:p>
          </table:table-cell>
          <table:table-cell table:formula="of:=(1/(SQRT(2*3.1415926535)*([.$C$12]*(SQRT(([.$C$10]*[.$C$10])/([.$C$12]*[.$C$12])-SIN([.H$2])*SIN([.H$2]))-COS([.H$2])))/6)) * EXP( -([.$E14]-([.$C$12]*(SQRT(([.$C$10]*[.$C$10])/([.$C$12]*[.$C$12])-SIN([.H$2])*SIN([.H$2]))-COS([.H$2])))/2)*([.$E1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797804516824149">
            <text:p>0,0007978045</text:p>
          </table:table-cell>
          <table:table-cell table:formula="of:=(1/(SQRT(2*3.1415926535)*([.$C$12]*(SQRT(([.$C$10]*[.$C$10])/([.$C$12]*[.$C$12])-SIN([.I$2])*SIN([.I$2]))-COS([.I$2])))/6)) * EXP( -([.$E14]-([.$C$12]*(SQRT(([.$C$10]*[.$C$10])/([.$C$12]*[.$C$12])-SIN([.I$2])*SIN([.I$2]))-COS([.I$2])))/2)*([.$E1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138736918067027">
            <text:p>0,0013873692</text:p>
          </table:table-cell>
          <table:table-cell table:formula="of:=(1/(SQRT(2*3.1415926535)*([.$C$12]*(SQRT(([.$C$10]*[.$C$10])/([.$C$12]*[.$C$12])-SIN([.J$2])*SIN([.J$2]))-COS([.J$2])))/6)) * EXP( -([.$E14]-([.$C$12]*(SQRT(([.$C$10]*[.$C$10])/([.$C$12]*[.$C$12])-SIN([.J$2])*SIN([.J$2]))-COS([.J$2])))/2)*([.$E1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209199277367466">
            <text:p>0,0020919928</text:p>
          </table:table-cell>
          <table:table-cell table:formula="of:=(1/(SQRT(2*3.1415926535)*([.$C$12]*(SQRT(([.$C$10]*[.$C$10])/([.$C$12]*[.$C$12])-SIN([.K$2])*SIN([.K$2]))-COS([.K$2])))/6)) * EXP( -([.$E14]-([.$C$12]*(SQRT(([.$C$10]*[.$C$10])/([.$C$12]*[.$C$12])-SIN([.K$2])*SIN([.K$2]))-COS([.K$2])))/2)*([.$E1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4473296511654">
            <text:p>0,0024473297</text:p>
          </table:table-cell>
          <table:table-cell table:formula="of:=(1/(SQRT(2*3.1415926535)*([.$C$12]*(SQRT(([.$C$10]*[.$C$10])/([.$C$12]*[.$C$12])-SIN([.L$2])*SIN([.L$2]))-COS([.L$2])))/6)) * EXP( -([.$E14]-([.$C$12]*(SQRT(([.$C$10]*[.$C$10])/([.$C$12]*[.$C$12])-SIN([.L$2])*SIN([.L$2]))-COS([.L$2])))/2)*([.$E1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27868809691979">
            <text:p>0,0022786881</text:p>
          </table:table-cell>
          <table:table-cell table:formula="of:=(1/(SQRT(2*3.1415926535)*([.$C$12]*(SQRT(([.$C$10]*[.$C$10])/([.$C$12]*[.$C$12])-SIN([.M$2])*SIN([.M$2]))-COS([.M$2])))/6)) * EXP( -([.$E14]-([.$C$12]*(SQRT(([.$C$10]*[.$C$10])/([.$C$12]*[.$C$12])-SIN([.M$2])*SIN([.M$2]))-COS([.M$2])))/2)*([.$E1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87589850860509">
            <text:p>0,0018758985</text:p>
          </table:table-cell>
          <table:table-cell table:formula="of:=(1/(SQRT(2*3.1415926535)*([.$C$12]*(SQRT(([.$C$10]*[.$C$10])/([.$C$12]*[.$C$12])-SIN([.N$2])*SIN([.N$2]))-COS([.N$2])))/6)) * EXP( -([.$E14]-([.$C$12]*(SQRT(([.$C$10]*[.$C$10])/([.$C$12]*[.$C$12])-SIN([.N$2])*SIN([.N$2]))-COS([.N$2])))/2)*([.$E1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52196718210797">
            <text:p>0,0015219672</text:p>
          </table:table-cell>
          <table:table-cell table:formula="of:=(1/(SQRT(2*3.1415926535)*([.$C$12]*(SQRT(([.$C$10]*[.$C$10])/([.$C$12]*[.$C$12])-SIN([.O$2])*SIN([.O$2]))-COS([.O$2])))/6)) * EXP( -([.$E14]-([.$C$12]*(SQRT(([.$C$10]*[.$C$10])/([.$C$12]*[.$C$12])-SIN([.O$2])*SIN([.O$2]))-COS([.O$2])))/2)*([.$E1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30993937106841">
            <text:p>0,0013099394</text:p>
          </table:table-cell>
          <table:table-cell table:formula="of:=(1/(SQRT(2*3.1415926535)*([.$C$12]*(SQRT(([.$C$10]*[.$C$10])/([.$C$12]*[.$C$12])-SIN([.P$2])*SIN([.P$2]))-COS([.P$2])))/6)) * EXP( -([.$E14]-([.$C$12]*(SQRT(([.$C$10]*[.$C$10])/([.$C$12]*[.$C$12])-SIN([.P$2])*SIN([.P$2]))-COS([.P$2])))/2)*([.$E1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24153522613838">
            <text:p>0,0012415352</text:p>
          </table:table-cell>
          <table:table-cell table:formula="of:=(1/(SQRT(2*3.1415926535)*([.$C$12]*(SQRT(([.$C$10]*[.$C$10])/([.$C$12]*[.$C$12])-SIN([.Q$2])*SIN([.Q$2]))-COS([.Q$2])))/6)) * EXP( -([.$E14]-([.$C$12]*(SQRT(([.$C$10]*[.$C$10])/([.$C$12]*[.$C$12])-SIN([.Q$2])*SIN([.Q$2]))-COS([.Q$2])))/2)*([.$E1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30993937098938">
            <text:p>0,0013099394</text:p>
          </table:table-cell>
          <table:table-cell table:formula="of:=(1/(SQRT(2*3.1415926535)*([.$C$12]*(SQRT(([.$C$10]*[.$C$10])/([.$C$12]*[.$C$12])-SIN([.R$2])*SIN([.R$2]))-COS([.R$2])))/6)) * EXP( -([.$E14]-([.$C$12]*(SQRT(([.$C$10]*[.$C$10])/([.$C$12]*[.$C$12])-SIN([.R$2])*SIN([.R$2]))-COS([.R$2])))/2)*([.$E1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52196718194398">
            <text:p>0,0015219672</text:p>
          </table:table-cell>
          <table:table-cell table:formula="of:=(1/(SQRT(2*3.1415926535)*([.$C$12]*(SQRT(([.$C$10]*[.$C$10])/([.$C$12]*[.$C$12])-SIN([.S$2])*SIN([.S$2]))-COS([.S$2])))/6)) * EXP( -([.$E14]-([.$C$12]*(SQRT(([.$C$10]*[.$C$10])/([.$C$12]*[.$C$12])-SIN([.S$2])*SIN([.S$2]))-COS([.S$2])))/2)*([.$E1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8758985083719">
            <text:p>0,0018758985</text:p>
          </table:table-cell>
          <table:table-cell table:formula="of:=(1/(SQRT(2*3.1415926535)*([.$C$12]*(SQRT(([.$C$10]*[.$C$10])/([.$C$12]*[.$C$12])-SIN([.T$2])*SIN([.T$2]))-COS([.T$2])))/6)) * EXP( -([.$E14]-([.$C$12]*(SQRT(([.$C$10]*[.$C$10])/([.$C$12]*[.$C$12])-SIN([.T$2])*SIN([.T$2]))-COS([.T$2])))/2)*([.$E1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27868809672067">
            <text:p>0,0022786881</text:p>
          </table:table-cell>
          <table:table-cell table:formula="of:=(1/(SQRT(2*3.1415926535)*([.$C$12]*(SQRT(([.$C$10]*[.$C$10])/([.$C$12]*[.$C$12])-SIN([.U$2])*SIN([.U$2]))-COS([.U$2])))/6)) * EXP( -([.$E14]-([.$C$12]*(SQRT(([.$C$10]*[.$C$10])/([.$C$12]*[.$C$12])-SIN([.U$2])*SIN([.U$2]))-COS([.U$2])))/2)*([.$E1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44732965120601">
            <text:p>0,0024473297</text:p>
          </table:table-cell>
          <table:table-cell table:formula="of:=(1/(SQRT(2*3.1415926535)*([.$C$12]*(SQRT(([.$C$10]*[.$C$10])/([.$C$12]*[.$C$12])-SIN([.V$2])*SIN([.V$2]))-COS([.V$2])))/6)) * EXP( -([.$E14]-([.$C$12]*(SQRT(([.$C$10]*[.$C$10])/([.$C$12]*[.$C$12])-SIN([.V$2])*SIN([.V$2]))-COS([.V$2])))/2)*([.$E1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209199277402166">
            <text:p>0,0020919928</text:p>
          </table:table-cell>
          <table:table-cell table:formula="of:=(1/(SQRT(2*3.1415926535)*([.$C$12]*(SQRT(([.$C$10]*[.$C$10])/([.$C$12]*[.$C$12])-SIN([.W$2])*SIN([.W$2]))-COS([.W$2])))/6)) * EXP( -([.$E14]-([.$C$12]*(SQRT(([.$C$10]*[.$C$10])/([.$C$12]*[.$C$12])-SIN([.W$2])*SIN([.W$2]))-COS([.W$2])))/2)*([.$E1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138736918107649">
            <text:p>0,0013873692</text:p>
          </table:table-cell>
          <table:table-cell table:formula="of:=(1/(SQRT(2*3.1415926535)*([.$C$12]*(SQRT(([.$C$10]*[.$C$10])/([.$C$12]*[.$C$12])-SIN([.X$2])*SIN([.X$2]))-COS([.X$2])))/6)) * EXP( -([.$E14]-([.$C$12]*(SQRT(([.$C$10]*[.$C$10])/([.$C$12]*[.$C$12])-SIN([.X$2])*SIN([.X$2]))-COS([.X$2])))/2)*([.$E1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797804517077682">
            <text:p>0,0007978045</text:p>
          </table:table-cell>
          <table:table-cell table:formula="of:=(1/(SQRT(2*3.1415926535)*([.$C$12]*(SQRT(([.$C$10]*[.$C$10])/([.$C$12]*[.$C$12])-SIN([.Y$2])*SIN([.Y$2]))-COS([.Y$2])))/6)) * EXP( -([.$E14]-([.$C$12]*(SQRT(([.$C$10]*[.$C$10])/([.$C$12]*[.$C$12])-SIN([.Y$2])*SIN([.Y$2]))-COS([.Y$2])))/2)*([.$E1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494886204421257">
            <text:p>0,0004948862</text:p>
          </table:table-cell>
          <table:table-cell table:formula="of:=(1/(SQRT(2*3.1415926535)*([.$C$12]*(SQRT(([.$C$10]*[.$C$10])/([.$C$12]*[.$C$12])-SIN([.Z$2])*SIN([.Z$2]))-COS([.Z$2])))/6)) * EXP( -([.$E14]-([.$C$12]*(SQRT(([.$C$10]*[.$C$10])/([.$C$12]*[.$C$12])-SIN([.Z$2])*SIN([.Z$2]))-COS([.Z$2])))/2)*([.$E1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409872560458079">
            <text:p>0,000409872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560">
            <text:p>560</text:p>
          </table:table-cell>
          <table:table-cell table:formula="of:=(1/(SQRT(2*3.1415926535)*([.$C$12]*(SQRT(([.$C$10]*[.$C$10])/([.$C$12]*[.$C$12])-SIN([.F$2])*SIN([.F$2]))-COS([.F$2])))/6)) * EXP( -([.$E15]-([.$C$12]*(SQRT(([.$C$10]*[.$C$10])/([.$C$12]*[.$C$12])-SIN([.F$2])*SIN([.F$2]))-COS([.F$2])))/2)*([.$E1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135829692338797">
            <text:p>0,0001358297</text:p>
          </table:table-cell>
          <table:table-cell table:formula="of:=(1/(SQRT(2*3.1415926535)*([.$C$12]*(SQRT(([.$C$10]*[.$C$10])/([.$C$12]*[.$C$12])-SIN([.G$2])*SIN([.G$2]))-COS([.G$2])))/6)) * EXP( -([.$E15]-([.$C$12]*(SQRT(([.$C$10]*[.$C$10])/([.$C$12]*[.$C$12])-SIN([.G$2])*SIN([.G$2]))-COS([.G$2])))/2)*([.$E1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175768762252832">
            <text:p>0,0001757688</text:p>
          </table:table-cell>
          <table:table-cell table:formula="of:=(1/(SQRT(2*3.1415926535)*([.$C$12]*(SQRT(([.$C$10]*[.$C$10])/([.$C$12]*[.$C$12])-SIN([.H$2])*SIN([.H$2]))-COS([.H$2])))/6)) * EXP( -([.$E15]-([.$C$12]*(SQRT(([.$C$10]*[.$C$10])/([.$C$12]*[.$C$12])-SIN([.H$2])*SIN([.H$2]))-COS([.H$2])))/2)*([.$E1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341268976222476">
            <text:p>0,000341269</text:p>
          </table:table-cell>
          <table:table-cell table:formula="of:=(1/(SQRT(2*3.1415926535)*([.$C$12]*(SQRT(([.$C$10]*[.$C$10])/([.$C$12]*[.$C$12])-SIN([.I$2])*SIN([.I$2]))-COS([.I$2])))/6)) * EXP( -([.$E15]-([.$C$12]*(SQRT(([.$C$10]*[.$C$10])/([.$C$12]*[.$C$12])-SIN([.I$2])*SIN([.I$2]))-COS([.I$2])))/2)*([.$E1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760026107769091">
            <text:p>0,0007600261</text:p>
          </table:table-cell>
          <table:table-cell table:formula="of:=(1/(SQRT(2*3.1415926535)*([.$C$12]*(SQRT(([.$C$10]*[.$C$10])/([.$C$12]*[.$C$12])-SIN([.J$2])*SIN([.J$2]))-COS([.J$2])))/6)) * EXP( -([.$E15]-([.$C$12]*(SQRT(([.$C$10]*[.$C$10])/([.$C$12]*[.$C$12])-SIN([.J$2])*SIN([.J$2]))-COS([.J$2])))/2)*([.$E1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146524770772528">
            <text:p>0,0014652477</text:p>
          </table:table-cell>
          <table:table-cell table:formula="of:=(1/(SQRT(2*3.1415926535)*([.$C$12]*(SQRT(([.$C$10]*[.$C$10])/([.$C$12]*[.$C$12])-SIN([.K$2])*SIN([.K$2]))-COS([.K$2])))/6)) * EXP( -([.$E15]-([.$C$12]*(SQRT(([.$C$10]*[.$C$10])/([.$C$12]*[.$C$12])-SIN([.K$2])*SIN([.K$2]))-COS([.K$2])))/2)*([.$E1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209212291127399">
            <text:p>0,0020921229</text:p>
          </table:table-cell>
          <table:table-cell table:formula="of:=(1/(SQRT(2*3.1415926535)*([.$C$12]*(SQRT(([.$C$10]*[.$C$10])/([.$C$12]*[.$C$12])-SIN([.L$2])*SIN([.L$2]))-COS([.L$2])))/6)) * EXP( -([.$E15]-([.$C$12]*(SQRT(([.$C$10]*[.$C$10])/([.$C$12]*[.$C$12])-SIN([.L$2])*SIN([.L$2]))-COS([.L$2])))/2)*([.$E1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23571410012843">
            <text:p>0,0022357141</text:p>
          </table:table-cell>
          <table:table-cell table:formula="of:=(1/(SQRT(2*3.1415926535)*([.$C$12]*(SQRT(([.$C$10]*[.$C$10])/([.$C$12]*[.$C$12])-SIN([.M$2])*SIN([.M$2]))-COS([.M$2])))/6)) * EXP( -([.$E15]-([.$C$12]*(SQRT(([.$C$10]*[.$C$10])/([.$C$12]*[.$C$12])-SIN([.M$2])*SIN([.M$2]))-COS([.M$2])))/2)*([.$E1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200186827715788">
            <text:p>0,0020018683</text:p>
          </table:table-cell>
          <table:table-cell table:formula="of:=(1/(SQRT(2*3.1415926535)*([.$C$12]*(SQRT(([.$C$10]*[.$C$10])/([.$C$12]*[.$C$12])-SIN([.N$2])*SIN([.N$2]))-COS([.N$2])))/6)) * EXP( -([.$E15]-([.$C$12]*(SQRT(([.$C$10]*[.$C$10])/([.$C$12]*[.$C$12])-SIN([.N$2])*SIN([.N$2]))-COS([.N$2])))/2)*([.$E1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70101091116892">
            <text:p>0,0017010109</text:p>
          </table:table-cell>
          <table:table-cell table:formula="of:=(1/(SQRT(2*3.1415926535)*([.$C$12]*(SQRT(([.$C$10]*[.$C$10])/([.$C$12]*[.$C$12])-SIN([.O$2])*SIN([.O$2]))-COS([.O$2])))/6)) * EXP( -([.$E15]-([.$C$12]*(SQRT(([.$C$10]*[.$C$10])/([.$C$12]*[.$C$12])-SIN([.O$2])*SIN([.O$2]))-COS([.O$2])))/2)*([.$E1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49697791841407">
            <text:p>0,0014969779</text:p>
          </table:table-cell>
          <table:table-cell table:formula="of:=(1/(SQRT(2*3.1415926535)*([.$C$12]*(SQRT(([.$C$10]*[.$C$10])/([.$C$12]*[.$C$12])-SIN([.P$2])*SIN([.P$2]))-COS([.P$2])))/6)) * EXP( -([.$E15]-([.$C$12]*(SQRT(([.$C$10]*[.$C$10])/([.$C$12]*[.$C$12])-SIN([.P$2])*SIN([.P$2]))-COS([.P$2])))/2)*([.$E1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42810544098526">
            <text:p>0,0014281054</text:p>
          </table:table-cell>
          <table:table-cell table:formula="of:=(1/(SQRT(2*3.1415926535)*([.$C$12]*(SQRT(([.$C$10]*[.$C$10])/([.$C$12]*[.$C$12])-SIN([.Q$2])*SIN([.Q$2]))-COS([.Q$2])))/6)) * EXP( -([.$E15]-([.$C$12]*(SQRT(([.$C$10]*[.$C$10])/([.$C$12]*[.$C$12])-SIN([.Q$2])*SIN([.Q$2]))-COS([.Q$2])))/2)*([.$E1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49697791833531">
            <text:p>0,0014969779</text:p>
          </table:table-cell>
          <table:table-cell table:formula="of:=(1/(SQRT(2*3.1415926535)*([.$C$12]*(SQRT(([.$C$10]*[.$C$10])/([.$C$12]*[.$C$12])-SIN([.R$2])*SIN([.R$2]))-COS([.R$2])))/6)) * EXP( -([.$E15]-([.$C$12]*(SQRT(([.$C$10]*[.$C$10])/([.$C$12]*[.$C$12])-SIN([.R$2])*SIN([.R$2]))-COS([.R$2])))/2)*([.$E1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70101091101711">
            <text:p>0,0017010109</text:p>
          </table:table-cell>
          <table:table-cell table:formula="of:=(1/(SQRT(2*3.1415926535)*([.$C$12]*(SQRT(([.$C$10]*[.$C$10])/([.$C$12]*[.$C$12])-SIN([.S$2])*SIN([.S$2]))-COS([.S$2])))/6)) * EXP( -([.$E15]-([.$C$12]*(SQRT(([.$C$10]*[.$C$10])/([.$C$12]*[.$C$12])-SIN([.S$2])*SIN([.S$2]))-COS([.S$2])))/2)*([.$E1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200186827698048">
            <text:p>0,0020018683</text:p>
          </table:table-cell>
          <table:table-cell table:formula="of:=(1/(SQRT(2*3.1415926535)*([.$C$12]*(SQRT(([.$C$10]*[.$C$10])/([.$C$12]*[.$C$12])-SIN([.T$2])*SIN([.T$2]))-COS([.T$2])))/6)) * EXP( -([.$E15]-([.$C$12]*(SQRT(([.$C$10]*[.$C$10])/([.$C$12]*[.$C$12])-SIN([.T$2])*SIN([.T$2]))-COS([.T$2])))/2)*([.$E1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23571410007169">
            <text:p>0,0022357141</text:p>
          </table:table-cell>
          <table:table-cell table:formula="of:=(1/(SQRT(2*3.1415926535)*([.$C$12]*(SQRT(([.$C$10]*[.$C$10])/([.$C$12]*[.$C$12])-SIN([.U$2])*SIN([.U$2]))-COS([.U$2])))/6)) * EXP( -([.$E15]-([.$C$12]*(SQRT(([.$C$10]*[.$C$10])/([.$C$12]*[.$C$12])-SIN([.U$2])*SIN([.U$2]))-COS([.U$2])))/2)*([.$E1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209212291151042">
            <text:p>0,0020921229</text:p>
          </table:table-cell>
          <table:table-cell table:formula="of:=(1/(SQRT(2*3.1415926535)*([.$C$12]*(SQRT(([.$C$10]*[.$C$10])/([.$C$12]*[.$C$12])-SIN([.V$2])*SIN([.V$2]))-COS([.V$2])))/6)) * EXP( -([.$E15]-([.$C$12]*(SQRT(([.$C$10]*[.$C$10])/([.$C$12]*[.$C$12])-SIN([.V$2])*SIN([.V$2]))-COS([.V$2])))/2)*([.$E1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146524770815889">
            <text:p>0,0014652477</text:p>
          </table:table-cell>
          <table:table-cell table:formula="of:=(1/(SQRT(2*3.1415926535)*([.$C$12]*(SQRT(([.$C$10]*[.$C$10])/([.$C$12]*[.$C$12])-SIN([.W$2])*SIN([.W$2]))-COS([.W$2])))/6)) * EXP( -([.$E15]-([.$C$12]*(SQRT(([.$C$10]*[.$C$10])/([.$C$12]*[.$C$12])-SIN([.W$2])*SIN([.W$2]))-COS([.W$2])))/2)*([.$E1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760026108102959">
            <text:p>0,0007600261</text:p>
          </table:table-cell>
          <table:table-cell table:formula="of:=(1/(SQRT(2*3.1415926535)*([.$C$12]*(SQRT(([.$C$10]*[.$C$10])/([.$C$12]*[.$C$12])-SIN([.X$2])*SIN([.X$2]))-COS([.X$2])))/6)) * EXP( -([.$E15]-([.$C$12]*(SQRT(([.$C$10]*[.$C$10])/([.$C$12]*[.$C$12])-SIN([.X$2])*SIN([.X$2]))-COS([.X$2])))/2)*([.$E1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341268976375313">
            <text:p>0,000341269</text:p>
          </table:table-cell>
          <table:table-cell table:formula="of:=(1/(SQRT(2*3.1415926535)*([.$C$12]*(SQRT(([.$C$10]*[.$C$10])/([.$C$12]*[.$C$12])-SIN([.Y$2])*SIN([.Y$2]))-COS([.Y$2])))/6)) * EXP( -([.$E15]-([.$C$12]*(SQRT(([.$C$10]*[.$C$10])/([.$C$12]*[.$C$12])-SIN([.Y$2])*SIN([.Y$2]))-COS([.Y$2])))/2)*([.$E1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175768762302681">
            <text:p>0,0001757688</text:p>
          </table:table-cell>
          <table:table-cell table:formula="of:=(1/(SQRT(2*3.1415926535)*([.$C$12]*(SQRT(([.$C$10]*[.$C$10])/([.$C$12]*[.$C$12])-SIN([.Z$2])*SIN([.Z$2]))-COS([.Z$2])))/6)) * EXP( -([.$E15]-([.$C$12]*(SQRT(([.$C$10]*[.$C$10])/([.$C$12]*[.$C$12])-SIN([.Z$2])*SIN([.Z$2]))-COS([.Z$2])))/2)*([.$E1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135829692338797">
            <text:p>0,000135829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606.666666666667">
            <text:p>606,6666666667</text:p>
          </table:table-cell>
          <table:table-cell table:formula="of:=(1/(SQRT(2*3.1415926535)*([.$C$12]*(SQRT(([.$C$10]*[.$C$10])/([.$C$12]*[.$C$12])-SIN([.F$2])*SIN([.F$2]))-COS([.F$2])))/6)) * EXP( -([.$E16]-([.$C$12]*(SQRT(([.$C$10]*[.$C$10])/([.$C$12]*[.$C$12])-SIN([.F$2])*SIN([.F$2]))-COS([.F$2])))/2)*([.$E1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362043622807103">
            <text:p>3,62043622807103E-005</text:p>
          </table:table-cell>
          <table:table-cell table:formula="of:=(1/(SQRT(2*3.1415926535)*([.$C$12]*(SQRT(([.$C$10]*[.$C$10])/([.$C$12]*[.$C$12])-SIN([.G$2])*SIN([.G$2]))-COS([.G$2])))/6)) * EXP( -([.$E16]-([.$C$12]*(SQRT(([.$C$10]*[.$C$10])/([.$C$12]*[.$C$12])-SIN([.G$2])*SIN([.G$2]))-COS([.G$2])))/2)*([.$E1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506341891867125">
            <text:p>5,06341891867125E-005</text:p>
          </table:table-cell>
          <table:table-cell table:formula="of:=(1/(SQRT(2*3.1415926535)*([.$C$12]*(SQRT(([.$C$10]*[.$C$10])/([.$C$12]*[.$C$12])-SIN([.H$2])*SIN([.H$2]))-COS([.H$2])))/6)) * EXP( -([.$E16]-([.$C$12]*(SQRT(([.$C$10]*[.$C$10])/([.$C$12]*[.$C$12])-SIN([.H$2])*SIN([.H$2]))-COS([.H$2])))/2)*([.$E1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121143622819972">
            <text:p>0,0001211436</text:p>
          </table:table-cell>
          <table:table-cell table:formula="of:=(1/(SQRT(2*3.1415926535)*([.$C$12]*(SQRT(([.$C$10]*[.$C$10])/([.$C$12]*[.$C$12])-SIN([.I$2])*SIN([.I$2]))-COS([.I$2])))/6)) * EXP( -([.$E16]-([.$C$12]*(SQRT(([.$C$10]*[.$C$10])/([.$C$12]*[.$C$12])-SIN([.I$2])*SIN([.I$2]))-COS([.I$2])))/2)*([.$E1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356554575584751">
            <text:p>0,0003565546</text:p>
          </table:table-cell>
          <table:table-cell table:formula="of:=(1/(SQRT(2*3.1415926535)*([.$C$12]*(SQRT(([.$C$10]*[.$C$10])/([.$C$12]*[.$C$12])-SIN([.J$2])*SIN([.J$2]))-COS([.J$2])))/6)) * EXP( -([.$E16]-([.$C$12]*(SQRT(([.$C$10]*[.$C$10])/([.$C$12]*[.$C$12])-SIN([.J$2])*SIN([.J$2]))-COS([.J$2])))/2)*([.$E1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908282363562082">
            <text:p>0,0009082824</text:p>
          </table:table-cell>
          <table:table-cell table:formula="of:=(1/(SQRT(2*3.1415926535)*([.$C$12]*(SQRT(([.$C$10]*[.$C$10])/([.$C$12]*[.$C$12])-SIN([.K$2])*SIN([.K$2]))-COS([.K$2])))/6)) * EXP( -([.$E16]-([.$C$12]*(SQRT(([.$C$10]*[.$C$10])/([.$C$12]*[.$C$12])-SIN([.K$2])*SIN([.K$2]))-COS([.K$2])))/2)*([.$E1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62910008908339">
            <text:p>0,0016291001</text:p>
          </table:table-cell>
          <table:table-cell table:formula="of:=(1/(SQRT(2*3.1415926535)*([.$C$12]*(SQRT(([.$C$10]*[.$C$10])/([.$C$12]*[.$C$12])-SIN([.L$2])*SIN([.L$2]))-COS([.L$2])))/6)) * EXP( -([.$E16]-([.$C$12]*(SQRT(([.$C$10]*[.$C$10])/([.$C$12]*[.$C$12])-SIN([.L$2])*SIN([.L$2]))-COS([.L$2])))/2)*([.$E1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204254345439904">
            <text:p>0,0020425435</text:p>
          </table:table-cell>
          <table:table-cell table:formula="of:=(1/(SQRT(2*3.1415926535)*([.$C$12]*(SQRT(([.$C$10]*[.$C$10])/([.$C$12]*[.$C$12])-SIN([.M$2])*SIN([.M$2]))-COS([.M$2])))/6)) * EXP( -([.$E16]-([.$C$12]*(SQRT(([.$C$10]*[.$C$10])/([.$C$12]*[.$C$12])-SIN([.M$2])*SIN([.M$2]))-COS([.M$2])))/2)*([.$E1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201958645133129">
            <text:p>0,0020195865</text:p>
          </table:table-cell>
          <table:table-cell table:formula="of:=(1/(SQRT(2*3.1415926535)*([.$C$12]*(SQRT(([.$C$10]*[.$C$10])/([.$C$12]*[.$C$12])-SIN([.N$2])*SIN([.N$2]))-COS([.N$2])))/6)) * EXP( -([.$E16]-([.$C$12]*(SQRT(([.$C$10]*[.$C$10])/([.$C$12]*[.$C$12])-SIN([.N$2])*SIN([.N$2]))-COS([.N$2])))/2)*([.$E1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81436176918739">
            <text:p>0,0018143618</text:p>
          </table:table-cell>
          <table:table-cell table:formula="of:=(1/(SQRT(2*3.1415926535)*([.$C$12]*(SQRT(([.$C$10]*[.$C$10])/([.$C$12]*[.$C$12])-SIN([.O$2])*SIN([.O$2]))-COS([.O$2])))/6)) * EXP( -([.$E16]-([.$C$12]*(SQRT(([.$C$10]*[.$C$10])/([.$C$12]*[.$C$12])-SIN([.O$2])*SIN([.O$2]))-COS([.O$2])))/2)*([.$E1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64101060591967">
            <text:p>0,0016410106</text:p>
          </table:table-cell>
          <table:table-cell table:formula="of:=(1/(SQRT(2*3.1415926535)*([.$C$12]*(SQRT(([.$C$10]*[.$C$10])/([.$C$12]*[.$C$12])-SIN([.P$2])*SIN([.P$2]))-COS([.P$2])))/6)) * EXP( -([.$E16]-([.$C$12]*(SQRT(([.$C$10]*[.$C$10])/([.$C$12]*[.$C$12])-SIN([.P$2])*SIN([.P$2]))-COS([.P$2])))/2)*([.$E1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57830060132251">
            <text:p>0,0015783006</text:p>
          </table:table-cell>
          <table:table-cell table:formula="of:=(1/(SQRT(2*3.1415926535)*([.$C$12]*(SQRT(([.$C$10]*[.$C$10])/([.$C$12]*[.$C$12])-SIN([.Q$2])*SIN([.Q$2]))-COS([.Q$2])))/6)) * EXP( -([.$E16]-([.$C$12]*(SQRT(([.$C$10]*[.$C$10])/([.$C$12]*[.$C$12])-SIN([.Q$2])*SIN([.Q$2]))-COS([.Q$2])))/2)*([.$E1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64101060584905">
            <text:p>0,0016410106</text:p>
          </table:table-cell>
          <table:table-cell table:formula="of:=(1/(SQRT(2*3.1415926535)*([.$C$12]*(SQRT(([.$C$10]*[.$C$10])/([.$C$12]*[.$C$12])-SIN([.R$2])*SIN([.R$2]))-COS([.R$2])))/6)) * EXP( -([.$E16]-([.$C$12]*(SQRT(([.$C$10]*[.$C$10])/([.$C$12]*[.$C$12])-SIN([.R$2])*SIN([.R$2]))-COS([.R$2])))/2)*([.$E1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8143617690664">
            <text:p>0,0018143618</text:p>
          </table:table-cell>
          <table:table-cell table:formula="of:=(1/(SQRT(2*3.1415926535)*([.$C$12]*(SQRT(([.$C$10]*[.$C$10])/([.$C$12]*[.$C$12])-SIN([.S$2])*SIN([.S$2]))-COS([.S$2])))/6)) * EXP( -([.$E16]-([.$C$12]*(SQRT(([.$C$10]*[.$C$10])/([.$C$12]*[.$C$12])-SIN([.S$2])*SIN([.S$2]))-COS([.S$2])))/2)*([.$E1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201958645123834">
            <text:p>0,0020195865</text:p>
          </table:table-cell>
          <table:table-cell table:formula="of:=(1/(SQRT(2*3.1415926535)*([.$C$12]*(SQRT(([.$C$10]*[.$C$10])/([.$C$12]*[.$C$12])-SIN([.T$2])*SIN([.T$2]))-COS([.T$2])))/6)) * EXP( -([.$E16]-([.$C$12]*(SQRT(([.$C$10]*[.$C$10])/([.$C$12]*[.$C$12])-SIN([.T$2])*SIN([.T$2]))-COS([.T$2])))/2)*([.$E1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204254345449536">
            <text:p>0,0020425435</text:p>
          </table:table-cell>
          <table:table-cell table:formula="of:=(1/(SQRT(2*3.1415926535)*([.$C$12]*(SQRT(([.$C$10]*[.$C$10])/([.$C$12]*[.$C$12])-SIN([.U$2])*SIN([.U$2]))-COS([.U$2])))/6)) * EXP( -([.$E16]-([.$C$12]*(SQRT(([.$C$10]*[.$C$10])/([.$C$12]*[.$C$12])-SIN([.U$2])*SIN([.U$2]))-COS([.U$2])))/2)*([.$E1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6291000894484">
            <text:p>0,0016291001</text:p>
          </table:table-cell>
          <table:table-cell table:formula="of:=(1/(SQRT(2*3.1415926535)*([.$C$12]*(SQRT(([.$C$10]*[.$C$10])/([.$C$12]*[.$C$12])-SIN([.V$2])*SIN([.V$2]))-COS([.V$2])))/6)) * EXP( -([.$E16]-([.$C$12]*(SQRT(([.$C$10]*[.$C$10])/([.$C$12]*[.$C$12])-SIN([.V$2])*SIN([.V$2]))-COS([.V$2])))/2)*([.$E1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908282363965393">
            <text:p>0,0009082824</text:p>
          </table:table-cell>
          <table:table-cell table:formula="of:=(1/(SQRT(2*3.1415926535)*([.$C$12]*(SQRT(([.$C$10]*[.$C$10])/([.$C$12]*[.$C$12])-SIN([.W$2])*SIN([.W$2]))-COS([.W$2])))/6)) * EXP( -([.$E16]-([.$C$12]*(SQRT(([.$C$10]*[.$C$10])/([.$C$12]*[.$C$12])-SIN([.W$2])*SIN([.W$2]))-COS([.W$2])))/2)*([.$E1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356554575800402">
            <text:p>0,0003565546</text:p>
          </table:table-cell>
          <table:table-cell table:formula="of:=(1/(SQRT(2*3.1415926535)*([.$C$12]*(SQRT(([.$C$10]*[.$C$10])/([.$C$12]*[.$C$12])-SIN([.X$2])*SIN([.X$2]))-COS([.X$2])))/6)) * EXP( -([.$E16]-([.$C$12]*(SQRT(([.$C$10]*[.$C$10])/([.$C$12]*[.$C$12])-SIN([.X$2])*SIN([.X$2]))-COS([.X$2])))/2)*([.$E1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121143622891945">
            <text:p>0,0001211436</text:p>
          </table:table-cell>
          <table:table-cell table:formula="of:=(1/(SQRT(2*3.1415926535)*([.$C$12]*(SQRT(([.$C$10]*[.$C$10])/([.$C$12]*[.$C$12])-SIN([.Y$2])*SIN([.Y$2]))-COS([.Y$2])))/6)) * EXP( -([.$E16]-([.$C$12]*(SQRT(([.$C$10]*[.$C$10])/([.$C$12]*[.$C$12])-SIN([.Y$2])*SIN([.Y$2]))-COS([.Y$2])))/2)*([.$E1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50634189205447">
            <text:p>5,0634189205447E-005</text:p>
          </table:table-cell>
          <table:table-cell table:formula="of:=(1/(SQRT(2*3.1415926535)*([.$C$12]*(SQRT(([.$C$10]*[.$C$10])/([.$C$12]*[.$C$12])-SIN([.Z$2])*SIN([.Z$2]))-COS([.Z$2])))/6)) * EXP( -([.$E16]-([.$C$12]*(SQRT(([.$C$10]*[.$C$10])/([.$C$12]*[.$C$12])-SIN([.Z$2])*SIN([.Z$2]))-COS([.Z$2])))/2)*([.$E1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362043622807103">
            <text:p>3,62043622807103E-00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653.333333333333">
            <text:p>653,3333333333</text:p>
          </table:table-cell>
          <table:table-cell table:formula="of:=(1/(SQRT(2*3.1415926535)*([.$C$12]*(SQRT(([.$C$10]*[.$C$10])/([.$C$12]*[.$C$12])-SIN([.F$2])*SIN([.F$2]))-COS([.F$2])))/6)) * EXP( -([.$E17]-([.$C$12]*(SQRT(([.$C$10]*[.$C$10])/([.$C$12]*[.$C$12])-SIN([.F$2])*SIN([.F$2]))-COS([.F$2])))/2)*([.$E1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776153106220002">
            <text:p>7,76153106220002E-006</text:p>
          </table:table-cell>
          <table:table-cell table:formula="of:=(1/(SQRT(2*3.1415926535)*([.$C$12]*(SQRT(([.$C$10]*[.$C$10])/([.$C$12]*[.$C$12])-SIN([.G$2])*SIN([.G$2]))-COS([.G$2])))/6)) * EXP( -([.$E17]-([.$C$12]*(SQRT(([.$C$10]*[.$C$10])/([.$C$12]*[.$C$12])-SIN([.G$2])*SIN([.G$2]))-COS([.G$2])))/2)*([.$E1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118307381927635">
            <text:p>1,18307381927635E-005</text:p>
          </table:table-cell>
          <table:table-cell table:formula="of:=(1/(SQRT(2*3.1415926535)*([.$C$12]*(SQRT(([.$C$10]*[.$C$10])/([.$C$12]*[.$C$12])-SIN([.H$2])*SIN([.H$2]))-COS([.H$2])))/6)) * EXP( -([.$E17]-([.$C$12]*(SQRT(([.$C$10]*[.$C$10])/([.$C$12]*[.$C$12])-SIN([.H$2])*SIN([.H$2]))-COS([.H$2])))/2)*([.$E1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356868103935095">
            <text:p>3,56868103935095E-005</text:p>
          </table:table-cell>
          <table:table-cell table:formula="of:=(1/(SQRT(2*3.1415926535)*([.$C$12]*(SQRT(([.$C$10]*[.$C$10])/([.$C$12]*[.$C$12])-SIN([.I$2])*SIN([.I$2]))-COS([.I$2])))/6)) * EXP( -([.$E17]-([.$C$12]*(SQRT(([.$C$10]*[.$C$10])/([.$C$12]*[.$C$12])-SIN([.I$2])*SIN([.I$2]))-COS([.I$2])))/2)*([.$E1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143246675538511">
            <text:p>0,0001432467</text:p>
          </table:table-cell>
          <table:table-cell table:formula="of:=(1/(SQRT(2*3.1415926535)*([.$C$12]*(SQRT(([.$C$10]*[.$C$10])/([.$C$12]*[.$C$12])-SIN([.J$2])*SIN([.J$2]))-COS([.J$2])))/6)) * EXP( -([.$E17]-([.$C$12]*(SQRT(([.$C$10]*[.$C$10])/([.$C$12]*[.$C$12])-SIN([.J$2])*SIN([.J$2]))-COS([.J$2])))/2)*([.$E1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498298606192917">
            <text:p>0,0004982986</text:p>
          </table:table-cell>
          <table:table-cell table:formula="of:=(1/(SQRT(2*3.1415926535)*([.$C$12]*(SQRT(([.$C$10]*[.$C$10])/([.$C$12]*[.$C$12])-SIN([.K$2])*SIN([.K$2]))-COS([.K$2])))/6)) * EXP( -([.$E17]-([.$C$12]*(SQRT(([.$C$10]*[.$C$10])/([.$C$12]*[.$C$12])-SIN([.K$2])*SIN([.K$2]))-COS([.K$2])))/2)*([.$E1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115551127542403">
            <text:p>0,0011555113</text:p>
          </table:table-cell>
          <table:table-cell table:formula="of:=(1/(SQRT(2*3.1415926535)*([.$C$12]*(SQRT(([.$C$10]*[.$C$10])/([.$C$12]*[.$C$12])-SIN([.L$2])*SIN([.L$2]))-COS([.L$2])))/6)) * EXP( -([.$E17]-([.$C$12]*(SQRT(([.$C$10]*[.$C$10])/([.$C$12]*[.$C$12])-SIN([.L$2])*SIN([.L$2]))-COS([.L$2])))/2)*([.$E1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73760077087152">
            <text:p>0,0017376008</text:p>
          </table:table-cell>
          <table:table-cell table:formula="of:=(1/(SQRT(2*3.1415926535)*([.$C$12]*(SQRT(([.$C$10]*[.$C$10])/([.$C$12]*[.$C$12])-SIN([.M$2])*SIN([.M$2]))-COS([.M$2])))/6)) * EXP( -([.$E17]-([.$C$12]*(SQRT(([.$C$10]*[.$C$10])/([.$C$12]*[.$C$12])-SIN([.M$2])*SIN([.M$2]))-COS([.M$2])))/2)*([.$E1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9261503816235">
            <text:p>0,0019261504</text:p>
          </table:table-cell>
          <table:table-cell table:formula="of:=(1/(SQRT(2*3.1415926535)*([.$C$12]*(SQRT(([.$C$10]*[.$C$10])/([.$C$12]*[.$C$12])-SIN([.N$2])*SIN([.N$2]))-COS([.N$2])))/6)) * EXP( -([.$E17]-([.$C$12]*(SQRT(([.$C$10]*[.$C$10])/([.$C$12]*[.$C$12])-SIN([.N$2])*SIN([.N$2]))-COS([.N$2])))/2)*([.$E1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84695216783501">
            <text:p>0,0018469522</text:p>
          </table:table-cell>
          <table:table-cell table:formula="of:=(1/(SQRT(2*3.1415926535)*([.$C$12]*(SQRT(([.$C$10]*[.$C$10])/([.$C$12]*[.$C$12])-SIN([.O$2])*SIN([.O$2]))-COS([.O$2])))/6)) * EXP( -([.$E17]-([.$C$12]*(SQRT(([.$C$10]*[.$C$10])/([.$C$12]*[.$C$12])-SIN([.O$2])*SIN([.O$2]))-COS([.O$2])))/2)*([.$E1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72559620303227">
            <text:p>0,0017255962</text:p>
          </table:table-cell>
          <table:table-cell table:formula="of:=(1/(SQRT(2*3.1415926535)*([.$C$12]*(SQRT(([.$C$10]*[.$C$10])/([.$C$12]*[.$C$12])-SIN([.P$2])*SIN([.P$2]))-COS([.P$2])))/6)) * EXP( -([.$E17]-([.$C$12]*(SQRT(([.$C$10]*[.$C$10])/([.$C$12]*[.$C$12])-SIN([.P$2])*SIN([.P$2]))-COS([.P$2])))/2)*([.$E1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67589725991876">
            <text:p>0,0016758973</text:p>
          </table:table-cell>
          <table:table-cell table:formula="of:=(1/(SQRT(2*3.1415926535)*([.$C$12]*(SQRT(([.$C$10]*[.$C$10])/([.$C$12]*[.$C$12])-SIN([.Q$2])*SIN([.Q$2]))-COS([.Q$2])))/6)) * EXP( -([.$E17]-([.$C$12]*(SQRT(([.$C$10]*[.$C$10])/([.$C$12]*[.$C$12])-SIN([.Q$2])*SIN([.Q$2]))-COS([.Q$2])))/2)*([.$E1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72559620297775">
            <text:p>0,0017255962</text:p>
          </table:table-cell>
          <table:table-cell table:formula="of:=(1/(SQRT(2*3.1415926535)*([.$C$12]*(SQRT(([.$C$10]*[.$C$10])/([.$C$12]*[.$C$12])-SIN([.R$2])*SIN([.R$2]))-COS([.R$2])))/6)) * EXP( -([.$E17]-([.$C$12]*(SQRT(([.$C$10]*[.$C$10])/([.$C$12]*[.$C$12])-SIN([.R$2])*SIN([.R$2]))-COS([.R$2])))/2)*([.$E1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84695216776101">
            <text:p>0,0018469522</text:p>
          </table:table-cell>
          <table:table-cell table:formula="of:=(1/(SQRT(2*3.1415926535)*([.$C$12]*(SQRT(([.$C$10]*[.$C$10])/([.$C$12]*[.$C$12])-SIN([.S$2])*SIN([.S$2]))-COS([.S$2])))/6)) * EXP( -([.$E17]-([.$C$12]*(SQRT(([.$C$10]*[.$C$10])/([.$C$12]*[.$C$12])-SIN([.S$2])*SIN([.S$2]))-COS([.S$2])))/2)*([.$E1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92615038163017">
            <text:p>0,0019261504</text:p>
          </table:table-cell>
          <table:table-cell table:formula="of:=(1/(SQRT(2*3.1415926535)*([.$C$12]*(SQRT(([.$C$10]*[.$C$10])/([.$C$12]*[.$C$12])-SIN([.T$2])*SIN([.T$2]))-COS([.T$2])))/6)) * EXP( -([.$E17]-([.$C$12]*(SQRT(([.$C$10]*[.$C$10])/([.$C$12]*[.$C$12])-SIN([.T$2])*SIN([.T$2]))-COS([.T$2])))/2)*([.$E1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73760077109782">
            <text:p>0,0017376008</text:p>
          </table:table-cell>
          <table:table-cell table:formula="of:=(1/(SQRT(2*3.1415926535)*([.$C$12]*(SQRT(([.$C$10]*[.$C$10])/([.$C$12]*[.$C$12])-SIN([.U$2])*SIN([.U$2]))-COS([.U$2])))/6)) * EXP( -([.$E17]-([.$C$12]*(SQRT(([.$C$10]*[.$C$10])/([.$C$12]*[.$C$12])-SIN([.U$2])*SIN([.U$2]))-COS([.U$2])))/2)*([.$E1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115551127582815">
            <text:p>0,0011555113</text:p>
          </table:table-cell>
          <table:table-cell table:formula="of:=(1/(SQRT(2*3.1415926535)*([.$C$12]*(SQRT(([.$C$10]*[.$C$10])/([.$C$12]*[.$C$12])-SIN([.V$2])*SIN([.V$2]))-COS([.V$2])))/6)) * EXP( -([.$E17]-([.$C$12]*(SQRT(([.$C$10]*[.$C$10])/([.$C$12]*[.$C$12])-SIN([.V$2])*SIN([.V$2]))-COS([.V$2])))/2)*([.$E1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498298606496973">
            <text:p>0,0004982986</text:p>
          </table:table-cell>
          <table:table-cell table:formula="of:=(1/(SQRT(2*3.1415926535)*([.$C$12]*(SQRT(([.$C$10]*[.$C$10])/([.$C$12]*[.$C$12])-SIN([.W$2])*SIN([.W$2]))-COS([.W$2])))/6)) * EXP( -([.$E17]-([.$C$12]*(SQRT(([.$C$10]*[.$C$10])/([.$C$12]*[.$C$12])-SIN([.W$2])*SIN([.W$2]))-COS([.W$2])))/2)*([.$E1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14324667565159">
            <text:p>0,0001432467</text:p>
          </table:table-cell>
          <table:table-cell table:formula="of:=(1/(SQRT(2*3.1415926535)*([.$C$12]*(SQRT(([.$C$10]*[.$C$10])/([.$C$12]*[.$C$12])-SIN([.X$2])*SIN([.X$2]))-COS([.X$2])))/6)) * EXP( -([.$E17]-([.$C$12]*(SQRT(([.$C$10]*[.$C$10])/([.$C$12]*[.$C$12])-SIN([.X$2])*SIN([.X$2]))-COS([.X$2])))/2)*([.$E1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356868104205097">
            <text:p>3,56868104205097E-005</text:p>
          </table:table-cell>
          <table:table-cell table:formula="of:=(1/(SQRT(2*3.1415926535)*([.$C$12]*(SQRT(([.$C$10]*[.$C$10])/([.$C$12]*[.$C$12])-SIN([.Y$2])*SIN([.Y$2]))-COS([.Y$2])))/6)) * EXP( -([.$E17]-([.$C$12]*(SQRT(([.$C$10]*[.$C$10])/([.$C$12]*[.$C$12])-SIN([.Y$2])*SIN([.Y$2]))-COS([.Y$2])))/2)*([.$E1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118307381982737">
            <text:p>1,18307381982737E-005</text:p>
          </table:table-cell>
          <table:table-cell table:formula="of:=(1/(SQRT(2*3.1415926535)*([.$C$12]*(SQRT(([.$C$10]*[.$C$10])/([.$C$12]*[.$C$12])-SIN([.Z$2])*SIN([.Z$2]))-COS([.Z$2])))/6)) * EXP( -([.$E17]-([.$C$12]*(SQRT(([.$C$10]*[.$C$10])/([.$C$12]*[.$C$12])-SIN([.Z$2])*SIN([.Z$2]))-COS([.Z$2])))/2)*([.$E1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776153106220002">
            <text:p>7,76153106220002E-00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700">
            <text:p>700</text:p>
          </table:table-cell>
          <table:table-cell table:formula="of:=(1/(SQRT(2*3.1415926535)*([.$C$12]*(SQRT(([.$C$10]*[.$C$10])/([.$C$12]*[.$C$12])-SIN([.F$2])*SIN([.F$2]))-COS([.F$2])))/6)) * EXP( -([.$E18]-([.$C$12]*(SQRT(([.$C$10]*[.$C$10])/([.$C$12]*[.$C$12])-SIN([.F$2])*SIN([.F$2]))-COS([.F$2])))/2)*([.$E1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133830225766799">
            <text:p>1,33830225766799E-006</text:p>
          </table:table-cell>
          <table:table-cell table:formula="of:=(1/(SQRT(2*3.1415926535)*([.$C$12]*(SQRT(([.$C$10]*[.$C$10])/([.$C$12]*[.$C$12])-SIN([.G$2])*SIN([.G$2]))-COS([.G$2])))/6)) * EXP( -([.$E18]-([.$C$12]*(SQRT(([.$C$10]*[.$C$10])/([.$C$12]*[.$C$12])-SIN([.G$2])*SIN([.G$2]))-COS([.G$2])))/2)*([.$E1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224205181939538">
            <text:p>2,24205181939538E-006</text:p>
          </table:table-cell>
          <table:table-cell table:formula="of:=(1/(SQRT(2*3.1415926535)*([.$C$12]*(SQRT(([.$C$10]*[.$C$10])/([.$C$12]*[.$C$12])-SIN([.H$2])*SIN([.H$2]))-COS([.H$2])))/6)) * EXP( -([.$E18]-([.$C$12]*(SQRT(([.$C$10]*[.$C$10])/([.$C$12]*[.$C$12])-SIN([.H$2])*SIN([.H$2]))-COS([.H$2])))/2)*([.$E1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872405386531569">
            <text:p>8,72405386531569E-006</text:p>
          </table:table-cell>
          <table:table-cell table:formula="of:=(1/(SQRT(2*3.1415926535)*([.$C$12]*(SQRT(([.$C$10]*[.$C$10])/([.$C$12]*[.$C$12])-SIN([.I$2])*SIN([.I$2]))-COS([.I$2])))/6)) * EXP( -([.$E18]-([.$C$12]*(SQRT(([.$C$10]*[.$C$10])/([.$C$12]*[.$C$12])-SIN([.I$2])*SIN([.I$2]))-COS([.I$2])))/2)*([.$E1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492837929093797">
            <text:p>4,92837929093797E-005</text:p>
          </table:table-cell>
          <table:table-cell table:formula="of:=(1/(SQRT(2*3.1415926535)*([.$C$12]*(SQRT(([.$C$10]*[.$C$10])/([.$C$12]*[.$C$12])-SIN([.J$2])*SIN([.J$2]))-COS([.J$2])))/6)) * EXP( -([.$E18]-([.$C$12]*(SQRT(([.$C$10]*[.$C$10])/([.$C$12]*[.$C$12])-SIN([.J$2])*SIN([.J$2]))-COS([.J$2])))/2)*([.$E1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241945430123483">
            <text:p>0,0002419454</text:p>
          </table:table-cell>
          <table:table-cell table:formula="of:=(1/(SQRT(2*3.1415926535)*([.$C$12]*(SQRT(([.$C$10]*[.$C$10])/([.$C$12]*[.$C$12])-SIN([.K$2])*SIN([.K$2]))-COS([.K$2])))/6)) * EXP( -([.$E18]-([.$C$12]*(SQRT(([.$C$10]*[.$C$10])/([.$C$12]*[.$C$12])-SIN([.K$2])*SIN([.K$2]))-COS([.K$2])))/2)*([.$E1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746562989608601">
            <text:p>0,000746563</text:p>
          </table:table-cell>
          <table:table-cell table:formula="of:=(1/(SQRT(2*3.1415926535)*([.$C$12]*(SQRT(([.$C$10]*[.$C$10])/([.$C$12]*[.$C$12])-SIN([.L$2])*SIN([.L$2]))-COS([.L$2])))/6)) * EXP( -([.$E18]-([.$C$12]*(SQRT(([.$C$10]*[.$C$10])/([.$C$12]*[.$C$12])-SIN([.L$2])*SIN([.L$2]))-COS([.L$2])))/2)*([.$E1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37642436977539">
            <text:p>0,0013764244</text:p>
          </table:table-cell>
          <table:table-cell table:formula="of:=(1/(SQRT(2*3.1415926535)*([.$C$12]*(SQRT(([.$C$10]*[.$C$10])/([.$C$12]*[.$C$12])-SIN([.M$2])*SIN([.M$2]))-COS([.M$2])))/6)) * EXP( -([.$E18]-([.$C$12]*(SQRT(([.$C$10]*[.$C$10])/([.$C$12]*[.$C$12])-SIN([.M$2])*SIN([.M$2]))-COS([.M$2])))/2)*([.$E1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73667569059853">
            <text:p>0,0017366757</text:p>
          </table:table-cell>
          <table:table-cell table:formula="of:=(1/(SQRT(2*3.1415926535)*([.$C$12]*(SQRT(([.$C$10]*[.$C$10])/([.$C$12]*[.$C$12])-SIN([.N$2])*SIN([.N$2]))-COS([.N$2])))/6)) * EXP( -([.$E18]-([.$C$12]*(SQRT(([.$C$10]*[.$C$10])/([.$C$12]*[.$C$12])-SIN([.N$2])*SIN([.N$2]))-COS([.N$2])))/2)*([.$E1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79433027823978">
            <text:p>0,0017943303</text:p>
          </table:table-cell>
          <table:table-cell table:formula="of:=(1/(SQRT(2*3.1415926535)*([.$C$12]*(SQRT(([.$C$10]*[.$C$10])/([.$C$12]*[.$C$12])-SIN([.O$2])*SIN([.O$2]))-COS([.O$2])))/6)) * EXP( -([.$E18]-([.$C$12]*(SQRT(([.$C$10]*[.$C$10])/([.$C$12]*[.$C$12])-SIN([.O$2])*SIN([.O$2]))-COS([.O$2])))/2)*([.$E1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74059912105124">
            <text:p>0,0017405991</text:p>
          </table:table-cell>
          <table:table-cell table:formula="of:=(1/(SQRT(2*3.1415926535)*([.$C$12]*(SQRT(([.$C$10]*[.$C$10])/([.$C$12]*[.$C$12])-SIN([.P$2])*SIN([.P$2]))-COS([.P$2])))/6)) * EXP( -([.$E18]-([.$C$12]*(SQRT(([.$C$10]*[.$C$10])/([.$C$12]*[.$C$12])-SIN([.P$2])*SIN([.P$2]))-COS([.P$2])))/2)*([.$E1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70975263031629">
            <text:p>0,0017097526</text:p>
          </table:table-cell>
          <table:table-cell table:formula="of:=(1/(SQRT(2*3.1415926535)*([.$C$12]*(SQRT(([.$C$10]*[.$C$10])/([.$C$12]*[.$C$12])-SIN([.Q$2])*SIN([.Q$2]))-COS([.Q$2])))/6)) * EXP( -([.$E18]-([.$C$12]*(SQRT(([.$C$10]*[.$C$10])/([.$C$12]*[.$C$12])-SIN([.Q$2])*SIN([.Q$2]))-COS([.Q$2])))/2)*([.$E1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7405991210194">
            <text:p>0,0017405991</text:p>
          </table:table-cell>
          <table:table-cell table:formula="of:=(1/(SQRT(2*3.1415926535)*([.$C$12]*(SQRT(([.$C$10]*[.$C$10])/([.$C$12]*[.$C$12])-SIN([.R$2])*SIN([.R$2]))-COS([.R$2])))/6)) * EXP( -([.$E18]-([.$C$12]*(SQRT(([.$C$10]*[.$C$10])/([.$C$12]*[.$C$12])-SIN([.R$2])*SIN([.R$2]))-COS([.R$2])))/2)*([.$E1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79433027822294">
            <text:p>0,0017943303</text:p>
          </table:table-cell>
          <table:table-cell table:formula="of:=(1/(SQRT(2*3.1415926535)*([.$C$12]*(SQRT(([.$C$10]*[.$C$10])/([.$C$12]*[.$C$12])-SIN([.S$2])*SIN([.S$2]))-COS([.S$2])))/6)) * EXP( -([.$E18]-([.$C$12]*(SQRT(([.$C$10]*[.$C$10])/([.$C$12]*[.$C$12])-SIN([.S$2])*SIN([.S$2]))-COS([.S$2])))/2)*([.$E1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73667569070249">
            <text:p>0,0017366757</text:p>
          </table:table-cell>
          <table:table-cell table:formula="of:=(1/(SQRT(2*3.1415926535)*([.$C$12]*(SQRT(([.$C$10]*[.$C$10])/([.$C$12]*[.$C$12])-SIN([.T$2])*SIN([.T$2]))-COS([.T$2])))/6)) * EXP( -([.$E18]-([.$C$12]*(SQRT(([.$C$10]*[.$C$10])/([.$C$12]*[.$C$12])-SIN([.T$2])*SIN([.T$2]))-COS([.T$2])))/2)*([.$E1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37642437008351">
            <text:p>0,0013764244</text:p>
          </table:table-cell>
          <table:table-cell table:formula="of:=(1/(SQRT(2*3.1415926535)*([.$C$12]*(SQRT(([.$C$10]*[.$C$10])/([.$C$12]*[.$C$12])-SIN([.U$2])*SIN([.U$2]))-COS([.U$2])))/6)) * EXP( -([.$E18]-([.$C$12]*(SQRT(([.$C$10]*[.$C$10])/([.$C$12]*[.$C$12])-SIN([.U$2])*SIN([.U$2]))-COS([.U$2])))/2)*([.$E1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746562989974448">
            <text:p>0,000746563</text:p>
          </table:table-cell>
          <table:table-cell table:formula="of:=(1/(SQRT(2*3.1415926535)*([.$C$12]*(SQRT(([.$C$10]*[.$C$10])/([.$C$12]*[.$C$12])-SIN([.V$2])*SIN([.V$2]))-COS([.V$2])))/6)) * EXP( -([.$E18]-([.$C$12]*(SQRT(([.$C$10]*[.$C$10])/([.$C$12]*[.$C$12])-SIN([.V$2])*SIN([.V$2]))-COS([.V$2])))/2)*([.$E1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241945430315681">
            <text:p>0,0002419454</text:p>
          </table:table-cell>
          <table:table-cell table:formula="of:=(1/(SQRT(2*3.1415926535)*([.$C$12]*(SQRT(([.$C$10]*[.$C$10])/([.$C$12]*[.$C$12])-SIN([.W$2])*SIN([.W$2]))-COS([.W$2])))/6)) * EXP( -([.$E18]-([.$C$12]*(SQRT(([.$C$10]*[.$C$10])/([.$C$12]*[.$C$12])-SIN([.W$2])*SIN([.W$2]))-COS([.W$2])))/2)*([.$E1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492837929583195">
            <text:p>4,92837929583195E-005</text:p>
          </table:table-cell>
          <table:table-cell table:formula="of:=(1/(SQRT(2*3.1415926535)*([.$C$12]*(SQRT(([.$C$10]*[.$C$10])/([.$C$12]*[.$C$12])-SIN([.X$2])*SIN([.X$2]))-COS([.X$2])))/6)) * EXP( -([.$E18]-([.$C$12]*(SQRT(([.$C$10]*[.$C$10])/([.$C$12]*[.$C$12])-SIN([.X$2])*SIN([.X$2]))-COS([.X$2])))/2)*([.$E1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872405387347493">
            <text:p>8,72405387347493E-006</text:p>
          </table:table-cell>
          <table:table-cell table:formula="of:=(1/(SQRT(2*3.1415926535)*([.$C$12]*(SQRT(([.$C$10]*[.$C$10])/([.$C$12]*[.$C$12])-SIN([.Y$2])*SIN([.Y$2]))-COS([.Y$2])))/6)) * EXP( -([.$E18]-([.$C$12]*(SQRT(([.$C$10]*[.$C$10])/([.$C$12]*[.$C$12])-SIN([.Y$2])*SIN([.Y$2]))-COS([.Y$2])))/2)*([.$E1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224205182067531">
            <text:p>2,24205182067531E-006</text:p>
          </table:table-cell>
          <table:table-cell table:formula="of:=(1/(SQRT(2*3.1415926535)*([.$C$12]*(SQRT(([.$C$10]*[.$C$10])/([.$C$12]*[.$C$12])-SIN([.Z$2])*SIN([.Z$2]))-COS([.Z$2])))/6)) * EXP( -([.$E18]-([.$C$12]*(SQRT(([.$C$10]*[.$C$10])/([.$C$12]*[.$C$12])-SIN([.Z$2])*SIN([.Z$2]))-COS([.Z$2])))/2)*([.$E1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133830225766799">
            <text:p>1,33830225766799E-00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746.666666666667">
            <text:p>746,6666666667</text:p>
          </table:table-cell>
          <table:table-cell table:formula="of:=(1/(SQRT(2*3.1415926535)*([.$C$12]*(SQRT(([.$C$10]*[.$C$10])/([.$C$12]*[.$C$12])-SIN([.F$2])*SIN([.F$2]))-COS([.F$2])))/6)) * EXP( -([.$E19]-([.$C$12]*(SQRT(([.$C$10]*[.$C$10])/([.$C$12]*[.$C$12])-SIN([.F$2])*SIN([.F$2]))-COS([.F$2])))/2)*([.$E1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185601436894832">
            <text:p>1,85601436894832E-007</text:p>
          </table:table-cell>
          <table:table-cell table:formula="of:=(1/(SQRT(2*3.1415926535)*([.$C$12]*(SQRT(([.$C$10]*[.$C$10])/([.$C$12]*[.$C$12])-SIN([.G$2])*SIN([.G$2]))-COS([.G$2])))/6)) * EXP( -([.$E19]-([.$C$12]*(SQRT(([.$C$10]*[.$C$10])/([.$C$12]*[.$C$12])-SIN([.G$2])*SIN([.G$2]))-COS([.G$2])))/2)*([.$E1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344623799770708">
            <text:p>3,44623799770708E-007</text:p>
          </table:table-cell>
          <table:table-cell table:formula="of:=(1/(SQRT(2*3.1415926535)*([.$C$12]*(SQRT(([.$C$10]*[.$C$10])/([.$C$12]*[.$C$12])-SIN([.H$2])*SIN([.H$2]))-COS([.H$2])))/6)) * EXP( -([.$E19]-([.$C$12]*(SQRT(([.$C$10]*[.$C$10])/([.$C$12]*[.$C$12])-SIN([.H$2])*SIN([.H$2]))-COS([.H$2])))/2)*([.$E1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176983334008469">
            <text:p>1,76983334008469E-006</text:p>
          </table:table-cell>
          <table:table-cell table:formula="of:=(1/(SQRT(2*3.1415926535)*([.$C$12]*(SQRT(([.$C$10]*[.$C$10])/([.$C$12]*[.$C$12])-SIN([.I$2])*SIN([.I$2]))-COS([.I$2])))/6)) * EXP( -([.$E19]-([.$C$12]*(SQRT(([.$C$10]*[.$C$10])/([.$C$12]*[.$C$12])-SIN([.I$2])*SIN([.I$2]))-COS([.I$2])))/2)*([.$E1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145206056490193">
            <text:p>1,45206056490193E-005</text:p>
          </table:table-cell>
          <table:table-cell table:formula="of:=(1/(SQRT(2*3.1415926535)*([.$C$12]*(SQRT(([.$C$10]*[.$C$10])/([.$C$12]*[.$C$12])-SIN([.J$2])*SIN([.J$2]))-COS([.J$2])))/6)) * EXP( -([.$E19]-([.$C$12]*(SQRT(([.$C$10]*[.$C$10])/([.$C$12]*[.$C$12])-SIN([.J$2])*SIN([.J$2]))-COS([.J$2])))/2)*([.$E1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103969064169405">
            <text:p>0,0001039691</text:p>
          </table:table-cell>
          <table:table-cell table:formula="of:=(1/(SQRT(2*3.1415926535)*([.$C$12]*(SQRT(([.$C$10]*[.$C$10])/([.$C$12]*[.$C$12])-SIN([.K$2])*SIN([.K$2]))-COS([.K$2])))/6)) * EXP( -([.$E19]-([.$C$12]*(SQRT(([.$C$10]*[.$C$10])/([.$C$12]*[.$C$12])-SIN([.K$2])*SIN([.K$2]))-COS([.K$2])))/2)*([.$E1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439364104978712">
            <text:p>0,0004393641</text:p>
          </table:table-cell>
          <table:table-cell table:formula="of:=(1/(SQRT(2*3.1415926535)*([.$C$12]*(SQRT(([.$C$10]*[.$C$10])/([.$C$12]*[.$C$12])-SIN([.L$2])*SIN([.L$2]))-COS([.L$2])))/6)) * EXP( -([.$E19]-([.$C$12]*(SQRT(([.$C$10]*[.$C$10])/([.$C$12]*[.$C$12])-SIN([.L$2])*SIN([.L$2]))-COS([.L$2])))/2)*([.$E1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101526254099224">
            <text:p>0,0010152625</text:p>
          </table:table-cell>
          <table:table-cell table:formula="of:=(1/(SQRT(2*3.1415926535)*([.$C$12]*(SQRT(([.$C$10]*[.$C$10])/([.$C$12]*[.$C$12])-SIN([.M$2])*SIN([.M$2]))-COS([.M$2])))/6)) * EXP( -([.$E19]-([.$C$12]*(SQRT(([.$C$10]*[.$C$10])/([.$C$12]*[.$C$12])-SIN([.M$2])*SIN([.M$2]))-COS([.M$2])))/2)*([.$E1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4802942457847">
            <text:p>0,0014802942</text:p>
          </table:table-cell>
          <table:table-cell table:formula="of:=(1/(SQRT(2*3.1415926535)*([.$C$12]*(SQRT(([.$C$10]*[.$C$10])/([.$C$12]*[.$C$12])-SIN([.N$2])*SIN([.N$2]))-COS([.N$2])))/6)) * EXP( -([.$E19]-([.$C$12]*(SQRT(([.$C$10]*[.$C$10])/([.$C$12]*[.$C$12])-SIN([.N$2])*SIN([.N$2]))-COS([.N$2])))/2)*([.$E1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66365817462612">
            <text:p>0,0016636582</text:p>
          </table:table-cell>
          <table:table-cell table:formula="of:=(1/(SQRT(2*3.1415926535)*([.$C$12]*(SQRT(([.$C$10]*[.$C$10])/([.$C$12]*[.$C$12])-SIN([.O$2])*SIN([.O$2]))-COS([.O$2])))/6)) * EXP( -([.$E19]-([.$C$12]*(SQRT(([.$C$10]*[.$C$10])/([.$C$12]*[.$C$12])-SIN([.O$2])*SIN([.O$2]))-COS([.O$2])))/2)*([.$E1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68418633045579">
            <text:p>0,0016841863</text:p>
          </table:table-cell>
          <table:table-cell table:formula="of:=(1/(SQRT(2*3.1415926535)*([.$C$12]*(SQRT(([.$C$10]*[.$C$10])/([.$C$12]*[.$C$12])-SIN([.P$2])*SIN([.P$2]))-COS([.P$2])))/6)) * EXP( -([.$E19]-([.$C$12]*(SQRT(([.$C$10]*[.$C$10])/([.$C$12]*[.$C$12])-SIN([.P$2])*SIN([.P$2]))-COS([.P$2])))/2)*([.$E1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67589725991876">
            <text:p>0,0016758973</text:p>
          </table:table-cell>
          <table:table-cell table:formula="of:=(1/(SQRT(2*3.1415926535)*([.$C$12]*(SQRT(([.$C$10]*[.$C$10])/([.$C$12]*[.$C$12])-SIN([.Q$2])*SIN([.Q$2]))-COS([.Q$2])))/6)) * EXP( -([.$E19]-([.$C$12]*(SQRT(([.$C$10]*[.$C$10])/([.$C$12]*[.$C$12])-SIN([.Q$2])*SIN([.Q$2]))-COS([.Q$2])))/2)*([.$E1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68418633045052">
            <text:p>0,0016841863</text:p>
          </table:table-cell>
          <table:table-cell table:formula="of:=(1/(SQRT(2*3.1415926535)*([.$C$12]*(SQRT(([.$C$10]*[.$C$10])/([.$C$12]*[.$C$12])-SIN([.R$2])*SIN([.R$2]))-COS([.R$2])))/6)) * EXP( -([.$E19]-([.$C$12]*(SQRT(([.$C$10]*[.$C$10])/([.$C$12]*[.$C$12])-SIN([.R$2])*SIN([.R$2]))-COS([.R$2])))/2)*([.$E1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66365817466828">
            <text:p>0,0016636582</text:p>
          </table:table-cell>
          <table:table-cell table:formula="of:=(1/(SQRT(2*3.1415926535)*([.$C$12]*(SQRT(([.$C$10]*[.$C$10])/([.$C$12]*[.$C$12])-SIN([.S$2])*SIN([.S$2]))-COS([.S$2])))/6)) * EXP( -([.$E19]-([.$C$12]*(SQRT(([.$C$10]*[.$C$10])/([.$C$12]*[.$C$12])-SIN([.S$2])*SIN([.S$2]))-COS([.S$2])))/2)*([.$E1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48029424596701">
            <text:p>0,0014802942</text:p>
          </table:table-cell>
          <table:table-cell table:formula="of:=(1/(SQRT(2*3.1415926535)*([.$C$12]*(SQRT(([.$C$10]*[.$C$10])/([.$C$12]*[.$C$12])-SIN([.T$2])*SIN([.T$2]))-COS([.T$2])))/6)) * EXP( -([.$E19]-([.$C$12]*(SQRT(([.$C$10]*[.$C$10])/([.$C$12]*[.$C$12])-SIN([.T$2])*SIN([.T$2]))-COS([.T$2])))/2)*([.$E1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101526254132525">
            <text:p>0,0010152625</text:p>
          </table:table-cell>
          <table:table-cell table:formula="of:=(1/(SQRT(2*3.1415926535)*([.$C$12]*(SQRT(([.$C$10]*[.$C$10])/([.$C$12]*[.$C$12])-SIN([.U$2])*SIN([.U$2]))-COS([.U$2])))/6)) * EXP( -([.$E19]-([.$C$12]*(SQRT(([.$C$10]*[.$C$10])/([.$C$12]*[.$C$12])-SIN([.U$2])*SIN([.U$2]))-COS([.U$2])))/2)*([.$E1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439364105262094">
            <text:p>0,0004393641</text:p>
          </table:table-cell>
          <table:table-cell table:formula="of:=(1/(SQRT(2*3.1415926535)*([.$C$12]*(SQRT(([.$C$10]*[.$C$10])/([.$C$12]*[.$C$12])-SIN([.V$2])*SIN([.V$2]))-COS([.V$2])))/6)) * EXP( -([.$E19]-([.$C$12]*(SQRT(([.$C$10]*[.$C$10])/([.$C$12]*[.$C$12])-SIN([.V$2])*SIN([.V$2]))-COS([.V$2])))/2)*([.$E1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103969064273023">
            <text:p>0,0001039691</text:p>
          </table:table-cell>
          <table:table-cell table:formula="of:=(1/(SQRT(2*3.1415926535)*([.$C$12]*(SQRT(([.$C$10]*[.$C$10])/([.$C$12]*[.$C$12])-SIN([.W$2])*SIN([.W$2]))-COS([.W$2])))/6)) * EXP( -([.$E19]-([.$C$12]*(SQRT(([.$C$10]*[.$C$10])/([.$C$12]*[.$C$12])-SIN([.W$2])*SIN([.W$2]))-COS([.W$2])))/2)*([.$E1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145206056666719">
            <text:p>1,45206056666719E-005</text:p>
          </table:table-cell>
          <table:table-cell table:formula="of:=(1/(SQRT(2*3.1415926535)*([.$C$12]*(SQRT(([.$C$10]*[.$C$10])/([.$C$12]*[.$C$12])-SIN([.X$2])*SIN([.X$2]))-COS([.X$2])))/6)) * EXP( -([.$E19]-([.$C$12]*(SQRT(([.$C$10]*[.$C$10])/([.$C$12]*[.$C$12])-SIN([.X$2])*SIN([.X$2]))-COS([.X$2])))/2)*([.$E1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176983334208484">
            <text:p>1,76983334208484E-006</text:p>
          </table:table-cell>
          <table:table-cell table:formula="of:=(1/(SQRT(2*3.1415926535)*([.$C$12]*(SQRT(([.$C$10]*[.$C$10])/([.$C$12]*[.$C$12])-SIN([.Y$2])*SIN([.Y$2]))-COS([.Y$2])))/6)) * EXP( -([.$E19]-([.$C$12]*(SQRT(([.$C$10]*[.$C$10])/([.$C$12]*[.$C$12])-SIN([.Y$2])*SIN([.Y$2]))-COS([.Y$2])))/2)*([.$E1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344623800006901">
            <text:p>3,44623800006901E-007</text:p>
          </table:table-cell>
          <table:table-cell table:formula="of:=(1/(SQRT(2*3.1415926535)*([.$C$12]*(SQRT(([.$C$10]*[.$C$10])/([.$C$12]*[.$C$12])-SIN([.Z$2])*SIN([.Z$2]))-COS([.Z$2])))/6)) * EXP( -([.$E19]-([.$C$12]*(SQRT(([.$C$10]*[.$C$10])/([.$C$12]*[.$C$12])-SIN([.Z$2])*SIN([.Z$2]))-COS([.Z$2])))/2)*([.$E1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185601436894832">
            <text:p>1,85601436894832E-00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793.333333333333">
            <text:p>793,3333333333</text:p>
          </table:table-cell>
          <table:table-cell table:formula="of:=(1/(SQRT(2*3.1415926535)*([.$C$12]*(SQRT(([.$C$10]*[.$C$10])/([.$C$12]*[.$C$12])-SIN([.F$2])*SIN([.F$2]))-COS([.F$2])))/6)) * EXP( -([.$E20]-([.$C$12]*(SQRT(([.$C$10]*[.$C$10])/([.$C$12]*[.$C$12])-SIN([.F$2])*SIN([.F$2]))-COS([.F$2])))/2)*([.$E2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207027849295023">
            <text:p>2,07027849295023E-008</text:p>
          </table:table-cell>
          <table:table-cell table:formula="of:=(1/(SQRT(2*3.1415926535)*([.$C$12]*(SQRT(([.$C$10]*[.$C$10])/([.$C$12]*[.$C$12])-SIN([.G$2])*SIN([.G$2]))-COS([.G$2])))/6)) * EXP( -([.$E20]-([.$C$12]*(SQRT(([.$C$10]*[.$C$10])/([.$C$12]*[.$C$12])-SIN([.G$2])*SIN([.G$2]))-COS([.G$2])))/2)*([.$E2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429645933401098">
            <text:p>0,000000043</text:p>
          </table:table-cell>
          <table:table-cell table:formula="of:=(1/(SQRT(2*3.1415926535)*([.$C$12]*(SQRT(([.$C$10]*[.$C$10])/([.$C$12]*[.$C$12])-SIN([.H$2])*SIN([.H$2]))-COS([.H$2])))/6)) * EXP( -([.$E20]-([.$C$12]*(SQRT(([.$C$10]*[.$C$10])/([.$C$12]*[.$C$12])-SIN([.H$2])*SIN([.H$2]))-COS([.H$2])))/2)*([.$E2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297954421449894">
            <text:p>0,000000298</text:p>
          </table:table-cell>
          <table:table-cell table:formula="of:=(1/(SQRT(2*3.1415926535)*([.$C$12]*(SQRT(([.$C$10]*[.$C$10])/([.$C$12]*[.$C$12])-SIN([.I$2])*SIN([.I$2]))-COS([.I$2])))/6)) * EXP( -([.$E20]-([.$C$12]*(SQRT(([.$C$10]*[.$C$10])/([.$C$12]*[.$C$12])-SIN([.I$2])*SIN([.I$2]))-COS([.I$2])))/2)*([.$E2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36637545659198">
            <text:p>3,6637545659198E-006</text:p>
          </table:table-cell>
          <table:table-cell table:formula="of:=(1/(SQRT(2*3.1415926535)*([.$C$12]*(SQRT(([.$C$10]*[.$C$10])/([.$C$12]*[.$C$12])-SIN([.J$2])*SIN([.J$2]))-COS([.J$2])))/6)) * EXP( -([.$E20]-([.$C$12]*(SQRT(([.$C$10]*[.$C$10])/([.$C$12]*[.$C$12])-SIN([.J$2])*SIN([.J$2]))-COS([.J$2])))/2)*([.$E2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395411964687781">
            <text:p>3,95411964687781E-005</text:p>
          </table:table-cell>
          <table:table-cell table:formula="of:=(1/(SQRT(2*3.1415926535)*([.$C$12]*(SQRT(([.$C$10]*[.$C$10])/([.$C$12]*[.$C$12])-SIN([.K$2])*SIN([.K$2]))-COS([.K$2])))/6)) * EXP( -([.$E20]-([.$C$12]*(SQRT(([.$C$10]*[.$C$10])/([.$C$12]*[.$C$12])-SIN([.K$2])*SIN([.K$2]))-COS([.K$2])))/2)*([.$E2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235531250830957">
            <text:p>0,0002355313</text:p>
          </table:table-cell>
          <table:table-cell table:formula="of:=(1/(SQRT(2*3.1415926535)*([.$C$12]*(SQRT(([.$C$10]*[.$C$10])/([.$C$12]*[.$C$12])-SIN([.L$2])*SIN([.L$2]))-COS([.L$2])))/6)) * EXP( -([.$E20]-([.$C$12]*(SQRT(([.$C$10]*[.$C$10])/([.$C$12]*[.$C$12])-SIN([.L$2])*SIN([.L$2]))-COS([.L$2])))/2)*([.$E2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697313429313091">
            <text:p>0,0006973134</text:p>
          </table:table-cell>
          <table:table-cell table:formula="of:=(1/(SQRT(2*3.1415926535)*([.$C$12]*(SQRT(([.$C$10]*[.$C$10])/([.$C$12]*[.$C$12])-SIN([.M$2])*SIN([.M$2]))-COS([.M$2])))/6)) * EXP( -([.$E20]-([.$C$12]*(SQRT(([.$C$10]*[.$C$10])/([.$C$12]*[.$C$12])-SIN([.M$2])*SIN([.M$2]))-COS([.M$2])))/2)*([.$E2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11928289426992">
            <text:p>0,0011928289</text:p>
          </table:table-cell>
          <table:table-cell table:formula="of:=(1/(SQRT(2*3.1415926535)*([.$C$12]*(SQRT(([.$C$10]*[.$C$10])/([.$C$12]*[.$C$12])-SIN([.N$2])*SIN([.N$2]))-COS([.N$2])))/6)) * EXP( -([.$E20]-([.$C$12]*(SQRT(([.$C$10]*[.$C$10])/([.$C$12]*[.$C$12])-SIN([.N$2])*SIN([.N$2]))-COS([.N$2])))/2)*([.$E2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47211177425258">
            <text:p>0,0014721118</text:p>
          </table:table-cell>
          <table:table-cell table:formula="of:=(1/(SQRT(2*3.1415926535)*([.$C$12]*(SQRT(([.$C$10]*[.$C$10])/([.$C$12]*[.$C$12])-SIN([.O$2])*SIN([.O$2]))-COS([.O$2])))/6)) * EXP( -([.$E20]-([.$C$12]*(SQRT(([.$C$10]*[.$C$10])/([.$C$12]*[.$C$12])-SIN([.O$2])*SIN([.O$2]))-COS([.O$2])))/2)*([.$E2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5631955541254">
            <text:p>0,0015631956</text:p>
          </table:table-cell>
          <table:table-cell table:formula="of:=(1/(SQRT(2*3.1415926535)*([.$C$12]*(SQRT(([.$C$10]*[.$C$10])/([.$C$12]*[.$C$12])-SIN([.P$2])*SIN([.P$2]))-COS([.P$2])))/6)) * EXP( -([.$E20]-([.$C$12]*(SQRT(([.$C$10]*[.$C$10])/([.$C$12]*[.$C$12])-SIN([.P$2])*SIN([.P$2]))-COS([.P$2])))/2)*([.$E2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57830060132251">
            <text:p>0,0015783006</text:p>
          </table:table-cell>
          <table:table-cell table:formula="of:=(1/(SQRT(2*3.1415926535)*([.$C$12]*(SQRT(([.$C$10]*[.$C$10])/([.$C$12]*[.$C$12])-SIN([.Q$2])*SIN([.Q$2]))-COS([.Q$2])))/6)) * EXP( -([.$E20]-([.$C$12]*(SQRT(([.$C$10]*[.$C$10])/([.$C$12]*[.$C$12])-SIN([.Q$2])*SIN([.Q$2]))-COS([.Q$2])))/2)*([.$E2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56319555414711">
            <text:p>0,0015631956</text:p>
          </table:table-cell>
          <table:table-cell table:formula="of:=(1/(SQRT(2*3.1415926535)*([.$C$12]*(SQRT(([.$C$10]*[.$C$10])/([.$C$12]*[.$C$12])-SIN([.R$2])*SIN([.R$2]))-COS([.R$2])))/6)) * EXP( -([.$E20]-([.$C$12]*(SQRT(([.$C$10]*[.$C$10])/([.$C$12]*[.$C$12])-SIN([.R$2])*SIN([.R$2]))-COS([.R$2])))/2)*([.$E2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472111774347">
            <text:p>0,0014721118</text:p>
          </table:table-cell>
          <table:table-cell table:formula="of:=(1/(SQRT(2*3.1415926535)*([.$C$12]*(SQRT(([.$C$10]*[.$C$10])/([.$C$12]*[.$C$12])-SIN([.S$2])*SIN([.S$2]))-COS([.S$2])))/6)) * EXP( -([.$E20]-([.$C$12]*(SQRT(([.$C$10]*[.$C$10])/([.$C$12]*[.$C$12])-SIN([.S$2])*SIN([.S$2]))-COS([.S$2])))/2)*([.$E2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119282894292984">
            <text:p>0,0011928289</text:p>
          </table:table-cell>
          <table:table-cell table:formula="of:=(1/(SQRT(2*3.1415926535)*([.$C$12]*(SQRT(([.$C$10]*[.$C$10])/([.$C$12]*[.$C$12])-SIN([.T$2])*SIN([.T$2]))-COS([.T$2])))/6)) * EXP( -([.$E20]-([.$C$12]*(SQRT(([.$C$10]*[.$C$10])/([.$C$12]*[.$C$12])-SIN([.T$2])*SIN([.T$2]))-COS([.T$2])))/2)*([.$E2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697313429621789">
            <text:p>0,0006973134</text:p>
          </table:table-cell>
          <table:table-cell table:formula="of:=(1/(SQRT(2*3.1415926535)*([.$C$12]*(SQRT(([.$C$10]*[.$C$10])/([.$C$12]*[.$C$12])-SIN([.U$2])*SIN([.U$2]))-COS([.U$2])))/6)) * EXP( -([.$E20]-([.$C$12]*(SQRT(([.$C$10]*[.$C$10])/([.$C$12]*[.$C$12])-SIN([.U$2])*SIN([.U$2]))-COS([.U$2])))/2)*([.$E2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235531251022809">
            <text:p>0,0002355313</text:p>
          </table:table-cell>
          <table:table-cell table:formula="of:=(1/(SQRT(2*3.1415926535)*([.$C$12]*(SQRT(([.$C$10]*[.$C$10])/([.$C$12]*[.$C$12])-SIN([.V$2])*SIN([.V$2]))-COS([.V$2])))/6)) * EXP( -([.$E20]-([.$C$12]*(SQRT(([.$C$10]*[.$C$10])/([.$C$12]*[.$C$12])-SIN([.V$2])*SIN([.V$2]))-COS([.V$2])))/2)*([.$E2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395411965168962">
            <text:p>3,95411965168962E-005</text:p>
          </table:table-cell>
          <table:table-cell table:formula="of:=(1/(SQRT(2*3.1415926535)*([.$C$12]*(SQRT(([.$C$10]*[.$C$10])/([.$C$12]*[.$C$12])-SIN([.W$2])*SIN([.W$2]))-COS([.W$2])))/6)) * EXP( -([.$E20]-([.$C$12]*(SQRT(([.$C$10]*[.$C$10])/([.$C$12]*[.$C$12])-SIN([.W$2])*SIN([.W$2]))-COS([.W$2])))/2)*([.$E2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36637545712594">
            <text:p>3,6637545712594E-006</text:p>
          </table:table-cell>
          <table:table-cell table:formula="of:=(1/(SQRT(2*3.1415926535)*([.$C$12]*(SQRT(([.$C$10]*[.$C$10])/([.$C$12]*[.$C$12])-SIN([.X$2])*SIN([.X$2]))-COS([.X$2])))/6)) * EXP( -([.$E20]-([.$C$12]*(SQRT(([.$C$10]*[.$C$10])/([.$C$12]*[.$C$12])-SIN([.X$2])*SIN([.X$2]))-COS([.X$2])))/2)*([.$E2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297954421849515">
            <text:p>0,000000298</text:p>
          </table:table-cell>
          <table:table-cell table:formula="of:=(1/(SQRT(2*3.1415926535)*([.$C$12]*(SQRT(([.$C$10]*[.$C$10])/([.$C$12]*[.$C$12])-SIN([.Y$2])*SIN([.Y$2]))-COS([.Y$2])))/6)) * EXP( -([.$E20]-([.$C$12]*(SQRT(([.$C$10]*[.$C$10])/([.$C$12]*[.$C$12])-SIN([.Y$2])*SIN([.Y$2]))-COS([.Y$2])))/2)*([.$E2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429645933748778">
            <text:p>0,000000043</text:p>
          </table:table-cell>
          <table:table-cell table:formula="of:=(1/(SQRT(2*3.1415926535)*([.$C$12]*(SQRT(([.$C$10]*[.$C$10])/([.$C$12]*[.$C$12])-SIN([.Z$2])*SIN([.Z$2]))-COS([.Z$2])))/6)) * EXP( -([.$E20]-([.$C$12]*(SQRT(([.$C$10]*[.$C$10])/([.$C$12]*[.$C$12])-SIN([.Z$2])*SIN([.Z$2]))-COS([.Z$2])))/2)*([.$E2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207027849295023">
            <text:p>2,07027849295023E-008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840">
            <text:p>840</text:p>
          </table:table-cell>
          <table:table-cell table:formula="of:=(1/(SQRT(2*3.1415926535)*([.$C$12]*(SQRT(([.$C$10]*[.$C$10])/([.$C$12]*[.$C$12])-SIN([.F$2])*SIN([.F$2]))-COS([.F$2])))/6)) * EXP( -([.$E21]-([.$C$12]*(SQRT(([.$C$10]*[.$C$10])/([.$C$12]*[.$C$12])-SIN([.F$2])*SIN([.F$2]))-COS([.F$2])))/2)*([.$E2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185736184458186">
            <text:p>1,85736184458186E-009</text:p>
          </table:table-cell>
          <table:table-cell table:formula="of:=(1/(SQRT(2*3.1415926535)*([.$C$12]*(SQRT(([.$C$10]*[.$C$10])/([.$C$12]*[.$C$12])-SIN([.G$2])*SIN([.G$2]))-COS([.G$2])))/6)) * EXP( -([.$E21]-([.$C$12]*(SQRT(([.$C$10]*[.$C$10])/([.$C$12]*[.$C$12])-SIN([.G$2])*SIN([.G$2]))-COS([.G$2])))/2)*([.$E2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434452162105882">
            <text:p>4,34452162105882E-009</text:p>
          </table:table-cell>
          <table:table-cell table:formula="of:=(1/(SQRT(2*3.1415926535)*([.$C$12]*(SQRT(([.$C$10]*[.$C$10])/([.$C$12]*[.$C$12])-SIN([.H$2])*SIN([.H$2]))-COS([.H$2])))/6)) * EXP( -([.$E21]-([.$C$12]*(SQRT(([.$C$10]*[.$C$10])/([.$C$12]*[.$C$12])-SIN([.H$2])*SIN([.H$2]))-COS([.H$2])))/2)*([.$E2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416265794644513">
            <text:p>4,16265794644513E-008</text:p>
          </table:table-cell>
          <table:table-cell table:formula="of:=(1/(SQRT(2*3.1415926535)*([.$C$12]*(SQRT(([.$C$10]*[.$C$10])/([.$C$12]*[.$C$12])-SIN([.I$2])*SIN([.I$2]))-COS([.I$2])))/6)) * EXP( -([.$E21]-([.$C$12]*(SQRT(([.$C$10]*[.$C$10])/([.$C$12]*[.$C$12])-SIN([.I$2])*SIN([.I$2]))-COS([.I$2])))/2)*([.$E2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79164240413998">
            <text:p>7,9164240413998E-007</text:p>
          </table:table-cell>
          <table:table-cell table:formula="of:=(1/(SQRT(2*3.1415926535)*([.$C$12]*(SQRT(([.$C$10]*[.$C$10])/([.$C$12]*[.$C$12])-SIN([.J$2])*SIN([.J$2]))-COS([.J$2])))/6)) * EXP( -([.$E21]-([.$C$12]*(SQRT(([.$C$10]*[.$C$10])/([.$C$12]*[.$C$12])-SIN([.J$2])*SIN([.J$2]))-COS([.J$2])))/2)*([.$E2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133092762084499">
            <text:p>1,33092762084499E-005</text:p>
          </table:table-cell>
          <table:table-cell table:formula="of:=(1/(SQRT(2*3.1415926535)*([.$C$12]*(SQRT(([.$C$10]*[.$C$10])/([.$C$12]*[.$C$12])-SIN([.K$2])*SIN([.K$2]))-COS([.K$2])))/6)) * EXP( -([.$E21]-([.$C$12]*(SQRT(([.$C$10]*[.$C$10])/([.$C$12]*[.$C$12])-SIN([.K$2])*SIN([.K$2]))-COS([.K$2])))/2)*([.$E2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115010727909685">
            <text:p>0,0001150107</text:p>
          </table:table-cell>
          <table:table-cell table:formula="of:=(1/(SQRT(2*3.1415926535)*([.$C$12]*(SQRT(([.$C$10]*[.$C$10])/([.$C$12]*[.$C$12])-SIN([.L$2])*SIN([.L$2]))-COS([.L$2])))/6)) * EXP( -([.$E21]-([.$C$12]*(SQRT(([.$C$10]*[.$C$10])/([.$C$12]*[.$C$12])-SIN([.L$2])*SIN([.L$2]))-COS([.L$2])))/2)*([.$E2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445965592005886">
            <text:p>0,0004459656</text:p>
          </table:table-cell>
          <table:table-cell table:formula="of:=(1/(SQRT(2*3.1415926535)*([.$C$12]*(SQRT(([.$C$10]*[.$C$10])/([.$C$12]*[.$C$12])-SIN([.M$2])*SIN([.M$2]))-COS([.M$2])))/6)) * EXP( -([.$E21]-([.$C$12]*(SQRT(([.$C$10]*[.$C$10])/([.$C$12]*[.$C$12])-SIN([.M$2])*SIN([.M$2]))-COS([.M$2])))/2)*([.$E2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908676040908678">
            <text:p>0,000908676</text:p>
          </table:table-cell>
          <table:table-cell table:formula="of:=(1/(SQRT(2*3.1415926535)*([.$C$12]*(SQRT(([.$C$10]*[.$C$10])/([.$C$12]*[.$C$12])-SIN([.N$2])*SIN([.N$2]))-COS([.N$2])))/6)) * EXP( -([.$E21]-([.$C$12]*(SQRT(([.$C$10]*[.$C$10])/([.$C$12]*[.$C$12])-SIN([.N$2])*SIN([.N$2]))-COS([.N$2])))/2)*([.$E2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24317551979261">
            <text:p>0,0012431755</text:p>
          </table:table-cell>
          <table:table-cell table:formula="of:=(1/(SQRT(2*3.1415926535)*([.$C$12]*(SQRT(([.$C$10]*[.$C$10])/([.$C$12]*[.$C$12])-SIN([.O$2])*SIN([.O$2]))-COS([.O$2])))/6)) * EXP( -([.$E21]-([.$C$12]*(SQRT(([.$C$10]*[.$C$10])/([.$C$12]*[.$C$12])-SIN([.O$2])*SIN([.O$2]))-COS([.O$2])))/2)*([.$E2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39177259003721">
            <text:p>0,0013917726</text:p>
          </table:table-cell>
          <table:table-cell table:formula="of:=(1/(SQRT(2*3.1415926535)*([.$C$12]*(SQRT(([.$C$10]*[.$C$10])/([.$C$12]*[.$C$12])-SIN([.P$2])*SIN([.P$2]))-COS([.P$2])))/6)) * EXP( -([.$E21]-([.$C$12]*(SQRT(([.$C$10]*[.$C$10])/([.$C$12]*[.$C$12])-SIN([.P$2])*SIN([.P$2]))-COS([.P$2])))/2)*([.$E2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42810544098527">
            <text:p>0,0014281054</text:p>
          </table:table-cell>
          <table:table-cell table:formula="of:=(1/(SQRT(2*3.1415926535)*([.$C$12]*(SQRT(([.$C$10]*[.$C$10])/([.$C$12]*[.$C$12])-SIN([.Q$2])*SIN([.Q$2]))-COS([.Q$2])))/6)) * EXP( -([.$E21]-([.$C$12]*(SQRT(([.$C$10]*[.$C$10])/([.$C$12]*[.$C$12])-SIN([.Q$2])*SIN([.Q$2]))-COS([.Q$2])))/2)*([.$E2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39177259008283">
            <text:p>0,0013917726</text:p>
          </table:table-cell>
          <table:table-cell table:formula="of:=(1/(SQRT(2*3.1415926535)*([.$C$12]*(SQRT(([.$C$10]*[.$C$10])/([.$C$12]*[.$C$12])-SIN([.R$2])*SIN([.R$2]))-COS([.R$2])))/6)) * EXP( -([.$E21]-([.$C$12]*(SQRT(([.$C$10]*[.$C$10])/([.$C$12]*[.$C$12])-SIN([.R$2])*SIN([.R$2]))-COS([.R$2])))/2)*([.$E2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24317551992562">
            <text:p>0,0012431755</text:p>
          </table:table-cell>
          <table:table-cell table:formula="of:=(1/(SQRT(2*3.1415926535)*([.$C$12]*(SQRT(([.$C$10]*[.$C$10])/([.$C$12]*[.$C$12])-SIN([.S$2])*SIN([.S$2]))-COS([.S$2])))/6)) * EXP( -([.$E21]-([.$C$12]*(SQRT(([.$C$10]*[.$C$10])/([.$C$12]*[.$C$12])-SIN([.S$2])*SIN([.S$2]))-COS([.S$2])))/2)*([.$E2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908676041154434">
            <text:p>0,000908676</text:p>
          </table:table-cell>
          <table:table-cell table:formula="of:=(1/(SQRT(2*3.1415926535)*([.$C$12]*(SQRT(([.$C$10]*[.$C$10])/([.$C$12]*[.$C$12])-SIN([.T$2])*SIN([.T$2]))-COS([.T$2])))/6)) * EXP( -([.$E21]-([.$C$12]*(SQRT(([.$C$10]*[.$C$10])/([.$C$12]*[.$C$12])-SIN([.T$2])*SIN([.T$2]))-COS([.T$2])))/2)*([.$E2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445965592259162">
            <text:p>0,0004459656</text:p>
          </table:table-cell>
          <table:table-cell table:formula="of:=(1/(SQRT(2*3.1415926535)*([.$C$12]*(SQRT(([.$C$10]*[.$C$10])/([.$C$12]*[.$C$12])-SIN([.U$2])*SIN([.U$2]))-COS([.U$2])))/6)) * EXP( -([.$E21]-([.$C$12]*(SQRT(([.$C$10]*[.$C$10])/([.$C$12]*[.$C$12])-SIN([.U$2])*SIN([.U$2]))-COS([.U$2])))/2)*([.$E2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115010728024552">
            <text:p>0,0001150107</text:p>
          </table:table-cell>
          <table:table-cell table:formula="of:=(1/(SQRT(2*3.1415926535)*([.$C$12]*(SQRT(([.$C$10]*[.$C$10])/([.$C$12]*[.$C$12])-SIN([.V$2])*SIN([.V$2]))-COS([.V$2])))/6)) * EXP( -([.$E21]-([.$C$12]*(SQRT(([.$C$10]*[.$C$10])/([.$C$12]*[.$C$12])-SIN([.V$2])*SIN([.V$2]))-COS([.V$2])))/2)*([.$E2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133092762278181">
            <text:p>1,33092762278181E-005</text:p>
          </table:table-cell>
          <table:table-cell table:formula="of:=(1/(SQRT(2*3.1415926535)*([.$C$12]*(SQRT(([.$C$10]*[.$C$10])/([.$C$12]*[.$C$12])-SIN([.W$2])*SIN([.W$2]))-COS([.W$2])))/6)) * EXP( -([.$E21]-([.$C$12]*(SQRT(([.$C$10]*[.$C$10])/([.$C$12]*[.$C$12])-SIN([.W$2])*SIN([.W$2]))-COS([.W$2])))/2)*([.$E2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791642405500164">
            <text:p>7,91642405500164E-007</text:p>
          </table:table-cell>
          <table:table-cell table:formula="of:=(1/(SQRT(2*3.1415926535)*([.$C$12]*(SQRT(([.$C$10]*[.$C$10])/([.$C$12]*[.$C$12])-SIN([.X$2])*SIN([.X$2]))-COS([.X$2])))/6)) * EXP( -([.$E21]-([.$C$12]*(SQRT(([.$C$10]*[.$C$10])/([.$C$12]*[.$C$12])-SIN([.X$2])*SIN([.X$2]))-COS([.X$2])))/2)*([.$E2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416265795297425">
            <text:p>4,16265795297425E-008</text:p>
          </table:table-cell>
          <table:table-cell table:formula="of:=(1/(SQRT(2*3.1415926535)*([.$C$12]*(SQRT(([.$C$10]*[.$C$10])/([.$C$12]*[.$C$12])-SIN([.Y$2])*SIN([.Y$2]))-COS([.Y$2])))/6)) * EXP( -([.$E21]-([.$C$12]*(SQRT(([.$C$10]*[.$C$10])/([.$C$12]*[.$C$12])-SIN([.Y$2])*SIN([.Y$2]))-COS([.Y$2])))/2)*([.$E2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434452162515333">
            <text:p>4,34452162515333E-009</text:p>
          </table:table-cell>
          <table:table-cell table:formula="of:=(1/(SQRT(2*3.1415926535)*([.$C$12]*(SQRT(([.$C$10]*[.$C$10])/([.$C$12]*[.$C$12])-SIN([.Z$2])*SIN([.Z$2]))-COS([.Z$2])))/6)) * EXP( -([.$E21]-([.$C$12]*(SQRT(([.$C$10]*[.$C$10])/([.$C$12]*[.$C$12])-SIN([.Z$2])*SIN([.Z$2]))-COS([.Z$2])))/2)*([.$E2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185736184458186">
            <text:p>1,85736184458186E-009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886.666666666666">
            <text:p>886,6666666667</text:p>
          </table:table-cell>
          <table:table-cell table:formula="of:=(1/(SQRT(2*3.1415926535)*([.$C$12]*(SQRT(([.$C$10]*[.$C$10])/([.$C$12]*[.$C$12])-SIN([.F$2])*SIN([.F$2]))-COS([.F$2])))/6)) * EXP( -([.$E22]-([.$C$12]*(SQRT(([.$C$10]*[.$C$10])/([.$C$12]*[.$C$12])-SIN([.F$2])*SIN([.F$2]))-COS([.F$2])))/2)*([.$E2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134024619121274">
            <text:p>1,34024619121274E-010</text:p>
          </table:table-cell>
          <table:table-cell table:formula="of:=(1/(SQRT(2*3.1415926535)*([.$C$12]*(SQRT(([.$C$10]*[.$C$10])/([.$C$12]*[.$C$12])-SIN([.G$2])*SIN([.G$2]))-COS([.G$2])))/6)) * EXP( -([.$E22]-([.$C$12]*(SQRT(([.$C$10]*[.$C$10])/([.$C$12]*[.$C$12])-SIN([.G$2])*SIN([.G$2]))-COS([.G$2])))/2)*([.$E2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356319047371636">
            <text:p>3,56319047371636E-010</text:p>
          </table:table-cell>
          <table:table-cell table:formula="of:=(1/(SQRT(2*3.1415926535)*([.$C$12]*(SQRT(([.$C$10]*[.$C$10])/([.$C$12]*[.$C$12])-SIN([.H$2])*SIN([.H$2]))-COS([.H$2])))/6)) * EXP( -([.$E22]-([.$C$12]*(SQRT(([.$C$10]*[.$C$10])/([.$C$12]*[.$C$12])-SIN([.H$2])*SIN([.H$2]))-COS([.H$2])))/2)*([.$E2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482608587386842">
            <text:p>4,82608587386842E-009</text:p>
          </table:table-cell>
          <table:table-cell table:formula="of:=(1/(SQRT(2*3.1415926535)*([.$C$12]*(SQRT(([.$C$10]*[.$C$10])/([.$C$12]*[.$C$12])-SIN([.I$2])*SIN([.I$2]))-COS([.I$2])))/6)) * EXP( -([.$E22]-([.$C$12]*(SQRT(([.$C$10]*[.$C$10])/([.$C$12]*[.$C$12])-SIN([.I$2])*SIN([.I$2]))-COS([.I$2])))/2)*([.$E2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146484866658341">
            <text:p>1,46484866658341E-007</text:p>
          </table:table-cell>
          <table:table-cell table:formula="of:=(1/(SQRT(2*3.1415926535)*([.$C$12]*(SQRT(([.$C$10]*[.$C$10])/([.$C$12]*[.$C$12])-SIN([.J$2])*SIN([.J$2]))-COS([.J$2])))/6)) * EXP( -([.$E22]-([.$C$12]*(SQRT(([.$C$10]*[.$C$10])/([.$C$12]*[.$C$12])-SIN([.J$2])*SIN([.J$2]))-COS([.J$2])))/2)*([.$E2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396477028691229">
            <text:p>3,96477028691229E-006</text:p>
          </table:table-cell>
          <table:table-cell table:formula="of:=(1/(SQRT(2*3.1415926535)*([.$C$12]*(SQRT(([.$C$10]*[.$C$10])/([.$C$12]*[.$C$12])-SIN([.K$2])*SIN([.K$2]))-COS([.K$2])))/6)) * EXP( -([.$E22]-([.$C$12]*(SQRT(([.$C$10]*[.$C$10])/([.$C$12]*[.$C$12])-SIN([.K$2])*SIN([.K$2]))-COS([.K$2])))/2)*([.$E2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511556979189446">
            <text:p>5,11556979189446E-005</text:p>
          </table:table-cell>
          <table:table-cell table:formula="of:=(1/(SQRT(2*3.1415926535)*([.$C$12]*(SQRT(([.$C$10]*[.$C$10])/([.$C$12]*[.$C$12])-SIN([.L$2])*SIN([.L$2]))-COS([.L$2])))/6)) * EXP( -([.$E22]-([.$C$12]*(SQRT(([.$C$10]*[.$C$10])/([.$C$12]*[.$C$12])-SIN([.L$2])*SIN([.L$2]))-COS([.L$2])))/2)*([.$E2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265581813808805">
            <text:p>0,0002655818</text:p>
          </table:table-cell>
          <table:table-cell table:formula="of:=(1/(SQRT(2*3.1415926535)*([.$C$12]*(SQRT(([.$C$10]*[.$C$10])/([.$C$12]*[.$C$12])-SIN([.M$2])*SIN([.M$2]))-COS([.M$2])))/6)) * EXP( -([.$E22]-([.$C$12]*(SQRT(([.$C$10]*[.$C$10])/([.$C$12]*[.$C$12])-SIN([.M$2])*SIN([.M$2]))-COS([.M$2])))/2)*([.$E2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654396213323825">
            <text:p>0,0006543962</text:p>
          </table:table-cell>
          <table:table-cell table:formula="of:=(1/(SQRT(2*3.1415926535)*([.$C$12]*(SQRT(([.$C$10]*[.$C$10])/([.$C$12]*[.$C$12])-SIN([.N$2])*SIN([.N$2]))-COS([.N$2])))/6)) * EXP( -([.$E22]-([.$C$12]*(SQRT(([.$C$10]*[.$C$10])/([.$C$12]*[.$C$12])-SIN([.N$2])*SIN([.N$2]))-COS([.N$2])))/2)*([.$E2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100193393944183">
            <text:p>0,0010019339</text:p>
          </table:table-cell>
          <table:table-cell table:formula="of:=(1/(SQRT(2*3.1415926535)*([.$C$12]*(SQRT(([.$C$10]*[.$C$10])/([.$C$12]*[.$C$12])-SIN([.O$2])*SIN([.O$2]))-COS([.O$2])))/6)) * EXP( -([.$E22]-([.$C$12]*(SQRT(([.$C$10]*[.$C$10])/([.$C$12]*[.$C$12])-SIN([.O$2])*SIN([.O$2]))-COS([.O$2])))/2)*([.$E2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118865286613042">
            <text:p>0,0011886529</text:p>
          </table:table-cell>
          <table:table-cell table:formula="of:=(1/(SQRT(2*3.1415926535)*([.$C$12]*(SQRT(([.$C$10]*[.$C$10])/([.$C$12]*[.$C$12])-SIN([.P$2])*SIN([.P$2]))-COS([.P$2])))/6)) * EXP( -([.$E22]-([.$C$12]*(SQRT(([.$C$10]*[.$C$10])/([.$C$12]*[.$C$12])-SIN([.P$2])*SIN([.P$2]))-COS([.P$2])))/2)*([.$E2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24153522613838">
            <text:p>0,0012415352</text:p>
          </table:table-cell>
          <table:table-cell table:formula="of:=(1/(SQRT(2*3.1415926535)*([.$C$12]*(SQRT(([.$C$10]*[.$C$10])/([.$C$12]*[.$C$12])-SIN([.Q$2])*SIN([.Q$2]))-COS([.Q$2])))/6)) * EXP( -([.$E22]-([.$C$12]*(SQRT(([.$C$10]*[.$C$10])/([.$C$12]*[.$C$12])-SIN([.Q$2])*SIN([.Q$2]))-COS([.Q$2])))/2)*([.$E2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118865286619404">
            <text:p>0,0011886529</text:p>
          </table:table-cell>
          <table:table-cell table:formula="of:=(1/(SQRT(2*3.1415926535)*([.$C$12]*(SQRT(([.$C$10]*[.$C$10])/([.$C$12]*[.$C$12])-SIN([.R$2])*SIN([.R$2]))-COS([.R$2])))/6)) * EXP( -([.$E22]-([.$C$12]*(SQRT(([.$C$10]*[.$C$10])/([.$C$12]*[.$C$12])-SIN([.R$2])*SIN([.R$2]))-COS([.R$2])))/2)*([.$E2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100193393959603">
            <text:p>0,0010019339</text:p>
          </table:table-cell>
          <table:table-cell table:formula="of:=(1/(SQRT(2*3.1415926535)*([.$C$12]*(SQRT(([.$C$10]*[.$C$10])/([.$C$12]*[.$C$12])-SIN([.S$2])*SIN([.S$2]))-COS([.S$2])))/6)) * EXP( -([.$E22]-([.$C$12]*(SQRT(([.$C$10]*[.$C$10])/([.$C$12]*[.$C$12])-SIN([.S$2])*SIN([.S$2]))-COS([.S$2])))/2)*([.$E2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654396213555779">
            <text:p>0,0006543962</text:p>
          </table:table-cell>
          <table:table-cell table:formula="of:=(1/(SQRT(2*3.1415926535)*([.$C$12]*(SQRT(([.$C$10]*[.$C$10])/([.$C$12]*[.$C$12])-SIN([.T$2])*SIN([.T$2]))-COS([.T$2])))/6)) * EXP( -([.$E22]-([.$C$12]*(SQRT(([.$C$10]*[.$C$10])/([.$C$12]*[.$C$12])-SIN([.T$2])*SIN([.T$2]))-COS([.T$2])))/2)*([.$E2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265581813995694">
            <text:p>0,0002655818</text:p>
          </table:table-cell>
          <table:table-cell table:formula="of:=(1/(SQRT(2*3.1415926535)*([.$C$12]*(SQRT(([.$C$10]*[.$C$10])/([.$C$12]*[.$C$12])-SIN([.U$2])*SIN([.U$2]))-COS([.U$2])))/6)) * EXP( -([.$E22]-([.$C$12]*(SQRT(([.$C$10]*[.$C$10])/([.$C$12]*[.$C$12])-SIN([.U$2])*SIN([.U$2]))-COS([.U$2])))/2)*([.$E2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511556979802078">
            <text:p>5,11556979802078E-005</text:p>
          </table:table-cell>
          <table:table-cell table:formula="of:=(1/(SQRT(2*3.1415926535)*([.$C$12]*(SQRT(([.$C$10]*[.$C$10])/([.$C$12]*[.$C$12])-SIN([.V$2])*SIN([.V$2]))-COS([.V$2])))/6)) * EXP( -([.$E22]-([.$C$12]*(SQRT(([.$C$10]*[.$C$10])/([.$C$12]*[.$C$12])-SIN([.V$2])*SIN([.V$2]))-COS([.V$2])))/2)*([.$E2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396477029369846">
            <text:p>3,96477029369846E-006</text:p>
          </table:table-cell>
          <table:table-cell table:formula="of:=(1/(SQRT(2*3.1415926535)*([.$C$12]*(SQRT(([.$C$10]*[.$C$10])/([.$C$12]*[.$C$12])-SIN([.W$2])*SIN([.W$2]))-COS([.W$2])))/6)) * EXP( -([.$E22]-([.$C$12]*(SQRT(([.$C$10]*[.$C$10])/([.$C$12]*[.$C$12])-SIN([.W$2])*SIN([.W$2]))-COS([.W$2])))/2)*([.$E2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146484866951016">
            <text:p>1,46484866951016E-007</text:p>
          </table:table-cell>
          <table:table-cell table:formula="of:=(1/(SQRT(2*3.1415926535)*([.$C$12]*(SQRT(([.$C$10]*[.$C$10])/([.$C$12]*[.$C$12])-SIN([.X$2])*SIN([.X$2]))-COS([.X$2])))/6)) * EXP( -([.$E22]-([.$C$12]*(SQRT(([.$C$10]*[.$C$10])/([.$C$12]*[.$C$12])-SIN([.X$2])*SIN([.X$2]))-COS([.X$2])))/2)*([.$E2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482608588261324">
            <text:p>4,82608588261324E-009</text:p>
          </table:table-cell>
          <table:table-cell table:formula="of:=(1/(SQRT(2*3.1415926535)*([.$C$12]*(SQRT(([.$C$10]*[.$C$10])/([.$C$12]*[.$C$12])-SIN([.Y$2])*SIN([.Y$2]))-COS([.Y$2])))/6)) * EXP( -([.$E22]-([.$C$12]*(SQRT(([.$C$10]*[.$C$10])/([.$C$12]*[.$C$12])-SIN([.Y$2])*SIN([.Y$2]))-COS([.Y$2])))/2)*([.$E2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356319047758258">
            <text:p>3,56319047758258E-010</text:p>
          </table:table-cell>
          <table:table-cell table:formula="of:=(1/(SQRT(2*3.1415926535)*([.$C$12]*(SQRT(([.$C$10]*[.$C$10])/([.$C$12]*[.$C$12])-SIN([.Z$2])*SIN([.Z$2]))-COS([.Z$2])))/6)) * EXP( -([.$E22]-([.$C$12]*(SQRT(([.$C$10]*[.$C$10])/([.$C$12]*[.$C$12])-SIN([.Z$2])*SIN([.Z$2]))-COS([.Z$2])))/2)*([.$E2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134024619121274">
            <text:p>1,34024619121274E-010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933.333333333333">
            <text:p>933,3333333333</text:p>
          </table:table-cell>
          <table:table-cell table:formula="of:=(1/(SQRT(2*3.1415926535)*([.$C$12]*(SQRT(([.$C$10]*[.$C$10])/([.$C$12]*[.$C$12])-SIN([.F$2])*SIN([.F$2]))-COS([.F$2])))/6)) * EXP( -([.$E23]-([.$C$12]*(SQRT(([.$C$10]*[.$C$10])/([.$C$12]*[.$C$12])-SIN([.F$2])*SIN([.F$2]))-COS([.F$2])))/2)*([.$E2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777844806818099">
            <text:p>7,77844806818099E-012</text:p>
          </table:table-cell>
          <table:table-cell table:formula="of:=(1/(SQRT(2*3.1415926535)*([.$C$12]*(SQRT(([.$C$10]*[.$C$10])/([.$C$12]*[.$C$12])-SIN([.G$2])*SIN([.G$2]))-COS([.G$2])))/6)) * EXP( -([.$E23]-([.$C$12]*(SQRT(([.$C$10]*[.$C$10])/([.$C$12]*[.$C$12])-SIN([.G$2])*SIN([.G$2]))-COS([.G$2])))/2)*([.$E2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237029244726266">
            <text:p>2,37029244726266E-011</text:p>
          </table:table-cell>
          <table:table-cell table:formula="of:=(1/(SQRT(2*3.1415926535)*([.$C$12]*(SQRT(([.$C$10]*[.$C$10])/([.$C$12]*[.$C$12])-SIN([.H$2])*SIN([.H$2]))-COS([.H$2])))/6)) * EXP( -([.$E23]-([.$C$12]*(SQRT(([.$C$10]*[.$C$10])/([.$C$12]*[.$C$12])-SIN([.H$2])*SIN([.H$2]))-COS([.H$2])))/2)*([.$E2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464325776673611">
            <text:p>4,64325776673611E-010</text:p>
          </table:table-cell>
          <table:table-cell table:formula="of:=(1/(SQRT(2*3.1415926535)*([.$C$12]*(SQRT(([.$C$10]*[.$C$10])/([.$C$12]*[.$C$12])-SIN([.I$2])*SIN([.I$2]))-COS([.I$2])))/6)) * EXP( -([.$E23]-([.$C$12]*(SQRT(([.$C$10]*[.$C$10])/([.$C$12]*[.$C$12])-SIN([.I$2])*SIN([.I$2]))-COS([.I$2])))/2)*([.$E2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232122642407446">
            <text:p>2,32122642407446E-008</text:p>
          </table:table-cell>
          <table:table-cell table:formula="of:=(1/(SQRT(2*3.1415926535)*([.$C$12]*(SQRT(([.$C$10]*[.$C$10])/([.$C$12]*[.$C$12])-SIN([.J$2])*SIN([.J$2]))-COS([.J$2])))/6)) * EXP( -([.$E23]-([.$C$12]*(SQRT(([.$C$10]*[.$C$10])/([.$C$12]*[.$C$12])-SIN([.J$2])*SIN([.J$2]))-COS([.J$2])))/2)*([.$E2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104529911343014">
            <text:p>1,04529911343014E-006</text:p>
          </table:table-cell>
          <table:table-cell table:formula="of:=(1/(SQRT(2*3.1415926535)*([.$C$12]*(SQRT(([.$C$10]*[.$C$10])/([.$C$12]*[.$C$12])-SIN([.K$2])*SIN([.K$2]))-COS([.K$2])))/6)) * EXP( -([.$E23]-([.$C$12]*(SQRT(([.$C$10]*[.$C$10])/([.$C$12]*[.$C$12])-SIN([.K$2])*SIN([.K$2]))-COS([.K$2])))/2)*([.$E2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207260014639627">
            <text:p>0,000020726</text:p>
          </table:table-cell>
          <table:table-cell table:formula="of:=(1/(SQRT(2*3.1415926535)*([.$C$12]*(SQRT(([.$C$10]*[.$C$10])/([.$C$12]*[.$C$12])-SIN([.L$2])*SIN([.L$2]))-COS([.L$2])))/6)) * EXP( -([.$E23]-([.$C$12]*(SQRT(([.$C$10]*[.$C$10])/([.$C$12]*[.$C$12])-SIN([.L$2])*SIN([.L$2]))-COS([.L$2])))/2)*([.$E2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147271587955209">
            <text:p>0,0001472716</text:p>
          </table:table-cell>
          <table:table-cell table:formula="of:=(1/(SQRT(2*3.1415926535)*([.$C$12]*(SQRT(([.$C$10]*[.$C$10])/([.$C$12]*[.$C$12])-SIN([.M$2])*SIN([.M$2]))-COS([.M$2])))/6)) * EXP( -([.$E23]-([.$C$12]*(SQRT(([.$C$10]*[.$C$10])/([.$C$12]*[.$C$12])-SIN([.M$2])*SIN([.M$2]))-COS([.M$2])))/2)*([.$E2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445526221591762">
            <text:p>0,0004455262</text:p>
          </table:table-cell>
          <table:table-cell table:formula="of:=(1/(SQRT(2*3.1415926535)*([.$C$12]*(SQRT(([.$C$10]*[.$C$10])/([.$C$12]*[.$C$12])-SIN([.N$2])*SIN([.N$2]))-COS([.N$2])))/6)) * EXP( -([.$E23]-([.$C$12]*(SQRT(([.$C$10]*[.$C$10])/([.$C$12]*[.$C$12])-SIN([.N$2])*SIN([.N$2]))-COS([.N$2])))/2)*([.$E2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770656244850213">
            <text:p>0,0007706562</text:p>
          </table:table-cell>
          <table:table-cell table:formula="of:=(1/(SQRT(2*3.1415926535)*([.$C$12]*(SQRT(([.$C$10]*[.$C$10])/([.$C$12]*[.$C$12])-SIN([.O$2])*SIN([.O$2]))-COS([.O$2])))/6)) * EXP( -([.$E23]-([.$C$12]*(SQRT(([.$C$10]*[.$C$10])/([.$C$12]*[.$C$12])-SIN([.O$2])*SIN([.O$2]))-COS([.O$2])))/2)*([.$E2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973808586279367">
            <text:p>0,0009738086</text:p>
          </table:table-cell>
          <table:table-cell table:formula="of:=(1/(SQRT(2*3.1415926535)*([.$C$12]*(SQRT(([.$C$10]*[.$C$10])/([.$C$12]*[.$C$12])-SIN([.P$2])*SIN([.P$2]))-COS([.P$2])))/6)) * EXP( -([.$E23]-([.$C$12]*(SQRT(([.$C$10]*[.$C$10])/([.$C$12]*[.$C$12])-SIN([.P$2])*SIN([.P$2]))-COS([.P$2])))/2)*([.$E2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103701739081115">
            <text:p>0,0010370174</text:p>
          </table:table-cell>
          <table:table-cell table:formula="of:=(1/(SQRT(2*3.1415926535)*([.$C$12]*(SQRT(([.$C$10]*[.$C$10])/([.$C$12]*[.$C$12])-SIN([.Q$2])*SIN([.Q$2]))-COS([.Q$2])))/6)) * EXP( -([.$E23]-([.$C$12]*(SQRT(([.$C$10]*[.$C$10])/([.$C$12]*[.$C$12])-SIN([.Q$2])*SIN([.Q$2]))-COS([.Q$2])))/2)*([.$E2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973808586353502">
            <text:p>0,0009738086</text:p>
          </table:table-cell>
          <table:table-cell table:formula="of:=(1/(SQRT(2*3.1415926535)*([.$C$12]*(SQRT(([.$C$10]*[.$C$10])/([.$C$12]*[.$C$12])-SIN([.R$2])*SIN([.R$2]))-COS([.R$2])))/6)) * EXP( -([.$E23]-([.$C$12]*(SQRT(([.$C$10]*[.$C$10])/([.$C$12]*[.$C$12])-SIN([.R$2])*SIN([.R$2]))-COS([.R$2])))/2)*([.$E2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770656245008095">
            <text:p>0,0007706562</text:p>
          </table:table-cell>
          <table:table-cell table:formula="of:=(1/(SQRT(2*3.1415926535)*([.$C$12]*(SQRT(([.$C$10]*[.$C$10])/([.$C$12]*[.$C$12])-SIN([.S$2])*SIN([.S$2]))-COS([.S$2])))/6)) * EXP( -([.$E23]-([.$C$12]*(SQRT(([.$C$10]*[.$C$10])/([.$C$12]*[.$C$12])-SIN([.S$2])*SIN([.S$2]))-COS([.S$2])))/2)*([.$E2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44552622179018">
            <text:p>0,0004455262</text:p>
          </table:table-cell>
          <table:table-cell table:formula="of:=(1/(SQRT(2*3.1415926535)*([.$C$12]*(SQRT(([.$C$10]*[.$C$10])/([.$C$12]*[.$C$12])-SIN([.T$2])*SIN([.T$2]))-COS([.T$2])))/6)) * EXP( -([.$E23]-([.$C$12]*(SQRT(([.$C$10]*[.$C$10])/([.$C$12]*[.$C$12])-SIN([.T$2])*SIN([.T$2]))-COS([.T$2])))/2)*([.$E2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14727158808039">
            <text:p>0,0001472716</text:p>
          </table:table-cell>
          <table:table-cell table:formula="of:=(1/(SQRT(2*3.1415926535)*([.$C$12]*(SQRT(([.$C$10]*[.$C$10])/([.$C$12]*[.$C$12])-SIN([.U$2])*SIN([.U$2]))-COS([.U$2])))/6)) * EXP( -([.$E23]-([.$C$12]*(SQRT(([.$C$10]*[.$C$10])/([.$C$12]*[.$C$12])-SIN([.U$2])*SIN([.U$2]))-COS([.U$2])))/2)*([.$E2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20726001493208">
            <text:p>0,000020726</text:p>
          </table:table-cell>
          <table:table-cell table:formula="of:=(1/(SQRT(2*3.1415926535)*([.$C$12]*(SQRT(([.$C$10]*[.$C$10])/([.$C$12]*[.$C$12])-SIN([.V$2])*SIN([.V$2]))-COS([.V$2])))/6)) * EXP( -([.$E23]-([.$C$12]*(SQRT(([.$C$10]*[.$C$10])/([.$C$12]*[.$C$12])-SIN([.V$2])*SIN([.V$2]))-COS([.V$2])))/2)*([.$E2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104529911550614">
            <text:p>1,04529911550614E-006</text:p>
          </table:table-cell>
          <table:table-cell table:formula="of:=(1/(SQRT(2*3.1415926535)*([.$C$12]*(SQRT(([.$C$10]*[.$C$10])/([.$C$12]*[.$C$12])-SIN([.W$2])*SIN([.W$2]))-COS([.W$2])))/6)) * EXP( -([.$E23]-([.$C$12]*(SQRT(([.$C$10]*[.$C$10])/([.$C$12]*[.$C$12])-SIN([.W$2])*SIN([.W$2]))-COS([.W$2])))/2)*([.$E2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232122642940598">
            <text:p>2,32122642940598E-008</text:p>
          </table:table-cell>
          <table:table-cell table:formula="of:=(1/(SQRT(2*3.1415926535)*([.$C$12]*(SQRT(([.$C$10]*[.$C$10])/([.$C$12]*[.$C$12])-SIN([.X$2])*SIN([.X$2]))-COS([.X$2])))/6)) * EXP( -([.$E23]-([.$C$12]*(SQRT(([.$C$10]*[.$C$10])/([.$C$12]*[.$C$12])-SIN([.X$2])*SIN([.X$2]))-COS([.X$2])))/2)*([.$E2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464325777635543">
            <text:p>4,64325777635543E-010</text:p>
          </table:table-cell>
          <table:table-cell table:formula="of:=(1/(SQRT(2*3.1415926535)*([.$C$12]*(SQRT(([.$C$10]*[.$C$10])/([.$C$12]*[.$C$12])-SIN([.Y$2])*SIN([.Y$2]))-COS([.Y$2])))/6)) * EXP( -([.$E23]-([.$C$12]*(SQRT(([.$C$10]*[.$C$10])/([.$C$12]*[.$C$12])-SIN([.Y$2])*SIN([.Y$2]))-COS([.Y$2])))/2)*([.$E2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237029245019474">
            <text:p>2,37029245019474E-011</text:p>
          </table:table-cell>
          <table:table-cell table:formula="of:=(1/(SQRT(2*3.1415926535)*([.$C$12]*(SQRT(([.$C$10]*[.$C$10])/([.$C$12]*[.$C$12])-SIN([.Z$2])*SIN([.Z$2]))-COS([.Z$2])))/6)) * EXP( -([.$E23]-([.$C$12]*(SQRT(([.$C$10]*[.$C$10])/([.$C$12]*[.$C$12])-SIN([.Z$2])*SIN([.Z$2]))-COS([.Z$2])))/2)*([.$E2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777844806818099">
            <text:p>7,77844806818099E-012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980">
            <text:p>980</text:p>
          </table:table-cell>
          <table:table-cell table:formula="of:=(1/(SQRT(2*3.1415926535)*([.$C$12]*(SQRT(([.$C$10]*[.$C$10])/([.$C$12]*[.$C$12])-SIN([.F$2])*SIN([.F$2]))-COS([.F$2])))/6)) * EXP( -([.$E24]-([.$C$12]*(SQRT(([.$C$10]*[.$C$10])/([.$C$12]*[.$C$12])-SIN([.F$2])*SIN([.F$2]))-COS([.F$2])))/2)*([.$E24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0363096150184377">
            <text:p>3,63096150184377E-013</text:p>
          </table:table-cell>
          <table:table-cell table:formula="of:=(1/(SQRT(2*3.1415926535)*([.$C$12]*(SQRT(([.$C$10]*[.$C$10])/([.$C$12]*[.$C$12])-SIN([.G$2])*SIN([.G$2]))-COS([.G$2])))/6)) * EXP( -([.$E24]-([.$C$12]*(SQRT(([.$C$10]*[.$C$10])/([.$C$12]*[.$C$12])-SIN([.G$2])*SIN([.G$2]))-COS([.G$2])))/2)*([.$E24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0127888250156471">
            <text:p>1,27888250156471E-012</text:p>
          </table:table-cell>
          <table:table-cell table:formula="of:=(1/(SQRT(2*3.1415926535)*([.$C$12]*(SQRT(([.$C$10]*[.$C$10])/([.$C$12]*[.$C$12])-SIN([.H$2])*SIN([.H$2]))-COS([.H$2])))/6)) * EXP( -([.$E24]-([.$C$12]*(SQRT(([.$C$10]*[.$C$10])/([.$C$12]*[.$C$12])-SIN([.H$2])*SIN([.H$2]))-COS([.H$2])))/2)*([.$E24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370726790231758">
            <text:p>3,70726790231758E-011</text:p>
          </table:table-cell>
          <table:table-cell table:formula="of:=(1/(SQRT(2*3.1415926535)*([.$C$12]*(SQRT(([.$C$10]*[.$C$10])/([.$C$12]*[.$C$12])-SIN([.I$2])*SIN([.I$2]))-COS([.I$2])))/6)) * EXP( -([.$E24]-([.$C$12]*(SQRT(([.$C$10]*[.$C$10])/([.$C$12]*[.$C$12])-SIN([.I$2])*SIN([.I$2]))-COS([.I$2])))/2)*([.$E24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314994728738526">
            <text:p>3,14994728738526E-009</text:p>
          </table:table-cell>
          <table:table-cell table:formula="of:=(1/(SQRT(2*3.1415926535)*([.$C$12]*(SQRT(([.$C$10]*[.$C$10])/([.$C$12]*[.$C$12])-SIN([.J$2])*SIN([.J$2]))-COS([.J$2])))/6)) * EXP( -([.$E24]-([.$C$12]*(SQRT(([.$C$10]*[.$C$10])/([.$C$12]*[.$C$12])-SIN([.J$2])*SIN([.J$2]))-COS([.J$2])))/2)*([.$E24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243905781174106">
            <text:p>2,43905781174106E-007</text:p>
          </table:table-cell>
          <table:table-cell table:formula="of:=(1/(SQRT(2*3.1415926535)*([.$C$12]*(SQRT(([.$C$10]*[.$C$10])/([.$C$12]*[.$C$12])-SIN([.K$2])*SIN([.K$2]))-COS([.K$2])))/6)) * EXP( -([.$E24]-([.$C$12]*(SQRT(([.$C$10]*[.$C$10])/([.$C$12]*[.$C$12])-SIN([.K$2])*SIN([.K$2]))-COS([.K$2])))/2)*([.$E24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764896869008517">
            <text:p>0,000007649</text:p>
          </table:table-cell>
          <table:table-cell table:formula="of:=(1/(SQRT(2*3.1415926535)*([.$C$12]*(SQRT(([.$C$10]*[.$C$10])/([.$C$12]*[.$C$12])-SIN([.L$2])*SIN([.L$2]))-COS([.L$2])))/6)) * EXP( -([.$E24]-([.$C$12]*(SQRT(([.$C$10]*[.$C$10])/([.$C$12]*[.$C$12])-SIN([.L$2])*SIN([.L$2]))-COS([.L$2])))/2)*([.$E24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760437041409508">
            <text:p>7,60437041409508E-005</text:p>
          </table:table-cell>
          <table:table-cell table:formula="of:=(1/(SQRT(2*3.1415926535)*([.$C$12]*(SQRT(([.$C$10]*[.$C$10])/([.$C$12]*[.$C$12])-SIN([.M$2])*SIN([.M$2]))-COS([.M$2])))/6)) * EXP( -([.$E24]-([.$C$12]*(SQRT(([.$C$10]*[.$C$10])/([.$C$12]*[.$C$12])-SIN([.M$2])*SIN([.M$2]))-COS([.M$2])))/2)*([.$E24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286752064481093">
            <text:p>0,0002867521</text:p>
          </table:table-cell>
          <table:table-cell table:formula="of:=(1/(SQRT(2*3.1415926535)*([.$C$12]*(SQRT(([.$C$10]*[.$C$10])/([.$C$12]*[.$C$12])-SIN([.N$2])*SIN([.N$2]))-COS([.N$2])))/6)) * EXP( -([.$E24]-([.$C$12]*(SQRT(([.$C$10]*[.$C$10])/([.$C$12]*[.$C$12])-SIN([.N$2])*SIN([.N$2]))-COS([.N$2])))/2)*([.$E24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565714474872924">
            <text:p>0,0005657145</text:p>
          </table:table-cell>
          <table:table-cell table:formula="of:=(1/(SQRT(2*3.1415926535)*([.$C$12]*(SQRT(([.$C$10]*[.$C$10])/([.$C$12]*[.$C$12])-SIN([.O$2])*SIN([.O$2]))-COS([.O$2])))/6)) * EXP( -([.$E24]-([.$C$12]*(SQRT(([.$C$10]*[.$C$10])/([.$C$12]*[.$C$12])-SIN([.O$2])*SIN([.O$2]))-COS([.O$2])))/2)*([.$E24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76528632324944">
            <text:p>0,0007652863</text:p>
          </table:table-cell>
          <table:table-cell table:formula="of:=(1/(SQRT(2*3.1415926535)*([.$C$12]*(SQRT(([.$C$10]*[.$C$10])/([.$C$12]*[.$C$12])-SIN([.P$2])*SIN([.P$2]))-COS([.P$2])))/6)) * EXP( -([.$E24]-([.$C$12]*(SQRT(([.$C$10]*[.$C$10])/([.$C$12]*[.$C$12])-SIN([.P$2])*SIN([.P$2]))-COS([.P$2])))/2)*([.$E24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83222594993995">
            <text:p>0,0008322259</text:p>
          </table:table-cell>
          <table:table-cell table:formula="of:=(1/(SQRT(2*3.1415926535)*([.$C$12]*(SQRT(([.$C$10]*[.$C$10])/([.$C$12]*[.$C$12])-SIN([.Q$2])*SIN([.Q$2]))-COS([.Q$2])))/6)) * EXP( -([.$E24]-([.$C$12]*(SQRT(([.$C$10]*[.$C$10])/([.$C$12]*[.$C$12])-SIN([.Q$2])*SIN([.Q$2]))-COS([.Q$2])))/2)*([.$E24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765286323326427">
            <text:p>0,0007652863</text:p>
          </table:table-cell>
          <table:table-cell table:formula="of:=(1/(SQRT(2*3.1415926535)*([.$C$12]*(SQRT(([.$C$10]*[.$C$10])/([.$C$12]*[.$C$12])-SIN([.R$2])*SIN([.R$2]))-COS([.R$2])))/6)) * EXP( -([.$E24]-([.$C$12]*(SQRT(([.$C$10]*[.$C$10])/([.$C$12]*[.$C$12])-SIN([.R$2])*SIN([.R$2]))-COS([.R$2])))/2)*([.$E24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565714475019949">
            <text:p>0,0005657145</text:p>
          </table:table-cell>
          <table:table-cell table:formula="of:=(1/(SQRT(2*3.1415926535)*([.$C$12]*(SQRT(([.$C$10]*[.$C$10])/([.$C$12]*[.$C$12])-SIN([.S$2])*SIN([.S$2]))-COS([.S$2])))/6)) * EXP( -([.$E24]-([.$C$12]*(SQRT(([.$C$10]*[.$C$10])/([.$C$12]*[.$C$12])-SIN([.S$2])*SIN([.S$2]))-COS([.S$2])))/2)*([.$E24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286752064636845">
            <text:p>0,0002867521</text:p>
          </table:table-cell>
          <table:table-cell table:formula="of:=(1/(SQRT(2*3.1415926535)*([.$C$12]*(SQRT(([.$C$10]*[.$C$10])/([.$C$12]*[.$C$12])-SIN([.T$2])*SIN([.T$2]))-COS([.T$2])))/6)) * EXP( -([.$E24]-([.$C$12]*(SQRT(([.$C$10]*[.$C$10])/([.$C$12]*[.$C$12])-SIN([.T$2])*SIN([.T$2]))-COS([.T$2])))/2)*([.$E24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76043704217515">
            <text:p>7,6043704217515E-005</text:p>
          </table:table-cell>
          <table:table-cell table:formula="of:=(1/(SQRT(2*3.1415926535)*([.$C$12]*(SQRT(([.$C$10]*[.$C$10])/([.$C$12]*[.$C$12])-SIN([.U$2])*SIN([.U$2]))-COS([.U$2])))/6)) * EXP( -([.$E24]-([.$C$12]*(SQRT(([.$C$10]*[.$C$10])/([.$C$12]*[.$C$12])-SIN([.U$2])*SIN([.U$2]))-COS([.U$2])))/2)*([.$E24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764896870262289">
            <text:p>0,000007649</text:p>
          </table:table-cell>
          <table:table-cell table:formula="of:=(1/(SQRT(2*3.1415926535)*([.$C$12]*(SQRT(([.$C$10]*[.$C$10])/([.$C$12]*[.$C$12])-SIN([.V$2])*SIN([.V$2]))-COS([.V$2])))/6)) * EXP( -([.$E24]-([.$C$12]*(SQRT(([.$C$10]*[.$C$10])/([.$C$12]*[.$C$12])-SIN([.V$2])*SIN([.V$2]))-COS([.V$2])))/2)*([.$E24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243905781729845">
            <text:p>2,43905781729845E-007</text:p>
          </table:table-cell>
          <table:table-cell table:formula="of:=(1/(SQRT(2*3.1415926535)*([.$C$12]*(SQRT(([.$C$10]*[.$C$10])/([.$C$12]*[.$C$12])-SIN([.W$2])*SIN([.W$2]))-COS([.W$2])))/6)) * EXP( -([.$E24]-([.$C$12]*(SQRT(([.$C$10]*[.$C$10])/([.$C$12]*[.$C$12])-SIN([.W$2])*SIN([.W$2]))-COS([.W$2])))/2)*([.$E24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314994729562162">
            <text:p>3,14994729562162E-009</text:p>
          </table:table-cell>
          <table:table-cell table:formula="of:=(1/(SQRT(2*3.1415926535)*([.$C$12]*(SQRT(([.$C$10]*[.$C$10])/([.$C$12]*[.$C$12])-SIN([.X$2])*SIN([.X$2]))-COS([.X$2])))/6)) * EXP( -([.$E24]-([.$C$12]*(SQRT(([.$C$10]*[.$C$10])/([.$C$12]*[.$C$12])-SIN([.X$2])*SIN([.X$2]))-COS([.X$2])))/2)*([.$E24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370726791102066">
            <text:p>3,70726791102066E-011</text:p>
          </table:table-cell>
          <table:table-cell table:formula="of:=(1/(SQRT(2*3.1415926535)*([.$C$12]*(SQRT(([.$C$10]*[.$C$10])/([.$C$12]*[.$C$12])-SIN([.Y$2])*SIN([.Y$2]))-COS([.Y$2])))/6)) * EXP( -([.$E24]-([.$C$12]*(SQRT(([.$C$10]*[.$C$10])/([.$C$12]*[.$C$12])-SIN([.Y$2])*SIN([.Y$2]))-COS([.Y$2])))/2)*([.$E24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0127888250335301">
            <text:p>1,27888250335301E-012</text:p>
          </table:table-cell>
          <table:table-cell table:formula="of:=(1/(SQRT(2*3.1415926535)*([.$C$12]*(SQRT(([.$C$10]*[.$C$10])/([.$C$12]*[.$C$12])-SIN([.Z$2])*SIN([.Z$2]))-COS([.Z$2])))/6)) * EXP( -([.$E24]-([.$C$12]*(SQRT(([.$C$10]*[.$C$10])/([.$C$12]*[.$C$12])-SIN([.Z$2])*SIN([.Z$2]))-COS([.Z$2])))/2)*([.$E24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0363096150184377">
            <text:p>3,63096150184377E-01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1026.66666666667">
            <text:p>1026,6666666667</text:p>
          </table:table-cell>
          <table:table-cell table:formula="of:=(1/(SQRT(2*3.1415926535)*([.$C$12]*(SQRT(([.$C$10]*[.$C$10])/([.$C$12]*[.$C$12])-SIN([.F$2])*SIN([.F$2]))-COS([.F$2])))/6)) * EXP( -([.$E25]-([.$C$12]*(SQRT(([.$C$10]*[.$C$10])/([.$C$12]*[.$C$12])-SIN([.F$2])*SIN([.F$2]))-COS([.F$2])))/2)*([.$E25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0.0000000000000136323473944495">
            <text:p>1,36323473944495E-014</text:p>
          </table:table-cell>
          <table:table-cell table:formula="of:=(1/(SQRT(2*3.1415926535)*([.$C$12]*(SQRT(([.$C$10]*[.$C$10])/([.$C$12]*[.$C$12])-SIN([.G$2])*SIN([.G$2]))-COS([.G$2])))/6)) * EXP( -([.$E25]-([.$C$12]*(SQRT(([.$C$10]*[.$C$10])/([.$C$12]*[.$C$12])-SIN([.G$2])*SIN([.G$2]))-COS([.G$2])))/2)*([.$E25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0.0000000000000559661169881047">
            <text:p>5,59661169881047E-014</text:p>
          </table:table-cell>
          <table:table-cell table:formula="of:=(1/(SQRT(2*3.1415926535)*([.$C$12]*(SQRT(([.$C$10]*[.$C$10])/([.$C$12]*[.$C$12])-SIN([.H$2])*SIN([.H$2]))-COS([.H$2])))/6)) * EXP( -([.$E25]-([.$C$12]*(SQRT(([.$C$10]*[.$C$10])/([.$C$12]*[.$C$12])-SIN([.H$2])*SIN([.H$2]))-COS([.H$2])))/2)*([.$E25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0245634054560373">
            <text:p>2,45634054560373E-012</text:p>
          </table:table-cell>
          <table:table-cell table:formula="of:=(1/(SQRT(2*3.1415926535)*([.$C$12]*(SQRT(([.$C$10]*[.$C$10])/([.$C$12]*[.$C$12])-SIN([.I$2])*SIN([.I$2]))-COS([.I$2])))/6)) * EXP( -([.$E25]-([.$C$12]*(SQRT(([.$C$10]*[.$C$10])/([.$C$12]*[.$C$12])-SIN([.I$2])*SIN([.I$2]))-COS([.I$2])))/2)*([.$E25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366058167459022">
            <text:p>3,66058167459022E-010</text:p>
          </table:table-cell>
          <table:table-cell table:formula="of:=(1/(SQRT(2*3.1415926535)*([.$C$12]*(SQRT(([.$C$10]*[.$C$10])/([.$C$12]*[.$C$12])-SIN([.J$2])*SIN([.J$2]))-COS([.J$2])))/6)) * EXP( -([.$E25]-([.$C$12]*(SQRT(([.$C$10]*[.$C$10])/([.$C$12]*[.$C$12])-SIN([.J$2])*SIN([.J$2]))-COS([.J$2])))/2)*([.$E25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503689116286285">
            <text:p>5,03689116286285E-008</text:p>
          </table:table-cell>
          <table:table-cell table:formula="of:=(1/(SQRT(2*3.1415926535)*([.$C$12]*(SQRT(([.$C$10]*[.$C$10])/([.$C$12]*[.$C$12])-SIN([.K$2])*SIN([.K$2]))-COS([.K$2])))/6)) * EXP( -([.$E25]-([.$C$12]*(SQRT(([.$C$10]*[.$C$10])/([.$C$12]*[.$C$12])-SIN([.K$2])*SIN([.K$2]))-COS([.K$2])))/2)*([.$E25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257131977766704">
            <text:p>2,57131977766704E-006</text:p>
          </table:table-cell>
          <table:table-cell table:formula="of:=(1/(SQRT(2*3.1415926535)*([.$C$12]*(SQRT(([.$C$10]*[.$C$10])/([.$C$12]*[.$C$12])-SIN([.L$2])*SIN([.L$2]))-COS([.L$2])))/6)) * EXP( -([.$E25]-([.$C$12]*(SQRT(([.$C$10]*[.$C$10])/([.$C$12]*[.$C$12])-SIN([.L$2])*SIN([.L$2]))-COS([.L$2])))/2)*([.$E25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365621069099761">
            <text:p>3,65621069099761E-005</text:p>
          </table:table-cell>
          <table:table-cell table:formula="of:=(1/(SQRT(2*3.1415926535)*([.$C$12]*(SQRT(([.$C$10]*[.$C$10])/([.$C$12]*[.$C$12])-SIN([.M$2])*SIN([.M$2]))-COS([.M$2])))/6)) * EXP( -([.$E25]-([.$C$12]*(SQRT(([.$C$10]*[.$C$10])/([.$C$12]*[.$C$12])-SIN([.M$2])*SIN([.M$2]))-COS([.M$2])))/2)*([.$E25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74477981572551">
            <text:p>0,000174478</text:p>
          </table:table-cell>
          <table:table-cell table:formula="of:=(1/(SQRT(2*3.1415926535)*([.$C$12]*(SQRT(([.$C$10]*[.$C$10])/([.$C$12]*[.$C$12])-SIN([.N$2])*SIN([.N$2]))-COS([.N$2])))/6)) * EXP( -([.$E25]-([.$C$12]*(SQRT(([.$C$10]*[.$C$10])/([.$C$12]*[.$C$12])-SIN([.N$2])*SIN([.N$2]))-COS([.N$2])))/2)*([.$E25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396322615712552">
            <text:p>0,0003963226</text:p>
          </table:table-cell>
          <table:table-cell table:formula="of:=(1/(SQRT(2*3.1415926535)*([.$C$12]*(SQRT(([.$C$10]*[.$C$10])/([.$C$12]*[.$C$12])-SIN([.O$2])*SIN([.O$2]))-COS([.O$2])))/6)) * EXP( -([.$E25]-([.$C$12]*(SQRT(([.$C$10]*[.$C$10])/([.$C$12]*[.$C$12])-SIN([.O$2])*SIN([.O$2]))-COS([.O$2])))/2)*([.$E25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576907386096782">
            <text:p>0,0005769074</text:p>
          </table:table-cell>
          <table:table-cell table:formula="of:=(1/(SQRT(2*3.1415926535)*([.$C$12]*(SQRT(([.$C$10]*[.$C$10])/([.$C$12]*[.$C$12])-SIN([.P$2])*SIN([.P$2]))-COS([.P$2])))/6)) * EXP( -([.$E25]-([.$C$12]*(SQRT(([.$C$10]*[.$C$10])/([.$C$12]*[.$C$12])-SIN([.P$2])*SIN([.P$2]))-COS([.P$2])))/2)*([.$E25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641689138448078">
            <text:p>0,0006416891</text:p>
          </table:table-cell>
          <table:table-cell table:formula="of:=(1/(SQRT(2*3.1415926535)*([.$C$12]*(SQRT(([.$C$10]*[.$C$10])/([.$C$12]*[.$C$12])-SIN([.Q$2])*SIN([.Q$2]))-COS([.Q$2])))/6)) * EXP( -([.$E25]-([.$C$12]*(SQRT(([.$C$10]*[.$C$10])/([.$C$12]*[.$C$12])-SIN([.Q$2])*SIN([.Q$2]))-COS([.Q$2])))/2)*([.$E25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576907386170008">
            <text:p>0,0005769074</text:p>
          </table:table-cell>
          <table:table-cell table:formula="of:=(1/(SQRT(2*3.1415926535)*([.$C$12]*(SQRT(([.$C$10]*[.$C$10])/([.$C$12]*[.$C$12])-SIN([.R$2])*SIN([.R$2]))-COS([.R$2])))/6)) * EXP( -([.$E25]-([.$C$12]*(SQRT(([.$C$10]*[.$C$10])/([.$C$12]*[.$C$12])-SIN([.R$2])*SIN([.R$2]))-COS([.R$2])))/2)*([.$E25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39632261583897">
            <text:p>0,0003963226</text:p>
          </table:table-cell>
          <table:table-cell table:formula="of:=(1/(SQRT(2*3.1415926535)*([.$C$12]*(SQRT(([.$C$10]*[.$C$10])/([.$C$12]*[.$C$12])-SIN([.S$2])*SIN([.S$2]))-COS([.S$2])))/6)) * EXP( -([.$E25]-([.$C$12]*(SQRT(([.$C$10]*[.$C$10])/([.$C$12]*[.$C$12])-SIN([.S$2])*SIN([.S$2]))-COS([.S$2])))/2)*([.$E25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74477981685589">
            <text:p>0,000174478</text:p>
          </table:table-cell>
          <table:table-cell table:formula="of:=(1/(SQRT(2*3.1415926535)*([.$C$12]*(SQRT(([.$C$10]*[.$C$10])/([.$C$12]*[.$C$12])-SIN([.T$2])*SIN([.T$2]))-COS([.T$2])))/6)) * EXP( -([.$E25]-([.$C$12]*(SQRT(([.$C$10]*[.$C$10])/([.$C$12]*[.$C$12])-SIN([.T$2])*SIN([.T$2]))-COS([.T$2])))/2)*([.$E25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365621069529083">
            <text:p>3,65621069529083E-005</text:p>
          </table:table-cell>
          <table:table-cell table:formula="of:=(1/(SQRT(2*3.1415926535)*([.$C$12]*(SQRT(([.$C$10]*[.$C$10])/([.$C$12]*[.$C$12])-SIN([.U$2])*SIN([.U$2]))-COS([.U$2])))/6)) * EXP( -([.$E25]-([.$C$12]*(SQRT(([.$C$10]*[.$C$10])/([.$C$12]*[.$C$12])-SIN([.U$2])*SIN([.U$2]))-COS([.U$2])))/2)*([.$E25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25713197825059">
            <text:p>2,5713197825059E-006</text:p>
          </table:table-cell>
          <table:table-cell table:formula="of:=(1/(SQRT(2*3.1415926535)*([.$C$12]*(SQRT(([.$C$10]*[.$C$10])/([.$C$12]*[.$C$12])-SIN([.V$2])*SIN([.V$2]))-COS([.V$2])))/6)) * EXP( -([.$E25]-([.$C$12]*(SQRT(([.$C$10]*[.$C$10])/([.$C$12]*[.$C$12])-SIN([.V$2])*SIN([.V$2]))-COS([.V$2])))/2)*([.$E25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503689117590338">
            <text:p>5,03689117590338E-008</text:p>
          </table:table-cell>
          <table:table-cell table:formula="of:=(1/(SQRT(2*3.1415926535)*([.$C$12]*(SQRT(([.$C$10]*[.$C$10])/([.$C$12]*[.$C$12])-SIN([.W$2])*SIN([.W$2]))-COS([.W$2])))/6)) * EXP( -([.$E25]-([.$C$12]*(SQRT(([.$C$10]*[.$C$10])/([.$C$12]*[.$C$12])-SIN([.W$2])*SIN([.W$2]))-COS([.W$2])))/2)*([.$E25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366058168539523">
            <text:p>3,66058168539523E-010</text:p>
          </table:table-cell>
          <table:table-cell table:formula="of:=(1/(SQRT(2*3.1415926535)*([.$C$12]*(SQRT(([.$C$10]*[.$C$10])/([.$C$12]*[.$C$12])-SIN([.X$2])*SIN([.X$2]))-COS([.X$2])))/6)) * EXP( -([.$E25]-([.$C$12]*(SQRT(([.$C$10]*[.$C$10])/([.$C$12]*[.$C$12])-SIN([.X$2])*SIN([.X$2]))-COS([.X$2])))/2)*([.$E25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0245634055208767">
            <text:p>2,45634055208767E-012</text:p>
          </table:table-cell>
          <table:table-cell table:formula="of:=(1/(SQRT(2*3.1415926535)*([.$C$12]*(SQRT(([.$C$10]*[.$C$10])/([.$C$12]*[.$C$12])-SIN([.Y$2])*SIN([.Y$2]))-COS([.Y$2])))/6)) * EXP( -([.$E25]-([.$C$12]*(SQRT(([.$C$10]*[.$C$10])/([.$C$12]*[.$C$12])-SIN([.Y$2])*SIN([.Y$2]))-COS([.Y$2])))/2)*([.$E25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0.0000000000000559661170759178">
            <text:p>5,59661170759178E-014</text:p>
          </table:table-cell>
          <table:table-cell table:formula="of:=(1/(SQRT(2*3.1415926535)*([.$C$12]*(SQRT(([.$C$10]*[.$C$10])/([.$C$12]*[.$C$12])-SIN([.Z$2])*SIN([.Z$2]))-COS([.Z$2])))/6)) * EXP( -([.$E25]-([.$C$12]*(SQRT(([.$C$10]*[.$C$10])/([.$C$12]*[.$C$12])-SIN([.Z$2])*SIN([.Z$2]))-COS([.Z$2])))/2)*([.$E25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0.0000000000000136323473944495">
            <text:p>1,36323473944495E-014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1073.33333333333">
            <text:p>1073,3333333333</text:p>
          </table:table-cell>
          <table:table-cell table:formula="of:=(1/(SQRT(2*3.1415926535)*([.$C$12]*(SQRT(([.$C$10]*[.$C$10])/([.$C$12]*[.$C$12])-SIN([.F$2])*SIN([.F$2]))-COS([.F$2])))/6)) * EXP( -([.$E26]-([.$C$12]*(SQRT(([.$C$10]*[.$C$10])/([.$C$12]*[.$C$12])-SIN([.F$2])*SIN([.F$2]))-COS([.F$2])))/2)*([.$E26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4.11661221216434E-016">
            <text:p>4,11661221216434E-016</text:p>
          </table:table-cell>
          <table:table-cell table:formula="of:=(1/(SQRT(2*3.1415926535)*([.$C$12]*(SQRT(([.$C$10]*[.$C$10])/([.$C$12]*[.$C$12])-SIN([.G$2])*SIN([.G$2]))-COS([.G$2])))/6)) * EXP( -([.$E26]-([.$C$12]*(SQRT(([.$C$10]*[.$C$10])/([.$C$12]*[.$C$12])-SIN([.G$2])*SIN([.G$2]))-COS([.G$2])))/2)*([.$E26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1.98648607547934E-015">
            <text:p>1,98648607547934E-015</text:p>
          </table:table-cell>
          <table:table-cell table:formula="of:=(1/(SQRT(2*3.1415926535)*([.$C$12]*(SQRT(([.$C$10]*[.$C$10])/([.$C$12]*[.$C$12])-SIN([.H$2])*SIN([.H$2]))-COS([.H$2])))/6)) * EXP( -([.$E26]-([.$C$12]*(SQRT(([.$C$10]*[.$C$10])/([.$C$12]*[.$C$12])-SIN([.H$2])*SIN([.H$2]))-COS([.H$2])))/2)*([.$E26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0.000000000000135059958394438">
            <text:p>1,35059958394438E-013</text:p>
          </table:table-cell>
          <table:table-cell table:formula="of:=(1/(SQRT(2*3.1415926535)*([.$C$12]*(SQRT(([.$C$10]*[.$C$10])/([.$C$12]*[.$C$12])-SIN([.I$2])*SIN([.I$2]))-COS([.I$2])))/6)) * EXP( -([.$E26]-([.$C$12]*(SQRT(([.$C$10]*[.$C$10])/([.$C$12]*[.$C$12])-SIN([.I$2])*SIN([.I$2]))-COS([.I$2])))/2)*([.$E26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364298976408699">
            <text:p>3,64298976408699E-011</text:p>
          </table:table-cell>
          <table:table-cell table:formula="of:=(1/(SQRT(2*3.1415926535)*([.$C$12]*(SQRT(([.$C$10]*[.$C$10])/([.$C$12]*[.$C$12])-SIN([.J$2])*SIN([.J$2]))-COS([.J$2])))/6)) * EXP( -([.$E26]-([.$C$12]*(SQRT(([.$C$10]*[.$C$10])/([.$C$12]*[.$C$12])-SIN([.J$2])*SIN([.J$2]))-COS([.J$2])))/2)*([.$E26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920580983358796">
            <text:p>9,20580983358796E-009</text:p>
          </table:table-cell>
          <table:table-cell table:formula="of:=(1/(SQRT(2*3.1415926535)*([.$C$12]*(SQRT(([.$C$10]*[.$C$10])/([.$C$12]*[.$C$12])-SIN([.K$2])*SIN([.K$2]))-COS([.K$2])))/6)) * EXP( -([.$E26]-([.$C$12]*(SQRT(([.$C$10]*[.$C$10])/([.$C$12]*[.$C$12])-SIN([.K$2])*SIN([.K$2]))-COS([.K$2])))/2)*([.$E26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787363259718146">
            <text:p>7,87363259718146E-007</text:p>
          </table:table-cell>
          <table:table-cell table:formula="of:=(1/(SQRT(2*3.1415926535)*([.$C$12]*(SQRT(([.$C$10]*[.$C$10])/([.$C$12]*[.$C$12])-SIN([.L$2])*SIN([.L$2]))-COS([.L$2])))/6)) * EXP( -([.$E26]-([.$C$12]*(SQRT(([.$C$10]*[.$C$10])/([.$C$12]*[.$C$12])-SIN([.L$2])*SIN([.L$2]))-COS([.L$2])))/2)*([.$E26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163690253705875">
            <text:p>0,000016369</text:p>
          </table:table-cell>
          <table:table-cell table:formula="of:=(1/(SQRT(2*3.1415926535)*([.$C$12]*(SQRT(([.$C$10]*[.$C$10])/([.$C$12]*[.$C$12])-SIN([.M$2])*SIN([.M$2]))-COS([.M$2])))/6)) * EXP( -([.$E26]-([.$C$12]*(SQRT(([.$C$10]*[.$C$10])/([.$C$12]*[.$C$12])-SIN([.M$2])*SIN([.M$2]))-COS([.M$2])))/2)*([.$E26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100363430013058">
            <text:p>0,0001003634</text:p>
          </table:table-cell>
          <table:table-cell table:formula="of:=(1/(SQRT(2*3.1415926535)*([.$C$12]*(SQRT(([.$C$10]*[.$C$10])/([.$C$12]*[.$C$12])-SIN([.N$2])*SIN([.N$2]))-COS([.N$2])))/6)) * EXP( -([.$E26]-([.$C$12]*(SQRT(([.$C$10]*[.$C$10])/([.$C$12]*[.$C$12])-SIN([.N$2])*SIN([.N$2]))-COS([.N$2])))/2)*([.$E26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264981403057719">
            <text:p>0,0002649814</text:p>
          </table:table-cell>
          <table:table-cell table:formula="of:=(1/(SQRT(2*3.1415926535)*([.$C$12]*(SQRT(([.$C$10]*[.$C$10])/([.$C$12]*[.$C$12])-SIN([.O$2])*SIN([.O$2]))-COS([.O$2])))/6)) * EXP( -([.$E26]-([.$C$12]*(SQRT(([.$C$10]*[.$C$10])/([.$C$12]*[.$C$12])-SIN([.O$2])*SIN([.O$2]))-COS([.O$2])))/2)*([.$E26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417176697102234">
            <text:p>0,0004171767</text:p>
          </table:table-cell>
          <table:table-cell table:formula="of:=(1/(SQRT(2*3.1415926535)*([.$C$12]*(SQRT(([.$C$10]*[.$C$10])/([.$C$12]*[.$C$12])-SIN([.P$2])*SIN([.P$2]))-COS([.P$2])))/6)) * EXP( -([.$E26]-([.$C$12]*(SQRT(([.$C$10]*[.$C$10])/([.$C$12]*[.$C$12])-SIN([.P$2])*SIN([.P$2]))-COS([.P$2])))/2)*([.$E26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47537500577589">
            <text:p>0,000475375</text:p>
          </table:table-cell>
          <table:table-cell table:formula="of:=(1/(SQRT(2*3.1415926535)*([.$C$12]*(SQRT(([.$C$10]*[.$C$10])/([.$C$12]*[.$C$12])-SIN([.Q$2])*SIN([.Q$2]))-COS([.Q$2])))/6)) * EXP( -([.$E26]-([.$C$12]*(SQRT(([.$C$10]*[.$C$10])/([.$C$12]*[.$C$12])-SIN([.Q$2])*SIN([.Q$2]))-COS([.Q$2])))/2)*([.$E26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417176697166947">
            <text:p>0,0004171767</text:p>
          </table:table-cell>
          <table:table-cell table:formula="of:=(1/(SQRT(2*3.1415926535)*([.$C$12]*(SQRT(([.$C$10]*[.$C$10])/([.$C$12]*[.$C$12])-SIN([.R$2])*SIN([.R$2]))-COS([.R$2])))/6)) * EXP( -([.$E26]-([.$C$12]*(SQRT(([.$C$10]*[.$C$10])/([.$C$12]*[.$C$12])-SIN([.R$2])*SIN([.R$2]))-COS([.R$2])))/2)*([.$E26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264981403158974">
            <text:p>0,0002649814</text:p>
          </table:table-cell>
          <table:table-cell table:formula="of:=(1/(SQRT(2*3.1415926535)*([.$C$12]*(SQRT(([.$C$10]*[.$C$10])/([.$C$12]*[.$C$12])-SIN([.S$2])*SIN([.S$2]))-COS([.S$2])))/6)) * EXP( -([.$E26]-([.$C$12]*(SQRT(([.$C$10]*[.$C$10])/([.$C$12]*[.$C$12])-SIN([.S$2])*SIN([.S$2]))-COS([.S$2])))/2)*([.$E26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100363430089281">
            <text:p>0,0001003634</text:p>
          </table:table-cell>
          <table:table-cell table:formula="of:=(1/(SQRT(2*3.1415926535)*([.$C$12]*(SQRT(([.$C$10]*[.$C$10])/([.$C$12]*[.$C$12])-SIN([.T$2])*SIN([.T$2]))-COS([.T$2])))/6)) * EXP( -([.$E26]-([.$C$12]*(SQRT(([.$C$10]*[.$C$10])/([.$C$12]*[.$C$12])-SIN([.T$2])*SIN([.T$2]))-COS([.T$2])))/2)*([.$E26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163690253927208">
            <text:p>0,000016369</text:p>
          </table:table-cell>
          <table:table-cell table:formula="of:=(1/(SQRT(2*3.1415926535)*([.$C$12]*(SQRT(([.$C$10]*[.$C$10])/([.$C$12]*[.$C$12])-SIN([.U$2])*SIN([.U$2]))-COS([.U$2])))/6)) * EXP( -([.$E26]-([.$C$12]*(SQRT(([.$C$10]*[.$C$10])/([.$C$12]*[.$C$12])-SIN([.U$2])*SIN([.U$2]))-COS([.U$2])))/2)*([.$E26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787363261402485">
            <text:p>7,87363261402485E-007</text:p>
          </table:table-cell>
          <table:table-cell table:formula="of:=(1/(SQRT(2*3.1415926535)*([.$C$12]*(SQRT(([.$C$10]*[.$C$10])/([.$C$12]*[.$C$12])-SIN([.V$2])*SIN([.V$2]))-COS([.V$2])))/6)) * EXP( -([.$E26]-([.$C$12]*(SQRT(([.$C$10]*[.$C$10])/([.$C$12]*[.$C$12])-SIN([.V$2])*SIN([.V$2]))-COS([.V$2])))/2)*([.$E26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920580986044646">
            <text:p>9,20580986044646E-009</text:p>
          </table:table-cell>
          <table:table-cell table:formula="of:=(1/(SQRT(2*3.1415926535)*([.$C$12]*(SQRT(([.$C$10]*[.$C$10])/([.$C$12]*[.$C$12])-SIN([.W$2])*SIN([.W$2]))-COS([.W$2])))/6)) * EXP( -([.$E26]-([.$C$12]*(SQRT(([.$C$10]*[.$C$10])/([.$C$12]*[.$C$12])-SIN([.W$2])*SIN([.W$2]))-COS([.W$2])))/2)*([.$E26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3642989776137">
            <text:p>3,642989776137E-011</text:p>
          </table:table-cell>
          <table:table-cell table:formula="of:=(1/(SQRT(2*3.1415926535)*([.$C$12]*(SQRT(([.$C$10]*[.$C$10])/([.$C$12]*[.$C$12])-SIN([.X$2])*SIN([.X$2]))-COS([.X$2])))/6)) * EXP( -([.$E26]-([.$C$12]*(SQRT(([.$C$10]*[.$C$10])/([.$C$12]*[.$C$12])-SIN([.X$2])*SIN([.X$2]))-COS([.X$2])))/2)*([.$E26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0.000000000000135059958792593">
            <text:p>1,35059958792593E-013</text:p>
          </table:table-cell>
          <table:table-cell table:formula="of:=(1/(SQRT(2*3.1415926535)*([.$C$12]*(SQRT(([.$C$10]*[.$C$10])/([.$C$12]*[.$C$12])-SIN([.Y$2])*SIN([.Y$2]))-COS([.Y$2])))/6)) * EXP( -([.$E26]-([.$C$12]*(SQRT(([.$C$10]*[.$C$10])/([.$C$12]*[.$C$12])-SIN([.Y$2])*SIN([.Y$2]))-COS([.Y$2])))/2)*([.$E26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1.9864860789539E-015">
            <text:p>1,9864860789539E-015</text:p>
          </table:table-cell>
          <table:table-cell table:formula="of:=(1/(SQRT(2*3.1415926535)*([.$C$12]*(SQRT(([.$C$10]*[.$C$10])/([.$C$12]*[.$C$12])-SIN([.Z$2])*SIN([.Z$2]))-COS([.Z$2])))/6)) * EXP( -([.$E26]-([.$C$12]*(SQRT(([.$C$10]*[.$C$10])/([.$C$12]*[.$C$12])-SIN([.Z$2])*SIN([.Z$2]))-COS([.Z$2])))/2)*([.$E26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4.11661221216434E-016">
            <text:p>4,11661221216434E-016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1120">
            <text:p>1120</text:p>
          </table:table-cell>
          <table:table-cell table:formula="of:=(1/(SQRT(2*3.1415926535)*([.$C$12]*(SQRT(([.$C$10]*[.$C$10])/([.$C$12]*[.$C$12])-SIN([.F$2])*SIN([.F$2]))-COS([.F$2])))/6)) * EXP( -([.$E27]-([.$C$12]*(SQRT(([.$C$10]*[.$C$10])/([.$C$12]*[.$C$12])-SIN([.F$2])*SIN([.F$2]))-COS([.F$2])))/2)*([.$E27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9.99837874864021E-018">
            <text:p>9,99837874864021E-018</text:p>
          </table:table-cell>
          <table:table-cell table:formula="of:=(1/(SQRT(2*3.1415926535)*([.$C$12]*(SQRT(([.$C$10]*[.$C$10])/([.$C$12]*[.$C$12])-SIN([.G$2])*SIN([.G$2]))-COS([.G$2])))/6)) * EXP( -([.$E27]-([.$C$12]*(SQRT(([.$C$10]*[.$C$10])/([.$C$12]*[.$C$12])-SIN([.G$2])*SIN([.G$2]))-COS([.G$2])))/2)*([.$E27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5.71888933562674E-017">
            <text:p>5,71888933562674E-017</text:p>
          </table:table-cell>
          <table:table-cell table:formula="of:=(1/(SQRT(2*3.1415926535)*([.$C$12]*(SQRT(([.$C$10]*[.$C$10])/([.$C$12]*[.$C$12])-SIN([.H$2])*SIN([.H$2]))-COS([.H$2])))/6)) * EXP( -([.$E27]-([.$C$12]*(SQRT(([.$C$10]*[.$C$10])/([.$C$12]*[.$C$12])-SIN([.H$2])*SIN([.H$2]))-COS([.H$2])))/2)*([.$E27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6.16265811260445E-015">
            <text:p>6,16265811260445E-015</text:p>
          </table:table-cell>
          <table:table-cell table:formula="of:=(1/(SQRT(2*3.1415926535)*([.$C$12]*(SQRT(([.$C$10]*[.$C$10])/([.$C$12]*[.$C$12])-SIN([.I$2])*SIN([.I$2]))-COS([.I$2])))/6)) * EXP( -([.$E27]-([.$C$12]*(SQRT(([.$C$10]*[.$C$10])/([.$C$12]*[.$C$12])-SIN([.I$2])*SIN([.I$2]))-COS([.I$2])))/2)*([.$E27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310475142726253">
            <text:p>3,10475142726253E-012</text:p>
          </table:table-cell>
          <table:table-cell table:formula="of:=(1/(SQRT(2*3.1415926535)*([.$C$12]*(SQRT(([.$C$10]*[.$C$10])/([.$C$12]*[.$C$12])-SIN([.J$2])*SIN([.J$2]))-COS([.J$2])))/6)) * EXP( -([.$E27]-([.$C$12]*(SQRT(([.$C$10]*[.$C$10])/([.$C$12]*[.$C$12])-SIN([.J$2])*SIN([.J$2]))-COS([.J$2])))/2)*([.$E27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148908809703777">
            <text:p>1,48908809703777E-009</text:p>
          </table:table-cell>
          <table:table-cell table:formula="of:=(1/(SQRT(2*3.1415926535)*([.$C$12]*(SQRT(([.$C$10]*[.$C$10])/([.$C$12]*[.$C$12])-SIN([.K$2])*SIN([.K$2]))-COS([.K$2])))/6)) * EXP( -([.$E27]-([.$C$12]*(SQRT(([.$C$10]*[.$C$10])/([.$C$12]*[.$C$12])-SIN([.K$2])*SIN([.K$2]))-COS([.K$2])))/2)*([.$E27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219614013809202">
            <text:p>2,19614013809202E-007</text:p>
          </table:table-cell>
          <table:table-cell table:formula="of:=(1/(SQRT(2*3.1415926535)*([.$C$12]*(SQRT(([.$C$10]*[.$C$10])/([.$C$12]*[.$C$12])-SIN([.L$2])*SIN([.L$2]))-COS([.L$2])))/6)) * EXP( -([.$E27]-([.$C$12]*(SQRT(([.$C$10]*[.$C$10])/([.$C$12]*[.$C$12])-SIN([.L$2])*SIN([.L$2]))-COS([.L$2])))/2)*([.$E27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682398535757872">
            <text:p>0,000006824</text:p>
          </table:table-cell>
          <table:table-cell table:formula="of:=(1/(SQRT(2*3.1415926535)*([.$C$12]*(SQRT(([.$C$10]*[.$C$10])/([.$C$12]*[.$C$12])-SIN([.M$2])*SIN([.M$2]))-COS([.M$2])))/6)) * EXP( -([.$E27]-([.$C$12]*(SQRT(([.$C$10]*[.$C$10])/([.$C$12]*[.$C$12])-SIN([.M$2])*SIN([.M$2]))-COS([.M$2])))/2)*([.$E27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545771877597454">
            <text:p>5,45771877597454E-005</text:p>
          </table:table-cell>
          <table:table-cell table:formula="of:=(1/(SQRT(2*3.1415926535)*([.$C$12]*(SQRT(([.$C$10]*[.$C$10])/([.$C$12]*[.$C$12])-SIN([.N$2])*SIN([.N$2]))-COS([.N$2])))/6)) * EXP( -([.$E27]-([.$C$12]*(SQRT(([.$C$10]*[.$C$10])/([.$C$12]*[.$C$12])-SIN([.N$2])*SIN([.N$2]))-COS([.N$2])))/2)*([.$E27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69081818609395">
            <text:p>0,0001690818</text:p>
          </table:table-cell>
          <table:table-cell table:formula="of:=(1/(SQRT(2*3.1415926535)*([.$C$12]*(SQRT(([.$C$10]*[.$C$10])/([.$C$12]*[.$C$12])-SIN([.O$2])*SIN([.O$2]))-COS([.O$2])))/6)) * EXP( -([.$E27]-([.$C$12]*(SQRT(([.$C$10]*[.$C$10])/([.$C$12]*[.$C$12])-SIN([.O$2])*SIN([.O$2]))-COS([.O$2])))/2)*([.$E27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289378178297547">
            <text:p>0,0002893782</text:p>
          </table:table-cell>
          <table:table-cell table:formula="of:=(1/(SQRT(2*3.1415926535)*([.$C$12]*(SQRT(([.$C$10]*[.$C$10])/([.$C$12]*[.$C$12])-SIN([.P$2])*SIN([.P$2]))-COS([.P$2])))/6)) * EXP( -([.$E27]-([.$C$12]*(SQRT(([.$C$10]*[.$C$10])/([.$C$12]*[.$C$12])-SIN([.P$2])*SIN([.P$2]))-COS([.P$2])))/2)*([.$E27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338357821294382">
            <text:p>0,0003383578</text:p>
          </table:table-cell>
          <table:table-cell table:formula="of:=(1/(SQRT(2*3.1415926535)*([.$C$12]*(SQRT(([.$C$10]*[.$C$10])/([.$C$12]*[.$C$12])-SIN([.Q$2])*SIN([.Q$2]))-COS([.Q$2])))/6)) * EXP( -([.$E27]-([.$C$12]*(SQRT(([.$C$10]*[.$C$10])/([.$C$12]*[.$C$12])-SIN([.Q$2])*SIN([.Q$2]))-COS([.Q$2])))/2)*([.$E27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289378178351132">
            <text:p>0,0002893782</text:p>
          </table:table-cell>
          <table:table-cell table:formula="of:=(1/(SQRT(2*3.1415926535)*([.$C$12]*(SQRT(([.$C$10]*[.$C$10])/([.$C$12]*[.$C$12])-SIN([.R$2])*SIN([.R$2]))-COS([.R$2])))/6)) * EXP( -([.$E27]-([.$C$12]*(SQRT(([.$C$10]*[.$C$10])/([.$C$12]*[.$C$12])-SIN([.R$2])*SIN([.R$2]))-COS([.R$2])))/2)*([.$E27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69081818685367">
            <text:p>0,0001690818</text:p>
          </table:table-cell>
          <table:table-cell table:formula="of:=(1/(SQRT(2*3.1415926535)*([.$C$12]*(SQRT(([.$C$10]*[.$C$10])/([.$C$12]*[.$C$12])-SIN([.S$2])*SIN([.S$2]))-COS([.S$2])))/6)) * EXP( -([.$E27]-([.$C$12]*(SQRT(([.$C$10]*[.$C$10])/([.$C$12]*[.$C$12])-SIN([.S$2])*SIN([.S$2]))-COS([.S$2])))/2)*([.$E27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545771878076629">
            <text:p>5,45771878076629E-005</text:p>
          </table:table-cell>
          <table:table-cell table:formula="of:=(1/(SQRT(2*3.1415926535)*([.$C$12]*(SQRT(([.$C$10]*[.$C$10])/([.$C$12]*[.$C$12])-SIN([.T$2])*SIN([.T$2]))-COS([.T$2])))/6)) * EXP( -([.$E27]-([.$C$12]*(SQRT(([.$C$10]*[.$C$10])/([.$C$12]*[.$C$12])-SIN([.T$2])*SIN([.T$2]))-COS([.T$2])))/2)*([.$E27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68239853680918">
            <text:p>0,000006824</text:p>
          </table:table-cell>
          <table:table-cell table:formula="of:=(1/(SQRT(2*3.1415926535)*([.$C$12]*(SQRT(([.$C$10]*[.$C$10])/([.$C$12]*[.$C$12])-SIN([.U$2])*SIN([.U$2]))-COS([.U$2])))/6)) * EXP( -([.$E27]-([.$C$12]*(SQRT(([.$C$10]*[.$C$10])/([.$C$12]*[.$C$12])-SIN([.U$2])*SIN([.U$2]))-COS([.U$2])))/2)*([.$E27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219614014338735">
            <text:p>2,19614014338735E-007</text:p>
          </table:table-cell>
          <table:table-cell table:formula="of:=(1/(SQRT(2*3.1415926535)*([.$C$12]*(SQRT(([.$C$10]*[.$C$10])/([.$C$12]*[.$C$12])-SIN([.V$2])*SIN([.V$2]))-COS([.V$2])))/6)) * EXP( -([.$E27]-([.$C$12]*(SQRT(([.$C$10]*[.$C$10])/([.$C$12]*[.$C$12])-SIN([.V$2])*SIN([.V$2]))-COS([.V$2])))/2)*([.$E27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148908810189838">
            <text:p>1,48908810189838E-009</text:p>
          </table:table-cell>
          <table:table-cell table:formula="of:=(1/(SQRT(2*3.1415926535)*([.$C$12]*(SQRT(([.$C$10]*[.$C$10])/([.$C$12]*[.$C$12])-SIN([.W$2])*SIN([.W$2]))-COS([.W$2])))/6)) * EXP( -([.$E27]-([.$C$12]*(SQRT(([.$C$10]*[.$C$10])/([.$C$12]*[.$C$12])-SIN([.W$2])*SIN([.W$2]))-COS([.W$2])))/2)*([.$E27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310475143869661">
            <text:p>3,10475143869661E-012</text:p>
          </table:table-cell>
          <table:table-cell table:formula="of:=(1/(SQRT(2*3.1415926535)*([.$C$12]*(SQRT(([.$C$10]*[.$C$10])/([.$C$12]*[.$C$12])-SIN([.X$2])*SIN([.X$2]))-COS([.X$2])))/6)) * EXP( -([.$E27]-([.$C$12]*(SQRT(([.$C$10]*[.$C$10])/([.$C$12]*[.$C$12])-SIN([.X$2])*SIN([.X$2]))-COS([.X$2])))/2)*([.$E27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6.16265813277165E-015">
            <text:p>6,16265813277165E-015</text:p>
          </table:table-cell>
          <table:table-cell table:formula="of:=(1/(SQRT(2*3.1415926535)*([.$C$12]*(SQRT(([.$C$10]*[.$C$10])/([.$C$12]*[.$C$12])-SIN([.Y$2])*SIN([.Y$2]))-COS([.Y$2])))/6)) * EXP( -([.$E27]-([.$C$12]*(SQRT(([.$C$10]*[.$C$10])/([.$C$12]*[.$C$12])-SIN([.Y$2])*SIN([.Y$2]))-COS([.Y$2])))/2)*([.$E27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5.71888934671301E-017">
            <text:p>5,71888934671301E-017</text:p>
          </table:table-cell>
          <table:table-cell table:formula="of:=(1/(SQRT(2*3.1415926535)*([.$C$12]*(SQRT(([.$C$10]*[.$C$10])/([.$C$12]*[.$C$12])-SIN([.Z$2])*SIN([.Z$2]))-COS([.Z$2])))/6)) * EXP( -([.$E27]-([.$C$12]*(SQRT(([.$C$10]*[.$C$10])/([.$C$12]*[.$C$12])-SIN([.Z$2])*SIN([.Z$2]))-COS([.Z$2])))/2)*([.$E27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9.99837874864021E-018">
            <text:p>9,99837874864021E-018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1166.66666666667">
            <text:p>1166,6666666667</text:p>
          </table:table-cell>
          <table:table-cell table:formula="of:=(1/(SQRT(2*3.1415926535)*([.$C$12]*(SQRT(([.$C$10]*[.$C$10])/([.$C$12]*[.$C$12])-SIN([.F$2])*SIN([.F$2]))-COS([.F$2])))/6)) * EXP( -([.$E28]-([.$C$12]*(SQRT(([.$C$10]*[.$C$10])/([.$C$12]*[.$C$12])-SIN([.F$2])*SIN([.F$2]))-COS([.F$2])))/2)*([.$E28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1.95316765322007E-019">
            <text:p>1,95316765322007E-019</text:p>
          </table:table-cell>
          <table:table-cell table:formula="of:=(1/(SQRT(2*3.1415926535)*([.$C$12]*(SQRT(([.$C$10]*[.$C$10])/([.$C$12]*[.$C$12])-SIN([.G$2])*SIN([.G$2]))-COS([.G$2])))/6)) * EXP( -([.$E28]-([.$C$12]*(SQRT(([.$C$10]*[.$C$10])/([.$C$12]*[.$C$12])-SIN([.G$2])*SIN([.G$2]))-COS([.G$2])))/2)*([.$E28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1.33537634456477E-018">
            <text:p>1,33537634456477E-018</text:p>
          </table:table-cell>
          <table:table-cell table:formula="of:=(1/(SQRT(2*3.1415926535)*([.$C$12]*(SQRT(([.$C$10]*[.$C$10])/([.$C$12]*[.$C$12])-SIN([.H$2])*SIN([.H$2]))-COS([.H$2])))/6)) * EXP( -([.$E28]-([.$C$12]*(SQRT(([.$C$10]*[.$C$10])/([.$C$12]*[.$C$12])-SIN([.H$2])*SIN([.H$2]))-COS([.H$2])))/2)*([.$E28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2.33352773466221E-016">
            <text:p>2,33352773466221E-016</text:p>
          </table:table-cell>
          <table:table-cell table:formula="of:=(1/(SQRT(2*3.1415926535)*([.$C$12]*(SQRT(([.$C$10]*[.$C$10])/([.$C$12]*[.$C$12])-SIN([.I$2])*SIN([.I$2]))-COS([.I$2])))/6)) * EXP( -([.$E28]-([.$C$12]*(SQRT(([.$C$10]*[.$C$10])/([.$C$12]*[.$C$12])-SIN([.I$2])*SIN([.I$2]))-COS([.I$2])))/2)*([.$E28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0226598355906776">
            <text:p>2,26598355906776E-013</text:p>
          </table:table-cell>
          <table:table-cell table:formula="of:=(1/(SQRT(2*3.1415926535)*([.$C$12]*(SQRT(([.$C$10]*[.$C$10])/([.$C$12]*[.$C$12])-SIN([.J$2])*SIN([.J$2]))-COS([.J$2])))/6)) * EXP( -([.$E28]-([.$C$12]*(SQRT(([.$C$10]*[.$C$10])/([.$C$12]*[.$C$12])-SIN([.J$2])*SIN([.J$2]))-COS([.J$2])))/2)*([.$E28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213175723248196">
            <text:p>2,13175723248196E-010</text:p>
          </table:table-cell>
          <table:table-cell table:formula="of:=(1/(SQRT(2*3.1415926535)*([.$C$12]*(SQRT(([.$C$10]*[.$C$10])/([.$C$12]*[.$C$12])-SIN([.K$2])*SIN([.K$2]))-COS([.K$2])))/6)) * EXP( -([.$E28]-([.$C$12]*(SQRT(([.$C$10]*[.$C$10])/([.$C$12]*[.$C$12])-SIN([.K$2])*SIN([.K$2]))-COS([.K$2])))/2)*([.$E28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557969938908606">
            <text:p>5,57969938908606E-008</text:p>
          </table:table-cell>
          <table:table-cell table:formula="of:=(1/(SQRT(2*3.1415926535)*([.$C$12]*(SQRT(([.$C$10]*[.$C$10])/([.$C$12]*[.$C$12])-SIN([.L$2])*SIN([.L$2]))-COS([.L$2])))/6)) * EXP( -([.$E28]-([.$C$12]*(SQRT(([.$C$10]*[.$C$10])/([.$C$12]*[.$C$12])-SIN([.L$2])*SIN([.L$2]))-COS([.L$2])))/2)*([.$E28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264896980321394">
            <text:p>0,000002649</text:p>
          </table:table-cell>
          <table:table-cell table:formula="of:=(1/(SQRT(2*3.1415926535)*([.$C$12]*(SQRT(([.$C$10]*[.$C$10])/([.$C$12]*[.$C$12])-SIN([.M$2])*SIN([.M$2]))-COS([.M$2])))/6)) * EXP( -([.$E28]-([.$C$12]*(SQRT(([.$C$10]*[.$C$10])/([.$C$12]*[.$C$12])-SIN([.M$2])*SIN([.M$2]))-COS([.M$2])))/2)*([.$E28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280574116244288">
            <text:p>2,80574116244288E-005</text:p>
          </table:table-cell>
          <table:table-cell table:formula="of:=(1/(SQRT(2*3.1415926535)*([.$C$12]*(SQRT(([.$C$10]*[.$C$10])/([.$C$12]*[.$C$12])-SIN([.N$2])*SIN([.N$2]))-COS([.N$2])))/6)) * EXP( -([.$E28]-([.$C$12]*(SQRT(([.$C$10]*[.$C$10])/([.$C$12]*[.$C$12])-SIN([.N$2])*SIN([.N$2]))-COS([.N$2])))/2)*([.$E28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102965895446111">
            <text:p>0,0001029659</text:p>
          </table:table-cell>
          <table:table-cell table:formula="of:=(1/(SQRT(2*3.1415926535)*([.$C$12]*(SQRT(([.$C$10]*[.$C$10])/([.$C$12]*[.$C$12])-SIN([.O$2])*SIN([.O$2]))-COS([.O$2])))/6)) * EXP( -([.$E28]-([.$C$12]*(SQRT(([.$C$10]*[.$C$10])/([.$C$12]*[.$C$12])-SIN([.O$2])*SIN([.O$2]))-COS([.O$2])))/2)*([.$E28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92549905645206">
            <text:p>0,0001925499</text:p>
          </table:table-cell>
          <table:table-cell table:formula="of:=(1/(SQRT(2*3.1415926535)*([.$C$12]*(SQRT(([.$C$10]*[.$C$10])/([.$C$12]*[.$C$12])-SIN([.P$2])*SIN([.P$2]))-COS([.P$2])))/6)) * EXP( -([.$E28]-([.$C$12]*(SQRT(([.$C$10]*[.$C$10])/([.$C$12]*[.$C$12])-SIN([.P$2])*SIN([.P$2]))-COS([.P$2])))/2)*([.$E28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231389856488399">
            <text:p>0,0002313899</text:p>
          </table:table-cell>
          <table:table-cell table:formula="of:=(1/(SQRT(2*3.1415926535)*([.$C$12]*(SQRT(([.$C$10]*[.$C$10])/([.$C$12]*[.$C$12])-SIN([.Q$2])*SIN([.Q$2]))-COS([.Q$2])))/6)) * EXP( -([.$E28]-([.$C$12]*(SQRT(([.$C$10]*[.$C$10])/([.$C$12]*[.$C$12])-SIN([.Q$2])*SIN([.Q$2]))-COS([.Q$2])))/2)*([.$E28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92549905687006">
            <text:p>0,0001925499</text:p>
          </table:table-cell>
          <table:table-cell table:formula="of:=(1/(SQRT(2*3.1415926535)*([.$C$12]*(SQRT(([.$C$10]*[.$C$10])/([.$C$12]*[.$C$12])-SIN([.R$2])*SIN([.R$2]))-COS([.R$2])))/6)) * EXP( -([.$E28]-([.$C$12]*(SQRT(([.$C$10]*[.$C$10])/([.$C$12]*[.$C$12])-SIN([.R$2])*SIN([.R$2]))-COS([.R$2])))/2)*([.$E28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102965895499713">
            <text:p>0,0001029659</text:p>
          </table:table-cell>
          <table:table-cell table:formula="of:=(1/(SQRT(2*3.1415926535)*([.$C$12]*(SQRT(([.$C$10]*[.$C$10])/([.$C$12]*[.$C$12])-SIN([.S$2])*SIN([.S$2]))-COS([.S$2])))/6)) * EXP( -([.$E28]-([.$C$12]*(SQRT(([.$C$10]*[.$C$10])/([.$C$12]*[.$C$12])-SIN([.S$2])*SIN([.S$2]))-COS([.S$2])))/2)*([.$E28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280574116525812">
            <text:p>2,80574116525812E-005</text:p>
          </table:table-cell>
          <table:table-cell table:formula="of:=(1/(SQRT(2*3.1415926535)*([.$C$12]*(SQRT(([.$C$10]*[.$C$10])/([.$C$12]*[.$C$12])-SIN([.T$2])*SIN([.T$2]))-COS([.T$2])))/6)) * EXP( -([.$E28]-([.$C$12]*(SQRT(([.$C$10]*[.$C$10])/([.$C$12]*[.$C$12])-SIN([.T$2])*SIN([.T$2]))-COS([.T$2])))/2)*([.$E28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26489698078221">
            <text:p>0,000002649</text:p>
          </table:table-cell>
          <table:table-cell table:formula="of:=(1/(SQRT(2*3.1415926535)*([.$C$12]*(SQRT(([.$C$10]*[.$C$10])/([.$C$12]*[.$C$12])-SIN([.U$2])*SIN([.U$2]))-COS([.U$2])))/6)) * EXP( -([.$E28]-([.$C$12]*(SQRT(([.$C$10]*[.$C$10])/([.$C$12]*[.$C$12])-SIN([.U$2])*SIN([.U$2]))-COS([.U$2])))/2)*([.$E28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557969940413905">
            <text:p>5,57969940413905E-008</text:p>
          </table:table-cell>
          <table:table-cell table:formula="of:=(1/(SQRT(2*3.1415926535)*([.$C$12]*(SQRT(([.$C$10]*[.$C$10])/([.$C$12]*[.$C$12])-SIN([.V$2])*SIN([.V$2]))-COS([.V$2])))/6)) * EXP( -([.$E28]-([.$C$12]*(SQRT(([.$C$10]*[.$C$10])/([.$C$12]*[.$C$12])-SIN([.V$2])*SIN([.V$2]))-COS([.V$2])))/2)*([.$E28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213175724021767">
            <text:p>2,13175724021767E-010</text:p>
          </table:table-cell>
          <table:table-cell table:formula="of:=(1/(SQRT(2*3.1415926535)*([.$C$12]*(SQRT(([.$C$10]*[.$C$10])/([.$C$12]*[.$C$12])-SIN([.W$2])*SIN([.W$2]))-COS([.W$2])))/6)) * EXP( -([.$E28]-([.$C$12]*(SQRT(([.$C$10]*[.$C$10])/([.$C$12]*[.$C$12])-SIN([.W$2])*SIN([.W$2]))-COS([.W$2])))/2)*([.$E28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0226598356830588">
            <text:p>2,26598356830588E-013</text:p>
          </table:table-cell>
          <table:table-cell table:formula="of:=(1/(SQRT(2*3.1415926535)*([.$C$12]*(SQRT(([.$C$10]*[.$C$10])/([.$C$12]*[.$C$12])-SIN([.X$2])*SIN([.X$2]))-COS([.X$2])))/6)) * EXP( -([.$E28]-([.$C$12]*(SQRT(([.$C$10]*[.$C$10])/([.$C$12]*[.$C$12])-SIN([.X$2])*SIN([.X$2]))-COS([.X$2])))/2)*([.$E28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2.33352774309369E-016">
            <text:p>2,33352774309369E-016</text:p>
          </table:table-cell>
          <table:table-cell table:formula="of:=(1/(SQRT(2*3.1415926535)*([.$C$12]*(SQRT(([.$C$10]*[.$C$10])/([.$C$12]*[.$C$12])-SIN([.Y$2])*SIN([.Y$2]))-COS([.Y$2])))/6)) * EXP( -([.$E28]-([.$C$12]*(SQRT(([.$C$10]*[.$C$10])/([.$C$12]*[.$C$12])-SIN([.Y$2])*SIN([.Y$2]))-COS([.Y$2])))/2)*([.$E28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1.33537634741893E-018">
            <text:p>1,33537634741893E-018</text:p>
          </table:table-cell>
          <table:table-cell table:formula="of:=(1/(SQRT(2*3.1415926535)*([.$C$12]*(SQRT(([.$C$10]*[.$C$10])/([.$C$12]*[.$C$12])-SIN([.Z$2])*SIN([.Z$2]))-COS([.Z$2])))/6)) * EXP( -([.$E28]-([.$C$12]*(SQRT(([.$C$10]*[.$C$10])/([.$C$12]*[.$C$12])-SIN([.Z$2])*SIN([.Z$2]))-COS([.Z$2])))/2)*([.$E28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1.95316765322007E-019">
            <text:p>1,95316765322007E-019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1213.33333333333">
            <text:p>1213,3333333333</text:p>
          </table:table-cell>
          <table:table-cell table:formula="of:=(1/(SQRT(2*3.1415926535)*([.$C$12]*(SQRT(([.$C$10]*[.$C$10])/([.$C$12]*[.$C$12])-SIN([.F$2])*SIN([.F$2]))-COS([.F$2])))/6)) * EXP( -([.$E29]-([.$C$12]*(SQRT(([.$C$10]*[.$C$10])/([.$C$12]*[.$C$12])-SIN([.F$2])*SIN([.F$2]))-COS([.F$2])))/2)*([.$E29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06880840576351E-021">
            <text:p>3,06880840576351E-021</text:p>
          </table:table-cell>
          <table:table-cell table:formula="of:=(1/(SQRT(2*3.1415926535)*([.$C$12]*(SQRT(([.$C$10]*[.$C$10])/([.$C$12]*[.$C$12])-SIN([.G$2])*SIN([.G$2]))-COS([.G$2])))/6)) * EXP( -([.$E29]-([.$C$12]*(SQRT(([.$C$10]*[.$C$10])/([.$C$12]*[.$C$12])-SIN([.G$2])*SIN([.G$2]))-COS([.G$2])))/2)*([.$E29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2.52907368635877E-020">
            <text:p>2,52907368635877E-020</text:p>
          </table:table-cell>
          <table:table-cell table:formula="of:=(1/(SQRT(2*3.1415926535)*([.$C$12]*(SQRT(([.$C$10]*[.$C$10])/([.$C$12]*[.$C$12])-SIN([.H$2])*SIN([.H$2]))-COS([.H$2])))/6)) * EXP( -([.$E29]-([.$C$12]*(SQRT(([.$C$10]*[.$C$10])/([.$C$12]*[.$C$12])-SIN([.H$2])*SIN([.H$2]))-COS([.H$2])))/2)*([.$E29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7.33265560293446E-018">
            <text:p>7,33265560293446E-018</text:p>
          </table:table-cell>
          <table:table-cell table:formula="of:=(1/(SQRT(2*3.1415926535)*([.$C$12]*(SQRT(([.$C$10]*[.$C$10])/([.$C$12]*[.$C$12])-SIN([.I$2])*SIN([.I$2]))-COS([.I$2])))/6)) * EXP( -([.$E29]-([.$C$12]*(SQRT(([.$C$10]*[.$C$10])/([.$C$12]*[.$C$12])-SIN([.I$2])*SIN([.I$2]))-COS([.I$2])))/2)*([.$E29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0.0000000000000141627538869972">
            <text:p>1,41627538869972E-014</text:p>
          </table:table-cell>
          <table:table-cell table:formula="of:=(1/(SQRT(2*3.1415926535)*([.$C$12]*(SQRT(([.$C$10]*[.$C$10])/([.$C$12]*[.$C$12])-SIN([.J$2])*SIN([.J$2]))-COS([.J$2])))/6)) * EXP( -([.$E29]-([.$C$12]*(SQRT(([.$C$10]*[.$C$10])/([.$C$12]*[.$C$12])-SIN([.J$2])*SIN([.J$2]))-COS([.J$2])))/2)*([.$E29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270093453707696">
            <text:p>2,70093453707696E-011</text:p>
          </table:table-cell>
          <table:table-cell table:formula="of:=(1/(SQRT(2*3.1415926535)*([.$C$12]*(SQRT(([.$C$10]*[.$C$10])/([.$C$12]*[.$C$12])-SIN([.K$2])*SIN([.K$2]))-COS([.K$2])))/6)) * EXP( -([.$E29]-([.$C$12]*(SQRT(([.$C$10]*[.$C$10])/([.$C$12]*[.$C$12])-SIN([.K$2])*SIN([.K$2]))-COS([.K$2])))/2)*([.$E29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129130074645395">
            <text:p>1,29130074645395E-008</text:p>
          </table:table-cell>
          <table:table-cell table:formula="of:=(1/(SQRT(2*3.1415926535)*([.$C$12]*(SQRT(([.$C$10]*[.$C$10])/([.$C$12]*[.$C$12])-SIN([.L$2])*SIN([.L$2]))-COS([.L$2])))/6)) * EXP( -([.$E29]-([.$C$12]*(SQRT(([.$C$10]*[.$C$10])/([.$C$12]*[.$C$12])-SIN([.L$2])*SIN([.L$2]))-COS([.L$2])))/2)*([.$E29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957501770749825">
            <text:p>9,57501770749825E-007</text:p>
          </table:table-cell>
          <table:table-cell table:formula="of:=(1/(SQRT(2*3.1415926535)*([.$C$12]*(SQRT(([.$C$10]*[.$C$10])/([.$C$12]*[.$C$12])-SIN([.M$2])*SIN([.M$2]))-COS([.M$2])))/6)) * EXP( -([.$E29]-([.$C$12]*(SQRT(([.$C$10]*[.$C$10])/([.$C$12]*[.$C$12])-SIN([.M$2])*SIN([.M$2]))-COS([.M$2])))/2)*([.$E29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136359325768758">
            <text:p>1,36359325768758E-005</text:p>
          </table:table-cell>
          <table:table-cell table:formula="of:=(1/(SQRT(2*3.1415926535)*([.$C$12]*(SQRT(([.$C$10]*[.$C$10])/([.$C$12]*[.$C$12])-SIN([.N$2])*SIN([.N$2]))-COS([.N$2])))/6)) * EXP( -([.$E29]-([.$C$12]*(SQRT(([.$C$10]*[.$C$10])/([.$C$12]*[.$C$12])-SIN([.N$2])*SIN([.N$2]))-COS([.N$2])))/2)*([.$E29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59841830039356">
            <text:p>5,9841830039356E-005</text:p>
          </table:table-cell>
          <table:table-cell table:formula="of:=(1/(SQRT(2*3.1415926535)*([.$C$12]*(SQRT(([.$C$10]*[.$C$10])/([.$C$12]*[.$C$12])-SIN([.O$2])*SIN([.O$2]))-COS([.O$2])))/6)) * EXP( -([.$E29]-([.$C$12]*(SQRT(([.$C$10]*[.$C$10])/([.$C$12]*[.$C$12])-SIN([.O$2])*SIN([.O$2]))-COS([.O$2])))/2)*([.$E29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122900213347383">
            <text:p>0,0001229002</text:p>
          </table:table-cell>
          <table:table-cell table:formula="of:=(1/(SQRT(2*3.1415926535)*([.$C$12]*(SQRT(([.$C$10]*[.$C$10])/([.$C$12]*[.$C$12])-SIN([.P$2])*SIN([.P$2]))-COS([.P$2])))/6)) * EXP( -([.$E29]-([.$C$12]*(SQRT(([.$C$10]*[.$C$10])/([.$C$12]*[.$C$12])-SIN([.P$2])*SIN([.P$2]))-COS([.P$2])))/2)*([.$E29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152033969343165">
            <text:p>0,000152034</text:p>
          </table:table-cell>
          <table:table-cell table:formula="of:=(1/(SQRT(2*3.1415926535)*([.$C$12]*(SQRT(([.$C$10]*[.$C$10])/([.$C$12]*[.$C$12])-SIN([.Q$2])*SIN([.Q$2]))-COS([.Q$2])))/6)) * EXP( -([.$E29]-([.$C$12]*(SQRT(([.$C$10]*[.$C$10])/([.$C$12]*[.$C$12])-SIN([.Q$2])*SIN([.Q$2]))-COS([.Q$2])))/2)*([.$E29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122900213378214">
            <text:p>0,0001229002</text:p>
          </table:table-cell>
          <table:table-cell table:formula="of:=(1/(SQRT(2*3.1415926535)*([.$C$12]*(SQRT(([.$C$10]*[.$C$10])/([.$C$12]*[.$C$12])-SIN([.R$2])*SIN([.R$2]))-COS([.R$2])))/6)) * EXP( -([.$E29]-([.$C$12]*(SQRT(([.$C$10]*[.$C$10])/([.$C$12]*[.$C$12])-SIN([.R$2])*SIN([.R$2]))-COS([.R$2])))/2)*([.$E29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598418300750153">
            <text:p>5,98418300750153E-005</text:p>
          </table:table-cell>
          <table:table-cell table:formula="of:=(1/(SQRT(2*3.1415926535)*([.$C$12]*(SQRT(([.$C$10]*[.$C$10])/([.$C$12]*[.$C$12])-SIN([.S$2])*SIN([.S$2]))-COS([.S$2])))/6)) * EXP( -([.$E29]-([.$C$12]*(SQRT(([.$C$10]*[.$C$10])/([.$C$12]*[.$C$12])-SIN([.S$2])*SIN([.S$2]))-COS([.S$2])))/2)*([.$E29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136359325923621">
            <text:p>1,36359325923621E-005</text:p>
          </table:table-cell>
          <table:table-cell table:formula="of:=(1/(SQRT(2*3.1415926535)*([.$C$12]*(SQRT(([.$C$10]*[.$C$10])/([.$C$12]*[.$C$12])-SIN([.T$2])*SIN([.T$2]))-COS([.T$2])))/6)) * EXP( -([.$E29]-([.$C$12]*(SQRT(([.$C$10]*[.$C$10])/([.$C$12]*[.$C$12])-SIN([.T$2])*SIN([.T$2]))-COS([.T$2])))/2)*([.$E29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95750177261613">
            <text:p>9,5750177261613E-007</text:p>
          </table:table-cell>
          <table:table-cell table:formula="of:=(1/(SQRT(2*3.1415926535)*([.$C$12]*(SQRT(([.$C$10]*[.$C$10])/([.$C$12]*[.$C$12])-SIN([.U$2])*SIN([.U$2]))-COS([.U$2])))/6)) * EXP( -([.$E29]-([.$C$12]*(SQRT(([.$C$10]*[.$C$10])/([.$C$12]*[.$C$12])-SIN([.U$2])*SIN([.U$2]))-COS([.U$2])))/2)*([.$E29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129130075032664">
            <text:p>1,29130075032664E-008</text:p>
          </table:table-cell>
          <table:table-cell table:formula="of:=(1/(SQRT(2*3.1415926535)*([.$C$12]*(SQRT(([.$C$10]*[.$C$10])/([.$C$12]*[.$C$12])-SIN([.V$2])*SIN([.V$2]))-COS([.V$2])))/6)) * EXP( -([.$E29]-([.$C$12]*(SQRT(([.$C$10]*[.$C$10])/([.$C$12]*[.$C$12])-SIN([.V$2])*SIN([.V$2]))-COS([.V$2])))/2)*([.$E29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270093454791172">
            <text:p>2,70093454791172E-011</text:p>
          </table:table-cell>
          <table:table-cell table:formula="of:=(1/(SQRT(2*3.1415926535)*([.$C$12]*(SQRT(([.$C$10]*[.$C$10])/([.$C$12]*[.$C$12])-SIN([.W$2])*SIN([.W$2]))-COS([.W$2])))/6)) * EXP( -([.$E29]-([.$C$12]*(SQRT(([.$C$10]*[.$C$10])/([.$C$12]*[.$C$12])-SIN([.W$2])*SIN([.W$2]))-COS([.W$2])))/2)*([.$E29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0.0000000000000141627539505881">
            <text:p>1,41627539505881E-014</text:p>
          </table:table-cell>
          <table:table-cell table:formula="of:=(1/(SQRT(2*3.1415926535)*([.$C$12]*(SQRT(([.$C$10]*[.$C$10])/([.$C$12]*[.$C$12])-SIN([.X$2])*SIN([.X$2]))-COS([.X$2])))/6)) * EXP( -([.$E29]-([.$C$12]*(SQRT(([.$C$10]*[.$C$10])/([.$C$12]*[.$C$12])-SIN([.X$2])*SIN([.X$2]))-COS([.X$2])))/2)*([.$E29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7.33265563204585E-018">
            <text:p>7,33265563204585E-018</text:p>
          </table:table-cell>
          <table:table-cell table:formula="of:=(1/(SQRT(2*3.1415926535)*([.$C$12]*(SQRT(([.$C$10]*[.$C$10])/([.$C$12]*[.$C$12])-SIN([.Y$2])*SIN([.Y$2]))-COS([.Y$2])))/6)) * EXP( -([.$E29]-([.$C$12]*(SQRT(([.$C$10]*[.$C$10])/([.$C$12]*[.$C$12])-SIN([.Y$2])*SIN([.Y$2]))-COS([.Y$2])))/2)*([.$E29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2.52907369229073E-020">
            <text:p>2,52907369229073E-020</text:p>
          </table:table-cell>
          <table:table-cell table:formula="of:=(1/(SQRT(2*3.1415926535)*([.$C$12]*(SQRT(([.$C$10]*[.$C$10])/([.$C$12]*[.$C$12])-SIN([.Z$2])*SIN([.Z$2]))-COS([.Z$2])))/6)) * EXP( -([.$E29]-([.$C$12]*(SQRT(([.$C$10]*[.$C$10])/([.$C$12]*[.$C$12])-SIN([.Z$2])*SIN([.Z$2]))-COS([.Z$2])))/2)*([.$E29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06880840576351E-021">
            <text:p>3,06880840576351E-02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1260">
            <text:p>1260</text:p>
          </table:table-cell>
          <table:table-cell table:formula="of:=(1/(SQRT(2*3.1415926535)*([.$C$12]*(SQRT(([.$C$10]*[.$C$10])/([.$C$12]*[.$C$12])-SIN([.F$2])*SIN([.F$2]))-COS([.F$2])))/6)) * EXP( -([.$E30]-([.$C$12]*(SQRT(([.$C$10]*[.$C$10])/([.$C$12]*[.$C$12])-SIN([.F$2])*SIN([.F$2]))-COS([.F$2])))/2)*([.$E30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87811193180238E-023">
            <text:p>3,87811193180238E-023</text:p>
          </table:table-cell>
          <table:table-cell table:formula="of:=(1/(SQRT(2*3.1415926535)*([.$C$12]*(SQRT(([.$C$10]*[.$C$10])/([.$C$12]*[.$C$12])-SIN([.G$2])*SIN([.G$2]))-COS([.G$2])))/6)) * EXP( -([.$E30]-([.$C$12]*(SQRT(([.$C$10]*[.$C$10])/([.$C$12]*[.$C$12])-SIN([.G$2])*SIN([.G$2]))-COS([.G$2])))/2)*([.$E30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3.8849470656961E-022">
            <text:p>3,8849470656961E-022</text:p>
          </table:table-cell>
          <table:table-cell table:formula="of:=(1/(SQRT(2*3.1415926535)*([.$C$12]*(SQRT(([.$C$10]*[.$C$10])/([.$C$12]*[.$C$12])-SIN([.H$2])*SIN([.H$2]))-COS([.H$2])))/6)) * EXP( -([.$E30]-([.$C$12]*(SQRT(([.$C$10]*[.$C$10])/([.$C$12]*[.$C$12])-SIN([.H$2])*SIN([.H$2]))-COS([.H$2])))/2)*([.$E30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1.91211072375609E-019">
            <text:p>1,91211072375609E-019</text:p>
          </table:table-cell>
          <table:table-cell table:formula="of:=(1/(SQRT(2*3.1415926535)*([.$C$12]*(SQRT(([.$C$10]*[.$C$10])/([.$C$12]*[.$C$12])-SIN([.I$2])*SIN([.I$2]))-COS([.I$2])))/6)) * EXP( -([.$E30]-([.$C$12]*(SQRT(([.$C$10]*[.$C$10])/([.$C$12]*[.$C$12])-SIN([.I$2])*SIN([.I$2]))-COS([.I$2])))/2)*([.$E30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7.58053219782737E-016">
            <text:p>7,58053219782737E-016</text:p>
          </table:table-cell>
          <table:table-cell table:formula="of:=(1/(SQRT(2*3.1415926535)*([.$C$12]*(SQRT(([.$C$10]*[.$C$10])/([.$C$12]*[.$C$12])-SIN([.J$2])*SIN([.J$2]))-COS([.J$2])))/6)) * EXP( -([.$E30]-([.$C$12]*(SQRT(([.$C$10]*[.$C$10])/([.$C$12]*[.$C$12])-SIN([.J$2])*SIN([.J$2]))-COS([.J$2])))/2)*([.$E30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30286516998914">
            <text:p>3,0286516998914E-012</text:p>
          </table:table-cell>
          <table:table-cell table:formula="of:=(1/(SQRT(2*3.1415926535)*([.$C$12]*(SQRT(([.$C$10]*[.$C$10])/([.$C$12]*[.$C$12])-SIN([.K$2])*SIN([.K$2]))-COS([.K$2])))/6)) * EXP( -([.$E30]-([.$C$12]*(SQRT(([.$C$10]*[.$C$10])/([.$C$12]*[.$C$12])-SIN([.K$2])*SIN([.K$2]))-COS([.K$2])))/2)*([.$E30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272213619943371">
            <text:p>2,72213619943371E-009</text:p>
          </table:table-cell>
          <table:table-cell table:formula="of:=(1/(SQRT(2*3.1415926535)*([.$C$12]*(SQRT(([.$C$10]*[.$C$10])/([.$C$12]*[.$C$12])-SIN([.L$2])*SIN([.L$2]))-COS([.L$2])))/6)) * EXP( -([.$E30]-([.$C$12]*(SQRT(([.$C$10]*[.$C$10])/([.$C$12]*[.$C$12])-SIN([.L$2])*SIN([.L$2]))-COS([.L$2])))/2)*([.$E30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322274409154725">
            <text:p>3,22274409154725E-007</text:p>
          </table:table-cell>
          <table:table-cell table:formula="of:=(1/(SQRT(2*3.1415926535)*([.$C$12]*(SQRT(([.$C$10]*[.$C$10])/([.$C$12]*[.$C$12])-SIN([.M$2])*SIN([.M$2]))-COS([.M$2])))/6)) * EXP( -([.$E30]-([.$C$12]*(SQRT(([.$C$10]*[.$C$10])/([.$C$12]*[.$C$12])-SIN([.M$2])*SIN([.M$2]))-COS([.M$2])))/2)*([.$E30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626502600921966">
            <text:p>0,000006265</text:p>
          </table:table-cell>
          <table:table-cell table:formula="of:=(1/(SQRT(2*3.1415926535)*([.$C$12]*(SQRT(([.$C$10]*[.$C$10])/([.$C$12]*[.$C$12])-SIN([.N$2])*SIN([.N$2]))-COS([.N$2])))/6)) * EXP( -([.$E30]-([.$C$12]*(SQRT(([.$C$10]*[.$C$10])/([.$C$12]*[.$C$12])-SIN([.N$2])*SIN([.N$2]))-COS([.N$2])))/2)*([.$E30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331918383906549">
            <text:p>3,31918383906549E-005</text:p>
          </table:table-cell>
          <table:table-cell table:formula="of:=(1/(SQRT(2*3.1415926535)*([.$C$12]*(SQRT(([.$C$10]*[.$C$10])/([.$C$12]*[.$C$12])-SIN([.O$2])*SIN([.O$2]))-COS([.O$2])))/6)) * EXP( -([.$E30]-([.$C$12]*(SQRT(([.$C$10]*[.$C$10])/([.$C$12]*[.$C$12])-SIN([.O$2])*SIN([.O$2]))-COS([.O$2])))/2)*([.$E30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752477915434177">
            <text:p>7,52477915434177E-005</text:p>
          </table:table-cell>
          <table:table-cell table:formula="of:=(1/(SQRT(2*3.1415926535)*([.$C$12]*(SQRT(([.$C$10]*[.$C$10])/([.$C$12]*[.$C$12])-SIN([.P$2])*SIN([.P$2]))-COS([.P$2])))/6)) * EXP( -([.$E30]-([.$C$12]*(SQRT(([.$C$10]*[.$C$10])/([.$C$12]*[.$C$12])-SIN([.P$2])*SIN([.P$2]))-COS([.P$2])))/2)*([.$E30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959765584078412">
            <text:p>9,59765584078412E-005</text:p>
          </table:table-cell>
          <table:table-cell table:formula="of:=(1/(SQRT(2*3.1415926535)*([.$C$12]*(SQRT(([.$C$10]*[.$C$10])/([.$C$12]*[.$C$12])-SIN([.Q$2])*SIN([.Q$2]))-COS([.Q$2])))/6)) * EXP( -([.$E30]-([.$C$12]*(SQRT(([.$C$10]*[.$C$10])/([.$C$12]*[.$C$12])-SIN([.Q$2])*SIN([.Q$2]))-COS([.Q$2])))/2)*([.$E30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75247791564976">
            <text:p>7,5247791564976E-005</text:p>
          </table:table-cell>
          <table:table-cell table:formula="of:=(1/(SQRT(2*3.1415926535)*([.$C$12]*(SQRT(([.$C$10]*[.$C$10])/([.$C$12]*[.$C$12])-SIN([.R$2])*SIN([.R$2]))-COS([.R$2])))/6)) * EXP( -([.$E30]-([.$C$12]*(SQRT(([.$C$10]*[.$C$10])/([.$C$12]*[.$C$12])-SIN([.R$2])*SIN([.R$2]))-COS([.R$2])))/2)*([.$E30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331918384130683">
            <text:p>3,31918384130683E-005</text:p>
          </table:table-cell>
          <table:table-cell table:formula="of:=(1/(SQRT(2*3.1415926535)*([.$C$12]*(SQRT(([.$C$10]*[.$C$10])/([.$C$12]*[.$C$12])-SIN([.S$2])*SIN([.S$2]))-COS([.S$2])))/6)) * EXP( -([.$E30]-([.$C$12]*(SQRT(([.$C$10]*[.$C$10])/([.$C$12]*[.$C$12])-SIN([.S$2])*SIN([.S$2]))-COS([.S$2])))/2)*([.$E30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626502601720698">
            <text:p>0,000006265</text:p>
          </table:table-cell>
          <table:table-cell table:formula="of:=(1/(SQRT(2*3.1415926535)*([.$C$12]*(SQRT(([.$C$10]*[.$C$10])/([.$C$12]*[.$C$12])-SIN([.T$2])*SIN([.T$2]))-COS([.T$2])))/6)) * EXP( -([.$E30]-([.$C$12]*(SQRT(([.$C$10]*[.$C$10])/([.$C$12]*[.$C$12])-SIN([.T$2])*SIN([.T$2]))-COS([.T$2])))/2)*([.$E30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322274409853808">
            <text:p>3,22274409853808E-007</text:p>
          </table:table-cell>
          <table:table-cell table:formula="of:=(1/(SQRT(2*3.1415926535)*([.$C$12]*(SQRT(([.$C$10]*[.$C$10])/([.$C$12]*[.$C$12])-SIN([.U$2])*SIN([.U$2]))-COS([.U$2])))/6)) * EXP( -([.$E30]-([.$C$12]*(SQRT(([.$C$10]*[.$C$10])/([.$C$12]*[.$C$12])-SIN([.U$2])*SIN([.U$2]))-COS([.U$2])))/2)*([.$E30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272213620845741">
            <text:p>2,72213620845741E-009</text:p>
          </table:table-cell>
          <table:table-cell table:formula="of:=(1/(SQRT(2*3.1415926535)*([.$C$12]*(SQRT(([.$C$10]*[.$C$10])/([.$C$12]*[.$C$12])-SIN([.V$2])*SIN([.V$2]))-COS([.V$2])))/6)) * EXP( -([.$E30]-([.$C$12]*(SQRT(([.$C$10]*[.$C$10])/([.$C$12]*[.$C$12])-SIN([.V$2])*SIN([.V$2]))-COS([.V$2])))/2)*([.$E30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302865171325447">
            <text:p>3,02865171325447E-012</text:p>
          </table:table-cell>
          <table:table-cell table:formula="of:=(1/(SQRT(2*3.1415926535)*([.$C$12]*(SQRT(([.$C$10]*[.$C$10])/([.$C$12]*[.$C$12])-SIN([.W$2])*SIN([.W$2]))-COS([.W$2])))/6)) * EXP( -([.$E30]-([.$C$12]*(SQRT(([.$C$10]*[.$C$10])/([.$C$12]*[.$C$12])-SIN([.W$2])*SIN([.W$2]))-COS([.W$2])))/2)*([.$E30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7.58053223514025E-016">
            <text:p>7,58053223514025E-016</text:p>
          </table:table-cell>
          <table:table-cell table:formula="of:=(1/(SQRT(2*3.1415926535)*([.$C$12]*(SQRT(([.$C$10]*[.$C$10])/([.$C$12]*[.$C$12])-SIN([.X$2])*SIN([.X$2]))-COS([.X$2])))/6)) * EXP( -([.$E30]-([.$C$12]*(SQRT(([.$C$10]*[.$C$10])/([.$C$12]*[.$C$12])-SIN([.X$2])*SIN([.X$2]))-COS([.X$2])))/2)*([.$E30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1.91211073206082E-019">
            <text:p>1,91211073206082E-019</text:p>
          </table:table-cell>
          <table:table-cell table:formula="of:=(1/(SQRT(2*3.1415926535)*([.$C$12]*(SQRT(([.$C$10]*[.$C$10])/([.$C$12]*[.$C$12])-SIN([.Y$2])*SIN([.Y$2]))-COS([.Y$2])))/6)) * EXP( -([.$E30]-([.$C$12]*(SQRT(([.$C$10]*[.$C$10])/([.$C$12]*[.$C$12])-SIN([.Y$2])*SIN([.Y$2]))-COS([.Y$2])))/2)*([.$E30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3.88494707565334E-022">
            <text:p>3,88494707565334E-022</text:p>
          </table:table-cell>
          <table:table-cell table:formula="of:=(1/(SQRT(2*3.1415926535)*([.$C$12]*(SQRT(([.$C$10]*[.$C$10])/([.$C$12]*[.$C$12])-SIN([.Z$2])*SIN([.Z$2]))-COS([.Z$2])))/6)) * EXP( -([.$E30]-([.$C$12]*(SQRT(([.$C$10]*[.$C$10])/([.$C$12]*[.$C$12])-SIN([.Z$2])*SIN([.Z$2]))-COS([.Z$2])))/2)*([.$E30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87811193180238E-023">
            <text:p>3,87811193180238E-0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1306.66666666667">
            <text:p>1306,6666666667</text:p>
          </table:table-cell>
          <table:table-cell table:formula="of:=(1/(SQRT(2*3.1415926535)*([.$C$12]*(SQRT(([.$C$10]*[.$C$10])/([.$C$12]*[.$C$12])-SIN([.F$2])*SIN([.F$2]))-COS([.F$2])))/6)) * EXP( -([.$E31]-([.$C$12]*(SQRT(([.$C$10]*[.$C$10])/([.$C$12]*[.$C$12])-SIN([.F$2])*SIN([.F$2]))-COS([.F$2])))/2)*([.$E31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94176943148914E-025">
            <text:p>3,94176943148914E-025</text:p>
          </table:table-cell>
          <table:table-cell table:formula="of:=(1/(SQRT(2*3.1415926535)*([.$C$12]*(SQRT(([.$C$10]*[.$C$10])/([.$C$12]*[.$C$12])-SIN([.G$2])*SIN([.G$2]))-COS([.G$2])))/6)) * EXP( -([.$E31]-([.$C$12]*(SQRT(([.$C$10]*[.$C$10])/([.$C$12]*[.$C$12])-SIN([.G$2])*SIN([.G$2]))-COS([.G$2])))/2)*([.$E31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84032526492241E-024">
            <text:p>4,84032526492241E-024</text:p>
          </table:table-cell>
          <table:table-cell table:formula="of:=(1/(SQRT(2*3.1415926535)*([.$C$12]*(SQRT(([.$C$10]*[.$C$10])/([.$C$12]*[.$C$12])-SIN([.H$2])*SIN([.H$2]))-COS([.H$2])))/6)) * EXP( -([.$E31]-([.$C$12]*(SQRT(([.$C$10]*[.$C$10])/([.$C$12]*[.$C$12])-SIN([.H$2])*SIN([.H$2]))-COS([.H$2])))/2)*([.$E31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4.13778780517481E-021">
            <text:p>4,13778780517481E-021</text:p>
          </table:table-cell>
          <table:table-cell table:formula="of:=(1/(SQRT(2*3.1415926535)*([.$C$12]*(SQRT(([.$C$10]*[.$C$10])/([.$C$12]*[.$C$12])-SIN([.I$2])*SIN([.I$2]))-COS([.I$2])))/6)) * EXP( -([.$E31]-([.$C$12]*(SQRT(([.$C$10]*[.$C$10])/([.$C$12]*[.$C$12])-SIN([.I$2])*SIN([.I$2]))-COS([.I$2])))/2)*([.$E31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3.47466324128543E-017">
            <text:p>3,47466324128543E-017</text:p>
          </table:table-cell>
          <table:table-cell table:formula="of:=(1/(SQRT(2*3.1415926535)*([.$C$12]*(SQRT(([.$C$10]*[.$C$10])/([.$C$12]*[.$C$12])-SIN([.J$2])*SIN([.J$2]))-COS([.J$2])))/6)) * EXP( -([.$E31]-([.$C$12]*(SQRT(([.$C$10]*[.$C$10])/([.$C$12]*[.$C$12])-SIN([.J$2])*SIN([.J$2]))-COS([.J$2])))/2)*([.$E31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0300568570007361">
            <text:p>3,00568570007361E-013</text:p>
          </table:table-cell>
          <table:table-cell table:formula="of:=(1/(SQRT(2*3.1415926535)*([.$C$12]*(SQRT(([.$C$10]*[.$C$10])/([.$C$12]*[.$C$12])-SIN([.K$2])*SIN([.K$2]))-COS([.K$2])))/6)) * EXP( -([.$E31]-([.$C$12]*(SQRT(([.$C$10]*[.$C$10])/([.$C$12]*[.$C$12])-SIN([.K$2])*SIN([.K$2]))-COS([.K$2])))/2)*([.$E31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522706797764118">
            <text:p>5,22706797764118E-010</text:p>
          </table:table-cell>
          <table:table-cell table:formula="of:=(1/(SQRT(2*3.1415926535)*([.$C$12]*(SQRT(([.$C$10]*[.$C$10])/([.$C$12]*[.$C$12])-SIN([.L$2])*SIN([.L$2]))-COS([.L$2])))/6)) * EXP( -([.$E31]-([.$C$12]*(SQRT(([.$C$10]*[.$C$10])/([.$C$12]*[.$C$12])-SIN([.L$2])*SIN([.L$2]))-COS([.L$2])))/2)*([.$E31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10100333474783">
            <text:p>0,000000101</text:p>
          </table:table-cell>
          <table:table-cell table:formula="of:=(1/(SQRT(2*3.1415926535)*([.$C$12]*(SQRT(([.$C$10]*[.$C$10])/([.$C$12]*[.$C$12])-SIN([.M$2])*SIN([.M$2]))-COS([.M$2])))/6)) * EXP( -([.$E31]-([.$C$12]*(SQRT(([.$C$10]*[.$C$10])/([.$C$12]*[.$C$12])-SIN([.M$2])*SIN([.M$2]))-COS([.M$2])))/2)*([.$E31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272120777409275">
            <text:p>2,72120777409275E-006</text:p>
          </table:table-cell>
          <table:table-cell table:formula="of:=(1/(SQRT(2*3.1415926535)*([.$C$12]*(SQRT(([.$C$10]*[.$C$10])/([.$C$12]*[.$C$12])-SIN([.N$2])*SIN([.N$2]))-COS([.N$2])))/6)) * EXP( -([.$E31]-([.$C$12]*(SQRT(([.$C$10]*[.$C$10])/([.$C$12]*[.$C$12])-SIN([.N$2])*SIN([.N$2]))-COS([.N$2])))/2)*([.$E31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17570038919145">
            <text:p>0,00001757</text:p>
          </table:table-cell>
          <table:table-cell table:formula="of:=(1/(SQRT(2*3.1415926535)*([.$C$12]*(SQRT(([.$C$10]*[.$C$10])/([.$C$12]*[.$C$12])-SIN([.O$2])*SIN([.O$2]))-COS([.O$2])))/6)) * EXP( -([.$E31]-([.$C$12]*(SQRT(([.$C$10]*[.$C$10])/([.$C$12]*[.$C$12])-SIN([.O$2])*SIN([.O$2]))-COS([.O$2])))/2)*([.$E31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441943422504662">
            <text:p>4,41943422504662E-005</text:p>
          </table:table-cell>
          <table:table-cell table:formula="of:=(1/(SQRT(2*3.1415926535)*([.$C$12]*(SQRT(([.$C$10]*[.$C$10])/([.$C$12]*[.$C$12])-SIN([.P$2])*SIN([.P$2]))-COS([.P$2])))/6)) * EXP( -([.$E31]-([.$C$12]*(SQRT(([.$C$10]*[.$C$10])/([.$C$12]*[.$C$12])-SIN([.P$2])*SIN([.P$2]))-COS([.P$2])))/2)*([.$E31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582127252880559">
            <text:p>5,82127252880559E-005</text:p>
          </table:table-cell>
          <table:table-cell table:formula="of:=(1/(SQRT(2*3.1415926535)*([.$C$12]*(SQRT(([.$C$10]*[.$C$10])/([.$C$12]*[.$C$12])-SIN([.Q$2])*SIN([.Q$2]))-COS([.Q$2])))/6)) * EXP( -([.$E31]-([.$C$12]*(SQRT(([.$C$10]*[.$C$10])/([.$C$12]*[.$C$12])-SIN([.Q$2])*SIN([.Q$2]))-COS([.Q$2])))/2)*([.$E31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44194342264785">
            <text:p>4,4194342264785E-005</text:p>
            <draw:frame table:end-cell-address="Feuil3.AE60" table:end-x="0.531cm" table:end-y="0.192cm" draw:z-index="0" draw:style-name="gr1" draw:text-style-name="P1" svg:width="24.345cm" svg:height="14.237cm" svg:x="0cm" svg:y="0.275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(1/(SQRT(2*3.1415926535)*([.$C$12]*(SQRT(([.$C$10]*[.$C$10])/([.$C$12]*[.$C$12])-SIN([.R$2])*SIN([.R$2]))-COS([.R$2])))/6)) * EXP( -([.$E31]-([.$C$12]*(SQRT(([.$C$10]*[.$C$10])/([.$C$12]*[.$C$12])-SIN([.R$2])*SIN([.R$2]))-COS([.R$2])))/2)*([.$E31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175700389324753">
            <text:p>0,00001757</text:p>
          </table:table-cell>
          <table:table-cell table:formula="of:=(1/(SQRT(2*3.1415926535)*([.$C$12]*(SQRT(([.$C$10]*[.$C$10])/([.$C$12]*[.$C$12])-SIN([.S$2])*SIN([.S$2]))-COS([.S$2])))/6)) * EXP( -([.$E31]-([.$C$12]*(SQRT(([.$C$10]*[.$C$10])/([.$C$12]*[.$C$12])-SIN([.S$2])*SIN([.S$2]))-COS([.S$2])))/2)*([.$E31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272120777795964">
            <text:p>2,72120777795964E-006</text:p>
          </table:table-cell>
          <table:table-cell table:formula="of:=(1/(SQRT(2*3.1415926535)*([.$C$12]*(SQRT(([.$C$10]*[.$C$10])/([.$C$12]*[.$C$12])-SIN([.T$2])*SIN([.T$2]))-COS([.T$2])))/6)) * EXP( -([.$E31]-([.$C$12]*(SQRT(([.$C$10]*[.$C$10])/([.$C$12]*[.$C$12])-SIN([.T$2])*SIN([.T$2]))-COS([.T$2])))/2)*([.$E31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10100333499022">
            <text:p>0,000000101</text:p>
          </table:table-cell>
          <table:table-cell table:formula="of:=(1/(SQRT(2*3.1415926535)*([.$C$12]*(SQRT(([.$C$10]*[.$C$10])/([.$C$12]*[.$C$12])-SIN([.U$2])*SIN([.U$2]))-COS([.U$2])))/6)) * EXP( -([.$E31]-([.$C$12]*(SQRT(([.$C$10]*[.$C$10])/([.$C$12]*[.$C$12])-SIN([.U$2])*SIN([.U$2]))-COS([.U$2])))/2)*([.$E31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522706799669615">
            <text:p>5,22706799669615E-010</text:p>
          </table:table-cell>
          <table:table-cell table:formula="of:=(1/(SQRT(2*3.1415926535)*([.$C$12]*(SQRT(([.$C$10]*[.$C$10])/([.$C$12]*[.$C$12])-SIN([.V$2])*SIN([.V$2]))-COS([.V$2])))/6)) * EXP( -([.$E31]-([.$C$12]*(SQRT(([.$C$10]*[.$C$10])/([.$C$12]*[.$C$12])-SIN([.V$2])*SIN([.V$2]))-COS([.V$2])))/2)*([.$E31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0300568571459406">
            <text:p>3,00568571459406E-013</text:p>
          </table:table-cell>
          <table:table-cell table:formula="of:=(1/(SQRT(2*3.1415926535)*([.$C$12]*(SQRT(([.$C$10]*[.$C$10])/([.$C$12]*[.$C$12])-SIN([.W$2])*SIN([.W$2]))-COS([.W$2])))/6)) * EXP( -([.$E31]-([.$C$12]*(SQRT(([.$C$10]*[.$C$10])/([.$C$12]*[.$C$12])-SIN([.W$2])*SIN([.W$2]))-COS([.W$2])))/2)*([.$E31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3.47466325995631E-017">
            <text:p>3,47466325995631E-017</text:p>
          </table:table-cell>
          <table:table-cell table:formula="of:=(1/(SQRT(2*3.1415926535)*([.$C$12]*(SQRT(([.$C$10]*[.$C$10])/([.$C$12]*[.$C$12])-SIN([.X$2])*SIN([.X$2]))-COS([.X$2])))/6)) * EXP( -([.$E31]-([.$C$12]*(SQRT(([.$C$10]*[.$C$10])/([.$C$12]*[.$C$12])-SIN([.X$2])*SIN([.X$2]))-COS([.X$2])))/2)*([.$E31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4.13778782475709E-021">
            <text:p>4,13778782475709E-021</text:p>
          </table:table-cell>
          <table:table-cell table:formula="of:=(1/(SQRT(2*3.1415926535)*([.$C$12]*(SQRT(([.$C$10]*[.$C$10])/([.$C$12]*[.$C$12])-SIN([.Y$2])*SIN([.Y$2]))-COS([.Y$2])))/6)) * EXP( -([.$E31]-([.$C$12]*(SQRT(([.$C$10]*[.$C$10])/([.$C$12]*[.$C$12])-SIN([.Y$2])*SIN([.Y$2]))-COS([.Y$2])))/2)*([.$E31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84032527842661E-024">
            <text:p>4,84032527842661E-024</text:p>
          </table:table-cell>
          <table:table-cell table:formula="of:=(1/(SQRT(2*3.1415926535)*([.$C$12]*(SQRT(([.$C$10]*[.$C$10])/([.$C$12]*[.$C$12])-SIN([.Z$2])*SIN([.Z$2]))-COS([.Z$2])))/6)) * EXP( -([.$E31]-([.$C$12]*(SQRT(([.$C$10]*[.$C$10])/([.$C$12]*[.$C$12])-SIN([.Z$2])*SIN([.Z$2]))-COS([.Z$2])))/2)*([.$E31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94176943148914E-025">
            <text:p>3,94176943148914E-025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1353.33333333333">
            <text:p>1353,3333333333</text:p>
          </table:table-cell>
          <table:table-cell table:formula="of:=(1/(SQRT(2*3.1415926535)*([.$C$12]*(SQRT(([.$C$10]*[.$C$10])/([.$C$12]*[.$C$12])-SIN([.F$2])*SIN([.F$2]))-COS([.F$2])))/6)) * EXP( -([.$E32]-([.$C$12]*(SQRT(([.$C$10]*[.$C$10])/([.$C$12]*[.$C$12])-SIN([.F$2])*SIN([.F$2]))-COS([.F$2])))/2)*([.$E32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3.22242195287805E-027">
            <text:p>3,22242195287805E-027</text:p>
          </table:table-cell>
          <table:table-cell table:formula="of:=(1/(SQRT(2*3.1415926535)*([.$C$12]*(SQRT(([.$C$10]*[.$C$10])/([.$C$12]*[.$C$12])-SIN([.G$2])*SIN([.G$2]))-COS([.G$2])))/6)) * EXP( -([.$E32]-([.$C$12]*(SQRT(([.$C$10]*[.$C$10])/([.$C$12]*[.$C$12])-SIN([.G$2])*SIN([.G$2]))-COS([.G$2])))/2)*([.$E32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89136201047141E-026">
            <text:p>4,89136201047141E-026</text:p>
          </table:table-cell>
          <table:table-cell table:formula="of:=(1/(SQRT(2*3.1415926535)*([.$C$12]*(SQRT(([.$C$10]*[.$C$10])/([.$C$12]*[.$C$12])-SIN([.H$2])*SIN([.H$2]))-COS([.H$2])))/6)) * EXP( -([.$E32]-([.$C$12]*(SQRT(([.$C$10]*[.$C$10])/([.$C$12]*[.$C$12])-SIN([.H$2])*SIN([.H$2]))-COS([.H$2])))/2)*([.$E32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7.43065028463171E-023">
            <text:p>7,43065028463171E-023</text:p>
          </table:table-cell>
          <table:table-cell table:formula="of:=(1/(SQRT(2*3.1415926535)*([.$C$12]*(SQRT(([.$C$10]*[.$C$10])/([.$C$12]*[.$C$12])-SIN([.I$2])*SIN([.I$2]))-COS([.I$2])))/6)) * EXP( -([.$E32]-([.$C$12]*(SQRT(([.$C$10]*[.$C$10])/([.$C$12]*[.$C$12])-SIN([.I$2])*SIN([.I$2]))-COS([.I$2])))/2)*([.$E32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1.36391334174945E-018">
            <text:p>1,36391334174945E-018</text:p>
          </table:table-cell>
          <table:table-cell table:formula="of:=(1/(SQRT(2*3.1415926535)*([.$C$12]*(SQRT(([.$C$10]*[.$C$10])/([.$C$12]*[.$C$12])-SIN([.J$2])*SIN([.J$2]))-COS([.J$2])))/6)) * EXP( -([.$E32]-([.$C$12]*(SQRT(([.$C$10]*[.$C$10])/([.$C$12]*[.$C$12])-SIN([.J$2])*SIN([.J$2]))-COS([.J$2])))/2)*([.$E32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0.0000000000000263995642705916">
            <text:p>2,63995642705916E-014</text:p>
          </table:table-cell>
          <table:table-cell table:formula="of:=(1/(SQRT(2*3.1415926535)*([.$C$12]*(SQRT(([.$C$10]*[.$C$10])/([.$C$12]*[.$C$12])-SIN([.K$2])*SIN([.K$2]))-COS([.K$2])))/6)) * EXP( -([.$E32]-([.$C$12]*(SQRT(([.$C$10]*[.$C$10])/([.$C$12]*[.$C$12])-SIN([.K$2])*SIN([.K$2]))-COS([.K$2])))/2)*([.$E32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0914265419505363">
            <text:p>9,14265419505363E-011</text:p>
          </table:table-cell>
          <table:table-cell table:formula="of:=(1/(SQRT(2*3.1415926535)*([.$C$12]*(SQRT(([.$C$10]*[.$C$10])/([.$C$12]*[.$C$12])-SIN([.L$2])*SIN([.L$2]))-COS([.L$2])))/6)) * EXP( -([.$E32]-([.$C$12]*(SQRT(([.$C$10]*[.$C$10])/([.$C$12]*[.$C$12])-SIN([.L$2])*SIN([.L$2]))-COS([.L$2])))/2)*([.$E32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0294760484405938">
            <text:p>2,94760484405938E-008</text:p>
          </table:table-cell>
          <table:table-cell table:formula="of:=(1/(SQRT(2*3.1415926535)*([.$C$12]*(SQRT(([.$C$10]*[.$C$10])/([.$C$12]*[.$C$12])-SIN([.M$2])*SIN([.M$2]))-COS([.M$2])))/6)) * EXP( -([.$E32]-([.$C$12]*(SQRT(([.$C$10]*[.$C$10])/([.$C$12]*[.$C$12])-SIN([.M$2])*SIN([.M$2]))-COS([.M$2])))/2)*([.$E32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111738109510773">
            <text:p>1,11738109510773E-006</text:p>
          </table:table-cell>
          <table:table-cell table:formula="of:=(1/(SQRT(2*3.1415926535)*([.$C$12]*(SQRT(([.$C$10]*[.$C$10])/([.$C$12]*[.$C$12])-SIN([.N$2])*SIN([.N$2]))-COS([.N$2])))/6)) * EXP( -([.$E32]-([.$C$12]*(SQRT(([.$C$10]*[.$C$10])/([.$C$12]*[.$C$12])-SIN([.N$2])*SIN([.N$2]))-COS([.N$2])))/2)*([.$E32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0887624160726589">
            <text:p>8,87624160726589E-006</text:p>
          </table:table-cell>
          <table:table-cell table:formula="of:=(1/(SQRT(2*3.1415926535)*([.$C$12]*(SQRT(([.$C$10]*[.$C$10])/([.$C$12]*[.$C$12])-SIN([.O$2])*SIN([.O$2]))-COS([.O$2])))/6)) * EXP( -([.$E32]-([.$C$12]*(SQRT(([.$C$10]*[.$C$10])/([.$C$12]*[.$C$12])-SIN([.O$2])*SIN([.O$2]))-COS([.O$2])))/2)*([.$E32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248983969086985">
            <text:p>2,48983969086985E-005</text:p>
          </table:table-cell>
          <table:table-cell table:formula="of:=(1/(SQRT(2*3.1415926535)*([.$C$12]*(SQRT(([.$C$10]*[.$C$10])/([.$C$12]*[.$C$12])-SIN([.P$2])*SIN([.P$2]))-COS([.P$2])))/6)) * EXP( -([.$E32]-([.$C$12]*(SQRT(([.$C$10]*[.$C$10])/([.$C$12]*[.$C$12])-SIN([.P$2])*SIN([.P$2]))-COS([.P$2])))/2)*([.$E32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339233639275417">
            <text:p>3,39233639275417E-005</text:p>
          </table:table-cell>
          <table:table-cell table:formula="of:=(1/(SQRT(2*3.1415926535)*([.$C$12]*(SQRT(([.$C$10]*[.$C$10])/([.$C$12]*[.$C$12])-SIN([.Q$2])*SIN([.Q$2]))-COS([.Q$2])))/6)) * EXP( -([.$E32]-([.$C$12]*(SQRT(([.$C$10]*[.$C$10])/([.$C$12]*[.$C$12])-SIN([.Q$2])*SIN([.Q$2]))-COS([.Q$2])))/2)*([.$E32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248983969177454">
            <text:p>2,48983969177454E-005</text:p>
          </table:table-cell>
          <table:table-cell table:formula="of:=(1/(SQRT(2*3.1415926535)*([.$C$12]*(SQRT(([.$C$10]*[.$C$10])/([.$C$12]*[.$C$12])-SIN([.R$2])*SIN([.R$2]))-COS([.R$2])))/6)) * EXP( -([.$E32]-([.$C$12]*(SQRT(([.$C$10]*[.$C$10])/([.$C$12]*[.$C$12])-SIN([.R$2])*SIN([.R$2]))-COS([.R$2])))/2)*([.$E32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0887624161477688">
            <text:p>8,87624161477688E-006</text:p>
          </table:table-cell>
          <table:table-cell table:formula="of:=(1/(SQRT(2*3.1415926535)*([.$C$12]*(SQRT(([.$C$10]*[.$C$10])/([.$C$12]*[.$C$12])-SIN([.S$2])*SIN([.S$2]))-COS([.S$2])))/6)) * EXP( -([.$E32]-([.$C$12]*(SQRT(([.$C$10]*[.$C$10])/([.$C$12]*[.$C$12])-SIN([.S$2])*SIN([.S$2]))-COS([.S$2])))/2)*([.$E32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111738109686652">
            <text:p>1,11738109686652E-006</text:p>
          </table:table-cell>
          <table:table-cell table:formula="of:=(1/(SQRT(2*3.1415926535)*([.$C$12]*(SQRT(([.$C$10]*[.$C$10])/([.$C$12]*[.$C$12])-SIN([.T$2])*SIN([.T$2]))-COS([.T$2])))/6)) * EXP( -([.$E32]-([.$C$12]*(SQRT(([.$C$10]*[.$C$10])/([.$C$12]*[.$C$12])-SIN([.T$2])*SIN([.T$2]))-COS([.T$2])))/2)*([.$E32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0294760485184392">
            <text:p>2,94760485184392E-008</text:p>
          </table:table-cell>
          <table:table-cell table:formula="of:=(1/(SQRT(2*3.1415926535)*([.$C$12]*(SQRT(([.$C$10]*[.$C$10])/([.$C$12]*[.$C$12])-SIN([.U$2])*SIN([.U$2]))-COS([.U$2])))/6)) * EXP( -([.$E32]-([.$C$12]*(SQRT(([.$C$10]*[.$C$10])/([.$C$12]*[.$C$12])-SIN([.U$2])*SIN([.U$2]))-COS([.U$2])))/2)*([.$E32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0914265423153812">
            <text:p>9,14265423153812E-011</text:p>
          </table:table-cell>
          <table:table-cell table:formula="of:=(1/(SQRT(2*3.1415926535)*([.$C$12]*(SQRT(([.$C$10]*[.$C$10])/([.$C$12]*[.$C$12])-SIN([.V$2])*SIN([.V$2]))-COS([.V$2])))/6)) * EXP( -([.$E32]-([.$C$12]*(SQRT(([.$C$10]*[.$C$10])/([.$C$12]*[.$C$12])-SIN([.V$2])*SIN([.V$2]))-COS([.V$2])))/2)*([.$E32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0.0000000000000263995644096596">
            <text:p>2,63995644096596E-014</text:p>
          </table:table-cell>
          <table:table-cell table:formula="of:=(1/(SQRT(2*3.1415926535)*([.$C$12]*(SQRT(([.$C$10]*[.$C$10])/([.$C$12]*[.$C$12])-SIN([.W$2])*SIN([.W$2]))-COS([.W$2])))/6)) * EXP( -([.$E32]-([.$C$12]*(SQRT(([.$C$10]*[.$C$10])/([.$C$12]*[.$C$12])-SIN([.W$2])*SIN([.W$2]))-COS([.W$2])))/2)*([.$E32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1.36391334971978E-018">
            <text:p>1,36391334971978E-018</text:p>
          </table:table-cell>
          <table:table-cell table:formula="of:=(1/(SQRT(2*3.1415926535)*([.$C$12]*(SQRT(([.$C$10]*[.$C$10])/([.$C$12]*[.$C$12])-SIN([.X$2])*SIN([.X$2]))-COS([.X$2])))/6)) * EXP( -([.$E32]-([.$C$12]*(SQRT(([.$C$10]*[.$C$10])/([.$C$12]*[.$C$12])-SIN([.X$2])*SIN([.X$2]))-COS([.X$2])))/2)*([.$E32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7.43065032281097E-023">
            <text:p>7,43065032281097E-023</text:p>
          </table:table-cell>
          <table:table-cell table:formula="of:=(1/(SQRT(2*3.1415926535)*([.$C$12]*(SQRT(([.$C$10]*[.$C$10])/([.$C$12]*[.$C$12])-SIN([.Y$2])*SIN([.Y$2]))-COS([.Y$2])))/6)) * EXP( -([.$E32]-([.$C$12]*(SQRT(([.$C$10]*[.$C$10])/([.$C$12]*[.$C$12])-SIN([.Y$2])*SIN([.Y$2]))-COS([.Y$2])))/2)*([.$E32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89136202527368E-026">
            <text:p>4,89136202527368E-026</text:p>
          </table:table-cell>
          <table:table-cell table:formula="of:=(1/(SQRT(2*3.1415926535)*([.$C$12]*(SQRT(([.$C$10]*[.$C$10])/([.$C$12]*[.$C$12])-SIN([.Z$2])*SIN([.Z$2]))-COS([.Z$2])))/6)) * EXP( -([.$E32]-([.$C$12]*(SQRT(([.$C$10]*[.$C$10])/([.$C$12]*[.$C$12])-SIN([.Z$2])*SIN([.Z$2]))-COS([.Z$2])))/2)*([.$E32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3.22242195287805E-027">
            <text:p>3,22242195287805E-027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1400">
            <text:p>1400</text:p>
          </table:table-cell>
          <table:table-cell table:formula="of:=(1/(SQRT(2*3.1415926535)*([.$C$12]*(SQRT(([.$C$10]*[.$C$10])/([.$C$12]*[.$C$12])-SIN([.F$2])*SIN([.F$2]))-COS([.F$2])))/6)) * EXP( -([.$E33]-([.$C$12]*(SQRT(([.$C$10]*[.$C$10])/([.$C$12]*[.$C$12])-SIN([.F$2])*SIN([.F$2]))-COS([.F$2])))/2)*([.$E33]-([.$C$12]*(SQRT(([.$C$10]*[.$C$10])/([.$C$12]*[.$C$12])-SIN([.F$2])*SIN([.F$2]))-COS([.F$2])))/2) /  (2*([.$C$12]*(SQRT(([.$C$10]*[.$C$10])/([.$C$12]*[.$C$12])-SIN([.F$2])*SIN([.F$2]))-COS([.F$2])))*([.$C$12]*(SQRT(([.$C$10]*[.$C$10])/([.$C$12]*[.$C$12])-SIN([.F$2])*SIN([.F$2]))-COS([.F$2])))/36))" office:value-type="float" office:value="2.11881925353959E-029">
            <text:p>2,11881925353959E-029</text:p>
          </table:table-cell>
          <table:table-cell table:formula="of:=(1/(SQRT(2*3.1415926535)*([.$C$12]*(SQRT(([.$C$10]*[.$C$10])/([.$C$12]*[.$C$12])-SIN([.G$2])*SIN([.G$2]))-COS([.G$2])))/6)) * EXP( -([.$E33]-([.$C$12]*(SQRT(([.$C$10]*[.$C$10])/([.$C$12]*[.$C$12])-SIN([.G$2])*SIN([.G$2]))-COS([.G$2])))/2)*([.$E33]-([.$C$12]*(SQRT(([.$C$10]*[.$C$10])/([.$C$12]*[.$C$12])-SIN([.G$2])*SIN([.G$2]))-COS([.G$2])))/2) /  (2*([.$C$12]*(SQRT(([.$C$10]*[.$C$10])/([.$C$12]*[.$C$12])-SIN([.G$2])*SIN([.G$2]))-COS([.G$2])))*([.$C$12]*(SQRT(([.$C$10]*[.$C$10])/([.$C$12]*[.$C$12])-SIN([.G$2])*SIN([.G$2]))-COS([.G$2])))/36))" office:value-type="float" office:value="4.00913687850627E-028">
            <text:p>4,00913687850627E-028</text:p>
          </table:table-cell>
          <table:table-cell table:formula="of:=(1/(SQRT(2*3.1415926535)*([.$C$12]*(SQRT(([.$C$10]*[.$C$10])/([.$C$12]*[.$C$12])-SIN([.H$2])*SIN([.H$2]))-COS([.H$2])))/6)) * EXP( -([.$E33]-([.$C$12]*(SQRT(([.$C$10]*[.$C$10])/([.$C$12]*[.$C$12])-SIN([.H$2])*SIN([.H$2]))-COS([.H$2])))/2)*([.$E33]-([.$C$12]*(SQRT(([.$C$10]*[.$C$10])/([.$C$12]*[.$C$12])-SIN([.H$2])*SIN([.H$2]))-COS([.H$2])))/2) /  (2*([.$C$12]*(SQRT(([.$C$10]*[.$C$10])/([.$C$12]*[.$C$12])-SIN([.H$2])*SIN([.H$2]))-COS([.H$2])))*([.$C$12]*(SQRT(([.$C$10]*[.$C$10])/([.$C$12]*[.$C$12])-SIN([.H$2])*SIN([.H$2]))-COS([.H$2])))/36))" office:value-type="float" office:value="1.10736006596987E-024">
            <text:p>1,10736006596987E-024</text:p>
          </table:table-cell>
          <table:table-cell table:formula="of:=(1/(SQRT(2*3.1415926535)*([.$C$12]*(SQRT(([.$C$10]*[.$C$10])/([.$C$12]*[.$C$12])-SIN([.I$2])*SIN([.I$2]))-COS([.I$2])))/6)) * EXP( -([.$E33]-([.$C$12]*(SQRT(([.$C$10]*[.$C$10])/([.$C$12]*[.$C$12])-SIN([.I$2])*SIN([.I$2]))-COS([.I$2])))/2)*([.$E33]-([.$C$12]*(SQRT(([.$C$10]*[.$C$10])/([.$C$12]*[.$C$12])-SIN([.I$2])*SIN([.I$2]))-COS([.I$2])))/2) /  (2*([.$C$12]*(SQRT(([.$C$10]*[.$C$10])/([.$C$12]*[.$C$12])-SIN([.I$2])*SIN([.I$2]))-COS([.I$2])))*([.$C$12]*(SQRT(([.$C$10]*[.$C$10])/([.$C$12]*[.$C$12])-SIN([.I$2])*SIN([.I$2]))-COS([.I$2])))/36))" office:value-type="float" office:value="4.58481556813977E-020">
            <text:p>4,58481556813977E-020</text:p>
          </table:table-cell>
          <table:table-cell table:formula="of:=(1/(SQRT(2*3.1415926535)*([.$C$12]*(SQRT(([.$C$10]*[.$C$10])/([.$C$12]*[.$C$12])-SIN([.J$2])*SIN([.J$2]))-COS([.J$2])))/6)) * EXP( -([.$E33]-([.$C$12]*(SQRT(([.$C$10]*[.$C$10])/([.$C$12]*[.$C$12])-SIN([.J$2])*SIN([.J$2]))-COS([.J$2])))/2)*([.$E33]-([.$C$12]*(SQRT(([.$C$10]*[.$C$10])/([.$C$12]*[.$C$12])-SIN([.J$2])*SIN([.J$2]))-COS([.J$2])))/2) /  (2*([.$C$12]*(SQRT(([.$C$10]*[.$C$10])/([.$C$12]*[.$C$12])-SIN([.J$2])*SIN([.J$2]))-COS([.J$2])))*([.$C$12]*(SQRT(([.$C$10]*[.$C$10])/([.$C$12]*[.$C$12])-SIN([.J$2])*SIN([.J$2]))-COS([.J$2])))/36))" office:value-type="float" office:value="2.05214910577464E-015">
            <text:p>2,05214910577464E-015</text:p>
          </table:table-cell>
          <table:table-cell table:formula="of:=(1/(SQRT(2*3.1415926535)*([.$C$12]*(SQRT(([.$C$10]*[.$C$10])/([.$C$12]*[.$C$12])-SIN([.K$2])*SIN([.K$2]))-COS([.K$2])))/6)) * EXP( -([.$E33]-([.$C$12]*(SQRT(([.$C$10]*[.$C$10])/([.$C$12]*[.$C$12])-SIN([.K$2])*SIN([.K$2]))-COS([.K$2])))/2)*([.$E33]-([.$C$12]*(SQRT(([.$C$10]*[.$C$10])/([.$C$12]*[.$C$12])-SIN([.K$2])*SIN([.K$2]))-COS([.K$2])))/2) /  (2*([.$C$12]*(SQRT(([.$C$10]*[.$C$10])/([.$C$12]*[.$C$12])-SIN([.K$2])*SIN([.K$2]))-COS([.K$2])))*([.$C$12]*(SQRT(([.$C$10]*[.$C$10])/([.$C$12]*[.$C$12])-SIN([.K$2])*SIN([.K$2]))-COS([.K$2])))/36))" office:value-type="float" office:value="0.0000000000145664018728635">
            <text:p>1,45664018728635E-011</text:p>
          </table:table-cell>
          <table:table-cell table:formula="of:=(1/(SQRT(2*3.1415926535)*([.$C$12]*(SQRT(([.$C$10]*[.$C$10])/([.$C$12]*[.$C$12])-SIN([.L$2])*SIN([.L$2]))-COS([.L$2])))/6)) * EXP( -([.$E33]-([.$C$12]*(SQRT(([.$C$10]*[.$C$10])/([.$C$12]*[.$C$12])-SIN([.L$2])*SIN([.L$2]))-COS([.L$2])))/2)*([.$E33]-([.$C$12]*(SQRT(([.$C$10]*[.$C$10])/([.$C$12]*[.$C$12])-SIN([.L$2])*SIN([.L$2]))-COS([.L$2])))/2) /  (2*([.$C$12]*(SQRT(([.$C$10]*[.$C$10])/([.$C$12]*[.$C$12])-SIN([.L$2])*SIN([.L$2]))-COS([.L$2])))*([.$C$12]*(SQRT(([.$C$10]*[.$C$10])/([.$C$12]*[.$C$12])-SIN([.L$2])*SIN([.L$2]))-COS([.L$2])))/36))" office:value-type="float" office:value="0.00000000800988843724612">
            <text:p>0,000000008</text:p>
          </table:table-cell>
          <table:table-cell table:formula="of:=(1/(SQRT(2*3.1415926535)*([.$C$12]*(SQRT(([.$C$10]*[.$C$10])/([.$C$12]*[.$C$12])-SIN([.M$2])*SIN([.M$2]))-COS([.M$2])))/6)) * EXP( -([.$E33]-([.$C$12]*(SQRT(([.$C$10]*[.$C$10])/([.$C$12]*[.$C$12])-SIN([.M$2])*SIN([.M$2]))-COS([.M$2])))/2)*([.$E33]-([.$C$12]*(SQRT(([.$C$10]*[.$C$10])/([.$C$12]*[.$C$12])-SIN([.M$2])*SIN([.M$2]))-COS([.M$2])))/2) /  (2*([.$C$12]*(SQRT(([.$C$10]*[.$C$10])/([.$C$12]*[.$C$12])-SIN([.M$2])*SIN([.M$2]))-COS([.M$2])))*([.$C$12]*(SQRT(([.$C$10]*[.$C$10])/([.$C$12]*[.$C$12])-SIN([.M$2])*SIN([.M$2]))-COS([.M$2])))/36))" office:value-type="float" office:value="0.000000433752236551271">
            <text:p>4,33752236551271E-007</text:p>
          </table:table-cell>
          <table:table-cell table:formula="of:=(1/(SQRT(2*3.1415926535)*([.$C$12]*(SQRT(([.$C$10]*[.$C$10])/([.$C$12]*[.$C$12])-SIN([.N$2])*SIN([.N$2]))-COS([.N$2])))/6)) * EXP( -([.$E33]-([.$C$12]*(SQRT(([.$C$10]*[.$C$10])/([.$C$12]*[.$C$12])-SIN([.N$2])*SIN([.N$2]))-COS([.N$2])))/2)*([.$E33]-([.$C$12]*(SQRT(([.$C$10]*[.$C$10])/([.$C$12]*[.$C$12])-SIN([.N$2])*SIN([.N$2]))-COS([.N$2])))/2) /  (2*([.$C$12]*(SQRT(([.$C$10]*[.$C$10])/([.$C$12]*[.$C$12])-SIN([.N$2])*SIN([.N$2]))-COS([.N$2])))*([.$C$12]*(SQRT(([.$C$10]*[.$C$10])/([.$C$12]*[.$C$12])-SIN([.N$2])*SIN([.N$2]))-COS([.N$2])))/36))" office:value-type="float" office:value="0.00000427957342338114">
            <text:p>4,27957342338114E-006</text:p>
          </table:table-cell>
          <table:table-cell table:formula="of:=(1/(SQRT(2*3.1415926535)*([.$C$12]*(SQRT(([.$C$10]*[.$C$10])/([.$C$12]*[.$C$12])-SIN([.O$2])*SIN([.O$2]))-COS([.O$2])))/6)) * EXP( -([.$E33]-([.$C$12]*(SQRT(([.$C$10]*[.$C$10])/([.$C$12]*[.$C$12])-SIN([.O$2])*SIN([.O$2]))-COS([.O$2])))/2)*([.$E33]-([.$C$12]*(SQRT(([.$C$10]*[.$C$10])/([.$C$12]*[.$C$12])-SIN([.O$2])*SIN([.O$2]))-COS([.O$2])))/2) /  (2*([.$C$12]*(SQRT(([.$C$10]*[.$C$10])/([.$C$12]*[.$C$12])-SIN([.O$2])*SIN([.O$2]))-COS([.O$2])))*([.$C$12]*(SQRT(([.$C$10]*[.$C$10])/([.$C$12]*[.$C$12])-SIN([.O$2])*SIN([.O$2]))-COS([.O$2])))/36))" office:value-type="float" office:value="0.0000134557494495848">
            <text:p>1,34557494495848E-005</text:p>
          </table:table-cell>
          <table:table-cell table:formula="of:=(1/(SQRT(2*3.1415926535)*([.$C$12]*(SQRT(([.$C$10]*[.$C$10])/([.$C$12]*[.$C$12])-SIN([.P$2])*SIN([.P$2]))-COS([.P$2])))/6)) * EXP( -([.$E33]-([.$C$12]*(SQRT(([.$C$10]*[.$C$10])/([.$C$12]*[.$C$12])-SIN([.P$2])*SIN([.P$2]))-COS([.P$2])))/2)*([.$E33]-([.$C$12]*(SQRT(([.$C$10]*[.$C$10])/([.$C$12]*[.$C$12])-SIN([.P$2])*SIN([.P$2]))-COS([.P$2])))/2) /  (2*([.$C$12]*(SQRT(([.$C$10]*[.$C$10])/([.$C$12]*[.$C$12])-SIN([.P$2])*SIN([.P$2]))-COS([.P$2])))*([.$C$12]*(SQRT(([.$C$10]*[.$C$10])/([.$C$12]*[.$C$12])-SIN([.P$2])*SIN([.P$2]))-COS([.P$2])))/36))" office:value-type="float" office:value="0.0000189936360514343">
            <text:p>1,89936360514343E-005</text:p>
          </table:table-cell>
          <table:table-cell table:formula="of:=(1/(SQRT(2*3.1415926535)*([.$C$12]*(SQRT(([.$C$10]*[.$C$10])/([.$C$12]*[.$C$12])-SIN([.Q$2])*SIN([.Q$2]))-COS([.Q$2])))/6)) * EXP( -([.$E33]-([.$C$12]*(SQRT(([.$C$10]*[.$C$10])/([.$C$12]*[.$C$12])-SIN([.Q$2])*SIN([.Q$2]))-COS([.Q$2])))/2)*([.$E33]-([.$C$12]*(SQRT(([.$C$10]*[.$C$10])/([.$C$12]*[.$C$12])-SIN([.Q$2])*SIN([.Q$2]))-COS([.Q$2])))/2) /  (2*([.$C$12]*(SQRT(([.$C$10]*[.$C$10])/([.$C$12]*[.$C$12])-SIN([.Q$2])*SIN([.Q$2]))-COS([.Q$2])))*([.$C$12]*(SQRT(([.$C$10]*[.$C$10])/([.$C$12]*[.$C$12])-SIN([.Q$2])*SIN([.Q$2]))-COS([.Q$2])))/36))" office:value-type="float" office:value="0.0000134557494550287">
            <text:p>1,34557494550287E-005</text:p>
          </table:table-cell>
          <table:table-cell table:formula="of:=(1/(SQRT(2*3.1415926535)*([.$C$12]*(SQRT(([.$C$10]*[.$C$10])/([.$C$12]*[.$C$12])-SIN([.R$2])*SIN([.R$2]))-COS([.R$2])))/6)) * EXP( -([.$E33]-([.$C$12]*(SQRT(([.$C$10]*[.$C$10])/([.$C$12]*[.$C$12])-SIN([.R$2])*SIN([.R$2]))-COS([.R$2])))/2)*([.$E33]-([.$C$12]*(SQRT(([.$C$10]*[.$C$10])/([.$C$12]*[.$C$12])-SIN([.R$2])*SIN([.R$2]))-COS([.R$2])))/2) /  (2*([.$C$12]*(SQRT(([.$C$10]*[.$C$10])/([.$C$12]*[.$C$12])-SIN([.R$2])*SIN([.R$2]))-COS([.R$2])))*([.$C$12]*(SQRT(([.$C$10]*[.$C$10])/([.$C$12]*[.$C$12])-SIN([.R$2])*SIN([.R$2]))-COS([.R$2])))/36))" office:value-type="float" office:value="0.00000427957342739426">
            <text:p>4,27957342739426E-006</text:p>
          </table:table-cell>
          <table:table-cell table:formula="of:=(1/(SQRT(2*3.1415926535)*([.$C$12]*(SQRT(([.$C$10]*[.$C$10])/([.$C$12]*[.$C$12])-SIN([.S$2])*SIN([.S$2]))-COS([.S$2])))/6)) * EXP( -([.$E33]-([.$C$12]*(SQRT(([.$C$10]*[.$C$10])/([.$C$12]*[.$C$12])-SIN([.S$2])*SIN([.S$2]))-COS([.S$2])))/2)*([.$E33]-([.$C$12]*(SQRT(([.$C$10]*[.$C$10])/([.$C$12]*[.$C$12])-SIN([.S$2])*SIN([.S$2]))-COS([.S$2])))/2) /  (2*([.$C$12]*(SQRT(([.$C$10]*[.$C$10])/([.$C$12]*[.$C$12])-SIN([.S$2])*SIN([.S$2]))-COS([.S$2])))*([.$C$12]*(SQRT(([.$C$10]*[.$C$10])/([.$C$12]*[.$C$12])-SIN([.S$2])*SIN([.S$2]))-COS([.S$2])))/36))" office:value-type="float" office:value="0.000000433752237303374">
            <text:p>4,33752237303374E-007</text:p>
          </table:table-cell>
          <table:table-cell table:formula="of:=(1/(SQRT(2*3.1415926535)*([.$C$12]*(SQRT(([.$C$10]*[.$C$10])/([.$C$12]*[.$C$12])-SIN([.T$2])*SIN([.T$2]))-COS([.T$2])))/6)) * EXP( -([.$E33]-([.$C$12]*(SQRT(([.$C$10]*[.$C$10])/([.$C$12]*[.$C$12])-SIN([.T$2])*SIN([.T$2]))-COS([.T$2])))/2)*([.$E33]-([.$C$12]*(SQRT(([.$C$10]*[.$C$10])/([.$C$12]*[.$C$12])-SIN([.T$2])*SIN([.T$2]))-COS([.T$2])))/2) /  (2*([.$C$12]*(SQRT(([.$C$10]*[.$C$10])/([.$C$12]*[.$C$12])-SIN([.T$2])*SIN([.T$2]))-COS([.T$2])))*([.$C$12]*(SQRT(([.$C$10]*[.$C$10])/([.$C$12]*[.$C$12])-SIN([.T$2])*SIN([.T$2]))-COS([.T$2])))/36))" office:value-type="float" office:value="0.00000000800988846041603">
            <text:p>0,000000008</text:p>
          </table:table-cell>
          <table:table-cell table:formula="of:=(1/(SQRT(2*3.1415926535)*([.$C$12]*(SQRT(([.$C$10]*[.$C$10])/([.$C$12]*[.$C$12])-SIN([.U$2])*SIN([.U$2]))-COS([.U$2])))/6)) * EXP( -([.$E33]-([.$C$12]*(SQRT(([.$C$10]*[.$C$10])/([.$C$12]*[.$C$12])-SIN([.U$2])*SIN([.U$2]))-COS([.U$2])))/2)*([.$E33]-([.$C$12]*(SQRT(([.$C$10]*[.$C$10])/([.$C$12]*[.$C$12])-SIN([.U$2])*SIN([.U$2]))-COS([.U$2])))/2) /  (2*([.$C$12]*(SQRT(([.$C$10]*[.$C$10])/([.$C$12]*[.$C$12])-SIN([.U$2])*SIN([.U$2]))-COS([.U$2])))*([.$C$12]*(SQRT(([.$C$10]*[.$C$10])/([.$C$12]*[.$C$12])-SIN([.U$2])*SIN([.U$2]))-COS([.U$2])))/36))" office:value-type="float" office:value="0.0000000000145664019362324">
            <text:p>1,45664019362324E-011</text:p>
          </table:table-cell>
          <table:table-cell table:formula="of:=(1/(SQRT(2*3.1415926535)*([.$C$12]*(SQRT(([.$C$10]*[.$C$10])/([.$C$12]*[.$C$12])-SIN([.V$2])*SIN([.V$2]))-COS([.V$2])))/6)) * EXP( -([.$E33]-([.$C$12]*(SQRT(([.$C$10]*[.$C$10])/([.$C$12]*[.$C$12])-SIN([.V$2])*SIN([.V$2]))-COS([.V$2])))/2)*([.$E33]-([.$C$12]*(SQRT(([.$C$10]*[.$C$10])/([.$C$12]*[.$C$12])-SIN([.V$2])*SIN([.V$2]))-COS([.V$2])))/2) /  (2*([.$C$12]*(SQRT(([.$C$10]*[.$C$10])/([.$C$12]*[.$C$12])-SIN([.V$2])*SIN([.V$2]))-COS([.V$2])))*([.$C$12]*(SQRT(([.$C$10]*[.$C$10])/([.$C$12]*[.$C$12])-SIN([.V$2])*SIN([.V$2]))-COS([.V$2])))/36))" office:value-type="float" office:value="2.05214911751842E-015">
            <text:p>2,05214911751842E-015</text:p>
          </table:table-cell>
          <table:table-cell table:formula="of:=(1/(SQRT(2*3.1415926535)*([.$C$12]*(SQRT(([.$C$10]*[.$C$10])/([.$C$12]*[.$C$12])-SIN([.W$2])*SIN([.W$2]))-COS([.W$2])))/6)) * EXP( -([.$E33]-([.$C$12]*(SQRT(([.$C$10]*[.$C$10])/([.$C$12]*[.$C$12])-SIN([.W$2])*SIN([.W$2]))-COS([.W$2])))/2)*([.$E33]-([.$C$12]*(SQRT(([.$C$10]*[.$C$10])/([.$C$12]*[.$C$12])-SIN([.W$2])*SIN([.W$2]))-COS([.W$2])))/2) /  (2*([.$C$12]*(SQRT(([.$C$10]*[.$C$10])/([.$C$12]*[.$C$12])-SIN([.W$2])*SIN([.W$2]))-COS([.W$2])))*([.$C$12]*(SQRT(([.$C$10]*[.$C$10])/([.$C$12]*[.$C$12])-SIN([.W$2])*SIN([.W$2]))-COS([.W$2])))/36))" office:value-type="float" office:value="4.58481559717561E-020">
            <text:p>4,58481559717561E-020</text:p>
          </table:table-cell>
          <table:table-cell table:formula="of:=(1/(SQRT(2*3.1415926535)*([.$C$12]*(SQRT(([.$C$10]*[.$C$10])/([.$C$12]*[.$C$12])-SIN([.X$2])*SIN([.X$2]))-COS([.X$2])))/6)) * EXP( -([.$E33]-([.$C$12]*(SQRT(([.$C$10]*[.$C$10])/([.$C$12]*[.$C$12])-SIN([.X$2])*SIN([.X$2]))-COS([.X$2])))/2)*([.$E33]-([.$C$12]*(SQRT(([.$C$10]*[.$C$10])/([.$C$12]*[.$C$12])-SIN([.X$2])*SIN([.X$2]))-COS([.X$2])))/2) /  (2*([.$C$12]*(SQRT(([.$C$10]*[.$C$10])/([.$C$12]*[.$C$12])-SIN([.X$2])*SIN([.X$2]))-COS([.X$2])))*([.$C$12]*(SQRT(([.$C$10]*[.$C$10])/([.$C$12]*[.$C$12])-SIN([.X$2])*SIN([.X$2]))-COS([.X$2])))/36))" office:value-type="float" office:value="1.10736007212656E-024">
            <text:p>1,10736007212656E-024</text:p>
          </table:table-cell>
          <table:table-cell table:formula="of:=(1/(SQRT(2*3.1415926535)*([.$C$12]*(SQRT(([.$C$10]*[.$C$10])/([.$C$12]*[.$C$12])-SIN([.Y$2])*SIN([.Y$2]))-COS([.Y$2])))/6)) * EXP( -([.$E33]-([.$C$12]*(SQRT(([.$C$10]*[.$C$10])/([.$C$12]*[.$C$12])-SIN([.Y$2])*SIN([.Y$2]))-COS([.Y$2])))/2)*([.$E33]-([.$C$12]*(SQRT(([.$C$10]*[.$C$10])/([.$C$12]*[.$C$12])-SIN([.Y$2])*SIN([.Y$2]))-COS([.Y$2])))/2) /  (2*([.$C$12]*(SQRT(([.$C$10]*[.$C$10])/([.$C$12]*[.$C$12])-SIN([.Y$2])*SIN([.Y$2]))-COS([.Y$2])))*([.$C$12]*(SQRT(([.$C$10]*[.$C$10])/([.$C$12]*[.$C$12])-SIN([.Y$2])*SIN([.Y$2]))-COS([.Y$2])))/36))" office:value-type="float" office:value="4.00913689162359E-028">
            <text:p>4,00913689162359E-028</text:p>
          </table:table-cell>
          <table:table-cell table:formula="of:=(1/(SQRT(2*3.1415926535)*([.$C$12]*(SQRT(([.$C$10]*[.$C$10])/([.$C$12]*[.$C$12])-SIN([.Z$2])*SIN([.Z$2]))-COS([.Z$2])))/6)) * EXP( -([.$E33]-([.$C$12]*(SQRT(([.$C$10]*[.$C$10])/([.$C$12]*[.$C$12])-SIN([.Z$2])*SIN([.Z$2]))-COS([.Z$2])))/2)*([.$E33]-([.$C$12]*(SQRT(([.$C$10]*[.$C$10])/([.$C$12]*[.$C$12])-SIN([.Z$2])*SIN([.Z$2]))-COS([.Z$2])))/2) /  (2*([.$C$12]*(SQRT(([.$C$10]*[.$C$10])/([.$C$12]*[.$C$12])-SIN([.Z$2])*SIN([.Z$2]))-COS([.Z$2])))*([.$C$12]*(SQRT(([.$C$10]*[.$C$10])/([.$C$12]*[.$C$12])-SIN([.Z$2])*SIN([.Z$2]))-COS([.Z$2])))/36))" office:value-type="float" office:value="2.11881925353959E-029">
            <text:p>2,11881925353959E-029</text:p>
          </table:table-cell>
          <table:table-cell table:number-columns-repeated="99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_2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table:formula="of:=[.C14]/6" office:value-type="float" office:value="399.999999999983">
            <text:p>400</text:p>
          </table:table-cell>
          <table:table-cell/>
          <table:table-cell table:style-name="ce1" office:value-type="string">
            <text:p>X \ Y</text:p>
          </table:table-cell>
          <table:table-cell table:style-name="ce1" office:value-type="float" office:value="0.1">
            <text:p>0,1</text:p>
          </table:table-cell>
          <table:table-cell table:style-name="ce1" table:formula="of:=[.F2]+[.$C$7]" office:value-type="float" office:value="33.4333333333333">
            <text:p>33,4333333333</text:p>
          </table:table-cell>
          <table:table-cell table:style-name="ce1" table:formula="of:=[.G2]+[.$C$7]" office:value-type="float" office:value="66.7666666666667">
            <text:p>66,7666666667</text:p>
          </table:table-cell>
          <table:table-cell table:style-name="ce1" table:formula="of:=[.H2]+[.$C$7]" office:value-type="float" office:value="100.1">
            <text:p>100,1</text:p>
          </table:table-cell>
          <table:table-cell table:style-name="ce1" table:formula="of:=[.I2]+[.$C$7]" office:value-type="float" office:value="133.433333333333">
            <text:p>133,4333333333</text:p>
          </table:table-cell>
          <table:table-cell table:style-name="ce1" table:formula="of:=[.J2]+[.$C$7]" office:value-type="float" office:value="166.766666666667">
            <text:p>166,7666666667</text:p>
          </table:table-cell>
          <table:table-cell table:style-name="ce1" table:formula="of:=[.K2]+[.$C$7]" office:value-type="float" office:value="200.1">
            <text:p>200,1</text:p>
          </table:table-cell>
          <table:table-cell table:style-name="ce1" table:formula="of:=[.L2]+[.$C$7]" office:value-type="float" office:value="233.433333333333">
            <text:p>233,4333333333</text:p>
          </table:table-cell>
          <table:table-cell table:style-name="ce1" table:formula="of:=[.M2]+[.$C$7]" office:value-type="float" office:value="266.766666666667">
            <text:p>266,7666666667</text:p>
          </table:table-cell>
          <table:table-cell table:style-name="ce1" table:formula="of:=[.N2]+[.$C$7]" office:value-type="float" office:value="300.1">
            <text:p>300,1</text:p>
          </table:table-cell>
          <table:table-cell table:style-name="ce1" table:formula="of:=[.O2]+[.$C$7]" office:value-type="float" office:value="333.433333333333">
            <text:p>333,4333333333</text:p>
          </table:table-cell>
          <table:table-cell table:style-name="ce1" table:formula="of:=[.P2]+[.$C$7]" office:value-type="float" office:value="366.766666666667">
            <text:p>366,7666666667</text:p>
          </table:table-cell>
          <table:table-cell table:style-name="ce1" table:formula="of:=[.Q2]+[.$C$7]" office:value-type="float" office:value="400.1">
            <text:p>400,1</text:p>
          </table:table-cell>
          <table:table-cell table:style-name="ce1" table:formula="of:=[.R2]+[.$C$7]" office:value-type="float" office:value="433.433333333333">
            <text:p>433,4333333333</text:p>
          </table:table-cell>
          <table:table-cell table:style-name="ce1" table:formula="of:=[.S2]+[.$C$7]" office:value-type="float" office:value="466.766666666667">
            <text:p>466,7666666667</text:p>
          </table:table-cell>
          <table:table-cell table:style-name="ce1" table:formula="of:=[.T2]+[.$C$7]" office:value-type="float" office:value="500.1">
            <text:p>500,1</text:p>
          </table:table-cell>
          <table:table-cell table:style-name="ce1" table:formula="of:=[.U2]+[.$C$7]" office:value-type="float" office:value="533.433333333333">
            <text:p>533,4333333333</text:p>
          </table:table-cell>
          <table:table-cell table:style-name="ce1" table:formula="of:=[.V2]+[.$C$7]" office:value-type="float" office:value="566.766666666667">
            <text:p>566,7666666667</text:p>
          </table:table-cell>
          <table:table-cell table:style-name="ce1" table:formula="of:=[.W2]+[.$C$7]" office:value-type="float" office:value="600.1">
            <text:p>600,1</text:p>
          </table:table-cell>
          <table:table-cell table:style-name="ce1" table:formula="of:=[.X2]+[.$C$7]" office:value-type="float" office:value="633.433333333333">
            <text:p>633,4333333333</text:p>
          </table:table-cell>
          <table:table-cell table:style-name="ce1" table:formula="of:=[.Y2]+[.$C$7]" office:value-type="float" office:value="666.766666666667">
            <text:p>666,7666666667</text:p>
          </table:table-cell>
          <table:table-cell table:style-name="ce1" table:formula="of:=[.Z2]+[.$C$7]" office:value-type="float" office:value="700.1">
            <text:p>700,1</text:p>
          </table:table-cell>
          <table:table-cell table:style-name="ce1" table:formula="of:=[.AA2]+[.$C$7]" office:value-type="float" office:value="733.433333333334">
            <text:p>733,4333333333</text:p>
          </table:table-cell>
          <table:table-cell table:style-name="ce1" table:formula="of:=[.AB2]+[.$C$7]" office:value-type="float" office:value="766.766666666667">
            <text:p>766,7666666667</text:p>
          </table:table-cell>
          <table:table-cell table:style-name="ce1" table:formula="of:=[.AC2]+[.$C$7]" office:value-type="float" office:value="800.1">
            <text:p>800,1</text:p>
          </table:table-cell>
          <table:table-cell table:style-name="ce1" table:formula="of:=[.AD2]+[.$C$7]" office:value-type="float" office:value="833.433333333334">
            <text:p>833,4333333333</text:p>
          </table:table-cell>
          <table:table-cell table:style-name="ce1" table:formula="of:=[.AE2]+[.$C$7]" office:value-type="float" office:value="866.766666666667">
            <text:p>866,7666666667</text:p>
          </table:table-cell>
          <table:table-cell table:style-name="ce1" table:formula="of:=[.AF2]+[.$C$7]" office:value-type="float" office:value="900.1">
            <text:p>900,1</text:p>
          </table:table-cell>
          <table:table-cell table:style-name="ce1" table:formula="of:=[.AG2]+[.$C$7]" office:value-type="float" office:value="933.433333333334">
            <text:p>933,4333333333</text:p>
          </table:table-cell>
          <table:table-cell table:style-name="ce1" table:formula="of:=[.AH2]+[.$C$7]" office:value-type="float" office:value="966.766666666667">
            <text:p>966,7666666667</text:p>
          </table:table-cell>
          <table:table-cell table:style-name="ce1" table:formula="of:=[.AI2]+[.$C$7]" office:value-type="float" office:value="1000.1">
            <text:p>1000,1</text:p>
            <draw:frame table:end-cell-address="Feuil3_2.AX29" table:end-x="1.254cm" table:end-y="0.192cm" draw:z-index="1" draw:style-name="gr1" draw:text-style-name="P1" svg:width="24.205cm" svg:height="13.414cm" svg:x="0.864cm" svg:y="0.111cm">
              <draw:object draw:notify-on-update-of-ranges="Feuil3_2.E3:Feuil3_2.E33 Feuil3_2.F2:Feuil3_2.F2 Feuil3_2.F3:Feuil3_2.F33 Feuil3_2.G2:Feuil3_2.G2 Feuil3_2.G3:Feuil3_2.G33 Feuil3_2.H2:Feuil3_2.H2 Feuil3_2.H3:Feuil3_2.H33 Feuil3_2.I2:Feuil3_2.I2 Feuil3_2.I3:Feuil3_2.I33 Feuil3_2.J2:Feuil3_2.J2 Feuil3_2.J3:Feuil3_2.J33 Feuil3_2.K2:Feuil3_2.K2 Feuil3_2.K3:Feuil3_2.K33 Feuil3_2.L2:Feuil3_2.L2 Feuil3_2.L3:Feuil3_2.L33 Feuil3_2.M2:Feuil3_2.M2 Feuil3_2.M3:Feuil3_2.M33 Feuil3_2.N2:Feuil3_2.N2 Feuil3_2.N3:Feuil3_2.N33 Feuil3_2.O2:Feuil3_2.O2 Feuil3_2.O3:Feuil3_2.O33 Feuil3_2.P2:Feuil3_2.P2 Feuil3_2.P3:Feuil3_2.P33 Feuil3_2.Q2:Feuil3_2.Q2 Feuil3_2.Q3:Feuil3_2.Q33 Feuil3_2.R2:Feuil3_2.R2 Feuil3_2.R3:Feuil3_2.R33 Feuil3_2.S2:Feuil3_2.S2 Feuil3_2.S3:Feuil3_2.S33 Feuil3_2.T2:Feuil3_2.T2 Feuil3_2.T3:Feuil3_2.T33 Feuil3_2.U2:Feuil3_2.U2 Feuil3_2.U3:Feuil3_2.U33 Feuil3_2.V2:Feuil3_2.V2 Feuil3_2.V3:Feuil3_2.V33 Feuil3_2.W2:Feuil3_2.W2 Feuil3_2.W3:Feuil3_2.W33 Feuil3_2.X2:Feuil3_2.X2 Feuil3_2.X3:Feuil3_2.X33 Feuil3_2.Y2:Feuil3_2.Y2 Feuil3_2.Y3:Feuil3_2.Y33 Feuil3_2.Z2:Feuil3_2.Z2 Feuil3_2.Z3:Feuil3_2.Z33 Feuil3_2.AA2:Feuil3_2.AA2 Feuil3_2.AA3:Feuil3_2.AA33 Feuil3_2.AB2:Feuil3_2.AB2 Feuil3_2.AB3:Feuil3_2.AB33 Feuil3_2.AC2:Feuil3_2.AC2 Feuil3_2.AC3:Feuil3_2.AC33 Feuil3_2.AD2:Feuil3_2.AD2 Feuil3_2.AD3:Feuil3_2.AD33 Feuil3_2.AE2:Feuil3_2.AE2 Feuil3_2.AE3:Feuil3_2.AE33 Feuil3_2.AF2:Feuil3_2.AF2 Feuil3_2.AF3:Feuil3_2.AF33 Feuil3_2.AG2:Feuil3_2.AG2 Feuil3_2.AG3:Feuil3_2.AG33 Feuil3_2.AH2:Feuil3_2.AH2 Feuil3_2.AH3:Feuil3_2.AH33 Feuil3_2.AI2:Feuil3_2.AI2 Feuil3_2.AI3:Feuil3_2.AI33 Feuil3_2.AJ2:Feuil3_2.AJ2 Feuil3_2.AJ3:Feuil3_2.AJ3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88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table:formula="of:=[.C14]/2" office:value-type="float" office:value="1199.99999999995">
            <text:p>1200</text:p>
          </table:table-cell>
          <table:table-cell/>
          <table:table-cell table:style-name="ce1" office:value-type="float" office:value="0.1">
            <text:p>0,1</text:p>
          </table:table-cell>
          <table:table-cell table:formula="of:=(1/(SQRT(2*3.1415926535)*([.$C$12]*(SQRT(([.$C$10]*[.$C$10])/([.$C$12]*[.$C$12])-SIN(ATAN([.F$2]/[.$E3]))*SIN(ATAN([.F$2]/[.$E3])))-COS(ATAN([.F$2]/[.$E3]))))/6)) * EXP( -([.$E3]/COS(ATAN([.F$2]/[.$E3]))-([.$C$12]*(SQRT(([.$C$10]*[.$C$10])/([.$C$12]*[.$C$12])-SIN(ATAN([.F$2]/[.$E3]))*SIN(ATAN([.F$2]/[.$E3])))-COS(ATAN([.F$2]/[.$E3]))))/2)*([.$E3]/COS(ATAN([.F$2]/[.$E3]))-([.$C$12]*(SQRT(([.$C$10]*[.$C$10])/([.$C$12]*[.$C$12])-SIN(ATAN([.F$2]/[.$E3]))*SIN(ATAN([.F$2]/[.$E3])))-COS(ATAN([.F$2]/[.$E3]))))/2) /  (2*([.$C$12]*(SQRT(([.$C$10]*[.$C$10])/([.$C$12]*[.$C$12])-SIN(ATAN([.F$2]/[.$E3]))*SIN(ATAN([.F$2]/[.$E3])))-COS(ATAN([.F$2]/[.$E3]))))*([.$C$12]*(SQRT(([.$C$10]*[.$C$10])/([.$C$12]*[.$C$12])-SIN(ATAN([.F$2]/[.$E3]))*SIN(ATAN([.F$2]/[.$E3])))-COS(ATAN([.F$2]/[.$E3]))))/36))" office:value-type="float" office:value="0.0000156924694269022">
            <text:p>1,56924694269022E-005</text:p>
          </table:table-cell>
          <table:table-cell table:formula="of:=(1/(SQRT(2*3.1415926535)*([.$C$12]*(SQRT(([.$C$10]*[.$C$10])/([.$C$12]*[.$C$12])-SIN(ATAN([.G$2]/[.$E3]))*SIN(ATAN([.G$2]/[.$E3])))-COS(ATAN([.G$2]/[.$E3]))))/6)) * EXP( -([.$E3]/COS(ATAN([.G$2]/[.$E3]))-([.$C$12]*(SQRT(([.$C$10]*[.$C$10])/([.$C$12]*[.$C$12])-SIN(ATAN([.G$2]/[.$E3]))*SIN(ATAN([.G$2]/[.$E3])))-COS(ATAN([.G$2]/[.$E3]))))/2)*([.$E3]/COS(ATAN([.G$2]/[.$E3]))-([.$C$12]*(SQRT(([.$C$10]*[.$C$10])/([.$C$12]*[.$C$12])-SIN(ATAN([.G$2]/[.$E3]))*SIN(ATAN([.G$2]/[.$E3])))-COS(ATAN([.G$2]/[.$E3]))))/2) /  (2*([.$C$12]*(SQRT(([.$C$10]*[.$C$10])/([.$C$12]*[.$C$12])-SIN(ATAN([.G$2]/[.$E3]))*SIN(ATAN([.G$2]/[.$E3])))-COS(ATAN([.G$2]/[.$E3]))))*([.$C$12]*(SQRT(([.$C$10]*[.$C$10])/([.$C$12]*[.$C$12])-SIN(ATAN([.G$2]/[.$E3]))*SIN(ATAN([.G$2]/[.$E3])))-COS(ATAN([.G$2]/[.$E3]))))/36))" office:value-type="float" office:value="0.0000183659461691593">
            <text:p>1,83659461691593E-005</text:p>
          </table:table-cell>
          <table:table-cell table:formula="of:=(1/(SQRT(2*3.1415926535)*([.$C$12]*(SQRT(([.$C$10]*[.$C$10])/([.$C$12]*[.$C$12])-SIN(ATAN([.H$2]/[.$E3]))*SIN(ATAN([.H$2]/[.$E3])))-COS(ATAN([.H$2]/[.$E3]))))/6)) * EXP( -([.$E3]/COS(ATAN([.H$2]/[.$E3]))-([.$C$12]*(SQRT(([.$C$10]*[.$C$10])/([.$C$12]*[.$C$12])-SIN(ATAN([.H$2]/[.$E3]))*SIN(ATAN([.H$2]/[.$E3])))-COS(ATAN([.H$2]/[.$E3]))))/2)*([.$E3]/COS(ATAN([.H$2]/[.$E3]))-([.$C$12]*(SQRT(([.$C$10]*[.$C$10])/([.$C$12]*[.$C$12])-SIN(ATAN([.H$2]/[.$E3]))*SIN(ATAN([.H$2]/[.$E3])))-COS(ATAN([.H$2]/[.$E3]))))/2) /  (2*([.$C$12]*(SQRT(([.$C$10]*[.$C$10])/([.$C$12]*[.$C$12])-SIN(ATAN([.H$2]/[.$E3]))*SIN(ATAN([.H$2]/[.$E3])))-COS(ATAN([.H$2]/[.$E3]))))*([.$C$12]*(SQRT(([.$C$10]*[.$C$10])/([.$C$12]*[.$C$12])-SIN(ATAN([.H$2]/[.$E3]))*SIN(ATAN([.H$2]/[.$E3])))-COS(ATAN([.H$2]/[.$E3]))))/36))" office:value-type="float" office:value="0.0000245501082106481">
            <text:p>2,45501082106481E-005</text:p>
          </table:table-cell>
          <table:table-cell table:formula="of:=(1/(SQRT(2*3.1415926535)*([.$C$12]*(SQRT(([.$C$10]*[.$C$10])/([.$C$12]*[.$C$12])-SIN(ATAN([.I$2]/[.$E3]))*SIN(ATAN([.I$2]/[.$E3])))-COS(ATAN([.I$2]/[.$E3]))))/6)) * EXP( -([.$E3]/COS(ATAN([.I$2]/[.$E3]))-([.$C$12]*(SQRT(([.$C$10]*[.$C$10])/([.$C$12]*[.$C$12])-SIN(ATAN([.I$2]/[.$E3]))*SIN(ATAN([.I$2]/[.$E3])))-COS(ATAN([.I$2]/[.$E3]))))/2)*([.$E3]/COS(ATAN([.I$2]/[.$E3]))-([.$C$12]*(SQRT(([.$C$10]*[.$C$10])/([.$C$12]*[.$C$12])-SIN(ATAN([.I$2]/[.$E3]))*SIN(ATAN([.I$2]/[.$E3])))-COS(ATAN([.I$2]/[.$E3]))))/2) /  (2*([.$C$12]*(SQRT(([.$C$10]*[.$C$10])/([.$C$12]*[.$C$12])-SIN(ATAN([.I$2]/[.$E3]))*SIN(ATAN([.I$2]/[.$E3])))-COS(ATAN([.I$2]/[.$E3]))))*([.$C$12]*(SQRT(([.$C$10]*[.$C$10])/([.$C$12]*[.$C$12])-SIN(ATAN([.I$2]/[.$E3]))*SIN(ATAN([.I$2]/[.$E3])))-COS(ATAN([.I$2]/[.$E3]))))/36))" office:value-type="float" office:value="0.0000324831384745235">
            <text:p>3,24831384745235E-005</text:p>
          </table:table-cell>
          <table:table-cell table:formula="of:=(1/(SQRT(2*3.1415926535)*([.$C$12]*(SQRT(([.$C$10]*[.$C$10])/([.$C$12]*[.$C$12])-SIN(ATAN([.J$2]/[.$E3]))*SIN(ATAN([.J$2]/[.$E3])))-COS(ATAN([.J$2]/[.$E3]))))/6)) * EXP( -([.$E3]/COS(ATAN([.J$2]/[.$E3]))-([.$C$12]*(SQRT(([.$C$10]*[.$C$10])/([.$C$12]*[.$C$12])-SIN(ATAN([.J$2]/[.$E3]))*SIN(ATAN([.J$2]/[.$E3])))-COS(ATAN([.J$2]/[.$E3]))))/2)*([.$E3]/COS(ATAN([.J$2]/[.$E3]))-([.$C$12]*(SQRT(([.$C$10]*[.$C$10])/([.$C$12]*[.$C$12])-SIN(ATAN([.J$2]/[.$E3]))*SIN(ATAN([.J$2]/[.$E3])))-COS(ATAN([.J$2]/[.$E3]))))/2) /  (2*([.$C$12]*(SQRT(([.$C$10]*[.$C$10])/([.$C$12]*[.$C$12])-SIN(ATAN([.J$2]/[.$E3]))*SIN(ATAN([.J$2]/[.$E3])))-COS(ATAN([.J$2]/[.$E3]))))*([.$C$12]*(SQRT(([.$C$10]*[.$C$10])/([.$C$12]*[.$C$12])-SIN(ATAN([.J$2]/[.$E3]))*SIN(ATAN([.J$2]/[.$E3])))-COS(ATAN([.J$2]/[.$E3]))))/36))" office:value-type="float" office:value="0.0000425364065093816">
            <text:p>4,25364065093816E-005</text:p>
          </table:table-cell>
          <table:table-cell table:formula="of:=(1/(SQRT(2*3.1415926535)*([.$C$12]*(SQRT(([.$C$10]*[.$C$10])/([.$C$12]*[.$C$12])-SIN(ATAN([.K$2]/[.$E3]))*SIN(ATAN([.K$2]/[.$E3])))-COS(ATAN([.K$2]/[.$E3]))))/6)) * EXP( -([.$E3]/COS(ATAN([.K$2]/[.$E3]))-([.$C$12]*(SQRT(([.$C$10]*[.$C$10])/([.$C$12]*[.$C$12])-SIN(ATAN([.K$2]/[.$E3]))*SIN(ATAN([.K$2]/[.$E3])))-COS(ATAN([.K$2]/[.$E3]))))/2)*([.$E3]/COS(ATAN([.K$2]/[.$E3]))-([.$C$12]*(SQRT(([.$C$10]*[.$C$10])/([.$C$12]*[.$C$12])-SIN(ATAN([.K$2]/[.$E3]))*SIN(ATAN([.K$2]/[.$E3])))-COS(ATAN([.K$2]/[.$E3]))))/2) /  (2*([.$C$12]*(SQRT(([.$C$10]*[.$C$10])/([.$C$12]*[.$C$12])-SIN(ATAN([.K$2]/[.$E3]))*SIN(ATAN([.K$2]/[.$E3])))-COS(ATAN([.K$2]/[.$E3]))))*([.$C$12]*(SQRT(([.$C$10]*[.$C$10])/([.$C$12]*[.$C$12])-SIN(ATAN([.K$2]/[.$E3]))*SIN(ATAN([.K$2]/[.$E3])))-COS(ATAN([.K$2]/[.$E3]))))/36))" office:value-type="float" office:value="0.0000551249966493845">
            <text:p>0,000055125</text:p>
          </table:table-cell>
          <table:table-cell table:formula="of:=(1/(SQRT(2*3.1415926535)*([.$C$12]*(SQRT(([.$C$10]*[.$C$10])/([.$C$12]*[.$C$12])-SIN(ATAN([.L$2]/[.$E3]))*SIN(ATAN([.L$2]/[.$E3])))-COS(ATAN([.L$2]/[.$E3]))))/6)) * EXP( -([.$E3]/COS(ATAN([.L$2]/[.$E3]))-([.$C$12]*(SQRT(([.$C$10]*[.$C$10])/([.$C$12]*[.$C$12])-SIN(ATAN([.L$2]/[.$E3]))*SIN(ATAN([.L$2]/[.$E3])))-COS(ATAN([.L$2]/[.$E3]))))/2)*([.$E3]/COS(ATAN([.L$2]/[.$E3]))-([.$C$12]*(SQRT(([.$C$10]*[.$C$10])/([.$C$12]*[.$C$12])-SIN(ATAN([.L$2]/[.$E3]))*SIN(ATAN([.L$2]/[.$E3])))-COS(ATAN([.L$2]/[.$E3]))))/2) /  (2*([.$C$12]*(SQRT(([.$C$10]*[.$C$10])/([.$C$12]*[.$C$12])-SIN(ATAN([.L$2]/[.$E3]))*SIN(ATAN([.L$2]/[.$E3])))-COS(ATAN([.L$2]/[.$E3]))))*([.$C$12]*(SQRT(([.$C$10]*[.$C$10])/([.$C$12]*[.$C$12])-SIN(ATAN([.L$2]/[.$E3]))*SIN(ATAN([.L$2]/[.$E3])))-COS(ATAN([.L$2]/[.$E3]))))/36))" office:value-type="float" office:value="0.0000706995888542447">
            <text:p>7,06995888542447E-005</text:p>
          </table:table-cell>
          <table:table-cell table:formula="of:=(1/(SQRT(2*3.1415926535)*([.$C$12]*(SQRT(([.$C$10]*[.$C$10])/([.$C$12]*[.$C$12])-SIN(ATAN([.M$2]/[.$E3]))*SIN(ATAN([.M$2]/[.$E3])))-COS(ATAN([.M$2]/[.$E3]))))/6)) * EXP( -([.$E3]/COS(ATAN([.M$2]/[.$E3]))-([.$C$12]*(SQRT(([.$C$10]*[.$C$10])/([.$C$12]*[.$C$12])-SIN(ATAN([.M$2]/[.$E3]))*SIN(ATAN([.M$2]/[.$E3])))-COS(ATAN([.M$2]/[.$E3]))))/2)*([.$E3]/COS(ATAN([.M$2]/[.$E3]))-([.$C$12]*(SQRT(([.$C$10]*[.$C$10])/([.$C$12]*[.$C$12])-SIN(ATAN([.M$2]/[.$E3]))*SIN(ATAN([.M$2]/[.$E3])))-COS(ATAN([.M$2]/[.$E3]))))/2) /  (2*([.$C$12]*(SQRT(([.$C$10]*[.$C$10])/([.$C$12]*[.$C$12])-SIN(ATAN([.M$2]/[.$E3]))*SIN(ATAN([.M$2]/[.$E3])))-COS(ATAN([.M$2]/[.$E3]))))*([.$C$12]*(SQRT(([.$C$10]*[.$C$10])/([.$C$12]*[.$C$12])-SIN(ATAN([.M$2]/[.$E3]))*SIN(ATAN([.M$2]/[.$E3])))-COS(ATAN([.M$2]/[.$E3]))))/36))" office:value-type="float" office:value="0.000089735406480728">
            <text:p>8,9735406480728E-005</text:p>
          </table:table-cell>
          <table:table-cell table:formula="of:=(1/(SQRT(2*3.1415926535)*([.$C$12]*(SQRT(([.$C$10]*[.$C$10])/([.$C$12]*[.$C$12])-SIN(ATAN([.N$2]/[.$E3]))*SIN(ATAN([.N$2]/[.$E3])))-COS(ATAN([.N$2]/[.$E3]))))/6)) * EXP( -([.$E3]/COS(ATAN([.N$2]/[.$E3]))-([.$C$12]*(SQRT(([.$C$10]*[.$C$10])/([.$C$12]*[.$C$12])-SIN(ATAN([.N$2]/[.$E3]))*SIN(ATAN([.N$2]/[.$E3])))-COS(ATAN([.N$2]/[.$E3]))))/2)*([.$E3]/COS(ATAN([.N$2]/[.$E3]))-([.$C$12]*(SQRT(([.$C$10]*[.$C$10])/([.$C$12]*[.$C$12])-SIN(ATAN([.N$2]/[.$E3]))*SIN(ATAN([.N$2]/[.$E3])))-COS(ATAN([.N$2]/[.$E3]))))/2) /  (2*([.$C$12]*(SQRT(([.$C$10]*[.$C$10])/([.$C$12]*[.$C$12])-SIN(ATAN([.N$2]/[.$E3]))*SIN(ATAN([.N$2]/[.$E3])))-COS(ATAN([.N$2]/[.$E3]))))*([.$C$12]*(SQRT(([.$C$10]*[.$C$10])/([.$C$12]*[.$C$12])-SIN(ATAN([.N$2]/[.$E3]))*SIN(ATAN([.N$2]/[.$E3])))-COS(ATAN([.N$2]/[.$E3]))))/36))" office:value-type="float" office:value="0.000112716751635999">
            <text:p>0,0001127168</text:p>
          </table:table-cell>
          <table:table-cell table:formula="of:=(1/(SQRT(2*3.1415926535)*([.$C$12]*(SQRT(([.$C$10]*[.$C$10])/([.$C$12]*[.$C$12])-SIN(ATAN([.O$2]/[.$E3]))*SIN(ATAN([.O$2]/[.$E3])))-COS(ATAN([.O$2]/[.$E3]))))/6)) * EXP( -([.$E3]/COS(ATAN([.O$2]/[.$E3]))-([.$C$12]*(SQRT(([.$C$10]*[.$C$10])/([.$C$12]*[.$C$12])-SIN(ATAN([.O$2]/[.$E3]))*SIN(ATAN([.O$2]/[.$E3])))-COS(ATAN([.O$2]/[.$E3]))))/2)*([.$E3]/COS(ATAN([.O$2]/[.$E3]))-([.$C$12]*(SQRT(([.$C$10]*[.$C$10])/([.$C$12]*[.$C$12])-SIN(ATAN([.O$2]/[.$E3]))*SIN(ATAN([.O$2]/[.$E3])))-COS(ATAN([.O$2]/[.$E3]))))/2) /  (2*([.$C$12]*(SQRT(([.$C$10]*[.$C$10])/([.$C$12]*[.$C$12])-SIN(ATAN([.O$2]/[.$E3]))*SIN(ATAN([.O$2]/[.$E3])))-COS(ATAN([.O$2]/[.$E3]))))*([.$C$12]*(SQRT(([.$C$10]*[.$C$10])/([.$C$12]*[.$C$12])-SIN(ATAN([.O$2]/[.$E3]))*SIN(ATAN([.O$2]/[.$E3])))-COS(ATAN([.O$2]/[.$E3]))))/36))" office:value-type="float" office:value="0.000140116812878983">
            <text:p>0,0001401168</text:p>
          </table:table-cell>
          <table:table-cell table:formula="of:=(1/(SQRT(2*3.1415926535)*([.$C$12]*(SQRT(([.$C$10]*[.$C$10])/([.$C$12]*[.$C$12])-SIN(ATAN([.P$2]/[.$E3]))*SIN(ATAN([.P$2]/[.$E3])))-COS(ATAN([.P$2]/[.$E3]))))/6)) * EXP( -([.$E3]/COS(ATAN([.P$2]/[.$E3]))-([.$C$12]*(SQRT(([.$C$10]*[.$C$10])/([.$C$12]*[.$C$12])-SIN(ATAN([.P$2]/[.$E3]))*SIN(ATAN([.P$2]/[.$E3])))-COS(ATAN([.P$2]/[.$E3]))))/2)*([.$E3]/COS(ATAN([.P$2]/[.$E3]))-([.$C$12]*(SQRT(([.$C$10]*[.$C$10])/([.$C$12]*[.$C$12])-SIN(ATAN([.P$2]/[.$E3]))*SIN(ATAN([.P$2]/[.$E3])))-COS(ATAN([.P$2]/[.$E3]))))/2) /  (2*([.$C$12]*(SQRT(([.$C$10]*[.$C$10])/([.$C$12]*[.$C$12])-SIN(ATAN([.P$2]/[.$E3]))*SIN(ATAN([.P$2]/[.$E3])))-COS(ATAN([.P$2]/[.$E3]))))*([.$C$12]*(SQRT(([.$C$10]*[.$C$10])/([.$C$12]*[.$C$12])-SIN(ATAN([.P$2]/[.$E3]))*SIN(ATAN([.P$2]/[.$E3])))-COS(ATAN([.P$2]/[.$E3]))))/36))" office:value-type="float" office:value="0.000172372855008424">
            <text:p>0,0001723729</text:p>
          </table:table-cell>
          <table:table-cell table:formula="of:=(1/(SQRT(2*3.1415926535)*([.$C$12]*(SQRT(([.$C$10]*[.$C$10])/([.$C$12]*[.$C$12])-SIN(ATAN([.Q$2]/[.$E3]))*SIN(ATAN([.Q$2]/[.$E3])))-COS(ATAN([.Q$2]/[.$E3]))))/6)) * EXP( -([.$E3]/COS(ATAN([.Q$2]/[.$E3]))-([.$C$12]*(SQRT(([.$C$10]*[.$C$10])/([.$C$12]*[.$C$12])-SIN(ATAN([.Q$2]/[.$E3]))*SIN(ATAN([.Q$2]/[.$E3])))-COS(ATAN([.Q$2]/[.$E3]))))/2)*([.$E3]/COS(ATAN([.Q$2]/[.$E3]))-([.$C$12]*(SQRT(([.$C$10]*[.$C$10])/([.$C$12]*[.$C$12])-SIN(ATAN([.Q$2]/[.$E3]))*SIN(ATAN([.Q$2]/[.$E3])))-COS(ATAN([.Q$2]/[.$E3]))))/2) /  (2*([.$C$12]*(SQRT(([.$C$10]*[.$C$10])/([.$C$12]*[.$C$12])-SIN(ATAN([.Q$2]/[.$E3]))*SIN(ATAN([.Q$2]/[.$E3])))-COS(ATAN([.Q$2]/[.$E3]))))*([.$C$12]*(SQRT(([.$C$10]*[.$C$10])/([.$C$12]*[.$C$12])-SIN(ATAN([.Q$2]/[.$E3]))*SIN(ATAN([.Q$2]/[.$E3])))-COS(ATAN([.Q$2]/[.$E3]))))/36))" office:value-type="float" office:value="0.000209857326956368">
            <text:p>0,0002098573</text:p>
          </table:table-cell>
          <table:table-cell table:formula="of:=(1/(SQRT(2*3.1415926535)*([.$C$12]*(SQRT(([.$C$10]*[.$C$10])/([.$C$12]*[.$C$12])-SIN(ATAN([.R$2]/[.$E3]))*SIN(ATAN([.R$2]/[.$E3])))-COS(ATAN([.R$2]/[.$E3]))))/6)) * EXP( -([.$E3]/COS(ATAN([.R$2]/[.$E3]))-([.$C$12]*(SQRT(([.$C$10]*[.$C$10])/([.$C$12]*[.$C$12])-SIN(ATAN([.R$2]/[.$E3]))*SIN(ATAN([.R$2]/[.$E3])))-COS(ATAN([.R$2]/[.$E3]))))/2)*([.$E3]/COS(ATAN([.R$2]/[.$E3]))-([.$C$12]*(SQRT(([.$C$10]*[.$C$10])/([.$C$12]*[.$C$12])-SIN(ATAN([.R$2]/[.$E3]))*SIN(ATAN([.R$2]/[.$E3])))-COS(ATAN([.R$2]/[.$E3]))))/2) /  (2*([.$C$12]*(SQRT(([.$C$10]*[.$C$10])/([.$C$12]*[.$C$12])-SIN(ATAN([.R$2]/[.$E3]))*SIN(ATAN([.R$2]/[.$E3])))-COS(ATAN([.R$2]/[.$E3]))))*([.$C$12]*(SQRT(([.$C$10]*[.$C$10])/([.$C$12]*[.$C$12])-SIN(ATAN([.R$2]/[.$E3]))*SIN(ATAN([.R$2]/[.$E3])))-COS(ATAN([.R$2]/[.$E3]))))/36))" office:value-type="float" office:value="0.000252845891606964">
            <text:p>0,0002528459</text:p>
          </table:table-cell>
          <table:table-cell table:formula="of:=(1/(SQRT(2*3.1415926535)*([.$C$12]*(SQRT(([.$C$10]*[.$C$10])/([.$C$12]*[.$C$12])-SIN(ATAN([.S$2]/[.$E3]))*SIN(ATAN([.S$2]/[.$E3])))-COS(ATAN([.S$2]/[.$E3]))))/6)) * EXP( -([.$E3]/COS(ATAN([.S$2]/[.$E3]))-([.$C$12]*(SQRT(([.$C$10]*[.$C$10])/([.$C$12]*[.$C$12])-SIN(ATAN([.S$2]/[.$E3]))*SIN(ATAN([.S$2]/[.$E3])))-COS(ATAN([.S$2]/[.$E3]))))/2)*([.$E3]/COS(ATAN([.S$2]/[.$E3]))-([.$C$12]*(SQRT(([.$C$10]*[.$C$10])/([.$C$12]*[.$C$12])-SIN(ATAN([.S$2]/[.$E3]))*SIN(ATAN([.S$2]/[.$E3])))-COS(ATAN([.S$2]/[.$E3]))))/2) /  (2*([.$C$12]*(SQRT(([.$C$10]*[.$C$10])/([.$C$12]*[.$C$12])-SIN(ATAN([.S$2]/[.$E3]))*SIN(ATAN([.S$2]/[.$E3])))-COS(ATAN([.S$2]/[.$E3]))))*([.$C$12]*(SQRT(([.$C$10]*[.$C$10])/([.$C$12]*[.$C$12])-SIN(ATAN([.S$2]/[.$E3]))*SIN(ATAN([.S$2]/[.$E3])))-COS(ATAN([.S$2]/[.$E3]))))/36))" office:value-type="float" office:value="0.000301483865884536">
            <text:p>0,0003014839</text:p>
          </table:table-cell>
          <table:table-cell table:formula="of:=(1/(SQRT(2*3.1415926535)*([.$C$12]*(SQRT(([.$C$10]*[.$C$10])/([.$C$12]*[.$C$12])-SIN(ATAN([.T$2]/[.$E3]))*SIN(ATAN([.T$2]/[.$E3])))-COS(ATAN([.T$2]/[.$E3]))))/6)) * EXP( -([.$E3]/COS(ATAN([.T$2]/[.$E3]))-([.$C$12]*(SQRT(([.$C$10]*[.$C$10])/([.$C$12]*[.$C$12])-SIN(ATAN([.T$2]/[.$E3]))*SIN(ATAN([.T$2]/[.$E3])))-COS(ATAN([.T$2]/[.$E3]))))/2)*([.$E3]/COS(ATAN([.T$2]/[.$E3]))-([.$C$12]*(SQRT(([.$C$10]*[.$C$10])/([.$C$12]*[.$C$12])-SIN(ATAN([.T$2]/[.$E3]))*SIN(ATAN([.T$2]/[.$E3])))-COS(ATAN([.T$2]/[.$E3]))))/2) /  (2*([.$C$12]*(SQRT(([.$C$10]*[.$C$10])/([.$C$12]*[.$C$12])-SIN(ATAN([.T$2]/[.$E3]))*SIN(ATAN([.T$2]/[.$E3])))-COS(ATAN([.T$2]/[.$E3]))))*([.$C$12]*(SQRT(([.$C$10]*[.$C$10])/([.$C$12]*[.$C$12])-SIN(ATAN([.T$2]/[.$E3]))*SIN(ATAN([.T$2]/[.$E3])))-COS(ATAN([.T$2]/[.$E3]))))/36))" office:value-type="float" office:value="0.000355753017784766">
            <text:p>0,000355753</text:p>
          </table:table-cell>
          <table:table-cell table:formula="of:=(1/(SQRT(2*3.1415926535)*([.$C$12]*(SQRT(([.$C$10]*[.$C$10])/([.$C$12]*[.$C$12])-SIN(ATAN([.U$2]/[.$E3]))*SIN(ATAN([.U$2]/[.$E3])))-COS(ATAN([.U$2]/[.$E3]))))/6)) * EXP( -([.$E3]/COS(ATAN([.U$2]/[.$E3]))-([.$C$12]*(SQRT(([.$C$10]*[.$C$10])/([.$C$12]*[.$C$12])-SIN(ATAN([.U$2]/[.$E3]))*SIN(ATAN([.U$2]/[.$E3])))-COS(ATAN([.U$2]/[.$E3]))))/2)*([.$E3]/COS(ATAN([.U$2]/[.$E3]))-([.$C$12]*(SQRT(([.$C$10]*[.$C$10])/([.$C$12]*[.$C$12])-SIN(ATAN([.U$2]/[.$E3]))*SIN(ATAN([.U$2]/[.$E3])))-COS(ATAN([.U$2]/[.$E3]))))/2) /  (2*([.$C$12]*(SQRT(([.$C$10]*[.$C$10])/([.$C$12]*[.$C$12])-SIN(ATAN([.U$2]/[.$E3]))*SIN(ATAN([.U$2]/[.$E3])))-COS(ATAN([.U$2]/[.$E3]))))*([.$C$12]*(SQRT(([.$C$10]*[.$C$10])/([.$C$12]*[.$C$12])-SIN(ATAN([.U$2]/[.$E3]))*SIN(ATAN([.U$2]/[.$E3])))-COS(ATAN([.U$2]/[.$E3]))))/36))" office:value-type="float" office:value="0.000415441047282658">
            <text:p>0,000415441</text:p>
          </table:table-cell>
          <table:table-cell table:formula="of:=(1/(SQRT(2*3.1415926535)*([.$C$12]*(SQRT(([.$C$10]*[.$C$10])/([.$C$12]*[.$C$12])-SIN(ATAN([.V$2]/[.$E3]))*SIN(ATAN([.V$2]/[.$E3])))-COS(ATAN([.V$2]/[.$E3]))))/6)) * EXP( -([.$E3]/COS(ATAN([.V$2]/[.$E3]))-([.$C$12]*(SQRT(([.$C$10]*[.$C$10])/([.$C$12]*[.$C$12])-SIN(ATAN([.V$2]/[.$E3]))*SIN(ATAN([.V$2]/[.$E3])))-COS(ATAN([.V$2]/[.$E3]))))/2)*([.$E3]/COS(ATAN([.V$2]/[.$E3]))-([.$C$12]*(SQRT(([.$C$10]*[.$C$10])/([.$C$12]*[.$C$12])-SIN(ATAN([.V$2]/[.$E3]))*SIN(ATAN([.V$2]/[.$E3])))-COS(ATAN([.V$2]/[.$E3]))))/2) /  (2*([.$C$12]*(SQRT(([.$C$10]*[.$C$10])/([.$C$12]*[.$C$12])-SIN(ATAN([.V$2]/[.$E3]))*SIN(ATAN([.V$2]/[.$E3])))-COS(ATAN([.V$2]/[.$E3]))))*([.$C$12]*(SQRT(([.$C$10]*[.$C$10])/([.$C$12]*[.$C$12])-SIN(ATAN([.V$2]/[.$E3]))*SIN(ATAN([.V$2]/[.$E3])))-COS(ATAN([.V$2]/[.$E3]))))/36))" office:value-type="float" office:value="0.000480116325592591">
            <text:p>0,0004801163</text:p>
          </table:table-cell>
          <table:table-cell table:formula="of:=(1/(SQRT(2*3.1415926535)*([.$C$12]*(SQRT(([.$C$10]*[.$C$10])/([.$C$12]*[.$C$12])-SIN(ATAN([.W$2]/[.$E3]))*SIN(ATAN([.W$2]/[.$E3])))-COS(ATAN([.W$2]/[.$E3]))))/6)) * EXP( -([.$E3]/COS(ATAN([.W$2]/[.$E3]))-([.$C$12]*(SQRT(([.$C$10]*[.$C$10])/([.$C$12]*[.$C$12])-SIN(ATAN([.W$2]/[.$E3]))*SIN(ATAN([.W$2]/[.$E3])))-COS(ATAN([.W$2]/[.$E3]))))/2)*([.$E3]/COS(ATAN([.W$2]/[.$E3]))-([.$C$12]*(SQRT(([.$C$10]*[.$C$10])/([.$C$12]*[.$C$12])-SIN(ATAN([.W$2]/[.$E3]))*SIN(ATAN([.W$2]/[.$E3])))-COS(ATAN([.W$2]/[.$E3]))))/2) /  (2*([.$C$12]*(SQRT(([.$C$10]*[.$C$10])/([.$C$12]*[.$C$12])-SIN(ATAN([.W$2]/[.$E3]))*SIN(ATAN([.W$2]/[.$E3])))-COS(ATAN([.W$2]/[.$E3]))))*([.$C$12]*(SQRT(([.$C$10]*[.$C$10])/([.$C$12]*[.$C$12])-SIN(ATAN([.W$2]/[.$E3]))*SIN(ATAN([.W$2]/[.$E3])))-COS(ATAN([.W$2]/[.$E3]))))/36))" office:value-type="float" office:value="0.000549110530952252">
            <text:p>0,0005491105</text:p>
          </table:table-cell>
          <table:table-cell table:formula="of:=(1/(SQRT(2*3.1415926535)*([.$C$12]*(SQRT(([.$C$10]*[.$C$10])/([.$C$12]*[.$C$12])-SIN(ATAN([.X$2]/[.$E3]))*SIN(ATAN([.X$2]/[.$E3])))-COS(ATAN([.X$2]/[.$E3]))))/6)) * EXP( -([.$E3]/COS(ATAN([.X$2]/[.$E3]))-([.$C$12]*(SQRT(([.$C$10]*[.$C$10])/([.$C$12]*[.$C$12])-SIN(ATAN([.X$2]/[.$E3]))*SIN(ATAN([.X$2]/[.$E3])))-COS(ATAN([.X$2]/[.$E3]))))/2)*([.$E3]/COS(ATAN([.X$2]/[.$E3]))-([.$C$12]*(SQRT(([.$C$10]*[.$C$10])/([.$C$12]*[.$C$12])-SIN(ATAN([.X$2]/[.$E3]))*SIN(ATAN([.X$2]/[.$E3])))-COS(ATAN([.X$2]/[.$E3]))))/2) /  (2*([.$C$12]*(SQRT(([.$C$10]*[.$C$10])/([.$C$12]*[.$C$12])-SIN(ATAN([.X$2]/[.$E3]))*SIN(ATAN([.X$2]/[.$E3])))-COS(ATAN([.X$2]/[.$E3]))))*([.$C$12]*(SQRT(([.$C$10]*[.$C$10])/([.$C$12]*[.$C$12])-SIN(ATAN([.X$2]/[.$E3]))*SIN(ATAN([.X$2]/[.$E3])))-COS(ATAN([.X$2]/[.$E3]))))/36))" office:value-type="float" office:value="0.000621511658705448">
            <text:p>0,0006215117</text:p>
          </table:table-cell>
          <table:table-cell table:formula="of:=(1/(SQRT(2*3.1415926535)*([.$C$12]*(SQRT(([.$C$10]*[.$C$10])/([.$C$12]*[.$C$12])-SIN(ATAN([.Y$2]/[.$E3]))*SIN(ATAN([.Y$2]/[.$E3])))-COS(ATAN([.Y$2]/[.$E3]))))/6)) * EXP( -([.$E3]/COS(ATAN([.Y$2]/[.$E3]))-([.$C$12]*(SQRT(([.$C$10]*[.$C$10])/([.$C$12]*[.$C$12])-SIN(ATAN([.Y$2]/[.$E3]))*SIN(ATAN([.Y$2]/[.$E3])))-COS(ATAN([.Y$2]/[.$E3]))))/2)*([.$E3]/COS(ATAN([.Y$2]/[.$E3]))-([.$C$12]*(SQRT(([.$C$10]*[.$C$10])/([.$C$12]*[.$C$12])-SIN(ATAN([.Y$2]/[.$E3]))*SIN(ATAN([.Y$2]/[.$E3])))-COS(ATAN([.Y$2]/[.$E3]))))/2) /  (2*([.$C$12]*(SQRT(([.$C$10]*[.$C$10])/([.$C$12]*[.$C$12])-SIN(ATAN([.Y$2]/[.$E3]))*SIN(ATAN([.Y$2]/[.$E3])))-COS(ATAN([.Y$2]/[.$E3]))))*([.$C$12]*(SQRT(([.$C$10]*[.$C$10])/([.$C$12]*[.$C$12])-SIN(ATAN([.Y$2]/[.$E3]))*SIN(ATAN([.Y$2]/[.$E3])))-COS(ATAN([.Y$2]/[.$E3]))))/36))" office:value-type="float" office:value="0.000696169476361548">
            <text:p>0,0006961695</text:p>
          </table:table-cell>
          <table:table-cell table:formula="of:=(1/(SQRT(2*3.1415926535)*([.$C$12]*(SQRT(([.$C$10]*[.$C$10])/([.$C$12]*[.$C$12])-SIN(ATAN([.Z$2]/[.$E3]))*SIN(ATAN([.Z$2]/[.$E3])))-COS(ATAN([.Z$2]/[.$E3]))))/6)) * EXP( -([.$E3]/COS(ATAN([.Z$2]/[.$E3]))-([.$C$12]*(SQRT(([.$C$10]*[.$C$10])/([.$C$12]*[.$C$12])-SIN(ATAN([.Z$2]/[.$E3]))*SIN(ATAN([.Z$2]/[.$E3])))-COS(ATAN([.Z$2]/[.$E3]))))/2)*([.$E3]/COS(ATAN([.Z$2]/[.$E3]))-([.$C$12]*(SQRT(([.$C$10]*[.$C$10])/([.$C$12]*[.$C$12])-SIN(ATAN([.Z$2]/[.$E3]))*SIN(ATAN([.Z$2]/[.$E3])))-COS(ATAN([.Z$2]/[.$E3]))))/2) /  (2*([.$C$12]*(SQRT(([.$C$10]*[.$C$10])/([.$C$12]*[.$C$12])-SIN(ATAN([.Z$2]/[.$E3]))*SIN(ATAN([.Z$2]/[.$E3])))-COS(ATAN([.Z$2]/[.$E3]))))*([.$C$12]*(SQRT(([.$C$10]*[.$C$10])/([.$C$12]*[.$C$12])-SIN(ATAN([.Z$2]/[.$E3]))*SIN(ATAN([.Z$2]/[.$E3])))-COS(ATAN([.Z$2]/[.$E3]))))/36))" office:value-type="float" office:value="0.000771714841422916">
            <text:p>0,0007717148</text:p>
          </table:table-cell>
          <table:table-cell table:formula="of:=(1/(SQRT(2*3.1415926535)*([.$C$12]*(SQRT(([.$C$10]*[.$C$10])/([.$C$12]*[.$C$12])-SIN(ATAN([.AA$2]/[.$E3]))*SIN(ATAN([.AA$2]/[.$E3])))-COS(ATAN([.AA$2]/[.$E3]))))/6)) * EXP( -([.$E3]/COS(ATAN([.AA$2]/[.$E3]))-([.$C$12]*(SQRT(([.$C$10]*[.$C$10])/([.$C$12]*[.$C$12])-SIN(ATAN([.AA$2]/[.$E3]))*SIN(ATAN([.AA$2]/[.$E3])))-COS(ATAN([.AA$2]/[.$E3]))))/2)*([.$E3]/COS(ATAN([.AA$2]/[.$E3]))-([.$C$12]*(SQRT(([.$C$10]*[.$C$10])/([.$C$12]*[.$C$12])-SIN(ATAN([.AA$2]/[.$E3]))*SIN(ATAN([.AA$2]/[.$E3])))-COS(ATAN([.AA$2]/[.$E3]))))/2) /  (2*([.$C$12]*(SQRT(([.$C$10]*[.$C$10])/([.$C$12]*[.$C$12])-SIN(ATAN([.AA$2]/[.$E3]))*SIN(ATAN([.AA$2]/[.$E3])))-COS(ATAN([.AA$2]/[.$E3]))))*([.$C$12]*(SQRT(([.$C$10]*[.$C$10])/([.$C$12]*[.$C$12])-SIN(ATAN([.AA$2]/[.$E3]))*SIN(ATAN([.AA$2]/[.$E3])))-COS(ATAN([.AA$2]/[.$E3]))))/36))" office:value-type="float" office:value="0.00084659342921636">
            <text:p>0,0008465934</text:p>
          </table:table-cell>
          <table:table-cell table:formula="of:=(1/(SQRT(2*3.1415926535)*([.$C$12]*(SQRT(([.$C$10]*[.$C$10])/([.$C$12]*[.$C$12])-SIN(ATAN([.AB$2]/[.$E3]))*SIN(ATAN([.AB$2]/[.$E3])))-COS(ATAN([.AB$2]/[.$E3]))))/6)) * EXP( -([.$E3]/COS(ATAN([.AB$2]/[.$E3]))-([.$C$12]*(SQRT(([.$C$10]*[.$C$10])/([.$C$12]*[.$C$12])-SIN(ATAN([.AB$2]/[.$E3]))*SIN(ATAN([.AB$2]/[.$E3])))-COS(ATAN([.AB$2]/[.$E3]))))/2)*([.$E3]/COS(ATAN([.AB$2]/[.$E3]))-([.$C$12]*(SQRT(([.$C$10]*[.$C$10])/([.$C$12]*[.$C$12])-SIN(ATAN([.AB$2]/[.$E3]))*SIN(ATAN([.AB$2]/[.$E3])))-COS(ATAN([.AB$2]/[.$E3]))))/2) /  (2*([.$C$12]*(SQRT(([.$C$10]*[.$C$10])/([.$C$12]*[.$C$12])-SIN(ATAN([.AB$2]/[.$E3]))*SIN(ATAN([.AB$2]/[.$E3])))-COS(ATAN([.AB$2]/[.$E3]))))*([.$C$12]*(SQRT(([.$C$10]*[.$C$10])/([.$C$12]*[.$C$12])-SIN(ATAN([.AB$2]/[.$E3]))*SIN(ATAN([.AB$2]/[.$E3])))-COS(ATAN([.AB$2]/[.$E3]))))/36))" office:value-type="float" office:value="0.000919113385622005">
            <text:p>0,0009191134</text:p>
          </table:table-cell>
          <table:table-cell table:formula="of:=(1/(SQRT(2*3.1415926535)*([.$C$12]*(SQRT(([.$C$10]*[.$C$10])/([.$C$12]*[.$C$12])-SIN(ATAN([.AC$2]/[.$E3]))*SIN(ATAN([.AC$2]/[.$E3])))-COS(ATAN([.AC$2]/[.$E3]))))/6)) * EXP( -([.$E3]/COS(ATAN([.AC$2]/[.$E3]))-([.$C$12]*(SQRT(([.$C$10]*[.$C$10])/([.$C$12]*[.$C$12])-SIN(ATAN([.AC$2]/[.$E3]))*SIN(ATAN([.AC$2]/[.$E3])))-COS(ATAN([.AC$2]/[.$E3]))))/2)*([.$E3]/COS(ATAN([.AC$2]/[.$E3]))-([.$C$12]*(SQRT(([.$C$10]*[.$C$10])/([.$C$12]*[.$C$12])-SIN(ATAN([.AC$2]/[.$E3]))*SIN(ATAN([.AC$2]/[.$E3])))-COS(ATAN([.AC$2]/[.$E3]))))/2) /  (2*([.$C$12]*(SQRT(([.$C$10]*[.$C$10])/([.$C$12]*[.$C$12])-SIN(ATAN([.AC$2]/[.$E3]))*SIN(ATAN([.AC$2]/[.$E3])))-COS(ATAN([.AC$2]/[.$E3]))))*([.$C$12]*(SQRT(([.$C$10]*[.$C$10])/([.$C$12]*[.$C$12])-SIN(ATAN([.AC$2]/[.$E3]))*SIN(ATAN([.AC$2]/[.$E3])))-COS(ATAN([.AC$2]/[.$E3]))))/36))" office:value-type="float" office:value="0.000987505306398893">
            <text:p>0,0009875053</text:p>
          </table:table-cell>
          <table:table-cell table:formula="of:=(1/(SQRT(2*3.1415926535)*([.$C$12]*(SQRT(([.$C$10]*[.$C$10])/([.$C$12]*[.$C$12])-SIN(ATAN([.AD$2]/[.$E3]))*SIN(ATAN([.AD$2]/[.$E3])))-COS(ATAN([.AD$2]/[.$E3]))))/6)) * EXP( -([.$E3]/COS(ATAN([.AD$2]/[.$E3]))-([.$C$12]*(SQRT(([.$C$10]*[.$C$10])/([.$C$12]*[.$C$12])-SIN(ATAN([.AD$2]/[.$E3]))*SIN(ATAN([.AD$2]/[.$E3])))-COS(ATAN([.AD$2]/[.$E3]))))/2)*([.$E3]/COS(ATAN([.AD$2]/[.$E3]))-([.$C$12]*(SQRT(([.$C$10]*[.$C$10])/([.$C$12]*[.$C$12])-SIN(ATAN([.AD$2]/[.$E3]))*SIN(ATAN([.AD$2]/[.$E3])))-COS(ATAN([.AD$2]/[.$E3]))))/2) /  (2*([.$C$12]*(SQRT(([.$C$10]*[.$C$10])/([.$C$12]*[.$C$12])-SIN(ATAN([.AD$2]/[.$E3]))*SIN(ATAN([.AD$2]/[.$E3])))-COS(ATAN([.AD$2]/[.$E3]))))*([.$C$12]*(SQRT(([.$C$10]*[.$C$10])/([.$C$12]*[.$C$12])-SIN(ATAN([.AD$2]/[.$E3]))*SIN(ATAN([.AD$2]/[.$E3])))-COS(ATAN([.AD$2]/[.$E3]))))/36))" office:value-type="float" office:value="0.0010499918497129">
            <text:p>0,0010499918</text:p>
          </table:table-cell>
          <table:table-cell table:formula="of:=(1/(SQRT(2*3.1415926535)*([.$C$12]*(SQRT(([.$C$10]*[.$C$10])/([.$C$12]*[.$C$12])-SIN(ATAN([.AE$2]/[.$E3]))*SIN(ATAN([.AE$2]/[.$E3])))-COS(ATAN([.AE$2]/[.$E3]))))/6)) * EXP( -([.$E3]/COS(ATAN([.AE$2]/[.$E3]))-([.$C$12]*(SQRT(([.$C$10]*[.$C$10])/([.$C$12]*[.$C$12])-SIN(ATAN([.AE$2]/[.$E3]))*SIN(ATAN([.AE$2]/[.$E3])))-COS(ATAN([.AE$2]/[.$E3]))))/2)*([.$E3]/COS(ATAN([.AE$2]/[.$E3]))-([.$C$12]*(SQRT(([.$C$10]*[.$C$10])/([.$C$12]*[.$C$12])-SIN(ATAN([.AE$2]/[.$E3]))*SIN(ATAN([.AE$2]/[.$E3])))-COS(ATAN([.AE$2]/[.$E3]))))/2) /  (2*([.$C$12]*(SQRT(([.$C$10]*[.$C$10])/([.$C$12]*[.$C$12])-SIN(ATAN([.AE$2]/[.$E3]))*SIN(ATAN([.AE$2]/[.$E3])))-COS(ATAN([.AE$2]/[.$E3]))))*([.$C$12]*(SQRT(([.$C$10]*[.$C$10])/([.$C$12]*[.$C$12])-SIN(ATAN([.AE$2]/[.$E3]))*SIN(ATAN([.AE$2]/[.$E3])))-COS(ATAN([.AE$2]/[.$E3]))))/36))" office:value-type="float" office:value="0.00110486331980339">
            <text:p>0,0011048633</text:p>
          </table:table-cell>
          <table:table-cell table:formula="of:=(1/(SQRT(2*3.1415926535)*([.$C$12]*(SQRT(([.$C$10]*[.$C$10])/([.$C$12]*[.$C$12])-SIN(ATAN([.AF$2]/[.$E3]))*SIN(ATAN([.AF$2]/[.$E3])))-COS(ATAN([.AF$2]/[.$E3]))))/6)) * EXP( -([.$E3]/COS(ATAN([.AF$2]/[.$E3]))-([.$C$12]*(SQRT(([.$C$10]*[.$C$10])/([.$C$12]*[.$C$12])-SIN(ATAN([.AF$2]/[.$E3]))*SIN(ATAN([.AF$2]/[.$E3])))-COS(ATAN([.AF$2]/[.$E3]))))/2)*([.$E3]/COS(ATAN([.AF$2]/[.$E3]))-([.$C$12]*(SQRT(([.$C$10]*[.$C$10])/([.$C$12]*[.$C$12])-SIN(ATAN([.AF$2]/[.$E3]))*SIN(ATAN([.AF$2]/[.$E3])))-COS(ATAN([.AF$2]/[.$E3]))))/2) /  (2*([.$C$12]*(SQRT(([.$C$10]*[.$C$10])/([.$C$12]*[.$C$12])-SIN(ATAN([.AF$2]/[.$E3]))*SIN(ATAN([.AF$2]/[.$E3])))-COS(ATAN([.AF$2]/[.$E3]))))*([.$C$12]*(SQRT(([.$C$10]*[.$C$10])/([.$C$12]*[.$C$12])-SIN(ATAN([.AF$2]/[.$E3]))*SIN(ATAN([.AF$2]/[.$E3])))-COS(ATAN([.AF$2]/[.$E3]))))/36))" office:value-type="float" office:value="0.00115055482172411">
            <text:p>0,0011505548</text:p>
          </table:table-cell>
          <table:table-cell table:formula="of:=(1/(SQRT(2*3.1415926535)*([.$C$12]*(SQRT(([.$C$10]*[.$C$10])/([.$C$12]*[.$C$12])-SIN(ATAN([.AG$2]/[.$E3]))*SIN(ATAN([.AG$2]/[.$E3])))-COS(ATAN([.AG$2]/[.$E3]))))/6)) * EXP( -([.$E3]/COS(ATAN([.AG$2]/[.$E3]))-([.$C$12]*(SQRT(([.$C$10]*[.$C$10])/([.$C$12]*[.$C$12])-SIN(ATAN([.AG$2]/[.$E3]))*SIN(ATAN([.AG$2]/[.$E3])))-COS(ATAN([.AG$2]/[.$E3]))))/2)*([.$E3]/COS(ATAN([.AG$2]/[.$E3]))-([.$C$12]*(SQRT(([.$C$10]*[.$C$10])/([.$C$12]*[.$C$12])-SIN(ATAN([.AG$2]/[.$E3]))*SIN(ATAN([.AG$2]/[.$E3])))-COS(ATAN([.AG$2]/[.$E3]))))/2) /  (2*([.$C$12]*(SQRT(([.$C$10]*[.$C$10])/([.$C$12]*[.$C$12])-SIN(ATAN([.AG$2]/[.$E3]))*SIN(ATAN([.AG$2]/[.$E3])))-COS(ATAN([.AG$2]/[.$E3]))))*([.$C$12]*(SQRT(([.$C$10]*[.$C$10])/([.$C$12]*[.$C$12])-SIN(ATAN([.AG$2]/[.$E3]))*SIN(ATAN([.AG$2]/[.$E3])))-COS(ATAN([.AG$2]/[.$E3]))))/36))" office:value-type="float" office:value="0.00118572016934675">
            <text:p>0,0011857202</text:p>
          </table:table-cell>
          <table:table-cell table:formula="of:=(1/(SQRT(2*3.1415926535)*([.$C$12]*(SQRT(([.$C$10]*[.$C$10])/([.$C$12]*[.$C$12])-SIN(ATAN([.AH$2]/[.$E3]))*SIN(ATAN([.AH$2]/[.$E3])))-COS(ATAN([.AH$2]/[.$E3]))))/6)) * EXP( -([.$E3]/COS(ATAN([.AH$2]/[.$E3]))-([.$C$12]*(SQRT(([.$C$10]*[.$C$10])/([.$C$12]*[.$C$12])-SIN(ATAN([.AH$2]/[.$E3]))*SIN(ATAN([.AH$2]/[.$E3])))-COS(ATAN([.AH$2]/[.$E3]))))/2)*([.$E3]/COS(ATAN([.AH$2]/[.$E3]))-([.$C$12]*(SQRT(([.$C$10]*[.$C$10])/([.$C$12]*[.$C$12])-SIN(ATAN([.AH$2]/[.$E3]))*SIN(ATAN([.AH$2]/[.$E3])))-COS(ATAN([.AH$2]/[.$E3]))))/2) /  (2*([.$C$12]*(SQRT(([.$C$10]*[.$C$10])/([.$C$12]*[.$C$12])-SIN(ATAN([.AH$2]/[.$E3]))*SIN(ATAN([.AH$2]/[.$E3])))-COS(ATAN([.AH$2]/[.$E3]))))*([.$C$12]*(SQRT(([.$C$10]*[.$C$10])/([.$C$12]*[.$C$12])-SIN(ATAN([.AH$2]/[.$E3]))*SIN(ATAN([.AH$2]/[.$E3])))-COS(ATAN([.AH$2]/[.$E3]))))/36))" office:value-type="float" office:value="0.0012092976925652">
            <text:p>0,0012092977</text:p>
          </table:table-cell>
          <table:table-cell table:formula="of:=(1/(SQRT(2*3.1415926535)*([.$C$12]*(SQRT(([.$C$10]*[.$C$10])/([.$C$12]*[.$C$12])-SIN(ATAN([.AI$2]/[.$E3]))*SIN(ATAN([.AI$2]/[.$E3])))-COS(ATAN([.AI$2]/[.$E3]))))/6)) * EXP( -([.$E3]/COS(ATAN([.AI$2]/[.$E3]))-([.$C$12]*(SQRT(([.$C$10]*[.$C$10])/([.$C$12]*[.$C$12])-SIN(ATAN([.AI$2]/[.$E3]))*SIN(ATAN([.AI$2]/[.$E3])))-COS(ATAN([.AI$2]/[.$E3]))))/2)*([.$E3]/COS(ATAN([.AI$2]/[.$E3]))-([.$C$12]*(SQRT(([.$C$10]*[.$C$10])/([.$C$12]*[.$C$12])-SIN(ATAN([.AI$2]/[.$E3]))*SIN(ATAN([.AI$2]/[.$E3])))-COS(ATAN([.AI$2]/[.$E3]))))/2) /  (2*([.$C$12]*(SQRT(([.$C$10]*[.$C$10])/([.$C$12]*[.$C$12])-SIN(ATAN([.AI$2]/[.$E3]))*SIN(ATAN([.AI$2]/[.$E3])))-COS(ATAN([.AI$2]/[.$E3]))))*([.$C$12]*(SQRT(([.$C$10]*[.$C$10])/([.$C$12]*[.$C$12])-SIN(ATAN([.AI$2]/[.$E3]))*SIN(ATAN([.AI$2]/[.$E3])))-COS(ATAN([.AI$2]/[.$E3]))))/36))" office:value-type="float" office:value="0.00122056346043452">
            <text:p>0,0012205635</text:p>
          </table:table-cell>
          <table:table-cell table:formula="of:=(1/(SQRT(2*3.1415926535)*([.$C$12]*(SQRT(([.$C$10]*[.$C$10])/([.$C$12]*[.$C$12])-SIN(ATAN([.AJ$2]/[.$E3]))*SIN(ATAN([.AJ$2]/[.$E3])))-COS(ATAN([.AJ$2]/[.$E3]))))/6)) * EXP( -([.$E3]/COS(ATAN([.AJ$2]/[.$E3]))-([.$C$12]*(SQRT(([.$C$10]*[.$C$10])/([.$C$12]*[.$C$12])-SIN(ATAN([.AJ$2]/[.$E3]))*SIN(ATAN([.AJ$2]/[.$E3])))-COS(ATAN([.AJ$2]/[.$E3]))))/2)*([.$E3]/COS(ATAN([.AJ$2]/[.$E3]))-([.$C$12]*(SQRT(([.$C$10]*[.$C$10])/([.$C$12]*[.$C$12])-SIN(ATAN([.AJ$2]/[.$E3]))*SIN(ATAN([.AJ$2]/[.$E3])))-COS(ATAN([.AJ$2]/[.$E3]))))/2) /  (2*([.$C$12]*(SQRT(([.$C$10]*[.$C$10])/([.$C$12]*[.$C$12])-SIN(ATAN([.AJ$2]/[.$E3]))*SIN(ATAN([.AJ$2]/[.$E3])))-COS(ATAN([.AJ$2]/[.$E3]))))*([.$C$12]*(SQRT(([.$C$10]*[.$C$10])/([.$C$12]*[.$C$12])-SIN(ATAN([.AJ$2]/[.$E3]))*SIN(ATAN([.AJ$2]/[.$E3])))-COS(ATAN([.AJ$2]/[.$E3]))))/36))" office:value-type="float" office:value="0.00121916819869012">
            <text:p>0,0012191682</text:p>
          </table:table-cell>
          <table:table-cell table:number-columns-repeated="988"/>
        </table:table-row>
        <table:table-row table:style-name="ro1">
          <table:table-cell table:number-columns-repeated="2"/>
          <table:table-cell>
            <draw:frame table:end-cell-address="Feuil3_2.C4" table:end-x="0.2cm" table:end-y="0.483cm" draw:z-index="0" draw:style-name="gr2" draw:text-style-name="P1" svg:width="0.2cm" svg:height="0.483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1" table:formula="of:=[.E3]+[.C$7]" office:value-type="float" office:value="33.4333333333333">
            <text:p>33,4333333333</text:p>
          </table:table-cell>
          <table:table-cell table:formula="of:=(1/(SQRT(2*3.1415926535)*([.$C$12]*(SQRT(([.$C$10]*[.$C$10])/([.$C$12]*[.$C$12])-SIN(ATAN([.F$2]/[.$E4]))*SIN(ATAN([.F$2]/[.$E4])))-COS(ATAN([.F$2]/[.$E4]))))/6)) * EXP( -([.$E4]/COS(ATAN([.F$2]/[.$E4]))-([.$C$12]*(SQRT(([.$C$10]*[.$C$10])/([.$C$12]*[.$C$12])-SIN(ATAN([.F$2]/[.$E4]))*SIN(ATAN([.F$2]/[.$E4])))-COS(ATAN([.F$2]/[.$E4]))))/2)*([.$E4]/COS(ATAN([.F$2]/[.$E4]))-([.$C$12]*(SQRT(([.$C$10]*[.$C$10])/([.$C$12]*[.$C$12])-SIN(ATAN([.F$2]/[.$E4]))*SIN(ATAN([.F$2]/[.$E4])))-COS(ATAN([.F$2]/[.$E4]))))/2) /  (2*([.$C$12]*(SQRT(([.$C$10]*[.$C$10])/([.$C$12]*[.$C$12])-SIN(ATAN([.F$2]/[.$E4]))*SIN(ATAN([.F$2]/[.$E4])))-COS(ATAN([.F$2]/[.$E4]))))*([.$C$12]*(SQRT(([.$C$10]*[.$C$10])/([.$C$12]*[.$C$12])-SIN(ATAN([.F$2]/[.$E4]))*SIN(ATAN([.F$2]/[.$E4])))-COS(ATAN([.F$2]/[.$E4]))))/36))" office:value-type="float" office:value="0.0000240188403159905">
            <text:p>2,40188403159905E-005</text:p>
          </table:table-cell>
          <table:table-cell table:formula="of:=(1/(SQRT(2*3.1415926535)*([.$C$12]*(SQRT(([.$C$10]*[.$C$10])/([.$C$12]*[.$C$12])-SIN(ATAN([.G$2]/[.$E4]))*SIN(ATAN([.G$2]/[.$E4])))-COS(ATAN([.G$2]/[.$E4]))))/6)) * EXP( -([.$E4]/COS(ATAN([.G$2]/[.$E4]))-([.$C$12]*(SQRT(([.$C$10]*[.$C$10])/([.$C$12]*[.$C$12])-SIN(ATAN([.G$2]/[.$E4]))*SIN(ATAN([.G$2]/[.$E4])))-COS(ATAN([.G$2]/[.$E4]))))/2)*([.$E4]/COS(ATAN([.G$2]/[.$E4]))-([.$C$12]*(SQRT(([.$C$10]*[.$C$10])/([.$C$12]*[.$C$12])-SIN(ATAN([.G$2]/[.$E4]))*SIN(ATAN([.G$2]/[.$E4])))-COS(ATAN([.G$2]/[.$E4]))))/2) /  (2*([.$C$12]*(SQRT(([.$C$10]*[.$C$10])/([.$C$12]*[.$C$12])-SIN(ATAN([.G$2]/[.$E4]))*SIN(ATAN([.G$2]/[.$E4])))-COS(ATAN([.G$2]/[.$E4]))))*([.$C$12]*(SQRT(([.$C$10]*[.$C$10])/([.$C$12]*[.$C$12])-SIN(ATAN([.G$2]/[.$E4]))*SIN(ATAN([.G$2]/[.$E4])))-COS(ATAN([.G$2]/[.$E4]))))/36))" office:value-type="float" office:value="0.0000255135254340009">
            <text:p>2,55135254340009E-005</text:p>
          </table:table-cell>
          <table:table-cell table:formula="of:=(1/(SQRT(2*3.1415926535)*([.$C$12]*(SQRT(([.$C$10]*[.$C$10])/([.$C$12]*[.$C$12])-SIN(ATAN([.H$2]/[.$E4]))*SIN(ATAN([.H$2]/[.$E4])))-COS(ATAN([.H$2]/[.$E4]))))/6)) * EXP( -([.$E4]/COS(ATAN([.H$2]/[.$E4]))-([.$C$12]*(SQRT(([.$C$10]*[.$C$10])/([.$C$12]*[.$C$12])-SIN(ATAN([.H$2]/[.$E4]))*SIN(ATAN([.H$2]/[.$E4])))-COS(ATAN([.H$2]/[.$E4]))))/2)*([.$E4]/COS(ATAN([.H$2]/[.$E4]))-([.$C$12]*(SQRT(([.$C$10]*[.$C$10])/([.$C$12]*[.$C$12])-SIN(ATAN([.H$2]/[.$E4]))*SIN(ATAN([.H$2]/[.$E4])))-COS(ATAN([.H$2]/[.$E4]))))/2) /  (2*([.$C$12]*(SQRT(([.$C$10]*[.$C$10])/([.$C$12]*[.$C$12])-SIN(ATAN([.H$2]/[.$E4]))*SIN(ATAN([.H$2]/[.$E4])))-COS(ATAN([.H$2]/[.$E4]))))*([.$C$12]*(SQRT(([.$C$10]*[.$C$10])/([.$C$12]*[.$C$12])-SIN(ATAN([.H$2]/[.$E4]))*SIN(ATAN([.H$2]/[.$E4])))-COS(ATAN([.H$2]/[.$E4]))))/36))" office:value-type="float" office:value="0.0000305441198323696">
            <text:p>3,05441198323696E-005</text:p>
          </table:table-cell>
          <table:table-cell table:formula="of:=(1/(SQRT(2*3.1415926535)*([.$C$12]*(SQRT(([.$C$10]*[.$C$10])/([.$C$12]*[.$C$12])-SIN(ATAN([.I$2]/[.$E4]))*SIN(ATAN([.I$2]/[.$E4])))-COS(ATAN([.I$2]/[.$E4]))))/6)) * EXP( -([.$E4]/COS(ATAN([.I$2]/[.$E4]))-([.$C$12]*(SQRT(([.$C$10]*[.$C$10])/([.$C$12]*[.$C$12])-SIN(ATAN([.I$2]/[.$E4]))*SIN(ATAN([.I$2]/[.$E4])))-COS(ATAN([.I$2]/[.$E4]))))/2)*([.$E4]/COS(ATAN([.I$2]/[.$E4]))-([.$C$12]*(SQRT(([.$C$10]*[.$C$10])/([.$C$12]*[.$C$12])-SIN(ATAN([.I$2]/[.$E4]))*SIN(ATAN([.I$2]/[.$E4])))-COS(ATAN([.I$2]/[.$E4]))))/2) /  (2*([.$C$12]*(SQRT(([.$C$10]*[.$C$10])/([.$C$12]*[.$C$12])-SIN(ATAN([.I$2]/[.$E4]))*SIN(ATAN([.I$2]/[.$E4])))-COS(ATAN([.I$2]/[.$E4]))))*([.$C$12]*(SQRT(([.$C$10]*[.$C$10])/([.$C$12]*[.$C$12])-SIN(ATAN([.I$2]/[.$E4]))*SIN(ATAN([.I$2]/[.$E4])))-COS(ATAN([.I$2]/[.$E4]))))/36))" office:value-type="float" office:value="0.000038365921565637">
            <text:p>3,8365921565637E-005</text:p>
          </table:table-cell>
          <table:table-cell table:formula="of:=(1/(SQRT(2*3.1415926535)*([.$C$12]*(SQRT(([.$C$10]*[.$C$10])/([.$C$12]*[.$C$12])-SIN(ATAN([.J$2]/[.$E4]))*SIN(ATAN([.J$2]/[.$E4])))-COS(ATAN([.J$2]/[.$E4]))))/6)) * EXP( -([.$E4]/COS(ATAN([.J$2]/[.$E4]))-([.$C$12]*(SQRT(([.$C$10]*[.$C$10])/([.$C$12]*[.$C$12])-SIN(ATAN([.J$2]/[.$E4]))*SIN(ATAN([.J$2]/[.$E4])))-COS(ATAN([.J$2]/[.$E4]))))/2)*([.$E4]/COS(ATAN([.J$2]/[.$E4]))-([.$C$12]*(SQRT(([.$C$10]*[.$C$10])/([.$C$12]*[.$C$12])-SIN(ATAN([.J$2]/[.$E4]))*SIN(ATAN([.J$2]/[.$E4])))-COS(ATAN([.J$2]/[.$E4]))))/2) /  (2*([.$C$12]*(SQRT(([.$C$10]*[.$C$10])/([.$C$12]*[.$C$12])-SIN(ATAN([.J$2]/[.$E4]))*SIN(ATAN([.J$2]/[.$E4])))-COS(ATAN([.J$2]/[.$E4]))))*([.$C$12]*(SQRT(([.$C$10]*[.$C$10])/([.$C$12]*[.$C$12])-SIN(ATAN([.J$2]/[.$E4]))*SIN(ATAN([.J$2]/[.$E4])))-COS(ATAN([.J$2]/[.$E4]))))/36))" office:value-type="float" office:value="0.0000487779877361011">
            <text:p>0,000048778</text:p>
          </table:table-cell>
          <table:table-cell table:formula="of:=(1/(SQRT(2*3.1415926535)*([.$C$12]*(SQRT(([.$C$10]*[.$C$10])/([.$C$12]*[.$C$12])-SIN(ATAN([.K$2]/[.$E4]))*SIN(ATAN([.K$2]/[.$E4])))-COS(ATAN([.K$2]/[.$E4]))))/6)) * EXP( -([.$E4]/COS(ATAN([.K$2]/[.$E4]))-([.$C$12]*(SQRT(([.$C$10]*[.$C$10])/([.$C$12]*[.$C$12])-SIN(ATAN([.K$2]/[.$E4]))*SIN(ATAN([.K$2]/[.$E4])))-COS(ATAN([.K$2]/[.$E4]))))/2)*([.$E4]/COS(ATAN([.K$2]/[.$E4]))-([.$C$12]*(SQRT(([.$C$10]*[.$C$10])/([.$C$12]*[.$C$12])-SIN(ATAN([.K$2]/[.$E4]))*SIN(ATAN([.K$2]/[.$E4])))-COS(ATAN([.K$2]/[.$E4]))))/2) /  (2*([.$C$12]*(SQRT(([.$C$10]*[.$C$10])/([.$C$12]*[.$C$12])-SIN(ATAN([.K$2]/[.$E4]))*SIN(ATAN([.K$2]/[.$E4])))-COS(ATAN([.K$2]/[.$E4]))))*([.$C$12]*(SQRT(([.$C$10]*[.$C$10])/([.$C$12]*[.$C$12])-SIN(ATAN([.K$2]/[.$E4]))*SIN(ATAN([.K$2]/[.$E4])))-COS(ATAN([.K$2]/[.$E4]))))/36))" office:value-type="float" office:value="0.0000620100878393308">
            <text:p>6,20100878393308E-005</text:p>
          </table:table-cell>
          <table:table-cell table:formula="of:=(1/(SQRT(2*3.1415926535)*([.$C$12]*(SQRT(([.$C$10]*[.$C$10])/([.$C$12]*[.$C$12])-SIN(ATAN([.L$2]/[.$E4]))*SIN(ATAN([.L$2]/[.$E4])))-COS(ATAN([.L$2]/[.$E4]))))/6)) * EXP( -([.$E4]/COS(ATAN([.L$2]/[.$E4]))-([.$C$12]*(SQRT(([.$C$10]*[.$C$10])/([.$C$12]*[.$C$12])-SIN(ATAN([.L$2]/[.$E4]))*SIN(ATAN([.L$2]/[.$E4])))-COS(ATAN([.L$2]/[.$E4]))))/2)*([.$E4]/COS(ATAN([.L$2]/[.$E4]))-([.$C$12]*(SQRT(([.$C$10]*[.$C$10])/([.$C$12]*[.$C$12])-SIN(ATAN([.L$2]/[.$E4]))*SIN(ATAN([.L$2]/[.$E4])))-COS(ATAN([.L$2]/[.$E4]))))/2) /  (2*([.$C$12]*(SQRT(([.$C$10]*[.$C$10])/([.$C$12]*[.$C$12])-SIN(ATAN([.L$2]/[.$E4]))*SIN(ATAN([.L$2]/[.$E4])))-COS(ATAN([.L$2]/[.$E4]))))*([.$C$12]*(SQRT(([.$C$10]*[.$C$10])/([.$C$12]*[.$C$12])-SIN(ATAN([.L$2]/[.$E4]))*SIN(ATAN([.L$2]/[.$E4])))-COS(ATAN([.L$2]/[.$E4]))))/36))" office:value-type="float" office:value="0.000078443520205866">
            <text:p>7,8443520205866E-005</text:p>
          </table:table-cell>
          <table:table-cell table:formula="of:=(1/(SQRT(2*3.1415926535)*([.$C$12]*(SQRT(([.$C$10]*[.$C$10])/([.$C$12]*[.$C$12])-SIN(ATAN([.M$2]/[.$E4]))*SIN(ATAN([.M$2]/[.$E4])))-COS(ATAN([.M$2]/[.$E4]))))/6)) * EXP( -([.$E4]/COS(ATAN([.M$2]/[.$E4]))-([.$C$12]*(SQRT(([.$C$10]*[.$C$10])/([.$C$12]*[.$C$12])-SIN(ATAN([.M$2]/[.$E4]))*SIN(ATAN([.M$2]/[.$E4])))-COS(ATAN([.M$2]/[.$E4]))))/2)*([.$E4]/COS(ATAN([.M$2]/[.$E4]))-([.$C$12]*(SQRT(([.$C$10]*[.$C$10])/([.$C$12]*[.$C$12])-SIN(ATAN([.M$2]/[.$E4]))*SIN(ATAN([.M$2]/[.$E4])))-COS(ATAN([.M$2]/[.$E4]))))/2) /  (2*([.$C$12]*(SQRT(([.$C$10]*[.$C$10])/([.$C$12]*[.$C$12])-SIN(ATAN([.M$2]/[.$E4]))*SIN(ATAN([.M$2]/[.$E4])))-COS(ATAN([.M$2]/[.$E4]))))*([.$C$12]*(SQRT(([.$C$10]*[.$C$10])/([.$C$12]*[.$C$12])-SIN(ATAN([.M$2]/[.$E4]))*SIN(ATAN([.M$2]/[.$E4])))-COS(ATAN([.M$2]/[.$E4]))))/36))" office:value-type="float" office:value="0.0000985216459992764">
            <text:p>9,85216459992764E-005</text:p>
          </table:table-cell>
          <table:table-cell table:formula="of:=(1/(SQRT(2*3.1415926535)*([.$C$12]*(SQRT(([.$C$10]*[.$C$10])/([.$C$12]*[.$C$12])-SIN(ATAN([.N$2]/[.$E4]))*SIN(ATAN([.N$2]/[.$E4])))-COS(ATAN([.N$2]/[.$E4]))))/6)) * EXP( -([.$E4]/COS(ATAN([.N$2]/[.$E4]))-([.$C$12]*(SQRT(([.$C$10]*[.$C$10])/([.$C$12]*[.$C$12])-SIN(ATAN([.N$2]/[.$E4]))*SIN(ATAN([.N$2]/[.$E4])))-COS(ATAN([.N$2]/[.$E4]))))/2)*([.$E4]/COS(ATAN([.N$2]/[.$E4]))-([.$C$12]*(SQRT(([.$C$10]*[.$C$10])/([.$C$12]*[.$C$12])-SIN(ATAN([.N$2]/[.$E4]))*SIN(ATAN([.N$2]/[.$E4])))-COS(ATAN([.N$2]/[.$E4]))))/2) /  (2*([.$C$12]*(SQRT(([.$C$10]*[.$C$10])/([.$C$12]*[.$C$12])-SIN(ATAN([.N$2]/[.$E4]))*SIN(ATAN([.N$2]/[.$E4])))-COS(ATAN([.N$2]/[.$E4]))))*([.$C$12]*(SQRT(([.$C$10]*[.$C$10])/([.$C$12]*[.$C$12])-SIN(ATAN([.N$2]/[.$E4]))*SIN(ATAN([.N$2]/[.$E4])))-COS(ATAN([.N$2]/[.$E4]))))/36))" office:value-type="float" office:value="0.0001227089696918">
            <text:p>0,000122709</text:p>
          </table:table-cell>
          <table:table-cell table:formula="of:=(1/(SQRT(2*3.1415926535)*([.$C$12]*(SQRT(([.$C$10]*[.$C$10])/([.$C$12]*[.$C$12])-SIN(ATAN([.O$2]/[.$E4]))*SIN(ATAN([.O$2]/[.$E4])))-COS(ATAN([.O$2]/[.$E4]))))/6)) * EXP( -([.$E4]/COS(ATAN([.O$2]/[.$E4]))-([.$C$12]*(SQRT(([.$C$10]*[.$C$10])/([.$C$12]*[.$C$12])-SIN(ATAN([.O$2]/[.$E4]))*SIN(ATAN([.O$2]/[.$E4])))-COS(ATAN([.O$2]/[.$E4]))))/2)*([.$E4]/COS(ATAN([.O$2]/[.$E4]))-([.$C$12]*(SQRT(([.$C$10]*[.$C$10])/([.$C$12]*[.$C$12])-SIN(ATAN([.O$2]/[.$E4]))*SIN(ATAN([.O$2]/[.$E4])))-COS(ATAN([.O$2]/[.$E4]))))/2) /  (2*([.$C$12]*(SQRT(([.$C$10]*[.$C$10])/([.$C$12]*[.$C$12])-SIN(ATAN([.O$2]/[.$E4]))*SIN(ATAN([.O$2]/[.$E4])))-COS(ATAN([.O$2]/[.$E4]))))*([.$C$12]*(SQRT(([.$C$10]*[.$C$10])/([.$C$12]*[.$C$12])-SIN(ATAN([.O$2]/[.$E4]))*SIN(ATAN([.O$2]/[.$E4])))-COS(ATAN([.O$2]/[.$E4]))))/36))" office:value-type="float" office:value="0.000151460809925458">
            <text:p>0,0001514608</text:p>
          </table:table-cell>
          <table:table-cell table:formula="of:=(1/(SQRT(2*3.1415926535)*([.$C$12]*(SQRT(([.$C$10]*[.$C$10])/([.$C$12]*[.$C$12])-SIN(ATAN([.P$2]/[.$E4]))*SIN(ATAN([.P$2]/[.$E4])))-COS(ATAN([.P$2]/[.$E4]))))/6)) * EXP( -([.$E4]/COS(ATAN([.P$2]/[.$E4]))-([.$C$12]*(SQRT(([.$C$10]*[.$C$10])/([.$C$12]*[.$C$12])-SIN(ATAN([.P$2]/[.$E4]))*SIN(ATAN([.P$2]/[.$E4])))-COS(ATAN([.P$2]/[.$E4]))))/2)*([.$E4]/COS(ATAN([.P$2]/[.$E4]))-([.$C$12]*(SQRT(([.$C$10]*[.$C$10])/([.$C$12]*[.$C$12])-SIN(ATAN([.P$2]/[.$E4]))*SIN(ATAN([.P$2]/[.$E4])))-COS(ATAN([.P$2]/[.$E4]))))/2) /  (2*([.$C$12]*(SQRT(([.$C$10]*[.$C$10])/([.$C$12]*[.$C$12])-SIN(ATAN([.P$2]/[.$E4]))*SIN(ATAN([.P$2]/[.$E4])))-COS(ATAN([.P$2]/[.$E4]))))*([.$C$12]*(SQRT(([.$C$10]*[.$C$10])/([.$C$12]*[.$C$12])-SIN(ATAN([.P$2]/[.$E4]))*SIN(ATAN([.P$2]/[.$E4])))-COS(ATAN([.P$2]/[.$E4]))))/36))" office:value-type="float" office:value="0.000185193645043013">
            <text:p>0,0001851936</text:p>
          </table:table-cell>
          <table:table-cell table:formula="of:=(1/(SQRT(2*3.1415926535)*([.$C$12]*(SQRT(([.$C$10]*[.$C$10])/([.$C$12]*[.$C$12])-SIN(ATAN([.Q$2]/[.$E4]))*SIN(ATAN([.Q$2]/[.$E4])))-COS(ATAN([.Q$2]/[.$E4]))))/6)) * EXP( -([.$E4]/COS(ATAN([.Q$2]/[.$E4]))-([.$C$12]*(SQRT(([.$C$10]*[.$C$10])/([.$C$12]*[.$C$12])-SIN(ATAN([.Q$2]/[.$E4]))*SIN(ATAN([.Q$2]/[.$E4])))-COS(ATAN([.Q$2]/[.$E4]))))/2)*([.$E4]/COS(ATAN([.Q$2]/[.$E4]))-([.$C$12]*(SQRT(([.$C$10]*[.$C$10])/([.$C$12]*[.$C$12])-SIN(ATAN([.Q$2]/[.$E4]))*SIN(ATAN([.Q$2]/[.$E4])))-COS(ATAN([.Q$2]/[.$E4]))))/2) /  (2*([.$C$12]*(SQRT(([.$C$10]*[.$C$10])/([.$C$12]*[.$C$12])-SIN(ATAN([.Q$2]/[.$E4]))*SIN(ATAN([.Q$2]/[.$E4])))-COS(ATAN([.Q$2]/[.$E4]))))*([.$C$12]*(SQRT(([.$C$10]*[.$C$10])/([.$C$12]*[.$C$12])-SIN(ATAN([.Q$2]/[.$E4]))*SIN(ATAN([.Q$2]/[.$E4])))-COS(ATAN([.Q$2]/[.$E4]))))/36))" office:value-type="float" office:value="0.000224253606072039">
            <text:p>0,0002242536</text:p>
          </table:table-cell>
          <table:table-cell table:formula="of:=(1/(SQRT(2*3.1415926535)*([.$C$12]*(SQRT(([.$C$10]*[.$C$10])/([.$C$12]*[.$C$12])-SIN(ATAN([.R$2]/[.$E4]))*SIN(ATAN([.R$2]/[.$E4])))-COS(ATAN([.R$2]/[.$E4]))))/6)) * EXP( -([.$E4]/COS(ATAN([.R$2]/[.$E4]))-([.$C$12]*(SQRT(([.$C$10]*[.$C$10])/([.$C$12]*[.$C$12])-SIN(ATAN([.R$2]/[.$E4]))*SIN(ATAN([.R$2]/[.$E4])))-COS(ATAN([.R$2]/[.$E4]))))/2)*([.$E4]/COS(ATAN([.R$2]/[.$E4]))-([.$C$12]*(SQRT(([.$C$10]*[.$C$10])/([.$C$12]*[.$C$12])-SIN(ATAN([.R$2]/[.$E4]))*SIN(ATAN([.R$2]/[.$E4])))-COS(ATAN([.R$2]/[.$E4]))))/2) /  (2*([.$C$12]*(SQRT(([.$C$10]*[.$C$10])/([.$C$12]*[.$C$12])-SIN(ATAN([.R$2]/[.$E4]))*SIN(ATAN([.R$2]/[.$E4])))-COS(ATAN([.R$2]/[.$E4]))))*([.$C$12]*(SQRT(([.$C$10]*[.$C$10])/([.$C$12]*[.$C$12])-SIN(ATAN([.R$2]/[.$E4]))*SIN(ATAN([.R$2]/[.$E4])))-COS(ATAN([.R$2]/[.$E4]))))/36))" office:value-type="float" office:value="0.000268883091847872">
            <text:p>0,0002688831</text:p>
          </table:table-cell>
          <table:table-cell table:formula="of:=(1/(SQRT(2*3.1415926535)*([.$C$12]*(SQRT(([.$C$10]*[.$C$10])/([.$C$12]*[.$C$12])-SIN(ATAN([.S$2]/[.$E4]))*SIN(ATAN([.S$2]/[.$E4])))-COS(ATAN([.S$2]/[.$E4]))))/6)) * EXP( -([.$E4]/COS(ATAN([.S$2]/[.$E4]))-([.$C$12]*(SQRT(([.$C$10]*[.$C$10])/([.$C$12]*[.$C$12])-SIN(ATAN([.S$2]/[.$E4]))*SIN(ATAN([.S$2]/[.$E4])))-COS(ATAN([.S$2]/[.$E4]))))/2)*([.$E4]/COS(ATAN([.S$2]/[.$E4]))-([.$C$12]*(SQRT(([.$C$10]*[.$C$10])/([.$C$12]*[.$C$12])-SIN(ATAN([.S$2]/[.$E4]))*SIN(ATAN([.S$2]/[.$E4])))-COS(ATAN([.S$2]/[.$E4]))))/2) /  (2*([.$C$12]*(SQRT(([.$C$10]*[.$C$10])/([.$C$12]*[.$C$12])-SIN(ATAN([.S$2]/[.$E4]))*SIN(ATAN([.S$2]/[.$E4])))-COS(ATAN([.S$2]/[.$E4]))))*([.$C$12]*(SQRT(([.$C$10]*[.$C$10])/([.$C$12]*[.$C$12])-SIN(ATAN([.S$2]/[.$E4]))*SIN(ATAN([.S$2]/[.$E4])))-COS(ATAN([.S$2]/[.$E4]))))/36))" office:value-type="float" office:value="0.000319186643428245">
            <text:p>0,0003191866</text:p>
          </table:table-cell>
          <table:table-cell table:formula="of:=(1/(SQRT(2*3.1415926535)*([.$C$12]*(SQRT(([.$C$10]*[.$C$10])/([.$C$12]*[.$C$12])-SIN(ATAN([.T$2]/[.$E4]))*SIN(ATAN([.T$2]/[.$E4])))-COS(ATAN([.T$2]/[.$E4]))))/6)) * EXP( -([.$E4]/COS(ATAN([.T$2]/[.$E4]))-([.$C$12]*(SQRT(([.$C$10]*[.$C$10])/([.$C$12]*[.$C$12])-SIN(ATAN([.T$2]/[.$E4]))*SIN(ATAN([.T$2]/[.$E4])))-COS(ATAN([.T$2]/[.$E4]))))/2)*([.$E4]/COS(ATAN([.T$2]/[.$E4]))-([.$C$12]*(SQRT(([.$C$10]*[.$C$10])/([.$C$12]*[.$C$12])-SIN(ATAN([.T$2]/[.$E4]))*SIN(ATAN([.T$2]/[.$E4])))-COS(ATAN([.T$2]/[.$E4]))))/2) /  (2*([.$C$12]*(SQRT(([.$C$10]*[.$C$10])/([.$C$12]*[.$C$12])-SIN(ATAN([.T$2]/[.$E4]))*SIN(ATAN([.T$2]/[.$E4])))-COS(ATAN([.T$2]/[.$E4]))))*([.$C$12]*(SQRT(([.$C$10]*[.$C$10])/([.$C$12]*[.$C$12])-SIN(ATAN([.T$2]/[.$E4]))*SIN(ATAN([.T$2]/[.$E4])))-COS(ATAN([.T$2]/[.$E4]))))/36))" office:value-type="float" office:value="0.000375097915684202">
            <text:p>0,0003750979</text:p>
          </table:table-cell>
          <table:table-cell table:formula="of:=(1/(SQRT(2*3.1415926535)*([.$C$12]*(SQRT(([.$C$10]*[.$C$10])/([.$C$12]*[.$C$12])-SIN(ATAN([.U$2]/[.$E4]))*SIN(ATAN([.U$2]/[.$E4])))-COS(ATAN([.U$2]/[.$E4]))))/6)) * EXP( -([.$E4]/COS(ATAN([.U$2]/[.$E4]))-([.$C$12]*(SQRT(([.$C$10]*[.$C$10])/([.$C$12]*[.$C$12])-SIN(ATAN([.U$2]/[.$E4]))*SIN(ATAN([.U$2]/[.$E4])))-COS(ATAN([.U$2]/[.$E4]))))/2)*([.$E4]/COS(ATAN([.U$2]/[.$E4]))-([.$C$12]*(SQRT(([.$C$10]*[.$C$10])/([.$C$12]*[.$C$12])-SIN(ATAN([.U$2]/[.$E4]))*SIN(ATAN([.U$2]/[.$E4])))-COS(ATAN([.U$2]/[.$E4]))))/2) /  (2*([.$C$12]*(SQRT(([.$C$10]*[.$C$10])/([.$C$12]*[.$C$12])-SIN(ATAN([.U$2]/[.$E4]))*SIN(ATAN([.U$2]/[.$E4])))-COS(ATAN([.U$2]/[.$E4]))))*([.$C$12]*(SQRT(([.$C$10]*[.$C$10])/([.$C$12]*[.$C$12])-SIN(ATAN([.U$2]/[.$E4]))*SIN(ATAN([.U$2]/[.$E4])))-COS(ATAN([.U$2]/[.$E4]))))/36))" office:value-type="float" office:value="0.000436350043867819">
            <text:p>0,00043635</text:p>
          </table:table-cell>
          <table:table-cell table:formula="of:=(1/(SQRT(2*3.1415926535)*([.$C$12]*(SQRT(([.$C$10]*[.$C$10])/([.$C$12]*[.$C$12])-SIN(ATAN([.V$2]/[.$E4]))*SIN(ATAN([.V$2]/[.$E4])))-COS(ATAN([.V$2]/[.$E4]))))/6)) * EXP( -([.$E4]/COS(ATAN([.V$2]/[.$E4]))-([.$C$12]*(SQRT(([.$C$10]*[.$C$10])/([.$C$12]*[.$C$12])-SIN(ATAN([.V$2]/[.$E4]))*SIN(ATAN([.V$2]/[.$E4])))-COS(ATAN([.V$2]/[.$E4]))))/2)*([.$E4]/COS(ATAN([.V$2]/[.$E4]))-([.$C$12]*(SQRT(([.$C$10]*[.$C$10])/([.$C$12]*[.$C$12])-SIN(ATAN([.V$2]/[.$E4]))*SIN(ATAN([.V$2]/[.$E4])))-COS(ATAN([.V$2]/[.$E4]))))/2) /  (2*([.$C$12]*(SQRT(([.$C$10]*[.$C$10])/([.$C$12]*[.$C$12])-SIN(ATAN([.V$2]/[.$E4]))*SIN(ATAN([.V$2]/[.$E4])))-COS(ATAN([.V$2]/[.$E4]))))*([.$C$12]*(SQRT(([.$C$10]*[.$C$10])/([.$C$12]*[.$C$12])-SIN(ATAN([.V$2]/[.$E4]))*SIN(ATAN([.V$2]/[.$E4])))-COS(ATAN([.V$2]/[.$E4]))))/36))" office:value-type="float" office:value="0.000502451959279345">
            <text:p>0,000502452</text:p>
          </table:table-cell>
          <table:table-cell table:formula="of:=(1/(SQRT(2*3.1415926535)*([.$C$12]*(SQRT(([.$C$10]*[.$C$10])/([.$C$12]*[.$C$12])-SIN(ATAN([.W$2]/[.$E4]))*SIN(ATAN([.W$2]/[.$E4])))-COS(ATAN([.W$2]/[.$E4]))))/6)) * EXP( -([.$E4]/COS(ATAN([.W$2]/[.$E4]))-([.$C$12]*(SQRT(([.$C$10]*[.$C$10])/([.$C$12]*[.$C$12])-SIN(ATAN([.W$2]/[.$E4]))*SIN(ATAN([.W$2]/[.$E4])))-COS(ATAN([.W$2]/[.$E4]))))/2)*([.$E4]/COS(ATAN([.W$2]/[.$E4]))-([.$C$12]*(SQRT(([.$C$10]*[.$C$10])/([.$C$12]*[.$C$12])-SIN(ATAN([.W$2]/[.$E4]))*SIN(ATAN([.W$2]/[.$E4])))-COS(ATAN([.W$2]/[.$E4]))))/2) /  (2*([.$C$12]*(SQRT(([.$C$10]*[.$C$10])/([.$C$12]*[.$C$12])-SIN(ATAN([.W$2]/[.$E4]))*SIN(ATAN([.W$2]/[.$E4])))-COS(ATAN([.W$2]/[.$E4]))))*([.$C$12]*(SQRT(([.$C$10]*[.$C$10])/([.$C$12]*[.$C$12])-SIN(ATAN([.W$2]/[.$E4]))*SIN(ATAN([.W$2]/[.$E4])))-COS(ATAN([.W$2]/[.$E4]))))/36))" office:value-type="float" office:value="0.000572673245620498">
            <text:p>0,0005726732</text:p>
          </table:table-cell>
          <table:table-cell table:formula="of:=(1/(SQRT(2*3.1415926535)*([.$C$12]*(SQRT(([.$C$10]*[.$C$10])/([.$C$12]*[.$C$12])-SIN(ATAN([.X$2]/[.$E4]))*SIN(ATAN([.X$2]/[.$E4])))-COS(ATAN([.X$2]/[.$E4]))))/6)) * EXP( -([.$E4]/COS(ATAN([.X$2]/[.$E4]))-([.$C$12]*(SQRT(([.$C$10]*[.$C$10])/([.$C$12]*[.$C$12])-SIN(ATAN([.X$2]/[.$E4]))*SIN(ATAN([.X$2]/[.$E4])))-COS(ATAN([.X$2]/[.$E4]))))/2)*([.$E4]/COS(ATAN([.X$2]/[.$E4]))-([.$C$12]*(SQRT(([.$C$10]*[.$C$10])/([.$C$12]*[.$C$12])-SIN(ATAN([.X$2]/[.$E4]))*SIN(ATAN([.X$2]/[.$E4])))-COS(ATAN([.X$2]/[.$E4]))))/2) /  (2*([.$C$12]*(SQRT(([.$C$10]*[.$C$10])/([.$C$12]*[.$C$12])-SIN(ATAN([.X$2]/[.$E4]))*SIN(ATAN([.X$2]/[.$E4])))-COS(ATAN([.X$2]/[.$E4]))))*([.$C$12]*(SQRT(([.$C$10]*[.$C$10])/([.$C$12]*[.$C$12])-SIN(ATAN([.X$2]/[.$E4]))*SIN(ATAN([.X$2]/[.$E4])))-COS(ATAN([.X$2]/[.$E4]))))/36))" office:value-type="float" office:value="0.000646039923080531">
            <text:p>0,0006460399</text:p>
          </table:table-cell>
          <table:table-cell table:formula="of:=(1/(SQRT(2*3.1415926535)*([.$C$12]*(SQRT(([.$C$10]*[.$C$10])/([.$C$12]*[.$C$12])-SIN(ATAN([.Y$2]/[.$E4]))*SIN(ATAN([.Y$2]/[.$E4])))-COS(ATAN([.Y$2]/[.$E4]))))/6)) * EXP( -([.$E4]/COS(ATAN([.Y$2]/[.$E4]))-([.$C$12]*(SQRT(([.$C$10]*[.$C$10])/([.$C$12]*[.$C$12])-SIN(ATAN([.Y$2]/[.$E4]))*SIN(ATAN([.Y$2]/[.$E4])))-COS(ATAN([.Y$2]/[.$E4]))))/2)*([.$E4]/COS(ATAN([.Y$2]/[.$E4]))-([.$C$12]*(SQRT(([.$C$10]*[.$C$10])/([.$C$12]*[.$C$12])-SIN(ATAN([.Y$2]/[.$E4]))*SIN(ATAN([.Y$2]/[.$E4])))-COS(ATAN([.Y$2]/[.$E4]))))/2) /  (2*([.$C$12]*(SQRT(([.$C$10]*[.$C$10])/([.$C$12]*[.$C$12])-SIN(ATAN([.Y$2]/[.$E4]))*SIN(ATAN([.Y$2]/[.$E4])))-COS(ATAN([.Y$2]/[.$E4]))))*([.$C$12]*(SQRT(([.$C$10]*[.$C$10])/([.$C$12]*[.$C$12])-SIN(ATAN([.Y$2]/[.$E4]))*SIN(ATAN([.Y$2]/[.$E4])))-COS(ATAN([.Y$2]/[.$E4]))))/36))" office:value-type="float" office:value="0.000721343088898822">
            <text:p>0,0007213431</text:p>
          </table:table-cell>
          <table:table-cell table:formula="of:=(1/(SQRT(2*3.1415926535)*([.$C$12]*(SQRT(([.$C$10]*[.$C$10])/([.$C$12]*[.$C$12])-SIN(ATAN([.Z$2]/[.$E4]))*SIN(ATAN([.Z$2]/[.$E4])))-COS(ATAN([.Z$2]/[.$E4]))))/6)) * EXP( -([.$E4]/COS(ATAN([.Z$2]/[.$E4]))-([.$C$12]*(SQRT(([.$C$10]*[.$C$10])/([.$C$12]*[.$C$12])-SIN(ATAN([.Z$2]/[.$E4]))*SIN(ATAN([.Z$2]/[.$E4])))-COS(ATAN([.Z$2]/[.$E4]))))/2)*([.$E4]/COS(ATAN([.Z$2]/[.$E4]))-([.$C$12]*(SQRT(([.$C$10]*[.$C$10])/([.$C$12]*[.$C$12])-SIN(ATAN([.Z$2]/[.$E4]))*SIN(ATAN([.Z$2]/[.$E4])))-COS(ATAN([.Z$2]/[.$E4]))))/2) /  (2*([.$C$12]*(SQRT(([.$C$10]*[.$C$10])/([.$C$12]*[.$C$12])-SIN(ATAN([.Z$2]/[.$E4]))*SIN(ATAN([.Z$2]/[.$E4])))-COS(ATAN([.Z$2]/[.$E4]))))*([.$C$12]*(SQRT(([.$C$10]*[.$C$10])/([.$C$12]*[.$C$12])-SIN(ATAN([.Z$2]/[.$E4]))*SIN(ATAN([.Z$2]/[.$E4])))-COS(ATAN([.Z$2]/[.$E4]))))/36))" office:value-type="float" office:value="0.000797161640661191">
            <text:p>0,0007971616</text:p>
          </table:table-cell>
          <table:table-cell table:formula="of:=(1/(SQRT(2*3.1415926535)*([.$C$12]*(SQRT(([.$C$10]*[.$C$10])/([.$C$12]*[.$C$12])-SIN(ATAN([.AA$2]/[.$E4]))*SIN(ATAN([.AA$2]/[.$E4])))-COS(ATAN([.AA$2]/[.$E4]))))/6)) * EXP( -([.$E4]/COS(ATAN([.AA$2]/[.$E4]))-([.$C$12]*(SQRT(([.$C$10]*[.$C$10])/([.$C$12]*[.$C$12])-SIN(ATAN([.AA$2]/[.$E4]))*SIN(ATAN([.AA$2]/[.$E4])))-COS(ATAN([.AA$2]/[.$E4]))))/2)*([.$E4]/COS(ATAN([.AA$2]/[.$E4]))-([.$C$12]*(SQRT(([.$C$10]*[.$C$10])/([.$C$12]*[.$C$12])-SIN(ATAN([.AA$2]/[.$E4]))*SIN(ATAN([.AA$2]/[.$E4])))-COS(ATAN([.AA$2]/[.$E4]))))/2) /  (2*([.$C$12]*(SQRT(([.$C$10]*[.$C$10])/([.$C$12]*[.$C$12])-SIN(ATAN([.AA$2]/[.$E4]))*SIN(ATAN([.AA$2]/[.$E4])))-COS(ATAN([.AA$2]/[.$E4]))))*([.$C$12]*(SQRT(([.$C$10]*[.$C$10])/([.$C$12]*[.$C$12])-SIN(ATAN([.AA$2]/[.$E4]))*SIN(ATAN([.AA$2]/[.$E4])))-COS(ATAN([.AA$2]/[.$E4]))))/36))" office:value-type="float" office:value="0.000871899397658412">
            <text:p>0,0008718994</text:p>
          </table:table-cell>
          <table:table-cell table:formula="of:=(1/(SQRT(2*3.1415926535)*([.$C$12]*(SQRT(([.$C$10]*[.$C$10])/([.$C$12]*[.$C$12])-SIN(ATAN([.AB$2]/[.$E4]))*SIN(ATAN([.AB$2]/[.$E4])))-COS(ATAN([.AB$2]/[.$E4]))))/6)) * EXP( -([.$E4]/COS(ATAN([.AB$2]/[.$E4]))-([.$C$12]*(SQRT(([.$C$10]*[.$C$10])/([.$C$12]*[.$C$12])-SIN(ATAN([.AB$2]/[.$E4]))*SIN(ATAN([.AB$2]/[.$E4])))-COS(ATAN([.AB$2]/[.$E4]))))/2)*([.$E4]/COS(ATAN([.AB$2]/[.$E4]))-([.$C$12]*(SQRT(([.$C$10]*[.$C$10])/([.$C$12]*[.$C$12])-SIN(ATAN([.AB$2]/[.$E4]))*SIN(ATAN([.AB$2]/[.$E4])))-COS(ATAN([.AB$2]/[.$E4]))))/2) /  (2*([.$C$12]*(SQRT(([.$C$10]*[.$C$10])/([.$C$12]*[.$C$12])-SIN(ATAN([.AB$2]/[.$E4]))*SIN(ATAN([.AB$2]/[.$E4])))-COS(ATAN([.AB$2]/[.$E4]))))*([.$C$12]*(SQRT(([.$C$10]*[.$C$10])/([.$C$12]*[.$C$12])-SIN(ATAN([.AB$2]/[.$E4]))*SIN(ATAN([.AB$2]/[.$E4])))-COS(ATAN([.AB$2]/[.$E4]))))/36))" office:value-type="float" office:value="0.000943835878792583">
            <text:p>0,0009438359</text:p>
          </table:table-cell>
          <table:table-cell table:formula="of:=(1/(SQRT(2*3.1415926535)*([.$C$12]*(SQRT(([.$C$10]*[.$C$10])/([.$C$12]*[.$C$12])-SIN(ATAN([.AC$2]/[.$E4]))*SIN(ATAN([.AC$2]/[.$E4])))-COS(ATAN([.AC$2]/[.$E4]))))/6)) * EXP( -([.$E4]/COS(ATAN([.AC$2]/[.$E4]))-([.$C$12]*(SQRT(([.$C$10]*[.$C$10])/([.$C$12]*[.$C$12])-SIN(ATAN([.AC$2]/[.$E4]))*SIN(ATAN([.AC$2]/[.$E4])))-COS(ATAN([.AC$2]/[.$E4]))))/2)*([.$E4]/COS(ATAN([.AC$2]/[.$E4]))-([.$C$12]*(SQRT(([.$C$10]*[.$C$10])/([.$C$12]*[.$C$12])-SIN(ATAN([.AC$2]/[.$E4]))*SIN(ATAN([.AC$2]/[.$E4])))-COS(ATAN([.AC$2]/[.$E4]))))/2) /  (2*([.$C$12]*(SQRT(([.$C$10]*[.$C$10])/([.$C$12]*[.$C$12])-SIN(ATAN([.AC$2]/[.$E4]))*SIN(ATAN([.AC$2]/[.$E4])))-COS(ATAN([.AC$2]/[.$E4]))))*([.$C$12]*(SQRT(([.$C$10]*[.$C$10])/([.$C$12]*[.$C$12])-SIN(ATAN([.AC$2]/[.$E4]))*SIN(ATAN([.AC$2]/[.$E4])))-COS(ATAN([.AC$2]/[.$E4]))))/36))" office:value-type="float" office:value="0.0010111888786814">
            <text:p>0,0010111889</text:p>
          </table:table-cell>
          <table:table-cell table:formula="of:=(1/(SQRT(2*3.1415926535)*([.$C$12]*(SQRT(([.$C$10]*[.$C$10])/([.$C$12]*[.$C$12])-SIN(ATAN([.AD$2]/[.$E4]))*SIN(ATAN([.AD$2]/[.$E4])))-COS(ATAN([.AD$2]/[.$E4]))))/6)) * EXP( -([.$E4]/COS(ATAN([.AD$2]/[.$E4]))-([.$C$12]*(SQRT(([.$C$10]*[.$C$10])/([.$C$12]*[.$C$12])-SIN(ATAN([.AD$2]/[.$E4]))*SIN(ATAN([.AD$2]/[.$E4])))-COS(ATAN([.AD$2]/[.$E4]))))/2)*([.$E4]/COS(ATAN([.AD$2]/[.$E4]))-([.$C$12]*(SQRT(([.$C$10]*[.$C$10])/([.$C$12]*[.$C$12])-SIN(ATAN([.AD$2]/[.$E4]))*SIN(ATAN([.AD$2]/[.$E4])))-COS(ATAN([.AD$2]/[.$E4]))))/2) /  (2*([.$C$12]*(SQRT(([.$C$10]*[.$C$10])/([.$C$12]*[.$C$12])-SIN(ATAN([.AD$2]/[.$E4]))*SIN(ATAN([.AD$2]/[.$E4])))-COS(ATAN([.AD$2]/[.$E4]))))*([.$C$12]*(SQRT(([.$C$10]*[.$C$10])/([.$C$12]*[.$C$12])-SIN(ATAN([.AD$2]/[.$E4]))*SIN(ATAN([.AD$2]/[.$E4])))-COS(ATAN([.AD$2]/[.$E4]))))/36))" office:value-type="float" office:value="0.00107218590896953">
            <text:p>0,0010721859</text:p>
          </table:table-cell>
          <table:table-cell table:formula="of:=(1/(SQRT(2*3.1415926535)*([.$C$12]*(SQRT(([.$C$10]*[.$C$10])/([.$C$12]*[.$C$12])-SIN(ATAN([.AE$2]/[.$E4]))*SIN(ATAN([.AE$2]/[.$E4])))-COS(ATAN([.AE$2]/[.$E4]))))/6)) * EXP( -([.$E4]/COS(ATAN([.AE$2]/[.$E4]))-([.$C$12]*(SQRT(([.$C$10]*[.$C$10])/([.$C$12]*[.$C$12])-SIN(ATAN([.AE$2]/[.$E4]))*SIN(ATAN([.AE$2]/[.$E4])))-COS(ATAN([.AE$2]/[.$E4]))))/2)*([.$E4]/COS(ATAN([.AE$2]/[.$E4]))-([.$C$12]*(SQRT(([.$C$10]*[.$C$10])/([.$C$12]*[.$C$12])-SIN(ATAN([.AE$2]/[.$E4]))*SIN(ATAN([.AE$2]/[.$E4])))-COS(ATAN([.AE$2]/[.$E4]))))/2) /  (2*([.$C$12]*(SQRT(([.$C$10]*[.$C$10])/([.$C$12]*[.$C$12])-SIN(ATAN([.AE$2]/[.$E4]))*SIN(ATAN([.AE$2]/[.$E4])))-COS(ATAN([.AE$2]/[.$E4]))))*([.$C$12]*(SQRT(([.$C$10]*[.$C$10])/([.$C$12]*[.$C$12])-SIN(ATAN([.AE$2]/[.$E4]))*SIN(ATAN([.AE$2]/[.$E4])))-COS(ATAN([.AE$2]/[.$E4]))))/36))" office:value-type="float" office:value="0.00112514064768099">
            <text:p>0,0011251406</text:p>
          </table:table-cell>
          <table:table-cell table:formula="of:=(1/(SQRT(2*3.1415926535)*([.$C$12]*(SQRT(([.$C$10]*[.$C$10])/([.$C$12]*[.$C$12])-SIN(ATAN([.AF$2]/[.$E4]))*SIN(ATAN([.AF$2]/[.$E4])))-COS(ATAN([.AF$2]/[.$E4]))))/6)) * EXP( -([.$E4]/COS(ATAN([.AF$2]/[.$E4]))-([.$C$12]*(SQRT(([.$C$10]*[.$C$10])/([.$C$12]*[.$C$12])-SIN(ATAN([.AF$2]/[.$E4]))*SIN(ATAN([.AF$2]/[.$E4])))-COS(ATAN([.AF$2]/[.$E4]))))/2)*([.$E4]/COS(ATAN([.AF$2]/[.$E4]))-([.$C$12]*(SQRT(([.$C$10]*[.$C$10])/([.$C$12]*[.$C$12])-SIN(ATAN([.AF$2]/[.$E4]))*SIN(ATAN([.AF$2]/[.$E4])))-COS(ATAN([.AF$2]/[.$E4]))))/2) /  (2*([.$C$12]*(SQRT(([.$C$10]*[.$C$10])/([.$C$12]*[.$C$12])-SIN(ATAN([.AF$2]/[.$E4]))*SIN(ATAN([.AF$2]/[.$E4])))-COS(ATAN([.AF$2]/[.$E4]))))*([.$C$12]*(SQRT(([.$C$10]*[.$C$10])/([.$C$12]*[.$C$12])-SIN(ATAN([.AF$2]/[.$E4]))*SIN(ATAN([.AF$2]/[.$E4])))-COS(ATAN([.AF$2]/[.$E4]))))/36))" office:value-type="float" office:value="0.00116852986801136">
            <text:p>0,0011685299</text:p>
          </table:table-cell>
          <table:table-cell table:formula="of:=(1/(SQRT(2*3.1415926535)*([.$C$12]*(SQRT(([.$C$10]*[.$C$10])/([.$C$12]*[.$C$12])-SIN(ATAN([.AG$2]/[.$E4]))*SIN(ATAN([.AG$2]/[.$E4])))-COS(ATAN([.AG$2]/[.$E4]))))/6)) * EXP( -([.$E4]/COS(ATAN([.AG$2]/[.$E4]))-([.$C$12]*(SQRT(([.$C$10]*[.$C$10])/([.$C$12]*[.$C$12])-SIN(ATAN([.AG$2]/[.$E4]))*SIN(ATAN([.AG$2]/[.$E4])))-COS(ATAN([.AG$2]/[.$E4]))))/2)*([.$E4]/COS(ATAN([.AG$2]/[.$E4]))-([.$C$12]*(SQRT(([.$C$10]*[.$C$10])/([.$C$12]*[.$C$12])-SIN(ATAN([.AG$2]/[.$E4]))*SIN(ATAN([.AG$2]/[.$E4])))-COS(ATAN([.AG$2]/[.$E4]))))/2) /  (2*([.$C$12]*(SQRT(([.$C$10]*[.$C$10])/([.$C$12]*[.$C$12])-SIN(ATAN([.AG$2]/[.$E4]))*SIN(ATAN([.AG$2]/[.$E4])))-COS(ATAN([.AG$2]/[.$E4]))))*([.$C$12]*(SQRT(([.$C$10]*[.$C$10])/([.$C$12]*[.$C$12])-SIN(ATAN([.AG$2]/[.$E4]))*SIN(ATAN([.AG$2]/[.$E4])))-COS(ATAN([.AG$2]/[.$E4]))))/36))" office:value-type="float" office:value="0.00120106598305288">
            <text:p>0,001201066</text:p>
          </table:table-cell>
          <table:table-cell table:formula="of:=(1/(SQRT(2*3.1415926535)*([.$C$12]*(SQRT(([.$C$10]*[.$C$10])/([.$C$12]*[.$C$12])-SIN(ATAN([.AH$2]/[.$E4]))*SIN(ATAN([.AH$2]/[.$E4])))-COS(ATAN([.AH$2]/[.$E4]))))/6)) * EXP( -([.$E4]/COS(ATAN([.AH$2]/[.$E4]))-([.$C$12]*(SQRT(([.$C$10]*[.$C$10])/([.$C$12]*[.$C$12])-SIN(ATAN([.AH$2]/[.$E4]))*SIN(ATAN([.AH$2]/[.$E4])))-COS(ATAN([.AH$2]/[.$E4]))))/2)*([.$E4]/COS(ATAN([.AH$2]/[.$E4]))-([.$C$12]*(SQRT(([.$C$10]*[.$C$10])/([.$C$12]*[.$C$12])-SIN(ATAN([.AH$2]/[.$E4]))*SIN(ATAN([.AH$2]/[.$E4])))-COS(ATAN([.AH$2]/[.$E4]))))/2) /  (2*([.$C$12]*(SQRT(([.$C$10]*[.$C$10])/([.$C$12]*[.$C$12])-SIN(ATAN([.AH$2]/[.$E4]))*SIN(ATAN([.AH$2]/[.$E4])))-COS(ATAN([.AH$2]/[.$E4]))))*([.$C$12]*(SQRT(([.$C$10]*[.$C$10])/([.$C$12]*[.$C$12])-SIN(ATAN([.AH$2]/[.$E4]))*SIN(ATAN([.AH$2]/[.$E4])))-COS(ATAN([.AH$2]/[.$E4]))))/36))" office:value-type="float" office:value="0.00122176039871368">
            <text:p>0,0012217604</text:p>
          </table:table-cell>
          <table:table-cell table:formula="of:=(1/(SQRT(2*3.1415926535)*([.$C$12]*(SQRT(([.$C$10]*[.$C$10])/([.$C$12]*[.$C$12])-SIN(ATAN([.AI$2]/[.$E4]))*SIN(ATAN([.AI$2]/[.$E4])))-COS(ATAN([.AI$2]/[.$E4]))))/6)) * EXP( -([.$E4]/COS(ATAN([.AI$2]/[.$E4]))-([.$C$12]*(SQRT(([.$C$10]*[.$C$10])/([.$C$12]*[.$C$12])-SIN(ATAN([.AI$2]/[.$E4]))*SIN(ATAN([.AI$2]/[.$E4])))-COS(ATAN([.AI$2]/[.$E4]))))/2)*([.$E4]/COS(ATAN([.AI$2]/[.$E4]))-([.$C$12]*(SQRT(([.$C$10]*[.$C$10])/([.$C$12]*[.$C$12])-SIN(ATAN([.AI$2]/[.$E4]))*SIN(ATAN([.AI$2]/[.$E4])))-COS(ATAN([.AI$2]/[.$E4]))))/2) /  (2*([.$C$12]*(SQRT(([.$C$10]*[.$C$10])/([.$C$12]*[.$C$12])-SIN(ATAN([.AI$2]/[.$E4]))*SIN(ATAN([.AI$2]/[.$E4])))-COS(ATAN([.AI$2]/[.$E4]))))*([.$C$12]*(SQRT(([.$C$10]*[.$C$10])/([.$C$12]*[.$C$12])-SIN(ATAN([.AI$2]/[.$E4]))*SIN(ATAN([.AI$2]/[.$E4])))-COS(ATAN([.AI$2]/[.$E4]))))/36))" office:value-type="float" office:value="0.00122997332979828">
            <text:p>0,0012299733</text:p>
          </table:table-cell>
          <table:table-cell table:formula="of:=(1/(SQRT(2*3.1415926535)*([.$C$12]*(SQRT(([.$C$10]*[.$C$10])/([.$C$12]*[.$C$12])-SIN(ATAN([.AJ$2]/[.$E4]))*SIN(ATAN([.AJ$2]/[.$E4])))-COS(ATAN([.AJ$2]/[.$E4]))))/6)) * EXP( -([.$E4]/COS(ATAN([.AJ$2]/[.$E4]))-([.$C$12]*(SQRT(([.$C$10]*[.$C$10])/([.$C$12]*[.$C$12])-SIN(ATAN([.AJ$2]/[.$E4]))*SIN(ATAN([.AJ$2]/[.$E4])))-COS(ATAN([.AJ$2]/[.$E4]))))/2)*([.$E4]/COS(ATAN([.AJ$2]/[.$E4]))-([.$C$12]*(SQRT(([.$C$10]*[.$C$10])/([.$C$12]*[.$C$12])-SIN(ATAN([.AJ$2]/[.$E4]))*SIN(ATAN([.AJ$2]/[.$E4])))-COS(ATAN([.AJ$2]/[.$E4]))))/2) /  (2*([.$C$12]*(SQRT(([.$C$10]*[.$C$10])/([.$C$12]*[.$C$12])-SIN(ATAN([.AJ$2]/[.$E4]))*SIN(ATAN([.AJ$2]/[.$E4])))-COS(ATAN([.AJ$2]/[.$E4]))))*([.$C$12]*(SQRT(([.$C$10]*[.$C$10])/([.$C$12]*[.$C$12])-SIN(ATAN([.AJ$2]/[.$E4]))*SIN(ATAN([.AJ$2]/[.$E4])))-COS(ATAN([.AJ$2]/[.$E4]))))/36))" office:value-type="float" office:value="0.00122544657830278">
            <text:p>0,001225446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66.7666666666667">
            <text:p>66,7666666667</text:p>
          </table:table-cell>
          <table:table-cell table:formula="of:=(1/(SQRT(2*3.1415926535)*([.$C$12]*(SQRT(([.$C$10]*[.$C$10])/([.$C$12]*[.$C$12])-SIN(ATAN([.F$2]/[.$E5]))*SIN(ATAN([.F$2]/[.$E5])))-COS(ATAN([.F$2]/[.$E5]))))/6)) * EXP( -([.$E5]/COS(ATAN([.F$2]/[.$E5]))-([.$C$12]*(SQRT(([.$C$10]*[.$C$10])/([.$C$12]*[.$C$12])-SIN(ATAN([.F$2]/[.$E5]))*SIN(ATAN([.F$2]/[.$E5])))-COS(ATAN([.F$2]/[.$E5]))))/2)*([.$E5]/COS(ATAN([.F$2]/[.$E5]))-([.$C$12]*(SQRT(([.$C$10]*[.$C$10])/([.$C$12]*[.$C$12])-SIN(ATAN([.F$2]/[.$E5]))*SIN(ATAN([.F$2]/[.$E5])))-COS(ATAN([.F$2]/[.$E5]))))/2) /  (2*([.$C$12]*(SQRT(([.$C$10]*[.$C$10])/([.$C$12]*[.$C$12])-SIN(ATAN([.F$2]/[.$E5]))*SIN(ATAN([.F$2]/[.$E5])))-COS(ATAN([.F$2]/[.$E5]))))*([.$C$12]*(SQRT(([.$C$10]*[.$C$10])/([.$C$12]*[.$C$12])-SIN(ATAN([.F$2]/[.$E5]))*SIN(ATAN([.F$2]/[.$E5])))-COS(ATAN([.F$2]/[.$E5]))))/36))" office:value-type="float" office:value="0.0000341360550610161">
            <text:p>3,41360550610161E-005</text:p>
          </table:table-cell>
          <table:table-cell table:formula="of:=(1/(SQRT(2*3.1415926535)*([.$C$12]*(SQRT(([.$C$10]*[.$C$10])/([.$C$12]*[.$C$12])-SIN(ATAN([.G$2]/[.$E5]))*SIN(ATAN([.G$2]/[.$E5])))-COS(ATAN([.G$2]/[.$E5]))))/6)) * EXP( -([.$E5]/COS(ATAN([.G$2]/[.$E5]))-([.$C$12]*(SQRT(([.$C$10]*[.$C$10])/([.$C$12]*[.$C$12])-SIN(ATAN([.G$2]/[.$E5]))*SIN(ATAN([.G$2]/[.$E5])))-COS(ATAN([.G$2]/[.$E5]))))/2)*([.$E5]/COS(ATAN([.G$2]/[.$E5]))-([.$C$12]*(SQRT(([.$C$10]*[.$C$10])/([.$C$12]*[.$C$12])-SIN(ATAN([.G$2]/[.$E5]))*SIN(ATAN([.G$2]/[.$E5])))-COS(ATAN([.G$2]/[.$E5]))))/2) /  (2*([.$C$12]*(SQRT(([.$C$10]*[.$C$10])/([.$C$12]*[.$C$12])-SIN(ATAN([.G$2]/[.$E5]))*SIN(ATAN([.G$2]/[.$E5])))-COS(ATAN([.G$2]/[.$E5]))))*([.$C$12]*(SQRT(([.$C$10]*[.$C$10])/([.$C$12]*[.$C$12])-SIN(ATAN([.G$2]/[.$E5]))*SIN(ATAN([.G$2]/[.$E5])))-COS(ATAN([.G$2]/[.$E5]))))/36))" office:value-type="float" office:value="0.0000356657296385528">
            <text:p>3,56657296385528E-005</text:p>
          </table:table-cell>
          <table:table-cell table:formula="of:=(1/(SQRT(2*3.1415926535)*([.$C$12]*(SQRT(([.$C$10]*[.$C$10])/([.$C$12]*[.$C$12])-SIN(ATAN([.H$2]/[.$E5]))*SIN(ATAN([.H$2]/[.$E5])))-COS(ATAN([.H$2]/[.$E5]))))/6)) * EXP( -([.$E5]/COS(ATAN([.H$2]/[.$E5]))-([.$C$12]*(SQRT(([.$C$10]*[.$C$10])/([.$C$12]*[.$C$12])-SIN(ATAN([.H$2]/[.$E5]))*SIN(ATAN([.H$2]/[.$E5])))-COS(ATAN([.H$2]/[.$E5]))))/2)*([.$E5]/COS(ATAN([.H$2]/[.$E5]))-([.$C$12]*(SQRT(([.$C$10]*[.$C$10])/([.$C$12]*[.$C$12])-SIN(ATAN([.H$2]/[.$E5]))*SIN(ATAN([.H$2]/[.$E5])))-COS(ATAN([.H$2]/[.$E5]))))/2) /  (2*([.$C$12]*(SQRT(([.$C$10]*[.$C$10])/([.$C$12]*[.$C$12])-SIN(ATAN([.H$2]/[.$E5]))*SIN(ATAN([.H$2]/[.$E5])))-COS(ATAN([.H$2]/[.$E5]))))*([.$C$12]*(SQRT(([.$C$10]*[.$C$10])/([.$C$12]*[.$C$12])-SIN(ATAN([.H$2]/[.$E5]))*SIN(ATAN([.H$2]/[.$E5])))-COS(ATAN([.H$2]/[.$E5]))))/36))" office:value-type="float" office:value="0.0000403446469595233">
            <text:p>4,03446469595233E-005</text:p>
          </table:table-cell>
          <table:table-cell table:formula="of:=(1/(SQRT(2*3.1415926535)*([.$C$12]*(SQRT(([.$C$10]*[.$C$10])/([.$C$12]*[.$C$12])-SIN(ATAN([.I$2]/[.$E5]))*SIN(ATAN([.I$2]/[.$E5])))-COS(ATAN([.I$2]/[.$E5]))))/6)) * EXP( -([.$E5]/COS(ATAN([.I$2]/[.$E5]))-([.$C$12]*(SQRT(([.$C$10]*[.$C$10])/([.$C$12]*[.$C$12])-SIN(ATAN([.I$2]/[.$E5]))*SIN(ATAN([.I$2]/[.$E5])))-COS(ATAN([.I$2]/[.$E5]))))/2)*([.$E5]/COS(ATAN([.I$2]/[.$E5]))-([.$C$12]*(SQRT(([.$C$10]*[.$C$10])/([.$C$12]*[.$C$12])-SIN(ATAN([.I$2]/[.$E5]))*SIN(ATAN([.I$2]/[.$E5])))-COS(ATAN([.I$2]/[.$E5]))))/2) /  (2*([.$C$12]*(SQRT(([.$C$10]*[.$C$10])/([.$C$12]*[.$C$12])-SIN(ATAN([.I$2]/[.$E5]))*SIN(ATAN([.I$2]/[.$E5])))-COS(ATAN([.I$2]/[.$E5]))))*([.$C$12]*(SQRT(([.$C$10]*[.$C$10])/([.$C$12]*[.$C$12])-SIN(ATAN([.I$2]/[.$E5]))*SIN(ATAN([.I$2]/[.$E5])))-COS(ATAN([.I$2]/[.$E5]))))/36))" office:value-type="float" office:value="0.0000481002218859512">
            <text:p>4,81002218859512E-005</text:p>
          </table:table-cell>
          <table:table-cell table:formula="of:=(1/(SQRT(2*3.1415926535)*([.$C$12]*(SQRT(([.$C$10]*[.$C$10])/([.$C$12]*[.$C$12])-SIN(ATAN([.J$2]/[.$E5]))*SIN(ATAN([.J$2]/[.$E5])))-COS(ATAN([.J$2]/[.$E5]))))/6)) * EXP( -([.$E5]/COS(ATAN([.J$2]/[.$E5]))-([.$C$12]*(SQRT(([.$C$10]*[.$C$10])/([.$C$12]*[.$C$12])-SIN(ATAN([.J$2]/[.$E5]))*SIN(ATAN([.J$2]/[.$E5])))-COS(ATAN([.J$2]/[.$E5]))))/2)*([.$E5]/COS(ATAN([.J$2]/[.$E5]))-([.$C$12]*(SQRT(([.$C$10]*[.$C$10])/([.$C$12]*[.$C$12])-SIN(ATAN([.J$2]/[.$E5]))*SIN(ATAN([.J$2]/[.$E5])))-COS(ATAN([.J$2]/[.$E5]))))/2) /  (2*([.$C$12]*(SQRT(([.$C$10]*[.$C$10])/([.$C$12]*[.$C$12])-SIN(ATAN([.J$2]/[.$E5]))*SIN(ATAN([.J$2]/[.$E5])))-COS(ATAN([.J$2]/[.$E5]))))*([.$C$12]*(SQRT(([.$C$10]*[.$C$10])/([.$C$12]*[.$C$12])-SIN(ATAN([.J$2]/[.$E5]))*SIN(ATAN([.J$2]/[.$E5])))-COS(ATAN([.J$2]/[.$E5]))))/36))" office:value-type="float" office:value="0.000058865102217167">
            <text:p>5,8865102217167E-005</text:p>
          </table:table-cell>
          <table:table-cell table:formula="of:=(1/(SQRT(2*3.1415926535)*([.$C$12]*(SQRT(([.$C$10]*[.$C$10])/([.$C$12]*[.$C$12])-SIN(ATAN([.K$2]/[.$E5]))*SIN(ATAN([.K$2]/[.$E5])))-COS(ATAN([.K$2]/[.$E5]))))/6)) * EXP( -([.$E5]/COS(ATAN([.K$2]/[.$E5]))-([.$C$12]*(SQRT(([.$C$10]*[.$C$10])/([.$C$12]*[.$C$12])-SIN(ATAN([.K$2]/[.$E5]))*SIN(ATAN([.K$2]/[.$E5])))-COS(ATAN([.K$2]/[.$E5]))))/2)*([.$E5]/COS(ATAN([.K$2]/[.$E5]))-([.$C$12]*(SQRT(([.$C$10]*[.$C$10])/([.$C$12]*[.$C$12])-SIN(ATAN([.K$2]/[.$E5]))*SIN(ATAN([.K$2]/[.$E5])))-COS(ATAN([.K$2]/[.$E5]))))/2) /  (2*([.$C$12]*(SQRT(([.$C$10]*[.$C$10])/([.$C$12]*[.$C$12])-SIN(ATAN([.K$2]/[.$E5]))*SIN(ATAN([.K$2]/[.$E5])))-COS(ATAN([.K$2]/[.$E5]))))*([.$C$12]*(SQRT(([.$C$10]*[.$C$10])/([.$C$12]*[.$C$12])-SIN(ATAN([.K$2]/[.$E5]))*SIN(ATAN([.K$2]/[.$E5])))-COS(ATAN([.K$2]/[.$E5]))))/36))" office:value-type="float" office:value="0.0000727917985162614">
            <text:p>7,27917985162614E-005</text:p>
          </table:table-cell>
          <table:table-cell table:formula="of:=(1/(SQRT(2*3.1415926535)*([.$C$12]*(SQRT(([.$C$10]*[.$C$10])/([.$C$12]*[.$C$12])-SIN(ATAN([.L$2]/[.$E5]))*SIN(ATAN([.L$2]/[.$E5])))-COS(ATAN([.L$2]/[.$E5]))))/6)) * EXP( -([.$E5]/COS(ATAN([.L$2]/[.$E5]))-([.$C$12]*(SQRT(([.$C$10]*[.$C$10])/([.$C$12]*[.$C$12])-SIN(ATAN([.L$2]/[.$E5]))*SIN(ATAN([.L$2]/[.$E5])))-COS(ATAN([.L$2]/[.$E5]))))/2)*([.$E5]/COS(ATAN([.L$2]/[.$E5]))-([.$C$12]*(SQRT(([.$C$10]*[.$C$10])/([.$C$12]*[.$C$12])-SIN(ATAN([.L$2]/[.$E5]))*SIN(ATAN([.L$2]/[.$E5])))-COS(ATAN([.L$2]/[.$E5]))))/2) /  (2*([.$C$12]*(SQRT(([.$C$10]*[.$C$10])/([.$C$12]*[.$C$12])-SIN(ATAN([.L$2]/[.$E5]))*SIN(ATAN([.L$2]/[.$E5])))-COS(ATAN([.L$2]/[.$E5]))))*([.$C$12]*(SQRT(([.$C$10]*[.$C$10])/([.$C$12]*[.$C$12])-SIN(ATAN([.L$2]/[.$E5]))*SIN(ATAN([.L$2]/[.$E5])))-COS(ATAN([.L$2]/[.$E5]))))/36))" office:value-type="float" office:value="0.000090192905204002">
            <text:p>9,0192905204002E-005</text:p>
          </table:table-cell>
          <table:table-cell table:formula="of:=(1/(SQRT(2*3.1415926535)*([.$C$12]*(SQRT(([.$C$10]*[.$C$10])/([.$C$12]*[.$C$12])-SIN(ATAN([.M$2]/[.$E5]))*SIN(ATAN([.M$2]/[.$E5])))-COS(ATAN([.M$2]/[.$E5]))))/6)) * EXP( -([.$E5]/COS(ATAN([.M$2]/[.$E5]))-([.$C$12]*(SQRT(([.$C$10]*[.$C$10])/([.$C$12]*[.$C$12])-SIN(ATAN([.M$2]/[.$E5]))*SIN(ATAN([.M$2]/[.$E5])))-COS(ATAN([.M$2]/[.$E5]))))/2)*([.$E5]/COS(ATAN([.M$2]/[.$E5]))-([.$C$12]*(SQRT(([.$C$10]*[.$C$10])/([.$C$12]*[.$C$12])-SIN(ATAN([.M$2]/[.$E5]))*SIN(ATAN([.M$2]/[.$E5])))-COS(ATAN([.M$2]/[.$E5]))))/2) /  (2*([.$C$12]*(SQRT(([.$C$10]*[.$C$10])/([.$C$12]*[.$C$12])-SIN(ATAN([.M$2]/[.$E5]))*SIN(ATAN([.M$2]/[.$E5])))-COS(ATAN([.M$2]/[.$E5]))))*([.$C$12]*(SQRT(([.$C$10]*[.$C$10])/([.$C$12]*[.$C$12])-SIN(ATAN([.M$2]/[.$E5]))*SIN(ATAN([.M$2]/[.$E5])))-COS(ATAN([.M$2]/[.$E5]))))/36))" office:value-type="float" office:value="0.000111465139222343">
            <text:p>0,0001114651</text:p>
          </table:table-cell>
          <table:table-cell table:formula="of:=(1/(SQRT(2*3.1415926535)*([.$C$12]*(SQRT(([.$C$10]*[.$C$10])/([.$C$12]*[.$C$12])-SIN(ATAN([.N$2]/[.$E5]))*SIN(ATAN([.N$2]/[.$E5])))-COS(ATAN([.N$2]/[.$E5]))))/6)) * EXP( -([.$E5]/COS(ATAN([.N$2]/[.$E5]))-([.$C$12]*(SQRT(([.$C$10]*[.$C$10])/([.$C$12]*[.$C$12])-SIN(ATAN([.N$2]/[.$E5]))*SIN(ATAN([.N$2]/[.$E5])))-COS(ATAN([.N$2]/[.$E5]))))/2)*([.$E5]/COS(ATAN([.N$2]/[.$E5]))-([.$C$12]*(SQRT(([.$C$10]*[.$C$10])/([.$C$12]*[.$C$12])-SIN(ATAN([.N$2]/[.$E5]))*SIN(ATAN([.N$2]/[.$E5])))-COS(ATAN([.N$2]/[.$E5]))))/2) /  (2*([.$C$12]*(SQRT(([.$C$10]*[.$C$10])/([.$C$12]*[.$C$12])-SIN(ATAN([.N$2]/[.$E5]))*SIN(ATAN([.N$2]/[.$E5])))-COS(ATAN([.N$2]/[.$E5]))))*([.$C$12]*(SQRT(([.$C$10]*[.$C$10])/([.$C$12]*[.$C$12])-SIN(ATAN([.N$2]/[.$E5]))*SIN(ATAN([.N$2]/[.$E5])))-COS(ATAN([.N$2]/[.$E5]))))/36))" office:value-type="float" office:value="0.000137037961256232">
            <text:p>0,000137038</text:p>
          </table:table-cell>
          <table:table-cell table:formula="of:=(1/(SQRT(2*3.1415926535)*([.$C$12]*(SQRT(([.$C$10]*[.$C$10])/([.$C$12]*[.$C$12])-SIN(ATAN([.O$2]/[.$E5]))*SIN(ATAN([.O$2]/[.$E5])))-COS(ATAN([.O$2]/[.$E5]))))/6)) * EXP( -([.$E5]/COS(ATAN([.O$2]/[.$E5]))-([.$C$12]*(SQRT(([.$C$10]*[.$C$10])/([.$C$12]*[.$C$12])-SIN(ATAN([.O$2]/[.$E5]))*SIN(ATAN([.O$2]/[.$E5])))-COS(ATAN([.O$2]/[.$E5]))))/2)*([.$E5]/COS(ATAN([.O$2]/[.$E5]))-([.$C$12]*(SQRT(([.$C$10]*[.$C$10])/([.$C$12]*[.$C$12])-SIN(ATAN([.O$2]/[.$E5]))*SIN(ATAN([.O$2]/[.$E5])))-COS(ATAN([.O$2]/[.$E5]))))/2) /  (2*([.$C$12]*(SQRT(([.$C$10]*[.$C$10])/([.$C$12]*[.$C$12])-SIN(ATAN([.O$2]/[.$E5]))*SIN(ATAN([.O$2]/[.$E5])))-COS(ATAN([.O$2]/[.$E5]))))*([.$C$12]*(SQRT(([.$C$10]*[.$C$10])/([.$C$12]*[.$C$12])-SIN(ATAN([.O$2]/[.$E5]))*SIN(ATAN([.O$2]/[.$E5])))-COS(ATAN([.O$2]/[.$E5]))))/36))" office:value-type="float" office:value="0.00016733483993604">
            <text:p>0,0001673348</text:p>
          </table:table-cell>
          <table:table-cell table:formula="of:=(1/(SQRT(2*3.1415926535)*([.$C$12]*(SQRT(([.$C$10]*[.$C$10])/([.$C$12]*[.$C$12])-SIN(ATAN([.P$2]/[.$E5]))*SIN(ATAN([.P$2]/[.$E5])))-COS(ATAN([.P$2]/[.$E5]))))/6)) * EXP( -([.$E5]/COS(ATAN([.P$2]/[.$E5]))-([.$C$12]*(SQRT(([.$C$10]*[.$C$10])/([.$C$12]*[.$C$12])-SIN(ATAN([.P$2]/[.$E5]))*SIN(ATAN([.P$2]/[.$E5])))-COS(ATAN([.P$2]/[.$E5]))))/2)*([.$E5]/COS(ATAN([.P$2]/[.$E5]))-([.$C$12]*(SQRT(([.$C$10]*[.$C$10])/([.$C$12]*[.$C$12])-SIN(ATAN([.P$2]/[.$E5]))*SIN(ATAN([.P$2]/[.$E5])))-COS(ATAN([.P$2]/[.$E5]))))/2) /  (2*([.$C$12]*(SQRT(([.$C$10]*[.$C$10])/([.$C$12]*[.$C$12])-SIN(ATAN([.P$2]/[.$E5]))*SIN(ATAN([.P$2]/[.$E5])))-COS(ATAN([.P$2]/[.$E5]))))*([.$C$12]*(SQRT(([.$C$10]*[.$C$10])/([.$C$12]*[.$C$12])-SIN(ATAN([.P$2]/[.$E5]))*SIN(ATAN([.P$2]/[.$E5])))-COS(ATAN([.P$2]/[.$E5]))))/36))" office:value-type="float" office:value="0.00020273840748427">
            <text:p>0,0002027384</text:p>
          </table:table-cell>
          <table:table-cell table:formula="of:=(1/(SQRT(2*3.1415926535)*([.$C$12]*(SQRT(([.$C$10]*[.$C$10])/([.$C$12]*[.$C$12])-SIN(ATAN([.Q$2]/[.$E5]))*SIN(ATAN([.Q$2]/[.$E5])))-COS(ATAN([.Q$2]/[.$E5]))))/6)) * EXP( -([.$E5]/COS(ATAN([.Q$2]/[.$E5]))-([.$C$12]*(SQRT(([.$C$10]*[.$C$10])/([.$C$12]*[.$C$12])-SIN(ATAN([.Q$2]/[.$E5]))*SIN(ATAN([.Q$2]/[.$E5])))-COS(ATAN([.Q$2]/[.$E5]))))/2)*([.$E5]/COS(ATAN([.Q$2]/[.$E5]))-([.$C$12]*(SQRT(([.$C$10]*[.$C$10])/([.$C$12]*[.$C$12])-SIN(ATAN([.Q$2]/[.$E5]))*SIN(ATAN([.Q$2]/[.$E5])))-COS(ATAN([.Q$2]/[.$E5]))))/2) /  (2*([.$C$12]*(SQRT(([.$C$10]*[.$C$10])/([.$C$12]*[.$C$12])-SIN(ATAN([.Q$2]/[.$E5]))*SIN(ATAN([.Q$2]/[.$E5])))-COS(ATAN([.Q$2]/[.$E5]))))*([.$C$12]*(SQRT(([.$C$10]*[.$C$10])/([.$C$12]*[.$C$12])-SIN(ATAN([.Q$2]/[.$E5]))*SIN(ATAN([.Q$2]/[.$E5])))-COS(ATAN([.Q$2]/[.$E5]))))/36))" office:value-type="float" office:value="0.000243555923242092">
            <text:p>0,0002435559</text:p>
          </table:table-cell>
          <table:table-cell table:formula="of:=(1/(SQRT(2*3.1415926535)*([.$C$12]*(SQRT(([.$C$10]*[.$C$10])/([.$C$12]*[.$C$12])-SIN(ATAN([.R$2]/[.$E5]))*SIN(ATAN([.R$2]/[.$E5])))-COS(ATAN([.R$2]/[.$E5]))))/6)) * EXP( -([.$E5]/COS(ATAN([.R$2]/[.$E5]))-([.$C$12]*(SQRT(([.$C$10]*[.$C$10])/([.$C$12]*[.$C$12])-SIN(ATAN([.R$2]/[.$E5]))*SIN(ATAN([.R$2]/[.$E5])))-COS(ATAN([.R$2]/[.$E5]))))/2)*([.$E5]/COS(ATAN([.R$2]/[.$E5]))-([.$C$12]*(SQRT(([.$C$10]*[.$C$10])/([.$C$12]*[.$C$12])-SIN(ATAN([.R$2]/[.$E5]))*SIN(ATAN([.R$2]/[.$E5])))-COS(ATAN([.R$2]/[.$E5]))))/2) /  (2*([.$C$12]*(SQRT(([.$C$10]*[.$C$10])/([.$C$12]*[.$C$12])-SIN(ATAN([.R$2]/[.$E5]))*SIN(ATAN([.R$2]/[.$E5])))-COS(ATAN([.R$2]/[.$E5]))))*([.$C$12]*(SQRT(([.$C$10]*[.$C$10])/([.$C$12]*[.$C$12])-SIN(ATAN([.R$2]/[.$E5]))*SIN(ATAN([.R$2]/[.$E5])))-COS(ATAN([.R$2]/[.$E5]))))/36))" office:value-type="float" office:value="0.000289984302607448">
            <text:p>0,0002899843</text:p>
          </table:table-cell>
          <table:table-cell table:formula="of:=(1/(SQRT(2*3.1415926535)*([.$C$12]*(SQRT(([.$C$10]*[.$C$10])/([.$C$12]*[.$C$12])-SIN(ATAN([.S$2]/[.$E5]))*SIN(ATAN([.S$2]/[.$E5])))-COS(ATAN([.S$2]/[.$E5]))))/6)) * EXP( -([.$E5]/COS(ATAN([.S$2]/[.$E5]))-([.$C$12]*(SQRT(([.$C$10]*[.$C$10])/([.$C$12]*[.$C$12])-SIN(ATAN([.S$2]/[.$E5]))*SIN(ATAN([.S$2]/[.$E5])))-COS(ATAN([.S$2]/[.$E5]))))/2)*([.$E5]/COS(ATAN([.S$2]/[.$E5]))-([.$C$12]*(SQRT(([.$C$10]*[.$C$10])/([.$C$12]*[.$C$12])-SIN(ATAN([.S$2]/[.$E5]))*SIN(ATAN([.S$2]/[.$E5])))-COS(ATAN([.S$2]/[.$E5]))))/2) /  (2*([.$C$12]*(SQRT(([.$C$10]*[.$C$10])/([.$C$12]*[.$C$12])-SIN(ATAN([.S$2]/[.$E5]))*SIN(ATAN([.S$2]/[.$E5])))-COS(ATAN([.S$2]/[.$E5]))))*([.$C$12]*(SQRT(([.$C$10]*[.$C$10])/([.$C$12]*[.$C$12])-SIN(ATAN([.S$2]/[.$E5]))*SIN(ATAN([.S$2]/[.$E5])))-COS(ATAN([.S$2]/[.$E5]))))/36))" office:value-type="float" office:value="0.000342075493665036">
            <text:p>0,0003420755</text:p>
          </table:table-cell>
          <table:table-cell table:formula="of:=(1/(SQRT(2*3.1415926535)*([.$C$12]*(SQRT(([.$C$10]*[.$C$10])/([.$C$12]*[.$C$12])-SIN(ATAN([.T$2]/[.$E5]))*SIN(ATAN([.T$2]/[.$E5])))-COS(ATAN([.T$2]/[.$E5]))))/6)) * EXP( -([.$E5]/COS(ATAN([.T$2]/[.$E5]))-([.$C$12]*(SQRT(([.$C$10]*[.$C$10])/([.$C$12]*[.$C$12])-SIN(ATAN([.T$2]/[.$E5]))*SIN(ATAN([.T$2]/[.$E5])))-COS(ATAN([.T$2]/[.$E5]))))/2)*([.$E5]/COS(ATAN([.T$2]/[.$E5]))-([.$C$12]*(SQRT(([.$C$10]*[.$C$10])/([.$C$12]*[.$C$12])-SIN(ATAN([.T$2]/[.$E5]))*SIN(ATAN([.T$2]/[.$E5])))-COS(ATAN([.T$2]/[.$E5]))))/2) /  (2*([.$C$12]*(SQRT(([.$C$10]*[.$C$10])/([.$C$12]*[.$C$12])-SIN(ATAN([.T$2]/[.$E5]))*SIN(ATAN([.T$2]/[.$E5])))-COS(ATAN([.T$2]/[.$E5]))))*([.$C$12]*(SQRT(([.$C$10]*[.$C$10])/([.$C$12]*[.$C$12])-SIN(ATAN([.T$2]/[.$E5]))*SIN(ATAN([.T$2]/[.$E5])))-COS(ATAN([.T$2]/[.$E5]))))/36))" office:value-type="float" office:value="0.000399703877022344">
            <text:p>0,0003997039</text:p>
          </table:table-cell>
          <table:table-cell table:formula="of:=(1/(SQRT(2*3.1415926535)*([.$C$12]*(SQRT(([.$C$10]*[.$C$10])/([.$C$12]*[.$C$12])-SIN(ATAN([.U$2]/[.$E5]))*SIN(ATAN([.U$2]/[.$E5])))-COS(ATAN([.U$2]/[.$E5]))))/6)) * EXP( -([.$E5]/COS(ATAN([.U$2]/[.$E5]))-([.$C$12]*(SQRT(([.$C$10]*[.$C$10])/([.$C$12]*[.$C$12])-SIN(ATAN([.U$2]/[.$E5]))*SIN(ATAN([.U$2]/[.$E5])))-COS(ATAN([.U$2]/[.$E5]))))/2)*([.$E5]/COS(ATAN([.U$2]/[.$E5]))-([.$C$12]*(SQRT(([.$C$10]*[.$C$10])/([.$C$12]*[.$C$12])-SIN(ATAN([.U$2]/[.$E5]))*SIN(ATAN([.U$2]/[.$E5])))-COS(ATAN([.U$2]/[.$E5]))))/2) /  (2*([.$C$12]*(SQRT(([.$C$10]*[.$C$10])/([.$C$12]*[.$C$12])-SIN(ATAN([.U$2]/[.$E5]))*SIN(ATAN([.U$2]/[.$E5])))-COS(ATAN([.U$2]/[.$E5]))))*([.$C$12]*(SQRT(([.$C$10]*[.$C$10])/([.$C$12]*[.$C$12])-SIN(ATAN([.U$2]/[.$E5]))*SIN(ATAN([.U$2]/[.$E5])))-COS(ATAN([.U$2]/[.$E5]))))/36))" office:value-type="float" office:value="0.000462537901736374">
            <text:p>0,0004625379</text:p>
          </table:table-cell>
          <table:table-cell table:formula="of:=(1/(SQRT(2*3.1415926535)*([.$C$12]*(SQRT(([.$C$10]*[.$C$10])/([.$C$12]*[.$C$12])-SIN(ATAN([.V$2]/[.$E5]))*SIN(ATAN([.V$2]/[.$E5])))-COS(ATAN([.V$2]/[.$E5]))))/6)) * EXP( -([.$E5]/COS(ATAN([.V$2]/[.$E5]))-([.$C$12]*(SQRT(([.$C$10]*[.$C$10])/([.$C$12]*[.$C$12])-SIN(ATAN([.V$2]/[.$E5]))*SIN(ATAN([.V$2]/[.$E5])))-COS(ATAN([.V$2]/[.$E5]))))/2)*([.$E5]/COS(ATAN([.V$2]/[.$E5]))-([.$C$12]*(SQRT(([.$C$10]*[.$C$10])/([.$C$12]*[.$C$12])-SIN(ATAN([.V$2]/[.$E5]))*SIN(ATAN([.V$2]/[.$E5])))-COS(ATAN([.V$2]/[.$E5]))))/2) /  (2*([.$C$12]*(SQRT(([.$C$10]*[.$C$10])/([.$C$12]*[.$C$12])-SIN(ATAN([.V$2]/[.$E5]))*SIN(ATAN([.V$2]/[.$E5])))-COS(ATAN([.V$2]/[.$E5]))))*([.$C$12]*(SQRT(([.$C$10]*[.$C$10])/([.$C$12]*[.$C$12])-SIN(ATAN([.V$2]/[.$E5]))*SIN(ATAN([.V$2]/[.$E5])))-COS(ATAN([.V$2]/[.$E5]))))/36))" office:value-type="float" office:value="0.000530018438226978">
            <text:p>0,0005300184</text:p>
          </table:table-cell>
          <table:table-cell table:formula="of:=(1/(SQRT(2*3.1415926535)*([.$C$12]*(SQRT(([.$C$10]*[.$C$10])/([.$C$12]*[.$C$12])-SIN(ATAN([.W$2]/[.$E5]))*SIN(ATAN([.W$2]/[.$E5])))-COS(ATAN([.W$2]/[.$E5]))))/6)) * EXP( -([.$E5]/COS(ATAN([.W$2]/[.$E5]))-([.$C$12]*(SQRT(([.$C$10]*[.$C$10])/([.$C$12]*[.$C$12])-SIN(ATAN([.W$2]/[.$E5]))*SIN(ATAN([.W$2]/[.$E5])))-COS(ATAN([.W$2]/[.$E5]))))/2)*([.$E5]/COS(ATAN([.W$2]/[.$E5]))-([.$C$12]*(SQRT(([.$C$10]*[.$C$10])/([.$C$12]*[.$C$12])-SIN(ATAN([.W$2]/[.$E5]))*SIN(ATAN([.W$2]/[.$E5])))-COS(ATAN([.W$2]/[.$E5]))))/2) /  (2*([.$C$12]*(SQRT(([.$C$10]*[.$C$10])/([.$C$12]*[.$C$12])-SIN(ATAN([.W$2]/[.$E5]))*SIN(ATAN([.W$2]/[.$E5])))-COS(ATAN([.W$2]/[.$E5]))))*([.$C$12]*(SQRT(([.$C$10]*[.$C$10])/([.$C$12]*[.$C$12])-SIN(ATAN([.W$2]/[.$E5]))*SIN(ATAN([.W$2]/[.$E5])))-COS(ATAN([.W$2]/[.$E5]))))/36))" office:value-type="float" office:value="0.000601346341802238">
            <text:p>0,0006013463</text:p>
          </table:table-cell>
          <table:table-cell table:formula="of:=(1/(SQRT(2*3.1415926535)*([.$C$12]*(SQRT(([.$C$10]*[.$C$10])/([.$C$12]*[.$C$12])-SIN(ATAN([.X$2]/[.$E5]))*SIN(ATAN([.X$2]/[.$E5])))-COS(ATAN([.X$2]/[.$E5]))))/6)) * EXP( -([.$E5]/COS(ATAN([.X$2]/[.$E5]))-([.$C$12]*(SQRT(([.$C$10]*[.$C$10])/([.$C$12]*[.$C$12])-SIN(ATAN([.X$2]/[.$E5]))*SIN(ATAN([.X$2]/[.$E5])))-COS(ATAN([.X$2]/[.$E5]))))/2)*([.$E5]/COS(ATAN([.X$2]/[.$E5]))-([.$C$12]*(SQRT(([.$C$10]*[.$C$10])/([.$C$12]*[.$C$12])-SIN(ATAN([.X$2]/[.$E5]))*SIN(ATAN([.X$2]/[.$E5])))-COS(ATAN([.X$2]/[.$E5]))))/2) /  (2*([.$C$12]*(SQRT(([.$C$10]*[.$C$10])/([.$C$12]*[.$C$12])-SIN(ATAN([.X$2]/[.$E5]))*SIN(ATAN([.X$2]/[.$E5])))-COS(ATAN([.X$2]/[.$E5]))))*([.$C$12]*(SQRT(([.$C$10]*[.$C$10])/([.$C$12]*[.$C$12])-SIN(ATAN([.X$2]/[.$E5]))*SIN(ATAN([.X$2]/[.$E5])))-COS(ATAN([.X$2]/[.$E5]))))/36))" office:value-type="float" office:value="0.000675481472639554">
            <text:p>0,0006754815</text:p>
          </table:table-cell>
          <table:table-cell table:formula="of:=(1/(SQRT(2*3.1415926535)*([.$C$12]*(SQRT(([.$C$10]*[.$C$10])/([.$C$12]*[.$C$12])-SIN(ATAN([.Y$2]/[.$E5]))*SIN(ATAN([.Y$2]/[.$E5])))-COS(ATAN([.Y$2]/[.$E5]))))/6)) * EXP( -([.$E5]/COS(ATAN([.Y$2]/[.$E5]))-([.$C$12]*(SQRT(([.$C$10]*[.$C$10])/([.$C$12]*[.$C$12])-SIN(ATAN([.Y$2]/[.$E5]))*SIN(ATAN([.Y$2]/[.$E5])))-COS(ATAN([.Y$2]/[.$E5]))))/2)*([.$E5]/COS(ATAN([.Y$2]/[.$E5]))-([.$C$12]*(SQRT(([.$C$10]*[.$C$10])/([.$C$12]*[.$C$12])-SIN(ATAN([.Y$2]/[.$E5]))*SIN(ATAN([.Y$2]/[.$E5])))-COS(ATAN([.Y$2]/[.$E5]))))/2) /  (2*([.$C$12]*(SQRT(([.$C$10]*[.$C$10])/([.$C$12]*[.$C$12])-SIN(ATAN([.Y$2]/[.$E5]))*SIN(ATAN([.Y$2]/[.$E5])))-COS(ATAN([.Y$2]/[.$E5]))))*([.$C$12]*(SQRT(([.$C$10]*[.$C$10])/([.$C$12]*[.$C$12])-SIN(ATAN([.Y$2]/[.$E5]))*SIN(ATAN([.Y$2]/[.$E5])))-COS(ATAN([.Y$2]/[.$E5]))))/36))" office:value-type="float" office:value="0.000751154910569501">
            <text:p>0,0007511549</text:p>
          </table:table-cell>
          <table:table-cell table:formula="of:=(1/(SQRT(2*3.1415926535)*([.$C$12]*(SQRT(([.$C$10]*[.$C$10])/([.$C$12]*[.$C$12])-SIN(ATAN([.Z$2]/[.$E5]))*SIN(ATAN([.Z$2]/[.$E5])))-COS(ATAN([.Z$2]/[.$E5]))))/6)) * EXP( -([.$E5]/COS(ATAN([.Z$2]/[.$E5]))-([.$C$12]*(SQRT(([.$C$10]*[.$C$10])/([.$C$12]*[.$C$12])-SIN(ATAN([.Z$2]/[.$E5]))*SIN(ATAN([.Z$2]/[.$E5])))-COS(ATAN([.Z$2]/[.$E5]))))/2)*([.$E5]/COS(ATAN([.Z$2]/[.$E5]))-([.$C$12]*(SQRT(([.$C$10]*[.$C$10])/([.$C$12]*[.$C$12])-SIN(ATAN([.Z$2]/[.$E5]))*SIN(ATAN([.Z$2]/[.$E5])))-COS(ATAN([.Z$2]/[.$E5]))))/2) /  (2*([.$C$12]*(SQRT(([.$C$10]*[.$C$10])/([.$C$12]*[.$C$12])-SIN(ATAN([.Z$2]/[.$E5]))*SIN(ATAN([.Z$2]/[.$E5])))-COS(ATAN([.Z$2]/[.$E5]))))*([.$C$12]*(SQRT(([.$C$10]*[.$C$10])/([.$C$12]*[.$C$12])-SIN(ATAN([.Z$2]/[.$E5]))*SIN(ATAN([.Z$2]/[.$E5])))-COS(ATAN([.Z$2]/[.$E5]))))/36))" office:value-type="float" office:value="0.00082689535538668">
            <text:p>0,0008268954</text:p>
          </table:table-cell>
          <table:table-cell table:formula="of:=(1/(SQRT(2*3.1415926535)*([.$C$12]*(SQRT(([.$C$10]*[.$C$10])/([.$C$12]*[.$C$12])-SIN(ATAN([.AA$2]/[.$E5]))*SIN(ATAN([.AA$2]/[.$E5])))-COS(ATAN([.AA$2]/[.$E5]))))/6)) * EXP( -([.$E5]/COS(ATAN([.AA$2]/[.$E5]))-([.$C$12]*(SQRT(([.$C$10]*[.$C$10])/([.$C$12]*[.$C$12])-SIN(ATAN([.AA$2]/[.$E5]))*SIN(ATAN([.AA$2]/[.$E5])))-COS(ATAN([.AA$2]/[.$E5]))))/2)*([.$E5]/COS(ATAN([.AA$2]/[.$E5]))-([.$C$12]*(SQRT(([.$C$10]*[.$C$10])/([.$C$12]*[.$C$12])-SIN(ATAN([.AA$2]/[.$E5]))*SIN(ATAN([.AA$2]/[.$E5])))-COS(ATAN([.AA$2]/[.$E5]))))/2) /  (2*([.$C$12]*(SQRT(([.$C$10]*[.$C$10])/([.$C$12]*[.$C$12])-SIN(ATAN([.AA$2]/[.$E5]))*SIN(ATAN([.AA$2]/[.$E5])))-COS(ATAN([.AA$2]/[.$E5]))))*([.$C$12]*(SQRT(([.$C$10]*[.$C$10])/([.$C$12]*[.$C$12])-SIN(ATAN([.AA$2]/[.$E5]))*SIN(ATAN([.AA$2]/[.$E5])))-COS(ATAN([.AA$2]/[.$E5]))))/36))" office:value-type="float" office:value="0.000901069759785819">
            <text:p>0,0009010698</text:p>
          </table:table-cell>
          <table:table-cell table:formula="of:=(1/(SQRT(2*3.1415926535)*([.$C$12]*(SQRT(([.$C$10]*[.$C$10])/([.$C$12]*[.$C$12])-SIN(ATAN([.AB$2]/[.$E5]))*SIN(ATAN([.AB$2]/[.$E5])))-COS(ATAN([.AB$2]/[.$E5]))))/6)) * EXP( -([.$E5]/COS(ATAN([.AB$2]/[.$E5]))-([.$C$12]*(SQRT(([.$C$10]*[.$C$10])/([.$C$12]*[.$C$12])-SIN(ATAN([.AB$2]/[.$E5]))*SIN(ATAN([.AB$2]/[.$E5])))-COS(ATAN([.AB$2]/[.$E5]))))/2)*([.$E5]/COS(ATAN([.AB$2]/[.$E5]))-([.$C$12]*(SQRT(([.$C$10]*[.$C$10])/([.$C$12]*[.$C$12])-SIN(ATAN([.AB$2]/[.$E5]))*SIN(ATAN([.AB$2]/[.$E5])))-COS(ATAN([.AB$2]/[.$E5]))))/2) /  (2*([.$C$12]*(SQRT(([.$C$10]*[.$C$10])/([.$C$12]*[.$C$12])-SIN(ATAN([.AB$2]/[.$E5]))*SIN(ATAN([.AB$2]/[.$E5])))-COS(ATAN([.AB$2]/[.$E5]))))*([.$C$12]*(SQRT(([.$C$10]*[.$C$10])/([.$C$12]*[.$C$12])-SIN(ATAN([.AB$2]/[.$E5]))*SIN(ATAN([.AB$2]/[.$E5])))-COS(ATAN([.AB$2]/[.$E5]))))/36))" office:value-type="float" office:value="0.000971937171638172">
            <text:p>0,0009719372</text:p>
          </table:table-cell>
          <table:table-cell table:formula="of:=(1/(SQRT(2*3.1415926535)*([.$C$12]*(SQRT(([.$C$10]*[.$C$10])/([.$C$12]*[.$C$12])-SIN(ATAN([.AC$2]/[.$E5]))*SIN(ATAN([.AC$2]/[.$E5])))-COS(ATAN([.AC$2]/[.$E5]))))/6)) * EXP( -([.$E5]/COS(ATAN([.AC$2]/[.$E5]))-([.$C$12]*(SQRT(([.$C$10]*[.$C$10])/([.$C$12]*[.$C$12])-SIN(ATAN([.AC$2]/[.$E5]))*SIN(ATAN([.AC$2]/[.$E5])))-COS(ATAN([.AC$2]/[.$E5]))))/2)*([.$E5]/COS(ATAN([.AC$2]/[.$E5]))-([.$C$12]*(SQRT(([.$C$10]*[.$C$10])/([.$C$12]*[.$C$12])-SIN(ATAN([.AC$2]/[.$E5]))*SIN(ATAN([.AC$2]/[.$E5])))-COS(ATAN([.AC$2]/[.$E5]))))/2) /  (2*([.$C$12]*(SQRT(([.$C$10]*[.$C$10])/([.$C$12]*[.$C$12])-SIN(ATAN([.AC$2]/[.$E5]))*SIN(ATAN([.AC$2]/[.$E5])))-COS(ATAN([.AC$2]/[.$E5]))))*([.$C$12]*(SQRT(([.$C$10]*[.$C$10])/([.$C$12]*[.$C$12])-SIN(ATAN([.AC$2]/[.$E5]))*SIN(ATAN([.AC$2]/[.$E5])))-COS(ATAN([.AC$2]/[.$E5]))))/36))" office:value-type="float" office:value="0.00103771365571392">
            <text:p>0,0010377137</text:p>
          </table:table-cell>
          <table:table-cell table:formula="of:=(1/(SQRT(2*3.1415926535)*([.$C$12]*(SQRT(([.$C$10]*[.$C$10])/([.$C$12]*[.$C$12])-SIN(ATAN([.AD$2]/[.$E5]))*SIN(ATAN([.AD$2]/[.$E5])))-COS(ATAN([.AD$2]/[.$E5]))))/6)) * EXP( -([.$E5]/COS(ATAN([.AD$2]/[.$E5]))-([.$C$12]*(SQRT(([.$C$10]*[.$C$10])/([.$C$12]*[.$C$12])-SIN(ATAN([.AD$2]/[.$E5]))*SIN(ATAN([.AD$2]/[.$E5])))-COS(ATAN([.AD$2]/[.$E5]))))/2)*([.$E5]/COS(ATAN([.AD$2]/[.$E5]))-([.$C$12]*(SQRT(([.$C$10]*[.$C$10])/([.$C$12]*[.$C$12])-SIN(ATAN([.AD$2]/[.$E5]))*SIN(ATAN([.AD$2]/[.$E5])))-COS(ATAN([.AD$2]/[.$E5]))))/2) /  (2*([.$C$12]*(SQRT(([.$C$10]*[.$C$10])/([.$C$12]*[.$C$12])-SIN(ATAN([.AD$2]/[.$E5]))*SIN(ATAN([.AD$2]/[.$E5])))-COS(ATAN([.AD$2]/[.$E5]))))*([.$C$12]*(SQRT(([.$C$10]*[.$C$10])/([.$C$12]*[.$C$12])-SIN(ATAN([.AD$2]/[.$E5]))*SIN(ATAN([.AD$2]/[.$E5])))-COS(ATAN([.AD$2]/[.$E5]))))/36))" office:value-type="float" office:value="0.00109664512629519">
            <text:p>0,0010966451</text:p>
          </table:table-cell>
          <table:table-cell table:formula="of:=(1/(SQRT(2*3.1415926535)*([.$C$12]*(SQRT(([.$C$10]*[.$C$10])/([.$C$12]*[.$C$12])-SIN(ATAN([.AE$2]/[.$E5]))*SIN(ATAN([.AE$2]/[.$E5])))-COS(ATAN([.AE$2]/[.$E5]))))/6)) * EXP( -([.$E5]/COS(ATAN([.AE$2]/[.$E5]))-([.$C$12]*(SQRT(([.$C$10]*[.$C$10])/([.$C$12]*[.$C$12])-SIN(ATAN([.AE$2]/[.$E5]))*SIN(ATAN([.AE$2]/[.$E5])))-COS(ATAN([.AE$2]/[.$E5]))))/2)*([.$E5]/COS(ATAN([.AE$2]/[.$E5]))-([.$C$12]*(SQRT(([.$C$10]*[.$C$10])/([.$C$12]*[.$C$12])-SIN(ATAN([.AE$2]/[.$E5]))*SIN(ATAN([.AE$2]/[.$E5])))-COS(ATAN([.AE$2]/[.$E5]))))/2) /  (2*([.$C$12]*(SQRT(([.$C$10]*[.$C$10])/([.$C$12]*[.$C$12])-SIN(ATAN([.AE$2]/[.$E5]))*SIN(ATAN([.AE$2]/[.$E5])))-COS(ATAN([.AE$2]/[.$E5]))))*([.$C$12]*(SQRT(([.$C$10]*[.$C$10])/([.$C$12]*[.$C$12])-SIN(ATAN([.AE$2]/[.$E5]))*SIN(ATAN([.AE$2]/[.$E5])))-COS(ATAN([.AE$2]/[.$E5]))))/36))" office:value-type="float" office:value="0.00114708405868485">
            <text:p>0,0011470841</text:p>
          </table:table-cell>
          <table:table-cell table:formula="of:=(1/(SQRT(2*3.1415926535)*([.$C$12]*(SQRT(([.$C$10]*[.$C$10])/([.$C$12]*[.$C$12])-SIN(ATAN([.AF$2]/[.$E5]))*SIN(ATAN([.AF$2]/[.$E5])))-COS(ATAN([.AF$2]/[.$E5]))))/6)) * EXP( -([.$E5]/COS(ATAN([.AF$2]/[.$E5]))-([.$C$12]*(SQRT(([.$C$10]*[.$C$10])/([.$C$12]*[.$C$12])-SIN(ATAN([.AF$2]/[.$E5]))*SIN(ATAN([.AF$2]/[.$E5])))-COS(ATAN([.AF$2]/[.$E5]))))/2)*([.$E5]/COS(ATAN([.AF$2]/[.$E5]))-([.$C$12]*(SQRT(([.$C$10]*[.$C$10])/([.$C$12]*[.$C$12])-SIN(ATAN([.AF$2]/[.$E5]))*SIN(ATAN([.AF$2]/[.$E5])))-COS(ATAN([.AF$2]/[.$E5]))))/2) /  (2*([.$C$12]*(SQRT(([.$C$10]*[.$C$10])/([.$C$12]*[.$C$12])-SIN(ATAN([.AF$2]/[.$E5]))*SIN(ATAN([.AF$2]/[.$E5])))-COS(ATAN([.AF$2]/[.$E5]))))*([.$C$12]*(SQRT(([.$C$10]*[.$C$10])/([.$C$12]*[.$C$12])-SIN(ATAN([.AF$2]/[.$E5]))*SIN(ATAN([.AF$2]/[.$E5])))-COS(ATAN([.AF$2]/[.$E5]))))/36))" office:value-type="float" office:value="0.00118756545761158">
            <text:p>0,0011875655</text:p>
          </table:table-cell>
          <table:table-cell table:formula="of:=(1/(SQRT(2*3.1415926535)*([.$C$12]*(SQRT(([.$C$10]*[.$C$10])/([.$C$12]*[.$C$12])-SIN(ATAN([.AG$2]/[.$E5]))*SIN(ATAN([.AG$2]/[.$E5])))-COS(ATAN([.AG$2]/[.$E5]))))/6)) * EXP( -([.$E5]/COS(ATAN([.AG$2]/[.$E5]))-([.$C$12]*(SQRT(([.$C$10]*[.$C$10])/([.$C$12]*[.$C$12])-SIN(ATAN([.AG$2]/[.$E5]))*SIN(ATAN([.AG$2]/[.$E5])))-COS(ATAN([.AG$2]/[.$E5]))))/2)*([.$E5]/COS(ATAN([.AG$2]/[.$E5]))-([.$C$12]*(SQRT(([.$C$10]*[.$C$10])/([.$C$12]*[.$C$12])-SIN(ATAN([.AG$2]/[.$E5]))*SIN(ATAN([.AG$2]/[.$E5])))-COS(ATAN([.AG$2]/[.$E5]))))/2) /  (2*([.$C$12]*(SQRT(([.$C$10]*[.$C$10])/([.$C$12]*[.$C$12])-SIN(ATAN([.AG$2]/[.$E5]))*SIN(ATAN([.AG$2]/[.$E5])))-COS(ATAN([.AG$2]/[.$E5]))))*([.$C$12]*(SQRT(([.$C$10]*[.$C$10])/([.$C$12]*[.$C$12])-SIN(ATAN([.AG$2]/[.$E5]))*SIN(ATAN([.AG$2]/[.$E5])))-COS(ATAN([.AG$2]/[.$E5]))))/36))" office:value-type="float" office:value="0.0012168772209379">
            <text:p>0,0012168772</text:p>
          </table:table-cell>
          <table:table-cell table:formula="of:=(1/(SQRT(2*3.1415926535)*([.$C$12]*(SQRT(([.$C$10]*[.$C$10])/([.$C$12]*[.$C$12])-SIN(ATAN([.AH$2]/[.$E5]))*SIN(ATAN([.AH$2]/[.$E5])))-COS(ATAN([.AH$2]/[.$E5]))))/6)) * EXP( -([.$E5]/COS(ATAN([.AH$2]/[.$E5]))-([.$C$12]*(SQRT(([.$C$10]*[.$C$10])/([.$C$12]*[.$C$12])-SIN(ATAN([.AH$2]/[.$E5]))*SIN(ATAN([.AH$2]/[.$E5])))-COS(ATAN([.AH$2]/[.$E5]))))/2)*([.$E5]/COS(ATAN([.AH$2]/[.$E5]))-([.$C$12]*(SQRT(([.$C$10]*[.$C$10])/([.$C$12]*[.$C$12])-SIN(ATAN([.AH$2]/[.$E5]))*SIN(ATAN([.AH$2]/[.$E5])))-COS(ATAN([.AH$2]/[.$E5]))))/2) /  (2*([.$C$12]*(SQRT(([.$C$10]*[.$C$10])/([.$C$12]*[.$C$12])-SIN(ATAN([.AH$2]/[.$E5]))*SIN(ATAN([.AH$2]/[.$E5])))-COS(ATAN([.AH$2]/[.$E5]))))*([.$C$12]*(SQRT(([.$C$10]*[.$C$10])/([.$C$12]*[.$C$12])-SIN(ATAN([.AH$2]/[.$E5]))*SIN(ATAN([.AH$2]/[.$E5])))-COS(ATAN([.AH$2]/[.$E5]))))/36))" office:value-type="float" office:value="0.0012341201931309">
            <text:p>0,0012341202</text:p>
          </table:table-cell>
          <table:table-cell table:formula="of:=(1/(SQRT(2*3.1415926535)*([.$C$12]*(SQRT(([.$C$10]*[.$C$10])/([.$C$12]*[.$C$12])-SIN(ATAN([.AI$2]/[.$E5]))*SIN(ATAN([.AI$2]/[.$E5])))-COS(ATAN([.AI$2]/[.$E5]))))/6)) * EXP( -([.$E5]/COS(ATAN([.AI$2]/[.$E5]))-([.$C$12]*(SQRT(([.$C$10]*[.$C$10])/([.$C$12]*[.$C$12])-SIN(ATAN([.AI$2]/[.$E5]))*SIN(ATAN([.AI$2]/[.$E5])))-COS(ATAN([.AI$2]/[.$E5]))))/2)*([.$E5]/COS(ATAN([.AI$2]/[.$E5]))-([.$C$12]*(SQRT(([.$C$10]*[.$C$10])/([.$C$12]*[.$C$12])-SIN(ATAN([.AI$2]/[.$E5]))*SIN(ATAN([.AI$2]/[.$E5])))-COS(ATAN([.AI$2]/[.$E5]))))/2) /  (2*([.$C$12]*(SQRT(([.$C$10]*[.$C$10])/([.$C$12]*[.$C$12])-SIN(ATAN([.AI$2]/[.$E5]))*SIN(ATAN([.AI$2]/[.$E5])))-COS(ATAN([.AI$2]/[.$E5]))))*([.$C$12]*(SQRT(([.$C$10]*[.$C$10])/([.$C$12]*[.$C$12])-SIN(ATAN([.AI$2]/[.$E5]))*SIN(ATAN([.AI$2]/[.$E5])))-COS(ATAN([.AI$2]/[.$E5]))))/36))" office:value-type="float" office:value="0.00123875376092449">
            <text:p>0,0012387538</text:p>
          </table:table-cell>
          <table:table-cell table:formula="of:=(1/(SQRT(2*3.1415926535)*([.$C$12]*(SQRT(([.$C$10]*[.$C$10])/([.$C$12]*[.$C$12])-SIN(ATAN([.AJ$2]/[.$E5]))*SIN(ATAN([.AJ$2]/[.$E5])))-COS(ATAN([.AJ$2]/[.$E5]))))/6)) * EXP( -([.$E5]/COS(ATAN([.AJ$2]/[.$E5]))-([.$C$12]*(SQRT(([.$C$10]*[.$C$10])/([.$C$12]*[.$C$12])-SIN(ATAN([.AJ$2]/[.$E5]))*SIN(ATAN([.AJ$2]/[.$E5])))-COS(ATAN([.AJ$2]/[.$E5]))))/2)*([.$E5]/COS(ATAN([.AJ$2]/[.$E5]))-([.$C$12]*(SQRT(([.$C$10]*[.$C$10])/([.$C$12]*[.$C$12])-SIN(ATAN([.AJ$2]/[.$E5]))*SIN(ATAN([.AJ$2]/[.$E5])))-COS(ATAN([.AJ$2]/[.$E5]))))/2) /  (2*([.$C$12]*(SQRT(([.$C$10]*[.$C$10])/([.$C$12]*[.$C$12])-SIN(ATAN([.AJ$2]/[.$E5]))*SIN(ATAN([.AJ$2]/[.$E5])))-COS(ATAN([.AJ$2]/[.$E5]))))*([.$C$12]*(SQRT(([.$C$10]*[.$C$10])/([.$C$12]*[.$C$12])-SIN(ATAN([.AJ$2]/[.$E5]))*SIN(ATAN([.AJ$2]/[.$E5])))-COS(ATAN([.AJ$2]/[.$E5]))))/36))" office:value-type="float" office:value="0.00123062376801821">
            <text:p>0,0012306238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100.1">
            <text:p>100,1</text:p>
          </table:table-cell>
          <table:table-cell table:formula="of:=(1/(SQRT(2*3.1415926535)*([.$C$12]*(SQRT(([.$C$10]*[.$C$10])/([.$C$12]*[.$C$12])-SIN(ATAN([.F$2]/[.$E6]))*SIN(ATAN([.F$2]/[.$E6])))-COS(ATAN([.F$2]/[.$E6]))))/6)) * EXP( -([.$E6]/COS(ATAN([.F$2]/[.$E6]))-([.$C$12]*(SQRT(([.$C$10]*[.$C$10])/([.$C$12]*[.$C$12])-SIN(ATAN([.F$2]/[.$E6]))*SIN(ATAN([.F$2]/[.$E6])))-COS(ATAN([.F$2]/[.$E6]))))/2)*([.$E6]/COS(ATAN([.F$2]/[.$E6]))-([.$C$12]*(SQRT(([.$C$10]*[.$C$10])/([.$C$12]*[.$C$12])-SIN(ATAN([.F$2]/[.$E6]))*SIN(ATAN([.F$2]/[.$E6])))-COS(ATAN([.F$2]/[.$E6]))))/2) /  (2*([.$C$12]*(SQRT(([.$C$10]*[.$C$10])/([.$C$12]*[.$C$12])-SIN(ATAN([.F$2]/[.$E6]))*SIN(ATAN([.F$2]/[.$E6])))-COS(ATAN([.F$2]/[.$E6]))))*([.$C$12]*(SQRT(([.$C$10]*[.$C$10])/([.$C$12]*[.$C$12])-SIN(ATAN([.F$2]/[.$E6]))*SIN(ATAN([.F$2]/[.$E6])))-COS(ATAN([.F$2]/[.$E6]))))/36))" office:value-type="float" office:value="0.000047762684898007">
            <text:p>4,7762684898007E-005</text:p>
          </table:table-cell>
          <table:table-cell table:formula="of:=(1/(SQRT(2*3.1415926535)*([.$C$12]*(SQRT(([.$C$10]*[.$C$10])/([.$C$12]*[.$C$12])-SIN(ATAN([.G$2]/[.$E6]))*SIN(ATAN([.G$2]/[.$E6])))-COS(ATAN([.G$2]/[.$E6]))))/6)) * EXP( -([.$E6]/COS(ATAN([.G$2]/[.$E6]))-([.$C$12]*(SQRT(([.$C$10]*[.$C$10])/([.$C$12]*[.$C$12])-SIN(ATAN([.G$2]/[.$E6]))*SIN(ATAN([.G$2]/[.$E6])))-COS(ATAN([.G$2]/[.$E6]))))/2)*([.$E6]/COS(ATAN([.G$2]/[.$E6]))-([.$C$12]*(SQRT(([.$C$10]*[.$C$10])/([.$C$12]*[.$C$12])-SIN(ATAN([.G$2]/[.$E6]))*SIN(ATAN([.G$2]/[.$E6])))-COS(ATAN([.G$2]/[.$E6]))))/2) /  (2*([.$C$12]*(SQRT(([.$C$10]*[.$C$10])/([.$C$12]*[.$C$12])-SIN(ATAN([.G$2]/[.$E6]))*SIN(ATAN([.G$2]/[.$E6])))-COS(ATAN([.G$2]/[.$E6]))))*([.$C$12]*(SQRT(([.$C$10]*[.$C$10])/([.$C$12]*[.$C$12])-SIN(ATAN([.G$2]/[.$E6]))*SIN(ATAN([.G$2]/[.$E6])))-COS(ATAN([.G$2]/[.$E6]))))/36))" office:value-type="float" office:value="0.0000493355117992192">
            <text:p>4,93355117992192E-005</text:p>
          </table:table-cell>
          <table:table-cell table:formula="of:=(1/(SQRT(2*3.1415926535)*([.$C$12]*(SQRT(([.$C$10]*[.$C$10])/([.$C$12]*[.$C$12])-SIN(ATAN([.H$2]/[.$E6]))*SIN(ATAN([.H$2]/[.$E6])))-COS(ATAN([.H$2]/[.$E6]))))/6)) * EXP( -([.$E6]/COS(ATAN([.H$2]/[.$E6]))-([.$C$12]*(SQRT(([.$C$10]*[.$C$10])/([.$C$12]*[.$C$12])-SIN(ATAN([.H$2]/[.$E6]))*SIN(ATAN([.H$2]/[.$E6])))-COS(ATAN([.H$2]/[.$E6]))))/2)*([.$E6]/COS(ATAN([.H$2]/[.$E6]))-([.$C$12]*(SQRT(([.$C$10]*[.$C$10])/([.$C$12]*[.$C$12])-SIN(ATAN([.H$2]/[.$E6]))*SIN(ATAN([.H$2]/[.$E6])))-COS(ATAN([.H$2]/[.$E6]))))/2) /  (2*([.$C$12]*(SQRT(([.$C$10]*[.$C$10])/([.$C$12]*[.$C$12])-SIN(ATAN([.H$2]/[.$E6]))*SIN(ATAN([.H$2]/[.$E6])))-COS(ATAN([.H$2]/[.$E6]))))*([.$C$12]*(SQRT(([.$C$10]*[.$C$10])/([.$C$12]*[.$C$12])-SIN(ATAN([.H$2]/[.$E6]))*SIN(ATAN([.H$2]/[.$E6])))-COS(ATAN([.H$2]/[.$E6]))))/36))" office:value-type="float" office:value="0.0000540790235348554">
            <text:p>0,000054079</text:p>
          </table:table-cell>
          <table:table-cell table:formula="of:=(1/(SQRT(2*3.1415926535)*([.$C$12]*(SQRT(([.$C$10]*[.$C$10])/([.$C$12]*[.$C$12])-SIN(ATAN([.I$2]/[.$E6]))*SIN(ATAN([.I$2]/[.$E6])))-COS(ATAN([.I$2]/[.$E6]))))/6)) * EXP( -([.$E6]/COS(ATAN([.I$2]/[.$E6]))-([.$C$12]*(SQRT(([.$C$10]*[.$C$10])/([.$C$12]*[.$C$12])-SIN(ATAN([.I$2]/[.$E6]))*SIN(ATAN([.I$2]/[.$E6])))-COS(ATAN([.I$2]/[.$E6]))))/2)*([.$E6]/COS(ATAN([.I$2]/[.$E6]))-([.$C$12]*(SQRT(([.$C$10]*[.$C$10])/([.$C$12]*[.$C$12])-SIN(ATAN([.I$2]/[.$E6]))*SIN(ATAN([.I$2]/[.$E6])))-COS(ATAN([.I$2]/[.$E6]))))/2) /  (2*([.$C$12]*(SQRT(([.$C$10]*[.$C$10])/([.$C$12]*[.$C$12])-SIN(ATAN([.I$2]/[.$E6]))*SIN(ATAN([.I$2]/[.$E6])))-COS(ATAN([.I$2]/[.$E6]))))*([.$C$12]*(SQRT(([.$C$10]*[.$C$10])/([.$C$12]*[.$C$12])-SIN(ATAN([.I$2]/[.$E6]))*SIN(ATAN([.I$2]/[.$E6])))-COS(ATAN([.I$2]/[.$E6]))))/36))" office:value-type="float" office:value="0.000062049406264712">
            <text:p>6,2049406264712E-005</text:p>
          </table:table-cell>
          <table:table-cell table:formula="of:=(1/(SQRT(2*3.1415926535)*([.$C$12]*(SQRT(([.$C$10]*[.$C$10])/([.$C$12]*[.$C$12])-SIN(ATAN([.J$2]/[.$E6]))*SIN(ATAN([.J$2]/[.$E6])))-COS(ATAN([.J$2]/[.$E6]))))/6)) * EXP( -([.$E6]/COS(ATAN([.J$2]/[.$E6]))-([.$C$12]*(SQRT(([.$C$10]*[.$C$10])/([.$C$12]*[.$C$12])-SIN(ATAN([.J$2]/[.$E6]))*SIN(ATAN([.J$2]/[.$E6])))-COS(ATAN([.J$2]/[.$E6]))))/2)*([.$E6]/COS(ATAN([.J$2]/[.$E6]))-([.$C$12]*(SQRT(([.$C$10]*[.$C$10])/([.$C$12]*[.$C$12])-SIN(ATAN([.J$2]/[.$E6]))*SIN(ATAN([.J$2]/[.$E6])))-COS(ATAN([.J$2]/[.$E6]))))/2) /  (2*([.$C$12]*(SQRT(([.$C$10]*[.$C$10])/([.$C$12]*[.$C$12])-SIN(ATAN([.J$2]/[.$E6]))*SIN(ATAN([.J$2]/[.$E6])))-COS(ATAN([.J$2]/[.$E6]))))*([.$C$12]*(SQRT(([.$C$10]*[.$C$10])/([.$C$12]*[.$C$12])-SIN(ATAN([.J$2]/[.$E6]))*SIN(ATAN([.J$2]/[.$E6])))-COS(ATAN([.J$2]/[.$E6]))))/36))" office:value-type="float" office:value="0.0000733214876364049">
            <text:p>7,33214876364049E-005</text:p>
          </table:table-cell>
          <table:table-cell table:formula="of:=(1/(SQRT(2*3.1415926535)*([.$C$12]*(SQRT(([.$C$10]*[.$C$10])/([.$C$12]*[.$C$12])-SIN(ATAN([.K$2]/[.$E6]))*SIN(ATAN([.K$2]/[.$E6])))-COS(ATAN([.K$2]/[.$E6]))))/6)) * EXP( -([.$E6]/COS(ATAN([.K$2]/[.$E6]))-([.$C$12]*(SQRT(([.$C$10]*[.$C$10])/([.$C$12]*[.$C$12])-SIN(ATAN([.K$2]/[.$E6]))*SIN(ATAN([.K$2]/[.$E6])))-COS(ATAN([.K$2]/[.$E6]))))/2)*([.$E6]/COS(ATAN([.K$2]/[.$E6]))-([.$C$12]*(SQRT(([.$C$10]*[.$C$10])/([.$C$12]*[.$C$12])-SIN(ATAN([.K$2]/[.$E6]))*SIN(ATAN([.K$2]/[.$E6])))-COS(ATAN([.K$2]/[.$E6]))))/2) /  (2*([.$C$12]*(SQRT(([.$C$10]*[.$C$10])/([.$C$12]*[.$C$12])-SIN(ATAN([.K$2]/[.$E6]))*SIN(ATAN([.K$2]/[.$E6])))-COS(ATAN([.K$2]/[.$E6]))))*([.$C$12]*(SQRT(([.$C$10]*[.$C$10])/([.$C$12]*[.$C$12])-SIN(ATAN([.K$2]/[.$E6]))*SIN(ATAN([.K$2]/[.$E6])))-COS(ATAN([.K$2]/[.$E6]))))/36))" office:value-type="float" office:value="0.000088069387235898">
            <text:p>8,8069387235898E-005</text:p>
          </table:table-cell>
          <table:table-cell table:formula="of:=(1/(SQRT(2*3.1415926535)*([.$C$12]*(SQRT(([.$C$10]*[.$C$10])/([.$C$12]*[.$C$12])-SIN(ATAN([.L$2]/[.$E6]))*SIN(ATAN([.L$2]/[.$E6])))-COS(ATAN([.L$2]/[.$E6]))))/6)) * EXP( -([.$E6]/COS(ATAN([.L$2]/[.$E6]))-([.$C$12]*(SQRT(([.$C$10]*[.$C$10])/([.$C$12]*[.$C$12])-SIN(ATAN([.L$2]/[.$E6]))*SIN(ATAN([.L$2]/[.$E6])))-COS(ATAN([.L$2]/[.$E6]))))/2)*([.$E6]/COS(ATAN([.L$2]/[.$E6]))-([.$C$12]*(SQRT(([.$C$10]*[.$C$10])/([.$C$12]*[.$C$12])-SIN(ATAN([.L$2]/[.$E6]))*SIN(ATAN([.L$2]/[.$E6])))-COS(ATAN([.L$2]/[.$E6]))))/2) /  (2*([.$C$12]*(SQRT(([.$C$10]*[.$C$10])/([.$C$12]*[.$C$12])-SIN(ATAN([.L$2]/[.$E6]))*SIN(ATAN([.L$2]/[.$E6])))-COS(ATAN([.L$2]/[.$E6]))))*([.$C$12]*(SQRT(([.$C$10]*[.$C$10])/([.$C$12]*[.$C$12])-SIN(ATAN([.L$2]/[.$E6]))*SIN(ATAN([.L$2]/[.$E6])))-COS(ATAN([.L$2]/[.$E6]))))/36))" office:value-type="float" office:value="0.000106576275585925">
            <text:p>0,0001065763</text:p>
          </table:table-cell>
          <table:table-cell table:formula="of:=(1/(SQRT(2*3.1415926535)*([.$C$12]*(SQRT(([.$C$10]*[.$C$10])/([.$C$12]*[.$C$12])-SIN(ATAN([.M$2]/[.$E6]))*SIN(ATAN([.M$2]/[.$E6])))-COS(ATAN([.M$2]/[.$E6]))))/6)) * EXP( -([.$E6]/COS(ATAN([.M$2]/[.$E6]))-([.$C$12]*(SQRT(([.$C$10]*[.$C$10])/([.$C$12]*[.$C$12])-SIN(ATAN([.M$2]/[.$E6]))*SIN(ATAN([.M$2]/[.$E6])))-COS(ATAN([.M$2]/[.$E6]))))/2)*([.$E6]/COS(ATAN([.M$2]/[.$E6]))-([.$C$12]*(SQRT(([.$C$10]*[.$C$10])/([.$C$12]*[.$C$12])-SIN(ATAN([.M$2]/[.$E6]))*SIN(ATAN([.M$2]/[.$E6])))-COS(ATAN([.M$2]/[.$E6]))))/2) /  (2*([.$C$12]*(SQRT(([.$C$10]*[.$C$10])/([.$C$12]*[.$C$12])-SIN(ATAN([.M$2]/[.$E6]))*SIN(ATAN([.M$2]/[.$E6])))-COS(ATAN([.M$2]/[.$E6]))))*([.$C$12]*(SQRT(([.$C$10]*[.$C$10])/([.$C$12]*[.$C$12])-SIN(ATAN([.M$2]/[.$E6]))*SIN(ATAN([.M$2]/[.$E6])))-COS(ATAN([.M$2]/[.$E6]))))/36))" office:value-type="float" office:value="0.000129199209300689">
            <text:p>0,0001291992</text:p>
          </table:table-cell>
          <table:table-cell table:formula="of:=(1/(SQRT(2*3.1415926535)*([.$C$12]*(SQRT(([.$C$10]*[.$C$10])/([.$C$12]*[.$C$12])-SIN(ATAN([.N$2]/[.$E6]))*SIN(ATAN([.N$2]/[.$E6])))-COS(ATAN([.N$2]/[.$E6]))))/6)) * EXP( -([.$E6]/COS(ATAN([.N$2]/[.$E6]))-([.$C$12]*(SQRT(([.$C$10]*[.$C$10])/([.$C$12]*[.$C$12])-SIN(ATAN([.N$2]/[.$E6]))*SIN(ATAN([.N$2]/[.$E6])))-COS(ATAN([.N$2]/[.$E6]))))/2)*([.$E6]/COS(ATAN([.N$2]/[.$E6]))-([.$C$12]*(SQRT(([.$C$10]*[.$C$10])/([.$C$12]*[.$C$12])-SIN(ATAN([.N$2]/[.$E6]))*SIN(ATAN([.N$2]/[.$E6])))-COS(ATAN([.N$2]/[.$E6]))))/2) /  (2*([.$C$12]*(SQRT(([.$C$10]*[.$C$10])/([.$C$12]*[.$C$12])-SIN(ATAN([.N$2]/[.$E6]))*SIN(ATAN([.N$2]/[.$E6])))-COS(ATAN([.N$2]/[.$E6]))))*([.$C$12]*(SQRT(([.$C$10]*[.$C$10])/([.$C$12]*[.$C$12])-SIN(ATAN([.N$2]/[.$E6]))*SIN(ATAN([.N$2]/[.$E6])))-COS(ATAN([.N$2]/[.$E6]))))/36))" office:value-type="float" office:value="0.00015632722974708">
            <text:p>0,0001563272</text:p>
          </table:table-cell>
          <table:table-cell table:formula="of:=(1/(SQRT(2*3.1415926535)*([.$C$12]*(SQRT(([.$C$10]*[.$C$10])/([.$C$12]*[.$C$12])-SIN(ATAN([.O$2]/[.$E6]))*SIN(ATAN([.O$2]/[.$E6])))-COS(ATAN([.O$2]/[.$E6]))))/6)) * EXP( -([.$E6]/COS(ATAN([.O$2]/[.$E6]))-([.$C$12]*(SQRT(([.$C$10]*[.$C$10])/([.$C$12]*[.$C$12])-SIN(ATAN([.O$2]/[.$E6]))*SIN(ATAN([.O$2]/[.$E6])))-COS(ATAN([.O$2]/[.$E6]))))/2)*([.$E6]/COS(ATAN([.O$2]/[.$E6]))-([.$C$12]*(SQRT(([.$C$10]*[.$C$10])/([.$C$12]*[.$C$12])-SIN(ATAN([.O$2]/[.$E6]))*SIN(ATAN([.O$2]/[.$E6])))-COS(ATAN([.O$2]/[.$E6]))))/2) /  (2*([.$C$12]*(SQRT(([.$C$10]*[.$C$10])/([.$C$12]*[.$C$12])-SIN(ATAN([.O$2]/[.$E6]))*SIN(ATAN([.O$2]/[.$E6])))-COS(ATAN([.O$2]/[.$E6]))))*([.$C$12]*(SQRT(([.$C$10]*[.$C$10])/([.$C$12]*[.$C$12])-SIN(ATAN([.O$2]/[.$E6]))*SIN(ATAN([.O$2]/[.$E6])))-COS(ATAN([.O$2]/[.$E6]))))/36))" office:value-type="float" office:value="0.000188342097709933">
            <text:p>0,0001883421</text:p>
          </table:table-cell>
          <table:table-cell table:formula="of:=(1/(SQRT(2*3.1415926535)*([.$C$12]*(SQRT(([.$C$10]*[.$C$10])/([.$C$12]*[.$C$12])-SIN(ATAN([.P$2]/[.$E6]))*SIN(ATAN([.P$2]/[.$E6])))-COS(ATAN([.P$2]/[.$E6]))))/6)) * EXP( -([.$E6]/COS(ATAN([.P$2]/[.$E6]))-([.$C$12]*(SQRT(([.$C$10]*[.$C$10])/([.$C$12]*[.$C$12])-SIN(ATAN([.P$2]/[.$E6]))*SIN(ATAN([.P$2]/[.$E6])))-COS(ATAN([.P$2]/[.$E6]))))/2)*([.$E6]/COS(ATAN([.P$2]/[.$E6]))-([.$C$12]*(SQRT(([.$C$10]*[.$C$10])/([.$C$12]*[.$C$12])-SIN(ATAN([.P$2]/[.$E6]))*SIN(ATAN([.P$2]/[.$E6])))-COS(ATAN([.P$2]/[.$E6]))))/2) /  (2*([.$C$12]*(SQRT(([.$C$10]*[.$C$10])/([.$C$12]*[.$C$12])-SIN(ATAN([.P$2]/[.$E6]))*SIN(ATAN([.P$2]/[.$E6])))-COS(ATAN([.P$2]/[.$E6]))))*([.$C$12]*(SQRT(([.$C$10]*[.$C$10])/([.$C$12]*[.$C$12])-SIN(ATAN([.P$2]/[.$E6]))*SIN(ATAN([.P$2]/[.$E6])))-COS(ATAN([.P$2]/[.$E6]))))/36))" office:value-type="float" office:value="0.000225581096410526">
            <text:p>0,0002255811</text:p>
          </table:table-cell>
          <table:table-cell table:formula="of:=(1/(SQRT(2*3.1415926535)*([.$C$12]*(SQRT(([.$C$10]*[.$C$10])/([.$C$12]*[.$C$12])-SIN(ATAN([.Q$2]/[.$E6]))*SIN(ATAN([.Q$2]/[.$E6])))-COS(ATAN([.Q$2]/[.$E6]))))/6)) * EXP( -([.$E6]/COS(ATAN([.Q$2]/[.$E6]))-([.$C$12]*(SQRT(([.$C$10]*[.$C$10])/([.$C$12]*[.$C$12])-SIN(ATAN([.Q$2]/[.$E6]))*SIN(ATAN([.Q$2]/[.$E6])))-COS(ATAN([.Q$2]/[.$E6]))))/2)*([.$E6]/COS(ATAN([.Q$2]/[.$E6]))-([.$C$12]*(SQRT(([.$C$10]*[.$C$10])/([.$C$12]*[.$C$12])-SIN(ATAN([.Q$2]/[.$E6]))*SIN(ATAN([.Q$2]/[.$E6])))-COS(ATAN([.Q$2]/[.$E6]))))/2) /  (2*([.$C$12]*(SQRT(([.$C$10]*[.$C$10])/([.$C$12]*[.$C$12])-SIN(ATAN([.Q$2]/[.$E6]))*SIN(ATAN([.Q$2]/[.$E6])))-COS(ATAN([.Q$2]/[.$E6]))))*([.$C$12]*(SQRT(([.$C$10]*[.$C$10])/([.$C$12]*[.$C$12])-SIN(ATAN([.Q$2]/[.$E6]))*SIN(ATAN([.Q$2]/[.$E6])))-COS(ATAN([.Q$2]/[.$E6]))))/36))" office:value-type="float" office:value="0.000268300554992671">
            <text:p>0,0002683006</text:p>
          </table:table-cell>
          <table:table-cell table:formula="of:=(1/(SQRT(2*3.1415926535)*([.$C$12]*(SQRT(([.$C$10]*[.$C$10])/([.$C$12]*[.$C$12])-SIN(ATAN([.R$2]/[.$E6]))*SIN(ATAN([.R$2]/[.$E6])))-COS(ATAN([.R$2]/[.$E6]))))/6)) * EXP( -([.$E6]/COS(ATAN([.R$2]/[.$E6]))-([.$C$12]*(SQRT(([.$C$10]*[.$C$10])/([.$C$12]*[.$C$12])-SIN(ATAN([.R$2]/[.$E6]))*SIN(ATAN([.R$2]/[.$E6])))-COS(ATAN([.R$2]/[.$E6]))))/2)*([.$E6]/COS(ATAN([.R$2]/[.$E6]))-([.$C$12]*(SQRT(([.$C$10]*[.$C$10])/([.$C$12]*[.$C$12])-SIN(ATAN([.R$2]/[.$E6]))*SIN(ATAN([.R$2]/[.$E6])))-COS(ATAN([.R$2]/[.$E6]))))/2) /  (2*([.$C$12]*(SQRT(([.$C$10]*[.$C$10])/([.$C$12]*[.$C$12])-SIN(ATAN([.R$2]/[.$E6]))*SIN(ATAN([.R$2]/[.$E6])))-COS(ATAN([.R$2]/[.$E6]))))*([.$C$12]*(SQRT(([.$C$10]*[.$C$10])/([.$C$12]*[.$C$12])-SIN(ATAN([.R$2]/[.$E6]))*SIN(ATAN([.R$2]/[.$E6])))-COS(ATAN([.R$2]/[.$E6]))))/36))" office:value-type="float" office:value="0.000316639844761135">
            <text:p>0,0003166398</text:p>
          </table:table-cell>
          <table:table-cell table:formula="of:=(1/(SQRT(2*3.1415926535)*([.$C$12]*(SQRT(([.$C$10]*[.$C$10])/([.$C$12]*[.$C$12])-SIN(ATAN([.S$2]/[.$E6]))*SIN(ATAN([.S$2]/[.$E6])))-COS(ATAN([.S$2]/[.$E6]))))/6)) * EXP( -([.$E6]/COS(ATAN([.S$2]/[.$E6]))-([.$C$12]*(SQRT(([.$C$10]*[.$C$10])/([.$C$12]*[.$C$12])-SIN(ATAN([.S$2]/[.$E6]))*SIN(ATAN([.S$2]/[.$E6])))-COS(ATAN([.S$2]/[.$E6]))))/2)*([.$E6]/COS(ATAN([.S$2]/[.$E6]))-([.$C$12]*(SQRT(([.$C$10]*[.$C$10])/([.$C$12]*[.$C$12])-SIN(ATAN([.S$2]/[.$E6]))*SIN(ATAN([.S$2]/[.$E6])))-COS(ATAN([.S$2]/[.$E6]))))/2) /  (2*([.$C$12]*(SQRT(([.$C$10]*[.$C$10])/([.$C$12]*[.$C$12])-SIN(ATAN([.S$2]/[.$E6]))*SIN(ATAN([.S$2]/[.$E6])))-COS(ATAN([.S$2]/[.$E6]))))*([.$C$12]*(SQRT(([.$C$10]*[.$C$10])/([.$C$12]*[.$C$12])-SIN(ATAN([.S$2]/[.$E6]))*SIN(ATAN([.S$2]/[.$E6])))-COS(ATAN([.S$2]/[.$E6]))))/36))" office:value-type="float" office:value="0.000370586693972752">
            <text:p>0,0003705867</text:p>
          </table:table-cell>
          <table:table-cell table:formula="of:=(1/(SQRT(2*3.1415926535)*([.$C$12]*(SQRT(([.$C$10]*[.$C$10])/([.$C$12]*[.$C$12])-SIN(ATAN([.T$2]/[.$E6]))*SIN(ATAN([.T$2]/[.$E6])))-COS(ATAN([.T$2]/[.$E6]))))/6)) * EXP( -([.$E6]/COS(ATAN([.T$2]/[.$E6]))-([.$C$12]*(SQRT(([.$C$10]*[.$C$10])/([.$C$12]*[.$C$12])-SIN(ATAN([.T$2]/[.$E6]))*SIN(ATAN([.T$2]/[.$E6])))-COS(ATAN([.T$2]/[.$E6]))))/2)*([.$E6]/COS(ATAN([.T$2]/[.$E6]))-([.$C$12]*(SQRT(([.$C$10]*[.$C$10])/([.$C$12]*[.$C$12])-SIN(ATAN([.T$2]/[.$E6]))*SIN(ATAN([.T$2]/[.$E6])))-COS(ATAN([.T$2]/[.$E6]))))/2) /  (2*([.$C$12]*(SQRT(([.$C$10]*[.$C$10])/([.$C$12]*[.$C$12])-SIN(ATAN([.T$2]/[.$E6]))*SIN(ATAN([.T$2]/[.$E6])))-COS(ATAN([.T$2]/[.$E6]))))*([.$C$12]*(SQRT(([.$C$10]*[.$C$10])/([.$C$12]*[.$C$12])-SIN(ATAN([.T$2]/[.$E6]))*SIN(ATAN([.T$2]/[.$E6])))-COS(ATAN([.T$2]/[.$E6]))))/36))" office:value-type="float" office:value="0.000429945465250614">
            <text:p>0,0004299455</text:p>
          </table:table-cell>
          <table:table-cell table:formula="of:=(1/(SQRT(2*3.1415926535)*([.$C$12]*(SQRT(([.$C$10]*[.$C$10])/([.$C$12]*[.$C$12])-SIN(ATAN([.U$2]/[.$E6]))*SIN(ATAN([.U$2]/[.$E6])))-COS(ATAN([.U$2]/[.$E6]))))/6)) * EXP( -([.$E6]/COS(ATAN([.U$2]/[.$E6]))-([.$C$12]*(SQRT(([.$C$10]*[.$C$10])/([.$C$12]*[.$C$12])-SIN(ATAN([.U$2]/[.$E6]))*SIN(ATAN([.U$2]/[.$E6])))-COS(ATAN([.U$2]/[.$E6]))))/2)*([.$E6]/COS(ATAN([.U$2]/[.$E6]))-([.$C$12]*(SQRT(([.$C$10]*[.$C$10])/([.$C$12]*[.$C$12])-SIN(ATAN([.U$2]/[.$E6]))*SIN(ATAN([.U$2]/[.$E6])))-COS(ATAN([.U$2]/[.$E6]))))/2) /  (2*([.$C$12]*(SQRT(([.$C$10]*[.$C$10])/([.$C$12]*[.$C$12])-SIN(ATAN([.U$2]/[.$E6]))*SIN(ATAN([.U$2]/[.$E6])))-COS(ATAN([.U$2]/[.$E6]))))*([.$C$12]*(SQRT(([.$C$10]*[.$C$10])/([.$C$12]*[.$C$12])-SIN(ATAN([.U$2]/[.$E6]))*SIN(ATAN([.U$2]/[.$E6])))-COS(ATAN([.U$2]/[.$E6]))))/36))" office:value-type="float" office:value="0.000494310547464395">
            <text:p>0,0004943105</text:p>
          </table:table-cell>
          <table:table-cell table:formula="of:=(1/(SQRT(2*3.1415926535)*([.$C$12]*(SQRT(([.$C$10]*[.$C$10])/([.$C$12]*[.$C$12])-SIN(ATAN([.V$2]/[.$E6]))*SIN(ATAN([.V$2]/[.$E6])))-COS(ATAN([.V$2]/[.$E6]))))/6)) * EXP( -([.$E6]/COS(ATAN([.V$2]/[.$E6]))-([.$C$12]*(SQRT(([.$C$10]*[.$C$10])/([.$C$12]*[.$C$12])-SIN(ATAN([.V$2]/[.$E6]))*SIN(ATAN([.V$2]/[.$E6])))-COS(ATAN([.V$2]/[.$E6]))))/2)*([.$E6]/COS(ATAN([.V$2]/[.$E6]))-([.$C$12]*(SQRT(([.$C$10]*[.$C$10])/([.$C$12]*[.$C$12])-SIN(ATAN([.V$2]/[.$E6]))*SIN(ATAN([.V$2]/[.$E6])))-COS(ATAN([.V$2]/[.$E6]))))/2) /  (2*([.$C$12]*(SQRT(([.$C$10]*[.$C$10])/([.$C$12]*[.$C$12])-SIN(ATAN([.V$2]/[.$E6]))*SIN(ATAN([.V$2]/[.$E6])))-COS(ATAN([.V$2]/[.$E6]))))*([.$C$12]*(SQRT(([.$C$10]*[.$C$10])/([.$C$12]*[.$C$12])-SIN(ATAN([.V$2]/[.$E6]))*SIN(ATAN([.V$2]/[.$E6])))-COS(ATAN([.V$2]/[.$E6]))))/36))" office:value-type="float" office:value="0.000563047251143139">
            <text:p>0,0005630473</text:p>
          </table:table-cell>
          <table:table-cell table:formula="of:=(1/(SQRT(2*3.1415926535)*([.$C$12]*(SQRT(([.$C$10]*[.$C$10])/([.$C$12]*[.$C$12])-SIN(ATAN([.W$2]/[.$E6]))*SIN(ATAN([.W$2]/[.$E6])))-COS(ATAN([.W$2]/[.$E6]))))/6)) * EXP( -([.$E6]/COS(ATAN([.W$2]/[.$E6]))-([.$C$12]*(SQRT(([.$C$10]*[.$C$10])/([.$C$12]*[.$C$12])-SIN(ATAN([.W$2]/[.$E6]))*SIN(ATAN([.W$2]/[.$E6])))-COS(ATAN([.W$2]/[.$E6]))))/2)*([.$E6]/COS(ATAN([.W$2]/[.$E6]))-([.$C$12]*(SQRT(([.$C$10]*[.$C$10])/([.$C$12]*[.$C$12])-SIN(ATAN([.W$2]/[.$E6]))*SIN(ATAN([.W$2]/[.$E6])))-COS(ATAN([.W$2]/[.$E6]))))/2) /  (2*([.$C$12]*(SQRT(([.$C$10]*[.$C$10])/([.$C$12]*[.$C$12])-SIN(ATAN([.W$2]/[.$E6]))*SIN(ATAN([.W$2]/[.$E6])))-COS(ATAN([.W$2]/[.$E6]))))*([.$C$12]*(SQRT(([.$C$10]*[.$C$10])/([.$C$12]*[.$C$12])-SIN(ATAN([.W$2]/[.$E6]))*SIN(ATAN([.W$2]/[.$E6])))-COS(ATAN([.W$2]/[.$E6]))))/36))" office:value-type="float" office:value="0.000635282566631185">
            <text:p>0,0006352826</text:p>
          </table:table-cell>
          <table:table-cell table:formula="of:=(1/(SQRT(2*3.1415926535)*([.$C$12]*(SQRT(([.$C$10]*[.$C$10])/([.$C$12]*[.$C$12])-SIN(ATAN([.X$2]/[.$E6]))*SIN(ATAN([.X$2]/[.$E6])))-COS(ATAN([.X$2]/[.$E6]))))/6)) * EXP( -([.$E6]/COS(ATAN([.X$2]/[.$E6]))-([.$C$12]*(SQRT(([.$C$10]*[.$C$10])/([.$C$12]*[.$C$12])-SIN(ATAN([.X$2]/[.$E6]))*SIN(ATAN([.X$2]/[.$E6])))-COS(ATAN([.X$2]/[.$E6]))))/2)*([.$E6]/COS(ATAN([.X$2]/[.$E6]))-([.$C$12]*(SQRT(([.$C$10]*[.$C$10])/([.$C$12]*[.$C$12])-SIN(ATAN([.X$2]/[.$E6]))*SIN(ATAN([.X$2]/[.$E6])))-COS(ATAN([.X$2]/[.$E6]))))/2) /  (2*([.$C$12]*(SQRT(([.$C$10]*[.$C$10])/([.$C$12]*[.$C$12])-SIN(ATAN([.X$2]/[.$E6]))*SIN(ATAN([.X$2]/[.$E6])))-COS(ATAN([.X$2]/[.$E6]))))*([.$C$12]*(SQRT(([.$C$10]*[.$C$10])/([.$C$12]*[.$C$12])-SIN(ATAN([.X$2]/[.$E6]))*SIN(ATAN([.X$2]/[.$E6])))-COS(ATAN([.X$2]/[.$E6]))))/36))" office:value-type="float" office:value="0.000709907846341111">
            <text:p>0,0007099078</text:p>
          </table:table-cell>
          <table:table-cell table:formula="of:=(1/(SQRT(2*3.1415926535)*([.$C$12]*(SQRT(([.$C$10]*[.$C$10])/([.$C$12]*[.$C$12])-SIN(ATAN([.Y$2]/[.$E6]))*SIN(ATAN([.Y$2]/[.$E6])))-COS(ATAN([.Y$2]/[.$E6]))))/6)) * EXP( -([.$E6]/COS(ATAN([.Y$2]/[.$E6]))-([.$C$12]*(SQRT(([.$C$10]*[.$C$10])/([.$C$12]*[.$C$12])-SIN(ATAN([.Y$2]/[.$E6]))*SIN(ATAN([.Y$2]/[.$E6])))-COS(ATAN([.Y$2]/[.$E6]))))/2)*([.$E6]/COS(ATAN([.Y$2]/[.$E6]))-([.$C$12]*(SQRT(([.$C$10]*[.$C$10])/([.$C$12]*[.$C$12])-SIN(ATAN([.Y$2]/[.$E6]))*SIN(ATAN([.Y$2]/[.$E6])))-COS(ATAN([.Y$2]/[.$E6]))))/2) /  (2*([.$C$12]*(SQRT(([.$C$10]*[.$C$10])/([.$C$12]*[.$C$12])-SIN(ATAN([.Y$2]/[.$E6]))*SIN(ATAN([.Y$2]/[.$E6])))-COS(ATAN([.Y$2]/[.$E6]))))*([.$C$12]*(SQRT(([.$C$10]*[.$C$10])/([.$C$12]*[.$C$12])-SIN(ATAN([.Y$2]/[.$E6]))*SIN(ATAN([.Y$2]/[.$E6])))-COS(ATAN([.Y$2]/[.$E6]))))/36))" office:value-type="float" office:value="0.000785594915429472">
            <text:p>0,0007855949</text:p>
          </table:table-cell>
          <table:table-cell table:formula="of:=(1/(SQRT(2*3.1415926535)*([.$C$12]*(SQRT(([.$C$10]*[.$C$10])/([.$C$12]*[.$C$12])-SIN(ATAN([.Z$2]/[.$E6]))*SIN(ATAN([.Z$2]/[.$E6])))-COS(ATAN([.Z$2]/[.$E6]))))/6)) * EXP( -([.$E6]/COS(ATAN([.Z$2]/[.$E6]))-([.$C$12]*(SQRT(([.$C$10]*[.$C$10])/([.$C$12]*[.$C$12])-SIN(ATAN([.Z$2]/[.$E6]))*SIN(ATAN([.Z$2]/[.$E6])))-COS(ATAN([.Z$2]/[.$E6]))))/2)*([.$E6]/COS(ATAN([.Z$2]/[.$E6]))-([.$C$12]*(SQRT(([.$C$10]*[.$C$10])/([.$C$12]*[.$C$12])-SIN(ATAN([.Z$2]/[.$E6]))*SIN(ATAN([.Z$2]/[.$E6])))-COS(ATAN([.Z$2]/[.$E6]))))/2) /  (2*([.$C$12]*(SQRT(([.$C$10]*[.$C$10])/([.$C$12]*[.$C$12])-SIN(ATAN([.Z$2]/[.$E6]))*SIN(ATAN([.Z$2]/[.$E6])))-COS(ATAN([.Z$2]/[.$E6]))))*([.$C$12]*(SQRT(([.$C$10]*[.$C$10])/([.$C$12]*[.$C$12])-SIN(ATAN([.Z$2]/[.$E6]))*SIN(ATAN([.Z$2]/[.$E6])))-COS(ATAN([.Z$2]/[.$E6]))))/36))" office:value-type="float" office:value="0.000860826327113008">
            <text:p>0,0008608263</text:p>
          </table:table-cell>
          <table:table-cell table:formula="of:=(1/(SQRT(2*3.1415926535)*([.$C$12]*(SQRT(([.$C$10]*[.$C$10])/([.$C$12]*[.$C$12])-SIN(ATAN([.AA$2]/[.$E6]))*SIN(ATAN([.AA$2]/[.$E6])))-COS(ATAN([.AA$2]/[.$E6]))))/6)) * EXP( -([.$E6]/COS(ATAN([.AA$2]/[.$E6]))-([.$C$12]*(SQRT(([.$C$10]*[.$C$10])/([.$C$12]*[.$C$12])-SIN(ATAN([.AA$2]/[.$E6]))*SIN(ATAN([.AA$2]/[.$E6])))-COS(ATAN([.AA$2]/[.$E6]))))/2)*([.$E6]/COS(ATAN([.AA$2]/[.$E6]))-([.$C$12]*(SQRT(([.$C$10]*[.$C$10])/([.$C$12]*[.$C$12])-SIN(ATAN([.AA$2]/[.$E6]))*SIN(ATAN([.AA$2]/[.$E6])))-COS(ATAN([.AA$2]/[.$E6]))))/2) /  (2*([.$C$12]*(SQRT(([.$C$10]*[.$C$10])/([.$C$12]*[.$C$12])-SIN(ATAN([.AA$2]/[.$E6]))*SIN(ATAN([.AA$2]/[.$E6])))-COS(ATAN([.AA$2]/[.$E6]))))*([.$C$12]*(SQRT(([.$C$10]*[.$C$10])/([.$C$12]*[.$C$12])-SIN(ATAN([.AA$2]/[.$E6]))*SIN(ATAN([.AA$2]/[.$E6])))-COS(ATAN([.AA$2]/[.$E6]))))/36))" office:value-type="float" office:value="0.000933939511460251">
            <text:p>0,0009339395</text:p>
          </table:table-cell>
          <table:table-cell table:formula="of:=(1/(SQRT(2*3.1415926535)*([.$C$12]*(SQRT(([.$C$10]*[.$C$10])/([.$C$12]*[.$C$12])-SIN(ATAN([.AB$2]/[.$E6]))*SIN(ATAN([.AB$2]/[.$E6])))-COS(ATAN([.AB$2]/[.$E6]))))/6)) * EXP( -([.$E6]/COS(ATAN([.AB$2]/[.$E6]))-([.$C$12]*(SQRT(([.$C$10]*[.$C$10])/([.$C$12]*[.$C$12])-SIN(ATAN([.AB$2]/[.$E6]))*SIN(ATAN([.AB$2]/[.$E6])))-COS(ATAN([.AB$2]/[.$E6]))))/2)*([.$E6]/COS(ATAN([.AB$2]/[.$E6]))-([.$C$12]*(SQRT(([.$C$10]*[.$C$10])/([.$C$12]*[.$C$12])-SIN(ATAN([.AB$2]/[.$E6]))*SIN(ATAN([.AB$2]/[.$E6])))-COS(ATAN([.AB$2]/[.$E6]))))/2) /  (2*([.$C$12]*(SQRT(([.$C$10]*[.$C$10])/([.$C$12]*[.$C$12])-SIN(ATAN([.AB$2]/[.$E6]))*SIN(ATAN([.AB$2]/[.$E6])))-COS(ATAN([.AB$2]/[.$E6]))))*([.$C$12]*(SQRT(([.$C$10]*[.$C$10])/([.$C$12]*[.$C$12])-SIN(ATAN([.AB$2]/[.$E6]))*SIN(ATAN([.AB$2]/[.$E6])))-COS(ATAN([.AB$2]/[.$E6]))))/36))" office:value-type="float" office:value="0.00100318349508515">
            <text:p>0,0010031835</text:p>
          </table:table-cell>
          <table:table-cell table:formula="of:=(1/(SQRT(2*3.1415926535)*([.$C$12]*(SQRT(([.$C$10]*[.$C$10])/([.$C$12]*[.$C$12])-SIN(ATAN([.AC$2]/[.$E6]))*SIN(ATAN([.AC$2]/[.$E6])))-COS(ATAN([.AC$2]/[.$E6]))))/6)) * EXP( -([.$E6]/COS(ATAN([.AC$2]/[.$E6]))-([.$C$12]*(SQRT(([.$C$10]*[.$C$10])/([.$C$12]*[.$C$12])-SIN(ATAN([.AC$2]/[.$E6]))*SIN(ATAN([.AC$2]/[.$E6])))-COS(ATAN([.AC$2]/[.$E6]))))/2)*([.$E6]/COS(ATAN([.AC$2]/[.$E6]))-([.$C$12]*(SQRT(([.$C$10]*[.$C$10])/([.$C$12]*[.$C$12])-SIN(ATAN([.AC$2]/[.$E6]))*SIN(ATAN([.AC$2]/[.$E6])))-COS(ATAN([.AC$2]/[.$E6]))))/2) /  (2*([.$C$12]*(SQRT(([.$C$10]*[.$C$10])/([.$C$12]*[.$C$12])-SIN(ATAN([.AC$2]/[.$E6]))*SIN(ATAN([.AC$2]/[.$E6])))-COS(ATAN([.AC$2]/[.$E6]))))*([.$C$12]*(SQRT(([.$C$10]*[.$C$10])/([.$C$12]*[.$C$12])-SIN(ATAN([.AC$2]/[.$E6]))*SIN(ATAN([.AC$2]/[.$E6])))-COS(ATAN([.AC$2]/[.$E6]))))/36))" office:value-type="float" office:value="0.00106678578786981">
            <text:p>0,0010667858</text:p>
          </table:table-cell>
          <table:table-cell table:formula="of:=(1/(SQRT(2*3.1415926535)*([.$C$12]*(SQRT(([.$C$10]*[.$C$10])/([.$C$12]*[.$C$12])-SIN(ATAN([.AD$2]/[.$E6]))*SIN(ATAN([.AD$2]/[.$E6])))-COS(ATAN([.AD$2]/[.$E6]))))/6)) * EXP( -([.$E6]/COS(ATAN([.AD$2]/[.$E6]))-([.$C$12]*(SQRT(([.$C$10]*[.$C$10])/([.$C$12]*[.$C$12])-SIN(ATAN([.AD$2]/[.$E6]))*SIN(ATAN([.AD$2]/[.$E6])))-COS(ATAN([.AD$2]/[.$E6]))))/2)*([.$E6]/COS(ATAN([.AD$2]/[.$E6]))-([.$C$12]*(SQRT(([.$C$10]*[.$C$10])/([.$C$12]*[.$C$12])-SIN(ATAN([.AD$2]/[.$E6]))*SIN(ATAN([.AD$2]/[.$E6])))-COS(ATAN([.AD$2]/[.$E6]))))/2) /  (2*([.$C$12]*(SQRT(([.$C$10]*[.$C$10])/([.$C$12]*[.$C$12])-SIN(ATAN([.AD$2]/[.$E6]))*SIN(ATAN([.AD$2]/[.$E6])))-COS(ATAN([.AD$2]/[.$E6]))))*([.$C$12]*(SQRT(([.$C$10]*[.$C$10])/([.$C$12]*[.$C$12])-SIN(ATAN([.AD$2]/[.$E6]))*SIN(ATAN([.AD$2]/[.$E6])))-COS(ATAN([.AD$2]/[.$E6]))))/36))" office:value-type="float" office:value="0.0011230260464792">
            <text:p>0,001123026</text:p>
          </table:table-cell>
          <table:table-cell table:formula="of:=(1/(SQRT(2*3.1415926535)*([.$C$12]*(SQRT(([.$C$10]*[.$C$10])/([.$C$12]*[.$C$12])-SIN(ATAN([.AE$2]/[.$E6]))*SIN(ATAN([.AE$2]/[.$E6])))-COS(ATAN([.AE$2]/[.$E6]))))/6)) * EXP( -([.$E6]/COS(ATAN([.AE$2]/[.$E6]))-([.$C$12]*(SQRT(([.$C$10]*[.$C$10])/([.$C$12]*[.$C$12])-SIN(ATAN([.AE$2]/[.$E6]))*SIN(ATAN([.AE$2]/[.$E6])))-COS(ATAN([.AE$2]/[.$E6]))))/2)*([.$E6]/COS(ATAN([.AE$2]/[.$E6]))-([.$C$12]*(SQRT(([.$C$10]*[.$C$10])/([.$C$12]*[.$C$12])-SIN(ATAN([.AE$2]/[.$E6]))*SIN(ATAN([.AE$2]/[.$E6])))-COS(ATAN([.AE$2]/[.$E6]))))/2) /  (2*([.$C$12]*(SQRT(([.$C$10]*[.$C$10])/([.$C$12]*[.$C$12])-SIN(ATAN([.AE$2]/[.$E6]))*SIN(ATAN([.AE$2]/[.$E6])))-COS(ATAN([.AE$2]/[.$E6]))))*([.$C$12]*(SQRT(([.$C$10]*[.$C$10])/([.$C$12]*[.$C$12])-SIN(ATAN([.AE$2]/[.$E6]))*SIN(ATAN([.AE$2]/[.$E6])))-COS(ATAN([.AE$2]/[.$E6]))))/36))" office:value-type="float" office:value="0.00117031233770236">
            <text:p>0,0011703123</text:p>
          </table:table-cell>
          <table:table-cell table:formula="of:=(1/(SQRT(2*3.1415926535)*([.$C$12]*(SQRT(([.$C$10]*[.$C$10])/([.$C$12]*[.$C$12])-SIN(ATAN([.AF$2]/[.$E6]))*SIN(ATAN([.AF$2]/[.$E6])))-COS(ATAN([.AF$2]/[.$E6]))))/6)) * EXP( -([.$E6]/COS(ATAN([.AF$2]/[.$E6]))-([.$C$12]*(SQRT(([.$C$10]*[.$C$10])/([.$C$12]*[.$C$12])-SIN(ATAN([.AF$2]/[.$E6]))*SIN(ATAN([.AF$2]/[.$E6])))-COS(ATAN([.AF$2]/[.$E6]))))/2)*([.$E6]/COS(ATAN([.AF$2]/[.$E6]))-([.$C$12]*(SQRT(([.$C$10]*[.$C$10])/([.$C$12]*[.$C$12])-SIN(ATAN([.AF$2]/[.$E6]))*SIN(ATAN([.AF$2]/[.$E6])))-COS(ATAN([.AF$2]/[.$E6]))))/2) /  (2*([.$C$12]*(SQRT(([.$C$10]*[.$C$10])/([.$C$12]*[.$C$12])-SIN(ATAN([.AF$2]/[.$E6]))*SIN(ATAN([.AF$2]/[.$E6])))-COS(ATAN([.AF$2]/[.$E6]))))*([.$C$12]*(SQRT(([.$C$10]*[.$C$10])/([.$C$12]*[.$C$12])-SIN(ATAN([.AF$2]/[.$E6]))*SIN(ATAN([.AF$2]/[.$E6])))-COS(ATAN([.AF$2]/[.$E6]))))/36))" office:value-type="float" office:value="0.00120725533007118">
            <text:p>0,0012072553</text:p>
          </table:table-cell>
          <table:table-cell table:formula="of:=(1/(SQRT(2*3.1415926535)*([.$C$12]*(SQRT(([.$C$10]*[.$C$10])/([.$C$12]*[.$C$12])-SIN(ATAN([.AG$2]/[.$E6]))*SIN(ATAN([.AG$2]/[.$E6])))-COS(ATAN([.AG$2]/[.$E6]))))/6)) * EXP( -([.$E6]/COS(ATAN([.AG$2]/[.$E6]))-([.$C$12]*(SQRT(([.$C$10]*[.$C$10])/([.$C$12]*[.$C$12])-SIN(ATAN([.AG$2]/[.$E6]))*SIN(ATAN([.AG$2]/[.$E6])))-COS(ATAN([.AG$2]/[.$E6]))))/2)*([.$E6]/COS(ATAN([.AG$2]/[.$E6]))-([.$C$12]*(SQRT(([.$C$10]*[.$C$10])/([.$C$12]*[.$C$12])-SIN(ATAN([.AG$2]/[.$E6]))*SIN(ATAN([.AG$2]/[.$E6])))-COS(ATAN([.AG$2]/[.$E6]))))/2) /  (2*([.$C$12]*(SQRT(([.$C$10]*[.$C$10])/([.$C$12]*[.$C$12])-SIN(ATAN([.AG$2]/[.$E6]))*SIN(ATAN([.AG$2]/[.$E6])))-COS(ATAN([.AG$2]/[.$E6]))))*([.$C$12]*(SQRT(([.$C$10]*[.$C$10])/([.$C$12]*[.$C$12])-SIN(ATAN([.AG$2]/[.$E6]))*SIN(ATAN([.AG$2]/[.$E6])))-COS(ATAN([.AG$2]/[.$E6]))))/36))" office:value-type="float" office:value="0.00123273560840364">
            <text:p>0,0012327356</text:p>
          </table:table-cell>
          <table:table-cell table:formula="of:=(1/(SQRT(2*3.1415926535)*([.$C$12]*(SQRT(([.$C$10]*[.$C$10])/([.$C$12]*[.$C$12])-SIN(ATAN([.AH$2]/[.$E6]))*SIN(ATAN([.AH$2]/[.$E6])))-COS(ATAN([.AH$2]/[.$E6]))))/6)) * EXP( -([.$E6]/COS(ATAN([.AH$2]/[.$E6]))-([.$C$12]*(SQRT(([.$C$10]*[.$C$10])/([.$C$12]*[.$C$12])-SIN(ATAN([.AH$2]/[.$E6]))*SIN(ATAN([.AH$2]/[.$E6])))-COS(ATAN([.AH$2]/[.$E6]))))/2)*([.$E6]/COS(ATAN([.AH$2]/[.$E6]))-([.$C$12]*(SQRT(([.$C$10]*[.$C$10])/([.$C$12]*[.$C$12])-SIN(ATAN([.AH$2]/[.$E6]))*SIN(ATAN([.AH$2]/[.$E6])))-COS(ATAN([.AH$2]/[.$E6]))))/2) /  (2*([.$C$12]*(SQRT(([.$C$10]*[.$C$10])/([.$C$12]*[.$C$12])-SIN(ATAN([.AH$2]/[.$E6]))*SIN(ATAN([.AH$2]/[.$E6])))-COS(ATAN([.AH$2]/[.$E6]))))*([.$C$12]*(SQRT(([.$C$10]*[.$C$10])/([.$C$12]*[.$C$12])-SIN(ATAN([.AH$2]/[.$E6]))*SIN(ATAN([.AH$2]/[.$E6])))-COS(ATAN([.AH$2]/[.$E6]))))/36))" office:value-type="float" office:value="0.00124595956802269">
            <text:p>0,0012459596</text:p>
          </table:table-cell>
          <table:table-cell table:formula="of:=(1/(SQRT(2*3.1415926535)*([.$C$12]*(SQRT(([.$C$10]*[.$C$10])/([.$C$12]*[.$C$12])-SIN(ATAN([.AI$2]/[.$E6]))*SIN(ATAN([.AI$2]/[.$E6])))-COS(ATAN([.AI$2]/[.$E6]))))/6)) * EXP( -([.$E6]/COS(ATAN([.AI$2]/[.$E6]))-([.$C$12]*(SQRT(([.$C$10]*[.$C$10])/([.$C$12]*[.$C$12])-SIN(ATAN([.AI$2]/[.$E6]))*SIN(ATAN([.AI$2]/[.$E6])))-COS(ATAN([.AI$2]/[.$E6]))))/2)*([.$E6]/COS(ATAN([.AI$2]/[.$E6]))-([.$C$12]*(SQRT(([.$C$10]*[.$C$10])/([.$C$12]*[.$C$12])-SIN(ATAN([.AI$2]/[.$E6]))*SIN(ATAN([.AI$2]/[.$E6])))-COS(ATAN([.AI$2]/[.$E6]))))/2) /  (2*([.$C$12]*(SQRT(([.$C$10]*[.$C$10])/([.$C$12]*[.$C$12])-SIN(ATAN([.AI$2]/[.$E6]))*SIN(ATAN([.AI$2]/[.$E6])))-COS(ATAN([.AI$2]/[.$E6]))))*([.$C$12]*(SQRT(([.$C$10]*[.$C$10])/([.$C$12]*[.$C$12])-SIN(ATAN([.AI$2]/[.$E6]))*SIN(ATAN([.AI$2]/[.$E6])))-COS(ATAN([.AI$2]/[.$E6]))))/36))" office:value-type="float" office:value="0.00124649999896537">
            <text:p>0,0012465</text:p>
          </table:table-cell>
          <table:table-cell table:formula="of:=(1/(SQRT(2*3.1415926535)*([.$C$12]*(SQRT(([.$C$10]*[.$C$10])/([.$C$12]*[.$C$12])-SIN(ATAN([.AJ$2]/[.$E6]))*SIN(ATAN([.AJ$2]/[.$E6])))-COS(ATAN([.AJ$2]/[.$E6]))))/6)) * EXP( -([.$E6]/COS(ATAN([.AJ$2]/[.$E6]))-([.$C$12]*(SQRT(([.$C$10]*[.$C$10])/([.$C$12]*[.$C$12])-SIN(ATAN([.AJ$2]/[.$E6]))*SIN(ATAN([.AJ$2]/[.$E6])))-COS(ATAN([.AJ$2]/[.$E6]))))/2)*([.$E6]/COS(ATAN([.AJ$2]/[.$E6]))-([.$C$12]*(SQRT(([.$C$10]*[.$C$10])/([.$C$12]*[.$C$12])-SIN(ATAN([.AJ$2]/[.$E6]))*SIN(ATAN([.AJ$2]/[.$E6])))-COS(ATAN([.AJ$2]/[.$E6]))))/2) /  (2*([.$C$12]*(SQRT(([.$C$10]*[.$C$10])/([.$C$12]*[.$C$12])-SIN(ATAN([.AJ$2]/[.$E6]))*SIN(ATAN([.AJ$2]/[.$E6])))-COS(ATAN([.AJ$2]/[.$E6]))))*([.$C$12]*(SQRT(([.$C$10]*[.$C$10])/([.$C$12]*[.$C$12])-SIN(ATAN([.AJ$2]/[.$E6]))*SIN(ATAN([.AJ$2]/[.$E6])))-COS(ATAN([.AJ$2]/[.$E6]))))/36))" office:value-type="float" office:value="0.0012343184700129">
            <text:p>0,0012343185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table:formula="of:=1000/30" office:value-type="float" office:value="33.3333333333333">
            <text:p>33,3333333333</text:p>
          </table:table-cell>
          <table:table-cell table:style-name="Default"/>
          <table:table-cell table:style-name="ce1" table:formula="of:=[.E6]+[.C$7]" office:value-type="float" office:value="133.433333333333">
            <text:p>133,4333333333</text:p>
          </table:table-cell>
          <table:table-cell table:formula="of:=(1/(SQRT(2*3.1415926535)*([.$C$12]*(SQRT(([.$C$10]*[.$C$10])/([.$C$12]*[.$C$12])-SIN(ATAN([.F$2]/[.$E7]))*SIN(ATAN([.F$2]/[.$E7])))-COS(ATAN([.F$2]/[.$E7]))))/6)) * EXP( -([.$E7]/COS(ATAN([.F$2]/[.$E7]))-([.$C$12]*(SQRT(([.$C$10]*[.$C$10])/([.$C$12]*[.$C$12])-SIN(ATAN([.F$2]/[.$E7]))*SIN(ATAN([.F$2]/[.$E7])))-COS(ATAN([.F$2]/[.$E7]))))/2)*([.$E7]/COS(ATAN([.F$2]/[.$E7]))-([.$C$12]*(SQRT(([.$C$10]*[.$C$10])/([.$C$12]*[.$C$12])-SIN(ATAN([.F$2]/[.$E7]))*SIN(ATAN([.F$2]/[.$E7])))-COS(ATAN([.F$2]/[.$E7]))))/2) /  (2*([.$C$12]*(SQRT(([.$C$10]*[.$C$10])/([.$C$12]*[.$C$12])-SIN(ATAN([.F$2]/[.$E7]))*SIN(ATAN([.F$2]/[.$E7])))-COS(ATAN([.F$2]/[.$E7]))))*([.$C$12]*(SQRT(([.$C$10]*[.$C$10])/([.$C$12]*[.$C$12])-SIN(ATAN([.F$2]/[.$E7]))*SIN(ATAN([.F$2]/[.$E7])))-COS(ATAN([.F$2]/[.$E7]))))/36))" office:value-type="float" office:value="0.0000657927888442466">
            <text:p>6,57927888442466E-005</text:p>
          </table:table-cell>
          <table:table-cell table:formula="of:=(1/(SQRT(2*3.1415926535)*([.$C$12]*(SQRT(([.$C$10]*[.$C$10])/([.$C$12]*[.$C$12])-SIN(ATAN([.G$2]/[.$E7]))*SIN(ATAN([.G$2]/[.$E7])))-COS(ATAN([.G$2]/[.$E7]))))/6)) * EXP( -([.$E7]/COS(ATAN([.G$2]/[.$E7]))-([.$C$12]*(SQRT(([.$C$10]*[.$C$10])/([.$C$12]*[.$C$12])-SIN(ATAN([.G$2]/[.$E7]))*SIN(ATAN([.G$2]/[.$E7])))-COS(ATAN([.G$2]/[.$E7]))))/2)*([.$E7]/COS(ATAN([.G$2]/[.$E7]))-([.$C$12]*(SQRT(([.$C$10]*[.$C$10])/([.$C$12]*[.$C$12])-SIN(ATAN([.G$2]/[.$E7]))*SIN(ATAN([.G$2]/[.$E7])))-COS(ATAN([.G$2]/[.$E7]))))/2) /  (2*([.$C$12]*(SQRT(([.$C$10]*[.$C$10])/([.$C$12]*[.$C$12])-SIN(ATAN([.G$2]/[.$E7]))*SIN(ATAN([.G$2]/[.$E7])))-COS(ATAN([.G$2]/[.$E7]))))*([.$C$12]*(SQRT(([.$C$10]*[.$C$10])/([.$C$12]*[.$C$12])-SIN(ATAN([.G$2]/[.$E7]))*SIN(ATAN([.G$2]/[.$E7])))-COS(ATAN([.G$2]/[.$E7]))))/36))" office:value-type="float" office:value="0.0000674497314968186">
            <text:p>6,74497314968186E-005</text:p>
          </table:table-cell>
          <table:table-cell table:formula="of:=(1/(SQRT(2*3.1415926535)*([.$C$12]*(SQRT(([.$C$10]*[.$C$10])/([.$C$12]*[.$C$12])-SIN(ATAN([.H$2]/[.$E7]))*SIN(ATAN([.H$2]/[.$E7])))-COS(ATAN([.H$2]/[.$E7]))))/6)) * EXP( -([.$E7]/COS(ATAN([.H$2]/[.$E7]))-([.$C$12]*(SQRT(([.$C$10]*[.$C$10])/([.$C$12]*[.$C$12])-SIN(ATAN([.H$2]/[.$E7]))*SIN(ATAN([.H$2]/[.$E7])))-COS(ATAN([.H$2]/[.$E7]))))/2)*([.$E7]/COS(ATAN([.H$2]/[.$E7]))-([.$C$12]*(SQRT(([.$C$10]*[.$C$10])/([.$C$12]*[.$C$12])-SIN(ATAN([.H$2]/[.$E7]))*SIN(ATAN([.H$2]/[.$E7])))-COS(ATAN([.H$2]/[.$E7]))))/2) /  (2*([.$C$12]*(SQRT(([.$C$10]*[.$C$10])/([.$C$12]*[.$C$12])-SIN(ATAN([.H$2]/[.$E7]))*SIN(ATAN([.H$2]/[.$E7])))-COS(ATAN([.H$2]/[.$E7]))))*([.$C$12]*(SQRT(([.$C$10]*[.$C$10])/([.$C$12]*[.$C$12])-SIN(ATAN([.H$2]/[.$E7]))*SIN(ATAN([.H$2]/[.$E7])))-COS(ATAN([.H$2]/[.$E7]))))/36))" office:value-type="float" office:value="0.0000724375478079027">
            <text:p>7,24375478079027E-005</text:p>
          </table:table-cell>
          <table:table-cell table:formula="of:=(1/(SQRT(2*3.1415926535)*([.$C$12]*(SQRT(([.$C$10]*[.$C$10])/([.$C$12]*[.$C$12])-SIN(ATAN([.I$2]/[.$E7]))*SIN(ATAN([.I$2]/[.$E7])))-COS(ATAN([.I$2]/[.$E7]))))/6)) * EXP( -([.$E7]/COS(ATAN([.I$2]/[.$E7]))-([.$C$12]*(SQRT(([.$C$10]*[.$C$10])/([.$C$12]*[.$C$12])-SIN(ATAN([.I$2]/[.$E7]))*SIN(ATAN([.I$2]/[.$E7])))-COS(ATAN([.I$2]/[.$E7]))))/2)*([.$E7]/COS(ATAN([.I$2]/[.$E7]))-([.$C$12]*(SQRT(([.$C$10]*[.$C$10])/([.$C$12]*[.$C$12])-SIN(ATAN([.I$2]/[.$E7]))*SIN(ATAN([.I$2]/[.$E7])))-COS(ATAN([.I$2]/[.$E7]))))/2) /  (2*([.$C$12]*(SQRT(([.$C$10]*[.$C$10])/([.$C$12]*[.$C$12])-SIN(ATAN([.I$2]/[.$E7]))*SIN(ATAN([.I$2]/[.$E7])))-COS(ATAN([.I$2]/[.$E7]))))*([.$C$12]*(SQRT(([.$C$10]*[.$C$10])/([.$C$12]*[.$C$12])-SIN(ATAN([.I$2]/[.$E7]))*SIN(ATAN([.I$2]/[.$E7])))-COS(ATAN([.I$2]/[.$E7]))))/36))" office:value-type="float" office:value="0.0000808474571503374">
            <text:p>8,08474571503374E-005</text:p>
          </table:table-cell>
          <table:table-cell table:formula="of:=(1/(SQRT(2*3.1415926535)*([.$C$12]*(SQRT(([.$C$10]*[.$C$10])/([.$C$12]*[.$C$12])-SIN(ATAN([.J$2]/[.$E7]))*SIN(ATAN([.J$2]/[.$E7])))-COS(ATAN([.J$2]/[.$E7]))))/6)) * EXP( -([.$E7]/COS(ATAN([.J$2]/[.$E7]))-([.$C$12]*(SQRT(([.$C$10]*[.$C$10])/([.$C$12]*[.$C$12])-SIN(ATAN([.J$2]/[.$E7]))*SIN(ATAN([.J$2]/[.$E7])))-COS(ATAN([.J$2]/[.$E7]))))/2)*([.$E7]/COS(ATAN([.J$2]/[.$E7]))-([.$C$12]*(SQRT(([.$C$10]*[.$C$10])/([.$C$12]*[.$C$12])-SIN(ATAN([.J$2]/[.$E7]))*SIN(ATAN([.J$2]/[.$E7])))-COS(ATAN([.J$2]/[.$E7]))))/2) /  (2*([.$C$12]*(SQRT(([.$C$10]*[.$C$10])/([.$C$12]*[.$C$12])-SIN(ATAN([.J$2]/[.$E7]))*SIN(ATAN([.J$2]/[.$E7])))-COS(ATAN([.J$2]/[.$E7]))))*([.$C$12]*(SQRT(([.$C$10]*[.$C$10])/([.$C$12]*[.$C$12])-SIN(ATAN([.J$2]/[.$E7]))*SIN(ATAN([.J$2]/[.$E7])))-COS(ATAN([.J$2]/[.$E7]))))/36))" office:value-type="float" office:value="0.0000928165892597115">
            <text:p>9,28165892597115E-005</text:p>
          </table:table-cell>
          <table:table-cell table:formula="of:=(1/(SQRT(2*3.1415926535)*([.$C$12]*(SQRT(([.$C$10]*[.$C$10])/([.$C$12]*[.$C$12])-SIN(ATAN([.K$2]/[.$E7]))*SIN(ATAN([.K$2]/[.$E7])))-COS(ATAN([.K$2]/[.$E7]))))/6)) * EXP( -([.$E7]/COS(ATAN([.K$2]/[.$E7]))-([.$C$12]*(SQRT(([.$C$10]*[.$C$10])/([.$C$12]*[.$C$12])-SIN(ATAN([.K$2]/[.$E7]))*SIN(ATAN([.K$2]/[.$E7])))-COS(ATAN([.K$2]/[.$E7]))))/2)*([.$E7]/COS(ATAN([.K$2]/[.$E7]))-([.$C$12]*(SQRT(([.$C$10]*[.$C$10])/([.$C$12]*[.$C$12])-SIN(ATAN([.K$2]/[.$E7]))*SIN(ATAN([.K$2]/[.$E7])))-COS(ATAN([.K$2]/[.$E7]))))/2) /  (2*([.$C$12]*(SQRT(([.$C$10]*[.$C$10])/([.$C$12]*[.$C$12])-SIN(ATAN([.K$2]/[.$E7]))*SIN(ATAN([.K$2]/[.$E7])))-COS(ATAN([.K$2]/[.$E7]))))*([.$C$12]*(SQRT(([.$C$10]*[.$C$10])/([.$C$12]*[.$C$12])-SIN(ATAN([.K$2]/[.$E7]))*SIN(ATAN([.K$2]/[.$E7])))-COS(ATAN([.K$2]/[.$E7]))))/36))" office:value-type="float" office:value="0.000108547013792421">
            <text:p>0,000108547</text:p>
          </table:table-cell>
          <table:table-cell table:formula="of:=(1/(SQRT(2*3.1415926535)*([.$C$12]*(SQRT(([.$C$10]*[.$C$10])/([.$C$12]*[.$C$12])-SIN(ATAN([.L$2]/[.$E7]))*SIN(ATAN([.L$2]/[.$E7])))-COS(ATAN([.L$2]/[.$E7]))))/6)) * EXP( -([.$E7]/COS(ATAN([.L$2]/[.$E7]))-([.$C$12]*(SQRT(([.$C$10]*[.$C$10])/([.$C$12]*[.$C$12])-SIN(ATAN([.L$2]/[.$E7]))*SIN(ATAN([.L$2]/[.$E7])))-COS(ATAN([.L$2]/[.$E7]))))/2)*([.$E7]/COS(ATAN([.L$2]/[.$E7]))-([.$C$12]*(SQRT(([.$C$10]*[.$C$10])/([.$C$12]*[.$C$12])-SIN(ATAN([.L$2]/[.$E7]))*SIN(ATAN([.L$2]/[.$E7])))-COS(ATAN([.L$2]/[.$E7]))))/2) /  (2*([.$C$12]*(SQRT(([.$C$10]*[.$C$10])/([.$C$12]*[.$C$12])-SIN(ATAN([.L$2]/[.$E7]))*SIN(ATAN([.L$2]/[.$E7])))-COS(ATAN([.L$2]/[.$E7]))))*([.$C$12]*(SQRT(([.$C$10]*[.$C$10])/([.$C$12]*[.$C$12])-SIN(ATAN([.L$2]/[.$E7]))*SIN(ATAN([.L$2]/[.$E7])))-COS(ATAN([.L$2]/[.$E7]))))/36))" office:value-type="float" office:value="0.000128311788642612">
            <text:p>0,0001283118</text:p>
          </table:table-cell>
          <table:table-cell table:formula="of:=(1/(SQRT(2*3.1415926535)*([.$C$12]*(SQRT(([.$C$10]*[.$C$10])/([.$C$12]*[.$C$12])-SIN(ATAN([.M$2]/[.$E7]))*SIN(ATAN([.M$2]/[.$E7])))-COS(ATAN([.M$2]/[.$E7]))))/6)) * EXP( -([.$E7]/COS(ATAN([.M$2]/[.$E7]))-([.$C$12]*(SQRT(([.$C$10]*[.$C$10])/([.$C$12]*[.$C$12])-SIN(ATAN([.M$2]/[.$E7]))*SIN(ATAN([.M$2]/[.$E7])))-COS(ATAN([.M$2]/[.$E7]))))/2)*([.$E7]/COS(ATAN([.M$2]/[.$E7]))-([.$C$12]*(SQRT(([.$C$10]*[.$C$10])/([.$C$12]*[.$C$12])-SIN(ATAN([.M$2]/[.$E7]))*SIN(ATAN([.M$2]/[.$E7])))-COS(ATAN([.M$2]/[.$E7]))))/2) /  (2*([.$C$12]*(SQRT(([.$C$10]*[.$C$10])/([.$C$12]*[.$C$12])-SIN(ATAN([.M$2]/[.$E7]))*SIN(ATAN([.M$2]/[.$E7])))-COS(ATAN([.M$2]/[.$E7]))))*([.$C$12]*(SQRT(([.$C$10]*[.$C$10])/([.$C$12]*[.$C$12])-SIN(ATAN([.M$2]/[.$E7]))*SIN(ATAN([.M$2]/[.$E7])))-COS(ATAN([.M$2]/[.$E7]))))/36))" office:value-type="float" office:value="0.000152436727319341">
            <text:p>0,0001524367</text:p>
          </table:table-cell>
          <table:table-cell table:formula="of:=(1/(SQRT(2*3.1415926535)*([.$C$12]*(SQRT(([.$C$10]*[.$C$10])/([.$C$12]*[.$C$12])-SIN(ATAN([.N$2]/[.$E7]))*SIN(ATAN([.N$2]/[.$E7])))-COS(ATAN([.N$2]/[.$E7]))))/6)) * EXP( -([.$E7]/COS(ATAN([.N$2]/[.$E7]))-([.$C$12]*(SQRT(([.$C$10]*[.$C$10])/([.$C$12]*[.$C$12])-SIN(ATAN([.N$2]/[.$E7]))*SIN(ATAN([.N$2]/[.$E7])))-COS(ATAN([.N$2]/[.$E7]))))/2)*([.$E7]/COS(ATAN([.N$2]/[.$E7]))-([.$C$12]*(SQRT(([.$C$10]*[.$C$10])/([.$C$12]*[.$C$12])-SIN(ATAN([.N$2]/[.$E7]))*SIN(ATAN([.N$2]/[.$E7])))-COS(ATAN([.N$2]/[.$E7]))))/2) /  (2*([.$C$12]*(SQRT(([.$C$10]*[.$C$10])/([.$C$12]*[.$C$12])-SIN(ATAN([.N$2]/[.$E7]))*SIN(ATAN([.N$2]/[.$E7])))-COS(ATAN([.N$2]/[.$E7]))))*([.$C$12]*(SQRT(([.$C$10]*[.$C$10])/([.$C$12]*[.$C$12])-SIN(ATAN([.N$2]/[.$E7]))*SIN(ATAN([.N$2]/[.$E7])))-COS(ATAN([.N$2]/[.$E7]))))/36))" office:value-type="float" office:value="0.00018126907366234">
            <text:p>0,0001812691</text:p>
          </table:table-cell>
          <table:table-cell table:formula="of:=(1/(SQRT(2*3.1415926535)*([.$C$12]*(SQRT(([.$C$10]*[.$C$10])/([.$C$12]*[.$C$12])-SIN(ATAN([.O$2]/[.$E7]))*SIN(ATAN([.O$2]/[.$E7])))-COS(ATAN([.O$2]/[.$E7]))))/6)) * EXP( -([.$E7]/COS(ATAN([.O$2]/[.$E7]))-([.$C$12]*(SQRT(([.$C$10]*[.$C$10])/([.$C$12]*[.$C$12])-SIN(ATAN([.O$2]/[.$E7]))*SIN(ATAN([.O$2]/[.$E7])))-COS(ATAN([.O$2]/[.$E7]))))/2)*([.$E7]/COS(ATAN([.O$2]/[.$E7]))-([.$C$12]*(SQRT(([.$C$10]*[.$C$10])/([.$C$12]*[.$C$12])-SIN(ATAN([.O$2]/[.$E7]))*SIN(ATAN([.O$2]/[.$E7])))-COS(ATAN([.O$2]/[.$E7]))))/2) /  (2*([.$C$12]*(SQRT(([.$C$10]*[.$C$10])/([.$C$12]*[.$C$12])-SIN(ATAN([.O$2]/[.$E7]))*SIN(ATAN([.O$2]/[.$E7])))-COS(ATAN([.O$2]/[.$E7]))))*([.$C$12]*(SQRT(([.$C$10]*[.$C$10])/([.$C$12]*[.$C$12])-SIN(ATAN([.O$2]/[.$E7]))*SIN(ATAN([.O$2]/[.$E7])))-COS(ATAN([.O$2]/[.$E7]))))/36))" office:value-type="float" office:value="0.000215141833794978">
            <text:p>0,0002151418</text:p>
          </table:table-cell>
          <table:table-cell table:formula="of:=(1/(SQRT(2*3.1415926535)*([.$C$12]*(SQRT(([.$C$10]*[.$C$10])/([.$C$12]*[.$C$12])-SIN(ATAN([.P$2]/[.$E7]))*SIN(ATAN([.P$2]/[.$E7])))-COS(ATAN([.P$2]/[.$E7]))))/6)) * EXP( -([.$E7]/COS(ATAN([.P$2]/[.$E7]))-([.$C$12]*(SQRT(([.$C$10]*[.$C$10])/([.$C$12]*[.$C$12])-SIN(ATAN([.P$2]/[.$E7]))*SIN(ATAN([.P$2]/[.$E7])))-COS(ATAN([.P$2]/[.$E7]))))/2)*([.$E7]/COS(ATAN([.P$2]/[.$E7]))-([.$C$12]*(SQRT(([.$C$10]*[.$C$10])/([.$C$12]*[.$C$12])-SIN(ATAN([.P$2]/[.$E7]))*SIN(ATAN([.P$2]/[.$E7])))-COS(ATAN([.P$2]/[.$E7]))))/2) /  (2*([.$C$12]*(SQRT(([.$C$10]*[.$C$10])/([.$C$12]*[.$C$12])-SIN(ATAN([.P$2]/[.$E7]))*SIN(ATAN([.P$2]/[.$E7])))-COS(ATAN([.P$2]/[.$E7]))))*([.$C$12]*(SQRT(([.$C$10]*[.$C$10])/([.$C$12]*[.$C$12])-SIN(ATAN([.P$2]/[.$E7]))*SIN(ATAN([.P$2]/[.$E7])))-COS(ATAN([.P$2]/[.$E7]))))/36))" office:value-type="float" office:value="0.000254337031034897">
            <text:p>0,000254337</text:p>
          </table:table-cell>
          <table:table-cell table:formula="of:=(1/(SQRT(2*3.1415926535)*([.$C$12]*(SQRT(([.$C$10]*[.$C$10])/([.$C$12]*[.$C$12])-SIN(ATAN([.Q$2]/[.$E7]))*SIN(ATAN([.Q$2]/[.$E7])))-COS(ATAN([.Q$2]/[.$E7]))))/6)) * EXP( -([.$E7]/COS(ATAN([.Q$2]/[.$E7]))-([.$C$12]*(SQRT(([.$C$10]*[.$C$10])/([.$C$12]*[.$C$12])-SIN(ATAN([.Q$2]/[.$E7]))*SIN(ATAN([.Q$2]/[.$E7])))-COS(ATAN([.Q$2]/[.$E7]))))/2)*([.$E7]/COS(ATAN([.Q$2]/[.$E7]))-([.$C$12]*(SQRT(([.$C$10]*[.$C$10])/([.$C$12]*[.$C$12])-SIN(ATAN([.Q$2]/[.$E7]))*SIN(ATAN([.Q$2]/[.$E7])))-COS(ATAN([.Q$2]/[.$E7]))))/2) /  (2*([.$C$12]*(SQRT(([.$C$10]*[.$C$10])/([.$C$12]*[.$C$12])-SIN(ATAN([.Q$2]/[.$E7]))*SIN(ATAN([.Q$2]/[.$E7])))-COS(ATAN([.Q$2]/[.$E7]))))*([.$C$12]*(SQRT(([.$C$10]*[.$C$10])/([.$C$12]*[.$C$12])-SIN(ATAN([.Q$2]/[.$E7]))*SIN(ATAN([.Q$2]/[.$E7])))-COS(ATAN([.Q$2]/[.$E7]))))/36))" office:value-type="float" office:value="0.000299048910375544">
            <text:p>0,0002990489</text:p>
          </table:table-cell>
          <table:table-cell table:formula="of:=(1/(SQRT(2*3.1415926535)*([.$C$12]*(SQRT(([.$C$10]*[.$C$10])/([.$C$12]*[.$C$12])-SIN(ATAN([.R$2]/[.$E7]))*SIN(ATAN([.R$2]/[.$E7])))-COS(ATAN([.R$2]/[.$E7]))))/6)) * EXP( -([.$E7]/COS(ATAN([.R$2]/[.$E7]))-([.$C$12]*(SQRT(([.$C$10]*[.$C$10])/([.$C$12]*[.$C$12])-SIN(ATAN([.R$2]/[.$E7]))*SIN(ATAN([.R$2]/[.$E7])))-COS(ATAN([.R$2]/[.$E7]))))/2)*([.$E7]/COS(ATAN([.R$2]/[.$E7]))-([.$C$12]*(SQRT(([.$C$10]*[.$C$10])/([.$C$12]*[.$C$12])-SIN(ATAN([.R$2]/[.$E7]))*SIN(ATAN([.R$2]/[.$E7])))-COS(ATAN([.R$2]/[.$E7]))))/2) /  (2*([.$C$12]*(SQRT(([.$C$10]*[.$C$10])/([.$C$12]*[.$C$12])-SIN(ATAN([.R$2]/[.$E7]))*SIN(ATAN([.R$2]/[.$E7])))-COS(ATAN([.R$2]/[.$E7]))))*([.$C$12]*(SQRT(([.$C$10]*[.$C$10])/([.$C$12]*[.$C$12])-SIN(ATAN([.R$2]/[.$E7]))*SIN(ATAN([.R$2]/[.$E7])))-COS(ATAN([.R$2]/[.$E7]))))/36))" office:value-type="float" office:value="0.000349347903394391">
            <text:p>0,0003493479</text:p>
          </table:table-cell>
          <table:table-cell table:formula="of:=(1/(SQRT(2*3.1415926535)*([.$C$12]*(SQRT(([.$C$10]*[.$C$10])/([.$C$12]*[.$C$12])-SIN(ATAN([.S$2]/[.$E7]))*SIN(ATAN([.S$2]/[.$E7])))-COS(ATAN([.S$2]/[.$E7]))))/6)) * EXP( -([.$E7]/COS(ATAN([.S$2]/[.$E7]))-([.$C$12]*(SQRT(([.$C$10]*[.$C$10])/([.$C$12]*[.$C$12])-SIN(ATAN([.S$2]/[.$E7]))*SIN(ATAN([.S$2]/[.$E7])))-COS(ATAN([.S$2]/[.$E7]))))/2)*([.$E7]/COS(ATAN([.S$2]/[.$E7]))-([.$C$12]*(SQRT(([.$C$10]*[.$C$10])/([.$C$12]*[.$C$12])-SIN(ATAN([.S$2]/[.$E7]))*SIN(ATAN([.S$2]/[.$E7])))-COS(ATAN([.S$2]/[.$E7]))))/2) /  (2*([.$C$12]*(SQRT(([.$C$10]*[.$C$10])/([.$C$12]*[.$C$12])-SIN(ATAN([.S$2]/[.$E7]))*SIN(ATAN([.S$2]/[.$E7])))-COS(ATAN([.S$2]/[.$E7]))))*([.$C$12]*(SQRT(([.$C$10]*[.$C$10])/([.$C$12]*[.$C$12])-SIN(ATAN([.S$2]/[.$E7]))*SIN(ATAN([.S$2]/[.$E7])))-COS(ATAN([.S$2]/[.$E7]))))/36))" office:value-type="float" office:value="0.000405146613888908">
            <text:p>0,0004051466</text:p>
          </table:table-cell>
          <table:table-cell table:formula="of:=(1/(SQRT(2*3.1415926535)*([.$C$12]*(SQRT(([.$C$10]*[.$C$10])/([.$C$12]*[.$C$12])-SIN(ATAN([.T$2]/[.$E7]))*SIN(ATAN([.T$2]/[.$E7])))-COS(ATAN([.T$2]/[.$E7]))))/6)) * EXP( -([.$E7]/COS(ATAN([.T$2]/[.$E7]))-([.$C$12]*(SQRT(([.$C$10]*[.$C$10])/([.$C$12]*[.$C$12])-SIN(ATAN([.T$2]/[.$E7]))*SIN(ATAN([.T$2]/[.$E7])))-COS(ATAN([.T$2]/[.$E7]))))/2)*([.$E7]/COS(ATAN([.T$2]/[.$E7]))-([.$C$12]*(SQRT(([.$C$10]*[.$C$10])/([.$C$12]*[.$C$12])-SIN(ATAN([.T$2]/[.$E7]))*SIN(ATAN([.T$2]/[.$E7])))-COS(ATAN([.T$2]/[.$E7]))))/2) /  (2*([.$C$12]*(SQRT(([.$C$10]*[.$C$10])/([.$C$12]*[.$C$12])-SIN(ATAN([.T$2]/[.$E7]))*SIN(ATAN([.T$2]/[.$E7])))-COS(ATAN([.T$2]/[.$E7]))))*([.$C$12]*(SQRT(([.$C$10]*[.$C$10])/([.$C$12]*[.$C$12])-SIN(ATAN([.T$2]/[.$E7]))*SIN(ATAN([.T$2]/[.$E7])))-COS(ATAN([.T$2]/[.$E7]))))/36))" office:value-type="float" office:value="0.000466169601081388">
            <text:p>0,0004661696</text:p>
          </table:table-cell>
          <table:table-cell table:formula="of:=(1/(SQRT(2*3.1415926535)*([.$C$12]*(SQRT(([.$C$10]*[.$C$10])/([.$C$12]*[.$C$12])-SIN(ATAN([.U$2]/[.$E7]))*SIN(ATAN([.U$2]/[.$E7])))-COS(ATAN([.U$2]/[.$E7]))))/6)) * EXP( -([.$E7]/COS(ATAN([.U$2]/[.$E7]))-([.$C$12]*(SQRT(([.$C$10]*[.$C$10])/([.$C$12]*[.$C$12])-SIN(ATAN([.U$2]/[.$E7]))*SIN(ATAN([.U$2]/[.$E7])))-COS(ATAN([.U$2]/[.$E7]))))/2)*([.$E7]/COS(ATAN([.U$2]/[.$E7]))-([.$C$12]*(SQRT(([.$C$10]*[.$C$10])/([.$C$12]*[.$C$12])-SIN(ATAN([.U$2]/[.$E7]))*SIN(ATAN([.U$2]/[.$E7])))-COS(ATAN([.U$2]/[.$E7]))))/2) /  (2*([.$C$12]*(SQRT(([.$C$10]*[.$C$10])/([.$C$12]*[.$C$12])-SIN(ATAN([.U$2]/[.$E7]))*SIN(ATAN([.U$2]/[.$E7])))-COS(ATAN([.U$2]/[.$E7]))))*([.$C$12]*(SQRT(([.$C$10]*[.$C$10])/([.$C$12]*[.$C$12])-SIN(ATAN([.U$2]/[.$E7]))*SIN(ATAN([.U$2]/[.$E7])))-COS(ATAN([.U$2]/[.$E7]))))/36))" office:value-type="float" office:value="0.000531929109168849">
            <text:p>0,0005319291</text:p>
          </table:table-cell>
          <table:table-cell table:formula="of:=(1/(SQRT(2*3.1415926535)*([.$C$12]*(SQRT(([.$C$10]*[.$C$10])/([.$C$12]*[.$C$12])-SIN(ATAN([.V$2]/[.$E7]))*SIN(ATAN([.V$2]/[.$E7])))-COS(ATAN([.V$2]/[.$E7]))))/6)) * EXP( -([.$E7]/COS(ATAN([.V$2]/[.$E7]))-([.$C$12]*(SQRT(([.$C$10]*[.$C$10])/([.$C$12]*[.$C$12])-SIN(ATAN([.V$2]/[.$E7]))*SIN(ATAN([.V$2]/[.$E7])))-COS(ATAN([.V$2]/[.$E7]))))/2)*([.$E7]/COS(ATAN([.V$2]/[.$E7]))-([.$C$12]*(SQRT(([.$C$10]*[.$C$10])/([.$C$12]*[.$C$12])-SIN(ATAN([.V$2]/[.$E7]))*SIN(ATAN([.V$2]/[.$E7])))-COS(ATAN([.V$2]/[.$E7]))))/2) /  (2*([.$C$12]*(SQRT(([.$C$10]*[.$C$10])/([.$C$12]*[.$C$12])-SIN(ATAN([.V$2]/[.$E7]))*SIN(ATAN([.V$2]/[.$E7])))-COS(ATAN([.V$2]/[.$E7]))))*([.$C$12]*(SQRT(([.$C$10]*[.$C$10])/([.$C$12]*[.$C$12])-SIN(ATAN([.V$2]/[.$E7]))*SIN(ATAN([.V$2]/[.$E7])))-COS(ATAN([.V$2]/[.$E7]))))/36))" office:value-type="float" office:value="0.000601709043733053">
            <text:p>0,000601709</text:p>
          </table:table-cell>
          <table:table-cell table:formula="of:=(1/(SQRT(2*3.1415926535)*([.$C$12]*(SQRT(([.$C$10]*[.$C$10])/([.$C$12]*[.$C$12])-SIN(ATAN([.W$2]/[.$E7]))*SIN(ATAN([.W$2]/[.$E7])))-COS(ATAN([.W$2]/[.$E7]))))/6)) * EXP( -([.$E7]/COS(ATAN([.W$2]/[.$E7]))-([.$C$12]*(SQRT(([.$C$10]*[.$C$10])/([.$C$12]*[.$C$12])-SIN(ATAN([.W$2]/[.$E7]))*SIN(ATAN([.W$2]/[.$E7])))-COS(ATAN([.W$2]/[.$E7]))))/2)*([.$E7]/COS(ATAN([.W$2]/[.$E7]))-([.$C$12]*(SQRT(([.$C$10]*[.$C$10])/([.$C$12]*[.$C$12])-SIN(ATAN([.W$2]/[.$E7]))*SIN(ATAN([.W$2]/[.$E7])))-COS(ATAN([.W$2]/[.$E7]))))/2) /  (2*([.$C$12]*(SQRT(([.$C$10]*[.$C$10])/([.$C$12]*[.$C$12])-SIN(ATAN([.W$2]/[.$E7]))*SIN(ATAN([.W$2]/[.$E7])))-COS(ATAN([.W$2]/[.$E7]))))*([.$C$12]*(SQRT(([.$C$10]*[.$C$10])/([.$C$12]*[.$C$12])-SIN(ATAN([.W$2]/[.$E7]))*SIN(ATAN([.W$2]/[.$E7])))-COS(ATAN([.W$2]/[.$E7]))))/36))" office:value-type="float" office:value="0.000674559396331968">
            <text:p>0,0006745594</text:p>
          </table:table-cell>
          <table:table-cell table:formula="of:=(1/(SQRT(2*3.1415926535)*([.$C$12]*(SQRT(([.$C$10]*[.$C$10])/([.$C$12]*[.$C$12])-SIN(ATAN([.X$2]/[.$E7]))*SIN(ATAN([.X$2]/[.$E7])))-COS(ATAN([.X$2]/[.$E7]))))/6)) * EXP( -([.$E7]/COS(ATAN([.X$2]/[.$E7]))-([.$C$12]*(SQRT(([.$C$10]*[.$C$10])/([.$C$12]*[.$C$12])-SIN(ATAN([.X$2]/[.$E7]))*SIN(ATAN([.X$2]/[.$E7])))-COS(ATAN([.X$2]/[.$E7]))))/2)*([.$E7]/COS(ATAN([.X$2]/[.$E7]))-([.$C$12]*(SQRT(([.$C$10]*[.$C$10])/([.$C$12]*[.$C$12])-SIN(ATAN([.X$2]/[.$E7]))*SIN(ATAN([.X$2]/[.$E7])))-COS(ATAN([.X$2]/[.$E7]))))/2) /  (2*([.$C$12]*(SQRT(([.$C$10]*[.$C$10])/([.$C$12]*[.$C$12])-SIN(ATAN([.X$2]/[.$E7]))*SIN(ATAN([.X$2]/[.$E7])))-COS(ATAN([.X$2]/[.$E7]))))*([.$C$12]*(SQRT(([.$C$10]*[.$C$10])/([.$C$12]*[.$C$12])-SIN(ATAN([.X$2]/[.$E7]))*SIN(ATAN([.X$2]/[.$E7])))-COS(ATAN([.X$2]/[.$E7]))))/36))" office:value-type="float" office:value="0.000749302959387274">
            <text:p>0,000749303</text:p>
          </table:table-cell>
          <table:table-cell table:formula="of:=(1/(SQRT(2*3.1415926535)*([.$C$12]*(SQRT(([.$C$10]*[.$C$10])/([.$C$12]*[.$C$12])-SIN(ATAN([.Y$2]/[.$E7]))*SIN(ATAN([.Y$2]/[.$E7])))-COS(ATAN([.Y$2]/[.$E7]))))/6)) * EXP( -([.$E7]/COS(ATAN([.Y$2]/[.$E7]))-([.$C$12]*(SQRT(([.$C$10]*[.$C$10])/([.$C$12]*[.$C$12])-SIN(ATAN([.Y$2]/[.$E7]))*SIN(ATAN([.Y$2]/[.$E7])))-COS(ATAN([.Y$2]/[.$E7]))))/2)*([.$E7]/COS(ATAN([.Y$2]/[.$E7]))-([.$C$12]*(SQRT(([.$C$10]*[.$C$10])/([.$C$12]*[.$C$12])-SIN(ATAN([.Y$2]/[.$E7]))*SIN(ATAN([.Y$2]/[.$E7])))-COS(ATAN([.Y$2]/[.$E7]))))/2) /  (2*([.$C$12]*(SQRT(([.$C$10]*[.$C$10])/([.$C$12]*[.$C$12])-SIN(ATAN([.Y$2]/[.$E7]))*SIN(ATAN([.Y$2]/[.$E7])))-COS(ATAN([.Y$2]/[.$E7]))))*([.$C$12]*(SQRT(([.$C$10]*[.$C$10])/([.$C$12]*[.$C$12])-SIN(ATAN([.Y$2]/[.$E7]))*SIN(ATAN([.Y$2]/[.$E7])))-COS(ATAN([.Y$2]/[.$E7]))))/36))" office:value-type="float" office:value="0.000824555565224683">
            <text:p>0,0008245556</text:p>
          </table:table-cell>
          <table:table-cell table:formula="of:=(1/(SQRT(2*3.1415926535)*([.$C$12]*(SQRT(([.$C$10]*[.$C$10])/([.$C$12]*[.$C$12])-SIN(ATAN([.Z$2]/[.$E7]))*SIN(ATAN([.Z$2]/[.$E7])))-COS(ATAN([.Z$2]/[.$E7]))))/6)) * EXP( -([.$E7]/COS(ATAN([.Z$2]/[.$E7]))-([.$C$12]*(SQRT(([.$C$10]*[.$C$10])/([.$C$12]*[.$C$12])-SIN(ATAN([.Z$2]/[.$E7]))*SIN(ATAN([.Z$2]/[.$E7])))-COS(ATAN([.Z$2]/[.$E7]))))/2)*([.$E7]/COS(ATAN([.Z$2]/[.$E7]))-([.$C$12]*(SQRT(([.$C$10]*[.$C$10])/([.$C$12]*[.$C$12])-SIN(ATAN([.Z$2]/[.$E7]))*SIN(ATAN([.Z$2]/[.$E7])))-COS(ATAN([.Z$2]/[.$E7]))))/2) /  (2*([.$C$12]*(SQRT(([.$C$10]*[.$C$10])/([.$C$12]*[.$C$12])-SIN(ATAN([.Z$2]/[.$E7]))*SIN(ATAN([.Z$2]/[.$E7])))-COS(ATAN([.Z$2]/[.$E7]))))*([.$C$12]*(SQRT(([.$C$10]*[.$C$10])/([.$C$12]*[.$C$12])-SIN(ATAN([.Z$2]/[.$E7]))*SIN(ATAN([.Z$2]/[.$E7])))-COS(ATAN([.Z$2]/[.$E7]))))/36))" office:value-type="float" office:value="0.000898760259557587">
            <text:p>0,0008987603</text:p>
          </table:table-cell>
          <table:table-cell table:formula="of:=(1/(SQRT(2*3.1415926535)*([.$C$12]*(SQRT(([.$C$10]*[.$C$10])/([.$C$12]*[.$C$12])-SIN(ATAN([.AA$2]/[.$E7]))*SIN(ATAN([.AA$2]/[.$E7])))-COS(ATAN([.AA$2]/[.$E7]))))/6)) * EXP( -([.$E7]/COS(ATAN([.AA$2]/[.$E7]))-([.$C$12]*(SQRT(([.$C$10]*[.$C$10])/([.$C$12]*[.$C$12])-SIN(ATAN([.AA$2]/[.$E7]))*SIN(ATAN([.AA$2]/[.$E7])))-COS(ATAN([.AA$2]/[.$E7]))))/2)*([.$E7]/COS(ATAN([.AA$2]/[.$E7]))-([.$C$12]*(SQRT(([.$C$10]*[.$C$10])/([.$C$12]*[.$C$12])-SIN(ATAN([.AA$2]/[.$E7]))*SIN(ATAN([.AA$2]/[.$E7])))-COS(ATAN([.AA$2]/[.$E7]))))/2) /  (2*([.$C$12]*(SQRT(([.$C$10]*[.$C$10])/([.$C$12]*[.$C$12])-SIN(ATAN([.AA$2]/[.$E7]))*SIN(ATAN([.AA$2]/[.$E7])))-COS(ATAN([.AA$2]/[.$E7]))))*([.$C$12]*(SQRT(([.$C$10]*[.$C$10])/([.$C$12]*[.$C$12])-SIN(ATAN([.AA$2]/[.$E7]))*SIN(ATAN([.AA$2]/[.$E7])))-COS(ATAN([.AA$2]/[.$E7]))))/36))" office:value-type="float" office:value="0.000970234838633016">
            <text:p>0,0009702348</text:p>
          </table:table-cell>
          <table:table-cell table:formula="of:=(1/(SQRT(2*3.1415926535)*([.$C$12]*(SQRT(([.$C$10]*[.$C$10])/([.$C$12]*[.$C$12])-SIN(ATAN([.AB$2]/[.$E7]))*SIN(ATAN([.AB$2]/[.$E7])))-COS(ATAN([.AB$2]/[.$E7]))))/6)) * EXP( -([.$E7]/COS(ATAN([.AB$2]/[.$E7]))-([.$C$12]*(SQRT(([.$C$10]*[.$C$10])/([.$C$12]*[.$C$12])-SIN(ATAN([.AB$2]/[.$E7]))*SIN(ATAN([.AB$2]/[.$E7])))-COS(ATAN([.AB$2]/[.$E7]))))/2)*([.$E7]/COS(ATAN([.AB$2]/[.$E7]))-([.$C$12]*(SQRT(([.$C$10]*[.$C$10])/([.$C$12]*[.$C$12])-SIN(ATAN([.AB$2]/[.$E7]))*SIN(ATAN([.AB$2]/[.$E7])))-COS(ATAN([.AB$2]/[.$E7]))))/2) /  (2*([.$C$12]*(SQRT(([.$C$10]*[.$C$10])/([.$C$12]*[.$C$12])-SIN(ATAN([.AB$2]/[.$E7]))*SIN(ATAN([.AB$2]/[.$E7])))-COS(ATAN([.AB$2]/[.$E7]))))*([.$C$12]*(SQRT(([.$C$10]*[.$C$10])/([.$C$12]*[.$C$12])-SIN(ATAN([.AB$2]/[.$E7]))*SIN(ATAN([.AB$2]/[.$E7])))-COS(ATAN([.AB$2]/[.$E7]))))/36))" office:value-type="float" office:value="0.00103723112053182">
            <text:p>0,0010372311</text:p>
          </table:table-cell>
          <table:table-cell table:formula="of:=(1/(SQRT(2*3.1415926535)*([.$C$12]*(SQRT(([.$C$10]*[.$C$10])/([.$C$12]*[.$C$12])-SIN(ATAN([.AC$2]/[.$E7]))*SIN(ATAN([.AC$2]/[.$E7])))-COS(ATAN([.AC$2]/[.$E7]))))/6)) * EXP( -([.$E7]/COS(ATAN([.AC$2]/[.$E7]))-([.$C$12]*(SQRT(([.$C$10]*[.$C$10])/([.$C$12]*[.$C$12])-SIN(ATAN([.AC$2]/[.$E7]))*SIN(ATAN([.AC$2]/[.$E7])))-COS(ATAN([.AC$2]/[.$E7]))))/2)*([.$E7]/COS(ATAN([.AC$2]/[.$E7]))-([.$C$12]*(SQRT(([.$C$10]*[.$C$10])/([.$C$12]*[.$C$12])-SIN(ATAN([.AC$2]/[.$E7]))*SIN(ATAN([.AC$2]/[.$E7])))-COS(ATAN([.AC$2]/[.$E7]))))/2) /  (2*([.$C$12]*(SQRT(([.$C$10]*[.$C$10])/([.$C$12]*[.$C$12])-SIN(ATAN([.AC$2]/[.$E7]))*SIN(ATAN([.AC$2]/[.$E7])))-COS(ATAN([.AC$2]/[.$E7]))))*([.$C$12]*(SQRT(([.$C$10]*[.$C$10])/([.$C$12]*[.$C$12])-SIN(ATAN([.AC$2]/[.$E7]))*SIN(ATAN([.AC$2]/[.$E7])))-COS(ATAN([.AC$2]/[.$E7]))))/36))" office:value-type="float" office:value="0.00109800328098442">
            <text:p>0,0010980033</text:p>
          </table:table-cell>
          <table:table-cell table:formula="of:=(1/(SQRT(2*3.1415926535)*([.$C$12]*(SQRT(([.$C$10]*[.$C$10])/([.$C$12]*[.$C$12])-SIN(ATAN([.AD$2]/[.$E7]))*SIN(ATAN([.AD$2]/[.$E7])))-COS(ATAN([.AD$2]/[.$E7]))))/6)) * EXP( -([.$E7]/COS(ATAN([.AD$2]/[.$E7]))-([.$C$12]*(SQRT(([.$C$10]*[.$C$10])/([.$C$12]*[.$C$12])-SIN(ATAN([.AD$2]/[.$E7]))*SIN(ATAN([.AD$2]/[.$E7])))-COS(ATAN([.AD$2]/[.$E7]))))/2)*([.$E7]/COS(ATAN([.AD$2]/[.$E7]))-([.$C$12]*(SQRT(([.$C$10]*[.$C$10])/([.$C$12]*[.$C$12])-SIN(ATAN([.AD$2]/[.$E7]))*SIN(ATAN([.AD$2]/[.$E7])))-COS(ATAN([.AD$2]/[.$E7]))))/2) /  (2*([.$C$12]*(SQRT(([.$C$10]*[.$C$10])/([.$C$12]*[.$C$12])-SIN(ATAN([.AD$2]/[.$E7]))*SIN(ATAN([.AD$2]/[.$E7])))-COS(ATAN([.AD$2]/[.$E7]))))*([.$C$12]*(SQRT(([.$C$10]*[.$C$10])/([.$C$12]*[.$C$12])-SIN(ATAN([.AD$2]/[.$E7]))*SIN(ATAN([.AD$2]/[.$E7])))-COS(ATAN([.AD$2]/[.$E7]))))/36))" office:value-type="float" office:value="0.00115088166636084">
            <text:p>0,0011508817</text:p>
          </table:table-cell>
          <table:table-cell table:formula="of:=(1/(SQRT(2*3.1415926535)*([.$C$12]*(SQRT(([.$C$10]*[.$C$10])/([.$C$12]*[.$C$12])-SIN(ATAN([.AE$2]/[.$E7]))*SIN(ATAN([.AE$2]/[.$E7])))-COS(ATAN([.AE$2]/[.$E7]))))/6)) * EXP( -([.$E7]/COS(ATAN([.AE$2]/[.$E7]))-([.$C$12]*(SQRT(([.$C$10]*[.$C$10])/([.$C$12]*[.$C$12])-SIN(ATAN([.AE$2]/[.$E7]))*SIN(ATAN([.AE$2]/[.$E7])))-COS(ATAN([.AE$2]/[.$E7]))))/2)*([.$E7]/COS(ATAN([.AE$2]/[.$E7]))-([.$C$12]*(SQRT(([.$C$10]*[.$C$10])/([.$C$12]*[.$C$12])-SIN(ATAN([.AE$2]/[.$E7]))*SIN(ATAN([.AE$2]/[.$E7])))-COS(ATAN([.AE$2]/[.$E7]))))/2) /  (2*([.$C$12]*(SQRT(([.$C$10]*[.$C$10])/([.$C$12]*[.$C$12])-SIN(ATAN([.AE$2]/[.$E7]))*SIN(ATAN([.AE$2]/[.$E7])))-COS(ATAN([.AE$2]/[.$E7]))))*([.$C$12]*(SQRT(([.$C$10]*[.$C$10])/([.$C$12]*[.$C$12])-SIN(ATAN([.AE$2]/[.$E7]))*SIN(ATAN([.AE$2]/[.$E7])))-COS(ATAN([.AE$2]/[.$E7]))))/36))" office:value-type="float" office:value="0.00119434780161165">
            <text:p>0,0011943478</text:p>
          </table:table-cell>
          <table:table-cell table:formula="of:=(1/(SQRT(2*3.1415926535)*([.$C$12]*(SQRT(([.$C$10]*[.$C$10])/([.$C$12]*[.$C$12])-SIN(ATAN([.AF$2]/[.$E7]))*SIN(ATAN([.AF$2]/[.$E7])))-COS(ATAN([.AF$2]/[.$E7]))))/6)) * EXP( -([.$E7]/COS(ATAN([.AF$2]/[.$E7]))-([.$C$12]*(SQRT(([.$C$10]*[.$C$10])/([.$C$12]*[.$C$12])-SIN(ATAN([.AF$2]/[.$E7]))*SIN(ATAN([.AF$2]/[.$E7])))-COS(ATAN([.AF$2]/[.$E7]))))/2)*([.$E7]/COS(ATAN([.AF$2]/[.$E7]))-([.$C$12]*(SQRT(([.$C$10]*[.$C$10])/([.$C$12]*[.$C$12])-SIN(ATAN([.AF$2]/[.$E7]))*SIN(ATAN([.AF$2]/[.$E7])))-COS(ATAN([.AF$2]/[.$E7]))))/2) /  (2*([.$C$12]*(SQRT(([.$C$10]*[.$C$10])/([.$C$12]*[.$C$12])-SIN(ATAN([.AF$2]/[.$E7]))*SIN(ATAN([.AF$2]/[.$E7])))-COS(ATAN([.AF$2]/[.$E7]))))*([.$C$12]*(SQRT(([.$C$10]*[.$C$10])/([.$C$12]*[.$C$12])-SIN(ATAN([.AF$2]/[.$E7]))*SIN(ATAN([.AF$2]/[.$E7])))-COS(ATAN([.AF$2]/[.$E7]))))/36))" office:value-type="float" office:value="0.00122710592401121">
            <text:p>0,0012271059</text:p>
          </table:table-cell>
          <table:table-cell table:formula="of:=(1/(SQRT(2*3.1415926535)*([.$C$12]*(SQRT(([.$C$10]*[.$C$10])/([.$C$12]*[.$C$12])-SIN(ATAN([.AG$2]/[.$E7]))*SIN(ATAN([.AG$2]/[.$E7])))-COS(ATAN([.AG$2]/[.$E7]))))/6)) * EXP( -([.$E7]/COS(ATAN([.AG$2]/[.$E7]))-([.$C$12]*(SQRT(([.$C$10]*[.$C$10])/([.$C$12]*[.$C$12])-SIN(ATAN([.AG$2]/[.$E7]))*SIN(ATAN([.AG$2]/[.$E7])))-COS(ATAN([.AG$2]/[.$E7]))))/2)*([.$E7]/COS(ATAN([.AG$2]/[.$E7]))-([.$C$12]*(SQRT(([.$C$10]*[.$C$10])/([.$C$12]*[.$C$12])-SIN(ATAN([.AG$2]/[.$E7]))*SIN(ATAN([.AG$2]/[.$E7])))-COS(ATAN([.AG$2]/[.$E7]))))/2) /  (2*([.$C$12]*(SQRT(([.$C$10]*[.$C$10])/([.$C$12]*[.$C$12])-SIN(ATAN([.AG$2]/[.$E7]))*SIN(ATAN([.AG$2]/[.$E7])))-COS(ATAN([.AG$2]/[.$E7]))))*([.$C$12]*(SQRT(([.$C$10]*[.$C$10])/([.$C$12]*[.$C$12])-SIN(ATAN([.AG$2]/[.$E7]))*SIN(ATAN([.AG$2]/[.$E7])))-COS(ATAN([.AG$2]/[.$E7]))))/36))" office:value-type="float" office:value="0.00124814635346707">
            <text:p>0,0012481464</text:p>
          </table:table-cell>
          <table:table-cell table:formula="of:=(1/(SQRT(2*3.1415926535)*([.$C$12]*(SQRT(([.$C$10]*[.$C$10])/([.$C$12]*[.$C$12])-SIN(ATAN([.AH$2]/[.$E7]))*SIN(ATAN([.AH$2]/[.$E7])))-COS(ATAN([.AH$2]/[.$E7]))))/6)) * EXP( -([.$E7]/COS(ATAN([.AH$2]/[.$E7]))-([.$C$12]*(SQRT(([.$C$10]*[.$C$10])/([.$C$12]*[.$C$12])-SIN(ATAN([.AH$2]/[.$E7]))*SIN(ATAN([.AH$2]/[.$E7])))-COS(ATAN([.AH$2]/[.$E7]))))/2)*([.$E7]/COS(ATAN([.AH$2]/[.$E7]))-([.$C$12]*(SQRT(([.$C$10]*[.$C$10])/([.$C$12]*[.$C$12])-SIN(ATAN([.AH$2]/[.$E7]))*SIN(ATAN([.AH$2]/[.$E7])))-COS(ATAN([.AH$2]/[.$E7]))))/2) /  (2*([.$C$12]*(SQRT(([.$C$10]*[.$C$10])/([.$C$12]*[.$C$12])-SIN(ATAN([.AH$2]/[.$E7]))*SIN(ATAN([.AH$2]/[.$E7])))-COS(ATAN([.AH$2]/[.$E7]))))*([.$C$12]*(SQRT(([.$C$10]*[.$C$10])/([.$C$12]*[.$C$12])-SIN(ATAN([.AH$2]/[.$E7]))*SIN(ATAN([.AH$2]/[.$E7])))-COS(ATAN([.AH$2]/[.$E7]))))/36))" office:value-type="float" office:value="0.00125679638095101">
            <text:p>0,0012567964</text:p>
          </table:table-cell>
          <table:table-cell table:formula="of:=(1/(SQRT(2*3.1415926535)*([.$C$12]*(SQRT(([.$C$10]*[.$C$10])/([.$C$12]*[.$C$12])-SIN(ATAN([.AI$2]/[.$E7]))*SIN(ATAN([.AI$2]/[.$E7])))-COS(ATAN([.AI$2]/[.$E7]))))/6)) * EXP( -([.$E7]/COS(ATAN([.AI$2]/[.$E7]))-([.$C$12]*(SQRT(([.$C$10]*[.$C$10])/([.$C$12]*[.$C$12])-SIN(ATAN([.AI$2]/[.$E7]))*SIN(ATAN([.AI$2]/[.$E7])))-COS(ATAN([.AI$2]/[.$E7]))))/2)*([.$E7]/COS(ATAN([.AI$2]/[.$E7]))-([.$C$12]*(SQRT(([.$C$10]*[.$C$10])/([.$C$12]*[.$C$12])-SIN(ATAN([.AI$2]/[.$E7]))*SIN(ATAN([.AI$2]/[.$E7])))-COS(ATAN([.AI$2]/[.$E7]))))/2) /  (2*([.$C$12]*(SQRT(([.$C$10]*[.$C$10])/([.$C$12]*[.$C$12])-SIN(ATAN([.AI$2]/[.$E7]))*SIN(ATAN([.AI$2]/[.$E7])))-COS(ATAN([.AI$2]/[.$E7]))))*([.$C$12]*(SQRT(([.$C$10]*[.$C$10])/([.$C$12]*[.$C$12])-SIN(ATAN([.AI$2]/[.$E7]))*SIN(ATAN([.AI$2]/[.$E7])))-COS(ATAN([.AI$2]/[.$E7]))))/36))" office:value-type="float" office:value="0.00125275510269693">
            <text:p>0,0012527551</text:p>
          </table:table-cell>
          <table:table-cell table:formula="of:=(1/(SQRT(2*3.1415926535)*([.$C$12]*(SQRT(([.$C$10]*[.$C$10])/([.$C$12]*[.$C$12])-SIN(ATAN([.AJ$2]/[.$E7]))*SIN(ATAN([.AJ$2]/[.$E7])))-COS(ATAN([.AJ$2]/[.$E7]))))/6)) * EXP( -([.$E7]/COS(ATAN([.AJ$2]/[.$E7]))-([.$C$12]*(SQRT(([.$C$10]*[.$C$10])/([.$C$12]*[.$C$12])-SIN(ATAN([.AJ$2]/[.$E7]))*SIN(ATAN([.AJ$2]/[.$E7])))-COS(ATAN([.AJ$2]/[.$E7]))))/2)*([.$E7]/COS(ATAN([.AJ$2]/[.$E7]))-([.$C$12]*(SQRT(([.$C$10]*[.$C$10])/([.$C$12]*[.$C$12])-SIN(ATAN([.AJ$2]/[.$E7]))*SIN(ATAN([.AJ$2]/[.$E7])))-COS(ATAN([.AJ$2]/[.$E7]))))/2) /  (2*([.$C$12]*(SQRT(([.$C$10]*[.$C$10])/([.$C$12]*[.$C$12])-SIN(ATAN([.AJ$2]/[.$E7]))*SIN(ATAN([.AJ$2]/[.$E7])))-COS(ATAN([.AJ$2]/[.$E7]))))*([.$C$12]*(SQRT(([.$C$10]*[.$C$10])/([.$C$12]*[.$C$12])-SIN(ATAN([.AJ$2]/[.$E7]))*SIN(ATAN([.AJ$2]/[.$E7])))-COS(ATAN([.AJ$2]/[.$E7]))))/36))" office:value-type="float" office:value="0.00123610969387479">
            <text:p>0,001236109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166.766666666667">
            <text:p>166,7666666667</text:p>
          </table:table-cell>
          <table:table-cell table:formula="of:=(1/(SQRT(2*3.1415926535)*([.$C$12]*(SQRT(([.$C$10]*[.$C$10])/([.$C$12]*[.$C$12])-SIN(ATAN([.F$2]/[.$E8]))*SIN(ATAN([.F$2]/[.$E8])))-COS(ATAN([.F$2]/[.$E8]))))/6)) * EXP( -([.$E8]/COS(ATAN([.F$2]/[.$E8]))-([.$C$12]*(SQRT(([.$C$10]*[.$C$10])/([.$C$12]*[.$C$12])-SIN(ATAN([.F$2]/[.$E8]))*SIN(ATAN([.F$2]/[.$E8])))-COS(ATAN([.F$2]/[.$E8]))))/2)*([.$E8]/COS(ATAN([.F$2]/[.$E8]))-([.$C$12]*(SQRT(([.$C$10]*[.$C$10])/([.$C$12]*[.$C$12])-SIN(ATAN([.F$2]/[.$E8]))*SIN(ATAN([.F$2]/[.$E8])))-COS(ATAN([.F$2]/[.$E8]))))/2) /  (2*([.$C$12]*(SQRT(([.$C$10]*[.$C$10])/([.$C$12]*[.$C$12])-SIN(ATAN([.F$2]/[.$E8]))*SIN(ATAN([.F$2]/[.$E8])))-COS(ATAN([.F$2]/[.$E8]))))*([.$C$12]*(SQRT(([.$C$10]*[.$C$10])/([.$C$12]*[.$C$12])-SIN(ATAN([.F$2]/[.$E8]))*SIN(ATAN([.F$2]/[.$E8])))-COS(ATAN([.F$2]/[.$E8]))))/36))" office:value-type="float" office:value="0.0000892240674891113">
            <text:p>8,92240674891113E-005</text:p>
          </table:table-cell>
          <table:table-cell table:formula="of:=(1/(SQRT(2*3.1415926535)*([.$C$12]*(SQRT(([.$C$10]*[.$C$10])/([.$C$12]*[.$C$12])-SIN(ATAN([.G$2]/[.$E8]))*SIN(ATAN([.G$2]/[.$E8])))-COS(ATAN([.G$2]/[.$E8]))))/6)) * EXP( -([.$E8]/COS(ATAN([.G$2]/[.$E8]))-([.$C$12]*(SQRT(([.$C$10]*[.$C$10])/([.$C$12]*[.$C$12])-SIN(ATAN([.G$2]/[.$E8]))*SIN(ATAN([.G$2]/[.$E8])))-COS(ATAN([.G$2]/[.$E8]))))/2)*([.$E8]/COS(ATAN([.G$2]/[.$E8]))-([.$C$12]*(SQRT(([.$C$10]*[.$C$10])/([.$C$12]*[.$C$12])-SIN(ATAN([.G$2]/[.$E8]))*SIN(ATAN([.G$2]/[.$E8])))-COS(ATAN([.G$2]/[.$E8]))))/2) /  (2*([.$C$12]*(SQRT(([.$C$10]*[.$C$10])/([.$C$12]*[.$C$12])-SIN(ATAN([.G$2]/[.$E8]))*SIN(ATAN([.G$2]/[.$E8])))-COS(ATAN([.G$2]/[.$E8]))))*([.$C$12]*(SQRT(([.$C$10]*[.$C$10])/([.$C$12]*[.$C$12])-SIN(ATAN([.G$2]/[.$E8]))*SIN(ATAN([.G$2]/[.$E8])))-COS(ATAN([.G$2]/[.$E8]))))/36))" office:value-type="float" office:value="0.0000909987907984537">
            <text:p>9,09987907984537E-005</text:p>
          </table:table-cell>
          <table:table-cell table:formula="of:=(1/(SQRT(2*3.1415926535)*([.$C$12]*(SQRT(([.$C$10]*[.$C$10])/([.$C$12]*[.$C$12])-SIN(ATAN([.H$2]/[.$E8]))*SIN(ATAN([.H$2]/[.$E8])))-COS(ATAN([.H$2]/[.$E8]))))/6)) * EXP( -([.$E8]/COS(ATAN([.H$2]/[.$E8]))-([.$C$12]*(SQRT(([.$C$10]*[.$C$10])/([.$C$12]*[.$C$12])-SIN(ATAN([.H$2]/[.$E8]))*SIN(ATAN([.H$2]/[.$E8])))-COS(ATAN([.H$2]/[.$E8]))))/2)*([.$E8]/COS(ATAN([.H$2]/[.$E8]))-([.$C$12]*(SQRT(([.$C$10]*[.$C$10])/([.$C$12]*[.$C$12])-SIN(ATAN([.H$2]/[.$E8]))*SIN(ATAN([.H$2]/[.$E8])))-COS(ATAN([.H$2]/[.$E8]))))/2) /  (2*([.$C$12]*(SQRT(([.$C$10]*[.$C$10])/([.$C$12]*[.$C$12])-SIN(ATAN([.H$2]/[.$E8]))*SIN(ATAN([.H$2]/[.$E8])))-COS(ATAN([.H$2]/[.$E8]))))*([.$C$12]*(SQRT(([.$C$10]*[.$C$10])/([.$C$12]*[.$C$12])-SIN(ATAN([.H$2]/[.$E8]))*SIN(ATAN([.H$2]/[.$E8])))-COS(ATAN([.H$2]/[.$E8]))))/36))" office:value-type="float" office:value="0.0000963380221034442">
            <text:p>0,000096338</text:p>
          </table:table-cell>
          <table:table-cell table:formula="of:=(1/(SQRT(2*3.1415926535)*([.$C$12]*(SQRT(([.$C$10]*[.$C$10])/([.$C$12]*[.$C$12])-SIN(ATAN([.I$2]/[.$E8]))*SIN(ATAN([.I$2]/[.$E8])))-COS(ATAN([.I$2]/[.$E8]))))/6)) * EXP( -([.$E8]/COS(ATAN([.I$2]/[.$E8]))-([.$C$12]*(SQRT(([.$C$10]*[.$C$10])/([.$C$12]*[.$C$12])-SIN(ATAN([.I$2]/[.$E8]))*SIN(ATAN([.I$2]/[.$E8])))-COS(ATAN([.I$2]/[.$E8]))))/2)*([.$E8]/COS(ATAN([.I$2]/[.$E8]))-([.$C$12]*(SQRT(([.$C$10]*[.$C$10])/([.$C$12]*[.$C$12])-SIN(ATAN([.I$2]/[.$E8]))*SIN(ATAN([.I$2]/[.$E8])))-COS(ATAN([.I$2]/[.$E8]))))/2) /  (2*([.$C$12]*(SQRT(([.$C$10]*[.$C$10])/([.$C$12]*[.$C$12])-SIN(ATAN([.I$2]/[.$E8]))*SIN(ATAN([.I$2]/[.$E8])))-COS(ATAN([.I$2]/[.$E8]))))*([.$C$12]*(SQRT(([.$C$10]*[.$C$10])/([.$C$12]*[.$C$12])-SIN(ATAN([.I$2]/[.$E8]))*SIN(ATAN([.I$2]/[.$E8])))-COS(ATAN([.I$2]/[.$E8]))))/36))" office:value-type="float" office:value="0.00010534315667101">
            <text:p>0,0001053432</text:p>
          </table:table-cell>
          <table:table-cell table:formula="of:=(1/(SQRT(2*3.1415926535)*([.$C$12]*(SQRT(([.$C$10]*[.$C$10])/([.$C$12]*[.$C$12])-SIN(ATAN([.J$2]/[.$E8]))*SIN(ATAN([.J$2]/[.$E8])))-COS(ATAN([.J$2]/[.$E8]))))/6)) * EXP( -([.$E8]/COS(ATAN([.J$2]/[.$E8]))-([.$C$12]*(SQRT(([.$C$10]*[.$C$10])/([.$C$12]*[.$C$12])-SIN(ATAN([.J$2]/[.$E8]))*SIN(ATAN([.J$2]/[.$E8])))-COS(ATAN([.J$2]/[.$E8]))))/2)*([.$E8]/COS(ATAN([.J$2]/[.$E8]))-([.$C$12]*(SQRT(([.$C$10]*[.$C$10])/([.$C$12]*[.$C$12])-SIN(ATAN([.J$2]/[.$E8]))*SIN(ATAN([.J$2]/[.$E8])))-COS(ATAN([.J$2]/[.$E8]))))/2) /  (2*([.$C$12]*(SQRT(([.$C$10]*[.$C$10])/([.$C$12]*[.$C$12])-SIN(ATAN([.J$2]/[.$E8]))*SIN(ATAN([.J$2]/[.$E8])))-COS(ATAN([.J$2]/[.$E8]))))*([.$C$12]*(SQRT(([.$C$10]*[.$C$10])/([.$C$12]*[.$C$12])-SIN(ATAN([.J$2]/[.$E8]))*SIN(ATAN([.J$2]/[.$E8])))-COS(ATAN([.J$2]/[.$E8]))))/36))" office:value-type="float" office:value="0.000118171841145674">
            <text:p>0,0001181718</text:p>
          </table:table-cell>
          <table:table-cell table:formula="of:=(1/(SQRT(2*3.1415926535)*([.$C$12]*(SQRT(([.$C$10]*[.$C$10])/([.$C$12]*[.$C$12])-SIN(ATAN([.K$2]/[.$E8]))*SIN(ATAN([.K$2]/[.$E8])))-COS(ATAN([.K$2]/[.$E8]))))/6)) * EXP( -([.$E8]/COS(ATAN([.K$2]/[.$E8]))-([.$C$12]*(SQRT(([.$C$10]*[.$C$10])/([.$C$12]*[.$C$12])-SIN(ATAN([.K$2]/[.$E8]))*SIN(ATAN([.K$2]/[.$E8])))-COS(ATAN([.K$2]/[.$E8]))))/2)*([.$E8]/COS(ATAN([.K$2]/[.$E8]))-([.$C$12]*(SQRT(([.$C$10]*[.$C$10])/([.$C$12]*[.$C$12])-SIN(ATAN([.K$2]/[.$E8]))*SIN(ATAN([.K$2]/[.$E8])))-COS(ATAN([.K$2]/[.$E8]))))/2) /  (2*([.$C$12]*(SQRT(([.$C$10]*[.$C$10])/([.$C$12]*[.$C$12])-SIN(ATAN([.K$2]/[.$E8]))*SIN(ATAN([.K$2]/[.$E8])))-COS(ATAN([.K$2]/[.$E8]))))*([.$C$12]*(SQRT(([.$C$10]*[.$C$10])/([.$C$12]*[.$C$12])-SIN(ATAN([.K$2]/[.$E8]))*SIN(ATAN([.K$2]/[.$E8])))-COS(ATAN([.K$2]/[.$E8]))))/36))" office:value-type="float" office:value="0.000135036087030883">
            <text:p>0,0001350361</text:p>
          </table:table-cell>
          <table:table-cell table:formula="of:=(1/(SQRT(2*3.1415926535)*([.$C$12]*(SQRT(([.$C$10]*[.$C$10])/([.$C$12]*[.$C$12])-SIN(ATAN([.L$2]/[.$E8]))*SIN(ATAN([.L$2]/[.$E8])))-COS(ATAN([.L$2]/[.$E8]))))/6)) * EXP( -([.$E8]/COS(ATAN([.L$2]/[.$E8]))-([.$C$12]*(SQRT(([.$C$10]*[.$C$10])/([.$C$12]*[.$C$12])-SIN(ATAN([.L$2]/[.$E8]))*SIN(ATAN([.L$2]/[.$E8])))-COS(ATAN([.L$2]/[.$E8]))))/2)*([.$E8]/COS(ATAN([.L$2]/[.$E8]))-([.$C$12]*(SQRT(([.$C$10]*[.$C$10])/([.$C$12]*[.$C$12])-SIN(ATAN([.L$2]/[.$E8]))*SIN(ATAN([.L$2]/[.$E8])))-COS(ATAN([.L$2]/[.$E8]))))/2) /  (2*([.$C$12]*(SQRT(([.$C$10]*[.$C$10])/([.$C$12]*[.$C$12])-SIN(ATAN([.L$2]/[.$E8]))*SIN(ATAN([.L$2]/[.$E8])))-COS(ATAN([.L$2]/[.$E8]))))*([.$C$12]*(SQRT(([.$C$10]*[.$C$10])/([.$C$12]*[.$C$12])-SIN(ATAN([.L$2]/[.$E8]))*SIN(ATAN([.L$2]/[.$E8])))-COS(ATAN([.L$2]/[.$E8]))))/36))" office:value-type="float" office:value="0.00015619746739292">
            <text:p>0,0001561975</text:p>
          </table:table-cell>
          <table:table-cell table:formula="of:=(1/(SQRT(2*3.1415926535)*([.$C$12]*(SQRT(([.$C$10]*[.$C$10])/([.$C$12]*[.$C$12])-SIN(ATAN([.M$2]/[.$E8]))*SIN(ATAN([.M$2]/[.$E8])))-COS(ATAN([.M$2]/[.$E8]))))/6)) * EXP( -([.$E8]/COS(ATAN([.M$2]/[.$E8]))-([.$C$12]*(SQRT(([.$C$10]*[.$C$10])/([.$C$12]*[.$C$12])-SIN(ATAN([.M$2]/[.$E8]))*SIN(ATAN([.M$2]/[.$E8])))-COS(ATAN([.M$2]/[.$E8]))))/2)*([.$E8]/COS(ATAN([.M$2]/[.$E8]))-([.$C$12]*(SQRT(([.$C$10]*[.$C$10])/([.$C$12]*[.$C$12])-SIN(ATAN([.M$2]/[.$E8]))*SIN(ATAN([.M$2]/[.$E8])))-COS(ATAN([.M$2]/[.$E8]))))/2) /  (2*([.$C$12]*(SQRT(([.$C$10]*[.$C$10])/([.$C$12]*[.$C$12])-SIN(ATAN([.M$2]/[.$E8]))*SIN(ATAN([.M$2]/[.$E8])))-COS(ATAN([.M$2]/[.$E8]))))*([.$C$12]*(SQRT(([.$C$10]*[.$C$10])/([.$C$12]*[.$C$12])-SIN(ATAN([.M$2]/[.$E8]))*SIN(ATAN([.M$2]/[.$E8])))-COS(ATAN([.M$2]/[.$E8]))))/36))" office:value-type="float" office:value="0.000181951105347422">
            <text:p>0,0001819511</text:p>
          </table:table-cell>
          <table:table-cell table:formula="of:=(1/(SQRT(2*3.1415926535)*([.$C$12]*(SQRT(([.$C$10]*[.$C$10])/([.$C$12]*[.$C$12])-SIN(ATAN([.N$2]/[.$E8]))*SIN(ATAN([.N$2]/[.$E8])))-COS(ATAN([.N$2]/[.$E8]))))/6)) * EXP( -([.$E8]/COS(ATAN([.N$2]/[.$E8]))-([.$C$12]*(SQRT(([.$C$10]*[.$C$10])/([.$C$12]*[.$C$12])-SIN(ATAN([.N$2]/[.$E8]))*SIN(ATAN([.N$2]/[.$E8])))-COS(ATAN([.N$2]/[.$E8]))))/2)*([.$E8]/COS(ATAN([.N$2]/[.$E8]))-([.$C$12]*(SQRT(([.$C$10]*[.$C$10])/([.$C$12]*[.$C$12])-SIN(ATAN([.N$2]/[.$E8]))*SIN(ATAN([.N$2]/[.$E8])))-COS(ATAN([.N$2]/[.$E8]))))/2) /  (2*([.$C$12]*(SQRT(([.$C$10]*[.$C$10])/([.$C$12]*[.$C$12])-SIN(ATAN([.N$2]/[.$E8]))*SIN(ATAN([.N$2]/[.$E8])))-COS(ATAN([.N$2]/[.$E8]))))*([.$C$12]*(SQRT(([.$C$10]*[.$C$10])/([.$C$12]*[.$C$12])-SIN(ATAN([.N$2]/[.$E8]))*SIN(ATAN([.N$2]/[.$E8])))-COS(ATAN([.N$2]/[.$E8]))))/36))" office:value-type="float" office:value="0.000212599484756528">
            <text:p>0,0002125995</text:p>
          </table:table-cell>
          <table:table-cell table:formula="of:=(1/(SQRT(2*3.1415926535)*([.$C$12]*(SQRT(([.$C$10]*[.$C$10])/([.$C$12]*[.$C$12])-SIN(ATAN([.O$2]/[.$E8]))*SIN(ATAN([.O$2]/[.$E8])))-COS(ATAN([.O$2]/[.$E8]))))/6)) * EXP( -([.$E8]/COS(ATAN([.O$2]/[.$E8]))-([.$C$12]*(SQRT(([.$C$10]*[.$C$10])/([.$C$12]*[.$C$12])-SIN(ATAN([.O$2]/[.$E8]))*SIN(ATAN([.O$2]/[.$E8])))-COS(ATAN([.O$2]/[.$E8]))))/2)*([.$E8]/COS(ATAN([.O$2]/[.$E8]))-([.$C$12]*(SQRT(([.$C$10]*[.$C$10])/([.$C$12]*[.$C$12])-SIN(ATAN([.O$2]/[.$E8]))*SIN(ATAN([.O$2]/[.$E8])))-COS(ATAN([.O$2]/[.$E8]))))/2) /  (2*([.$C$12]*(SQRT(([.$C$10]*[.$C$10])/([.$C$12]*[.$C$12])-SIN(ATAN([.O$2]/[.$E8]))*SIN(ATAN([.O$2]/[.$E8])))-COS(ATAN([.O$2]/[.$E8]))))*([.$C$12]*(SQRT(([.$C$10]*[.$C$10])/([.$C$12]*[.$C$12])-SIN(ATAN([.O$2]/[.$E8]))*SIN(ATAN([.O$2]/[.$E8])))-COS(ATAN([.O$2]/[.$E8]))))/36))" office:value-type="float" office:value="0.000248420223552904">
            <text:p>0,0002484202</text:p>
          </table:table-cell>
          <table:table-cell table:formula="of:=(1/(SQRT(2*3.1415926535)*([.$C$12]*(SQRT(([.$C$10]*[.$C$10])/([.$C$12]*[.$C$12])-SIN(ATAN([.P$2]/[.$E8]))*SIN(ATAN([.P$2]/[.$E8])))-COS(ATAN([.P$2]/[.$E8]))))/6)) * EXP( -([.$E8]/COS(ATAN([.P$2]/[.$E8]))-([.$C$12]*(SQRT(([.$C$10]*[.$C$10])/([.$C$12]*[.$C$12])-SIN(ATAN([.P$2]/[.$E8]))*SIN(ATAN([.P$2]/[.$E8])))-COS(ATAN([.P$2]/[.$E8]))))/2)*([.$E8]/COS(ATAN([.P$2]/[.$E8]))-([.$C$12]*(SQRT(([.$C$10]*[.$C$10])/([.$C$12]*[.$C$12])-SIN(ATAN([.P$2]/[.$E8]))*SIN(ATAN([.P$2]/[.$E8])))-COS(ATAN([.P$2]/[.$E8]))))/2) /  (2*([.$C$12]*(SQRT(([.$C$10]*[.$C$10])/([.$C$12]*[.$C$12])-SIN(ATAN([.P$2]/[.$E8]))*SIN(ATAN([.P$2]/[.$E8])))-COS(ATAN([.P$2]/[.$E8]))))*([.$C$12]*(SQRT(([.$C$10]*[.$C$10])/([.$C$12]*[.$C$12])-SIN(ATAN([.P$2]/[.$E8]))*SIN(ATAN([.P$2]/[.$E8])))-COS(ATAN([.P$2]/[.$E8]))))/36))" office:value-type="float" office:value="0.000289631014177381">
            <text:p>0,000289631</text:p>
          </table:table-cell>
          <table:table-cell table:formula="of:=(1/(SQRT(2*3.1415926535)*([.$C$12]*(SQRT(([.$C$10]*[.$C$10])/([.$C$12]*[.$C$12])-SIN(ATAN([.Q$2]/[.$E8]))*SIN(ATAN([.Q$2]/[.$E8])))-COS(ATAN([.Q$2]/[.$E8]))))/6)) * EXP( -([.$E8]/COS(ATAN([.Q$2]/[.$E8]))-([.$C$12]*(SQRT(([.$C$10]*[.$C$10])/([.$C$12]*[.$C$12])-SIN(ATAN([.Q$2]/[.$E8]))*SIN(ATAN([.Q$2]/[.$E8])))-COS(ATAN([.Q$2]/[.$E8]))))/2)*([.$E8]/COS(ATAN([.Q$2]/[.$E8]))-([.$C$12]*(SQRT(([.$C$10]*[.$C$10])/([.$C$12]*[.$C$12])-SIN(ATAN([.Q$2]/[.$E8]))*SIN(ATAN([.Q$2]/[.$E8])))-COS(ATAN([.Q$2]/[.$E8]))))/2) /  (2*([.$C$12]*(SQRT(([.$C$10]*[.$C$10])/([.$C$12]*[.$C$12])-SIN(ATAN([.Q$2]/[.$E8]))*SIN(ATAN([.Q$2]/[.$E8])))-COS(ATAN([.Q$2]/[.$E8]))))*([.$C$12]*(SQRT(([.$C$10]*[.$C$10])/([.$C$12]*[.$C$12])-SIN(ATAN([.Q$2]/[.$E8]))*SIN(ATAN([.Q$2]/[.$E8])))-COS(ATAN([.Q$2]/[.$E8]))))/36))" office:value-type="float" office:value="0.000336353766383633">
            <text:p>0,0003363538</text:p>
          </table:table-cell>
          <table:table-cell table:formula="of:=(1/(SQRT(2*3.1415926535)*([.$C$12]*(SQRT(([.$C$10]*[.$C$10])/([.$C$12]*[.$C$12])-SIN(ATAN([.R$2]/[.$E8]))*SIN(ATAN([.R$2]/[.$E8])))-COS(ATAN([.R$2]/[.$E8]))))/6)) * EXP( -([.$E8]/COS(ATAN([.R$2]/[.$E8]))-([.$C$12]*(SQRT(([.$C$10]*[.$C$10])/([.$C$12]*[.$C$12])-SIN(ATAN([.R$2]/[.$E8]))*SIN(ATAN([.R$2]/[.$E8])))-COS(ATAN([.R$2]/[.$E8]))))/2)*([.$E8]/COS(ATAN([.R$2]/[.$E8]))-([.$C$12]*(SQRT(([.$C$10]*[.$C$10])/([.$C$12]*[.$C$12])-SIN(ATAN([.R$2]/[.$E8]))*SIN(ATAN([.R$2]/[.$E8])))-COS(ATAN([.R$2]/[.$E8]))))/2) /  (2*([.$C$12]*(SQRT(([.$C$10]*[.$C$10])/([.$C$12]*[.$C$12])-SIN(ATAN([.R$2]/[.$E8]))*SIN(ATAN([.R$2]/[.$E8])))-COS(ATAN([.R$2]/[.$E8]))))*([.$C$12]*(SQRT(([.$C$10]*[.$C$10])/([.$C$12]*[.$C$12])-SIN(ATAN([.R$2]/[.$E8]))*SIN(ATAN([.R$2]/[.$E8])))-COS(ATAN([.R$2]/[.$E8]))))/36))" office:value-type="float" office:value="0.000388579571493934">
            <text:p>0,0003885796</text:p>
          </table:table-cell>
          <table:table-cell table:formula="of:=(1/(SQRT(2*3.1415926535)*([.$C$12]*(SQRT(([.$C$10]*[.$C$10])/([.$C$12]*[.$C$12])-SIN(ATAN([.S$2]/[.$E8]))*SIN(ATAN([.S$2]/[.$E8])))-COS(ATAN([.S$2]/[.$E8]))))/6)) * EXP( -([.$E8]/COS(ATAN([.S$2]/[.$E8]))-([.$C$12]*(SQRT(([.$C$10]*[.$C$10])/([.$C$12]*[.$C$12])-SIN(ATAN([.S$2]/[.$E8]))*SIN(ATAN([.S$2]/[.$E8])))-COS(ATAN([.S$2]/[.$E8]))))/2)*([.$E8]/COS(ATAN([.S$2]/[.$E8]))-([.$C$12]*(SQRT(([.$C$10]*[.$C$10])/([.$C$12]*[.$C$12])-SIN(ATAN([.S$2]/[.$E8]))*SIN(ATAN([.S$2]/[.$E8])))-COS(ATAN([.S$2]/[.$E8]))))/2) /  (2*([.$C$12]*(SQRT(([.$C$10]*[.$C$10])/([.$C$12]*[.$C$12])-SIN(ATAN([.S$2]/[.$E8]))*SIN(ATAN([.S$2]/[.$E8])))-COS(ATAN([.S$2]/[.$E8]))))*([.$C$12]*(SQRT(([.$C$10]*[.$C$10])/([.$C$12]*[.$C$12])-SIN(ATAN([.S$2]/[.$E8]))*SIN(ATAN([.S$2]/[.$E8])))-COS(ATAN([.S$2]/[.$E8]))))/36))" office:value-type="float" office:value="0.000446136202973154">
            <text:p>0,0004461362</text:p>
          </table:table-cell>
          <table:table-cell table:formula="of:=(1/(SQRT(2*3.1415926535)*([.$C$12]*(SQRT(([.$C$10]*[.$C$10])/([.$C$12]*[.$C$12])-SIN(ATAN([.T$2]/[.$E8]))*SIN(ATAN([.T$2]/[.$E8])))-COS(ATAN([.T$2]/[.$E8]))))/6)) * EXP( -([.$E8]/COS(ATAN([.T$2]/[.$E8]))-([.$C$12]*(SQRT(([.$C$10]*[.$C$10])/([.$C$12]*[.$C$12])-SIN(ATAN([.T$2]/[.$E8]))*SIN(ATAN([.T$2]/[.$E8])))-COS(ATAN([.T$2]/[.$E8]))))/2)*([.$E8]/COS(ATAN([.T$2]/[.$E8]))-([.$C$12]*(SQRT(([.$C$10]*[.$C$10])/([.$C$12]*[.$C$12])-SIN(ATAN([.T$2]/[.$E8]))*SIN(ATAN([.T$2]/[.$E8])))-COS(ATAN([.T$2]/[.$E8]))))/2) /  (2*([.$C$12]*(SQRT(([.$C$10]*[.$C$10])/([.$C$12]*[.$C$12])-SIN(ATAN([.T$2]/[.$E8]))*SIN(ATAN([.T$2]/[.$E8])))-COS(ATAN([.T$2]/[.$E8]))))*([.$C$12]*(SQRT(([.$C$10]*[.$C$10])/([.$C$12]*[.$C$12])-SIN(ATAN([.T$2]/[.$E8]))*SIN(ATAN([.T$2]/[.$E8])))-COS(ATAN([.T$2]/[.$E8]))))/36))" office:value-type="float" office:value="0.000508660126906725">
            <text:p>0,0005086601</text:p>
          </table:table-cell>
          <table:table-cell table:formula="of:=(1/(SQRT(2*3.1415926535)*([.$C$12]*(SQRT(([.$C$10]*[.$C$10])/([.$C$12]*[.$C$12])-SIN(ATAN([.U$2]/[.$E8]))*SIN(ATAN([.U$2]/[.$E8])))-COS(ATAN([.U$2]/[.$E8]))))/6)) * EXP( -([.$E8]/COS(ATAN([.U$2]/[.$E8]))-([.$C$12]*(SQRT(([.$C$10]*[.$C$10])/([.$C$12]*[.$C$12])-SIN(ATAN([.U$2]/[.$E8]))*SIN(ATAN([.U$2]/[.$E8])))-COS(ATAN([.U$2]/[.$E8]))))/2)*([.$E8]/COS(ATAN([.U$2]/[.$E8]))-([.$C$12]*(SQRT(([.$C$10]*[.$C$10])/([.$C$12]*[.$C$12])-SIN(ATAN([.U$2]/[.$E8]))*SIN(ATAN([.U$2]/[.$E8])))-COS(ATAN([.U$2]/[.$E8]))))/2) /  (2*([.$C$12]*(SQRT(([.$C$10]*[.$C$10])/([.$C$12]*[.$C$12])-SIN(ATAN([.U$2]/[.$E8]))*SIN(ATAN([.U$2]/[.$E8])))-COS(ATAN([.U$2]/[.$E8]))))*([.$C$12]*(SQRT(([.$C$10]*[.$C$10])/([.$C$12]*[.$C$12])-SIN(ATAN([.U$2]/[.$E8]))*SIN(ATAN([.U$2]/[.$E8])))-COS(ATAN([.U$2]/[.$E8]))))/36))" office:value-type="float" office:value="0.000575575199562207">
            <text:p>0,0005755752</text:p>
          </table:table-cell>
          <table:table-cell table:formula="of:=(1/(SQRT(2*3.1415926535)*([.$C$12]*(SQRT(([.$C$10]*[.$C$10])/([.$C$12]*[.$C$12])-SIN(ATAN([.V$2]/[.$E8]))*SIN(ATAN([.V$2]/[.$E8])))-COS(ATAN([.V$2]/[.$E8]))))/6)) * EXP( -([.$E8]/COS(ATAN([.V$2]/[.$E8]))-([.$C$12]*(SQRT(([.$C$10]*[.$C$10])/([.$C$12]*[.$C$12])-SIN(ATAN([.V$2]/[.$E8]))*SIN(ATAN([.V$2]/[.$E8])))-COS(ATAN([.V$2]/[.$E8]))))/2)*([.$E8]/COS(ATAN([.V$2]/[.$E8]))-([.$C$12]*(SQRT(([.$C$10]*[.$C$10])/([.$C$12]*[.$C$12])-SIN(ATAN([.V$2]/[.$E8]))*SIN(ATAN([.V$2]/[.$E8])))-COS(ATAN([.V$2]/[.$E8]))))/2) /  (2*([.$C$12]*(SQRT(([.$C$10]*[.$C$10])/([.$C$12]*[.$C$12])-SIN(ATAN([.V$2]/[.$E8]))*SIN(ATAN([.V$2]/[.$E8])))-COS(ATAN([.V$2]/[.$E8]))))*([.$C$12]*(SQRT(([.$C$10]*[.$C$10])/([.$C$12]*[.$C$12])-SIN(ATAN([.V$2]/[.$E8]))*SIN(ATAN([.V$2]/[.$E8])))-COS(ATAN([.V$2]/[.$E8]))))/36))" office:value-type="float" office:value="0.000646080263990404">
            <text:p>0,0006460803</text:p>
          </table:table-cell>
          <table:table-cell table:formula="of:=(1/(SQRT(2*3.1415926535)*([.$C$12]*(SQRT(([.$C$10]*[.$C$10])/([.$C$12]*[.$C$12])-SIN(ATAN([.W$2]/[.$E8]))*SIN(ATAN([.W$2]/[.$E8])))-COS(ATAN([.W$2]/[.$E8]))))/6)) * EXP( -([.$E8]/COS(ATAN([.W$2]/[.$E8]))-([.$C$12]*(SQRT(([.$C$10]*[.$C$10])/([.$C$12]*[.$C$12])-SIN(ATAN([.W$2]/[.$E8]))*SIN(ATAN([.W$2]/[.$E8])))-COS(ATAN([.W$2]/[.$E8]))))/2)*([.$E8]/COS(ATAN([.W$2]/[.$E8]))-([.$C$12]*(SQRT(([.$C$10]*[.$C$10])/([.$C$12]*[.$C$12])-SIN(ATAN([.W$2]/[.$E8]))*SIN(ATAN([.W$2]/[.$E8])))-COS(ATAN([.W$2]/[.$E8]))))/2) /  (2*([.$C$12]*(SQRT(([.$C$10]*[.$C$10])/([.$C$12]*[.$C$12])-SIN(ATAN([.W$2]/[.$E8]))*SIN(ATAN([.W$2]/[.$E8])))-COS(ATAN([.W$2]/[.$E8]))))*([.$C$12]*(SQRT(([.$C$10]*[.$C$10])/([.$C$12]*[.$C$12])-SIN(ATAN([.W$2]/[.$E8]))*SIN(ATAN([.W$2]/[.$E8])))-COS(ATAN([.W$2]/[.$E8]))))/36))" office:value-type="float" office:value="0.000719147669230143">
            <text:p>0,0007191477</text:p>
          </table:table-cell>
          <table:table-cell table:formula="of:=(1/(SQRT(2*3.1415926535)*([.$C$12]*(SQRT(([.$C$10]*[.$C$10])/([.$C$12]*[.$C$12])-SIN(ATAN([.X$2]/[.$E8]))*SIN(ATAN([.X$2]/[.$E8])))-COS(ATAN([.X$2]/[.$E8]))))/6)) * EXP( -([.$E8]/COS(ATAN([.X$2]/[.$E8]))-([.$C$12]*(SQRT(([.$C$10]*[.$C$10])/([.$C$12]*[.$C$12])-SIN(ATAN([.X$2]/[.$E8]))*SIN(ATAN([.X$2]/[.$E8])))-COS(ATAN([.X$2]/[.$E8]))))/2)*([.$E8]/COS(ATAN([.X$2]/[.$E8]))-([.$C$12]*(SQRT(([.$C$10]*[.$C$10])/([.$C$12]*[.$C$12])-SIN(ATAN([.X$2]/[.$E8]))*SIN(ATAN([.X$2]/[.$E8])))-COS(ATAN([.X$2]/[.$E8]))))/2) /  (2*([.$C$12]*(SQRT(([.$C$10]*[.$C$10])/([.$C$12]*[.$C$12])-SIN(ATAN([.X$2]/[.$E8]))*SIN(ATAN([.X$2]/[.$E8])))-COS(ATAN([.X$2]/[.$E8]))))*([.$C$12]*(SQRT(([.$C$10]*[.$C$10])/([.$C$12]*[.$C$12])-SIN(ATAN([.X$2]/[.$E8]))*SIN(ATAN([.X$2]/[.$E8])))-COS(ATAN([.X$2]/[.$E8]))))/36))" office:value-type="float" office:value="0.000793534306252928">
            <text:p>0,0007935343</text:p>
          </table:table-cell>
          <table:table-cell table:formula="of:=(1/(SQRT(2*3.1415926535)*([.$C$12]*(SQRT(([.$C$10]*[.$C$10])/([.$C$12]*[.$C$12])-SIN(ATAN([.Y$2]/[.$E8]))*SIN(ATAN([.Y$2]/[.$E8])))-COS(ATAN([.Y$2]/[.$E8]))))/6)) * EXP( -([.$E8]/COS(ATAN([.Y$2]/[.$E8]))-([.$C$12]*(SQRT(([.$C$10]*[.$C$10])/([.$C$12]*[.$C$12])-SIN(ATAN([.Y$2]/[.$E8]))*SIN(ATAN([.Y$2]/[.$E8])))-COS(ATAN([.Y$2]/[.$E8]))))/2)*([.$E8]/COS(ATAN([.Y$2]/[.$E8]))-([.$C$12]*(SQRT(([.$C$10]*[.$C$10])/([.$C$12]*[.$C$12])-SIN(ATAN([.Y$2]/[.$E8]))*SIN(ATAN([.Y$2]/[.$E8])))-COS(ATAN([.Y$2]/[.$E8]))))/2) /  (2*([.$C$12]*(SQRT(([.$C$10]*[.$C$10])/([.$C$12]*[.$C$12])-SIN(ATAN([.Y$2]/[.$E8]))*SIN(ATAN([.Y$2]/[.$E8])))-COS(ATAN([.Y$2]/[.$E8]))))*([.$C$12]*(SQRT(([.$C$10]*[.$C$10])/([.$C$12]*[.$C$12])-SIN(ATAN([.Y$2]/[.$E8]))*SIN(ATAN([.Y$2]/[.$E8])))-COS(ATAN([.Y$2]/[.$E8]))))/36))" office:value-type="float" office:value="0.000867806095135716">
            <text:p>0,0008678061</text:p>
          </table:table-cell>
          <table:table-cell table:formula="of:=(1/(SQRT(2*3.1415926535)*([.$C$12]*(SQRT(([.$C$10]*[.$C$10])/([.$C$12]*[.$C$12])-SIN(ATAN([.Z$2]/[.$E8]))*SIN(ATAN([.Z$2]/[.$E8])))-COS(ATAN([.Z$2]/[.$E8]))))/6)) * EXP( -([.$E8]/COS(ATAN([.Z$2]/[.$E8]))-([.$C$12]*(SQRT(([.$C$10]*[.$C$10])/([.$C$12]*[.$C$12])-SIN(ATAN([.Z$2]/[.$E8]))*SIN(ATAN([.Z$2]/[.$E8])))-COS(ATAN([.Z$2]/[.$E8]))))/2)*([.$E8]/COS(ATAN([.Z$2]/[.$E8]))-([.$C$12]*(SQRT(([.$C$10]*[.$C$10])/([.$C$12]*[.$C$12])-SIN(ATAN([.Z$2]/[.$E8]))*SIN(ATAN([.Z$2]/[.$E8])))-COS(ATAN([.Z$2]/[.$E8]))))/2) /  (2*([.$C$12]*(SQRT(([.$C$10]*[.$C$10])/([.$C$12]*[.$C$12])-SIN(ATAN([.Z$2]/[.$E8]))*SIN(ATAN([.Z$2]/[.$E8])))-COS(ATAN([.Z$2]/[.$E8]))))*([.$C$12]*(SQRT(([.$C$10]*[.$C$10])/([.$C$12]*[.$C$12])-SIN(ATAN([.Z$2]/[.$E8]))*SIN(ATAN([.Z$2]/[.$E8])))-COS(ATAN([.Z$2]/[.$E8]))))/36))" office:value-type="float" office:value="0.000940376005441196">
            <text:p>0,000940376</text:p>
          </table:table-cell>
          <table:table-cell table:formula="of:=(1/(SQRT(2*3.1415926535)*([.$C$12]*(SQRT(([.$C$10]*[.$C$10])/([.$C$12]*[.$C$12])-SIN(ATAN([.AA$2]/[.$E8]))*SIN(ATAN([.AA$2]/[.$E8])))-COS(ATAN([.AA$2]/[.$E8]))))/6)) * EXP( -([.$E8]/COS(ATAN([.AA$2]/[.$E8]))-([.$C$12]*(SQRT(([.$C$10]*[.$C$10])/([.$C$12]*[.$C$12])-SIN(ATAN([.AA$2]/[.$E8]))*SIN(ATAN([.AA$2]/[.$E8])))-COS(ATAN([.AA$2]/[.$E8]))))/2)*([.$E8]/COS(ATAN([.AA$2]/[.$E8]))-([.$C$12]*(SQRT(([.$C$10]*[.$C$10])/([.$C$12]*[.$C$12])-SIN(ATAN([.AA$2]/[.$E8]))*SIN(ATAN([.AA$2]/[.$E8])))-COS(ATAN([.AA$2]/[.$E8]))))/2) /  (2*([.$C$12]*(SQRT(([.$C$10]*[.$C$10])/([.$C$12]*[.$C$12])-SIN(ATAN([.AA$2]/[.$E8]))*SIN(ATAN([.AA$2]/[.$E8])))-COS(ATAN([.AA$2]/[.$E8]))))*([.$C$12]*(SQRT(([.$C$10]*[.$C$10])/([.$C$12]*[.$C$12])-SIN(ATAN([.AA$2]/[.$E8]))*SIN(ATAN([.AA$2]/[.$E8])))-COS(ATAN([.AA$2]/[.$E8]))))/36))" office:value-type="float" office:value="0.00100955470846493">
            <text:p>0,0010095547</text:p>
          </table:table-cell>
          <table:table-cell table:formula="of:=(1/(SQRT(2*3.1415926535)*([.$C$12]*(SQRT(([.$C$10]*[.$C$10])/([.$C$12]*[.$C$12])-SIN(ATAN([.AB$2]/[.$E8]))*SIN(ATAN([.AB$2]/[.$E8])))-COS(ATAN([.AB$2]/[.$E8]))))/6)) * EXP( -([.$E8]/COS(ATAN([.AB$2]/[.$E8]))-([.$C$12]*(SQRT(([.$C$10]*[.$C$10])/([.$C$12]*[.$C$12])-SIN(ATAN([.AB$2]/[.$E8]))*SIN(ATAN([.AB$2]/[.$E8])))-COS(ATAN([.AB$2]/[.$E8]))))/2)*([.$E8]/COS(ATAN([.AB$2]/[.$E8]))-([.$C$12]*(SQRT(([.$C$10]*[.$C$10])/([.$C$12]*[.$C$12])-SIN(ATAN([.AB$2]/[.$E8]))*SIN(ATAN([.AB$2]/[.$E8])))-COS(ATAN([.AB$2]/[.$E8]))))/2) /  (2*([.$C$12]*(SQRT(([.$C$10]*[.$C$10])/([.$C$12]*[.$C$12])-SIN(ATAN([.AB$2]/[.$E8]))*SIN(ATAN([.AB$2]/[.$E8])))-COS(ATAN([.AB$2]/[.$E8]))))*([.$C$12]*(SQRT(([.$C$10]*[.$C$10])/([.$C$12]*[.$C$12])-SIN(ATAN([.AB$2]/[.$E8]))*SIN(ATAN([.AB$2]/[.$E8])))-COS(ATAN([.AB$2]/[.$E8]))))/36))" office:value-type="float" office:value="0.00107361192862999">
            <text:p>0,0010736119</text:p>
          </table:table-cell>
          <table:table-cell table:formula="of:=(1/(SQRT(2*3.1415926535)*([.$C$12]*(SQRT(([.$C$10]*[.$C$10])/([.$C$12]*[.$C$12])-SIN(ATAN([.AC$2]/[.$E8]))*SIN(ATAN([.AC$2]/[.$E8])))-COS(ATAN([.AC$2]/[.$E8]))))/6)) * EXP( -([.$E8]/COS(ATAN([.AC$2]/[.$E8]))-([.$C$12]*(SQRT(([.$C$10]*[.$C$10])/([.$C$12]*[.$C$12])-SIN(ATAN([.AC$2]/[.$E8]))*SIN(ATAN([.AC$2]/[.$E8])))-COS(ATAN([.AC$2]/[.$E8]))))/2)*([.$E8]/COS(ATAN([.AC$2]/[.$E8]))-([.$C$12]*(SQRT(([.$C$10]*[.$C$10])/([.$C$12]*[.$C$12])-SIN(ATAN([.AC$2]/[.$E8]))*SIN(ATAN([.AC$2]/[.$E8])))-COS(ATAN([.AC$2]/[.$E8]))))/2) /  (2*([.$C$12]*(SQRT(([.$C$10]*[.$C$10])/([.$C$12]*[.$C$12])-SIN(ATAN([.AC$2]/[.$E8]))*SIN(ATAN([.AC$2]/[.$E8])))-COS(ATAN([.AC$2]/[.$E8]))))*([.$C$12]*(SQRT(([.$C$10]*[.$C$10])/([.$C$12]*[.$C$12])-SIN(ATAN([.AC$2]/[.$E8]))*SIN(ATAN([.AC$2]/[.$E8])))-COS(ATAN([.AC$2]/[.$E8]))))/36))" office:value-type="float" office:value="0.00113084557847164">
            <text:p>0,0011308456</text:p>
          </table:table-cell>
          <table:table-cell table:formula="of:=(1/(SQRT(2*3.1415926535)*([.$C$12]*(SQRT(([.$C$10]*[.$C$10])/([.$C$12]*[.$C$12])-SIN(ATAN([.AD$2]/[.$E8]))*SIN(ATAN([.AD$2]/[.$E8])))-COS(ATAN([.AD$2]/[.$E8]))))/6)) * EXP( -([.$E8]/COS(ATAN([.AD$2]/[.$E8]))-([.$C$12]*(SQRT(([.$C$10]*[.$C$10])/([.$C$12]*[.$C$12])-SIN(ATAN([.AD$2]/[.$E8]))*SIN(ATAN([.AD$2]/[.$E8])))-COS(ATAN([.AD$2]/[.$E8]))))/2)*([.$E8]/COS(ATAN([.AD$2]/[.$E8]))-([.$C$12]*(SQRT(([.$C$10]*[.$C$10])/([.$C$12]*[.$C$12])-SIN(ATAN([.AD$2]/[.$E8]))*SIN(ATAN([.AD$2]/[.$E8])))-COS(ATAN([.AD$2]/[.$E8]))))/2) /  (2*([.$C$12]*(SQRT(([.$C$10]*[.$C$10])/([.$C$12]*[.$C$12])-SIN(ATAN([.AD$2]/[.$E8]))*SIN(ATAN([.AD$2]/[.$E8])))-COS(ATAN([.AD$2]/[.$E8]))))*([.$C$12]*(SQRT(([.$C$10]*[.$C$10])/([.$C$12]*[.$C$12])-SIN(ATAN([.AD$2]/[.$E8]))*SIN(ATAN([.AD$2]/[.$E8])))-COS(ATAN([.AD$2]/[.$E8]))))/36))" office:value-type="float" office:value="0.00117965492835123">
            <text:p>0,0011796549</text:p>
          </table:table-cell>
          <table:table-cell table:formula="of:=(1/(SQRT(2*3.1415926535)*([.$C$12]*(SQRT(([.$C$10]*[.$C$10])/([.$C$12]*[.$C$12])-SIN(ATAN([.AE$2]/[.$E8]))*SIN(ATAN([.AE$2]/[.$E8])))-COS(ATAN([.AE$2]/[.$E8]))))/6)) * EXP( -([.$E8]/COS(ATAN([.AE$2]/[.$E8]))-([.$C$12]*(SQRT(([.$C$10]*[.$C$10])/([.$C$12]*[.$C$12])-SIN(ATAN([.AE$2]/[.$E8]))*SIN(ATAN([.AE$2]/[.$E8])))-COS(ATAN([.AE$2]/[.$E8]))))/2)*([.$E8]/COS(ATAN([.AE$2]/[.$E8]))-([.$C$12]*(SQRT(([.$C$10]*[.$C$10])/([.$C$12]*[.$C$12])-SIN(ATAN([.AE$2]/[.$E8]))*SIN(ATAN([.AE$2]/[.$E8])))-COS(ATAN([.AE$2]/[.$E8]))))/2) /  (2*([.$C$12]*(SQRT(([.$C$10]*[.$C$10])/([.$C$12]*[.$C$12])-SIN(ATAN([.AE$2]/[.$E8]))*SIN(ATAN([.AE$2]/[.$E8])))-COS(ATAN([.AE$2]/[.$E8]))))*([.$C$12]*(SQRT(([.$C$10]*[.$C$10])/([.$C$12]*[.$C$12])-SIN(ATAN([.AE$2]/[.$E8]))*SIN(ATAN([.AE$2]/[.$E8])))-COS(ATAN([.AE$2]/[.$E8]))))/36))" office:value-type="float" office:value="0.00121861347255166">
            <text:p>0,0012186135</text:p>
          </table:table-cell>
          <table:table-cell table:formula="of:=(1/(SQRT(2*3.1415926535)*([.$C$12]*(SQRT(([.$C$10]*[.$C$10])/([.$C$12]*[.$C$12])-SIN(ATAN([.AF$2]/[.$E8]))*SIN(ATAN([.AF$2]/[.$E8])))-COS(ATAN([.AF$2]/[.$E8]))))/6)) * EXP( -([.$E8]/COS(ATAN([.AF$2]/[.$E8]))-([.$C$12]*(SQRT(([.$C$10]*[.$C$10])/([.$C$12]*[.$C$12])-SIN(ATAN([.AF$2]/[.$E8]))*SIN(ATAN([.AF$2]/[.$E8])))-COS(ATAN([.AF$2]/[.$E8]))))/2)*([.$E8]/COS(ATAN([.AF$2]/[.$E8]))-([.$C$12]*(SQRT(([.$C$10]*[.$C$10])/([.$C$12]*[.$C$12])-SIN(ATAN([.AF$2]/[.$E8]))*SIN(ATAN([.AF$2]/[.$E8])))-COS(ATAN([.AF$2]/[.$E8]))))/2) /  (2*([.$C$12]*(SQRT(([.$C$10]*[.$C$10])/([.$C$12]*[.$C$12])-SIN(ATAN([.AF$2]/[.$E8]))*SIN(ATAN([.AF$2]/[.$E8])))-COS(ATAN([.AF$2]/[.$E8]))))*([.$C$12]*(SQRT(([.$C$10]*[.$C$10])/([.$C$12]*[.$C$12])-SIN(ATAN([.AF$2]/[.$E8]))*SIN(ATAN([.AF$2]/[.$E8])))-COS(ATAN([.AF$2]/[.$E8]))))/36))" office:value-type="float" office:value="0.00124653688390022">
            <text:p>0,0012465369</text:p>
          </table:table-cell>
          <table:table-cell table:formula="of:=(1/(SQRT(2*3.1415926535)*([.$C$12]*(SQRT(([.$C$10]*[.$C$10])/([.$C$12]*[.$C$12])-SIN(ATAN([.AG$2]/[.$E8]))*SIN(ATAN([.AG$2]/[.$E8])))-COS(ATAN([.AG$2]/[.$E8]))))/6)) * EXP( -([.$E8]/COS(ATAN([.AG$2]/[.$E8]))-([.$C$12]*(SQRT(([.$C$10]*[.$C$10])/([.$C$12]*[.$C$12])-SIN(ATAN([.AG$2]/[.$E8]))*SIN(ATAN([.AG$2]/[.$E8])))-COS(ATAN([.AG$2]/[.$E8]))))/2)*([.$E8]/COS(ATAN([.AG$2]/[.$E8]))-([.$C$12]*(SQRT(([.$C$10]*[.$C$10])/([.$C$12]*[.$C$12])-SIN(ATAN([.AG$2]/[.$E8]))*SIN(ATAN([.AG$2]/[.$E8])))-COS(ATAN([.AG$2]/[.$E8]))))/2) /  (2*([.$C$12]*(SQRT(([.$C$10]*[.$C$10])/([.$C$12]*[.$C$12])-SIN(ATAN([.AG$2]/[.$E8]))*SIN(ATAN([.AG$2]/[.$E8])))-COS(ATAN([.AG$2]/[.$E8]))))*([.$C$12]*(SQRT(([.$C$10]*[.$C$10])/([.$C$12]*[.$C$12])-SIN(ATAN([.AG$2]/[.$E8]))*SIN(ATAN([.AG$2]/[.$E8])))-COS(ATAN([.AG$2]/[.$E8]))))/36))" office:value-type="float" office:value="0.00126254154744271">
            <text:p>0,0012625415</text:p>
          </table:table-cell>
          <table:table-cell table:formula="of:=(1/(SQRT(2*3.1415926535)*([.$C$12]*(SQRT(([.$C$10]*[.$C$10])/([.$C$12]*[.$C$12])-SIN(ATAN([.AH$2]/[.$E8]))*SIN(ATAN([.AH$2]/[.$E8])))-COS(ATAN([.AH$2]/[.$E8]))))/6)) * EXP( -([.$E8]/COS(ATAN([.AH$2]/[.$E8]))-([.$C$12]*(SQRT(([.$C$10]*[.$C$10])/([.$C$12]*[.$C$12])-SIN(ATAN([.AH$2]/[.$E8]))*SIN(ATAN([.AH$2]/[.$E8])))-COS(ATAN([.AH$2]/[.$E8]))))/2)*([.$E8]/COS(ATAN([.AH$2]/[.$E8]))-([.$C$12]*(SQRT(([.$C$10]*[.$C$10])/([.$C$12]*[.$C$12])-SIN(ATAN([.AH$2]/[.$E8]))*SIN(ATAN([.AH$2]/[.$E8])))-COS(ATAN([.AH$2]/[.$E8]))))/2) /  (2*([.$C$12]*(SQRT(([.$C$10]*[.$C$10])/([.$C$12]*[.$C$12])-SIN(ATAN([.AH$2]/[.$E8]))*SIN(ATAN([.AH$2]/[.$E8])))-COS(ATAN([.AH$2]/[.$E8]))))*([.$C$12]*(SQRT(([.$C$10]*[.$C$10])/([.$C$12]*[.$C$12])-SIN(ATAN([.AH$2]/[.$E8]))*SIN(ATAN([.AH$2]/[.$E8])))-COS(ATAN([.AH$2]/[.$E8]))))/36))" office:value-type="float" office:value="0.0012660896422244">
            <text:p>0,0012660896</text:p>
          </table:table-cell>
          <table:table-cell table:formula="of:=(1/(SQRT(2*3.1415926535)*([.$C$12]*(SQRT(([.$C$10]*[.$C$10])/([.$C$12]*[.$C$12])-SIN(ATAN([.AI$2]/[.$E8]))*SIN(ATAN([.AI$2]/[.$E8])))-COS(ATAN([.AI$2]/[.$E8]))))/6)) * EXP( -([.$E8]/COS(ATAN([.AI$2]/[.$E8]))-([.$C$12]*(SQRT(([.$C$10]*[.$C$10])/([.$C$12]*[.$C$12])-SIN(ATAN([.AI$2]/[.$E8]))*SIN(ATAN([.AI$2]/[.$E8])))-COS(ATAN([.AI$2]/[.$E8]))))/2)*([.$E8]/COS(ATAN([.AI$2]/[.$E8]))-([.$C$12]*(SQRT(([.$C$10]*[.$C$10])/([.$C$12]*[.$C$12])-SIN(ATAN([.AI$2]/[.$E8]))*SIN(ATAN([.AI$2]/[.$E8])))-COS(ATAN([.AI$2]/[.$E8]))))/2) /  (2*([.$C$12]*(SQRT(([.$C$10]*[.$C$10])/([.$C$12]*[.$C$12])-SIN(ATAN([.AI$2]/[.$E8]))*SIN(ATAN([.AI$2]/[.$E8])))-COS(ATAN([.AI$2]/[.$E8]))))*([.$C$12]*(SQRT(([.$C$10]*[.$C$10])/([.$C$12]*[.$C$12])-SIN(ATAN([.AI$2]/[.$E8]))*SIN(ATAN([.AI$2]/[.$E8])))-COS(ATAN([.AI$2]/[.$E8]))))/36))" office:value-type="float" office:value="0.0012570175721457">
            <text:p>0,0012570176</text:p>
          </table:table-cell>
          <table:table-cell table:formula="of:=(1/(SQRT(2*3.1415926535)*([.$C$12]*(SQRT(([.$C$10]*[.$C$10])/([.$C$12]*[.$C$12])-SIN(ATAN([.AJ$2]/[.$E8]))*SIN(ATAN([.AJ$2]/[.$E8])))-COS(ATAN([.AJ$2]/[.$E8]))))/6)) * EXP( -([.$E8]/COS(ATAN([.AJ$2]/[.$E8]))-([.$C$12]*(SQRT(([.$C$10]*[.$C$10])/([.$C$12]*[.$C$12])-SIN(ATAN([.AJ$2]/[.$E8]))*SIN(ATAN([.AJ$2]/[.$E8])))-COS(ATAN([.AJ$2]/[.$E8]))))/2)*([.$E8]/COS(ATAN([.AJ$2]/[.$E8]))-([.$C$12]*(SQRT(([.$C$10]*[.$C$10])/([.$C$12]*[.$C$12])-SIN(ATAN([.AJ$2]/[.$E8]))*SIN(ATAN([.AJ$2]/[.$E8])))-COS(ATAN([.AJ$2]/[.$E8]))))/2) /  (2*([.$C$12]*(SQRT(([.$C$10]*[.$C$10])/([.$C$12]*[.$C$12])-SIN(ATAN([.AJ$2]/[.$E8]))*SIN(ATAN([.AJ$2]/[.$E8])))-COS(ATAN([.AJ$2]/[.$E8]))))*([.$C$12]*(SQRT(([.$C$10]*[.$C$10])/([.$C$12]*[.$C$12])-SIN(ATAN([.AJ$2]/[.$E8]))*SIN(ATAN([.AJ$2]/[.$E8])))-COS(ATAN([.AJ$2]/[.$E8]))))/36))" office:value-type="float" office:value="0.00123554566760761">
            <text:p>0,001235545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200.1">
            <text:p>200,1</text:p>
          </table:table-cell>
          <table:table-cell table:formula="of:=(1/(SQRT(2*3.1415926535)*([.$C$12]*(SQRT(([.$C$10]*[.$C$10])/([.$C$12]*[.$C$12])-SIN(ATAN([.F$2]/[.$E9]))*SIN(ATAN([.F$2]/[.$E9])))-COS(ATAN([.F$2]/[.$E9]))))/6)) * EXP( -([.$E9]/COS(ATAN([.F$2]/[.$E9]))-([.$C$12]*(SQRT(([.$C$10]*[.$C$10])/([.$C$12]*[.$C$12])-SIN(ATAN([.F$2]/[.$E9]))*SIN(ATAN([.F$2]/[.$E9])))-COS(ATAN([.F$2]/[.$E9]))))/2)*([.$E9]/COS(ATAN([.F$2]/[.$E9]))-([.$C$12]*(SQRT(([.$C$10]*[.$C$10])/([.$C$12]*[.$C$12])-SIN(ATAN([.F$2]/[.$E9]))*SIN(ATAN([.F$2]/[.$E9])))-COS(ATAN([.F$2]/[.$E9]))))/2) /  (2*([.$C$12]*(SQRT(([.$C$10]*[.$C$10])/([.$C$12]*[.$C$12])-SIN(ATAN([.F$2]/[.$E9]))*SIN(ATAN([.F$2]/[.$E9])))-COS(ATAN([.F$2]/[.$E9]))))*([.$C$12]*(SQRT(([.$C$10]*[.$C$10])/([.$C$12]*[.$C$12])-SIN(ATAN([.F$2]/[.$E9]))*SIN(ATAN([.F$2]/[.$E9])))-COS(ATAN([.F$2]/[.$E9]))))/36))" office:value-type="float" office:value="0.000119124171744592">
            <text:p>0,0001191242</text:p>
          </table:table-cell>
          <table:table-cell table:formula="of:=(1/(SQRT(2*3.1415926535)*([.$C$12]*(SQRT(([.$C$10]*[.$C$10])/([.$C$12]*[.$C$12])-SIN(ATAN([.G$2]/[.$E9]))*SIN(ATAN([.G$2]/[.$E9])))-COS(ATAN([.G$2]/[.$E9]))))/6)) * EXP( -([.$E9]/COS(ATAN([.G$2]/[.$E9]))-([.$C$12]*(SQRT(([.$C$10]*[.$C$10])/([.$C$12]*[.$C$12])-SIN(ATAN([.G$2]/[.$E9]))*SIN(ATAN([.G$2]/[.$E9])))-COS(ATAN([.G$2]/[.$E9]))))/2)*([.$E9]/COS(ATAN([.G$2]/[.$E9]))-([.$C$12]*(SQRT(([.$C$10]*[.$C$10])/([.$C$12]*[.$C$12])-SIN(ATAN([.G$2]/[.$E9]))*SIN(ATAN([.G$2]/[.$E9])))-COS(ATAN([.G$2]/[.$E9]))))/2) /  (2*([.$C$12]*(SQRT(([.$C$10]*[.$C$10])/([.$C$12]*[.$C$12])-SIN(ATAN([.G$2]/[.$E9]))*SIN(ATAN([.G$2]/[.$E9])))-COS(ATAN([.G$2]/[.$E9]))))*([.$C$12]*(SQRT(([.$C$10]*[.$C$10])/([.$C$12]*[.$C$12])-SIN(ATAN([.G$2]/[.$E9]))*SIN(ATAN([.G$2]/[.$E9])))-COS(ATAN([.G$2]/[.$E9]))))/36))" office:value-type="float" office:value="0.000121040087518483">
            <text:p>0,0001210401</text:p>
          </table:table-cell>
          <table:table-cell table:formula="of:=(1/(SQRT(2*3.1415926535)*([.$C$12]*(SQRT(([.$C$10]*[.$C$10])/([.$C$12]*[.$C$12])-SIN(ATAN([.H$2]/[.$E9]))*SIN(ATAN([.H$2]/[.$E9])))-COS(ATAN([.H$2]/[.$E9]))))/6)) * EXP( -([.$E9]/COS(ATAN([.H$2]/[.$E9]))-([.$C$12]*(SQRT(([.$C$10]*[.$C$10])/([.$C$12]*[.$C$12])-SIN(ATAN([.H$2]/[.$E9]))*SIN(ATAN([.H$2]/[.$E9])))-COS(ATAN([.H$2]/[.$E9]))))/2)*([.$E9]/COS(ATAN([.H$2]/[.$E9]))-([.$C$12]*(SQRT(([.$C$10]*[.$C$10])/([.$C$12]*[.$C$12])-SIN(ATAN([.H$2]/[.$E9]))*SIN(ATAN([.H$2]/[.$E9])))-COS(ATAN([.H$2]/[.$E9]))))/2) /  (2*([.$C$12]*(SQRT(([.$C$10]*[.$C$10])/([.$C$12]*[.$C$12])-SIN(ATAN([.H$2]/[.$E9]))*SIN(ATAN([.H$2]/[.$E9])))-COS(ATAN([.H$2]/[.$E9]))))*([.$C$12]*(SQRT(([.$C$10]*[.$C$10])/([.$C$12]*[.$C$12])-SIN(ATAN([.H$2]/[.$E9]))*SIN(ATAN([.H$2]/[.$E9])))-COS(ATAN([.H$2]/[.$E9]))))/36))" office:value-type="float" office:value="0.000126799896144851">
            <text:p>0,0001267999</text:p>
          </table:table-cell>
          <table:table-cell table:formula="of:=(1/(SQRT(2*3.1415926535)*([.$C$12]*(SQRT(([.$C$10]*[.$C$10])/([.$C$12]*[.$C$12])-SIN(ATAN([.I$2]/[.$E9]))*SIN(ATAN([.I$2]/[.$E9])))-COS(ATAN([.I$2]/[.$E9]))))/6)) * EXP( -([.$E9]/COS(ATAN([.I$2]/[.$E9]))-([.$C$12]*(SQRT(([.$C$10]*[.$C$10])/([.$C$12]*[.$C$12])-SIN(ATAN([.I$2]/[.$E9]))*SIN(ATAN([.I$2]/[.$E9])))-COS(ATAN([.I$2]/[.$E9]))))/2)*([.$E9]/COS(ATAN([.I$2]/[.$E9]))-([.$C$12]*(SQRT(([.$C$10]*[.$C$10])/([.$C$12]*[.$C$12])-SIN(ATAN([.I$2]/[.$E9]))*SIN(ATAN([.I$2]/[.$E9])))-COS(ATAN([.I$2]/[.$E9]))))/2) /  (2*([.$C$12]*(SQRT(([.$C$10]*[.$C$10])/([.$C$12]*[.$C$12])-SIN(ATAN([.I$2]/[.$E9]))*SIN(ATAN([.I$2]/[.$E9])))-COS(ATAN([.I$2]/[.$E9]))))*([.$C$12]*(SQRT(([.$C$10]*[.$C$10])/([.$C$12]*[.$C$12])-SIN(ATAN([.I$2]/[.$E9]))*SIN(ATAN([.I$2]/[.$E9])))-COS(ATAN([.I$2]/[.$E9]))))/36))" office:value-type="float" office:value="0.00013650392069178">
            <text:p>0,0001365039</text:p>
          </table:table-cell>
          <table:table-cell table:formula="of:=(1/(SQRT(2*3.1415926535)*([.$C$12]*(SQRT(([.$C$10]*[.$C$10])/([.$C$12]*[.$C$12])-SIN(ATAN([.J$2]/[.$E9]))*SIN(ATAN([.J$2]/[.$E9])))-COS(ATAN([.J$2]/[.$E9]))))/6)) * EXP( -([.$E9]/COS(ATAN([.J$2]/[.$E9]))-([.$C$12]*(SQRT(([.$C$10]*[.$C$10])/([.$C$12]*[.$C$12])-SIN(ATAN([.J$2]/[.$E9]))*SIN(ATAN([.J$2]/[.$E9])))-COS(ATAN([.J$2]/[.$E9]))))/2)*([.$E9]/COS(ATAN([.J$2]/[.$E9]))-([.$C$12]*(SQRT(([.$C$10]*[.$C$10])/([.$C$12]*[.$C$12])-SIN(ATAN([.J$2]/[.$E9]))*SIN(ATAN([.J$2]/[.$E9])))-COS(ATAN([.J$2]/[.$E9]))))/2) /  (2*([.$C$12]*(SQRT(([.$C$10]*[.$C$10])/([.$C$12]*[.$C$12])-SIN(ATAN([.J$2]/[.$E9]))*SIN(ATAN([.J$2]/[.$E9])))-COS(ATAN([.J$2]/[.$E9]))))*([.$C$12]*(SQRT(([.$C$10]*[.$C$10])/([.$C$12]*[.$C$12])-SIN(ATAN([.J$2]/[.$E9]))*SIN(ATAN([.J$2]/[.$E9])))-COS(ATAN([.J$2]/[.$E9]))))/36))" office:value-type="float" office:value="0.000150309213566237">
            <text:p>0,0001503092</text:p>
          </table:table-cell>
          <table:table-cell table:formula="of:=(1/(SQRT(2*3.1415926535)*([.$C$12]*(SQRT(([.$C$10]*[.$C$10])/([.$C$12]*[.$C$12])-SIN(ATAN([.K$2]/[.$E9]))*SIN(ATAN([.K$2]/[.$E9])))-COS(ATAN([.K$2]/[.$E9]))))/6)) * EXP( -([.$E9]/COS(ATAN([.K$2]/[.$E9]))-([.$C$12]*(SQRT(([.$C$10]*[.$C$10])/([.$C$12]*[.$C$12])-SIN(ATAN([.K$2]/[.$E9]))*SIN(ATAN([.K$2]/[.$E9])))-COS(ATAN([.K$2]/[.$E9]))))/2)*([.$E9]/COS(ATAN([.K$2]/[.$E9]))-([.$C$12]*(SQRT(([.$C$10]*[.$C$10])/([.$C$12]*[.$C$12])-SIN(ATAN([.K$2]/[.$E9]))*SIN(ATAN([.K$2]/[.$E9])))-COS(ATAN([.K$2]/[.$E9]))))/2) /  (2*([.$C$12]*(SQRT(([.$C$10]*[.$C$10])/([.$C$12]*[.$C$12])-SIN(ATAN([.K$2]/[.$E9]))*SIN(ATAN([.K$2]/[.$E9])))-COS(ATAN([.K$2]/[.$E9]))))*([.$C$12]*(SQRT(([.$C$10]*[.$C$10])/([.$C$12]*[.$C$12])-SIN(ATAN([.K$2]/[.$E9]))*SIN(ATAN([.K$2]/[.$E9])))-COS(ATAN([.K$2]/[.$E9]))))/36))" office:value-type="float" office:value="0.00016842037581555">
            <text:p>0,0001684204</text:p>
          </table:table-cell>
          <table:table-cell table:formula="of:=(1/(SQRT(2*3.1415926535)*([.$C$12]*(SQRT(([.$C$10]*[.$C$10])/([.$C$12]*[.$C$12])-SIN(ATAN([.L$2]/[.$E9]))*SIN(ATAN([.L$2]/[.$E9])))-COS(ATAN([.L$2]/[.$E9]))))/6)) * EXP( -([.$E9]/COS(ATAN([.L$2]/[.$E9]))-([.$C$12]*(SQRT(([.$C$10]*[.$C$10])/([.$C$12]*[.$C$12])-SIN(ATAN([.L$2]/[.$E9]))*SIN(ATAN([.L$2]/[.$E9])))-COS(ATAN([.L$2]/[.$E9]))))/2)*([.$E9]/COS(ATAN([.L$2]/[.$E9]))-([.$C$12]*(SQRT(([.$C$10]*[.$C$10])/([.$C$12]*[.$C$12])-SIN(ATAN([.L$2]/[.$E9]))*SIN(ATAN([.L$2]/[.$E9])))-COS(ATAN([.L$2]/[.$E9]))))/2) /  (2*([.$C$12]*(SQRT(([.$C$10]*[.$C$10])/([.$C$12]*[.$C$12])-SIN(ATAN([.L$2]/[.$E9]))*SIN(ATAN([.L$2]/[.$E9])))-COS(ATAN([.L$2]/[.$E9]))))*([.$C$12]*(SQRT(([.$C$10]*[.$C$10])/([.$C$12]*[.$C$12])-SIN(ATAN([.L$2]/[.$E9]))*SIN(ATAN([.L$2]/[.$E9])))-COS(ATAN([.L$2]/[.$E9]))))/36))" office:value-type="float" office:value="0.000191077851207444">
            <text:p>0,0001910779</text:p>
          </table:table-cell>
          <table:table-cell table:formula="of:=(1/(SQRT(2*3.1415926535)*([.$C$12]*(SQRT(([.$C$10]*[.$C$10])/([.$C$12]*[.$C$12])-SIN(ATAN([.M$2]/[.$E9]))*SIN(ATAN([.M$2]/[.$E9])))-COS(ATAN([.M$2]/[.$E9]))))/6)) * EXP( -([.$E9]/COS(ATAN([.M$2]/[.$E9]))-([.$C$12]*(SQRT(([.$C$10]*[.$C$10])/([.$C$12]*[.$C$12])-SIN(ATAN([.M$2]/[.$E9]))*SIN(ATAN([.M$2]/[.$E9])))-COS(ATAN([.M$2]/[.$E9]))))/2)*([.$E9]/COS(ATAN([.M$2]/[.$E9]))-([.$C$12]*(SQRT(([.$C$10]*[.$C$10])/([.$C$12]*[.$C$12])-SIN(ATAN([.M$2]/[.$E9]))*SIN(ATAN([.M$2]/[.$E9])))-COS(ATAN([.M$2]/[.$E9]))))/2) /  (2*([.$C$12]*(SQRT(([.$C$10]*[.$C$10])/([.$C$12]*[.$C$12])-SIN(ATAN([.M$2]/[.$E9]))*SIN(ATAN([.M$2]/[.$E9])))-COS(ATAN([.M$2]/[.$E9]))))*([.$C$12]*(SQRT(([.$C$10]*[.$C$10])/([.$C$12]*[.$C$12])-SIN(ATAN([.M$2]/[.$E9]))*SIN(ATAN([.M$2]/[.$E9])))-COS(ATAN([.M$2]/[.$E9]))))/36))" office:value-type="float" office:value="0.000218540073529903">
            <text:p>0,0002185401</text:p>
          </table:table-cell>
          <table:table-cell table:formula="of:=(1/(SQRT(2*3.1415926535)*([.$C$12]*(SQRT(([.$C$10]*[.$C$10])/([.$C$12]*[.$C$12])-SIN(ATAN([.N$2]/[.$E9]))*SIN(ATAN([.N$2]/[.$E9])))-COS(ATAN([.N$2]/[.$E9]))))/6)) * EXP( -([.$E9]/COS(ATAN([.N$2]/[.$E9]))-([.$C$12]*(SQRT(([.$C$10]*[.$C$10])/([.$C$12]*[.$C$12])-SIN(ATAN([.N$2]/[.$E9]))*SIN(ATAN([.N$2]/[.$E9])))-COS(ATAN([.N$2]/[.$E9]))))/2)*([.$E9]/COS(ATAN([.N$2]/[.$E9]))-([.$C$12]*(SQRT(([.$C$10]*[.$C$10])/([.$C$12]*[.$C$12])-SIN(ATAN([.N$2]/[.$E9]))*SIN(ATAN([.N$2]/[.$E9])))-COS(ATAN([.N$2]/[.$E9]))))/2) /  (2*([.$C$12]*(SQRT(([.$C$10]*[.$C$10])/([.$C$12]*[.$C$12])-SIN(ATAN([.N$2]/[.$E9]))*SIN(ATAN([.N$2]/[.$E9])))-COS(ATAN([.N$2]/[.$E9]))))*([.$C$12]*(SQRT(([.$C$10]*[.$C$10])/([.$C$12]*[.$C$12])-SIN(ATAN([.N$2]/[.$E9]))*SIN(ATAN([.N$2]/[.$E9])))-COS(ATAN([.N$2]/[.$E9]))))/36))" office:value-type="float" office:value="0.000251058673485834">
            <text:p>0,0002510587</text:p>
          </table:table-cell>
          <table:table-cell table:formula="of:=(1/(SQRT(2*3.1415926535)*([.$C$12]*(SQRT(([.$C$10]*[.$C$10])/([.$C$12]*[.$C$12])-SIN(ATAN([.O$2]/[.$E9]))*SIN(ATAN([.O$2]/[.$E9])))-COS(ATAN([.O$2]/[.$E9]))))/6)) * EXP( -([.$E9]/COS(ATAN([.O$2]/[.$E9]))-([.$C$12]*(SQRT(([.$C$10]*[.$C$10])/([.$C$12]*[.$C$12])-SIN(ATAN([.O$2]/[.$E9]))*SIN(ATAN([.O$2]/[.$E9])))-COS(ATAN([.O$2]/[.$E9]))))/2)*([.$E9]/COS(ATAN([.O$2]/[.$E9]))-([.$C$12]*(SQRT(([.$C$10]*[.$C$10])/([.$C$12]*[.$C$12])-SIN(ATAN([.O$2]/[.$E9]))*SIN(ATAN([.O$2]/[.$E9])))-COS(ATAN([.O$2]/[.$E9]))))/2) /  (2*([.$C$12]*(SQRT(([.$C$10]*[.$C$10])/([.$C$12]*[.$C$12])-SIN(ATAN([.O$2]/[.$E9]))*SIN(ATAN([.O$2]/[.$E9])))-COS(ATAN([.O$2]/[.$E9]))))*([.$C$12]*(SQRT(([.$C$10]*[.$C$10])/([.$C$12]*[.$C$12])-SIN(ATAN([.O$2]/[.$E9]))*SIN(ATAN([.O$2]/[.$E9])))-COS(ATAN([.O$2]/[.$E9]))))/36))" office:value-type="float" office:value="0.000288848346833397">
            <text:p>0,0002888483</text:p>
          </table:table-cell>
          <table:table-cell table:formula="of:=(1/(SQRT(2*3.1415926535)*([.$C$12]*(SQRT(([.$C$10]*[.$C$10])/([.$C$12]*[.$C$12])-SIN(ATAN([.P$2]/[.$E9]))*SIN(ATAN([.P$2]/[.$E9])))-COS(ATAN([.P$2]/[.$E9]))))/6)) * EXP( -([.$E9]/COS(ATAN([.P$2]/[.$E9]))-([.$C$12]*(SQRT(([.$C$10]*[.$C$10])/([.$C$12]*[.$C$12])-SIN(ATAN([.P$2]/[.$E9]))*SIN(ATAN([.P$2]/[.$E9])))-COS(ATAN([.P$2]/[.$E9]))))/2)*([.$E9]/COS(ATAN([.P$2]/[.$E9]))-([.$C$12]*(SQRT(([.$C$10]*[.$C$10])/([.$C$12]*[.$C$12])-SIN(ATAN([.P$2]/[.$E9]))*SIN(ATAN([.P$2]/[.$E9])))-COS(ATAN([.P$2]/[.$E9]))))/2) /  (2*([.$C$12]*(SQRT(([.$C$10]*[.$C$10])/([.$C$12]*[.$C$12])-SIN(ATAN([.P$2]/[.$E9]))*SIN(ATAN([.P$2]/[.$E9])))-COS(ATAN([.P$2]/[.$E9]))))*([.$C$12]*(SQRT(([.$C$10]*[.$C$10])/([.$C$12]*[.$C$12])-SIN(ATAN([.P$2]/[.$E9]))*SIN(ATAN([.P$2]/[.$E9])))-COS(ATAN([.P$2]/[.$E9]))))/36))" office:value-type="float" office:value="0.000332053630923678">
            <text:p>0,0003320536</text:p>
          </table:table-cell>
          <table:table-cell table:formula="of:=(1/(SQRT(2*3.1415926535)*([.$C$12]*(SQRT(([.$C$10]*[.$C$10])/([.$C$12]*[.$C$12])-SIN(ATAN([.Q$2]/[.$E9]))*SIN(ATAN([.Q$2]/[.$E9])))-COS(ATAN([.Q$2]/[.$E9]))))/6)) * EXP( -([.$E9]/COS(ATAN([.Q$2]/[.$E9]))-([.$C$12]*(SQRT(([.$C$10]*[.$C$10])/([.$C$12]*[.$C$12])-SIN(ATAN([.Q$2]/[.$E9]))*SIN(ATAN([.Q$2]/[.$E9])))-COS(ATAN([.Q$2]/[.$E9]))))/2)*([.$E9]/COS(ATAN([.Q$2]/[.$E9]))-([.$C$12]*(SQRT(([.$C$10]*[.$C$10])/([.$C$12]*[.$C$12])-SIN(ATAN([.Q$2]/[.$E9]))*SIN(ATAN([.Q$2]/[.$E9])))-COS(ATAN([.Q$2]/[.$E9]))))/2) /  (2*([.$C$12]*(SQRT(([.$C$10]*[.$C$10])/([.$C$12]*[.$C$12])-SIN(ATAN([.Q$2]/[.$E9]))*SIN(ATAN([.Q$2]/[.$E9])))-COS(ATAN([.Q$2]/[.$E9]))))*([.$C$12]*(SQRT(([.$C$10]*[.$C$10])/([.$C$12]*[.$C$12])-SIN(ATAN([.Q$2]/[.$E9]))*SIN(ATAN([.Q$2]/[.$E9])))-COS(ATAN([.Q$2]/[.$E9]))))/36))" office:value-type="float" office:value="0.000380714704885756">
            <text:p>0,0003807147</text:p>
          </table:table-cell>
          <table:table-cell table:formula="of:=(1/(SQRT(2*3.1415926535)*([.$C$12]*(SQRT(([.$C$10]*[.$C$10])/([.$C$12]*[.$C$12])-SIN(ATAN([.R$2]/[.$E9]))*SIN(ATAN([.R$2]/[.$E9])))-COS(ATAN([.R$2]/[.$E9]))))/6)) * EXP( -([.$E9]/COS(ATAN([.R$2]/[.$E9]))-([.$C$12]*(SQRT(([.$C$10]*[.$C$10])/([.$C$12]*[.$C$12])-SIN(ATAN([.R$2]/[.$E9]))*SIN(ATAN([.R$2]/[.$E9])))-COS(ATAN([.R$2]/[.$E9]))))/2)*([.$E9]/COS(ATAN([.R$2]/[.$E9]))-([.$C$12]*(SQRT(([.$C$10]*[.$C$10])/([.$C$12]*[.$C$12])-SIN(ATAN([.R$2]/[.$E9]))*SIN(ATAN([.R$2]/[.$E9])))-COS(ATAN([.R$2]/[.$E9]))))/2) /  (2*([.$C$12]*(SQRT(([.$C$10]*[.$C$10])/([.$C$12]*[.$C$12])-SIN(ATAN([.R$2]/[.$E9]))*SIN(ATAN([.R$2]/[.$E9])))-COS(ATAN([.R$2]/[.$E9]))))*([.$C$12]*(SQRT(([.$C$10]*[.$C$10])/([.$C$12]*[.$C$12])-SIN(ATAN([.R$2]/[.$E9]))*SIN(ATAN([.R$2]/[.$E9])))-COS(ATAN([.R$2]/[.$E9]))))/36))" office:value-type="float" office:value="0.000434734192139868">
            <text:p>0,0004347342</text:p>
          </table:table-cell>
          <table:table-cell table:formula="of:=(1/(SQRT(2*3.1415926535)*([.$C$12]*(SQRT(([.$C$10]*[.$C$10])/([.$C$12]*[.$C$12])-SIN(ATAN([.S$2]/[.$E9]))*SIN(ATAN([.S$2]/[.$E9])))-COS(ATAN([.S$2]/[.$E9]))))/6)) * EXP( -([.$E9]/COS(ATAN([.S$2]/[.$E9]))-([.$C$12]*(SQRT(([.$C$10]*[.$C$10])/([.$C$12]*[.$C$12])-SIN(ATAN([.S$2]/[.$E9]))*SIN(ATAN([.S$2]/[.$E9])))-COS(ATAN([.S$2]/[.$E9]))))/2)*([.$E9]/COS(ATAN([.S$2]/[.$E9]))-([.$C$12]*(SQRT(([.$C$10]*[.$C$10])/([.$C$12]*[.$C$12])-SIN(ATAN([.S$2]/[.$E9]))*SIN(ATAN([.S$2]/[.$E9])))-COS(ATAN([.S$2]/[.$E9]))))/2) /  (2*([.$C$12]*(SQRT(([.$C$10]*[.$C$10])/([.$C$12]*[.$C$12])-SIN(ATAN([.S$2]/[.$E9]))*SIN(ATAN([.S$2]/[.$E9])))-COS(ATAN([.S$2]/[.$E9]))))*([.$C$12]*(SQRT(([.$C$10]*[.$C$10])/([.$C$12]*[.$C$12])-SIN(ATAN([.S$2]/[.$E9]))*SIN(ATAN([.S$2]/[.$E9])))-COS(ATAN([.S$2]/[.$E9]))))/36))" office:value-type="float" office:value="0.000493846977348008">
            <text:p>0,000493847</text:p>
          </table:table-cell>
          <table:table-cell table:formula="of:=(1/(SQRT(2*3.1415926535)*([.$C$12]*(SQRT(([.$C$10]*[.$C$10])/([.$C$12]*[.$C$12])-SIN(ATAN([.T$2]/[.$E9]))*SIN(ATAN([.T$2]/[.$E9])))-COS(ATAN([.T$2]/[.$E9]))))/6)) * EXP( -([.$E9]/COS(ATAN([.T$2]/[.$E9]))-([.$C$12]*(SQRT(([.$C$10]*[.$C$10])/([.$C$12]*[.$C$12])-SIN(ATAN([.T$2]/[.$E9]))*SIN(ATAN([.T$2]/[.$E9])))-COS(ATAN([.T$2]/[.$E9]))))/2)*([.$E9]/COS(ATAN([.T$2]/[.$E9]))-([.$C$12]*(SQRT(([.$C$10]*[.$C$10])/([.$C$12]*[.$C$12])-SIN(ATAN([.T$2]/[.$E9]))*SIN(ATAN([.T$2]/[.$E9])))-COS(ATAN([.T$2]/[.$E9]))))/2) /  (2*([.$C$12]*(SQRT(([.$C$10]*[.$C$10])/([.$C$12]*[.$C$12])-SIN(ATAN([.T$2]/[.$E9]))*SIN(ATAN([.T$2]/[.$E9])))-COS(ATAN([.T$2]/[.$E9]))))*([.$C$12]*(SQRT(([.$C$10]*[.$C$10])/([.$C$12]*[.$C$12])-SIN(ATAN([.T$2]/[.$E9]))*SIN(ATAN([.T$2]/[.$E9])))-COS(ATAN([.T$2]/[.$E9]))))/36))" office:value-type="float" office:value="0.000557595162267592">
            <text:p>0,0005575952</text:p>
          </table:table-cell>
          <table:table-cell table:formula="of:=(1/(SQRT(2*3.1415926535)*([.$C$12]*(SQRT(([.$C$10]*[.$C$10])/([.$C$12]*[.$C$12])-SIN(ATAN([.U$2]/[.$E9]))*SIN(ATAN([.U$2]/[.$E9])))-COS(ATAN([.U$2]/[.$E9]))))/6)) * EXP( -([.$E9]/COS(ATAN([.U$2]/[.$E9]))-([.$C$12]*(SQRT(([.$C$10]*[.$C$10])/([.$C$12]*[.$C$12])-SIN(ATAN([.U$2]/[.$E9]))*SIN(ATAN([.U$2]/[.$E9])))-COS(ATAN([.U$2]/[.$E9]))))/2)*([.$E9]/COS(ATAN([.U$2]/[.$E9]))-([.$C$12]*(SQRT(([.$C$10]*[.$C$10])/([.$C$12]*[.$C$12])-SIN(ATAN([.U$2]/[.$E9]))*SIN(ATAN([.U$2]/[.$E9])))-COS(ATAN([.U$2]/[.$E9]))))/2) /  (2*([.$C$12]*(SQRT(([.$C$10]*[.$C$10])/([.$C$12]*[.$C$12])-SIN(ATAN([.U$2]/[.$E9]))*SIN(ATAN([.U$2]/[.$E9])))-COS(ATAN([.U$2]/[.$E9]))))*([.$C$12]*(SQRT(([.$C$10]*[.$C$10])/([.$C$12]*[.$C$12])-SIN(ATAN([.U$2]/[.$E9]))*SIN(ATAN([.U$2]/[.$E9])))-COS(ATAN([.U$2]/[.$E9]))))/36))" office:value-type="float" office:value="0.00062531034745596">
            <text:p>0,0006253103</text:p>
          </table:table-cell>
          <table:table-cell table:formula="of:=(1/(SQRT(2*3.1415926535)*([.$C$12]*(SQRT(([.$C$10]*[.$C$10])/([.$C$12]*[.$C$12])-SIN(ATAN([.V$2]/[.$E9]))*SIN(ATAN([.V$2]/[.$E9])))-COS(ATAN([.V$2]/[.$E9]))))/6)) * EXP( -([.$E9]/COS(ATAN([.V$2]/[.$E9]))-([.$C$12]*(SQRT(([.$C$10]*[.$C$10])/([.$C$12]*[.$C$12])-SIN(ATAN([.V$2]/[.$E9]))*SIN(ATAN([.V$2]/[.$E9])))-COS(ATAN([.V$2]/[.$E9]))))/2)*([.$E9]/COS(ATAN([.V$2]/[.$E9]))-([.$C$12]*(SQRT(([.$C$10]*[.$C$10])/([.$C$12]*[.$C$12])-SIN(ATAN([.V$2]/[.$E9]))*SIN(ATAN([.V$2]/[.$E9])))-COS(ATAN([.V$2]/[.$E9]))))/2) /  (2*([.$C$12]*(SQRT(([.$C$10]*[.$C$10])/([.$C$12]*[.$C$12])-SIN(ATAN([.V$2]/[.$E9]))*SIN(ATAN([.V$2]/[.$E9])))-COS(ATAN([.V$2]/[.$E9]))))*([.$C$12]*(SQRT(([.$C$10]*[.$C$10])/([.$C$12]*[.$C$12])-SIN(ATAN([.V$2]/[.$E9]))*SIN(ATAN([.V$2]/[.$E9])))-COS(ATAN([.V$2]/[.$E9]))))/36))" office:value-type="float" office:value="0.000696105343896458">
            <text:p>0,0006961053</text:p>
          </table:table-cell>
          <table:table-cell table:formula="of:=(1/(SQRT(2*3.1415926535)*([.$C$12]*(SQRT(([.$C$10]*[.$C$10])/([.$C$12]*[.$C$12])-SIN(ATAN([.W$2]/[.$E9]))*SIN(ATAN([.W$2]/[.$E9])))-COS(ATAN([.W$2]/[.$E9]))))/6)) * EXP( -([.$E9]/COS(ATAN([.W$2]/[.$E9]))-([.$C$12]*(SQRT(([.$C$10]*[.$C$10])/([.$C$12]*[.$C$12])-SIN(ATAN([.W$2]/[.$E9]))*SIN(ATAN([.W$2]/[.$E9])))-COS(ATAN([.W$2]/[.$E9]))))/2)*([.$E9]/COS(ATAN([.W$2]/[.$E9]))-([.$C$12]*(SQRT(([.$C$10]*[.$C$10])/([.$C$12]*[.$C$12])-SIN(ATAN([.W$2]/[.$E9]))*SIN(ATAN([.W$2]/[.$E9])))-COS(ATAN([.W$2]/[.$E9]))))/2) /  (2*([.$C$12]*(SQRT(([.$C$10]*[.$C$10])/([.$C$12]*[.$C$12])-SIN(ATAN([.W$2]/[.$E9]))*SIN(ATAN([.W$2]/[.$E9])))-COS(ATAN([.W$2]/[.$E9]))))*([.$C$12]*(SQRT(([.$C$10]*[.$C$10])/([.$C$12]*[.$C$12])-SIN(ATAN([.W$2]/[.$E9]))*SIN(ATAN([.W$2]/[.$E9])))-COS(ATAN([.W$2]/[.$E9]))))/36))" office:value-type="float" office:value="0.000768877135954065">
            <text:p>0,0007688771</text:p>
          </table:table-cell>
          <table:table-cell table:formula="of:=(1/(SQRT(2*3.1415926535)*([.$C$12]*(SQRT(([.$C$10]*[.$C$10])/([.$C$12]*[.$C$12])-SIN(ATAN([.X$2]/[.$E9]))*SIN(ATAN([.X$2]/[.$E9])))-COS(ATAN([.X$2]/[.$E9]))))/6)) * EXP( -([.$E9]/COS(ATAN([.X$2]/[.$E9]))-([.$C$12]*(SQRT(([.$C$10]*[.$C$10])/([.$C$12]*[.$C$12])-SIN(ATAN([.X$2]/[.$E9]))*SIN(ATAN([.X$2]/[.$E9])))-COS(ATAN([.X$2]/[.$E9]))))/2)*([.$E9]/COS(ATAN([.X$2]/[.$E9]))-([.$C$12]*(SQRT(([.$C$10]*[.$C$10])/([.$C$12]*[.$C$12])-SIN(ATAN([.X$2]/[.$E9]))*SIN(ATAN([.X$2]/[.$E9])))-COS(ATAN([.X$2]/[.$E9]))))/2) /  (2*([.$C$12]*(SQRT(([.$C$10]*[.$C$10])/([.$C$12]*[.$C$12])-SIN(ATAN([.X$2]/[.$E9]))*SIN(ATAN([.X$2]/[.$E9])))-COS(ATAN([.X$2]/[.$E9]))))*([.$C$12]*(SQRT(([.$C$10]*[.$C$10])/([.$C$12]*[.$C$12])-SIN(ATAN([.X$2]/[.$E9]))*SIN(ATAN([.X$2]/[.$E9])))-COS(ATAN([.X$2]/[.$E9]))))/36))" office:value-type="float" office:value="0.000842322415965893">
            <text:p>0,0008423224</text:p>
          </table:table-cell>
          <table:table-cell table:formula="of:=(1/(SQRT(2*3.1415926535)*([.$C$12]*(SQRT(([.$C$10]*[.$C$10])/([.$C$12]*[.$C$12])-SIN(ATAN([.Y$2]/[.$E9]))*SIN(ATAN([.Y$2]/[.$E9])))-COS(ATAN([.Y$2]/[.$E9]))))/6)) * EXP( -([.$E9]/COS(ATAN([.Y$2]/[.$E9]))-([.$C$12]*(SQRT(([.$C$10]*[.$C$10])/([.$C$12]*[.$C$12])-SIN(ATAN([.Y$2]/[.$E9]))*SIN(ATAN([.Y$2]/[.$E9])))-COS(ATAN([.Y$2]/[.$E9]))))/2)*([.$E9]/COS(ATAN([.Y$2]/[.$E9]))-([.$C$12]*(SQRT(([.$C$10]*[.$C$10])/([.$C$12]*[.$C$12])-SIN(ATAN([.Y$2]/[.$E9]))*SIN(ATAN([.Y$2]/[.$E9])))-COS(ATAN([.Y$2]/[.$E9]))))/2) /  (2*([.$C$12]*(SQRT(([.$C$10]*[.$C$10])/([.$C$12]*[.$C$12])-SIN(ATAN([.Y$2]/[.$E9]))*SIN(ATAN([.Y$2]/[.$E9])))-COS(ATAN([.Y$2]/[.$E9]))))*([.$C$12]*(SQRT(([.$C$10]*[.$C$10])/([.$C$12]*[.$C$12])-SIN(ATAN([.Y$2]/[.$E9]))*SIN(ATAN([.Y$2]/[.$E9])))-COS(ATAN([.Y$2]/[.$E9]))))/36))" office:value-type="float" office:value="0.000914966303787048">
            <text:p>0,0009149663</text:p>
          </table:table-cell>
          <table:table-cell table:formula="of:=(1/(SQRT(2*3.1415926535)*([.$C$12]*(SQRT(([.$C$10]*[.$C$10])/([.$C$12]*[.$C$12])-SIN(ATAN([.Z$2]/[.$E9]))*SIN(ATAN([.Z$2]/[.$E9])))-COS(ATAN([.Z$2]/[.$E9]))))/6)) * EXP( -([.$E9]/COS(ATAN([.Z$2]/[.$E9]))-([.$C$12]*(SQRT(([.$C$10]*[.$C$10])/([.$C$12]*[.$C$12])-SIN(ATAN([.Z$2]/[.$E9]))*SIN(ATAN([.Z$2]/[.$E9])))-COS(ATAN([.Z$2]/[.$E9]))))/2)*([.$E9]/COS(ATAN([.Z$2]/[.$E9]))-([.$C$12]*(SQRT(([.$C$10]*[.$C$10])/([.$C$12]*[.$C$12])-SIN(ATAN([.Z$2]/[.$E9]))*SIN(ATAN([.Z$2]/[.$E9])))-COS(ATAN([.Z$2]/[.$E9]))))/2) /  (2*([.$C$12]*(SQRT(([.$C$10]*[.$C$10])/([.$C$12]*[.$C$12])-SIN(ATAN([.Z$2]/[.$E9]))*SIN(ATAN([.Z$2]/[.$E9])))-COS(ATAN([.Z$2]/[.$E9]))))*([.$C$12]*(SQRT(([.$C$10]*[.$C$10])/([.$C$12]*[.$C$12])-SIN(ATAN([.Z$2]/[.$E9]))*SIN(ATAN([.Z$2]/[.$E9])))-COS(ATAN([.Z$2]/[.$E9]))))/36))" office:value-type="float" office:value="0.000985203992362881">
            <text:p>0,000985204</text:p>
          </table:table-cell>
          <table:table-cell table:formula="of:=(1/(SQRT(2*3.1415926535)*([.$C$12]*(SQRT(([.$C$10]*[.$C$10])/([.$C$12]*[.$C$12])-SIN(ATAN([.AA$2]/[.$E9]))*SIN(ATAN([.AA$2]/[.$E9])))-COS(ATAN([.AA$2]/[.$E9]))))/6)) * EXP( -([.$E9]/COS(ATAN([.AA$2]/[.$E9]))-([.$C$12]*(SQRT(([.$C$10]*[.$C$10])/([.$C$12]*[.$C$12])-SIN(ATAN([.AA$2]/[.$E9]))*SIN(ATAN([.AA$2]/[.$E9])))-COS(ATAN([.AA$2]/[.$E9]))))/2)*([.$E9]/COS(ATAN([.AA$2]/[.$E9]))-([.$C$12]*(SQRT(([.$C$10]*[.$C$10])/([.$C$12]*[.$C$12])-SIN(ATAN([.AA$2]/[.$E9]))*SIN(ATAN([.AA$2]/[.$E9])))-COS(ATAN([.AA$2]/[.$E9]))))/2) /  (2*([.$C$12]*(SQRT(([.$C$10]*[.$C$10])/([.$C$12]*[.$C$12])-SIN(ATAN([.AA$2]/[.$E9]))*SIN(ATAN([.AA$2]/[.$E9])))-COS(ATAN([.AA$2]/[.$E9]))))*([.$C$12]*(SQRT(([.$C$10]*[.$C$10])/([.$C$12]*[.$C$12])-SIN(ATAN([.AA$2]/[.$E9]))*SIN(ATAN([.AA$2]/[.$E9])))-COS(ATAN([.AA$2]/[.$E9]))))/36))" office:value-type="float" office:value="0.00105135408795022">
            <text:p>0,0010513541</text:p>
          </table:table-cell>
          <table:table-cell table:formula="of:=(1/(SQRT(2*3.1415926535)*([.$C$12]*(SQRT(([.$C$10]*[.$C$10])/([.$C$12]*[.$C$12])-SIN(ATAN([.AB$2]/[.$E9]))*SIN(ATAN([.AB$2]/[.$E9])))-COS(ATAN([.AB$2]/[.$E9]))))/6)) * EXP( -([.$E9]/COS(ATAN([.AB$2]/[.$E9]))-([.$C$12]*(SQRT(([.$C$10]*[.$C$10])/([.$C$12]*[.$C$12])-SIN(ATAN([.AB$2]/[.$E9]))*SIN(ATAN([.AB$2]/[.$E9])))-COS(ATAN([.AB$2]/[.$E9]))))/2)*([.$E9]/COS(ATAN([.AB$2]/[.$E9]))-([.$C$12]*(SQRT(([.$C$10]*[.$C$10])/([.$C$12]*[.$C$12])-SIN(ATAN([.AB$2]/[.$E9]))*SIN(ATAN([.AB$2]/[.$E9])))-COS(ATAN([.AB$2]/[.$E9]))))/2) /  (2*([.$C$12]*(SQRT(([.$C$10]*[.$C$10])/([.$C$12]*[.$C$12])-SIN(ATAN([.AB$2]/[.$E9]))*SIN(ATAN([.AB$2]/[.$E9])))-COS(ATAN([.AB$2]/[.$E9]))))*([.$C$12]*(SQRT(([.$C$10]*[.$C$10])/([.$C$12]*[.$C$12])-SIN(ATAN([.AB$2]/[.$E9]))*SIN(ATAN([.AB$2]/[.$E9])))-COS(ATAN([.AB$2]/[.$E9]))))/36))" office:value-type="float" office:value="0.00111172142498428">
            <text:p>0,0011117214</text:p>
          </table:table-cell>
          <table:table-cell table:formula="of:=(1/(SQRT(2*3.1415926535)*([.$C$12]*(SQRT(([.$C$10]*[.$C$10])/([.$C$12]*[.$C$12])-SIN(ATAN([.AC$2]/[.$E9]))*SIN(ATAN([.AC$2]/[.$E9])))-COS(ATAN([.AC$2]/[.$E9]))))/6)) * EXP( -([.$E9]/COS(ATAN([.AC$2]/[.$E9]))-([.$C$12]*(SQRT(([.$C$10]*[.$C$10])/([.$C$12]*[.$C$12])-SIN(ATAN([.AC$2]/[.$E9]))*SIN(ATAN([.AC$2]/[.$E9])))-COS(ATAN([.AC$2]/[.$E9]))))/2)*([.$E9]/COS(ATAN([.AC$2]/[.$E9]))-([.$C$12]*(SQRT(([.$C$10]*[.$C$10])/([.$C$12]*[.$C$12])-SIN(ATAN([.AC$2]/[.$E9]))*SIN(ATAN([.AC$2]/[.$E9])))-COS(ATAN([.AC$2]/[.$E9]))))/2) /  (2*([.$C$12]*(SQRT(([.$C$10]*[.$C$10])/([.$C$12]*[.$C$12])-SIN(ATAN([.AC$2]/[.$E9]))*SIN(ATAN([.AC$2]/[.$E9])))-COS(ATAN([.AC$2]/[.$E9]))))*([.$C$12]*(SQRT(([.$C$10]*[.$C$10])/([.$C$12]*[.$C$12])-SIN(ATAN([.AC$2]/[.$E9]))*SIN(ATAN([.AC$2]/[.$E9])))-COS(ATAN([.AC$2]/[.$E9]))))/36))" office:value-type="float" office:value="0.0011646662258918">
            <text:p>0,0011646662</text:p>
          </table:table-cell>
          <table:table-cell table:formula="of:=(1/(SQRT(2*3.1415926535)*([.$C$12]*(SQRT(([.$C$10]*[.$C$10])/([.$C$12]*[.$C$12])-SIN(ATAN([.AD$2]/[.$E9]))*SIN(ATAN([.AD$2]/[.$E9])))-COS(ATAN([.AD$2]/[.$E9]))))/6)) * EXP( -([.$E9]/COS(ATAN([.AD$2]/[.$E9]))-([.$C$12]*(SQRT(([.$C$10]*[.$C$10])/([.$C$12]*[.$C$12])-SIN(ATAN([.AD$2]/[.$E9]))*SIN(ATAN([.AD$2]/[.$E9])))-COS(ATAN([.AD$2]/[.$E9]))))/2)*([.$E9]/COS(ATAN([.AD$2]/[.$E9]))-([.$C$12]*(SQRT(([.$C$10]*[.$C$10])/([.$C$12]*[.$C$12])-SIN(ATAN([.AD$2]/[.$E9]))*SIN(ATAN([.AD$2]/[.$E9])))-COS(ATAN([.AD$2]/[.$E9]))))/2) /  (2*([.$C$12]*(SQRT(([.$C$10]*[.$C$10])/([.$C$12]*[.$C$12])-SIN(ATAN([.AD$2]/[.$E9]))*SIN(ATAN([.AD$2]/[.$E9])))-COS(ATAN([.AD$2]/[.$E9]))))*([.$C$12]*(SQRT(([.$C$10]*[.$C$10])/([.$C$12]*[.$C$12])-SIN(ATAN([.AD$2]/[.$E9]))*SIN(ATAN([.AD$2]/[.$E9])))-COS(ATAN([.AD$2]/[.$E9]))))/36))" office:value-type="float" office:value="0.00120867574166241">
            <text:p>0,0012086757</text:p>
          </table:table-cell>
          <table:table-cell table:formula="of:=(1/(SQRT(2*3.1415926535)*([.$C$12]*(SQRT(([.$C$10]*[.$C$10])/([.$C$12]*[.$C$12])-SIN(ATAN([.AE$2]/[.$E9]))*SIN(ATAN([.AE$2]/[.$E9])))-COS(ATAN([.AE$2]/[.$E9]))))/6)) * EXP( -([.$E9]/COS(ATAN([.AE$2]/[.$E9]))-([.$C$12]*(SQRT(([.$C$10]*[.$C$10])/([.$C$12]*[.$C$12])-SIN(ATAN([.AE$2]/[.$E9]))*SIN(ATAN([.AE$2]/[.$E9])))-COS(ATAN([.AE$2]/[.$E9]))))/2)*([.$E9]/COS(ATAN([.AE$2]/[.$E9]))-([.$C$12]*(SQRT(([.$C$10]*[.$C$10])/([.$C$12]*[.$C$12])-SIN(ATAN([.AE$2]/[.$E9]))*SIN(ATAN([.AE$2]/[.$E9])))-COS(ATAN([.AE$2]/[.$E9]))))/2) /  (2*([.$C$12]*(SQRT(([.$C$10]*[.$C$10])/([.$C$12]*[.$C$12])-SIN(ATAN([.AE$2]/[.$E9]))*SIN(ATAN([.AE$2]/[.$E9])))-COS(ATAN([.AE$2]/[.$E9]))))*([.$C$12]*(SQRT(([.$C$10]*[.$C$10])/([.$C$12]*[.$C$12])-SIN(ATAN([.AE$2]/[.$E9]))*SIN(ATAN([.AE$2]/[.$E9])))-COS(ATAN([.AE$2]/[.$E9]))))/36))" office:value-type="float" office:value="0.00124243403612955">
            <text:p>0,001242434</text:p>
          </table:table-cell>
          <table:table-cell table:formula="of:=(1/(SQRT(2*3.1415926535)*([.$C$12]*(SQRT(([.$C$10]*[.$C$10])/([.$C$12]*[.$C$12])-SIN(ATAN([.AF$2]/[.$E9]))*SIN(ATAN([.AF$2]/[.$E9])))-COS(ATAN([.AF$2]/[.$E9]))))/6)) * EXP( -([.$E9]/COS(ATAN([.AF$2]/[.$E9]))-([.$C$12]*(SQRT(([.$C$10]*[.$C$10])/([.$C$12]*[.$C$12])-SIN(ATAN([.AF$2]/[.$E9]))*SIN(ATAN([.AF$2]/[.$E9])))-COS(ATAN([.AF$2]/[.$E9]))))/2)*([.$E9]/COS(ATAN([.AF$2]/[.$E9]))-([.$C$12]*(SQRT(([.$C$10]*[.$C$10])/([.$C$12]*[.$C$12])-SIN(ATAN([.AF$2]/[.$E9]))*SIN(ATAN([.AF$2]/[.$E9])))-COS(ATAN([.AF$2]/[.$E9]))))/2) /  (2*([.$C$12]*(SQRT(([.$C$10]*[.$C$10])/([.$C$12]*[.$C$12])-SIN(ATAN([.AF$2]/[.$E9]))*SIN(ATAN([.AF$2]/[.$E9])))-COS(ATAN([.AF$2]/[.$E9]))))*([.$C$12]*(SQRT(([.$C$10]*[.$C$10])/([.$C$12]*[.$C$12])-SIN(ATAN([.AF$2]/[.$E9]))*SIN(ATAN([.AF$2]/[.$E9])))-COS(ATAN([.AF$2]/[.$E9]))))/36))" office:value-type="float" office:value="0.001264885431441">
            <text:p>0,0012648854</text:p>
          </table:table-cell>
          <table:table-cell table:formula="of:=(1/(SQRT(2*3.1415926535)*([.$C$12]*(SQRT(([.$C$10]*[.$C$10])/([.$C$12]*[.$C$12])-SIN(ATAN([.AG$2]/[.$E9]))*SIN(ATAN([.AG$2]/[.$E9])))-COS(ATAN([.AG$2]/[.$E9]))))/6)) * EXP( -([.$E9]/COS(ATAN([.AG$2]/[.$E9]))-([.$C$12]*(SQRT(([.$C$10]*[.$C$10])/([.$C$12]*[.$C$12])-SIN(ATAN([.AG$2]/[.$E9]))*SIN(ATAN([.AG$2]/[.$E9])))-COS(ATAN([.AG$2]/[.$E9]))))/2)*([.$E9]/COS(ATAN([.AG$2]/[.$E9]))-([.$C$12]*(SQRT(([.$C$10]*[.$C$10])/([.$C$12]*[.$C$12])-SIN(ATAN([.AG$2]/[.$E9]))*SIN(ATAN([.AG$2]/[.$E9])))-COS(ATAN([.AG$2]/[.$E9]))))/2) /  (2*([.$C$12]*(SQRT(([.$C$10]*[.$C$10])/([.$C$12]*[.$C$12])-SIN(ATAN([.AG$2]/[.$E9]))*SIN(ATAN([.AG$2]/[.$E9])))-COS(ATAN([.AG$2]/[.$E9]))))*([.$C$12]*(SQRT(([.$C$10]*[.$C$10])/([.$C$12]*[.$C$12])-SIN(ATAN([.AG$2]/[.$E9]))*SIN(ATAN([.AG$2]/[.$E9])))-COS(ATAN([.AG$2]/[.$E9]))))/36))" office:value-type="float" office:value="0.00127528735010301">
            <text:p>0,0012752874</text:p>
          </table:table-cell>
          <table:table-cell table:formula="of:=(1/(SQRT(2*3.1415926535)*([.$C$12]*(SQRT(([.$C$10]*[.$C$10])/([.$C$12]*[.$C$12])-SIN(ATAN([.AH$2]/[.$E9]))*SIN(ATAN([.AH$2]/[.$E9])))-COS(ATAN([.AH$2]/[.$E9]))))/6)) * EXP( -([.$E9]/COS(ATAN([.AH$2]/[.$E9]))-([.$C$12]*(SQRT(([.$C$10]*[.$C$10])/([.$C$12]*[.$C$12])-SIN(ATAN([.AH$2]/[.$E9]))*SIN(ATAN([.AH$2]/[.$E9])))-COS(ATAN([.AH$2]/[.$E9]))))/2)*([.$E9]/COS(ATAN([.AH$2]/[.$E9]))-([.$C$12]*(SQRT(([.$C$10]*[.$C$10])/([.$C$12]*[.$C$12])-SIN(ATAN([.AH$2]/[.$E9]))*SIN(ATAN([.AH$2]/[.$E9])))-COS(ATAN([.AH$2]/[.$E9]))))/2) /  (2*([.$C$12]*(SQRT(([.$C$10]*[.$C$10])/([.$C$12]*[.$C$12])-SIN(ATAN([.AH$2]/[.$E9]))*SIN(ATAN([.AH$2]/[.$E9])))-COS(ATAN([.AH$2]/[.$E9]))))*([.$C$12]*(SQRT(([.$C$10]*[.$C$10])/([.$C$12]*[.$C$12])-SIN(ATAN([.AH$2]/[.$E9]))*SIN(ATAN([.AH$2]/[.$E9])))-COS(ATAN([.AH$2]/[.$E9]))))/36))" office:value-type="float" office:value="0.00127324887042321">
            <text:p>0,0012732489</text:p>
          </table:table-cell>
          <table:table-cell table:formula="of:=(1/(SQRT(2*3.1415926535)*([.$C$12]*(SQRT(([.$C$10]*[.$C$10])/([.$C$12]*[.$C$12])-SIN(ATAN([.AI$2]/[.$E9]))*SIN(ATAN([.AI$2]/[.$E9])))-COS(ATAN([.AI$2]/[.$E9]))))/6)) * EXP( -([.$E9]/COS(ATAN([.AI$2]/[.$E9]))-([.$C$12]*(SQRT(([.$C$10]*[.$C$10])/([.$C$12]*[.$C$12])-SIN(ATAN([.AI$2]/[.$E9]))*SIN(ATAN([.AI$2]/[.$E9])))-COS(ATAN([.AI$2]/[.$E9]))))/2)*([.$E9]/COS(ATAN([.AI$2]/[.$E9]))-([.$C$12]*(SQRT(([.$C$10]*[.$C$10])/([.$C$12]*[.$C$12])-SIN(ATAN([.AI$2]/[.$E9]))*SIN(ATAN([.AI$2]/[.$E9])))-COS(ATAN([.AI$2]/[.$E9]))))/2) /  (2*([.$C$12]*(SQRT(([.$C$10]*[.$C$10])/([.$C$12]*[.$C$12])-SIN(ATAN([.AI$2]/[.$E9]))*SIN(ATAN([.AI$2]/[.$E9])))-COS(ATAN([.AI$2]/[.$E9]))))*([.$C$12]*(SQRT(([.$C$10]*[.$C$10])/([.$C$12]*[.$C$12])-SIN(ATAN([.AI$2]/[.$E9]))*SIN(ATAN([.AI$2]/[.$E9])))-COS(ATAN([.AI$2]/[.$E9]))))/36))" office:value-type="float" office:value="0.00125875221952771">
            <text:p>0,0012587522</text:p>
          </table:table-cell>
          <table:table-cell table:formula="of:=(1/(SQRT(2*3.1415926535)*([.$C$12]*(SQRT(([.$C$10]*[.$C$10])/([.$C$12]*[.$C$12])-SIN(ATAN([.AJ$2]/[.$E9]))*SIN(ATAN([.AJ$2]/[.$E9])))-COS(ATAN([.AJ$2]/[.$E9]))))/6)) * EXP( -([.$E9]/COS(ATAN([.AJ$2]/[.$E9]))-([.$C$12]*(SQRT(([.$C$10]*[.$C$10])/([.$C$12]*[.$C$12])-SIN(ATAN([.AJ$2]/[.$E9]))*SIN(ATAN([.AJ$2]/[.$E9])))-COS(ATAN([.AJ$2]/[.$E9]))))/2)*([.$E9]/COS(ATAN([.AJ$2]/[.$E9]))-([.$C$12]*(SQRT(([.$C$10]*[.$C$10])/([.$C$12]*[.$C$12])-SIN(ATAN([.AJ$2]/[.$E9]))*SIN(ATAN([.AJ$2]/[.$E9])))-COS(ATAN([.AJ$2]/[.$E9]))))/2) /  (2*([.$C$12]*(SQRT(([.$C$10]*[.$C$10])/([.$C$12]*[.$C$12])-SIN(ATAN([.AJ$2]/[.$E9]))*SIN(ATAN([.AJ$2]/[.$E9])))-COS(ATAN([.AJ$2]/[.$E9]))))*([.$C$12]*(SQRT(([.$C$10]*[.$C$10])/([.$C$12]*[.$C$12])-SIN(ATAN([.AJ$2]/[.$E9]))*SIN(ATAN([.AJ$2]/[.$E9])))-COS(ATAN([.AJ$2]/[.$E9]))))/36))" office:value-type="float" office:value="0.00123215558858784">
            <text:p>0,0012321556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float" office:value="2000">
            <text:p>2000</text:p>
          </table:table-cell>
          <table:table-cell table:style-name="Default"/>
          <table:table-cell table:style-name="ce1" table:formula="of:=[.E9]+[.C$7]" office:value-type="float" office:value="233.433333333333">
            <text:p>233,4333333333</text:p>
          </table:table-cell>
          <table:table-cell table:formula="of:=(1/(SQRT(2*3.1415926535)*([.$C$12]*(SQRT(([.$C$10]*[.$C$10])/([.$C$12]*[.$C$12])-SIN(ATAN([.F$2]/[.$E10]))*SIN(ATAN([.F$2]/[.$E10])))-COS(ATAN([.F$2]/[.$E10]))))/6)) * EXP( -([.$E10]/COS(ATAN([.F$2]/[.$E10]))-([.$C$12]*(SQRT(([.$C$10]*[.$C$10])/([.$C$12]*[.$C$12])-SIN(ATAN([.F$2]/[.$E10]))*SIN(ATAN([.F$2]/[.$E10])))-COS(ATAN([.F$2]/[.$E10]))))/2)*([.$E10]/COS(ATAN([.F$2]/[.$E10]))-([.$C$12]*(SQRT(([.$C$10]*[.$C$10])/([.$C$12]*[.$C$12])-SIN(ATAN([.F$2]/[.$E10]))*SIN(ATAN([.F$2]/[.$E10])))-COS(ATAN([.F$2]/[.$E10]))))/2) /  (2*([.$C$12]*(SQRT(([.$C$10]*[.$C$10])/([.$C$12]*[.$C$12])-SIN(ATAN([.F$2]/[.$E10]))*SIN(ATAN([.F$2]/[.$E10])))-COS(ATAN([.F$2]/[.$E10]))))*([.$C$12]*(SQRT(([.$C$10]*[.$C$10])/([.$C$12]*[.$C$12])-SIN(ATAN([.F$2]/[.$E10]))*SIN(ATAN([.F$2]/[.$E10])))-COS(ATAN([.F$2]/[.$E10]))))/36))" office:value-type="float" office:value="0.000156578425933397">
            <text:p>0,0001565784</text:p>
          </table:table-cell>
          <table:table-cell table:formula="of:=(1/(SQRT(2*3.1415926535)*([.$C$12]*(SQRT(([.$C$10]*[.$C$10])/([.$C$12]*[.$C$12])-SIN(ATAN([.G$2]/[.$E10]))*SIN(ATAN([.G$2]/[.$E10])))-COS(ATAN([.G$2]/[.$E10]))))/6)) * EXP( -([.$E10]/COS(ATAN([.G$2]/[.$E10]))-([.$C$12]*(SQRT(([.$C$10]*[.$C$10])/([.$C$12]*[.$C$12])-SIN(ATAN([.G$2]/[.$E10]))*SIN(ATAN([.G$2]/[.$E10])))-COS(ATAN([.G$2]/[.$E10]))))/2)*([.$E10]/COS(ATAN([.G$2]/[.$E10]))-([.$C$12]*(SQRT(([.$C$10]*[.$C$10])/([.$C$12]*[.$C$12])-SIN(ATAN([.G$2]/[.$E10]))*SIN(ATAN([.G$2]/[.$E10])))-COS(ATAN([.G$2]/[.$E10]))))/2) /  (2*([.$C$12]*(SQRT(([.$C$10]*[.$C$10])/([.$C$12]*[.$C$12])-SIN(ATAN([.G$2]/[.$E10]))*SIN(ATAN([.G$2]/[.$E10])))-COS(ATAN([.G$2]/[.$E10]))))*([.$C$12]*(SQRT(([.$C$10]*[.$C$10])/([.$C$12]*[.$C$12])-SIN(ATAN([.G$2]/[.$E10]))*SIN(ATAN([.G$2]/[.$E10])))-COS(ATAN([.G$2]/[.$E10]))))/36))" office:value-type="float" office:value="0.000158649408926226">
            <text:p>0,0001586494</text:p>
          </table:table-cell>
          <table:table-cell table:formula="of:=(1/(SQRT(2*3.1415926535)*([.$C$12]*(SQRT(([.$C$10]*[.$C$10])/([.$C$12]*[.$C$12])-SIN(ATAN([.H$2]/[.$E10]))*SIN(ATAN([.H$2]/[.$E10])))-COS(ATAN([.H$2]/[.$E10]))))/6)) * EXP( -([.$E10]/COS(ATAN([.H$2]/[.$E10]))-([.$C$12]*(SQRT(([.$C$10]*[.$C$10])/([.$C$12]*[.$C$12])-SIN(ATAN([.H$2]/[.$E10]))*SIN(ATAN([.H$2]/[.$E10])))-COS(ATAN([.H$2]/[.$E10]))))/2)*([.$E10]/COS(ATAN([.H$2]/[.$E10]))-([.$C$12]*(SQRT(([.$C$10]*[.$C$10])/([.$C$12]*[.$C$12])-SIN(ATAN([.H$2]/[.$E10]))*SIN(ATAN([.H$2]/[.$E10])))-COS(ATAN([.H$2]/[.$E10]))))/2) /  (2*([.$C$12]*(SQRT(([.$C$10]*[.$C$10])/([.$C$12]*[.$C$12])-SIN(ATAN([.H$2]/[.$E10]))*SIN(ATAN([.H$2]/[.$E10])))-COS(ATAN([.H$2]/[.$E10]))))*([.$C$12]*(SQRT(([.$C$10]*[.$C$10])/([.$C$12]*[.$C$12])-SIN(ATAN([.H$2]/[.$E10]))*SIN(ATAN([.H$2]/[.$E10])))-COS(ATAN([.H$2]/[.$E10]))))/36))" office:value-type="float" office:value="0.000164869608624196">
            <text:p>0,0001648696</text:p>
          </table:table-cell>
          <table:table-cell table:formula="of:=(1/(SQRT(2*3.1415926535)*([.$C$12]*(SQRT(([.$C$10]*[.$C$10])/([.$C$12]*[.$C$12])-SIN(ATAN([.I$2]/[.$E10]))*SIN(ATAN([.I$2]/[.$E10])))-COS(ATAN([.I$2]/[.$E10]))))/6)) * EXP( -([.$E10]/COS(ATAN([.I$2]/[.$E10]))-([.$C$12]*(SQRT(([.$C$10]*[.$C$10])/([.$C$12]*[.$C$12])-SIN(ATAN([.I$2]/[.$E10]))*SIN(ATAN([.I$2]/[.$E10])))-COS(ATAN([.I$2]/[.$E10]))))/2)*([.$E10]/COS(ATAN([.I$2]/[.$E10]))-([.$C$12]*(SQRT(([.$C$10]*[.$C$10])/([.$C$12]*[.$C$12])-SIN(ATAN([.I$2]/[.$E10]))*SIN(ATAN([.I$2]/[.$E10])))-COS(ATAN([.I$2]/[.$E10]))))/2) /  (2*([.$C$12]*(SQRT(([.$C$10]*[.$C$10])/([.$C$12]*[.$C$12])-SIN(ATAN([.I$2]/[.$E10]))*SIN(ATAN([.I$2]/[.$E10])))-COS(ATAN([.I$2]/[.$E10]))))*([.$C$12]*(SQRT(([.$C$10]*[.$C$10])/([.$C$12]*[.$C$12])-SIN(ATAN([.I$2]/[.$E10]))*SIN(ATAN([.I$2]/[.$E10])))-COS(ATAN([.I$2]/[.$E10]))))/36))" office:value-type="float" office:value="0.000175331280960193">
            <text:p>0,0001753313</text:p>
          </table:table-cell>
          <table:table-cell table:formula="of:=(1/(SQRT(2*3.1415926535)*([.$C$12]*(SQRT(([.$C$10]*[.$C$10])/([.$C$12]*[.$C$12])-SIN(ATAN([.J$2]/[.$E10]))*SIN(ATAN([.J$2]/[.$E10])))-COS(ATAN([.J$2]/[.$E10]))))/6)) * EXP( -([.$E10]/COS(ATAN([.J$2]/[.$E10]))-([.$C$12]*(SQRT(([.$C$10]*[.$C$10])/([.$C$12]*[.$C$12])-SIN(ATAN([.J$2]/[.$E10]))*SIN(ATAN([.J$2]/[.$E10])))-COS(ATAN([.J$2]/[.$E10]))))/2)*([.$E10]/COS(ATAN([.J$2]/[.$E10]))-([.$C$12]*(SQRT(([.$C$10]*[.$C$10])/([.$C$12]*[.$C$12])-SIN(ATAN([.J$2]/[.$E10]))*SIN(ATAN([.J$2]/[.$E10])))-COS(ATAN([.J$2]/[.$E10]))))/2) /  (2*([.$C$12]*(SQRT(([.$C$10]*[.$C$10])/([.$C$12]*[.$C$12])-SIN(ATAN([.J$2]/[.$E10]))*SIN(ATAN([.J$2]/[.$E10])))-COS(ATAN([.J$2]/[.$E10]))))*([.$C$12]*(SQRT(([.$C$10]*[.$C$10])/([.$C$12]*[.$C$12])-SIN(ATAN([.J$2]/[.$E10]))*SIN(ATAN([.J$2]/[.$E10])))-COS(ATAN([.J$2]/[.$E10]))))/36))" office:value-type="float" office:value="0.000190178351199126">
            <text:p>0,0001901784</text:p>
          </table:table-cell>
          <table:table-cell table:formula="of:=(1/(SQRT(2*3.1415926535)*([.$C$12]*(SQRT(([.$C$10]*[.$C$10])/([.$C$12]*[.$C$12])-SIN(ATAN([.K$2]/[.$E10]))*SIN(ATAN([.K$2]/[.$E10])))-COS(ATAN([.K$2]/[.$E10]))))/6)) * EXP( -([.$E10]/COS(ATAN([.K$2]/[.$E10]))-([.$C$12]*(SQRT(([.$C$10]*[.$C$10])/([.$C$12]*[.$C$12])-SIN(ATAN([.K$2]/[.$E10]))*SIN(ATAN([.K$2]/[.$E10])))-COS(ATAN([.K$2]/[.$E10]))))/2)*([.$E10]/COS(ATAN([.K$2]/[.$E10]))-([.$C$12]*(SQRT(([.$C$10]*[.$C$10])/([.$C$12]*[.$C$12])-SIN(ATAN([.K$2]/[.$E10]))*SIN(ATAN([.K$2]/[.$E10])))-COS(ATAN([.K$2]/[.$E10]))))/2) /  (2*([.$C$12]*(SQRT(([.$C$10]*[.$C$10])/([.$C$12]*[.$C$12])-SIN(ATAN([.K$2]/[.$E10]))*SIN(ATAN([.K$2]/[.$E10])))-COS(ATAN([.K$2]/[.$E10]))))*([.$C$12]*(SQRT(([.$C$10]*[.$C$10])/([.$C$12]*[.$C$12])-SIN(ATAN([.K$2]/[.$E10]))*SIN(ATAN([.K$2]/[.$E10])))-COS(ATAN([.K$2]/[.$E10]))))/36))" office:value-type="float" office:value="0.000209594456384898">
            <text:p>0,0002095945</text:p>
          </table:table-cell>
          <table:table-cell table:formula="of:=(1/(SQRT(2*3.1415926535)*([.$C$12]*(SQRT(([.$C$10]*[.$C$10])/([.$C$12]*[.$C$12])-SIN(ATAN([.L$2]/[.$E10]))*SIN(ATAN([.L$2]/[.$E10])))-COS(ATAN([.L$2]/[.$E10]))))/6)) * EXP( -([.$E10]/COS(ATAN([.L$2]/[.$E10]))-([.$C$12]*(SQRT(([.$C$10]*[.$C$10])/([.$C$12]*[.$C$12])-SIN(ATAN([.L$2]/[.$E10]))*SIN(ATAN([.L$2]/[.$E10])))-COS(ATAN([.L$2]/[.$E10]))))/2)*([.$E10]/COS(ATAN([.L$2]/[.$E10]))-([.$C$12]*(SQRT(([.$C$10]*[.$C$10])/([.$C$12]*[.$C$12])-SIN(ATAN([.L$2]/[.$E10]))*SIN(ATAN([.L$2]/[.$E10])))-COS(ATAN([.L$2]/[.$E10]))))/2) /  (2*([.$C$12]*(SQRT(([.$C$10]*[.$C$10])/([.$C$12]*[.$C$12])-SIN(ATAN([.L$2]/[.$E10]))*SIN(ATAN([.L$2]/[.$E10])))-COS(ATAN([.L$2]/[.$E10]))))*([.$C$12]*(SQRT(([.$C$10]*[.$C$10])/([.$C$12]*[.$C$12])-SIN(ATAN([.L$2]/[.$E10]))*SIN(ATAN([.L$2]/[.$E10])))-COS(ATAN([.L$2]/[.$E10]))))/36))" office:value-type="float" office:value="0.00023378764110394">
            <text:p>0,0002337876</text:p>
          </table:table-cell>
          <table:table-cell table:formula="of:=(1/(SQRT(2*3.1415926535)*([.$C$12]*(SQRT(([.$C$10]*[.$C$10])/([.$C$12]*[.$C$12])-SIN(ATAN([.M$2]/[.$E10]))*SIN(ATAN([.M$2]/[.$E10])))-COS(ATAN([.M$2]/[.$E10]))))/6)) * EXP( -([.$E10]/COS(ATAN([.M$2]/[.$E10]))-([.$C$12]*(SQRT(([.$C$10]*[.$C$10])/([.$C$12]*[.$C$12])-SIN(ATAN([.M$2]/[.$E10]))*SIN(ATAN([.M$2]/[.$E10])))-COS(ATAN([.M$2]/[.$E10]))))/2)*([.$E10]/COS(ATAN([.M$2]/[.$E10]))-([.$C$12]*(SQRT(([.$C$10]*[.$C$10])/([.$C$12]*[.$C$12])-SIN(ATAN([.M$2]/[.$E10]))*SIN(ATAN([.M$2]/[.$E10])))-COS(ATAN([.M$2]/[.$E10]))))/2) /  (2*([.$C$12]*(SQRT(([.$C$10]*[.$C$10])/([.$C$12]*[.$C$12])-SIN(ATAN([.M$2]/[.$E10]))*SIN(ATAN([.M$2]/[.$E10])))-COS(ATAN([.M$2]/[.$E10]))))*([.$C$12]*(SQRT(([.$C$10]*[.$C$10])/([.$C$12]*[.$C$12])-SIN(ATAN([.M$2]/[.$E10]))*SIN(ATAN([.M$2]/[.$E10])))-COS(ATAN([.M$2]/[.$E10]))))/36))" office:value-type="float" office:value="0.000262970551403068">
            <text:p>0,0002629706</text:p>
          </table:table-cell>
          <table:table-cell table:formula="of:=(1/(SQRT(2*3.1415926535)*([.$C$12]*(SQRT(([.$C$10]*[.$C$10])/([.$C$12]*[.$C$12])-SIN(ATAN([.N$2]/[.$E10]))*SIN(ATAN([.N$2]/[.$E10])))-COS(ATAN([.N$2]/[.$E10]))))/6)) * EXP( -([.$E10]/COS(ATAN([.N$2]/[.$E10]))-([.$C$12]*(SQRT(([.$C$10]*[.$C$10])/([.$C$12]*[.$C$12])-SIN(ATAN([.N$2]/[.$E10]))*SIN(ATAN([.N$2]/[.$E10])))-COS(ATAN([.N$2]/[.$E10]))))/2)*([.$E10]/COS(ATAN([.N$2]/[.$E10]))-([.$C$12]*(SQRT(([.$C$10]*[.$C$10])/([.$C$12]*[.$C$12])-SIN(ATAN([.N$2]/[.$E10]))*SIN(ATAN([.N$2]/[.$E10])))-COS(ATAN([.N$2]/[.$E10]))))/2) /  (2*([.$C$12]*(SQRT(([.$C$10]*[.$C$10])/([.$C$12]*[.$C$12])-SIN(ATAN([.N$2]/[.$E10]))*SIN(ATAN([.N$2]/[.$E10])))-COS(ATAN([.N$2]/[.$E10]))))*([.$C$12]*(SQRT(([.$C$10]*[.$C$10])/([.$C$12]*[.$C$12])-SIN(ATAN([.N$2]/[.$E10]))*SIN(ATAN([.N$2]/[.$E10])))-COS(ATAN([.N$2]/[.$E10]))))/36))" office:value-type="float" office:value="0.00029733566854214">
            <text:p>0,0002973357</text:p>
          </table:table-cell>
          <table:table-cell table:formula="of:=(1/(SQRT(2*3.1415926535)*([.$C$12]*(SQRT(([.$C$10]*[.$C$10])/([.$C$12]*[.$C$12])-SIN(ATAN([.O$2]/[.$E10]))*SIN(ATAN([.O$2]/[.$E10])))-COS(ATAN([.O$2]/[.$E10]))))/6)) * EXP( -([.$E10]/COS(ATAN([.O$2]/[.$E10]))-([.$C$12]*(SQRT(([.$C$10]*[.$C$10])/([.$C$12]*[.$C$12])-SIN(ATAN([.O$2]/[.$E10]))*SIN(ATAN([.O$2]/[.$E10])))-COS(ATAN([.O$2]/[.$E10]))))/2)*([.$E10]/COS(ATAN([.O$2]/[.$E10]))-([.$C$12]*(SQRT(([.$C$10]*[.$C$10])/([.$C$12]*[.$C$12])-SIN(ATAN([.O$2]/[.$E10]))*SIN(ATAN([.O$2]/[.$E10])))-COS(ATAN([.O$2]/[.$E10]))))/2) /  (2*([.$C$12]*(SQRT(([.$C$10]*[.$C$10])/([.$C$12]*[.$C$12])-SIN(ATAN([.O$2]/[.$E10]))*SIN(ATAN([.O$2]/[.$E10])))-COS(ATAN([.O$2]/[.$E10]))))*([.$C$12]*(SQRT(([.$C$10]*[.$C$10])/([.$C$12]*[.$C$12])-SIN(ATAN([.O$2]/[.$E10]))*SIN(ATAN([.O$2]/[.$E10])))-COS(ATAN([.O$2]/[.$E10]))))/36))" office:value-type="float" office:value="0.00033702637911864">
            <text:p>0,0003370264</text:p>
          </table:table-cell>
          <table:table-cell table:formula="of:=(1/(SQRT(2*3.1415926535)*([.$C$12]*(SQRT(([.$C$10]*[.$C$10])/([.$C$12]*[.$C$12])-SIN(ATAN([.P$2]/[.$E10]))*SIN(ATAN([.P$2]/[.$E10])))-COS(ATAN([.P$2]/[.$E10]))))/6)) * EXP( -([.$E10]/COS(ATAN([.P$2]/[.$E10]))-([.$C$12]*(SQRT(([.$C$10]*[.$C$10])/([.$C$12]*[.$C$12])-SIN(ATAN([.P$2]/[.$E10]))*SIN(ATAN([.P$2]/[.$E10])))-COS(ATAN([.P$2]/[.$E10]))))/2)*([.$E10]/COS(ATAN([.P$2]/[.$E10]))-([.$C$12]*(SQRT(([.$C$10]*[.$C$10])/([.$C$12]*[.$C$12])-SIN(ATAN([.P$2]/[.$E10]))*SIN(ATAN([.P$2]/[.$E10])))-COS(ATAN([.P$2]/[.$E10]))))/2) /  (2*([.$C$12]*(SQRT(([.$C$10]*[.$C$10])/([.$C$12]*[.$C$12])-SIN(ATAN([.P$2]/[.$E10]))*SIN(ATAN([.P$2]/[.$E10])))-COS(ATAN([.P$2]/[.$E10]))))*([.$C$12]*(SQRT(([.$C$10]*[.$C$10])/([.$C$12]*[.$C$12])-SIN(ATAN([.P$2]/[.$E10]))*SIN(ATAN([.P$2]/[.$E10])))-COS(ATAN([.P$2]/[.$E10]))))/36))" office:value-type="float" office:value="0.000382105482973905">
            <text:p>0,0003821055</text:p>
          </table:table-cell>
          <table:table-cell table:formula="of:=(1/(SQRT(2*3.1415926535)*([.$C$12]*(SQRT(([.$C$10]*[.$C$10])/([.$C$12]*[.$C$12])-SIN(ATAN([.Q$2]/[.$E10]))*SIN(ATAN([.Q$2]/[.$E10])))-COS(ATAN([.Q$2]/[.$E10]))))/6)) * EXP( -([.$E10]/COS(ATAN([.Q$2]/[.$E10]))-([.$C$12]*(SQRT(([.$C$10]*[.$C$10])/([.$C$12]*[.$C$12])-SIN(ATAN([.Q$2]/[.$E10]))*SIN(ATAN([.Q$2]/[.$E10])))-COS(ATAN([.Q$2]/[.$E10]))))/2)*([.$E10]/COS(ATAN([.Q$2]/[.$E10]))-([.$C$12]*(SQRT(([.$C$10]*[.$C$10])/([.$C$12]*[.$C$12])-SIN(ATAN([.Q$2]/[.$E10]))*SIN(ATAN([.Q$2]/[.$E10])))-COS(ATAN([.Q$2]/[.$E10]))))/2) /  (2*([.$C$12]*(SQRT(([.$C$10]*[.$C$10])/([.$C$12]*[.$C$12])-SIN(ATAN([.Q$2]/[.$E10]))*SIN(ATAN([.Q$2]/[.$E10])))-COS(ATAN([.Q$2]/[.$E10]))))*([.$C$12]*(SQRT(([.$C$10]*[.$C$10])/([.$C$12]*[.$C$12])-SIN(ATAN([.Q$2]/[.$E10]))*SIN(ATAN([.Q$2]/[.$E10])))-COS(ATAN([.Q$2]/[.$E10]))))/36))" office:value-type="float" office:value="0.000432523064735831">
            <text:p>0,0004325231</text:p>
          </table:table-cell>
          <table:table-cell table:formula="of:=(1/(SQRT(2*3.1415926535)*([.$C$12]*(SQRT(([.$C$10]*[.$C$10])/([.$C$12]*[.$C$12])-SIN(ATAN([.R$2]/[.$E10]))*SIN(ATAN([.R$2]/[.$E10])))-COS(ATAN([.R$2]/[.$E10]))))/6)) * EXP( -([.$E10]/COS(ATAN([.R$2]/[.$E10]))-([.$C$12]*(SQRT(([.$C$10]*[.$C$10])/([.$C$12]*[.$C$12])-SIN(ATAN([.R$2]/[.$E10]))*SIN(ATAN([.R$2]/[.$E10])))-COS(ATAN([.R$2]/[.$E10]))))/2)*([.$E10]/COS(ATAN([.R$2]/[.$E10]))-([.$C$12]*(SQRT(([.$C$10]*[.$C$10])/([.$C$12]*[.$C$12])-SIN(ATAN([.R$2]/[.$E10]))*SIN(ATAN([.R$2]/[.$E10])))-COS(ATAN([.R$2]/[.$E10]))))/2) /  (2*([.$C$12]*(SQRT(([.$C$10]*[.$C$10])/([.$C$12]*[.$C$12])-SIN(ATAN([.R$2]/[.$E10]))*SIN(ATAN([.R$2]/[.$E10])))-COS(ATAN([.R$2]/[.$E10]))))*([.$C$12]*(SQRT(([.$C$10]*[.$C$10])/([.$C$12]*[.$C$12])-SIN(ATAN([.R$2]/[.$E10]))*SIN(ATAN([.R$2]/[.$E10])))-COS(ATAN([.R$2]/[.$E10]))))/36))" office:value-type="float" office:value="0.00048808577789208">
            <text:p>0,0004880858</text:p>
          </table:table-cell>
          <table:table-cell table:formula="of:=(1/(SQRT(2*3.1415926535)*([.$C$12]*(SQRT(([.$C$10]*[.$C$10])/([.$C$12]*[.$C$12])-SIN(ATAN([.S$2]/[.$E10]))*SIN(ATAN([.S$2]/[.$E10])))-COS(ATAN([.S$2]/[.$E10]))))/6)) * EXP( -([.$E10]/COS(ATAN([.S$2]/[.$E10]))-([.$C$12]*(SQRT(([.$C$10]*[.$C$10])/([.$C$12]*[.$C$12])-SIN(ATAN([.S$2]/[.$E10]))*SIN(ATAN([.S$2]/[.$E10])))-COS(ATAN([.S$2]/[.$E10]))))/2)*([.$E10]/COS(ATAN([.S$2]/[.$E10]))-([.$C$12]*(SQRT(([.$C$10]*[.$C$10])/([.$C$12]*[.$C$12])-SIN(ATAN([.S$2]/[.$E10]))*SIN(ATAN([.S$2]/[.$E10])))-COS(ATAN([.S$2]/[.$E10]))))/2) /  (2*([.$C$12]*(SQRT(([.$C$10]*[.$C$10])/([.$C$12]*[.$C$12])-SIN(ATAN([.S$2]/[.$E10]))*SIN(ATAN([.S$2]/[.$E10])))-COS(ATAN([.S$2]/[.$E10]))))*([.$C$12]*(SQRT(([.$C$10]*[.$C$10])/([.$C$12]*[.$C$12])-SIN(ATAN([.S$2]/[.$E10]))*SIN(ATAN([.S$2]/[.$E10])))-COS(ATAN([.S$2]/[.$E10]))))/36))" office:value-type="float" office:value="0.000548429671211411">
            <text:p>0,0005484297</text:p>
          </table:table-cell>
          <table:table-cell table:formula="of:=(1/(SQRT(2*3.1415926535)*([.$C$12]*(SQRT(([.$C$10]*[.$C$10])/([.$C$12]*[.$C$12])-SIN(ATAN([.T$2]/[.$E10]))*SIN(ATAN([.T$2]/[.$E10])))-COS(ATAN([.T$2]/[.$E10]))))/6)) * EXP( -([.$E10]/COS(ATAN([.T$2]/[.$E10]))-([.$C$12]*(SQRT(([.$C$10]*[.$C$10])/([.$C$12]*[.$C$12])-SIN(ATAN([.T$2]/[.$E10]))*SIN(ATAN([.T$2]/[.$E10])))-COS(ATAN([.T$2]/[.$E10]))))/2)*([.$E10]/COS(ATAN([.T$2]/[.$E10]))-([.$C$12]*(SQRT(([.$C$10]*[.$C$10])/([.$C$12]*[.$C$12])-SIN(ATAN([.T$2]/[.$E10]))*SIN(ATAN([.T$2]/[.$E10])))-COS(ATAN([.T$2]/[.$E10]))))/2) /  (2*([.$C$12]*(SQRT(([.$C$10]*[.$C$10])/([.$C$12]*[.$C$12])-SIN(ATAN([.T$2]/[.$E10]))*SIN(ATAN([.T$2]/[.$E10])))-COS(ATAN([.T$2]/[.$E10]))))*([.$C$12]*(SQRT(([.$C$10]*[.$C$10])/([.$C$12]*[.$C$12])-SIN(ATAN([.T$2]/[.$E10]))*SIN(ATAN([.T$2]/[.$E10])))-COS(ATAN([.T$2]/[.$E10]))))/36))" office:value-type="float" office:value="0.000612998736486561">
            <text:p>0,0006129987</text:p>
          </table:table-cell>
          <table:table-cell table:formula="of:=(1/(SQRT(2*3.1415926535)*([.$C$12]*(SQRT(([.$C$10]*[.$C$10])/([.$C$12]*[.$C$12])-SIN(ATAN([.U$2]/[.$E10]))*SIN(ATAN([.U$2]/[.$E10])))-COS(ATAN([.U$2]/[.$E10]))))/6)) * EXP( -([.$E10]/COS(ATAN([.U$2]/[.$E10]))-([.$C$12]*(SQRT(([.$C$10]*[.$C$10])/([.$C$12]*[.$C$12])-SIN(ATAN([.U$2]/[.$E10]))*SIN(ATAN([.U$2]/[.$E10])))-COS(ATAN([.U$2]/[.$E10]))))/2)*([.$E10]/COS(ATAN([.U$2]/[.$E10]))-([.$C$12]*(SQRT(([.$C$10]*[.$C$10])/([.$C$12]*[.$C$12])-SIN(ATAN([.U$2]/[.$E10]))*SIN(ATAN([.U$2]/[.$E10])))-COS(ATAN([.U$2]/[.$E10]))))/2) /  (2*([.$C$12]*(SQRT(([.$C$10]*[.$C$10])/([.$C$12]*[.$C$12])-SIN(ATAN([.U$2]/[.$E10]))*SIN(ATAN([.U$2]/[.$E10])))-COS(ATAN([.U$2]/[.$E10]))))*([.$C$12]*(SQRT(([.$C$10]*[.$C$10])/([.$C$12]*[.$C$12])-SIN(ATAN([.U$2]/[.$E10]))*SIN(ATAN([.U$2]/[.$E10])))-COS(ATAN([.U$2]/[.$E10]))))/36))" office:value-type="float" office:value="0.000681031319156147">
            <text:p>0,0006810313</text:p>
          </table:table-cell>
          <table:table-cell table:formula="of:=(1/(SQRT(2*3.1415926535)*([.$C$12]*(SQRT(([.$C$10]*[.$C$10])/([.$C$12]*[.$C$12])-SIN(ATAN([.V$2]/[.$E10]))*SIN(ATAN([.V$2]/[.$E10])))-COS(ATAN([.V$2]/[.$E10]))))/6)) * EXP( -([.$E10]/COS(ATAN([.V$2]/[.$E10]))-([.$C$12]*(SQRT(([.$C$10]*[.$C$10])/([.$C$12]*[.$C$12])-SIN(ATAN([.V$2]/[.$E10]))*SIN(ATAN([.V$2]/[.$E10])))-COS(ATAN([.V$2]/[.$E10]))))/2)*([.$E10]/COS(ATAN([.V$2]/[.$E10]))-([.$C$12]*(SQRT(([.$C$10]*[.$C$10])/([.$C$12]*[.$C$12])-SIN(ATAN([.V$2]/[.$E10]))*SIN(ATAN([.V$2]/[.$E10])))-COS(ATAN([.V$2]/[.$E10]))))/2) /  (2*([.$C$12]*(SQRT(([.$C$10]*[.$C$10])/([.$C$12]*[.$C$12])-SIN(ATAN([.V$2]/[.$E10]))*SIN(ATAN([.V$2]/[.$E10])))-COS(ATAN([.V$2]/[.$E10]))))*([.$C$12]*(SQRT(([.$C$10]*[.$C$10])/([.$C$12]*[.$C$12])-SIN(ATAN([.V$2]/[.$E10]))*SIN(ATAN([.V$2]/[.$E10])))-COS(ATAN([.V$2]/[.$E10]))))/36))" office:value-type="float" office:value="0.000751556349625397">
            <text:p>0,0007515563</text:p>
          </table:table-cell>
          <table:table-cell table:formula="of:=(1/(SQRT(2*3.1415926535)*([.$C$12]*(SQRT(([.$C$10]*[.$C$10])/([.$C$12]*[.$C$12])-SIN(ATAN([.W$2]/[.$E10]))*SIN(ATAN([.W$2]/[.$E10])))-COS(ATAN([.W$2]/[.$E10]))))/6)) * EXP( -([.$E10]/COS(ATAN([.W$2]/[.$E10]))-([.$C$12]*(SQRT(([.$C$10]*[.$C$10])/([.$C$12]*[.$C$12])-SIN(ATAN([.W$2]/[.$E10]))*SIN(ATAN([.W$2]/[.$E10])))-COS(ATAN([.W$2]/[.$E10]))))/2)*([.$E10]/COS(ATAN([.W$2]/[.$E10]))-([.$C$12]*(SQRT(([.$C$10]*[.$C$10])/([.$C$12]*[.$C$12])-SIN(ATAN([.W$2]/[.$E10]))*SIN(ATAN([.W$2]/[.$E10])))-COS(ATAN([.W$2]/[.$E10]))))/2) /  (2*([.$C$12]*(SQRT(([.$C$10]*[.$C$10])/([.$C$12]*[.$C$12])-SIN(ATAN([.W$2]/[.$E10]))*SIN(ATAN([.W$2]/[.$E10])))-COS(ATAN([.W$2]/[.$E10]))))*([.$C$12]*(SQRT(([.$C$10]*[.$C$10])/([.$C$12]*[.$C$12])-SIN(ATAN([.W$2]/[.$E10]))*SIN(ATAN([.W$2]/[.$E10])))-COS(ATAN([.W$2]/[.$E10]))))/36))" office:value-type="float" office:value="0.000823400983819433">
            <text:p>0,000823401</text:p>
          </table:table-cell>
          <table:table-cell table:formula="of:=(1/(SQRT(2*3.1415926535)*([.$C$12]*(SQRT(([.$C$10]*[.$C$10])/([.$C$12]*[.$C$12])-SIN(ATAN([.X$2]/[.$E10]))*SIN(ATAN([.X$2]/[.$E10])))-COS(ATAN([.X$2]/[.$E10]))))/6)) * EXP( -([.$E10]/COS(ATAN([.X$2]/[.$E10]))-([.$C$12]*(SQRT(([.$C$10]*[.$C$10])/([.$C$12]*[.$C$12])-SIN(ATAN([.X$2]/[.$E10]))*SIN(ATAN([.X$2]/[.$E10])))-COS(ATAN([.X$2]/[.$E10]))))/2)*([.$E10]/COS(ATAN([.X$2]/[.$E10]))-([.$C$12]*(SQRT(([.$C$10]*[.$C$10])/([.$C$12]*[.$C$12])-SIN(ATAN([.X$2]/[.$E10]))*SIN(ATAN([.X$2]/[.$E10])))-COS(ATAN([.X$2]/[.$E10]))))/2) /  (2*([.$C$12]*(SQRT(([.$C$10]*[.$C$10])/([.$C$12]*[.$C$12])-SIN(ATAN([.X$2]/[.$E10]))*SIN(ATAN([.X$2]/[.$E10])))-COS(ATAN([.X$2]/[.$E10]))))*([.$C$12]*(SQRT(([.$C$10]*[.$C$10])/([.$C$12]*[.$C$12])-SIN(ATAN([.X$2]/[.$E10]))*SIN(ATAN([.X$2]/[.$E10])))-COS(ATAN([.X$2]/[.$E10]))))/36))" office:value-type="float" office:value="0.000895210675494185">
            <text:p>0,0008952107</text:p>
          </table:table-cell>
          <table:table-cell table:formula="of:=(1/(SQRT(2*3.1415926535)*([.$C$12]*(SQRT(([.$C$10]*[.$C$10])/([.$C$12]*[.$C$12])-SIN(ATAN([.Y$2]/[.$E10]))*SIN(ATAN([.Y$2]/[.$E10])))-COS(ATAN([.Y$2]/[.$E10]))))/6)) * EXP( -([.$E10]/COS(ATAN([.Y$2]/[.$E10]))-([.$C$12]*(SQRT(([.$C$10]*[.$C$10])/([.$C$12]*[.$C$12])-SIN(ATAN([.Y$2]/[.$E10]))*SIN(ATAN([.Y$2]/[.$E10])))-COS(ATAN([.Y$2]/[.$E10]))))/2)*([.$E10]/COS(ATAN([.Y$2]/[.$E10]))-([.$C$12]*(SQRT(([.$C$10]*[.$C$10])/([.$C$12]*[.$C$12])-SIN(ATAN([.Y$2]/[.$E10]))*SIN(ATAN([.Y$2]/[.$E10])))-COS(ATAN([.Y$2]/[.$E10]))))/2) /  (2*([.$C$12]*(SQRT(([.$C$10]*[.$C$10])/([.$C$12]*[.$C$12])-SIN(ATAN([.Y$2]/[.$E10]))*SIN(ATAN([.Y$2]/[.$E10])))-COS(ATAN([.Y$2]/[.$E10]))))*([.$C$12]*(SQRT(([.$C$10]*[.$C$10])/([.$C$12]*[.$C$12])-SIN(ATAN([.Y$2]/[.$E10]))*SIN(ATAN([.Y$2]/[.$E10])))-COS(ATAN([.Y$2]/[.$E10]))))/36))" office:value-type="float" office:value="0.00096548195776359">
            <text:p>0,000965482</text:p>
          </table:table-cell>
          <table:table-cell table:formula="of:=(1/(SQRT(2*3.1415926535)*([.$C$12]*(SQRT(([.$C$10]*[.$C$10])/([.$C$12]*[.$C$12])-SIN(ATAN([.Z$2]/[.$E10]))*SIN(ATAN([.Z$2]/[.$E10])))-COS(ATAN([.Z$2]/[.$E10]))))/6)) * EXP( -([.$E10]/COS(ATAN([.Z$2]/[.$E10]))-([.$C$12]*(SQRT(([.$C$10]*[.$C$10])/([.$C$12]*[.$C$12])-SIN(ATAN([.Z$2]/[.$E10]))*SIN(ATAN([.Z$2]/[.$E10])))-COS(ATAN([.Z$2]/[.$E10]))))/2)*([.$E10]/COS(ATAN([.Z$2]/[.$E10]))-([.$C$12]*(SQRT(([.$C$10]*[.$C$10])/([.$C$12]*[.$C$12])-SIN(ATAN([.Z$2]/[.$E10]))*SIN(ATAN([.Z$2]/[.$E10])))-COS(ATAN([.Z$2]/[.$E10]))))/2) /  (2*([.$C$12]*(SQRT(([.$C$10]*[.$C$10])/([.$C$12]*[.$C$12])-SIN(ATAN([.Z$2]/[.$E10]))*SIN(ATAN([.Z$2]/[.$E10])))-COS(ATAN([.Z$2]/[.$E10]))))*([.$C$12]*(SQRT(([.$C$10]*[.$C$10])/([.$C$12]*[.$C$12])-SIN(ATAN([.Z$2]/[.$E10]))*SIN(ATAN([.Z$2]/[.$E10])))-COS(ATAN([.Z$2]/[.$E10]))))/36))" office:value-type="float" office:value="0.00103260733171348">
            <text:p>0,0010326073</text:p>
          </table:table-cell>
          <table:table-cell table:formula="of:=(1/(SQRT(2*3.1415926535)*([.$C$12]*(SQRT(([.$C$10]*[.$C$10])/([.$C$12]*[.$C$12])-SIN(ATAN([.AA$2]/[.$E10]))*SIN(ATAN([.AA$2]/[.$E10])))-COS(ATAN([.AA$2]/[.$E10]))))/6)) * EXP( -([.$E10]/COS(ATAN([.AA$2]/[.$E10]))-([.$C$12]*(SQRT(([.$C$10]*[.$C$10])/([.$C$12]*[.$C$12])-SIN(ATAN([.AA$2]/[.$E10]))*SIN(ATAN([.AA$2]/[.$E10])))-COS(ATAN([.AA$2]/[.$E10]))))/2)*([.$E10]/COS(ATAN([.AA$2]/[.$E10]))-([.$C$12]*(SQRT(([.$C$10]*[.$C$10])/([.$C$12]*[.$C$12])-SIN(ATAN([.AA$2]/[.$E10]))*SIN(ATAN([.AA$2]/[.$E10])))-COS(ATAN([.AA$2]/[.$E10]))))/2) /  (2*([.$C$12]*(SQRT(([.$C$10]*[.$C$10])/([.$C$12]*[.$C$12])-SIN(ATAN([.AA$2]/[.$E10]))*SIN(ATAN([.AA$2]/[.$E10])))-COS(ATAN([.AA$2]/[.$E10]))))*([.$C$12]*(SQRT(([.$C$10]*[.$C$10])/([.$C$12]*[.$C$12])-SIN(ATAN([.AA$2]/[.$E10]))*SIN(ATAN([.AA$2]/[.$E10])))-COS(ATAN([.AA$2]/[.$E10]))))/36))" office:value-type="float" office:value="0.00109493071320453">
            <text:p>0,0010949307</text:p>
          </table:table-cell>
          <table:table-cell table:formula="of:=(1/(SQRT(2*3.1415926535)*([.$C$12]*(SQRT(([.$C$10]*[.$C$10])/([.$C$12]*[.$C$12])-SIN(ATAN([.AB$2]/[.$E10]))*SIN(ATAN([.AB$2]/[.$E10])))-COS(ATAN([.AB$2]/[.$E10]))))/6)) * EXP( -([.$E10]/COS(ATAN([.AB$2]/[.$E10]))-([.$C$12]*(SQRT(([.$C$10]*[.$C$10])/([.$C$12]*[.$C$12])-SIN(ATAN([.AB$2]/[.$E10]))*SIN(ATAN([.AB$2]/[.$E10])))-COS(ATAN([.AB$2]/[.$E10]))))/2)*([.$E10]/COS(ATAN([.AB$2]/[.$E10]))-([.$C$12]*(SQRT(([.$C$10]*[.$C$10])/([.$C$12]*[.$C$12])-SIN(ATAN([.AB$2]/[.$E10]))*SIN(ATAN([.AB$2]/[.$E10])))-COS(ATAN([.AB$2]/[.$E10]))))/2) /  (2*([.$C$12]*(SQRT(([.$C$10]*[.$C$10])/([.$C$12]*[.$C$12])-SIN(ATAN([.AB$2]/[.$E10]))*SIN(ATAN([.AB$2]/[.$E10])))-COS(ATAN([.AB$2]/[.$E10]))))*([.$C$12]*(SQRT(([.$C$10]*[.$C$10])/([.$C$12]*[.$C$12])-SIN(ATAN([.AB$2]/[.$E10]))*SIN(ATAN([.AB$2]/[.$E10])))-COS(ATAN([.AB$2]/[.$E10]))))/36))" office:value-type="float" office:value="0.00115081095886122">
            <text:p>0,001150811</text:p>
          </table:table-cell>
          <table:table-cell table:formula="of:=(1/(SQRT(2*3.1415926535)*([.$C$12]*(SQRT(([.$C$10]*[.$C$10])/([.$C$12]*[.$C$12])-SIN(ATAN([.AC$2]/[.$E10]))*SIN(ATAN([.AC$2]/[.$E10])))-COS(ATAN([.AC$2]/[.$E10]))))/6)) * EXP( -([.$E10]/COS(ATAN([.AC$2]/[.$E10]))-([.$C$12]*(SQRT(([.$C$10]*[.$C$10])/([.$C$12]*[.$C$12])-SIN(ATAN([.AC$2]/[.$E10]))*SIN(ATAN([.AC$2]/[.$E10])))-COS(ATAN([.AC$2]/[.$E10]))))/2)*([.$E10]/COS(ATAN([.AC$2]/[.$E10]))-([.$C$12]*(SQRT(([.$C$10]*[.$C$10])/([.$C$12]*[.$C$12])-SIN(ATAN([.AC$2]/[.$E10]))*SIN(ATAN([.AC$2]/[.$E10])))-COS(ATAN([.AC$2]/[.$E10]))))/2) /  (2*([.$C$12]*(SQRT(([.$C$10]*[.$C$10])/([.$C$12]*[.$C$12])-SIN(ATAN([.AC$2]/[.$E10]))*SIN(ATAN([.AC$2]/[.$E10])))-COS(ATAN([.AC$2]/[.$E10]))))*([.$C$12]*(SQRT(([.$C$10]*[.$C$10])/([.$C$12]*[.$C$12])-SIN(ATAN([.AC$2]/[.$E10]))*SIN(ATAN([.AC$2]/[.$E10])))-COS(ATAN([.AC$2]/[.$E10]))))/36))" office:value-type="float" office:value="0.00119869017065931">
            <text:p>0,0011986902</text:p>
          </table:table-cell>
          <table:table-cell table:formula="of:=(1/(SQRT(2*3.1415926535)*([.$C$12]*(SQRT(([.$C$10]*[.$C$10])/([.$C$12]*[.$C$12])-SIN(ATAN([.AD$2]/[.$E10]))*SIN(ATAN([.AD$2]/[.$E10])))-COS(ATAN([.AD$2]/[.$E10]))))/6)) * EXP( -([.$E10]/COS(ATAN([.AD$2]/[.$E10]))-([.$C$12]*(SQRT(([.$C$10]*[.$C$10])/([.$C$12]*[.$C$12])-SIN(ATAN([.AD$2]/[.$E10]))*SIN(ATAN([.AD$2]/[.$E10])))-COS(ATAN([.AD$2]/[.$E10]))))/2)*([.$E10]/COS(ATAN([.AD$2]/[.$E10]))-([.$C$12]*(SQRT(([.$C$10]*[.$C$10])/([.$C$12]*[.$C$12])-SIN(ATAN([.AD$2]/[.$E10]))*SIN(ATAN([.AD$2]/[.$E10])))-COS(ATAN([.AD$2]/[.$E10]))))/2) /  (2*([.$C$12]*(SQRT(([.$C$10]*[.$C$10])/([.$C$12]*[.$C$12])-SIN(ATAN([.AD$2]/[.$E10]))*SIN(ATAN([.AD$2]/[.$E10])))-COS(ATAN([.AD$2]/[.$E10]))))*([.$C$12]*(SQRT(([.$C$10]*[.$C$10])/([.$C$12]*[.$C$12])-SIN(ATAN([.AD$2]/[.$E10]))*SIN(ATAN([.AD$2]/[.$E10])))-COS(ATAN([.AD$2]/[.$E10]))))/36))" office:value-type="float" office:value="0.00123716285523762">
            <text:p>0,0012371629</text:p>
          </table:table-cell>
          <table:table-cell table:formula="of:=(1/(SQRT(2*3.1415926535)*([.$C$12]*(SQRT(([.$C$10]*[.$C$10])/([.$C$12]*[.$C$12])-SIN(ATAN([.AE$2]/[.$E10]))*SIN(ATAN([.AE$2]/[.$E10])))-COS(ATAN([.AE$2]/[.$E10]))))/6)) * EXP( -([.$E10]/COS(ATAN([.AE$2]/[.$E10]))-([.$C$12]*(SQRT(([.$C$10]*[.$C$10])/([.$C$12]*[.$C$12])-SIN(ATAN([.AE$2]/[.$E10]))*SIN(ATAN([.AE$2]/[.$E10])))-COS(ATAN([.AE$2]/[.$E10]))))/2)*([.$E10]/COS(ATAN([.AE$2]/[.$E10]))-([.$C$12]*(SQRT(([.$C$10]*[.$C$10])/([.$C$12]*[.$C$12])-SIN(ATAN([.AE$2]/[.$E10]))*SIN(ATAN([.AE$2]/[.$E10])))-COS(ATAN([.AE$2]/[.$E10]))))/2) /  (2*([.$C$12]*(SQRT(([.$C$10]*[.$C$10])/([.$C$12]*[.$C$12])-SIN(ATAN([.AE$2]/[.$E10]))*SIN(ATAN([.AE$2]/[.$E10])))-COS(ATAN([.AE$2]/[.$E10]))))*([.$C$12]*(SQRT(([.$C$10]*[.$C$10])/([.$C$12]*[.$C$12])-SIN(ATAN([.AE$2]/[.$E10]))*SIN(ATAN([.AE$2]/[.$E10])))-COS(ATAN([.AE$2]/[.$E10]))))/36))" office:value-type="float" office:value="0.0012650416660583">
            <text:p>0,0012650417</text:p>
          </table:table-cell>
          <table:table-cell table:formula="of:=(1/(SQRT(2*3.1415926535)*([.$C$12]*(SQRT(([.$C$10]*[.$C$10])/([.$C$12]*[.$C$12])-SIN(ATAN([.AF$2]/[.$E10]))*SIN(ATAN([.AF$2]/[.$E10])))-COS(ATAN([.AF$2]/[.$E10]))))/6)) * EXP( -([.$E10]/COS(ATAN([.AF$2]/[.$E10]))-([.$C$12]*(SQRT(([.$C$10]*[.$C$10])/([.$C$12]*[.$C$12])-SIN(ATAN([.AF$2]/[.$E10]))*SIN(ATAN([.AF$2]/[.$E10])))-COS(ATAN([.AF$2]/[.$E10]))))/2)*([.$E10]/COS(ATAN([.AF$2]/[.$E10]))-([.$C$12]*(SQRT(([.$C$10]*[.$C$10])/([.$C$12]*[.$C$12])-SIN(ATAN([.AF$2]/[.$E10]))*SIN(ATAN([.AF$2]/[.$E10])))-COS(ATAN([.AF$2]/[.$E10]))))/2) /  (2*([.$C$12]*(SQRT(([.$C$10]*[.$C$10])/([.$C$12]*[.$C$12])-SIN(ATAN([.AF$2]/[.$E10]))*SIN(ATAN([.AF$2]/[.$E10])))-COS(ATAN([.AF$2]/[.$E10]))))*([.$C$12]*(SQRT(([.$C$10]*[.$C$10])/([.$C$12]*[.$C$12])-SIN(ATAN([.AF$2]/[.$E10]))*SIN(ATAN([.AF$2]/[.$E10])))-COS(ATAN([.AF$2]/[.$E10]))))/36))" office:value-type="float" office:value="0.00128141543802308">
            <text:p>0,0012814154</text:p>
          </table:table-cell>
          <table:table-cell table:formula="of:=(1/(SQRT(2*3.1415926535)*([.$C$12]*(SQRT(([.$C$10]*[.$C$10])/([.$C$12]*[.$C$12])-SIN(ATAN([.AG$2]/[.$E10]))*SIN(ATAN([.AG$2]/[.$E10])))-COS(ATAN([.AG$2]/[.$E10]))))/6)) * EXP( -([.$E10]/COS(ATAN([.AG$2]/[.$E10]))-([.$C$12]*(SQRT(([.$C$10]*[.$C$10])/([.$C$12]*[.$C$12])-SIN(ATAN([.AG$2]/[.$E10]))*SIN(ATAN([.AG$2]/[.$E10])))-COS(ATAN([.AG$2]/[.$E10]))))/2)*([.$E10]/COS(ATAN([.AG$2]/[.$E10]))-([.$C$12]*(SQRT(([.$C$10]*[.$C$10])/([.$C$12]*[.$C$12])-SIN(ATAN([.AG$2]/[.$E10]))*SIN(ATAN([.AG$2]/[.$E10])))-COS(ATAN([.AG$2]/[.$E10]))))/2) /  (2*([.$C$12]*(SQRT(([.$C$10]*[.$C$10])/([.$C$12]*[.$C$12])-SIN(ATAN([.AG$2]/[.$E10]))*SIN(ATAN([.AG$2]/[.$E10])))-COS(ATAN([.AG$2]/[.$E10]))))*([.$C$12]*(SQRT(([.$C$10]*[.$C$10])/([.$C$12]*[.$C$12])-SIN(ATAN([.AG$2]/[.$E10]))*SIN(ATAN([.AG$2]/[.$E10])))-COS(ATAN([.AG$2]/[.$E10]))))/36))" office:value-type="float" office:value="0.00128569555860065">
            <text:p>0,0012856956</text:p>
          </table:table-cell>
          <table:table-cell table:formula="of:=(1/(SQRT(2*3.1415926535)*([.$C$12]*(SQRT(([.$C$10]*[.$C$10])/([.$C$12]*[.$C$12])-SIN(ATAN([.AH$2]/[.$E10]))*SIN(ATAN([.AH$2]/[.$E10])))-COS(ATAN([.AH$2]/[.$E10]))))/6)) * EXP( -([.$E10]/COS(ATAN([.AH$2]/[.$E10]))-([.$C$12]*(SQRT(([.$C$10]*[.$C$10])/([.$C$12]*[.$C$12])-SIN(ATAN([.AH$2]/[.$E10]))*SIN(ATAN([.AH$2]/[.$E10])))-COS(ATAN([.AH$2]/[.$E10]))))/2)*([.$E10]/COS(ATAN([.AH$2]/[.$E10]))-([.$C$12]*(SQRT(([.$C$10]*[.$C$10])/([.$C$12]*[.$C$12])-SIN(ATAN([.AH$2]/[.$E10]))*SIN(ATAN([.AH$2]/[.$E10])))-COS(ATAN([.AH$2]/[.$E10]))))/2) /  (2*([.$C$12]*(SQRT(([.$C$10]*[.$C$10])/([.$C$12]*[.$C$12])-SIN(ATAN([.AH$2]/[.$E10]))*SIN(ATAN([.AH$2]/[.$E10])))-COS(ATAN([.AH$2]/[.$E10]))))*([.$C$12]*(SQRT(([.$C$10]*[.$C$10])/([.$C$12]*[.$C$12])-SIN(ATAN([.AH$2]/[.$E10]))*SIN(ATAN([.AH$2]/[.$E10])))-COS(ATAN([.AH$2]/[.$E10]))))/36))" office:value-type="float" office:value="0.00127764739506152">
            <text:p>0,0012776474</text:p>
          </table:table-cell>
          <table:table-cell table:formula="of:=(1/(SQRT(2*3.1415926535)*([.$C$12]*(SQRT(([.$C$10]*[.$C$10])/([.$C$12]*[.$C$12])-SIN(ATAN([.AI$2]/[.$E10]))*SIN(ATAN([.AI$2]/[.$E10])))-COS(ATAN([.AI$2]/[.$E10]))))/6)) * EXP( -([.$E10]/COS(ATAN([.AI$2]/[.$E10]))-([.$C$12]*(SQRT(([.$C$10]*[.$C$10])/([.$C$12]*[.$C$12])-SIN(ATAN([.AI$2]/[.$E10]))*SIN(ATAN([.AI$2]/[.$E10])))-COS(ATAN([.AI$2]/[.$E10]))))/2)*([.$E10]/COS(ATAN([.AI$2]/[.$E10]))-([.$C$12]*(SQRT(([.$C$10]*[.$C$10])/([.$C$12]*[.$C$12])-SIN(ATAN([.AI$2]/[.$E10]))*SIN(ATAN([.AI$2]/[.$E10])))-COS(ATAN([.AI$2]/[.$E10]))))/2) /  (2*([.$C$12]*(SQRT(([.$C$10]*[.$C$10])/([.$C$12]*[.$C$12])-SIN(ATAN([.AI$2]/[.$E10]))*SIN(ATAN([.AI$2]/[.$E10])))-COS(ATAN([.AI$2]/[.$E10]))))*([.$C$12]*(SQRT(([.$C$10]*[.$C$10])/([.$C$12]*[.$C$12])-SIN(ATAN([.AI$2]/[.$E10]))*SIN(ATAN([.AI$2]/[.$E10])))-COS(ATAN([.AI$2]/[.$E10]))))/36))" office:value-type="float" office:value="0.00125740446630818">
            <text:p>0,0012574045</text:p>
          </table:table-cell>
          <table:table-cell table:formula="of:=(1/(SQRT(2*3.1415926535)*([.$C$12]*(SQRT(([.$C$10]*[.$C$10])/([.$C$12]*[.$C$12])-SIN(ATAN([.AJ$2]/[.$E10]))*SIN(ATAN([.AJ$2]/[.$E10])))-COS(ATAN([.AJ$2]/[.$E10]))))/6)) * EXP( -([.$E10]/COS(ATAN([.AJ$2]/[.$E10]))-([.$C$12]*(SQRT(([.$C$10]*[.$C$10])/([.$C$12]*[.$C$12])-SIN(ATAN([.AJ$2]/[.$E10]))*SIN(ATAN([.AJ$2]/[.$E10])))-COS(ATAN([.AJ$2]/[.$E10]))))/2)*([.$E10]/COS(ATAN([.AJ$2]/[.$E10]))-([.$C$12]*(SQRT(([.$C$10]*[.$C$10])/([.$C$12]*[.$C$12])-SIN(ATAN([.AJ$2]/[.$E10]))*SIN(ATAN([.AJ$2]/[.$E10])))-COS(ATAN([.AJ$2]/[.$E10]))))/2) /  (2*([.$C$12]*(SQRT(([.$C$10]*[.$C$10])/([.$C$12]*[.$C$12])-SIN(ATAN([.AJ$2]/[.$E10]))*SIN(ATAN([.AJ$2]/[.$E10])))-COS(ATAN([.AJ$2]/[.$E10]))))*([.$C$12]*(SQRT(([.$C$10]*[.$C$10])/([.$C$12]*[.$C$12])-SIN(ATAN([.AJ$2]/[.$E10]))*SIN(ATAN([.AJ$2]/[.$E10])))-COS(ATAN([.AJ$2]/[.$E10]))))/36))" office:value-type="float" office:value="0.00122546423031033">
            <text:p>0,0012254642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theta</text:p>
          </table:table-cell>
          <table:table-cell table:style-name="ce2" office:value-type="float" office:value="3.141592">
            <text:p>3,141592</text:p>
          </table:table-cell>
          <table:table-cell table:style-name="Default"/>
          <table:table-cell table:style-name="ce1" table:formula="of:=[.E10]+[.C$7]" office:value-type="float" office:value="266.766666666667">
            <text:p>266,7666666667</text:p>
          </table:table-cell>
          <table:table-cell table:formula="of:=(1/(SQRT(2*3.1415926535)*([.$C$12]*(SQRT(([.$C$10]*[.$C$10])/([.$C$12]*[.$C$12])-SIN(ATAN([.F$2]/[.$E11]))*SIN(ATAN([.F$2]/[.$E11])))-COS(ATAN([.F$2]/[.$E11]))))/6)) * EXP( -([.$E11]/COS(ATAN([.F$2]/[.$E11]))-([.$C$12]*(SQRT(([.$C$10]*[.$C$10])/([.$C$12]*[.$C$12])-SIN(ATAN([.F$2]/[.$E11]))*SIN(ATAN([.F$2]/[.$E11])))-COS(ATAN([.F$2]/[.$E11]))))/2)*([.$E11]/COS(ATAN([.F$2]/[.$E11]))-([.$C$12]*(SQRT(([.$C$10]*[.$C$10])/([.$C$12]*[.$C$12])-SIN(ATAN([.F$2]/[.$E11]))*SIN(ATAN([.F$2]/[.$E11])))-COS(ATAN([.F$2]/[.$E11]))))/2) /  (2*([.$C$12]*(SQRT(([.$C$10]*[.$C$10])/([.$C$12]*[.$C$12])-SIN(ATAN([.F$2]/[.$E11]))*SIN(ATAN([.F$2]/[.$E11])))-COS(ATAN([.F$2]/[.$E11]))))*([.$C$12]*(SQRT(([.$C$10]*[.$C$10])/([.$C$12]*[.$C$12])-SIN(ATAN([.F$2]/[.$E11]))*SIN(ATAN([.F$2]/[.$E11])))-COS(ATAN([.F$2]/[.$E11]))))/36))" office:value-type="float" office:value="0.000202618036666455">
            <text:p>0,000202618</text:p>
          </table:table-cell>
          <table:table-cell table:formula="of:=(1/(SQRT(2*3.1415926535)*([.$C$12]*(SQRT(([.$C$10]*[.$C$10])/([.$C$12]*[.$C$12])-SIN(ATAN([.G$2]/[.$E11]))*SIN(ATAN([.G$2]/[.$E11])))-COS(ATAN([.G$2]/[.$E11]))))/6)) * EXP( -([.$E11]/COS(ATAN([.G$2]/[.$E11]))-([.$C$12]*(SQRT(([.$C$10]*[.$C$10])/([.$C$12]*[.$C$12])-SIN(ATAN([.G$2]/[.$E11]))*SIN(ATAN([.G$2]/[.$E11])))-COS(ATAN([.G$2]/[.$E11]))))/2)*([.$E11]/COS(ATAN([.G$2]/[.$E11]))-([.$C$12]*(SQRT(([.$C$10]*[.$C$10])/([.$C$12]*[.$C$12])-SIN(ATAN([.G$2]/[.$E11]))*SIN(ATAN([.G$2]/[.$E11])))-COS(ATAN([.G$2]/[.$E11]))))/2) /  (2*([.$C$12]*(SQRT(([.$C$10]*[.$C$10])/([.$C$12]*[.$C$12])-SIN(ATAN([.G$2]/[.$E11]))*SIN(ATAN([.G$2]/[.$E11])))-COS(ATAN([.G$2]/[.$E11]))))*([.$C$12]*(SQRT(([.$C$10]*[.$C$10])/([.$C$12]*[.$C$12])-SIN(ATAN([.G$2]/[.$E11]))*SIN(ATAN([.G$2]/[.$E11])))-COS(ATAN([.G$2]/[.$E11]))))/36))" office:value-type="float" office:value="0.000204848614838033">
            <text:p>0,0002048486</text:p>
          </table:table-cell>
          <table:table-cell table:formula="of:=(1/(SQRT(2*3.1415926535)*([.$C$12]*(SQRT(([.$C$10]*[.$C$10])/([.$C$12]*[.$C$12])-SIN(ATAN([.H$2]/[.$E11]))*SIN(ATAN([.H$2]/[.$E11])))-COS(ATAN([.H$2]/[.$E11]))))/6)) * EXP( -([.$E11]/COS(ATAN([.H$2]/[.$E11]))-([.$C$12]*(SQRT(([.$C$10]*[.$C$10])/([.$C$12]*[.$C$12])-SIN(ATAN([.H$2]/[.$E11]))*SIN(ATAN([.H$2]/[.$E11])))-COS(ATAN([.H$2]/[.$E11]))))/2)*([.$E11]/COS(ATAN([.H$2]/[.$E11]))-([.$C$12]*(SQRT(([.$C$10]*[.$C$10])/([.$C$12]*[.$C$12])-SIN(ATAN([.H$2]/[.$E11]))*SIN(ATAN([.H$2]/[.$E11])))-COS(ATAN([.H$2]/[.$E11]))))/2) /  (2*([.$C$12]*(SQRT(([.$C$10]*[.$C$10])/([.$C$12]*[.$C$12])-SIN(ATAN([.H$2]/[.$E11]))*SIN(ATAN([.H$2]/[.$E11])))-COS(ATAN([.H$2]/[.$E11]))))*([.$C$12]*(SQRT(([.$C$10]*[.$C$10])/([.$C$12]*[.$C$12])-SIN(ATAN([.H$2]/[.$E11]))*SIN(ATAN([.H$2]/[.$E11])))-COS(ATAN([.H$2]/[.$E11]))))/36))" office:value-type="float" office:value="0.000211541208347749">
            <text:p>0,0002115412</text:p>
          </table:table-cell>
          <table:table-cell table:formula="of:=(1/(SQRT(2*3.1415926535)*([.$C$12]*(SQRT(([.$C$10]*[.$C$10])/([.$C$12]*[.$C$12])-SIN(ATAN([.I$2]/[.$E11]))*SIN(ATAN([.I$2]/[.$E11])))-COS(ATAN([.I$2]/[.$E11]))))/6)) * EXP( -([.$E11]/COS(ATAN([.I$2]/[.$E11]))-([.$C$12]*(SQRT(([.$C$10]*[.$C$10])/([.$C$12]*[.$C$12])-SIN(ATAN([.I$2]/[.$E11]))*SIN(ATAN([.I$2]/[.$E11])))-COS(ATAN([.I$2]/[.$E11]))))/2)*([.$E11]/COS(ATAN([.I$2]/[.$E11]))-([.$C$12]*(SQRT(([.$C$10]*[.$C$10])/([.$C$12]*[.$C$12])-SIN(ATAN([.I$2]/[.$E11]))*SIN(ATAN([.I$2]/[.$E11])))-COS(ATAN([.I$2]/[.$E11]))))/2) /  (2*([.$C$12]*(SQRT(([.$C$10]*[.$C$10])/([.$C$12]*[.$C$12])-SIN(ATAN([.I$2]/[.$E11]))*SIN(ATAN([.I$2]/[.$E11])))-COS(ATAN([.I$2]/[.$E11]))))*([.$C$12]*(SQRT(([.$C$10]*[.$C$10])/([.$C$12]*[.$C$12])-SIN(ATAN([.I$2]/[.$E11]))*SIN(ATAN([.I$2]/[.$E11])))-COS(ATAN([.I$2]/[.$E11]))))/36))" office:value-type="float" office:value="0.00022277490278528">
            <text:p>0,0002227749</text:p>
          </table:table-cell>
          <table:table-cell table:formula="of:=(1/(SQRT(2*3.1415926535)*([.$C$12]*(SQRT(([.$C$10]*[.$C$10])/([.$C$12]*[.$C$12])-SIN(ATAN([.J$2]/[.$E11]))*SIN(ATAN([.J$2]/[.$E11])))-COS(ATAN([.J$2]/[.$E11]))))/6)) * EXP( -([.$E11]/COS(ATAN([.J$2]/[.$E11]))-([.$C$12]*(SQRT(([.$C$10]*[.$C$10])/([.$C$12]*[.$C$12])-SIN(ATAN([.J$2]/[.$E11]))*SIN(ATAN([.J$2]/[.$E11])))-COS(ATAN([.J$2]/[.$E11]))))/2)*([.$E11]/COS(ATAN([.J$2]/[.$E11]))-([.$C$12]*(SQRT(([.$C$10]*[.$C$10])/([.$C$12]*[.$C$12])-SIN(ATAN([.J$2]/[.$E11]))*SIN(ATAN([.J$2]/[.$E11])))-COS(ATAN([.J$2]/[.$E11]))))/2) /  (2*([.$C$12]*(SQRT(([.$C$10]*[.$C$10])/([.$C$12]*[.$C$12])-SIN(ATAN([.J$2]/[.$E11]))*SIN(ATAN([.J$2]/[.$E11])))-COS(ATAN([.J$2]/[.$E11]))))*([.$C$12]*(SQRT(([.$C$10]*[.$C$10])/([.$C$12]*[.$C$12])-SIN(ATAN([.J$2]/[.$E11]))*SIN(ATAN([.J$2]/[.$E11])))-COS(ATAN([.J$2]/[.$E11]))))/36))" office:value-type="float" office:value="0.000238671790946575">
            <text:p>0,0002386718</text:p>
          </table:table-cell>
          <table:table-cell table:formula="of:=(1/(SQRT(2*3.1415926535)*([.$C$12]*(SQRT(([.$C$10]*[.$C$10])/([.$C$12]*[.$C$12])-SIN(ATAN([.K$2]/[.$E11]))*SIN(ATAN([.K$2]/[.$E11])))-COS(ATAN([.K$2]/[.$E11]))))/6)) * EXP( -([.$E11]/COS(ATAN([.K$2]/[.$E11]))-([.$C$12]*(SQRT(([.$C$10]*[.$C$10])/([.$C$12]*[.$C$12])-SIN(ATAN([.K$2]/[.$E11]))*SIN(ATAN([.K$2]/[.$E11])))-COS(ATAN([.K$2]/[.$E11]))))/2)*([.$E11]/COS(ATAN([.K$2]/[.$E11]))-([.$C$12]*(SQRT(([.$C$10]*[.$C$10])/([.$C$12]*[.$C$12])-SIN(ATAN([.K$2]/[.$E11]))*SIN(ATAN([.K$2]/[.$E11])))-COS(ATAN([.K$2]/[.$E11]))))/2) /  (2*([.$C$12]*(SQRT(([.$C$10]*[.$C$10])/([.$C$12]*[.$C$12])-SIN(ATAN([.K$2]/[.$E11]))*SIN(ATAN([.K$2]/[.$E11])))-COS(ATAN([.K$2]/[.$E11]))))*([.$C$12]*(SQRT(([.$C$10]*[.$C$10])/([.$C$12]*[.$C$12])-SIN(ATAN([.K$2]/[.$E11]))*SIN(ATAN([.K$2]/[.$E11])))-COS(ATAN([.K$2]/[.$E11]))))/36))" office:value-type="float" office:value="0.000259383937802027">
            <text:p>0,0002593839</text:p>
          </table:table-cell>
          <table:table-cell table:formula="of:=(1/(SQRT(2*3.1415926535)*([.$C$12]*(SQRT(([.$C$10]*[.$C$10])/([.$C$12]*[.$C$12])-SIN(ATAN([.L$2]/[.$E11]))*SIN(ATAN([.L$2]/[.$E11])))-COS(ATAN([.L$2]/[.$E11]))))/6)) * EXP( -([.$E11]/COS(ATAN([.L$2]/[.$E11]))-([.$C$12]*(SQRT(([.$C$10]*[.$C$10])/([.$C$12]*[.$C$12])-SIN(ATAN([.L$2]/[.$E11]))*SIN(ATAN([.L$2]/[.$E11])))-COS(ATAN([.L$2]/[.$E11]))))/2)*([.$E11]/COS(ATAN([.L$2]/[.$E11]))-([.$C$12]*(SQRT(([.$C$10]*[.$C$10])/([.$C$12]*[.$C$12])-SIN(ATAN([.L$2]/[.$E11]))*SIN(ATAN([.L$2]/[.$E11])))-COS(ATAN([.L$2]/[.$E11]))))/2) /  (2*([.$C$12]*(SQRT(([.$C$10]*[.$C$10])/([.$C$12]*[.$C$12])-SIN(ATAN([.L$2]/[.$E11]))*SIN(ATAN([.L$2]/[.$E11])))-COS(ATAN([.L$2]/[.$E11]))))*([.$C$12]*(SQRT(([.$C$10]*[.$C$10])/([.$C$12]*[.$C$12])-SIN(ATAN([.L$2]/[.$E11]))*SIN(ATAN([.L$2]/[.$E11])))-COS(ATAN([.L$2]/[.$E11]))))/36))" office:value-type="float" office:value="0.000285076405453794">
            <text:p>0,0002850764</text:p>
          </table:table-cell>
          <table:table-cell table:formula="of:=(1/(SQRT(2*3.1415926535)*([.$C$12]*(SQRT(([.$C$10]*[.$C$10])/([.$C$12]*[.$C$12])-SIN(ATAN([.M$2]/[.$E11]))*SIN(ATAN([.M$2]/[.$E11])))-COS(ATAN([.M$2]/[.$E11]))))/6)) * EXP( -([.$E11]/COS(ATAN([.M$2]/[.$E11]))-([.$C$12]*(SQRT(([.$C$10]*[.$C$10])/([.$C$12]*[.$C$12])-SIN(ATAN([.M$2]/[.$E11]))*SIN(ATAN([.M$2]/[.$E11])))-COS(ATAN([.M$2]/[.$E11]))))/2)*([.$E11]/COS(ATAN([.M$2]/[.$E11]))-([.$C$12]*(SQRT(([.$C$10]*[.$C$10])/([.$C$12]*[.$C$12])-SIN(ATAN([.M$2]/[.$E11]))*SIN(ATAN([.M$2]/[.$E11])))-COS(ATAN([.M$2]/[.$E11]))))/2) /  (2*([.$C$12]*(SQRT(([.$C$10]*[.$C$10])/([.$C$12]*[.$C$12])-SIN(ATAN([.M$2]/[.$E11]))*SIN(ATAN([.M$2]/[.$E11])))-COS(ATAN([.M$2]/[.$E11]))))*([.$C$12]*(SQRT(([.$C$10]*[.$C$10])/([.$C$12]*[.$C$12])-SIN(ATAN([.M$2]/[.$E11]))*SIN(ATAN([.M$2]/[.$E11])))-COS(ATAN([.M$2]/[.$E11]))))/36))" office:value-type="float" office:value="0.000315906300711284">
            <text:p>0,0003159063</text:p>
          </table:table-cell>
          <table:table-cell table:formula="of:=(1/(SQRT(2*3.1415926535)*([.$C$12]*(SQRT(([.$C$10]*[.$C$10])/([.$C$12]*[.$C$12])-SIN(ATAN([.N$2]/[.$E11]))*SIN(ATAN([.N$2]/[.$E11])))-COS(ATAN([.N$2]/[.$E11]))))/6)) * EXP( -([.$E11]/COS(ATAN([.N$2]/[.$E11]))-([.$C$12]*(SQRT(([.$C$10]*[.$C$10])/([.$C$12]*[.$C$12])-SIN(ATAN([.N$2]/[.$E11]))*SIN(ATAN([.N$2]/[.$E11])))-COS(ATAN([.N$2]/[.$E11]))))/2)*([.$E11]/COS(ATAN([.N$2]/[.$E11]))-([.$C$12]*(SQRT(([.$C$10]*[.$C$10])/([.$C$12]*[.$C$12])-SIN(ATAN([.N$2]/[.$E11]))*SIN(ATAN([.N$2]/[.$E11])))-COS(ATAN([.N$2]/[.$E11]))))/2) /  (2*([.$C$12]*(SQRT(([.$C$10]*[.$C$10])/([.$C$12]*[.$C$12])-SIN(ATAN([.N$2]/[.$E11]))*SIN(ATAN([.N$2]/[.$E11])))-COS(ATAN([.N$2]/[.$E11]))))*([.$C$12]*(SQRT(([.$C$10]*[.$C$10])/([.$C$12]*[.$C$12])-SIN(ATAN([.N$2]/[.$E11]))*SIN(ATAN([.N$2]/[.$E11])))-COS(ATAN([.N$2]/[.$E11]))))/36))" office:value-type="float" office:value="0.000351997962556762">
            <text:p>0,000351998</text:p>
          </table:table-cell>
          <table:table-cell table:formula="of:=(1/(SQRT(2*3.1415926535)*([.$C$12]*(SQRT(([.$C$10]*[.$C$10])/([.$C$12]*[.$C$12])-SIN(ATAN([.O$2]/[.$E11]))*SIN(ATAN([.O$2]/[.$E11])))-COS(ATAN([.O$2]/[.$E11]))))/6)) * EXP( -([.$E11]/COS(ATAN([.O$2]/[.$E11]))-([.$C$12]*(SQRT(([.$C$10]*[.$C$10])/([.$C$12]*[.$C$12])-SIN(ATAN([.O$2]/[.$E11]))*SIN(ATAN([.O$2]/[.$E11])))-COS(ATAN([.O$2]/[.$E11]))))/2)*([.$E11]/COS(ATAN([.O$2]/[.$E11]))-([.$C$12]*(SQRT(([.$C$10]*[.$C$10])/([.$C$12]*[.$C$12])-SIN(ATAN([.O$2]/[.$E11]))*SIN(ATAN([.O$2]/[.$E11])))-COS(ATAN([.O$2]/[.$E11]))))/2) /  (2*([.$C$12]*(SQRT(([.$C$10]*[.$C$10])/([.$C$12]*[.$C$12])-SIN(ATAN([.O$2]/[.$E11]))*SIN(ATAN([.O$2]/[.$E11])))-COS(ATAN([.O$2]/[.$E11]))))*([.$C$12]*(SQRT(([.$C$10]*[.$C$10])/([.$C$12]*[.$C$12])-SIN(ATAN([.O$2]/[.$E11]))*SIN(ATAN([.O$2]/[.$E11])))-COS(ATAN([.O$2]/[.$E11]))))/36))" office:value-type="float" office:value="0.000393415026545948">
            <text:p>0,000393415</text:p>
          </table:table-cell>
          <table:table-cell table:formula="of:=(1/(SQRT(2*3.1415926535)*([.$C$12]*(SQRT(([.$C$10]*[.$C$10])/([.$C$12]*[.$C$12])-SIN(ATAN([.P$2]/[.$E11]))*SIN(ATAN([.P$2]/[.$E11])))-COS(ATAN([.P$2]/[.$E11]))))/6)) * EXP( -([.$E11]/COS(ATAN([.P$2]/[.$E11]))-([.$C$12]*(SQRT(([.$C$10]*[.$C$10])/([.$C$12]*[.$C$12])-SIN(ATAN([.P$2]/[.$E11]))*SIN(ATAN([.P$2]/[.$E11])))-COS(ATAN([.P$2]/[.$E11]))))/2)*([.$E11]/COS(ATAN([.P$2]/[.$E11]))-([.$C$12]*(SQRT(([.$C$10]*[.$C$10])/([.$C$12]*[.$C$12])-SIN(ATAN([.P$2]/[.$E11]))*SIN(ATAN([.P$2]/[.$E11])))-COS(ATAN([.P$2]/[.$E11]))))/2) /  (2*([.$C$12]*(SQRT(([.$C$10]*[.$C$10])/([.$C$12]*[.$C$12])-SIN(ATAN([.P$2]/[.$E11]))*SIN(ATAN([.P$2]/[.$E11])))-COS(ATAN([.P$2]/[.$E11]))))*([.$C$12]*(SQRT(([.$C$10]*[.$C$10])/([.$C$12]*[.$C$12])-SIN(ATAN([.P$2]/[.$E11]))*SIN(ATAN([.P$2]/[.$E11])))-COS(ATAN([.P$2]/[.$E11]))))/36))" office:value-type="float" office:value="0.000440130718741355">
            <text:p>0,0004401307</text:p>
          </table:table-cell>
          <table:table-cell table:formula="of:=(1/(SQRT(2*3.1415926535)*([.$C$12]*(SQRT(([.$C$10]*[.$C$10])/([.$C$12]*[.$C$12])-SIN(ATAN([.Q$2]/[.$E11]))*SIN(ATAN([.Q$2]/[.$E11])))-COS(ATAN([.Q$2]/[.$E11]))))/6)) * EXP( -([.$E11]/COS(ATAN([.Q$2]/[.$E11]))-([.$C$12]*(SQRT(([.$C$10]*[.$C$10])/([.$C$12]*[.$C$12])-SIN(ATAN([.Q$2]/[.$E11]))*SIN(ATAN([.Q$2]/[.$E11])))-COS(ATAN([.Q$2]/[.$E11]))))/2)*([.$E11]/COS(ATAN([.Q$2]/[.$E11]))-([.$C$12]*(SQRT(([.$C$10]*[.$C$10])/([.$C$12]*[.$C$12])-SIN(ATAN([.Q$2]/[.$E11]))*SIN(ATAN([.Q$2]/[.$E11])))-COS(ATAN([.Q$2]/[.$E11]))))/2) /  (2*([.$C$12]*(SQRT(([.$C$10]*[.$C$10])/([.$C$12]*[.$C$12])-SIN(ATAN([.Q$2]/[.$E11]))*SIN(ATAN([.Q$2]/[.$E11])))-COS(ATAN([.Q$2]/[.$E11]))))*([.$C$12]*(SQRT(([.$C$10]*[.$C$10])/([.$C$12]*[.$C$12])-SIN(ATAN([.Q$2]/[.$E11]))*SIN(ATAN([.Q$2]/[.$E11])))-COS(ATAN([.Q$2]/[.$E11]))))/36))" office:value-type="float" office:value="0.00049199814658752">
            <text:p>0,0004919981</text:p>
          </table:table-cell>
          <table:table-cell table:formula="of:=(1/(SQRT(2*3.1415926535)*([.$C$12]*(SQRT(([.$C$10]*[.$C$10])/([.$C$12]*[.$C$12])-SIN(ATAN([.R$2]/[.$E11]))*SIN(ATAN([.R$2]/[.$E11])))-COS(ATAN([.R$2]/[.$E11]))))/6)) * EXP( -([.$E11]/COS(ATAN([.R$2]/[.$E11]))-([.$C$12]*(SQRT(([.$C$10]*[.$C$10])/([.$C$12]*[.$C$12])-SIN(ATAN([.R$2]/[.$E11]))*SIN(ATAN([.R$2]/[.$E11])))-COS(ATAN([.R$2]/[.$E11]))))/2)*([.$E11]/COS(ATAN([.R$2]/[.$E11]))-([.$C$12]*(SQRT(([.$C$10]*[.$C$10])/([.$C$12]*[.$C$12])-SIN(ATAN([.R$2]/[.$E11]))*SIN(ATAN([.R$2]/[.$E11])))-COS(ATAN([.R$2]/[.$E11]))))/2) /  (2*([.$C$12]*(SQRT(([.$C$10]*[.$C$10])/([.$C$12]*[.$C$12])-SIN(ATAN([.R$2]/[.$E11]))*SIN(ATAN([.R$2]/[.$E11])))-COS(ATAN([.R$2]/[.$E11]))))*([.$C$12]*(SQRT(([.$C$10]*[.$C$10])/([.$C$12]*[.$C$12])-SIN(ATAN([.R$2]/[.$E11]))*SIN(ATAN([.R$2]/[.$E11])))-COS(ATAN([.R$2]/[.$E11]))))/36))" office:value-type="float" office:value="0.000548722591295697">
            <text:p>0,0005487226</text:p>
          </table:table-cell>
          <table:table-cell table:formula="of:=(1/(SQRT(2*3.1415926535)*([.$C$12]*(SQRT(([.$C$10]*[.$C$10])/([.$C$12]*[.$C$12])-SIN(ATAN([.S$2]/[.$E11]))*SIN(ATAN([.S$2]/[.$E11])))-COS(ATAN([.S$2]/[.$E11]))))/6)) * EXP( -([.$E11]/COS(ATAN([.S$2]/[.$E11]))-([.$C$12]*(SQRT(([.$C$10]*[.$C$10])/([.$C$12]*[.$C$12])-SIN(ATAN([.S$2]/[.$E11]))*SIN(ATAN([.S$2]/[.$E11])))-COS(ATAN([.S$2]/[.$E11]))))/2)*([.$E11]/COS(ATAN([.S$2]/[.$E11]))-([.$C$12]*(SQRT(([.$C$10]*[.$C$10])/([.$C$12]*[.$C$12])-SIN(ATAN([.S$2]/[.$E11]))*SIN(ATAN([.S$2]/[.$E11])))-COS(ATAN([.S$2]/[.$E11]))))/2) /  (2*([.$C$12]*(SQRT(([.$C$10]*[.$C$10])/([.$C$12]*[.$C$12])-SIN(ATAN([.S$2]/[.$E11]))*SIN(ATAN([.S$2]/[.$E11])))-COS(ATAN([.S$2]/[.$E11]))))*([.$C$12]*(SQRT(([.$C$10]*[.$C$10])/([.$C$12]*[.$C$12])-SIN(ATAN([.S$2]/[.$E11]))*SIN(ATAN([.S$2]/[.$E11])))-COS(ATAN([.S$2]/[.$E11]))))/36))" office:value-type="float" office:value="0.000609837924651303">
            <text:p>0,0006098379</text:p>
          </table:table-cell>
          <table:table-cell table:formula="of:=(1/(SQRT(2*3.1415926535)*([.$C$12]*(SQRT(([.$C$10]*[.$C$10])/([.$C$12]*[.$C$12])-SIN(ATAN([.T$2]/[.$E11]))*SIN(ATAN([.T$2]/[.$E11])))-COS(ATAN([.T$2]/[.$E11]))))/6)) * EXP( -([.$E11]/COS(ATAN([.T$2]/[.$E11]))-([.$C$12]*(SQRT(([.$C$10]*[.$C$10])/([.$C$12]*[.$C$12])-SIN(ATAN([.T$2]/[.$E11]))*SIN(ATAN([.T$2]/[.$E11])))-COS(ATAN([.T$2]/[.$E11]))))/2)*([.$E11]/COS(ATAN([.T$2]/[.$E11]))-([.$C$12]*(SQRT(([.$C$10]*[.$C$10])/([.$C$12]*[.$C$12])-SIN(ATAN([.T$2]/[.$E11]))*SIN(ATAN([.T$2]/[.$E11])))-COS(ATAN([.T$2]/[.$E11]))))/2) /  (2*([.$C$12]*(SQRT(([.$C$10]*[.$C$10])/([.$C$12]*[.$C$12])-SIN(ATAN([.T$2]/[.$E11]))*SIN(ATAN([.T$2]/[.$E11])))-COS(ATAN([.T$2]/[.$E11]))))*([.$C$12]*(SQRT(([.$C$10]*[.$C$10])/([.$C$12]*[.$C$12])-SIN(ATAN([.T$2]/[.$E11]))*SIN(ATAN([.T$2]/[.$E11])))-COS(ATAN([.T$2]/[.$E11]))))/36))" office:value-type="float" office:value="0.000674689288490587">
            <text:p>0,0006746893</text:p>
          </table:table-cell>
          <table:table-cell table:formula="of:=(1/(SQRT(2*3.1415926535)*([.$C$12]*(SQRT(([.$C$10]*[.$C$10])/([.$C$12]*[.$C$12])-SIN(ATAN([.U$2]/[.$E11]))*SIN(ATAN([.U$2]/[.$E11])))-COS(ATAN([.U$2]/[.$E11]))))/6)) * EXP( -([.$E11]/COS(ATAN([.U$2]/[.$E11]))-([.$C$12]*(SQRT(([.$C$10]*[.$C$10])/([.$C$12]*[.$C$12])-SIN(ATAN([.U$2]/[.$E11]))*SIN(ATAN([.U$2]/[.$E11])))-COS(ATAN([.U$2]/[.$E11]))))/2)*([.$E11]/COS(ATAN([.U$2]/[.$E11]))-([.$C$12]*(SQRT(([.$C$10]*[.$C$10])/([.$C$12]*[.$C$12])-SIN(ATAN([.U$2]/[.$E11]))*SIN(ATAN([.U$2]/[.$E11])))-COS(ATAN([.U$2]/[.$E11]))))/2) /  (2*([.$C$12]*(SQRT(([.$C$10]*[.$C$10])/([.$C$12]*[.$C$12])-SIN(ATAN([.U$2]/[.$E11]))*SIN(ATAN([.U$2]/[.$E11])))-COS(ATAN([.U$2]/[.$E11]))))*([.$C$12]*(SQRT(([.$C$10]*[.$C$10])/([.$C$12]*[.$C$12])-SIN(ATAN([.U$2]/[.$E11]))*SIN(ATAN([.U$2]/[.$E11])))-COS(ATAN([.U$2]/[.$E11]))))/36))" office:value-type="float" office:value="0.000742424065987814">
            <text:p>0,0007424241</text:p>
          </table:table-cell>
          <table:table-cell table:formula="of:=(1/(SQRT(2*3.1415926535)*([.$C$12]*(SQRT(([.$C$10]*[.$C$10])/([.$C$12]*[.$C$12])-SIN(ATAN([.V$2]/[.$E11]))*SIN(ATAN([.V$2]/[.$E11])))-COS(ATAN([.V$2]/[.$E11]))))/6)) * EXP( -([.$E11]/COS(ATAN([.V$2]/[.$E11]))-([.$C$12]*(SQRT(([.$C$10]*[.$C$10])/([.$C$12]*[.$C$12])-SIN(ATAN([.V$2]/[.$E11]))*SIN(ATAN([.V$2]/[.$E11])))-COS(ATAN([.V$2]/[.$E11]))))/2)*([.$E11]/COS(ATAN([.V$2]/[.$E11]))-([.$C$12]*(SQRT(([.$C$10]*[.$C$10])/([.$C$12]*[.$C$12])-SIN(ATAN([.V$2]/[.$E11]))*SIN(ATAN([.V$2]/[.$E11])))-COS(ATAN([.V$2]/[.$E11]))))/2) /  (2*([.$C$12]*(SQRT(([.$C$10]*[.$C$10])/([.$C$12]*[.$C$12])-SIN(ATAN([.V$2]/[.$E11]))*SIN(ATAN([.V$2]/[.$E11])))-COS(ATAN([.V$2]/[.$E11]))))*([.$C$12]*(SQRT(([.$C$10]*[.$C$10])/([.$C$12]*[.$C$12])-SIN(ATAN([.V$2]/[.$E11]))*SIN(ATAN([.V$2]/[.$E11])))-COS(ATAN([.V$2]/[.$E11]))))/36))" office:value-type="float" office:value="0.000811992908915346">
            <text:p>0,0008119929</text:p>
          </table:table-cell>
          <table:table-cell table:formula="of:=(1/(SQRT(2*3.1415926535)*([.$C$12]*(SQRT(([.$C$10]*[.$C$10])/([.$C$12]*[.$C$12])-SIN(ATAN([.W$2]/[.$E11]))*SIN(ATAN([.W$2]/[.$E11])))-COS(ATAN([.W$2]/[.$E11]))))/6)) * EXP( -([.$E11]/COS(ATAN([.W$2]/[.$E11]))-([.$C$12]*(SQRT(([.$C$10]*[.$C$10])/([.$C$12]*[.$C$12])-SIN(ATAN([.W$2]/[.$E11]))*SIN(ATAN([.W$2]/[.$E11])))-COS(ATAN([.W$2]/[.$E11]))))/2)*([.$E11]/COS(ATAN([.W$2]/[.$E11]))-([.$C$12]*(SQRT(([.$C$10]*[.$C$10])/([.$C$12]*[.$C$12])-SIN(ATAN([.W$2]/[.$E11]))*SIN(ATAN([.W$2]/[.$E11])))-COS(ATAN([.W$2]/[.$E11]))))/2) /  (2*([.$C$12]*(SQRT(([.$C$10]*[.$C$10])/([.$C$12]*[.$C$12])-SIN(ATAN([.W$2]/[.$E11]))*SIN(ATAN([.W$2]/[.$E11])))-COS(ATAN([.W$2]/[.$E11]))))*([.$C$12]*(SQRT(([.$C$10]*[.$C$10])/([.$C$12]*[.$C$12])-SIN(ATAN([.W$2]/[.$E11]))*SIN(ATAN([.W$2]/[.$E11])))-COS(ATAN([.W$2]/[.$E11]))))/36))" office:value-type="float" office:value="0.000882162143349415">
            <text:p>0,0008821621</text:p>
          </table:table-cell>
          <table:table-cell table:formula="of:=(1/(SQRT(2*3.1415926535)*([.$C$12]*(SQRT(([.$C$10]*[.$C$10])/([.$C$12]*[.$C$12])-SIN(ATAN([.X$2]/[.$E11]))*SIN(ATAN([.X$2]/[.$E11])))-COS(ATAN([.X$2]/[.$E11]))))/6)) * EXP( -([.$E11]/COS(ATAN([.X$2]/[.$E11]))-([.$C$12]*(SQRT(([.$C$10]*[.$C$10])/([.$C$12]*[.$C$12])-SIN(ATAN([.X$2]/[.$E11]))*SIN(ATAN([.X$2]/[.$E11])))-COS(ATAN([.X$2]/[.$E11]))))/2)*([.$E11]/COS(ATAN([.X$2]/[.$E11]))-([.$C$12]*(SQRT(([.$C$10]*[.$C$10])/([.$C$12]*[.$C$12])-SIN(ATAN([.X$2]/[.$E11]))*SIN(ATAN([.X$2]/[.$E11])))-COS(ATAN([.X$2]/[.$E11]))))/2) /  (2*([.$C$12]*(SQRT(([.$C$10]*[.$C$10])/([.$C$12]*[.$C$12])-SIN(ATAN([.X$2]/[.$E11]))*SIN(ATAN([.X$2]/[.$E11])))-COS(ATAN([.X$2]/[.$E11]))))*([.$C$12]*(SQRT(([.$C$10]*[.$C$10])/([.$C$12]*[.$C$12])-SIN(ATAN([.X$2]/[.$E11]))*SIN(ATAN([.X$2]/[.$E11])))-COS(ATAN([.X$2]/[.$E11]))))/36))" office:value-type="float" office:value="0.000951538258211476">
            <text:p>0,0009515383</text:p>
          </table:table-cell>
          <table:table-cell table:formula="of:=(1/(SQRT(2*3.1415926535)*([.$C$12]*(SQRT(([.$C$10]*[.$C$10])/([.$C$12]*[.$C$12])-SIN(ATAN([.Y$2]/[.$E11]))*SIN(ATAN([.Y$2]/[.$E11])))-COS(ATAN([.Y$2]/[.$E11]))))/6)) * EXP( -([.$E11]/COS(ATAN([.Y$2]/[.$E11]))-([.$C$12]*(SQRT(([.$C$10]*[.$C$10])/([.$C$12]*[.$C$12])-SIN(ATAN([.Y$2]/[.$E11]))*SIN(ATAN([.Y$2]/[.$E11])))-COS(ATAN([.Y$2]/[.$E11]))))/2)*([.$E11]/COS(ATAN([.Y$2]/[.$E11]))-([.$C$12]*(SQRT(([.$C$10]*[.$C$10])/([.$C$12]*[.$C$12])-SIN(ATAN([.Y$2]/[.$E11]))*SIN(ATAN([.Y$2]/[.$E11])))-COS(ATAN([.Y$2]/[.$E11]))))/2) /  (2*([.$C$12]*(SQRT(([.$C$10]*[.$C$10])/([.$C$12]*[.$C$12])-SIN(ATAN([.Y$2]/[.$E11]))*SIN(ATAN([.Y$2]/[.$E11])))-COS(ATAN([.Y$2]/[.$E11]))))*([.$C$12]*(SQRT(([.$C$10]*[.$C$10])/([.$C$12]*[.$C$12])-SIN(ATAN([.Y$2]/[.$E11]))*SIN(ATAN([.Y$2]/[.$E11])))-COS(ATAN([.Y$2]/[.$E11]))))/36))" office:value-type="float" office:value="0.00101860441162429">
            <text:p>0,0010186044</text:p>
          </table:table-cell>
          <table:table-cell table:formula="of:=(1/(SQRT(2*3.1415926535)*([.$C$12]*(SQRT(([.$C$10]*[.$C$10])/([.$C$12]*[.$C$12])-SIN(ATAN([.Z$2]/[.$E11]))*SIN(ATAN([.Z$2]/[.$E11])))-COS(ATAN([.Z$2]/[.$E11]))))/6)) * EXP( -([.$E11]/COS(ATAN([.Z$2]/[.$E11]))-([.$C$12]*(SQRT(([.$C$10]*[.$C$10])/([.$C$12]*[.$C$12])-SIN(ATAN([.Z$2]/[.$E11]))*SIN(ATAN([.Z$2]/[.$E11])))-COS(ATAN([.Z$2]/[.$E11]))))/2)*([.$E11]/COS(ATAN([.Z$2]/[.$E11]))-([.$C$12]*(SQRT(([.$C$10]*[.$C$10])/([.$C$12]*[.$C$12])-SIN(ATAN([.Z$2]/[.$E11]))*SIN(ATAN([.Z$2]/[.$E11])))-COS(ATAN([.Z$2]/[.$E11]))))/2) /  (2*([.$C$12]*(SQRT(([.$C$10]*[.$C$10])/([.$C$12]*[.$C$12])-SIN(ATAN([.Z$2]/[.$E11]))*SIN(ATAN([.Z$2]/[.$E11])))-COS(ATAN([.Z$2]/[.$E11]))))*([.$C$12]*(SQRT(([.$C$10]*[.$C$10])/([.$C$12]*[.$C$12])-SIN(ATAN([.Z$2]/[.$E11]))*SIN(ATAN([.Z$2]/[.$E11])))-COS(ATAN([.Z$2]/[.$E11]))))/36))" office:value-type="float" office:value="0.00108176801833834">
            <text:p>0,001081768</text:p>
          </table:table-cell>
          <table:table-cell table:formula="of:=(1/(SQRT(2*3.1415926535)*([.$C$12]*(SQRT(([.$C$10]*[.$C$10])/([.$C$12]*[.$C$12])-SIN(ATAN([.AA$2]/[.$E11]))*SIN(ATAN([.AA$2]/[.$E11])))-COS(ATAN([.AA$2]/[.$E11]))))/6)) * EXP( -([.$E11]/COS(ATAN([.AA$2]/[.$E11]))-([.$C$12]*(SQRT(([.$C$10]*[.$C$10])/([.$C$12]*[.$C$12])-SIN(ATAN([.AA$2]/[.$E11]))*SIN(ATAN([.AA$2]/[.$E11])))-COS(ATAN([.AA$2]/[.$E11]))))/2)*([.$E11]/COS(ATAN([.AA$2]/[.$E11]))-([.$C$12]*(SQRT(([.$C$10]*[.$C$10])/([.$C$12]*[.$C$12])-SIN(ATAN([.AA$2]/[.$E11]))*SIN(ATAN([.AA$2]/[.$E11])))-COS(ATAN([.AA$2]/[.$E11]))))/2) /  (2*([.$C$12]*(SQRT(([.$C$10]*[.$C$10])/([.$C$12]*[.$C$12])-SIN(ATAN([.AA$2]/[.$E11]))*SIN(ATAN([.AA$2]/[.$E11])))-COS(ATAN([.AA$2]/[.$E11]))))*([.$C$12]*(SQRT(([.$C$10]*[.$C$10])/([.$C$12]*[.$C$12])-SIN(ATAN([.AA$2]/[.$E11]))*SIN(ATAN([.AA$2]/[.$E11])))-COS(ATAN([.AA$2]/[.$E11]))))/36))" office:value-type="float" office:value="0.00113941757642615">
            <text:p>0,0011394176</text:p>
          </table:table-cell>
          <table:table-cell table:formula="of:=(1/(SQRT(2*3.1415926535)*([.$C$12]*(SQRT(([.$C$10]*[.$C$10])/([.$C$12]*[.$C$12])-SIN(ATAN([.AB$2]/[.$E11]))*SIN(ATAN([.AB$2]/[.$E11])))-COS(ATAN([.AB$2]/[.$E11]))))/6)) * EXP( -([.$E11]/COS(ATAN([.AB$2]/[.$E11]))-([.$C$12]*(SQRT(([.$C$10]*[.$C$10])/([.$C$12]*[.$C$12])-SIN(ATAN([.AB$2]/[.$E11]))*SIN(ATAN([.AB$2]/[.$E11])))-COS(ATAN([.AB$2]/[.$E11]))))/2)*([.$E11]/COS(ATAN([.AB$2]/[.$E11]))-([.$C$12]*(SQRT(([.$C$10]*[.$C$10])/([.$C$12]*[.$C$12])-SIN(ATAN([.AB$2]/[.$E11]))*SIN(ATAN([.AB$2]/[.$E11])))-COS(ATAN([.AB$2]/[.$E11]))))/2) /  (2*([.$C$12]*(SQRT(([.$C$10]*[.$C$10])/([.$C$12]*[.$C$12])-SIN(ATAN([.AB$2]/[.$E11]))*SIN(ATAN([.AB$2]/[.$E11])))-COS(ATAN([.AB$2]/[.$E11]))))*([.$C$12]*(SQRT(([.$C$10]*[.$C$10])/([.$C$12]*[.$C$12])-SIN(ATAN([.AB$2]/[.$E11]))*SIN(ATAN([.AB$2]/[.$E11])))-COS(ATAN([.AB$2]/[.$E11]))))/36))" office:value-type="float" office:value="0.00118998603537816">
            <text:p>0,001189986</text:p>
          </table:table-cell>
          <table:table-cell table:formula="of:=(1/(SQRT(2*3.1415926535)*([.$C$12]*(SQRT(([.$C$10]*[.$C$10])/([.$C$12]*[.$C$12])-SIN(ATAN([.AC$2]/[.$E11]))*SIN(ATAN([.AC$2]/[.$E11])))-COS(ATAN([.AC$2]/[.$E11]))))/6)) * EXP( -([.$E11]/COS(ATAN([.AC$2]/[.$E11]))-([.$C$12]*(SQRT(([.$C$10]*[.$C$10])/([.$C$12]*[.$C$12])-SIN(ATAN([.AC$2]/[.$E11]))*SIN(ATAN([.AC$2]/[.$E11])))-COS(ATAN([.AC$2]/[.$E11]))))/2)*([.$E11]/COS(ATAN([.AC$2]/[.$E11]))-([.$C$12]*(SQRT(([.$C$10]*[.$C$10])/([.$C$12]*[.$C$12])-SIN(ATAN([.AC$2]/[.$E11]))*SIN(ATAN([.AC$2]/[.$E11])))-COS(ATAN([.AC$2]/[.$E11]))))/2) /  (2*([.$C$12]*(SQRT(([.$C$10]*[.$C$10])/([.$C$12]*[.$C$12])-SIN(ATAN([.AC$2]/[.$E11]))*SIN(ATAN([.AC$2]/[.$E11])))-COS(ATAN([.AC$2]/[.$E11]))))*([.$C$12]*(SQRT(([.$C$10]*[.$C$10])/([.$C$12]*[.$C$12])-SIN(ATAN([.AC$2]/[.$E11]))*SIN(ATAN([.AC$2]/[.$E11])))-COS(ATAN([.AC$2]/[.$E11]))))/36))" office:value-type="float" office:value="0.00123201728765068">
            <text:p>0,0012320173</text:p>
          </table:table-cell>
          <table:table-cell table:formula="of:=(1/(SQRT(2*3.1415926535)*([.$C$12]*(SQRT(([.$C$10]*[.$C$10])/([.$C$12]*[.$C$12])-SIN(ATAN([.AD$2]/[.$E11]))*SIN(ATAN([.AD$2]/[.$E11])))-COS(ATAN([.AD$2]/[.$E11]))))/6)) * EXP( -([.$E11]/COS(ATAN([.AD$2]/[.$E11]))-([.$C$12]*(SQRT(([.$C$10]*[.$C$10])/([.$C$12]*[.$C$12])-SIN(ATAN([.AD$2]/[.$E11]))*SIN(ATAN([.AD$2]/[.$E11])))-COS(ATAN([.AD$2]/[.$E11]))))/2)*([.$E11]/COS(ATAN([.AD$2]/[.$E11]))-([.$C$12]*(SQRT(([.$C$10]*[.$C$10])/([.$C$12]*[.$C$12])-SIN(ATAN([.AD$2]/[.$E11]))*SIN(ATAN([.AD$2]/[.$E11])))-COS(ATAN([.AD$2]/[.$E11]))))/2) /  (2*([.$C$12]*(SQRT(([.$C$10]*[.$C$10])/([.$C$12]*[.$C$12])-SIN(ATAN([.AD$2]/[.$E11]))*SIN(ATAN([.AD$2]/[.$E11])))-COS(ATAN([.AD$2]/[.$E11]))))*([.$C$12]*(SQRT(([.$C$10]*[.$C$10])/([.$C$12]*[.$C$12])-SIN(ATAN([.AD$2]/[.$E11]))*SIN(ATAN([.AD$2]/[.$E11])))-COS(ATAN([.AD$2]/[.$E11]))))/36))" office:value-type="float" office:value="0.00126423186329773">
            <text:p>0,0012642319</text:p>
          </table:table-cell>
          <table:table-cell table:formula="of:=(1/(SQRT(2*3.1415926535)*([.$C$12]*(SQRT(([.$C$10]*[.$C$10])/([.$C$12]*[.$C$12])-SIN(ATAN([.AE$2]/[.$E11]))*SIN(ATAN([.AE$2]/[.$E11])))-COS(ATAN([.AE$2]/[.$E11]))))/6)) * EXP( -([.$E11]/COS(ATAN([.AE$2]/[.$E11]))-([.$C$12]*(SQRT(([.$C$10]*[.$C$10])/([.$C$12]*[.$C$12])-SIN(ATAN([.AE$2]/[.$E11]))*SIN(ATAN([.AE$2]/[.$E11])))-COS(ATAN([.AE$2]/[.$E11]))))/2)*([.$E11]/COS(ATAN([.AE$2]/[.$E11]))-([.$C$12]*(SQRT(([.$C$10]*[.$C$10])/([.$C$12]*[.$C$12])-SIN(ATAN([.AE$2]/[.$E11]))*SIN(ATAN([.AE$2]/[.$E11])))-COS(ATAN([.AE$2]/[.$E11]))))/2) /  (2*([.$C$12]*(SQRT(([.$C$10]*[.$C$10])/([.$C$12]*[.$C$12])-SIN(ATAN([.AE$2]/[.$E11]))*SIN(ATAN([.AE$2]/[.$E11])))-COS(ATAN([.AE$2]/[.$E11]))))*([.$C$12]*(SQRT(([.$C$10]*[.$C$10])/([.$C$12]*[.$C$12])-SIN(ATAN([.AE$2]/[.$E11]))*SIN(ATAN([.AE$2]/[.$E11])))-COS(ATAN([.AE$2]/[.$E11]))))/36))" office:value-type="float" office:value="0.00128558768882296">
            <text:p>0,0012855877</text:p>
          </table:table-cell>
          <table:table-cell table:formula="of:=(1/(SQRT(2*3.1415926535)*([.$C$12]*(SQRT(([.$C$10]*[.$C$10])/([.$C$12]*[.$C$12])-SIN(ATAN([.AF$2]/[.$E11]))*SIN(ATAN([.AF$2]/[.$E11])))-COS(ATAN([.AF$2]/[.$E11]))))/6)) * EXP( -([.$E11]/COS(ATAN([.AF$2]/[.$E11]))-([.$C$12]*(SQRT(([.$C$10]*[.$C$10])/([.$C$12]*[.$C$12])-SIN(ATAN([.AF$2]/[.$E11]))*SIN(ATAN([.AF$2]/[.$E11])))-COS(ATAN([.AF$2]/[.$E11]))))/2)*([.$E11]/COS(ATAN([.AF$2]/[.$E11]))-([.$C$12]*(SQRT(([.$C$10]*[.$C$10])/([.$C$12]*[.$C$12])-SIN(ATAN([.AF$2]/[.$E11]))*SIN(ATAN([.AF$2]/[.$E11])))-COS(ATAN([.AF$2]/[.$E11]))))/2) /  (2*([.$C$12]*(SQRT(([.$C$10]*[.$C$10])/([.$C$12]*[.$C$12])-SIN(ATAN([.AF$2]/[.$E11]))*SIN(ATAN([.AF$2]/[.$E11])))-COS(ATAN([.AF$2]/[.$E11]))))*([.$C$12]*(SQRT(([.$C$10]*[.$C$10])/([.$C$12]*[.$C$12])-SIN(ATAN([.AF$2]/[.$E11]))*SIN(ATAN([.AF$2]/[.$E11])))-COS(ATAN([.AF$2]/[.$E11]))))/36))" office:value-type="float" office:value="0.0012953318786502">
            <text:p>0,0012953319</text:p>
          </table:table-cell>
          <table:table-cell table:formula="of:=(1/(SQRT(2*3.1415926535)*([.$C$12]*(SQRT(([.$C$10]*[.$C$10])/([.$C$12]*[.$C$12])-SIN(ATAN([.AG$2]/[.$E11]))*SIN(ATAN([.AG$2]/[.$E11])))-COS(ATAN([.AG$2]/[.$E11]))))/6)) * EXP( -([.$E11]/COS(ATAN([.AG$2]/[.$E11]))-([.$C$12]*(SQRT(([.$C$10]*[.$C$10])/([.$C$12]*[.$C$12])-SIN(ATAN([.AG$2]/[.$E11]))*SIN(ATAN([.AG$2]/[.$E11])))-COS(ATAN([.AG$2]/[.$E11]))))/2)*([.$E11]/COS(ATAN([.AG$2]/[.$E11]))-([.$C$12]*(SQRT(([.$C$10]*[.$C$10])/([.$C$12]*[.$C$12])-SIN(ATAN([.AG$2]/[.$E11]))*SIN(ATAN([.AG$2]/[.$E11])))-COS(ATAN([.AG$2]/[.$E11]))))/2) /  (2*([.$C$12]*(SQRT(([.$C$10]*[.$C$10])/([.$C$12]*[.$C$12])-SIN(ATAN([.AG$2]/[.$E11]))*SIN(ATAN([.AG$2]/[.$E11])))-COS(ATAN([.AG$2]/[.$E11]))))*([.$C$12]*(SQRT(([.$C$10]*[.$C$10])/([.$C$12]*[.$C$12])-SIN(ATAN([.AG$2]/[.$E11]))*SIN(ATAN([.AG$2]/[.$E11])))-COS(ATAN([.AG$2]/[.$E11]))))/36))" office:value-type="float" office:value="0.00129303997143477">
            <text:p>0,00129304</text:p>
          </table:table-cell>
          <table:table-cell table:formula="of:=(1/(SQRT(2*3.1415926535)*([.$C$12]*(SQRT(([.$C$10]*[.$C$10])/([.$C$12]*[.$C$12])-SIN(ATAN([.AH$2]/[.$E11]))*SIN(ATAN([.AH$2]/[.$E11])))-COS(ATAN([.AH$2]/[.$E11]))))/6)) * EXP( -([.$E11]/COS(ATAN([.AH$2]/[.$E11]))-([.$C$12]*(SQRT(([.$C$10]*[.$C$10])/([.$C$12]*[.$C$12])-SIN(ATAN([.AH$2]/[.$E11]))*SIN(ATAN([.AH$2]/[.$E11])))-COS(ATAN([.AH$2]/[.$E11]))))/2)*([.$E11]/COS(ATAN([.AH$2]/[.$E11]))-([.$C$12]*(SQRT(([.$C$10]*[.$C$10])/([.$C$12]*[.$C$12])-SIN(ATAN([.AH$2]/[.$E11]))*SIN(ATAN([.AH$2]/[.$E11])))-COS(ATAN([.AH$2]/[.$E11]))))/2) /  (2*([.$C$12]*(SQRT(([.$C$10]*[.$C$10])/([.$C$12]*[.$C$12])-SIN(ATAN([.AH$2]/[.$E11]))*SIN(ATAN([.AH$2]/[.$E11])))-COS(ATAN([.AH$2]/[.$E11]))))*([.$C$12]*(SQRT(([.$C$10]*[.$C$10])/([.$C$12]*[.$C$12])-SIN(ATAN([.AH$2]/[.$E11]))*SIN(ATAN([.AH$2]/[.$E11])))-COS(ATAN([.AH$2]/[.$E11]))))/36))" office:value-type="float" office:value="0.00127863978042032">
            <text:p>0,0012786398</text:p>
          </table:table-cell>
          <table:table-cell table:formula="of:=(1/(SQRT(2*3.1415926535)*([.$C$12]*(SQRT(([.$C$10]*[.$C$10])/([.$C$12]*[.$C$12])-SIN(ATAN([.AI$2]/[.$E11]))*SIN(ATAN([.AI$2]/[.$E11])))-COS(ATAN([.AI$2]/[.$E11]))))/6)) * EXP( -([.$E11]/COS(ATAN([.AI$2]/[.$E11]))-([.$C$12]*(SQRT(([.$C$10]*[.$C$10])/([.$C$12]*[.$C$12])-SIN(ATAN([.AI$2]/[.$E11]))*SIN(ATAN([.AI$2]/[.$E11])))-COS(ATAN([.AI$2]/[.$E11]))))/2)*([.$E11]/COS(ATAN([.AI$2]/[.$E11]))-([.$C$12]*(SQRT(([.$C$10]*[.$C$10])/([.$C$12]*[.$C$12])-SIN(ATAN([.AI$2]/[.$E11]))*SIN(ATAN([.AI$2]/[.$E11])))-COS(ATAN([.AI$2]/[.$E11]))))/2) /  (2*([.$C$12]*(SQRT(([.$C$10]*[.$C$10])/([.$C$12]*[.$C$12])-SIN(ATAN([.AI$2]/[.$E11]))*SIN(ATAN([.AI$2]/[.$E11])))-COS(ATAN([.AI$2]/[.$E11]))))*([.$C$12]*(SQRT(([.$C$10]*[.$C$10])/([.$C$12]*[.$C$12])-SIN(ATAN([.AI$2]/[.$E11]))*SIN(ATAN([.AI$2]/[.$E11])))-COS(ATAN([.AI$2]/[.$E11]))))/36))" office:value-type="float" office:value="0.00125241804047256">
            <text:p>0,001252418</text:p>
          </table:table-cell>
          <table:table-cell table:formula="of:=(1/(SQRT(2*3.1415926535)*([.$C$12]*(SQRT(([.$C$10]*[.$C$10])/([.$C$12]*[.$C$12])-SIN(ATAN([.AJ$2]/[.$E11]))*SIN(ATAN([.AJ$2]/[.$E11])))-COS(ATAN([.AJ$2]/[.$E11]))))/6)) * EXP( -([.$E11]/COS(ATAN([.AJ$2]/[.$E11]))-([.$C$12]*(SQRT(([.$C$10]*[.$C$10])/([.$C$12]*[.$C$12])-SIN(ATAN([.AJ$2]/[.$E11]))*SIN(ATAN([.AJ$2]/[.$E11])))-COS(ATAN([.AJ$2]/[.$E11]))))/2)*([.$E11]/COS(ATAN([.AJ$2]/[.$E11]))-([.$C$12]*(SQRT(([.$C$10]*[.$C$10])/([.$C$12]*[.$C$12])-SIN(ATAN([.AJ$2]/[.$E11]))*SIN(ATAN([.AJ$2]/[.$E11])))-COS(ATAN([.AJ$2]/[.$E11]))))/2) /  (2*([.$C$12]*(SQRT(([.$C$10]*[.$C$10])/([.$C$12]*[.$C$12])-SIN(ATAN([.AJ$2]/[.$E11]))*SIN(ATAN([.AJ$2]/[.$E11])))-COS(ATAN([.AJ$2]/[.$E11]))))*([.$C$12]*(SQRT(([.$C$10]*[.$C$10])/([.$C$12]*[.$C$12])-SIN(ATAN([.AJ$2]/[.$E11]))*SIN(ATAN([.AJ$2]/[.$E11])))-COS(ATAN([.AJ$2]/[.$E11]))))/36))" office:value-type="float" office:value="0.00121500921930257">
            <text:p>0,0012150092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float" office:value="400">
            <text:p>400</text:p>
          </table:table-cell>
          <table:table-cell table:style-name="Default"/>
          <table:table-cell table:style-name="ce1" table:formula="of:=[.E11]+[.C$7]" office:value-type="float" office:value="300.1">
            <text:p>300,1</text:p>
          </table:table-cell>
          <table:table-cell table:formula="of:=(1/(SQRT(2*3.1415926535)*([.$C$12]*(SQRT(([.$C$10]*[.$C$10])/([.$C$12]*[.$C$12])-SIN(ATAN([.F$2]/[.$E12]))*SIN(ATAN([.F$2]/[.$E12])))-COS(ATAN([.F$2]/[.$E12]))))/6)) * EXP( -([.$E12]/COS(ATAN([.F$2]/[.$E12]))-([.$C$12]*(SQRT(([.$C$10]*[.$C$10])/([.$C$12]*[.$C$12])-SIN(ATAN([.F$2]/[.$E12]))*SIN(ATAN([.F$2]/[.$E12])))-COS(ATAN([.F$2]/[.$E12]))))/2)*([.$E12]/COS(ATAN([.F$2]/[.$E12]))-([.$C$12]*(SQRT(([.$C$10]*[.$C$10])/([.$C$12]*[.$C$12])-SIN(ATAN([.F$2]/[.$E12]))*SIN(ATAN([.F$2]/[.$E12])))-COS(ATAN([.F$2]/[.$E12]))))/2) /  (2*([.$C$12]*(SQRT(([.$C$10]*[.$C$10])/([.$C$12]*[.$C$12])-SIN(ATAN([.F$2]/[.$E12]))*SIN(ATAN([.F$2]/[.$E12])))-COS(ATAN([.F$2]/[.$E12]))))*([.$C$12]*(SQRT(([.$C$10]*[.$C$10])/([.$C$12]*[.$C$12])-SIN(ATAN([.F$2]/[.$E12]))*SIN(ATAN([.F$2]/[.$E12])))-COS(ATAN([.F$2]/[.$E12]))))/36))" office:value-type="float" office:value="0.000258129971365677">
            <text:p>0,00025813</text:p>
          </table:table-cell>
          <table:table-cell table:formula="of:=(1/(SQRT(2*3.1415926535)*([.$C$12]*(SQRT(([.$C$10]*[.$C$10])/([.$C$12]*[.$C$12])-SIN(ATAN([.G$2]/[.$E12]))*SIN(ATAN([.G$2]/[.$E12])))-COS(ATAN([.G$2]/[.$E12]))))/6)) * EXP( -([.$E12]/COS(ATAN([.G$2]/[.$E12]))-([.$C$12]*(SQRT(([.$C$10]*[.$C$10])/([.$C$12]*[.$C$12])-SIN(ATAN([.G$2]/[.$E12]))*SIN(ATAN([.G$2]/[.$E12])))-COS(ATAN([.G$2]/[.$E12]))))/2)*([.$E12]/COS(ATAN([.G$2]/[.$E12]))-([.$C$12]*(SQRT(([.$C$10]*[.$C$10])/([.$C$12]*[.$C$12])-SIN(ATAN([.G$2]/[.$E12]))*SIN(ATAN([.G$2]/[.$E12])))-COS(ATAN([.G$2]/[.$E12]))))/2) /  (2*([.$C$12]*(SQRT(([.$C$10]*[.$C$10])/([.$C$12]*[.$C$12])-SIN(ATAN([.G$2]/[.$E12]))*SIN(ATAN([.G$2]/[.$E12])))-COS(ATAN([.G$2]/[.$E12]))))*([.$C$12]*(SQRT(([.$C$10]*[.$C$10])/([.$C$12]*[.$C$12])-SIN(ATAN([.G$2]/[.$E12]))*SIN(ATAN([.G$2]/[.$E12])))-COS(ATAN([.G$2]/[.$E12]))))/36))" office:value-type="float" office:value="0.00026051499180671">
            <text:p>0,000260515</text:p>
          </table:table-cell>
          <table:table-cell table:formula="of:=(1/(SQRT(2*3.1415926535)*([.$C$12]*(SQRT(([.$C$10]*[.$C$10])/([.$C$12]*[.$C$12])-SIN(ATAN([.H$2]/[.$E12]))*SIN(ATAN([.H$2]/[.$E12])))-COS(ATAN([.H$2]/[.$E12]))))/6)) * EXP( -([.$E12]/COS(ATAN([.H$2]/[.$E12]))-([.$C$12]*(SQRT(([.$C$10]*[.$C$10])/([.$C$12]*[.$C$12])-SIN(ATAN([.H$2]/[.$E12]))*SIN(ATAN([.H$2]/[.$E12])))-COS(ATAN([.H$2]/[.$E12]))))/2)*([.$E12]/COS(ATAN([.H$2]/[.$E12]))-([.$C$12]*(SQRT(([.$C$10]*[.$C$10])/([.$C$12]*[.$C$12])-SIN(ATAN([.H$2]/[.$E12]))*SIN(ATAN([.H$2]/[.$E12])))-COS(ATAN([.H$2]/[.$E12]))))/2) /  (2*([.$C$12]*(SQRT(([.$C$10]*[.$C$10])/([.$C$12]*[.$C$12])-SIN(ATAN([.H$2]/[.$E12]))*SIN(ATAN([.H$2]/[.$E12])))-COS(ATAN([.H$2]/[.$E12]))))*([.$C$12]*(SQRT(([.$C$10]*[.$C$10])/([.$C$12]*[.$C$12])-SIN(ATAN([.H$2]/[.$E12]))*SIN(ATAN([.H$2]/[.$E12])))-COS(ATAN([.H$2]/[.$E12]))))/36))" office:value-type="float" office:value="0.00026766328541976">
            <text:p>0,0002676633</text:p>
          </table:table-cell>
          <table:table-cell table:formula="of:=(1/(SQRT(2*3.1415926535)*([.$C$12]*(SQRT(([.$C$10]*[.$C$10])/([.$C$12]*[.$C$12])-SIN(ATAN([.I$2]/[.$E12]))*SIN(ATAN([.I$2]/[.$E12])))-COS(ATAN([.I$2]/[.$E12]))))/6)) * EXP( -([.$E12]/COS(ATAN([.I$2]/[.$E12]))-([.$C$12]*(SQRT(([.$C$10]*[.$C$10])/([.$C$12]*[.$C$12])-SIN(ATAN([.I$2]/[.$E12]))*SIN(ATAN([.I$2]/[.$E12])))-COS(ATAN([.I$2]/[.$E12]))))/2)*([.$E12]/COS(ATAN([.I$2]/[.$E12]))-([.$C$12]*(SQRT(([.$C$10]*[.$C$10])/([.$C$12]*[.$C$12])-SIN(ATAN([.I$2]/[.$E12]))*SIN(ATAN([.I$2]/[.$E12])))-COS(ATAN([.I$2]/[.$E12]))))/2) /  (2*([.$C$12]*(SQRT(([.$C$10]*[.$C$10])/([.$C$12]*[.$C$12])-SIN(ATAN([.I$2]/[.$E12]))*SIN(ATAN([.I$2]/[.$E12])))-COS(ATAN([.I$2]/[.$E12]))))*([.$C$12]*(SQRT(([.$C$10]*[.$C$10])/([.$C$12]*[.$C$12])-SIN(ATAN([.I$2]/[.$E12]))*SIN(ATAN([.I$2]/[.$E12])))-COS(ATAN([.I$2]/[.$E12]))))/36))" office:value-type="float" office:value="0.000279636758456043">
            <text:p>0,0002796368</text:p>
          </table:table-cell>
          <table:table-cell table:formula="of:=(1/(SQRT(2*3.1415926535)*([.$C$12]*(SQRT(([.$C$10]*[.$C$10])/([.$C$12]*[.$C$12])-SIN(ATAN([.J$2]/[.$E12]))*SIN(ATAN([.J$2]/[.$E12])))-COS(ATAN([.J$2]/[.$E12]))))/6)) * EXP( -([.$E12]/COS(ATAN([.J$2]/[.$E12]))-([.$C$12]*(SQRT(([.$C$10]*[.$C$10])/([.$C$12]*[.$C$12])-SIN(ATAN([.J$2]/[.$E12]))*SIN(ATAN([.J$2]/[.$E12])))-COS(ATAN([.J$2]/[.$E12]))))/2)*([.$E12]/COS(ATAN([.J$2]/[.$E12]))-([.$C$12]*(SQRT(([.$C$10]*[.$C$10])/([.$C$12]*[.$C$12])-SIN(ATAN([.J$2]/[.$E12]))*SIN(ATAN([.J$2]/[.$E12])))-COS(ATAN([.J$2]/[.$E12]))))/2) /  (2*([.$C$12]*(SQRT(([.$C$10]*[.$C$10])/([.$C$12]*[.$C$12])-SIN(ATAN([.J$2]/[.$E12]))*SIN(ATAN([.J$2]/[.$E12])))-COS(ATAN([.J$2]/[.$E12]))))*([.$C$12]*(SQRT(([.$C$10]*[.$C$10])/([.$C$12]*[.$C$12])-SIN(ATAN([.J$2]/[.$E12]))*SIN(ATAN([.J$2]/[.$E12])))-COS(ATAN([.J$2]/[.$E12]))))/36))" office:value-type="float" office:value="0.000296529034823231">
            <text:p>0,000296529</text:p>
          </table:table-cell>
          <table:table-cell table:formula="of:=(1/(SQRT(2*3.1415926535)*([.$C$12]*(SQRT(([.$C$10]*[.$C$10])/([.$C$12]*[.$C$12])-SIN(ATAN([.K$2]/[.$E12]))*SIN(ATAN([.K$2]/[.$E12])))-COS(ATAN([.K$2]/[.$E12]))))/6)) * EXP( -([.$E12]/COS(ATAN([.K$2]/[.$E12]))-([.$C$12]*(SQRT(([.$C$10]*[.$C$10])/([.$C$12]*[.$C$12])-SIN(ATAN([.K$2]/[.$E12]))*SIN(ATAN([.K$2]/[.$E12])))-COS(ATAN([.K$2]/[.$E12]))))/2)*([.$E12]/COS(ATAN([.K$2]/[.$E12]))-([.$C$12]*(SQRT(([.$C$10]*[.$C$10])/([.$C$12]*[.$C$12])-SIN(ATAN([.K$2]/[.$E12]))*SIN(ATAN([.K$2]/[.$E12])))-COS(ATAN([.K$2]/[.$E12]))))/2) /  (2*([.$C$12]*(SQRT(([.$C$10]*[.$C$10])/([.$C$12]*[.$C$12])-SIN(ATAN([.K$2]/[.$E12]))*SIN(ATAN([.K$2]/[.$E12])))-COS(ATAN([.K$2]/[.$E12]))))*([.$C$12]*(SQRT(([.$C$10]*[.$C$10])/([.$C$12]*[.$C$12])-SIN(ATAN([.K$2]/[.$E12]))*SIN(ATAN([.K$2]/[.$E12])))-COS(ATAN([.K$2]/[.$E12]))))/36))" office:value-type="float" office:value="0.000318452139746994">
            <text:p>0,0003184521</text:p>
          </table:table-cell>
          <table:table-cell table:formula="of:=(1/(SQRT(2*3.1415926535)*([.$C$12]*(SQRT(([.$C$10]*[.$C$10])/([.$C$12]*[.$C$12])-SIN(ATAN([.L$2]/[.$E12]))*SIN(ATAN([.L$2]/[.$E12])))-COS(ATAN([.L$2]/[.$E12]))))/6)) * EXP( -([.$E12]/COS(ATAN([.L$2]/[.$E12]))-([.$C$12]*(SQRT(([.$C$10]*[.$C$10])/([.$C$12]*[.$C$12])-SIN(ATAN([.L$2]/[.$E12]))*SIN(ATAN([.L$2]/[.$E12])))-COS(ATAN([.L$2]/[.$E12]))))/2)*([.$E12]/COS(ATAN([.L$2]/[.$E12]))-([.$C$12]*(SQRT(([.$C$10]*[.$C$10])/([.$C$12]*[.$C$12])-SIN(ATAN([.L$2]/[.$E12]))*SIN(ATAN([.L$2]/[.$E12])))-COS(ATAN([.L$2]/[.$E12]))))/2) /  (2*([.$C$12]*(SQRT(([.$C$10]*[.$C$10])/([.$C$12]*[.$C$12])-SIN(ATAN([.L$2]/[.$E12]))*SIN(ATAN([.L$2]/[.$E12])))-COS(ATAN([.L$2]/[.$E12]))))*([.$C$12]*(SQRT(([.$C$10]*[.$C$10])/([.$C$12]*[.$C$12])-SIN(ATAN([.L$2]/[.$E12]))*SIN(ATAN([.L$2]/[.$E12])))-COS(ATAN([.L$2]/[.$E12]))))/36))" office:value-type="float" office:value="0.000345518990399155">
            <text:p>0,000345519</text:p>
          </table:table-cell>
          <table:table-cell table:formula="of:=(1/(SQRT(2*3.1415926535)*([.$C$12]*(SQRT(([.$C$10]*[.$C$10])/([.$C$12]*[.$C$12])-SIN(ATAN([.M$2]/[.$E12]))*SIN(ATAN([.M$2]/[.$E12])))-COS(ATAN([.M$2]/[.$E12]))))/6)) * EXP( -([.$E12]/COS(ATAN([.M$2]/[.$E12]))-([.$C$12]*(SQRT(([.$C$10]*[.$C$10])/([.$C$12]*[.$C$12])-SIN(ATAN([.M$2]/[.$E12]))*SIN(ATAN([.M$2]/[.$E12])))-COS(ATAN([.M$2]/[.$E12]))))/2)*([.$E12]/COS(ATAN([.M$2]/[.$E12]))-([.$C$12]*(SQRT(([.$C$10]*[.$C$10])/([.$C$12]*[.$C$12])-SIN(ATAN([.M$2]/[.$E12]))*SIN(ATAN([.M$2]/[.$E12])))-COS(ATAN([.M$2]/[.$E12]))))/2) /  (2*([.$C$12]*(SQRT(([.$C$10]*[.$C$10])/([.$C$12]*[.$C$12])-SIN(ATAN([.M$2]/[.$E12]))*SIN(ATAN([.M$2]/[.$E12])))-COS(ATAN([.M$2]/[.$E12]))))*([.$C$12]*(SQRT(([.$C$10]*[.$C$10])/([.$C$12]*[.$C$12])-SIN(ATAN([.M$2]/[.$E12]))*SIN(ATAN([.M$2]/[.$E12])))-COS(ATAN([.M$2]/[.$E12]))))/36))" office:value-type="float" office:value="0.000377822163070631">
            <text:p>0,0003778222</text:p>
          </table:table-cell>
          <table:table-cell table:formula="of:=(1/(SQRT(2*3.1415926535)*([.$C$12]*(SQRT(([.$C$10]*[.$C$10])/([.$C$12]*[.$C$12])-SIN(ATAN([.N$2]/[.$E12]))*SIN(ATAN([.N$2]/[.$E12])))-COS(ATAN([.N$2]/[.$E12]))))/6)) * EXP( -([.$E12]/COS(ATAN([.N$2]/[.$E12]))-([.$C$12]*(SQRT(([.$C$10]*[.$C$10])/([.$C$12]*[.$C$12])-SIN(ATAN([.N$2]/[.$E12]))*SIN(ATAN([.N$2]/[.$E12])))-COS(ATAN([.N$2]/[.$E12]))))/2)*([.$E12]/COS(ATAN([.N$2]/[.$E12]))-([.$C$12]*(SQRT(([.$C$10]*[.$C$10])/([.$C$12]*[.$C$12])-SIN(ATAN([.N$2]/[.$E12]))*SIN(ATAN([.N$2]/[.$E12])))-COS(ATAN([.N$2]/[.$E12]))))/2) /  (2*([.$C$12]*(SQRT(([.$C$10]*[.$C$10])/([.$C$12]*[.$C$12])-SIN(ATAN([.N$2]/[.$E12]))*SIN(ATAN([.N$2]/[.$E12])))-COS(ATAN([.N$2]/[.$E12]))))*([.$C$12]*(SQRT(([.$C$10]*[.$C$10])/([.$C$12]*[.$C$12])-SIN(ATAN([.N$2]/[.$E12]))*SIN(ATAN([.N$2]/[.$E12])))-COS(ATAN([.N$2]/[.$E12]))))/36))" office:value-type="float" office:value="0.000415409486628948">
            <text:p>0,0004154095</text:p>
          </table:table-cell>
          <table:table-cell table:formula="of:=(1/(SQRT(2*3.1415926535)*([.$C$12]*(SQRT(([.$C$10]*[.$C$10])/([.$C$12]*[.$C$12])-SIN(ATAN([.O$2]/[.$E12]))*SIN(ATAN([.O$2]/[.$E12])))-COS(ATAN([.O$2]/[.$E12]))))/6)) * EXP( -([.$E12]/COS(ATAN([.O$2]/[.$E12]))-([.$C$12]*(SQRT(([.$C$10]*[.$C$10])/([.$C$12]*[.$C$12])-SIN(ATAN([.O$2]/[.$E12]))*SIN(ATAN([.O$2]/[.$E12])))-COS(ATAN([.O$2]/[.$E12]))))/2)*([.$E12]/COS(ATAN([.O$2]/[.$E12]))-([.$C$12]*(SQRT(([.$C$10]*[.$C$10])/([.$C$12]*[.$C$12])-SIN(ATAN([.O$2]/[.$E12]))*SIN(ATAN([.O$2]/[.$E12])))-COS(ATAN([.O$2]/[.$E12]))))/2) /  (2*([.$C$12]*(SQRT(([.$C$10]*[.$C$10])/([.$C$12]*[.$C$12])-SIN(ATAN([.O$2]/[.$E12]))*SIN(ATAN([.O$2]/[.$E12])))-COS(ATAN([.O$2]/[.$E12]))))*([.$C$12]*(SQRT(([.$C$10]*[.$C$10])/([.$C$12]*[.$C$12])-SIN(ATAN([.O$2]/[.$E12]))*SIN(ATAN([.O$2]/[.$E12])))-COS(ATAN([.O$2]/[.$E12]))))/36))" office:value-type="float" office:value="0.000458257357824665">
            <text:p>0,0004582574</text:p>
          </table:table-cell>
          <table:table-cell table:formula="of:=(1/(SQRT(2*3.1415926535)*([.$C$12]*(SQRT(([.$C$10]*[.$C$10])/([.$C$12]*[.$C$12])-SIN(ATAN([.P$2]/[.$E12]))*SIN(ATAN([.P$2]/[.$E12])))-COS(ATAN([.P$2]/[.$E12]))))/6)) * EXP( -([.$E12]/COS(ATAN([.P$2]/[.$E12]))-([.$C$12]*(SQRT(([.$C$10]*[.$C$10])/([.$C$12]*[.$C$12])-SIN(ATAN([.P$2]/[.$E12]))*SIN(ATAN([.P$2]/[.$E12])))-COS(ATAN([.P$2]/[.$E12]))))/2)*([.$E12]/COS(ATAN([.P$2]/[.$E12]))-([.$C$12]*(SQRT(([.$C$10]*[.$C$10])/([.$C$12]*[.$C$12])-SIN(ATAN([.P$2]/[.$E12]))*SIN(ATAN([.P$2]/[.$E12])))-COS(ATAN([.P$2]/[.$E12]))))/2) /  (2*([.$C$12]*(SQRT(([.$C$10]*[.$C$10])/([.$C$12]*[.$C$12])-SIN(ATAN([.P$2]/[.$E12]))*SIN(ATAN([.P$2]/[.$E12])))-COS(ATAN([.P$2]/[.$E12]))))*([.$C$12]*(SQRT(([.$C$10]*[.$C$10])/([.$C$12]*[.$C$12])-SIN(ATAN([.P$2]/[.$E12]))*SIN(ATAN([.P$2]/[.$E12])))-COS(ATAN([.P$2]/[.$E12]))))/36))" office:value-type="float" office:value="0.000506243104414002">
            <text:p>0,0005062431</text:p>
          </table:table-cell>
          <table:table-cell table:formula="of:=(1/(SQRT(2*3.1415926535)*([.$C$12]*(SQRT(([.$C$10]*[.$C$10])/([.$C$12]*[.$C$12])-SIN(ATAN([.Q$2]/[.$E12]))*SIN(ATAN([.Q$2]/[.$E12])))-COS(ATAN([.Q$2]/[.$E12]))))/6)) * EXP( -([.$E12]/COS(ATAN([.Q$2]/[.$E12]))-([.$C$12]*(SQRT(([.$C$10]*[.$C$10])/([.$C$12]*[.$C$12])-SIN(ATAN([.Q$2]/[.$E12]))*SIN(ATAN([.Q$2]/[.$E12])))-COS(ATAN([.Q$2]/[.$E12]))))/2)*([.$E12]/COS(ATAN([.Q$2]/[.$E12]))-([.$C$12]*(SQRT(([.$C$10]*[.$C$10])/([.$C$12]*[.$C$12])-SIN(ATAN([.Q$2]/[.$E12]))*SIN(ATAN([.Q$2]/[.$E12])))-COS(ATAN([.Q$2]/[.$E12]))))/2) /  (2*([.$C$12]*(SQRT(([.$C$10]*[.$C$10])/([.$C$12]*[.$C$12])-SIN(ATAN([.Q$2]/[.$E12]))*SIN(ATAN([.Q$2]/[.$E12])))-COS(ATAN([.Q$2]/[.$E12]))))*([.$C$12]*(SQRT(([.$C$10]*[.$C$10])/([.$C$12]*[.$C$12])-SIN(ATAN([.Q$2]/[.$E12]))*SIN(ATAN([.Q$2]/[.$E12])))-COS(ATAN([.Q$2]/[.$E12]))))/36))" office:value-type="float" office:value="0.000559118086575283">
            <text:p>0,0005591181</text:p>
          </table:table-cell>
          <table:table-cell table:formula="of:=(1/(SQRT(2*3.1415926535)*([.$C$12]*(SQRT(([.$C$10]*[.$C$10])/([.$C$12]*[.$C$12])-SIN(ATAN([.R$2]/[.$E12]))*SIN(ATAN([.R$2]/[.$E12])))-COS(ATAN([.R$2]/[.$E12]))))/6)) * EXP( -([.$E12]/COS(ATAN([.R$2]/[.$E12]))-([.$C$12]*(SQRT(([.$C$10]*[.$C$10])/([.$C$12]*[.$C$12])-SIN(ATAN([.R$2]/[.$E12]))*SIN(ATAN([.R$2]/[.$E12])))-COS(ATAN([.R$2]/[.$E12]))))/2)*([.$E12]/COS(ATAN([.R$2]/[.$E12]))-([.$C$12]*(SQRT(([.$C$10]*[.$C$10])/([.$C$12]*[.$C$12])-SIN(ATAN([.R$2]/[.$E12]))*SIN(ATAN([.R$2]/[.$E12])))-COS(ATAN([.R$2]/[.$E12]))))/2) /  (2*([.$C$12]*(SQRT(([.$C$10]*[.$C$10])/([.$C$12]*[.$C$12])-SIN(ATAN([.R$2]/[.$E12]))*SIN(ATAN([.R$2]/[.$E12])))-COS(ATAN([.R$2]/[.$E12]))))*([.$C$12]*(SQRT(([.$C$10]*[.$C$10])/([.$C$12]*[.$C$12])-SIN(ATAN([.R$2]/[.$E12]))*SIN(ATAN([.R$2]/[.$E12])))-COS(ATAN([.R$2]/[.$E12]))))/36))" office:value-type="float" office:value="0.000616483469322144">
            <text:p>0,0006164835</text:p>
          </table:table-cell>
          <table:table-cell table:formula="of:=(1/(SQRT(2*3.1415926535)*([.$C$12]*(SQRT(([.$C$10]*[.$C$10])/([.$C$12]*[.$C$12])-SIN(ATAN([.S$2]/[.$E12]))*SIN(ATAN([.S$2]/[.$E12])))-COS(ATAN([.S$2]/[.$E12]))))/6)) * EXP( -([.$E12]/COS(ATAN([.S$2]/[.$E12]))-([.$C$12]*(SQRT(([.$C$10]*[.$C$10])/([.$C$12]*[.$C$12])-SIN(ATAN([.S$2]/[.$E12]))*SIN(ATAN([.S$2]/[.$E12])))-COS(ATAN([.S$2]/[.$E12]))))/2)*([.$E12]/COS(ATAN([.S$2]/[.$E12]))-([.$C$12]*(SQRT(([.$C$10]*[.$C$10])/([.$C$12]*[.$C$12])-SIN(ATAN([.S$2]/[.$E12]))*SIN(ATAN([.S$2]/[.$E12])))-COS(ATAN([.S$2]/[.$E12]))))/2) /  (2*([.$C$12]*(SQRT(([.$C$10]*[.$C$10])/([.$C$12]*[.$C$12])-SIN(ATAN([.S$2]/[.$E12]))*SIN(ATAN([.S$2]/[.$E12])))-COS(ATAN([.S$2]/[.$E12]))))*([.$C$12]*(SQRT(([.$C$10]*[.$C$10])/([.$C$12]*[.$C$12])-SIN(ATAN([.S$2]/[.$E12]))*SIN(ATAN([.S$2]/[.$E12])))-COS(ATAN([.S$2]/[.$E12]))))/36))" office:value-type="float" office:value="0.000677770711027402">
            <text:p>0,0006777707</text:p>
          </table:table-cell>
          <table:table-cell table:formula="of:=(1/(SQRT(2*3.1415926535)*([.$C$12]*(SQRT(([.$C$10]*[.$C$10])/([.$C$12]*[.$C$12])-SIN(ATAN([.T$2]/[.$E12]))*SIN(ATAN([.T$2]/[.$E12])))-COS(ATAN([.T$2]/[.$E12]))))/6)) * EXP( -([.$E12]/COS(ATAN([.T$2]/[.$E12]))-([.$C$12]*(SQRT(([.$C$10]*[.$C$10])/([.$C$12]*[.$C$12])-SIN(ATAN([.T$2]/[.$E12]))*SIN(ATAN([.T$2]/[.$E12])))-COS(ATAN([.T$2]/[.$E12]))))/2)*([.$E12]/COS(ATAN([.T$2]/[.$E12]))-([.$C$12]*(SQRT(([.$C$10]*[.$C$10])/([.$C$12]*[.$C$12])-SIN(ATAN([.T$2]/[.$E12]))*SIN(ATAN([.T$2]/[.$E12])))-COS(ATAN([.T$2]/[.$E12]))))/2) /  (2*([.$C$12]*(SQRT(([.$C$10]*[.$C$10])/([.$C$12]*[.$C$12])-SIN(ATAN([.T$2]/[.$E12]))*SIN(ATAN([.T$2]/[.$E12])))-COS(ATAN([.T$2]/[.$E12]))))*([.$C$12]*(SQRT(([.$C$10]*[.$C$10])/([.$C$12]*[.$C$12])-SIN(ATAN([.T$2]/[.$E12]))*SIN(ATAN([.T$2]/[.$E12])))-COS(ATAN([.T$2]/[.$E12]))))/36))" office:value-type="float" office:value="0.000742228791762854">
            <text:p>0,0007422288</text:p>
          </table:table-cell>
          <table:table-cell table:formula="of:=(1/(SQRT(2*3.1415926535)*([.$C$12]*(SQRT(([.$C$10]*[.$C$10])/([.$C$12]*[.$C$12])-SIN(ATAN([.U$2]/[.$E12]))*SIN(ATAN([.U$2]/[.$E12])))-COS(ATAN([.U$2]/[.$E12]))))/6)) * EXP( -([.$E12]/COS(ATAN([.U$2]/[.$E12]))-([.$C$12]*(SQRT(([.$C$10]*[.$C$10])/([.$C$12]*[.$C$12])-SIN(ATAN([.U$2]/[.$E12]))*SIN(ATAN([.U$2]/[.$E12])))-COS(ATAN([.U$2]/[.$E12]))))/2)*([.$E12]/COS(ATAN([.U$2]/[.$E12]))-([.$C$12]*(SQRT(([.$C$10]*[.$C$10])/([.$C$12]*[.$C$12])-SIN(ATAN([.U$2]/[.$E12]))*SIN(ATAN([.U$2]/[.$E12])))-COS(ATAN([.U$2]/[.$E12]))))/2) /  (2*([.$C$12]*(SQRT(([.$C$10]*[.$C$10])/([.$C$12]*[.$C$12])-SIN(ATAN([.U$2]/[.$E12]))*SIN(ATAN([.U$2]/[.$E12])))-COS(ATAN([.U$2]/[.$E12]))))*([.$C$12]*(SQRT(([.$C$10]*[.$C$10])/([.$C$12]*[.$C$12])-SIN(ATAN([.U$2]/[.$E12]))*SIN(ATAN([.U$2]/[.$E12])))-COS(ATAN([.U$2]/[.$E12]))))/36))" office:value-type="float" office:value="0.000808920036777166">
            <text:p>0,00080892</text:p>
          </table:table-cell>
          <table:table-cell table:formula="of:=(1/(SQRT(2*3.1415926535)*([.$C$12]*(SQRT(([.$C$10]*[.$C$10])/([.$C$12]*[.$C$12])-SIN(ATAN([.V$2]/[.$E12]))*SIN(ATAN([.V$2]/[.$E12])))-COS(ATAN([.V$2]/[.$E12]))))/6)) * EXP( -([.$E12]/COS(ATAN([.V$2]/[.$E12]))-([.$C$12]*(SQRT(([.$C$10]*[.$C$10])/([.$C$12]*[.$C$12])-SIN(ATAN([.V$2]/[.$E12]))*SIN(ATAN([.V$2]/[.$E12])))-COS(ATAN([.V$2]/[.$E12]))))/2)*([.$E12]/COS(ATAN([.V$2]/[.$E12]))-([.$C$12]*(SQRT(([.$C$10]*[.$C$10])/([.$C$12]*[.$C$12])-SIN(ATAN([.V$2]/[.$E12]))*SIN(ATAN([.V$2]/[.$E12])))-COS(ATAN([.V$2]/[.$E12]))))/2) /  (2*([.$C$12]*(SQRT(([.$C$10]*[.$C$10])/([.$C$12]*[.$C$12])-SIN(ATAN([.V$2]/[.$E12]))*SIN(ATAN([.V$2]/[.$E12])))-COS(ATAN([.V$2]/[.$E12]))))*([.$C$12]*(SQRT(([.$C$10]*[.$C$10])/([.$C$12]*[.$C$12])-SIN(ATAN([.V$2]/[.$E12]))*SIN(ATAN([.V$2]/[.$E12])))-COS(ATAN([.V$2]/[.$E12]))))/36))" office:value-type="float" office:value="0.000876726060012461">
            <text:p>0,0008767261</text:p>
          </table:table-cell>
          <table:table-cell table:formula="of:=(1/(SQRT(2*3.1415926535)*([.$C$12]*(SQRT(([.$C$10]*[.$C$10])/([.$C$12]*[.$C$12])-SIN(ATAN([.W$2]/[.$E12]))*SIN(ATAN([.W$2]/[.$E12])))-COS(ATAN([.W$2]/[.$E12]))))/6)) * EXP( -([.$E12]/COS(ATAN([.W$2]/[.$E12]))-([.$C$12]*(SQRT(([.$C$10]*[.$C$10])/([.$C$12]*[.$C$12])-SIN(ATAN([.W$2]/[.$E12]))*SIN(ATAN([.W$2]/[.$E12])))-COS(ATAN([.W$2]/[.$E12]))))/2)*([.$E12]/COS(ATAN([.W$2]/[.$E12]))-([.$C$12]*(SQRT(([.$C$10]*[.$C$10])/([.$C$12]*[.$C$12])-SIN(ATAN([.W$2]/[.$E12]))*SIN(ATAN([.W$2]/[.$E12])))-COS(ATAN([.W$2]/[.$E12]))))/2) /  (2*([.$C$12]*(SQRT(([.$C$10]*[.$C$10])/([.$C$12]*[.$C$12])-SIN(ATAN([.W$2]/[.$E12]))*SIN(ATAN([.W$2]/[.$E12])))-COS(ATAN([.W$2]/[.$E12]))))*([.$C$12]*(SQRT(([.$C$10]*[.$C$10])/([.$C$12]*[.$C$12])-SIN(ATAN([.W$2]/[.$E12]))*SIN(ATAN([.W$2]/[.$E12])))-COS(ATAN([.W$2]/[.$E12]))))/36))" office:value-type="float" office:value="0.000944364854412419">
            <text:p>0,0009443649</text:p>
          </table:table-cell>
          <table:table-cell table:formula="of:=(1/(SQRT(2*3.1415926535)*([.$C$12]*(SQRT(([.$C$10]*[.$C$10])/([.$C$12]*[.$C$12])-SIN(ATAN([.X$2]/[.$E12]))*SIN(ATAN([.X$2]/[.$E12])))-COS(ATAN([.X$2]/[.$E12]))))/6)) * EXP( -([.$E12]/COS(ATAN([.X$2]/[.$E12]))-([.$C$12]*(SQRT(([.$C$10]*[.$C$10])/([.$C$12]*[.$C$12])-SIN(ATAN([.X$2]/[.$E12]))*SIN(ATAN([.X$2]/[.$E12])))-COS(ATAN([.X$2]/[.$E12]))))/2)*([.$E12]/COS(ATAN([.X$2]/[.$E12]))-([.$C$12]*(SQRT(([.$C$10]*[.$C$10])/([.$C$12]*[.$C$12])-SIN(ATAN([.X$2]/[.$E12]))*SIN(ATAN([.X$2]/[.$E12])))-COS(ATAN([.X$2]/[.$E12]))))/2) /  (2*([.$C$12]*(SQRT(([.$C$10]*[.$C$10])/([.$C$12]*[.$C$12])-SIN(ATAN([.X$2]/[.$E12]))*SIN(ATAN([.X$2]/[.$E12])))-COS(ATAN([.X$2]/[.$E12]))))*([.$C$12]*(SQRT(([.$C$10]*[.$C$10])/([.$C$12]*[.$C$12])-SIN(ATAN([.X$2]/[.$E12]))*SIN(ATAN([.X$2]/[.$E12])))-COS(ATAN([.X$2]/[.$E12]))))/36))" office:value-type="float" office:value="0.00101041940171538">
            <text:p>0,0010104194</text:p>
          </table:table-cell>
          <table:table-cell table:formula="of:=(1/(SQRT(2*3.1415926535)*([.$C$12]*(SQRT(([.$C$10]*[.$C$10])/([.$C$12]*[.$C$12])-SIN(ATAN([.Y$2]/[.$E12]))*SIN(ATAN([.Y$2]/[.$E12])))-COS(ATAN([.Y$2]/[.$E12]))))/6)) * EXP( -([.$E12]/COS(ATAN([.Y$2]/[.$E12]))-([.$C$12]*(SQRT(([.$C$10]*[.$C$10])/([.$C$12]*[.$C$12])-SIN(ATAN([.Y$2]/[.$E12]))*SIN(ATAN([.Y$2]/[.$E12])))-COS(ATAN([.Y$2]/[.$E12]))))/2)*([.$E12]/COS(ATAN([.Y$2]/[.$E12]))-([.$C$12]*(SQRT(([.$C$10]*[.$C$10])/([.$C$12]*[.$C$12])-SIN(ATAN([.Y$2]/[.$E12]))*SIN(ATAN([.Y$2]/[.$E12])))-COS(ATAN([.Y$2]/[.$E12]))))/2) /  (2*([.$C$12]*(SQRT(([.$C$10]*[.$C$10])/([.$C$12]*[.$C$12])-SIN(ATAN([.Y$2]/[.$E12]))*SIN(ATAN([.Y$2]/[.$E12])))-COS(ATAN([.Y$2]/[.$E12]))))*([.$C$12]*(SQRT(([.$C$10]*[.$C$10])/([.$C$12]*[.$C$12])-SIN(ATAN([.Y$2]/[.$E12]))*SIN(ATAN([.Y$2]/[.$E12])))-COS(ATAN([.Y$2]/[.$E12]))))/36))" office:value-type="float" office:value="0.00107337739730095">
            <text:p>0,0010733774</text:p>
          </table:table-cell>
          <table:table-cell table:formula="of:=(1/(SQRT(2*3.1415926535)*([.$C$12]*(SQRT(([.$C$10]*[.$C$10])/([.$C$12]*[.$C$12])-SIN(ATAN([.Z$2]/[.$E12]))*SIN(ATAN([.Z$2]/[.$E12])))-COS(ATAN([.Z$2]/[.$E12]))))/6)) * EXP( -([.$E12]/COS(ATAN([.Z$2]/[.$E12]))-([.$C$12]*(SQRT(([.$C$10]*[.$C$10])/([.$C$12]*[.$C$12])-SIN(ATAN([.Z$2]/[.$E12]))*SIN(ATAN([.Z$2]/[.$E12])))-COS(ATAN([.Z$2]/[.$E12]))))/2)*([.$E12]/COS(ATAN([.Z$2]/[.$E12]))-([.$C$12]*(SQRT(([.$C$10]*[.$C$10])/([.$C$12]*[.$C$12])-SIN(ATAN([.Z$2]/[.$E12]))*SIN(ATAN([.Z$2]/[.$E12])))-COS(ATAN([.Z$2]/[.$E12]))))/2) /  (2*([.$C$12]*(SQRT(([.$C$10]*[.$C$10])/([.$C$12]*[.$C$12])-SIN(ATAN([.Z$2]/[.$E12]))*SIN(ATAN([.Z$2]/[.$E12])))-COS(ATAN([.Z$2]/[.$E12]))))*([.$C$12]*(SQRT(([.$C$10]*[.$C$10])/([.$C$12]*[.$C$12])-SIN(ATAN([.Z$2]/[.$E12]))*SIN(ATAN([.Z$2]/[.$E12])))-COS(ATAN([.Z$2]/[.$E12]))))/36))" office:value-type="float" office:value="0.00113168083874611">
            <text:p>0,0011316808</text:p>
          </table:table-cell>
          <table:table-cell table:formula="of:=(1/(SQRT(2*3.1415926535)*([.$C$12]*(SQRT(([.$C$10]*[.$C$10])/([.$C$12]*[.$C$12])-SIN(ATAN([.AA$2]/[.$E12]))*SIN(ATAN([.AA$2]/[.$E12])))-COS(ATAN([.AA$2]/[.$E12]))))/6)) * EXP( -([.$E12]/COS(ATAN([.AA$2]/[.$E12]))-([.$C$12]*(SQRT(([.$C$10]*[.$C$10])/([.$C$12]*[.$C$12])-SIN(ATAN([.AA$2]/[.$E12]))*SIN(ATAN([.AA$2]/[.$E12])))-COS(ATAN([.AA$2]/[.$E12]))))/2)*([.$E12]/COS(ATAN([.AA$2]/[.$E12]))-([.$C$12]*(SQRT(([.$C$10]*[.$C$10])/([.$C$12]*[.$C$12])-SIN(ATAN([.AA$2]/[.$E12]))*SIN(ATAN([.AA$2]/[.$E12])))-COS(ATAN([.AA$2]/[.$E12]))))/2) /  (2*([.$C$12]*(SQRT(([.$C$10]*[.$C$10])/([.$C$12]*[.$C$12])-SIN(ATAN([.AA$2]/[.$E12]))*SIN(ATAN([.AA$2]/[.$E12])))-COS(ATAN([.AA$2]/[.$E12]))))*([.$C$12]*(SQRT(([.$C$10]*[.$C$10])/([.$C$12]*[.$C$12])-SIN(ATAN([.AA$2]/[.$E12]))*SIN(ATAN([.AA$2]/[.$E12])))-COS(ATAN([.AA$2]/[.$E12]))))/36))" office:value-type="float" office:value="0.00118378337976761">
            <text:p>0,0011837834</text:p>
          </table:table-cell>
          <table:table-cell table:formula="of:=(1/(SQRT(2*3.1415926535)*([.$C$12]*(SQRT(([.$C$10]*[.$C$10])/([.$C$12]*[.$C$12])-SIN(ATAN([.AB$2]/[.$E12]))*SIN(ATAN([.AB$2]/[.$E12])))-COS(ATAN([.AB$2]/[.$E12]))))/6)) * EXP( -([.$E12]/COS(ATAN([.AB$2]/[.$E12]))-([.$C$12]*(SQRT(([.$C$10]*[.$C$10])/([.$C$12]*[.$C$12])-SIN(ATAN([.AB$2]/[.$E12]))*SIN(ATAN([.AB$2]/[.$E12])))-COS(ATAN([.AB$2]/[.$E12]))))/2)*([.$E12]/COS(ATAN([.AB$2]/[.$E12]))-([.$C$12]*(SQRT(([.$C$10]*[.$C$10])/([.$C$12]*[.$C$12])-SIN(ATAN([.AB$2]/[.$E12]))*SIN(ATAN([.AB$2]/[.$E12])))-COS(ATAN([.AB$2]/[.$E12]))))/2) /  (2*([.$C$12]*(SQRT(([.$C$10]*[.$C$10])/([.$C$12]*[.$C$12])-SIN(ATAN([.AB$2]/[.$E12]))*SIN(ATAN([.AB$2]/[.$E12])))-COS(ATAN([.AB$2]/[.$E12]))))*([.$C$12]*(SQRT(([.$C$10]*[.$C$10])/([.$C$12]*[.$C$12])-SIN(ATAN([.AB$2]/[.$E12]))*SIN(ATAN([.AB$2]/[.$E12])))-COS(ATAN([.AB$2]/[.$E12]))))/36))" office:value-type="float" office:value="0.00122821258365572">
            <text:p>0,0012282126</text:p>
          </table:table-cell>
          <table:table-cell table:formula="of:=(1/(SQRT(2*3.1415926535)*([.$C$12]*(SQRT(([.$C$10]*[.$C$10])/([.$C$12]*[.$C$12])-SIN(ATAN([.AC$2]/[.$E12]))*SIN(ATAN([.AC$2]/[.$E12])))-COS(ATAN([.AC$2]/[.$E12]))))/6)) * EXP( -([.$E12]/COS(ATAN([.AC$2]/[.$E12]))-([.$C$12]*(SQRT(([.$C$10]*[.$C$10])/([.$C$12]*[.$C$12])-SIN(ATAN([.AC$2]/[.$E12]))*SIN(ATAN([.AC$2]/[.$E12])))-COS(ATAN([.AC$2]/[.$E12]))))/2)*([.$E12]/COS(ATAN([.AC$2]/[.$E12]))-([.$C$12]*(SQRT(([.$C$10]*[.$C$10])/([.$C$12]*[.$C$12])-SIN(ATAN([.AC$2]/[.$E12]))*SIN(ATAN([.AC$2]/[.$E12])))-COS(ATAN([.AC$2]/[.$E12]))))/2) /  (2*([.$C$12]*(SQRT(([.$C$10]*[.$C$10])/([.$C$12]*[.$C$12])-SIN(ATAN([.AC$2]/[.$E12]))*SIN(ATAN([.AC$2]/[.$E12])))-COS(ATAN([.AC$2]/[.$E12]))))*([.$C$12]*(SQRT(([.$C$10]*[.$C$10])/([.$C$12]*[.$C$12])-SIN(ATAN([.AC$2]/[.$E12]))*SIN(ATAN([.AC$2]/[.$E12])))-COS(ATAN([.AC$2]/[.$E12]))))/36))" office:value-type="float" office:value="0.00126363360276909">
            <text:p>0,0012636336</text:p>
          </table:table-cell>
          <table:table-cell table:formula="of:=(1/(SQRT(2*3.1415926535)*([.$C$12]*(SQRT(([.$C$10]*[.$C$10])/([.$C$12]*[.$C$12])-SIN(ATAN([.AD$2]/[.$E12]))*SIN(ATAN([.AD$2]/[.$E12])))-COS(ATAN([.AD$2]/[.$E12]))))/6)) * EXP( -([.$E12]/COS(ATAN([.AD$2]/[.$E12]))-([.$C$12]*(SQRT(([.$C$10]*[.$C$10])/([.$C$12]*[.$C$12])-SIN(ATAN([.AD$2]/[.$E12]))*SIN(ATAN([.AD$2]/[.$E12])))-COS(ATAN([.AD$2]/[.$E12]))))/2)*([.$E12]/COS(ATAN([.AD$2]/[.$E12]))-([.$C$12]*(SQRT(([.$C$10]*[.$C$10])/([.$C$12]*[.$C$12])-SIN(ATAN([.AD$2]/[.$E12]))*SIN(ATAN([.AD$2]/[.$E12])))-COS(ATAN([.AD$2]/[.$E12]))))/2) /  (2*([.$C$12]*(SQRT(([.$C$10]*[.$C$10])/([.$C$12]*[.$C$12])-SIN(ATAN([.AD$2]/[.$E12]))*SIN(ATAN([.AD$2]/[.$E12])))-COS(ATAN([.AD$2]/[.$E12]))))*([.$C$12]*(SQRT(([.$C$10]*[.$C$10])/([.$C$12]*[.$C$12])-SIN(ATAN([.AD$2]/[.$E12]))*SIN(ATAN([.AD$2]/[.$E12])))-COS(ATAN([.AD$2]/[.$E12]))))/36))" office:value-type="float" office:value="0.0012889104354138">
            <text:p>0,0012889104</text:p>
          </table:table-cell>
          <table:table-cell table:formula="of:=(1/(SQRT(2*3.1415926535)*([.$C$12]*(SQRT(([.$C$10]*[.$C$10])/([.$C$12]*[.$C$12])-SIN(ATAN([.AE$2]/[.$E12]))*SIN(ATAN([.AE$2]/[.$E12])))-COS(ATAN([.AE$2]/[.$E12]))))/6)) * EXP( -([.$E12]/COS(ATAN([.AE$2]/[.$E12]))-([.$C$12]*(SQRT(([.$C$10]*[.$C$10])/([.$C$12]*[.$C$12])-SIN(ATAN([.AE$2]/[.$E12]))*SIN(ATAN([.AE$2]/[.$E12])))-COS(ATAN([.AE$2]/[.$E12]))))/2)*([.$E12]/COS(ATAN([.AE$2]/[.$E12]))-([.$C$12]*(SQRT(([.$C$10]*[.$C$10])/([.$C$12]*[.$C$12])-SIN(ATAN([.AE$2]/[.$E12]))*SIN(ATAN([.AE$2]/[.$E12])))-COS(ATAN([.AE$2]/[.$E12]))))/2) /  (2*([.$C$12]*(SQRT(([.$C$10]*[.$C$10])/([.$C$12]*[.$C$12])-SIN(ATAN([.AE$2]/[.$E12]))*SIN(ATAN([.AE$2]/[.$E12])))-COS(ATAN([.AE$2]/[.$E12]))))*([.$C$12]*(SQRT(([.$C$10]*[.$C$10])/([.$C$12]*[.$C$12])-SIN(ATAN([.AE$2]/[.$E12]))*SIN(ATAN([.AE$2]/[.$E12])))-COS(ATAN([.AE$2]/[.$E12]))))/36))" office:value-type="float" office:value="0.00130316082305192">
            <text:p>0,0013031608</text:p>
          </table:table-cell>
          <table:table-cell table:formula="of:=(1/(SQRT(2*3.1415926535)*([.$C$12]*(SQRT(([.$C$10]*[.$C$10])/([.$C$12]*[.$C$12])-SIN(ATAN([.AF$2]/[.$E12]))*SIN(ATAN([.AF$2]/[.$E12])))-COS(ATAN([.AF$2]/[.$E12]))))/6)) * EXP( -([.$E12]/COS(ATAN([.AF$2]/[.$E12]))-([.$C$12]*(SQRT(([.$C$10]*[.$C$10])/([.$C$12]*[.$C$12])-SIN(ATAN([.AF$2]/[.$E12]))*SIN(ATAN([.AF$2]/[.$E12])))-COS(ATAN([.AF$2]/[.$E12]))))/2)*([.$E12]/COS(ATAN([.AF$2]/[.$E12]))-([.$C$12]*(SQRT(([.$C$10]*[.$C$10])/([.$C$12]*[.$C$12])-SIN(ATAN([.AF$2]/[.$E12]))*SIN(ATAN([.AF$2]/[.$E12])))-COS(ATAN([.AF$2]/[.$E12]))))/2) /  (2*([.$C$12]*(SQRT(([.$C$10]*[.$C$10])/([.$C$12]*[.$C$12])-SIN(ATAN([.AF$2]/[.$E12]))*SIN(ATAN([.AF$2]/[.$E12])))-COS(ATAN([.AF$2]/[.$E12]))))*([.$C$12]*(SQRT(([.$C$10]*[.$C$10])/([.$C$12]*[.$C$12])-SIN(ATAN([.AF$2]/[.$E12]))*SIN(ATAN([.AF$2]/[.$E12])))-COS(ATAN([.AF$2]/[.$E12]))))/36))" office:value-type="float" office:value="0.00130580107836239">
            <text:p>0,0013058011</text:p>
          </table:table-cell>
          <table:table-cell table:formula="of:=(1/(SQRT(2*3.1415926535)*([.$C$12]*(SQRT(([.$C$10]*[.$C$10])/([.$C$12]*[.$C$12])-SIN(ATAN([.AG$2]/[.$E12]))*SIN(ATAN([.AG$2]/[.$E12])))-COS(ATAN([.AG$2]/[.$E12]))))/6)) * EXP( -([.$E12]/COS(ATAN([.AG$2]/[.$E12]))-([.$C$12]*(SQRT(([.$C$10]*[.$C$10])/([.$C$12]*[.$C$12])-SIN(ATAN([.AG$2]/[.$E12]))*SIN(ATAN([.AG$2]/[.$E12])))-COS(ATAN([.AG$2]/[.$E12]))))/2)*([.$E12]/COS(ATAN([.AG$2]/[.$E12]))-([.$C$12]*(SQRT(([.$C$10]*[.$C$10])/([.$C$12]*[.$C$12])-SIN(ATAN([.AG$2]/[.$E12]))*SIN(ATAN([.AG$2]/[.$E12])))-COS(ATAN([.AG$2]/[.$E12]))))/2) /  (2*([.$C$12]*(SQRT(([.$C$10]*[.$C$10])/([.$C$12]*[.$C$12])-SIN(ATAN([.AG$2]/[.$E12]))*SIN(ATAN([.AG$2]/[.$E12])))-COS(ATAN([.AG$2]/[.$E12]))))*([.$C$12]*(SQRT(([.$C$10]*[.$C$10])/([.$C$12]*[.$C$12])-SIN(ATAN([.AG$2]/[.$E12]))*SIN(ATAN([.AG$2]/[.$E12])))-COS(ATAN([.AG$2]/[.$E12]))))/36))" office:value-type="float" office:value="0.00129657767661145">
            <text:p>0,0012965777</text:p>
          </table:table-cell>
          <table:table-cell table:formula="of:=(1/(SQRT(2*3.1415926535)*([.$C$12]*(SQRT(([.$C$10]*[.$C$10])/([.$C$12]*[.$C$12])-SIN(ATAN([.AH$2]/[.$E12]))*SIN(ATAN([.AH$2]/[.$E12])))-COS(ATAN([.AH$2]/[.$E12]))))/6)) * EXP( -([.$E12]/COS(ATAN([.AH$2]/[.$E12]))-([.$C$12]*(SQRT(([.$C$10]*[.$C$10])/([.$C$12]*[.$C$12])-SIN(ATAN([.AH$2]/[.$E12]))*SIN(ATAN([.AH$2]/[.$E12])))-COS(ATAN([.AH$2]/[.$E12]))))/2)*([.$E12]/COS(ATAN([.AH$2]/[.$E12]))-([.$C$12]*(SQRT(([.$C$10]*[.$C$10])/([.$C$12]*[.$C$12])-SIN(ATAN([.AH$2]/[.$E12]))*SIN(ATAN([.AH$2]/[.$E12])))-COS(ATAN([.AH$2]/[.$E12]))))/2) /  (2*([.$C$12]*(SQRT(([.$C$10]*[.$C$10])/([.$C$12]*[.$C$12])-SIN(ATAN([.AH$2]/[.$E12]))*SIN(ATAN([.AH$2]/[.$E12])))-COS(ATAN([.AH$2]/[.$E12]))))*([.$C$12]*(SQRT(([.$C$10]*[.$C$10])/([.$C$12]*[.$C$12])-SIN(ATAN([.AH$2]/[.$E12]))*SIN(ATAN([.AH$2]/[.$E12])))-COS(ATAN([.AH$2]/[.$E12]))))/36))" office:value-type="float" office:value="0.00127558326508399">
            <text:p>0,0012755833</text:p>
          </table:table-cell>
          <table:table-cell table:formula="of:=(1/(SQRT(2*3.1415926535)*([.$C$12]*(SQRT(([.$C$10]*[.$C$10])/([.$C$12]*[.$C$12])-SIN(ATAN([.AI$2]/[.$E12]))*SIN(ATAN([.AI$2]/[.$E12])))-COS(ATAN([.AI$2]/[.$E12]))))/6)) * EXP( -([.$E12]/COS(ATAN([.AI$2]/[.$E12]))-([.$C$12]*(SQRT(([.$C$10]*[.$C$10])/([.$C$12]*[.$C$12])-SIN(ATAN([.AI$2]/[.$E12]))*SIN(ATAN([.AI$2]/[.$E12])))-COS(ATAN([.AI$2]/[.$E12]))))/2)*([.$E12]/COS(ATAN([.AI$2]/[.$E12]))-([.$C$12]*(SQRT(([.$C$10]*[.$C$10])/([.$C$12]*[.$C$12])-SIN(ATAN([.AI$2]/[.$E12]))*SIN(ATAN([.AI$2]/[.$E12])))-COS(ATAN([.AI$2]/[.$E12]))))/2) /  (2*([.$C$12]*(SQRT(([.$C$10]*[.$C$10])/([.$C$12]*[.$C$12])-SIN(ATAN([.AI$2]/[.$E12]))*SIN(ATAN([.AI$2]/[.$E12])))-COS(ATAN([.AI$2]/[.$E12]))))*([.$C$12]*(SQRT(([.$C$10]*[.$C$10])/([.$C$12]*[.$C$12])-SIN(ATAN([.AI$2]/[.$E12]))*SIN(ATAN([.AI$2]/[.$E12])))-COS(ATAN([.AI$2]/[.$E12]))))/36))" office:value-type="float" office:value="0.00124325578380047">
            <text:p>0,0012432558</text:p>
          </table:table-cell>
          <table:table-cell table:formula="of:=(1/(SQRT(2*3.1415926535)*([.$C$12]*(SQRT(([.$C$10]*[.$C$10])/([.$C$12]*[.$C$12])-SIN(ATAN([.AJ$2]/[.$E12]))*SIN(ATAN([.AJ$2]/[.$E12])))-COS(ATAN([.AJ$2]/[.$E12]))))/6)) * EXP( -([.$E12]/COS(ATAN([.AJ$2]/[.$E12]))-([.$C$12]*(SQRT(([.$C$10]*[.$C$10])/([.$C$12]*[.$C$12])-SIN(ATAN([.AJ$2]/[.$E12]))*SIN(ATAN([.AJ$2]/[.$E12])))-COS(ATAN([.AJ$2]/[.$E12]))))/2)*([.$E12]/COS(ATAN([.AJ$2]/[.$E12]))-([.$C$12]*(SQRT(([.$C$10]*[.$C$10])/([.$C$12]*[.$C$12])-SIN(ATAN([.AJ$2]/[.$E12]))*SIN(ATAN([.AJ$2]/[.$E12])))-COS(ATAN([.AJ$2]/[.$E12]))))/2) /  (2*([.$C$12]*(SQRT(([.$C$10]*[.$C$10])/([.$C$12]*[.$C$12])-SIN(ATAN([.AJ$2]/[.$E12]))*SIN(ATAN([.AJ$2]/[.$E12])))-COS(ATAN([.AJ$2]/[.$E12]))))*([.$C$12]*(SQRT(([.$C$10]*[.$C$10])/([.$C$12]*[.$C$12])-SIN(ATAN([.AJ$2]/[.$E12]))*SIN(ATAN([.AJ$2]/[.$E12])))-COS(ATAN([.AJ$2]/[.$E12]))))/36))" office:value-type="float" office:value="0.00120036055704313">
            <text:p>0,001200360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333.433333333333">
            <text:p>333,4333333333</text:p>
          </table:table-cell>
          <table:table-cell table:formula="of:=(1/(SQRT(2*3.1415926535)*([.$C$12]*(SQRT(([.$C$10]*[.$C$10])/([.$C$12]*[.$C$12])-SIN(ATAN([.F$2]/[.$E13]))*SIN(ATAN([.F$2]/[.$E13])))-COS(ATAN([.F$2]/[.$E13]))))/6)) * EXP( -([.$E13]/COS(ATAN([.F$2]/[.$E13]))-([.$C$12]*(SQRT(([.$C$10]*[.$C$10])/([.$C$12]*[.$C$12])-SIN(ATAN([.F$2]/[.$E13]))*SIN(ATAN([.F$2]/[.$E13])))-COS(ATAN([.F$2]/[.$E13]))))/2)*([.$E13]/COS(ATAN([.F$2]/[.$E13]))-([.$C$12]*(SQRT(([.$C$10]*[.$C$10])/([.$C$12]*[.$C$12])-SIN(ATAN([.F$2]/[.$E13]))*SIN(ATAN([.F$2]/[.$E13])))-COS(ATAN([.F$2]/[.$E13]))))/2) /  (2*([.$C$12]*(SQRT(([.$C$10]*[.$C$10])/([.$C$12]*[.$C$12])-SIN(ATAN([.F$2]/[.$E13]))*SIN(ATAN([.F$2]/[.$E13])))-COS(ATAN([.F$2]/[.$E13]))))*([.$C$12]*(SQRT(([.$C$10]*[.$C$10])/([.$C$12]*[.$C$12])-SIN(ATAN([.F$2]/[.$E13]))*SIN(ATAN([.F$2]/[.$E13])))-COS(ATAN([.F$2]/[.$E13]))))/36))" office:value-type="float" office:value="0.000323752338183629">
            <text:p>0,0003237523</text:p>
          </table:table-cell>
          <table:table-cell table:formula="of:=(1/(SQRT(2*3.1415926535)*([.$C$12]*(SQRT(([.$C$10]*[.$C$10])/([.$C$12]*[.$C$12])-SIN(ATAN([.G$2]/[.$E13]))*SIN(ATAN([.G$2]/[.$E13])))-COS(ATAN([.G$2]/[.$E13]))))/6)) * EXP( -([.$E13]/COS(ATAN([.G$2]/[.$E13]))-([.$C$12]*(SQRT(([.$C$10]*[.$C$10])/([.$C$12]*[.$C$12])-SIN(ATAN([.G$2]/[.$E13]))*SIN(ATAN([.G$2]/[.$E13])))-COS(ATAN([.G$2]/[.$E13]))))/2)*([.$E13]/COS(ATAN([.G$2]/[.$E13]))-([.$C$12]*(SQRT(([.$C$10]*[.$C$10])/([.$C$12]*[.$C$12])-SIN(ATAN([.G$2]/[.$E13]))*SIN(ATAN([.G$2]/[.$E13])))-COS(ATAN([.G$2]/[.$E13]))))/2) /  (2*([.$C$12]*(SQRT(([.$C$10]*[.$C$10])/([.$C$12]*[.$C$12])-SIN(ATAN([.G$2]/[.$E13]))*SIN(ATAN([.G$2]/[.$E13])))-COS(ATAN([.G$2]/[.$E13]))))*([.$C$12]*(SQRT(([.$C$10]*[.$C$10])/([.$C$12]*[.$C$12])-SIN(ATAN([.G$2]/[.$E13]))*SIN(ATAN([.G$2]/[.$E13])))-COS(ATAN([.G$2]/[.$E13]))))/36))" office:value-type="float" office:value="0.000326276480523292">
            <text:p>0,0003262765</text:p>
          </table:table-cell>
          <table:table-cell table:formula="of:=(1/(SQRT(2*3.1415926535)*([.$C$12]*(SQRT(([.$C$10]*[.$C$10])/([.$C$12]*[.$C$12])-SIN(ATAN([.H$2]/[.$E13]))*SIN(ATAN([.H$2]/[.$E13])))-COS(ATAN([.H$2]/[.$E13]))))/6)) * EXP( -([.$E13]/COS(ATAN([.H$2]/[.$E13]))-([.$C$12]*(SQRT(([.$C$10]*[.$C$10])/([.$C$12]*[.$C$12])-SIN(ATAN([.H$2]/[.$E13]))*SIN(ATAN([.H$2]/[.$E13])))-COS(ATAN([.H$2]/[.$E13]))))/2)*([.$E13]/COS(ATAN([.H$2]/[.$E13]))-([.$C$12]*(SQRT(([.$C$10]*[.$C$10])/([.$C$12]*[.$C$12])-SIN(ATAN([.H$2]/[.$E13]))*SIN(ATAN([.H$2]/[.$E13])))-COS(ATAN([.H$2]/[.$E13]))))/2) /  (2*([.$C$12]*(SQRT(([.$C$10]*[.$C$10])/([.$C$12]*[.$C$12])-SIN(ATAN([.H$2]/[.$E13]))*SIN(ATAN([.H$2]/[.$E13])))-COS(ATAN([.H$2]/[.$E13]))))*([.$C$12]*(SQRT(([.$C$10]*[.$C$10])/([.$C$12]*[.$C$12])-SIN(ATAN([.H$2]/[.$E13]))*SIN(ATAN([.H$2]/[.$E13])))-COS(ATAN([.H$2]/[.$E13]))))/36))" office:value-type="float" office:value="0.000333833634841794">
            <text:p>0,0003338336</text:p>
          </table:table-cell>
          <table:table-cell table:formula="of:=(1/(SQRT(2*3.1415926535)*([.$C$12]*(SQRT(([.$C$10]*[.$C$10])/([.$C$12]*[.$C$12])-SIN(ATAN([.I$2]/[.$E13]))*SIN(ATAN([.I$2]/[.$E13])))-COS(ATAN([.I$2]/[.$E13]))))/6)) * EXP( -([.$E13]/COS(ATAN([.I$2]/[.$E13]))-([.$C$12]*(SQRT(([.$C$10]*[.$C$10])/([.$C$12]*[.$C$12])-SIN(ATAN([.I$2]/[.$E13]))*SIN(ATAN([.I$2]/[.$E13])))-COS(ATAN([.I$2]/[.$E13]))))/2)*([.$E13]/COS(ATAN([.I$2]/[.$E13]))-([.$C$12]*(SQRT(([.$C$10]*[.$C$10])/([.$C$12]*[.$C$12])-SIN(ATAN([.I$2]/[.$E13]))*SIN(ATAN([.I$2]/[.$E13])))-COS(ATAN([.I$2]/[.$E13]))))/2) /  (2*([.$C$12]*(SQRT(([.$C$10]*[.$C$10])/([.$C$12]*[.$C$12])-SIN(ATAN([.I$2]/[.$E13]))*SIN(ATAN([.I$2]/[.$E13])))-COS(ATAN([.I$2]/[.$E13]))))*([.$C$12]*(SQRT(([.$C$10]*[.$C$10])/([.$C$12]*[.$C$12])-SIN(ATAN([.I$2]/[.$E13]))*SIN(ATAN([.I$2]/[.$E13])))-COS(ATAN([.I$2]/[.$E13]))))/36))" office:value-type="float" office:value="0.000346465345660927">
            <text:p>0,0003464653</text:p>
          </table:table-cell>
          <table:table-cell table:formula="of:=(1/(SQRT(2*3.1415926535)*([.$C$12]*(SQRT(([.$C$10]*[.$C$10])/([.$C$12]*[.$C$12])-SIN(ATAN([.J$2]/[.$E13]))*SIN(ATAN([.J$2]/[.$E13])))-COS(ATAN([.J$2]/[.$E13]))))/6)) * EXP( -([.$E13]/COS(ATAN([.J$2]/[.$E13]))-([.$C$12]*(SQRT(([.$C$10]*[.$C$10])/([.$C$12]*[.$C$12])-SIN(ATAN([.J$2]/[.$E13]))*SIN(ATAN([.J$2]/[.$E13])))-COS(ATAN([.J$2]/[.$E13]))))/2)*([.$E13]/COS(ATAN([.J$2]/[.$E13]))-([.$C$12]*(SQRT(([.$C$10]*[.$C$10])/([.$C$12]*[.$C$12])-SIN(ATAN([.J$2]/[.$E13]))*SIN(ATAN([.J$2]/[.$E13])))-COS(ATAN([.J$2]/[.$E13]))))/2) /  (2*([.$C$12]*(SQRT(([.$C$10]*[.$C$10])/([.$C$12]*[.$C$12])-SIN(ATAN([.J$2]/[.$E13]))*SIN(ATAN([.J$2]/[.$E13])))-COS(ATAN([.J$2]/[.$E13]))))*([.$C$12]*(SQRT(([.$C$10]*[.$C$10])/([.$C$12]*[.$C$12])-SIN(ATAN([.J$2]/[.$E13]))*SIN(ATAN([.J$2]/[.$E13])))-COS(ATAN([.J$2]/[.$E13]))))/36))" office:value-type="float" office:value="0.000364231602345012">
            <text:p>0,0003642316</text:p>
          </table:table-cell>
          <table:table-cell table:formula="of:=(1/(SQRT(2*3.1415926535)*([.$C$12]*(SQRT(([.$C$10]*[.$C$10])/([.$C$12]*[.$C$12])-SIN(ATAN([.K$2]/[.$E13]))*SIN(ATAN([.K$2]/[.$E13])))-COS(ATAN([.K$2]/[.$E13]))))/6)) * EXP( -([.$E13]/COS(ATAN([.K$2]/[.$E13]))-([.$C$12]*(SQRT(([.$C$10]*[.$C$10])/([.$C$12]*[.$C$12])-SIN(ATAN([.K$2]/[.$E13]))*SIN(ATAN([.K$2]/[.$E13])))-COS(ATAN([.K$2]/[.$E13]))))/2)*([.$E13]/COS(ATAN([.K$2]/[.$E13]))-([.$C$12]*(SQRT(([.$C$10]*[.$C$10])/([.$C$12]*[.$C$12])-SIN(ATAN([.K$2]/[.$E13]))*SIN(ATAN([.K$2]/[.$E13])))-COS(ATAN([.K$2]/[.$E13]))))/2) /  (2*([.$C$12]*(SQRT(([.$C$10]*[.$C$10])/([.$C$12]*[.$C$12])-SIN(ATAN([.K$2]/[.$E13]))*SIN(ATAN([.K$2]/[.$E13])))-COS(ATAN([.K$2]/[.$E13]))))*([.$C$12]*(SQRT(([.$C$10]*[.$C$10])/([.$C$12]*[.$C$12])-SIN(ATAN([.K$2]/[.$E13]))*SIN(ATAN([.K$2]/[.$E13])))-COS(ATAN([.K$2]/[.$E13]))))/36))" office:value-type="float" office:value="0.000387197732322251">
            <text:p>0,0003871977</text:p>
          </table:table-cell>
          <table:table-cell table:formula="of:=(1/(SQRT(2*3.1415926535)*([.$C$12]*(SQRT(([.$C$10]*[.$C$10])/([.$C$12]*[.$C$12])-SIN(ATAN([.L$2]/[.$E13]))*SIN(ATAN([.L$2]/[.$E13])))-COS(ATAN([.L$2]/[.$E13]))))/6)) * EXP( -([.$E13]/COS(ATAN([.L$2]/[.$E13]))-([.$C$12]*(SQRT(([.$C$10]*[.$C$10])/([.$C$12]*[.$C$12])-SIN(ATAN([.L$2]/[.$E13]))*SIN(ATAN([.L$2]/[.$E13])))-COS(ATAN([.L$2]/[.$E13]))))/2)*([.$E13]/COS(ATAN([.L$2]/[.$E13]))-([.$C$12]*(SQRT(([.$C$10]*[.$C$10])/([.$C$12]*[.$C$12])-SIN(ATAN([.L$2]/[.$E13]))*SIN(ATAN([.L$2]/[.$E13])))-COS(ATAN([.L$2]/[.$E13]))))/2) /  (2*([.$C$12]*(SQRT(([.$C$10]*[.$C$10])/([.$C$12]*[.$C$12])-SIN(ATAN([.L$2]/[.$E13]))*SIN(ATAN([.L$2]/[.$E13])))-COS(ATAN([.L$2]/[.$E13]))))*([.$C$12]*(SQRT(([.$C$10]*[.$C$10])/([.$C$12]*[.$C$12])-SIN(ATAN([.L$2]/[.$E13]))*SIN(ATAN([.L$2]/[.$E13])))-COS(ATAN([.L$2]/[.$E13]))))/36))" office:value-type="float" office:value="0.000415417115311439">
            <text:p>0,0004154171</text:p>
          </table:table-cell>
          <table:table-cell table:formula="of:=(1/(SQRT(2*3.1415926535)*([.$C$12]*(SQRT(([.$C$10]*[.$C$10])/([.$C$12]*[.$C$12])-SIN(ATAN([.M$2]/[.$E13]))*SIN(ATAN([.M$2]/[.$E13])))-COS(ATAN([.M$2]/[.$E13]))))/6)) * EXP( -([.$E13]/COS(ATAN([.M$2]/[.$E13]))-([.$C$12]*(SQRT(([.$C$10]*[.$C$10])/([.$C$12]*[.$C$12])-SIN(ATAN([.M$2]/[.$E13]))*SIN(ATAN([.M$2]/[.$E13])))-COS(ATAN([.M$2]/[.$E13]))))/2)*([.$E13]/COS(ATAN([.M$2]/[.$E13]))-([.$C$12]*(SQRT(([.$C$10]*[.$C$10])/([.$C$12]*[.$C$12])-SIN(ATAN([.M$2]/[.$E13]))*SIN(ATAN([.M$2]/[.$E13])))-COS(ATAN([.M$2]/[.$E13]))))/2) /  (2*([.$C$12]*(SQRT(([.$C$10]*[.$C$10])/([.$C$12]*[.$C$12])-SIN(ATAN([.M$2]/[.$E13]))*SIN(ATAN([.M$2]/[.$E13])))-COS(ATAN([.M$2]/[.$E13]))))*([.$C$12]*(SQRT(([.$C$10]*[.$C$10])/([.$C$12]*[.$C$12])-SIN(ATAN([.M$2]/[.$E13]))*SIN(ATAN([.M$2]/[.$E13])))-COS(ATAN([.M$2]/[.$E13]))))/36))" office:value-type="float" office:value="0.000448910434407931">
            <text:p>0,0004489104</text:p>
          </table:table-cell>
          <table:table-cell table:formula="of:=(1/(SQRT(2*3.1415926535)*([.$C$12]*(SQRT(([.$C$10]*[.$C$10])/([.$C$12]*[.$C$12])-SIN(ATAN([.N$2]/[.$E13]))*SIN(ATAN([.N$2]/[.$E13])))-COS(ATAN([.N$2]/[.$E13]))))/6)) * EXP( -([.$E13]/COS(ATAN([.N$2]/[.$E13]))-([.$C$12]*(SQRT(([.$C$10]*[.$C$10])/([.$C$12]*[.$C$12])-SIN(ATAN([.N$2]/[.$E13]))*SIN(ATAN([.N$2]/[.$E13])))-COS(ATAN([.N$2]/[.$E13]))))/2)*([.$E13]/COS(ATAN([.N$2]/[.$E13]))-([.$C$12]*(SQRT(([.$C$10]*[.$C$10])/([.$C$12]*[.$C$12])-SIN(ATAN([.N$2]/[.$E13]))*SIN(ATAN([.N$2]/[.$E13])))-COS(ATAN([.N$2]/[.$E13]))))/2) /  (2*([.$C$12]*(SQRT(([.$C$10]*[.$C$10])/([.$C$12]*[.$C$12])-SIN(ATAN([.N$2]/[.$E13]))*SIN(ATAN([.N$2]/[.$E13])))-COS(ATAN([.N$2]/[.$E13]))))*([.$C$12]*(SQRT(([.$C$10]*[.$C$10])/([.$C$12]*[.$C$12])-SIN(ATAN([.N$2]/[.$E13]))*SIN(ATAN([.N$2]/[.$E13])))-COS(ATAN([.N$2]/[.$E13]))))/36))" office:value-type="float" office:value="0.000487642293873495">
            <text:p>0,0004876423</text:p>
          </table:table-cell>
          <table:table-cell table:formula="of:=(1/(SQRT(2*3.1415926535)*([.$C$12]*(SQRT(([.$C$10]*[.$C$10])/([.$C$12]*[.$C$12])-SIN(ATAN([.O$2]/[.$E13]))*SIN(ATAN([.O$2]/[.$E13])))-COS(ATAN([.O$2]/[.$E13]))))/6)) * EXP( -([.$E13]/COS(ATAN([.O$2]/[.$E13]))-([.$C$12]*(SQRT(([.$C$10]*[.$C$10])/([.$C$12]*[.$C$12])-SIN(ATAN([.O$2]/[.$E13]))*SIN(ATAN([.O$2]/[.$E13])))-COS(ATAN([.O$2]/[.$E13]))))/2)*([.$E13]/COS(ATAN([.O$2]/[.$E13]))-([.$C$12]*(SQRT(([.$C$10]*[.$C$10])/([.$C$12]*[.$C$12])-SIN(ATAN([.O$2]/[.$E13]))*SIN(ATAN([.O$2]/[.$E13])))-COS(ATAN([.O$2]/[.$E13]))))/2) /  (2*([.$C$12]*(SQRT(([.$C$10]*[.$C$10])/([.$C$12]*[.$C$12])-SIN(ATAN([.O$2]/[.$E13]))*SIN(ATAN([.O$2]/[.$E13])))-COS(ATAN([.O$2]/[.$E13]))))*([.$C$12]*(SQRT(([.$C$10]*[.$C$10])/([.$C$12]*[.$C$12])-SIN(ATAN([.O$2]/[.$E13]))*SIN(ATAN([.O$2]/[.$E13])))-COS(ATAN([.O$2]/[.$E13]))))/36))" office:value-type="float" office:value="0.000531496275397894">
            <text:p>0,0005314963</text:p>
          </table:table-cell>
          <table:table-cell table:formula="of:=(1/(SQRT(2*3.1415926535)*([.$C$12]*(SQRT(([.$C$10]*[.$C$10])/([.$C$12]*[.$C$12])-SIN(ATAN([.P$2]/[.$E13]))*SIN(ATAN([.P$2]/[.$E13])))-COS(ATAN([.P$2]/[.$E13]))))/6)) * EXP( -([.$E13]/COS(ATAN([.P$2]/[.$E13]))-([.$C$12]*(SQRT(([.$C$10]*[.$C$10])/([.$C$12]*[.$C$12])-SIN(ATAN([.P$2]/[.$E13]))*SIN(ATAN([.P$2]/[.$E13])))-COS(ATAN([.P$2]/[.$E13]))))/2)*([.$E13]/COS(ATAN([.P$2]/[.$E13]))-([.$C$12]*(SQRT(([.$C$10]*[.$C$10])/([.$C$12]*[.$C$12])-SIN(ATAN([.P$2]/[.$E13]))*SIN(ATAN([.P$2]/[.$E13])))-COS(ATAN([.P$2]/[.$E13]))))/2) /  (2*([.$C$12]*(SQRT(([.$C$10]*[.$C$10])/([.$C$12]*[.$C$12])-SIN(ATAN([.P$2]/[.$E13]))*SIN(ATAN([.P$2]/[.$E13])))-COS(ATAN([.P$2]/[.$E13]))))*([.$C$12]*(SQRT(([.$C$10]*[.$C$10])/([.$C$12]*[.$C$12])-SIN(ATAN([.P$2]/[.$E13]))*SIN(ATAN([.P$2]/[.$E13])))-COS(ATAN([.P$2]/[.$E13]))))/36))" office:value-type="float" office:value="0.000580249811749009">
            <text:p>0,0005802498</text:p>
          </table:table-cell>
          <table:table-cell table:formula="of:=(1/(SQRT(2*3.1415926535)*([.$C$12]*(SQRT(([.$C$10]*[.$C$10])/([.$C$12]*[.$C$12])-SIN(ATAN([.Q$2]/[.$E13]))*SIN(ATAN([.Q$2]/[.$E13])))-COS(ATAN([.Q$2]/[.$E13]))))/6)) * EXP( -([.$E13]/COS(ATAN([.Q$2]/[.$E13]))-([.$C$12]*(SQRT(([.$C$10]*[.$C$10])/([.$C$12]*[.$C$12])-SIN(ATAN([.Q$2]/[.$E13]))*SIN(ATAN([.Q$2]/[.$E13])))-COS(ATAN([.Q$2]/[.$E13]))))/2)*([.$E13]/COS(ATAN([.Q$2]/[.$E13]))-([.$C$12]*(SQRT(([.$C$10]*[.$C$10])/([.$C$12]*[.$C$12])-SIN(ATAN([.Q$2]/[.$E13]))*SIN(ATAN([.Q$2]/[.$E13])))-COS(ATAN([.Q$2]/[.$E13]))))/2) /  (2*([.$C$12]*(SQRT(([.$C$10]*[.$C$10])/([.$C$12]*[.$C$12])-SIN(ATAN([.Q$2]/[.$E13]))*SIN(ATAN([.Q$2]/[.$E13])))-COS(ATAN([.Q$2]/[.$E13]))))*([.$C$12]*(SQRT(([.$C$10]*[.$C$10])/([.$C$12]*[.$C$12])-SIN(ATAN([.Q$2]/[.$E13]))*SIN(ATAN([.Q$2]/[.$E13])))-COS(ATAN([.Q$2]/[.$E13]))))/36))" office:value-type="float" office:value="0.000633550538905359">
            <text:p>0,0006335505</text:p>
          </table:table-cell>
          <table:table-cell table:formula="of:=(1/(SQRT(2*3.1415926535)*([.$C$12]*(SQRT(([.$C$10]*[.$C$10])/([.$C$12]*[.$C$12])-SIN(ATAN([.R$2]/[.$E13]))*SIN(ATAN([.R$2]/[.$E13])))-COS(ATAN([.R$2]/[.$E13]))))/6)) * EXP( -([.$E13]/COS(ATAN([.R$2]/[.$E13]))-([.$C$12]*(SQRT(([.$C$10]*[.$C$10])/([.$C$12]*[.$C$12])-SIN(ATAN([.R$2]/[.$E13]))*SIN(ATAN([.R$2]/[.$E13])))-COS(ATAN([.R$2]/[.$E13]))))/2)*([.$E13]/COS(ATAN([.R$2]/[.$E13]))-([.$C$12]*(SQRT(([.$C$10]*[.$C$10])/([.$C$12]*[.$C$12])-SIN(ATAN([.R$2]/[.$E13]))*SIN(ATAN([.R$2]/[.$E13])))-COS(ATAN([.R$2]/[.$E13]))))/2) /  (2*([.$C$12]*(SQRT(([.$C$10]*[.$C$10])/([.$C$12]*[.$C$12])-SIN(ATAN([.R$2]/[.$E13]))*SIN(ATAN([.R$2]/[.$E13])))-COS(ATAN([.R$2]/[.$E13]))))*([.$C$12]*(SQRT(([.$C$10]*[.$C$10])/([.$C$12]*[.$C$12])-SIN(ATAN([.R$2]/[.$E13]))*SIN(ATAN([.R$2]/[.$E13])))-COS(ATAN([.R$2]/[.$E13]))))/36))" office:value-type="float" office:value="0.000690895981424225">
            <text:p>0,000690896</text:p>
          </table:table-cell>
          <table:table-cell table:formula="of:=(1/(SQRT(2*3.1415926535)*([.$C$12]*(SQRT(([.$C$10]*[.$C$10])/([.$C$12]*[.$C$12])-SIN(ATAN([.S$2]/[.$E13]))*SIN(ATAN([.S$2]/[.$E13])))-COS(ATAN([.S$2]/[.$E13]))))/6)) * EXP( -([.$E13]/COS(ATAN([.S$2]/[.$E13]))-([.$C$12]*(SQRT(([.$C$10]*[.$C$10])/([.$C$12]*[.$C$12])-SIN(ATAN([.S$2]/[.$E13]))*SIN(ATAN([.S$2]/[.$E13])))-COS(ATAN([.S$2]/[.$E13]))))/2)*([.$E13]/COS(ATAN([.S$2]/[.$E13]))-([.$C$12]*(SQRT(([.$C$10]*[.$C$10])/([.$C$12]*[.$C$12])-SIN(ATAN([.S$2]/[.$E13]))*SIN(ATAN([.S$2]/[.$E13])))-COS(ATAN([.S$2]/[.$E13]))))/2) /  (2*([.$C$12]*(SQRT(([.$C$10]*[.$C$10])/([.$C$12]*[.$C$12])-SIN(ATAN([.S$2]/[.$E13]))*SIN(ATAN([.S$2]/[.$E13])))-COS(ATAN([.S$2]/[.$E13]))))*([.$C$12]*(SQRT(([.$C$10]*[.$C$10])/([.$C$12]*[.$C$12])-SIN(ATAN([.S$2]/[.$E13]))*SIN(ATAN([.S$2]/[.$E13])))-COS(ATAN([.S$2]/[.$E13]))))/36))" office:value-type="float" office:value="0.000751618497211057">
            <text:p>0,0007516185</text:p>
          </table:table-cell>
          <table:table-cell table:formula="of:=(1/(SQRT(2*3.1415926535)*([.$C$12]*(SQRT(([.$C$10]*[.$C$10])/([.$C$12]*[.$C$12])-SIN(ATAN([.T$2]/[.$E13]))*SIN(ATAN([.T$2]/[.$E13])))-COS(ATAN([.T$2]/[.$E13]))))/6)) * EXP( -([.$E13]/COS(ATAN([.T$2]/[.$E13]))-([.$C$12]*(SQRT(([.$C$10]*[.$C$10])/([.$C$12]*[.$C$12])-SIN(ATAN([.T$2]/[.$E13]))*SIN(ATAN([.T$2]/[.$E13])))-COS(ATAN([.T$2]/[.$E13]))))/2)*([.$E13]/COS(ATAN([.T$2]/[.$E13]))-([.$C$12]*(SQRT(([.$C$10]*[.$C$10])/([.$C$12]*[.$C$12])-SIN(ATAN([.T$2]/[.$E13]))*SIN(ATAN([.T$2]/[.$E13])))-COS(ATAN([.T$2]/[.$E13]))))/2) /  (2*([.$C$12]*(SQRT(([.$C$10]*[.$C$10])/([.$C$12]*[.$C$12])-SIN(ATAN([.T$2]/[.$E13]))*SIN(ATAN([.T$2]/[.$E13])))-COS(ATAN([.T$2]/[.$E13]))))*([.$C$12]*(SQRT(([.$C$10]*[.$C$10])/([.$C$12]*[.$C$12])-SIN(ATAN([.T$2]/[.$E13]))*SIN(ATAN([.T$2]/[.$E13])))-COS(ATAN([.T$2]/[.$E13]))))/36))" office:value-type="float" office:value="0.000814877338200079">
            <text:p>0,0008148773</text:p>
          </table:table-cell>
          <table:table-cell table:formula="of:=(1/(SQRT(2*3.1415926535)*([.$C$12]*(SQRT(([.$C$10]*[.$C$10])/([.$C$12]*[.$C$12])-SIN(ATAN([.U$2]/[.$E13]))*SIN(ATAN([.U$2]/[.$E13])))-COS(ATAN([.U$2]/[.$E13]))))/6)) * EXP( -([.$E13]/COS(ATAN([.U$2]/[.$E13]))-([.$C$12]*(SQRT(([.$C$10]*[.$C$10])/([.$C$12]*[.$C$12])-SIN(ATAN([.U$2]/[.$E13]))*SIN(ATAN([.U$2]/[.$E13])))-COS(ATAN([.U$2]/[.$E13]))))/2)*([.$E13]/COS(ATAN([.U$2]/[.$E13]))-([.$C$12]*(SQRT(([.$C$10]*[.$C$10])/([.$C$12]*[.$C$12])-SIN(ATAN([.U$2]/[.$E13]))*SIN(ATAN([.U$2]/[.$E13])))-COS(ATAN([.U$2]/[.$E13]))))/2) /  (2*([.$C$12]*(SQRT(([.$C$10]*[.$C$10])/([.$C$12]*[.$C$12])-SIN(ATAN([.U$2]/[.$E13]))*SIN(ATAN([.U$2]/[.$E13])))-COS(ATAN([.U$2]/[.$E13]))))*([.$C$12]*(SQRT(([.$C$10]*[.$C$10])/([.$C$12]*[.$C$12])-SIN(ATAN([.U$2]/[.$E13]))*SIN(ATAN([.U$2]/[.$E13])))-COS(ATAN([.U$2]/[.$E13]))))/36))" office:value-type="float" office:value="0.000879659459872066">
            <text:p>0,0008796595</text:p>
          </table:table-cell>
          <table:table-cell table:formula="of:=(1/(SQRT(2*3.1415926535)*([.$C$12]*(SQRT(([.$C$10]*[.$C$10])/([.$C$12]*[.$C$12])-SIN(ATAN([.V$2]/[.$E13]))*SIN(ATAN([.V$2]/[.$E13])))-COS(ATAN([.V$2]/[.$E13]))))/6)) * EXP( -([.$E13]/COS(ATAN([.V$2]/[.$E13]))-([.$C$12]*(SQRT(([.$C$10]*[.$C$10])/([.$C$12]*[.$C$12])-SIN(ATAN([.V$2]/[.$E13]))*SIN(ATAN([.V$2]/[.$E13])))-COS(ATAN([.V$2]/[.$E13]))))/2)*([.$E13]/COS(ATAN([.V$2]/[.$E13]))-([.$C$12]*(SQRT(([.$C$10]*[.$C$10])/([.$C$12]*[.$C$12])-SIN(ATAN([.V$2]/[.$E13]))*SIN(ATAN([.V$2]/[.$E13])))-COS(ATAN([.V$2]/[.$E13]))))/2) /  (2*([.$C$12]*(SQRT(([.$C$10]*[.$C$10])/([.$C$12]*[.$C$12])-SIN(ATAN([.V$2]/[.$E13]))*SIN(ATAN([.V$2]/[.$E13])))-COS(ATAN([.V$2]/[.$E13]))))*([.$C$12]*(SQRT(([.$C$10]*[.$C$10])/([.$C$12]*[.$C$12])-SIN(ATAN([.V$2]/[.$E13]))*SIN(ATAN([.V$2]/[.$E13])))-COS(ATAN([.V$2]/[.$E13]))))/36))" office:value-type="float" office:value="0.000944790328684157">
            <text:p>0,0009447903</text:p>
          </table:table-cell>
          <table:table-cell table:formula="of:=(1/(SQRT(2*3.1415926535)*([.$C$12]*(SQRT(([.$C$10]*[.$C$10])/([.$C$12]*[.$C$12])-SIN(ATAN([.W$2]/[.$E13]))*SIN(ATAN([.W$2]/[.$E13])))-COS(ATAN([.W$2]/[.$E13]))))/6)) * EXP( -([.$E13]/COS(ATAN([.W$2]/[.$E13]))-([.$C$12]*(SQRT(([.$C$10]*[.$C$10])/([.$C$12]*[.$C$12])-SIN(ATAN([.W$2]/[.$E13]))*SIN(ATAN([.W$2]/[.$E13])))-COS(ATAN([.W$2]/[.$E13]))))/2)*([.$E13]/COS(ATAN([.W$2]/[.$E13]))-([.$C$12]*(SQRT(([.$C$10]*[.$C$10])/([.$C$12]*[.$C$12])-SIN(ATAN([.W$2]/[.$E13]))*SIN(ATAN([.W$2]/[.$E13])))-COS(ATAN([.W$2]/[.$E13]))))/2) /  (2*([.$C$12]*(SQRT(([.$C$10]*[.$C$10])/([.$C$12]*[.$C$12])-SIN(ATAN([.W$2]/[.$E13]))*SIN(ATAN([.W$2]/[.$E13])))-COS(ATAN([.W$2]/[.$E13]))))*([.$C$12]*(SQRT(([.$C$10]*[.$C$10])/([.$C$12]*[.$C$12])-SIN(ATAN([.W$2]/[.$E13]))*SIN(ATAN([.W$2]/[.$E13])))-COS(ATAN([.W$2]/[.$E13]))))/36))" office:value-type="float" office:value="0.00100895543753602">
            <text:p>0,0010089554</text:p>
          </table:table-cell>
          <table:table-cell table:formula="of:=(1/(SQRT(2*3.1415926535)*([.$C$12]*(SQRT(([.$C$10]*[.$C$10])/([.$C$12]*[.$C$12])-SIN(ATAN([.X$2]/[.$E13]))*SIN(ATAN([.X$2]/[.$E13])))-COS(ATAN([.X$2]/[.$E13]))))/6)) * EXP( -([.$E13]/COS(ATAN([.X$2]/[.$E13]))-([.$C$12]*(SQRT(([.$C$10]*[.$C$10])/([.$C$12]*[.$C$12])-SIN(ATAN([.X$2]/[.$E13]))*SIN(ATAN([.X$2]/[.$E13])))-COS(ATAN([.X$2]/[.$E13]))))/2)*([.$E13]/COS(ATAN([.X$2]/[.$E13]))-([.$C$12]*(SQRT(([.$C$10]*[.$C$10])/([.$C$12]*[.$C$12])-SIN(ATAN([.X$2]/[.$E13]))*SIN(ATAN([.X$2]/[.$E13])))-COS(ATAN([.X$2]/[.$E13]))))/2) /  (2*([.$C$12]*(SQRT(([.$C$10]*[.$C$10])/([.$C$12]*[.$C$12])-SIN(ATAN([.X$2]/[.$E13]))*SIN(ATAN([.X$2]/[.$E13])))-COS(ATAN([.X$2]/[.$E13]))))*([.$C$12]*(SQRT(([.$C$10]*[.$C$10])/([.$C$12]*[.$C$12])-SIN(ATAN([.X$2]/[.$E13]))*SIN(ATAN([.X$2]/[.$E13])))-COS(ATAN([.X$2]/[.$E13]))))/36))" office:value-type="float" office:value="0.00107073256667937">
            <text:p>0,0010707326</text:p>
          </table:table-cell>
          <table:table-cell table:formula="of:=(1/(SQRT(2*3.1415926535)*([.$C$12]*(SQRT(([.$C$10]*[.$C$10])/([.$C$12]*[.$C$12])-SIN(ATAN([.Y$2]/[.$E13]))*SIN(ATAN([.Y$2]/[.$E13])))-COS(ATAN([.Y$2]/[.$E13]))))/6)) * EXP( -([.$E13]/COS(ATAN([.Y$2]/[.$E13]))-([.$C$12]*(SQRT(([.$C$10]*[.$C$10])/([.$C$12]*[.$C$12])-SIN(ATAN([.Y$2]/[.$E13]))*SIN(ATAN([.Y$2]/[.$E13])))-COS(ATAN([.Y$2]/[.$E13]))))/2)*([.$E13]/COS(ATAN([.Y$2]/[.$E13]))-([.$C$12]*(SQRT(([.$C$10]*[.$C$10])/([.$C$12]*[.$C$12])-SIN(ATAN([.Y$2]/[.$E13]))*SIN(ATAN([.Y$2]/[.$E13])))-COS(ATAN([.Y$2]/[.$E13]))))/2) /  (2*([.$C$12]*(SQRT(([.$C$10]*[.$C$10])/([.$C$12]*[.$C$12])-SIN(ATAN([.Y$2]/[.$E13]))*SIN(ATAN([.Y$2]/[.$E13])))-COS(ATAN([.Y$2]/[.$E13]))))*([.$C$12]*(SQRT(([.$C$10]*[.$C$10])/([.$C$12]*[.$C$12])-SIN(ATAN([.Y$2]/[.$E13]))*SIN(ATAN([.Y$2]/[.$E13])))-COS(ATAN([.Y$2]/[.$E13]))))/36))" office:value-type="float" office:value="0.00112863406051304">
            <text:p>0,0011286341</text:p>
          </table:table-cell>
          <table:table-cell table:formula="of:=(1/(SQRT(2*3.1415926535)*([.$C$12]*(SQRT(([.$C$10]*[.$C$10])/([.$C$12]*[.$C$12])-SIN(ATAN([.Z$2]/[.$E13]))*SIN(ATAN([.Z$2]/[.$E13])))-COS(ATAN([.Z$2]/[.$E13]))))/6)) * EXP( -([.$E13]/COS(ATAN([.Z$2]/[.$E13]))-([.$C$12]*(SQRT(([.$C$10]*[.$C$10])/([.$C$12]*[.$C$12])-SIN(ATAN([.Z$2]/[.$E13]))*SIN(ATAN([.Z$2]/[.$E13])))-COS(ATAN([.Z$2]/[.$E13]))))/2)*([.$E13]/COS(ATAN([.Z$2]/[.$E13]))-([.$C$12]*(SQRT(([.$C$10]*[.$C$10])/([.$C$12]*[.$C$12])-SIN(ATAN([.Z$2]/[.$E13]))*SIN(ATAN([.Z$2]/[.$E13])))-COS(ATAN([.Z$2]/[.$E13]))))/2) /  (2*([.$C$12]*(SQRT(([.$C$10]*[.$C$10])/([.$C$12]*[.$C$12])-SIN(ATAN([.Z$2]/[.$E13]))*SIN(ATAN([.Z$2]/[.$E13])))-COS(ATAN([.Z$2]/[.$E13]))))*([.$C$12]*(SQRT(([.$C$10]*[.$C$10])/([.$C$12]*[.$C$12])-SIN(ATAN([.Z$2]/[.$E13]))*SIN(ATAN([.Z$2]/[.$E13])))-COS(ATAN([.Z$2]/[.$E13]))))/36))" office:value-type="float" office:value="0.00118115758597855">
            <text:p>0,0011811576</text:p>
          </table:table-cell>
          <table:table-cell table:formula="of:=(1/(SQRT(2*3.1415926535)*([.$C$12]*(SQRT(([.$C$10]*[.$C$10])/([.$C$12]*[.$C$12])-SIN(ATAN([.AA$2]/[.$E13]))*SIN(ATAN([.AA$2]/[.$E13])))-COS(ATAN([.AA$2]/[.$E13]))))/6)) * EXP( -([.$E13]/COS(ATAN([.AA$2]/[.$E13]))-([.$C$12]*(SQRT(([.$C$10]*[.$C$10])/([.$C$12]*[.$C$12])-SIN(ATAN([.AA$2]/[.$E13]))*SIN(ATAN([.AA$2]/[.$E13])))-COS(ATAN([.AA$2]/[.$E13]))))/2)*([.$E13]/COS(ATAN([.AA$2]/[.$E13]))-([.$C$12]*(SQRT(([.$C$10]*[.$C$10])/([.$C$12]*[.$C$12])-SIN(ATAN([.AA$2]/[.$E13]))*SIN(ATAN([.AA$2]/[.$E13])))-COS(ATAN([.AA$2]/[.$E13]))))/2) /  (2*([.$C$12]*(SQRT(([.$C$10]*[.$C$10])/([.$C$12]*[.$C$12])-SIN(ATAN([.AA$2]/[.$E13]))*SIN(ATAN([.AA$2]/[.$E13])))-COS(ATAN([.AA$2]/[.$E13]))))*([.$C$12]*(SQRT(([.$C$10]*[.$C$10])/([.$C$12]*[.$C$12])-SIN(ATAN([.AA$2]/[.$E13]))*SIN(ATAN([.AA$2]/[.$E13])))-COS(ATAN([.AA$2]/[.$E13]))))/36))" office:value-type="float" office:value="0.00122684306498434">
            <text:p>0,0012268431</text:p>
          </table:table-cell>
          <table:table-cell table:formula="of:=(1/(SQRT(2*3.1415926535)*([.$C$12]*(SQRT(([.$C$10]*[.$C$10])/([.$C$12]*[.$C$12])-SIN(ATAN([.AB$2]/[.$E13]))*SIN(ATAN([.AB$2]/[.$E13])))-COS(ATAN([.AB$2]/[.$E13]))))/6)) * EXP( -([.$E13]/COS(ATAN([.AB$2]/[.$E13]))-([.$C$12]*(SQRT(([.$C$10]*[.$C$10])/([.$C$12]*[.$C$12])-SIN(ATAN([.AB$2]/[.$E13]))*SIN(ATAN([.AB$2]/[.$E13])))-COS(ATAN([.AB$2]/[.$E13]))))/2)*([.$E13]/COS(ATAN([.AB$2]/[.$E13]))-([.$C$12]*(SQRT(([.$C$10]*[.$C$10])/([.$C$12]*[.$C$12])-SIN(ATAN([.AB$2]/[.$E13]))*SIN(ATAN([.AB$2]/[.$E13])))-COS(ATAN([.AB$2]/[.$E13]))))/2) /  (2*([.$C$12]*(SQRT(([.$C$10]*[.$C$10])/([.$C$12]*[.$C$12])-SIN(ATAN([.AB$2]/[.$E13]))*SIN(ATAN([.AB$2]/[.$E13])))-COS(ATAN([.AB$2]/[.$E13]))))*([.$C$12]*(SQRT(([.$C$10]*[.$C$10])/([.$C$12]*[.$C$12])-SIN(ATAN([.AB$2]/[.$E13]))*SIN(ATAN([.AB$2]/[.$E13])))-COS(ATAN([.AB$2]/[.$E13]))))/36))" office:value-type="float" office:value="0.00126433280665869">
            <text:p>0,0012643328</text:p>
          </table:table-cell>
          <table:table-cell table:formula="of:=(1/(SQRT(2*3.1415926535)*([.$C$12]*(SQRT(([.$C$10]*[.$C$10])/([.$C$12]*[.$C$12])-SIN(ATAN([.AC$2]/[.$E13]))*SIN(ATAN([.AC$2]/[.$E13])))-COS(ATAN([.AC$2]/[.$E13]))))/6)) * EXP( -([.$E13]/COS(ATAN([.AC$2]/[.$E13]))-([.$C$12]*(SQRT(([.$C$10]*[.$C$10])/([.$C$12]*[.$C$12])-SIN(ATAN([.AC$2]/[.$E13]))*SIN(ATAN([.AC$2]/[.$E13])))-COS(ATAN([.AC$2]/[.$E13]))))/2)*([.$E13]/COS(ATAN([.AC$2]/[.$E13]))-([.$C$12]*(SQRT(([.$C$10]*[.$C$10])/([.$C$12]*[.$C$12])-SIN(ATAN([.AC$2]/[.$E13]))*SIN(ATAN([.AC$2]/[.$E13])))-COS(ATAN([.AC$2]/[.$E13]))))/2) /  (2*([.$C$12]*(SQRT(([.$C$10]*[.$C$10])/([.$C$12]*[.$C$12])-SIN(ATAN([.AC$2]/[.$E13]))*SIN(ATAN([.AC$2]/[.$E13])))-COS(ATAN([.AC$2]/[.$E13]))))*([.$C$12]*(SQRT(([.$C$10]*[.$C$10])/([.$C$12]*[.$C$12])-SIN(ATAN([.AC$2]/[.$E13]))*SIN(ATAN([.AC$2]/[.$E13])))-COS(ATAN([.AC$2]/[.$E13]))))/36))" office:value-type="float" office:value="0.00129243137819882">
            <text:p>0,0012924314</text:p>
          </table:table-cell>
          <table:table-cell table:formula="of:=(1/(SQRT(2*3.1415926535)*([.$C$12]*(SQRT(([.$C$10]*[.$C$10])/([.$C$12]*[.$C$12])-SIN(ATAN([.AD$2]/[.$E13]))*SIN(ATAN([.AD$2]/[.$E13])))-COS(ATAN([.AD$2]/[.$E13]))))/6)) * EXP( -([.$E13]/COS(ATAN([.AD$2]/[.$E13]))-([.$C$12]*(SQRT(([.$C$10]*[.$C$10])/([.$C$12]*[.$C$12])-SIN(ATAN([.AD$2]/[.$E13]))*SIN(ATAN([.AD$2]/[.$E13])))-COS(ATAN([.AD$2]/[.$E13]))))/2)*([.$E13]/COS(ATAN([.AD$2]/[.$E13]))-([.$C$12]*(SQRT(([.$C$10]*[.$C$10])/([.$C$12]*[.$C$12])-SIN(ATAN([.AD$2]/[.$E13]))*SIN(ATAN([.AD$2]/[.$E13])))-COS(ATAN([.AD$2]/[.$E13]))))/2) /  (2*([.$C$12]*(SQRT(([.$C$10]*[.$C$10])/([.$C$12]*[.$C$12])-SIN(ATAN([.AD$2]/[.$E13]))*SIN(ATAN([.AD$2]/[.$E13])))-COS(ATAN([.AD$2]/[.$E13]))))*([.$C$12]*(SQRT(([.$C$10]*[.$C$10])/([.$C$12]*[.$C$12])-SIN(ATAN([.AD$2]/[.$E13]))*SIN(ATAN([.AD$2]/[.$E13])))-COS(ATAN([.AD$2]/[.$E13]))))/36))" office:value-type="float" office:value="0.00131016150742239">
            <text:p>0,0013101615</text:p>
          </table:table-cell>
          <table:table-cell table:formula="of:=(1/(SQRT(2*3.1415926535)*([.$C$12]*(SQRT(([.$C$10]*[.$C$10])/([.$C$12]*[.$C$12])-SIN(ATAN([.AE$2]/[.$E13]))*SIN(ATAN([.AE$2]/[.$E13])))-COS(ATAN([.AE$2]/[.$E13]))))/6)) * EXP( -([.$E13]/COS(ATAN([.AE$2]/[.$E13]))-([.$C$12]*(SQRT(([.$C$10]*[.$C$10])/([.$C$12]*[.$C$12])-SIN(ATAN([.AE$2]/[.$E13]))*SIN(ATAN([.AE$2]/[.$E13])))-COS(ATAN([.AE$2]/[.$E13]))))/2)*([.$E13]/COS(ATAN([.AE$2]/[.$E13]))-([.$C$12]*(SQRT(([.$C$10]*[.$C$10])/([.$C$12]*[.$C$12])-SIN(ATAN([.AE$2]/[.$E13]))*SIN(ATAN([.AE$2]/[.$E13])))-COS(ATAN([.AE$2]/[.$E13]))))/2) /  (2*([.$C$12]*(SQRT(([.$C$10]*[.$C$10])/([.$C$12]*[.$C$12])-SIN(ATAN([.AE$2]/[.$E13]))*SIN(ATAN([.AE$2]/[.$E13])))-COS(ATAN([.AE$2]/[.$E13]))))*([.$C$12]*(SQRT(([.$C$10]*[.$C$10])/([.$C$12]*[.$C$12])-SIN(ATAN([.AE$2]/[.$E13]))*SIN(ATAN([.AE$2]/[.$E13])))-COS(ATAN([.AE$2]/[.$E13]))))/36))" office:value-type="float" office:value="0.00131681234818466">
            <text:p>0,0013168123</text:p>
          </table:table-cell>
          <table:table-cell table:formula="of:=(1/(SQRT(2*3.1415926535)*([.$C$12]*(SQRT(([.$C$10]*[.$C$10])/([.$C$12]*[.$C$12])-SIN(ATAN([.AF$2]/[.$E13]))*SIN(ATAN([.AF$2]/[.$E13])))-COS(ATAN([.AF$2]/[.$E13]))))/6)) * EXP( -([.$E13]/COS(ATAN([.AF$2]/[.$E13]))-([.$C$12]*(SQRT(([.$C$10]*[.$C$10])/([.$C$12]*[.$C$12])-SIN(ATAN([.AF$2]/[.$E13]))*SIN(ATAN([.AF$2]/[.$E13])))-COS(ATAN([.AF$2]/[.$E13]))))/2)*([.$E13]/COS(ATAN([.AF$2]/[.$E13]))-([.$C$12]*(SQRT(([.$C$10]*[.$C$10])/([.$C$12]*[.$C$12])-SIN(ATAN([.AF$2]/[.$E13]))*SIN(ATAN([.AF$2]/[.$E13])))-COS(ATAN([.AF$2]/[.$E13]))))/2) /  (2*([.$C$12]*(SQRT(([.$C$10]*[.$C$10])/([.$C$12]*[.$C$12])-SIN(ATAN([.AF$2]/[.$E13]))*SIN(ATAN([.AF$2]/[.$E13])))-COS(ATAN([.AF$2]/[.$E13]))))*([.$C$12]*(SQRT(([.$C$10]*[.$C$10])/([.$C$12]*[.$C$12])-SIN(ATAN([.AF$2]/[.$E13]))*SIN(ATAN([.AF$2]/[.$E13])))-COS(ATAN([.AF$2]/[.$E13]))))/36))" office:value-type="float" office:value="0.00131197677800491">
            <text:p>0,0013119768</text:p>
          </table:table-cell>
          <table:table-cell table:formula="of:=(1/(SQRT(2*3.1415926535)*([.$C$12]*(SQRT(([.$C$10]*[.$C$10])/([.$C$12]*[.$C$12])-SIN(ATAN([.AG$2]/[.$E13]))*SIN(ATAN([.AG$2]/[.$E13])))-COS(ATAN([.AG$2]/[.$E13]))))/6)) * EXP( -([.$E13]/COS(ATAN([.AG$2]/[.$E13]))-([.$C$12]*(SQRT(([.$C$10]*[.$C$10])/([.$C$12]*[.$C$12])-SIN(ATAN([.AG$2]/[.$E13]))*SIN(ATAN([.AG$2]/[.$E13])))-COS(ATAN([.AG$2]/[.$E13]))))/2)*([.$E13]/COS(ATAN([.AG$2]/[.$E13]))-([.$C$12]*(SQRT(([.$C$10]*[.$C$10])/([.$C$12]*[.$C$12])-SIN(ATAN([.AG$2]/[.$E13]))*SIN(ATAN([.AG$2]/[.$E13])))-COS(ATAN([.AG$2]/[.$E13]))))/2) /  (2*([.$C$12]*(SQRT(([.$C$10]*[.$C$10])/([.$C$12]*[.$C$12])-SIN(ATAN([.AG$2]/[.$E13]))*SIN(ATAN([.AG$2]/[.$E13])))-COS(ATAN([.AG$2]/[.$E13]))))*([.$C$12]*(SQRT(([.$C$10]*[.$C$10])/([.$C$12]*[.$C$12])-SIN(ATAN([.AG$2]/[.$E13]))*SIN(ATAN([.AG$2]/[.$E13])))-COS(ATAN([.AG$2]/[.$E13]))))/36))" office:value-type="float" office:value="0.0012955750222723">
            <text:p>0,001295575</text:p>
          </table:table-cell>
          <table:table-cell table:formula="of:=(1/(SQRT(2*3.1415926535)*([.$C$12]*(SQRT(([.$C$10]*[.$C$10])/([.$C$12]*[.$C$12])-SIN(ATAN([.AH$2]/[.$E13]))*SIN(ATAN([.AH$2]/[.$E13])))-COS(ATAN([.AH$2]/[.$E13]))))/6)) * EXP( -([.$E13]/COS(ATAN([.AH$2]/[.$E13]))-([.$C$12]*(SQRT(([.$C$10]*[.$C$10])/([.$C$12]*[.$C$12])-SIN(ATAN([.AH$2]/[.$E13]))*SIN(ATAN([.AH$2]/[.$E13])))-COS(ATAN([.AH$2]/[.$E13]))))/2)*([.$E13]/COS(ATAN([.AH$2]/[.$E13]))-([.$C$12]*(SQRT(([.$C$10]*[.$C$10])/([.$C$12]*[.$C$12])-SIN(ATAN([.AH$2]/[.$E13]))*SIN(ATAN([.AH$2]/[.$E13])))-COS(ATAN([.AH$2]/[.$E13]))))/2) /  (2*([.$C$12]*(SQRT(([.$C$10]*[.$C$10])/([.$C$12]*[.$C$12])-SIN(ATAN([.AH$2]/[.$E13]))*SIN(ATAN([.AH$2]/[.$E13])))-COS(ATAN([.AH$2]/[.$E13]))))*([.$C$12]*(SQRT(([.$C$10]*[.$C$10])/([.$C$12]*[.$C$12])-SIN(ATAN([.AH$2]/[.$E13]))*SIN(ATAN([.AH$2]/[.$E13])))-COS(ATAN([.AH$2]/[.$E13]))))/36))" office:value-type="float" office:value="0.00126786276802158">
            <text:p>0,0012678628</text:p>
          </table:table-cell>
          <table:table-cell table:formula="of:=(1/(SQRT(2*3.1415926535)*([.$C$12]*(SQRT(([.$C$10]*[.$C$10])/([.$C$12]*[.$C$12])-SIN(ATAN([.AI$2]/[.$E13]))*SIN(ATAN([.AI$2]/[.$E13])))-COS(ATAN([.AI$2]/[.$E13]))))/6)) * EXP( -([.$E13]/COS(ATAN([.AI$2]/[.$E13]))-([.$C$12]*(SQRT(([.$C$10]*[.$C$10])/([.$C$12]*[.$C$12])-SIN(ATAN([.AI$2]/[.$E13]))*SIN(ATAN([.AI$2]/[.$E13])))-COS(ATAN([.AI$2]/[.$E13]))))/2)*([.$E13]/COS(ATAN([.AI$2]/[.$E13]))-([.$C$12]*(SQRT(([.$C$10]*[.$C$10])/([.$C$12]*[.$C$12])-SIN(ATAN([.AI$2]/[.$E13]))*SIN(ATAN([.AI$2]/[.$E13])))-COS(ATAN([.AI$2]/[.$E13]))))/2) /  (2*([.$C$12]*(SQRT(([.$C$10]*[.$C$10])/([.$C$12]*[.$C$12])-SIN(ATAN([.AI$2]/[.$E13]))*SIN(ATAN([.AI$2]/[.$E13])))-COS(ATAN([.AI$2]/[.$E13]))))*([.$C$12]*(SQRT(([.$C$10]*[.$C$10])/([.$C$12]*[.$C$12])-SIN(ATAN([.AI$2]/[.$E13]))*SIN(ATAN([.AI$2]/[.$E13])))-COS(ATAN([.AI$2]/[.$E13]))))/36))" office:value-type="float" office:value="0.00122942297264295">
            <text:p>0,001229423</text:p>
          </table:table-cell>
          <table:table-cell table:formula="of:=(1/(SQRT(2*3.1415926535)*([.$C$12]*(SQRT(([.$C$10]*[.$C$10])/([.$C$12]*[.$C$12])-SIN(ATAN([.AJ$2]/[.$E13]))*SIN(ATAN([.AJ$2]/[.$E13])))-COS(ATAN([.AJ$2]/[.$E13]))))/6)) * EXP( -([.$E13]/COS(ATAN([.AJ$2]/[.$E13]))-([.$C$12]*(SQRT(([.$C$10]*[.$C$10])/([.$C$12]*[.$C$12])-SIN(ATAN([.AJ$2]/[.$E13]))*SIN(ATAN([.AJ$2]/[.$E13])))-COS(ATAN([.AJ$2]/[.$E13]))))/2)*([.$E13]/COS(ATAN([.AJ$2]/[.$E13]))-([.$C$12]*(SQRT(([.$C$10]*[.$C$10])/([.$C$12]*[.$C$12])-SIN(ATAN([.AJ$2]/[.$E13]))*SIN(ATAN([.AJ$2]/[.$E13])))-COS(ATAN([.AJ$2]/[.$E13]))))/2) /  (2*([.$C$12]*(SQRT(([.$C$10]*[.$C$10])/([.$C$12]*[.$C$12])-SIN(ATAN([.AJ$2]/[.$E13]))*SIN(ATAN([.AJ$2]/[.$E13])))-COS(ATAN([.AJ$2]/[.$E13]))))*([.$C$12]*(SQRT(([.$C$10]*[.$C$10])/([.$C$12]*[.$C$12])-SIN(ATAN([.AJ$2]/[.$E13]))*SIN(ATAN([.AJ$2]/[.$E13])))-COS(ATAN([.AJ$2]/[.$E13]))))/36))" office:value-type="float" office:value="0.00118114169938081">
            <text:p>0,0011811417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>
            <text:p>L(theta)</text:p>
          </table:table-cell>
          <table:table-cell table:style-name="Default" table:formula="of:=[.$C$12]*(SQRT(([.$C$10]*[.$C$10])/([.$C$12]*[.$C$12])-SIN([.C11])*SIN([.C11]))-COS([.C11]))" office:value-type="float" office:value="2399.9999999999">
            <text:p>2399,9999999999</text:p>
          </table:table-cell>
          <table:table-cell table:style-name="Default"/>
          <table:table-cell table:style-name="ce1" table:formula="of:=[.E13]+[.C$7]" office:value-type="float" office:value="366.766666666667">
            <text:p>366,7666666667</text:p>
          </table:table-cell>
          <table:table-cell table:formula="of:=(1/(SQRT(2*3.1415926535)*([.$C$12]*(SQRT(([.$C$10]*[.$C$10])/([.$C$12]*[.$C$12])-SIN(ATAN([.F$2]/[.$E14]))*SIN(ATAN([.F$2]/[.$E14])))-COS(ATAN([.F$2]/[.$E14]))))/6)) * EXP( -([.$E14]/COS(ATAN([.F$2]/[.$E14]))-([.$C$12]*(SQRT(([.$C$10]*[.$C$10])/([.$C$12]*[.$C$12])-SIN(ATAN([.F$2]/[.$E14]))*SIN(ATAN([.F$2]/[.$E14])))-COS(ATAN([.F$2]/[.$E14]))))/2)*([.$E14]/COS(ATAN([.F$2]/[.$E14]))-([.$C$12]*(SQRT(([.$C$10]*[.$C$10])/([.$C$12]*[.$C$12])-SIN(ATAN([.F$2]/[.$E14]))*SIN(ATAN([.F$2]/[.$E14])))-COS(ATAN([.F$2]/[.$E14]))))/2) /  (2*([.$C$12]*(SQRT(([.$C$10]*[.$C$10])/([.$C$12]*[.$C$12])-SIN(ATAN([.F$2]/[.$E14]))*SIN(ATAN([.F$2]/[.$E14])))-COS(ATAN([.F$2]/[.$E14]))))*([.$C$12]*(SQRT(([.$C$10]*[.$C$10])/([.$C$12]*[.$C$12])-SIN(ATAN([.F$2]/[.$E14]))*SIN(ATAN([.F$2]/[.$E14])))-COS(ATAN([.F$2]/[.$E14]))))/36))" office:value-type="float" office:value="0.000399762031759568">
            <text:p>0,000399762</text:p>
          </table:table-cell>
          <table:table-cell table:formula="of:=(1/(SQRT(2*3.1415926535)*([.$C$12]*(SQRT(([.$C$10]*[.$C$10])/([.$C$12]*[.$C$12])-SIN(ATAN([.G$2]/[.$E14]))*SIN(ATAN([.G$2]/[.$E14])))-COS(ATAN([.G$2]/[.$E14]))))/6)) * EXP( -([.$E14]/COS(ATAN([.G$2]/[.$E14]))-([.$C$12]*(SQRT(([.$C$10]*[.$C$10])/([.$C$12]*[.$C$12])-SIN(ATAN([.G$2]/[.$E14]))*SIN(ATAN([.G$2]/[.$E14])))-COS(ATAN([.G$2]/[.$E14]))))/2)*([.$E14]/COS(ATAN([.G$2]/[.$E14]))-([.$C$12]*(SQRT(([.$C$10]*[.$C$10])/([.$C$12]*[.$C$12])-SIN(ATAN([.G$2]/[.$E14]))*SIN(ATAN([.G$2]/[.$E14])))-COS(ATAN([.G$2]/[.$E14]))))/2) /  (2*([.$C$12]*(SQRT(([.$C$10]*[.$C$10])/([.$C$12]*[.$C$12])-SIN(ATAN([.G$2]/[.$E14]))*SIN(ATAN([.G$2]/[.$E14])))-COS(ATAN([.G$2]/[.$E14]))))*([.$C$12]*(SQRT(([.$C$10]*[.$C$10])/([.$C$12]*[.$C$12])-SIN(ATAN([.G$2]/[.$E14]))*SIN(ATAN([.G$2]/[.$E14])))-COS(ATAN([.G$2]/[.$E14]))))/36))" office:value-type="float" office:value="0.000402399490839565">
            <text:p>0,0004023995</text:p>
          </table:table-cell>
          <table:table-cell table:formula="of:=(1/(SQRT(2*3.1415926535)*([.$C$12]*(SQRT(([.$C$10]*[.$C$10])/([.$C$12]*[.$C$12])-SIN(ATAN([.H$2]/[.$E14]))*SIN(ATAN([.H$2]/[.$E14])))-COS(ATAN([.H$2]/[.$E14]))))/6)) * EXP( -([.$E14]/COS(ATAN([.H$2]/[.$E14]))-([.$C$12]*(SQRT(([.$C$10]*[.$C$10])/([.$C$12]*[.$C$12])-SIN(ATAN([.H$2]/[.$E14]))*SIN(ATAN([.H$2]/[.$E14])))-COS(ATAN([.H$2]/[.$E14]))))/2)*([.$E14]/COS(ATAN([.H$2]/[.$E14]))-([.$C$12]*(SQRT(([.$C$10]*[.$C$10])/([.$C$12]*[.$C$12])-SIN(ATAN([.H$2]/[.$E14]))*SIN(ATAN([.H$2]/[.$E14])))-COS(ATAN([.H$2]/[.$E14]))))/2) /  (2*([.$C$12]*(SQRT(([.$C$10]*[.$C$10])/([.$C$12]*[.$C$12])-SIN(ATAN([.H$2]/[.$E14]))*SIN(ATAN([.H$2]/[.$E14])))-COS(ATAN([.H$2]/[.$E14]))))*([.$C$12]*(SQRT(([.$C$10]*[.$C$10])/([.$C$12]*[.$C$12])-SIN(ATAN([.H$2]/[.$E14]))*SIN(ATAN([.H$2]/[.$E14])))-COS(ATAN([.H$2]/[.$E14]))))/36))" office:value-type="float" office:value="0.00041028758626938">
            <text:p>0,0004102876</text:p>
          </table:table-cell>
          <table:table-cell table:formula="of:=(1/(SQRT(2*3.1415926535)*([.$C$12]*(SQRT(([.$C$10]*[.$C$10])/([.$C$12]*[.$C$12])-SIN(ATAN([.I$2]/[.$E14]))*SIN(ATAN([.I$2]/[.$E14])))-COS(ATAN([.I$2]/[.$E14]))))/6)) * EXP( -([.$E14]/COS(ATAN([.I$2]/[.$E14]))-([.$C$12]*(SQRT(([.$C$10]*[.$C$10])/([.$C$12]*[.$C$12])-SIN(ATAN([.I$2]/[.$E14]))*SIN(ATAN([.I$2]/[.$E14])))-COS(ATAN([.I$2]/[.$E14]))))/2)*([.$E14]/COS(ATAN([.I$2]/[.$E14]))-([.$C$12]*(SQRT(([.$C$10]*[.$C$10])/([.$C$12]*[.$C$12])-SIN(ATAN([.I$2]/[.$E14]))*SIN(ATAN([.I$2]/[.$E14])))-COS(ATAN([.I$2]/[.$E14]))))/2) /  (2*([.$C$12]*(SQRT(([.$C$10]*[.$C$10])/([.$C$12]*[.$C$12])-SIN(ATAN([.I$2]/[.$E14]))*SIN(ATAN([.I$2]/[.$E14])))-COS(ATAN([.I$2]/[.$E14]))))*([.$C$12]*(SQRT(([.$C$10]*[.$C$10])/([.$C$12]*[.$C$12])-SIN(ATAN([.I$2]/[.$E14]))*SIN(ATAN([.I$2]/[.$E14])))-COS(ATAN([.I$2]/[.$E14]))))/36))" office:value-type="float" office:value="0.000423445106025243">
            <text:p>0,0004234451</text:p>
          </table:table-cell>
          <table:table-cell table:formula="of:=(1/(SQRT(2*3.1415926535)*([.$C$12]*(SQRT(([.$C$10]*[.$C$10])/([.$C$12]*[.$C$12])-SIN(ATAN([.J$2]/[.$E14]))*SIN(ATAN([.J$2]/[.$E14])))-COS(ATAN([.J$2]/[.$E14]))))/6)) * EXP( -([.$E14]/COS(ATAN([.J$2]/[.$E14]))-([.$C$12]*(SQRT(([.$C$10]*[.$C$10])/([.$C$12]*[.$C$12])-SIN(ATAN([.J$2]/[.$E14]))*SIN(ATAN([.J$2]/[.$E14])))-COS(ATAN([.J$2]/[.$E14]))))/2)*([.$E14]/COS(ATAN([.J$2]/[.$E14]))-([.$C$12]*(SQRT(([.$C$10]*[.$C$10])/([.$C$12]*[.$C$12])-SIN(ATAN([.J$2]/[.$E14]))*SIN(ATAN([.J$2]/[.$E14])))-COS(ATAN([.J$2]/[.$E14]))))/2) /  (2*([.$C$12]*(SQRT(([.$C$10]*[.$C$10])/([.$C$12]*[.$C$12])-SIN(ATAN([.J$2]/[.$E14]))*SIN(ATAN([.J$2]/[.$E14])))-COS(ATAN([.J$2]/[.$E14]))))*([.$C$12]*(SQRT(([.$C$10]*[.$C$10])/([.$C$12]*[.$C$12])-SIN(ATAN([.J$2]/[.$E14]))*SIN(ATAN([.J$2]/[.$E14])))-COS(ATAN([.J$2]/[.$E14]))))/36))" office:value-type="float" office:value="0.000441894590531338">
            <text:p>0,0004418946</text:p>
          </table:table-cell>
          <table:table-cell table:formula="of:=(1/(SQRT(2*3.1415926535)*([.$C$12]*(SQRT(([.$C$10]*[.$C$10])/([.$C$12]*[.$C$12])-SIN(ATAN([.K$2]/[.$E14]))*SIN(ATAN([.K$2]/[.$E14])))-COS(ATAN([.K$2]/[.$E14]))))/6)) * EXP( -([.$E14]/COS(ATAN([.K$2]/[.$E14]))-([.$C$12]*(SQRT(([.$C$10]*[.$C$10])/([.$C$12]*[.$C$12])-SIN(ATAN([.K$2]/[.$E14]))*SIN(ATAN([.K$2]/[.$E14])))-COS(ATAN([.K$2]/[.$E14]))))/2)*([.$E14]/COS(ATAN([.K$2]/[.$E14]))-([.$C$12]*(SQRT(([.$C$10]*[.$C$10])/([.$C$12]*[.$C$12])-SIN(ATAN([.K$2]/[.$E14]))*SIN(ATAN([.K$2]/[.$E14])))-COS(ATAN([.K$2]/[.$E14]))))/2) /  (2*([.$C$12]*(SQRT(([.$C$10]*[.$C$10])/([.$C$12]*[.$C$12])-SIN(ATAN([.K$2]/[.$E14]))*SIN(ATAN([.K$2]/[.$E14])))-COS(ATAN([.K$2]/[.$E14]))))*([.$C$12]*(SQRT(([.$C$10]*[.$C$10])/([.$C$12]*[.$C$12])-SIN(ATAN([.K$2]/[.$E14]))*SIN(ATAN([.K$2]/[.$E14])))-COS(ATAN([.K$2]/[.$E14]))))/36))" office:value-type="float" office:value="0.000465649816046136">
            <text:p>0,0004656498</text:p>
          </table:table-cell>
          <table:table-cell table:formula="of:=(1/(SQRT(2*3.1415926535)*([.$C$12]*(SQRT(([.$C$10]*[.$C$10])/([.$C$12]*[.$C$12])-SIN(ATAN([.L$2]/[.$E14]))*SIN(ATAN([.L$2]/[.$E14])))-COS(ATAN([.L$2]/[.$E14]))))/6)) * EXP( -([.$E14]/COS(ATAN([.L$2]/[.$E14]))-([.$C$12]*(SQRT(([.$C$10]*[.$C$10])/([.$C$12]*[.$C$12])-SIN(ATAN([.L$2]/[.$E14]))*SIN(ATAN([.L$2]/[.$E14])))-COS(ATAN([.L$2]/[.$E14]))))/2)*([.$E14]/COS(ATAN([.L$2]/[.$E14]))-([.$C$12]*(SQRT(([.$C$10]*[.$C$10])/([.$C$12]*[.$C$12])-SIN(ATAN([.L$2]/[.$E14]))*SIN(ATAN([.L$2]/[.$E14])))-COS(ATAN([.L$2]/[.$E14]))))/2) /  (2*([.$C$12]*(SQRT(([.$C$10]*[.$C$10])/([.$C$12]*[.$C$12])-SIN(ATAN([.L$2]/[.$E14]))*SIN(ATAN([.L$2]/[.$E14])))-COS(ATAN([.L$2]/[.$E14]))))*([.$C$12]*(SQRT(([.$C$10]*[.$C$10])/([.$C$12]*[.$C$12])-SIN(ATAN([.L$2]/[.$E14]))*SIN(ATAN([.L$2]/[.$E14])))-COS(ATAN([.L$2]/[.$E14]))))/36))" office:value-type="float" office:value="0.00049469931243112">
            <text:p>0,0004946993</text:p>
          </table:table-cell>
          <table:table-cell table:formula="of:=(1/(SQRT(2*3.1415926535)*([.$C$12]*(SQRT(([.$C$10]*[.$C$10])/([.$C$12]*[.$C$12])-SIN(ATAN([.M$2]/[.$E14]))*SIN(ATAN([.M$2]/[.$E14])))-COS(ATAN([.M$2]/[.$E14]))))/6)) * EXP( -([.$E14]/COS(ATAN([.M$2]/[.$E14]))-([.$C$12]*(SQRT(([.$C$10]*[.$C$10])/([.$C$12]*[.$C$12])-SIN(ATAN([.M$2]/[.$E14]))*SIN(ATAN([.M$2]/[.$E14])))-COS(ATAN([.M$2]/[.$E14]))))/2)*([.$E14]/COS(ATAN([.M$2]/[.$E14]))-([.$C$12]*(SQRT(([.$C$10]*[.$C$10])/([.$C$12]*[.$C$12])-SIN(ATAN([.M$2]/[.$E14]))*SIN(ATAN([.M$2]/[.$E14])))-COS(ATAN([.M$2]/[.$E14]))))/2) /  (2*([.$C$12]*(SQRT(([.$C$10]*[.$C$10])/([.$C$12]*[.$C$12])-SIN(ATAN([.M$2]/[.$E14]))*SIN(ATAN([.M$2]/[.$E14])))-COS(ATAN([.M$2]/[.$E14]))))*([.$C$12]*(SQRT(([.$C$10]*[.$C$10])/([.$C$12]*[.$C$12])-SIN(ATAN([.M$2]/[.$E14]))*SIN(ATAN([.M$2]/[.$E14])))-COS(ATAN([.M$2]/[.$E14]))))/36))" office:value-type="float" office:value="0.000528986761280739">
            <text:p>0,0005289868</text:p>
          </table:table-cell>
          <table:table-cell table:formula="of:=(1/(SQRT(2*3.1415926535)*([.$C$12]*(SQRT(([.$C$10]*[.$C$10])/([.$C$12]*[.$C$12])-SIN(ATAN([.N$2]/[.$E14]))*SIN(ATAN([.N$2]/[.$E14])))-COS(ATAN([.N$2]/[.$E14]))))/6)) * EXP( -([.$E14]/COS(ATAN([.N$2]/[.$E14]))-([.$C$12]*(SQRT(([.$C$10]*[.$C$10])/([.$C$12]*[.$C$12])-SIN(ATAN([.N$2]/[.$E14]))*SIN(ATAN([.N$2]/[.$E14])))-COS(ATAN([.N$2]/[.$E14]))))/2)*([.$E14]/COS(ATAN([.N$2]/[.$E14]))-([.$C$12]*(SQRT(([.$C$10]*[.$C$10])/([.$C$12]*[.$C$12])-SIN(ATAN([.N$2]/[.$E14]))*SIN(ATAN([.N$2]/[.$E14])))-COS(ATAN([.N$2]/[.$E14]))))/2) /  (2*([.$C$12]*(SQRT(([.$C$10]*[.$C$10])/([.$C$12]*[.$C$12])-SIN(ATAN([.N$2]/[.$E14]))*SIN(ATAN([.N$2]/[.$E14])))-COS(ATAN([.N$2]/[.$E14]))))*([.$C$12]*(SQRT(([.$C$10]*[.$C$10])/([.$C$12]*[.$C$12])-SIN(ATAN([.N$2]/[.$E14]))*SIN(ATAN([.N$2]/[.$E14])))-COS(ATAN([.N$2]/[.$E14]))))/36))" office:value-type="float" office:value="0.000568389276095829">
            <text:p>0,0005683893</text:p>
          </table:table-cell>
          <table:table-cell table:formula="of:=(1/(SQRT(2*3.1415926535)*([.$C$12]*(SQRT(([.$C$10]*[.$C$10])/([.$C$12]*[.$C$12])-SIN(ATAN([.O$2]/[.$E14]))*SIN(ATAN([.O$2]/[.$E14])))-COS(ATAN([.O$2]/[.$E14]))))/6)) * EXP( -([.$E14]/COS(ATAN([.O$2]/[.$E14]))-([.$C$12]*(SQRT(([.$C$10]*[.$C$10])/([.$C$12]*[.$C$12])-SIN(ATAN([.O$2]/[.$E14]))*SIN(ATAN([.O$2]/[.$E14])))-COS(ATAN([.O$2]/[.$E14]))))/2)*([.$E14]/COS(ATAN([.O$2]/[.$E14]))-([.$C$12]*(SQRT(([.$C$10]*[.$C$10])/([.$C$12]*[.$C$12])-SIN(ATAN([.O$2]/[.$E14]))*SIN(ATAN([.O$2]/[.$E14])))-COS(ATAN([.O$2]/[.$E14]))))/2) /  (2*([.$C$12]*(SQRT(([.$C$10]*[.$C$10])/([.$C$12]*[.$C$12])-SIN(ATAN([.O$2]/[.$E14]))*SIN(ATAN([.O$2]/[.$E14])))-COS(ATAN([.O$2]/[.$E14]))))*([.$C$12]*(SQRT(([.$C$10]*[.$C$10])/([.$C$12]*[.$C$12])-SIN(ATAN([.O$2]/[.$E14]))*SIN(ATAN([.O$2]/[.$E14])))-COS(ATAN([.O$2]/[.$E14]))))/36))" office:value-type="float" office:value="0.000612694769620617">
            <text:p>0,0006126948</text:p>
          </table:table-cell>
          <table:table-cell table:formula="of:=(1/(SQRT(2*3.1415926535)*([.$C$12]*(SQRT(([.$C$10]*[.$C$10])/([.$C$12]*[.$C$12])-SIN(ATAN([.P$2]/[.$E14]))*SIN(ATAN([.P$2]/[.$E14])))-COS(ATAN([.P$2]/[.$E14]))))/6)) * EXP( -([.$E14]/COS(ATAN([.P$2]/[.$E14]))-([.$C$12]*(SQRT(([.$C$10]*[.$C$10])/([.$C$12]*[.$C$12])-SIN(ATAN([.P$2]/[.$E14]))*SIN(ATAN([.P$2]/[.$E14])))-COS(ATAN([.P$2]/[.$E14]))))/2)*([.$E14]/COS(ATAN([.P$2]/[.$E14]))-([.$C$12]*(SQRT(([.$C$10]*[.$C$10])/([.$C$12]*[.$C$12])-SIN(ATAN([.P$2]/[.$E14]))*SIN(ATAN([.P$2]/[.$E14])))-COS(ATAN([.P$2]/[.$E14]))))/2) /  (2*([.$C$12]*(SQRT(([.$C$10]*[.$C$10])/([.$C$12]*[.$C$12])-SIN(ATAN([.P$2]/[.$E14]))*SIN(ATAN([.P$2]/[.$E14])))-COS(ATAN([.P$2]/[.$E14]))))*([.$C$12]*(SQRT(([.$C$10]*[.$C$10])/([.$C$12]*[.$C$12])-SIN(ATAN([.P$2]/[.$E14]))*SIN(ATAN([.P$2]/[.$E14])))-COS(ATAN([.P$2]/[.$E14]))))/36))" office:value-type="float" office:value="0.000661579842984093">
            <text:p>0,0006615798</text:p>
          </table:table-cell>
          <table:table-cell table:formula="of:=(1/(SQRT(2*3.1415926535)*([.$C$12]*(SQRT(([.$C$10]*[.$C$10])/([.$C$12]*[.$C$12])-SIN(ATAN([.Q$2]/[.$E14]))*SIN(ATAN([.Q$2]/[.$E14])))-COS(ATAN([.Q$2]/[.$E14]))))/6)) * EXP( -([.$E14]/COS(ATAN([.Q$2]/[.$E14]))-([.$C$12]*(SQRT(([.$C$10]*[.$C$10])/([.$C$12]*[.$C$12])-SIN(ATAN([.Q$2]/[.$E14]))*SIN(ATAN([.Q$2]/[.$E14])))-COS(ATAN([.Q$2]/[.$E14]))))/2)*([.$E14]/COS(ATAN([.Q$2]/[.$E14]))-([.$C$12]*(SQRT(([.$C$10]*[.$C$10])/([.$C$12]*[.$C$12])-SIN(ATAN([.Q$2]/[.$E14]))*SIN(ATAN([.Q$2]/[.$E14])))-COS(ATAN([.Q$2]/[.$E14]))))/2) /  (2*([.$C$12]*(SQRT(([.$C$10]*[.$C$10])/([.$C$12]*[.$C$12])-SIN(ATAN([.Q$2]/[.$E14]))*SIN(ATAN([.Q$2]/[.$E14])))-COS(ATAN([.Q$2]/[.$E14]))))*([.$C$12]*(SQRT(([.$C$10]*[.$C$10])/([.$C$12]*[.$C$12])-SIN(ATAN([.Q$2]/[.$E14]))*SIN(ATAN([.Q$2]/[.$E14])))-COS(ATAN([.Q$2]/[.$E14]))))/36))" office:value-type="float" office:value="0.000714589834983306">
            <text:p>0,0007145898</text:p>
          </table:table-cell>
          <table:table-cell table:formula="of:=(1/(SQRT(2*3.1415926535)*([.$C$12]*(SQRT(([.$C$10]*[.$C$10])/([.$C$12]*[.$C$12])-SIN(ATAN([.R$2]/[.$E14]))*SIN(ATAN([.R$2]/[.$E14])))-COS(ATAN([.R$2]/[.$E14]))))/6)) * EXP( -([.$E14]/COS(ATAN([.R$2]/[.$E14]))-([.$C$12]*(SQRT(([.$C$10]*[.$C$10])/([.$C$12]*[.$C$12])-SIN(ATAN([.R$2]/[.$E14]))*SIN(ATAN([.R$2]/[.$E14])))-COS(ATAN([.R$2]/[.$E14]))))/2)*([.$E14]/COS(ATAN([.R$2]/[.$E14]))-([.$C$12]*(SQRT(([.$C$10]*[.$C$10])/([.$C$12]*[.$C$12])-SIN(ATAN([.R$2]/[.$E14]))*SIN(ATAN([.R$2]/[.$E14])))-COS(ATAN([.R$2]/[.$E14]))))/2) /  (2*([.$C$12]*(SQRT(([.$C$10]*[.$C$10])/([.$C$12]*[.$C$12])-SIN(ATAN([.R$2]/[.$E14]))*SIN(ATAN([.R$2]/[.$E14])))-COS(ATAN([.R$2]/[.$E14]))))*([.$C$12]*(SQRT(([.$C$10]*[.$C$10])/([.$C$12]*[.$C$12])-SIN(ATAN([.R$2]/[.$E14]))*SIN(ATAN([.R$2]/[.$E14])))-COS(ATAN([.R$2]/[.$E14]))))/36))" office:value-type="float" office:value="0.00077112279652957">
            <text:p>0,0007711228</text:p>
          </table:table-cell>
          <table:table-cell table:formula="of:=(1/(SQRT(2*3.1415926535)*([.$C$12]*(SQRT(([.$C$10]*[.$C$10])/([.$C$12]*[.$C$12])-SIN(ATAN([.S$2]/[.$E14]))*SIN(ATAN([.S$2]/[.$E14])))-COS(ATAN([.S$2]/[.$E14]))))/6)) * EXP( -([.$E14]/COS(ATAN([.S$2]/[.$E14]))-([.$C$12]*(SQRT(([.$C$10]*[.$C$10])/([.$C$12]*[.$C$12])-SIN(ATAN([.S$2]/[.$E14]))*SIN(ATAN([.S$2]/[.$E14])))-COS(ATAN([.S$2]/[.$E14]))))/2)*([.$E14]/COS(ATAN([.S$2]/[.$E14]))-([.$C$12]*(SQRT(([.$C$10]*[.$C$10])/([.$C$12]*[.$C$12])-SIN(ATAN([.S$2]/[.$E14]))*SIN(ATAN([.S$2]/[.$E14])))-COS(ATAN([.S$2]/[.$E14]))))/2) /  (2*([.$C$12]*(SQRT(([.$C$10]*[.$C$10])/([.$C$12]*[.$C$12])-SIN(ATAN([.S$2]/[.$E14]))*SIN(ATAN([.S$2]/[.$E14])))-COS(ATAN([.S$2]/[.$E14]))))*([.$C$12]*(SQRT(([.$C$10]*[.$C$10])/([.$C$12]*[.$C$12])-SIN(ATAN([.S$2]/[.$E14]))*SIN(ATAN([.S$2]/[.$E14])))-COS(ATAN([.S$2]/[.$E14]))))/36))" office:value-type="float" office:value="0.000830419167548208">
            <text:p>0,0008304192</text:p>
          </table:table-cell>
          <table:table-cell table:formula="of:=(1/(SQRT(2*3.1415926535)*([.$C$12]*(SQRT(([.$C$10]*[.$C$10])/([.$C$12]*[.$C$12])-SIN(ATAN([.T$2]/[.$E14]))*SIN(ATAN([.T$2]/[.$E14])))-COS(ATAN([.T$2]/[.$E14]))))/6)) * EXP( -([.$E14]/COS(ATAN([.T$2]/[.$E14]))-([.$C$12]*(SQRT(([.$C$10]*[.$C$10])/([.$C$12]*[.$C$12])-SIN(ATAN([.T$2]/[.$E14]))*SIN(ATAN([.T$2]/[.$E14])))-COS(ATAN([.T$2]/[.$E14]))))/2)*([.$E14]/COS(ATAN([.T$2]/[.$E14]))-([.$C$12]*(SQRT(([.$C$10]*[.$C$10])/([.$C$12]*[.$C$12])-SIN(ATAN([.T$2]/[.$E14]))*SIN(ATAN([.T$2]/[.$E14])))-COS(ATAN([.T$2]/[.$E14]))))/2) /  (2*([.$C$12]*(SQRT(([.$C$10]*[.$C$10])/([.$C$12]*[.$C$12])-SIN(ATAN([.T$2]/[.$E14]))*SIN(ATAN([.T$2]/[.$E14])))-COS(ATAN([.T$2]/[.$E14]))))*([.$C$12]*(SQRT(([.$C$10]*[.$C$10])/([.$C$12]*[.$C$12])-SIN(ATAN([.T$2]/[.$E14]))*SIN(ATAN([.T$2]/[.$E14])))-COS(ATAN([.T$2]/[.$E14]))))/36))" office:value-type="float" office:value="0.000891558807908263">
            <text:p>0,0008915588</text:p>
          </table:table-cell>
          <table:table-cell table:formula="of:=(1/(SQRT(2*3.1415926535)*([.$C$12]*(SQRT(([.$C$10]*[.$C$10])/([.$C$12]*[.$C$12])-SIN(ATAN([.U$2]/[.$E14]))*SIN(ATAN([.U$2]/[.$E14])))-COS(ATAN([.U$2]/[.$E14]))))/6)) * EXP( -([.$E14]/COS(ATAN([.U$2]/[.$E14]))-([.$C$12]*(SQRT(([.$C$10]*[.$C$10])/([.$C$12]*[.$C$12])-SIN(ATAN([.U$2]/[.$E14]))*SIN(ATAN([.U$2]/[.$E14])))-COS(ATAN([.U$2]/[.$E14]))))/2)*([.$E14]/COS(ATAN([.U$2]/[.$E14]))-([.$C$12]*(SQRT(([.$C$10]*[.$C$10])/([.$C$12]*[.$C$12])-SIN(ATAN([.U$2]/[.$E14]))*SIN(ATAN([.U$2]/[.$E14])))-COS(ATAN([.U$2]/[.$E14]))))/2) /  (2*([.$C$12]*(SQRT(([.$C$10]*[.$C$10])/([.$C$12]*[.$C$12])-SIN(ATAN([.U$2]/[.$E14]))*SIN(ATAN([.U$2]/[.$E14])))-COS(ATAN([.U$2]/[.$E14]))))*([.$C$12]*(SQRT(([.$C$10]*[.$C$10])/([.$C$12]*[.$C$12])-SIN(ATAN([.U$2]/[.$E14]))*SIN(ATAN([.U$2]/[.$E14])))-COS(ATAN([.U$2]/[.$E14]))))/36))" office:value-type="float" office:value="0.000953466758121089">
            <text:p>0,0009534668</text:p>
          </table:table-cell>
          <table:table-cell table:formula="of:=(1/(SQRT(2*3.1415926535)*([.$C$12]*(SQRT(([.$C$10]*[.$C$10])/([.$C$12]*[.$C$12])-SIN(ATAN([.V$2]/[.$E14]))*SIN(ATAN([.V$2]/[.$E14])))-COS(ATAN([.V$2]/[.$E14]))))/6)) * EXP( -([.$E14]/COS(ATAN([.V$2]/[.$E14]))-([.$C$12]*(SQRT(([.$C$10]*[.$C$10])/([.$C$12]*[.$C$12])-SIN(ATAN([.V$2]/[.$E14]))*SIN(ATAN([.V$2]/[.$E14])))-COS(ATAN([.V$2]/[.$E14]))))/2)*([.$E14]/COS(ATAN([.V$2]/[.$E14]))-([.$C$12]*(SQRT(([.$C$10]*[.$C$10])/([.$C$12]*[.$C$12])-SIN(ATAN([.V$2]/[.$E14]))*SIN(ATAN([.V$2]/[.$E14])))-COS(ATAN([.V$2]/[.$E14]))))/2) /  (2*([.$C$12]*(SQRT(([.$C$10]*[.$C$10])/([.$C$12]*[.$C$12])-SIN(ATAN([.V$2]/[.$E14]))*SIN(ATAN([.V$2]/[.$E14])))-COS(ATAN([.V$2]/[.$E14]))))*([.$C$12]*(SQRT(([.$C$10]*[.$C$10])/([.$C$12]*[.$C$12])-SIN(ATAN([.V$2]/[.$E14]))*SIN(ATAN([.V$2]/[.$E14])))-COS(ATAN([.V$2]/[.$E14]))))/36))" office:value-type="float" office:value="0.00101492867892039">
            <text:p>0,0010149287</text:p>
          </table:table-cell>
          <table:table-cell table:formula="of:=(1/(SQRT(2*3.1415926535)*([.$C$12]*(SQRT(([.$C$10]*[.$C$10])/([.$C$12]*[.$C$12])-SIN(ATAN([.W$2]/[.$E14]))*SIN(ATAN([.W$2]/[.$E14])))-COS(ATAN([.W$2]/[.$E14]))))/6)) * EXP( -([.$E14]/COS(ATAN([.W$2]/[.$E14]))-([.$C$12]*(SQRT(([.$C$10]*[.$C$10])/([.$C$12]*[.$C$12])-SIN(ATAN([.W$2]/[.$E14]))*SIN(ATAN([.W$2]/[.$E14])))-COS(ATAN([.W$2]/[.$E14]))))/2)*([.$E14]/COS(ATAN([.W$2]/[.$E14]))-([.$C$12]*(SQRT(([.$C$10]*[.$C$10])/([.$C$12]*[.$C$12])-SIN(ATAN([.W$2]/[.$E14]))*SIN(ATAN([.W$2]/[.$E14])))-COS(ATAN([.W$2]/[.$E14]))))/2) /  (2*([.$C$12]*(SQRT(([.$C$10]*[.$C$10])/([.$C$12]*[.$C$12])-SIN(ATAN([.W$2]/[.$E14]))*SIN(ATAN([.W$2]/[.$E14])))-COS(ATAN([.W$2]/[.$E14]))))*([.$C$12]*(SQRT(([.$C$10]*[.$C$10])/([.$C$12]*[.$C$12])-SIN(ATAN([.W$2]/[.$E14]))*SIN(ATAN([.W$2]/[.$E14])))-COS(ATAN([.W$2]/[.$E14]))))/36))" office:value-type="float" office:value="0.00107461635431189">
            <text:p>0,0010746164</text:p>
          </table:table-cell>
          <table:table-cell table:formula="of:=(1/(SQRT(2*3.1415926535)*([.$C$12]*(SQRT(([.$C$10]*[.$C$10])/([.$C$12]*[.$C$12])-SIN(ATAN([.X$2]/[.$E14]))*SIN(ATAN([.X$2]/[.$E14])))-COS(ATAN([.X$2]/[.$E14]))))/6)) * EXP( -([.$E14]/COS(ATAN([.X$2]/[.$E14]))-([.$C$12]*(SQRT(([.$C$10]*[.$C$10])/([.$C$12]*[.$C$12])-SIN(ATAN([.X$2]/[.$E14]))*SIN(ATAN([.X$2]/[.$E14])))-COS(ATAN([.X$2]/[.$E14]))))/2)*([.$E14]/COS(ATAN([.X$2]/[.$E14]))-([.$C$12]*(SQRT(([.$C$10]*[.$C$10])/([.$C$12]*[.$C$12])-SIN(ATAN([.X$2]/[.$E14]))*SIN(ATAN([.X$2]/[.$E14])))-COS(ATAN([.X$2]/[.$E14]))))/2) /  (2*([.$C$12]*(SQRT(([.$C$10]*[.$C$10])/([.$C$12]*[.$C$12])-SIN(ATAN([.X$2]/[.$E14]))*SIN(ATAN([.X$2]/[.$E14])))-COS(ATAN([.X$2]/[.$E14]))))*([.$C$12]*(SQRT(([.$C$10]*[.$C$10])/([.$C$12]*[.$C$12])-SIN(ATAN([.X$2]/[.$E14]))*SIN(ATAN([.X$2]/[.$E14])))-COS(ATAN([.X$2]/[.$E14]))))/36))" office:value-type="float" office:value="0.00113112296873013">
            <text:p>0,001131123</text:p>
          </table:table-cell>
          <table:table-cell table:formula="of:=(1/(SQRT(2*3.1415926535)*([.$C$12]*(SQRT(([.$C$10]*[.$C$10])/([.$C$12]*[.$C$12])-SIN(ATAN([.Y$2]/[.$E14]))*SIN(ATAN([.Y$2]/[.$E14])))-COS(ATAN([.Y$2]/[.$E14]))))/6)) * EXP( -([.$E14]/COS(ATAN([.Y$2]/[.$E14]))-([.$C$12]*(SQRT(([.$C$10]*[.$C$10])/([.$C$12]*[.$C$12])-SIN(ATAN([.Y$2]/[.$E14]))*SIN(ATAN([.Y$2]/[.$E14])))-COS(ATAN([.Y$2]/[.$E14]))))/2)*([.$E14]/COS(ATAN([.Y$2]/[.$E14]))-([.$C$12]*(SQRT(([.$C$10]*[.$C$10])/([.$C$12]*[.$C$12])-SIN(ATAN([.Y$2]/[.$E14]))*SIN(ATAN([.Y$2]/[.$E14])))-COS(ATAN([.Y$2]/[.$E14]))))/2) /  (2*([.$C$12]*(SQRT(([.$C$10]*[.$C$10])/([.$C$12]*[.$C$12])-SIN(ATAN([.Y$2]/[.$E14]))*SIN(ATAN([.Y$2]/[.$E14])))-COS(ATAN([.Y$2]/[.$E14]))))*([.$C$12]*(SQRT(([.$C$10]*[.$C$10])/([.$C$12]*[.$C$12])-SIN(ATAN([.Y$2]/[.$E14]))*SIN(ATAN([.Y$2]/[.$E14])))-COS(ATAN([.Y$2]/[.$E14]))))/36))" office:value-type="float" office:value="0.00118300712992252">
            <text:p>0,0011830071</text:p>
          </table:table-cell>
          <table:table-cell table:formula="of:=(1/(SQRT(2*3.1415926535)*([.$C$12]*(SQRT(([.$C$10]*[.$C$10])/([.$C$12]*[.$C$12])-SIN(ATAN([.Z$2]/[.$E14]))*SIN(ATAN([.Z$2]/[.$E14])))-COS(ATAN([.Z$2]/[.$E14]))))/6)) * EXP( -([.$E14]/COS(ATAN([.Z$2]/[.$E14]))-([.$C$12]*(SQRT(([.$C$10]*[.$C$10])/([.$C$12]*[.$C$12])-SIN(ATAN([.Z$2]/[.$E14]))*SIN(ATAN([.Z$2]/[.$E14])))-COS(ATAN([.Z$2]/[.$E14]))))/2)*([.$E14]/COS(ATAN([.Z$2]/[.$E14]))-([.$C$12]*(SQRT(([.$C$10]*[.$C$10])/([.$C$12]*[.$C$12])-SIN(ATAN([.Z$2]/[.$E14]))*SIN(ATAN([.Z$2]/[.$E14])))-COS(ATAN([.Z$2]/[.$E14]))))/2) /  (2*([.$C$12]*(SQRT(([.$C$10]*[.$C$10])/([.$C$12]*[.$C$12])-SIN(ATAN([.Z$2]/[.$E14]))*SIN(ATAN([.Z$2]/[.$E14])))-COS(ATAN([.Z$2]/[.$E14]))))*([.$C$12]*(SQRT(([.$C$10]*[.$C$10])/([.$C$12]*[.$C$12])-SIN(ATAN([.Z$2]/[.$E14]))*SIN(ATAN([.Z$2]/[.$E14])))-COS(ATAN([.Z$2]/[.$E14]))))/36))" office:value-type="float" office:value="0.00122884386317804">
            <text:p>0,0012288439</text:p>
          </table:table-cell>
          <table:table-cell table:formula="of:=(1/(SQRT(2*3.1415926535)*([.$C$12]*(SQRT(([.$C$10]*[.$C$10])/([.$C$12]*[.$C$12])-SIN(ATAN([.AA$2]/[.$E14]))*SIN(ATAN([.AA$2]/[.$E14])))-COS(ATAN([.AA$2]/[.$E14]))))/6)) * EXP( -([.$E14]/COS(ATAN([.AA$2]/[.$E14]))-([.$C$12]*(SQRT(([.$C$10]*[.$C$10])/([.$C$12]*[.$C$12])-SIN(ATAN([.AA$2]/[.$E14]))*SIN(ATAN([.AA$2]/[.$E14])))-COS(ATAN([.AA$2]/[.$E14]))))/2)*([.$E14]/COS(ATAN([.AA$2]/[.$E14]))-([.$C$12]*(SQRT(([.$C$10]*[.$C$10])/([.$C$12]*[.$C$12])-SIN(ATAN([.AA$2]/[.$E14]))*SIN(ATAN([.AA$2]/[.$E14])))-COS(ATAN([.AA$2]/[.$E14]))))/2) /  (2*([.$C$12]*(SQRT(([.$C$10]*[.$C$10])/([.$C$12]*[.$C$12])-SIN(ATAN([.AA$2]/[.$E14]))*SIN(ATAN([.AA$2]/[.$E14])))-COS(ATAN([.AA$2]/[.$E14]))))*([.$C$12]*(SQRT(([.$C$10]*[.$C$10])/([.$C$12]*[.$C$12])-SIN(ATAN([.AA$2]/[.$E14]))*SIN(ATAN([.AA$2]/[.$E14])))-COS(ATAN([.AA$2]/[.$E14]))))/36))" office:value-type="float" office:value="0.00126728011667933">
            <text:p>0,0012672801</text:p>
          </table:table-cell>
          <table:table-cell table:formula="of:=(1/(SQRT(2*3.1415926535)*([.$C$12]*(SQRT(([.$C$10]*[.$C$10])/([.$C$12]*[.$C$12])-SIN(ATAN([.AB$2]/[.$E14]))*SIN(ATAN([.AB$2]/[.$E14])))-COS(ATAN([.AB$2]/[.$E14]))))/6)) * EXP( -([.$E14]/COS(ATAN([.AB$2]/[.$E14]))-([.$C$12]*(SQRT(([.$C$10]*[.$C$10])/([.$C$12]*[.$C$12])-SIN(ATAN([.AB$2]/[.$E14]))*SIN(ATAN([.AB$2]/[.$E14])))-COS(ATAN([.AB$2]/[.$E14]))))/2)*([.$E14]/COS(ATAN([.AB$2]/[.$E14]))-([.$C$12]*(SQRT(([.$C$10]*[.$C$10])/([.$C$12]*[.$C$12])-SIN(ATAN([.AB$2]/[.$E14]))*SIN(ATAN([.AB$2]/[.$E14])))-COS(ATAN([.AB$2]/[.$E14]))))/2) /  (2*([.$C$12]*(SQRT(([.$C$10]*[.$C$10])/([.$C$12]*[.$C$12])-SIN(ATAN([.AB$2]/[.$E14]))*SIN(ATAN([.AB$2]/[.$E14])))-COS(ATAN([.AB$2]/[.$E14]))))*([.$C$12]*(SQRT(([.$C$10]*[.$C$10])/([.$C$12]*[.$C$12])-SIN(ATAN([.AB$2]/[.$E14]))*SIN(ATAN([.AB$2]/[.$E14])))-COS(ATAN([.AB$2]/[.$E14]))))/36))" office:value-type="float" office:value="0.00129709176163709">
            <text:p>0,0012970918</text:p>
          </table:table-cell>
          <table:table-cell table:formula="of:=(1/(SQRT(2*3.1415926535)*([.$C$12]*(SQRT(([.$C$10]*[.$C$10])/([.$C$12]*[.$C$12])-SIN(ATAN([.AC$2]/[.$E14]))*SIN(ATAN([.AC$2]/[.$E14])))-COS(ATAN([.AC$2]/[.$E14]))))/6)) * EXP( -([.$E14]/COS(ATAN([.AC$2]/[.$E14]))-([.$C$12]*(SQRT(([.$C$10]*[.$C$10])/([.$C$12]*[.$C$12])-SIN(ATAN([.AC$2]/[.$E14]))*SIN(ATAN([.AC$2]/[.$E14])))-COS(ATAN([.AC$2]/[.$E14]))))/2)*([.$E14]/COS(ATAN([.AC$2]/[.$E14]))-([.$C$12]*(SQRT(([.$C$10]*[.$C$10])/([.$C$12]*[.$C$12])-SIN(ATAN([.AC$2]/[.$E14]))*SIN(ATAN([.AC$2]/[.$E14])))-COS(ATAN([.AC$2]/[.$E14]))))/2) /  (2*([.$C$12]*(SQRT(([.$C$10]*[.$C$10])/([.$C$12]*[.$C$12])-SIN(ATAN([.AC$2]/[.$E14]))*SIN(ATAN([.AC$2]/[.$E14])))-COS(ATAN([.AC$2]/[.$E14]))))*([.$C$12]*(SQRT(([.$C$10]*[.$C$10])/([.$C$12]*[.$C$12])-SIN(ATAN([.AC$2]/[.$E14]))*SIN(ATAN([.AC$2]/[.$E14])))-COS(ATAN([.AC$2]/[.$E14]))))/36))" office:value-type="float" office:value="0.00131723870855919">
            <text:p>0,0013172387</text:p>
          </table:table-cell>
          <table:table-cell table:formula="of:=(1/(SQRT(2*3.1415926535)*([.$C$12]*(SQRT(([.$C$10]*[.$C$10])/([.$C$12]*[.$C$12])-SIN(ATAN([.AD$2]/[.$E14]))*SIN(ATAN([.AD$2]/[.$E14])))-COS(ATAN([.AD$2]/[.$E14]))))/6)) * EXP( -([.$E14]/COS(ATAN([.AD$2]/[.$E14]))-([.$C$12]*(SQRT(([.$C$10]*[.$C$10])/([.$C$12]*[.$C$12])-SIN(ATAN([.AD$2]/[.$E14]))*SIN(ATAN([.AD$2]/[.$E14])))-COS(ATAN([.AD$2]/[.$E14]))))/2)*([.$E14]/COS(ATAN([.AD$2]/[.$E14]))-([.$C$12]*(SQRT(([.$C$10]*[.$C$10])/([.$C$12]*[.$C$12])-SIN(ATAN([.AD$2]/[.$E14]))*SIN(ATAN([.AD$2]/[.$E14])))-COS(ATAN([.AD$2]/[.$E14]))))/2) /  (2*([.$C$12]*(SQRT(([.$C$10]*[.$C$10])/([.$C$12]*[.$C$12])-SIN(ATAN([.AD$2]/[.$E14]))*SIN(ATAN([.AD$2]/[.$E14])))-COS(ATAN([.AD$2]/[.$E14]))))*([.$C$12]*(SQRT(([.$C$10]*[.$C$10])/([.$C$12]*[.$C$12])-SIN(ATAN([.AD$2]/[.$E14]))*SIN(ATAN([.AD$2]/[.$E14])))-COS(ATAN([.AD$2]/[.$E14]))))/36))" office:value-type="float" office:value="0.00132691464310795">
            <text:p>0,0013269146</text:p>
          </table:table-cell>
          <table:table-cell table:formula="of:=(1/(SQRT(2*3.1415926535)*([.$C$12]*(SQRT(([.$C$10]*[.$C$10])/([.$C$12]*[.$C$12])-SIN(ATAN([.AE$2]/[.$E14]))*SIN(ATAN([.AE$2]/[.$E14])))-COS(ATAN([.AE$2]/[.$E14]))))/6)) * EXP( -([.$E14]/COS(ATAN([.AE$2]/[.$E14]))-([.$C$12]*(SQRT(([.$C$10]*[.$C$10])/([.$C$12]*[.$C$12])-SIN(ATAN([.AE$2]/[.$E14]))*SIN(ATAN([.AE$2]/[.$E14])))-COS(ATAN([.AE$2]/[.$E14]))))/2)*([.$E14]/COS(ATAN([.AE$2]/[.$E14]))-([.$C$12]*(SQRT(([.$C$10]*[.$C$10])/([.$C$12]*[.$C$12])-SIN(ATAN([.AE$2]/[.$E14]))*SIN(ATAN([.AE$2]/[.$E14])))-COS(ATAN([.AE$2]/[.$E14]))))/2) /  (2*([.$C$12]*(SQRT(([.$C$10]*[.$C$10])/([.$C$12]*[.$C$12])-SIN(ATAN([.AE$2]/[.$E14]))*SIN(ATAN([.AE$2]/[.$E14])))-COS(ATAN([.AE$2]/[.$E14]))))*([.$C$12]*(SQRT(([.$C$10]*[.$C$10])/([.$C$12]*[.$C$12])-SIN(ATAN([.AE$2]/[.$E14]))*SIN(ATAN([.AE$2]/[.$E14])))-COS(ATAN([.AE$2]/[.$E14]))))/36))" office:value-type="float" office:value="0.00132558804148909">
            <text:p>0,001325588</text:p>
          </table:table-cell>
          <table:table-cell table:formula="of:=(1/(SQRT(2*3.1415926535)*([.$C$12]*(SQRT(([.$C$10]*[.$C$10])/([.$C$12]*[.$C$12])-SIN(ATAN([.AF$2]/[.$E14]))*SIN(ATAN([.AF$2]/[.$E14])))-COS(ATAN([.AF$2]/[.$E14]))))/6)) * EXP( -([.$E14]/COS(ATAN([.AF$2]/[.$E14]))-([.$C$12]*(SQRT(([.$C$10]*[.$C$10])/([.$C$12]*[.$C$12])-SIN(ATAN([.AF$2]/[.$E14]))*SIN(ATAN([.AF$2]/[.$E14])))-COS(ATAN([.AF$2]/[.$E14]))))/2)*([.$E14]/COS(ATAN([.AF$2]/[.$E14]))-([.$C$12]*(SQRT(([.$C$10]*[.$C$10])/([.$C$12]*[.$C$12])-SIN(ATAN([.AF$2]/[.$E14]))*SIN(ATAN([.AF$2]/[.$E14])))-COS(ATAN([.AF$2]/[.$E14]))))/2) /  (2*([.$C$12]*(SQRT(([.$C$10]*[.$C$10])/([.$C$12]*[.$C$12])-SIN(ATAN([.AF$2]/[.$E14]))*SIN(ATAN([.AF$2]/[.$E14])))-COS(ATAN([.AF$2]/[.$E14]))))*([.$C$12]*(SQRT(([.$C$10]*[.$C$10])/([.$C$12]*[.$C$12])-SIN(ATAN([.AF$2]/[.$E14]))*SIN(ATAN([.AF$2]/[.$E14])))-COS(ATAN([.AF$2]/[.$E14]))))/36))" office:value-type="float" office:value="0.00131303156043286">
            <text:p>0,0013130316</text:p>
          </table:table-cell>
          <table:table-cell table:formula="of:=(1/(SQRT(2*3.1415926535)*([.$C$12]*(SQRT(([.$C$10]*[.$C$10])/([.$C$12]*[.$C$12])-SIN(ATAN([.AG$2]/[.$E14]))*SIN(ATAN([.AG$2]/[.$E14])))-COS(ATAN([.AG$2]/[.$E14]))))/6)) * EXP( -([.$E14]/COS(ATAN([.AG$2]/[.$E14]))-([.$C$12]*(SQRT(([.$C$10]*[.$C$10])/([.$C$12]*[.$C$12])-SIN(ATAN([.AG$2]/[.$E14]))*SIN(ATAN([.AG$2]/[.$E14])))-COS(ATAN([.AG$2]/[.$E14]))))/2)*([.$E14]/COS(ATAN([.AG$2]/[.$E14]))-([.$C$12]*(SQRT(([.$C$10]*[.$C$10])/([.$C$12]*[.$C$12])-SIN(ATAN([.AG$2]/[.$E14]))*SIN(ATAN([.AG$2]/[.$E14])))-COS(ATAN([.AG$2]/[.$E14]))))/2) /  (2*([.$C$12]*(SQRT(([.$C$10]*[.$C$10])/([.$C$12]*[.$C$12])-SIN(ATAN([.AG$2]/[.$E14]))*SIN(ATAN([.AG$2]/[.$E14])))-COS(ATAN([.AG$2]/[.$E14]))))*([.$C$12]*(SQRT(([.$C$10]*[.$C$10])/([.$C$12]*[.$C$12])-SIN(ATAN([.AG$2]/[.$E14]))*SIN(ATAN([.AG$2]/[.$E14])))-COS(ATAN([.AG$2]/[.$E14]))))/36))" office:value-type="float" office:value="0.00128933758676858">
            <text:p>0,0012893376</text:p>
          </table:table-cell>
          <table:table-cell table:formula="of:=(1/(SQRT(2*3.1415926535)*([.$C$12]*(SQRT(([.$C$10]*[.$C$10])/([.$C$12]*[.$C$12])-SIN(ATAN([.AH$2]/[.$E14]))*SIN(ATAN([.AH$2]/[.$E14])))-COS(ATAN([.AH$2]/[.$E14]))))/6)) * EXP( -([.$E14]/COS(ATAN([.AH$2]/[.$E14]))-([.$C$12]*(SQRT(([.$C$10]*[.$C$10])/([.$C$12]*[.$C$12])-SIN(ATAN([.AH$2]/[.$E14]))*SIN(ATAN([.AH$2]/[.$E14])))-COS(ATAN([.AH$2]/[.$E14]))))/2)*([.$E14]/COS(ATAN([.AH$2]/[.$E14]))-([.$C$12]*(SQRT(([.$C$10]*[.$C$10])/([.$C$12]*[.$C$12])-SIN(ATAN([.AH$2]/[.$E14]))*SIN(ATAN([.AH$2]/[.$E14])))-COS(ATAN([.AH$2]/[.$E14]))))/2) /  (2*([.$C$12]*(SQRT(([.$C$10]*[.$C$10])/([.$C$12]*[.$C$12])-SIN(ATAN([.AH$2]/[.$E14]))*SIN(ATAN([.AH$2]/[.$E14])))-COS(ATAN([.AH$2]/[.$E14]))))*([.$C$12]*(SQRT(([.$C$10]*[.$C$10])/([.$C$12]*[.$C$12])-SIN(ATAN([.AH$2]/[.$E14]))*SIN(ATAN([.AH$2]/[.$E14])))-COS(ATAN([.AH$2]/[.$E14]))))/36))" office:value-type="float" office:value="0.00125491862552619">
            <text:p>0,0012549186</text:p>
          </table:table-cell>
          <table:table-cell table:formula="of:=(1/(SQRT(2*3.1415926535)*([.$C$12]*(SQRT(([.$C$10]*[.$C$10])/([.$C$12]*[.$C$12])-SIN(ATAN([.AI$2]/[.$E14]))*SIN(ATAN([.AI$2]/[.$E14])))-COS(ATAN([.AI$2]/[.$E14]))))/6)) * EXP( -([.$E14]/COS(ATAN([.AI$2]/[.$E14]))-([.$C$12]*(SQRT(([.$C$10]*[.$C$10])/([.$C$12]*[.$C$12])-SIN(ATAN([.AI$2]/[.$E14]))*SIN(ATAN([.AI$2]/[.$E14])))-COS(ATAN([.AI$2]/[.$E14]))))/2)*([.$E14]/COS(ATAN([.AI$2]/[.$E14]))-([.$C$12]*(SQRT(([.$C$10]*[.$C$10])/([.$C$12]*[.$C$12])-SIN(ATAN([.AI$2]/[.$E14]))*SIN(ATAN([.AI$2]/[.$E14])))-COS(ATAN([.AI$2]/[.$E14]))))/2) /  (2*([.$C$12]*(SQRT(([.$C$10]*[.$C$10])/([.$C$12]*[.$C$12])-SIN(ATAN([.AI$2]/[.$E14]))*SIN(ATAN([.AI$2]/[.$E14])))-COS(ATAN([.AI$2]/[.$E14]))))*([.$C$12]*(SQRT(([.$C$10]*[.$C$10])/([.$C$12]*[.$C$12])-SIN(ATAN([.AI$2]/[.$E14]))*SIN(ATAN([.AI$2]/[.$E14])))-COS(ATAN([.AI$2]/[.$E14]))))/36))" office:value-type="float" office:value="0.00121049222995295">
            <text:p>0,0012104922</text:p>
          </table:table-cell>
          <table:table-cell table:formula="of:=(1/(SQRT(2*3.1415926535)*([.$C$12]*(SQRT(([.$C$10]*[.$C$10])/([.$C$12]*[.$C$12])-SIN(ATAN([.AJ$2]/[.$E14]))*SIN(ATAN([.AJ$2]/[.$E14])))-COS(ATAN([.AJ$2]/[.$E14]))))/6)) * EXP( -([.$E14]/COS(ATAN([.AJ$2]/[.$E14]))-([.$C$12]*(SQRT(([.$C$10]*[.$C$10])/([.$C$12]*[.$C$12])-SIN(ATAN([.AJ$2]/[.$E14]))*SIN(ATAN([.AJ$2]/[.$E14])))-COS(ATAN([.AJ$2]/[.$E14]))))/2)*([.$E14]/COS(ATAN([.AJ$2]/[.$E14]))-([.$C$12]*(SQRT(([.$C$10]*[.$C$10])/([.$C$12]*[.$C$12])-SIN(ATAN([.AJ$2]/[.$E14]))*SIN(ATAN([.AJ$2]/[.$E14])))-COS(ATAN([.AJ$2]/[.$E14]))))/2) /  (2*([.$C$12]*(SQRT(([.$C$10]*[.$C$10])/([.$C$12]*[.$C$12])-SIN(ATAN([.AJ$2]/[.$E14]))*SIN(ATAN([.AJ$2]/[.$E14])))-COS(ATAN([.AJ$2]/[.$E14]))))*([.$C$12]*(SQRT(([.$C$10]*[.$C$10])/([.$C$12]*[.$C$12])-SIN(ATAN([.AJ$2]/[.$E14]))*SIN(ATAN([.AJ$2]/[.$E14])))-COS(ATAN([.AJ$2]/[.$E14]))))/36))" office:value-type="float" office:value="0.00115705124302985">
            <text:p>0,0011570512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400.1">
            <text:p>400,1</text:p>
          </table:table-cell>
          <table:table-cell table:formula="of:=(1/(SQRT(2*3.1415926535)*([.$C$12]*(SQRT(([.$C$10]*[.$C$10])/([.$C$12]*[.$C$12])-SIN(ATAN([.F$2]/[.$E15]))*SIN(ATAN([.F$2]/[.$E15])))-COS(ATAN([.F$2]/[.$E15]))))/6)) * EXP( -([.$E15]/COS(ATAN([.F$2]/[.$E15]))-([.$C$12]*(SQRT(([.$C$10]*[.$C$10])/([.$C$12]*[.$C$12])-SIN(ATAN([.F$2]/[.$E15]))*SIN(ATAN([.F$2]/[.$E15])))-COS(ATAN([.F$2]/[.$E15]))))/2)*([.$E15]/COS(ATAN([.F$2]/[.$E15]))-([.$C$12]*(SQRT(([.$C$10]*[.$C$10])/([.$C$12]*[.$C$12])-SIN(ATAN([.F$2]/[.$E15]))*SIN(ATAN([.F$2]/[.$E15])))-COS(ATAN([.F$2]/[.$E15]))))/2) /  (2*([.$C$12]*(SQRT(([.$C$10]*[.$C$10])/([.$C$12]*[.$C$12])-SIN(ATAN([.F$2]/[.$E15]))*SIN(ATAN([.F$2]/[.$E15])))-COS(ATAN([.F$2]/[.$E15]))))*([.$C$12]*(SQRT(([.$C$10]*[.$C$10])/([.$C$12]*[.$C$12])-SIN(ATAN([.F$2]/[.$E15]))*SIN(ATAN([.F$2]/[.$E15])))-COS(ATAN([.F$2]/[.$E15]))))/36))" office:value-type="float" office:value="0.000485964251901341">
            <text:p>0,0004859643</text:p>
          </table:table-cell>
          <table:table-cell table:formula="of:=(1/(SQRT(2*3.1415926535)*([.$C$12]*(SQRT(([.$C$10]*[.$C$10])/([.$C$12]*[.$C$12])-SIN(ATAN([.G$2]/[.$E15]))*SIN(ATAN([.G$2]/[.$E15])))-COS(ATAN([.G$2]/[.$E15]))))/6)) * EXP( -([.$E15]/COS(ATAN([.G$2]/[.$E15]))-([.$C$12]*(SQRT(([.$C$10]*[.$C$10])/([.$C$12]*[.$C$12])-SIN(ATAN([.G$2]/[.$E15]))*SIN(ATAN([.G$2]/[.$E15])))-COS(ATAN([.G$2]/[.$E15]))))/2)*([.$E15]/COS(ATAN([.G$2]/[.$E15]))-([.$C$12]*(SQRT(([.$C$10]*[.$C$10])/([.$C$12]*[.$C$12])-SIN(ATAN([.G$2]/[.$E15]))*SIN(ATAN([.G$2]/[.$E15])))-COS(ATAN([.G$2]/[.$E15]))))/2) /  (2*([.$C$12]*(SQRT(([.$C$10]*[.$C$10])/([.$C$12]*[.$C$12])-SIN(ATAN([.G$2]/[.$E15]))*SIN(ATAN([.G$2]/[.$E15])))-COS(ATAN([.G$2]/[.$E15]))))*([.$C$12]*(SQRT(([.$C$10]*[.$C$10])/([.$C$12]*[.$C$12])-SIN(ATAN([.G$2]/[.$E15]))*SIN(ATAN([.G$2]/[.$E15])))-COS(ATAN([.G$2]/[.$E15]))))/36))" office:value-type="float" office:value="0.00048867883765211">
            <text:p>0,0004886788</text:p>
          </table:table-cell>
          <table:table-cell table:formula="of:=(1/(SQRT(2*3.1415926535)*([.$C$12]*(SQRT(([.$C$10]*[.$C$10])/([.$C$12]*[.$C$12])-SIN(ATAN([.H$2]/[.$E15]))*SIN(ATAN([.H$2]/[.$E15])))-COS(ATAN([.H$2]/[.$E15]))))/6)) * EXP( -([.$E15]/COS(ATAN([.H$2]/[.$E15]))-([.$C$12]*(SQRT(([.$C$10]*[.$C$10])/([.$C$12]*[.$C$12])-SIN(ATAN([.H$2]/[.$E15]))*SIN(ATAN([.H$2]/[.$E15])))-COS(ATAN([.H$2]/[.$E15]))))/2)*([.$E15]/COS(ATAN([.H$2]/[.$E15]))-([.$C$12]*(SQRT(([.$C$10]*[.$C$10])/([.$C$12]*[.$C$12])-SIN(ATAN([.H$2]/[.$E15]))*SIN(ATAN([.H$2]/[.$E15])))-COS(ATAN([.H$2]/[.$E15]))))/2) /  (2*([.$C$12]*(SQRT(([.$C$10]*[.$C$10])/([.$C$12]*[.$C$12])-SIN(ATAN([.H$2]/[.$E15]))*SIN(ATAN([.H$2]/[.$E15])))-COS(ATAN([.H$2]/[.$E15]))))*([.$C$12]*(SQRT(([.$C$10]*[.$C$10])/([.$C$12]*[.$C$12])-SIN(ATAN([.H$2]/[.$E15]))*SIN(ATAN([.H$2]/[.$E15])))-COS(ATAN([.H$2]/[.$E15]))))/36))" office:value-type="float" office:value="0.000496789202681275">
            <text:p>0,0004967892</text:p>
          </table:table-cell>
          <table:table-cell table:formula="of:=(1/(SQRT(2*3.1415926535)*([.$C$12]*(SQRT(([.$C$10]*[.$C$10])/([.$C$12]*[.$C$12])-SIN(ATAN([.I$2]/[.$E15]))*SIN(ATAN([.I$2]/[.$E15])))-COS(ATAN([.I$2]/[.$E15]))))/6)) * EXP( -([.$E15]/COS(ATAN([.I$2]/[.$E15]))-([.$C$12]*(SQRT(([.$C$10]*[.$C$10])/([.$C$12]*[.$C$12])-SIN(ATAN([.I$2]/[.$E15]))*SIN(ATAN([.I$2]/[.$E15])))-COS(ATAN([.I$2]/[.$E15]))))/2)*([.$E15]/COS(ATAN([.I$2]/[.$E15]))-([.$C$12]*(SQRT(([.$C$10]*[.$C$10])/([.$C$12]*[.$C$12])-SIN(ATAN([.I$2]/[.$E15]))*SIN(ATAN([.I$2]/[.$E15])))-COS(ATAN([.I$2]/[.$E15]))))/2) /  (2*([.$C$12]*(SQRT(([.$C$10]*[.$C$10])/([.$C$12]*[.$C$12])-SIN(ATAN([.I$2]/[.$E15]))*SIN(ATAN([.I$2]/[.$E15])))-COS(ATAN([.I$2]/[.$E15]))))*([.$C$12]*(SQRT(([.$C$10]*[.$C$10])/([.$C$12]*[.$C$12])-SIN(ATAN([.I$2]/[.$E15]))*SIN(ATAN([.I$2]/[.$E15])))-COS(ATAN([.I$2]/[.$E15]))))/36))" office:value-type="float" office:value="0.000510289833547184">
            <text:p>0,0005102898</text:p>
          </table:table-cell>
          <table:table-cell table:formula="of:=(1/(SQRT(2*3.1415926535)*([.$C$12]*(SQRT(([.$C$10]*[.$C$10])/([.$C$12]*[.$C$12])-SIN(ATAN([.J$2]/[.$E15]))*SIN(ATAN([.J$2]/[.$E15])))-COS(ATAN([.J$2]/[.$E15]))))/6)) * EXP( -([.$E15]/COS(ATAN([.J$2]/[.$E15]))-([.$C$12]*(SQRT(([.$C$10]*[.$C$10])/([.$C$12]*[.$C$12])-SIN(ATAN([.J$2]/[.$E15]))*SIN(ATAN([.J$2]/[.$E15])))-COS(ATAN([.J$2]/[.$E15]))))/2)*([.$E15]/COS(ATAN([.J$2]/[.$E15]))-([.$C$12]*(SQRT(([.$C$10]*[.$C$10])/([.$C$12]*[.$C$12])-SIN(ATAN([.J$2]/[.$E15]))*SIN(ATAN([.J$2]/[.$E15])))-COS(ATAN([.J$2]/[.$E15]))))/2) /  (2*([.$C$12]*(SQRT(([.$C$10]*[.$C$10])/([.$C$12]*[.$C$12])-SIN(ATAN([.J$2]/[.$E15]))*SIN(ATAN([.J$2]/[.$E15])))-COS(ATAN([.J$2]/[.$E15]))))*([.$C$12]*(SQRT(([.$C$10]*[.$C$10])/([.$C$12]*[.$C$12])-SIN(ATAN([.J$2]/[.$E15]))*SIN(ATAN([.J$2]/[.$E15])))-COS(ATAN([.J$2]/[.$E15]))))/36))" office:value-type="float" office:value="0.000529163437471345">
            <text:p>0,0005291634</text:p>
          </table:table-cell>
          <table:table-cell table:formula="of:=(1/(SQRT(2*3.1415926535)*([.$C$12]*(SQRT(([.$C$10]*[.$C$10])/([.$C$12]*[.$C$12])-SIN(ATAN([.K$2]/[.$E15]))*SIN(ATAN([.K$2]/[.$E15])))-COS(ATAN([.K$2]/[.$E15]))))/6)) * EXP( -([.$E15]/COS(ATAN([.K$2]/[.$E15]))-([.$C$12]*(SQRT(([.$C$10]*[.$C$10])/([.$C$12]*[.$C$12])-SIN(ATAN([.K$2]/[.$E15]))*SIN(ATAN([.K$2]/[.$E15])))-COS(ATAN([.K$2]/[.$E15]))))/2)*([.$E15]/COS(ATAN([.K$2]/[.$E15]))-([.$C$12]*(SQRT(([.$C$10]*[.$C$10])/([.$C$12]*[.$C$12])-SIN(ATAN([.K$2]/[.$E15]))*SIN(ATAN([.K$2]/[.$E15])))-COS(ATAN([.K$2]/[.$E15]))))/2) /  (2*([.$C$12]*(SQRT(([.$C$10]*[.$C$10])/([.$C$12]*[.$C$12])-SIN(ATAN([.K$2]/[.$E15]))*SIN(ATAN([.K$2]/[.$E15])))-COS(ATAN([.K$2]/[.$E15]))))*([.$C$12]*(SQRT(([.$C$10]*[.$C$10])/([.$C$12]*[.$C$12])-SIN(ATAN([.K$2]/[.$E15]))*SIN(ATAN([.K$2]/[.$E15])))-COS(ATAN([.K$2]/[.$E15]))))/36))" office:value-type="float" office:value="0.000553369347779086">
            <text:p>0,0005533693</text:p>
          </table:table-cell>
          <table:table-cell table:formula="of:=(1/(SQRT(2*3.1415926535)*([.$C$12]*(SQRT(([.$C$10]*[.$C$10])/([.$C$12]*[.$C$12])-SIN(ATAN([.L$2]/[.$E15]))*SIN(ATAN([.L$2]/[.$E15])))-COS(ATAN([.L$2]/[.$E15]))))/6)) * EXP( -([.$E15]/COS(ATAN([.L$2]/[.$E15]))-([.$C$12]*(SQRT(([.$C$10]*[.$C$10])/([.$C$12]*[.$C$12])-SIN(ATAN([.L$2]/[.$E15]))*SIN(ATAN([.L$2]/[.$E15])))-COS(ATAN([.L$2]/[.$E15]))))/2)*([.$E15]/COS(ATAN([.L$2]/[.$E15]))-([.$C$12]*(SQRT(([.$C$10]*[.$C$10])/([.$C$12]*[.$C$12])-SIN(ATAN([.L$2]/[.$E15]))*SIN(ATAN([.L$2]/[.$E15])))-COS(ATAN([.L$2]/[.$E15]))))/2) /  (2*([.$C$12]*(SQRT(([.$C$10]*[.$C$10])/([.$C$12]*[.$C$12])-SIN(ATAN([.L$2]/[.$E15]))*SIN(ATAN([.L$2]/[.$E15])))-COS(ATAN([.L$2]/[.$E15]))))*([.$C$12]*(SQRT(([.$C$10]*[.$C$10])/([.$C$12]*[.$C$12])-SIN(ATAN([.L$2]/[.$E15]))*SIN(ATAN([.L$2]/[.$E15])))-COS(ATAN([.L$2]/[.$E15]))))/36))" office:value-type="float" office:value="0.000582828329835908">
            <text:p>0,0005828283</text:p>
          </table:table-cell>
          <table:table-cell table:formula="of:=(1/(SQRT(2*3.1415926535)*([.$C$12]*(SQRT(([.$C$10]*[.$C$10])/([.$C$12]*[.$C$12])-SIN(ATAN([.M$2]/[.$E15]))*SIN(ATAN([.M$2]/[.$E15])))-COS(ATAN([.M$2]/[.$E15]))))/6)) * EXP( -([.$E15]/COS(ATAN([.M$2]/[.$E15]))-([.$C$12]*(SQRT(([.$C$10]*[.$C$10])/([.$C$12]*[.$C$12])-SIN(ATAN([.M$2]/[.$E15]))*SIN(ATAN([.M$2]/[.$E15])))-COS(ATAN([.M$2]/[.$E15]))))/2)*([.$E15]/COS(ATAN([.M$2]/[.$E15]))-([.$C$12]*(SQRT(([.$C$10]*[.$C$10])/([.$C$12]*[.$C$12])-SIN(ATAN([.M$2]/[.$E15]))*SIN(ATAN([.M$2]/[.$E15])))-COS(ATAN([.M$2]/[.$E15]))))/2) /  (2*([.$C$12]*(SQRT(([.$C$10]*[.$C$10])/([.$C$12]*[.$C$12])-SIN(ATAN([.M$2]/[.$E15]))*SIN(ATAN([.M$2]/[.$E15])))-COS(ATAN([.M$2]/[.$E15]))))*([.$C$12]*(SQRT(([.$C$10]*[.$C$10])/([.$C$12]*[.$C$12])-SIN(ATAN([.M$2]/[.$E15]))*SIN(ATAN([.M$2]/[.$E15])))-COS(ATAN([.M$2]/[.$E15]))))/36))" office:value-type="float" office:value="0.000617404703422086">
            <text:p>0,0006174047</text:p>
          </table:table-cell>
          <table:table-cell table:formula="of:=(1/(SQRT(2*3.1415926535)*([.$C$12]*(SQRT(([.$C$10]*[.$C$10])/([.$C$12]*[.$C$12])-SIN(ATAN([.N$2]/[.$E15]))*SIN(ATAN([.N$2]/[.$E15])))-COS(ATAN([.N$2]/[.$E15]))))/6)) * EXP( -([.$E15]/COS(ATAN([.N$2]/[.$E15]))-([.$C$12]*(SQRT(([.$C$10]*[.$C$10])/([.$C$12]*[.$C$12])-SIN(ATAN([.N$2]/[.$E15]))*SIN(ATAN([.N$2]/[.$E15])))-COS(ATAN([.N$2]/[.$E15]))))/2)*([.$E15]/COS(ATAN([.N$2]/[.$E15]))-([.$C$12]*(SQRT(([.$C$10]*[.$C$10])/([.$C$12]*[.$C$12])-SIN(ATAN([.N$2]/[.$E15]))*SIN(ATAN([.N$2]/[.$E15])))-COS(ATAN([.N$2]/[.$E15]))))/2) /  (2*([.$C$12]*(SQRT(([.$C$10]*[.$C$10])/([.$C$12]*[.$C$12])-SIN(ATAN([.N$2]/[.$E15]))*SIN(ATAN([.N$2]/[.$E15])))-COS(ATAN([.N$2]/[.$E15]))))*([.$C$12]*(SQRT(([.$C$10]*[.$C$10])/([.$C$12]*[.$C$12])-SIN(ATAN([.N$2]/[.$E15]))*SIN(ATAN([.N$2]/[.$E15])))-COS(ATAN([.N$2]/[.$E15]))))/36))" office:value-type="float" office:value="0.00065688688006842">
            <text:p>0,0006568869</text:p>
          </table:table-cell>
          <table:table-cell table:formula="of:=(1/(SQRT(2*3.1415926535)*([.$C$12]*(SQRT(([.$C$10]*[.$C$10])/([.$C$12]*[.$C$12])-SIN(ATAN([.O$2]/[.$E15]))*SIN(ATAN([.O$2]/[.$E15])))-COS(ATAN([.O$2]/[.$E15]))))/6)) * EXP( -([.$E15]/COS(ATAN([.O$2]/[.$E15]))-([.$C$12]*(SQRT(([.$C$10]*[.$C$10])/([.$C$12]*[.$C$12])-SIN(ATAN([.O$2]/[.$E15]))*SIN(ATAN([.O$2]/[.$E15])))-COS(ATAN([.O$2]/[.$E15]))))/2)*([.$E15]/COS(ATAN([.O$2]/[.$E15]))-([.$C$12]*(SQRT(([.$C$10]*[.$C$10])/([.$C$12]*[.$C$12])-SIN(ATAN([.O$2]/[.$E15]))*SIN(ATAN([.O$2]/[.$E15])))-COS(ATAN([.O$2]/[.$E15]))))/2) /  (2*([.$C$12]*(SQRT(([.$C$10]*[.$C$10])/([.$C$12]*[.$C$12])-SIN(ATAN([.O$2]/[.$E15]))*SIN(ATAN([.O$2]/[.$E15])))-COS(ATAN([.O$2]/[.$E15]))))*([.$C$12]*(SQRT(([.$C$10]*[.$C$10])/([.$C$12]*[.$C$12])-SIN(ATAN([.O$2]/[.$E15]))*SIN(ATAN([.O$2]/[.$E15])))-COS(ATAN([.O$2]/[.$E15]))))/36))" office:value-type="float" office:value="0.000700967598341223">
            <text:p>0,0007009676</text:p>
          </table:table-cell>
          <table:table-cell table:formula="of:=(1/(SQRT(2*3.1415926535)*([.$C$12]*(SQRT(([.$C$10]*[.$C$10])/([.$C$12]*[.$C$12])-SIN(ATAN([.P$2]/[.$E15]))*SIN(ATAN([.P$2]/[.$E15])))-COS(ATAN([.P$2]/[.$E15]))))/6)) * EXP( -([.$E15]/COS(ATAN([.P$2]/[.$E15]))-([.$C$12]*(SQRT(([.$C$10]*[.$C$10])/([.$C$12]*[.$C$12])-SIN(ATAN([.P$2]/[.$E15]))*SIN(ATAN([.P$2]/[.$E15])))-COS(ATAN([.P$2]/[.$E15]))))/2)*([.$E15]/COS(ATAN([.P$2]/[.$E15]))-([.$C$12]*(SQRT(([.$C$10]*[.$C$10])/([.$C$12]*[.$C$12])-SIN(ATAN([.P$2]/[.$E15]))*SIN(ATAN([.P$2]/[.$E15])))-COS(ATAN([.P$2]/[.$E15]))))/2) /  (2*([.$C$12]*(SQRT(([.$C$10]*[.$C$10])/([.$C$12]*[.$C$12])-SIN(ATAN([.P$2]/[.$E15]))*SIN(ATAN([.P$2]/[.$E15])))-COS(ATAN([.P$2]/[.$E15]))))*([.$C$12]*(SQRT(([.$C$10]*[.$C$10])/([.$C$12]*[.$C$12])-SIN(ATAN([.P$2]/[.$E15]))*SIN(ATAN([.P$2]/[.$E15])))-COS(ATAN([.P$2]/[.$E15]))))/36))" office:value-type="float" office:value="0.00074922531612043">
            <text:p>0,0007492253</text:p>
          </table:table-cell>
          <table:table-cell table:formula="of:=(1/(SQRT(2*3.1415926535)*([.$C$12]*(SQRT(([.$C$10]*[.$C$10])/([.$C$12]*[.$C$12])-SIN(ATAN([.Q$2]/[.$E15]))*SIN(ATAN([.Q$2]/[.$E15])))-COS(ATAN([.Q$2]/[.$E15]))))/6)) * EXP( -([.$E15]/COS(ATAN([.Q$2]/[.$E15]))-([.$C$12]*(SQRT(([.$C$10]*[.$C$10])/([.$C$12]*[.$C$12])-SIN(ATAN([.Q$2]/[.$E15]))*SIN(ATAN([.Q$2]/[.$E15])))-COS(ATAN([.Q$2]/[.$E15]))))/2)*([.$E15]/COS(ATAN([.Q$2]/[.$E15]))-([.$C$12]*(SQRT(([.$C$10]*[.$C$10])/([.$C$12]*[.$C$12])-SIN(ATAN([.Q$2]/[.$E15]))*SIN(ATAN([.Q$2]/[.$E15])))-COS(ATAN([.Q$2]/[.$E15]))))/2) /  (2*([.$C$12]*(SQRT(([.$C$10]*[.$C$10])/([.$C$12]*[.$C$12])-SIN(ATAN([.Q$2]/[.$E15]))*SIN(ATAN([.Q$2]/[.$E15])))-COS(ATAN([.Q$2]/[.$E15]))))*([.$C$12]*(SQRT(([.$C$10]*[.$C$10])/([.$C$12]*[.$C$12])-SIN(ATAN([.Q$2]/[.$E15]))*SIN(ATAN([.Q$2]/[.$E15])))-COS(ATAN([.Q$2]/[.$E15]))))/36))" office:value-type="float" office:value="0.000801108354815876">
            <text:p>0,0008011084</text:p>
          </table:table-cell>
          <table:table-cell table:formula="of:=(1/(SQRT(2*3.1415926535)*([.$C$12]*(SQRT(([.$C$10]*[.$C$10])/([.$C$12]*[.$C$12])-SIN(ATAN([.R$2]/[.$E15]))*SIN(ATAN([.R$2]/[.$E15])))-COS(ATAN([.R$2]/[.$E15]))))/6)) * EXP( -([.$E15]/COS(ATAN([.R$2]/[.$E15]))-([.$C$12]*(SQRT(([.$C$10]*[.$C$10])/([.$C$12]*[.$C$12])-SIN(ATAN([.R$2]/[.$E15]))*SIN(ATAN([.R$2]/[.$E15])))-COS(ATAN([.R$2]/[.$E15]))))/2)*([.$E15]/COS(ATAN([.R$2]/[.$E15]))-([.$C$12]*(SQRT(([.$C$10]*[.$C$10])/([.$C$12]*[.$C$12])-SIN(ATAN([.R$2]/[.$E15]))*SIN(ATAN([.R$2]/[.$E15])))-COS(ATAN([.R$2]/[.$E15]))))/2) /  (2*([.$C$12]*(SQRT(([.$C$10]*[.$C$10])/([.$C$12]*[.$C$12])-SIN(ATAN([.R$2]/[.$E15]))*SIN(ATAN([.R$2]/[.$E15])))-COS(ATAN([.R$2]/[.$E15]))))*([.$C$12]*(SQRT(([.$C$10]*[.$C$10])/([.$C$12]*[.$C$12])-SIN(ATAN([.R$2]/[.$E15]))*SIN(ATAN([.R$2]/[.$E15])))-COS(ATAN([.R$2]/[.$E15]))))/36))" office:value-type="float" office:value="0.000855923448607513">
            <text:p>0,0008559234</text:p>
          </table:table-cell>
          <table:table-cell table:formula="of:=(1/(SQRT(2*3.1415926535)*([.$C$12]*(SQRT(([.$C$10]*[.$C$10])/([.$C$12]*[.$C$12])-SIN(ATAN([.S$2]/[.$E15]))*SIN(ATAN([.S$2]/[.$E15])))-COS(ATAN([.S$2]/[.$E15]))))/6)) * EXP( -([.$E15]/COS(ATAN([.S$2]/[.$E15]))-([.$C$12]*(SQRT(([.$C$10]*[.$C$10])/([.$C$12]*[.$C$12])-SIN(ATAN([.S$2]/[.$E15]))*SIN(ATAN([.S$2]/[.$E15])))-COS(ATAN([.S$2]/[.$E15]))))/2)*([.$E15]/COS(ATAN([.S$2]/[.$E15]))-([.$C$12]*(SQRT(([.$C$10]*[.$C$10])/([.$C$12]*[.$C$12])-SIN(ATAN([.S$2]/[.$E15]))*SIN(ATAN([.S$2]/[.$E15])))-COS(ATAN([.S$2]/[.$E15]))))/2) /  (2*([.$C$12]*(SQRT(([.$C$10]*[.$C$10])/([.$C$12]*[.$C$12])-SIN(ATAN([.S$2]/[.$E15]))*SIN(ATAN([.S$2]/[.$E15])))-COS(ATAN([.S$2]/[.$E15]))))*([.$C$12]*(SQRT(([.$C$10]*[.$C$10])/([.$C$12]*[.$C$12])-SIN(ATAN([.S$2]/[.$E15]))*SIN(ATAN([.S$2]/[.$E15])))-COS(ATAN([.S$2]/[.$E15]))))/36))" office:value-type="float" office:value="0.000912830300216979">
            <text:p>0,0009128303</text:p>
          </table:table-cell>
          <table:table-cell table:formula="of:=(1/(SQRT(2*3.1415926535)*([.$C$12]*(SQRT(([.$C$10]*[.$C$10])/([.$C$12]*[.$C$12])-SIN(ATAN([.T$2]/[.$E15]))*SIN(ATAN([.T$2]/[.$E15])))-COS(ATAN([.T$2]/[.$E15]))))/6)) * EXP( -([.$E15]/COS(ATAN([.T$2]/[.$E15]))-([.$C$12]*(SQRT(([.$C$10]*[.$C$10])/([.$C$12]*[.$C$12])-SIN(ATAN([.T$2]/[.$E15]))*SIN(ATAN([.T$2]/[.$E15])))-COS(ATAN([.T$2]/[.$E15]))))/2)*([.$E15]/COS(ATAN([.T$2]/[.$E15]))-([.$C$12]*(SQRT(([.$C$10]*[.$C$10])/([.$C$12]*[.$C$12])-SIN(ATAN([.T$2]/[.$E15]))*SIN(ATAN([.T$2]/[.$E15])))-COS(ATAN([.T$2]/[.$E15]))))/2) /  (2*([.$C$12]*(SQRT(([.$C$10]*[.$C$10])/([.$C$12]*[.$C$12])-SIN(ATAN([.T$2]/[.$E15]))*SIN(ATAN([.T$2]/[.$E15])))-COS(ATAN([.T$2]/[.$E15]))))*([.$C$12]*(SQRT(([.$C$10]*[.$C$10])/([.$C$12]*[.$C$12])-SIN(ATAN([.T$2]/[.$E15]))*SIN(ATAN([.T$2]/[.$E15])))-COS(ATAN([.T$2]/[.$E15]))))/36))" office:value-type="float" office:value="0.000970843562149335">
            <text:p>0,0009708436</text:p>
          </table:table-cell>
          <table:table-cell table:formula="of:=(1/(SQRT(2*3.1415926535)*([.$C$12]*(SQRT(([.$C$10]*[.$C$10])/([.$C$12]*[.$C$12])-SIN(ATAN([.U$2]/[.$E15]))*SIN(ATAN([.U$2]/[.$E15])))-COS(ATAN([.U$2]/[.$E15]))))/6)) * EXP( -([.$E15]/COS(ATAN([.U$2]/[.$E15]))-([.$C$12]*(SQRT(([.$C$10]*[.$C$10])/([.$C$12]*[.$C$12])-SIN(ATAN([.U$2]/[.$E15]))*SIN(ATAN([.U$2]/[.$E15])))-COS(ATAN([.U$2]/[.$E15]))))/2)*([.$E15]/COS(ATAN([.U$2]/[.$E15]))-([.$C$12]*(SQRT(([.$C$10]*[.$C$10])/([.$C$12]*[.$C$12])-SIN(ATAN([.U$2]/[.$E15]))*SIN(ATAN([.U$2]/[.$E15])))-COS(ATAN([.U$2]/[.$E15]))))/2) /  (2*([.$C$12]*(SQRT(([.$C$10]*[.$C$10])/([.$C$12]*[.$C$12])-SIN(ATAN([.U$2]/[.$E15]))*SIN(ATAN([.U$2]/[.$E15])))-COS(ATAN([.U$2]/[.$E15]))))*([.$C$12]*(SQRT(([.$C$10]*[.$C$10])/([.$C$12]*[.$C$12])-SIN(ATAN([.U$2]/[.$E15]))*SIN(ATAN([.U$2]/[.$E15])))-COS(ATAN([.U$2]/[.$E15]))))/36))" office:value-type="float" office:value="0.00102884333983689">
            <text:p>0,0010288433</text:p>
          </table:table-cell>
          <table:table-cell table:formula="of:=(1/(SQRT(2*3.1415926535)*([.$C$12]*(SQRT(([.$C$10]*[.$C$10])/([.$C$12]*[.$C$12])-SIN(ATAN([.V$2]/[.$E15]))*SIN(ATAN([.V$2]/[.$E15])))-COS(ATAN([.V$2]/[.$E15]))))/6)) * EXP( -([.$E15]/COS(ATAN([.V$2]/[.$E15]))-([.$C$12]*(SQRT(([.$C$10]*[.$C$10])/([.$C$12]*[.$C$12])-SIN(ATAN([.V$2]/[.$E15]))*SIN(ATAN([.V$2]/[.$E15])))-COS(ATAN([.V$2]/[.$E15]))))/2)*([.$E15]/COS(ATAN([.V$2]/[.$E15]))-([.$C$12]*(SQRT(([.$C$10]*[.$C$10])/([.$C$12]*[.$C$12])-SIN(ATAN([.V$2]/[.$E15]))*SIN(ATAN([.V$2]/[.$E15])))-COS(ATAN([.V$2]/[.$E15]))))/2) /  (2*([.$C$12]*(SQRT(([.$C$10]*[.$C$10])/([.$C$12]*[.$C$12])-SIN(ATAN([.V$2]/[.$E15]))*SIN(ATAN([.V$2]/[.$E15])))-COS(ATAN([.V$2]/[.$E15]))))*([.$C$12]*(SQRT(([.$C$10]*[.$C$10])/([.$C$12]*[.$C$12])-SIN(ATAN([.V$2]/[.$E15]))*SIN(ATAN([.V$2]/[.$E15])))-COS(ATAN([.V$2]/[.$E15]))))/36))" office:value-type="float" office:value="0.00108559485504722">
            <text:p>0,0010855949</text:p>
          </table:table-cell>
          <table:table-cell table:formula="of:=(1/(SQRT(2*3.1415926535)*([.$C$12]*(SQRT(([.$C$10]*[.$C$10])/([.$C$12]*[.$C$12])-SIN(ATAN([.W$2]/[.$E15]))*SIN(ATAN([.W$2]/[.$E15])))-COS(ATAN([.W$2]/[.$E15]))))/6)) * EXP( -([.$E15]/COS(ATAN([.W$2]/[.$E15]))-([.$C$12]*(SQRT(([.$C$10]*[.$C$10])/([.$C$12]*[.$C$12])-SIN(ATAN([.W$2]/[.$E15]))*SIN(ATAN([.W$2]/[.$E15])))-COS(ATAN([.W$2]/[.$E15]))))/2)*([.$E15]/COS(ATAN([.W$2]/[.$E15]))-([.$C$12]*(SQRT(([.$C$10]*[.$C$10])/([.$C$12]*[.$C$12])-SIN(ATAN([.W$2]/[.$E15]))*SIN(ATAN([.W$2]/[.$E15])))-COS(ATAN([.W$2]/[.$E15]))))/2) /  (2*([.$C$12]*(SQRT(([.$C$10]*[.$C$10])/([.$C$12]*[.$C$12])-SIN(ATAN([.W$2]/[.$E15]))*SIN(ATAN([.W$2]/[.$E15])))-COS(ATAN([.W$2]/[.$E15]))))*([.$C$12]*(SQRT(([.$C$10]*[.$C$10])/([.$C$12]*[.$C$12])-SIN(ATAN([.W$2]/[.$E15]))*SIN(ATAN([.W$2]/[.$E15])))-COS(ATAN([.W$2]/[.$E15]))))/36))" office:value-type="float" office:value="0.00113977733301543">
            <text:p>0,0011397773</text:p>
          </table:table-cell>
          <table:table-cell table:formula="of:=(1/(SQRT(2*3.1415926535)*([.$C$12]*(SQRT(([.$C$10]*[.$C$10])/([.$C$12]*[.$C$12])-SIN(ATAN([.X$2]/[.$E15]))*SIN(ATAN([.X$2]/[.$E15])))-COS(ATAN([.X$2]/[.$E15]))))/6)) * EXP( -([.$E15]/COS(ATAN([.X$2]/[.$E15]))-([.$C$12]*(SQRT(([.$C$10]*[.$C$10])/([.$C$12]*[.$C$12])-SIN(ATAN([.X$2]/[.$E15]))*SIN(ATAN([.X$2]/[.$E15])))-COS(ATAN([.X$2]/[.$E15]))))/2)*([.$E15]/COS(ATAN([.X$2]/[.$E15]))-([.$C$12]*(SQRT(([.$C$10]*[.$C$10])/([.$C$12]*[.$C$12])-SIN(ATAN([.X$2]/[.$E15]))*SIN(ATAN([.X$2]/[.$E15])))-COS(ATAN([.X$2]/[.$E15]))))/2) /  (2*([.$C$12]*(SQRT(([.$C$10]*[.$C$10])/([.$C$12]*[.$C$12])-SIN(ATAN([.X$2]/[.$E15]))*SIN(ATAN([.X$2]/[.$E15])))-COS(ATAN([.X$2]/[.$E15]))))*([.$C$12]*(SQRT(([.$C$10]*[.$C$10])/([.$C$12]*[.$C$12])-SIN(ATAN([.X$2]/[.$E15]))*SIN(ATAN([.X$2]/[.$E15])))-COS(ATAN([.X$2]/[.$E15]))))/36))" office:value-type="float" office:value="0.00119002151852617">
            <text:p>0,0011900215</text:p>
          </table:table-cell>
          <table:table-cell table:formula="of:=(1/(SQRT(2*3.1415926535)*([.$C$12]*(SQRT(([.$C$10]*[.$C$10])/([.$C$12]*[.$C$12])-SIN(ATAN([.Y$2]/[.$E15]))*SIN(ATAN([.Y$2]/[.$E15])))-COS(ATAN([.Y$2]/[.$E15]))))/6)) * EXP( -([.$E15]/COS(ATAN([.Y$2]/[.$E15]))-([.$C$12]*(SQRT(([.$C$10]*[.$C$10])/([.$C$12]*[.$C$12])-SIN(ATAN([.Y$2]/[.$E15]))*SIN(ATAN([.Y$2]/[.$E15])))-COS(ATAN([.Y$2]/[.$E15]))))/2)*([.$E15]/COS(ATAN([.Y$2]/[.$E15]))-([.$C$12]*(SQRT(([.$C$10]*[.$C$10])/([.$C$12]*[.$C$12])-SIN(ATAN([.Y$2]/[.$E15]))*SIN(ATAN([.Y$2]/[.$E15])))-COS(ATAN([.Y$2]/[.$E15]))))/2) /  (2*([.$C$12]*(SQRT(([.$C$10]*[.$C$10])/([.$C$12]*[.$C$12])-SIN(ATAN([.Y$2]/[.$E15]))*SIN(ATAN([.Y$2]/[.$E15])))-COS(ATAN([.Y$2]/[.$E15]))))*([.$C$12]*(SQRT(([.$C$10]*[.$C$10])/([.$C$12]*[.$C$12])-SIN(ATAN([.Y$2]/[.$E15]))*SIN(ATAN([.Y$2]/[.$E15])))-COS(ATAN([.Y$2]/[.$E15]))))/36))" office:value-type="float" office:value="0.0012349545318042">
            <text:p>0,0012349545</text:p>
          </table:table-cell>
          <table:table-cell table:formula="of:=(1/(SQRT(2*3.1415926535)*([.$C$12]*(SQRT(([.$C$10]*[.$C$10])/([.$C$12]*[.$C$12])-SIN(ATAN([.Z$2]/[.$E15]))*SIN(ATAN([.Z$2]/[.$E15])))-COS(ATAN([.Z$2]/[.$E15]))))/6)) * EXP( -([.$E15]/COS(ATAN([.Z$2]/[.$E15]))-([.$C$12]*(SQRT(([.$C$10]*[.$C$10])/([.$C$12]*[.$C$12])-SIN(ATAN([.Z$2]/[.$E15]))*SIN(ATAN([.Z$2]/[.$E15])))-COS(ATAN([.Z$2]/[.$E15]))))/2)*([.$E15]/COS(ATAN([.Z$2]/[.$E15]))-([.$C$12]*(SQRT(([.$C$10]*[.$C$10])/([.$C$12]*[.$C$12])-SIN(ATAN([.Z$2]/[.$E15]))*SIN(ATAN([.Z$2]/[.$E15])))-COS(ATAN([.Z$2]/[.$E15]))))/2) /  (2*([.$C$12]*(SQRT(([.$C$10]*[.$C$10])/([.$C$12]*[.$C$12])-SIN(ATAN([.Z$2]/[.$E15]))*SIN(ATAN([.Z$2]/[.$E15])))-COS(ATAN([.Z$2]/[.$E15]))))*([.$C$12]*(SQRT(([.$C$10]*[.$C$10])/([.$C$12]*[.$C$12])-SIN(ATAN([.Z$2]/[.$E15]))*SIN(ATAN([.Z$2]/[.$E15])))-COS(ATAN([.Z$2]/[.$E15]))))/36))" office:value-type="float" office:value="0.00127325010242458">
            <text:p>0,0012732501</text:p>
          </table:table-cell>
          <table:table-cell table:formula="of:=(1/(SQRT(2*3.1415926535)*([.$C$12]*(SQRT(([.$C$10]*[.$C$10])/([.$C$12]*[.$C$12])-SIN(ATAN([.AA$2]/[.$E15]))*SIN(ATAN([.AA$2]/[.$E15])))-COS(ATAN([.AA$2]/[.$E15]))))/6)) * EXP( -([.$E15]/COS(ATAN([.AA$2]/[.$E15]))-([.$C$12]*(SQRT(([.$C$10]*[.$C$10])/([.$C$12]*[.$C$12])-SIN(ATAN([.AA$2]/[.$E15]))*SIN(ATAN([.AA$2]/[.$E15])))-COS(ATAN([.AA$2]/[.$E15]))))/2)*([.$E15]/COS(ATAN([.AA$2]/[.$E15]))-([.$C$12]*(SQRT(([.$C$10]*[.$C$10])/([.$C$12]*[.$C$12])-SIN(ATAN([.AA$2]/[.$E15]))*SIN(ATAN([.AA$2]/[.$E15])))-COS(ATAN([.AA$2]/[.$E15]))))/2) /  (2*([.$C$12]*(SQRT(([.$C$10]*[.$C$10])/([.$C$12]*[.$C$12])-SIN(ATAN([.AA$2]/[.$E15]))*SIN(ATAN([.AA$2]/[.$E15])))-COS(ATAN([.AA$2]/[.$E15]))))*([.$C$12]*(SQRT(([.$C$10]*[.$C$10])/([.$C$12]*[.$C$12])-SIN(ATAN([.AA$2]/[.$E15]))*SIN(ATAN([.AA$2]/[.$E15])))-COS(ATAN([.AA$2]/[.$E15]))))/36))" office:value-type="float" office:value="0.0013036816320095">
            <text:p>0,0013036816</text:p>
          </table:table-cell>
          <table:table-cell table:formula="of:=(1/(SQRT(2*3.1415926535)*([.$C$12]*(SQRT(([.$C$10]*[.$C$10])/([.$C$12]*[.$C$12])-SIN(ATAN([.AB$2]/[.$E15]))*SIN(ATAN([.AB$2]/[.$E15])))-COS(ATAN([.AB$2]/[.$E15]))))/6)) * EXP( -([.$E15]/COS(ATAN([.AB$2]/[.$E15]))-([.$C$12]*(SQRT(([.$C$10]*[.$C$10])/([.$C$12]*[.$C$12])-SIN(ATAN([.AB$2]/[.$E15]))*SIN(ATAN([.AB$2]/[.$E15])))-COS(ATAN([.AB$2]/[.$E15]))))/2)*([.$E15]/COS(ATAN([.AB$2]/[.$E15]))-([.$C$12]*(SQRT(([.$C$10]*[.$C$10])/([.$C$12]*[.$C$12])-SIN(ATAN([.AB$2]/[.$E15]))*SIN(ATAN([.AB$2]/[.$E15])))-COS(ATAN([.AB$2]/[.$E15]))))/2) /  (2*([.$C$12]*(SQRT(([.$C$10]*[.$C$10])/([.$C$12]*[.$C$12])-SIN(ATAN([.AB$2]/[.$E15]))*SIN(ATAN([.AB$2]/[.$E15])))-COS(ATAN([.AB$2]/[.$E15]))))*([.$C$12]*(SQRT(([.$C$10]*[.$C$10])/([.$C$12]*[.$C$12])-SIN(ATAN([.AB$2]/[.$E15]))*SIN(ATAN([.AB$2]/[.$E15])))-COS(ATAN([.AB$2]/[.$E15]))))/36))" office:value-type="float" office:value="0.00132517509681197">
            <text:p>0,0013251751</text:p>
          </table:table-cell>
          <table:table-cell table:formula="of:=(1/(SQRT(2*3.1415926535)*([.$C$12]*(SQRT(([.$C$10]*[.$C$10])/([.$C$12]*[.$C$12])-SIN(ATAN([.AC$2]/[.$E15]))*SIN(ATAN([.AC$2]/[.$E15])))-COS(ATAN([.AC$2]/[.$E15]))))/6)) * EXP( -([.$E15]/COS(ATAN([.AC$2]/[.$E15]))-([.$C$12]*(SQRT(([.$C$10]*[.$C$10])/([.$C$12]*[.$C$12])-SIN(ATAN([.AC$2]/[.$E15]))*SIN(ATAN([.AC$2]/[.$E15])))-COS(ATAN([.AC$2]/[.$E15]))))/2)*([.$E15]/COS(ATAN([.AC$2]/[.$E15]))-([.$C$12]*(SQRT(([.$C$10]*[.$C$10])/([.$C$12]*[.$C$12])-SIN(ATAN([.AC$2]/[.$E15]))*SIN(ATAN([.AC$2]/[.$E15])))-COS(ATAN([.AC$2]/[.$E15]))))/2) /  (2*([.$C$12]*(SQRT(([.$C$10]*[.$C$10])/([.$C$12]*[.$C$12])-SIN(ATAN([.AC$2]/[.$E15]))*SIN(ATAN([.AC$2]/[.$E15])))-COS(ATAN([.AC$2]/[.$E15]))))*([.$C$12]*(SQRT(([.$C$10]*[.$C$10])/([.$C$12]*[.$C$12])-SIN(ATAN([.AC$2]/[.$E15]))*SIN(ATAN([.AC$2]/[.$E15])))-COS(ATAN([.AC$2]/[.$E15]))))/36))" office:value-type="float" office:value="0.00133685856376609">
            <text:p>0,0013368586</text:p>
          </table:table-cell>
          <table:table-cell table:formula="of:=(1/(SQRT(2*3.1415926535)*([.$C$12]*(SQRT(([.$C$10]*[.$C$10])/([.$C$12]*[.$C$12])-SIN(ATAN([.AD$2]/[.$E15]))*SIN(ATAN([.AD$2]/[.$E15])))-COS(ATAN([.AD$2]/[.$E15]))))/6)) * EXP( -([.$E15]/COS(ATAN([.AD$2]/[.$E15]))-([.$C$12]*(SQRT(([.$C$10]*[.$C$10])/([.$C$12]*[.$C$12])-SIN(ATAN([.AD$2]/[.$E15]))*SIN(ATAN([.AD$2]/[.$E15])))-COS(ATAN([.AD$2]/[.$E15]))))/2)*([.$E15]/COS(ATAN([.AD$2]/[.$E15]))-([.$C$12]*(SQRT(([.$C$10]*[.$C$10])/([.$C$12]*[.$C$12])-SIN(ATAN([.AD$2]/[.$E15]))*SIN(ATAN([.AD$2]/[.$E15])))-COS(ATAN([.AD$2]/[.$E15]))))/2) /  (2*([.$C$12]*(SQRT(([.$C$10]*[.$C$10])/([.$C$12]*[.$C$12])-SIN(ATAN([.AD$2]/[.$E15]))*SIN(ATAN([.AD$2]/[.$E15])))-COS(ATAN([.AD$2]/[.$E15]))))*([.$C$12]*(SQRT(([.$C$10]*[.$C$10])/([.$C$12]*[.$C$12])-SIN(ATAN([.AD$2]/[.$E15]))*SIN(ATAN([.AD$2]/[.$E15])))-COS(ATAN([.AD$2]/[.$E15]))))/36))" office:value-type="float" office:value="0.0013381050972849">
            <text:p>0,0013381051</text:p>
          </table:table-cell>
          <table:table-cell table:formula="of:=(1/(SQRT(2*3.1415926535)*([.$C$12]*(SQRT(([.$C$10]*[.$C$10])/([.$C$12]*[.$C$12])-SIN(ATAN([.AE$2]/[.$E15]))*SIN(ATAN([.AE$2]/[.$E15])))-COS(ATAN([.AE$2]/[.$E15]))))/6)) * EXP( -([.$E15]/COS(ATAN([.AE$2]/[.$E15]))-([.$C$12]*(SQRT(([.$C$10]*[.$C$10])/([.$C$12]*[.$C$12])-SIN(ATAN([.AE$2]/[.$E15]))*SIN(ATAN([.AE$2]/[.$E15])))-COS(ATAN([.AE$2]/[.$E15]))))/2)*([.$E15]/COS(ATAN([.AE$2]/[.$E15]))-([.$C$12]*(SQRT(([.$C$10]*[.$C$10])/([.$C$12]*[.$C$12])-SIN(ATAN([.AE$2]/[.$E15]))*SIN(ATAN([.AE$2]/[.$E15])))-COS(ATAN([.AE$2]/[.$E15]))))/2) /  (2*([.$C$12]*(SQRT(([.$C$10]*[.$C$10])/([.$C$12]*[.$C$12])-SIN(ATAN([.AE$2]/[.$E15]))*SIN(ATAN([.AE$2]/[.$E15])))-COS(ATAN([.AE$2]/[.$E15]))))*([.$C$12]*(SQRT(([.$C$10]*[.$C$10])/([.$C$12]*[.$C$12])-SIN(ATAN([.AE$2]/[.$E15]))*SIN(ATAN([.AE$2]/[.$E15])))-COS(ATAN([.AE$2]/[.$E15]))))/36))" office:value-type="float" office:value="0.0013285660969249">
            <text:p>0,0013285661</text:p>
          </table:table-cell>
          <table:table-cell table:formula="of:=(1/(SQRT(2*3.1415926535)*([.$C$12]*(SQRT(([.$C$10]*[.$C$10])/([.$C$12]*[.$C$12])-SIN(ATAN([.AF$2]/[.$E15]))*SIN(ATAN([.AF$2]/[.$E15])))-COS(ATAN([.AF$2]/[.$E15]))))/6)) * EXP( -([.$E15]/COS(ATAN([.AF$2]/[.$E15]))-([.$C$12]*(SQRT(([.$C$10]*[.$C$10])/([.$C$12]*[.$C$12])-SIN(ATAN([.AF$2]/[.$E15]))*SIN(ATAN([.AF$2]/[.$E15])))-COS(ATAN([.AF$2]/[.$E15]))))/2)*([.$E15]/COS(ATAN([.AF$2]/[.$E15]))-([.$C$12]*(SQRT(([.$C$10]*[.$C$10])/([.$C$12]*[.$C$12])-SIN(ATAN([.AF$2]/[.$E15]))*SIN(ATAN([.AF$2]/[.$E15])))-COS(ATAN([.AF$2]/[.$E15]))))/2) /  (2*([.$C$12]*(SQRT(([.$C$10]*[.$C$10])/([.$C$12]*[.$C$12])-SIN(ATAN([.AF$2]/[.$E15]))*SIN(ATAN([.AF$2]/[.$E15])))-COS(ATAN([.AF$2]/[.$E15]))))*([.$C$12]*(SQRT(([.$C$10]*[.$C$10])/([.$C$12]*[.$C$12])-SIN(ATAN([.AF$2]/[.$E15]))*SIN(ATAN([.AF$2]/[.$E15])))-COS(ATAN([.AF$2]/[.$E15]))))/36))" office:value-type="float" office:value="0.00130819262102911">
            <text:p>0,0013081926</text:p>
          </table:table-cell>
          <table:table-cell table:formula="of:=(1/(SQRT(2*3.1415926535)*([.$C$12]*(SQRT(([.$C$10]*[.$C$10])/([.$C$12]*[.$C$12])-SIN(ATAN([.AG$2]/[.$E15]))*SIN(ATAN([.AG$2]/[.$E15])))-COS(ATAN([.AG$2]/[.$E15]))))/6)) * EXP( -([.$E15]/COS(ATAN([.AG$2]/[.$E15]))-([.$C$12]*(SQRT(([.$C$10]*[.$C$10])/([.$C$12]*[.$C$12])-SIN(ATAN([.AG$2]/[.$E15]))*SIN(ATAN([.AG$2]/[.$E15])))-COS(ATAN([.AG$2]/[.$E15]))))/2)*([.$E15]/COS(ATAN([.AG$2]/[.$E15]))-([.$C$12]*(SQRT(([.$C$10]*[.$C$10])/([.$C$12]*[.$C$12])-SIN(ATAN([.AG$2]/[.$E15]))*SIN(ATAN([.AG$2]/[.$E15])))-COS(ATAN([.AG$2]/[.$E15]))))/2) /  (2*([.$C$12]*(SQRT(([.$C$10]*[.$C$10])/([.$C$12]*[.$C$12])-SIN(ATAN([.AG$2]/[.$E15]))*SIN(ATAN([.AG$2]/[.$E15])))-COS(ATAN([.AG$2]/[.$E15]))))*([.$C$12]*(SQRT(([.$C$10]*[.$C$10])/([.$C$12]*[.$C$12])-SIN(ATAN([.AG$2]/[.$E15]))*SIN(ATAN([.AG$2]/[.$E15])))-COS(ATAN([.AG$2]/[.$E15]))))/36))" office:value-type="float" office:value="0.00127724298579239">
            <text:p>0,001277243</text:p>
          </table:table-cell>
          <table:table-cell table:formula="of:=(1/(SQRT(2*3.1415926535)*([.$C$12]*(SQRT(([.$C$10]*[.$C$10])/([.$C$12]*[.$C$12])-SIN(ATAN([.AH$2]/[.$E15]))*SIN(ATAN([.AH$2]/[.$E15])))-COS(ATAN([.AH$2]/[.$E15]))))/6)) * EXP( -([.$E15]/COS(ATAN([.AH$2]/[.$E15]))-([.$C$12]*(SQRT(([.$C$10]*[.$C$10])/([.$C$12]*[.$C$12])-SIN(ATAN([.AH$2]/[.$E15]))*SIN(ATAN([.AH$2]/[.$E15])))-COS(ATAN([.AH$2]/[.$E15]))))/2)*([.$E15]/COS(ATAN([.AH$2]/[.$E15]))-([.$C$12]*(SQRT(([.$C$10]*[.$C$10])/([.$C$12]*[.$C$12])-SIN(ATAN([.AH$2]/[.$E15]))*SIN(ATAN([.AH$2]/[.$E15])))-COS(ATAN([.AH$2]/[.$E15]))))/2) /  (2*([.$C$12]*(SQRT(([.$C$10]*[.$C$10])/([.$C$12]*[.$C$12])-SIN(ATAN([.AH$2]/[.$E15]))*SIN(ATAN([.AH$2]/[.$E15])))-COS(ATAN([.AH$2]/[.$E15]))))*([.$C$12]*(SQRT(([.$C$10]*[.$C$10])/([.$C$12]*[.$C$12])-SIN(ATAN([.AH$2]/[.$E15]))*SIN(ATAN([.AH$2]/[.$E15])))-COS(ATAN([.AH$2]/[.$E15]))))/36))" office:value-type="float" office:value="0.00123627582639227">
            <text:p>0,0012362758</text:p>
          </table:table-cell>
          <table:table-cell table:formula="of:=(1/(SQRT(2*3.1415926535)*([.$C$12]*(SQRT(([.$C$10]*[.$C$10])/([.$C$12]*[.$C$12])-SIN(ATAN([.AI$2]/[.$E15]))*SIN(ATAN([.AI$2]/[.$E15])))-COS(ATAN([.AI$2]/[.$E15]))))/6)) * EXP( -([.$E15]/COS(ATAN([.AI$2]/[.$E15]))-([.$C$12]*(SQRT(([.$C$10]*[.$C$10])/([.$C$12]*[.$C$12])-SIN(ATAN([.AI$2]/[.$E15]))*SIN(ATAN([.AI$2]/[.$E15])))-COS(ATAN([.AI$2]/[.$E15]))))/2)*([.$E15]/COS(ATAN([.AI$2]/[.$E15]))-([.$C$12]*(SQRT(([.$C$10]*[.$C$10])/([.$C$12]*[.$C$12])-SIN(ATAN([.AI$2]/[.$E15]))*SIN(ATAN([.AI$2]/[.$E15])))-COS(ATAN([.AI$2]/[.$E15]))))/2) /  (2*([.$C$12]*(SQRT(([.$C$10]*[.$C$10])/([.$C$12]*[.$C$12])-SIN(ATAN([.AI$2]/[.$E15]))*SIN(ATAN([.AI$2]/[.$E15])))-COS(ATAN([.AI$2]/[.$E15]))))*([.$C$12]*(SQRT(([.$C$10]*[.$C$10])/([.$C$12]*[.$C$12])-SIN(ATAN([.AI$2]/[.$E15]))*SIN(ATAN([.AI$2]/[.$E15])))-COS(ATAN([.AI$2]/[.$E15]))))/36))" office:value-type="float" office:value="0.00118612879193849">
            <text:p>0,0011861288</text:p>
          </table:table-cell>
          <table:table-cell table:formula="of:=(1/(SQRT(2*3.1415926535)*([.$C$12]*(SQRT(([.$C$10]*[.$C$10])/([.$C$12]*[.$C$12])-SIN(ATAN([.AJ$2]/[.$E15]))*SIN(ATAN([.AJ$2]/[.$E15])))-COS(ATAN([.AJ$2]/[.$E15]))))/6)) * EXP( -([.$E15]/COS(ATAN([.AJ$2]/[.$E15]))-([.$C$12]*(SQRT(([.$C$10]*[.$C$10])/([.$C$12]*[.$C$12])-SIN(ATAN([.AJ$2]/[.$E15]))*SIN(ATAN([.AJ$2]/[.$E15])))-COS(ATAN([.AJ$2]/[.$E15]))))/2)*([.$E15]/COS(ATAN([.AJ$2]/[.$E15]))-([.$C$12]*(SQRT(([.$C$10]*[.$C$10])/([.$C$12]*[.$C$12])-SIN(ATAN([.AJ$2]/[.$E15]))*SIN(ATAN([.AJ$2]/[.$E15])))-COS(ATAN([.AJ$2]/[.$E15]))))/2) /  (2*([.$C$12]*(SQRT(([.$C$10]*[.$C$10])/([.$C$12]*[.$C$12])-SIN(ATAN([.AJ$2]/[.$E15]))*SIN(ATAN([.AJ$2]/[.$E15])))-COS(ATAN([.AJ$2]/[.$E15]))))*([.$C$12]*(SQRT(([.$C$10]*[.$C$10])/([.$C$12]*[.$C$12])-SIN(ATAN([.AJ$2]/[.$E15]))*SIN(ATAN([.AJ$2]/[.$E15])))-COS(ATAN([.AJ$2]/[.$E15]))))/36))" office:value-type="float" office:value="0.00112788403319051">
            <text:p>0,00112788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433.433333333333">
            <text:p>433,4333333333</text:p>
          </table:table-cell>
          <table:table-cell table:formula="of:=(1/(SQRT(2*3.1415926535)*([.$C$12]*(SQRT(([.$C$10]*[.$C$10])/([.$C$12]*[.$C$12])-SIN(ATAN([.F$2]/[.$E16]))*SIN(ATAN([.F$2]/[.$E16])))-COS(ATAN([.F$2]/[.$E16]))))/6)) * EXP( -([.$E16]/COS(ATAN([.F$2]/[.$E16]))-([.$C$12]*(SQRT(([.$C$10]*[.$C$10])/([.$C$12]*[.$C$12])-SIN(ATAN([.F$2]/[.$E16]))*SIN(ATAN([.F$2]/[.$E16])))-COS(ATAN([.F$2]/[.$E16]))))/2)*([.$E16]/COS(ATAN([.F$2]/[.$E16]))-([.$C$12]*(SQRT(([.$C$10]*[.$C$10])/([.$C$12]*[.$C$12])-SIN(ATAN([.F$2]/[.$E16]))*SIN(ATAN([.F$2]/[.$E16])))-COS(ATAN([.F$2]/[.$E16]))))/2) /  (2*([.$C$12]*(SQRT(([.$C$10]*[.$C$10])/([.$C$12]*[.$C$12])-SIN(ATAN([.F$2]/[.$E16]))*SIN(ATAN([.F$2]/[.$E16])))-COS(ATAN([.F$2]/[.$E16]))))*([.$C$12]*(SQRT(([.$C$10]*[.$C$10])/([.$C$12]*[.$C$12])-SIN(ATAN([.F$2]/[.$E16]))*SIN(ATAN([.F$2]/[.$E16])))-COS(ATAN([.F$2]/[.$E16]))))/36))" office:value-type="float" office:value="0.000581595787190698">
            <text:p>0,0005815958</text:p>
          </table:table-cell>
          <table:table-cell table:formula="of:=(1/(SQRT(2*3.1415926535)*([.$C$12]*(SQRT(([.$C$10]*[.$C$10])/([.$C$12]*[.$C$12])-SIN(ATAN([.G$2]/[.$E16]))*SIN(ATAN([.G$2]/[.$E16])))-COS(ATAN([.G$2]/[.$E16]))))/6)) * EXP( -([.$E16]/COS(ATAN([.G$2]/[.$E16]))-([.$C$12]*(SQRT(([.$C$10]*[.$C$10])/([.$C$12]*[.$C$12])-SIN(ATAN([.G$2]/[.$E16]))*SIN(ATAN([.G$2]/[.$E16])))-COS(ATAN([.G$2]/[.$E16]))))/2)*([.$E16]/COS(ATAN([.G$2]/[.$E16]))-([.$C$12]*(SQRT(([.$C$10]*[.$C$10])/([.$C$12]*[.$C$12])-SIN(ATAN([.G$2]/[.$E16]))*SIN(ATAN([.G$2]/[.$E16])))-COS(ATAN([.G$2]/[.$E16]))))/2) /  (2*([.$C$12]*(SQRT(([.$C$10]*[.$C$10])/([.$C$12]*[.$C$12])-SIN(ATAN([.G$2]/[.$E16]))*SIN(ATAN([.G$2]/[.$E16])))-COS(ATAN([.G$2]/[.$E16]))))*([.$C$12]*(SQRT(([.$C$10]*[.$C$10])/([.$C$12]*[.$C$12])-SIN(ATAN([.G$2]/[.$E16]))*SIN(ATAN([.G$2]/[.$E16])))-COS(ATAN([.G$2]/[.$E16]))))/36))" office:value-type="float" office:value="0.000584341621208685">
            <text:p>0,0005843416</text:p>
          </table:table-cell>
          <table:table-cell table:formula="of:=(1/(SQRT(2*3.1415926535)*([.$C$12]*(SQRT(([.$C$10]*[.$C$10])/([.$C$12]*[.$C$12])-SIN(ATAN([.H$2]/[.$E16]))*SIN(ATAN([.H$2]/[.$E16])))-COS(ATAN([.H$2]/[.$E16]))))/6)) * EXP( -([.$E16]/COS(ATAN([.H$2]/[.$E16]))-([.$C$12]*(SQRT(([.$C$10]*[.$C$10])/([.$C$12]*[.$C$12])-SIN(ATAN([.H$2]/[.$E16]))*SIN(ATAN([.H$2]/[.$E16])))-COS(ATAN([.H$2]/[.$E16]))))/2)*([.$E16]/COS(ATAN([.H$2]/[.$E16]))-([.$C$12]*(SQRT(([.$C$10]*[.$C$10])/([.$C$12]*[.$C$12])-SIN(ATAN([.H$2]/[.$E16]))*SIN(ATAN([.H$2]/[.$E16])))-COS(ATAN([.H$2]/[.$E16]))))/2) /  (2*([.$C$12]*(SQRT(([.$C$10]*[.$C$10])/([.$C$12]*[.$C$12])-SIN(ATAN([.H$2]/[.$E16]))*SIN(ATAN([.H$2]/[.$E16])))-COS(ATAN([.H$2]/[.$E16]))))*([.$C$12]*(SQRT(([.$C$10]*[.$C$10])/([.$C$12]*[.$C$12])-SIN(ATAN([.H$2]/[.$E16]))*SIN(ATAN([.H$2]/[.$E16])))-COS(ATAN([.H$2]/[.$E16]))))/36))" office:value-type="float" office:value="0.000592536949401041">
            <text:p>0,0005925369</text:p>
          </table:table-cell>
          <table:table-cell table:formula="of:=(1/(SQRT(2*3.1415926535)*([.$C$12]*(SQRT(([.$C$10]*[.$C$10])/([.$C$12]*[.$C$12])-SIN(ATAN([.I$2]/[.$E16]))*SIN(ATAN([.I$2]/[.$E16])))-COS(ATAN([.I$2]/[.$E16]))))/6)) * EXP( -([.$E16]/COS(ATAN([.I$2]/[.$E16]))-([.$C$12]*(SQRT(([.$C$10]*[.$C$10])/([.$C$12]*[.$C$12])-SIN(ATAN([.I$2]/[.$E16]))*SIN(ATAN([.I$2]/[.$E16])))-COS(ATAN([.I$2]/[.$E16]))))/2)*([.$E16]/COS(ATAN([.I$2]/[.$E16]))-([.$C$12]*(SQRT(([.$C$10]*[.$C$10])/([.$C$12]*[.$C$12])-SIN(ATAN([.I$2]/[.$E16]))*SIN(ATAN([.I$2]/[.$E16])))-COS(ATAN([.I$2]/[.$E16]))))/2) /  (2*([.$C$12]*(SQRT(([.$C$10]*[.$C$10])/([.$C$12]*[.$C$12])-SIN(ATAN([.I$2]/[.$E16]))*SIN(ATAN([.I$2]/[.$E16])))-COS(ATAN([.I$2]/[.$E16]))))*([.$C$12]*(SQRT(([.$C$10]*[.$C$10])/([.$C$12]*[.$C$12])-SIN(ATAN([.I$2]/[.$E16]))*SIN(ATAN([.I$2]/[.$E16])))-COS(ATAN([.I$2]/[.$E16]))))/36))" office:value-type="float" office:value="0.000606151356654012">
            <text:p>0,0006061514</text:p>
          </table:table-cell>
          <table:table-cell table:formula="of:=(1/(SQRT(2*3.1415926535)*([.$C$12]*(SQRT(([.$C$10]*[.$C$10])/([.$C$12]*[.$C$12])-SIN(ATAN([.J$2]/[.$E16]))*SIN(ATAN([.J$2]/[.$E16])))-COS(ATAN([.J$2]/[.$E16]))))/6)) * EXP( -([.$E16]/COS(ATAN([.J$2]/[.$E16]))-([.$C$12]*(SQRT(([.$C$10]*[.$C$10])/([.$C$12]*[.$C$12])-SIN(ATAN([.J$2]/[.$E16]))*SIN(ATAN([.J$2]/[.$E16])))-COS(ATAN([.J$2]/[.$E16]))))/2)*([.$E16]/COS(ATAN([.J$2]/[.$E16]))-([.$C$12]*(SQRT(([.$C$10]*[.$C$10])/([.$C$12]*[.$C$12])-SIN(ATAN([.J$2]/[.$E16]))*SIN(ATAN([.J$2]/[.$E16])))-COS(ATAN([.J$2]/[.$E16]))))/2) /  (2*([.$C$12]*(SQRT(([.$C$10]*[.$C$10])/([.$C$12]*[.$C$12])-SIN(ATAN([.J$2]/[.$E16]))*SIN(ATAN([.J$2]/[.$E16])))-COS(ATAN([.J$2]/[.$E16]))))*([.$C$12]*(SQRT(([.$C$10]*[.$C$10])/([.$C$12]*[.$C$12])-SIN(ATAN([.J$2]/[.$E16]))*SIN(ATAN([.J$2]/[.$E16])))-COS(ATAN([.J$2]/[.$E16]))))/36))" office:value-type="float" office:value="0.00062512690352925">
            <text:p>0,0006251269</text:p>
          </table:table-cell>
          <table:table-cell table:formula="of:=(1/(SQRT(2*3.1415926535)*([.$C$12]*(SQRT(([.$C$10]*[.$C$10])/([.$C$12]*[.$C$12])-SIN(ATAN([.K$2]/[.$E16]))*SIN(ATAN([.K$2]/[.$E16])))-COS(ATAN([.K$2]/[.$E16]))))/6)) * EXP( -([.$E16]/COS(ATAN([.K$2]/[.$E16]))-([.$C$12]*(SQRT(([.$C$10]*[.$C$10])/([.$C$12]*[.$C$12])-SIN(ATAN([.K$2]/[.$E16]))*SIN(ATAN([.K$2]/[.$E16])))-COS(ATAN([.K$2]/[.$E16]))))/2)*([.$E16]/COS(ATAN([.K$2]/[.$E16]))-([.$C$12]*(SQRT(([.$C$10]*[.$C$10])/([.$C$12]*[.$C$12])-SIN(ATAN([.K$2]/[.$E16]))*SIN(ATAN([.K$2]/[.$E16])))-COS(ATAN([.K$2]/[.$E16]))))/2) /  (2*([.$C$12]*(SQRT(([.$C$10]*[.$C$10])/([.$C$12]*[.$C$12])-SIN(ATAN([.K$2]/[.$E16]))*SIN(ATAN([.K$2]/[.$E16])))-COS(ATAN([.K$2]/[.$E16]))))*([.$C$12]*(SQRT(([.$C$10]*[.$C$10])/([.$C$12]*[.$C$12])-SIN(ATAN([.K$2]/[.$E16]))*SIN(ATAN([.K$2]/[.$E16])))-COS(ATAN([.K$2]/[.$E16]))))/36))" office:value-type="float" office:value="0.000649367749869047">
            <text:p>0,0006493677</text:p>
          </table:table-cell>
          <table:table-cell table:formula="of:=(1/(SQRT(2*3.1415926535)*([.$C$12]*(SQRT(([.$C$10]*[.$C$10])/([.$C$12]*[.$C$12])-SIN(ATAN([.L$2]/[.$E16]))*SIN(ATAN([.L$2]/[.$E16])))-COS(ATAN([.L$2]/[.$E16]))))/6)) * EXP( -([.$E16]/COS(ATAN([.L$2]/[.$E16]))-([.$C$12]*(SQRT(([.$C$10]*[.$C$10])/([.$C$12]*[.$C$12])-SIN(ATAN([.L$2]/[.$E16]))*SIN(ATAN([.L$2]/[.$E16])))-COS(ATAN([.L$2]/[.$E16]))))/2)*([.$E16]/COS(ATAN([.L$2]/[.$E16]))-([.$C$12]*(SQRT(([.$C$10]*[.$C$10])/([.$C$12]*[.$C$12])-SIN(ATAN([.L$2]/[.$E16]))*SIN(ATAN([.L$2]/[.$E16])))-COS(ATAN([.L$2]/[.$E16]))))/2) /  (2*([.$C$12]*(SQRT(([.$C$10]*[.$C$10])/([.$C$12]*[.$C$12])-SIN(ATAN([.L$2]/[.$E16]))*SIN(ATAN([.L$2]/[.$E16])))-COS(ATAN([.L$2]/[.$E16]))))*([.$C$12]*(SQRT(([.$C$10]*[.$C$10])/([.$C$12]*[.$C$12])-SIN(ATAN([.L$2]/[.$E16]))*SIN(ATAN([.L$2]/[.$E16])))-COS(ATAN([.L$2]/[.$E16]))))/36))" office:value-type="float" office:value="0.000678726663457232">
            <text:p>0,0006787267</text:p>
          </table:table-cell>
          <table:table-cell table:formula="of:=(1/(SQRT(2*3.1415926535)*([.$C$12]*(SQRT(([.$C$10]*[.$C$10])/([.$C$12]*[.$C$12])-SIN(ATAN([.M$2]/[.$E16]))*SIN(ATAN([.M$2]/[.$E16])))-COS(ATAN([.M$2]/[.$E16]))))/6)) * EXP( -([.$E16]/COS(ATAN([.M$2]/[.$E16]))-([.$C$12]*(SQRT(([.$C$10]*[.$C$10])/([.$C$12]*[.$C$12])-SIN(ATAN([.M$2]/[.$E16]))*SIN(ATAN([.M$2]/[.$E16])))-COS(ATAN([.M$2]/[.$E16]))))/2)*([.$E16]/COS(ATAN([.M$2]/[.$E16]))-([.$C$12]*(SQRT(([.$C$10]*[.$C$10])/([.$C$12]*[.$C$12])-SIN(ATAN([.M$2]/[.$E16]))*SIN(ATAN([.M$2]/[.$E16])))-COS(ATAN([.M$2]/[.$E16]))))/2) /  (2*([.$C$12]*(SQRT(([.$C$10]*[.$C$10])/([.$C$12]*[.$C$12])-SIN(ATAN([.M$2]/[.$E16]))*SIN(ATAN([.M$2]/[.$E16])))-COS(ATAN([.M$2]/[.$E16]))))*([.$C$12]*(SQRT(([.$C$10]*[.$C$10])/([.$C$12]*[.$C$12])-SIN(ATAN([.M$2]/[.$E16]))*SIN(ATAN([.M$2]/[.$E16])))-COS(ATAN([.M$2]/[.$E16]))))/36))" office:value-type="float" office:value="0.000712989359966429">
            <text:p>0,0007129894</text:p>
          </table:table-cell>
          <table:table-cell table:formula="of:=(1/(SQRT(2*3.1415926535)*([.$C$12]*(SQRT(([.$C$10]*[.$C$10])/([.$C$12]*[.$C$12])-SIN(ATAN([.N$2]/[.$E16]))*SIN(ATAN([.N$2]/[.$E16])))-COS(ATAN([.N$2]/[.$E16]))))/6)) * EXP( -([.$E16]/COS(ATAN([.N$2]/[.$E16]))-([.$C$12]*(SQRT(([.$C$10]*[.$C$10])/([.$C$12]*[.$C$12])-SIN(ATAN([.N$2]/[.$E16]))*SIN(ATAN([.N$2]/[.$E16])))-COS(ATAN([.N$2]/[.$E16]))))/2)*([.$E16]/COS(ATAN([.N$2]/[.$E16]))-([.$C$12]*(SQRT(([.$C$10]*[.$C$10])/([.$C$12]*[.$C$12])-SIN(ATAN([.N$2]/[.$E16]))*SIN(ATAN([.N$2]/[.$E16])))-COS(ATAN([.N$2]/[.$E16]))))/2) /  (2*([.$C$12]*(SQRT(([.$C$10]*[.$C$10])/([.$C$12]*[.$C$12])-SIN(ATAN([.N$2]/[.$E16]))*SIN(ATAN([.N$2]/[.$E16])))-COS(ATAN([.N$2]/[.$E16]))))*([.$C$12]*(SQRT(([.$C$10]*[.$C$10])/([.$C$12]*[.$C$12])-SIN(ATAN([.N$2]/[.$E16]))*SIN(ATAN([.N$2]/[.$E16])))-COS(ATAN([.N$2]/[.$E16]))))/36))" office:value-type="float" office:value="0.000751857813269372">
            <text:p>0,0007518578</text:p>
          </table:table-cell>
          <table:table-cell table:formula="of:=(1/(SQRT(2*3.1415926535)*([.$C$12]*(SQRT(([.$C$10]*[.$C$10])/([.$C$12]*[.$C$12])-SIN(ATAN([.O$2]/[.$E16]))*SIN(ATAN([.O$2]/[.$E16])))-COS(ATAN([.O$2]/[.$E16]))))/6)) * EXP( -([.$E16]/COS(ATAN([.O$2]/[.$E16]))-([.$C$12]*(SQRT(([.$C$10]*[.$C$10])/([.$C$12]*[.$C$12])-SIN(ATAN([.O$2]/[.$E16]))*SIN(ATAN([.O$2]/[.$E16])))-COS(ATAN([.O$2]/[.$E16]))))/2)*([.$E16]/COS(ATAN([.O$2]/[.$E16]))-([.$C$12]*(SQRT(([.$C$10]*[.$C$10])/([.$C$12]*[.$C$12])-SIN(ATAN([.O$2]/[.$E16]))*SIN(ATAN([.O$2]/[.$E16])))-COS(ATAN([.O$2]/[.$E16]))))/2) /  (2*([.$C$12]*(SQRT(([.$C$10]*[.$C$10])/([.$C$12]*[.$C$12])-SIN(ATAN([.O$2]/[.$E16]))*SIN(ATAN([.O$2]/[.$E16])))-COS(ATAN([.O$2]/[.$E16]))))*([.$C$12]*(SQRT(([.$C$10]*[.$C$10])/([.$C$12]*[.$C$12])-SIN(ATAN([.O$2]/[.$E16]))*SIN(ATAN([.O$2]/[.$E16])))-COS(ATAN([.O$2]/[.$E16]))))/36))" office:value-type="float" office:value="0.000794933842620986">
            <text:p>0,0007949338</text:p>
          </table:table-cell>
          <table:table-cell table:formula="of:=(1/(SQRT(2*3.1415926535)*([.$C$12]*(SQRT(([.$C$10]*[.$C$10])/([.$C$12]*[.$C$12])-SIN(ATAN([.P$2]/[.$E16]))*SIN(ATAN([.P$2]/[.$E16])))-COS(ATAN([.P$2]/[.$E16]))))/6)) * EXP( -([.$E16]/COS(ATAN([.P$2]/[.$E16]))-([.$C$12]*(SQRT(([.$C$10]*[.$C$10])/([.$C$12]*[.$C$12])-SIN(ATAN([.P$2]/[.$E16]))*SIN(ATAN([.P$2]/[.$E16])))-COS(ATAN([.P$2]/[.$E16]))))/2)*([.$E16]/COS(ATAN([.P$2]/[.$E16]))-([.$C$12]*(SQRT(([.$C$10]*[.$C$10])/([.$C$12]*[.$C$12])-SIN(ATAN([.P$2]/[.$E16]))*SIN(ATAN([.P$2]/[.$E16])))-COS(ATAN([.P$2]/[.$E16]))))/2) /  (2*([.$C$12]*(SQRT(([.$C$10]*[.$C$10])/([.$C$12]*[.$C$12])-SIN(ATAN([.P$2]/[.$E16]))*SIN(ATAN([.P$2]/[.$E16])))-COS(ATAN([.P$2]/[.$E16]))))*([.$C$12]*(SQRT(([.$C$10]*[.$C$10])/([.$C$12]*[.$C$12])-SIN(ATAN([.P$2]/[.$E16]))*SIN(ATAN([.P$2]/[.$E16])))-COS(ATAN([.P$2]/[.$E16]))))/36))" office:value-type="float" office:value="0.00084170441652694">
            <text:p>0,0008417044</text:p>
          </table:table-cell>
          <table:table-cell table:formula="of:=(1/(SQRT(2*3.1415926535)*([.$C$12]*(SQRT(([.$C$10]*[.$C$10])/([.$C$12]*[.$C$12])-SIN(ATAN([.Q$2]/[.$E16]))*SIN(ATAN([.Q$2]/[.$E16])))-COS(ATAN([.Q$2]/[.$E16]))))/6)) * EXP( -([.$E16]/COS(ATAN([.Q$2]/[.$E16]))-([.$C$12]*(SQRT(([.$C$10]*[.$C$10])/([.$C$12]*[.$C$12])-SIN(ATAN([.Q$2]/[.$E16]))*SIN(ATAN([.Q$2]/[.$E16])))-COS(ATAN([.Q$2]/[.$E16]))))/2)*([.$E16]/COS(ATAN([.Q$2]/[.$E16]))-([.$C$12]*(SQRT(([.$C$10]*[.$C$10])/([.$C$12]*[.$C$12])-SIN(ATAN([.Q$2]/[.$E16]))*SIN(ATAN([.Q$2]/[.$E16])))-COS(ATAN([.Q$2]/[.$E16]))))/2) /  (2*([.$C$12]*(SQRT(([.$C$10]*[.$C$10])/([.$C$12]*[.$C$12])-SIN(ATAN([.Q$2]/[.$E16]))*SIN(ATAN([.Q$2]/[.$E16])))-COS(ATAN([.Q$2]/[.$E16]))))*([.$C$12]*(SQRT(([.$C$10]*[.$C$10])/([.$C$12]*[.$C$12])-SIN(ATAN([.Q$2]/[.$E16]))*SIN(ATAN([.Q$2]/[.$E16])))-COS(ATAN([.Q$2]/[.$E16]))))/36))" office:value-type="float" office:value="0.000891530190681841">
            <text:p>0,0008915302</text:p>
          </table:table-cell>
          <table:table-cell table:formula="of:=(1/(SQRT(2*3.1415926535)*([.$C$12]*(SQRT(([.$C$10]*[.$C$10])/([.$C$12]*[.$C$12])-SIN(ATAN([.R$2]/[.$E16]))*SIN(ATAN([.R$2]/[.$E16])))-COS(ATAN([.R$2]/[.$E16]))))/6)) * EXP( -([.$E16]/COS(ATAN([.R$2]/[.$E16]))-([.$C$12]*(SQRT(([.$C$10]*[.$C$10])/([.$C$12]*[.$C$12])-SIN(ATAN([.R$2]/[.$E16]))*SIN(ATAN([.R$2]/[.$E16])))-COS(ATAN([.R$2]/[.$E16]))))/2)*([.$E16]/COS(ATAN([.R$2]/[.$E16]))-([.$C$12]*(SQRT(([.$C$10]*[.$C$10])/([.$C$12]*[.$C$12])-SIN(ATAN([.R$2]/[.$E16]))*SIN(ATAN([.R$2]/[.$E16])))-COS(ATAN([.R$2]/[.$E16]))))/2) /  (2*([.$C$12]*(SQRT(([.$C$10]*[.$C$10])/([.$C$12]*[.$C$12])-SIN(ATAN([.R$2]/[.$E16]))*SIN(ATAN([.R$2]/[.$E16])))-COS(ATAN([.R$2]/[.$E16]))))*([.$C$12]*(SQRT(([.$C$10]*[.$C$10])/([.$C$12]*[.$C$12])-SIN(ATAN([.R$2]/[.$E16]))*SIN(ATAN([.R$2]/[.$E16])))-COS(ATAN([.R$2]/[.$E16]))))/36))" office:value-type="float" office:value="0.000943638792287671">
            <text:p>0,0009436388</text:p>
          </table:table-cell>
          <table:table-cell table:formula="of:=(1/(SQRT(2*3.1415926535)*([.$C$12]*(SQRT(([.$C$10]*[.$C$10])/([.$C$12]*[.$C$12])-SIN(ATAN([.S$2]/[.$E16]))*SIN(ATAN([.S$2]/[.$E16])))-COS(ATAN([.S$2]/[.$E16]))))/6)) * EXP( -([.$E16]/COS(ATAN([.S$2]/[.$E16]))-([.$C$12]*(SQRT(([.$C$10]*[.$C$10])/([.$C$12]*[.$C$12])-SIN(ATAN([.S$2]/[.$E16]))*SIN(ATAN([.S$2]/[.$E16])))-COS(ATAN([.S$2]/[.$E16]))))/2)*([.$E16]/COS(ATAN([.S$2]/[.$E16]))-([.$C$12]*(SQRT(([.$C$10]*[.$C$10])/([.$C$12]*[.$C$12])-SIN(ATAN([.S$2]/[.$E16]))*SIN(ATAN([.S$2]/[.$E16])))-COS(ATAN([.S$2]/[.$E16]))))/2) /  (2*([.$C$12]*(SQRT(([.$C$10]*[.$C$10])/([.$C$12]*[.$C$12])-SIN(ATAN([.S$2]/[.$E16]))*SIN(ATAN([.S$2]/[.$E16])))-COS(ATAN([.S$2]/[.$E16]))))*([.$C$12]*(SQRT(([.$C$10]*[.$C$10])/([.$C$12]*[.$C$12])-SIN(ATAN([.S$2]/[.$E16]))*SIN(ATAN([.S$2]/[.$E16])))-COS(ATAN([.S$2]/[.$E16]))))/36))" office:value-type="float" office:value="0.000997124251317983">
            <text:p>0,0009971243</text:p>
          </table:table-cell>
          <table:table-cell table:formula="of:=(1/(SQRT(2*3.1415926535)*([.$C$12]*(SQRT(([.$C$10]*[.$C$10])/([.$C$12]*[.$C$12])-SIN(ATAN([.T$2]/[.$E16]))*SIN(ATAN([.T$2]/[.$E16])))-COS(ATAN([.T$2]/[.$E16]))))/6)) * EXP( -([.$E16]/COS(ATAN([.T$2]/[.$E16]))-([.$C$12]*(SQRT(([.$C$10]*[.$C$10])/([.$C$12]*[.$C$12])-SIN(ATAN([.T$2]/[.$E16]))*SIN(ATAN([.T$2]/[.$E16])))-COS(ATAN([.T$2]/[.$E16]))))/2)*([.$E16]/COS(ATAN([.T$2]/[.$E16]))-([.$C$12]*(SQRT(([.$C$10]*[.$C$10])/([.$C$12]*[.$C$12])-SIN(ATAN([.T$2]/[.$E16]))*SIN(ATAN([.T$2]/[.$E16])))-COS(ATAN([.T$2]/[.$E16]))))/2) /  (2*([.$C$12]*(SQRT(([.$C$10]*[.$C$10])/([.$C$12]*[.$C$12])-SIN(ATAN([.T$2]/[.$E16]))*SIN(ATAN([.T$2]/[.$E16])))-COS(ATAN([.T$2]/[.$E16]))))*([.$C$12]*(SQRT(([.$C$10]*[.$C$10])/([.$C$12]*[.$C$12])-SIN(ATAN([.T$2]/[.$E16]))*SIN(ATAN([.T$2]/[.$E16])))-COS(ATAN([.T$2]/[.$E16]))))/36))" office:value-type="float" office:value="0.00105095374533961">
            <text:p>0,0010509537</text:p>
          </table:table-cell>
          <table:table-cell table:formula="of:=(1/(SQRT(2*3.1415926535)*([.$C$12]*(SQRT(([.$C$10]*[.$C$10])/([.$C$12]*[.$C$12])-SIN(ATAN([.U$2]/[.$E16]))*SIN(ATAN([.U$2]/[.$E16])))-COS(ATAN([.U$2]/[.$E16]))))/6)) * EXP( -([.$E16]/COS(ATAN([.U$2]/[.$E16]))-([.$C$12]*(SQRT(([.$C$10]*[.$C$10])/([.$C$12]*[.$C$12])-SIN(ATAN([.U$2]/[.$E16]))*SIN(ATAN([.U$2]/[.$E16])))-COS(ATAN([.U$2]/[.$E16]))))/2)*([.$E16]/COS(ATAN([.U$2]/[.$E16]))-([.$C$12]*(SQRT(([.$C$10]*[.$C$10])/([.$C$12]*[.$C$12])-SIN(ATAN([.U$2]/[.$E16]))*SIN(ATAN([.U$2]/[.$E16])))-COS(ATAN([.U$2]/[.$E16]))))/2) /  (2*([.$C$12]*(SQRT(([.$C$10]*[.$C$10])/([.$C$12]*[.$C$12])-SIN(ATAN([.U$2]/[.$E16]))*SIN(ATAN([.U$2]/[.$E16])))-COS(ATAN([.U$2]/[.$E16]))))*([.$C$12]*(SQRT(([.$C$10]*[.$C$10])/([.$C$12]*[.$C$12])-SIN(ATAN([.U$2]/[.$E16]))*SIN(ATAN([.U$2]/[.$E16])))-COS(ATAN([.U$2]/[.$E16]))))/36))" office:value-type="float" office:value="0.00110398246446585">
            <text:p>0,0011039825</text:p>
          </table:table-cell>
          <table:table-cell table:formula="of:=(1/(SQRT(2*3.1415926535)*([.$C$12]*(SQRT(([.$C$10]*[.$C$10])/([.$C$12]*[.$C$12])-SIN(ATAN([.V$2]/[.$E16]))*SIN(ATAN([.V$2]/[.$E16])))-COS(ATAN([.V$2]/[.$E16]))))/6)) * EXP( -([.$E16]/COS(ATAN([.V$2]/[.$E16]))-([.$C$12]*(SQRT(([.$C$10]*[.$C$10])/([.$C$12]*[.$C$12])-SIN(ATAN([.V$2]/[.$E16]))*SIN(ATAN([.V$2]/[.$E16])))-COS(ATAN([.V$2]/[.$E16]))))/2)*([.$E16]/COS(ATAN([.V$2]/[.$E16]))-([.$C$12]*(SQRT(([.$C$10]*[.$C$10])/([.$C$12]*[.$C$12])-SIN(ATAN([.V$2]/[.$E16]))*SIN(ATAN([.V$2]/[.$E16])))-COS(ATAN([.V$2]/[.$E16]))))/2) /  (2*([.$C$12]*(SQRT(([.$C$10]*[.$C$10])/([.$C$12]*[.$C$12])-SIN(ATAN([.V$2]/[.$E16]))*SIN(ATAN([.V$2]/[.$E16])))-COS(ATAN([.V$2]/[.$E16]))))*([.$C$12]*(SQRT(([.$C$10]*[.$C$10])/([.$C$12]*[.$C$12])-SIN(ATAN([.V$2]/[.$E16]))*SIN(ATAN([.V$2]/[.$E16])))-COS(ATAN([.V$2]/[.$E16]))))/36))" office:value-type="float" office:value="0.00115497692632684">
            <text:p>0,0011549769</text:p>
          </table:table-cell>
          <table:table-cell table:formula="of:=(1/(SQRT(2*3.1415926535)*([.$C$12]*(SQRT(([.$C$10]*[.$C$10])/([.$C$12]*[.$C$12])-SIN(ATAN([.W$2]/[.$E16]))*SIN(ATAN([.W$2]/[.$E16])))-COS(ATAN([.W$2]/[.$E16]))))/6)) * EXP( -([.$E16]/COS(ATAN([.W$2]/[.$E16]))-([.$C$12]*(SQRT(([.$C$10]*[.$C$10])/([.$C$12]*[.$C$12])-SIN(ATAN([.W$2]/[.$E16]))*SIN(ATAN([.W$2]/[.$E16])))-COS(ATAN([.W$2]/[.$E16]))))/2)*([.$E16]/COS(ATAN([.W$2]/[.$E16]))-([.$C$12]*(SQRT(([.$C$10]*[.$C$10])/([.$C$12]*[.$C$12])-SIN(ATAN([.W$2]/[.$E16]))*SIN(ATAN([.W$2]/[.$E16])))-COS(ATAN([.W$2]/[.$E16]))))/2) /  (2*([.$C$12]*(SQRT(([.$C$10]*[.$C$10])/([.$C$12]*[.$C$12])-SIN(ATAN([.W$2]/[.$E16]))*SIN(ATAN([.W$2]/[.$E16])))-COS(ATAN([.W$2]/[.$E16]))))*([.$C$12]*(SQRT(([.$C$10]*[.$C$10])/([.$C$12]*[.$C$12])-SIN(ATAN([.W$2]/[.$E16]))*SIN(ATAN([.W$2]/[.$E16])))-COS(ATAN([.W$2]/[.$E16]))))/36))" office:value-type="float" office:value="0.00120264650096769">
            <text:p>0,0012026465</text:p>
          </table:table-cell>
          <table:table-cell table:formula="of:=(1/(SQRT(2*3.1415926535)*([.$C$12]*(SQRT(([.$C$10]*[.$C$10])/([.$C$12]*[.$C$12])-SIN(ATAN([.X$2]/[.$E16]))*SIN(ATAN([.X$2]/[.$E16])))-COS(ATAN([.X$2]/[.$E16]))))/6)) * EXP( -([.$E16]/COS(ATAN([.X$2]/[.$E16]))-([.$C$12]*(SQRT(([.$C$10]*[.$C$10])/([.$C$12]*[.$C$12])-SIN(ATAN([.X$2]/[.$E16]))*SIN(ATAN([.X$2]/[.$E16])))-COS(ATAN([.X$2]/[.$E16]))))/2)*([.$E16]/COS(ATAN([.X$2]/[.$E16]))-([.$C$12]*(SQRT(([.$C$10]*[.$C$10])/([.$C$12]*[.$C$12])-SIN(ATAN([.X$2]/[.$E16]))*SIN(ATAN([.X$2]/[.$E16])))-COS(ATAN([.X$2]/[.$E16]))))/2) /  (2*([.$C$12]*(SQRT(([.$C$10]*[.$C$10])/([.$C$12]*[.$C$12])-SIN(ATAN([.X$2]/[.$E16]))*SIN(ATAN([.X$2]/[.$E16])))-COS(ATAN([.X$2]/[.$E16]))))*([.$C$12]*(SQRT(([.$C$10]*[.$C$10])/([.$C$12]*[.$C$12])-SIN(ATAN([.X$2]/[.$E16]))*SIN(ATAN([.X$2]/[.$E16])))-COS(ATAN([.X$2]/[.$E16]))))/36))" office:value-type="float" office:value="0.00124568227908477">
            <text:p>0,0012456823</text:p>
          </table:table-cell>
          <table:table-cell table:formula="of:=(1/(SQRT(2*3.1415926535)*([.$C$12]*(SQRT(([.$C$10]*[.$C$10])/([.$C$12]*[.$C$12])-SIN(ATAN([.Y$2]/[.$E16]))*SIN(ATAN([.Y$2]/[.$E16])))-COS(ATAN([.Y$2]/[.$E16]))))/6)) * EXP( -([.$E16]/COS(ATAN([.Y$2]/[.$E16]))-([.$C$12]*(SQRT(([.$C$10]*[.$C$10])/([.$C$12]*[.$C$12])-SIN(ATAN([.Y$2]/[.$E16]))*SIN(ATAN([.Y$2]/[.$E16])))-COS(ATAN([.Y$2]/[.$E16]))))/2)*([.$E16]/COS(ATAN([.Y$2]/[.$E16]))-([.$C$12]*(SQRT(([.$C$10]*[.$C$10])/([.$C$12]*[.$C$12])-SIN(ATAN([.Y$2]/[.$E16]))*SIN(ATAN([.Y$2]/[.$E16])))-COS(ATAN([.Y$2]/[.$E16]))))/2) /  (2*([.$C$12]*(SQRT(([.$C$10]*[.$C$10])/([.$C$12]*[.$C$12])-SIN(ATAN([.Y$2]/[.$E16]))*SIN(ATAN([.Y$2]/[.$E16])))-COS(ATAN([.Y$2]/[.$E16]))))*([.$C$12]*(SQRT(([.$C$10]*[.$C$10])/([.$C$12]*[.$C$12])-SIN(ATAN([.Y$2]/[.$E16]))*SIN(ATAN([.Y$2]/[.$E16])))-COS(ATAN([.Y$2]/[.$E16]))))/36))" office:value-type="float" office:value="0.00128280178213229">
            <text:p>0,0012828018</text:p>
          </table:table-cell>
          <table:table-cell table:formula="of:=(1/(SQRT(2*3.1415926535)*([.$C$12]*(SQRT(([.$C$10]*[.$C$10])/([.$C$12]*[.$C$12])-SIN(ATAN([.Z$2]/[.$E16]))*SIN(ATAN([.Z$2]/[.$E16])))-COS(ATAN([.Z$2]/[.$E16]))))/6)) * EXP( -([.$E16]/COS(ATAN([.Z$2]/[.$E16]))-([.$C$12]*(SQRT(([.$C$10]*[.$C$10])/([.$C$12]*[.$C$12])-SIN(ATAN([.Z$2]/[.$E16]))*SIN(ATAN([.Z$2]/[.$E16])))-COS(ATAN([.Z$2]/[.$E16]))))/2)*([.$E16]/COS(ATAN([.Z$2]/[.$E16]))-([.$C$12]*(SQRT(([.$C$10]*[.$C$10])/([.$C$12]*[.$C$12])-SIN(ATAN([.Z$2]/[.$E16]))*SIN(ATAN([.Z$2]/[.$E16])))-COS(ATAN([.Z$2]/[.$E16]))))/2) /  (2*([.$C$12]*(SQRT(([.$C$10]*[.$C$10])/([.$C$12]*[.$C$12])-SIN(ATAN([.Z$2]/[.$E16]))*SIN(ATAN([.Z$2]/[.$E16])))-COS(ATAN([.Z$2]/[.$E16]))))*([.$C$12]*(SQRT(([.$C$10]*[.$C$10])/([.$C$12]*[.$C$12])-SIN(ATAN([.Z$2]/[.$E16]))*SIN(ATAN([.Z$2]/[.$E16])))-COS(ATAN([.Z$2]/[.$E16]))))/36))" office:value-type="float" office:value="0.0013127974254147">
            <text:p>0,0013127974</text:p>
          </table:table-cell>
          <table:table-cell table:formula="of:=(1/(SQRT(2*3.1415926535)*([.$C$12]*(SQRT(([.$C$10]*[.$C$10])/([.$C$12]*[.$C$12])-SIN(ATAN([.AA$2]/[.$E16]))*SIN(ATAN([.AA$2]/[.$E16])))-COS(ATAN([.AA$2]/[.$E16]))))/6)) * EXP( -([.$E16]/COS(ATAN([.AA$2]/[.$E16]))-([.$C$12]*(SQRT(([.$C$10]*[.$C$10])/([.$C$12]*[.$C$12])-SIN(ATAN([.AA$2]/[.$E16]))*SIN(ATAN([.AA$2]/[.$E16])))-COS(ATAN([.AA$2]/[.$E16]))))/2)*([.$E16]/COS(ATAN([.AA$2]/[.$E16]))-([.$C$12]*(SQRT(([.$C$10]*[.$C$10])/([.$C$12]*[.$C$12])-SIN(ATAN([.AA$2]/[.$E16]))*SIN(ATAN([.AA$2]/[.$E16])))-COS(ATAN([.AA$2]/[.$E16]))))/2) /  (2*([.$C$12]*(SQRT(([.$C$10]*[.$C$10])/([.$C$12]*[.$C$12])-SIN(ATAN([.AA$2]/[.$E16]))*SIN(ATAN([.AA$2]/[.$E16])))-COS(ATAN([.AA$2]/[.$E16]))))*([.$C$12]*(SQRT(([.$C$10]*[.$C$10])/([.$C$12]*[.$C$12])-SIN(ATAN([.AA$2]/[.$E16]))*SIN(ATAN([.AA$2]/[.$E16])))-COS(ATAN([.AA$2]/[.$E16]))))/36))" office:value-type="float" office:value="0.00133458616363841">
            <text:p>0,0013345862</text:p>
          </table:table-cell>
          <table:table-cell table:formula="of:=(1/(SQRT(2*3.1415926535)*([.$C$12]*(SQRT(([.$C$10]*[.$C$10])/([.$C$12]*[.$C$12])-SIN(ATAN([.AB$2]/[.$E16]))*SIN(ATAN([.AB$2]/[.$E16])))-COS(ATAN([.AB$2]/[.$E16]))))/6)) * EXP( -([.$E16]/COS(ATAN([.AB$2]/[.$E16]))-([.$C$12]*(SQRT(([.$C$10]*[.$C$10])/([.$C$12]*[.$C$12])-SIN(ATAN([.AB$2]/[.$E16]))*SIN(ATAN([.AB$2]/[.$E16])))-COS(ATAN([.AB$2]/[.$E16]))))/2)*([.$E16]/COS(ATAN([.AB$2]/[.$E16]))-([.$C$12]*(SQRT(([.$C$10]*[.$C$10])/([.$C$12]*[.$C$12])-SIN(ATAN([.AB$2]/[.$E16]))*SIN(ATAN([.AB$2]/[.$E16])))-COS(ATAN([.AB$2]/[.$E16]))))/2) /  (2*([.$C$12]*(SQRT(([.$C$10]*[.$C$10])/([.$C$12]*[.$C$12])-SIN(ATAN([.AB$2]/[.$E16]))*SIN(ATAN([.AB$2]/[.$E16])))-COS(ATAN([.AB$2]/[.$E16]))))*([.$C$12]*(SQRT(([.$C$10]*[.$C$10])/([.$C$12]*[.$C$12])-SIN(ATAN([.AB$2]/[.$E16]))*SIN(ATAN([.AB$2]/[.$E16])))-COS(ATAN([.AB$2]/[.$E16]))))/36))" office:value-type="float" office:value="0.00134725742703029">
            <text:p>0,0013472574</text:p>
          </table:table-cell>
          <table:table-cell table:formula="of:=(1/(SQRT(2*3.1415926535)*([.$C$12]*(SQRT(([.$C$10]*[.$C$10])/([.$C$12]*[.$C$12])-SIN(ATAN([.AC$2]/[.$E16]))*SIN(ATAN([.AC$2]/[.$E16])))-COS(ATAN([.AC$2]/[.$E16]))))/6)) * EXP( -([.$E16]/COS(ATAN([.AC$2]/[.$E16]))-([.$C$12]*(SQRT(([.$C$10]*[.$C$10])/([.$C$12]*[.$C$12])-SIN(ATAN([.AC$2]/[.$E16]))*SIN(ATAN([.AC$2]/[.$E16])))-COS(ATAN([.AC$2]/[.$E16]))))/2)*([.$E16]/COS(ATAN([.AC$2]/[.$E16]))-([.$C$12]*(SQRT(([.$C$10]*[.$C$10])/([.$C$12]*[.$C$12])-SIN(ATAN([.AC$2]/[.$E16]))*SIN(ATAN([.AC$2]/[.$E16])))-COS(ATAN([.AC$2]/[.$E16]))))/2) /  (2*([.$C$12]*(SQRT(([.$C$10]*[.$C$10])/([.$C$12]*[.$C$12])-SIN(ATAN([.AC$2]/[.$E16]))*SIN(ATAN([.AC$2]/[.$E16])))-COS(ATAN([.AC$2]/[.$E16]))))*([.$C$12]*(SQRT(([.$C$10]*[.$C$10])/([.$C$12]*[.$C$12])-SIN(ATAN([.AC$2]/[.$E16]))*SIN(ATAN([.AC$2]/[.$E16])))-COS(ATAN([.AC$2]/[.$E16]))))/36))" office:value-type="float" office:value="0.00135011633912405">
            <text:p>0,0013501163</text:p>
          </table:table-cell>
          <table:table-cell table:formula="of:=(1/(SQRT(2*3.1415926535)*([.$C$12]*(SQRT(([.$C$10]*[.$C$10])/([.$C$12]*[.$C$12])-SIN(ATAN([.AD$2]/[.$E16]))*SIN(ATAN([.AD$2]/[.$E16])))-COS(ATAN([.AD$2]/[.$E16]))))/6)) * EXP( -([.$E16]/COS(ATAN([.AD$2]/[.$E16]))-([.$C$12]*(SQRT(([.$C$10]*[.$C$10])/([.$C$12]*[.$C$12])-SIN(ATAN([.AD$2]/[.$E16]))*SIN(ATAN([.AD$2]/[.$E16])))-COS(ATAN([.AD$2]/[.$E16]))))/2)*([.$E16]/COS(ATAN([.AD$2]/[.$E16]))-([.$C$12]*(SQRT(([.$C$10]*[.$C$10])/([.$C$12]*[.$C$12])-SIN(ATAN([.AD$2]/[.$E16]))*SIN(ATAN([.AD$2]/[.$E16])))-COS(ATAN([.AD$2]/[.$E16]))))/2) /  (2*([.$C$12]*(SQRT(([.$C$10]*[.$C$10])/([.$C$12]*[.$C$12])-SIN(ATAN([.AD$2]/[.$E16]))*SIN(ATAN([.AD$2]/[.$E16])))-COS(ATAN([.AD$2]/[.$E16]))))*([.$C$12]*(SQRT(([.$C$10]*[.$C$10])/([.$C$12]*[.$C$12])-SIN(ATAN([.AD$2]/[.$E16]))*SIN(ATAN([.AD$2]/[.$E16])))-COS(ATAN([.AD$2]/[.$E16]))))/36))" office:value-type="float" office:value="0.0013427193222946">
            <text:p>0,0013427193</text:p>
          </table:table-cell>
          <table:table-cell table:formula="of:=(1/(SQRT(2*3.1415926535)*([.$C$12]*(SQRT(([.$C$10]*[.$C$10])/([.$C$12]*[.$C$12])-SIN(ATAN([.AE$2]/[.$E16]))*SIN(ATAN([.AE$2]/[.$E16])))-COS(ATAN([.AE$2]/[.$E16]))))/6)) * EXP( -([.$E16]/COS(ATAN([.AE$2]/[.$E16]))-([.$C$12]*(SQRT(([.$C$10]*[.$C$10])/([.$C$12]*[.$C$12])-SIN(ATAN([.AE$2]/[.$E16]))*SIN(ATAN([.AE$2]/[.$E16])))-COS(ATAN([.AE$2]/[.$E16]))))/2)*([.$E16]/COS(ATAN([.AE$2]/[.$E16]))-([.$C$12]*(SQRT(([.$C$10]*[.$C$10])/([.$C$12]*[.$C$12])-SIN(ATAN([.AE$2]/[.$E16]))*SIN(ATAN([.AE$2]/[.$E16])))-COS(ATAN([.AE$2]/[.$E16]))))/2) /  (2*([.$C$12]*(SQRT(([.$C$10]*[.$C$10])/([.$C$12]*[.$C$12])-SIN(ATAN([.AE$2]/[.$E16]))*SIN(ATAN([.AE$2]/[.$E16])))-COS(ATAN([.AE$2]/[.$E16]))))*([.$C$12]*(SQRT(([.$C$10]*[.$C$10])/([.$C$12]*[.$C$12])-SIN(ATAN([.AE$2]/[.$E16]))*SIN(ATAN([.AE$2]/[.$E16])))-COS(ATAN([.AE$2]/[.$E16]))))/36))" office:value-type="float" office:value="0.00132489955065046">
            <text:p>0,0013248996</text:p>
          </table:table-cell>
          <table:table-cell table:formula="of:=(1/(SQRT(2*3.1415926535)*([.$C$12]*(SQRT(([.$C$10]*[.$C$10])/([.$C$12]*[.$C$12])-SIN(ATAN([.AF$2]/[.$E16]))*SIN(ATAN([.AF$2]/[.$E16])))-COS(ATAN([.AF$2]/[.$E16]))))/6)) * EXP( -([.$E16]/COS(ATAN([.AF$2]/[.$E16]))-([.$C$12]*(SQRT(([.$C$10]*[.$C$10])/([.$C$12]*[.$C$12])-SIN(ATAN([.AF$2]/[.$E16]))*SIN(ATAN([.AF$2]/[.$E16])))-COS(ATAN([.AF$2]/[.$E16]))))/2)*([.$E16]/COS(ATAN([.AF$2]/[.$E16]))-([.$C$12]*(SQRT(([.$C$10]*[.$C$10])/([.$C$12]*[.$C$12])-SIN(ATAN([.AF$2]/[.$E16]))*SIN(ATAN([.AF$2]/[.$E16])))-COS(ATAN([.AF$2]/[.$E16]))))/2) /  (2*([.$C$12]*(SQRT(([.$C$10]*[.$C$10])/([.$C$12]*[.$C$12])-SIN(ATAN([.AF$2]/[.$E16]))*SIN(ATAN([.AF$2]/[.$E16])))-COS(ATAN([.AF$2]/[.$E16]))))*([.$C$12]*(SQRT(([.$C$10]*[.$C$10])/([.$C$12]*[.$C$12])-SIN(ATAN([.AF$2]/[.$E16]))*SIN(ATAN([.AF$2]/[.$E16])))-COS(ATAN([.AF$2]/[.$E16]))))/36))" office:value-type="float" office:value="0.00129678028509596">
            <text:p>0,0012967803</text:p>
          </table:table-cell>
          <table:table-cell table:formula="of:=(1/(SQRT(2*3.1415926535)*([.$C$12]*(SQRT(([.$C$10]*[.$C$10])/([.$C$12]*[.$C$12])-SIN(ATAN([.AG$2]/[.$E16]))*SIN(ATAN([.AG$2]/[.$E16])))-COS(ATAN([.AG$2]/[.$E16]))))/6)) * EXP( -([.$E16]/COS(ATAN([.AG$2]/[.$E16]))-([.$C$12]*(SQRT(([.$C$10]*[.$C$10])/([.$C$12]*[.$C$12])-SIN(ATAN([.AG$2]/[.$E16]))*SIN(ATAN([.AG$2]/[.$E16])))-COS(ATAN([.AG$2]/[.$E16]))))/2)*([.$E16]/COS(ATAN([.AG$2]/[.$E16]))-([.$C$12]*(SQRT(([.$C$10]*[.$C$10])/([.$C$12]*[.$C$12])-SIN(ATAN([.AG$2]/[.$E16]))*SIN(ATAN([.AG$2]/[.$E16])))-COS(ATAN([.AG$2]/[.$E16]))))/2) /  (2*([.$C$12]*(SQRT(([.$C$10]*[.$C$10])/([.$C$12]*[.$C$12])-SIN(ATAN([.AG$2]/[.$E16]))*SIN(ATAN([.AG$2]/[.$E16])))-COS(ATAN([.AG$2]/[.$E16]))))*([.$C$12]*(SQRT(([.$C$10]*[.$C$10])/([.$C$12]*[.$C$12])-SIN(ATAN([.AG$2]/[.$E16]))*SIN(ATAN([.AG$2]/[.$E16])))-COS(ATAN([.AG$2]/[.$E16]))))/36))" office:value-type="float" office:value="0.00125877488222874">
            <text:p>0,0012587749</text:p>
          </table:table-cell>
          <table:table-cell table:formula="of:=(1/(SQRT(2*3.1415926535)*([.$C$12]*(SQRT(([.$C$10]*[.$C$10])/([.$C$12]*[.$C$12])-SIN(ATAN([.AH$2]/[.$E16]))*SIN(ATAN([.AH$2]/[.$E16])))-COS(ATAN([.AH$2]/[.$E16]))))/6)) * EXP( -([.$E16]/COS(ATAN([.AH$2]/[.$E16]))-([.$C$12]*(SQRT(([.$C$10]*[.$C$10])/([.$C$12]*[.$C$12])-SIN(ATAN([.AH$2]/[.$E16]))*SIN(ATAN([.AH$2]/[.$E16])))-COS(ATAN([.AH$2]/[.$E16]))))/2)*([.$E16]/COS(ATAN([.AH$2]/[.$E16]))-([.$C$12]*(SQRT(([.$C$10]*[.$C$10])/([.$C$12]*[.$C$12])-SIN(ATAN([.AH$2]/[.$E16]))*SIN(ATAN([.AH$2]/[.$E16])))-COS(ATAN([.AH$2]/[.$E16]))))/2) /  (2*([.$C$12]*(SQRT(([.$C$10]*[.$C$10])/([.$C$12]*[.$C$12])-SIN(ATAN([.AH$2]/[.$E16]))*SIN(ATAN([.AH$2]/[.$E16])))-COS(ATAN([.AH$2]/[.$E16]))))*([.$C$12]*(SQRT(([.$C$10]*[.$C$10])/([.$C$12]*[.$C$12])-SIN(ATAN([.AH$2]/[.$E16]))*SIN(ATAN([.AH$2]/[.$E16])))-COS(ATAN([.AH$2]/[.$E16]))))/36))" office:value-type="float" office:value="0.00121157314722353">
            <text:p>0,0012115731</text:p>
          </table:table-cell>
          <table:table-cell table:formula="of:=(1/(SQRT(2*3.1415926535)*([.$C$12]*(SQRT(([.$C$10]*[.$C$10])/([.$C$12]*[.$C$12])-SIN(ATAN([.AI$2]/[.$E16]))*SIN(ATAN([.AI$2]/[.$E16])))-COS(ATAN([.AI$2]/[.$E16]))))/6)) * EXP( -([.$E16]/COS(ATAN([.AI$2]/[.$E16]))-([.$C$12]*(SQRT(([.$C$10]*[.$C$10])/([.$C$12]*[.$C$12])-SIN(ATAN([.AI$2]/[.$E16]))*SIN(ATAN([.AI$2]/[.$E16])))-COS(ATAN([.AI$2]/[.$E16]))))/2)*([.$E16]/COS(ATAN([.AI$2]/[.$E16]))-([.$C$12]*(SQRT(([.$C$10]*[.$C$10])/([.$C$12]*[.$C$12])-SIN(ATAN([.AI$2]/[.$E16]))*SIN(ATAN([.AI$2]/[.$E16])))-COS(ATAN([.AI$2]/[.$E16]))))/2) /  (2*([.$C$12]*(SQRT(([.$C$10]*[.$C$10])/([.$C$12]*[.$C$12])-SIN(ATAN([.AI$2]/[.$E16]))*SIN(ATAN([.AI$2]/[.$E16])))-COS(ATAN([.AI$2]/[.$E16]))))*([.$C$12]*(SQRT(([.$C$10]*[.$C$10])/([.$C$12]*[.$C$12])-SIN(ATAN([.AI$2]/[.$E16]))*SIN(ATAN([.AI$2]/[.$E16])))-COS(ATAN([.AI$2]/[.$E16]))))/36))" office:value-type="float" office:value="0.00115611462667313">
            <text:p>0,0011561146</text:p>
          </table:table-cell>
          <table:table-cell table:formula="of:=(1/(SQRT(2*3.1415926535)*([.$C$12]*(SQRT(([.$C$10]*[.$C$10])/([.$C$12]*[.$C$12])-SIN(ATAN([.AJ$2]/[.$E16]))*SIN(ATAN([.AJ$2]/[.$E16])))-COS(ATAN([.AJ$2]/[.$E16]))))/6)) * EXP( -([.$E16]/COS(ATAN([.AJ$2]/[.$E16]))-([.$C$12]*(SQRT(([.$C$10]*[.$C$10])/([.$C$12]*[.$C$12])-SIN(ATAN([.AJ$2]/[.$E16]))*SIN(ATAN([.AJ$2]/[.$E16])))-COS(ATAN([.AJ$2]/[.$E16]))))/2)*([.$E16]/COS(ATAN([.AJ$2]/[.$E16]))-([.$C$12]*(SQRT(([.$C$10]*[.$C$10])/([.$C$12]*[.$C$12])-SIN(ATAN([.AJ$2]/[.$E16]))*SIN(ATAN([.AJ$2]/[.$E16])))-COS(ATAN([.AJ$2]/[.$E16]))))/2) /  (2*([.$C$12]*(SQRT(([.$C$10]*[.$C$10])/([.$C$12]*[.$C$12])-SIN(ATAN([.AJ$2]/[.$E16]))*SIN(ATAN([.AJ$2]/[.$E16])))-COS(ATAN([.AJ$2]/[.$E16]))))*([.$C$12]*(SQRT(([.$C$10]*[.$C$10])/([.$C$12]*[.$C$12])-SIN(ATAN([.AJ$2]/[.$E16]))*SIN(ATAN([.AJ$2]/[.$E16])))-COS(ATAN([.AJ$2]/[.$E16]))))/36))" office:value-type="float" office:value="0.00109355032958934">
            <text:p>0,001093550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466.766666666667">
            <text:p>466,7666666667</text:p>
          </table:table-cell>
          <table:table-cell table:formula="of:=(1/(SQRT(2*3.1415926535)*([.$C$12]*(SQRT(([.$C$10]*[.$C$10])/([.$C$12]*[.$C$12])-SIN(ATAN([.F$2]/[.$E17]))*SIN(ATAN([.F$2]/[.$E17])))-COS(ATAN([.F$2]/[.$E17]))))/6)) * EXP( -([.$E17]/COS(ATAN([.F$2]/[.$E17]))-([.$C$12]*(SQRT(([.$C$10]*[.$C$10])/([.$C$12]*[.$C$12])-SIN(ATAN([.F$2]/[.$E17]))*SIN(ATAN([.F$2]/[.$E17])))-COS(ATAN([.F$2]/[.$E17]))))/2)*([.$E17]/COS(ATAN([.F$2]/[.$E17]))-([.$C$12]*(SQRT(([.$C$10]*[.$C$10])/([.$C$12]*[.$C$12])-SIN(ATAN([.F$2]/[.$E17]))*SIN(ATAN([.F$2]/[.$E17])))-COS(ATAN([.F$2]/[.$E17]))))/2) /  (2*([.$C$12]*(SQRT(([.$C$10]*[.$C$10])/([.$C$12]*[.$C$12])-SIN(ATAN([.F$2]/[.$E17]))*SIN(ATAN([.F$2]/[.$E17])))-COS(ATAN([.F$2]/[.$E17]))))*([.$C$12]*(SQRT(([.$C$10]*[.$C$10])/([.$C$12]*[.$C$12])-SIN(ATAN([.F$2]/[.$E17]))*SIN(ATAN([.F$2]/[.$E17])))-COS(ATAN([.F$2]/[.$E17]))))/36))" office:value-type="float" office:value="0.000685255184516078">
            <text:p>0,0006852552</text:p>
          </table:table-cell>
          <table:table-cell table:formula="of:=(1/(SQRT(2*3.1415926535)*([.$C$12]*(SQRT(([.$C$10]*[.$C$10])/([.$C$12]*[.$C$12])-SIN(ATAN([.G$2]/[.$E17]))*SIN(ATAN([.G$2]/[.$E17])))-COS(ATAN([.G$2]/[.$E17]))))/6)) * EXP( -([.$E17]/COS(ATAN([.G$2]/[.$E17]))-([.$C$12]*(SQRT(([.$C$10]*[.$C$10])/([.$C$12]*[.$C$12])-SIN(ATAN([.G$2]/[.$E17]))*SIN(ATAN([.G$2]/[.$E17])))-COS(ATAN([.G$2]/[.$E17]))))/2)*([.$E17]/COS(ATAN([.G$2]/[.$E17]))-([.$C$12]*(SQRT(([.$C$10]*[.$C$10])/([.$C$12]*[.$C$12])-SIN(ATAN([.G$2]/[.$E17]))*SIN(ATAN([.G$2]/[.$E17])))-COS(ATAN([.G$2]/[.$E17]))))/2) /  (2*([.$C$12]*(SQRT(([.$C$10]*[.$C$10])/([.$C$12]*[.$C$12])-SIN(ATAN([.G$2]/[.$E17]))*SIN(ATAN([.G$2]/[.$E17])))-COS(ATAN([.G$2]/[.$E17]))))*([.$C$12]*(SQRT(([.$C$10]*[.$C$10])/([.$C$12]*[.$C$12])-SIN(ATAN([.G$2]/[.$E17]))*SIN(ATAN([.G$2]/[.$E17])))-COS(ATAN([.G$2]/[.$E17]))))/36))" office:value-type="float" office:value="0.000687978101421224">
            <text:p>0,0006879781</text:p>
          </table:table-cell>
          <table:table-cell table:formula="of:=(1/(SQRT(2*3.1415926535)*([.$C$12]*(SQRT(([.$C$10]*[.$C$10])/([.$C$12]*[.$C$12])-SIN(ATAN([.H$2]/[.$E17]))*SIN(ATAN([.H$2]/[.$E17])))-COS(ATAN([.H$2]/[.$E17]))))/6)) * EXP( -([.$E17]/COS(ATAN([.H$2]/[.$E17]))-([.$C$12]*(SQRT(([.$C$10]*[.$C$10])/([.$C$12]*[.$C$12])-SIN(ATAN([.H$2]/[.$E17]))*SIN(ATAN([.H$2]/[.$E17])))-COS(ATAN([.H$2]/[.$E17]))))/2)*([.$E17]/COS(ATAN([.H$2]/[.$E17]))-([.$C$12]*(SQRT(([.$C$10]*[.$C$10])/([.$C$12]*[.$C$12])-SIN(ATAN([.H$2]/[.$E17]))*SIN(ATAN([.H$2]/[.$E17])))-COS(ATAN([.H$2]/[.$E17]))))/2) /  (2*([.$C$12]*(SQRT(([.$C$10]*[.$C$10])/([.$C$12]*[.$C$12])-SIN(ATAN([.H$2]/[.$E17]))*SIN(ATAN([.H$2]/[.$E17])))-COS(ATAN([.H$2]/[.$E17]))))*([.$C$12]*(SQRT(([.$C$10]*[.$C$10])/([.$C$12]*[.$C$12])-SIN(ATAN([.H$2]/[.$E17]))*SIN(ATAN([.H$2]/[.$E17])))-COS(ATAN([.H$2]/[.$E17]))))/36))" office:value-type="float" office:value="0.000696096668843411">
            <text:p>0,0006960967</text:p>
          </table:table-cell>
          <table:table-cell table:formula="of:=(1/(SQRT(2*3.1415926535)*([.$C$12]*(SQRT(([.$C$10]*[.$C$10])/([.$C$12]*[.$C$12])-SIN(ATAN([.I$2]/[.$E17]))*SIN(ATAN([.I$2]/[.$E17])))-COS(ATAN([.I$2]/[.$E17]))))/6)) * EXP( -([.$E17]/COS(ATAN([.I$2]/[.$E17]))-([.$C$12]*(SQRT(([.$C$10]*[.$C$10])/([.$C$12]*[.$C$12])-SIN(ATAN([.I$2]/[.$E17]))*SIN(ATAN([.I$2]/[.$E17])))-COS(ATAN([.I$2]/[.$E17]))))/2)*([.$E17]/COS(ATAN([.I$2]/[.$E17]))-([.$C$12]*(SQRT(([.$C$10]*[.$C$10])/([.$C$12]*[.$C$12])-SIN(ATAN([.I$2]/[.$E17]))*SIN(ATAN([.I$2]/[.$E17])))-COS(ATAN([.I$2]/[.$E17]))))/2) /  (2*([.$C$12]*(SQRT(([.$C$10]*[.$C$10])/([.$C$12]*[.$C$12])-SIN(ATAN([.I$2]/[.$E17]))*SIN(ATAN([.I$2]/[.$E17])))-COS(ATAN([.I$2]/[.$E17]))))*([.$C$12]*(SQRT(([.$C$10]*[.$C$10])/([.$C$12]*[.$C$12])-SIN(ATAN([.I$2]/[.$E17]))*SIN(ATAN([.I$2]/[.$E17])))-COS(ATAN([.I$2]/[.$E17]))))/36))" office:value-type="float" office:value="0.000709555997319286">
            <text:p>0,000709556</text:p>
          </table:table-cell>
          <table:table-cell table:formula="of:=(1/(SQRT(2*3.1415926535)*([.$C$12]*(SQRT(([.$C$10]*[.$C$10])/([.$C$12]*[.$C$12])-SIN(ATAN([.J$2]/[.$E17]))*SIN(ATAN([.J$2]/[.$E17])))-COS(ATAN([.J$2]/[.$E17]))))/6)) * EXP( -([.$E17]/COS(ATAN([.J$2]/[.$E17]))-([.$C$12]*(SQRT(([.$C$10]*[.$C$10])/([.$C$12]*[.$C$12])-SIN(ATAN([.J$2]/[.$E17]))*SIN(ATAN([.J$2]/[.$E17])))-COS(ATAN([.J$2]/[.$E17]))))/2)*([.$E17]/COS(ATAN([.J$2]/[.$E17]))-([.$C$12]*(SQRT(([.$C$10]*[.$C$10])/([.$C$12]*[.$C$12])-SIN(ATAN([.J$2]/[.$E17]))*SIN(ATAN([.J$2]/[.$E17])))-COS(ATAN([.J$2]/[.$E17]))))/2) /  (2*([.$C$12]*(SQRT(([.$C$10]*[.$C$10])/([.$C$12]*[.$C$12])-SIN(ATAN([.J$2]/[.$E17]))*SIN(ATAN([.J$2]/[.$E17])))-COS(ATAN([.J$2]/[.$E17]))))*([.$C$12]*(SQRT(([.$C$10]*[.$C$10])/([.$C$12]*[.$C$12])-SIN(ATAN([.J$2]/[.$E17]))*SIN(ATAN([.J$2]/[.$E17])))-COS(ATAN([.J$2]/[.$E17]))))/36))" office:value-type="float" office:value="0.000728258381412345">
            <text:p>0,0007282584</text:p>
          </table:table-cell>
          <table:table-cell table:formula="of:=(1/(SQRT(2*3.1415926535)*([.$C$12]*(SQRT(([.$C$10]*[.$C$10])/([.$C$12]*[.$C$12])-SIN(ATAN([.K$2]/[.$E17]))*SIN(ATAN([.K$2]/[.$E17])))-COS(ATAN([.K$2]/[.$E17]))))/6)) * EXP( -([.$E17]/COS(ATAN([.K$2]/[.$E17]))-([.$C$12]*(SQRT(([.$C$10]*[.$C$10])/([.$C$12]*[.$C$12])-SIN(ATAN([.K$2]/[.$E17]))*SIN(ATAN([.K$2]/[.$E17])))-COS(ATAN([.K$2]/[.$E17]))))/2)*([.$E17]/COS(ATAN([.K$2]/[.$E17]))-([.$C$12]*(SQRT(([.$C$10]*[.$C$10])/([.$C$12]*[.$C$12])-SIN(ATAN([.K$2]/[.$E17]))*SIN(ATAN([.K$2]/[.$E17])))-COS(ATAN([.K$2]/[.$E17]))))/2) /  (2*([.$C$12]*(SQRT(([.$C$10]*[.$C$10])/([.$C$12]*[.$C$12])-SIN(ATAN([.K$2]/[.$E17]))*SIN(ATAN([.K$2]/[.$E17])))-COS(ATAN([.K$2]/[.$E17]))))*([.$C$12]*(SQRT(([.$C$10]*[.$C$10])/([.$C$12]*[.$C$12])-SIN(ATAN([.K$2]/[.$E17]))*SIN(ATAN([.K$2]/[.$E17])))-COS(ATAN([.K$2]/[.$E17]))))/36))" office:value-type="float" office:value="0.000752054395989109">
            <text:p>0,0007520544</text:p>
          </table:table-cell>
          <table:table-cell table:formula="of:=(1/(SQRT(2*3.1415926535)*([.$C$12]*(SQRT(([.$C$10]*[.$C$10])/([.$C$12]*[.$C$12])-SIN(ATAN([.L$2]/[.$E17]))*SIN(ATAN([.L$2]/[.$E17])))-COS(ATAN([.L$2]/[.$E17]))))/6)) * EXP( -([.$E17]/COS(ATAN([.L$2]/[.$E17]))-([.$C$12]*(SQRT(([.$C$10]*[.$C$10])/([.$C$12]*[.$C$12])-SIN(ATAN([.L$2]/[.$E17]))*SIN(ATAN([.L$2]/[.$E17])))-COS(ATAN([.L$2]/[.$E17]))))/2)*([.$E17]/COS(ATAN([.L$2]/[.$E17]))-([.$C$12]*(SQRT(([.$C$10]*[.$C$10])/([.$C$12]*[.$C$12])-SIN(ATAN([.L$2]/[.$E17]))*SIN(ATAN([.L$2]/[.$E17])))-COS(ATAN([.L$2]/[.$E17]))))/2) /  (2*([.$C$12]*(SQRT(([.$C$10]*[.$C$10])/([.$C$12]*[.$C$12])-SIN(ATAN([.L$2]/[.$E17]))*SIN(ATAN([.L$2]/[.$E17])))-COS(ATAN([.L$2]/[.$E17]))))*([.$C$12]*(SQRT(([.$C$10]*[.$C$10])/([.$C$12]*[.$C$12])-SIN(ATAN([.L$2]/[.$E17]))*SIN(ATAN([.L$2]/[.$E17])))-COS(ATAN([.L$2]/[.$E17]))))/36))" office:value-type="float" office:value="0.000780731450889218">
            <text:p>0,0007807315</text:p>
          </table:table-cell>
          <table:table-cell table:formula="of:=(1/(SQRT(2*3.1415926535)*([.$C$12]*(SQRT(([.$C$10]*[.$C$10])/([.$C$12]*[.$C$12])-SIN(ATAN([.M$2]/[.$E17]))*SIN(ATAN([.M$2]/[.$E17])))-COS(ATAN([.M$2]/[.$E17]))))/6)) * EXP( -([.$E17]/COS(ATAN([.M$2]/[.$E17]))-([.$C$12]*(SQRT(([.$C$10]*[.$C$10])/([.$C$12]*[.$C$12])-SIN(ATAN([.M$2]/[.$E17]))*SIN(ATAN([.M$2]/[.$E17])))-COS(ATAN([.M$2]/[.$E17]))))/2)*([.$E17]/COS(ATAN([.M$2]/[.$E17]))-([.$C$12]*(SQRT(([.$C$10]*[.$C$10])/([.$C$12]*[.$C$12])-SIN(ATAN([.M$2]/[.$E17]))*SIN(ATAN([.M$2]/[.$E17])))-COS(ATAN([.M$2]/[.$E17]))))/2) /  (2*([.$C$12]*(SQRT(([.$C$10]*[.$C$10])/([.$C$12]*[.$C$12])-SIN(ATAN([.M$2]/[.$E17]))*SIN(ATAN([.M$2]/[.$E17])))-COS(ATAN([.M$2]/[.$E17]))))*([.$C$12]*(SQRT(([.$C$10]*[.$C$10])/([.$C$12]*[.$C$12])-SIN(ATAN([.M$2]/[.$E17]))*SIN(ATAN([.M$2]/[.$E17])))-COS(ATAN([.M$2]/[.$E17]))))/36))" office:value-type="float" office:value="0.000814000747954664">
            <text:p>0,0008140007</text:p>
          </table:table-cell>
          <table:table-cell table:formula="of:=(1/(SQRT(2*3.1415926535)*([.$C$12]*(SQRT(([.$C$10]*[.$C$10])/([.$C$12]*[.$C$12])-SIN(ATAN([.N$2]/[.$E17]))*SIN(ATAN([.N$2]/[.$E17])))-COS(ATAN([.N$2]/[.$E17]))))/6)) * EXP( -([.$E17]/COS(ATAN([.N$2]/[.$E17]))-([.$C$12]*(SQRT(([.$C$10]*[.$C$10])/([.$C$12]*[.$C$12])-SIN(ATAN([.N$2]/[.$E17]))*SIN(ATAN([.N$2]/[.$E17])))-COS(ATAN([.N$2]/[.$E17]))))/2)*([.$E17]/COS(ATAN([.N$2]/[.$E17]))-([.$C$12]*(SQRT(([.$C$10]*[.$C$10])/([.$C$12]*[.$C$12])-SIN(ATAN([.N$2]/[.$E17]))*SIN(ATAN([.N$2]/[.$E17])))-COS(ATAN([.N$2]/[.$E17]))))/2) /  (2*([.$C$12]*(SQRT(([.$C$10]*[.$C$10])/([.$C$12]*[.$C$12])-SIN(ATAN([.N$2]/[.$E17]))*SIN(ATAN([.N$2]/[.$E17])))-COS(ATAN([.N$2]/[.$E17]))))*([.$C$12]*(SQRT(([.$C$10]*[.$C$10])/([.$C$12]*[.$C$12])-SIN(ATAN([.N$2]/[.$E17]))*SIN(ATAN([.N$2]/[.$E17])))-COS(ATAN([.N$2]/[.$E17]))))/36))" office:value-type="float" office:value="0.000851483773741579">
            <text:p>0,0008514838</text:p>
          </table:table-cell>
          <table:table-cell table:formula="of:=(1/(SQRT(2*3.1415926535)*([.$C$12]*(SQRT(([.$C$10]*[.$C$10])/([.$C$12]*[.$C$12])-SIN(ATAN([.O$2]/[.$E17]))*SIN(ATAN([.O$2]/[.$E17])))-COS(ATAN([.O$2]/[.$E17]))))/6)) * EXP( -([.$E17]/COS(ATAN([.O$2]/[.$E17]))-([.$C$12]*(SQRT(([.$C$10]*[.$C$10])/([.$C$12]*[.$C$12])-SIN(ATAN([.O$2]/[.$E17]))*SIN(ATAN([.O$2]/[.$E17])))-COS(ATAN([.O$2]/[.$E17]))))/2)*([.$E17]/COS(ATAN([.O$2]/[.$E17]))-([.$C$12]*(SQRT(([.$C$10]*[.$C$10])/([.$C$12]*[.$C$12])-SIN(ATAN([.O$2]/[.$E17]))*SIN(ATAN([.O$2]/[.$E17])))-COS(ATAN([.O$2]/[.$E17]))))/2) /  (2*([.$C$12]*(SQRT(([.$C$10]*[.$C$10])/([.$C$12]*[.$C$12])-SIN(ATAN([.O$2]/[.$E17]))*SIN(ATAN([.O$2]/[.$E17])))-COS(ATAN([.O$2]/[.$E17]))))*([.$C$12]*(SQRT(([.$C$10]*[.$C$10])/([.$C$12]*[.$C$12])-SIN(ATAN([.O$2]/[.$E17]))*SIN(ATAN([.O$2]/[.$E17])))-COS(ATAN([.O$2]/[.$E17]))))/36))" office:value-type="float" office:value="0.000892699608069498">
            <text:p>0,0008926996</text:p>
          </table:table-cell>
          <table:table-cell table:formula="of:=(1/(SQRT(2*3.1415926535)*([.$C$12]*(SQRT(([.$C$10]*[.$C$10])/([.$C$12]*[.$C$12])-SIN(ATAN([.P$2]/[.$E17]))*SIN(ATAN([.P$2]/[.$E17])))-COS(ATAN([.P$2]/[.$E17]))))/6)) * EXP( -([.$E17]/COS(ATAN([.P$2]/[.$E17]))-([.$C$12]*(SQRT(([.$C$10]*[.$C$10])/([.$C$12]*[.$C$12])-SIN(ATAN([.P$2]/[.$E17]))*SIN(ATAN([.P$2]/[.$E17])))-COS(ATAN([.P$2]/[.$E17]))))/2)*([.$E17]/COS(ATAN([.P$2]/[.$E17]))-([.$C$12]*(SQRT(([.$C$10]*[.$C$10])/([.$C$12]*[.$C$12])-SIN(ATAN([.P$2]/[.$E17]))*SIN(ATAN([.P$2]/[.$E17])))-COS(ATAN([.P$2]/[.$E17]))))/2) /  (2*([.$C$12]*(SQRT(([.$C$10]*[.$C$10])/([.$C$12]*[.$C$12])-SIN(ATAN([.P$2]/[.$E17]))*SIN(ATAN([.P$2]/[.$E17])))-COS(ATAN([.P$2]/[.$E17]))))*([.$C$12]*(SQRT(([.$C$10]*[.$C$10])/([.$C$12]*[.$C$12])-SIN(ATAN([.P$2]/[.$E17]))*SIN(ATAN([.P$2]/[.$E17])))-COS(ATAN([.P$2]/[.$E17]))))/36))" office:value-type="float" office:value="0.000937054423434018">
            <text:p>0,0009370544</text:p>
          </table:table-cell>
          <table:table-cell table:formula="of:=(1/(SQRT(2*3.1415926535)*([.$C$12]*(SQRT(([.$C$10]*[.$C$10])/([.$C$12]*[.$C$12])-SIN(ATAN([.Q$2]/[.$E17]))*SIN(ATAN([.Q$2]/[.$E17])))-COS(ATAN([.Q$2]/[.$E17]))))/6)) * EXP( -([.$E17]/COS(ATAN([.Q$2]/[.$E17]))-([.$C$12]*(SQRT(([.$C$10]*[.$C$10])/([.$C$12]*[.$C$12])-SIN(ATAN([.Q$2]/[.$E17]))*SIN(ATAN([.Q$2]/[.$E17])))-COS(ATAN([.Q$2]/[.$E17]))))/2)*([.$E17]/COS(ATAN([.Q$2]/[.$E17]))-([.$C$12]*(SQRT(([.$C$10]*[.$C$10])/([.$C$12]*[.$C$12])-SIN(ATAN([.Q$2]/[.$E17]))*SIN(ATAN([.Q$2]/[.$E17])))-COS(ATAN([.Q$2]/[.$E17]))))/2) /  (2*([.$C$12]*(SQRT(([.$C$10]*[.$C$10])/([.$C$12]*[.$C$12])-SIN(ATAN([.Q$2]/[.$E17]))*SIN(ATAN([.Q$2]/[.$E17])))-COS(ATAN([.Q$2]/[.$E17]))))*([.$C$12]*(SQRT(([.$C$10]*[.$C$10])/([.$C$12]*[.$C$12])-SIN(ATAN([.Q$2]/[.$E17]))*SIN(ATAN([.Q$2]/[.$E17])))-COS(ATAN([.Q$2]/[.$E17]))))/36))" office:value-type="float" office:value="0.000983834577064299">
            <text:p>0,0009838346</text:p>
          </table:table-cell>
          <table:table-cell table:formula="of:=(1/(SQRT(2*3.1415926535)*([.$C$12]*(SQRT(([.$C$10]*[.$C$10])/([.$C$12]*[.$C$12])-SIN(ATAN([.R$2]/[.$E17]))*SIN(ATAN([.R$2]/[.$E17])))-COS(ATAN([.R$2]/[.$E17]))))/6)) * EXP( -([.$E17]/COS(ATAN([.R$2]/[.$E17]))-([.$C$12]*(SQRT(([.$C$10]*[.$C$10])/([.$C$12]*[.$C$12])-SIN(ATAN([.R$2]/[.$E17]))*SIN(ATAN([.R$2]/[.$E17])))-COS(ATAN([.R$2]/[.$E17]))))/2)*([.$E17]/COS(ATAN([.R$2]/[.$E17]))-([.$C$12]*(SQRT(([.$C$10]*[.$C$10])/([.$C$12]*[.$C$12])-SIN(ATAN([.R$2]/[.$E17]))*SIN(ATAN([.R$2]/[.$E17])))-COS(ATAN([.R$2]/[.$E17]))))/2) /  (2*([.$C$12]*(SQRT(([.$C$10]*[.$C$10])/([.$C$12]*[.$C$12])-SIN(ATAN([.R$2]/[.$E17]))*SIN(ATAN([.R$2]/[.$E17])))-COS(ATAN([.R$2]/[.$E17]))))*([.$C$12]*(SQRT(([.$C$10]*[.$C$10])/([.$C$12]*[.$C$12])-SIN(ATAN([.R$2]/[.$E17]))*SIN(ATAN([.R$2]/[.$E17])))-COS(ATAN([.R$2]/[.$E17]))))/36))" office:value-type="float" office:value="0.00103220463714142">
            <text:p>0,0010322046</text:p>
          </table:table-cell>
          <table:table-cell table:formula="of:=(1/(SQRT(2*3.1415926535)*([.$C$12]*(SQRT(([.$C$10]*[.$C$10])/([.$C$12]*[.$C$12])-SIN(ATAN([.S$2]/[.$E17]))*SIN(ATAN([.S$2]/[.$E17])))-COS(ATAN([.S$2]/[.$E17]))))/6)) * EXP( -([.$E17]/COS(ATAN([.S$2]/[.$E17]))-([.$C$12]*(SQRT(([.$C$10]*[.$C$10])/([.$C$12]*[.$C$12])-SIN(ATAN([.S$2]/[.$E17]))*SIN(ATAN([.S$2]/[.$E17])))-COS(ATAN([.S$2]/[.$E17]))))/2)*([.$E17]/COS(ATAN([.S$2]/[.$E17]))-([.$C$12]*(SQRT(([.$C$10]*[.$C$10])/([.$C$12]*[.$C$12])-SIN(ATAN([.S$2]/[.$E17]))*SIN(ATAN([.S$2]/[.$E17])))-COS(ATAN([.S$2]/[.$E17]))))/2) /  (2*([.$C$12]*(SQRT(([.$C$10]*[.$C$10])/([.$C$12]*[.$C$12])-SIN(ATAN([.S$2]/[.$E17]))*SIN(ATAN([.S$2]/[.$E17])))-COS(ATAN([.S$2]/[.$E17]))))*([.$C$12]*(SQRT(([.$C$10]*[.$C$10])/([.$C$12]*[.$C$12])-SIN(ATAN([.S$2]/[.$E17]))*SIN(ATAN([.S$2]/[.$E17])))-COS(ATAN([.S$2]/[.$E17]))))/36))" office:value-type="float" office:value="0.0010812115212067">
            <text:p>0,0010812115</text:p>
          </table:table-cell>
          <table:table-cell table:formula="of:=(1/(SQRT(2*3.1415926535)*([.$C$12]*(SQRT(([.$C$10]*[.$C$10])/([.$C$12]*[.$C$12])-SIN(ATAN([.T$2]/[.$E17]))*SIN(ATAN([.T$2]/[.$E17])))-COS(ATAN([.T$2]/[.$E17]))))/6)) * EXP( -([.$E17]/COS(ATAN([.T$2]/[.$E17]))-([.$C$12]*(SQRT(([.$C$10]*[.$C$10])/([.$C$12]*[.$C$12])-SIN(ATAN([.T$2]/[.$E17]))*SIN(ATAN([.T$2]/[.$E17])))-COS(ATAN([.T$2]/[.$E17]))))/2)*([.$E17]/COS(ATAN([.T$2]/[.$E17]))-([.$C$12]*(SQRT(([.$C$10]*[.$C$10])/([.$C$12]*[.$C$12])-SIN(ATAN([.T$2]/[.$E17]))*SIN(ATAN([.T$2]/[.$E17])))-COS(ATAN([.T$2]/[.$E17]))))/2) /  (2*([.$C$12]*(SQRT(([.$C$10]*[.$C$10])/([.$C$12]*[.$C$12])-SIN(ATAN([.T$2]/[.$E17]))*SIN(ATAN([.T$2]/[.$E17])))-COS(ATAN([.T$2]/[.$E17]))))*([.$C$12]*(SQRT(([.$C$10]*[.$C$10])/([.$C$12]*[.$C$12])-SIN(ATAN([.T$2]/[.$E17]))*SIN(ATAN([.T$2]/[.$E17])))-COS(ATAN([.T$2]/[.$E17]))))/36))" office:value-type="float" office:value="0.00112979564933593">
            <text:p>0,0011297956</text:p>
          </table:table-cell>
          <table:table-cell table:formula="of:=(1/(SQRT(2*3.1415926535)*([.$C$12]*(SQRT(([.$C$10]*[.$C$10])/([.$C$12]*[.$C$12])-SIN(ATAN([.U$2]/[.$E17]))*SIN(ATAN([.U$2]/[.$E17])))-COS(ATAN([.U$2]/[.$E17]))))/6)) * EXP( -([.$E17]/COS(ATAN([.U$2]/[.$E17]))-([.$C$12]*(SQRT(([.$C$10]*[.$C$10])/([.$C$12]*[.$C$12])-SIN(ATAN([.U$2]/[.$E17]))*SIN(ATAN([.U$2]/[.$E17])))-COS(ATAN([.U$2]/[.$E17]))))/2)*([.$E17]/COS(ATAN([.U$2]/[.$E17]))-([.$C$12]*(SQRT(([.$C$10]*[.$C$10])/([.$C$12]*[.$C$12])-SIN(ATAN([.U$2]/[.$E17]))*SIN(ATAN([.U$2]/[.$E17])))-COS(ATAN([.U$2]/[.$E17]))))/2) /  (2*([.$C$12]*(SQRT(([.$C$10]*[.$C$10])/([.$C$12]*[.$C$12])-SIN(ATAN([.U$2]/[.$E17]))*SIN(ATAN([.U$2]/[.$E17])))-COS(ATAN([.U$2]/[.$E17]))))*([.$C$12]*(SQRT(([.$C$10]*[.$C$10])/([.$C$12]*[.$C$12])-SIN(ATAN([.U$2]/[.$E17]))*SIN(ATAN([.U$2]/[.$E17])))-COS(ATAN([.U$2]/[.$E17]))))/36))" office:value-type="float" office:value="0.00117680962917393">
            <text:p>0,0011768096</text:p>
          </table:table-cell>
          <table:table-cell table:formula="of:=(1/(SQRT(2*3.1415926535)*([.$C$12]*(SQRT(([.$C$10]*[.$C$10])/([.$C$12]*[.$C$12])-SIN(ATAN([.V$2]/[.$E17]))*SIN(ATAN([.V$2]/[.$E17])))-COS(ATAN([.V$2]/[.$E17]))))/6)) * EXP( -([.$E17]/COS(ATAN([.V$2]/[.$E17]))-([.$C$12]*(SQRT(([.$C$10]*[.$C$10])/([.$C$12]*[.$C$12])-SIN(ATAN([.V$2]/[.$E17]))*SIN(ATAN([.V$2]/[.$E17])))-COS(ATAN([.V$2]/[.$E17]))))/2)*([.$E17]/COS(ATAN([.V$2]/[.$E17]))-([.$C$12]*(SQRT(([.$C$10]*[.$C$10])/([.$C$12]*[.$C$12])-SIN(ATAN([.V$2]/[.$E17]))*SIN(ATAN([.V$2]/[.$E17])))-COS(ATAN([.V$2]/[.$E17]))))/2) /  (2*([.$C$12]*(SQRT(([.$C$10]*[.$C$10])/([.$C$12]*[.$C$12])-SIN(ATAN([.V$2]/[.$E17]))*SIN(ATAN([.V$2]/[.$E17])))-COS(ATAN([.V$2]/[.$E17]))))*([.$C$12]*(SQRT(([.$C$10]*[.$C$10])/([.$C$12]*[.$C$12])-SIN(ATAN([.V$2]/[.$E17]))*SIN(ATAN([.V$2]/[.$E17])))-COS(ATAN([.V$2]/[.$E17]))))/36))" office:value-type="float" office:value="0.0012210445087242">
            <text:p>0,0012210445</text:p>
          </table:table-cell>
          <table:table-cell table:formula="of:=(1/(SQRT(2*3.1415926535)*([.$C$12]*(SQRT(([.$C$10]*[.$C$10])/([.$C$12]*[.$C$12])-SIN(ATAN([.W$2]/[.$E17]))*SIN(ATAN([.W$2]/[.$E17])))-COS(ATAN([.W$2]/[.$E17]))))/6)) * EXP( -([.$E17]/COS(ATAN([.W$2]/[.$E17]))-([.$C$12]*(SQRT(([.$C$10]*[.$C$10])/([.$C$12]*[.$C$12])-SIN(ATAN([.W$2]/[.$E17]))*SIN(ATAN([.W$2]/[.$E17])))-COS(ATAN([.W$2]/[.$E17]))))/2)*([.$E17]/COS(ATAN([.W$2]/[.$E17]))-([.$C$12]*(SQRT(([.$C$10]*[.$C$10])/([.$C$12]*[.$C$12])-SIN(ATAN([.W$2]/[.$E17]))*SIN(ATAN([.W$2]/[.$E17])))-COS(ATAN([.W$2]/[.$E17]))))/2) /  (2*([.$C$12]*(SQRT(([.$C$10]*[.$C$10])/([.$C$12]*[.$C$12])-SIN(ATAN([.W$2]/[.$E17]))*SIN(ATAN([.W$2]/[.$E17])))-COS(ATAN([.W$2]/[.$E17]))))*([.$C$12]*(SQRT(([.$C$10]*[.$C$10])/([.$C$12]*[.$C$12])-SIN(ATAN([.W$2]/[.$E17]))*SIN(ATAN([.W$2]/[.$E17])))-COS(ATAN([.W$2]/[.$E17]))))/36))" office:value-type="float" office:value="0.00126126308284036">
            <text:p>0,0012612631</text:p>
          </table:table-cell>
          <table:table-cell table:formula="of:=(1/(SQRT(2*3.1415926535)*([.$C$12]*(SQRT(([.$C$10]*[.$C$10])/([.$C$12]*[.$C$12])-SIN(ATAN([.X$2]/[.$E17]))*SIN(ATAN([.X$2]/[.$E17])))-COS(ATAN([.X$2]/[.$E17]))))/6)) * EXP( -([.$E17]/COS(ATAN([.X$2]/[.$E17]))-([.$C$12]*(SQRT(([.$C$10]*[.$C$10])/([.$C$12]*[.$C$12])-SIN(ATAN([.X$2]/[.$E17]))*SIN(ATAN([.X$2]/[.$E17])))-COS(ATAN([.X$2]/[.$E17]))))/2)*([.$E17]/COS(ATAN([.X$2]/[.$E17]))-([.$C$12]*(SQRT(([.$C$10]*[.$C$10])/([.$C$12]*[.$C$12])-SIN(ATAN([.X$2]/[.$E17]))*SIN(ATAN([.X$2]/[.$E17])))-COS(ATAN([.X$2]/[.$E17]))))/2) /  (2*([.$C$12]*(SQRT(([.$C$10]*[.$C$10])/([.$C$12]*[.$C$12])-SIN(ATAN([.X$2]/[.$E17]))*SIN(ATAN([.X$2]/[.$E17])))-COS(ATAN([.X$2]/[.$E17]))))*([.$C$12]*(SQRT(([.$C$10]*[.$C$10])/([.$C$12]*[.$C$12])-SIN(ATAN([.X$2]/[.$E17]))*SIN(ATAN([.X$2]/[.$E17])))-COS(ATAN([.X$2]/[.$E17]))))/36))" office:value-type="float" office:value="0.00129623915915713">
            <text:p>0,0012962392</text:p>
          </table:table-cell>
          <table:table-cell table:formula="of:=(1/(SQRT(2*3.1415926535)*([.$C$12]*(SQRT(([.$C$10]*[.$C$10])/([.$C$12]*[.$C$12])-SIN(ATAN([.Y$2]/[.$E17]))*SIN(ATAN([.Y$2]/[.$E17])))-COS(ATAN([.Y$2]/[.$E17]))))/6)) * EXP( -([.$E17]/COS(ATAN([.Y$2]/[.$E17]))-([.$C$12]*(SQRT(([.$C$10]*[.$C$10])/([.$C$12]*[.$C$12])-SIN(ATAN([.Y$2]/[.$E17]))*SIN(ATAN([.Y$2]/[.$E17])))-COS(ATAN([.Y$2]/[.$E17]))))/2)*([.$E17]/COS(ATAN([.Y$2]/[.$E17]))-([.$C$12]*(SQRT(([.$C$10]*[.$C$10])/([.$C$12]*[.$C$12])-SIN(ATAN([.Y$2]/[.$E17]))*SIN(ATAN([.Y$2]/[.$E17])))-COS(ATAN([.Y$2]/[.$E17]))))/2) /  (2*([.$C$12]*(SQRT(([.$C$10]*[.$C$10])/([.$C$12]*[.$C$12])-SIN(ATAN([.Y$2]/[.$E17]))*SIN(ATAN([.Y$2]/[.$E17])))-COS(ATAN([.Y$2]/[.$E17]))))*([.$C$12]*(SQRT(([.$C$10]*[.$C$10])/([.$C$12]*[.$C$12])-SIN(ATAN([.Y$2]/[.$E17]))*SIN(ATAN([.Y$2]/[.$E17])))-COS(ATAN([.Y$2]/[.$E17]))))/36))" office:value-type="float" office:value="0.00132480112612519">
            <text:p>0,0013248011</text:p>
          </table:table-cell>
          <table:table-cell table:formula="of:=(1/(SQRT(2*3.1415926535)*([.$C$12]*(SQRT(([.$C$10]*[.$C$10])/([.$C$12]*[.$C$12])-SIN(ATAN([.Z$2]/[.$E17]))*SIN(ATAN([.Z$2]/[.$E17])))-COS(ATAN([.Z$2]/[.$E17]))))/6)) * EXP( -([.$E17]/COS(ATAN([.Z$2]/[.$E17]))-([.$C$12]*(SQRT(([.$C$10]*[.$C$10])/([.$C$12]*[.$C$12])-SIN(ATAN([.Z$2]/[.$E17]))*SIN(ATAN([.Z$2]/[.$E17])))-COS(ATAN([.Z$2]/[.$E17]))))/2)*([.$E17]/COS(ATAN([.Z$2]/[.$E17]))-([.$C$12]*(SQRT(([.$C$10]*[.$C$10])/([.$C$12]*[.$C$12])-SIN(ATAN([.Z$2]/[.$E17]))*SIN(ATAN([.Z$2]/[.$E17])))-COS(ATAN([.Z$2]/[.$E17]))))/2) /  (2*([.$C$12]*(SQRT(([.$C$10]*[.$C$10])/([.$C$12]*[.$C$12])-SIN(ATAN([.Z$2]/[.$E17]))*SIN(ATAN([.Z$2]/[.$E17])))-COS(ATAN([.Z$2]/[.$E17]))))*([.$C$12]*(SQRT(([.$C$10]*[.$C$10])/([.$C$12]*[.$C$12])-SIN(ATAN([.Z$2]/[.$E17]))*SIN(ATAN([.Z$2]/[.$E17])))-COS(ATAN([.Z$2]/[.$E17]))))/36))" office:value-type="float" office:value="0.00134587767212119">
            <text:p>0,0013458777</text:p>
          </table:table-cell>
          <table:table-cell table:formula="of:=(1/(SQRT(2*3.1415926535)*([.$C$12]*(SQRT(([.$C$10]*[.$C$10])/([.$C$12]*[.$C$12])-SIN(ATAN([.AA$2]/[.$E17]))*SIN(ATAN([.AA$2]/[.$E17])))-COS(ATAN([.AA$2]/[.$E17]))))/6)) * EXP( -([.$E17]/COS(ATAN([.AA$2]/[.$E17]))-([.$C$12]*(SQRT(([.$C$10]*[.$C$10])/([.$C$12]*[.$C$12])-SIN(ATAN([.AA$2]/[.$E17]))*SIN(ATAN([.AA$2]/[.$E17])))-COS(ATAN([.AA$2]/[.$E17]))))/2)*([.$E17]/COS(ATAN([.AA$2]/[.$E17]))-([.$C$12]*(SQRT(([.$C$10]*[.$C$10])/([.$C$12]*[.$C$12])-SIN(ATAN([.AA$2]/[.$E17]))*SIN(ATAN([.AA$2]/[.$E17])))-COS(ATAN([.AA$2]/[.$E17]))))/2) /  (2*([.$C$12]*(SQRT(([.$C$10]*[.$C$10])/([.$C$12]*[.$C$12])-SIN(ATAN([.AA$2]/[.$E17]))*SIN(ATAN([.AA$2]/[.$E17])))-COS(ATAN([.AA$2]/[.$E17]))))*([.$C$12]*(SQRT(([.$C$10]*[.$C$10])/([.$C$12]*[.$C$12])-SIN(ATAN([.AA$2]/[.$E17]))*SIN(ATAN([.AA$2]/[.$E17])))-COS(ATAN([.AA$2]/[.$E17]))))/36))" office:value-type="float" office:value="0.00135854313217655">
            <text:p>0,0013585431</text:p>
          </table:table-cell>
          <table:table-cell table:formula="of:=(1/(SQRT(2*3.1415926535)*([.$C$12]*(SQRT(([.$C$10]*[.$C$10])/([.$C$12]*[.$C$12])-SIN(ATAN([.AB$2]/[.$E17]))*SIN(ATAN([.AB$2]/[.$E17])))-COS(ATAN([.AB$2]/[.$E17]))))/6)) * EXP( -([.$E17]/COS(ATAN([.AB$2]/[.$E17]))-([.$C$12]*(SQRT(([.$C$10]*[.$C$10])/([.$C$12]*[.$C$12])-SIN(ATAN([.AB$2]/[.$E17]))*SIN(ATAN([.AB$2]/[.$E17])))-COS(ATAN([.AB$2]/[.$E17]))))/2)*([.$E17]/COS(ATAN([.AB$2]/[.$E17]))-([.$C$12]*(SQRT(([.$C$10]*[.$C$10])/([.$C$12]*[.$C$12])-SIN(ATAN([.AB$2]/[.$E17]))*SIN(ATAN([.AB$2]/[.$E17])))-COS(ATAN([.AB$2]/[.$E17]))))/2) /  (2*([.$C$12]*(SQRT(([.$C$10]*[.$C$10])/([.$C$12]*[.$C$12])-SIN(ATAN([.AB$2]/[.$E17]))*SIN(ATAN([.AB$2]/[.$E17])))-COS(ATAN([.AB$2]/[.$E17]))))*([.$C$12]*(SQRT(([.$C$10]*[.$C$10])/([.$C$12]*[.$C$12])-SIN(ATAN([.AB$2]/[.$E17]))*SIN(ATAN([.AB$2]/[.$E17])))-COS(ATAN([.AB$2]/[.$E17]))))/36))" office:value-type="float" office:value="0.00136205973336217">
            <text:p>0,0013620597</text:p>
          </table:table-cell>
          <table:table-cell table:formula="of:=(1/(SQRT(2*3.1415926535)*([.$C$12]*(SQRT(([.$C$10]*[.$C$10])/([.$C$12]*[.$C$12])-SIN(ATAN([.AC$2]/[.$E17]))*SIN(ATAN([.AC$2]/[.$E17])))-COS(ATAN([.AC$2]/[.$E17]))))/6)) * EXP( -([.$E17]/COS(ATAN([.AC$2]/[.$E17]))-([.$C$12]*(SQRT(([.$C$10]*[.$C$10])/([.$C$12]*[.$C$12])-SIN(ATAN([.AC$2]/[.$E17]))*SIN(ATAN([.AC$2]/[.$E17])))-COS(ATAN([.AC$2]/[.$E17]))))/2)*([.$E17]/COS(ATAN([.AC$2]/[.$E17]))-([.$C$12]*(SQRT(([.$C$10]*[.$C$10])/([.$C$12]*[.$C$12])-SIN(ATAN([.AC$2]/[.$E17]))*SIN(ATAN([.AC$2]/[.$E17])))-COS(ATAN([.AC$2]/[.$E17]))))/2) /  (2*([.$C$12]*(SQRT(([.$C$10]*[.$C$10])/([.$C$12]*[.$C$12])-SIN(ATAN([.AC$2]/[.$E17]))*SIN(ATAN([.AC$2]/[.$E17])))-COS(ATAN([.AC$2]/[.$E17]))))*([.$C$12]*(SQRT(([.$C$10]*[.$C$10])/([.$C$12]*[.$C$12])-SIN(ATAN([.AC$2]/[.$E17]))*SIN(ATAN([.AC$2]/[.$E17])))-COS(ATAN([.AC$2]/[.$E17]))))/36))" office:value-type="float" office:value="0.00135591400490988">
            <text:p>0,001355914</text:p>
          </table:table-cell>
          <table:table-cell table:formula="of:=(1/(SQRT(2*3.1415926535)*([.$C$12]*(SQRT(([.$C$10]*[.$C$10])/([.$C$12]*[.$C$12])-SIN(ATAN([.AD$2]/[.$E17]))*SIN(ATAN([.AD$2]/[.$E17])))-COS(ATAN([.AD$2]/[.$E17]))))/6)) * EXP( -([.$E17]/COS(ATAN([.AD$2]/[.$E17]))-([.$C$12]*(SQRT(([.$C$10]*[.$C$10])/([.$C$12]*[.$C$12])-SIN(ATAN([.AD$2]/[.$E17]))*SIN(ATAN([.AD$2]/[.$E17])))-COS(ATAN([.AD$2]/[.$E17]))))/2)*([.$E17]/COS(ATAN([.AD$2]/[.$E17]))-([.$C$12]*(SQRT(([.$C$10]*[.$C$10])/([.$C$12]*[.$C$12])-SIN(ATAN([.AD$2]/[.$E17]))*SIN(ATAN([.AD$2]/[.$E17])))-COS(ATAN([.AD$2]/[.$E17]))))/2) /  (2*([.$C$12]*(SQRT(([.$C$10]*[.$C$10])/([.$C$12]*[.$C$12])-SIN(ATAN([.AD$2]/[.$E17]))*SIN(ATAN([.AD$2]/[.$E17])))-COS(ATAN([.AD$2]/[.$E17]))))*([.$C$12]*(SQRT(([.$C$10]*[.$C$10])/([.$C$12]*[.$C$12])-SIN(ATAN([.AD$2]/[.$E17]))*SIN(ATAN([.AD$2]/[.$E17])))-COS(ATAN([.AD$2]/[.$E17]))))/36))" office:value-type="float" office:value="0.00133984483138856">
            <text:p>0,0013398448</text:p>
          </table:table-cell>
          <table:table-cell table:formula="of:=(1/(SQRT(2*3.1415926535)*([.$C$12]*(SQRT(([.$C$10]*[.$C$10])/([.$C$12]*[.$C$12])-SIN(ATAN([.AE$2]/[.$E17]))*SIN(ATAN([.AE$2]/[.$E17])))-COS(ATAN([.AE$2]/[.$E17]))))/6)) * EXP( -([.$E17]/COS(ATAN([.AE$2]/[.$E17]))-([.$C$12]*(SQRT(([.$C$10]*[.$C$10])/([.$C$12]*[.$C$12])-SIN(ATAN([.AE$2]/[.$E17]))*SIN(ATAN([.AE$2]/[.$E17])))-COS(ATAN([.AE$2]/[.$E17]))))/2)*([.$E17]/COS(ATAN([.AE$2]/[.$E17]))-([.$C$12]*(SQRT(([.$C$10]*[.$C$10])/([.$C$12]*[.$C$12])-SIN(ATAN([.AE$2]/[.$E17]))*SIN(ATAN([.AE$2]/[.$E17])))-COS(ATAN([.AE$2]/[.$E17]))))/2) /  (2*([.$C$12]*(SQRT(([.$C$10]*[.$C$10])/([.$C$12]*[.$C$12])-SIN(ATAN([.AE$2]/[.$E17]))*SIN(ATAN([.AE$2]/[.$E17])))-COS(ATAN([.AE$2]/[.$E17]))))*([.$C$12]*(SQRT(([.$C$10]*[.$C$10])/([.$C$12]*[.$C$12])-SIN(ATAN([.AE$2]/[.$E17]))*SIN(ATAN([.AE$2]/[.$E17])))-COS(ATAN([.AE$2]/[.$E17]))))/36))" office:value-type="float" office:value="0.00131386105300662">
            <text:p>0,0013138611</text:p>
          </table:table-cell>
          <table:table-cell table:formula="of:=(1/(SQRT(2*3.1415926535)*([.$C$12]*(SQRT(([.$C$10]*[.$C$10])/([.$C$12]*[.$C$12])-SIN(ATAN([.AF$2]/[.$E17]))*SIN(ATAN([.AF$2]/[.$E17])))-COS(ATAN([.AF$2]/[.$E17]))))/6)) * EXP( -([.$E17]/COS(ATAN([.AF$2]/[.$E17]))-([.$C$12]*(SQRT(([.$C$10]*[.$C$10])/([.$C$12]*[.$C$12])-SIN(ATAN([.AF$2]/[.$E17]))*SIN(ATAN([.AF$2]/[.$E17])))-COS(ATAN([.AF$2]/[.$E17]))))/2)*([.$E17]/COS(ATAN([.AF$2]/[.$E17]))-([.$C$12]*(SQRT(([.$C$10]*[.$C$10])/([.$C$12]*[.$C$12])-SIN(ATAN([.AF$2]/[.$E17]))*SIN(ATAN([.AF$2]/[.$E17])))-COS(ATAN([.AF$2]/[.$E17]))))/2) /  (2*([.$C$12]*(SQRT(([.$C$10]*[.$C$10])/([.$C$12]*[.$C$12])-SIN(ATAN([.AF$2]/[.$E17]))*SIN(ATAN([.AF$2]/[.$E17])))-COS(ATAN([.AF$2]/[.$E17]))))*([.$C$12]*(SQRT(([.$C$10]*[.$C$10])/([.$C$12]*[.$C$12])-SIN(ATAN([.AF$2]/[.$E17]))*SIN(ATAN([.AF$2]/[.$E17])))-COS(ATAN([.AF$2]/[.$E17]))))/36))" office:value-type="float" office:value="0.00127824713123598">
            <text:p>0,0012782471</text:p>
          </table:table-cell>
          <table:table-cell table:formula="of:=(1/(SQRT(2*3.1415926535)*([.$C$12]*(SQRT(([.$C$10]*[.$C$10])/([.$C$12]*[.$C$12])-SIN(ATAN([.AG$2]/[.$E17]))*SIN(ATAN([.AG$2]/[.$E17])))-COS(ATAN([.AG$2]/[.$E17]))))/6)) * EXP( -([.$E17]/COS(ATAN([.AG$2]/[.$E17]))-([.$C$12]*(SQRT(([.$C$10]*[.$C$10])/([.$C$12]*[.$C$12])-SIN(ATAN([.AG$2]/[.$E17]))*SIN(ATAN([.AG$2]/[.$E17])))-COS(ATAN([.AG$2]/[.$E17]))))/2)*([.$E17]/COS(ATAN([.AG$2]/[.$E17]))-([.$C$12]*(SQRT(([.$C$10]*[.$C$10])/([.$C$12]*[.$C$12])-SIN(ATAN([.AG$2]/[.$E17]))*SIN(ATAN([.AG$2]/[.$E17])))-COS(ATAN([.AG$2]/[.$E17]))))/2) /  (2*([.$C$12]*(SQRT(([.$C$10]*[.$C$10])/([.$C$12]*[.$C$12])-SIN(ATAN([.AG$2]/[.$E17]))*SIN(ATAN([.AG$2]/[.$E17])))-COS(ATAN([.AG$2]/[.$E17]))))*([.$C$12]*(SQRT(([.$C$10]*[.$C$10])/([.$C$12]*[.$C$12])-SIN(ATAN([.AG$2]/[.$E17]))*SIN(ATAN([.AG$2]/[.$E17])))-COS(ATAN([.AG$2]/[.$E17]))))/36))" office:value-type="float" office:value="0.00123355615521612">
            <text:p>0,0012335562</text:p>
          </table:table-cell>
          <table:table-cell table:formula="of:=(1/(SQRT(2*3.1415926535)*([.$C$12]*(SQRT(([.$C$10]*[.$C$10])/([.$C$12]*[.$C$12])-SIN(ATAN([.AH$2]/[.$E17]))*SIN(ATAN([.AH$2]/[.$E17])))-COS(ATAN([.AH$2]/[.$E17]))))/6)) * EXP( -([.$E17]/COS(ATAN([.AH$2]/[.$E17]))-([.$C$12]*(SQRT(([.$C$10]*[.$C$10])/([.$C$12]*[.$C$12])-SIN(ATAN([.AH$2]/[.$E17]))*SIN(ATAN([.AH$2]/[.$E17])))-COS(ATAN([.AH$2]/[.$E17]))))/2)*([.$E17]/COS(ATAN([.AH$2]/[.$E17]))-([.$C$12]*(SQRT(([.$C$10]*[.$C$10])/([.$C$12]*[.$C$12])-SIN(ATAN([.AH$2]/[.$E17]))*SIN(ATAN([.AH$2]/[.$E17])))-COS(ATAN([.AH$2]/[.$E17]))))/2) /  (2*([.$C$12]*(SQRT(([.$C$10]*[.$C$10])/([.$C$12]*[.$C$12])-SIN(ATAN([.AH$2]/[.$E17]))*SIN(ATAN([.AH$2]/[.$E17])))-COS(ATAN([.AH$2]/[.$E17]))))*([.$C$12]*(SQRT(([.$C$10]*[.$C$10])/([.$C$12]*[.$C$12])-SIN(ATAN([.AH$2]/[.$E17]))*SIN(ATAN([.AH$2]/[.$E17])))-COS(ATAN([.AH$2]/[.$E17]))))/36))" office:value-type="float" office:value="0.00118059030337223">
            <text:p>0,0011805903</text:p>
          </table:table-cell>
          <table:table-cell table:formula="of:=(1/(SQRT(2*3.1415926535)*([.$C$12]*(SQRT(([.$C$10]*[.$C$10])/([.$C$12]*[.$C$12])-SIN(ATAN([.AI$2]/[.$E17]))*SIN(ATAN([.AI$2]/[.$E17])))-COS(ATAN([.AI$2]/[.$E17]))))/6)) * EXP( -([.$E17]/COS(ATAN([.AI$2]/[.$E17]))-([.$C$12]*(SQRT(([.$C$10]*[.$C$10])/([.$C$12]*[.$C$12])-SIN(ATAN([.AI$2]/[.$E17]))*SIN(ATAN([.AI$2]/[.$E17])))-COS(ATAN([.AI$2]/[.$E17]))))/2)*([.$E17]/COS(ATAN([.AI$2]/[.$E17]))-([.$C$12]*(SQRT(([.$C$10]*[.$C$10])/([.$C$12]*[.$C$12])-SIN(ATAN([.AI$2]/[.$E17]))*SIN(ATAN([.AI$2]/[.$E17])))-COS(ATAN([.AI$2]/[.$E17]))))/2) /  (2*([.$C$12]*(SQRT(([.$C$10]*[.$C$10])/([.$C$12]*[.$C$12])-SIN(ATAN([.AI$2]/[.$E17]))*SIN(ATAN([.AI$2]/[.$E17])))-COS(ATAN([.AI$2]/[.$E17]))))*([.$C$12]*(SQRT(([.$C$10]*[.$C$10])/([.$C$12]*[.$C$12])-SIN(ATAN([.AI$2]/[.$E17]))*SIN(ATAN([.AI$2]/[.$E17])))-COS(ATAN([.AI$2]/[.$E17]))))/36))" office:value-type="float" office:value="0.00112036972376211">
            <text:p>0,0011203697</text:p>
          </table:table-cell>
          <table:table-cell table:formula="of:=(1/(SQRT(2*3.1415926535)*([.$C$12]*(SQRT(([.$C$10]*[.$C$10])/([.$C$12]*[.$C$12])-SIN(ATAN([.AJ$2]/[.$E17]))*SIN(ATAN([.AJ$2]/[.$E17])))-COS(ATAN([.AJ$2]/[.$E17]))))/6)) * EXP( -([.$E17]/COS(ATAN([.AJ$2]/[.$E17]))-([.$C$12]*(SQRT(([.$C$10]*[.$C$10])/([.$C$12]*[.$C$12])-SIN(ATAN([.AJ$2]/[.$E17]))*SIN(ATAN([.AJ$2]/[.$E17])))-COS(ATAN([.AJ$2]/[.$E17]))))/2)*([.$E17]/COS(ATAN([.AJ$2]/[.$E17]))-([.$C$12]*(SQRT(([.$C$10]*[.$C$10])/([.$C$12]*[.$C$12])-SIN(ATAN([.AJ$2]/[.$E17]))*SIN(ATAN([.AJ$2]/[.$E17])))-COS(ATAN([.AJ$2]/[.$E17]))))/2) /  (2*([.$C$12]*(SQRT(([.$C$10]*[.$C$10])/([.$C$12]*[.$C$12])-SIN(ATAN([.AJ$2]/[.$E17]))*SIN(ATAN([.AJ$2]/[.$E17])))-COS(ATAN([.AJ$2]/[.$E17]))))*([.$C$12]*(SQRT(([.$C$10]*[.$C$10])/([.$C$12]*[.$C$12])-SIN(ATAN([.AJ$2]/[.$E17]))*SIN(ATAN([.AJ$2]/[.$E17])))-COS(ATAN([.AJ$2]/[.$E17]))))/36))" office:value-type="float" office:value="0.00105409158152562">
            <text:p>0,001054091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500.1">
            <text:p>500,1</text:p>
          </table:table-cell>
          <table:table-cell table:formula="of:=(1/(SQRT(2*3.1415926535)*([.$C$12]*(SQRT(([.$C$10]*[.$C$10])/([.$C$12]*[.$C$12])-SIN(ATAN([.F$2]/[.$E18]))*SIN(ATAN([.F$2]/[.$E18])))-COS(ATAN([.F$2]/[.$E18]))))/6)) * EXP( -([.$E18]/COS(ATAN([.F$2]/[.$E18]))-([.$C$12]*(SQRT(([.$C$10]*[.$C$10])/([.$C$12]*[.$C$12])-SIN(ATAN([.F$2]/[.$E18]))*SIN(ATAN([.F$2]/[.$E18])))-COS(ATAN([.F$2]/[.$E18]))))/2)*([.$E18]/COS(ATAN([.F$2]/[.$E18]))-([.$C$12]*(SQRT(([.$C$10]*[.$C$10])/([.$C$12]*[.$C$12])-SIN(ATAN([.F$2]/[.$E18]))*SIN(ATAN([.F$2]/[.$E18])))-COS(ATAN([.F$2]/[.$E18]))))/2) /  (2*([.$C$12]*(SQRT(([.$C$10]*[.$C$10])/([.$C$12]*[.$C$12])-SIN(ATAN([.F$2]/[.$E18]))*SIN(ATAN([.F$2]/[.$E18])))-COS(ATAN([.F$2]/[.$E18]))))*([.$C$12]*(SQRT(([.$C$10]*[.$C$10])/([.$C$12]*[.$C$12])-SIN(ATAN([.F$2]/[.$E18]))*SIN(ATAN([.F$2]/[.$E18])))-COS(ATAN([.F$2]/[.$E18]))))/36))" office:value-type="float" office:value="0.000794872655605177">
            <text:p>0,0007948727</text:p>
          </table:table-cell>
          <table:table-cell table:formula="of:=(1/(SQRT(2*3.1415926535)*([.$C$12]*(SQRT(([.$C$10]*[.$C$10])/([.$C$12]*[.$C$12])-SIN(ATAN([.G$2]/[.$E18]))*SIN(ATAN([.G$2]/[.$E18])))-COS(ATAN([.G$2]/[.$E18]))))/6)) * EXP( -([.$E18]/COS(ATAN([.G$2]/[.$E18]))-([.$C$12]*(SQRT(([.$C$10]*[.$C$10])/([.$C$12]*[.$C$12])-SIN(ATAN([.G$2]/[.$E18]))*SIN(ATAN([.G$2]/[.$E18])))-COS(ATAN([.G$2]/[.$E18]))))/2)*([.$E18]/COS(ATAN([.G$2]/[.$E18]))-([.$C$12]*(SQRT(([.$C$10]*[.$C$10])/([.$C$12]*[.$C$12])-SIN(ATAN([.G$2]/[.$E18]))*SIN(ATAN([.G$2]/[.$E18])))-COS(ATAN([.G$2]/[.$E18]))))/2) /  (2*([.$C$12]*(SQRT(([.$C$10]*[.$C$10])/([.$C$12]*[.$C$12])-SIN(ATAN([.G$2]/[.$E18]))*SIN(ATAN([.G$2]/[.$E18])))-COS(ATAN([.G$2]/[.$E18]))))*([.$C$12]*(SQRT(([.$C$10]*[.$C$10])/([.$C$12]*[.$C$12])-SIN(ATAN([.G$2]/[.$E18]))*SIN(ATAN([.G$2]/[.$E18])))-COS(ATAN([.G$2]/[.$E18]))))/36))" office:value-type="float" office:value="0.000797512337688">
            <text:p>0,0007975123</text:p>
          </table:table-cell>
          <table:table-cell table:formula="of:=(1/(SQRT(2*3.1415926535)*([.$C$12]*(SQRT(([.$C$10]*[.$C$10])/([.$C$12]*[.$C$12])-SIN(ATAN([.H$2]/[.$E18]))*SIN(ATAN([.H$2]/[.$E18])))-COS(ATAN([.H$2]/[.$E18]))))/6)) * EXP( -([.$E18]/COS(ATAN([.H$2]/[.$E18]))-([.$C$12]*(SQRT(([.$C$10]*[.$C$10])/([.$C$12]*[.$C$12])-SIN(ATAN([.H$2]/[.$E18]))*SIN(ATAN([.H$2]/[.$E18])))-COS(ATAN([.H$2]/[.$E18]))))/2)*([.$E18]/COS(ATAN([.H$2]/[.$E18]))-([.$C$12]*(SQRT(([.$C$10]*[.$C$10])/([.$C$12]*[.$C$12])-SIN(ATAN([.H$2]/[.$E18]))*SIN(ATAN([.H$2]/[.$E18])))-COS(ATAN([.H$2]/[.$E18]))))/2) /  (2*([.$C$12]*(SQRT(([.$C$10]*[.$C$10])/([.$C$12]*[.$C$12])-SIN(ATAN([.H$2]/[.$E18]))*SIN(ATAN([.H$2]/[.$E18])))-COS(ATAN([.H$2]/[.$E18]))))*([.$C$12]*(SQRT(([.$C$10]*[.$C$10])/([.$C$12]*[.$C$12])-SIN(ATAN([.H$2]/[.$E18]))*SIN(ATAN([.H$2]/[.$E18])))-COS(ATAN([.H$2]/[.$E18]))))/36))" office:value-type="float" office:value="0.000805374396858233">
            <text:p>0,0008053744</text:p>
          </table:table-cell>
          <table:table-cell table:formula="of:=(1/(SQRT(2*3.1415926535)*([.$C$12]*(SQRT(([.$C$10]*[.$C$10])/([.$C$12]*[.$C$12])-SIN(ATAN([.I$2]/[.$E18]))*SIN(ATAN([.I$2]/[.$E18])))-COS(ATAN([.I$2]/[.$E18]))))/6)) * EXP( -([.$E18]/COS(ATAN([.I$2]/[.$E18]))-([.$C$12]*(SQRT(([.$C$10]*[.$C$10])/([.$C$12]*[.$C$12])-SIN(ATAN([.I$2]/[.$E18]))*SIN(ATAN([.I$2]/[.$E18])))-COS(ATAN([.I$2]/[.$E18]))))/2)*([.$E18]/COS(ATAN([.I$2]/[.$E18]))-([.$C$12]*(SQRT(([.$C$10]*[.$C$10])/([.$C$12]*[.$C$12])-SIN(ATAN([.I$2]/[.$E18]))*SIN(ATAN([.I$2]/[.$E18])))-COS(ATAN([.I$2]/[.$E18]))))/2) /  (2*([.$C$12]*(SQRT(([.$C$10]*[.$C$10])/([.$C$12]*[.$C$12])-SIN(ATAN([.I$2]/[.$E18]))*SIN(ATAN([.I$2]/[.$E18])))-COS(ATAN([.I$2]/[.$E18]))))*([.$C$12]*(SQRT(([.$C$10]*[.$C$10])/([.$C$12]*[.$C$12])-SIN(ATAN([.I$2]/[.$E18]))*SIN(ATAN([.I$2]/[.$E18])))-COS(ATAN([.I$2]/[.$E18]))))/36))" office:value-type="float" office:value="0.000818380965316374">
            <text:p>0,000818381</text:p>
          </table:table-cell>
          <table:table-cell table:formula="of:=(1/(SQRT(2*3.1415926535)*([.$C$12]*(SQRT(([.$C$10]*[.$C$10])/([.$C$12]*[.$C$12])-SIN(ATAN([.J$2]/[.$E18]))*SIN(ATAN([.J$2]/[.$E18])))-COS(ATAN([.J$2]/[.$E18]))))/6)) * EXP( -([.$E18]/COS(ATAN([.J$2]/[.$E18]))-([.$C$12]*(SQRT(([.$C$10]*[.$C$10])/([.$C$12]*[.$C$12])-SIN(ATAN([.J$2]/[.$E18]))*SIN(ATAN([.J$2]/[.$E18])))-COS(ATAN([.J$2]/[.$E18]))))/2)*([.$E18]/COS(ATAN([.J$2]/[.$E18]))-([.$C$12]*(SQRT(([.$C$10]*[.$C$10])/([.$C$12]*[.$C$12])-SIN(ATAN([.J$2]/[.$E18]))*SIN(ATAN([.J$2]/[.$E18])))-COS(ATAN([.J$2]/[.$E18]))))/2) /  (2*([.$C$12]*(SQRT(([.$C$10]*[.$C$10])/([.$C$12]*[.$C$12])-SIN(ATAN([.J$2]/[.$E18]))*SIN(ATAN([.J$2]/[.$E18])))-COS(ATAN([.J$2]/[.$E18]))))*([.$C$12]*(SQRT(([.$C$10]*[.$C$10])/([.$C$12]*[.$C$12])-SIN(ATAN([.J$2]/[.$E18]))*SIN(ATAN([.J$2]/[.$E18])))-COS(ATAN([.J$2]/[.$E18]))))/36))" office:value-type="float" office:value="0.00083639720133067">
            <text:p>0,0008363972</text:p>
          </table:table-cell>
          <table:table-cell table:formula="of:=(1/(SQRT(2*3.1415926535)*([.$C$12]*(SQRT(([.$C$10]*[.$C$10])/([.$C$12]*[.$C$12])-SIN(ATAN([.K$2]/[.$E18]))*SIN(ATAN([.K$2]/[.$E18])))-COS(ATAN([.K$2]/[.$E18]))))/6)) * EXP( -([.$E18]/COS(ATAN([.K$2]/[.$E18]))-([.$C$12]*(SQRT(([.$C$10]*[.$C$10])/([.$C$12]*[.$C$12])-SIN(ATAN([.K$2]/[.$E18]))*SIN(ATAN([.K$2]/[.$E18])))-COS(ATAN([.K$2]/[.$E18]))))/2)*([.$E18]/COS(ATAN([.K$2]/[.$E18]))-([.$C$12]*(SQRT(([.$C$10]*[.$C$10])/([.$C$12]*[.$C$12])-SIN(ATAN([.K$2]/[.$E18]))*SIN(ATAN([.K$2]/[.$E18])))-COS(ATAN([.K$2]/[.$E18]))))/2) /  (2*([.$C$12]*(SQRT(([.$C$10]*[.$C$10])/([.$C$12]*[.$C$12])-SIN(ATAN([.K$2]/[.$E18]))*SIN(ATAN([.K$2]/[.$E18])))-COS(ATAN([.K$2]/[.$E18]))))*([.$C$12]*(SQRT(([.$C$10]*[.$C$10])/([.$C$12]*[.$C$12])-SIN(ATAN([.K$2]/[.$E18]))*SIN(ATAN([.K$2]/[.$E18])))-COS(ATAN([.K$2]/[.$E18]))))/36))" office:value-type="float" office:value="0.000859224058687381">
            <text:p>0,0008592241</text:p>
          </table:table-cell>
          <table:table-cell table:formula="of:=(1/(SQRT(2*3.1415926535)*([.$C$12]*(SQRT(([.$C$10]*[.$C$10])/([.$C$12]*[.$C$12])-SIN(ATAN([.L$2]/[.$E18]))*SIN(ATAN([.L$2]/[.$E18])))-COS(ATAN([.L$2]/[.$E18]))))/6)) * EXP( -([.$E18]/COS(ATAN([.L$2]/[.$E18]))-([.$C$12]*(SQRT(([.$C$10]*[.$C$10])/([.$C$12]*[.$C$12])-SIN(ATAN([.L$2]/[.$E18]))*SIN(ATAN([.L$2]/[.$E18])))-COS(ATAN([.L$2]/[.$E18]))))/2)*([.$E18]/COS(ATAN([.L$2]/[.$E18]))-([.$C$12]*(SQRT(([.$C$10]*[.$C$10])/([.$C$12]*[.$C$12])-SIN(ATAN([.L$2]/[.$E18]))*SIN(ATAN([.L$2]/[.$E18])))-COS(ATAN([.L$2]/[.$E18]))))/2) /  (2*([.$C$12]*(SQRT(([.$C$10]*[.$C$10])/([.$C$12]*[.$C$12])-SIN(ATAN([.L$2]/[.$E18]))*SIN(ATAN([.L$2]/[.$E18])))-COS(ATAN([.L$2]/[.$E18]))))*([.$C$12]*(SQRT(([.$C$10]*[.$C$10])/([.$C$12]*[.$C$12])-SIN(ATAN([.L$2]/[.$E18]))*SIN(ATAN([.L$2]/[.$E18])))-COS(ATAN([.L$2]/[.$E18]))))/36))" office:value-type="float" office:value="0.000886589147509666">
            <text:p>0,0008865891</text:p>
          </table:table-cell>
          <table:table-cell table:formula="of:=(1/(SQRT(2*3.1415926535)*([.$C$12]*(SQRT(([.$C$10]*[.$C$10])/([.$C$12]*[.$C$12])-SIN(ATAN([.M$2]/[.$E18]))*SIN(ATAN([.M$2]/[.$E18])))-COS(ATAN([.M$2]/[.$E18]))))/6)) * EXP( -([.$E18]/COS(ATAN([.M$2]/[.$E18]))-([.$C$12]*(SQRT(([.$C$10]*[.$C$10])/([.$C$12]*[.$C$12])-SIN(ATAN([.M$2]/[.$E18]))*SIN(ATAN([.M$2]/[.$E18])))-COS(ATAN([.M$2]/[.$E18]))))/2)*([.$E18]/COS(ATAN([.M$2]/[.$E18]))-([.$C$12]*(SQRT(([.$C$10]*[.$C$10])/([.$C$12]*[.$C$12])-SIN(ATAN([.M$2]/[.$E18]))*SIN(ATAN([.M$2]/[.$E18])))-COS(ATAN([.M$2]/[.$E18]))))/2) /  (2*([.$C$12]*(SQRT(([.$C$10]*[.$C$10])/([.$C$12]*[.$C$12])-SIN(ATAN([.M$2]/[.$E18]))*SIN(ATAN([.M$2]/[.$E18])))-COS(ATAN([.M$2]/[.$E18]))))*([.$C$12]*(SQRT(([.$C$10]*[.$C$10])/([.$C$12]*[.$C$12])-SIN(ATAN([.M$2]/[.$E18]))*SIN(ATAN([.M$2]/[.$E18])))-COS(ATAN([.M$2]/[.$E18]))))/36))" office:value-type="float" office:value="0.000918136598458211">
            <text:p>0,0009181366</text:p>
          </table:table-cell>
          <table:table-cell table:formula="of:=(1/(SQRT(2*3.1415926535)*([.$C$12]*(SQRT(([.$C$10]*[.$C$10])/([.$C$12]*[.$C$12])-SIN(ATAN([.N$2]/[.$E18]))*SIN(ATAN([.N$2]/[.$E18])))-COS(ATAN([.N$2]/[.$E18]))))/6)) * EXP( -([.$E18]/COS(ATAN([.N$2]/[.$E18]))-([.$C$12]*(SQRT(([.$C$10]*[.$C$10])/([.$C$12]*[.$C$12])-SIN(ATAN([.N$2]/[.$E18]))*SIN(ATAN([.N$2]/[.$E18])))-COS(ATAN([.N$2]/[.$E18]))))/2)*([.$E18]/COS(ATAN([.N$2]/[.$E18]))-([.$C$12]*(SQRT(([.$C$10]*[.$C$10])/([.$C$12]*[.$C$12])-SIN(ATAN([.N$2]/[.$E18]))*SIN(ATAN([.N$2]/[.$E18])))-COS(ATAN([.N$2]/[.$E18]))))/2) /  (2*([.$C$12]*(SQRT(([.$C$10]*[.$C$10])/([.$C$12]*[.$C$12])-SIN(ATAN([.N$2]/[.$E18]))*SIN(ATAN([.N$2]/[.$E18])))-COS(ATAN([.N$2]/[.$E18]))))*([.$C$12]*(SQRT(([.$C$10]*[.$C$10])/([.$C$12]*[.$C$12])-SIN(ATAN([.N$2]/[.$E18]))*SIN(ATAN([.N$2]/[.$E18])))-COS(ATAN([.N$2]/[.$E18]))))/36))" office:value-type="float" office:value="0.000953417017731944">
            <text:p>0,000953417</text:p>
          </table:table-cell>
          <table:table-cell table:formula="of:=(1/(SQRT(2*3.1415926535)*([.$C$12]*(SQRT(([.$C$10]*[.$C$10])/([.$C$12]*[.$C$12])-SIN(ATAN([.O$2]/[.$E18]))*SIN(ATAN([.O$2]/[.$E18])))-COS(ATAN([.O$2]/[.$E18]))))/6)) * EXP( -([.$E18]/COS(ATAN([.O$2]/[.$E18]))-([.$C$12]*(SQRT(([.$C$10]*[.$C$10])/([.$C$12]*[.$C$12])-SIN(ATAN([.O$2]/[.$E18]))*SIN(ATAN([.O$2]/[.$E18])))-COS(ATAN([.O$2]/[.$E18]))))/2)*([.$E18]/COS(ATAN([.O$2]/[.$E18]))-([.$C$12]*(SQRT(([.$C$10]*[.$C$10])/([.$C$12]*[.$C$12])-SIN(ATAN([.O$2]/[.$E18]))*SIN(ATAN([.O$2]/[.$E18])))-COS(ATAN([.O$2]/[.$E18]))))/2) /  (2*([.$C$12]*(SQRT(([.$C$10]*[.$C$10])/([.$C$12]*[.$C$12])-SIN(ATAN([.O$2]/[.$E18]))*SIN(ATAN([.O$2]/[.$E18])))-COS(ATAN([.O$2]/[.$E18]))))*([.$C$12]*(SQRT(([.$C$10]*[.$C$10])/([.$C$12]*[.$C$12])-SIN(ATAN([.O$2]/[.$E18]))*SIN(ATAN([.O$2]/[.$E18])))-COS(ATAN([.O$2]/[.$E18]))))/36))" office:value-type="float" office:value="0.000991878742278275">
            <text:p>0,0009918787</text:p>
          </table:table-cell>
          <table:table-cell table:formula="of:=(1/(SQRT(2*3.1415926535)*([.$C$12]*(SQRT(([.$C$10]*[.$C$10])/([.$C$12]*[.$C$12])-SIN(ATAN([.P$2]/[.$E18]))*SIN(ATAN([.P$2]/[.$E18])))-COS(ATAN([.P$2]/[.$E18]))))/6)) * EXP( -([.$E18]/COS(ATAN([.P$2]/[.$E18]))-([.$C$12]*(SQRT(([.$C$10]*[.$C$10])/([.$C$12]*[.$C$12])-SIN(ATAN([.P$2]/[.$E18]))*SIN(ATAN([.P$2]/[.$E18])))-COS(ATAN([.P$2]/[.$E18]))))/2)*([.$E18]/COS(ATAN([.P$2]/[.$E18]))-([.$C$12]*(SQRT(([.$C$10]*[.$C$10])/([.$C$12]*[.$C$12])-SIN(ATAN([.P$2]/[.$E18]))*SIN(ATAN([.P$2]/[.$E18])))-COS(ATAN([.P$2]/[.$E18]))))/2) /  (2*([.$C$12]*(SQRT(([.$C$10]*[.$C$10])/([.$C$12]*[.$C$12])-SIN(ATAN([.P$2]/[.$E18]))*SIN(ATAN([.P$2]/[.$E18])))-COS(ATAN([.P$2]/[.$E18]))))*([.$C$12]*(SQRT(([.$C$10]*[.$C$10])/([.$C$12]*[.$C$12])-SIN(ATAN([.P$2]/[.$E18]))*SIN(ATAN([.P$2]/[.$E18])))-COS(ATAN([.P$2]/[.$E18]))))/36))" office:value-type="float" office:value="0.00103286166316281">
            <text:p>0,0010328617</text:p>
          </table:table-cell>
          <table:table-cell table:formula="of:=(1/(SQRT(2*3.1415926535)*([.$C$12]*(SQRT(([.$C$10]*[.$C$10])/([.$C$12]*[.$C$12])-SIN(ATAN([.Q$2]/[.$E18]))*SIN(ATAN([.Q$2]/[.$E18])))-COS(ATAN([.Q$2]/[.$E18]))))/6)) * EXP( -([.$E18]/COS(ATAN([.Q$2]/[.$E18]))-([.$C$12]*(SQRT(([.$C$10]*[.$C$10])/([.$C$12]*[.$C$12])-SIN(ATAN([.Q$2]/[.$E18]))*SIN(ATAN([.Q$2]/[.$E18])))-COS(ATAN([.Q$2]/[.$E18]))))/2)*([.$E18]/COS(ATAN([.Q$2]/[.$E18]))-([.$C$12]*(SQRT(([.$C$10]*[.$C$10])/([.$C$12]*[.$C$12])-SIN(ATAN([.Q$2]/[.$E18]))*SIN(ATAN([.Q$2]/[.$E18])))-COS(ATAN([.Q$2]/[.$E18]))))/2) /  (2*([.$C$12]*(SQRT(([.$C$10]*[.$C$10])/([.$C$12]*[.$C$12])-SIN(ATAN([.Q$2]/[.$E18]))*SIN(ATAN([.Q$2]/[.$E18])))-COS(ATAN([.Q$2]/[.$E18]))))*([.$C$12]*(SQRT(([.$C$10]*[.$C$10])/([.$C$12]*[.$C$12])-SIN(ATAN([.Q$2]/[.$E18]))*SIN(ATAN([.Q$2]/[.$E18])))-COS(ATAN([.Q$2]/[.$E18]))))/36))" office:value-type="float" office:value="0.00107559486757111">
            <text:p>0,0010755949</text:p>
          </table:table-cell>
          <table:table-cell table:formula="of:=(1/(SQRT(2*3.1415926535)*([.$C$12]*(SQRT(([.$C$10]*[.$C$10])/([.$C$12]*[.$C$12])-SIN(ATAN([.R$2]/[.$E18]))*SIN(ATAN([.R$2]/[.$E18])))-COS(ATAN([.R$2]/[.$E18]))))/6)) * EXP( -([.$E18]/COS(ATAN([.R$2]/[.$E18]))-([.$C$12]*(SQRT(([.$C$10]*[.$C$10])/([.$C$12]*[.$C$12])-SIN(ATAN([.R$2]/[.$E18]))*SIN(ATAN([.R$2]/[.$E18])))-COS(ATAN([.R$2]/[.$E18]))))/2)*([.$E18]/COS(ATAN([.R$2]/[.$E18]))-([.$C$12]*(SQRT(([.$C$10]*[.$C$10])/([.$C$12]*[.$C$12])-SIN(ATAN([.R$2]/[.$E18]))*SIN(ATAN([.R$2]/[.$E18])))-COS(ATAN([.R$2]/[.$E18]))))/2) /  (2*([.$C$12]*(SQRT(([.$C$10]*[.$C$10])/([.$C$12]*[.$C$12])-SIN(ATAN([.R$2]/[.$E18]))*SIN(ATAN([.R$2]/[.$E18])))-COS(ATAN([.R$2]/[.$E18]))))*([.$C$12]*(SQRT(([.$C$10]*[.$C$10])/([.$C$12]*[.$C$12])-SIN(ATAN([.R$2]/[.$E18]))*SIN(ATAN([.R$2]/[.$E18])))-COS(ATAN([.R$2]/[.$E18]))))/36))" office:value-type="float" office:value="0.00111919924367599">
            <text:p>0,0011191992</text:p>
          </table:table-cell>
          <table:table-cell table:formula="of:=(1/(SQRT(2*3.1415926535)*([.$C$12]*(SQRT(([.$C$10]*[.$C$10])/([.$C$12]*[.$C$12])-SIN(ATAN([.S$2]/[.$E18]))*SIN(ATAN([.S$2]/[.$E18])))-COS(ATAN([.S$2]/[.$E18]))))/6)) * EXP( -([.$E18]/COS(ATAN([.S$2]/[.$E18]))-([.$C$12]*(SQRT(([.$C$10]*[.$C$10])/([.$C$12]*[.$C$12])-SIN(ATAN([.S$2]/[.$E18]))*SIN(ATAN([.S$2]/[.$E18])))-COS(ATAN([.S$2]/[.$E18]))))/2)*([.$E18]/COS(ATAN([.S$2]/[.$E18]))-([.$C$12]*(SQRT(([.$C$10]*[.$C$10])/([.$C$12]*[.$C$12])-SIN(ATAN([.S$2]/[.$E18]))*SIN(ATAN([.S$2]/[.$E18])))-COS(ATAN([.S$2]/[.$E18]))))/2) /  (2*([.$C$12]*(SQRT(([.$C$10]*[.$C$10])/([.$C$12]*[.$C$12])-SIN(ATAN([.S$2]/[.$E18]))*SIN(ATAN([.S$2]/[.$E18])))-COS(ATAN([.S$2]/[.$E18]))))*([.$C$12]*(SQRT(([.$C$10]*[.$C$10])/([.$C$12]*[.$C$12])-SIN(ATAN([.S$2]/[.$E18]))*SIN(ATAN([.S$2]/[.$E18])))-COS(ATAN([.S$2]/[.$E18]))))/36))" office:value-type="float" office:value="0.00116269598835078">
            <text:p>0,001162696</text:p>
          </table:table-cell>
          <table:table-cell table:formula="of:=(1/(SQRT(2*3.1415926535)*([.$C$12]*(SQRT(([.$C$10]*[.$C$10])/([.$C$12]*[.$C$12])-SIN(ATAN([.T$2]/[.$E18]))*SIN(ATAN([.T$2]/[.$E18])))-COS(ATAN([.T$2]/[.$E18]))))/6)) * EXP( -([.$E18]/COS(ATAN([.T$2]/[.$E18]))-([.$C$12]*(SQRT(([.$C$10]*[.$C$10])/([.$C$12]*[.$C$12])-SIN(ATAN([.T$2]/[.$E18]))*SIN(ATAN([.T$2]/[.$E18])))-COS(ATAN([.T$2]/[.$E18]))))/2)*([.$E18]/COS(ATAN([.T$2]/[.$E18]))-([.$C$12]*(SQRT(([.$C$10]*[.$C$10])/([.$C$12]*[.$C$12])-SIN(ATAN([.T$2]/[.$E18]))*SIN(ATAN([.T$2]/[.$E18])))-COS(ATAN([.T$2]/[.$E18]))))/2) /  (2*([.$C$12]*(SQRT(([.$C$10]*[.$C$10])/([.$C$12]*[.$C$12])-SIN(ATAN([.T$2]/[.$E18]))*SIN(ATAN([.T$2]/[.$E18])))-COS(ATAN([.T$2]/[.$E18]))))*([.$C$12]*(SQRT(([.$C$10]*[.$C$10])/([.$C$12]*[.$C$12])-SIN(ATAN([.T$2]/[.$E18]))*SIN(ATAN([.T$2]/[.$E18])))-COS(ATAN([.T$2]/[.$E18]))))/36))" office:value-type="float" office:value="0.00120502165327246">
            <text:p>0,0012050217</text:p>
          </table:table-cell>
          <table:table-cell table:formula="of:=(1/(SQRT(2*3.1415926535)*([.$C$12]*(SQRT(([.$C$10]*[.$C$10])/([.$C$12]*[.$C$12])-SIN(ATAN([.U$2]/[.$E18]))*SIN(ATAN([.U$2]/[.$E18])))-COS(ATAN([.U$2]/[.$E18]))))/6)) * EXP( -([.$E18]/COS(ATAN([.U$2]/[.$E18]))-([.$C$12]*(SQRT(([.$C$10]*[.$C$10])/([.$C$12]*[.$C$12])-SIN(ATAN([.U$2]/[.$E18]))*SIN(ATAN([.U$2]/[.$E18])))-COS(ATAN([.U$2]/[.$E18]))))/2)*([.$E18]/COS(ATAN([.U$2]/[.$E18]))-([.$C$12]*(SQRT(([.$C$10]*[.$C$10])/([.$C$12]*[.$C$12])-SIN(ATAN([.U$2]/[.$E18]))*SIN(ATAN([.U$2]/[.$E18])))-COS(ATAN([.U$2]/[.$E18]))))/2) /  (2*([.$C$12]*(SQRT(([.$C$10]*[.$C$10])/([.$C$12]*[.$C$12])-SIN(ATAN([.U$2]/[.$E18]))*SIN(ATAN([.U$2]/[.$E18])))-COS(ATAN([.U$2]/[.$E18]))))*([.$C$12]*(SQRT(([.$C$10]*[.$C$10])/([.$C$12]*[.$C$12])-SIN(ATAN([.U$2]/[.$E18]))*SIN(ATAN([.U$2]/[.$E18])))-COS(ATAN([.U$2]/[.$E18]))))/36))" office:value-type="float" office:value="0.00124504996789131">
            <text:p>0,00124505</text:p>
          </table:table-cell>
          <table:table-cell table:formula="of:=(1/(SQRT(2*3.1415926535)*([.$C$12]*(SQRT(([.$C$10]*[.$C$10])/([.$C$12]*[.$C$12])-SIN(ATAN([.V$2]/[.$E18]))*SIN(ATAN([.V$2]/[.$E18])))-COS(ATAN([.V$2]/[.$E18]))))/6)) * EXP( -([.$E18]/COS(ATAN([.V$2]/[.$E18]))-([.$C$12]*(SQRT(([.$C$10]*[.$C$10])/([.$C$12]*[.$C$12])-SIN(ATAN([.V$2]/[.$E18]))*SIN(ATAN([.V$2]/[.$E18])))-COS(ATAN([.V$2]/[.$E18]))))/2)*([.$E18]/COS(ATAN([.V$2]/[.$E18]))-([.$C$12]*(SQRT(([.$C$10]*[.$C$10])/([.$C$12]*[.$C$12])-SIN(ATAN([.V$2]/[.$E18]))*SIN(ATAN([.V$2]/[.$E18])))-COS(ATAN([.V$2]/[.$E18]))))/2) /  (2*([.$C$12]*(SQRT(([.$C$10]*[.$C$10])/([.$C$12]*[.$C$12])-SIN(ATAN([.V$2]/[.$E18]))*SIN(ATAN([.V$2]/[.$E18])))-COS(ATAN([.V$2]/[.$E18]))))*([.$C$12]*(SQRT(([.$C$10]*[.$C$10])/([.$C$12]*[.$C$12])-SIN(ATAN([.V$2]/[.$E18]))*SIN(ATAN([.V$2]/[.$E18])))-COS(ATAN([.V$2]/[.$E18]))))/36))" office:value-type="float" office:value="0.00128162020662742">
            <text:p>0,0012816202</text:p>
          </table:table-cell>
          <table:table-cell table:formula="of:=(1/(SQRT(2*3.1415926535)*([.$C$12]*(SQRT(([.$C$10]*[.$C$10])/([.$C$12]*[.$C$12])-SIN(ATAN([.W$2]/[.$E18]))*SIN(ATAN([.W$2]/[.$E18])))-COS(ATAN([.W$2]/[.$E18]))))/6)) * EXP( -([.$E18]/COS(ATAN([.W$2]/[.$E18]))-([.$C$12]*(SQRT(([.$C$10]*[.$C$10])/([.$C$12]*[.$C$12])-SIN(ATAN([.W$2]/[.$E18]))*SIN(ATAN([.W$2]/[.$E18])))-COS(ATAN([.W$2]/[.$E18]))))/2)*([.$E18]/COS(ATAN([.W$2]/[.$E18]))-([.$C$12]*(SQRT(([.$C$10]*[.$C$10])/([.$C$12]*[.$C$12])-SIN(ATAN([.W$2]/[.$E18]))*SIN(ATAN([.W$2]/[.$E18])))-COS(ATAN([.W$2]/[.$E18]))))/2) /  (2*([.$C$12]*(SQRT(([.$C$10]*[.$C$10])/([.$C$12]*[.$C$12])-SIN(ATAN([.W$2]/[.$E18]))*SIN(ATAN([.W$2]/[.$E18])))-COS(ATAN([.W$2]/[.$E18]))))*([.$C$12]*(SQRT(([.$C$10]*[.$C$10])/([.$C$12]*[.$C$12])-SIN(ATAN([.W$2]/[.$E18]))*SIN(ATAN([.W$2]/[.$E18])))-COS(ATAN([.W$2]/[.$E18]))))/36))" office:value-type="float" office:value="0.00131357135197393">
            <text:p>0,0013135714</text:p>
          </table:table-cell>
          <table:table-cell table:formula="of:=(1/(SQRT(2*3.1415926535)*([.$C$12]*(SQRT(([.$C$10]*[.$C$10])/([.$C$12]*[.$C$12])-SIN(ATAN([.X$2]/[.$E18]))*SIN(ATAN([.X$2]/[.$E18])))-COS(ATAN([.X$2]/[.$E18]))))/6)) * EXP( -([.$E18]/COS(ATAN([.X$2]/[.$E18]))-([.$C$12]*(SQRT(([.$C$10]*[.$C$10])/([.$C$12]*[.$C$12])-SIN(ATAN([.X$2]/[.$E18]))*SIN(ATAN([.X$2]/[.$E18])))-COS(ATAN([.X$2]/[.$E18]))))/2)*([.$E18]/COS(ATAN([.X$2]/[.$E18]))-([.$C$12]*(SQRT(([.$C$10]*[.$C$10])/([.$C$12]*[.$C$12])-SIN(ATAN([.X$2]/[.$E18]))*SIN(ATAN([.X$2]/[.$E18])))-COS(ATAN([.X$2]/[.$E18]))))/2) /  (2*([.$C$12]*(SQRT(([.$C$10]*[.$C$10])/([.$C$12]*[.$C$12])-SIN(ATAN([.X$2]/[.$E18]))*SIN(ATAN([.X$2]/[.$E18])))-COS(ATAN([.X$2]/[.$E18]))))*([.$C$12]*(SQRT(([.$C$10]*[.$C$10])/([.$C$12]*[.$C$12])-SIN(ATAN([.X$2]/[.$E18]))*SIN(ATAN([.X$2]/[.$E18])))-COS(ATAN([.X$2]/[.$E18]))))/36))" office:value-type="float" office:value="0.00133978078375107">
            <text:p>0,0013397808</text:p>
          </table:table-cell>
          <table:table-cell table:formula="of:=(1/(SQRT(2*3.1415926535)*([.$C$12]*(SQRT(([.$C$10]*[.$C$10])/([.$C$12]*[.$C$12])-SIN(ATAN([.Y$2]/[.$E18]))*SIN(ATAN([.Y$2]/[.$E18])))-COS(ATAN([.Y$2]/[.$E18]))))/6)) * EXP( -([.$E18]/COS(ATAN([.Y$2]/[.$E18]))-([.$C$12]*(SQRT(([.$C$10]*[.$C$10])/([.$C$12]*[.$C$12])-SIN(ATAN([.Y$2]/[.$E18]))*SIN(ATAN([.Y$2]/[.$E18])))-COS(ATAN([.Y$2]/[.$E18]))))/2)*([.$E18]/COS(ATAN([.Y$2]/[.$E18]))-([.$C$12]*(SQRT(([.$C$10]*[.$C$10])/([.$C$12]*[.$C$12])-SIN(ATAN([.Y$2]/[.$E18]))*SIN(ATAN([.Y$2]/[.$E18])))-COS(ATAN([.Y$2]/[.$E18]))))/2) /  (2*([.$C$12]*(SQRT(([.$C$10]*[.$C$10])/([.$C$12]*[.$C$12])-SIN(ATAN([.Y$2]/[.$E18]))*SIN(ATAN([.Y$2]/[.$E18])))-COS(ATAN([.Y$2]/[.$E18]))))*([.$C$12]*(SQRT(([.$C$10]*[.$C$10])/([.$C$12]*[.$C$12])-SIN(ATAN([.Y$2]/[.$E18]))*SIN(ATAN([.Y$2]/[.$E18])))-COS(ATAN([.Y$2]/[.$E18]))))/36))" office:value-type="float" office:value="0.00135920574272805">
            <text:p>0,0013592057</text:p>
          </table:table-cell>
          <table:table-cell table:formula="of:=(1/(SQRT(2*3.1415926535)*([.$C$12]*(SQRT(([.$C$10]*[.$C$10])/([.$C$12]*[.$C$12])-SIN(ATAN([.Z$2]/[.$E18]))*SIN(ATAN([.Z$2]/[.$E18])))-COS(ATAN([.Z$2]/[.$E18]))))/6)) * EXP( -([.$E18]/COS(ATAN([.Z$2]/[.$E18]))-([.$C$12]*(SQRT(([.$C$10]*[.$C$10])/([.$C$12]*[.$C$12])-SIN(ATAN([.Z$2]/[.$E18]))*SIN(ATAN([.Z$2]/[.$E18])))-COS(ATAN([.Z$2]/[.$E18]))))/2)*([.$E18]/COS(ATAN([.Z$2]/[.$E18]))-([.$C$12]*(SQRT(([.$C$10]*[.$C$10])/([.$C$12]*[.$C$12])-SIN(ATAN([.Z$2]/[.$E18]))*SIN(ATAN([.Z$2]/[.$E18])))-COS(ATAN([.Z$2]/[.$E18]))))/2) /  (2*([.$C$12]*(SQRT(([.$C$10]*[.$C$10])/([.$C$12]*[.$C$12])-SIN(ATAN([.Z$2]/[.$E18]))*SIN(ATAN([.Z$2]/[.$E18])))-COS(ATAN([.Z$2]/[.$E18]))))*([.$C$12]*(SQRT(([.$C$10]*[.$C$10])/([.$C$12]*[.$C$12])-SIN(ATAN([.Z$2]/[.$E18]))*SIN(ATAN([.Z$2]/[.$E18])))-COS(ATAN([.Z$2]/[.$E18]))))/36))" office:value-type="float" office:value="0.00137092542156163">
            <text:p>0,0013709254</text:p>
          </table:table-cell>
          <table:table-cell table:formula="of:=(1/(SQRT(2*3.1415926535)*([.$C$12]*(SQRT(([.$C$10]*[.$C$10])/([.$C$12]*[.$C$12])-SIN(ATAN([.AA$2]/[.$E18]))*SIN(ATAN([.AA$2]/[.$E18])))-COS(ATAN([.AA$2]/[.$E18]))))/6)) * EXP( -([.$E18]/COS(ATAN([.AA$2]/[.$E18]))-([.$C$12]*(SQRT(([.$C$10]*[.$C$10])/([.$C$12]*[.$C$12])-SIN(ATAN([.AA$2]/[.$E18]))*SIN(ATAN([.AA$2]/[.$E18])))-COS(ATAN([.AA$2]/[.$E18]))))/2)*([.$E18]/COS(ATAN([.AA$2]/[.$E18]))-([.$C$12]*(SQRT(([.$C$10]*[.$C$10])/([.$C$12]*[.$C$12])-SIN(ATAN([.AA$2]/[.$E18]))*SIN(ATAN([.AA$2]/[.$E18])))-COS(ATAN([.AA$2]/[.$E18]))))/2) /  (2*([.$C$12]*(SQRT(([.$C$10]*[.$C$10])/([.$C$12]*[.$C$12])-SIN(ATAN([.AA$2]/[.$E18]))*SIN(ATAN([.AA$2]/[.$E18])))-COS(ATAN([.AA$2]/[.$E18]))))*([.$C$12]*(SQRT(([.$C$10]*[.$C$10])/([.$C$12]*[.$C$12])-SIN(ATAN([.AA$2]/[.$E18]))*SIN(ATAN([.AA$2]/[.$E18])))-COS(ATAN([.AA$2]/[.$E18]))))/36))" office:value-type="float" office:value="0.00137418127202572">
            <text:p>0,0013741813</text:p>
          </table:table-cell>
          <table:table-cell table:formula="of:=(1/(SQRT(2*3.1415926535)*([.$C$12]*(SQRT(([.$C$10]*[.$C$10])/([.$C$12]*[.$C$12])-SIN(ATAN([.AB$2]/[.$E18]))*SIN(ATAN([.AB$2]/[.$E18])))-COS(ATAN([.AB$2]/[.$E18]))))/6)) * EXP( -([.$E18]/COS(ATAN([.AB$2]/[.$E18]))-([.$C$12]*(SQRT(([.$C$10]*[.$C$10])/([.$C$12]*[.$C$12])-SIN(ATAN([.AB$2]/[.$E18]))*SIN(ATAN([.AB$2]/[.$E18])))-COS(ATAN([.AB$2]/[.$E18]))))/2)*([.$E18]/COS(ATAN([.AB$2]/[.$E18]))-([.$C$12]*(SQRT(([.$C$10]*[.$C$10])/([.$C$12]*[.$C$12])-SIN(ATAN([.AB$2]/[.$E18]))*SIN(ATAN([.AB$2]/[.$E18])))-COS(ATAN([.AB$2]/[.$E18]))))/2) /  (2*([.$C$12]*(SQRT(([.$C$10]*[.$C$10])/([.$C$12]*[.$C$12])-SIN(ATAN([.AB$2]/[.$E18]))*SIN(ATAN([.AB$2]/[.$E18])))-COS(ATAN([.AB$2]/[.$E18]))))*([.$C$12]*(SQRT(([.$C$10]*[.$C$10])/([.$C$12]*[.$C$12])-SIN(ATAN([.AB$2]/[.$E18]))*SIN(ATAN([.AB$2]/[.$E18])))-COS(ATAN([.AB$2]/[.$E18]))))/36))" office:value-type="float" office:value="0.00136841302125154">
            <text:p>0,001368413</text:p>
          </table:table-cell>
          <table:table-cell table:formula="of:=(1/(SQRT(2*3.1415926535)*([.$C$12]*(SQRT(([.$C$10]*[.$C$10])/([.$C$12]*[.$C$12])-SIN(ATAN([.AC$2]/[.$E18]))*SIN(ATAN([.AC$2]/[.$E18])))-COS(ATAN([.AC$2]/[.$E18]))))/6)) * EXP( -([.$E18]/COS(ATAN([.AC$2]/[.$E18]))-([.$C$12]*(SQRT(([.$C$10]*[.$C$10])/([.$C$12]*[.$C$12])-SIN(ATAN([.AC$2]/[.$E18]))*SIN(ATAN([.AC$2]/[.$E18])))-COS(ATAN([.AC$2]/[.$E18]))))/2)*([.$E18]/COS(ATAN([.AC$2]/[.$E18]))-([.$C$12]*(SQRT(([.$C$10]*[.$C$10])/([.$C$12]*[.$C$12])-SIN(ATAN([.AC$2]/[.$E18]))*SIN(ATAN([.AC$2]/[.$E18])))-COS(ATAN([.AC$2]/[.$E18]))))/2) /  (2*([.$C$12]*(SQRT(([.$C$10]*[.$C$10])/([.$C$12]*[.$C$12])-SIN(ATAN([.AC$2]/[.$E18]))*SIN(ATAN([.AC$2]/[.$E18])))-COS(ATAN([.AC$2]/[.$E18]))))*([.$C$12]*(SQRT(([.$C$10]*[.$C$10])/([.$C$12]*[.$C$12])-SIN(ATAN([.AC$2]/[.$E18]))*SIN(ATAN([.AC$2]/[.$E18])))-COS(ATAN([.AC$2]/[.$E18]))))/36))" office:value-type="float" office:value="0.00135328798456245">
            <text:p>0,001353288</text:p>
          </table:table-cell>
          <table:table-cell table:formula="of:=(1/(SQRT(2*3.1415926535)*([.$C$12]*(SQRT(([.$C$10]*[.$C$10])/([.$C$12]*[.$C$12])-SIN(ATAN([.AD$2]/[.$E18]))*SIN(ATAN([.AD$2]/[.$E18])))-COS(ATAN([.AD$2]/[.$E18]))))/6)) * EXP( -([.$E18]/COS(ATAN([.AD$2]/[.$E18]))-([.$C$12]*(SQRT(([.$C$10]*[.$C$10])/([.$C$12]*[.$C$12])-SIN(ATAN([.AD$2]/[.$E18]))*SIN(ATAN([.AD$2]/[.$E18])))-COS(ATAN([.AD$2]/[.$E18]))))/2)*([.$E18]/COS(ATAN([.AD$2]/[.$E18]))-([.$C$12]*(SQRT(([.$C$10]*[.$C$10])/([.$C$12]*[.$C$12])-SIN(ATAN([.AD$2]/[.$E18]))*SIN(ATAN([.AD$2]/[.$E18])))-COS(ATAN([.AD$2]/[.$E18]))))/2) /  (2*([.$C$12]*(SQRT(([.$C$10]*[.$C$10])/([.$C$12]*[.$C$12])-SIN(ATAN([.AD$2]/[.$E18]))*SIN(ATAN([.AD$2]/[.$E18])))-COS(ATAN([.AD$2]/[.$E18]))))*([.$C$12]*(SQRT(([.$C$10]*[.$C$10])/([.$C$12]*[.$C$12])-SIN(ATAN([.AD$2]/[.$E18]))*SIN(ATAN([.AD$2]/[.$E18])))-COS(ATAN([.AD$2]/[.$E18]))))/36))" office:value-type="float" office:value="0.00132872155499878">
            <text:p>0,0013287216</text:p>
          </table:table-cell>
          <table:table-cell table:formula="of:=(1/(SQRT(2*3.1415926535)*([.$C$12]*(SQRT(([.$C$10]*[.$C$10])/([.$C$12]*[.$C$12])-SIN(ATAN([.AE$2]/[.$E18]))*SIN(ATAN([.AE$2]/[.$E18])))-COS(ATAN([.AE$2]/[.$E18]))))/6)) * EXP( -([.$E18]/COS(ATAN([.AE$2]/[.$E18]))-([.$C$12]*(SQRT(([.$C$10]*[.$C$10])/([.$C$12]*[.$C$12])-SIN(ATAN([.AE$2]/[.$E18]))*SIN(ATAN([.AE$2]/[.$E18])))-COS(ATAN([.AE$2]/[.$E18]))))/2)*([.$E18]/COS(ATAN([.AE$2]/[.$E18]))-([.$C$12]*(SQRT(([.$C$10]*[.$C$10])/([.$C$12]*[.$C$12])-SIN(ATAN([.AE$2]/[.$E18]))*SIN(ATAN([.AE$2]/[.$E18])))-COS(ATAN([.AE$2]/[.$E18]))))/2) /  (2*([.$C$12]*(SQRT(([.$C$10]*[.$C$10])/([.$C$12]*[.$C$12])-SIN(ATAN([.AE$2]/[.$E18]))*SIN(ATAN([.AE$2]/[.$E18])))-COS(ATAN([.AE$2]/[.$E18]))))*([.$C$12]*(SQRT(([.$C$10]*[.$C$10])/([.$C$12]*[.$C$12])-SIN(ATAN([.AE$2]/[.$E18]))*SIN(ATAN([.AE$2]/[.$E18])))-COS(ATAN([.AE$2]/[.$E18]))))/36))" office:value-type="float" office:value="0.00129488722728454">
            <text:p>0,0012948872</text:p>
          </table:table-cell>
          <table:table-cell table:formula="of:=(1/(SQRT(2*3.1415926535)*([.$C$12]*(SQRT(([.$C$10]*[.$C$10])/([.$C$12]*[.$C$12])-SIN(ATAN([.AF$2]/[.$E18]))*SIN(ATAN([.AF$2]/[.$E18])))-COS(ATAN([.AF$2]/[.$E18]))))/6)) * EXP( -([.$E18]/COS(ATAN([.AF$2]/[.$E18]))-([.$C$12]*(SQRT(([.$C$10]*[.$C$10])/([.$C$12]*[.$C$12])-SIN(ATAN([.AF$2]/[.$E18]))*SIN(ATAN([.AF$2]/[.$E18])))-COS(ATAN([.AF$2]/[.$E18]))))/2)*([.$E18]/COS(ATAN([.AF$2]/[.$E18]))-([.$C$12]*(SQRT(([.$C$10]*[.$C$10])/([.$C$12]*[.$C$12])-SIN(ATAN([.AF$2]/[.$E18]))*SIN(ATAN([.AF$2]/[.$E18])))-COS(ATAN([.AF$2]/[.$E18]))))/2) /  (2*([.$C$12]*(SQRT(([.$C$10]*[.$C$10])/([.$C$12]*[.$C$12])-SIN(ATAN([.AF$2]/[.$E18]))*SIN(ATAN([.AF$2]/[.$E18])))-COS(ATAN([.AF$2]/[.$E18]))))*([.$C$12]*(SQRT(([.$C$10]*[.$C$10])/([.$C$12]*[.$C$12])-SIN(ATAN([.AF$2]/[.$E18]))*SIN(ATAN([.AF$2]/[.$E18])))-COS(ATAN([.AF$2]/[.$E18]))))/36))" office:value-type="float" office:value="0.00125221514522809">
            <text:p>0,0012522151</text:p>
          </table:table-cell>
          <table:table-cell table:formula="of:=(1/(SQRT(2*3.1415926535)*([.$C$12]*(SQRT(([.$C$10]*[.$C$10])/([.$C$12]*[.$C$12])-SIN(ATAN([.AG$2]/[.$E18]))*SIN(ATAN([.AG$2]/[.$E18])))-COS(ATAN([.AG$2]/[.$E18]))))/6)) * EXP( -([.$E18]/COS(ATAN([.AG$2]/[.$E18]))-([.$C$12]*(SQRT(([.$C$10]*[.$C$10])/([.$C$12]*[.$C$12])-SIN(ATAN([.AG$2]/[.$E18]))*SIN(ATAN([.AG$2]/[.$E18])))-COS(ATAN([.AG$2]/[.$E18]))))/2)*([.$E18]/COS(ATAN([.AG$2]/[.$E18]))-([.$C$12]*(SQRT(([.$C$10]*[.$C$10])/([.$C$12]*[.$C$12])-SIN(ATAN([.AG$2]/[.$E18]))*SIN(ATAN([.AG$2]/[.$E18])))-COS(ATAN([.AG$2]/[.$E18]))))/2) /  (2*([.$C$12]*(SQRT(([.$C$10]*[.$C$10])/([.$C$12]*[.$C$12])-SIN(ATAN([.AG$2]/[.$E18]))*SIN(ATAN([.AG$2]/[.$E18])))-COS(ATAN([.AG$2]/[.$E18]))))*([.$C$12]*(SQRT(([.$C$10]*[.$C$10])/([.$C$12]*[.$C$12])-SIN(ATAN([.AG$2]/[.$E18]))*SIN(ATAN([.AG$2]/[.$E18])))-COS(ATAN([.AG$2]/[.$E18]))))/36))" office:value-type="float" office:value="0.00120137889800793">
            <text:p>0,0012013789</text:p>
          </table:table-cell>
          <table:table-cell table:formula="of:=(1/(SQRT(2*3.1415926535)*([.$C$12]*(SQRT(([.$C$10]*[.$C$10])/([.$C$12]*[.$C$12])-SIN(ATAN([.AH$2]/[.$E18]))*SIN(ATAN([.AH$2]/[.$E18])))-COS(ATAN([.AH$2]/[.$E18]))))/6)) * EXP( -([.$E18]/COS(ATAN([.AH$2]/[.$E18]))-([.$C$12]*(SQRT(([.$C$10]*[.$C$10])/([.$C$12]*[.$C$12])-SIN(ATAN([.AH$2]/[.$E18]))*SIN(ATAN([.AH$2]/[.$E18])))-COS(ATAN([.AH$2]/[.$E18]))))/2)*([.$E18]/COS(ATAN([.AH$2]/[.$E18]))-([.$C$12]*(SQRT(([.$C$10]*[.$C$10])/([.$C$12]*[.$C$12])-SIN(ATAN([.AH$2]/[.$E18]))*SIN(ATAN([.AH$2]/[.$E18])))-COS(ATAN([.AH$2]/[.$E18]))))/2) /  (2*([.$C$12]*(SQRT(([.$C$10]*[.$C$10])/([.$C$12]*[.$C$12])-SIN(ATAN([.AH$2]/[.$E18]))*SIN(ATAN([.AH$2]/[.$E18])))-COS(ATAN([.AH$2]/[.$E18]))))*([.$C$12]*(SQRT(([.$C$10]*[.$C$10])/([.$C$12]*[.$C$12])-SIN(ATAN([.AH$2]/[.$E18]))*SIN(ATAN([.AH$2]/[.$E18])))-COS(ATAN([.AH$2]/[.$E18]))))/36))" office:value-type="float" office:value="0.00114327107170183">
            <text:p>0,0011432711</text:p>
          </table:table-cell>
          <table:table-cell table:formula="of:=(1/(SQRT(2*3.1415926535)*([.$C$12]*(SQRT(([.$C$10]*[.$C$10])/([.$C$12]*[.$C$12])-SIN(ATAN([.AI$2]/[.$E18]))*SIN(ATAN([.AI$2]/[.$E18])))-COS(ATAN([.AI$2]/[.$E18]))))/6)) * EXP( -([.$E18]/COS(ATAN([.AI$2]/[.$E18]))-([.$C$12]*(SQRT(([.$C$10]*[.$C$10])/([.$C$12]*[.$C$12])-SIN(ATAN([.AI$2]/[.$E18]))*SIN(ATAN([.AI$2]/[.$E18])))-COS(ATAN([.AI$2]/[.$E18]))))/2)*([.$E18]/COS(ATAN([.AI$2]/[.$E18]))-([.$C$12]*(SQRT(([.$C$10]*[.$C$10])/([.$C$12]*[.$C$12])-SIN(ATAN([.AI$2]/[.$E18]))*SIN(ATAN([.AI$2]/[.$E18])))-COS(ATAN([.AI$2]/[.$E18]))))/2) /  (2*([.$C$12]*(SQRT(([.$C$10]*[.$C$10])/([.$C$12]*[.$C$12])-SIN(ATAN([.AI$2]/[.$E18]))*SIN(ATAN([.AI$2]/[.$E18])))-COS(ATAN([.AI$2]/[.$E18]))))*([.$C$12]*(SQRT(([.$C$10]*[.$C$10])/([.$C$12]*[.$C$12])-SIN(ATAN([.AI$2]/[.$E18]))*SIN(ATAN([.AI$2]/[.$E18])))-COS(ATAN([.AI$2]/[.$E18]))))/36))" office:value-type="float" office:value="0.00107896882067583">
            <text:p>0,0010789688</text:p>
          </table:table-cell>
          <table:table-cell table:formula="of:=(1/(SQRT(2*3.1415926535)*([.$C$12]*(SQRT(([.$C$10]*[.$C$10])/([.$C$12]*[.$C$12])-SIN(ATAN([.AJ$2]/[.$E18]))*SIN(ATAN([.AJ$2]/[.$E18])))-COS(ATAN([.AJ$2]/[.$E18]))))/6)) * EXP( -([.$E18]/COS(ATAN([.AJ$2]/[.$E18]))-([.$C$12]*(SQRT(([.$C$10]*[.$C$10])/([.$C$12]*[.$C$12])-SIN(ATAN([.AJ$2]/[.$E18]))*SIN(ATAN([.AJ$2]/[.$E18])))-COS(ATAN([.AJ$2]/[.$E18]))))/2)*([.$E18]/COS(ATAN([.AJ$2]/[.$E18]))-([.$C$12]*(SQRT(([.$C$10]*[.$C$10])/([.$C$12]*[.$C$12])-SIN(ATAN([.AJ$2]/[.$E18]))*SIN(ATAN([.AJ$2]/[.$E18])))-COS(ATAN([.AJ$2]/[.$E18]))))/2) /  (2*([.$C$12]*(SQRT(([.$C$10]*[.$C$10])/([.$C$12]*[.$C$12])-SIN(ATAN([.AJ$2]/[.$E18]))*SIN(ATAN([.AJ$2]/[.$E18])))-COS(ATAN([.AJ$2]/[.$E18]))))*([.$C$12]*(SQRT(([.$C$10]*[.$C$10])/([.$C$12]*[.$C$12])-SIN(ATAN([.AJ$2]/[.$E18]))*SIN(ATAN([.AJ$2]/[.$E18])))-COS(ATAN([.AJ$2]/[.$E18]))))/36))" office:value-type="float" office:value="0.00100969139267939">
            <text:p>0,001009691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533.433333333333">
            <text:p>533,4333333333</text:p>
          </table:table-cell>
          <table:table-cell table:formula="of:=(1/(SQRT(2*3.1415926535)*([.$C$12]*(SQRT(([.$C$10]*[.$C$10])/([.$C$12]*[.$C$12])-SIN(ATAN([.F$2]/[.$E19]))*SIN(ATAN([.F$2]/[.$E19])))-COS(ATAN([.F$2]/[.$E19]))))/6)) * EXP( -([.$E19]/COS(ATAN([.F$2]/[.$E19]))-([.$C$12]*(SQRT(([.$C$10]*[.$C$10])/([.$C$12]*[.$C$12])-SIN(ATAN([.F$2]/[.$E19]))*SIN(ATAN([.F$2]/[.$E19])))-COS(ATAN([.F$2]/[.$E19]))))/2)*([.$E19]/COS(ATAN([.F$2]/[.$E19]))-([.$C$12]*(SQRT(([.$C$10]*[.$C$10])/([.$C$12]*[.$C$12])-SIN(ATAN([.F$2]/[.$E19]))*SIN(ATAN([.F$2]/[.$E19])))-COS(ATAN([.F$2]/[.$E19]))))/2) /  (2*([.$C$12]*(SQRT(([.$C$10]*[.$C$10])/([.$C$12]*[.$C$12])-SIN(ATAN([.F$2]/[.$E19]))*SIN(ATAN([.F$2]/[.$E19])))-COS(ATAN([.F$2]/[.$E19]))))*([.$C$12]*(SQRT(([.$C$10]*[.$C$10])/([.$C$12]*[.$C$12])-SIN(ATAN([.F$2]/[.$E19]))*SIN(ATAN([.F$2]/[.$E19])))-COS(ATAN([.F$2]/[.$E19]))))/36))" office:value-type="float" office:value="0.000907730510600681">
            <text:p>0,0009077305</text:p>
          </table:table-cell>
          <table:table-cell table:formula="of:=(1/(SQRT(2*3.1415926535)*([.$C$12]*(SQRT(([.$C$10]*[.$C$10])/([.$C$12]*[.$C$12])-SIN(ATAN([.G$2]/[.$E19]))*SIN(ATAN([.G$2]/[.$E19])))-COS(ATAN([.G$2]/[.$E19]))))/6)) * EXP( -([.$E19]/COS(ATAN([.G$2]/[.$E19]))-([.$C$12]*(SQRT(([.$C$10]*[.$C$10])/([.$C$12]*[.$C$12])-SIN(ATAN([.G$2]/[.$E19]))*SIN(ATAN([.G$2]/[.$E19])))-COS(ATAN([.G$2]/[.$E19]))))/2)*([.$E19]/COS(ATAN([.G$2]/[.$E19]))-([.$C$12]*(SQRT(([.$C$10]*[.$C$10])/([.$C$12]*[.$C$12])-SIN(ATAN([.G$2]/[.$E19]))*SIN(ATAN([.G$2]/[.$E19])))-COS(ATAN([.G$2]/[.$E19]))))/2) /  (2*([.$C$12]*(SQRT(([.$C$10]*[.$C$10])/([.$C$12]*[.$C$12])-SIN(ATAN([.G$2]/[.$E19]))*SIN(ATAN([.G$2]/[.$E19])))-COS(ATAN([.G$2]/[.$E19]))))*([.$C$12]*(SQRT(([.$C$10]*[.$C$10])/([.$C$12]*[.$C$12])-SIN(ATAN([.G$2]/[.$E19]))*SIN(ATAN([.G$2]/[.$E19])))-COS(ATAN([.G$2]/[.$E19]))))/36))" office:value-type="float" office:value="0.000910223297840423">
            <text:p>0,0009102233</text:p>
          </table:table-cell>
          <table:table-cell table:formula="of:=(1/(SQRT(2*3.1415926535)*([.$C$12]*(SQRT(([.$C$10]*[.$C$10])/([.$C$12]*[.$C$12])-SIN(ATAN([.H$2]/[.$E19]))*SIN(ATAN([.H$2]/[.$E19])))-COS(ATAN([.H$2]/[.$E19]))))/6)) * EXP( -([.$E19]/COS(ATAN([.H$2]/[.$E19]))-([.$C$12]*(SQRT(([.$C$10]*[.$C$10])/([.$C$12]*[.$C$12])-SIN(ATAN([.H$2]/[.$E19]))*SIN(ATAN([.H$2]/[.$E19])))-COS(ATAN([.H$2]/[.$E19]))))/2)*([.$E19]/COS(ATAN([.H$2]/[.$E19]))-([.$C$12]*(SQRT(([.$C$10]*[.$C$10])/([.$C$12]*[.$C$12])-SIN(ATAN([.H$2]/[.$E19]))*SIN(ATAN([.H$2]/[.$E19])))-COS(ATAN([.H$2]/[.$E19]))))/2) /  (2*([.$C$12]*(SQRT(([.$C$10]*[.$C$10])/([.$C$12]*[.$C$12])-SIN(ATAN([.H$2]/[.$E19]))*SIN(ATAN([.H$2]/[.$E19])))-COS(ATAN([.H$2]/[.$E19]))))*([.$C$12]*(SQRT(([.$C$10]*[.$C$10])/([.$C$12]*[.$C$12])-SIN(ATAN([.H$2]/[.$E19]))*SIN(ATAN([.H$2]/[.$E19])))-COS(ATAN([.H$2]/[.$E19]))))/36))" office:value-type="float" office:value="0.000917639468715054">
            <text:p>0,0009176395</text:p>
          </table:table-cell>
          <table:table-cell table:formula="of:=(1/(SQRT(2*3.1415926535)*([.$C$12]*(SQRT(([.$C$10]*[.$C$10])/([.$C$12]*[.$C$12])-SIN(ATAN([.I$2]/[.$E19]))*SIN(ATAN([.I$2]/[.$E19])))-COS(ATAN([.I$2]/[.$E19]))))/6)) * EXP( -([.$E19]/COS(ATAN([.I$2]/[.$E19]))-([.$C$12]*(SQRT(([.$C$10]*[.$C$10])/([.$C$12]*[.$C$12])-SIN(ATAN([.I$2]/[.$E19]))*SIN(ATAN([.I$2]/[.$E19])))-COS(ATAN([.I$2]/[.$E19]))))/2)*([.$E19]/COS(ATAN([.I$2]/[.$E19]))-([.$C$12]*(SQRT(([.$C$10]*[.$C$10])/([.$C$12]*[.$C$12])-SIN(ATAN([.I$2]/[.$E19]))*SIN(ATAN([.I$2]/[.$E19])))-COS(ATAN([.I$2]/[.$E19]))))/2) /  (2*([.$C$12]*(SQRT(([.$C$10]*[.$C$10])/([.$C$12]*[.$C$12])-SIN(ATAN([.I$2]/[.$E19]))*SIN(ATAN([.I$2]/[.$E19])))-COS(ATAN([.I$2]/[.$E19]))))*([.$C$12]*(SQRT(([.$C$10]*[.$C$10])/([.$C$12]*[.$C$12])-SIN(ATAN([.I$2]/[.$E19]))*SIN(ATAN([.I$2]/[.$E19])))-COS(ATAN([.I$2]/[.$E19]))))/36))" office:value-type="float" office:value="0.000929880721175394">
            <text:p>0,0009298807</text:p>
          </table:table-cell>
          <table:table-cell table:formula="of:=(1/(SQRT(2*3.1415926535)*([.$C$12]*(SQRT(([.$C$10]*[.$C$10])/([.$C$12]*[.$C$12])-SIN(ATAN([.J$2]/[.$E19]))*SIN(ATAN([.J$2]/[.$E19])))-COS(ATAN([.J$2]/[.$E19]))))/6)) * EXP( -([.$E19]/COS(ATAN([.J$2]/[.$E19]))-([.$C$12]*(SQRT(([.$C$10]*[.$C$10])/([.$C$12]*[.$C$12])-SIN(ATAN([.J$2]/[.$E19]))*SIN(ATAN([.J$2]/[.$E19])))-COS(ATAN([.J$2]/[.$E19]))))/2)*([.$E19]/COS(ATAN([.J$2]/[.$E19]))-([.$C$12]*(SQRT(([.$C$10]*[.$C$10])/([.$C$12]*[.$C$12])-SIN(ATAN([.J$2]/[.$E19]))*SIN(ATAN([.J$2]/[.$E19])))-COS(ATAN([.J$2]/[.$E19]))))/2) /  (2*([.$C$12]*(SQRT(([.$C$10]*[.$C$10])/([.$C$12]*[.$C$12])-SIN(ATAN([.J$2]/[.$E19]))*SIN(ATAN([.J$2]/[.$E19])))-COS(ATAN([.J$2]/[.$E19]))))*([.$C$12]*(SQRT(([.$C$10]*[.$C$10])/([.$C$12]*[.$C$12])-SIN(ATAN([.J$2]/[.$E19]))*SIN(ATAN([.J$2]/[.$E19])))-COS(ATAN([.J$2]/[.$E19]))))/36))" office:value-type="float" office:value="0.000946779410010508">
            <text:p>0,0009467794</text:p>
          </table:table-cell>
          <table:table-cell table:formula="of:=(1/(SQRT(2*3.1415926535)*([.$C$12]*(SQRT(([.$C$10]*[.$C$10])/([.$C$12]*[.$C$12])-SIN(ATAN([.K$2]/[.$E19]))*SIN(ATAN([.K$2]/[.$E19])))-COS(ATAN([.K$2]/[.$E19]))))/6)) * EXP( -([.$E19]/COS(ATAN([.K$2]/[.$E19]))-([.$C$12]*(SQRT(([.$C$10]*[.$C$10])/([.$C$12]*[.$C$12])-SIN(ATAN([.K$2]/[.$E19]))*SIN(ATAN([.K$2]/[.$E19])))-COS(ATAN([.K$2]/[.$E19]))))/2)*([.$E19]/COS(ATAN([.K$2]/[.$E19]))-([.$C$12]*(SQRT(([.$C$10]*[.$C$10])/([.$C$12]*[.$C$12])-SIN(ATAN([.K$2]/[.$E19]))*SIN(ATAN([.K$2]/[.$E19])))-COS(ATAN([.K$2]/[.$E19]))))/2) /  (2*([.$C$12]*(SQRT(([.$C$10]*[.$C$10])/([.$C$12]*[.$C$12])-SIN(ATAN([.K$2]/[.$E19]))*SIN(ATAN([.K$2]/[.$E19])))-COS(ATAN([.K$2]/[.$E19]))))*([.$C$12]*(SQRT(([.$C$10]*[.$C$10])/([.$C$12]*[.$C$12])-SIN(ATAN([.K$2]/[.$E19]))*SIN(ATAN([.K$2]/[.$E19])))-COS(ATAN([.K$2]/[.$E19]))))/36))" office:value-type="float" office:value="0.000968093122962566">
            <text:p>0,0009680931</text:p>
          </table:table-cell>
          <table:table-cell table:formula="of:=(1/(SQRT(2*3.1415926535)*([.$C$12]*(SQRT(([.$C$10]*[.$C$10])/([.$C$12]*[.$C$12])-SIN(ATAN([.L$2]/[.$E19]))*SIN(ATAN([.L$2]/[.$E19])))-COS(ATAN([.L$2]/[.$E19]))))/6)) * EXP( -([.$E19]/COS(ATAN([.L$2]/[.$E19]))-([.$C$12]*(SQRT(([.$C$10]*[.$C$10])/([.$C$12]*[.$C$12])-SIN(ATAN([.L$2]/[.$E19]))*SIN(ATAN([.L$2]/[.$E19])))-COS(ATAN([.L$2]/[.$E19]))))/2)*([.$E19]/COS(ATAN([.L$2]/[.$E19]))-([.$C$12]*(SQRT(([.$C$10]*[.$C$10])/([.$C$12]*[.$C$12])-SIN(ATAN([.L$2]/[.$E19]))*SIN(ATAN([.L$2]/[.$E19])))-COS(ATAN([.L$2]/[.$E19]))))/2) /  (2*([.$C$12]*(SQRT(([.$C$10]*[.$C$10])/([.$C$12]*[.$C$12])-SIN(ATAN([.L$2]/[.$E19]))*SIN(ATAN([.L$2]/[.$E19])))-COS(ATAN([.L$2]/[.$E19]))))*([.$C$12]*(SQRT(([.$C$10]*[.$C$10])/([.$C$12]*[.$C$12])-SIN(ATAN([.L$2]/[.$E19]))*SIN(ATAN([.L$2]/[.$E19])))-COS(ATAN([.L$2]/[.$E19]))))/36))" office:value-type="float" office:value="0.000993498010784326">
            <text:p>0,000993498</text:p>
          </table:table-cell>
          <table:table-cell table:formula="of:=(1/(SQRT(2*3.1415926535)*([.$C$12]*(SQRT(([.$C$10]*[.$C$10])/([.$C$12]*[.$C$12])-SIN(ATAN([.M$2]/[.$E19]))*SIN(ATAN([.M$2]/[.$E19])))-COS(ATAN([.M$2]/[.$E19]))))/6)) * EXP( -([.$E19]/COS(ATAN([.M$2]/[.$E19]))-([.$C$12]*(SQRT(([.$C$10]*[.$C$10])/([.$C$12]*[.$C$12])-SIN(ATAN([.M$2]/[.$E19]))*SIN(ATAN([.M$2]/[.$E19])))-COS(ATAN([.M$2]/[.$E19]))))/2)*([.$E19]/COS(ATAN([.M$2]/[.$E19]))-([.$C$12]*(SQRT(([.$C$10]*[.$C$10])/([.$C$12]*[.$C$12])-SIN(ATAN([.M$2]/[.$E19]))*SIN(ATAN([.M$2]/[.$E19])))-COS(ATAN([.M$2]/[.$E19]))))/2) /  (2*([.$C$12]*(SQRT(([.$C$10]*[.$C$10])/([.$C$12]*[.$C$12])-SIN(ATAN([.M$2]/[.$E19]))*SIN(ATAN([.M$2]/[.$E19])))-COS(ATAN([.M$2]/[.$E19]))))*([.$C$12]*(SQRT(([.$C$10]*[.$C$10])/([.$C$12]*[.$C$12])-SIN(ATAN([.M$2]/[.$E19]))*SIN(ATAN([.M$2]/[.$E19])))-COS(ATAN([.M$2]/[.$E19]))))/36))" office:value-type="float" office:value="0.0010225817239507">
            <text:p>0,0010225817</text:p>
          </table:table-cell>
          <table:table-cell table:formula="of:=(1/(SQRT(2*3.1415926535)*([.$C$12]*(SQRT(([.$C$10]*[.$C$10])/([.$C$12]*[.$C$12])-SIN(ATAN([.N$2]/[.$E19]))*SIN(ATAN([.N$2]/[.$E19])))-COS(ATAN([.N$2]/[.$E19]))))/6)) * EXP( -([.$E19]/COS(ATAN([.N$2]/[.$E19]))-([.$C$12]*(SQRT(([.$C$10]*[.$C$10])/([.$C$12]*[.$C$12])-SIN(ATAN([.N$2]/[.$E19]))*SIN(ATAN([.N$2]/[.$E19])))-COS(ATAN([.N$2]/[.$E19]))))/2)*([.$E19]/COS(ATAN([.N$2]/[.$E19]))-([.$C$12]*(SQRT(([.$C$10]*[.$C$10])/([.$C$12]*[.$C$12])-SIN(ATAN([.N$2]/[.$E19]))*SIN(ATAN([.N$2]/[.$E19])))-COS(ATAN([.N$2]/[.$E19]))))/2) /  (2*([.$C$12]*(SQRT(([.$C$10]*[.$C$10])/([.$C$12]*[.$C$12])-SIN(ATAN([.N$2]/[.$E19]))*SIN(ATAN([.N$2]/[.$E19])))-COS(ATAN([.N$2]/[.$E19]))))*([.$C$12]*(SQRT(([.$C$10]*[.$C$10])/([.$C$12]*[.$C$12])-SIN(ATAN([.N$2]/[.$E19]))*SIN(ATAN([.N$2]/[.$E19])))-COS(ATAN([.N$2]/[.$E19]))))/36))" office:value-type="float" office:value="0.00105483696263384">
            <text:p>0,001054837</text:p>
          </table:table-cell>
          <table:table-cell table:formula="of:=(1/(SQRT(2*3.1415926535)*([.$C$12]*(SQRT(([.$C$10]*[.$C$10])/([.$C$12]*[.$C$12])-SIN(ATAN([.O$2]/[.$E19]))*SIN(ATAN([.O$2]/[.$E19])))-COS(ATAN([.O$2]/[.$E19]))))/6)) * EXP( -([.$E19]/COS(ATAN([.O$2]/[.$E19]))-([.$C$12]*(SQRT(([.$C$10]*[.$C$10])/([.$C$12]*[.$C$12])-SIN(ATAN([.O$2]/[.$E19]))*SIN(ATAN([.O$2]/[.$E19])))-COS(ATAN([.O$2]/[.$E19]))))/2)*([.$E19]/COS(ATAN([.O$2]/[.$E19]))-([.$C$12]*(SQRT(([.$C$10]*[.$C$10])/([.$C$12]*[.$C$12])-SIN(ATAN([.O$2]/[.$E19]))*SIN(ATAN([.O$2]/[.$E19])))-COS(ATAN([.O$2]/[.$E19]))))/2) /  (2*([.$C$12]*(SQRT(([.$C$10]*[.$C$10])/([.$C$12]*[.$C$12])-SIN(ATAN([.O$2]/[.$E19]))*SIN(ATAN([.O$2]/[.$E19])))-COS(ATAN([.O$2]/[.$E19]))))*([.$C$12]*(SQRT(([.$C$10]*[.$C$10])/([.$C$12]*[.$C$12])-SIN(ATAN([.O$2]/[.$E19]))*SIN(ATAN([.O$2]/[.$E19])))-COS(ATAN([.O$2]/[.$E19]))))/36))" office:value-type="float" office:value="0.00108965674057228">
            <text:p>0,0010896567</text:p>
          </table:table-cell>
          <table:table-cell table:formula="of:=(1/(SQRT(2*3.1415926535)*([.$C$12]*(SQRT(([.$C$10]*[.$C$10])/([.$C$12]*[.$C$12])-SIN(ATAN([.P$2]/[.$E19]))*SIN(ATAN([.P$2]/[.$E19])))-COS(ATAN([.P$2]/[.$E19]))))/6)) * EXP( -([.$E19]/COS(ATAN([.P$2]/[.$E19]))-([.$C$12]*(SQRT(([.$C$10]*[.$C$10])/([.$C$12]*[.$C$12])-SIN(ATAN([.P$2]/[.$E19]))*SIN(ATAN([.P$2]/[.$E19])))-COS(ATAN([.P$2]/[.$E19]))))/2)*([.$E19]/COS(ATAN([.P$2]/[.$E19]))-([.$C$12]*(SQRT(([.$C$10]*[.$C$10])/([.$C$12]*[.$C$12])-SIN(ATAN([.P$2]/[.$E19]))*SIN(ATAN([.P$2]/[.$E19])))-COS(ATAN([.P$2]/[.$E19]))))/2) /  (2*([.$C$12]*(SQRT(([.$C$10]*[.$C$10])/([.$C$12]*[.$C$12])-SIN(ATAN([.P$2]/[.$E19]))*SIN(ATAN([.P$2]/[.$E19])))-COS(ATAN([.P$2]/[.$E19]))))*([.$C$12]*(SQRT(([.$C$10]*[.$C$10])/([.$C$12]*[.$C$12])-SIN(ATAN([.P$2]/[.$E19]))*SIN(ATAN([.P$2]/[.$E19])))-COS(ATAN([.P$2]/[.$E19]))))/36))" office:value-type="float" office:value="0.00112633248771204">
            <text:p>0,0011263325</text:p>
          </table:table-cell>
          <table:table-cell table:formula="of:=(1/(SQRT(2*3.1415926535)*([.$C$12]*(SQRT(([.$C$10]*[.$C$10])/([.$C$12]*[.$C$12])-SIN(ATAN([.Q$2]/[.$E19]))*SIN(ATAN([.Q$2]/[.$E19])))-COS(ATAN([.Q$2]/[.$E19]))))/6)) * EXP( -([.$E19]/COS(ATAN([.Q$2]/[.$E19]))-([.$C$12]*(SQRT(([.$C$10]*[.$C$10])/([.$C$12]*[.$C$12])-SIN(ATAN([.Q$2]/[.$E19]))*SIN(ATAN([.Q$2]/[.$E19])))-COS(ATAN([.Q$2]/[.$E19]))))/2)*([.$E19]/COS(ATAN([.Q$2]/[.$E19]))-([.$C$12]*(SQRT(([.$C$10]*[.$C$10])/([.$C$12]*[.$C$12])-SIN(ATAN([.Q$2]/[.$E19]))*SIN(ATAN([.Q$2]/[.$E19])))-COS(ATAN([.Q$2]/[.$E19]))))/2) /  (2*([.$C$12]*(SQRT(([.$C$10]*[.$C$10])/([.$C$12]*[.$C$12])-SIN(ATAN([.Q$2]/[.$E19]))*SIN(ATAN([.Q$2]/[.$E19])))-COS(ATAN([.Q$2]/[.$E19]))))*([.$C$12]*(SQRT(([.$C$10]*[.$C$10])/([.$C$12]*[.$C$12])-SIN(ATAN([.Q$2]/[.$E19]))*SIN(ATAN([.Q$2]/[.$E19])))-COS(ATAN([.Q$2]/[.$E19]))))/36))" office:value-type="float" office:value="0.00116405606133689">
            <text:p>0,0011640561</text:p>
          </table:table-cell>
          <table:table-cell table:formula="of:=(1/(SQRT(2*3.1415926535)*([.$C$12]*(SQRT(([.$C$10]*[.$C$10])/([.$C$12]*[.$C$12])-SIN(ATAN([.R$2]/[.$E19]))*SIN(ATAN([.R$2]/[.$E19])))-COS(ATAN([.R$2]/[.$E19]))))/6)) * EXP( -([.$E19]/COS(ATAN([.R$2]/[.$E19]))-([.$C$12]*(SQRT(([.$C$10]*[.$C$10])/([.$C$12]*[.$C$12])-SIN(ATAN([.R$2]/[.$E19]))*SIN(ATAN([.R$2]/[.$E19])))-COS(ATAN([.R$2]/[.$E19]))))/2)*([.$E19]/COS(ATAN([.R$2]/[.$E19]))-([.$C$12]*(SQRT(([.$C$10]*[.$C$10])/([.$C$12]*[.$C$12])-SIN(ATAN([.R$2]/[.$E19]))*SIN(ATAN([.R$2]/[.$E19])))-COS(ATAN([.R$2]/[.$E19]))))/2) /  (2*([.$C$12]*(SQRT(([.$C$10]*[.$C$10])/([.$C$12]*[.$C$12])-SIN(ATAN([.R$2]/[.$E19]))*SIN(ATAN([.R$2]/[.$E19])))-COS(ATAN([.R$2]/[.$E19]))))*([.$C$12]*(SQRT(([.$C$10]*[.$C$10])/([.$C$12]*[.$C$12])-SIN(ATAN([.R$2]/[.$E19]))*SIN(ATAN([.R$2]/[.$E19])))-COS(ATAN([.R$2]/[.$E19]))))/36))" office:value-type="float" office:value="0.0012019265930914">
            <text:p>0,0012019266</text:p>
          </table:table-cell>
          <table:table-cell table:formula="of:=(1/(SQRT(2*3.1415926535)*([.$C$12]*(SQRT(([.$C$10]*[.$C$10])/([.$C$12]*[.$C$12])-SIN(ATAN([.S$2]/[.$E19]))*SIN(ATAN([.S$2]/[.$E19])))-COS(ATAN([.S$2]/[.$E19]))))/6)) * EXP( -([.$E19]/COS(ATAN([.S$2]/[.$E19]))-([.$C$12]*(SQRT(([.$C$10]*[.$C$10])/([.$C$12]*[.$C$12])-SIN(ATAN([.S$2]/[.$E19]))*SIN(ATAN([.S$2]/[.$E19])))-COS(ATAN([.S$2]/[.$E19]))))/2)*([.$E19]/COS(ATAN([.S$2]/[.$E19]))-([.$C$12]*(SQRT(([.$C$10]*[.$C$10])/([.$C$12]*[.$C$12])-SIN(ATAN([.S$2]/[.$E19]))*SIN(ATAN([.S$2]/[.$E19])))-COS(ATAN([.S$2]/[.$E19]))))/2) /  (2*([.$C$12]*(SQRT(([.$C$10]*[.$C$10])/([.$C$12]*[.$C$12])-SIN(ATAN([.S$2]/[.$E19]))*SIN(ATAN([.S$2]/[.$E19])))-COS(ATAN([.S$2]/[.$E19]))))*([.$C$12]*(SQRT(([.$C$10]*[.$C$10])/([.$C$12]*[.$C$12])-SIN(ATAN([.S$2]/[.$E19]))*SIN(ATAN([.S$2]/[.$E19])))-COS(ATAN([.S$2]/[.$E19]))))/36))" office:value-type="float" office:value="0.00123896286648432">
            <text:p>0,0012389629</text:p>
          </table:table-cell>
          <table:table-cell table:formula="of:=(1/(SQRT(2*3.1415926535)*([.$C$12]*(SQRT(([.$C$10]*[.$C$10])/([.$C$12]*[.$C$12])-SIN(ATAN([.T$2]/[.$E19]))*SIN(ATAN([.T$2]/[.$E19])))-COS(ATAN([.T$2]/[.$E19]))))/6)) * EXP( -([.$E19]/COS(ATAN([.T$2]/[.$E19]))-([.$C$12]*(SQRT(([.$C$10]*[.$C$10])/([.$C$12]*[.$C$12])-SIN(ATAN([.T$2]/[.$E19]))*SIN(ATAN([.T$2]/[.$E19])))-COS(ATAN([.T$2]/[.$E19]))))/2)*([.$E19]/COS(ATAN([.T$2]/[.$E19]))-([.$C$12]*(SQRT(([.$C$10]*[.$C$10])/([.$C$12]*[.$C$12])-SIN(ATAN([.T$2]/[.$E19]))*SIN(ATAN([.T$2]/[.$E19])))-COS(ATAN([.T$2]/[.$E19]))))/2) /  (2*([.$C$12]*(SQRT(([.$C$10]*[.$C$10])/([.$C$12]*[.$C$12])-SIN(ATAN([.T$2]/[.$E19]))*SIN(ATAN([.T$2]/[.$E19])))-COS(ATAN([.T$2]/[.$E19]))))*([.$C$12]*(SQRT(([.$C$10]*[.$C$10])/([.$C$12]*[.$C$12])-SIN(ATAN([.T$2]/[.$E19]))*SIN(ATAN([.T$2]/[.$E19])))-COS(ATAN([.T$2]/[.$E19]))))/36))" office:value-type="float" office:value="0.00127412159972454">
            <text:p>0,0012741216</text:p>
          </table:table-cell>
          <table:table-cell table:formula="of:=(1/(SQRT(2*3.1415926535)*([.$C$12]*(SQRT(([.$C$10]*[.$C$10])/([.$C$12]*[.$C$12])-SIN(ATAN([.U$2]/[.$E19]))*SIN(ATAN([.U$2]/[.$E19])))-COS(ATAN([.U$2]/[.$E19]))))/6)) * EXP( -([.$E19]/COS(ATAN([.U$2]/[.$E19]))-([.$C$12]*(SQRT(([.$C$10]*[.$C$10])/([.$C$12]*[.$C$12])-SIN(ATAN([.U$2]/[.$E19]))*SIN(ATAN([.U$2]/[.$E19])))-COS(ATAN([.U$2]/[.$E19]))))/2)*([.$E19]/COS(ATAN([.U$2]/[.$E19]))-([.$C$12]*(SQRT(([.$C$10]*[.$C$10])/([.$C$12]*[.$C$12])-SIN(ATAN([.U$2]/[.$E19]))*SIN(ATAN([.U$2]/[.$E19])))-COS(ATAN([.U$2]/[.$E19]))))/2) /  (2*([.$C$12]*(SQRT(([.$C$10]*[.$C$10])/([.$C$12]*[.$C$12])-SIN(ATAN([.U$2]/[.$E19]))*SIN(ATAN([.U$2]/[.$E19])))-COS(ATAN([.U$2]/[.$E19]))))*([.$C$12]*(SQRT(([.$C$10]*[.$C$10])/([.$C$12]*[.$C$12])-SIN(ATAN([.U$2]/[.$E19]))*SIN(ATAN([.U$2]/[.$E19])))-COS(ATAN([.U$2]/[.$E19]))))/36))" office:value-type="float" office:value="0.00130632161445396">
            <text:p>0,0013063216</text:p>
          </table:table-cell>
          <table:table-cell table:formula="of:=(1/(SQRT(2*3.1415926535)*([.$C$12]*(SQRT(([.$C$10]*[.$C$10])/([.$C$12]*[.$C$12])-SIN(ATAN([.V$2]/[.$E19]))*SIN(ATAN([.V$2]/[.$E19])))-COS(ATAN([.V$2]/[.$E19]))))/6)) * EXP( -([.$E19]/COS(ATAN([.V$2]/[.$E19]))-([.$C$12]*(SQRT(([.$C$10]*[.$C$10])/([.$C$12]*[.$C$12])-SIN(ATAN([.V$2]/[.$E19]))*SIN(ATAN([.V$2]/[.$E19])))-COS(ATAN([.V$2]/[.$E19]))))/2)*([.$E19]/COS(ATAN([.V$2]/[.$E19]))-([.$C$12]*(SQRT(([.$C$10]*[.$C$10])/([.$C$12]*[.$C$12])-SIN(ATAN([.V$2]/[.$E19]))*SIN(ATAN([.V$2]/[.$E19])))-COS(ATAN([.V$2]/[.$E19]))))/2) /  (2*([.$C$12]*(SQRT(([.$C$10]*[.$C$10])/([.$C$12]*[.$C$12])-SIN(ATAN([.V$2]/[.$E19]))*SIN(ATAN([.V$2]/[.$E19])))-COS(ATAN([.V$2]/[.$E19]))))*([.$C$12]*(SQRT(([.$C$10]*[.$C$10])/([.$C$12]*[.$C$12])-SIN(ATAN([.V$2]/[.$E19]))*SIN(ATAN([.V$2]/[.$E19])))-COS(ATAN([.V$2]/[.$E19]))))/36))" office:value-type="float" office:value="0.0013344734239806">
            <text:p>0,0013344734</text:p>
          </table:table-cell>
          <table:table-cell table:formula="of:=(1/(SQRT(2*3.1415926535)*([.$C$12]*(SQRT(([.$C$10]*[.$C$10])/([.$C$12]*[.$C$12])-SIN(ATAN([.W$2]/[.$E19]))*SIN(ATAN([.W$2]/[.$E19])))-COS(ATAN([.W$2]/[.$E19]))))/6)) * EXP( -([.$E19]/COS(ATAN([.W$2]/[.$E19]))-([.$C$12]*(SQRT(([.$C$10]*[.$C$10])/([.$C$12]*[.$C$12])-SIN(ATAN([.W$2]/[.$E19]))*SIN(ATAN([.W$2]/[.$E19])))-COS(ATAN([.W$2]/[.$E19]))))/2)*([.$E19]/COS(ATAN([.W$2]/[.$E19]))-([.$C$12]*(SQRT(([.$C$10]*[.$C$10])/([.$C$12]*[.$C$12])-SIN(ATAN([.W$2]/[.$E19]))*SIN(ATAN([.W$2]/[.$E19])))-COS(ATAN([.W$2]/[.$E19]))))/2) /  (2*([.$C$12]*(SQRT(([.$C$10]*[.$C$10])/([.$C$12]*[.$C$12])-SIN(ATAN([.W$2]/[.$E19]))*SIN(ATAN([.W$2]/[.$E19])))-COS(ATAN([.W$2]/[.$E19]))))*([.$C$12]*(SQRT(([.$C$10]*[.$C$10])/([.$C$12]*[.$C$12])-SIN(ATAN([.W$2]/[.$E19]))*SIN(ATAN([.W$2]/[.$E19])))-COS(ATAN([.W$2]/[.$E19]))))/36))" office:value-type="float" office:value="0.00135751330579092">
            <text:p>0,0013575133</text:p>
          </table:table-cell>
          <table:table-cell table:formula="of:=(1/(SQRT(2*3.1415926535)*([.$C$12]*(SQRT(([.$C$10]*[.$C$10])/([.$C$12]*[.$C$12])-SIN(ATAN([.X$2]/[.$E19]))*SIN(ATAN([.X$2]/[.$E19])))-COS(ATAN([.X$2]/[.$E19]))))/6)) * EXP( -([.$E19]/COS(ATAN([.X$2]/[.$E19]))-([.$C$12]*(SQRT(([.$C$10]*[.$C$10])/([.$C$12]*[.$C$12])-SIN(ATAN([.X$2]/[.$E19]))*SIN(ATAN([.X$2]/[.$E19])))-COS(ATAN([.X$2]/[.$E19]))))/2)*([.$E19]/COS(ATAN([.X$2]/[.$E19]))-([.$C$12]*(SQRT(([.$C$10]*[.$C$10])/([.$C$12]*[.$C$12])-SIN(ATAN([.X$2]/[.$E19]))*SIN(ATAN([.X$2]/[.$E19])))-COS(ATAN([.X$2]/[.$E19]))))/2) /  (2*([.$C$12]*(SQRT(([.$C$10]*[.$C$10])/([.$C$12]*[.$C$12])-SIN(ATAN([.X$2]/[.$E19]))*SIN(ATAN([.X$2]/[.$E19])))-COS(ATAN([.X$2]/[.$E19]))))*([.$C$12]*(SQRT(([.$C$10]*[.$C$10])/([.$C$12]*[.$C$12])-SIN(ATAN([.X$2]/[.$E19]))*SIN(ATAN([.X$2]/[.$E19])))-COS(ATAN([.X$2]/[.$E19]))))/36))" office:value-type="float" office:value="0.00137444047024996">
            <text:p>0,0013744405</text:p>
          </table:table-cell>
          <table:table-cell table:formula="of:=(1/(SQRT(2*3.1415926535)*([.$C$12]*(SQRT(([.$C$10]*[.$C$10])/([.$C$12]*[.$C$12])-SIN(ATAN([.Y$2]/[.$E19]))*SIN(ATAN([.Y$2]/[.$E19])))-COS(ATAN([.Y$2]/[.$E19]))))/6)) * EXP( -([.$E19]/COS(ATAN([.Y$2]/[.$E19]))-([.$C$12]*(SQRT(([.$C$10]*[.$C$10])/([.$C$12]*[.$C$12])-SIN(ATAN([.Y$2]/[.$E19]))*SIN(ATAN([.Y$2]/[.$E19])))-COS(ATAN([.Y$2]/[.$E19]))))/2)*([.$E19]/COS(ATAN([.Y$2]/[.$E19]))-([.$C$12]*(SQRT(([.$C$10]*[.$C$10])/([.$C$12]*[.$C$12])-SIN(ATAN([.Y$2]/[.$E19]))*SIN(ATAN([.Y$2]/[.$E19])))-COS(ATAN([.Y$2]/[.$E19]))))/2) /  (2*([.$C$12]*(SQRT(([.$C$10]*[.$C$10])/([.$C$12]*[.$C$12])-SIN(ATAN([.Y$2]/[.$E19]))*SIN(ATAN([.Y$2]/[.$E19])))-COS(ATAN([.Y$2]/[.$E19]))))*([.$C$12]*(SQRT(([.$C$10]*[.$C$10])/([.$C$12]*[.$C$12])-SIN(ATAN([.Y$2]/[.$E19]))*SIN(ATAN([.Y$2]/[.$E19])))-COS(ATAN([.Y$2]/[.$E19]))))/36))" office:value-type="float" office:value="0.00138435554216959">
            <text:p>0,0013843555</text:p>
          </table:table-cell>
          <table:table-cell table:formula="of:=(1/(SQRT(2*3.1415926535)*([.$C$12]*(SQRT(([.$C$10]*[.$C$10])/([.$C$12]*[.$C$12])-SIN(ATAN([.Z$2]/[.$E19]))*SIN(ATAN([.Z$2]/[.$E19])))-COS(ATAN([.Z$2]/[.$E19]))))/6)) * EXP( -([.$E19]/COS(ATAN([.Z$2]/[.$E19]))-([.$C$12]*(SQRT(([.$C$10]*[.$C$10])/([.$C$12]*[.$C$12])-SIN(ATAN([.Z$2]/[.$E19]))*SIN(ATAN([.Z$2]/[.$E19])))-COS(ATAN([.Z$2]/[.$E19]))))/2)*([.$E19]/COS(ATAN([.Z$2]/[.$E19]))-([.$C$12]*(SQRT(([.$C$10]*[.$C$10])/([.$C$12]*[.$C$12])-SIN(ATAN([.Z$2]/[.$E19]))*SIN(ATAN([.Z$2]/[.$E19])))-COS(ATAN([.Z$2]/[.$E19]))))/2) /  (2*([.$C$12]*(SQRT(([.$C$10]*[.$C$10])/([.$C$12]*[.$C$12])-SIN(ATAN([.Z$2]/[.$E19]))*SIN(ATAN([.Z$2]/[.$E19])))-COS(ATAN([.Z$2]/[.$E19]))))*([.$C$12]*(SQRT(([.$C$10]*[.$C$10])/([.$C$12]*[.$C$12])-SIN(ATAN([.Z$2]/[.$E19]))*SIN(ATAN([.Z$2]/[.$E19])))-COS(ATAN([.Z$2]/[.$E19]))))/36))" office:value-type="float" office:value="0.00138649827581507">
            <text:p>0,0013864983</text:p>
          </table:table-cell>
          <table:table-cell table:formula="of:=(1/(SQRT(2*3.1415926535)*([.$C$12]*(SQRT(([.$C$10]*[.$C$10])/([.$C$12]*[.$C$12])-SIN(ATAN([.AA$2]/[.$E19]))*SIN(ATAN([.AA$2]/[.$E19])))-COS(ATAN([.AA$2]/[.$E19]))))/6)) * EXP( -([.$E19]/COS(ATAN([.AA$2]/[.$E19]))-([.$C$12]*(SQRT(([.$C$10]*[.$C$10])/([.$C$12]*[.$C$12])-SIN(ATAN([.AA$2]/[.$E19]))*SIN(ATAN([.AA$2]/[.$E19])))-COS(ATAN([.AA$2]/[.$E19]))))/2)*([.$E19]/COS(ATAN([.AA$2]/[.$E19]))-([.$C$12]*(SQRT(([.$C$10]*[.$C$10])/([.$C$12]*[.$C$12])-SIN(ATAN([.AA$2]/[.$E19]))*SIN(ATAN([.AA$2]/[.$E19])))-COS(ATAN([.AA$2]/[.$E19]))))/2) /  (2*([.$C$12]*(SQRT(([.$C$10]*[.$C$10])/([.$C$12]*[.$C$12])-SIN(ATAN([.AA$2]/[.$E19]))*SIN(ATAN([.AA$2]/[.$E19])))-COS(ATAN([.AA$2]/[.$E19]))))*([.$C$12]*(SQRT(([.$C$10]*[.$C$10])/([.$C$12]*[.$C$12])-SIN(ATAN([.AA$2]/[.$E19]))*SIN(ATAN([.AA$2]/[.$E19])))-COS(ATAN([.AA$2]/[.$E19]))))/36))" office:value-type="float" office:value="0.00138028226357189">
            <text:p>0,0013802823</text:p>
          </table:table-cell>
          <table:table-cell table:formula="of:=(1/(SQRT(2*3.1415926535)*([.$C$12]*(SQRT(([.$C$10]*[.$C$10])/([.$C$12]*[.$C$12])-SIN(ATAN([.AB$2]/[.$E19]))*SIN(ATAN([.AB$2]/[.$E19])))-COS(ATAN([.AB$2]/[.$E19]))))/6)) * EXP( -([.$E19]/COS(ATAN([.AB$2]/[.$E19]))-([.$C$12]*(SQRT(([.$C$10]*[.$C$10])/([.$C$12]*[.$C$12])-SIN(ATAN([.AB$2]/[.$E19]))*SIN(ATAN([.AB$2]/[.$E19])))-COS(ATAN([.AB$2]/[.$E19]))))/2)*([.$E19]/COS(ATAN([.AB$2]/[.$E19]))-([.$C$12]*(SQRT(([.$C$10]*[.$C$10])/([.$C$12]*[.$C$12])-SIN(ATAN([.AB$2]/[.$E19]))*SIN(ATAN([.AB$2]/[.$E19])))-COS(ATAN([.AB$2]/[.$E19]))))/2) /  (2*([.$C$12]*(SQRT(([.$C$10]*[.$C$10])/([.$C$12]*[.$C$12])-SIN(ATAN([.AB$2]/[.$E19]))*SIN(ATAN([.AB$2]/[.$E19])))-COS(ATAN([.AB$2]/[.$E19]))))*([.$C$12]*(SQRT(([.$C$10]*[.$C$10])/([.$C$12]*[.$C$12])-SIN(ATAN([.AB$2]/[.$E19]))*SIN(ATAN([.AB$2]/[.$E19])))-COS(ATAN([.AB$2]/[.$E19]))))/36))" office:value-type="float" office:value="0.0013653244011219">
            <text:p>0,0013653244</text:p>
          </table:table-cell>
          <table:table-cell table:formula="of:=(1/(SQRT(2*3.1415926535)*([.$C$12]*(SQRT(([.$C$10]*[.$C$10])/([.$C$12]*[.$C$12])-SIN(ATAN([.AC$2]/[.$E19]))*SIN(ATAN([.AC$2]/[.$E19])))-COS(ATAN([.AC$2]/[.$E19]))))/6)) * EXP( -([.$E19]/COS(ATAN([.AC$2]/[.$E19]))-([.$C$12]*(SQRT(([.$C$10]*[.$C$10])/([.$C$12]*[.$C$12])-SIN(ATAN([.AC$2]/[.$E19]))*SIN(ATAN([.AC$2]/[.$E19])))-COS(ATAN([.AC$2]/[.$E19]))))/2)*([.$E19]/COS(ATAN([.AC$2]/[.$E19]))-([.$C$12]*(SQRT(([.$C$10]*[.$C$10])/([.$C$12]*[.$C$12])-SIN(ATAN([.AC$2]/[.$E19]))*SIN(ATAN([.AC$2]/[.$E19])))-COS(ATAN([.AC$2]/[.$E19]))))/2) /  (2*([.$C$12]*(SQRT(([.$C$10]*[.$C$10])/([.$C$12]*[.$C$12])-SIN(ATAN([.AC$2]/[.$E19]))*SIN(ATAN([.AC$2]/[.$E19])))-COS(ATAN([.AC$2]/[.$E19]))))*([.$C$12]*(SQRT(([.$C$10]*[.$C$10])/([.$C$12]*[.$C$12])-SIN(ATAN([.AC$2]/[.$E19]))*SIN(ATAN([.AC$2]/[.$E19])))-COS(ATAN([.AC$2]/[.$E19]))))/36))" office:value-type="float" office:value="0.00134146705137119">
            <text:p>0,0013414671</text:p>
          </table:table-cell>
          <table:table-cell table:formula="of:=(1/(SQRT(2*3.1415926535)*([.$C$12]*(SQRT(([.$C$10]*[.$C$10])/([.$C$12]*[.$C$12])-SIN(ATAN([.AD$2]/[.$E19]))*SIN(ATAN([.AD$2]/[.$E19])))-COS(ATAN([.AD$2]/[.$E19]))))/6)) * EXP( -([.$E19]/COS(ATAN([.AD$2]/[.$E19]))-([.$C$12]*(SQRT(([.$C$10]*[.$C$10])/([.$C$12]*[.$C$12])-SIN(ATAN([.AD$2]/[.$E19]))*SIN(ATAN([.AD$2]/[.$E19])))-COS(ATAN([.AD$2]/[.$E19]))))/2)*([.$E19]/COS(ATAN([.AD$2]/[.$E19]))-([.$C$12]*(SQRT(([.$C$10]*[.$C$10])/([.$C$12]*[.$C$12])-SIN(ATAN([.AD$2]/[.$E19]))*SIN(ATAN([.AD$2]/[.$E19])))-COS(ATAN([.AD$2]/[.$E19]))))/2) /  (2*([.$C$12]*(SQRT(([.$C$10]*[.$C$10])/([.$C$12]*[.$C$12])-SIN(ATAN([.AD$2]/[.$E19]))*SIN(ATAN([.AD$2]/[.$E19])))-COS(ATAN([.AD$2]/[.$E19]))))*([.$C$12]*(SQRT(([.$C$10]*[.$C$10])/([.$C$12]*[.$C$12])-SIN(ATAN([.AD$2]/[.$E19]))*SIN(ATAN([.AD$2]/[.$E19])))-COS(ATAN([.AD$2]/[.$E19]))))/36))" office:value-type="float" office:value="0.0013087912031384">
            <text:p>0,0013087912</text:p>
          </table:table-cell>
          <table:table-cell table:formula="of:=(1/(SQRT(2*3.1415926535)*([.$C$12]*(SQRT(([.$C$10]*[.$C$10])/([.$C$12]*[.$C$12])-SIN(ATAN([.AE$2]/[.$E19]))*SIN(ATAN([.AE$2]/[.$E19])))-COS(ATAN([.AE$2]/[.$E19]))))/6)) * EXP( -([.$E19]/COS(ATAN([.AE$2]/[.$E19]))-([.$C$12]*(SQRT(([.$C$10]*[.$C$10])/([.$C$12]*[.$C$12])-SIN(ATAN([.AE$2]/[.$E19]))*SIN(ATAN([.AE$2]/[.$E19])))-COS(ATAN([.AE$2]/[.$E19]))))/2)*([.$E19]/COS(ATAN([.AE$2]/[.$E19]))-([.$C$12]*(SQRT(([.$C$10]*[.$C$10])/([.$C$12]*[.$C$12])-SIN(ATAN([.AE$2]/[.$E19]))*SIN(ATAN([.AE$2]/[.$E19])))-COS(ATAN([.AE$2]/[.$E19]))))/2) /  (2*([.$C$12]*(SQRT(([.$C$10]*[.$C$10])/([.$C$12]*[.$C$12])-SIN(ATAN([.AE$2]/[.$E19]))*SIN(ATAN([.AE$2]/[.$E19])))-COS(ATAN([.AE$2]/[.$E19]))))*([.$C$12]*(SQRT(([.$C$10]*[.$C$10])/([.$C$12]*[.$C$12])-SIN(ATAN([.AE$2]/[.$E19]))*SIN(ATAN([.AE$2]/[.$E19])))-COS(ATAN([.AE$2]/[.$E19]))))/36))" office:value-type="float" office:value="0.00126761942909083">
            <text:p>0,0012676194</text:p>
          </table:table-cell>
          <table:table-cell table:formula="of:=(1/(SQRT(2*3.1415926535)*([.$C$12]*(SQRT(([.$C$10]*[.$C$10])/([.$C$12]*[.$C$12])-SIN(ATAN([.AF$2]/[.$E19]))*SIN(ATAN([.AF$2]/[.$E19])))-COS(ATAN([.AF$2]/[.$E19]))))/6)) * EXP( -([.$E19]/COS(ATAN([.AF$2]/[.$E19]))-([.$C$12]*(SQRT(([.$C$10]*[.$C$10])/([.$C$12]*[.$C$12])-SIN(ATAN([.AF$2]/[.$E19]))*SIN(ATAN([.AF$2]/[.$E19])))-COS(ATAN([.AF$2]/[.$E19]))))/2)*([.$E19]/COS(ATAN([.AF$2]/[.$E19]))-([.$C$12]*(SQRT(([.$C$10]*[.$C$10])/([.$C$12]*[.$C$12])-SIN(ATAN([.AF$2]/[.$E19]))*SIN(ATAN([.AF$2]/[.$E19])))-COS(ATAN([.AF$2]/[.$E19]))))/2) /  (2*([.$C$12]*(SQRT(([.$C$10]*[.$C$10])/([.$C$12]*[.$C$12])-SIN(ATAN([.AF$2]/[.$E19]))*SIN(ATAN([.AF$2]/[.$E19])))-COS(ATAN([.AF$2]/[.$E19]))))*([.$C$12]*(SQRT(([.$C$10]*[.$C$10])/([.$C$12]*[.$C$12])-SIN(ATAN([.AF$2]/[.$E19]))*SIN(ATAN([.AF$2]/[.$E19])))-COS(ATAN([.AF$2]/[.$E19]))))/36))" office:value-type="float" office:value="0.00121850807459127">
            <text:p>0,0012185081</text:p>
          </table:table-cell>
          <table:table-cell table:formula="of:=(1/(SQRT(2*3.1415926535)*([.$C$12]*(SQRT(([.$C$10]*[.$C$10])/([.$C$12]*[.$C$12])-SIN(ATAN([.AG$2]/[.$E19]))*SIN(ATAN([.AG$2]/[.$E19])))-COS(ATAN([.AG$2]/[.$E19]))))/6)) * EXP( -([.$E19]/COS(ATAN([.AG$2]/[.$E19]))-([.$C$12]*(SQRT(([.$C$10]*[.$C$10])/([.$C$12]*[.$C$12])-SIN(ATAN([.AG$2]/[.$E19]))*SIN(ATAN([.AG$2]/[.$E19])))-COS(ATAN([.AG$2]/[.$E19]))))/2)*([.$E19]/COS(ATAN([.AG$2]/[.$E19]))-([.$C$12]*(SQRT(([.$C$10]*[.$C$10])/([.$C$12]*[.$C$12])-SIN(ATAN([.AG$2]/[.$E19]))*SIN(ATAN([.AG$2]/[.$E19])))-COS(ATAN([.AG$2]/[.$E19]))))/2) /  (2*([.$C$12]*(SQRT(([.$C$10]*[.$C$10])/([.$C$12]*[.$C$12])-SIN(ATAN([.AG$2]/[.$E19]))*SIN(ATAN([.AG$2]/[.$E19])))-COS(ATAN([.AG$2]/[.$E19]))))*([.$C$12]*(SQRT(([.$C$10]*[.$C$10])/([.$C$12]*[.$C$12])-SIN(ATAN([.AG$2]/[.$E19]))*SIN(ATAN([.AG$2]/[.$E19])))-COS(ATAN([.AG$2]/[.$E19]))))/36))" office:value-type="float" office:value="0.00116222880553374">
            <text:p>0,0011622288</text:p>
          </table:table-cell>
          <table:table-cell table:formula="of:=(1/(SQRT(2*3.1415926535)*([.$C$12]*(SQRT(([.$C$10]*[.$C$10])/([.$C$12]*[.$C$12])-SIN(ATAN([.AH$2]/[.$E19]))*SIN(ATAN([.AH$2]/[.$E19])))-COS(ATAN([.AH$2]/[.$E19]))))/6)) * EXP( -([.$E19]/COS(ATAN([.AH$2]/[.$E19]))-([.$C$12]*(SQRT(([.$C$10]*[.$C$10])/([.$C$12]*[.$C$12])-SIN(ATAN([.AH$2]/[.$E19]))*SIN(ATAN([.AH$2]/[.$E19])))-COS(ATAN([.AH$2]/[.$E19]))))/2)*([.$E19]/COS(ATAN([.AH$2]/[.$E19]))-([.$C$12]*(SQRT(([.$C$10]*[.$C$10])/([.$C$12]*[.$C$12])-SIN(ATAN([.AH$2]/[.$E19]))*SIN(ATAN([.AH$2]/[.$E19])))-COS(ATAN([.AH$2]/[.$E19]))))/2) /  (2*([.$C$12]*(SQRT(([.$C$10]*[.$C$10])/([.$C$12]*[.$C$12])-SIN(ATAN([.AH$2]/[.$E19]))*SIN(ATAN([.AH$2]/[.$E19])))-COS(ATAN([.AH$2]/[.$E19]))))*([.$C$12]*(SQRT(([.$C$10]*[.$C$10])/([.$C$12]*[.$C$12])-SIN(ATAN([.AH$2]/[.$E19]))*SIN(ATAN([.AH$2]/[.$E19])))-COS(ATAN([.AH$2]/[.$E19]))))/36))" office:value-type="float" office:value="0.00109974035067652">
            <text:p>0,0010997404</text:p>
          </table:table-cell>
          <table:table-cell table:formula="of:=(1/(SQRT(2*3.1415926535)*([.$C$12]*(SQRT(([.$C$10]*[.$C$10])/([.$C$12]*[.$C$12])-SIN(ATAN([.AI$2]/[.$E19]))*SIN(ATAN([.AI$2]/[.$E19])))-COS(ATAN([.AI$2]/[.$E19]))))/6)) * EXP( -([.$E19]/COS(ATAN([.AI$2]/[.$E19]))-([.$C$12]*(SQRT(([.$C$10]*[.$C$10])/([.$C$12]*[.$C$12])-SIN(ATAN([.AI$2]/[.$E19]))*SIN(ATAN([.AI$2]/[.$E19])))-COS(ATAN([.AI$2]/[.$E19]))))/2)*([.$E19]/COS(ATAN([.AI$2]/[.$E19]))-([.$C$12]*(SQRT(([.$C$10]*[.$C$10])/([.$C$12]*[.$C$12])-SIN(ATAN([.AI$2]/[.$E19]))*SIN(ATAN([.AI$2]/[.$E19])))-COS(ATAN([.AI$2]/[.$E19]))))/2) /  (2*([.$C$12]*(SQRT(([.$C$10]*[.$C$10])/([.$C$12]*[.$C$12])-SIN(ATAN([.AI$2]/[.$E19]))*SIN(ATAN([.AI$2]/[.$E19])))-COS(ATAN([.AI$2]/[.$E19]))))*([.$C$12]*(SQRT(([.$C$10]*[.$C$10])/([.$C$12]*[.$C$12])-SIN(ATAN([.AI$2]/[.$E19]))*SIN(ATAN([.AI$2]/[.$E19])))-COS(ATAN([.AI$2]/[.$E19]))))/36))" office:value-type="float" office:value="0.00103215193134877">
            <text:p>0,0010321519</text:p>
          </table:table-cell>
          <table:table-cell table:formula="of:=(1/(SQRT(2*3.1415926535)*([.$C$12]*(SQRT(([.$C$10]*[.$C$10])/([.$C$12]*[.$C$12])-SIN(ATAN([.AJ$2]/[.$E19]))*SIN(ATAN([.AJ$2]/[.$E19])))-COS(ATAN([.AJ$2]/[.$E19]))))/6)) * EXP( -([.$E19]/COS(ATAN([.AJ$2]/[.$E19]))-([.$C$12]*(SQRT(([.$C$10]*[.$C$10])/([.$C$12]*[.$C$12])-SIN(ATAN([.AJ$2]/[.$E19]))*SIN(ATAN([.AJ$2]/[.$E19])))-COS(ATAN([.AJ$2]/[.$E19]))))/2)*([.$E19]/COS(ATAN([.AJ$2]/[.$E19]))-([.$C$12]*(SQRT(([.$C$10]*[.$C$10])/([.$C$12]*[.$C$12])-SIN(ATAN([.AJ$2]/[.$E19]))*SIN(ATAN([.AJ$2]/[.$E19])))-COS(ATAN([.AJ$2]/[.$E19]))))/2) /  (2*([.$C$12]*(SQRT(([.$C$10]*[.$C$10])/([.$C$12]*[.$C$12])-SIN(ATAN([.AJ$2]/[.$E19]))*SIN(ATAN([.AJ$2]/[.$E19])))-COS(ATAN([.AJ$2]/[.$E19]))))*([.$C$12]*(SQRT(([.$C$10]*[.$C$10])/([.$C$12]*[.$C$12])-SIN(ATAN([.AJ$2]/[.$E19]))*SIN(ATAN([.AJ$2]/[.$E19])))-COS(ATAN([.AJ$2]/[.$E19]))))/36))" office:value-type="float" office:value="0.00096068042123436">
            <text:p>0,000960680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566.766666666667">
            <text:p>566,7666666667</text:p>
          </table:table-cell>
          <table:table-cell table:formula="of:=(1/(SQRT(2*3.1415926535)*([.$C$12]*(SQRT(([.$C$10]*[.$C$10])/([.$C$12]*[.$C$12])-SIN(ATAN([.F$2]/[.$E20]))*SIN(ATAN([.F$2]/[.$E20])))-COS(ATAN([.F$2]/[.$E20]))))/6)) * EXP( -([.$E20]/COS(ATAN([.F$2]/[.$E20]))-([.$C$12]*(SQRT(([.$C$10]*[.$C$10])/([.$C$12]*[.$C$12])-SIN(ATAN([.F$2]/[.$E20]))*SIN(ATAN([.F$2]/[.$E20])))-COS(ATAN([.F$2]/[.$E20]))))/2)*([.$E20]/COS(ATAN([.F$2]/[.$E20]))-([.$C$12]*(SQRT(([.$C$10]*[.$C$10])/([.$C$12]*[.$C$12])-SIN(ATAN([.F$2]/[.$E20]))*SIN(ATAN([.F$2]/[.$E20])))-COS(ATAN([.F$2]/[.$E20]))))/2) /  (2*([.$C$12]*(SQRT(([.$C$10]*[.$C$10])/([.$C$12]*[.$C$12])-SIN(ATAN([.F$2]/[.$E20]))*SIN(ATAN([.F$2]/[.$E20])))-COS(ATAN([.F$2]/[.$E20]))))*([.$C$12]*(SQRT(([.$C$10]*[.$C$10])/([.$C$12]*[.$C$12])-SIN(ATAN([.F$2]/[.$E20]))*SIN(ATAN([.F$2]/[.$E20])))-COS(ATAN([.F$2]/[.$E20]))))/36))" office:value-type="float" office:value="0.00102054100272409">
            <text:p>0,001020541</text:p>
          </table:table-cell>
          <table:table-cell table:formula="of:=(1/(SQRT(2*3.1415926535)*([.$C$12]*(SQRT(([.$C$10]*[.$C$10])/([.$C$12]*[.$C$12])-SIN(ATAN([.G$2]/[.$E20]))*SIN(ATAN([.G$2]/[.$E20])))-COS(ATAN([.G$2]/[.$E20]))))/6)) * EXP( -([.$E20]/COS(ATAN([.G$2]/[.$E20]))-([.$C$12]*(SQRT(([.$C$10]*[.$C$10])/([.$C$12]*[.$C$12])-SIN(ATAN([.G$2]/[.$E20]))*SIN(ATAN([.G$2]/[.$E20])))-COS(ATAN([.G$2]/[.$E20]))))/2)*([.$E20]/COS(ATAN([.G$2]/[.$E20]))-([.$C$12]*(SQRT(([.$C$10]*[.$C$10])/([.$C$12]*[.$C$12])-SIN(ATAN([.G$2]/[.$E20]))*SIN(ATAN([.G$2]/[.$E20])))-COS(ATAN([.G$2]/[.$E20]))))/2) /  (2*([.$C$12]*(SQRT(([.$C$10]*[.$C$10])/([.$C$12]*[.$C$12])-SIN(ATAN([.G$2]/[.$E20]))*SIN(ATAN([.G$2]/[.$E20])))-COS(ATAN([.G$2]/[.$E20]))))*([.$C$12]*(SQRT(([.$C$10]*[.$C$10])/([.$C$12]*[.$C$12])-SIN(ATAN([.G$2]/[.$E20]))*SIN(ATAN([.G$2]/[.$E20])))-COS(ATAN([.G$2]/[.$E20]))))/36))" office:value-type="float" office:value="0.00102282323327682">
            <text:p>0,0010228232</text:p>
          </table:table-cell>
          <table:table-cell table:formula="of:=(1/(SQRT(2*3.1415926535)*([.$C$12]*(SQRT(([.$C$10]*[.$C$10])/([.$C$12]*[.$C$12])-SIN(ATAN([.H$2]/[.$E20]))*SIN(ATAN([.H$2]/[.$E20])))-COS(ATAN([.H$2]/[.$E20]))))/6)) * EXP( -([.$E20]/COS(ATAN([.H$2]/[.$E20]))-([.$C$12]*(SQRT(([.$C$10]*[.$C$10])/([.$C$12]*[.$C$12])-SIN(ATAN([.H$2]/[.$E20]))*SIN(ATAN([.H$2]/[.$E20])))-COS(ATAN([.H$2]/[.$E20]))))/2)*([.$E20]/COS(ATAN([.H$2]/[.$E20]))-([.$C$12]*(SQRT(([.$C$10]*[.$C$10])/([.$C$12]*[.$C$12])-SIN(ATAN([.H$2]/[.$E20]))*SIN(ATAN([.H$2]/[.$E20])))-COS(ATAN([.H$2]/[.$E20]))))/2) /  (2*([.$C$12]*(SQRT(([.$C$10]*[.$C$10])/([.$C$12]*[.$C$12])-SIN(ATAN([.H$2]/[.$E20]))*SIN(ATAN([.H$2]/[.$E20])))-COS(ATAN([.H$2]/[.$E20]))))*([.$C$12]*(SQRT(([.$C$10]*[.$C$10])/([.$C$12]*[.$C$12])-SIN(ATAN([.H$2]/[.$E20]))*SIN(ATAN([.H$2]/[.$E20])))-COS(ATAN([.H$2]/[.$E20]))))/36))" office:value-type="float" office:value="0.00102960445480709">
            <text:p>0,0010296045</text:p>
          </table:table-cell>
          <table:table-cell table:formula="of:=(1/(SQRT(2*3.1415926535)*([.$C$12]*(SQRT(([.$C$10]*[.$C$10])/([.$C$12]*[.$C$12])-SIN(ATAN([.I$2]/[.$E20]))*SIN(ATAN([.I$2]/[.$E20])))-COS(ATAN([.I$2]/[.$E20]))))/6)) * EXP( -([.$E20]/COS(ATAN([.I$2]/[.$E20]))-([.$C$12]*(SQRT(([.$C$10]*[.$C$10])/([.$C$12]*[.$C$12])-SIN(ATAN([.I$2]/[.$E20]))*SIN(ATAN([.I$2]/[.$E20])))-COS(ATAN([.I$2]/[.$E20]))))/2)*([.$E20]/COS(ATAN([.I$2]/[.$E20]))-([.$C$12]*(SQRT(([.$C$10]*[.$C$10])/([.$C$12]*[.$C$12])-SIN(ATAN([.I$2]/[.$E20]))*SIN(ATAN([.I$2]/[.$E20])))-COS(ATAN([.I$2]/[.$E20]))))/2) /  (2*([.$C$12]*(SQRT(([.$C$10]*[.$C$10])/([.$C$12]*[.$C$12])-SIN(ATAN([.I$2]/[.$E20]))*SIN(ATAN([.I$2]/[.$E20])))-COS(ATAN([.I$2]/[.$E20]))))*([.$C$12]*(SQRT(([.$C$10]*[.$C$10])/([.$C$12]*[.$C$12])-SIN(ATAN([.I$2]/[.$E20]))*SIN(ATAN([.I$2]/[.$E20])))-COS(ATAN([.I$2]/[.$E20]))))/36))" office:value-type="float" office:value="0.00104076943036312">
            <text:p>0,0010407694</text:p>
          </table:table-cell>
          <table:table-cell table:formula="of:=(1/(SQRT(2*3.1415926535)*([.$C$12]*(SQRT(([.$C$10]*[.$C$10])/([.$C$12]*[.$C$12])-SIN(ATAN([.J$2]/[.$E20]))*SIN(ATAN([.J$2]/[.$E20])))-COS(ATAN([.J$2]/[.$E20]))))/6)) * EXP( -([.$E20]/COS(ATAN([.J$2]/[.$E20]))-([.$C$12]*(SQRT(([.$C$10]*[.$C$10])/([.$C$12]*[.$C$12])-SIN(ATAN([.J$2]/[.$E20]))*SIN(ATAN([.J$2]/[.$E20])))-COS(ATAN([.J$2]/[.$E20]))))/2)*([.$E20]/COS(ATAN([.J$2]/[.$E20]))-([.$C$12]*(SQRT(([.$C$10]*[.$C$10])/([.$C$12]*[.$C$12])-SIN(ATAN([.J$2]/[.$E20]))*SIN(ATAN([.J$2]/[.$E20])))-COS(ATAN([.J$2]/[.$E20]))))/2) /  (2*([.$C$12]*(SQRT(([.$C$10]*[.$C$10])/([.$C$12]*[.$C$12])-SIN(ATAN([.J$2]/[.$E20]))*SIN(ATAN([.J$2]/[.$E20])))-COS(ATAN([.J$2]/[.$E20]))))*([.$C$12]*(SQRT(([.$C$10]*[.$C$10])/([.$C$12]*[.$C$12])-SIN(ATAN([.J$2]/[.$E20]))*SIN(ATAN([.J$2]/[.$E20])))-COS(ATAN([.J$2]/[.$E20]))))/36))" office:value-type="float" office:value="0.00105612358398929">
            <text:p>0,0010561236</text:p>
          </table:table-cell>
          <table:table-cell table:formula="of:=(1/(SQRT(2*3.1415926535)*([.$C$12]*(SQRT(([.$C$10]*[.$C$10])/([.$C$12]*[.$C$12])-SIN(ATAN([.K$2]/[.$E20]))*SIN(ATAN([.K$2]/[.$E20])))-COS(ATAN([.K$2]/[.$E20]))))/6)) * EXP( -([.$E20]/COS(ATAN([.K$2]/[.$E20]))-([.$C$12]*(SQRT(([.$C$10]*[.$C$10])/([.$C$12]*[.$C$12])-SIN(ATAN([.K$2]/[.$E20]))*SIN(ATAN([.K$2]/[.$E20])))-COS(ATAN([.K$2]/[.$E20]))))/2)*([.$E20]/COS(ATAN([.K$2]/[.$E20]))-([.$C$12]*(SQRT(([.$C$10]*[.$C$10])/([.$C$12]*[.$C$12])-SIN(ATAN([.K$2]/[.$E20]))*SIN(ATAN([.K$2]/[.$E20])))-COS(ATAN([.K$2]/[.$E20]))))/2) /  (2*([.$C$12]*(SQRT(([.$C$10]*[.$C$10])/([.$C$12]*[.$C$12])-SIN(ATAN([.K$2]/[.$E20]))*SIN(ATAN([.K$2]/[.$E20])))-COS(ATAN([.K$2]/[.$E20]))))*([.$C$12]*(SQRT(([.$C$10]*[.$C$10])/([.$C$12]*[.$C$12])-SIN(ATAN([.K$2]/[.$E20]))*SIN(ATAN([.K$2]/[.$E20])))-COS(ATAN([.K$2]/[.$E20]))))/36))" office:value-type="float" office:value="0.00107538943979164">
            <text:p>0,0010753894</text:p>
          </table:table-cell>
          <table:table-cell table:formula="of:=(1/(SQRT(2*3.1415926535)*([.$C$12]*(SQRT(([.$C$10]*[.$C$10])/([.$C$12]*[.$C$12])-SIN(ATAN([.L$2]/[.$E20]))*SIN(ATAN([.L$2]/[.$E20])))-COS(ATAN([.L$2]/[.$E20]))))/6)) * EXP( -([.$E20]/COS(ATAN([.L$2]/[.$E20]))-([.$C$12]*(SQRT(([.$C$10]*[.$C$10])/([.$C$12]*[.$C$12])-SIN(ATAN([.L$2]/[.$E20]))*SIN(ATAN([.L$2]/[.$E20])))-COS(ATAN([.L$2]/[.$E20]))))/2)*([.$E20]/COS(ATAN([.L$2]/[.$E20]))-([.$C$12]*(SQRT(([.$C$10]*[.$C$10])/([.$C$12]*[.$C$12])-SIN(ATAN([.L$2]/[.$E20]))*SIN(ATAN([.L$2]/[.$E20])))-COS(ATAN([.L$2]/[.$E20]))))/2) /  (2*([.$C$12]*(SQRT(([.$C$10]*[.$C$10])/([.$C$12]*[.$C$12])-SIN(ATAN([.L$2]/[.$E20]))*SIN(ATAN([.L$2]/[.$E20])))-COS(ATAN([.L$2]/[.$E20]))))*([.$C$12]*(SQRT(([.$C$10]*[.$C$10])/([.$C$12]*[.$C$12])-SIN(ATAN([.L$2]/[.$E20]))*SIN(ATAN([.L$2]/[.$E20])))-COS(ATAN([.L$2]/[.$E20]))))/36))" office:value-type="float" office:value="0.00109820247645003">
            <text:p>0,0010982025</text:p>
          </table:table-cell>
          <table:table-cell table:formula="of:=(1/(SQRT(2*3.1415926535)*([.$C$12]*(SQRT(([.$C$10]*[.$C$10])/([.$C$12]*[.$C$12])-SIN(ATAN([.M$2]/[.$E20]))*SIN(ATAN([.M$2]/[.$E20])))-COS(ATAN([.M$2]/[.$E20]))))/6)) * EXP( -([.$E20]/COS(ATAN([.M$2]/[.$E20]))-([.$C$12]*(SQRT(([.$C$10]*[.$C$10])/([.$C$12]*[.$C$12])-SIN(ATAN([.M$2]/[.$E20]))*SIN(ATAN([.M$2]/[.$E20])))-COS(ATAN([.M$2]/[.$E20]))))/2)*([.$E20]/COS(ATAN([.M$2]/[.$E20]))-([.$C$12]*(SQRT(([.$C$10]*[.$C$10])/([.$C$12]*[.$C$12])-SIN(ATAN([.M$2]/[.$E20]))*SIN(ATAN([.M$2]/[.$E20])))-COS(ATAN([.M$2]/[.$E20]))))/2) /  (2*([.$C$12]*(SQRT(([.$C$10]*[.$C$10])/([.$C$12]*[.$C$12])-SIN(ATAN([.M$2]/[.$E20]))*SIN(ATAN([.M$2]/[.$E20])))-COS(ATAN([.M$2]/[.$E20]))))*([.$C$12]*(SQRT(([.$C$10]*[.$C$10])/([.$C$12]*[.$C$12])-SIN(ATAN([.M$2]/[.$E20]))*SIN(ATAN([.M$2]/[.$E20])))-COS(ATAN([.M$2]/[.$E20]))))/36))" office:value-type="float" office:value="0.00112410716647932">
            <text:p>0,0011241072</text:p>
          </table:table-cell>
          <table:table-cell table:formula="of:=(1/(SQRT(2*3.1415926535)*([.$C$12]*(SQRT(([.$C$10]*[.$C$10])/([.$C$12]*[.$C$12])-SIN(ATAN([.N$2]/[.$E20]))*SIN(ATAN([.N$2]/[.$E20])))-COS(ATAN([.N$2]/[.$E20]))))/6)) * EXP( -([.$E20]/COS(ATAN([.N$2]/[.$E20]))-([.$C$12]*(SQRT(([.$C$10]*[.$C$10])/([.$C$12]*[.$C$12])-SIN(ATAN([.N$2]/[.$E20]))*SIN(ATAN([.N$2]/[.$E20])))-COS(ATAN([.N$2]/[.$E20]))))/2)*([.$E20]/COS(ATAN([.N$2]/[.$E20]))-([.$C$12]*(SQRT(([.$C$10]*[.$C$10])/([.$C$12]*[.$C$12])-SIN(ATAN([.N$2]/[.$E20]))*SIN(ATAN([.N$2]/[.$E20])))-COS(ATAN([.N$2]/[.$E20]))))/2) /  (2*([.$C$12]*(SQRT(([.$C$10]*[.$C$10])/([.$C$12]*[.$C$12])-SIN(ATAN([.N$2]/[.$E20]))*SIN(ATAN([.N$2]/[.$E20])))-COS(ATAN([.N$2]/[.$E20]))))*([.$C$12]*(SQRT(([.$C$10]*[.$C$10])/([.$C$12]*[.$C$12])-SIN(ATAN([.N$2]/[.$E20]))*SIN(ATAN([.N$2]/[.$E20])))-COS(ATAN([.N$2]/[.$E20]))))/36))" office:value-type="float" office:value="0.0011525540968967">
            <text:p>0,0011525541</text:p>
          </table:table-cell>
          <table:table-cell table:formula="of:=(1/(SQRT(2*3.1415926535)*([.$C$12]*(SQRT(([.$C$10]*[.$C$10])/([.$C$12]*[.$C$12])-SIN(ATAN([.O$2]/[.$E20]))*SIN(ATAN([.O$2]/[.$E20])))-COS(ATAN([.O$2]/[.$E20]))))/6)) * EXP( -([.$E20]/COS(ATAN([.O$2]/[.$E20]))-([.$C$12]*(SQRT(([.$C$10]*[.$C$10])/([.$C$12]*[.$C$12])-SIN(ATAN([.O$2]/[.$E20]))*SIN(ATAN([.O$2]/[.$E20])))-COS(ATAN([.O$2]/[.$E20]))))/2)*([.$E20]/COS(ATAN([.O$2]/[.$E20]))-([.$C$12]*(SQRT(([.$C$10]*[.$C$10])/([.$C$12]*[.$C$12])-SIN(ATAN([.O$2]/[.$E20]))*SIN(ATAN([.O$2]/[.$E20])))-COS(ATAN([.O$2]/[.$E20]))))/2) /  (2*([.$C$12]*(SQRT(([.$C$10]*[.$C$10])/([.$C$12]*[.$C$12])-SIN(ATAN([.O$2]/[.$E20]))*SIN(ATAN([.O$2]/[.$E20])))-COS(ATAN([.O$2]/[.$E20]))))*([.$C$12]*(SQRT(([.$C$10]*[.$C$10])/([.$C$12]*[.$C$12])-SIN(ATAN([.O$2]/[.$E20]))*SIN(ATAN([.O$2]/[.$E20])))-COS(ATAN([.O$2]/[.$E20]))))/36))" office:value-type="float" office:value="0.00118289913255735">
            <text:p>0,0011828991</text:p>
          </table:table-cell>
          <table:table-cell table:formula="of:=(1/(SQRT(2*3.1415926535)*([.$C$12]*(SQRT(([.$C$10]*[.$C$10])/([.$C$12]*[.$C$12])-SIN(ATAN([.P$2]/[.$E20]))*SIN(ATAN([.P$2]/[.$E20])))-COS(ATAN([.P$2]/[.$E20]))))/6)) * EXP( -([.$E20]/COS(ATAN([.P$2]/[.$E20]))-([.$C$12]*(SQRT(([.$C$10]*[.$C$10])/([.$C$12]*[.$C$12])-SIN(ATAN([.P$2]/[.$E20]))*SIN(ATAN([.P$2]/[.$E20])))-COS(ATAN([.P$2]/[.$E20]))))/2)*([.$E20]/COS(ATAN([.P$2]/[.$E20]))-([.$C$12]*(SQRT(([.$C$10]*[.$C$10])/([.$C$12]*[.$C$12])-SIN(ATAN([.P$2]/[.$E20]))*SIN(ATAN([.P$2]/[.$E20])))-COS(ATAN([.P$2]/[.$E20]))))/2) /  (2*([.$C$12]*(SQRT(([.$C$10]*[.$C$10])/([.$C$12]*[.$C$12])-SIN(ATAN([.P$2]/[.$E20]))*SIN(ATAN([.P$2]/[.$E20])))-COS(ATAN([.P$2]/[.$E20]))))*([.$C$12]*(SQRT(([.$C$10]*[.$C$10])/([.$C$12]*[.$C$12])-SIN(ATAN([.P$2]/[.$E20]))*SIN(ATAN([.P$2]/[.$E20])))-COS(ATAN([.P$2]/[.$E20]))))/36))" office:value-type="float" office:value="0.00121440557624665">
            <text:p>0,0012144056</text:p>
          </table:table-cell>
          <table:table-cell table:formula="of:=(1/(SQRT(2*3.1415926535)*([.$C$12]*(SQRT(([.$C$10]*[.$C$10])/([.$C$12]*[.$C$12])-SIN(ATAN([.Q$2]/[.$E20]))*SIN(ATAN([.Q$2]/[.$E20])))-COS(ATAN([.Q$2]/[.$E20]))))/6)) * EXP( -([.$E20]/COS(ATAN([.Q$2]/[.$E20]))-([.$C$12]*(SQRT(([.$C$10]*[.$C$10])/([.$C$12]*[.$C$12])-SIN(ATAN([.Q$2]/[.$E20]))*SIN(ATAN([.Q$2]/[.$E20])))-COS(ATAN([.Q$2]/[.$E20]))))/2)*([.$E20]/COS(ATAN([.Q$2]/[.$E20]))-([.$C$12]*(SQRT(([.$C$10]*[.$C$10])/([.$C$12]*[.$C$12])-SIN(ATAN([.Q$2]/[.$E20]))*SIN(ATAN([.Q$2]/[.$E20])))-COS(ATAN([.Q$2]/[.$E20]))))/2) /  (2*([.$C$12]*(SQRT(([.$C$10]*[.$C$10])/([.$C$12]*[.$C$12])-SIN(ATAN([.Q$2]/[.$E20]))*SIN(ATAN([.Q$2]/[.$E20])))-COS(ATAN([.Q$2]/[.$E20]))))*([.$C$12]*(SQRT(([.$C$10]*[.$C$10])/([.$C$12]*[.$C$12])-SIN(ATAN([.Q$2]/[.$E20]))*SIN(ATAN([.Q$2]/[.$E20])))-COS(ATAN([.Q$2]/[.$E20]))))/36))" office:value-type="float" office:value="0.00124625019374828">
            <text:p>0,0012462502</text:p>
          </table:table-cell>
          <table:table-cell table:formula="of:=(1/(SQRT(2*3.1415926535)*([.$C$12]*(SQRT(([.$C$10]*[.$C$10])/([.$C$12]*[.$C$12])-SIN(ATAN([.R$2]/[.$E20]))*SIN(ATAN([.R$2]/[.$E20])))-COS(ATAN([.R$2]/[.$E20]))))/6)) * EXP( -([.$E20]/COS(ATAN([.R$2]/[.$E20]))-([.$C$12]*(SQRT(([.$C$10]*[.$C$10])/([.$C$12]*[.$C$12])-SIN(ATAN([.R$2]/[.$E20]))*SIN(ATAN([.R$2]/[.$E20])))-COS(ATAN([.R$2]/[.$E20]))))/2)*([.$E20]/COS(ATAN([.R$2]/[.$E20]))-([.$C$12]*(SQRT(([.$C$10]*[.$C$10])/([.$C$12]*[.$C$12])-SIN(ATAN([.R$2]/[.$E20]))*SIN(ATAN([.R$2]/[.$E20])))-COS(ATAN([.R$2]/[.$E20]))))/2) /  (2*([.$C$12]*(SQRT(([.$C$10]*[.$C$10])/([.$C$12]*[.$C$12])-SIN(ATAN([.R$2]/[.$E20]))*SIN(ATAN([.R$2]/[.$E20])))-COS(ATAN([.R$2]/[.$E20]))))*([.$C$12]*(SQRT(([.$C$10]*[.$C$10])/([.$C$12]*[.$C$12])-SIN(ATAN([.R$2]/[.$E20]))*SIN(ATAN([.R$2]/[.$E20])))-COS(ATAN([.R$2]/[.$E20]))))/36))" office:value-type="float" office:value="0.00127753380398722">
            <text:p>0,0012775338</text:p>
          </table:table-cell>
          <table:table-cell table:formula="of:=(1/(SQRT(2*3.1415926535)*([.$C$12]*(SQRT(([.$C$10]*[.$C$10])/([.$C$12]*[.$C$12])-SIN(ATAN([.S$2]/[.$E20]))*SIN(ATAN([.S$2]/[.$E20])))-COS(ATAN([.S$2]/[.$E20]))))/6)) * EXP( -([.$E20]/COS(ATAN([.S$2]/[.$E20]))-([.$C$12]*(SQRT(([.$C$10]*[.$C$10])/([.$C$12]*[.$C$12])-SIN(ATAN([.S$2]/[.$E20]))*SIN(ATAN([.S$2]/[.$E20])))-COS(ATAN([.S$2]/[.$E20]))))/2)*([.$E20]/COS(ATAN([.S$2]/[.$E20]))-([.$C$12]*(SQRT(([.$C$10]*[.$C$10])/([.$C$12]*[.$C$12])-SIN(ATAN([.S$2]/[.$E20]))*SIN(ATAN([.S$2]/[.$E20])))-COS(ATAN([.S$2]/[.$E20]))))/2) /  (2*([.$C$12]*(SQRT(([.$C$10]*[.$C$10])/([.$C$12]*[.$C$12])-SIN(ATAN([.S$2]/[.$E20]))*SIN(ATAN([.S$2]/[.$E20])))-COS(ATAN([.S$2]/[.$E20]))))*([.$C$12]*(SQRT(([.$C$10]*[.$C$10])/([.$C$12]*[.$C$12])-SIN(ATAN([.S$2]/[.$E20]))*SIN(ATAN([.S$2]/[.$E20])))-COS(ATAN([.S$2]/[.$E20]))))/36))" office:value-type="float" office:value="0.00130729688548805">
            <text:p>0,0013072969</text:p>
          </table:table-cell>
          <table:table-cell table:formula="of:=(1/(SQRT(2*3.1415926535)*([.$C$12]*(SQRT(([.$C$10]*[.$C$10])/([.$C$12]*[.$C$12])-SIN(ATAN([.T$2]/[.$E20]))*SIN(ATAN([.T$2]/[.$E20])))-COS(ATAN([.T$2]/[.$E20]))))/6)) * EXP( -([.$E20]/COS(ATAN([.T$2]/[.$E20]))-([.$C$12]*(SQRT(([.$C$10]*[.$C$10])/([.$C$12]*[.$C$12])-SIN(ATAN([.T$2]/[.$E20]))*SIN(ATAN([.T$2]/[.$E20])))-COS(ATAN([.T$2]/[.$E20]))))/2)*([.$E20]/COS(ATAN([.T$2]/[.$E20]))-([.$C$12]*(SQRT(([.$C$10]*[.$C$10])/([.$C$12]*[.$C$12])-SIN(ATAN([.T$2]/[.$E20]))*SIN(ATAN([.T$2]/[.$E20])))-COS(ATAN([.T$2]/[.$E20]))))/2) /  (2*([.$C$12]*(SQRT(([.$C$10]*[.$C$10])/([.$C$12]*[.$C$12])-SIN(ATAN([.T$2]/[.$E20]))*SIN(ATAN([.T$2]/[.$E20])))-COS(ATAN([.T$2]/[.$E20]))))*([.$C$12]*(SQRT(([.$C$10]*[.$C$10])/([.$C$12]*[.$C$12])-SIN(ATAN([.T$2]/[.$E20]))*SIN(ATAN([.T$2]/[.$E20])))-COS(ATAN([.T$2]/[.$E20]))))/36))" office:value-type="float" office:value="0.00133454032903826">
            <text:p>0,0013345403</text:p>
          </table:table-cell>
          <table:table-cell table:formula="of:=(1/(SQRT(2*3.1415926535)*([.$C$12]*(SQRT(([.$C$10]*[.$C$10])/([.$C$12]*[.$C$12])-SIN(ATAN([.U$2]/[.$E20]))*SIN(ATAN([.U$2]/[.$E20])))-COS(ATAN([.U$2]/[.$E20]))))/6)) * EXP( -([.$E20]/COS(ATAN([.U$2]/[.$E20]))-([.$C$12]*(SQRT(([.$C$10]*[.$C$10])/([.$C$12]*[.$C$12])-SIN(ATAN([.U$2]/[.$E20]))*SIN(ATAN([.U$2]/[.$E20])))-COS(ATAN([.U$2]/[.$E20]))))/2)*([.$E20]/COS(ATAN([.U$2]/[.$E20]))-([.$C$12]*(SQRT(([.$C$10]*[.$C$10])/([.$C$12]*[.$C$12])-SIN(ATAN([.U$2]/[.$E20]))*SIN(ATAN([.U$2]/[.$E20])))-COS(ATAN([.U$2]/[.$E20]))))/2) /  (2*([.$C$12]*(SQRT(([.$C$10]*[.$C$10])/([.$C$12]*[.$C$12])-SIN(ATAN([.U$2]/[.$E20]))*SIN(ATAN([.U$2]/[.$E20])))-COS(ATAN([.U$2]/[.$E20]))))*([.$C$12]*(SQRT(([.$C$10]*[.$C$10])/([.$C$12]*[.$C$12])-SIN(ATAN([.U$2]/[.$E20]))*SIN(ATAN([.U$2]/[.$E20])))-COS(ATAN([.U$2]/[.$E20]))))/36))" office:value-type="float" office:value="0.0013582510886587">
            <text:p>0,0013582511</text:p>
          </table:table-cell>
          <table:table-cell table:formula="of:=(1/(SQRT(2*3.1415926535)*([.$C$12]*(SQRT(([.$C$10]*[.$C$10])/([.$C$12]*[.$C$12])-SIN(ATAN([.V$2]/[.$E20]))*SIN(ATAN([.V$2]/[.$E20])))-COS(ATAN([.V$2]/[.$E20]))))/6)) * EXP( -([.$E20]/COS(ATAN([.V$2]/[.$E20]))-([.$C$12]*(SQRT(([.$C$10]*[.$C$10])/([.$C$12]*[.$C$12])-SIN(ATAN([.V$2]/[.$E20]))*SIN(ATAN([.V$2]/[.$E20])))-COS(ATAN([.V$2]/[.$E20]))))/2)*([.$E20]/COS(ATAN([.V$2]/[.$E20]))-([.$C$12]*(SQRT(([.$C$10]*[.$C$10])/([.$C$12]*[.$C$12])-SIN(ATAN([.V$2]/[.$E20]))*SIN(ATAN([.V$2]/[.$E20])))-COS(ATAN([.V$2]/[.$E20]))))/2) /  (2*([.$C$12]*(SQRT(([.$C$10]*[.$C$10])/([.$C$12]*[.$C$12])-SIN(ATAN([.V$2]/[.$E20]))*SIN(ATAN([.V$2]/[.$E20])))-COS(ATAN([.V$2]/[.$E20]))))*([.$C$12]*(SQRT(([.$C$10]*[.$C$10])/([.$C$12]*[.$C$12])-SIN(ATAN([.V$2]/[.$E20]))*SIN(ATAN([.V$2]/[.$E20])))-COS(ATAN([.V$2]/[.$E20]))))/36))" office:value-type="float" office:value="0.0013774320727465">
            <text:p>0,0013774321</text:p>
          </table:table-cell>
          <table:table-cell table:formula="of:=(1/(SQRT(2*3.1415926535)*([.$C$12]*(SQRT(([.$C$10]*[.$C$10])/([.$C$12]*[.$C$12])-SIN(ATAN([.W$2]/[.$E20]))*SIN(ATAN([.W$2]/[.$E20])))-COS(ATAN([.W$2]/[.$E20]))))/6)) * EXP( -([.$E20]/COS(ATAN([.W$2]/[.$E20]))-([.$C$12]*(SQRT(([.$C$10]*[.$C$10])/([.$C$12]*[.$C$12])-SIN(ATAN([.W$2]/[.$E20]))*SIN(ATAN([.W$2]/[.$E20])))-COS(ATAN([.W$2]/[.$E20]))))/2)*([.$E20]/COS(ATAN([.W$2]/[.$E20]))-([.$C$12]*(SQRT(([.$C$10]*[.$C$10])/([.$C$12]*[.$C$12])-SIN(ATAN([.W$2]/[.$E20]))*SIN(ATAN([.W$2]/[.$E20])))-COS(ATAN([.W$2]/[.$E20]))))/2) /  (2*([.$C$12]*(SQRT(([.$C$10]*[.$C$10])/([.$C$12]*[.$C$12])-SIN(ATAN([.W$2]/[.$E20]))*SIN(ATAN([.W$2]/[.$E20])))-COS(ATAN([.W$2]/[.$E20]))))*([.$C$12]*(SQRT(([.$C$10]*[.$C$10])/([.$C$12]*[.$C$12])-SIN(ATAN([.W$2]/[.$E20]))*SIN(ATAN([.W$2]/[.$E20])))-COS(ATAN([.W$2]/[.$E20]))))/36))" office:value-type="float" office:value="0.00139113520546501">
            <text:p>0,0013911352</text:p>
          </table:table-cell>
          <table:table-cell table:formula="of:=(1/(SQRT(2*3.1415926535)*([.$C$12]*(SQRT(([.$C$10]*[.$C$10])/([.$C$12]*[.$C$12])-SIN(ATAN([.X$2]/[.$E20]))*SIN(ATAN([.X$2]/[.$E20])))-COS(ATAN([.X$2]/[.$E20]))))/6)) * EXP( -([.$E20]/COS(ATAN([.X$2]/[.$E20]))-([.$C$12]*(SQRT(([.$C$10]*[.$C$10])/([.$C$12]*[.$C$12])-SIN(ATAN([.X$2]/[.$E20]))*SIN(ATAN([.X$2]/[.$E20])))-COS(ATAN([.X$2]/[.$E20]))))/2)*([.$E20]/COS(ATAN([.X$2]/[.$E20]))-([.$C$12]*(SQRT(([.$C$10]*[.$C$10])/([.$C$12]*[.$C$12])-SIN(ATAN([.X$2]/[.$E20]))*SIN(ATAN([.X$2]/[.$E20])))-COS(ATAN([.X$2]/[.$E20]))))/2) /  (2*([.$C$12]*(SQRT(([.$C$10]*[.$C$10])/([.$C$12]*[.$C$12])-SIN(ATAN([.X$2]/[.$E20]))*SIN(ATAN([.X$2]/[.$E20])))-COS(ATAN([.X$2]/[.$E20]))))*([.$C$12]*(SQRT(([.$C$10]*[.$C$10])/([.$C$12]*[.$C$12])-SIN(ATAN([.X$2]/[.$E20]))*SIN(ATAN([.X$2]/[.$E20])))-COS(ATAN([.X$2]/[.$E20]))))/36))" office:value-type="float" office:value="0.00139849621075239">
            <text:p>0,0013984962</text:p>
          </table:table-cell>
          <table:table-cell table:formula="of:=(1/(SQRT(2*3.1415926535)*([.$C$12]*(SQRT(([.$C$10]*[.$C$10])/([.$C$12]*[.$C$12])-SIN(ATAN([.Y$2]/[.$E20]))*SIN(ATAN([.Y$2]/[.$E20])))-COS(ATAN([.Y$2]/[.$E20]))))/6)) * EXP( -([.$E20]/COS(ATAN([.Y$2]/[.$E20]))-([.$C$12]*(SQRT(([.$C$10]*[.$C$10])/([.$C$12]*[.$C$12])-SIN(ATAN([.Y$2]/[.$E20]))*SIN(ATAN([.Y$2]/[.$E20])))-COS(ATAN([.Y$2]/[.$E20]))))/2)*([.$E20]/COS(ATAN([.Y$2]/[.$E20]))-([.$C$12]*(SQRT(([.$C$10]*[.$C$10])/([.$C$12]*[.$C$12])-SIN(ATAN([.Y$2]/[.$E20]))*SIN(ATAN([.Y$2]/[.$E20])))-COS(ATAN([.Y$2]/[.$E20]))))/2) /  (2*([.$C$12]*(SQRT(([.$C$10]*[.$C$10])/([.$C$12]*[.$C$12])-SIN(ATAN([.Y$2]/[.$E20]))*SIN(ATAN([.Y$2]/[.$E20])))-COS(ATAN([.Y$2]/[.$E20]))))*([.$C$12]*(SQRT(([.$C$10]*[.$C$10])/([.$C$12]*[.$C$12])-SIN(ATAN([.Y$2]/[.$E20]))*SIN(ATAN([.Y$2]/[.$E20])))-COS(ATAN([.Y$2]/[.$E20]))))/36))" office:value-type="float" office:value="0.00139876936492774">
            <text:p>0,0013987694</text:p>
          </table:table-cell>
          <table:table-cell table:formula="of:=(1/(SQRT(2*3.1415926535)*([.$C$12]*(SQRT(([.$C$10]*[.$C$10])/([.$C$12]*[.$C$12])-SIN(ATAN([.Z$2]/[.$E20]))*SIN(ATAN([.Z$2]/[.$E20])))-COS(ATAN([.Z$2]/[.$E20]))))/6)) * EXP( -([.$E20]/COS(ATAN([.Z$2]/[.$E20]))-([.$C$12]*(SQRT(([.$C$10]*[.$C$10])/([.$C$12]*[.$C$12])-SIN(ATAN([.Z$2]/[.$E20]))*SIN(ATAN([.Z$2]/[.$E20])))-COS(ATAN([.Z$2]/[.$E20]))))/2)*([.$E20]/COS(ATAN([.Z$2]/[.$E20]))-([.$C$12]*(SQRT(([.$C$10]*[.$C$10])/([.$C$12]*[.$C$12])-SIN(ATAN([.Z$2]/[.$E20]))*SIN(ATAN([.Z$2]/[.$E20])))-COS(ATAN([.Z$2]/[.$E20]))))/2) /  (2*([.$C$12]*(SQRT(([.$C$10]*[.$C$10])/([.$C$12]*[.$C$12])-SIN(ATAN([.Z$2]/[.$E20]))*SIN(ATAN([.Z$2]/[.$E20])))-COS(ATAN([.Z$2]/[.$E20]))))*([.$C$12]*(SQRT(([.$C$10]*[.$C$10])/([.$C$12]*[.$C$12])-SIN(ATAN([.Z$2]/[.$E20]))*SIN(ATAN([.Z$2]/[.$E20])))-COS(ATAN([.Z$2]/[.$E20]))))/36))" office:value-type="float" office:value="0.00139136026375574">
            <text:p>0,0013913603</text:p>
          </table:table-cell>
          <table:table-cell table:formula="of:=(1/(SQRT(2*3.1415926535)*([.$C$12]*(SQRT(([.$C$10]*[.$C$10])/([.$C$12]*[.$C$12])-SIN(ATAN([.AA$2]/[.$E20]))*SIN(ATAN([.AA$2]/[.$E20])))-COS(ATAN([.AA$2]/[.$E20]))))/6)) * EXP( -([.$E20]/COS(ATAN([.AA$2]/[.$E20]))-([.$C$12]*(SQRT(([.$C$10]*[.$C$10])/([.$C$12]*[.$C$12])-SIN(ATAN([.AA$2]/[.$E20]))*SIN(ATAN([.AA$2]/[.$E20])))-COS(ATAN([.AA$2]/[.$E20]))))/2)*([.$E20]/COS(ATAN([.AA$2]/[.$E20]))-([.$C$12]*(SQRT(([.$C$10]*[.$C$10])/([.$C$12]*[.$C$12])-SIN(ATAN([.AA$2]/[.$E20]))*SIN(ATAN([.AA$2]/[.$E20])))-COS(ATAN([.AA$2]/[.$E20]))))/2) /  (2*([.$C$12]*(SQRT(([.$C$10]*[.$C$10])/([.$C$12]*[.$C$12])-SIN(ATAN([.AA$2]/[.$E20]))*SIN(ATAN([.AA$2]/[.$E20])))-COS(ATAN([.AA$2]/[.$E20]))))*([.$C$12]*(SQRT(([.$C$10]*[.$C$10])/([.$C$12]*[.$C$12])-SIN(ATAN([.AA$2]/[.$E20]))*SIN(ATAN([.AA$2]/[.$E20])))-COS(ATAN([.AA$2]/[.$E20]))))/36))" office:value-type="float" office:value="0.00137585458459058">
            <text:p>0,0013758546</text:p>
          </table:table-cell>
          <table:table-cell table:formula="of:=(1/(SQRT(2*3.1415926535)*([.$C$12]*(SQRT(([.$C$10]*[.$C$10])/([.$C$12]*[.$C$12])-SIN(ATAN([.AB$2]/[.$E20]))*SIN(ATAN([.AB$2]/[.$E20])))-COS(ATAN([.AB$2]/[.$E20]))))/6)) * EXP( -([.$E20]/COS(ATAN([.AB$2]/[.$E20]))-([.$C$12]*(SQRT(([.$C$10]*[.$C$10])/([.$C$12]*[.$C$12])-SIN(ATAN([.AB$2]/[.$E20]))*SIN(ATAN([.AB$2]/[.$E20])))-COS(ATAN([.AB$2]/[.$E20]))))/2)*([.$E20]/COS(ATAN([.AB$2]/[.$E20]))-([.$C$12]*(SQRT(([.$C$10]*[.$C$10])/([.$C$12]*[.$C$12])-SIN(ATAN([.AB$2]/[.$E20]))*SIN(ATAN([.AB$2]/[.$E20])))-COS(ATAN([.AB$2]/[.$E20]))))/2) /  (2*([.$C$12]*(SQRT(([.$C$10]*[.$C$10])/([.$C$12]*[.$C$12])-SIN(ATAN([.AB$2]/[.$E20]))*SIN(ATAN([.AB$2]/[.$E20])))-COS(ATAN([.AB$2]/[.$E20]))))*([.$C$12]*(SQRT(([.$C$10]*[.$C$10])/([.$C$12]*[.$C$12])-SIN(ATAN([.AB$2]/[.$E20]))*SIN(ATAN([.AB$2]/[.$E20])))-COS(ATAN([.AB$2]/[.$E20]))))/36))" office:value-type="float" office:value="0.00135204091225828">
            <text:p>0,0013520409</text:p>
          </table:table-cell>
          <table:table-cell table:formula="of:=(1/(SQRT(2*3.1415926535)*([.$C$12]*(SQRT(([.$C$10]*[.$C$10])/([.$C$12]*[.$C$12])-SIN(ATAN([.AC$2]/[.$E20]))*SIN(ATAN([.AC$2]/[.$E20])))-COS(ATAN([.AC$2]/[.$E20]))))/6)) * EXP( -([.$E20]/COS(ATAN([.AC$2]/[.$E20]))-([.$C$12]*(SQRT(([.$C$10]*[.$C$10])/([.$C$12]*[.$C$12])-SIN(ATAN([.AC$2]/[.$E20]))*SIN(ATAN([.AC$2]/[.$E20])))-COS(ATAN([.AC$2]/[.$E20]))))/2)*([.$E20]/COS(ATAN([.AC$2]/[.$E20]))-([.$C$12]*(SQRT(([.$C$10]*[.$C$10])/([.$C$12]*[.$C$12])-SIN(ATAN([.AC$2]/[.$E20]))*SIN(ATAN([.AC$2]/[.$E20])))-COS(ATAN([.AC$2]/[.$E20]))))/2) /  (2*([.$C$12]*(SQRT(([.$C$10]*[.$C$10])/([.$C$12]*[.$C$12])-SIN(ATAN([.AC$2]/[.$E20]))*SIN(ATAN([.AC$2]/[.$E20])))-COS(ATAN([.AC$2]/[.$E20]))))*([.$C$12]*(SQRT(([.$C$10]*[.$C$10])/([.$C$12]*[.$C$12])-SIN(ATAN([.AC$2]/[.$E20]))*SIN(ATAN([.AC$2]/[.$E20])))-COS(ATAN([.AC$2]/[.$E20]))))/36))" office:value-type="float" office:value="0.00131992594380383">
            <text:p>0,0013199259</text:p>
          </table:table-cell>
          <table:table-cell table:formula="of:=(1/(SQRT(2*3.1415926535)*([.$C$12]*(SQRT(([.$C$10]*[.$C$10])/([.$C$12]*[.$C$12])-SIN(ATAN([.AD$2]/[.$E20]))*SIN(ATAN([.AD$2]/[.$E20])))-COS(ATAN([.AD$2]/[.$E20]))))/6)) * EXP( -([.$E20]/COS(ATAN([.AD$2]/[.$E20]))-([.$C$12]*(SQRT(([.$C$10]*[.$C$10])/([.$C$12]*[.$C$12])-SIN(ATAN([.AD$2]/[.$E20]))*SIN(ATAN([.AD$2]/[.$E20])))-COS(ATAN([.AD$2]/[.$E20]))))/2)*([.$E20]/COS(ATAN([.AD$2]/[.$E20]))-([.$C$12]*(SQRT(([.$C$10]*[.$C$10])/([.$C$12]*[.$C$12])-SIN(ATAN([.AD$2]/[.$E20]))*SIN(ATAN([.AD$2]/[.$E20])))-COS(ATAN([.AD$2]/[.$E20]))))/2) /  (2*([.$C$12]*(SQRT(([.$C$10]*[.$C$10])/([.$C$12]*[.$C$12])-SIN(ATAN([.AD$2]/[.$E20]))*SIN(ATAN([.AD$2]/[.$E20])))-COS(ATAN([.AD$2]/[.$E20]))))*([.$C$12]*(SQRT(([.$C$10]*[.$C$10])/([.$C$12]*[.$C$12])-SIN(ATAN([.AD$2]/[.$E20]))*SIN(ATAN([.AD$2]/[.$E20])))-COS(ATAN([.AD$2]/[.$E20]))))/36))" office:value-type="float" office:value="0.00127974078226414">
            <text:p>0,0012797408</text:p>
          </table:table-cell>
          <table:table-cell table:formula="of:=(1/(SQRT(2*3.1415926535)*([.$C$12]*(SQRT(([.$C$10]*[.$C$10])/([.$C$12]*[.$C$12])-SIN(ATAN([.AE$2]/[.$E20]))*SIN(ATAN([.AE$2]/[.$E20])))-COS(ATAN([.AE$2]/[.$E20]))))/6)) * EXP( -([.$E20]/COS(ATAN([.AE$2]/[.$E20]))-([.$C$12]*(SQRT(([.$C$10]*[.$C$10])/([.$C$12]*[.$C$12])-SIN(ATAN([.AE$2]/[.$E20]))*SIN(ATAN([.AE$2]/[.$E20])))-COS(ATAN([.AE$2]/[.$E20]))))/2)*([.$E20]/COS(ATAN([.AE$2]/[.$E20]))-([.$C$12]*(SQRT(([.$C$10]*[.$C$10])/([.$C$12]*[.$C$12])-SIN(ATAN([.AE$2]/[.$E20]))*SIN(ATAN([.AE$2]/[.$E20])))-COS(ATAN([.AE$2]/[.$E20]))))/2) /  (2*([.$C$12]*(SQRT(([.$C$10]*[.$C$10])/([.$C$12]*[.$C$12])-SIN(ATAN([.AE$2]/[.$E20]))*SIN(ATAN([.AE$2]/[.$E20])))-COS(ATAN([.AE$2]/[.$E20]))))*([.$C$12]*(SQRT(([.$C$10]*[.$C$10])/([.$C$12]*[.$C$12])-SIN(ATAN([.AE$2]/[.$E20]))*SIN(ATAN([.AE$2]/[.$E20])))-COS(ATAN([.AE$2]/[.$E20]))))/36))" office:value-type="float" office:value="0.0012319375482177">
            <text:p>0,0012319375</text:p>
          </table:table-cell>
          <table:table-cell table:formula="of:=(1/(SQRT(2*3.1415926535)*([.$C$12]*(SQRT(([.$C$10]*[.$C$10])/([.$C$12]*[.$C$12])-SIN(ATAN([.AF$2]/[.$E20]))*SIN(ATAN([.AF$2]/[.$E20])))-COS(ATAN([.AF$2]/[.$E20]))))/6)) * EXP( -([.$E20]/COS(ATAN([.AF$2]/[.$E20]))-([.$C$12]*(SQRT(([.$C$10]*[.$C$10])/([.$C$12]*[.$C$12])-SIN(ATAN([.AF$2]/[.$E20]))*SIN(ATAN([.AF$2]/[.$E20])))-COS(ATAN([.AF$2]/[.$E20]))))/2)*([.$E20]/COS(ATAN([.AF$2]/[.$E20]))-([.$C$12]*(SQRT(([.$C$10]*[.$C$10])/([.$C$12]*[.$C$12])-SIN(ATAN([.AF$2]/[.$E20]))*SIN(ATAN([.AF$2]/[.$E20])))-COS(ATAN([.AF$2]/[.$E20]))))/2) /  (2*([.$C$12]*(SQRT(([.$C$10]*[.$C$10])/([.$C$12]*[.$C$12])-SIN(ATAN([.AF$2]/[.$E20]))*SIN(ATAN([.AF$2]/[.$E20])))-COS(ATAN([.AF$2]/[.$E20]))))*([.$C$12]*(SQRT(([.$C$10]*[.$C$10])/([.$C$12]*[.$C$12])-SIN(ATAN([.AF$2]/[.$E20]))*SIN(ATAN([.AF$2]/[.$E20])))-COS(ATAN([.AF$2]/[.$E20]))))/36))" office:value-type="float" office:value="0.00117717614150246">
            <text:p>0,0011771761</text:p>
          </table:table-cell>
          <table:table-cell table:formula="of:=(1/(SQRT(2*3.1415926535)*([.$C$12]*(SQRT(([.$C$10]*[.$C$10])/([.$C$12]*[.$C$12])-SIN(ATAN([.AG$2]/[.$E20]))*SIN(ATAN([.AG$2]/[.$E20])))-COS(ATAN([.AG$2]/[.$E20]))))/6)) * EXP( -([.$E20]/COS(ATAN([.AG$2]/[.$E20]))-([.$C$12]*(SQRT(([.$C$10]*[.$C$10])/([.$C$12]*[.$C$12])-SIN(ATAN([.AG$2]/[.$E20]))*SIN(ATAN([.AG$2]/[.$E20])))-COS(ATAN([.AG$2]/[.$E20]))))/2)*([.$E20]/COS(ATAN([.AG$2]/[.$E20]))-([.$C$12]*(SQRT(([.$C$10]*[.$C$10])/([.$C$12]*[.$C$12])-SIN(ATAN([.AG$2]/[.$E20]))*SIN(ATAN([.AG$2]/[.$E20])))-COS(ATAN([.AG$2]/[.$E20]))))/2) /  (2*([.$C$12]*(SQRT(([.$C$10]*[.$C$10])/([.$C$12]*[.$C$12])-SIN(ATAN([.AG$2]/[.$E20]))*SIN(ATAN([.AG$2]/[.$E20])))-COS(ATAN([.AG$2]/[.$E20]))))*([.$C$12]*(SQRT(([.$C$10]*[.$C$10])/([.$C$12]*[.$C$12])-SIN(ATAN([.AG$2]/[.$E20]))*SIN(ATAN([.AG$2]/[.$E20])))-COS(ATAN([.AG$2]/[.$E20]))))/36))" office:value-type="float" office:value="0.00111630162553684">
            <text:p>0,0011163016</text:p>
          </table:table-cell>
          <table:table-cell table:formula="of:=(1/(SQRT(2*3.1415926535)*([.$C$12]*(SQRT(([.$C$10]*[.$C$10])/([.$C$12]*[.$C$12])-SIN(ATAN([.AH$2]/[.$E20]))*SIN(ATAN([.AH$2]/[.$E20])))-COS(ATAN([.AH$2]/[.$E20]))))/6)) * EXP( -([.$E20]/COS(ATAN([.AH$2]/[.$E20]))-([.$C$12]*(SQRT(([.$C$10]*[.$C$10])/([.$C$12]*[.$C$12])-SIN(ATAN([.AH$2]/[.$E20]))*SIN(ATAN([.AH$2]/[.$E20])))-COS(ATAN([.AH$2]/[.$E20]))))/2)*([.$E20]/COS(ATAN([.AH$2]/[.$E20]))-([.$C$12]*(SQRT(([.$C$10]*[.$C$10])/([.$C$12]*[.$C$12])-SIN(ATAN([.AH$2]/[.$E20]))*SIN(ATAN([.AH$2]/[.$E20])))-COS(ATAN([.AH$2]/[.$E20]))))/2) /  (2*([.$C$12]*(SQRT(([.$C$10]*[.$C$10])/([.$C$12]*[.$C$12])-SIN(ATAN([.AH$2]/[.$E20]))*SIN(ATAN([.AH$2]/[.$E20])))-COS(ATAN([.AH$2]/[.$E20]))))*([.$C$12]*(SQRT(([.$C$10]*[.$C$10])/([.$C$12]*[.$C$12])-SIN(ATAN([.AH$2]/[.$E20]))*SIN(ATAN([.AH$2]/[.$E20])))-COS(ATAN([.AH$2]/[.$E20]))))/36))" office:value-type="float" office:value="0.00105031332906247">
            <text:p>0,0010503133</text:p>
          </table:table-cell>
          <table:table-cell table:formula="of:=(1/(SQRT(2*3.1415926535)*([.$C$12]*(SQRT(([.$C$10]*[.$C$10])/([.$C$12]*[.$C$12])-SIN(ATAN([.AI$2]/[.$E20]))*SIN(ATAN([.AI$2]/[.$E20])))-COS(ATAN([.AI$2]/[.$E20]))))/6)) * EXP( -([.$E20]/COS(ATAN([.AI$2]/[.$E20]))-([.$C$12]*(SQRT(([.$C$10]*[.$C$10])/([.$C$12]*[.$C$12])-SIN(ATAN([.AI$2]/[.$E20]))*SIN(ATAN([.AI$2]/[.$E20])))-COS(ATAN([.AI$2]/[.$E20]))))/2)*([.$E20]/COS(ATAN([.AI$2]/[.$E20]))-([.$C$12]*(SQRT(([.$C$10]*[.$C$10])/([.$C$12]*[.$C$12])-SIN(ATAN([.AI$2]/[.$E20]))*SIN(ATAN([.AI$2]/[.$E20])))-COS(ATAN([.AI$2]/[.$E20]))))/2) /  (2*([.$C$12]*(SQRT(([.$C$10]*[.$C$10])/([.$C$12]*[.$C$12])-SIN(ATAN([.AI$2]/[.$E20]))*SIN(ATAN([.AI$2]/[.$E20])))-COS(ATAN([.AI$2]/[.$E20]))))*([.$C$12]*(SQRT(([.$C$10]*[.$C$10])/([.$C$12]*[.$C$12])-SIN(ATAN([.AI$2]/[.$E20]))*SIN(ATAN([.AI$2]/[.$E20])))-COS(ATAN([.AI$2]/[.$E20]))))/36))" office:value-type="float" office:value="0.000980327310932978">
            <text:p>0,0009803273</text:p>
          </table:table-cell>
          <table:table-cell table:formula="of:=(1/(SQRT(2*3.1415926535)*([.$C$12]*(SQRT(([.$C$10]*[.$C$10])/([.$C$12]*[.$C$12])-SIN(ATAN([.AJ$2]/[.$E20]))*SIN(ATAN([.AJ$2]/[.$E20])))-COS(ATAN([.AJ$2]/[.$E20]))))/6)) * EXP( -([.$E20]/COS(ATAN([.AJ$2]/[.$E20]))-([.$C$12]*(SQRT(([.$C$10]*[.$C$10])/([.$C$12]*[.$C$12])-SIN(ATAN([.AJ$2]/[.$E20]))*SIN(ATAN([.AJ$2]/[.$E20])))-COS(ATAN([.AJ$2]/[.$E20]))))/2)*([.$E20]/COS(ATAN([.AJ$2]/[.$E20]))-([.$C$12]*(SQRT(([.$C$10]*[.$C$10])/([.$C$12]*[.$C$12])-SIN(ATAN([.AJ$2]/[.$E20]))*SIN(ATAN([.AJ$2]/[.$E20])))-COS(ATAN([.AJ$2]/[.$E20]))))/2) /  (2*([.$C$12]*(SQRT(([.$C$10]*[.$C$10])/([.$C$12]*[.$C$12])-SIN(ATAN([.AJ$2]/[.$E20]))*SIN(ATAN([.AJ$2]/[.$E20])))-COS(ATAN([.AJ$2]/[.$E20]))))*([.$C$12]*(SQRT(([.$C$10]*[.$C$10])/([.$C$12]*[.$C$12])-SIN(ATAN([.AJ$2]/[.$E20]))*SIN(ATAN([.AJ$2]/[.$E20])))-COS(ATAN([.AJ$2]/[.$E20]))))/36))" office:value-type="float" office:value="0.000907534264746681">
            <text:p>0,000907534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600.1">
            <text:p>600,1</text:p>
          </table:table-cell>
          <table:table-cell table:formula="of:=(1/(SQRT(2*3.1415926535)*([.$C$12]*(SQRT(([.$C$10]*[.$C$10])/([.$C$12]*[.$C$12])-SIN(ATAN([.F$2]/[.$E21]))*SIN(ATAN([.F$2]/[.$E21])))-COS(ATAN([.F$2]/[.$E21]))))/6)) * EXP( -([.$E21]/COS(ATAN([.F$2]/[.$E21]))-([.$C$12]*(SQRT(([.$C$10]*[.$C$10])/([.$C$12]*[.$C$12])-SIN(ATAN([.F$2]/[.$E21]))*SIN(ATAN([.F$2]/[.$E21])))-COS(ATAN([.F$2]/[.$E21]))))/2)*([.$E21]/COS(ATAN([.F$2]/[.$E21]))-([.$C$12]*(SQRT(([.$C$10]*[.$C$10])/([.$C$12]*[.$C$12])-SIN(ATAN([.F$2]/[.$E21]))*SIN(ATAN([.F$2]/[.$E21])))-COS(ATAN([.F$2]/[.$E21]))))/2) /  (2*([.$C$12]*(SQRT(([.$C$10]*[.$C$10])/([.$C$12]*[.$C$12])-SIN(ATAN([.F$2]/[.$E21]))*SIN(ATAN([.F$2]/[.$E21])))-COS(ATAN([.F$2]/[.$E21]))))*([.$C$12]*(SQRT(([.$C$10]*[.$C$10])/([.$C$12]*[.$C$12])-SIN(ATAN([.F$2]/[.$E21]))*SIN(ATAN([.F$2]/[.$E21])))-COS(ATAN([.F$2]/[.$E21]))))/36))" office:value-type="float" office:value="0.00112958295975473">
            <text:p>0,001129583</text:p>
          </table:table-cell>
          <table:table-cell table:formula="of:=(1/(SQRT(2*3.1415926535)*([.$C$12]*(SQRT(([.$C$10]*[.$C$10])/([.$C$12]*[.$C$12])-SIN(ATAN([.G$2]/[.$E21]))*SIN(ATAN([.G$2]/[.$E21])))-COS(ATAN([.G$2]/[.$E21]))))/6)) * EXP( -([.$E21]/COS(ATAN([.G$2]/[.$E21]))-([.$C$12]*(SQRT(([.$C$10]*[.$C$10])/([.$C$12]*[.$C$12])-SIN(ATAN([.G$2]/[.$E21]))*SIN(ATAN([.G$2]/[.$E21])))-COS(ATAN([.G$2]/[.$E21]))))/2)*([.$E21]/COS(ATAN([.G$2]/[.$E21]))-([.$C$12]*(SQRT(([.$C$10]*[.$C$10])/([.$C$12]*[.$C$12])-SIN(ATAN([.G$2]/[.$E21]))*SIN(ATAN([.G$2]/[.$E21])))-COS(ATAN([.G$2]/[.$E21]))))/2) /  (2*([.$C$12]*(SQRT(([.$C$10]*[.$C$10])/([.$C$12]*[.$C$12])-SIN(ATAN([.G$2]/[.$E21]))*SIN(ATAN([.G$2]/[.$E21])))-COS(ATAN([.G$2]/[.$E21]))))*([.$C$12]*(SQRT(([.$C$10]*[.$C$10])/([.$C$12]*[.$C$12])-SIN(ATAN([.G$2]/[.$E21]))*SIN(ATAN([.G$2]/[.$E21])))-COS(ATAN([.G$2]/[.$E21]))))/36))" office:value-type="float" office:value="0.00113159461785063">
            <text:p>0,0011315946</text:p>
          </table:table-cell>
          <table:table-cell table:formula="of:=(1/(SQRT(2*3.1415926535)*([.$C$12]*(SQRT(([.$C$10]*[.$C$10])/([.$C$12]*[.$C$12])-SIN(ATAN([.H$2]/[.$E21]))*SIN(ATAN([.H$2]/[.$E21])))-COS(ATAN([.H$2]/[.$E21]))))/6)) * EXP( -([.$E21]/COS(ATAN([.H$2]/[.$E21]))-([.$C$12]*(SQRT(([.$C$10]*[.$C$10])/([.$C$12]*[.$C$12])-SIN(ATAN([.H$2]/[.$E21]))*SIN(ATAN([.H$2]/[.$E21])))-COS(ATAN([.H$2]/[.$E21]))))/2)*([.$E21]/COS(ATAN([.H$2]/[.$E21]))-([.$C$12]*(SQRT(([.$C$10]*[.$C$10])/([.$C$12]*[.$C$12])-SIN(ATAN([.H$2]/[.$E21]))*SIN(ATAN([.H$2]/[.$E21])))-COS(ATAN([.H$2]/[.$E21]))))/2) /  (2*([.$C$12]*(SQRT(([.$C$10]*[.$C$10])/([.$C$12]*[.$C$12])-SIN(ATAN([.H$2]/[.$E21]))*SIN(ATAN([.H$2]/[.$E21])))-COS(ATAN([.H$2]/[.$E21]))))*([.$C$12]*(SQRT(([.$C$10]*[.$C$10])/([.$C$12]*[.$C$12])-SIN(ATAN([.H$2]/[.$E21]))*SIN(ATAN([.H$2]/[.$E21])))-COS(ATAN([.H$2]/[.$E21]))))/36))" office:value-type="float" office:value="0.00113756299319066">
            <text:p>0,001137563</text:p>
          </table:table-cell>
          <table:table-cell table:formula="of:=(1/(SQRT(2*3.1415926535)*([.$C$12]*(SQRT(([.$C$10]*[.$C$10])/([.$C$12]*[.$C$12])-SIN(ATAN([.I$2]/[.$E21]))*SIN(ATAN([.I$2]/[.$E21])))-COS(ATAN([.I$2]/[.$E21]))))/6)) * EXP( -([.$E21]/COS(ATAN([.I$2]/[.$E21]))-([.$C$12]*(SQRT(([.$C$10]*[.$C$10])/([.$C$12]*[.$C$12])-SIN(ATAN([.I$2]/[.$E21]))*SIN(ATAN([.I$2]/[.$E21])))-COS(ATAN([.I$2]/[.$E21]))))/2)*([.$E21]/COS(ATAN([.I$2]/[.$E21]))-([.$C$12]*(SQRT(([.$C$10]*[.$C$10])/([.$C$12]*[.$C$12])-SIN(ATAN([.I$2]/[.$E21]))*SIN(ATAN([.I$2]/[.$E21])))-COS(ATAN([.I$2]/[.$E21]))))/2) /  (2*([.$C$12]*(SQRT(([.$C$10]*[.$C$10])/([.$C$12]*[.$C$12])-SIN(ATAN([.I$2]/[.$E21]))*SIN(ATAN([.I$2]/[.$E21])))-COS(ATAN([.I$2]/[.$E21]))))*([.$C$12]*(SQRT(([.$C$10]*[.$C$10])/([.$C$12]*[.$C$12])-SIN(ATAN([.I$2]/[.$E21]))*SIN(ATAN([.I$2]/[.$E21])))-COS(ATAN([.I$2]/[.$E21]))))/36))" office:value-type="float" office:value="0.00114736020248087">
            <text:p>0,0011473602</text:p>
          </table:table-cell>
          <table:table-cell table:formula="of:=(1/(SQRT(2*3.1415926535)*([.$C$12]*(SQRT(([.$C$10]*[.$C$10])/([.$C$12]*[.$C$12])-SIN(ATAN([.J$2]/[.$E21]))*SIN(ATAN([.J$2]/[.$E21])))-COS(ATAN([.J$2]/[.$E21]))))/6)) * EXP( -([.$E21]/COS(ATAN([.J$2]/[.$E21]))-([.$C$12]*(SQRT(([.$C$10]*[.$C$10])/([.$C$12]*[.$C$12])-SIN(ATAN([.J$2]/[.$E21]))*SIN(ATAN([.J$2]/[.$E21])))-COS(ATAN([.J$2]/[.$E21]))))/2)*([.$E21]/COS(ATAN([.J$2]/[.$E21]))-([.$C$12]*(SQRT(([.$C$10]*[.$C$10])/([.$C$12]*[.$C$12])-SIN(ATAN([.J$2]/[.$E21]))*SIN(ATAN([.J$2]/[.$E21])))-COS(ATAN([.J$2]/[.$E21]))))/2) /  (2*([.$C$12]*(SQRT(([.$C$10]*[.$C$10])/([.$C$12]*[.$C$12])-SIN(ATAN([.J$2]/[.$E21]))*SIN(ATAN([.J$2]/[.$E21])))-COS(ATAN([.J$2]/[.$E21]))))*([.$C$12]*(SQRT(([.$C$10]*[.$C$10])/([.$C$12]*[.$C$12])-SIN(ATAN([.J$2]/[.$E21]))*SIN(ATAN([.J$2]/[.$E21])))-COS(ATAN([.J$2]/[.$E21]))))/36))" office:value-type="float" office:value="0.0011607718703742">
            <text:p>0,0011607719</text:p>
          </table:table-cell>
          <table:table-cell table:formula="of:=(1/(SQRT(2*3.1415926535)*([.$C$12]*(SQRT(([.$C$10]*[.$C$10])/([.$C$12]*[.$C$12])-SIN(ATAN([.K$2]/[.$E21]))*SIN(ATAN([.K$2]/[.$E21])))-COS(ATAN([.K$2]/[.$E21]))))/6)) * EXP( -([.$E21]/COS(ATAN([.K$2]/[.$E21]))-([.$C$12]*(SQRT(([.$C$10]*[.$C$10])/([.$C$12]*[.$C$12])-SIN(ATAN([.K$2]/[.$E21]))*SIN(ATAN([.K$2]/[.$E21])))-COS(ATAN([.K$2]/[.$E21]))))/2)*([.$E21]/COS(ATAN([.K$2]/[.$E21]))-([.$C$12]*(SQRT(([.$C$10]*[.$C$10])/([.$C$12]*[.$C$12])-SIN(ATAN([.K$2]/[.$E21]))*SIN(ATAN([.K$2]/[.$E21])))-COS(ATAN([.K$2]/[.$E21]))))/2) /  (2*([.$C$12]*(SQRT(([.$C$10]*[.$C$10])/([.$C$12]*[.$C$12])-SIN(ATAN([.K$2]/[.$E21]))*SIN(ATAN([.K$2]/[.$E21])))-COS(ATAN([.K$2]/[.$E21]))))*([.$C$12]*(SQRT(([.$C$10]*[.$C$10])/([.$C$12]*[.$C$12])-SIN(ATAN([.K$2]/[.$E21]))*SIN(ATAN([.K$2]/[.$E21])))-COS(ATAN([.K$2]/[.$E21]))))/36))" office:value-type="float" office:value="0.00117749540528703">
            <text:p>0,0011774954</text:p>
          </table:table-cell>
          <table:table-cell table:formula="of:=(1/(SQRT(2*3.1415926535)*([.$C$12]*(SQRT(([.$C$10]*[.$C$10])/([.$C$12]*[.$C$12])-SIN(ATAN([.L$2]/[.$E21]))*SIN(ATAN([.L$2]/[.$E21])))-COS(ATAN([.L$2]/[.$E21]))))/6)) * EXP( -([.$E21]/COS(ATAN([.L$2]/[.$E21]))-([.$C$12]*(SQRT(([.$C$10]*[.$C$10])/([.$C$12]*[.$C$12])-SIN(ATAN([.L$2]/[.$E21]))*SIN(ATAN([.L$2]/[.$E21])))-COS(ATAN([.L$2]/[.$E21]))))/2)*([.$E21]/COS(ATAN([.L$2]/[.$E21]))-([.$C$12]*(SQRT(([.$C$10]*[.$C$10])/([.$C$12]*[.$C$12])-SIN(ATAN([.L$2]/[.$E21]))*SIN(ATAN([.L$2]/[.$E21])))-COS(ATAN([.L$2]/[.$E21]))))/2) /  (2*([.$C$12]*(SQRT(([.$C$10]*[.$C$10])/([.$C$12]*[.$C$12])-SIN(ATAN([.L$2]/[.$E21]))*SIN(ATAN([.L$2]/[.$E21])))-COS(ATAN([.L$2]/[.$E21]))))*([.$C$12]*(SQRT(([.$C$10]*[.$C$10])/([.$C$12]*[.$C$12])-SIN(ATAN([.L$2]/[.$E21]))*SIN(ATAN([.L$2]/[.$E21])))-COS(ATAN([.L$2]/[.$E21]))))/36))" office:value-type="float" office:value="0.00119713832104302">
            <text:p>0,0011971383</text:p>
          </table:table-cell>
          <table:table-cell table:formula="of:=(1/(SQRT(2*3.1415926535)*([.$C$12]*(SQRT(([.$C$10]*[.$C$10])/([.$C$12]*[.$C$12])-SIN(ATAN([.M$2]/[.$E21]))*SIN(ATAN([.M$2]/[.$E21])))-COS(ATAN([.M$2]/[.$E21]))))/6)) * EXP( -([.$E21]/COS(ATAN([.M$2]/[.$E21]))-([.$C$12]*(SQRT(([.$C$10]*[.$C$10])/([.$C$12]*[.$C$12])-SIN(ATAN([.M$2]/[.$E21]))*SIN(ATAN([.M$2]/[.$E21])))-COS(ATAN([.M$2]/[.$E21]))))/2)*([.$E21]/COS(ATAN([.M$2]/[.$E21]))-([.$C$12]*(SQRT(([.$C$10]*[.$C$10])/([.$C$12]*[.$C$12])-SIN(ATAN([.M$2]/[.$E21]))*SIN(ATAN([.M$2]/[.$E21])))-COS(ATAN([.M$2]/[.$E21]))))/2) /  (2*([.$C$12]*(SQRT(([.$C$10]*[.$C$10])/([.$C$12]*[.$C$12])-SIN(ATAN([.M$2]/[.$E21]))*SIN(ATAN([.M$2]/[.$E21])))-COS(ATAN([.M$2]/[.$E21]))))*([.$C$12]*(SQRT(([.$C$10]*[.$C$10])/([.$C$12]*[.$C$12])-SIN(ATAN([.M$2]/[.$E21]))*SIN(ATAN([.M$2]/[.$E21])))-COS(ATAN([.M$2]/[.$E21]))))/36))" office:value-type="float" office:value="0.00121921727066843">
            <text:p>0,0012192173</text:p>
          </table:table-cell>
          <table:table-cell table:formula="of:=(1/(SQRT(2*3.1415926535)*([.$C$12]*(SQRT(([.$C$10]*[.$C$10])/([.$C$12]*[.$C$12])-SIN(ATAN([.N$2]/[.$E21]))*SIN(ATAN([.N$2]/[.$E21])))-COS(ATAN([.N$2]/[.$E21]))))/6)) * EXP( -([.$E21]/COS(ATAN([.N$2]/[.$E21]))-([.$C$12]*(SQRT(([.$C$10]*[.$C$10])/([.$C$12]*[.$C$12])-SIN(ATAN([.N$2]/[.$E21]))*SIN(ATAN([.N$2]/[.$E21])))-COS(ATAN([.N$2]/[.$E21]))))/2)*([.$E21]/COS(ATAN([.N$2]/[.$E21]))-([.$C$12]*(SQRT(([.$C$10]*[.$C$10])/([.$C$12]*[.$C$12])-SIN(ATAN([.N$2]/[.$E21]))*SIN(ATAN([.N$2]/[.$E21])))-COS(ATAN([.N$2]/[.$E21]))))/2) /  (2*([.$C$12]*(SQRT(([.$C$10]*[.$C$10])/([.$C$12]*[.$C$12])-SIN(ATAN([.N$2]/[.$E21]))*SIN(ATAN([.N$2]/[.$E21])))-COS(ATAN([.N$2]/[.$E21]))))*([.$C$12]*(SQRT(([.$C$10]*[.$C$10])/([.$C$12]*[.$C$12])-SIN(ATAN([.N$2]/[.$E21]))*SIN(ATAN([.N$2]/[.$E21])))-COS(ATAN([.N$2]/[.$E21]))))/36))" office:value-type="float" office:value="0.00124315855666716">
            <text:p>0,0012431586</text:p>
          </table:table-cell>
          <table:table-cell table:formula="of:=(1/(SQRT(2*3.1415926535)*([.$C$12]*(SQRT(([.$C$10]*[.$C$10])/([.$C$12]*[.$C$12])-SIN(ATAN([.O$2]/[.$E21]))*SIN(ATAN([.O$2]/[.$E21])))-COS(ATAN([.O$2]/[.$E21]))))/6)) * EXP( -([.$E21]/COS(ATAN([.O$2]/[.$E21]))-([.$C$12]*(SQRT(([.$C$10]*[.$C$10])/([.$C$12]*[.$C$12])-SIN(ATAN([.O$2]/[.$E21]))*SIN(ATAN([.O$2]/[.$E21])))-COS(ATAN([.O$2]/[.$E21]))))/2)*([.$E21]/COS(ATAN([.O$2]/[.$E21]))-([.$C$12]*(SQRT(([.$C$10]*[.$C$10])/([.$C$12]*[.$C$12])-SIN(ATAN([.O$2]/[.$E21]))*SIN(ATAN([.O$2]/[.$E21])))-COS(ATAN([.O$2]/[.$E21]))))/2) /  (2*([.$C$12]*(SQRT(([.$C$10]*[.$C$10])/([.$C$12]*[.$C$12])-SIN(ATAN([.O$2]/[.$E21]))*SIN(ATAN([.O$2]/[.$E21])))-COS(ATAN([.O$2]/[.$E21]))))*([.$C$12]*(SQRT(([.$C$10]*[.$C$10])/([.$C$12]*[.$C$12])-SIN(ATAN([.O$2]/[.$E21]))*SIN(ATAN([.O$2]/[.$E21])))-COS(ATAN([.O$2]/[.$E21]))))/36))" office:value-type="float" office:value="0.00126830091759371">
            <text:p>0,0012683009</text:p>
          </table:table-cell>
          <table:table-cell table:formula="of:=(1/(SQRT(2*3.1415926535)*([.$C$12]*(SQRT(([.$C$10]*[.$C$10])/([.$C$12]*[.$C$12])-SIN(ATAN([.P$2]/[.$E21]))*SIN(ATAN([.P$2]/[.$E21])))-COS(ATAN([.P$2]/[.$E21]))))/6)) * EXP( -([.$E21]/COS(ATAN([.P$2]/[.$E21]))-([.$C$12]*(SQRT(([.$C$10]*[.$C$10])/([.$C$12]*[.$C$12])-SIN(ATAN([.P$2]/[.$E21]))*SIN(ATAN([.P$2]/[.$E21])))-COS(ATAN([.P$2]/[.$E21]))))/2)*([.$E21]/COS(ATAN([.P$2]/[.$E21]))-([.$C$12]*(SQRT(([.$C$10]*[.$C$10])/([.$C$12]*[.$C$12])-SIN(ATAN([.P$2]/[.$E21]))*SIN(ATAN([.P$2]/[.$E21])))-COS(ATAN([.P$2]/[.$E21]))))/2) /  (2*([.$C$12]*(SQRT(([.$C$10]*[.$C$10])/([.$C$12]*[.$C$12])-SIN(ATAN([.P$2]/[.$E21]))*SIN(ATAN([.P$2]/[.$E21])))-COS(ATAN([.P$2]/[.$E21]))))*([.$C$12]*(SQRT(([.$C$10]*[.$C$10])/([.$C$12]*[.$C$12])-SIN(ATAN([.P$2]/[.$E21]))*SIN(ATAN([.P$2]/[.$E21])))-COS(ATAN([.P$2]/[.$E21]))))/36))" office:value-type="float" office:value="0.00129390135608507">
            <text:p>0,0012939014</text:p>
          </table:table-cell>
          <table:table-cell table:formula="of:=(1/(SQRT(2*3.1415926535)*([.$C$12]*(SQRT(([.$C$10]*[.$C$10])/([.$C$12]*[.$C$12])-SIN(ATAN([.Q$2]/[.$E21]))*SIN(ATAN([.Q$2]/[.$E21])))-COS(ATAN([.Q$2]/[.$E21]))))/6)) * EXP( -([.$E21]/COS(ATAN([.Q$2]/[.$E21]))-([.$C$12]*(SQRT(([.$C$10]*[.$C$10])/([.$C$12]*[.$C$12])-SIN(ATAN([.Q$2]/[.$E21]))*SIN(ATAN([.Q$2]/[.$E21])))-COS(ATAN([.Q$2]/[.$E21]))))/2)*([.$E21]/COS(ATAN([.Q$2]/[.$E21]))-([.$C$12]*(SQRT(([.$C$10]*[.$C$10])/([.$C$12]*[.$C$12])-SIN(ATAN([.Q$2]/[.$E21]))*SIN(ATAN([.Q$2]/[.$E21])))-COS(ATAN([.Q$2]/[.$E21]))))/2) /  (2*([.$C$12]*(SQRT(([.$C$10]*[.$C$10])/([.$C$12]*[.$C$12])-SIN(ATAN([.Q$2]/[.$E21]))*SIN(ATAN([.Q$2]/[.$E21])))-COS(ATAN([.Q$2]/[.$E21]))))*([.$C$12]*(SQRT(([.$C$10]*[.$C$10])/([.$C$12]*[.$C$12])-SIN(ATAN([.Q$2]/[.$E21]))*SIN(ATAN([.Q$2]/[.$E21])))-COS(ATAN([.Q$2]/[.$E21]))))/36))" office:value-type="float" office:value="0.0013191446643841">
            <text:p>0,0013191447</text:p>
          </table:table-cell>
          <table:table-cell table:formula="of:=(1/(SQRT(2*3.1415926535)*([.$C$12]*(SQRT(([.$C$10]*[.$C$10])/([.$C$12]*[.$C$12])-SIN(ATAN([.R$2]/[.$E21]))*SIN(ATAN([.R$2]/[.$E21])))-COS(ATAN([.R$2]/[.$E21]))))/6)) * EXP( -([.$E21]/COS(ATAN([.R$2]/[.$E21]))-([.$C$12]*(SQRT(([.$C$10]*[.$C$10])/([.$C$12]*[.$C$12])-SIN(ATAN([.R$2]/[.$E21]))*SIN(ATAN([.R$2]/[.$E21])))-COS(ATAN([.R$2]/[.$E21]))))/2)*([.$E21]/COS(ATAN([.R$2]/[.$E21]))-([.$C$12]*(SQRT(([.$C$10]*[.$C$10])/([.$C$12]*[.$C$12])-SIN(ATAN([.R$2]/[.$E21]))*SIN(ATAN([.R$2]/[.$E21])))-COS(ATAN([.R$2]/[.$E21]))))/2) /  (2*([.$C$12]*(SQRT(([.$C$10]*[.$C$10])/([.$C$12]*[.$C$12])-SIN(ATAN([.R$2]/[.$E21]))*SIN(ATAN([.R$2]/[.$E21])))-COS(ATAN([.R$2]/[.$E21]))))*([.$C$12]*(SQRT(([.$C$10]*[.$C$10])/([.$C$12]*[.$C$12])-SIN(ATAN([.R$2]/[.$E21]))*SIN(ATAN([.R$2]/[.$E21])))-COS(ATAN([.R$2]/[.$E21]))))/36))" office:value-type="float" office:value="0.00134315711974128">
            <text:p>0,0013431571</text:p>
          </table:table-cell>
          <table:table-cell table:formula="of:=(1/(SQRT(2*3.1415926535)*([.$C$12]*(SQRT(([.$C$10]*[.$C$10])/([.$C$12]*[.$C$12])-SIN(ATAN([.S$2]/[.$E21]))*SIN(ATAN([.S$2]/[.$E21])))-COS(ATAN([.S$2]/[.$E21]))))/6)) * EXP( -([.$E21]/COS(ATAN([.S$2]/[.$E21]))-([.$C$12]*(SQRT(([.$C$10]*[.$C$10])/([.$C$12]*[.$C$12])-SIN(ATAN([.S$2]/[.$E21]))*SIN(ATAN([.S$2]/[.$E21])))-COS(ATAN([.S$2]/[.$E21]))))/2)*([.$E21]/COS(ATAN([.S$2]/[.$E21]))-([.$C$12]*(SQRT(([.$C$10]*[.$C$10])/([.$C$12]*[.$C$12])-SIN(ATAN([.S$2]/[.$E21]))*SIN(ATAN([.S$2]/[.$E21])))-COS(ATAN([.S$2]/[.$E21]))))/2) /  (2*([.$C$12]*(SQRT(([.$C$10]*[.$C$10])/([.$C$12]*[.$C$12])-SIN(ATAN([.S$2]/[.$E21]))*SIN(ATAN([.S$2]/[.$E21])))-COS(ATAN([.S$2]/[.$E21]))))*([.$C$12]*(SQRT(([.$C$10]*[.$C$10])/([.$C$12]*[.$C$12])-SIN(ATAN([.S$2]/[.$E21]))*SIN(ATAN([.S$2]/[.$E21])))-COS(ATAN([.S$2]/[.$E21]))))/36))" office:value-type="float" office:value="0.0013650245692827">
            <text:p>0,0013650246</text:p>
          </table:table-cell>
          <table:table-cell table:formula="of:=(1/(SQRT(2*3.1415926535)*([.$C$12]*(SQRT(([.$C$10]*[.$C$10])/([.$C$12]*[.$C$12])-SIN(ATAN([.T$2]/[.$E21]))*SIN(ATAN([.T$2]/[.$E21])))-COS(ATAN([.T$2]/[.$E21]))))/6)) * EXP( -([.$E21]/COS(ATAN([.T$2]/[.$E21]))-([.$C$12]*(SQRT(([.$C$10]*[.$C$10])/([.$C$12]*[.$C$12])-SIN(ATAN([.T$2]/[.$E21]))*SIN(ATAN([.T$2]/[.$E21])))-COS(ATAN([.T$2]/[.$E21]))))/2)*([.$E21]/COS(ATAN([.T$2]/[.$E21]))-([.$C$12]*(SQRT(([.$C$10]*[.$C$10])/([.$C$12]*[.$C$12])-SIN(ATAN([.T$2]/[.$E21]))*SIN(ATAN([.T$2]/[.$E21])))-COS(ATAN([.T$2]/[.$E21]))))/2) /  (2*([.$C$12]*(SQRT(([.$C$10]*[.$C$10])/([.$C$12]*[.$C$12])-SIN(ATAN([.T$2]/[.$E21]))*SIN(ATAN([.T$2]/[.$E21])))-COS(ATAN([.T$2]/[.$E21]))))*([.$C$12]*(SQRT(([.$C$10]*[.$C$10])/([.$C$12]*[.$C$12])-SIN(ATAN([.T$2]/[.$E21]))*SIN(ATAN([.T$2]/[.$E21])))-COS(ATAN([.T$2]/[.$E21]))))/36))" office:value-type="float" office:value="0.00138381481370345">
            <text:p>0,0013838148</text:p>
          </table:table-cell>
          <table:table-cell table:formula="of:=(1/(SQRT(2*3.1415926535)*([.$C$12]*(SQRT(([.$C$10]*[.$C$10])/([.$C$12]*[.$C$12])-SIN(ATAN([.U$2]/[.$E21]))*SIN(ATAN([.U$2]/[.$E21])))-COS(ATAN([.U$2]/[.$E21]))))/6)) * EXP( -([.$E21]/COS(ATAN([.U$2]/[.$E21]))-([.$C$12]*(SQRT(([.$C$10]*[.$C$10])/([.$C$12]*[.$C$12])-SIN(ATAN([.U$2]/[.$E21]))*SIN(ATAN([.U$2]/[.$E21])))-COS(ATAN([.U$2]/[.$E21]))))/2)*([.$E21]/COS(ATAN([.U$2]/[.$E21]))-([.$C$12]*(SQRT(([.$C$10]*[.$C$10])/([.$C$12]*[.$C$12])-SIN(ATAN([.U$2]/[.$E21]))*SIN(ATAN([.U$2]/[.$E21])))-COS(ATAN([.U$2]/[.$E21]))))/2) /  (2*([.$C$12]*(SQRT(([.$C$10]*[.$C$10])/([.$C$12]*[.$C$12])-SIN(ATAN([.U$2]/[.$E21]))*SIN(ATAN([.U$2]/[.$E21])))-COS(ATAN([.U$2]/[.$E21]))))*([.$C$12]*(SQRT(([.$C$10]*[.$C$10])/([.$C$12]*[.$C$12])-SIN(ATAN([.U$2]/[.$E21]))*SIN(ATAN([.U$2]/[.$E21])))-COS(ATAN([.U$2]/[.$E21]))))/36))" office:value-type="float" office:value="0.00139860384997977">
            <text:p>0,0013986038</text:p>
          </table:table-cell>
          <table:table-cell table:formula="of:=(1/(SQRT(2*3.1415926535)*([.$C$12]*(SQRT(([.$C$10]*[.$C$10])/([.$C$12]*[.$C$12])-SIN(ATAN([.V$2]/[.$E21]))*SIN(ATAN([.V$2]/[.$E21])))-COS(ATAN([.V$2]/[.$E21]))))/6)) * EXP( -([.$E21]/COS(ATAN([.V$2]/[.$E21]))-([.$C$12]*(SQRT(([.$C$10]*[.$C$10])/([.$C$12]*[.$C$12])-SIN(ATAN([.V$2]/[.$E21]))*SIN(ATAN([.V$2]/[.$E21])))-COS(ATAN([.V$2]/[.$E21]))))/2)*([.$E21]/COS(ATAN([.V$2]/[.$E21]))-([.$C$12]*(SQRT(([.$C$10]*[.$C$10])/([.$C$12]*[.$C$12])-SIN(ATAN([.V$2]/[.$E21]))*SIN(ATAN([.V$2]/[.$E21])))-COS(ATAN([.V$2]/[.$E21]))))/2) /  (2*([.$C$12]*(SQRT(([.$C$10]*[.$C$10])/([.$C$12]*[.$C$12])-SIN(ATAN([.V$2]/[.$E21]))*SIN(ATAN([.V$2]/[.$E21])))-COS(ATAN([.V$2]/[.$E21]))))*([.$C$12]*(SQRT(([.$C$10]*[.$C$10])/([.$C$12]*[.$C$12])-SIN(ATAN([.V$2]/[.$E21]))*SIN(ATAN([.V$2]/[.$E21])))-COS(ATAN([.V$2]/[.$E21]))))/36))" office:value-type="float" office:value="0.00140850517002268">
            <text:p>0,0014085052</text:p>
          </table:table-cell>
          <table:table-cell table:formula="of:=(1/(SQRT(2*3.1415926535)*([.$C$12]*(SQRT(([.$C$10]*[.$C$10])/([.$C$12]*[.$C$12])-SIN(ATAN([.W$2]/[.$E21]))*SIN(ATAN([.W$2]/[.$E21])))-COS(ATAN([.W$2]/[.$E21]))))/6)) * EXP( -([.$E21]/COS(ATAN([.W$2]/[.$E21]))-([.$C$12]*(SQRT(([.$C$10]*[.$C$10])/([.$C$12]*[.$C$12])-SIN(ATAN([.W$2]/[.$E21]))*SIN(ATAN([.W$2]/[.$E21])))-COS(ATAN([.W$2]/[.$E21]))))/2)*([.$E21]/COS(ATAN([.W$2]/[.$E21]))-([.$C$12]*(SQRT(([.$C$10]*[.$C$10])/([.$C$12]*[.$C$12])-SIN(ATAN([.W$2]/[.$E21]))*SIN(ATAN([.W$2]/[.$E21])))-COS(ATAN([.W$2]/[.$E21]))))/2) /  (2*([.$C$12]*(SQRT(([.$C$10]*[.$C$10])/([.$C$12]*[.$C$12])-SIN(ATAN([.W$2]/[.$E21]))*SIN(ATAN([.W$2]/[.$E21])))-COS(ATAN([.W$2]/[.$E21]))))*([.$C$12]*(SQRT(([.$C$10]*[.$C$10])/([.$C$12]*[.$C$12])-SIN(ATAN([.W$2]/[.$E21]))*SIN(ATAN([.W$2]/[.$E21])))-COS(ATAN([.W$2]/[.$E21]))))/36))" office:value-type="float" office:value="0.0014127009646196">
            <text:p>0,001412701</text:p>
          </table:table-cell>
          <table:table-cell table:formula="of:=(1/(SQRT(2*3.1415926535)*([.$C$12]*(SQRT(([.$C$10]*[.$C$10])/([.$C$12]*[.$C$12])-SIN(ATAN([.X$2]/[.$E21]))*SIN(ATAN([.X$2]/[.$E21])))-COS(ATAN([.X$2]/[.$E21]))))/6)) * EXP( -([.$E21]/COS(ATAN([.X$2]/[.$E21]))-([.$C$12]*(SQRT(([.$C$10]*[.$C$10])/([.$C$12]*[.$C$12])-SIN(ATAN([.X$2]/[.$E21]))*SIN(ATAN([.X$2]/[.$E21])))-COS(ATAN([.X$2]/[.$E21]))))/2)*([.$E21]/COS(ATAN([.X$2]/[.$E21]))-([.$C$12]*(SQRT(([.$C$10]*[.$C$10])/([.$C$12]*[.$C$12])-SIN(ATAN([.X$2]/[.$E21]))*SIN(ATAN([.X$2]/[.$E21])))-COS(ATAN([.X$2]/[.$E21]))))/2) /  (2*([.$C$12]*(SQRT(([.$C$10]*[.$C$10])/([.$C$12]*[.$C$12])-SIN(ATAN([.X$2]/[.$E21]))*SIN(ATAN([.X$2]/[.$E21])))-COS(ATAN([.X$2]/[.$E21]))))*([.$C$12]*(SQRT(([.$C$10]*[.$C$10])/([.$C$12]*[.$C$12])-SIN(ATAN([.X$2]/[.$E21]))*SIN(ATAN([.X$2]/[.$E21])))-COS(ATAN([.X$2]/[.$E21]))))/36))" office:value-type="float" office:value="0.00141047378258031">
            <text:p>0,0014104738</text:p>
          </table:table-cell>
          <table:table-cell table:formula="of:=(1/(SQRT(2*3.1415926535)*([.$C$12]*(SQRT(([.$C$10]*[.$C$10])/([.$C$12]*[.$C$12])-SIN(ATAN([.Y$2]/[.$E21]))*SIN(ATAN([.Y$2]/[.$E21])))-COS(ATAN([.Y$2]/[.$E21]))))/6)) * EXP( -([.$E21]/COS(ATAN([.Y$2]/[.$E21]))-([.$C$12]*(SQRT(([.$C$10]*[.$C$10])/([.$C$12]*[.$C$12])-SIN(ATAN([.Y$2]/[.$E21]))*SIN(ATAN([.Y$2]/[.$E21])))-COS(ATAN([.Y$2]/[.$E21]))))/2)*([.$E21]/COS(ATAN([.Y$2]/[.$E21]))-([.$C$12]*(SQRT(([.$C$10]*[.$C$10])/([.$C$12]*[.$C$12])-SIN(ATAN([.Y$2]/[.$E21]))*SIN(ATAN([.Y$2]/[.$E21])))-COS(ATAN([.Y$2]/[.$E21]))))/2) /  (2*([.$C$12]*(SQRT(([.$C$10]*[.$C$10])/([.$C$12]*[.$C$12])-SIN(ATAN([.Y$2]/[.$E21]))*SIN(ATAN([.Y$2]/[.$E21])))-COS(ATAN([.Y$2]/[.$E21]))))*([.$C$12]*(SQRT(([.$C$10]*[.$C$10])/([.$C$12]*[.$C$12])-SIN(ATAN([.Y$2]/[.$E21]))*SIN(ATAN([.Y$2]/[.$E21])))-COS(ATAN([.Y$2]/[.$E21]))))/36))" office:value-type="float" office:value="0.00140123697577088">
            <text:p>0,001401237</text:p>
          </table:table-cell>
          <table:table-cell table:formula="of:=(1/(SQRT(2*3.1415926535)*([.$C$12]*(SQRT(([.$C$10]*[.$C$10])/([.$C$12]*[.$C$12])-SIN(ATAN([.Z$2]/[.$E21]))*SIN(ATAN([.Z$2]/[.$E21])))-COS(ATAN([.Z$2]/[.$E21]))))/6)) * EXP( -([.$E21]/COS(ATAN([.Z$2]/[.$E21]))-([.$C$12]*(SQRT(([.$C$10]*[.$C$10])/([.$C$12]*[.$C$12])-SIN(ATAN([.Z$2]/[.$E21]))*SIN(ATAN([.Z$2]/[.$E21])))-COS(ATAN([.Z$2]/[.$E21]))))/2)*([.$E21]/COS(ATAN([.Z$2]/[.$E21]))-([.$C$12]*(SQRT(([.$C$10]*[.$C$10])/([.$C$12]*[.$C$12])-SIN(ATAN([.Z$2]/[.$E21]))*SIN(ATAN([.Z$2]/[.$E21])))-COS(ATAN([.Z$2]/[.$E21]))))/2) /  (2*([.$C$12]*(SQRT(([.$C$10]*[.$C$10])/([.$C$12]*[.$C$12])-SIN(ATAN([.Z$2]/[.$E21]))*SIN(ATAN([.Z$2]/[.$E21])))-COS(ATAN([.Z$2]/[.$E21]))))*([.$C$12]*(SQRT(([.$C$10]*[.$C$10])/([.$C$12]*[.$C$12])-SIN(ATAN([.Z$2]/[.$E21]))*SIN(ATAN([.Z$2]/[.$E21])))-COS(ATAN([.Z$2]/[.$E21]))))/36))" office:value-type="float" office:value="0.00138456214984821">
            <text:p>0,0013845621</text:p>
          </table:table-cell>
          <table:table-cell table:formula="of:=(1/(SQRT(2*3.1415926535)*([.$C$12]*(SQRT(([.$C$10]*[.$C$10])/([.$C$12]*[.$C$12])-SIN(ATAN([.AA$2]/[.$E21]))*SIN(ATAN([.AA$2]/[.$E21])))-COS(ATAN([.AA$2]/[.$E21]))))/6)) * EXP( -([.$E21]/COS(ATAN([.AA$2]/[.$E21]))-([.$C$12]*(SQRT(([.$C$10]*[.$C$10])/([.$C$12]*[.$C$12])-SIN(ATAN([.AA$2]/[.$E21]))*SIN(ATAN([.AA$2]/[.$E21])))-COS(ATAN([.AA$2]/[.$E21]))))/2)*([.$E21]/COS(ATAN([.AA$2]/[.$E21]))-([.$C$12]*(SQRT(([.$C$10]*[.$C$10])/([.$C$12]*[.$C$12])-SIN(ATAN([.AA$2]/[.$E21]))*SIN(ATAN([.AA$2]/[.$E21])))-COS(ATAN([.AA$2]/[.$E21]))))/2) /  (2*([.$C$12]*(SQRT(([.$C$10]*[.$C$10])/([.$C$12]*[.$C$12])-SIN(ATAN([.AA$2]/[.$E21]))*SIN(ATAN([.AA$2]/[.$E21])))-COS(ATAN([.AA$2]/[.$E21]))))*([.$C$12]*(SQRT(([.$C$10]*[.$C$10])/([.$C$12]*[.$C$12])-SIN(ATAN([.AA$2]/[.$E21]))*SIN(ATAN([.AA$2]/[.$E21])))-COS(ATAN([.AA$2]/[.$E21]))))/36))" office:value-type="float" office:value="0.00136020185877302">
            <text:p>0,0013602019</text:p>
          </table:table-cell>
          <table:table-cell table:formula="of:=(1/(SQRT(2*3.1415926535)*([.$C$12]*(SQRT(([.$C$10]*[.$C$10])/([.$C$12]*[.$C$12])-SIN(ATAN([.AB$2]/[.$E21]))*SIN(ATAN([.AB$2]/[.$E21])))-COS(ATAN([.AB$2]/[.$E21]))))/6)) * EXP( -([.$E21]/COS(ATAN([.AB$2]/[.$E21]))-([.$C$12]*(SQRT(([.$C$10]*[.$C$10])/([.$C$12]*[.$C$12])-SIN(ATAN([.AB$2]/[.$E21]))*SIN(ATAN([.AB$2]/[.$E21])))-COS(ATAN([.AB$2]/[.$E21]))))/2)*([.$E21]/COS(ATAN([.AB$2]/[.$E21]))-([.$C$12]*(SQRT(([.$C$10]*[.$C$10])/([.$C$12]*[.$C$12])-SIN(ATAN([.AB$2]/[.$E21]))*SIN(ATAN([.AB$2]/[.$E21])))-COS(ATAN([.AB$2]/[.$E21]))))/2) /  (2*([.$C$12]*(SQRT(([.$C$10]*[.$C$10])/([.$C$12]*[.$C$12])-SIN(ATAN([.AB$2]/[.$E21]))*SIN(ATAN([.AB$2]/[.$E21])))-COS(ATAN([.AB$2]/[.$E21]))))*([.$C$12]*(SQRT(([.$C$10]*[.$C$10])/([.$C$12]*[.$C$12])-SIN(ATAN([.AB$2]/[.$E21]))*SIN(ATAN([.AB$2]/[.$E21])))-COS(ATAN([.AB$2]/[.$E21]))))/36))" office:value-type="float" office:value="0.00132810593891387">
            <text:p>0,0013281059</text:p>
          </table:table-cell>
          <table:table-cell table:formula="of:=(1/(SQRT(2*3.1415926535)*([.$C$12]*(SQRT(([.$C$10]*[.$C$10])/([.$C$12]*[.$C$12])-SIN(ATAN([.AC$2]/[.$E21]))*SIN(ATAN([.AC$2]/[.$E21])))-COS(ATAN([.AC$2]/[.$E21]))))/6)) * EXP( -([.$E21]/COS(ATAN([.AC$2]/[.$E21]))-([.$C$12]*(SQRT(([.$C$10]*[.$C$10])/([.$C$12]*[.$C$12])-SIN(ATAN([.AC$2]/[.$E21]))*SIN(ATAN([.AC$2]/[.$E21])))-COS(ATAN([.AC$2]/[.$E21]))))/2)*([.$E21]/COS(ATAN([.AC$2]/[.$E21]))-([.$C$12]*(SQRT(([.$C$10]*[.$C$10])/([.$C$12]*[.$C$12])-SIN(ATAN([.AC$2]/[.$E21]))*SIN(ATAN([.AC$2]/[.$E21])))-COS(ATAN([.AC$2]/[.$E21]))))/2) /  (2*([.$C$12]*(SQRT(([.$C$10]*[.$C$10])/([.$C$12]*[.$C$12])-SIN(ATAN([.AC$2]/[.$E21]))*SIN(ATAN([.AC$2]/[.$E21])))-COS(ATAN([.AC$2]/[.$E21]))))*([.$C$12]*(SQRT(([.$C$10]*[.$C$10])/([.$C$12]*[.$C$12])-SIN(ATAN([.AC$2]/[.$E21]))*SIN(ATAN([.AC$2]/[.$E21])))-COS(ATAN([.AC$2]/[.$E21]))))/36))" office:value-type="float" office:value="0.00128843017350551">
            <text:p>0,0012884302</text:p>
          </table:table-cell>
          <table:table-cell table:formula="of:=(1/(SQRT(2*3.1415926535)*([.$C$12]*(SQRT(([.$C$10]*[.$C$10])/([.$C$12]*[.$C$12])-SIN(ATAN([.AD$2]/[.$E21]))*SIN(ATAN([.AD$2]/[.$E21])))-COS(ATAN([.AD$2]/[.$E21]))))/6)) * EXP( -([.$E21]/COS(ATAN([.AD$2]/[.$E21]))-([.$C$12]*(SQRT(([.$C$10]*[.$C$10])/([.$C$12]*[.$C$12])-SIN(ATAN([.AD$2]/[.$E21]))*SIN(ATAN([.AD$2]/[.$E21])))-COS(ATAN([.AD$2]/[.$E21]))))/2)*([.$E21]/COS(ATAN([.AD$2]/[.$E21]))-([.$C$12]*(SQRT(([.$C$10]*[.$C$10])/([.$C$12]*[.$C$12])-SIN(ATAN([.AD$2]/[.$E21]))*SIN(ATAN([.AD$2]/[.$E21])))-COS(ATAN([.AD$2]/[.$E21]))))/2) /  (2*([.$C$12]*(SQRT(([.$C$10]*[.$C$10])/([.$C$12]*[.$C$12])-SIN(ATAN([.AD$2]/[.$E21]))*SIN(ATAN([.AD$2]/[.$E21])))-COS(ATAN([.AD$2]/[.$E21]))))*([.$C$12]*(SQRT(([.$C$10]*[.$C$10])/([.$C$12]*[.$C$12])-SIN(ATAN([.AD$2]/[.$E21]))*SIN(ATAN([.AD$2]/[.$E21])))-COS(ATAN([.AD$2]/[.$E21]))))/36))" office:value-type="float" office:value="0.00124153639467974">
            <text:p>0,0012415364</text:p>
          </table:table-cell>
          <table:table-cell table:formula="of:=(1/(SQRT(2*3.1415926535)*([.$C$12]*(SQRT(([.$C$10]*[.$C$10])/([.$C$12]*[.$C$12])-SIN(ATAN([.AE$2]/[.$E21]))*SIN(ATAN([.AE$2]/[.$E21])))-COS(ATAN([.AE$2]/[.$E21]))))/6)) * EXP( -([.$E21]/COS(ATAN([.AE$2]/[.$E21]))-([.$C$12]*(SQRT(([.$C$10]*[.$C$10])/([.$C$12]*[.$C$12])-SIN(ATAN([.AE$2]/[.$E21]))*SIN(ATAN([.AE$2]/[.$E21])))-COS(ATAN([.AE$2]/[.$E21]))))/2)*([.$E21]/COS(ATAN([.AE$2]/[.$E21]))-([.$C$12]*(SQRT(([.$C$10]*[.$C$10])/([.$C$12]*[.$C$12])-SIN(ATAN([.AE$2]/[.$E21]))*SIN(ATAN([.AE$2]/[.$E21])))-COS(ATAN([.AE$2]/[.$E21]))))/2) /  (2*([.$C$12]*(SQRT(([.$C$10]*[.$C$10])/([.$C$12]*[.$C$12])-SIN(ATAN([.AE$2]/[.$E21]))*SIN(ATAN([.AE$2]/[.$E21])))-COS(ATAN([.AE$2]/[.$E21]))))*([.$C$12]*(SQRT(([.$C$10]*[.$C$10])/([.$C$12]*[.$C$12])-SIN(ATAN([.AE$2]/[.$E21]))*SIN(ATAN([.AE$2]/[.$E21])))-COS(ATAN([.AE$2]/[.$E21]))))/36))" office:value-type="float" office:value="0.00118798363972799">
            <text:p>0,0011879836</text:p>
          </table:table-cell>
          <table:table-cell table:formula="of:=(1/(SQRT(2*3.1415926535)*([.$C$12]*(SQRT(([.$C$10]*[.$C$10])/([.$C$12]*[.$C$12])-SIN(ATAN([.AF$2]/[.$E21]))*SIN(ATAN([.AF$2]/[.$E21])))-COS(ATAN([.AF$2]/[.$E21]))))/6)) * EXP( -([.$E21]/COS(ATAN([.AF$2]/[.$E21]))-([.$C$12]*(SQRT(([.$C$10]*[.$C$10])/([.$C$12]*[.$C$12])-SIN(ATAN([.AF$2]/[.$E21]))*SIN(ATAN([.AF$2]/[.$E21])))-COS(ATAN([.AF$2]/[.$E21]))))/2)*([.$E21]/COS(ATAN([.AF$2]/[.$E21]))-([.$C$12]*(SQRT(([.$C$10]*[.$C$10])/([.$C$12]*[.$C$12])-SIN(ATAN([.AF$2]/[.$E21]))*SIN(ATAN([.AF$2]/[.$E21])))-COS(ATAN([.AF$2]/[.$E21]))))/2) /  (2*([.$C$12]*(SQRT(([.$C$10]*[.$C$10])/([.$C$12]*[.$C$12])-SIN(ATAN([.AF$2]/[.$E21]))*SIN(ATAN([.AF$2]/[.$E21])))-COS(ATAN([.AF$2]/[.$E21]))))*([.$C$12]*(SQRT(([.$C$10]*[.$C$10])/([.$C$12]*[.$C$12])-SIN(ATAN([.AF$2]/[.$E21]))*SIN(ATAN([.AF$2]/[.$E21])))-COS(ATAN([.AF$2]/[.$E21]))))/36))" office:value-type="float" office:value="0.00112851054154559">
            <text:p>0,0011285105</text:p>
          </table:table-cell>
          <table:table-cell table:formula="of:=(1/(SQRT(2*3.1415926535)*([.$C$12]*(SQRT(([.$C$10]*[.$C$10])/([.$C$12]*[.$C$12])-SIN(ATAN([.AG$2]/[.$E21]))*SIN(ATAN([.AG$2]/[.$E21])))-COS(ATAN([.AG$2]/[.$E21]))))/6)) * EXP( -([.$E21]/COS(ATAN([.AG$2]/[.$E21]))-([.$C$12]*(SQRT(([.$C$10]*[.$C$10])/([.$C$12]*[.$C$12])-SIN(ATAN([.AG$2]/[.$E21]))*SIN(ATAN([.AG$2]/[.$E21])))-COS(ATAN([.AG$2]/[.$E21]))))/2)*([.$E21]/COS(ATAN([.AG$2]/[.$E21]))-([.$C$12]*(SQRT(([.$C$10]*[.$C$10])/([.$C$12]*[.$C$12])-SIN(ATAN([.AG$2]/[.$E21]))*SIN(ATAN([.AG$2]/[.$E21])))-COS(ATAN([.AG$2]/[.$E21]))))/2) /  (2*([.$C$12]*(SQRT(([.$C$10]*[.$C$10])/([.$C$12]*[.$C$12])-SIN(ATAN([.AG$2]/[.$E21]))*SIN(ATAN([.AG$2]/[.$E21])))-COS(ATAN([.AG$2]/[.$E21]))))*([.$C$12]*(SQRT(([.$C$10]*[.$C$10])/([.$C$12]*[.$C$12])-SIN(ATAN([.AG$2]/[.$E21]))*SIN(ATAN([.AG$2]/[.$E21])))-COS(ATAN([.AG$2]/[.$E21]))))/36))" office:value-type="float" office:value="0.00106400970418056">
            <text:p>0,0010640097</text:p>
          </table:table-cell>
          <table:table-cell table:formula="of:=(1/(SQRT(2*3.1415926535)*([.$C$12]*(SQRT(([.$C$10]*[.$C$10])/([.$C$12]*[.$C$12])-SIN(ATAN([.AH$2]/[.$E21]))*SIN(ATAN([.AH$2]/[.$E21])))-COS(ATAN([.AH$2]/[.$E21]))))/6)) * EXP( -([.$E21]/COS(ATAN([.AH$2]/[.$E21]))-([.$C$12]*(SQRT(([.$C$10]*[.$C$10])/([.$C$12]*[.$C$12])-SIN(ATAN([.AH$2]/[.$E21]))*SIN(ATAN([.AH$2]/[.$E21])))-COS(ATAN([.AH$2]/[.$E21]))))/2)*([.$E21]/COS(ATAN([.AH$2]/[.$E21]))-([.$C$12]*(SQRT(([.$C$10]*[.$C$10])/([.$C$12]*[.$C$12])-SIN(ATAN([.AH$2]/[.$E21]))*SIN(ATAN([.AH$2]/[.$E21])))-COS(ATAN([.AH$2]/[.$E21]))))/2) /  (2*([.$C$12]*(SQRT(([.$C$10]*[.$C$10])/([.$C$12]*[.$C$12])-SIN(ATAN([.AH$2]/[.$E21]))*SIN(ATAN([.AH$2]/[.$E21])))-COS(ATAN([.AH$2]/[.$E21]))))*([.$C$12]*(SQRT(([.$C$10]*[.$C$10])/([.$C$12]*[.$C$12])-SIN(ATAN([.AH$2]/[.$E21]))*SIN(ATAN([.AH$2]/[.$E21])))-COS(ATAN([.AH$2]/[.$E21]))))/36))" office:value-type="float" office:value="0.000995495344436069">
            <text:p>0,0009954953</text:p>
          </table:table-cell>
          <table:table-cell table:formula="of:=(1/(SQRT(2*3.1415926535)*([.$C$12]*(SQRT(([.$C$10]*[.$C$10])/([.$C$12]*[.$C$12])-SIN(ATAN([.AI$2]/[.$E21]))*SIN(ATAN([.AI$2]/[.$E21])))-COS(ATAN([.AI$2]/[.$E21]))))/6)) * EXP( -([.$E21]/COS(ATAN([.AI$2]/[.$E21]))-([.$C$12]*(SQRT(([.$C$10]*[.$C$10])/([.$C$12]*[.$C$12])-SIN(ATAN([.AI$2]/[.$E21]))*SIN(ATAN([.AI$2]/[.$E21])))-COS(ATAN([.AI$2]/[.$E21]))))/2)*([.$E21]/COS(ATAN([.AI$2]/[.$E21]))-([.$C$12]*(SQRT(([.$C$10]*[.$C$10])/([.$C$12]*[.$C$12])-SIN(ATAN([.AI$2]/[.$E21]))*SIN(ATAN([.AI$2]/[.$E21])))-COS(ATAN([.AI$2]/[.$E21]))))/2) /  (2*([.$C$12]*(SQRT(([.$C$10]*[.$C$10])/([.$C$12]*[.$C$12])-SIN(ATAN([.AI$2]/[.$E21]))*SIN(ATAN([.AI$2]/[.$E21])))-COS(ATAN([.AI$2]/[.$E21]))))*([.$C$12]*(SQRT(([.$C$10]*[.$C$10])/([.$C$12]*[.$C$12])-SIN(ATAN([.AI$2]/[.$E21]))*SIN(ATAN([.AI$2]/[.$E21])))-COS(ATAN([.AI$2]/[.$E21]))))/36))" office:value-type="float" office:value="0.000924065923525602">
            <text:p>0,0009240659</text:p>
          </table:table-cell>
          <table:table-cell table:formula="of:=(1/(SQRT(2*3.1415926535)*([.$C$12]*(SQRT(([.$C$10]*[.$C$10])/([.$C$12]*[.$C$12])-SIN(ATAN([.AJ$2]/[.$E21]))*SIN(ATAN([.AJ$2]/[.$E21])))-COS(ATAN([.AJ$2]/[.$E21]))))/6)) * EXP( -([.$E21]/COS(ATAN([.AJ$2]/[.$E21]))-([.$C$12]*(SQRT(([.$C$10]*[.$C$10])/([.$C$12]*[.$C$12])-SIN(ATAN([.AJ$2]/[.$E21]))*SIN(ATAN([.AJ$2]/[.$E21])))-COS(ATAN([.AJ$2]/[.$E21]))))/2)*([.$E21]/COS(ATAN([.AJ$2]/[.$E21]))-([.$C$12]*(SQRT(([.$C$10]*[.$C$10])/([.$C$12]*[.$C$12])-SIN(ATAN([.AJ$2]/[.$E21]))*SIN(ATAN([.AJ$2]/[.$E21])))-COS(ATAN([.AJ$2]/[.$E21]))))/2) /  (2*([.$C$12]*(SQRT(([.$C$10]*[.$C$10])/([.$C$12]*[.$C$12])-SIN(ATAN([.AJ$2]/[.$E21]))*SIN(ATAN([.AJ$2]/[.$E21])))-COS(ATAN([.AJ$2]/[.$E21]))))*([.$C$12]*(SQRT(([.$C$10]*[.$C$10])/([.$C$12]*[.$C$12])-SIN(ATAN([.AJ$2]/[.$E21]))*SIN(ATAN([.AJ$2]/[.$E21])))-COS(ATAN([.AJ$2]/[.$E21]))))/36))" office:value-type="float" office:value="0.000850863810317451">
            <text:p>0,000850863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633.433333333333">
            <text:p>633,4333333333</text:p>
          </table:table-cell>
          <table:table-cell table:formula="of:=(1/(SQRT(2*3.1415926535)*([.$C$12]*(SQRT(([.$C$10]*[.$C$10])/([.$C$12]*[.$C$12])-SIN(ATAN([.F$2]/[.$E22]))*SIN(ATAN([.F$2]/[.$E22])))-COS(ATAN([.F$2]/[.$E22]))))/6)) * EXP( -([.$E22]/COS(ATAN([.F$2]/[.$E22]))-([.$C$12]*(SQRT(([.$C$10]*[.$C$10])/([.$C$12]*[.$C$12])-SIN(ATAN([.F$2]/[.$E22]))*SIN(ATAN([.F$2]/[.$E22])))-COS(ATAN([.F$2]/[.$E22]))))/2)*([.$E22]/COS(ATAN([.F$2]/[.$E22]))-([.$C$12]*(SQRT(([.$C$10]*[.$C$10])/([.$C$12]*[.$C$12])-SIN(ATAN([.F$2]/[.$E22]))*SIN(ATAN([.F$2]/[.$E22])))-COS(ATAN([.F$2]/[.$E22]))))/2) /  (2*([.$C$12]*(SQRT(([.$C$10]*[.$C$10])/([.$C$12]*[.$C$12])-SIN(ATAN([.F$2]/[.$E22]))*SIN(ATAN([.F$2]/[.$E22])))-COS(ATAN([.F$2]/[.$E22]))))*([.$C$12]*(SQRT(([.$C$10]*[.$C$10])/([.$C$12]*[.$C$12])-SIN(ATAN([.F$2]/[.$E22]))*SIN(ATAN([.F$2]/[.$E22])))-COS(ATAN([.F$2]/[.$E22]))))/36))" office:value-type="float" office:value="0.00123089201720174">
            <text:p>0,001230892</text:p>
          </table:table-cell>
          <table:table-cell table:formula="of:=(1/(SQRT(2*3.1415926535)*([.$C$12]*(SQRT(([.$C$10]*[.$C$10])/([.$C$12]*[.$C$12])-SIN(ATAN([.G$2]/[.$E22]))*SIN(ATAN([.G$2]/[.$E22])))-COS(ATAN([.G$2]/[.$E22]))))/6)) * EXP( -([.$E22]/COS(ATAN([.G$2]/[.$E22]))-([.$C$12]*(SQRT(([.$C$10]*[.$C$10])/([.$C$12]*[.$C$12])-SIN(ATAN([.G$2]/[.$E22]))*SIN(ATAN([.G$2]/[.$E22])))-COS(ATAN([.G$2]/[.$E22]))))/2)*([.$E22]/COS(ATAN([.G$2]/[.$E22]))-([.$C$12]*(SQRT(([.$C$10]*[.$C$10])/([.$C$12]*[.$C$12])-SIN(ATAN([.G$2]/[.$E22]))*SIN(ATAN([.G$2]/[.$E22])))-COS(ATAN([.G$2]/[.$E22]))))/2) /  (2*([.$C$12]*(SQRT(([.$C$10]*[.$C$10])/([.$C$12]*[.$C$12])-SIN(ATAN([.G$2]/[.$E22]))*SIN(ATAN([.G$2]/[.$E22])))-COS(ATAN([.G$2]/[.$E22]))))*([.$C$12]*(SQRT(([.$C$10]*[.$C$10])/([.$C$12]*[.$C$12])-SIN(ATAN([.G$2]/[.$E22]))*SIN(ATAN([.G$2]/[.$E22])))-COS(ATAN([.G$2]/[.$E22]))))/36))" office:value-type="float" office:value="0.00123258040645632">
            <text:p>0,0012325804</text:p>
          </table:table-cell>
          <table:table-cell table:formula="of:=(1/(SQRT(2*3.1415926535)*([.$C$12]*(SQRT(([.$C$10]*[.$C$10])/([.$C$12]*[.$C$12])-SIN(ATAN([.H$2]/[.$E22]))*SIN(ATAN([.H$2]/[.$E22])))-COS(ATAN([.H$2]/[.$E22]))))/6)) * EXP( -([.$E22]/COS(ATAN([.H$2]/[.$E22]))-([.$C$12]*(SQRT(([.$C$10]*[.$C$10])/([.$C$12]*[.$C$12])-SIN(ATAN([.H$2]/[.$E22]))*SIN(ATAN([.H$2]/[.$E22])))-COS(ATAN([.H$2]/[.$E22]))))/2)*([.$E22]/COS(ATAN([.H$2]/[.$E22]))-([.$C$12]*(SQRT(([.$C$10]*[.$C$10])/([.$C$12]*[.$C$12])-SIN(ATAN([.H$2]/[.$E22]))*SIN(ATAN([.H$2]/[.$E22])))-COS(ATAN([.H$2]/[.$E22]))))/2) /  (2*([.$C$12]*(SQRT(([.$C$10]*[.$C$10])/([.$C$12]*[.$C$12])-SIN(ATAN([.H$2]/[.$E22]))*SIN(ATAN([.H$2]/[.$E22])))-COS(ATAN([.H$2]/[.$E22]))))*([.$C$12]*(SQRT(([.$C$10]*[.$C$10])/([.$C$12]*[.$C$12])-SIN(ATAN([.H$2]/[.$E22]))*SIN(ATAN([.H$2]/[.$E22])))-COS(ATAN([.H$2]/[.$E22]))))/36))" office:value-type="float" office:value="0.00123758010188952">
            <text:p>0,0012375801</text:p>
          </table:table-cell>
          <table:table-cell table:formula="of:=(1/(SQRT(2*3.1415926535)*([.$C$12]*(SQRT(([.$C$10]*[.$C$10])/([.$C$12]*[.$C$12])-SIN(ATAN([.I$2]/[.$E22]))*SIN(ATAN([.I$2]/[.$E22])))-COS(ATAN([.I$2]/[.$E22]))))/6)) * EXP( -([.$E22]/COS(ATAN([.I$2]/[.$E22]))-([.$C$12]*(SQRT(([.$C$10]*[.$C$10])/([.$C$12]*[.$C$12])-SIN(ATAN([.I$2]/[.$E22]))*SIN(ATAN([.I$2]/[.$E22])))-COS(ATAN([.I$2]/[.$E22]))))/2)*([.$E22]/COS(ATAN([.I$2]/[.$E22]))-([.$C$12]*(SQRT(([.$C$10]*[.$C$10])/([.$C$12]*[.$C$12])-SIN(ATAN([.I$2]/[.$E22]))*SIN(ATAN([.I$2]/[.$E22])))-COS(ATAN([.I$2]/[.$E22]))))/2) /  (2*([.$C$12]*(SQRT(([.$C$10]*[.$C$10])/([.$C$12]*[.$C$12])-SIN(ATAN([.I$2]/[.$E22]))*SIN(ATAN([.I$2]/[.$E22])))-COS(ATAN([.I$2]/[.$E22]))))*([.$C$12]*(SQRT(([.$C$10]*[.$C$10])/([.$C$12]*[.$C$12])-SIN(ATAN([.I$2]/[.$E22]))*SIN(ATAN([.I$2]/[.$E22])))-COS(ATAN([.I$2]/[.$E22]))))/36))" office:value-type="float" office:value="0.0012457554205245">
            <text:p>0,0012457554</text:p>
          </table:table-cell>
          <table:table-cell table:formula="of:=(1/(SQRT(2*3.1415926535)*([.$C$12]*(SQRT(([.$C$10]*[.$C$10])/([.$C$12]*[.$C$12])-SIN(ATAN([.J$2]/[.$E22]))*SIN(ATAN([.J$2]/[.$E22])))-COS(ATAN([.J$2]/[.$E22]))))/6)) * EXP( -([.$E22]/COS(ATAN([.J$2]/[.$E22]))-([.$C$12]*(SQRT(([.$C$10]*[.$C$10])/([.$C$12]*[.$C$12])-SIN(ATAN([.J$2]/[.$E22]))*SIN(ATAN([.J$2]/[.$E22])))-COS(ATAN([.J$2]/[.$E22]))))/2)*([.$E22]/COS(ATAN([.J$2]/[.$E22]))-([.$C$12]*(SQRT(([.$C$10]*[.$C$10])/([.$C$12]*[.$C$12])-SIN(ATAN([.J$2]/[.$E22]))*SIN(ATAN([.J$2]/[.$E22])))-COS(ATAN([.J$2]/[.$E22]))))/2) /  (2*([.$C$12]*(SQRT(([.$C$10]*[.$C$10])/([.$C$12]*[.$C$12])-SIN(ATAN([.J$2]/[.$E22]))*SIN(ATAN([.J$2]/[.$E22])))-COS(ATAN([.J$2]/[.$E22]))))*([.$C$12]*(SQRT(([.$C$10]*[.$C$10])/([.$C$12]*[.$C$12])-SIN(ATAN([.J$2]/[.$E22]))*SIN(ATAN([.J$2]/[.$E22])))-COS(ATAN([.J$2]/[.$E22]))))/36))" office:value-type="float" office:value="0.00125688019235208">
            <text:p>0,0012568802</text:p>
          </table:table-cell>
          <table:table-cell table:formula="of:=(1/(SQRT(2*3.1415926535)*([.$C$12]*(SQRT(([.$C$10]*[.$C$10])/([.$C$12]*[.$C$12])-SIN(ATAN([.K$2]/[.$E22]))*SIN(ATAN([.K$2]/[.$E22])))-COS(ATAN([.K$2]/[.$E22]))))/6)) * EXP( -([.$E22]/COS(ATAN([.K$2]/[.$E22]))-([.$C$12]*(SQRT(([.$C$10]*[.$C$10])/([.$C$12]*[.$C$12])-SIN(ATAN([.K$2]/[.$E22]))*SIN(ATAN([.K$2]/[.$E22])))-COS(ATAN([.K$2]/[.$E22]))))/2)*([.$E22]/COS(ATAN([.K$2]/[.$E22]))-([.$C$12]*(SQRT(([.$C$10]*[.$C$10])/([.$C$12]*[.$C$12])-SIN(ATAN([.K$2]/[.$E22]))*SIN(ATAN([.K$2]/[.$E22])))-COS(ATAN([.K$2]/[.$E22]))))/2) /  (2*([.$C$12]*(SQRT(([.$C$10]*[.$C$10])/([.$C$12]*[.$C$12])-SIN(ATAN([.K$2]/[.$E22]))*SIN(ATAN([.K$2]/[.$E22])))-COS(ATAN([.K$2]/[.$E22]))))*([.$C$12]*(SQRT(([.$C$10]*[.$C$10])/([.$C$12]*[.$C$12])-SIN(ATAN([.K$2]/[.$E22]))*SIN(ATAN([.K$2]/[.$E22])))-COS(ATAN([.K$2]/[.$E22]))))/36))" office:value-type="float" office:value="0.00127063776497456">
            <text:p>0,0012706378</text:p>
          </table:table-cell>
          <table:table-cell table:formula="of:=(1/(SQRT(2*3.1415926535)*([.$C$12]*(SQRT(([.$C$10]*[.$C$10])/([.$C$12]*[.$C$12])-SIN(ATAN([.L$2]/[.$E22]))*SIN(ATAN([.L$2]/[.$E22])))-COS(ATAN([.L$2]/[.$E22]))))/6)) * EXP( -([.$E22]/COS(ATAN([.L$2]/[.$E22]))-([.$C$12]*(SQRT(([.$C$10]*[.$C$10])/([.$C$12]*[.$C$12])-SIN(ATAN([.L$2]/[.$E22]))*SIN(ATAN([.L$2]/[.$E22])))-COS(ATAN([.L$2]/[.$E22]))))/2)*([.$E22]/COS(ATAN([.L$2]/[.$E22]))-([.$C$12]*(SQRT(([.$C$10]*[.$C$10])/([.$C$12]*[.$C$12])-SIN(ATAN([.L$2]/[.$E22]))*SIN(ATAN([.L$2]/[.$E22])))-COS(ATAN([.L$2]/[.$E22]))))/2) /  (2*([.$C$12]*(SQRT(([.$C$10]*[.$C$10])/([.$C$12]*[.$C$12])-SIN(ATAN([.L$2]/[.$E22]))*SIN(ATAN([.L$2]/[.$E22])))-COS(ATAN([.L$2]/[.$E22]))))*([.$C$12]*(SQRT(([.$C$10]*[.$C$10])/([.$C$12]*[.$C$12])-SIN(ATAN([.L$2]/[.$E22]))*SIN(ATAN([.L$2]/[.$E22])))-COS(ATAN([.L$2]/[.$E22]))))/36))" office:value-type="float" office:value="0.00128662162562511">
            <text:p>0,0012866216</text:p>
          </table:table-cell>
          <table:table-cell table:formula="of:=(1/(SQRT(2*3.1415926535)*([.$C$12]*(SQRT(([.$C$10]*[.$C$10])/([.$C$12]*[.$C$12])-SIN(ATAN([.M$2]/[.$E22]))*SIN(ATAN([.M$2]/[.$E22])))-COS(ATAN([.M$2]/[.$E22]))))/6)) * EXP( -([.$E22]/COS(ATAN([.M$2]/[.$E22]))-([.$C$12]*(SQRT(([.$C$10]*[.$C$10])/([.$C$12]*[.$C$12])-SIN(ATAN([.M$2]/[.$E22]))*SIN(ATAN([.M$2]/[.$E22])))-COS(ATAN([.M$2]/[.$E22]))))/2)*([.$E22]/COS(ATAN([.M$2]/[.$E22]))-([.$C$12]*(SQRT(([.$C$10]*[.$C$10])/([.$C$12]*[.$C$12])-SIN(ATAN([.M$2]/[.$E22]))*SIN(ATAN([.M$2]/[.$E22])))-COS(ATAN([.M$2]/[.$E22]))))/2) /  (2*([.$C$12]*(SQRT(([.$C$10]*[.$C$10])/([.$C$12]*[.$C$12])-SIN(ATAN([.M$2]/[.$E22]))*SIN(ATAN([.M$2]/[.$E22])))-COS(ATAN([.M$2]/[.$E22]))))*([.$C$12]*(SQRT(([.$C$10]*[.$C$10])/([.$C$12]*[.$C$12])-SIN(ATAN([.M$2]/[.$E22]))*SIN(ATAN([.M$2]/[.$E22])))-COS(ATAN([.M$2]/[.$E22]))))/36))" office:value-type="float" office:value="0.0013043371900482">
            <text:p>0,0013043372</text:p>
          </table:table-cell>
          <table:table-cell table:formula="of:=(1/(SQRT(2*3.1415926535)*([.$C$12]*(SQRT(([.$C$10]*[.$C$10])/([.$C$12]*[.$C$12])-SIN(ATAN([.N$2]/[.$E22]))*SIN(ATAN([.N$2]/[.$E22])))-COS(ATAN([.N$2]/[.$E22]))))/6)) * EXP( -([.$E22]/COS(ATAN([.N$2]/[.$E22]))-([.$C$12]*(SQRT(([.$C$10]*[.$C$10])/([.$C$12]*[.$C$12])-SIN(ATAN([.N$2]/[.$E22]))*SIN(ATAN([.N$2]/[.$E22])))-COS(ATAN([.N$2]/[.$E22]))))/2)*([.$E22]/COS(ATAN([.N$2]/[.$E22]))-([.$C$12]*(SQRT(([.$C$10]*[.$C$10])/([.$C$12]*[.$C$12])-SIN(ATAN([.N$2]/[.$E22]))*SIN(ATAN([.N$2]/[.$E22])))-COS(ATAN([.N$2]/[.$E22]))))/2) /  (2*([.$C$12]*(SQRT(([.$C$10]*[.$C$10])/([.$C$12]*[.$C$12])-SIN(ATAN([.N$2]/[.$E22]))*SIN(ATAN([.N$2]/[.$E22])))-COS(ATAN([.N$2]/[.$E22]))))*([.$C$12]*(SQRT(([.$C$10]*[.$C$10])/([.$C$12]*[.$C$12])-SIN(ATAN([.N$2]/[.$E22]))*SIN(ATAN([.N$2]/[.$E22])))-COS(ATAN([.N$2]/[.$E22]))))/36))" office:value-type="float" office:value="0.00132320537556696">
            <text:p>0,0013232054</text:p>
          </table:table-cell>
          <table:table-cell table:formula="of:=(1/(SQRT(2*3.1415926535)*([.$C$12]*(SQRT(([.$C$10]*[.$C$10])/([.$C$12]*[.$C$12])-SIN(ATAN([.O$2]/[.$E22]))*SIN(ATAN([.O$2]/[.$E22])))-COS(ATAN([.O$2]/[.$E22]))))/6)) * EXP( -([.$E22]/COS(ATAN([.O$2]/[.$E22]))-([.$C$12]*(SQRT(([.$C$10]*[.$C$10])/([.$C$12]*[.$C$12])-SIN(ATAN([.O$2]/[.$E22]))*SIN(ATAN([.O$2]/[.$E22])))-COS(ATAN([.O$2]/[.$E22]))))/2)*([.$E22]/COS(ATAN([.O$2]/[.$E22]))-([.$C$12]*(SQRT(([.$C$10]*[.$C$10])/([.$C$12]*[.$C$12])-SIN(ATAN([.O$2]/[.$E22]))*SIN(ATAN([.O$2]/[.$E22])))-COS(ATAN([.O$2]/[.$E22]))))/2) /  (2*([.$C$12]*(SQRT(([.$C$10]*[.$C$10])/([.$C$12]*[.$C$12])-SIN(ATAN([.O$2]/[.$E22]))*SIN(ATAN([.O$2]/[.$E22])))-COS(ATAN([.O$2]/[.$E22]))))*([.$C$12]*(SQRT(([.$C$10]*[.$C$10])/([.$C$12]*[.$C$12])-SIN(ATAN([.O$2]/[.$E22]))*SIN(ATAN([.O$2]/[.$E22])))-COS(ATAN([.O$2]/[.$E22]))))/36))" office:value-type="float" office:value="0.00134256858391855">
            <text:p>0,0013425686</text:p>
          </table:table-cell>
          <table:table-cell table:formula="of:=(1/(SQRT(2*3.1415926535)*([.$C$12]*(SQRT(([.$C$10]*[.$C$10])/([.$C$12]*[.$C$12])-SIN(ATAN([.P$2]/[.$E22]))*SIN(ATAN([.P$2]/[.$E22])))-COS(ATAN([.P$2]/[.$E22]))))/6)) * EXP( -([.$E22]/COS(ATAN([.P$2]/[.$E22]))-([.$C$12]*(SQRT(([.$C$10]*[.$C$10])/([.$C$12]*[.$C$12])-SIN(ATAN([.P$2]/[.$E22]))*SIN(ATAN([.P$2]/[.$E22])))-COS(ATAN([.P$2]/[.$E22]))))/2)*([.$E22]/COS(ATAN([.P$2]/[.$E22]))-([.$C$12]*(SQRT(([.$C$10]*[.$C$10])/([.$C$12]*[.$C$12])-SIN(ATAN([.P$2]/[.$E22]))*SIN(ATAN([.P$2]/[.$E22])))-COS(ATAN([.P$2]/[.$E22]))))/2) /  (2*([.$C$12]*(SQRT(([.$C$10]*[.$C$10])/([.$C$12]*[.$C$12])-SIN(ATAN([.P$2]/[.$E22]))*SIN(ATAN([.P$2]/[.$E22])))-COS(ATAN([.P$2]/[.$E22]))))*([.$C$12]*(SQRT(([.$C$10]*[.$C$10])/([.$C$12]*[.$C$12])-SIN(ATAN([.P$2]/[.$E22]))*SIN(ATAN([.P$2]/[.$E22])))-COS(ATAN([.P$2]/[.$E22]))))/36))" office:value-type="float" office:value="0.00136169966218073">
            <text:p>0,0013616997</text:p>
          </table:table-cell>
          <table:table-cell table:formula="of:=(1/(SQRT(2*3.1415926535)*([.$C$12]*(SQRT(([.$C$10]*[.$C$10])/([.$C$12]*[.$C$12])-SIN(ATAN([.Q$2]/[.$E22]))*SIN(ATAN([.Q$2]/[.$E22])))-COS(ATAN([.Q$2]/[.$E22]))))/6)) * EXP( -([.$E22]/COS(ATAN([.Q$2]/[.$E22]))-([.$C$12]*(SQRT(([.$C$10]*[.$C$10])/([.$C$12]*[.$C$12])-SIN(ATAN([.Q$2]/[.$E22]))*SIN(ATAN([.Q$2]/[.$E22])))-COS(ATAN([.Q$2]/[.$E22]))))/2)*([.$E22]/COS(ATAN([.Q$2]/[.$E22]))-([.$C$12]*(SQRT(([.$C$10]*[.$C$10])/([.$C$12]*[.$C$12])-SIN(ATAN([.Q$2]/[.$E22]))*SIN(ATAN([.Q$2]/[.$E22])))-COS(ATAN([.Q$2]/[.$E22]))))/2) /  (2*([.$C$12]*(SQRT(([.$C$10]*[.$C$10])/([.$C$12]*[.$C$12])-SIN(ATAN([.Q$2]/[.$E22]))*SIN(ATAN([.Q$2]/[.$E22])))-COS(ATAN([.Q$2]/[.$E22]))))*([.$C$12]*(SQRT(([.$C$10]*[.$C$10])/([.$C$12]*[.$C$12])-SIN(ATAN([.Q$2]/[.$E22]))*SIN(ATAN([.Q$2]/[.$E22])))-COS(ATAN([.Q$2]/[.$E22]))))/36))" office:value-type="float" office:value="0.00137981428542315">
            <text:p>0,0013798143</text:p>
          </table:table-cell>
          <table:table-cell table:formula="of:=(1/(SQRT(2*3.1415926535)*([.$C$12]*(SQRT(([.$C$10]*[.$C$10])/([.$C$12]*[.$C$12])-SIN(ATAN([.R$2]/[.$E22]))*SIN(ATAN([.R$2]/[.$E22])))-COS(ATAN([.R$2]/[.$E22]))))/6)) * EXP( -([.$E22]/COS(ATAN([.R$2]/[.$E22]))-([.$C$12]*(SQRT(([.$C$10]*[.$C$10])/([.$C$12]*[.$C$12])-SIN(ATAN([.R$2]/[.$E22]))*SIN(ATAN([.R$2]/[.$E22])))-COS(ATAN([.R$2]/[.$E22]))))/2)*([.$E22]/COS(ATAN([.R$2]/[.$E22]))-([.$C$12]*(SQRT(([.$C$10]*[.$C$10])/([.$C$12]*[.$C$12])-SIN(ATAN([.R$2]/[.$E22]))*SIN(ATAN([.R$2]/[.$E22])))-COS(ATAN([.R$2]/[.$E22]))))/2) /  (2*([.$C$12]*(SQRT(([.$C$10]*[.$C$10])/([.$C$12]*[.$C$12])-SIN(ATAN([.R$2]/[.$E22]))*SIN(ATAN([.R$2]/[.$E22])))-COS(ATAN([.R$2]/[.$E22]))))*([.$C$12]*(SQRT(([.$C$10]*[.$C$10])/([.$C$12]*[.$C$12])-SIN(ATAN([.R$2]/[.$E22]))*SIN(ATAN([.R$2]/[.$E22])))-COS(ATAN([.R$2]/[.$E22]))))/36))" office:value-type="float" office:value="0.00139608701541112">
            <text:p>0,001396087</text:p>
          </table:table-cell>
          <table:table-cell table:formula="of:=(1/(SQRT(2*3.1415926535)*([.$C$12]*(SQRT(([.$C$10]*[.$C$10])/([.$C$12]*[.$C$12])-SIN(ATAN([.S$2]/[.$E22]))*SIN(ATAN([.S$2]/[.$E22])))-COS(ATAN([.S$2]/[.$E22]))))/6)) * EXP( -([.$E22]/COS(ATAN([.S$2]/[.$E22]))-([.$C$12]*(SQRT(([.$C$10]*[.$C$10])/([.$C$12]*[.$C$12])-SIN(ATAN([.S$2]/[.$E22]))*SIN(ATAN([.S$2]/[.$E22])))-COS(ATAN([.S$2]/[.$E22]))))/2)*([.$E22]/COS(ATAN([.S$2]/[.$E22]))-([.$C$12]*(SQRT(([.$C$10]*[.$C$10])/([.$C$12]*[.$C$12])-SIN(ATAN([.S$2]/[.$E22]))*SIN(ATAN([.S$2]/[.$E22])))-COS(ATAN([.S$2]/[.$E22]))))/2) /  (2*([.$C$12]*(SQRT(([.$C$10]*[.$C$10])/([.$C$12]*[.$C$12])-SIN(ATAN([.S$2]/[.$E22]))*SIN(ATAN([.S$2]/[.$E22])))-COS(ATAN([.S$2]/[.$E22]))))*([.$C$12]*(SQRT(([.$C$10]*[.$C$10])/([.$C$12]*[.$C$12])-SIN(ATAN([.S$2]/[.$E22]))*SIN(ATAN([.S$2]/[.$E22])))-COS(ATAN([.S$2]/[.$E22]))))/36))" office:value-type="float" office:value="0.00140967104399404">
            <text:p>0,001409671</text:p>
          </table:table-cell>
          <table:table-cell table:formula="of:=(1/(SQRT(2*3.1415926535)*([.$C$12]*(SQRT(([.$C$10]*[.$C$10])/([.$C$12]*[.$C$12])-SIN(ATAN([.T$2]/[.$E22]))*SIN(ATAN([.T$2]/[.$E22])))-COS(ATAN([.T$2]/[.$E22]))))/6)) * EXP( -([.$E22]/COS(ATAN([.T$2]/[.$E22]))-([.$C$12]*(SQRT(([.$C$10]*[.$C$10])/([.$C$12]*[.$C$12])-SIN(ATAN([.T$2]/[.$E22]))*SIN(ATAN([.T$2]/[.$E22])))-COS(ATAN([.T$2]/[.$E22]))))/2)*([.$E22]/COS(ATAN([.T$2]/[.$E22]))-([.$C$12]*(SQRT(([.$C$10]*[.$C$10])/([.$C$12]*[.$C$12])-SIN(ATAN([.T$2]/[.$E22]))*SIN(ATAN([.T$2]/[.$E22])))-COS(ATAN([.T$2]/[.$E22]))))/2) /  (2*([.$C$12]*(SQRT(([.$C$10]*[.$C$10])/([.$C$12]*[.$C$12])-SIN(ATAN([.T$2]/[.$E22]))*SIN(ATAN([.T$2]/[.$E22])))-COS(ATAN([.T$2]/[.$E22]))))*([.$C$12]*(SQRT(([.$C$10]*[.$C$10])/([.$C$12]*[.$C$12])-SIN(ATAN([.T$2]/[.$E22]))*SIN(ATAN([.T$2]/[.$E22])))-COS(ATAN([.T$2]/[.$E22]))))/36))" office:value-type="float" office:value="0.0014197213417458">
            <text:p>0,0014197213</text:p>
          </table:table-cell>
          <table:table-cell table:formula="of:=(1/(SQRT(2*3.1415926535)*([.$C$12]*(SQRT(([.$C$10]*[.$C$10])/([.$C$12]*[.$C$12])-SIN(ATAN([.U$2]/[.$E22]))*SIN(ATAN([.U$2]/[.$E22])))-COS(ATAN([.U$2]/[.$E22]))))/6)) * EXP( -([.$E22]/COS(ATAN([.U$2]/[.$E22]))-([.$C$12]*(SQRT(([.$C$10]*[.$C$10])/([.$C$12]*[.$C$12])-SIN(ATAN([.U$2]/[.$E22]))*SIN(ATAN([.U$2]/[.$E22])))-COS(ATAN([.U$2]/[.$E22]))))/2)*([.$E22]/COS(ATAN([.U$2]/[.$E22]))-([.$C$12]*(SQRT(([.$C$10]*[.$C$10])/([.$C$12]*[.$C$12])-SIN(ATAN([.U$2]/[.$E22]))*SIN(ATAN([.U$2]/[.$E22])))-COS(ATAN([.U$2]/[.$E22]))))/2) /  (2*([.$C$12]*(SQRT(([.$C$10]*[.$C$10])/([.$C$12]*[.$C$12])-SIN(ATAN([.U$2]/[.$E22]))*SIN(ATAN([.U$2]/[.$E22])))-COS(ATAN([.U$2]/[.$E22]))))*([.$C$12]*(SQRT(([.$C$10]*[.$C$10])/([.$C$12]*[.$C$12])-SIN(ATAN([.U$2]/[.$E22]))*SIN(ATAN([.U$2]/[.$E22])))-COS(ATAN([.U$2]/[.$E22]))))/36))" office:value-type="float" office:value="0.00142542062166812">
            <text:p>0,0014254206</text:p>
          </table:table-cell>
          <table:table-cell table:formula="of:=(1/(SQRT(2*3.1415926535)*([.$C$12]*(SQRT(([.$C$10]*[.$C$10])/([.$C$12]*[.$C$12])-SIN(ATAN([.V$2]/[.$E22]))*SIN(ATAN([.V$2]/[.$E22])))-COS(ATAN([.V$2]/[.$E22]))))/6)) * EXP( -([.$E22]/COS(ATAN([.V$2]/[.$E22]))-([.$C$12]*(SQRT(([.$C$10]*[.$C$10])/([.$C$12]*[.$C$12])-SIN(ATAN([.V$2]/[.$E22]))*SIN(ATAN([.V$2]/[.$E22])))-COS(ATAN([.V$2]/[.$E22]))))/2)*([.$E22]/COS(ATAN([.V$2]/[.$E22]))-([.$C$12]*(SQRT(([.$C$10]*[.$C$10])/([.$C$12]*[.$C$12])-SIN(ATAN([.V$2]/[.$E22]))*SIN(ATAN([.V$2]/[.$E22])))-COS(ATAN([.V$2]/[.$E22]))))/2) /  (2*([.$C$12]*(SQRT(([.$C$10]*[.$C$10])/([.$C$12]*[.$C$12])-SIN(ATAN([.V$2]/[.$E22]))*SIN(ATAN([.V$2]/[.$E22])))-COS(ATAN([.V$2]/[.$E22]))))*([.$C$12]*(SQRT(([.$C$10]*[.$C$10])/([.$C$12]*[.$C$12])-SIN(ATAN([.V$2]/[.$E22]))*SIN(ATAN([.V$2]/[.$E22])))-COS(ATAN([.V$2]/[.$E22]))))/36))" office:value-type="float" office:value="0.00142600721880032">
            <text:p>0,0014260072</text:p>
          </table:table-cell>
          <table:table-cell table:formula="of:=(1/(SQRT(2*3.1415926535)*([.$C$12]*(SQRT(([.$C$10]*[.$C$10])/([.$C$12]*[.$C$12])-SIN(ATAN([.W$2]/[.$E22]))*SIN(ATAN([.W$2]/[.$E22])))-COS(ATAN([.W$2]/[.$E22]))))/6)) * EXP( -([.$E22]/COS(ATAN([.W$2]/[.$E22]))-([.$C$12]*(SQRT(([.$C$10]*[.$C$10])/([.$C$12]*[.$C$12])-SIN(ATAN([.W$2]/[.$E22]))*SIN(ATAN([.W$2]/[.$E22])))-COS(ATAN([.W$2]/[.$E22]))))/2)*([.$E22]/COS(ATAN([.W$2]/[.$E22]))-([.$C$12]*(SQRT(([.$C$10]*[.$C$10])/([.$C$12]*[.$C$12])-SIN(ATAN([.W$2]/[.$E22]))*SIN(ATAN([.W$2]/[.$E22])))-COS(ATAN([.W$2]/[.$E22]))))/2) /  (2*([.$C$12]*(SQRT(([.$C$10]*[.$C$10])/([.$C$12]*[.$C$12])-SIN(ATAN([.W$2]/[.$E22]))*SIN(ATAN([.W$2]/[.$E22])))-COS(ATAN([.W$2]/[.$E22]))))*([.$C$12]*(SQRT(([.$C$10]*[.$C$10])/([.$C$12]*[.$C$12])-SIN(ATAN([.W$2]/[.$E22]))*SIN(ATAN([.W$2]/[.$E22])))-COS(ATAN([.W$2]/[.$E22]))))/36))" office:value-type="float" office:value="0.00142080370705087">
            <text:p>0,0014208037</text:p>
          </table:table-cell>
          <table:table-cell table:formula="of:=(1/(SQRT(2*3.1415926535)*([.$C$12]*(SQRT(([.$C$10]*[.$C$10])/([.$C$12]*[.$C$12])-SIN(ATAN([.X$2]/[.$E22]))*SIN(ATAN([.X$2]/[.$E22])))-COS(ATAN([.X$2]/[.$E22]))))/6)) * EXP( -([.$E22]/COS(ATAN([.X$2]/[.$E22]))-([.$C$12]*(SQRT(([.$C$10]*[.$C$10])/([.$C$12]*[.$C$12])-SIN(ATAN([.X$2]/[.$E22]))*SIN(ATAN([.X$2]/[.$E22])))-COS(ATAN([.X$2]/[.$E22]))))/2)*([.$E22]/COS(ATAN([.X$2]/[.$E22]))-([.$C$12]*(SQRT(([.$C$10]*[.$C$10])/([.$C$12]*[.$C$12])-SIN(ATAN([.X$2]/[.$E22]))*SIN(ATAN([.X$2]/[.$E22])))-COS(ATAN([.X$2]/[.$E22]))))/2) /  (2*([.$C$12]*(SQRT(([.$C$10]*[.$C$10])/([.$C$12]*[.$C$12])-SIN(ATAN([.X$2]/[.$E22]))*SIN(ATAN([.X$2]/[.$E22])))-COS(ATAN([.X$2]/[.$E22]))))*([.$C$12]*(SQRT(([.$C$10]*[.$C$10])/([.$C$12]*[.$C$12])-SIN(ATAN([.X$2]/[.$E22]))*SIN(ATAN([.X$2]/[.$E22])))-COS(ATAN([.X$2]/[.$E22]))))/36))" office:value-type="float" office:value="0.00140924485296305">
            <text:p>0,0014092449</text:p>
          </table:table-cell>
          <table:table-cell table:formula="of:=(1/(SQRT(2*3.1415926535)*([.$C$12]*(SQRT(([.$C$10]*[.$C$10])/([.$C$12]*[.$C$12])-SIN(ATAN([.Y$2]/[.$E22]))*SIN(ATAN([.Y$2]/[.$E22])))-COS(ATAN([.Y$2]/[.$E22]))))/6)) * EXP( -([.$E22]/COS(ATAN([.Y$2]/[.$E22]))-([.$C$12]*(SQRT(([.$C$10]*[.$C$10])/([.$C$12]*[.$C$12])-SIN(ATAN([.Y$2]/[.$E22]))*SIN(ATAN([.Y$2]/[.$E22])))-COS(ATAN([.Y$2]/[.$E22]))))/2)*([.$E22]/COS(ATAN([.Y$2]/[.$E22]))-([.$C$12]*(SQRT(([.$C$10]*[.$C$10])/([.$C$12]*[.$C$12])-SIN(ATAN([.Y$2]/[.$E22]))*SIN(ATAN([.Y$2]/[.$E22])))-COS(ATAN([.Y$2]/[.$E22]))))/2) /  (2*([.$C$12]*(SQRT(([.$C$10]*[.$C$10])/([.$C$12]*[.$C$12])-SIN(ATAN([.Y$2]/[.$E22]))*SIN(ATAN([.Y$2]/[.$E22])))-COS(ATAN([.Y$2]/[.$E22]))))*([.$C$12]*(SQRT(([.$C$10]*[.$C$10])/([.$C$12]*[.$C$12])-SIN(ATAN([.Y$2]/[.$E22]))*SIN(ATAN([.Y$2]/[.$E22])))-COS(ATAN([.Y$2]/[.$E22]))))/36))" office:value-type="float" office:value="0.00139090336891768">
            <text:p>0,0013909034</text:p>
          </table:table-cell>
          <table:table-cell table:formula="of:=(1/(SQRT(2*3.1415926535)*([.$C$12]*(SQRT(([.$C$10]*[.$C$10])/([.$C$12]*[.$C$12])-SIN(ATAN([.Z$2]/[.$E22]))*SIN(ATAN([.Z$2]/[.$E22])))-COS(ATAN([.Z$2]/[.$E22]))))/6)) * EXP( -([.$E22]/COS(ATAN([.Z$2]/[.$E22]))-([.$C$12]*(SQRT(([.$C$10]*[.$C$10])/([.$C$12]*[.$C$12])-SIN(ATAN([.Z$2]/[.$E22]))*SIN(ATAN([.Z$2]/[.$E22])))-COS(ATAN([.Z$2]/[.$E22]))))/2)*([.$E22]/COS(ATAN([.Z$2]/[.$E22]))-([.$C$12]*(SQRT(([.$C$10]*[.$C$10])/([.$C$12]*[.$C$12])-SIN(ATAN([.Z$2]/[.$E22]))*SIN(ATAN([.Z$2]/[.$E22])))-COS(ATAN([.Z$2]/[.$E22]))))/2) /  (2*([.$C$12]*(SQRT(([.$C$10]*[.$C$10])/([.$C$12]*[.$C$12])-SIN(ATAN([.Z$2]/[.$E22]))*SIN(ATAN([.Z$2]/[.$E22])))-COS(ATAN([.Z$2]/[.$E22]))))*([.$C$12]*(SQRT(([.$C$10]*[.$C$10])/([.$C$12]*[.$C$12])-SIN(ATAN([.Z$2]/[.$E22]))*SIN(ATAN([.Z$2]/[.$E22])))-COS(ATAN([.Z$2]/[.$E22]))))/36))" office:value-type="float" office:value="0.00136551189686912">
            <text:p>0,0013655119</text:p>
          </table:table-cell>
          <table:table-cell table:formula="of:=(1/(SQRT(2*3.1415926535)*([.$C$12]*(SQRT(([.$C$10]*[.$C$10])/([.$C$12]*[.$C$12])-SIN(ATAN([.AA$2]/[.$E22]))*SIN(ATAN([.AA$2]/[.$E22])))-COS(ATAN([.AA$2]/[.$E22]))))/6)) * EXP( -([.$E22]/COS(ATAN([.AA$2]/[.$E22]))-([.$C$12]*(SQRT(([.$C$10]*[.$C$10])/([.$C$12]*[.$C$12])-SIN(ATAN([.AA$2]/[.$E22]))*SIN(ATAN([.AA$2]/[.$E22])))-COS(ATAN([.AA$2]/[.$E22]))))/2)*([.$E22]/COS(ATAN([.AA$2]/[.$E22]))-([.$C$12]*(SQRT(([.$C$10]*[.$C$10])/([.$C$12]*[.$C$12])-SIN(ATAN([.AA$2]/[.$E22]))*SIN(ATAN([.AA$2]/[.$E22])))-COS(ATAN([.AA$2]/[.$E22]))))/2) /  (2*([.$C$12]*(SQRT(([.$C$10]*[.$C$10])/([.$C$12]*[.$C$12])-SIN(ATAN([.AA$2]/[.$E22]))*SIN(ATAN([.AA$2]/[.$E22])))-COS(ATAN([.AA$2]/[.$E22]))))*([.$C$12]*(SQRT(([.$C$10]*[.$C$10])/([.$C$12]*[.$C$12])-SIN(ATAN([.AA$2]/[.$E22]))*SIN(ATAN([.AA$2]/[.$E22])))-COS(ATAN([.AA$2]/[.$E22]))))/36))" office:value-type="float" office:value="0.00133297974158959">
            <text:p>0,0013329797</text:p>
          </table:table-cell>
          <table:table-cell table:formula="of:=(1/(SQRT(2*3.1415926535)*([.$C$12]*(SQRT(([.$C$10]*[.$C$10])/([.$C$12]*[.$C$12])-SIN(ATAN([.AB$2]/[.$E22]))*SIN(ATAN([.AB$2]/[.$E22])))-COS(ATAN([.AB$2]/[.$E22]))))/6)) * EXP( -([.$E22]/COS(ATAN([.AB$2]/[.$E22]))-([.$C$12]*(SQRT(([.$C$10]*[.$C$10])/([.$C$12]*[.$C$12])-SIN(ATAN([.AB$2]/[.$E22]))*SIN(ATAN([.AB$2]/[.$E22])))-COS(ATAN([.AB$2]/[.$E22]))))/2)*([.$E22]/COS(ATAN([.AB$2]/[.$E22]))-([.$C$12]*(SQRT(([.$C$10]*[.$C$10])/([.$C$12]*[.$C$12])-SIN(ATAN([.AB$2]/[.$E22]))*SIN(ATAN([.AB$2]/[.$E22])))-COS(ATAN([.AB$2]/[.$E22]))))/2) /  (2*([.$C$12]*(SQRT(([.$C$10]*[.$C$10])/([.$C$12]*[.$C$12])-SIN(ATAN([.AB$2]/[.$E22]))*SIN(ATAN([.AB$2]/[.$E22])))-COS(ATAN([.AB$2]/[.$E22]))))*([.$C$12]*(SQRT(([.$C$10]*[.$C$10])/([.$C$12]*[.$C$12])-SIN(ATAN([.AB$2]/[.$E22]))*SIN(ATAN([.AB$2]/[.$E22])))-COS(ATAN([.AB$2]/[.$E22]))))/36))" office:value-type="float" office:value="0.00129340308284511">
            <text:p>0,0012934031</text:p>
          </table:table-cell>
          <table:table-cell table:formula="of:=(1/(SQRT(2*3.1415926535)*([.$C$12]*(SQRT(([.$C$10]*[.$C$10])/([.$C$12]*[.$C$12])-SIN(ATAN([.AC$2]/[.$E22]))*SIN(ATAN([.AC$2]/[.$E22])))-COS(ATAN([.AC$2]/[.$E22]))))/6)) * EXP( -([.$E22]/COS(ATAN([.AC$2]/[.$E22]))-([.$C$12]*(SQRT(([.$C$10]*[.$C$10])/([.$C$12]*[.$C$12])-SIN(ATAN([.AC$2]/[.$E22]))*SIN(ATAN([.AC$2]/[.$E22])))-COS(ATAN([.AC$2]/[.$E22]))))/2)*([.$E22]/COS(ATAN([.AC$2]/[.$E22]))-([.$C$12]*(SQRT(([.$C$10]*[.$C$10])/([.$C$12]*[.$C$12])-SIN(ATAN([.AC$2]/[.$E22]))*SIN(ATAN([.AC$2]/[.$E22])))-COS(ATAN([.AC$2]/[.$E22]))))/2) /  (2*([.$C$12]*(SQRT(([.$C$10]*[.$C$10])/([.$C$12]*[.$C$12])-SIN(ATAN([.AC$2]/[.$E22]))*SIN(ATAN([.AC$2]/[.$E22])))-COS(ATAN([.AC$2]/[.$E22]))))*([.$C$12]*(SQRT(([.$C$10]*[.$C$10])/([.$C$12]*[.$C$12])-SIN(ATAN([.AC$2]/[.$E22]))*SIN(ATAN([.AC$2]/[.$E22])))-COS(ATAN([.AC$2]/[.$E22]))))/36))" office:value-type="float" office:value="0.00124706772069926">
            <text:p>0,0012470677</text:p>
          </table:table-cell>
          <table:table-cell table:formula="of:=(1/(SQRT(2*3.1415926535)*([.$C$12]*(SQRT(([.$C$10]*[.$C$10])/([.$C$12]*[.$C$12])-SIN(ATAN([.AD$2]/[.$E22]))*SIN(ATAN([.AD$2]/[.$E22])))-COS(ATAN([.AD$2]/[.$E22]))))/6)) * EXP( -([.$E22]/COS(ATAN([.AD$2]/[.$E22]))-([.$C$12]*(SQRT(([.$C$10]*[.$C$10])/([.$C$12]*[.$C$12])-SIN(ATAN([.AD$2]/[.$E22]))*SIN(ATAN([.AD$2]/[.$E22])))-COS(ATAN([.AD$2]/[.$E22]))))/2)*([.$E22]/COS(ATAN([.AD$2]/[.$E22]))-([.$C$12]*(SQRT(([.$C$10]*[.$C$10])/([.$C$12]*[.$C$12])-SIN(ATAN([.AD$2]/[.$E22]))*SIN(ATAN([.AD$2]/[.$E22])))-COS(ATAN([.AD$2]/[.$E22]))))/2) /  (2*([.$C$12]*(SQRT(([.$C$10]*[.$C$10])/([.$C$12]*[.$C$12])-SIN(ATAN([.AD$2]/[.$E22]))*SIN(ATAN([.AD$2]/[.$E22])))-COS(ATAN([.AD$2]/[.$E22]))))*([.$C$12]*(SQRT(([.$C$10]*[.$C$10])/([.$C$12]*[.$C$12])-SIN(ATAN([.AD$2]/[.$E22]))*SIN(ATAN([.AD$2]/[.$E22])))-COS(ATAN([.AD$2]/[.$E22]))))/36))" office:value-type="float" office:value="0.00119444382736523">
            <text:p>0,0011944438</text:p>
          </table:table-cell>
          <table:table-cell table:formula="of:=(1/(SQRT(2*3.1415926535)*([.$C$12]*(SQRT(([.$C$10]*[.$C$10])/([.$C$12]*[.$C$12])-SIN(ATAN([.AE$2]/[.$E22]))*SIN(ATAN([.AE$2]/[.$E22])))-COS(ATAN([.AE$2]/[.$E22]))))/6)) * EXP( -([.$E22]/COS(ATAN([.AE$2]/[.$E22]))-([.$C$12]*(SQRT(([.$C$10]*[.$C$10])/([.$C$12]*[.$C$12])-SIN(ATAN([.AE$2]/[.$E22]))*SIN(ATAN([.AE$2]/[.$E22])))-COS(ATAN([.AE$2]/[.$E22]))))/2)*([.$E22]/COS(ATAN([.AE$2]/[.$E22]))-([.$C$12]*(SQRT(([.$C$10]*[.$C$10])/([.$C$12]*[.$C$12])-SIN(ATAN([.AE$2]/[.$E22]))*SIN(ATAN([.AE$2]/[.$E22])))-COS(ATAN([.AE$2]/[.$E22]))))/2) /  (2*([.$C$12]*(SQRT(([.$C$10]*[.$C$10])/([.$C$12]*[.$C$12])-SIN(ATAN([.AE$2]/[.$E22]))*SIN(ATAN([.AE$2]/[.$E22])))-COS(ATAN([.AE$2]/[.$E22]))))*([.$C$12]*(SQRT(([.$C$10]*[.$C$10])/([.$C$12]*[.$C$12])-SIN(ATAN([.AE$2]/[.$E22]))*SIN(ATAN([.AE$2]/[.$E22])))-COS(ATAN([.AE$2]/[.$E22]))))/36))" office:value-type="float" office:value="0.0011361726624461">
            <text:p>0,0011361727</text:p>
          </table:table-cell>
          <table:table-cell table:formula="of:=(1/(SQRT(2*3.1415926535)*([.$C$12]*(SQRT(([.$C$10]*[.$C$10])/([.$C$12]*[.$C$12])-SIN(ATAN([.AF$2]/[.$E22]))*SIN(ATAN([.AF$2]/[.$E22])))-COS(ATAN([.AF$2]/[.$E22]))))/6)) * EXP( -([.$E22]/COS(ATAN([.AF$2]/[.$E22]))-([.$C$12]*(SQRT(([.$C$10]*[.$C$10])/([.$C$12]*[.$C$12])-SIN(ATAN([.AF$2]/[.$E22]))*SIN(ATAN([.AF$2]/[.$E22])))-COS(ATAN([.AF$2]/[.$E22]))))/2)*([.$E22]/COS(ATAN([.AF$2]/[.$E22]))-([.$C$12]*(SQRT(([.$C$10]*[.$C$10])/([.$C$12]*[.$C$12])-SIN(ATAN([.AF$2]/[.$E22]))*SIN(ATAN([.AF$2]/[.$E22])))-COS(ATAN([.AF$2]/[.$E22]))))/2) /  (2*([.$C$12]*(SQRT(([.$C$10]*[.$C$10])/([.$C$12]*[.$C$12])-SIN(ATAN([.AF$2]/[.$E22]))*SIN(ATAN([.AF$2]/[.$E22])))-COS(ATAN([.AF$2]/[.$E22]))))*([.$C$12]*(SQRT(([.$C$10]*[.$C$10])/([.$C$12]*[.$C$12])-SIN(ATAN([.AF$2]/[.$E22]))*SIN(ATAN([.AF$2]/[.$E22])))-COS(ATAN([.AF$2]/[.$E22]))))/36))" office:value-type="float" office:value="0.00107304571791849">
            <text:p>0,0010730457</text:p>
          </table:table-cell>
          <table:table-cell table:formula="of:=(1/(SQRT(2*3.1415926535)*([.$C$12]*(SQRT(([.$C$10]*[.$C$10])/([.$C$12]*[.$C$12])-SIN(ATAN([.AG$2]/[.$E22]))*SIN(ATAN([.AG$2]/[.$E22])))-COS(ATAN([.AG$2]/[.$E22]))))/6)) * EXP( -([.$E22]/COS(ATAN([.AG$2]/[.$E22]))-([.$C$12]*(SQRT(([.$C$10]*[.$C$10])/([.$C$12]*[.$C$12])-SIN(ATAN([.AG$2]/[.$E22]))*SIN(ATAN([.AG$2]/[.$E22])))-COS(ATAN([.AG$2]/[.$E22]))))/2)*([.$E22]/COS(ATAN([.AG$2]/[.$E22]))-([.$C$12]*(SQRT(([.$C$10]*[.$C$10])/([.$C$12]*[.$C$12])-SIN(ATAN([.AG$2]/[.$E22]))*SIN(ATAN([.AG$2]/[.$E22])))-COS(ATAN([.AG$2]/[.$E22]))))/2) /  (2*([.$C$12]*(SQRT(([.$C$10]*[.$C$10])/([.$C$12]*[.$C$12])-SIN(ATAN([.AG$2]/[.$E22]))*SIN(ATAN([.AG$2]/[.$E22])))-COS(ATAN([.AG$2]/[.$E22]))))*([.$C$12]*(SQRT(([.$C$10]*[.$C$10])/([.$C$12]*[.$C$12])-SIN(ATAN([.AG$2]/[.$E22]))*SIN(ATAN([.AG$2]/[.$E22])))-COS(ATAN([.AG$2]/[.$E22]))))/36))" office:value-type="float" office:value="0.00100597725249175">
            <text:p>0,0010059773</text:p>
          </table:table-cell>
          <table:table-cell table:formula="of:=(1/(SQRT(2*3.1415926535)*([.$C$12]*(SQRT(([.$C$10]*[.$C$10])/([.$C$12]*[.$C$12])-SIN(ATAN([.AH$2]/[.$E22]))*SIN(ATAN([.AH$2]/[.$E22])))-COS(ATAN([.AH$2]/[.$E22]))))/6)) * EXP( -([.$E22]/COS(ATAN([.AH$2]/[.$E22]))-([.$C$12]*(SQRT(([.$C$10]*[.$C$10])/([.$C$12]*[.$C$12])-SIN(ATAN([.AH$2]/[.$E22]))*SIN(ATAN([.AH$2]/[.$E22])))-COS(ATAN([.AH$2]/[.$E22]))))/2)*([.$E22]/COS(ATAN([.AH$2]/[.$E22]))-([.$C$12]*(SQRT(([.$C$10]*[.$C$10])/([.$C$12]*[.$C$12])-SIN(ATAN([.AH$2]/[.$E22]))*SIN(ATAN([.AH$2]/[.$E22])))-COS(ATAN([.AH$2]/[.$E22]))))/2) /  (2*([.$C$12]*(SQRT(([.$C$10]*[.$C$10])/([.$C$12]*[.$C$12])-SIN(ATAN([.AH$2]/[.$E22]))*SIN(ATAN([.AH$2]/[.$E22])))-COS(ATAN([.AH$2]/[.$E22]))))*([.$C$12]*(SQRT(([.$C$10]*[.$C$10])/([.$C$12]*[.$C$12])-SIN(ATAN([.AH$2]/[.$E22]))*SIN(ATAN([.AH$2]/[.$E22])))-COS(ATAN([.AH$2]/[.$E22]))))/36))" office:value-type="float" office:value="0.000935971609712724">
            <text:p>0,0009359716</text:p>
          </table:table-cell>
          <table:table-cell table:formula="of:=(1/(SQRT(2*3.1415926535)*([.$C$12]*(SQRT(([.$C$10]*[.$C$10])/([.$C$12]*[.$C$12])-SIN(ATAN([.AI$2]/[.$E22]))*SIN(ATAN([.AI$2]/[.$E22])))-COS(ATAN([.AI$2]/[.$E22]))))/6)) * EXP( -([.$E22]/COS(ATAN([.AI$2]/[.$E22]))-([.$C$12]*(SQRT(([.$C$10]*[.$C$10])/([.$C$12]*[.$C$12])-SIN(ATAN([.AI$2]/[.$E22]))*SIN(ATAN([.AI$2]/[.$E22])))-COS(ATAN([.AI$2]/[.$E22]))))/2)*([.$E22]/COS(ATAN([.AI$2]/[.$E22]))-([.$C$12]*(SQRT(([.$C$10]*[.$C$10])/([.$C$12]*[.$C$12])-SIN(ATAN([.AI$2]/[.$E22]))*SIN(ATAN([.AI$2]/[.$E22])))-COS(ATAN([.AI$2]/[.$E22]))))/2) /  (2*([.$C$12]*(SQRT(([.$C$10]*[.$C$10])/([.$C$12]*[.$C$12])-SIN(ATAN([.AI$2]/[.$E22]))*SIN(ATAN([.AI$2]/[.$E22])))-COS(ATAN([.AI$2]/[.$E22]))))*([.$C$12]*(SQRT(([.$C$10]*[.$C$10])/([.$C$12]*[.$C$12])-SIN(ATAN([.AI$2]/[.$E22]))*SIN(ATAN([.AI$2]/[.$E22])))-COS(ATAN([.AI$2]/[.$E22]))))/36))" office:value-type="float" office:value="0.000864087052551914">
            <text:p>0,0008640871</text:p>
          </table:table-cell>
          <table:table-cell table:formula="of:=(1/(SQRT(2*3.1415926535)*([.$C$12]*(SQRT(([.$C$10]*[.$C$10])/([.$C$12]*[.$C$12])-SIN(ATAN([.AJ$2]/[.$E22]))*SIN(ATAN([.AJ$2]/[.$E22])))-COS(ATAN([.AJ$2]/[.$E22]))))/6)) * EXP( -([.$E22]/COS(ATAN([.AJ$2]/[.$E22]))-([.$C$12]*(SQRT(([.$C$10]*[.$C$10])/([.$C$12]*[.$C$12])-SIN(ATAN([.AJ$2]/[.$E22]))*SIN(ATAN([.AJ$2]/[.$E22])))-COS(ATAN([.AJ$2]/[.$E22]))))/2)*([.$E22]/COS(ATAN([.AJ$2]/[.$E22]))-([.$C$12]*(SQRT(([.$C$10]*[.$C$10])/([.$C$12]*[.$C$12])-SIN(ATAN([.AJ$2]/[.$E22]))*SIN(ATAN([.AJ$2]/[.$E22])))-COS(ATAN([.AJ$2]/[.$E22]))))/2) /  (2*([.$C$12]*(SQRT(([.$C$10]*[.$C$10])/([.$C$12]*[.$C$12])-SIN(ATAN([.AJ$2]/[.$E22]))*SIN(ATAN([.AJ$2]/[.$E22])))-COS(ATAN([.AJ$2]/[.$E22]))))*([.$C$12]*(SQRT(([.$C$10]*[.$C$10])/([.$C$12]*[.$C$12])-SIN(ATAN([.AJ$2]/[.$E22]))*SIN(ATAN([.AJ$2]/[.$E22])))-COS(ATAN([.AJ$2]/[.$E22]))))/36))" office:value-type="float" office:value="0.000791398059873343">
            <text:p>0,0007913981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666.766666666667">
            <text:p>666,7666666667</text:p>
          </table:table-cell>
          <table:table-cell table:formula="of:=(1/(SQRT(2*3.1415926535)*([.$C$12]*(SQRT(([.$C$10]*[.$C$10])/([.$C$12]*[.$C$12])-SIN(ATAN([.F$2]/[.$E23]))*SIN(ATAN([.F$2]/[.$E23])))-COS(ATAN([.F$2]/[.$E23]))))/6)) * EXP( -([.$E23]/COS(ATAN([.F$2]/[.$E23]))-([.$C$12]*(SQRT(([.$C$10]*[.$C$10])/([.$C$12]*[.$C$12])-SIN(ATAN([.F$2]/[.$E23]))*SIN(ATAN([.F$2]/[.$E23])))-COS(ATAN([.F$2]/[.$E23]))))/2)*([.$E23]/COS(ATAN([.F$2]/[.$E23]))-([.$C$12]*(SQRT(([.$C$10]*[.$C$10])/([.$C$12]*[.$C$12])-SIN(ATAN([.F$2]/[.$E23]))*SIN(ATAN([.F$2]/[.$E23])))-COS(ATAN([.F$2]/[.$E23]))))/2) /  (2*([.$C$12]*(SQRT(([.$C$10]*[.$C$10])/([.$C$12]*[.$C$12])-SIN(ATAN([.F$2]/[.$E23]))*SIN(ATAN([.F$2]/[.$E23])))-COS(ATAN([.F$2]/[.$E23]))))*([.$C$12]*(SQRT(([.$C$10]*[.$C$10])/([.$C$12]*[.$C$12])-SIN(ATAN([.F$2]/[.$E23]))*SIN(ATAN([.F$2]/[.$E23])))-COS(ATAN([.F$2]/[.$E23]))))/36))" office:value-type="float" office:value="0.00132049246355158">
            <text:p>0,0013204925</text:p>
          </table:table-cell>
          <table:table-cell table:formula="of:=(1/(SQRT(2*3.1415926535)*([.$C$12]*(SQRT(([.$C$10]*[.$C$10])/([.$C$12]*[.$C$12])-SIN(ATAN([.G$2]/[.$E23]))*SIN(ATAN([.G$2]/[.$E23])))-COS(ATAN([.G$2]/[.$E23]))))/6)) * EXP( -([.$E23]/COS(ATAN([.G$2]/[.$E23]))-([.$C$12]*(SQRT(([.$C$10]*[.$C$10])/([.$C$12]*[.$C$12])-SIN(ATAN([.G$2]/[.$E23]))*SIN(ATAN([.G$2]/[.$E23])))-COS(ATAN([.G$2]/[.$E23]))))/2)*([.$E23]/COS(ATAN([.G$2]/[.$E23]))-([.$C$12]*(SQRT(([.$C$10]*[.$C$10])/([.$C$12]*[.$C$12])-SIN(ATAN([.G$2]/[.$E23]))*SIN(ATAN([.G$2]/[.$E23])))-COS(ATAN([.G$2]/[.$E23]))))/2) /  (2*([.$C$12]*(SQRT(([.$C$10]*[.$C$10])/([.$C$12]*[.$C$12])-SIN(ATAN([.G$2]/[.$E23]))*SIN(ATAN([.G$2]/[.$E23])))-COS(ATAN([.G$2]/[.$E23]))))*([.$C$12]*(SQRT(([.$C$10]*[.$C$10])/([.$C$12]*[.$C$12])-SIN(ATAN([.G$2]/[.$E23]))*SIN(ATAN([.G$2]/[.$E23])))-COS(ATAN([.G$2]/[.$E23]))))/36))" office:value-type="float" office:value="0.0013218155933278">
            <text:p>0,0013218156</text:p>
          </table:table-cell>
          <table:table-cell table:formula="of:=(1/(SQRT(2*3.1415926535)*([.$C$12]*(SQRT(([.$C$10]*[.$C$10])/([.$C$12]*[.$C$12])-SIN(ATAN([.H$2]/[.$E23]))*SIN(ATAN([.H$2]/[.$E23])))-COS(ATAN([.H$2]/[.$E23]))))/6)) * EXP( -([.$E23]/COS(ATAN([.H$2]/[.$E23]))-([.$C$12]*(SQRT(([.$C$10]*[.$C$10])/([.$C$12]*[.$C$12])-SIN(ATAN([.H$2]/[.$E23]))*SIN(ATAN([.H$2]/[.$E23])))-COS(ATAN([.H$2]/[.$E23]))))/2)*([.$E23]/COS(ATAN([.H$2]/[.$E23]))-([.$C$12]*(SQRT(([.$C$10]*[.$C$10])/([.$C$12]*[.$C$12])-SIN(ATAN([.H$2]/[.$E23]))*SIN(ATAN([.H$2]/[.$E23])))-COS(ATAN([.H$2]/[.$E23]))))/2) /  (2*([.$C$12]*(SQRT(([.$C$10]*[.$C$10])/([.$C$12]*[.$C$12])-SIN(ATAN([.H$2]/[.$E23]))*SIN(ATAN([.H$2]/[.$E23])))-COS(ATAN([.H$2]/[.$E23]))))*([.$C$12]*(SQRT(([.$C$10]*[.$C$10])/([.$C$12]*[.$C$12])-SIN(ATAN([.H$2]/[.$E23]))*SIN(ATAN([.H$2]/[.$E23])))-COS(ATAN([.H$2]/[.$E23]))))/36))" office:value-type="float" office:value="0.0013257228630378">
            <text:p>0,0013257229</text:p>
          </table:table-cell>
          <table:table-cell table:formula="of:=(1/(SQRT(2*3.1415926535)*([.$C$12]*(SQRT(([.$C$10]*[.$C$10])/([.$C$12]*[.$C$12])-SIN(ATAN([.I$2]/[.$E23]))*SIN(ATAN([.I$2]/[.$E23])))-COS(ATAN([.I$2]/[.$E23]))))/6)) * EXP( -([.$E23]/COS(ATAN([.I$2]/[.$E23]))-([.$C$12]*(SQRT(([.$C$10]*[.$C$10])/([.$C$12]*[.$C$12])-SIN(ATAN([.I$2]/[.$E23]))*SIN(ATAN([.I$2]/[.$E23])))-COS(ATAN([.I$2]/[.$E23]))))/2)*([.$E23]/COS(ATAN([.I$2]/[.$E23]))-([.$C$12]*(SQRT(([.$C$10]*[.$C$10])/([.$C$12]*[.$C$12])-SIN(ATAN([.I$2]/[.$E23]))*SIN(ATAN([.I$2]/[.$E23])))-COS(ATAN([.I$2]/[.$E23]))))/2) /  (2*([.$C$12]*(SQRT(([.$C$10]*[.$C$10])/([.$C$12]*[.$C$12])-SIN(ATAN([.I$2]/[.$E23]))*SIN(ATAN([.I$2]/[.$E23])))-COS(ATAN([.I$2]/[.$E23]))))*([.$C$12]*(SQRT(([.$C$10]*[.$C$10])/([.$C$12]*[.$C$12])-SIN(ATAN([.I$2]/[.$E23]))*SIN(ATAN([.I$2]/[.$E23])))-COS(ATAN([.I$2]/[.$E23]))))/36))" office:value-type="float" office:value="0.00133207591503036">
            <text:p>0,0013320759</text:p>
          </table:table-cell>
          <table:table-cell table:formula="of:=(1/(SQRT(2*3.1415926535)*([.$C$12]*(SQRT(([.$C$10]*[.$C$10])/([.$C$12]*[.$C$12])-SIN(ATAN([.J$2]/[.$E23]))*SIN(ATAN([.J$2]/[.$E23])))-COS(ATAN([.J$2]/[.$E23]))))/6)) * EXP( -([.$E23]/COS(ATAN([.J$2]/[.$E23]))-([.$C$12]*(SQRT(([.$C$10]*[.$C$10])/([.$C$12]*[.$C$12])-SIN(ATAN([.J$2]/[.$E23]))*SIN(ATAN([.J$2]/[.$E23])))-COS(ATAN([.J$2]/[.$E23]))))/2)*([.$E23]/COS(ATAN([.J$2]/[.$E23]))-([.$C$12]*(SQRT(([.$C$10]*[.$C$10])/([.$C$12]*[.$C$12])-SIN(ATAN([.J$2]/[.$E23]))*SIN(ATAN([.J$2]/[.$E23])))-COS(ATAN([.J$2]/[.$E23]))))/2) /  (2*([.$C$12]*(SQRT(([.$C$10]*[.$C$10])/([.$C$12]*[.$C$12])-SIN(ATAN([.J$2]/[.$E23]))*SIN(ATAN([.J$2]/[.$E23])))-COS(ATAN([.J$2]/[.$E23]))))*([.$C$12]*(SQRT(([.$C$10]*[.$C$10])/([.$C$12]*[.$C$12])-SIN(ATAN([.J$2]/[.$E23]))*SIN(ATAN([.J$2]/[.$E23])))-COS(ATAN([.J$2]/[.$E23]))))/36))" office:value-type="float" office:value="0.00134064520103471">
            <text:p>0,0013406452</text:p>
          </table:table-cell>
          <table:table-cell table:formula="of:=(1/(SQRT(2*3.1415926535)*([.$C$12]*(SQRT(([.$C$10]*[.$C$10])/([.$C$12]*[.$C$12])-SIN(ATAN([.K$2]/[.$E23]))*SIN(ATAN([.K$2]/[.$E23])))-COS(ATAN([.K$2]/[.$E23]))))/6)) * EXP( -([.$E23]/COS(ATAN([.K$2]/[.$E23]))-([.$C$12]*(SQRT(([.$C$10]*[.$C$10])/([.$C$12]*[.$C$12])-SIN(ATAN([.K$2]/[.$E23]))*SIN(ATAN([.K$2]/[.$E23])))-COS(ATAN([.K$2]/[.$E23]))))/2)*([.$E23]/COS(ATAN([.K$2]/[.$E23]))-([.$C$12]*(SQRT(([.$C$10]*[.$C$10])/([.$C$12]*[.$C$12])-SIN(ATAN([.K$2]/[.$E23]))*SIN(ATAN([.K$2]/[.$E23])))-COS(ATAN([.K$2]/[.$E23]))))/2) /  (2*([.$C$12]*(SQRT(([.$C$10]*[.$C$10])/([.$C$12]*[.$C$12])-SIN(ATAN([.K$2]/[.$E23]))*SIN(ATAN([.K$2]/[.$E23])))-COS(ATAN([.K$2]/[.$E23]))))*([.$C$12]*(SQRT(([.$C$10]*[.$C$10])/([.$C$12]*[.$C$12])-SIN(ATAN([.K$2]/[.$E23]))*SIN(ATAN([.K$2]/[.$E23])))-COS(ATAN([.K$2]/[.$E23]))))/36))" office:value-type="float" office:value="0.00135111153306661">
            <text:p>0,0013511115</text:p>
          </table:table-cell>
          <table:table-cell table:formula="of:=(1/(SQRT(2*3.1415926535)*([.$C$12]*(SQRT(([.$C$10]*[.$C$10])/([.$C$12]*[.$C$12])-SIN(ATAN([.L$2]/[.$E23]))*SIN(ATAN([.L$2]/[.$E23])))-COS(ATAN([.L$2]/[.$E23]))))/6)) * EXP( -([.$E23]/COS(ATAN([.L$2]/[.$E23]))-([.$C$12]*(SQRT(([.$C$10]*[.$C$10])/([.$C$12]*[.$C$12])-SIN(ATAN([.L$2]/[.$E23]))*SIN(ATAN([.L$2]/[.$E23])))-COS(ATAN([.L$2]/[.$E23]))))/2)*([.$E23]/COS(ATAN([.L$2]/[.$E23]))-([.$C$12]*(SQRT(([.$C$10]*[.$C$10])/([.$C$12]*[.$C$12])-SIN(ATAN([.L$2]/[.$E23]))*SIN(ATAN([.L$2]/[.$E23])))-COS(ATAN([.L$2]/[.$E23]))))/2) /  (2*([.$C$12]*(SQRT(([.$C$10]*[.$C$10])/([.$C$12]*[.$C$12])-SIN(ATAN([.L$2]/[.$E23]))*SIN(ATAN([.L$2]/[.$E23])))-COS(ATAN([.L$2]/[.$E23]))))*([.$C$12]*(SQRT(([.$C$10]*[.$C$10])/([.$C$12]*[.$C$12])-SIN(ATAN([.L$2]/[.$E23]))*SIN(ATAN([.L$2]/[.$E23])))-COS(ATAN([.L$2]/[.$E23]))))/36))" office:value-type="float" office:value="0.00136306874088435">
            <text:p>0,0013630687</text:p>
          </table:table-cell>
          <table:table-cell table:formula="of:=(1/(SQRT(2*3.1415926535)*([.$C$12]*(SQRT(([.$C$10]*[.$C$10])/([.$C$12]*[.$C$12])-SIN(ATAN([.M$2]/[.$E23]))*SIN(ATAN([.M$2]/[.$E23])))-COS(ATAN([.M$2]/[.$E23]))))/6)) * EXP( -([.$E23]/COS(ATAN([.M$2]/[.$E23]))-([.$C$12]*(SQRT(([.$C$10]*[.$C$10])/([.$C$12]*[.$C$12])-SIN(ATAN([.M$2]/[.$E23]))*SIN(ATAN([.M$2]/[.$E23])))-COS(ATAN([.M$2]/[.$E23]))))/2)*([.$E23]/COS(ATAN([.M$2]/[.$E23]))-([.$C$12]*(SQRT(([.$C$10]*[.$C$10])/([.$C$12]*[.$C$12])-SIN(ATAN([.M$2]/[.$E23]))*SIN(ATAN([.M$2]/[.$E23])))-COS(ATAN([.M$2]/[.$E23]))))/2) /  (2*([.$C$12]*(SQRT(([.$C$10]*[.$C$10])/([.$C$12]*[.$C$12])-SIN(ATAN([.M$2]/[.$E23]))*SIN(ATAN([.M$2]/[.$E23])))-COS(ATAN([.M$2]/[.$E23]))))*([.$C$12]*(SQRT(([.$C$10]*[.$C$10])/([.$C$12]*[.$C$12])-SIN(ATAN([.M$2]/[.$E23]))*SIN(ATAN([.M$2]/[.$E23])))-COS(ATAN([.M$2]/[.$E23]))))/36))" office:value-type="float" office:value="0.00137602786126277">
            <text:p>0,0013760279</text:p>
          </table:table-cell>
          <table:table-cell table:formula="of:=(1/(SQRT(2*3.1415926535)*([.$C$12]*(SQRT(([.$C$10]*[.$C$10])/([.$C$12]*[.$C$12])-SIN(ATAN([.N$2]/[.$E23]))*SIN(ATAN([.N$2]/[.$E23])))-COS(ATAN([.N$2]/[.$E23]))))/6)) * EXP( -([.$E23]/COS(ATAN([.N$2]/[.$E23]))-([.$C$12]*(SQRT(([.$C$10]*[.$C$10])/([.$C$12]*[.$C$12])-SIN(ATAN([.N$2]/[.$E23]))*SIN(ATAN([.N$2]/[.$E23])))-COS(ATAN([.N$2]/[.$E23]))))/2)*([.$E23]/COS(ATAN([.N$2]/[.$E23]))-([.$C$12]*(SQRT(([.$C$10]*[.$C$10])/([.$C$12]*[.$C$12])-SIN(ATAN([.N$2]/[.$E23]))*SIN(ATAN([.N$2]/[.$E23])))-COS(ATAN([.N$2]/[.$E23]))))/2) /  (2*([.$C$12]*(SQRT(([.$C$10]*[.$C$10])/([.$C$12]*[.$C$12])-SIN(ATAN([.N$2]/[.$E23]))*SIN(ATAN([.N$2]/[.$E23])))-COS(ATAN([.N$2]/[.$E23]))))*([.$C$12]*(SQRT(([.$C$10]*[.$C$10])/([.$C$12]*[.$C$12])-SIN(ATAN([.N$2]/[.$E23]))*SIN(ATAN([.N$2]/[.$E23])))-COS(ATAN([.N$2]/[.$E23]))))/36))" office:value-type="float" office:value="0.00138942332297363">
            <text:p>0,0013894233</text:p>
          </table:table-cell>
          <table:table-cell table:formula="of:=(1/(SQRT(2*3.1415926535)*([.$C$12]*(SQRT(([.$C$10]*[.$C$10])/([.$C$12]*[.$C$12])-SIN(ATAN([.O$2]/[.$E23]))*SIN(ATAN([.O$2]/[.$E23])))-COS(ATAN([.O$2]/[.$E23]))))/6)) * EXP( -([.$E23]/COS(ATAN([.O$2]/[.$E23]))-([.$C$12]*(SQRT(([.$C$10]*[.$C$10])/([.$C$12]*[.$C$12])-SIN(ATAN([.O$2]/[.$E23]))*SIN(ATAN([.O$2]/[.$E23])))-COS(ATAN([.O$2]/[.$E23]))))/2)*([.$E23]/COS(ATAN([.O$2]/[.$E23]))-([.$C$12]*(SQRT(([.$C$10]*[.$C$10])/([.$C$12]*[.$C$12])-SIN(ATAN([.O$2]/[.$E23]))*SIN(ATAN([.O$2]/[.$E23])))-COS(ATAN([.O$2]/[.$E23]))))/2) /  (2*([.$C$12]*(SQRT(([.$C$10]*[.$C$10])/([.$C$12]*[.$C$12])-SIN(ATAN([.O$2]/[.$E23]))*SIN(ATAN([.O$2]/[.$E23])))-COS(ATAN([.O$2]/[.$E23]))))*([.$C$12]*(SQRT(([.$C$10]*[.$C$10])/([.$C$12]*[.$C$12])-SIN(ATAN([.O$2]/[.$E23]))*SIN(ATAN([.O$2]/[.$E23])))-COS(ATAN([.O$2]/[.$E23]))))/36))" office:value-type="float" office:value="0.00140262157555956">
            <text:p>0,0014026216</text:p>
          </table:table-cell>
          <table:table-cell table:formula="of:=(1/(SQRT(2*3.1415926535)*([.$C$12]*(SQRT(([.$C$10]*[.$C$10])/([.$C$12]*[.$C$12])-SIN(ATAN([.P$2]/[.$E23]))*SIN(ATAN([.P$2]/[.$E23])))-COS(ATAN([.P$2]/[.$E23]))))/6)) * EXP( -([.$E23]/COS(ATAN([.P$2]/[.$E23]))-([.$C$12]*(SQRT(([.$C$10]*[.$C$10])/([.$C$12]*[.$C$12])-SIN(ATAN([.P$2]/[.$E23]))*SIN(ATAN([.P$2]/[.$E23])))-COS(ATAN([.P$2]/[.$E23]))))/2)*([.$E23]/COS(ATAN([.P$2]/[.$E23]))-([.$C$12]*(SQRT(([.$C$10]*[.$C$10])/([.$C$12]*[.$C$12])-SIN(ATAN([.P$2]/[.$E23]))*SIN(ATAN([.P$2]/[.$E23])))-COS(ATAN([.P$2]/[.$E23]))))/2) /  (2*([.$C$12]*(SQRT(([.$C$10]*[.$C$10])/([.$C$12]*[.$C$12])-SIN(ATAN([.P$2]/[.$E23]))*SIN(ATAN([.P$2]/[.$E23])))-COS(ATAN([.P$2]/[.$E23]))))*([.$C$12]*(SQRT(([.$C$10]*[.$C$10])/([.$C$12]*[.$C$12])-SIN(ATAN([.P$2]/[.$E23]))*SIN(ATAN([.P$2]/[.$E23])))-COS(ATAN([.P$2]/[.$E23]))))/36))" office:value-type="float" office:value="0.00141493253565232">
            <text:p>0,0014149325</text:p>
          </table:table-cell>
          <table:table-cell table:formula="of:=(1/(SQRT(2*3.1415926535)*([.$C$12]*(SQRT(([.$C$10]*[.$C$10])/([.$C$12]*[.$C$12])-SIN(ATAN([.Q$2]/[.$E23]))*SIN(ATAN([.Q$2]/[.$E23])))-COS(ATAN([.Q$2]/[.$E23]))))/6)) * EXP( -([.$E23]/COS(ATAN([.Q$2]/[.$E23]))-([.$C$12]*(SQRT(([.$C$10]*[.$C$10])/([.$C$12]*[.$C$12])-SIN(ATAN([.Q$2]/[.$E23]))*SIN(ATAN([.Q$2]/[.$E23])))-COS(ATAN([.Q$2]/[.$E23]))))/2)*([.$E23]/COS(ATAN([.Q$2]/[.$E23]))-([.$C$12]*(SQRT(([.$C$10]*[.$C$10])/([.$C$12]*[.$C$12])-SIN(ATAN([.Q$2]/[.$E23]))*SIN(ATAN([.Q$2]/[.$E23])))-COS(ATAN([.Q$2]/[.$E23]))))/2) /  (2*([.$C$12]*(SQRT(([.$C$10]*[.$C$10])/([.$C$12]*[.$C$12])-SIN(ATAN([.Q$2]/[.$E23]))*SIN(ATAN([.Q$2]/[.$E23])))-COS(ATAN([.Q$2]/[.$E23]))))*([.$C$12]*(SQRT(([.$C$10]*[.$C$10])/([.$C$12]*[.$C$12])-SIN(ATAN([.Q$2]/[.$E23]))*SIN(ATAN([.Q$2]/[.$E23])))-COS(ATAN([.Q$2]/[.$E23]))))/36))" office:value-type="float" office:value="0.0014256240919202">
            <text:p>0,0014256241</text:p>
          </table:table-cell>
          <table:table-cell table:formula="of:=(1/(SQRT(2*3.1415926535)*([.$C$12]*(SQRT(([.$C$10]*[.$C$10])/([.$C$12]*[.$C$12])-SIN(ATAN([.R$2]/[.$E23]))*SIN(ATAN([.R$2]/[.$E23])))-COS(ATAN([.R$2]/[.$E23]))))/6)) * EXP( -([.$E23]/COS(ATAN([.R$2]/[.$E23]))-([.$C$12]*(SQRT(([.$C$10]*[.$C$10])/([.$C$12]*[.$C$12])-SIN(ATAN([.R$2]/[.$E23]))*SIN(ATAN([.R$2]/[.$E23])))-COS(ATAN([.R$2]/[.$E23]))))/2)*([.$E23]/COS(ATAN([.R$2]/[.$E23]))-([.$C$12]*(SQRT(([.$C$10]*[.$C$10])/([.$C$12]*[.$C$12])-SIN(ATAN([.R$2]/[.$E23]))*SIN(ATAN([.R$2]/[.$E23])))-COS(ATAN([.R$2]/[.$E23]))))/2) /  (2*([.$C$12]*(SQRT(([.$C$10]*[.$C$10])/([.$C$12]*[.$C$12])-SIN(ATAN([.R$2]/[.$E23]))*SIN(ATAN([.R$2]/[.$E23])))-COS(ATAN([.R$2]/[.$E23]))))*([.$C$12]*(SQRT(([.$C$10]*[.$C$10])/([.$C$12]*[.$C$12])-SIN(ATAN([.R$2]/[.$E23]))*SIN(ATAN([.R$2]/[.$E23])))-COS(ATAN([.R$2]/[.$E23]))))/36))" office:value-type="float" office:value="0.00143393972375497">
            <text:p>0,0014339397</text:p>
          </table:table-cell>
          <table:table-cell table:formula="of:=(1/(SQRT(2*3.1415926535)*([.$C$12]*(SQRT(([.$C$10]*[.$C$10])/([.$C$12]*[.$C$12])-SIN(ATAN([.S$2]/[.$E23]))*SIN(ATAN([.S$2]/[.$E23])))-COS(ATAN([.S$2]/[.$E23]))))/6)) * EXP( -([.$E23]/COS(ATAN([.S$2]/[.$E23]))-([.$C$12]*(SQRT(([.$C$10]*[.$C$10])/([.$C$12]*[.$C$12])-SIN(ATAN([.S$2]/[.$E23]))*SIN(ATAN([.S$2]/[.$E23])))-COS(ATAN([.S$2]/[.$E23]))))/2)*([.$E23]/COS(ATAN([.S$2]/[.$E23]))-([.$C$12]*(SQRT(([.$C$10]*[.$C$10])/([.$C$12]*[.$C$12])-SIN(ATAN([.S$2]/[.$E23]))*SIN(ATAN([.S$2]/[.$E23])))-COS(ATAN([.S$2]/[.$E23]))))/2) /  (2*([.$C$12]*(SQRT(([.$C$10]*[.$C$10])/([.$C$12]*[.$C$12])-SIN(ATAN([.S$2]/[.$E23]))*SIN(ATAN([.S$2]/[.$E23])))-COS(ATAN([.S$2]/[.$E23]))))*([.$C$12]*(SQRT(([.$C$10]*[.$C$10])/([.$C$12]*[.$C$12])-SIN(ATAN([.S$2]/[.$E23]))*SIN(ATAN([.S$2]/[.$E23])))-COS(ATAN([.S$2]/[.$E23]))))/36))" office:value-type="float" office:value="0.0014391190596618">
            <text:p>0,0014391191</text:p>
          </table:table-cell>
          <table:table-cell table:formula="of:=(1/(SQRT(2*3.1415926535)*([.$C$12]*(SQRT(([.$C$10]*[.$C$10])/([.$C$12]*[.$C$12])-SIN(ATAN([.T$2]/[.$E23]))*SIN(ATAN([.T$2]/[.$E23])))-COS(ATAN([.T$2]/[.$E23]))))/6)) * EXP( -([.$E23]/COS(ATAN([.T$2]/[.$E23]))-([.$C$12]*(SQRT(([.$C$10]*[.$C$10])/([.$C$12]*[.$C$12])-SIN(ATAN([.T$2]/[.$E23]))*SIN(ATAN([.T$2]/[.$E23])))-COS(ATAN([.T$2]/[.$E23]))))/2)*([.$E23]/COS(ATAN([.T$2]/[.$E23]))-([.$C$12]*(SQRT(([.$C$10]*[.$C$10])/([.$C$12]*[.$C$12])-SIN(ATAN([.T$2]/[.$E23]))*SIN(ATAN([.T$2]/[.$E23])))-COS(ATAN([.T$2]/[.$E23]))))/2) /  (2*([.$C$12]*(SQRT(([.$C$10]*[.$C$10])/([.$C$12]*[.$C$12])-SIN(ATAN([.T$2]/[.$E23]))*SIN(ATAN([.T$2]/[.$E23])))-COS(ATAN([.T$2]/[.$E23]))))*([.$C$12]*(SQRT(([.$C$10]*[.$C$10])/([.$C$12]*[.$C$12])-SIN(ATAN([.T$2]/[.$E23]))*SIN(ATAN([.T$2]/[.$E23])))-COS(ATAN([.T$2]/[.$E23]))))/36))" office:value-type="float" office:value="0.00144042094420028">
            <text:p>0,0014404209</text:p>
          </table:table-cell>
          <table:table-cell table:formula="of:=(1/(SQRT(2*3.1415926535)*([.$C$12]*(SQRT(([.$C$10]*[.$C$10])/([.$C$12]*[.$C$12])-SIN(ATAN([.U$2]/[.$E23]))*SIN(ATAN([.U$2]/[.$E23])))-COS(ATAN([.U$2]/[.$E23]))))/6)) * EXP( -([.$E23]/COS(ATAN([.U$2]/[.$E23]))-([.$C$12]*(SQRT(([.$C$10]*[.$C$10])/([.$C$12]*[.$C$12])-SIN(ATAN([.U$2]/[.$E23]))*SIN(ATAN([.U$2]/[.$E23])))-COS(ATAN([.U$2]/[.$E23]))))/2)*([.$E23]/COS(ATAN([.U$2]/[.$E23]))-([.$C$12]*(SQRT(([.$C$10]*[.$C$10])/([.$C$12]*[.$C$12])-SIN(ATAN([.U$2]/[.$E23]))*SIN(ATAN([.U$2]/[.$E23])))-COS(ATAN([.U$2]/[.$E23]))))/2) /  (2*([.$C$12]*(SQRT(([.$C$10]*[.$C$10])/([.$C$12]*[.$C$12])-SIN(ATAN([.U$2]/[.$E23]))*SIN(ATAN([.U$2]/[.$E23])))-COS(ATAN([.U$2]/[.$E23]))))*([.$C$12]*(SQRT(([.$C$10]*[.$C$10])/([.$C$12]*[.$C$12])-SIN(ATAN([.U$2]/[.$E23]))*SIN(ATAN([.U$2]/[.$E23])))-COS(ATAN([.U$2]/[.$E23]))))/36))" office:value-type="float" office:value="0.00143714831695487">
            <text:p>0,0014371483</text:p>
          </table:table-cell>
          <table:table-cell table:formula="of:=(1/(SQRT(2*3.1415926535)*([.$C$12]*(SQRT(([.$C$10]*[.$C$10])/([.$C$12]*[.$C$12])-SIN(ATAN([.V$2]/[.$E23]))*SIN(ATAN([.V$2]/[.$E23])))-COS(ATAN([.V$2]/[.$E23]))))/6)) * EXP( -([.$E23]/COS(ATAN([.V$2]/[.$E23]))-([.$C$12]*(SQRT(([.$C$10]*[.$C$10])/([.$C$12]*[.$C$12])-SIN(ATAN([.V$2]/[.$E23]))*SIN(ATAN([.V$2]/[.$E23])))-COS(ATAN([.V$2]/[.$E23]))))/2)*([.$E23]/COS(ATAN([.V$2]/[.$E23]))-([.$C$12]*(SQRT(([.$C$10]*[.$C$10])/([.$C$12]*[.$C$12])-SIN(ATAN([.V$2]/[.$E23]))*SIN(ATAN([.V$2]/[.$E23])))-COS(ATAN([.V$2]/[.$E23]))))/2) /  (2*([.$C$12]*(SQRT(([.$C$10]*[.$C$10])/([.$C$12]*[.$C$12])-SIN(ATAN([.V$2]/[.$E23]))*SIN(ATAN([.V$2]/[.$E23])))-COS(ATAN([.V$2]/[.$E23]))))*([.$C$12]*(SQRT(([.$C$10]*[.$C$10])/([.$C$12]*[.$C$12])-SIN(ATAN([.V$2]/[.$E23]))*SIN(ATAN([.V$2]/[.$E23])))-COS(ATAN([.V$2]/[.$E23]))))/36))" office:value-type="float" office:value="0.00142867395646327">
            <text:p>0,001428674</text:p>
          </table:table-cell>
          <table:table-cell table:formula="of:=(1/(SQRT(2*3.1415926535)*([.$C$12]*(SQRT(([.$C$10]*[.$C$10])/([.$C$12]*[.$C$12])-SIN(ATAN([.W$2]/[.$E23]))*SIN(ATAN([.W$2]/[.$E23])))-COS(ATAN([.W$2]/[.$E23]))))/6)) * EXP( -([.$E23]/COS(ATAN([.W$2]/[.$E23]))-([.$C$12]*(SQRT(([.$C$10]*[.$C$10])/([.$C$12]*[.$C$12])-SIN(ATAN([.W$2]/[.$E23]))*SIN(ATAN([.W$2]/[.$E23])))-COS(ATAN([.W$2]/[.$E23]))))/2)*([.$E23]/COS(ATAN([.W$2]/[.$E23]))-([.$C$12]*(SQRT(([.$C$10]*[.$C$10])/([.$C$12]*[.$C$12])-SIN(ATAN([.W$2]/[.$E23]))*SIN(ATAN([.W$2]/[.$E23])))-COS(ATAN([.W$2]/[.$E23]))))/2) /  (2*([.$C$12]*(SQRT(([.$C$10]*[.$C$10])/([.$C$12]*[.$C$12])-SIN(ATAN([.W$2]/[.$E23]))*SIN(ATAN([.W$2]/[.$E23])))-COS(ATAN([.W$2]/[.$E23]))))*([.$C$12]*(SQRT(([.$C$10]*[.$C$10])/([.$C$12]*[.$C$12])-SIN(ATAN([.W$2]/[.$E23]))*SIN(ATAN([.W$2]/[.$E23])))-COS(ATAN([.W$2]/[.$E23]))))/36))" office:value-type="float" office:value="0.00141446593096958">
            <text:p>0,0014144659</text:p>
          </table:table-cell>
          <table:table-cell table:formula="of:=(1/(SQRT(2*3.1415926535)*([.$C$12]*(SQRT(([.$C$10]*[.$C$10])/([.$C$12]*[.$C$12])-SIN(ATAN([.X$2]/[.$E23]))*SIN(ATAN([.X$2]/[.$E23])))-COS(ATAN([.X$2]/[.$E23]))))/6)) * EXP( -([.$E23]/COS(ATAN([.X$2]/[.$E23]))-([.$C$12]*(SQRT(([.$C$10]*[.$C$10])/([.$C$12]*[.$C$12])-SIN(ATAN([.X$2]/[.$E23]))*SIN(ATAN([.X$2]/[.$E23])))-COS(ATAN([.X$2]/[.$E23]))))/2)*([.$E23]/COS(ATAN([.X$2]/[.$E23]))-([.$C$12]*(SQRT(([.$C$10]*[.$C$10])/([.$C$12]*[.$C$12])-SIN(ATAN([.X$2]/[.$E23]))*SIN(ATAN([.X$2]/[.$E23])))-COS(ATAN([.X$2]/[.$E23]))))/2) /  (2*([.$C$12]*(SQRT(([.$C$10]*[.$C$10])/([.$C$12]*[.$C$12])-SIN(ATAN([.X$2]/[.$E23]))*SIN(ATAN([.X$2]/[.$E23])))-COS(ATAN([.X$2]/[.$E23]))))*([.$C$12]*(SQRT(([.$C$10]*[.$C$10])/([.$C$12]*[.$C$12])-SIN(ATAN([.X$2]/[.$E23]))*SIN(ATAN([.X$2]/[.$E23])))-COS(ATAN([.X$2]/[.$E23]))))/36))" office:value-type="float" office:value="0.00139411145029837">
            <text:p>0,0013941115</text:p>
          </table:table-cell>
          <table:table-cell table:formula="of:=(1/(SQRT(2*3.1415926535)*([.$C$12]*(SQRT(([.$C$10]*[.$C$10])/([.$C$12]*[.$C$12])-SIN(ATAN([.Y$2]/[.$E23]))*SIN(ATAN([.Y$2]/[.$E23])))-COS(ATAN([.Y$2]/[.$E23]))))/6)) * EXP( -([.$E23]/COS(ATAN([.Y$2]/[.$E23]))-([.$C$12]*(SQRT(([.$C$10]*[.$C$10])/([.$C$12]*[.$C$12])-SIN(ATAN([.Y$2]/[.$E23]))*SIN(ATAN([.Y$2]/[.$E23])))-COS(ATAN([.Y$2]/[.$E23]))))/2)*([.$E23]/COS(ATAN([.Y$2]/[.$E23]))-([.$C$12]*(SQRT(([.$C$10]*[.$C$10])/([.$C$12]*[.$C$12])-SIN(ATAN([.Y$2]/[.$E23]))*SIN(ATAN([.Y$2]/[.$E23])))-COS(ATAN([.Y$2]/[.$E23]))))/2) /  (2*([.$C$12]*(SQRT(([.$C$10]*[.$C$10])/([.$C$12]*[.$C$12])-SIN(ATAN([.Y$2]/[.$E23]))*SIN(ATAN([.Y$2]/[.$E23])))-COS(ATAN([.Y$2]/[.$E23]))))*([.$C$12]*(SQRT(([.$C$10]*[.$C$10])/([.$C$12]*[.$C$12])-SIN(ATAN([.Y$2]/[.$E23]))*SIN(ATAN([.Y$2]/[.$E23])))-COS(ATAN([.Y$2]/[.$E23]))))/36))" office:value-type="float" office:value="0.00136733774984415">
            <text:p>0,0013673377</text:p>
          </table:table-cell>
          <table:table-cell table:formula="of:=(1/(SQRT(2*3.1415926535)*([.$C$12]*(SQRT(([.$C$10]*[.$C$10])/([.$C$12]*[.$C$12])-SIN(ATAN([.Z$2]/[.$E23]))*SIN(ATAN([.Z$2]/[.$E23])))-COS(ATAN([.Z$2]/[.$E23]))))/6)) * EXP( -([.$E23]/COS(ATAN([.Z$2]/[.$E23]))-([.$C$12]*(SQRT(([.$C$10]*[.$C$10])/([.$C$12]*[.$C$12])-SIN(ATAN([.Z$2]/[.$E23]))*SIN(ATAN([.Z$2]/[.$E23])))-COS(ATAN([.Z$2]/[.$E23]))))/2)*([.$E23]/COS(ATAN([.Z$2]/[.$E23]))-([.$C$12]*(SQRT(([.$C$10]*[.$C$10])/([.$C$12]*[.$C$12])-SIN(ATAN([.Z$2]/[.$E23]))*SIN(ATAN([.Z$2]/[.$E23])))-COS(ATAN([.Z$2]/[.$E23]))))/2) /  (2*([.$C$12]*(SQRT(([.$C$10]*[.$C$10])/([.$C$12]*[.$C$12])-SIN(ATAN([.Z$2]/[.$E23]))*SIN(ATAN([.Z$2]/[.$E23])))-COS(ATAN([.Z$2]/[.$E23]))))*([.$C$12]*(SQRT(([.$C$10]*[.$C$10])/([.$C$12]*[.$C$12])-SIN(ATAN([.Z$2]/[.$E23]))*SIN(ATAN([.Z$2]/[.$E23])))-COS(ATAN([.Z$2]/[.$E23]))))/36))" office:value-type="float" office:value="0.00133402867363511">
            <text:p>0,0013340287</text:p>
          </table:table-cell>
          <table:table-cell table:formula="of:=(1/(SQRT(2*3.1415926535)*([.$C$12]*(SQRT(([.$C$10]*[.$C$10])/([.$C$12]*[.$C$12])-SIN(ATAN([.AA$2]/[.$E23]))*SIN(ATAN([.AA$2]/[.$E23])))-COS(ATAN([.AA$2]/[.$E23]))))/6)) * EXP( -([.$E23]/COS(ATAN([.AA$2]/[.$E23]))-([.$C$12]*(SQRT(([.$C$10]*[.$C$10])/([.$C$12]*[.$C$12])-SIN(ATAN([.AA$2]/[.$E23]))*SIN(ATAN([.AA$2]/[.$E23])))-COS(ATAN([.AA$2]/[.$E23]))))/2)*([.$E23]/COS(ATAN([.AA$2]/[.$E23]))-([.$C$12]*(SQRT(([.$C$10]*[.$C$10])/([.$C$12]*[.$C$12])-SIN(ATAN([.AA$2]/[.$E23]))*SIN(ATAN([.AA$2]/[.$E23])))-COS(ATAN([.AA$2]/[.$E23]))))/2) /  (2*([.$C$12]*(SQRT(([.$C$10]*[.$C$10])/([.$C$12]*[.$C$12])-SIN(ATAN([.AA$2]/[.$E23]))*SIN(ATAN([.AA$2]/[.$E23])))-COS(ATAN([.AA$2]/[.$E23]))))*([.$C$12]*(SQRT(([.$C$10]*[.$C$10])/([.$C$12]*[.$C$12])-SIN(ATAN([.AA$2]/[.$E23]))*SIN(ATAN([.AA$2]/[.$E23])))-COS(ATAN([.AA$2]/[.$E23]))))/36))" office:value-type="float" office:value="0.00129423576565494">
            <text:p>0,0012942358</text:p>
          </table:table-cell>
          <table:table-cell table:formula="of:=(1/(SQRT(2*3.1415926535)*([.$C$12]*(SQRT(([.$C$10]*[.$C$10])/([.$C$12]*[.$C$12])-SIN(ATAN([.AB$2]/[.$E23]))*SIN(ATAN([.AB$2]/[.$E23])))-COS(ATAN([.AB$2]/[.$E23]))))/6)) * EXP( -([.$E23]/COS(ATAN([.AB$2]/[.$E23]))-([.$C$12]*(SQRT(([.$C$10]*[.$C$10])/([.$C$12]*[.$C$12])-SIN(ATAN([.AB$2]/[.$E23]))*SIN(ATAN([.AB$2]/[.$E23])))-COS(ATAN([.AB$2]/[.$E23]))))/2)*([.$E23]/COS(ATAN([.AB$2]/[.$E23]))-([.$C$12]*(SQRT(([.$C$10]*[.$C$10])/([.$C$12]*[.$C$12])-SIN(ATAN([.AB$2]/[.$E23]))*SIN(ATAN([.AB$2]/[.$E23])))-COS(ATAN([.AB$2]/[.$E23]))))/2) /  (2*([.$C$12]*(SQRT(([.$C$10]*[.$C$10])/([.$C$12]*[.$C$12])-SIN(ATAN([.AB$2]/[.$E23]))*SIN(ATAN([.AB$2]/[.$E23])))-COS(ATAN([.AB$2]/[.$E23]))))*([.$C$12]*(SQRT(([.$C$10]*[.$C$10])/([.$C$12]*[.$C$12])-SIN(ATAN([.AB$2]/[.$E23]))*SIN(ATAN([.AB$2]/[.$E23])))-COS(ATAN([.AB$2]/[.$E23]))))/36))" office:value-type="float" office:value="0.00124818292452712">
            <text:p>0,0012481829</text:p>
          </table:table-cell>
          <table:table-cell table:formula="of:=(1/(SQRT(2*3.1415926535)*([.$C$12]*(SQRT(([.$C$10]*[.$C$10])/([.$C$12]*[.$C$12])-SIN(ATAN([.AC$2]/[.$E23]))*SIN(ATAN([.AC$2]/[.$E23])))-COS(ATAN([.AC$2]/[.$E23]))))/6)) * EXP( -([.$E23]/COS(ATAN([.AC$2]/[.$E23]))-([.$C$12]*(SQRT(([.$C$10]*[.$C$10])/([.$C$12]*[.$C$12])-SIN(ATAN([.AC$2]/[.$E23]))*SIN(ATAN([.AC$2]/[.$E23])))-COS(ATAN([.AC$2]/[.$E23]))))/2)*([.$E23]/COS(ATAN([.AC$2]/[.$E23]))-([.$C$12]*(SQRT(([.$C$10]*[.$C$10])/([.$C$12]*[.$C$12])-SIN(ATAN([.AC$2]/[.$E23]))*SIN(ATAN([.AC$2]/[.$E23])))-COS(ATAN([.AC$2]/[.$E23]))))/2) /  (2*([.$C$12]*(SQRT(([.$C$10]*[.$C$10])/([.$C$12]*[.$C$12])-SIN(ATAN([.AC$2]/[.$E23]))*SIN(ATAN([.AC$2]/[.$E23])))-COS(ATAN([.AC$2]/[.$E23]))))*([.$C$12]*(SQRT(([.$C$10]*[.$C$10])/([.$C$12]*[.$C$12])-SIN(ATAN([.AC$2]/[.$E23]))*SIN(ATAN([.AC$2]/[.$E23])))-COS(ATAN([.AC$2]/[.$E23]))))/36))" office:value-type="float" office:value="0.00119626401354946">
            <text:p>0,001196264</text:p>
          </table:table-cell>
          <table:table-cell table:formula="of:=(1/(SQRT(2*3.1415926535)*([.$C$12]*(SQRT(([.$C$10]*[.$C$10])/([.$C$12]*[.$C$12])-SIN(ATAN([.AD$2]/[.$E23]))*SIN(ATAN([.AD$2]/[.$E23])))-COS(ATAN([.AD$2]/[.$E23]))))/6)) * EXP( -([.$E23]/COS(ATAN([.AD$2]/[.$E23]))-([.$C$12]*(SQRT(([.$C$10]*[.$C$10])/([.$C$12]*[.$C$12])-SIN(ATAN([.AD$2]/[.$E23]))*SIN(ATAN([.AD$2]/[.$E23])))-COS(ATAN([.AD$2]/[.$E23]))))/2)*([.$E23]/COS(ATAN([.AD$2]/[.$E23]))-([.$C$12]*(SQRT(([.$C$10]*[.$C$10])/([.$C$12]*[.$C$12])-SIN(ATAN([.AD$2]/[.$E23]))*SIN(ATAN([.AD$2]/[.$E23])))-COS(ATAN([.AD$2]/[.$E23]))))/2) /  (2*([.$C$12]*(SQRT(([.$C$10]*[.$C$10])/([.$C$12]*[.$C$12])-SIN(ATAN([.AD$2]/[.$E23]))*SIN(ATAN([.AD$2]/[.$E23])))-COS(ATAN([.AD$2]/[.$E23]))))*([.$C$12]*(SQRT(([.$C$10]*[.$C$10])/([.$C$12]*[.$C$12])-SIN(ATAN([.AD$2]/[.$E23]))*SIN(ATAN([.AD$2]/[.$E23])))-COS(ATAN([.AD$2]/[.$E23]))))/36))" office:value-type="float" office:value="0.00113903322352203">
            <text:p>0,0011390332</text:p>
          </table:table-cell>
          <table:table-cell table:formula="of:=(1/(SQRT(2*3.1415926535)*([.$C$12]*(SQRT(([.$C$10]*[.$C$10])/([.$C$12]*[.$C$12])-SIN(ATAN([.AE$2]/[.$E23]))*SIN(ATAN([.AE$2]/[.$E23])))-COS(ATAN([.AE$2]/[.$E23]))))/6)) * EXP( -([.$E23]/COS(ATAN([.AE$2]/[.$E23]))-([.$C$12]*(SQRT(([.$C$10]*[.$C$10])/([.$C$12]*[.$C$12])-SIN(ATAN([.AE$2]/[.$E23]))*SIN(ATAN([.AE$2]/[.$E23])))-COS(ATAN([.AE$2]/[.$E23]))))/2)*([.$E23]/COS(ATAN([.AE$2]/[.$E23]))-([.$C$12]*(SQRT(([.$C$10]*[.$C$10])/([.$C$12]*[.$C$12])-SIN(ATAN([.AE$2]/[.$E23]))*SIN(ATAN([.AE$2]/[.$E23])))-COS(ATAN([.AE$2]/[.$E23]))))/2) /  (2*([.$C$12]*(SQRT(([.$C$10]*[.$C$10])/([.$C$12]*[.$C$12])-SIN(ATAN([.AE$2]/[.$E23]))*SIN(ATAN([.AE$2]/[.$E23])))-COS(ATAN([.AE$2]/[.$E23]))))*([.$C$12]*(SQRT(([.$C$10]*[.$C$10])/([.$C$12]*[.$C$12])-SIN(ATAN([.AE$2]/[.$E23]))*SIN(ATAN([.AE$2]/[.$E23])))-COS(ATAN([.AE$2]/[.$E23]))))/36))" office:value-type="float" office:value="0.00107718842945618">
            <text:p>0,0010771884</text:p>
          </table:table-cell>
          <table:table-cell table:formula="of:=(1/(SQRT(2*3.1415926535)*([.$C$12]*(SQRT(([.$C$10]*[.$C$10])/([.$C$12]*[.$C$12])-SIN(ATAN([.AF$2]/[.$E23]))*SIN(ATAN([.AF$2]/[.$E23])))-COS(ATAN([.AF$2]/[.$E23]))))/6)) * EXP( -([.$E23]/COS(ATAN([.AF$2]/[.$E23]))-([.$C$12]*(SQRT(([.$C$10]*[.$C$10])/([.$C$12]*[.$C$12])-SIN(ATAN([.AF$2]/[.$E23]))*SIN(ATAN([.AF$2]/[.$E23])))-COS(ATAN([.AF$2]/[.$E23]))))/2)*([.$E23]/COS(ATAN([.AF$2]/[.$E23]))-([.$C$12]*(SQRT(([.$C$10]*[.$C$10])/([.$C$12]*[.$C$12])-SIN(ATAN([.AF$2]/[.$E23]))*SIN(ATAN([.AF$2]/[.$E23])))-COS(ATAN([.AF$2]/[.$E23]))))/2) /  (2*([.$C$12]*(SQRT(([.$C$10]*[.$C$10])/([.$C$12]*[.$C$12])-SIN(ATAN([.AF$2]/[.$E23]))*SIN(ATAN([.AF$2]/[.$E23])))-COS(ATAN([.AF$2]/[.$E23]))))*([.$C$12]*(SQRT(([.$C$10]*[.$C$10])/([.$C$12]*[.$C$12])-SIN(ATAN([.AF$2]/[.$E23]))*SIN(ATAN([.AF$2]/[.$E23])))-COS(ATAN([.AF$2]/[.$E23]))))/36))" office:value-type="float" office:value="0.00101154822841362">
            <text:p>0,0010115482</text:p>
          </table:table-cell>
          <table:table-cell table:formula="of:=(1/(SQRT(2*3.1415926535)*([.$C$12]*(SQRT(([.$C$10]*[.$C$10])/([.$C$12]*[.$C$12])-SIN(ATAN([.AG$2]/[.$E23]))*SIN(ATAN([.AG$2]/[.$E23])))-COS(ATAN([.AG$2]/[.$E23]))))/6)) * EXP( -([.$E23]/COS(ATAN([.AG$2]/[.$E23]))-([.$C$12]*(SQRT(([.$C$10]*[.$C$10])/([.$C$12]*[.$C$12])-SIN(ATAN([.AG$2]/[.$E23]))*SIN(ATAN([.AG$2]/[.$E23])))-COS(ATAN([.AG$2]/[.$E23]))))/2)*([.$E23]/COS(ATAN([.AG$2]/[.$E23]))-([.$C$12]*(SQRT(([.$C$10]*[.$C$10])/([.$C$12]*[.$C$12])-SIN(ATAN([.AG$2]/[.$E23]))*SIN(ATAN([.AG$2]/[.$E23])))-COS(ATAN([.AG$2]/[.$E23]))))/2) /  (2*([.$C$12]*(SQRT(([.$C$10]*[.$C$10])/([.$C$12]*[.$C$12])-SIN(ATAN([.AG$2]/[.$E23]))*SIN(ATAN([.AG$2]/[.$E23])))-COS(ATAN([.AG$2]/[.$E23]))))*([.$C$12]*(SQRT(([.$C$10]*[.$C$10])/([.$C$12]*[.$C$12])-SIN(ATAN([.AG$2]/[.$E23]))*SIN(ATAN([.AG$2]/[.$E23])))-COS(ATAN([.AG$2]/[.$E23]))))/36))" office:value-type="float" office:value="0.00094302375690605">
            <text:p>0,0009430238</text:p>
          </table:table-cell>
          <table:table-cell table:formula="of:=(1/(SQRT(2*3.1415926535)*([.$C$12]*(SQRT(([.$C$10]*[.$C$10])/([.$C$12]*[.$C$12])-SIN(ATAN([.AH$2]/[.$E23]))*SIN(ATAN([.AH$2]/[.$E23])))-COS(ATAN([.AH$2]/[.$E23]))))/6)) * EXP( -([.$E23]/COS(ATAN([.AH$2]/[.$E23]))-([.$C$12]*(SQRT(([.$C$10]*[.$C$10])/([.$C$12]*[.$C$12])-SIN(ATAN([.AH$2]/[.$E23]))*SIN(ATAN([.AH$2]/[.$E23])))-COS(ATAN([.AH$2]/[.$E23]))))/2)*([.$E23]/COS(ATAN([.AH$2]/[.$E23]))-([.$C$12]*(SQRT(([.$C$10]*[.$C$10])/([.$C$12]*[.$C$12])-SIN(ATAN([.AH$2]/[.$E23]))*SIN(ATAN([.AH$2]/[.$E23])))-COS(ATAN([.AH$2]/[.$E23]))))/2) /  (2*([.$C$12]*(SQRT(([.$C$10]*[.$C$10])/([.$C$12]*[.$C$12])-SIN(ATAN([.AH$2]/[.$E23]))*SIN(ATAN([.AH$2]/[.$E23])))-COS(ATAN([.AH$2]/[.$E23]))))*([.$C$12]*(SQRT(([.$C$10]*[.$C$10])/([.$C$12]*[.$C$12])-SIN(ATAN([.AH$2]/[.$E23]))*SIN(ATAN([.AH$2]/[.$E23])))-COS(ATAN([.AH$2]/[.$E23]))))/36))" office:value-type="float" office:value="0.000872586727004631">
            <text:p>0,0008725867</text:p>
          </table:table-cell>
          <table:table-cell table:formula="of:=(1/(SQRT(2*3.1415926535)*([.$C$12]*(SQRT(([.$C$10]*[.$C$10])/([.$C$12]*[.$C$12])-SIN(ATAN([.AI$2]/[.$E23]))*SIN(ATAN([.AI$2]/[.$E23])))-COS(ATAN([.AI$2]/[.$E23]))))/6)) * EXP( -([.$E23]/COS(ATAN([.AI$2]/[.$E23]))-([.$C$12]*(SQRT(([.$C$10]*[.$C$10])/([.$C$12]*[.$C$12])-SIN(ATAN([.AI$2]/[.$E23]))*SIN(ATAN([.AI$2]/[.$E23])))-COS(ATAN([.AI$2]/[.$E23]))))/2)*([.$E23]/COS(ATAN([.AI$2]/[.$E23]))-([.$C$12]*(SQRT(([.$C$10]*[.$C$10])/([.$C$12]*[.$C$12])-SIN(ATAN([.AI$2]/[.$E23]))*SIN(ATAN([.AI$2]/[.$E23])))-COS(ATAN([.AI$2]/[.$E23]))))/2) /  (2*([.$C$12]*(SQRT(([.$C$10]*[.$C$10])/([.$C$12]*[.$C$12])-SIN(ATAN([.AI$2]/[.$E23]))*SIN(ATAN([.AI$2]/[.$E23])))-COS(ATAN([.AI$2]/[.$E23]))))*([.$C$12]*(SQRT(([.$C$10]*[.$C$10])/([.$C$12]*[.$C$12])-SIN(ATAN([.AI$2]/[.$E23]))*SIN(ATAN([.AI$2]/[.$E23])))-COS(ATAN([.AI$2]/[.$E23]))))/36))" office:value-type="float" office:value="0.000801235360842801">
            <text:p>0,0008012354</text:p>
          </table:table-cell>
          <table:table-cell table:formula="of:=(1/(SQRT(2*3.1415926535)*([.$C$12]*(SQRT(([.$C$10]*[.$C$10])/([.$C$12]*[.$C$12])-SIN(ATAN([.AJ$2]/[.$E23]))*SIN(ATAN([.AJ$2]/[.$E23])))-COS(ATAN([.AJ$2]/[.$E23]))))/6)) * EXP( -([.$E23]/COS(ATAN([.AJ$2]/[.$E23]))-([.$C$12]*(SQRT(([.$C$10]*[.$C$10])/([.$C$12]*[.$C$12])-SIN(ATAN([.AJ$2]/[.$E23]))*SIN(ATAN([.AJ$2]/[.$E23])))-COS(ATAN([.AJ$2]/[.$E23]))))/2)*([.$E23]/COS(ATAN([.AJ$2]/[.$E23]))-([.$C$12]*(SQRT(([.$C$10]*[.$C$10])/([.$C$12]*[.$C$12])-SIN(ATAN([.AJ$2]/[.$E23]))*SIN(ATAN([.AJ$2]/[.$E23])))-COS(ATAN([.AJ$2]/[.$E23]))))/2) /  (2*([.$C$12]*(SQRT(([.$C$10]*[.$C$10])/([.$C$12]*[.$C$12])-SIN(ATAN([.AJ$2]/[.$E23]))*SIN(ATAN([.AJ$2]/[.$E23])))-COS(ATAN([.AJ$2]/[.$E23]))))*([.$C$12]*(SQRT(([.$C$10]*[.$C$10])/([.$C$12]*[.$C$12])-SIN(ATAN([.AJ$2]/[.$E23]))*SIN(ATAN([.AJ$2]/[.$E23])))-COS(ATAN([.AJ$2]/[.$E23]))))/36))" office:value-type="float" office:value="0.000729960022769528">
            <text:p>0,00072996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700.1">
            <text:p>700,1</text:p>
          </table:table-cell>
          <table:table-cell table:formula="of:=(1/(SQRT(2*3.1415926535)*([.$C$12]*(SQRT(([.$C$10]*[.$C$10])/([.$C$12]*[.$C$12])-SIN(ATAN([.F$2]/[.$E24]))*SIN(ATAN([.F$2]/[.$E24])))-COS(ATAN([.F$2]/[.$E24]))))/6)) * EXP( -([.$E24]/COS(ATAN([.F$2]/[.$E24]))-([.$C$12]*(SQRT(([.$C$10]*[.$C$10])/([.$C$12]*[.$C$12])-SIN(ATAN([.F$2]/[.$E24]))*SIN(ATAN([.F$2]/[.$E24])))-COS(ATAN([.F$2]/[.$E24]))))/2)*([.$E24]/COS(ATAN([.F$2]/[.$E24]))-([.$C$12]*(SQRT(([.$C$10]*[.$C$10])/([.$C$12]*[.$C$12])-SIN(ATAN([.F$2]/[.$E24]))*SIN(ATAN([.F$2]/[.$E24])))-COS(ATAN([.F$2]/[.$E24]))))/2) /  (2*([.$C$12]*(SQRT(([.$C$10]*[.$C$10])/([.$C$12]*[.$C$12])-SIN(ATAN([.F$2]/[.$E24]))*SIN(ATAN([.F$2]/[.$E24])))-COS(ATAN([.F$2]/[.$E24]))))*([.$C$12]*(SQRT(([.$C$10]*[.$C$10])/([.$C$12]*[.$C$12])-SIN(ATAN([.F$2]/[.$E24]))*SIN(ATAN([.F$2]/[.$E24])))-COS(ATAN([.F$2]/[.$E24]))))/36))" office:value-type="float" office:value="0.00139465262156712">
            <text:p>0,0013946526</text:p>
          </table:table-cell>
          <table:table-cell table:formula="of:=(1/(SQRT(2*3.1415926535)*([.$C$12]*(SQRT(([.$C$10]*[.$C$10])/([.$C$12]*[.$C$12])-SIN(ATAN([.G$2]/[.$E24]))*SIN(ATAN([.G$2]/[.$E24])))-COS(ATAN([.G$2]/[.$E24]))))/6)) * EXP( -([.$E24]/COS(ATAN([.G$2]/[.$E24]))-([.$C$12]*(SQRT(([.$C$10]*[.$C$10])/([.$C$12]*[.$C$12])-SIN(ATAN([.G$2]/[.$E24]))*SIN(ATAN([.G$2]/[.$E24])))-COS(ATAN([.G$2]/[.$E24]))))/2)*([.$E24]/COS(ATAN([.G$2]/[.$E24]))-([.$C$12]*(SQRT(([.$C$10]*[.$C$10])/([.$C$12]*[.$C$12])-SIN(ATAN([.G$2]/[.$E24]))*SIN(ATAN([.G$2]/[.$E24])))-COS(ATAN([.G$2]/[.$E24]))))/2) /  (2*([.$C$12]*(SQRT(([.$C$10]*[.$C$10])/([.$C$12]*[.$C$12])-SIN(ATAN([.G$2]/[.$E24]))*SIN(ATAN([.G$2]/[.$E24])))-COS(ATAN([.G$2]/[.$E24]))))*([.$C$12]*(SQRT(([.$C$10]*[.$C$10])/([.$C$12]*[.$C$12])-SIN(ATAN([.G$2]/[.$E24]))*SIN(ATAN([.G$2]/[.$E24])))-COS(ATAN([.G$2]/[.$E24]))))/36))" office:value-type="float" office:value="0.00139558199858634">
            <text:p>0,001395582</text:p>
          </table:table-cell>
          <table:table-cell table:formula="of:=(1/(SQRT(2*3.1415926535)*([.$C$12]*(SQRT(([.$C$10]*[.$C$10])/([.$C$12]*[.$C$12])-SIN(ATAN([.H$2]/[.$E24]))*SIN(ATAN([.H$2]/[.$E24])))-COS(ATAN([.H$2]/[.$E24]))))/6)) * EXP( -([.$E24]/COS(ATAN([.H$2]/[.$E24]))-([.$C$12]*(SQRT(([.$C$10]*[.$C$10])/([.$C$12]*[.$C$12])-SIN(ATAN([.H$2]/[.$E24]))*SIN(ATAN([.H$2]/[.$E24])))-COS(ATAN([.H$2]/[.$E24]))))/2)*([.$E24]/COS(ATAN([.H$2]/[.$E24]))-([.$C$12]*(SQRT(([.$C$10]*[.$C$10])/([.$C$12]*[.$C$12])-SIN(ATAN([.H$2]/[.$E24]))*SIN(ATAN([.H$2]/[.$E24])))-COS(ATAN([.H$2]/[.$E24]))))/2) /  (2*([.$C$12]*(SQRT(([.$C$10]*[.$C$10])/([.$C$12]*[.$C$12])-SIN(ATAN([.H$2]/[.$E24]))*SIN(ATAN([.H$2]/[.$E24])))-COS(ATAN([.H$2]/[.$E24]))))*([.$C$12]*(SQRT(([.$C$10]*[.$C$10])/([.$C$12]*[.$C$12])-SIN(ATAN([.H$2]/[.$E24]))*SIN(ATAN([.H$2]/[.$E24])))-COS(ATAN([.H$2]/[.$E24]))))/36))" office:value-type="float" office:value="0.00139831342321613">
            <text:p>0,0013983134</text:p>
          </table:table-cell>
          <table:table-cell table:formula="of:=(1/(SQRT(2*3.1415926535)*([.$C$12]*(SQRT(([.$C$10]*[.$C$10])/([.$C$12]*[.$C$12])-SIN(ATAN([.I$2]/[.$E24]))*SIN(ATAN([.I$2]/[.$E24])))-COS(ATAN([.I$2]/[.$E24]))))/6)) * EXP( -([.$E24]/COS(ATAN([.I$2]/[.$E24]))-([.$C$12]*(SQRT(([.$C$10]*[.$C$10])/([.$C$12]*[.$C$12])-SIN(ATAN([.I$2]/[.$E24]))*SIN(ATAN([.I$2]/[.$E24])))-COS(ATAN([.I$2]/[.$E24]))))/2)*([.$E24]/COS(ATAN([.I$2]/[.$E24]))-([.$C$12]*(SQRT(([.$C$10]*[.$C$10])/([.$C$12]*[.$C$12])-SIN(ATAN([.I$2]/[.$E24]))*SIN(ATAN([.I$2]/[.$E24])))-COS(ATAN([.I$2]/[.$E24]))))/2) /  (2*([.$C$12]*(SQRT(([.$C$10]*[.$C$10])/([.$C$12]*[.$C$12])-SIN(ATAN([.I$2]/[.$E24]))*SIN(ATAN([.I$2]/[.$E24])))-COS(ATAN([.I$2]/[.$E24]))))*([.$C$12]*(SQRT(([.$C$10]*[.$C$10])/([.$C$12]*[.$C$12])-SIN(ATAN([.I$2]/[.$E24]))*SIN(ATAN([.I$2]/[.$E24])))-COS(ATAN([.I$2]/[.$E24]))))/36))" office:value-type="float" office:value="0.00140271096095455">
            <text:p>0,001402711</text:p>
          </table:table-cell>
          <table:table-cell table:formula="of:=(1/(SQRT(2*3.1415926535)*([.$C$12]*(SQRT(([.$C$10]*[.$C$10])/([.$C$12]*[.$C$12])-SIN(ATAN([.J$2]/[.$E24]))*SIN(ATAN([.J$2]/[.$E24])))-COS(ATAN([.J$2]/[.$E24]))))/6)) * EXP( -([.$E24]/COS(ATAN([.J$2]/[.$E24]))-([.$C$12]*(SQRT(([.$C$10]*[.$C$10])/([.$C$12]*[.$C$12])-SIN(ATAN([.J$2]/[.$E24]))*SIN(ATAN([.J$2]/[.$E24])))-COS(ATAN([.J$2]/[.$E24]))))/2)*([.$E24]/COS(ATAN([.J$2]/[.$E24]))-([.$C$12]*(SQRT(([.$C$10]*[.$C$10])/([.$C$12]*[.$C$12])-SIN(ATAN([.J$2]/[.$E24]))*SIN(ATAN([.J$2]/[.$E24])))-COS(ATAN([.J$2]/[.$E24]))))/2) /  (2*([.$C$12]*(SQRT(([.$C$10]*[.$C$10])/([.$C$12]*[.$C$12])-SIN(ATAN([.J$2]/[.$E24]))*SIN(ATAN([.J$2]/[.$E24])))-COS(ATAN([.J$2]/[.$E24]))))*([.$C$12]*(SQRT(([.$C$10]*[.$C$10])/([.$C$12]*[.$C$12])-SIN(ATAN([.J$2]/[.$E24]))*SIN(ATAN([.J$2]/[.$E24])))-COS(ATAN([.J$2]/[.$E24]))))/36))" office:value-type="float" office:value="0.00140855001285944">
            <text:p>0,00140855</text:p>
          </table:table-cell>
          <table:table-cell table:formula="of:=(1/(SQRT(2*3.1415926535)*([.$C$12]*(SQRT(([.$C$10]*[.$C$10])/([.$C$12]*[.$C$12])-SIN(ATAN([.K$2]/[.$E24]))*SIN(ATAN([.K$2]/[.$E24])))-COS(ATAN([.K$2]/[.$E24]))))/6)) * EXP( -([.$E24]/COS(ATAN([.K$2]/[.$E24]))-([.$C$12]*(SQRT(([.$C$10]*[.$C$10])/([.$C$12]*[.$C$12])-SIN(ATAN([.K$2]/[.$E24]))*SIN(ATAN([.K$2]/[.$E24])))-COS(ATAN([.K$2]/[.$E24]))))/2)*([.$E24]/COS(ATAN([.K$2]/[.$E24]))-([.$C$12]*(SQRT(([.$C$10]*[.$C$10])/([.$C$12]*[.$C$12])-SIN(ATAN([.K$2]/[.$E24]))*SIN(ATAN([.K$2]/[.$E24])))-COS(ATAN([.K$2]/[.$E24]))))/2) /  (2*([.$C$12]*(SQRT(([.$C$10]*[.$C$10])/([.$C$12]*[.$C$12])-SIN(ATAN([.K$2]/[.$E24]))*SIN(ATAN([.K$2]/[.$E24])))-COS(ATAN([.K$2]/[.$E24]))))*([.$C$12]*(SQRT(([.$C$10]*[.$C$10])/([.$C$12]*[.$C$12])-SIN(ATAN([.K$2]/[.$E24]))*SIN(ATAN([.K$2]/[.$E24])))-COS(ATAN([.K$2]/[.$E24]))))/36))" office:value-type="float" office:value="0.00141552016840845">
            <text:p>0,0014155202</text:p>
          </table:table-cell>
          <table:table-cell table:formula="of:=(1/(SQRT(2*3.1415926535)*([.$C$12]*(SQRT(([.$C$10]*[.$C$10])/([.$C$12]*[.$C$12])-SIN(ATAN([.L$2]/[.$E24]))*SIN(ATAN([.L$2]/[.$E24])))-COS(ATAN([.L$2]/[.$E24]))))/6)) * EXP( -([.$E24]/COS(ATAN([.L$2]/[.$E24]))-([.$C$12]*(SQRT(([.$C$10]*[.$C$10])/([.$C$12]*[.$C$12])-SIN(ATAN([.L$2]/[.$E24]))*SIN(ATAN([.L$2]/[.$E24])))-COS(ATAN([.L$2]/[.$E24]))))/2)*([.$E24]/COS(ATAN([.L$2]/[.$E24]))-([.$C$12]*(SQRT(([.$C$10]*[.$C$10])/([.$C$12]*[.$C$12])-SIN(ATAN([.L$2]/[.$E24]))*SIN(ATAN([.L$2]/[.$E24])))-COS(ATAN([.L$2]/[.$E24]))))/2) /  (2*([.$C$12]*(SQRT(([.$C$10]*[.$C$10])/([.$C$12]*[.$C$12])-SIN(ATAN([.L$2]/[.$E24]))*SIN(ATAN([.L$2]/[.$E24])))-COS(ATAN([.L$2]/[.$E24]))))*([.$C$12]*(SQRT(([.$C$10]*[.$C$10])/([.$C$12]*[.$C$12])-SIN(ATAN([.L$2]/[.$E24]))*SIN(ATAN([.L$2]/[.$E24])))-COS(ATAN([.L$2]/[.$E24]))))/36))" office:value-type="float" office:value="0.00142322955394209">
            <text:p>0,0014232296</text:p>
          </table:table-cell>
          <table:table-cell table:formula="of:=(1/(SQRT(2*3.1415926535)*([.$C$12]*(SQRT(([.$C$10]*[.$C$10])/([.$C$12]*[.$C$12])-SIN(ATAN([.M$2]/[.$E24]))*SIN(ATAN([.M$2]/[.$E24])))-COS(ATAN([.M$2]/[.$E24]))))/6)) * EXP( -([.$E24]/COS(ATAN([.M$2]/[.$E24]))-([.$C$12]*(SQRT(([.$C$10]*[.$C$10])/([.$C$12]*[.$C$12])-SIN(ATAN([.M$2]/[.$E24]))*SIN(ATAN([.M$2]/[.$E24])))-COS(ATAN([.M$2]/[.$E24]))))/2)*([.$E24]/COS(ATAN([.M$2]/[.$E24]))-([.$C$12]*(SQRT(([.$C$10]*[.$C$10])/([.$C$12]*[.$C$12])-SIN(ATAN([.M$2]/[.$E24]))*SIN(ATAN([.M$2]/[.$E24])))-COS(ATAN([.M$2]/[.$E24]))))/2) /  (2*([.$C$12]*(SQRT(([.$C$10]*[.$C$10])/([.$C$12]*[.$C$12])-SIN(ATAN([.M$2]/[.$E24]))*SIN(ATAN([.M$2]/[.$E24])))-COS(ATAN([.M$2]/[.$E24]))))*([.$C$12]*(SQRT(([.$C$10]*[.$C$10])/([.$C$12]*[.$C$12])-SIN(ATAN([.M$2]/[.$E24]))*SIN(ATAN([.M$2]/[.$E24])))-COS(ATAN([.M$2]/[.$E24]))))/36))" office:value-type="float" office:value="0.00143121097708846">
            <text:p>0,001431211</text:p>
          </table:table-cell>
          <table:table-cell table:formula="of:=(1/(SQRT(2*3.1415926535)*([.$C$12]*(SQRT(([.$C$10]*[.$C$10])/([.$C$12]*[.$C$12])-SIN(ATAN([.N$2]/[.$E24]))*SIN(ATAN([.N$2]/[.$E24])))-COS(ATAN([.N$2]/[.$E24]))))/6)) * EXP( -([.$E24]/COS(ATAN([.N$2]/[.$E24]))-([.$C$12]*(SQRT(([.$C$10]*[.$C$10])/([.$C$12]*[.$C$12])-SIN(ATAN([.N$2]/[.$E24]))*SIN(ATAN([.N$2]/[.$E24])))-COS(ATAN([.N$2]/[.$E24]))))/2)*([.$E24]/COS(ATAN([.N$2]/[.$E24]))-([.$C$12]*(SQRT(([.$C$10]*[.$C$10])/([.$C$12]*[.$C$12])-SIN(ATAN([.N$2]/[.$E24]))*SIN(ATAN([.N$2]/[.$E24])))-COS(ATAN([.N$2]/[.$E24]))))/2) /  (2*([.$C$12]*(SQRT(([.$C$10]*[.$C$10])/([.$C$12]*[.$C$12])-SIN(ATAN([.N$2]/[.$E24]))*SIN(ATAN([.N$2]/[.$E24])))-COS(ATAN([.N$2]/[.$E24]))))*([.$C$12]*(SQRT(([.$C$10]*[.$C$10])/([.$C$12]*[.$C$12])-SIN(ATAN([.N$2]/[.$E24]))*SIN(ATAN([.N$2]/[.$E24])))-COS(ATAN([.N$2]/[.$E24]))))/36))" office:value-type="float" office:value="0.00143893017939529">
            <text:p>0,0014389302</text:p>
          </table:table-cell>
          <table:table-cell table:formula="of:=(1/(SQRT(2*3.1415926535)*([.$C$12]*(SQRT(([.$C$10]*[.$C$10])/([.$C$12]*[.$C$12])-SIN(ATAN([.O$2]/[.$E24]))*SIN(ATAN([.O$2]/[.$E24])))-COS(ATAN([.O$2]/[.$E24]))))/6)) * EXP( -([.$E24]/COS(ATAN([.O$2]/[.$E24]))-([.$C$12]*(SQRT(([.$C$10]*[.$C$10])/([.$C$12]*[.$C$12])-SIN(ATAN([.O$2]/[.$E24]))*SIN(ATAN([.O$2]/[.$E24])))-COS(ATAN([.O$2]/[.$E24]))))/2)*([.$E24]/COS(ATAN([.O$2]/[.$E24]))-([.$C$12]*(SQRT(([.$C$10]*[.$C$10])/([.$C$12]*[.$C$12])-SIN(ATAN([.O$2]/[.$E24]))*SIN(ATAN([.O$2]/[.$E24])))-COS(ATAN([.O$2]/[.$E24]))))/2) /  (2*([.$C$12]*(SQRT(([.$C$10]*[.$C$10])/([.$C$12]*[.$C$12])-SIN(ATAN([.O$2]/[.$E24]))*SIN(ATAN([.O$2]/[.$E24])))-COS(ATAN([.O$2]/[.$E24]))))*([.$C$12]*(SQRT(([.$C$10]*[.$C$10])/([.$C$12]*[.$C$12])-SIN(ATAN([.O$2]/[.$E24]))*SIN(ATAN([.O$2]/[.$E24])))-COS(ATAN([.O$2]/[.$E24]))))/36))" office:value-type="float" office:value="0.00144579647366639">
            <text:p>0,0014457965</text:p>
          </table:table-cell>
          <table:table-cell table:formula="of:=(1/(SQRT(2*3.1415926535)*([.$C$12]*(SQRT(([.$C$10]*[.$C$10])/([.$C$12]*[.$C$12])-SIN(ATAN([.P$2]/[.$E24]))*SIN(ATAN([.P$2]/[.$E24])))-COS(ATAN([.P$2]/[.$E24]))))/6)) * EXP( -([.$E24]/COS(ATAN([.P$2]/[.$E24]))-([.$C$12]*(SQRT(([.$C$10]*[.$C$10])/([.$C$12]*[.$C$12])-SIN(ATAN([.P$2]/[.$E24]))*SIN(ATAN([.P$2]/[.$E24])))-COS(ATAN([.P$2]/[.$E24]))))/2)*([.$E24]/COS(ATAN([.P$2]/[.$E24]))-([.$C$12]*(SQRT(([.$C$10]*[.$C$10])/([.$C$12]*[.$C$12])-SIN(ATAN([.P$2]/[.$E24]))*SIN(ATAN([.P$2]/[.$E24])))-COS(ATAN([.P$2]/[.$E24]))))/2) /  (2*([.$C$12]*(SQRT(([.$C$10]*[.$C$10])/([.$C$12]*[.$C$12])-SIN(ATAN([.P$2]/[.$E24]))*SIN(ATAN([.P$2]/[.$E24])))-COS(ATAN([.P$2]/[.$E24]))))*([.$C$12]*(SQRT(([.$C$10]*[.$C$10])/([.$C$12]*[.$C$12])-SIN(ATAN([.P$2]/[.$E24]))*SIN(ATAN([.P$2]/[.$E24])))-COS(ATAN([.P$2]/[.$E24]))))/36))" office:value-type="float" office:value="0.00145117595686624">
            <text:p>0,001451176</text:p>
          </table:table-cell>
          <table:table-cell table:formula="of:=(1/(SQRT(2*3.1415926535)*([.$C$12]*(SQRT(([.$C$10]*[.$C$10])/([.$C$12]*[.$C$12])-SIN(ATAN([.Q$2]/[.$E24]))*SIN(ATAN([.Q$2]/[.$E24])))-COS(ATAN([.Q$2]/[.$E24]))))/6)) * EXP( -([.$E24]/COS(ATAN([.Q$2]/[.$E24]))-([.$C$12]*(SQRT(([.$C$10]*[.$C$10])/([.$C$12]*[.$C$12])-SIN(ATAN([.Q$2]/[.$E24]))*SIN(ATAN([.Q$2]/[.$E24])))-COS(ATAN([.Q$2]/[.$E24]))))/2)*([.$E24]/COS(ATAN([.Q$2]/[.$E24]))-([.$C$12]*(SQRT(([.$C$10]*[.$C$10])/([.$C$12]*[.$C$12])-SIN(ATAN([.Q$2]/[.$E24]))*SIN(ATAN([.Q$2]/[.$E24])))-COS(ATAN([.Q$2]/[.$E24]))))/2) /  (2*([.$C$12]*(SQRT(([.$C$10]*[.$C$10])/([.$C$12]*[.$C$12])-SIN(ATAN([.Q$2]/[.$E24]))*SIN(ATAN([.Q$2]/[.$E24])))-COS(ATAN([.Q$2]/[.$E24]))))*([.$C$12]*(SQRT(([.$C$10]*[.$C$10])/([.$C$12]*[.$C$12])-SIN(ATAN([.Q$2]/[.$E24]))*SIN(ATAN([.Q$2]/[.$E24])))-COS(ATAN([.Q$2]/[.$E24]))))/36))" office:value-type="float" office:value="0.00145440735588409">
            <text:p>0,0014544074</text:p>
          </table:table-cell>
          <table:table-cell table:formula="of:=(1/(SQRT(2*3.1415926535)*([.$C$12]*(SQRT(([.$C$10]*[.$C$10])/([.$C$12]*[.$C$12])-SIN(ATAN([.R$2]/[.$E24]))*SIN(ATAN([.R$2]/[.$E24])))-COS(ATAN([.R$2]/[.$E24]))))/6)) * EXP( -([.$E24]/COS(ATAN([.R$2]/[.$E24]))-([.$C$12]*(SQRT(([.$C$10]*[.$C$10])/([.$C$12]*[.$C$12])-SIN(ATAN([.R$2]/[.$E24]))*SIN(ATAN([.R$2]/[.$E24])))-COS(ATAN([.R$2]/[.$E24]))))/2)*([.$E24]/COS(ATAN([.R$2]/[.$E24]))-([.$C$12]*(SQRT(([.$C$10]*[.$C$10])/([.$C$12]*[.$C$12])-SIN(ATAN([.R$2]/[.$E24]))*SIN(ATAN([.R$2]/[.$E24])))-COS(ATAN([.R$2]/[.$E24]))))/2) /  (2*([.$C$12]*(SQRT(([.$C$10]*[.$C$10])/([.$C$12]*[.$C$12])-SIN(ATAN([.R$2]/[.$E24]))*SIN(ATAN([.R$2]/[.$E24])))-COS(ATAN([.R$2]/[.$E24]))))*([.$C$12]*(SQRT(([.$C$10]*[.$C$10])/([.$C$12]*[.$C$12])-SIN(ATAN([.R$2]/[.$E24]))*SIN(ATAN([.R$2]/[.$E24])))-COS(ATAN([.R$2]/[.$E24]))))/36))" office:value-type="float" office:value="0.00145482038850101">
            <text:p>0,0014548204</text:p>
          </table:table-cell>
          <table:table-cell table:formula="of:=(1/(SQRT(2*3.1415926535)*([.$C$12]*(SQRT(([.$C$10]*[.$C$10])/([.$C$12]*[.$C$12])-SIN(ATAN([.S$2]/[.$E24]))*SIN(ATAN([.S$2]/[.$E24])))-COS(ATAN([.S$2]/[.$E24]))))/6)) * EXP( -([.$E24]/COS(ATAN([.S$2]/[.$E24]))-([.$C$12]*(SQRT(([.$C$10]*[.$C$10])/([.$C$12]*[.$C$12])-SIN(ATAN([.S$2]/[.$E24]))*SIN(ATAN([.S$2]/[.$E24])))-COS(ATAN([.S$2]/[.$E24]))))/2)*([.$E24]/COS(ATAN([.S$2]/[.$E24]))-([.$C$12]*(SQRT(([.$C$10]*[.$C$10])/([.$C$12]*[.$C$12])-SIN(ATAN([.S$2]/[.$E24]))*SIN(ATAN([.S$2]/[.$E24])))-COS(ATAN([.S$2]/[.$E24]))))/2) /  (2*([.$C$12]*(SQRT(([.$C$10]*[.$C$10])/([.$C$12]*[.$C$12])-SIN(ATAN([.S$2]/[.$E24]))*SIN(ATAN([.S$2]/[.$E24])))-COS(ATAN([.S$2]/[.$E24]))))*([.$C$12]*(SQRT(([.$C$10]*[.$C$10])/([.$C$12]*[.$C$12])-SIN(ATAN([.S$2]/[.$E24]))*SIN(ATAN([.S$2]/[.$E24])))-COS(ATAN([.S$2]/[.$E24]))))/36))" office:value-type="float" office:value="0.00145175631674324">
            <text:p>0,0014517563</text:p>
          </table:table-cell>
          <table:table-cell table:formula="of:=(1/(SQRT(2*3.1415926535)*([.$C$12]*(SQRT(([.$C$10]*[.$C$10])/([.$C$12]*[.$C$12])-SIN(ATAN([.T$2]/[.$E24]))*SIN(ATAN([.T$2]/[.$E24])))-COS(ATAN([.T$2]/[.$E24]))))/6)) * EXP( -([.$E24]/COS(ATAN([.T$2]/[.$E24]))-([.$C$12]*(SQRT(([.$C$10]*[.$C$10])/([.$C$12]*[.$C$12])-SIN(ATAN([.T$2]/[.$E24]))*SIN(ATAN([.T$2]/[.$E24])))-COS(ATAN([.T$2]/[.$E24]))))/2)*([.$E24]/COS(ATAN([.T$2]/[.$E24]))-([.$C$12]*(SQRT(([.$C$10]*[.$C$10])/([.$C$12]*[.$C$12])-SIN(ATAN([.T$2]/[.$E24]))*SIN(ATAN([.T$2]/[.$E24])))-COS(ATAN([.T$2]/[.$E24]))))/2) /  (2*([.$C$12]*(SQRT(([.$C$10]*[.$C$10])/([.$C$12]*[.$C$12])-SIN(ATAN([.T$2]/[.$E24]))*SIN(ATAN([.T$2]/[.$E24])))-COS(ATAN([.T$2]/[.$E24]))))*([.$C$12]*(SQRT(([.$C$10]*[.$C$10])/([.$C$12]*[.$C$12])-SIN(ATAN([.T$2]/[.$E24]))*SIN(ATAN([.T$2]/[.$E24])))-COS(ATAN([.T$2]/[.$E24]))))/36))" office:value-type="float" office:value="0.00144459014981817">
            <text:p>0,0014445901</text:p>
          </table:table-cell>
          <table:table-cell table:formula="of:=(1/(SQRT(2*3.1415926535)*([.$C$12]*(SQRT(([.$C$10]*[.$C$10])/([.$C$12]*[.$C$12])-SIN(ATAN([.U$2]/[.$E24]))*SIN(ATAN([.U$2]/[.$E24])))-COS(ATAN([.U$2]/[.$E24]))))/6)) * EXP( -([.$E24]/COS(ATAN([.U$2]/[.$E24]))-([.$C$12]*(SQRT(([.$C$10]*[.$C$10])/([.$C$12]*[.$C$12])-SIN(ATAN([.U$2]/[.$E24]))*SIN(ATAN([.U$2]/[.$E24])))-COS(ATAN([.U$2]/[.$E24]))))/2)*([.$E24]/COS(ATAN([.U$2]/[.$E24]))-([.$C$12]*(SQRT(([.$C$10]*[.$C$10])/([.$C$12]*[.$C$12])-SIN(ATAN([.U$2]/[.$E24]))*SIN(ATAN([.U$2]/[.$E24])))-COS(ATAN([.U$2]/[.$E24]))))/2) /  (2*([.$C$12]*(SQRT(([.$C$10]*[.$C$10])/([.$C$12]*[.$C$12])-SIN(ATAN([.U$2]/[.$E24]))*SIN(ATAN([.U$2]/[.$E24])))-COS(ATAN([.U$2]/[.$E24]))))*([.$C$12]*(SQRT(([.$C$10]*[.$C$10])/([.$C$12]*[.$C$12])-SIN(ATAN([.U$2]/[.$E24]))*SIN(ATAN([.U$2]/[.$E24])))-COS(ATAN([.U$2]/[.$E24]))))/36))" office:value-type="float" office:value="0.00143275373778745">
            <text:p>0,0014327537</text:p>
          </table:table-cell>
          <table:table-cell table:formula="of:=(1/(SQRT(2*3.1415926535)*([.$C$12]*(SQRT(([.$C$10]*[.$C$10])/([.$C$12]*[.$C$12])-SIN(ATAN([.V$2]/[.$E24]))*SIN(ATAN([.V$2]/[.$E24])))-COS(ATAN([.V$2]/[.$E24]))))/6)) * EXP( -([.$E24]/COS(ATAN([.V$2]/[.$E24]))-([.$C$12]*(SQRT(([.$C$10]*[.$C$10])/([.$C$12]*[.$C$12])-SIN(ATAN([.V$2]/[.$E24]))*SIN(ATAN([.V$2]/[.$E24])))-COS(ATAN([.V$2]/[.$E24]))))/2)*([.$E24]/COS(ATAN([.V$2]/[.$E24]))-([.$C$12]*(SQRT(([.$C$10]*[.$C$10])/([.$C$12]*[.$C$12])-SIN(ATAN([.V$2]/[.$E24]))*SIN(ATAN([.V$2]/[.$E24])))-COS(ATAN([.V$2]/[.$E24]))))/2) /  (2*([.$C$12]*(SQRT(([.$C$10]*[.$C$10])/([.$C$12]*[.$C$12])-SIN(ATAN([.V$2]/[.$E24]))*SIN(ATAN([.V$2]/[.$E24])))-COS(ATAN([.V$2]/[.$E24]))))*([.$C$12]*(SQRT(([.$C$10]*[.$C$10])/([.$C$12]*[.$C$12])-SIN(ATAN([.V$2]/[.$E24]))*SIN(ATAN([.V$2]/[.$E24])))-COS(ATAN([.V$2]/[.$E24]))))/36))" office:value-type="float" office:value="0.00141575880585954">
            <text:p>0,0014157588</text:p>
          </table:table-cell>
          <table:table-cell table:formula="of:=(1/(SQRT(2*3.1415926535)*([.$C$12]*(SQRT(([.$C$10]*[.$C$10])/([.$C$12]*[.$C$12])-SIN(ATAN([.W$2]/[.$E24]))*SIN(ATAN([.W$2]/[.$E24])))-COS(ATAN([.W$2]/[.$E24]))))/6)) * EXP( -([.$E24]/COS(ATAN([.W$2]/[.$E24]))-([.$C$12]*(SQRT(([.$C$10]*[.$C$10])/([.$C$12]*[.$C$12])-SIN(ATAN([.W$2]/[.$E24]))*SIN(ATAN([.W$2]/[.$E24])))-COS(ATAN([.W$2]/[.$E24]))))/2)*([.$E24]/COS(ATAN([.W$2]/[.$E24]))-([.$C$12]*(SQRT(([.$C$10]*[.$C$10])/([.$C$12]*[.$C$12])-SIN(ATAN([.W$2]/[.$E24]))*SIN(ATAN([.W$2]/[.$E24])))-COS(ATAN([.W$2]/[.$E24]))))/2) /  (2*([.$C$12]*(SQRT(([.$C$10]*[.$C$10])/([.$C$12]*[.$C$12])-SIN(ATAN([.W$2]/[.$E24]))*SIN(ATAN([.W$2]/[.$E24])))-COS(ATAN([.W$2]/[.$E24]))))*([.$C$12]*(SQRT(([.$C$10]*[.$C$10])/([.$C$12]*[.$C$12])-SIN(ATAN([.W$2]/[.$E24]))*SIN(ATAN([.W$2]/[.$E24])))-COS(ATAN([.W$2]/[.$E24]))))/36))" office:value-type="float" office:value="0.00139321883378746">
            <text:p>0,0013932188</text:p>
          </table:table-cell>
          <table:table-cell table:formula="of:=(1/(SQRT(2*3.1415926535)*([.$C$12]*(SQRT(([.$C$10]*[.$C$10])/([.$C$12]*[.$C$12])-SIN(ATAN([.X$2]/[.$E24]))*SIN(ATAN([.X$2]/[.$E24])))-COS(ATAN([.X$2]/[.$E24]))))/6)) * EXP( -([.$E24]/COS(ATAN([.X$2]/[.$E24]))-([.$C$12]*(SQRT(([.$C$10]*[.$C$10])/([.$C$12]*[.$C$12])-SIN(ATAN([.X$2]/[.$E24]))*SIN(ATAN([.X$2]/[.$E24])))-COS(ATAN([.X$2]/[.$E24]))))/2)*([.$E24]/COS(ATAN([.X$2]/[.$E24]))-([.$C$12]*(SQRT(([.$C$10]*[.$C$10])/([.$C$12]*[.$C$12])-SIN(ATAN([.X$2]/[.$E24]))*SIN(ATAN([.X$2]/[.$E24])))-COS(ATAN([.X$2]/[.$E24]))))/2) /  (2*([.$C$12]*(SQRT(([.$C$10]*[.$C$10])/([.$C$12]*[.$C$12])-SIN(ATAN([.X$2]/[.$E24]))*SIN(ATAN([.X$2]/[.$E24])))-COS(ATAN([.X$2]/[.$E24]))))*([.$C$12]*(SQRT(([.$C$10]*[.$C$10])/([.$C$12]*[.$C$12])-SIN(ATAN([.X$2]/[.$E24]))*SIN(ATAN([.X$2]/[.$E24])))-COS(ATAN([.X$2]/[.$E24]))))/36))" office:value-type="float" office:value="0.00136486860461845">
            <text:p>0,0013648686</text:p>
          </table:table-cell>
          <table:table-cell table:formula="of:=(1/(SQRT(2*3.1415926535)*([.$C$12]*(SQRT(([.$C$10]*[.$C$10])/([.$C$12]*[.$C$12])-SIN(ATAN([.Y$2]/[.$E24]))*SIN(ATAN([.Y$2]/[.$E24])))-COS(ATAN([.Y$2]/[.$E24]))))/6)) * EXP( -([.$E24]/COS(ATAN([.Y$2]/[.$E24]))-([.$C$12]*(SQRT(([.$C$10]*[.$C$10])/([.$C$12]*[.$C$12])-SIN(ATAN([.Y$2]/[.$E24]))*SIN(ATAN([.Y$2]/[.$E24])))-COS(ATAN([.Y$2]/[.$E24]))))/2)*([.$E24]/COS(ATAN([.Y$2]/[.$E24]))-([.$C$12]*(SQRT(([.$C$10]*[.$C$10])/([.$C$12]*[.$C$12])-SIN(ATAN([.Y$2]/[.$E24]))*SIN(ATAN([.Y$2]/[.$E24])))-COS(ATAN([.Y$2]/[.$E24]))))/2) /  (2*([.$C$12]*(SQRT(([.$C$10]*[.$C$10])/([.$C$12]*[.$C$12])-SIN(ATAN([.Y$2]/[.$E24]))*SIN(ATAN([.Y$2]/[.$E24])))-COS(ATAN([.Y$2]/[.$E24]))))*([.$C$12]*(SQRT(([.$C$10]*[.$C$10])/([.$C$12]*[.$C$12])-SIN(ATAN([.Y$2]/[.$E24]))*SIN(ATAN([.Y$2]/[.$E24])))-COS(ATAN([.Y$2]/[.$E24]))))/36))" office:value-type="float" office:value="0.00133058024722272">
            <text:p>0,0013305802</text:p>
          </table:table-cell>
          <table:table-cell table:formula="of:=(1/(SQRT(2*3.1415926535)*([.$C$12]*(SQRT(([.$C$10]*[.$C$10])/([.$C$12]*[.$C$12])-SIN(ATAN([.Z$2]/[.$E24]))*SIN(ATAN([.Z$2]/[.$E24])))-COS(ATAN([.Z$2]/[.$E24]))))/6)) * EXP( -([.$E24]/COS(ATAN([.Z$2]/[.$E24]))-([.$C$12]*(SQRT(([.$C$10]*[.$C$10])/([.$C$12]*[.$C$12])-SIN(ATAN([.Z$2]/[.$E24]))*SIN(ATAN([.Z$2]/[.$E24])))-COS(ATAN([.Z$2]/[.$E24]))))/2)*([.$E24]/COS(ATAN([.Z$2]/[.$E24]))-([.$C$12]*(SQRT(([.$C$10]*[.$C$10])/([.$C$12]*[.$C$12])-SIN(ATAN([.Z$2]/[.$E24]))*SIN(ATAN([.Z$2]/[.$E24])))-COS(ATAN([.Z$2]/[.$E24]))))/2) /  (2*([.$C$12]*(SQRT(([.$C$10]*[.$C$10])/([.$C$12]*[.$C$12])-SIN(ATAN([.Z$2]/[.$E24]))*SIN(ATAN([.Z$2]/[.$E24])))-COS(ATAN([.Z$2]/[.$E24]))))*([.$C$12]*(SQRT(([.$C$10]*[.$C$10])/([.$C$12]*[.$C$12])-SIN(ATAN([.Z$2]/[.$E24]))*SIN(ATAN([.Z$2]/[.$E24])))-COS(ATAN([.Z$2]/[.$E24]))))/36))" office:value-type="float" office:value="0.0012903746868091">
            <text:p>0,0012903747</text:p>
          </table:table-cell>
          <table:table-cell table:formula="of:=(1/(SQRT(2*3.1415926535)*([.$C$12]*(SQRT(([.$C$10]*[.$C$10])/([.$C$12]*[.$C$12])-SIN(ATAN([.AA$2]/[.$E24]))*SIN(ATAN([.AA$2]/[.$E24])))-COS(ATAN([.AA$2]/[.$E24]))))/6)) * EXP( -([.$E24]/COS(ATAN([.AA$2]/[.$E24]))-([.$C$12]*(SQRT(([.$C$10]*[.$C$10])/([.$C$12]*[.$C$12])-SIN(ATAN([.AA$2]/[.$E24]))*SIN(ATAN([.AA$2]/[.$E24])))-COS(ATAN([.AA$2]/[.$E24]))))/2)*([.$E24]/COS(ATAN([.AA$2]/[.$E24]))-([.$C$12]*(SQRT(([.$C$10]*[.$C$10])/([.$C$12]*[.$C$12])-SIN(ATAN([.AA$2]/[.$E24]))*SIN(ATAN([.AA$2]/[.$E24])))-COS(ATAN([.AA$2]/[.$E24]))))/2) /  (2*([.$C$12]*(SQRT(([.$C$10]*[.$C$10])/([.$C$12]*[.$C$12])-SIN(ATAN([.AA$2]/[.$E24]))*SIN(ATAN([.AA$2]/[.$E24])))-COS(ATAN([.AA$2]/[.$E24]))))*([.$C$12]*(SQRT(([.$C$10]*[.$C$10])/([.$C$12]*[.$C$12])-SIN(ATAN([.AA$2]/[.$E24]))*SIN(ATAN([.AA$2]/[.$E24])))-COS(ATAN([.AA$2]/[.$E24]))))/36))" office:value-type="float" office:value="0.00124442759851267">
            <text:p>0,0012444276</text:p>
          </table:table-cell>
          <table:table-cell table:formula="of:=(1/(SQRT(2*3.1415926535)*([.$C$12]*(SQRT(([.$C$10]*[.$C$10])/([.$C$12]*[.$C$12])-SIN(ATAN([.AB$2]/[.$E24]))*SIN(ATAN([.AB$2]/[.$E24])))-COS(ATAN([.AB$2]/[.$E24]))))/6)) * EXP( -([.$E24]/COS(ATAN([.AB$2]/[.$E24]))-([.$C$12]*(SQRT(([.$C$10]*[.$C$10])/([.$C$12]*[.$C$12])-SIN(ATAN([.AB$2]/[.$E24]))*SIN(ATAN([.AB$2]/[.$E24])))-COS(ATAN([.AB$2]/[.$E24]))))/2)*([.$E24]/COS(ATAN([.AB$2]/[.$E24]))-([.$C$12]*(SQRT(([.$C$10]*[.$C$10])/([.$C$12]*[.$C$12])-SIN(ATAN([.AB$2]/[.$E24]))*SIN(ATAN([.AB$2]/[.$E24])))-COS(ATAN([.AB$2]/[.$E24]))))/2) /  (2*([.$C$12]*(SQRT(([.$C$10]*[.$C$10])/([.$C$12]*[.$C$12])-SIN(ATAN([.AB$2]/[.$E24]))*SIN(ATAN([.AB$2]/[.$E24])))-COS(ATAN([.AB$2]/[.$E24]))))*([.$C$12]*(SQRT(([.$C$10]*[.$C$10])/([.$C$12]*[.$C$12])-SIN(ATAN([.AB$2]/[.$E24]))*SIN(ATAN([.AB$2]/[.$E24])))-COS(ATAN([.AB$2]/[.$E24]))))/36))" office:value-type="float" office:value="0.00119306922400172">
            <text:p>0,0011930692</text:p>
          </table:table-cell>
          <table:table-cell table:formula="of:=(1/(SQRT(2*3.1415926535)*([.$C$12]*(SQRT(([.$C$10]*[.$C$10])/([.$C$12]*[.$C$12])-SIN(ATAN([.AC$2]/[.$E24]))*SIN(ATAN([.AC$2]/[.$E24])))-COS(ATAN([.AC$2]/[.$E24]))))/6)) * EXP( -([.$E24]/COS(ATAN([.AC$2]/[.$E24]))-([.$C$12]*(SQRT(([.$C$10]*[.$C$10])/([.$C$12]*[.$C$12])-SIN(ATAN([.AC$2]/[.$E24]))*SIN(ATAN([.AC$2]/[.$E24])))-COS(ATAN([.AC$2]/[.$E24]))))/2)*([.$E24]/COS(ATAN([.AC$2]/[.$E24]))-([.$C$12]*(SQRT(([.$C$10]*[.$C$10])/([.$C$12]*[.$C$12])-SIN(ATAN([.AC$2]/[.$E24]))*SIN(ATAN([.AC$2]/[.$E24])))-COS(ATAN([.AC$2]/[.$E24]))))/2) /  (2*([.$C$12]*(SQRT(([.$C$10]*[.$C$10])/([.$C$12]*[.$C$12])-SIN(ATAN([.AC$2]/[.$E24]))*SIN(ATAN([.AC$2]/[.$E24])))-COS(ATAN([.AC$2]/[.$E24]))))*([.$C$12]*(SQRT(([.$C$10]*[.$C$10])/([.$C$12]*[.$C$12])-SIN(ATAN([.AC$2]/[.$E24]))*SIN(ATAN([.AC$2]/[.$E24])))-COS(ATAN([.AC$2]/[.$E24]))))/36))" office:value-type="float" office:value="0.00113677774416614">
            <text:p>0,0011367777</text:p>
          </table:table-cell>
          <table:table-cell table:formula="of:=(1/(SQRT(2*3.1415926535)*([.$C$12]*(SQRT(([.$C$10]*[.$C$10])/([.$C$12]*[.$C$12])-SIN(ATAN([.AD$2]/[.$E24]))*SIN(ATAN([.AD$2]/[.$E24])))-COS(ATAN([.AD$2]/[.$E24]))))/6)) * EXP( -([.$E24]/COS(ATAN([.AD$2]/[.$E24]))-([.$C$12]*(SQRT(([.$C$10]*[.$C$10])/([.$C$12]*[.$C$12])-SIN(ATAN([.AD$2]/[.$E24]))*SIN(ATAN([.AD$2]/[.$E24])))-COS(ATAN([.AD$2]/[.$E24]))))/2)*([.$E24]/COS(ATAN([.AD$2]/[.$E24]))-([.$C$12]*(SQRT(([.$C$10]*[.$C$10])/([.$C$12]*[.$C$12])-SIN(ATAN([.AD$2]/[.$E24]))*SIN(ATAN([.AD$2]/[.$E24])))-COS(ATAN([.AD$2]/[.$E24]))))/2) /  (2*([.$C$12]*(SQRT(([.$C$10]*[.$C$10])/([.$C$12]*[.$C$12])-SIN(ATAN([.AD$2]/[.$E24]))*SIN(ATAN([.AD$2]/[.$E24])))-COS(ATAN([.AD$2]/[.$E24]))))*([.$C$12]*(SQRT(([.$C$10]*[.$C$10])/([.$C$12]*[.$C$12])-SIN(ATAN([.AD$2]/[.$E24]))*SIN(ATAN([.AD$2]/[.$E24])))-COS(ATAN([.AD$2]/[.$E24]))))/36))" office:value-type="float" office:value="0.0010761662789249">
            <text:p>0,0010761663</text:p>
          </table:table-cell>
          <table:table-cell table:formula="of:=(1/(SQRT(2*3.1415926535)*([.$C$12]*(SQRT(([.$C$10]*[.$C$10])/([.$C$12]*[.$C$12])-SIN(ATAN([.AE$2]/[.$E24]))*SIN(ATAN([.AE$2]/[.$E24])))-COS(ATAN([.AE$2]/[.$E24]))))/6)) * EXP( -([.$E24]/COS(ATAN([.AE$2]/[.$E24]))-([.$C$12]*(SQRT(([.$C$10]*[.$C$10])/([.$C$12]*[.$C$12])-SIN(ATAN([.AE$2]/[.$E24]))*SIN(ATAN([.AE$2]/[.$E24])))-COS(ATAN([.AE$2]/[.$E24]))))/2)*([.$E24]/COS(ATAN([.AE$2]/[.$E24]))-([.$C$12]*(SQRT(([.$C$10]*[.$C$10])/([.$C$12]*[.$C$12])-SIN(ATAN([.AE$2]/[.$E24]))*SIN(ATAN([.AE$2]/[.$E24])))-COS(ATAN([.AE$2]/[.$E24]))))/2) /  (2*([.$C$12]*(SQRT(([.$C$10]*[.$C$10])/([.$C$12]*[.$C$12])-SIN(ATAN([.AE$2]/[.$E24]))*SIN(ATAN([.AE$2]/[.$E24])))-COS(ATAN([.AE$2]/[.$E24]))))*([.$C$12]*(SQRT(([.$C$10]*[.$C$10])/([.$C$12]*[.$C$12])-SIN(ATAN([.AE$2]/[.$E24]))*SIN(ATAN([.AE$2]/[.$E24])))-COS(ATAN([.AE$2]/[.$E24]))))/36))" office:value-type="float" office:value="0.00101196397889078">
            <text:p>0,001011964</text:p>
          </table:table-cell>
          <table:table-cell table:formula="of:=(1/(SQRT(2*3.1415926535)*([.$C$12]*(SQRT(([.$C$10]*[.$C$10])/([.$C$12]*[.$C$12])-SIN(ATAN([.AF$2]/[.$E24]))*SIN(ATAN([.AF$2]/[.$E24])))-COS(ATAN([.AF$2]/[.$E24]))))/6)) * EXP( -([.$E24]/COS(ATAN([.AF$2]/[.$E24]))-([.$C$12]*(SQRT(([.$C$10]*[.$C$10])/([.$C$12]*[.$C$12])-SIN(ATAN([.AF$2]/[.$E24]))*SIN(ATAN([.AF$2]/[.$E24])))-COS(ATAN([.AF$2]/[.$E24]))))/2)*([.$E24]/COS(ATAN([.AF$2]/[.$E24]))-([.$C$12]*(SQRT(([.$C$10]*[.$C$10])/([.$C$12]*[.$C$12])-SIN(ATAN([.AF$2]/[.$E24]))*SIN(ATAN([.AF$2]/[.$E24])))-COS(ATAN([.AF$2]/[.$E24]))))/2) /  (2*([.$C$12]*(SQRT(([.$C$10]*[.$C$10])/([.$C$12]*[.$C$12])-SIN(ATAN([.AF$2]/[.$E24]))*SIN(ATAN([.AF$2]/[.$E24])))-COS(ATAN([.AF$2]/[.$E24]))))*([.$C$12]*(SQRT(([.$C$10]*[.$C$10])/([.$C$12]*[.$C$12])-SIN(ATAN([.AF$2]/[.$E24]))*SIN(ATAN([.AF$2]/[.$E24])))-COS(ATAN([.AF$2]/[.$E24]))))/36))" office:value-type="float" office:value="0.000944992050877274">
            <text:p>0,0009449921</text:p>
          </table:table-cell>
          <table:table-cell table:formula="of:=(1/(SQRT(2*3.1415926535)*([.$C$12]*(SQRT(([.$C$10]*[.$C$10])/([.$C$12]*[.$C$12])-SIN(ATAN([.AG$2]/[.$E24]))*SIN(ATAN([.AG$2]/[.$E24])))-COS(ATAN([.AG$2]/[.$E24]))))/6)) * EXP( -([.$E24]/COS(ATAN([.AG$2]/[.$E24]))-([.$C$12]*(SQRT(([.$C$10]*[.$C$10])/([.$C$12]*[.$C$12])-SIN(ATAN([.AG$2]/[.$E24]))*SIN(ATAN([.AG$2]/[.$E24])))-COS(ATAN([.AG$2]/[.$E24]))))/2)*([.$E24]/COS(ATAN([.AG$2]/[.$E24]))-([.$C$12]*(SQRT(([.$C$10]*[.$C$10])/([.$C$12]*[.$C$12])-SIN(ATAN([.AG$2]/[.$E24]))*SIN(ATAN([.AG$2]/[.$E24])))-COS(ATAN([.AG$2]/[.$E24]))))/2) /  (2*([.$C$12]*(SQRT(([.$C$10]*[.$C$10])/([.$C$12]*[.$C$12])-SIN(ATAN([.AG$2]/[.$E24]))*SIN(ATAN([.AG$2]/[.$E24])))-COS(ATAN([.AG$2]/[.$E24]))))*([.$C$12]*(SQRT(([.$C$10]*[.$C$10])/([.$C$12]*[.$C$12])-SIN(ATAN([.AG$2]/[.$E24]))*SIN(ATAN([.AG$2]/[.$E24])))-COS(ATAN([.AG$2]/[.$E24]))))/36))" office:value-type="float" office:value="0.000876135887996741">
            <text:p>0,0008761359</text:p>
          </table:table-cell>
          <table:table-cell table:formula="of:=(1/(SQRT(2*3.1415926535)*([.$C$12]*(SQRT(([.$C$10]*[.$C$10])/([.$C$12]*[.$C$12])-SIN(ATAN([.AH$2]/[.$E24]))*SIN(ATAN([.AH$2]/[.$E24])))-COS(ATAN([.AH$2]/[.$E24]))))/6)) * EXP( -([.$E24]/COS(ATAN([.AH$2]/[.$E24]))-([.$C$12]*(SQRT(([.$C$10]*[.$C$10])/([.$C$12]*[.$C$12])-SIN(ATAN([.AH$2]/[.$E24]))*SIN(ATAN([.AH$2]/[.$E24])))-COS(ATAN([.AH$2]/[.$E24]))))/2)*([.$E24]/COS(ATAN([.AH$2]/[.$E24]))-([.$C$12]*(SQRT(([.$C$10]*[.$C$10])/([.$C$12]*[.$C$12])-SIN(ATAN([.AH$2]/[.$E24]))*SIN(ATAN([.AH$2]/[.$E24])))-COS(ATAN([.AH$2]/[.$E24]))))/2) /  (2*([.$C$12]*(SQRT(([.$C$10]*[.$C$10])/([.$C$12]*[.$C$12])-SIN(ATAN([.AH$2]/[.$E24]))*SIN(ATAN([.AH$2]/[.$E24])))-COS(ATAN([.AH$2]/[.$E24]))))*([.$C$12]*(SQRT(([.$C$10]*[.$C$10])/([.$C$12]*[.$C$12])-SIN(ATAN([.AH$2]/[.$E24]))*SIN(ATAN([.AH$2]/[.$E24])))-COS(ATAN([.AH$2]/[.$E24]))))/36))" office:value-type="float" office:value="0.000806314726821538">
            <text:p>0,0008063147</text:p>
          </table:table-cell>
          <table:table-cell table:formula="of:=(1/(SQRT(2*3.1415926535)*([.$C$12]*(SQRT(([.$C$10]*[.$C$10])/([.$C$12]*[.$C$12])-SIN(ATAN([.AI$2]/[.$E24]))*SIN(ATAN([.AI$2]/[.$E24])))-COS(ATAN([.AI$2]/[.$E24]))))/6)) * EXP( -([.$E24]/COS(ATAN([.AI$2]/[.$E24]))-([.$C$12]*(SQRT(([.$C$10]*[.$C$10])/([.$C$12]*[.$C$12])-SIN(ATAN([.AI$2]/[.$E24]))*SIN(ATAN([.AI$2]/[.$E24])))-COS(ATAN([.AI$2]/[.$E24]))))/2)*([.$E24]/COS(ATAN([.AI$2]/[.$E24]))-([.$C$12]*(SQRT(([.$C$10]*[.$C$10])/([.$C$12]*[.$C$12])-SIN(ATAN([.AI$2]/[.$E24]))*SIN(ATAN([.AI$2]/[.$E24])))-COS(ATAN([.AI$2]/[.$E24]))))/2) /  (2*([.$C$12]*(SQRT(([.$C$10]*[.$C$10])/([.$C$12]*[.$C$12])-SIN(ATAN([.AI$2]/[.$E24]))*SIN(ATAN([.AI$2]/[.$E24])))-COS(ATAN([.AI$2]/[.$E24]))))*([.$C$12]*(SQRT(([.$C$10]*[.$C$10])/([.$C$12]*[.$C$12])-SIN(ATAN([.AI$2]/[.$E24]))*SIN(ATAN([.AI$2]/[.$E24])))-COS(ATAN([.AI$2]/[.$E24]))))/36))" office:value-type="float" office:value="0.000736450406714604">
            <text:p>0,0007364504</text:p>
          </table:table-cell>
          <table:table-cell table:formula="of:=(1/(SQRT(2*3.1415926535)*([.$C$12]*(SQRT(([.$C$10]*[.$C$10])/([.$C$12]*[.$C$12])-SIN(ATAN([.AJ$2]/[.$E24]))*SIN(ATAN([.AJ$2]/[.$E24])))-COS(ATAN([.AJ$2]/[.$E24]))))/6)) * EXP( -([.$E24]/COS(ATAN([.AJ$2]/[.$E24]))-([.$C$12]*(SQRT(([.$C$10]*[.$C$10])/([.$C$12]*[.$C$12])-SIN(ATAN([.AJ$2]/[.$E24]))*SIN(ATAN([.AJ$2]/[.$E24])))-COS(ATAN([.AJ$2]/[.$E24]))))/2)*([.$E24]/COS(ATAN([.AJ$2]/[.$E24]))-([.$C$12]*(SQRT(([.$C$10]*[.$C$10])/([.$C$12]*[.$C$12])-SIN(ATAN([.AJ$2]/[.$E24]))*SIN(ATAN([.AJ$2]/[.$E24])))-COS(ATAN([.AJ$2]/[.$E24]))))/2) /  (2*([.$C$12]*(SQRT(([.$C$10]*[.$C$10])/([.$C$12]*[.$C$12])-SIN(ATAN([.AJ$2]/[.$E24]))*SIN(ATAN([.AJ$2]/[.$E24])))-COS(ATAN([.AJ$2]/[.$E24]))))*([.$C$12]*(SQRT(([.$C$10]*[.$C$10])/([.$C$12]*[.$C$12])-SIN(ATAN([.AJ$2]/[.$E24]))*SIN(ATAN([.AJ$2]/[.$E24])))-COS(ATAN([.AJ$2]/[.$E24]))))/36))" office:value-type="float" office:value="0.00066743684682508">
            <text:p>0,000667436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733.433333333334">
            <text:p>733,4333333333</text:p>
          </table:table-cell>
          <table:table-cell table:formula="of:=(1/(SQRT(2*3.1415926535)*([.$C$12]*(SQRT(([.$C$10]*[.$C$10])/([.$C$12]*[.$C$12])-SIN(ATAN([.F$2]/[.$E25]))*SIN(ATAN([.F$2]/[.$E25])))-COS(ATAN([.F$2]/[.$E25]))))/6)) * EXP( -([.$E25]/COS(ATAN([.F$2]/[.$E25]))-([.$C$12]*(SQRT(([.$C$10]*[.$C$10])/([.$C$12]*[.$C$12])-SIN(ATAN([.F$2]/[.$E25]))*SIN(ATAN([.F$2]/[.$E25])))-COS(ATAN([.F$2]/[.$E25]))))/2)*([.$E25]/COS(ATAN([.F$2]/[.$E25]))-([.$C$12]*(SQRT(([.$C$10]*[.$C$10])/([.$C$12]*[.$C$12])-SIN(ATAN([.F$2]/[.$E25]))*SIN(ATAN([.F$2]/[.$E25])))-COS(ATAN([.F$2]/[.$E25]))))/2) /  (2*([.$C$12]*(SQRT(([.$C$10]*[.$C$10])/([.$C$12]*[.$C$12])-SIN(ATAN([.F$2]/[.$E25]))*SIN(ATAN([.F$2]/[.$E25])))-COS(ATAN([.F$2]/[.$E25]))))*([.$C$12]*(SQRT(([.$C$10]*[.$C$10])/([.$C$12]*[.$C$12])-SIN(ATAN([.F$2]/[.$E25]))*SIN(ATAN([.F$2]/[.$E25])))-COS(ATAN([.F$2]/[.$E25]))))/36))" office:value-type="float" office:value="0.00145014128515801">
            <text:p>0,0014501413</text:p>
          </table:table-cell>
          <table:table-cell table:formula="of:=(1/(SQRT(2*3.1415926535)*([.$C$12]*(SQRT(([.$C$10]*[.$C$10])/([.$C$12]*[.$C$12])-SIN(ATAN([.G$2]/[.$E25]))*SIN(ATAN([.G$2]/[.$E25])))-COS(ATAN([.G$2]/[.$E25]))))/6)) * EXP( -([.$E25]/COS(ATAN([.G$2]/[.$E25]))-([.$C$12]*(SQRT(([.$C$10]*[.$C$10])/([.$C$12]*[.$C$12])-SIN(ATAN([.G$2]/[.$E25]))*SIN(ATAN([.G$2]/[.$E25])))-COS(ATAN([.G$2]/[.$E25]))))/2)*([.$E25]/COS(ATAN([.G$2]/[.$E25]))-([.$C$12]*(SQRT(([.$C$10]*[.$C$10])/([.$C$12]*[.$C$12])-SIN(ATAN([.G$2]/[.$E25]))*SIN(ATAN([.G$2]/[.$E25])))-COS(ATAN([.G$2]/[.$E25]))))/2) /  (2*([.$C$12]*(SQRT(([.$C$10]*[.$C$10])/([.$C$12]*[.$C$12])-SIN(ATAN([.G$2]/[.$E25]))*SIN(ATAN([.G$2]/[.$E25])))-COS(ATAN([.G$2]/[.$E25]))))*([.$C$12]*(SQRT(([.$C$10]*[.$C$10])/([.$C$12]*[.$C$12])-SIN(ATAN([.G$2]/[.$E25]))*SIN(ATAN([.G$2]/[.$E25])))-COS(ATAN([.G$2]/[.$E25]))))/36))" office:value-type="float" office:value="0.00145066384395057">
            <text:p>0,0014506638</text:p>
          </table:table-cell>
          <table:table-cell table:formula="of:=(1/(SQRT(2*3.1415926535)*([.$C$12]*(SQRT(([.$C$10]*[.$C$10])/([.$C$12]*[.$C$12])-SIN(ATAN([.H$2]/[.$E25]))*SIN(ATAN([.H$2]/[.$E25])))-COS(ATAN([.H$2]/[.$E25]))))/6)) * EXP( -([.$E25]/COS(ATAN([.H$2]/[.$E25]))-([.$C$12]*(SQRT(([.$C$10]*[.$C$10])/([.$C$12]*[.$C$12])-SIN(ATAN([.H$2]/[.$E25]))*SIN(ATAN([.H$2]/[.$E25])))-COS(ATAN([.H$2]/[.$E25]))))/2)*([.$E25]/COS(ATAN([.H$2]/[.$E25]))-([.$C$12]*(SQRT(([.$C$10]*[.$C$10])/([.$C$12]*[.$C$12])-SIN(ATAN([.H$2]/[.$E25]))*SIN(ATAN([.H$2]/[.$E25])))-COS(ATAN([.H$2]/[.$E25]))))/2) /  (2*([.$C$12]*(SQRT(([.$C$10]*[.$C$10])/([.$C$12]*[.$C$12])-SIN(ATAN([.H$2]/[.$E25]))*SIN(ATAN([.H$2]/[.$E25])))-COS(ATAN([.H$2]/[.$E25]))))*([.$C$12]*(SQRT(([.$C$10]*[.$C$10])/([.$C$12]*[.$C$12])-SIN(ATAN([.H$2]/[.$E25]))*SIN(ATAN([.H$2]/[.$E25])))-COS(ATAN([.H$2]/[.$E25]))))/36))" office:value-type="float" office:value="0.00145218199587771">
            <text:p>0,001452182</text:p>
          </table:table-cell>
          <table:table-cell table:formula="of:=(1/(SQRT(2*3.1415926535)*([.$C$12]*(SQRT(([.$C$10]*[.$C$10])/([.$C$12]*[.$C$12])-SIN(ATAN([.I$2]/[.$E25]))*SIN(ATAN([.I$2]/[.$E25])))-COS(ATAN([.I$2]/[.$E25]))))/6)) * EXP( -([.$E25]/COS(ATAN([.I$2]/[.$E25]))-([.$C$12]*(SQRT(([.$C$10]*[.$C$10])/([.$C$12]*[.$C$12])-SIN(ATAN([.I$2]/[.$E25]))*SIN(ATAN([.I$2]/[.$E25])))-COS(ATAN([.I$2]/[.$E25]))))/2)*([.$E25]/COS(ATAN([.I$2]/[.$E25]))-([.$C$12]*(SQRT(([.$C$10]*[.$C$10])/([.$C$12]*[.$C$12])-SIN(ATAN([.I$2]/[.$E25]))*SIN(ATAN([.I$2]/[.$E25])))-COS(ATAN([.I$2]/[.$E25]))))/2) /  (2*([.$C$12]*(SQRT(([.$C$10]*[.$C$10])/([.$C$12]*[.$C$12])-SIN(ATAN([.I$2]/[.$E25]))*SIN(ATAN([.I$2]/[.$E25])))-COS(ATAN([.I$2]/[.$E25]))))*([.$C$12]*(SQRT(([.$C$10]*[.$C$10])/([.$C$12]*[.$C$12])-SIN(ATAN([.I$2]/[.$E25]))*SIN(ATAN([.I$2]/[.$E25])))-COS(ATAN([.I$2]/[.$E25]))))/36))" office:value-type="float" office:value="0.00145456699550791">
            <text:p>0,001454567</text:p>
          </table:table-cell>
          <table:table-cell table:formula="of:=(1/(SQRT(2*3.1415926535)*([.$C$12]*(SQRT(([.$C$10]*[.$C$10])/([.$C$12]*[.$C$12])-SIN(ATAN([.J$2]/[.$E25]))*SIN(ATAN([.J$2]/[.$E25])))-COS(ATAN([.J$2]/[.$E25]))))/6)) * EXP( -([.$E25]/COS(ATAN([.J$2]/[.$E25]))-([.$C$12]*(SQRT(([.$C$10]*[.$C$10])/([.$C$12]*[.$C$12])-SIN(ATAN([.J$2]/[.$E25]))*SIN(ATAN([.J$2]/[.$E25])))-COS(ATAN([.J$2]/[.$E25]))))/2)*([.$E25]/COS(ATAN([.J$2]/[.$E25]))-([.$C$12]*(SQRT(([.$C$10]*[.$C$10])/([.$C$12]*[.$C$12])-SIN(ATAN([.J$2]/[.$E25]))*SIN(ATAN([.J$2]/[.$E25])))-COS(ATAN([.J$2]/[.$E25]))))/2) /  (2*([.$C$12]*(SQRT(([.$C$10]*[.$C$10])/([.$C$12]*[.$C$12])-SIN(ATAN([.J$2]/[.$E25]))*SIN(ATAN([.J$2]/[.$E25])))-COS(ATAN([.J$2]/[.$E25]))))*([.$C$12]*(SQRT(([.$C$10]*[.$C$10])/([.$C$12]*[.$C$12])-SIN(ATAN([.J$2]/[.$E25]))*SIN(ATAN([.J$2]/[.$E25])))-COS(ATAN([.J$2]/[.$E25]))))/36))" office:value-type="float" office:value="0.00145760693623126">
            <text:p>0,0014576069</text:p>
          </table:table-cell>
          <table:table-cell table:formula="of:=(1/(SQRT(2*3.1415926535)*([.$C$12]*(SQRT(([.$C$10]*[.$C$10])/([.$C$12]*[.$C$12])-SIN(ATAN([.K$2]/[.$E25]))*SIN(ATAN([.K$2]/[.$E25])))-COS(ATAN([.K$2]/[.$E25]))))/6)) * EXP( -([.$E25]/COS(ATAN([.K$2]/[.$E25]))-([.$C$12]*(SQRT(([.$C$10]*[.$C$10])/([.$C$12]*[.$C$12])-SIN(ATAN([.K$2]/[.$E25]))*SIN(ATAN([.K$2]/[.$E25])))-COS(ATAN([.K$2]/[.$E25]))))/2)*([.$E25]/COS(ATAN([.K$2]/[.$E25]))-([.$C$12]*(SQRT(([.$C$10]*[.$C$10])/([.$C$12]*[.$C$12])-SIN(ATAN([.K$2]/[.$E25]))*SIN(ATAN([.K$2]/[.$E25])))-COS(ATAN([.K$2]/[.$E25]))))/2) /  (2*([.$C$12]*(SQRT(([.$C$10]*[.$C$10])/([.$C$12]*[.$C$12])-SIN(ATAN([.K$2]/[.$E25]))*SIN(ATAN([.K$2]/[.$E25])))-COS(ATAN([.K$2]/[.$E25]))))*([.$C$12]*(SQRT(([.$C$10]*[.$C$10])/([.$C$12]*[.$C$12])-SIN(ATAN([.K$2]/[.$E25]))*SIN(ATAN([.K$2]/[.$E25])))-COS(ATAN([.K$2]/[.$E25]))))/36))" office:value-type="float" office:value="0.00146101061654513">
            <text:p>0,0014610106</text:p>
          </table:table-cell>
          <table:table-cell table:formula="of:=(1/(SQRT(2*3.1415926535)*([.$C$12]*(SQRT(([.$C$10]*[.$C$10])/([.$C$12]*[.$C$12])-SIN(ATAN([.L$2]/[.$E25]))*SIN(ATAN([.L$2]/[.$E25])))-COS(ATAN([.L$2]/[.$E25]))))/6)) * EXP( -([.$E25]/COS(ATAN([.L$2]/[.$E25]))-([.$C$12]*(SQRT(([.$C$10]*[.$C$10])/([.$C$12]*[.$C$12])-SIN(ATAN([.L$2]/[.$E25]))*SIN(ATAN([.L$2]/[.$E25])))-COS(ATAN([.L$2]/[.$E25]))))/2)*([.$E25]/COS(ATAN([.L$2]/[.$E25]))-([.$C$12]*(SQRT(([.$C$10]*[.$C$10])/([.$C$12]*[.$C$12])-SIN(ATAN([.L$2]/[.$E25]))*SIN(ATAN([.L$2]/[.$E25])))-COS(ATAN([.L$2]/[.$E25]))))/2) /  (2*([.$C$12]*(SQRT(([.$C$10]*[.$C$10])/([.$C$12]*[.$C$12])-SIN(ATAN([.L$2]/[.$E25]))*SIN(ATAN([.L$2]/[.$E25])))-COS(ATAN([.L$2]/[.$E25]))))*([.$C$12]*(SQRT(([.$C$10]*[.$C$10])/([.$C$12]*[.$C$12])-SIN(ATAN([.L$2]/[.$E25]))*SIN(ATAN([.L$2]/[.$E25])))-COS(ATAN([.L$2]/[.$E25]))))/36))" office:value-type="float" office:value="0.00146441317997504">
            <text:p>0,0014644132</text:p>
          </table:table-cell>
          <table:table-cell table:formula="of:=(1/(SQRT(2*3.1415926535)*([.$C$12]*(SQRT(([.$C$10]*[.$C$10])/([.$C$12]*[.$C$12])-SIN(ATAN([.M$2]/[.$E25]))*SIN(ATAN([.M$2]/[.$E25])))-COS(ATAN([.M$2]/[.$E25]))))/6)) * EXP( -([.$E25]/COS(ATAN([.M$2]/[.$E25]))-([.$C$12]*(SQRT(([.$C$10]*[.$C$10])/([.$C$12]*[.$C$12])-SIN(ATAN([.M$2]/[.$E25]))*SIN(ATAN([.M$2]/[.$E25])))-COS(ATAN([.M$2]/[.$E25]))))/2)*([.$E25]/COS(ATAN([.M$2]/[.$E25]))-([.$C$12]*(SQRT(([.$C$10]*[.$C$10])/([.$C$12]*[.$C$12])-SIN(ATAN([.M$2]/[.$E25]))*SIN(ATAN([.M$2]/[.$E25])))-COS(ATAN([.M$2]/[.$E25]))))/2) /  (2*([.$C$12]*(SQRT(([.$C$10]*[.$C$10])/([.$C$12]*[.$C$12])-SIN(ATAN([.M$2]/[.$E25]))*SIN(ATAN([.M$2]/[.$E25])))-COS(ATAN([.M$2]/[.$E25]))))*([.$C$12]*(SQRT(([.$C$10]*[.$C$10])/([.$C$12]*[.$C$12])-SIN(ATAN([.M$2]/[.$E25]))*SIN(ATAN([.M$2]/[.$E25])))-COS(ATAN([.M$2]/[.$E25]))))/36))" office:value-type="float" office:value="0.00146738370992181">
            <text:p>0,0014673837</text:p>
          </table:table-cell>
          <table:table-cell table:formula="of:=(1/(SQRT(2*3.1415926535)*([.$C$12]*(SQRT(([.$C$10]*[.$C$10])/([.$C$12]*[.$C$12])-SIN(ATAN([.N$2]/[.$E25]))*SIN(ATAN([.N$2]/[.$E25])))-COS(ATAN([.N$2]/[.$E25]))))/6)) * EXP( -([.$E25]/COS(ATAN([.N$2]/[.$E25]))-([.$C$12]*(SQRT(([.$C$10]*[.$C$10])/([.$C$12]*[.$C$12])-SIN(ATAN([.N$2]/[.$E25]))*SIN(ATAN([.N$2]/[.$E25])))-COS(ATAN([.N$2]/[.$E25]))))/2)*([.$E25]/COS(ATAN([.N$2]/[.$E25]))-([.$C$12]*(SQRT(([.$C$10]*[.$C$10])/([.$C$12]*[.$C$12])-SIN(ATAN([.N$2]/[.$E25]))*SIN(ATAN([.N$2]/[.$E25])))-COS(ATAN([.N$2]/[.$E25]))))/2) /  (2*([.$C$12]*(SQRT(([.$C$10]*[.$C$10])/([.$C$12]*[.$C$12])-SIN(ATAN([.N$2]/[.$E25]))*SIN(ATAN([.N$2]/[.$E25])))-COS(ATAN([.N$2]/[.$E25]))))*([.$C$12]*(SQRT(([.$C$10]*[.$C$10])/([.$C$12]*[.$C$12])-SIN(ATAN([.N$2]/[.$E25]))*SIN(ATAN([.N$2]/[.$E25])))-COS(ATAN([.N$2]/[.$E25]))))/36))" office:value-type="float" office:value="0.00146943494934572">
            <text:p>0,0014694349</text:p>
          </table:table-cell>
          <table:table-cell table:formula="of:=(1/(SQRT(2*3.1415926535)*([.$C$12]*(SQRT(([.$C$10]*[.$C$10])/([.$C$12]*[.$C$12])-SIN(ATAN([.O$2]/[.$E25]))*SIN(ATAN([.O$2]/[.$E25])))-COS(ATAN([.O$2]/[.$E25]))))/6)) * EXP( -([.$E25]/COS(ATAN([.O$2]/[.$E25]))-([.$C$12]*(SQRT(([.$C$10]*[.$C$10])/([.$C$12]*[.$C$12])-SIN(ATAN([.O$2]/[.$E25]))*SIN(ATAN([.O$2]/[.$E25])))-COS(ATAN([.O$2]/[.$E25]))))/2)*([.$E25]/COS(ATAN([.O$2]/[.$E25]))-([.$C$12]*(SQRT(([.$C$10]*[.$C$10])/([.$C$12]*[.$C$12])-SIN(ATAN([.O$2]/[.$E25]))*SIN(ATAN([.O$2]/[.$E25])))-COS(ATAN([.O$2]/[.$E25]))))/2) /  (2*([.$C$12]*(SQRT(([.$C$10]*[.$C$10])/([.$C$12]*[.$C$12])-SIN(ATAN([.O$2]/[.$E25]))*SIN(ATAN([.O$2]/[.$E25])))-COS(ATAN([.O$2]/[.$E25]))))*([.$C$12]*(SQRT(([.$C$10]*[.$C$10])/([.$C$12]*[.$C$12])-SIN(ATAN([.O$2]/[.$E25]))*SIN(ATAN([.O$2]/[.$E25])))-COS(ATAN([.O$2]/[.$E25]))))/36))" office:value-type="float" office:value="0.00147003526424804">
            <text:p>0,0014700353</text:p>
          </table:table-cell>
          <table:table-cell table:formula="of:=(1/(SQRT(2*3.1415926535)*([.$C$12]*(SQRT(([.$C$10]*[.$C$10])/([.$C$12]*[.$C$12])-SIN(ATAN([.P$2]/[.$E25]))*SIN(ATAN([.P$2]/[.$E25])))-COS(ATAN([.P$2]/[.$E25]))))/6)) * EXP( -([.$E25]/COS(ATAN([.P$2]/[.$E25]))-([.$C$12]*(SQRT(([.$C$10]*[.$C$10])/([.$C$12]*[.$C$12])-SIN(ATAN([.P$2]/[.$E25]))*SIN(ATAN([.P$2]/[.$E25])))-COS(ATAN([.P$2]/[.$E25]))))/2)*([.$E25]/COS(ATAN([.P$2]/[.$E25]))-([.$C$12]*(SQRT(([.$C$10]*[.$C$10])/([.$C$12]*[.$C$12])-SIN(ATAN([.P$2]/[.$E25]))*SIN(ATAN([.P$2]/[.$E25])))-COS(ATAN([.P$2]/[.$E25]))))/2) /  (2*([.$C$12]*(SQRT(([.$C$10]*[.$C$10])/([.$C$12]*[.$C$12])-SIN(ATAN([.P$2]/[.$E25]))*SIN(ATAN([.P$2]/[.$E25])))-COS(ATAN([.P$2]/[.$E25]))))*([.$C$12]*(SQRT(([.$C$10]*[.$C$10])/([.$C$12]*[.$C$12])-SIN(ATAN([.P$2]/[.$E25]))*SIN(ATAN([.P$2]/[.$E25])))-COS(ATAN([.P$2]/[.$E25]))))/36))" office:value-type="float" office:value="0.00146862287863308">
            <text:p>0,0014686229</text:p>
          </table:table-cell>
          <table:table-cell table:formula="of:=(1/(SQRT(2*3.1415926535)*([.$C$12]*(SQRT(([.$C$10]*[.$C$10])/([.$C$12]*[.$C$12])-SIN(ATAN([.Q$2]/[.$E25]))*SIN(ATAN([.Q$2]/[.$E25])))-COS(ATAN([.Q$2]/[.$E25]))))/6)) * EXP( -([.$E25]/COS(ATAN([.Q$2]/[.$E25]))-([.$C$12]*(SQRT(([.$C$10]*[.$C$10])/([.$C$12]*[.$C$12])-SIN(ATAN([.Q$2]/[.$E25]))*SIN(ATAN([.Q$2]/[.$E25])))-COS(ATAN([.Q$2]/[.$E25]))))/2)*([.$E25]/COS(ATAN([.Q$2]/[.$E25]))-([.$C$12]*(SQRT(([.$C$10]*[.$C$10])/([.$C$12]*[.$C$12])-SIN(ATAN([.Q$2]/[.$E25]))*SIN(ATAN([.Q$2]/[.$E25])))-COS(ATAN([.Q$2]/[.$E25]))))/2) /  (2*([.$C$12]*(SQRT(([.$C$10]*[.$C$10])/([.$C$12]*[.$C$12])-SIN(ATAN([.Q$2]/[.$E25]))*SIN(ATAN([.Q$2]/[.$E25])))-COS(ATAN([.Q$2]/[.$E25]))))*([.$C$12]*(SQRT(([.$C$10]*[.$C$10])/([.$C$12]*[.$C$12])-SIN(ATAN([.Q$2]/[.$E25]))*SIN(ATAN([.Q$2]/[.$E25])))-COS(ATAN([.Q$2]/[.$E25]))))/36))" office:value-type="float" office:value="0.00146462228033805">
            <text:p>0,0014646223</text:p>
          </table:table-cell>
          <table:table-cell table:formula="of:=(1/(SQRT(2*3.1415926535)*([.$C$12]*(SQRT(([.$C$10]*[.$C$10])/([.$C$12]*[.$C$12])-SIN(ATAN([.R$2]/[.$E25]))*SIN(ATAN([.R$2]/[.$E25])))-COS(ATAN([.R$2]/[.$E25]))))/6)) * EXP( -([.$E25]/COS(ATAN([.R$2]/[.$E25]))-([.$C$12]*(SQRT(([.$C$10]*[.$C$10])/([.$C$12]*[.$C$12])-SIN(ATAN([.R$2]/[.$E25]))*SIN(ATAN([.R$2]/[.$E25])))-COS(ATAN([.R$2]/[.$E25]))))/2)*([.$E25]/COS(ATAN([.R$2]/[.$E25]))-([.$C$12]*(SQRT(([.$C$10]*[.$C$10])/([.$C$12]*[.$C$12])-SIN(ATAN([.R$2]/[.$E25]))*SIN(ATAN([.R$2]/[.$E25])))-COS(ATAN([.R$2]/[.$E25]))))/2) /  (2*([.$C$12]*(SQRT(([.$C$10]*[.$C$10])/([.$C$12]*[.$C$12])-SIN(ATAN([.R$2]/[.$E25]))*SIN(ATAN([.R$2]/[.$E25])))-COS(ATAN([.R$2]/[.$E25]))))*([.$C$12]*(SQRT(([.$C$10]*[.$C$10])/([.$C$12]*[.$C$12])-SIN(ATAN([.R$2]/[.$E25]))*SIN(ATAN([.R$2]/[.$E25])))-COS(ATAN([.R$2]/[.$E25]))))/36))" office:value-type="float" office:value="0.0014574625392735">
            <text:p>0,0014574625</text:p>
          </table:table-cell>
          <table:table-cell table:formula="of:=(1/(SQRT(2*3.1415926535)*([.$C$12]*(SQRT(([.$C$10]*[.$C$10])/([.$C$12]*[.$C$12])-SIN(ATAN([.S$2]/[.$E25]))*SIN(ATAN([.S$2]/[.$E25])))-COS(ATAN([.S$2]/[.$E25]))))/6)) * EXP( -([.$E25]/COS(ATAN([.S$2]/[.$E25]))-([.$C$12]*(SQRT(([.$C$10]*[.$C$10])/([.$C$12]*[.$C$12])-SIN(ATAN([.S$2]/[.$E25]))*SIN(ATAN([.S$2]/[.$E25])))-COS(ATAN([.S$2]/[.$E25]))))/2)*([.$E25]/COS(ATAN([.S$2]/[.$E25]))-([.$C$12]*(SQRT(([.$C$10]*[.$C$10])/([.$C$12]*[.$C$12])-SIN(ATAN([.S$2]/[.$E25]))*SIN(ATAN([.S$2]/[.$E25])))-COS(ATAN([.S$2]/[.$E25]))))/2) /  (2*([.$C$12]*(SQRT(([.$C$10]*[.$C$10])/([.$C$12]*[.$C$12])-SIN(ATAN([.S$2]/[.$E25]))*SIN(ATAN([.S$2]/[.$E25])))-COS(ATAN([.S$2]/[.$E25]))))*([.$C$12]*(SQRT(([.$C$10]*[.$C$10])/([.$C$12]*[.$C$12])-SIN(ATAN([.S$2]/[.$E25]))*SIN(ATAN([.S$2]/[.$E25])))-COS(ATAN([.S$2]/[.$E25]))))/36))" office:value-type="float" office:value="0.00144659710362306">
            <text:p>0,0014465971</text:p>
          </table:table-cell>
          <table:table-cell table:formula="of:=(1/(SQRT(2*3.1415926535)*([.$C$12]*(SQRT(([.$C$10]*[.$C$10])/([.$C$12]*[.$C$12])-SIN(ATAN([.T$2]/[.$E25]))*SIN(ATAN([.T$2]/[.$E25])))-COS(ATAN([.T$2]/[.$E25]))))/6)) * EXP( -([.$E25]/COS(ATAN([.T$2]/[.$E25]))-([.$C$12]*(SQRT(([.$C$10]*[.$C$10])/([.$C$12]*[.$C$12])-SIN(ATAN([.T$2]/[.$E25]))*SIN(ATAN([.T$2]/[.$E25])))-COS(ATAN([.T$2]/[.$E25]))))/2)*([.$E25]/COS(ATAN([.T$2]/[.$E25]))-([.$C$12]*(SQRT(([.$C$10]*[.$C$10])/([.$C$12]*[.$C$12])-SIN(ATAN([.T$2]/[.$E25]))*SIN(ATAN([.T$2]/[.$E25])))-COS(ATAN([.T$2]/[.$E25]))))/2) /  (2*([.$C$12]*(SQRT(([.$C$10]*[.$C$10])/([.$C$12]*[.$C$12])-SIN(ATAN([.T$2]/[.$E25]))*SIN(ATAN([.T$2]/[.$E25])))-COS(ATAN([.T$2]/[.$E25]))))*([.$C$12]*(SQRT(([.$C$10]*[.$C$10])/([.$C$12]*[.$C$12])-SIN(ATAN([.T$2]/[.$E25]))*SIN(ATAN([.T$2]/[.$E25])))-COS(ATAN([.T$2]/[.$E25]))))/36))" office:value-type="float" office:value="0.00143152446013669">
            <text:p>0,0014315245</text:p>
          </table:table-cell>
          <table:table-cell table:formula="of:=(1/(SQRT(2*3.1415926535)*([.$C$12]*(SQRT(([.$C$10]*[.$C$10])/([.$C$12]*[.$C$12])-SIN(ATAN([.U$2]/[.$E25]))*SIN(ATAN([.U$2]/[.$E25])))-COS(ATAN([.U$2]/[.$E25]))))/6)) * EXP( -([.$E25]/COS(ATAN([.U$2]/[.$E25]))-([.$C$12]*(SQRT(([.$C$10]*[.$C$10])/([.$C$12]*[.$C$12])-SIN(ATAN([.U$2]/[.$E25]))*SIN(ATAN([.U$2]/[.$E25])))-COS(ATAN([.U$2]/[.$E25]))))/2)*([.$E25]/COS(ATAN([.U$2]/[.$E25]))-([.$C$12]*(SQRT(([.$C$10]*[.$C$10])/([.$C$12]*[.$C$12])-SIN(ATAN([.U$2]/[.$E25]))*SIN(ATAN([.U$2]/[.$E25])))-COS(ATAN([.U$2]/[.$E25]))))/2) /  (2*([.$C$12]*(SQRT(([.$C$10]*[.$C$10])/([.$C$12]*[.$C$12])-SIN(ATAN([.U$2]/[.$E25]))*SIN(ATAN([.U$2]/[.$E25])))-COS(ATAN([.U$2]/[.$E25]))))*([.$C$12]*(SQRT(([.$C$10]*[.$C$10])/([.$C$12]*[.$C$12])-SIN(ATAN([.U$2]/[.$E25]))*SIN(ATAN([.U$2]/[.$E25])))-COS(ATAN([.U$2]/[.$E25]))))/36))" office:value-type="float" office:value="0.00141180887886962">
            <text:p>0,0014118089</text:p>
          </table:table-cell>
          <table:table-cell table:formula="of:=(1/(SQRT(2*3.1415926535)*([.$C$12]*(SQRT(([.$C$10]*[.$C$10])/([.$C$12]*[.$C$12])-SIN(ATAN([.V$2]/[.$E25]))*SIN(ATAN([.V$2]/[.$E25])))-COS(ATAN([.V$2]/[.$E25]))))/6)) * EXP( -([.$E25]/COS(ATAN([.V$2]/[.$E25]))-([.$C$12]*(SQRT(([.$C$10]*[.$C$10])/([.$C$12]*[.$C$12])-SIN(ATAN([.V$2]/[.$E25]))*SIN(ATAN([.V$2]/[.$E25])))-COS(ATAN([.V$2]/[.$E25]))))/2)*([.$E25]/COS(ATAN([.V$2]/[.$E25]))-([.$C$12]*(SQRT(([.$C$10]*[.$C$10])/([.$C$12]*[.$C$12])-SIN(ATAN([.V$2]/[.$E25]))*SIN(ATAN([.V$2]/[.$E25])))-COS(ATAN([.V$2]/[.$E25]))))/2) /  (2*([.$C$12]*(SQRT(([.$C$10]*[.$C$10])/([.$C$12]*[.$C$12])-SIN(ATAN([.V$2]/[.$E25]))*SIN(ATAN([.V$2]/[.$E25])))-COS(ATAN([.V$2]/[.$E25]))))*([.$C$12]*(SQRT(([.$C$10]*[.$C$10])/([.$C$12]*[.$C$12])-SIN(ATAN([.V$2]/[.$E25]))*SIN(ATAN([.V$2]/[.$E25])))-COS(ATAN([.V$2]/[.$E25]))))/36))" office:value-type="float" office:value="0.00138710032855571">
            <text:p>0,0013871003</text:p>
          </table:table-cell>
          <table:table-cell table:formula="of:=(1/(SQRT(2*3.1415926535)*([.$C$12]*(SQRT(([.$C$10]*[.$C$10])/([.$C$12]*[.$C$12])-SIN(ATAN([.W$2]/[.$E25]))*SIN(ATAN([.W$2]/[.$E25])))-COS(ATAN([.W$2]/[.$E25]))))/6)) * EXP( -([.$E25]/COS(ATAN([.W$2]/[.$E25]))-([.$C$12]*(SQRT(([.$C$10]*[.$C$10])/([.$C$12]*[.$C$12])-SIN(ATAN([.W$2]/[.$E25]))*SIN(ATAN([.W$2]/[.$E25])))-COS(ATAN([.W$2]/[.$E25]))))/2)*([.$E25]/COS(ATAN([.W$2]/[.$E25]))-([.$C$12]*(SQRT(([.$C$10]*[.$C$10])/([.$C$12]*[.$C$12])-SIN(ATAN([.W$2]/[.$E25]))*SIN(ATAN([.W$2]/[.$E25])))-COS(ATAN([.W$2]/[.$E25]))))/2) /  (2*([.$C$12]*(SQRT(([.$C$10]*[.$C$10])/([.$C$12]*[.$C$12])-SIN(ATAN([.W$2]/[.$E25]))*SIN(ATAN([.W$2]/[.$E25])))-COS(ATAN([.W$2]/[.$E25]))))*([.$C$12]*(SQRT(([.$C$10]*[.$C$10])/([.$C$12]*[.$C$12])-SIN(ATAN([.W$2]/[.$E25]))*SIN(ATAN([.W$2]/[.$E25])))-COS(ATAN([.W$2]/[.$E25]))))/36))" office:value-type="float" office:value="0.00135715256348176">
            <text:p>0,0013571526</text:p>
          </table:table-cell>
          <table:table-cell table:formula="of:=(1/(SQRT(2*3.1415926535)*([.$C$12]*(SQRT(([.$C$10]*[.$C$10])/([.$C$12]*[.$C$12])-SIN(ATAN([.X$2]/[.$E25]))*SIN(ATAN([.X$2]/[.$E25])))-COS(ATAN([.X$2]/[.$E25]))))/6)) * EXP( -([.$E25]/COS(ATAN([.X$2]/[.$E25]))-([.$C$12]*(SQRT(([.$C$10]*[.$C$10])/([.$C$12]*[.$C$12])-SIN(ATAN([.X$2]/[.$E25]))*SIN(ATAN([.X$2]/[.$E25])))-COS(ATAN([.X$2]/[.$E25]))))/2)*([.$E25]/COS(ATAN([.X$2]/[.$E25]))-([.$C$12]*(SQRT(([.$C$10]*[.$C$10])/([.$C$12]*[.$C$12])-SIN(ATAN([.X$2]/[.$E25]))*SIN(ATAN([.X$2]/[.$E25])))-COS(ATAN([.X$2]/[.$E25]))))/2) /  (2*([.$C$12]*(SQRT(([.$C$10]*[.$C$10])/([.$C$12]*[.$C$12])-SIN(ATAN([.X$2]/[.$E25]))*SIN(ATAN([.X$2]/[.$E25])))-COS(ATAN([.X$2]/[.$E25]))))*([.$C$12]*(SQRT(([.$C$10]*[.$C$10])/([.$C$12]*[.$C$12])-SIN(ATAN([.X$2]/[.$E25]))*SIN(ATAN([.X$2]/[.$E25])))-COS(ATAN([.X$2]/[.$E25]))))/36))" office:value-type="float" office:value="0.00132183836084982">
            <text:p>0,0013218384</text:p>
          </table:table-cell>
          <table:table-cell table:formula="of:=(1/(SQRT(2*3.1415926535)*([.$C$12]*(SQRT(([.$C$10]*[.$C$10])/([.$C$12]*[.$C$12])-SIN(ATAN([.Y$2]/[.$E25]))*SIN(ATAN([.Y$2]/[.$E25])))-COS(ATAN([.Y$2]/[.$E25]))))/6)) * EXP( -([.$E25]/COS(ATAN([.Y$2]/[.$E25]))-([.$C$12]*(SQRT(([.$C$10]*[.$C$10])/([.$C$12]*[.$C$12])-SIN(ATAN([.Y$2]/[.$E25]))*SIN(ATAN([.Y$2]/[.$E25])))-COS(ATAN([.Y$2]/[.$E25]))))/2)*([.$E25]/COS(ATAN([.Y$2]/[.$E25]))-([.$C$12]*(SQRT(([.$C$10]*[.$C$10])/([.$C$12]*[.$C$12])-SIN(ATAN([.Y$2]/[.$E25]))*SIN(ATAN([.Y$2]/[.$E25])))-COS(ATAN([.Y$2]/[.$E25]))))/2) /  (2*([.$C$12]*(SQRT(([.$C$10]*[.$C$10])/([.$C$12]*[.$C$12])-SIN(ATAN([.Y$2]/[.$E25]))*SIN(ATAN([.Y$2]/[.$E25])))-COS(ATAN([.Y$2]/[.$E25]))))*([.$C$12]*(SQRT(([.$C$10]*[.$C$10])/([.$C$12]*[.$C$12])-SIN(ATAN([.Y$2]/[.$E25]))*SIN(ATAN([.Y$2]/[.$E25])))-COS(ATAN([.Y$2]/[.$E25]))))/36))" office:value-type="float" office:value="0.00128116093933327">
            <text:p>0,0012811609</text:p>
          </table:table-cell>
          <table:table-cell table:formula="of:=(1/(SQRT(2*3.1415926535)*([.$C$12]*(SQRT(([.$C$10]*[.$C$10])/([.$C$12]*[.$C$12])-SIN(ATAN([.Z$2]/[.$E25]))*SIN(ATAN([.Z$2]/[.$E25])))-COS(ATAN([.Z$2]/[.$E25]))))/6)) * EXP( -([.$E25]/COS(ATAN([.Z$2]/[.$E25]))-([.$C$12]*(SQRT(([.$C$10]*[.$C$10])/([.$C$12]*[.$C$12])-SIN(ATAN([.Z$2]/[.$E25]))*SIN(ATAN([.Z$2]/[.$E25])))-COS(ATAN([.Z$2]/[.$E25]))))/2)*([.$E25]/COS(ATAN([.Z$2]/[.$E25]))-([.$C$12]*(SQRT(([.$C$10]*[.$C$10])/([.$C$12]*[.$C$12])-SIN(ATAN([.Z$2]/[.$E25]))*SIN(ATAN([.Z$2]/[.$E25])))-COS(ATAN([.Z$2]/[.$E25]))))/2) /  (2*([.$C$12]*(SQRT(([.$C$10]*[.$C$10])/([.$C$12]*[.$C$12])-SIN(ATAN([.Z$2]/[.$E25]))*SIN(ATAN([.Z$2]/[.$E25])))-COS(ATAN([.Z$2]/[.$E25]))))*([.$C$12]*(SQRT(([.$C$10]*[.$C$10])/([.$C$12]*[.$C$12])-SIN(ATAN([.Z$2]/[.$E25]))*SIN(ATAN([.Z$2]/[.$E25])))-COS(ATAN([.Z$2]/[.$E25]))))/36))" office:value-type="float" office:value="0.00123526071900636">
            <text:p>0,0012352607</text:p>
          </table:table-cell>
          <table:table-cell table:formula="of:=(1/(SQRT(2*3.1415926535)*([.$C$12]*(SQRT(([.$C$10]*[.$C$10])/([.$C$12]*[.$C$12])-SIN(ATAN([.AA$2]/[.$E25]))*SIN(ATAN([.AA$2]/[.$E25])))-COS(ATAN([.AA$2]/[.$E25]))))/6)) * EXP( -([.$E25]/COS(ATAN([.AA$2]/[.$E25]))-([.$C$12]*(SQRT(([.$C$10]*[.$C$10])/([.$C$12]*[.$C$12])-SIN(ATAN([.AA$2]/[.$E25]))*SIN(ATAN([.AA$2]/[.$E25])))-COS(ATAN([.AA$2]/[.$E25]))))/2)*([.$E25]/COS(ATAN([.AA$2]/[.$E25]))-([.$C$12]*(SQRT(([.$C$10]*[.$C$10])/([.$C$12]*[.$C$12])-SIN(ATAN([.AA$2]/[.$E25]))*SIN(ATAN([.AA$2]/[.$E25])))-COS(ATAN([.AA$2]/[.$E25]))))/2) /  (2*([.$C$12]*(SQRT(([.$C$10]*[.$C$10])/([.$C$12]*[.$C$12])-SIN(ATAN([.AA$2]/[.$E25]))*SIN(ATAN([.AA$2]/[.$E25])))-COS(ATAN([.AA$2]/[.$E25]))))*([.$C$12]*(SQRT(([.$C$10]*[.$C$10])/([.$C$12]*[.$C$12])-SIN(ATAN([.AA$2]/[.$E25]))*SIN(ATAN([.AA$2]/[.$E25])))-COS(ATAN([.AA$2]/[.$E25]))))/36))" office:value-type="float" office:value="0.00118441678714772">
            <text:p>0,0011844168</text:p>
          </table:table-cell>
          <table:table-cell table:formula="of:=(1/(SQRT(2*3.1415926535)*([.$C$12]*(SQRT(([.$C$10]*[.$C$10])/([.$C$12]*[.$C$12])-SIN(ATAN([.AB$2]/[.$E25]))*SIN(ATAN([.AB$2]/[.$E25])))-COS(ATAN([.AB$2]/[.$E25]))))/6)) * EXP( -([.$E25]/COS(ATAN([.AB$2]/[.$E25]))-([.$C$12]*(SQRT(([.$C$10]*[.$C$10])/([.$C$12]*[.$C$12])-SIN(ATAN([.AB$2]/[.$E25]))*SIN(ATAN([.AB$2]/[.$E25])))-COS(ATAN([.AB$2]/[.$E25]))))/2)*([.$E25]/COS(ATAN([.AB$2]/[.$E25]))-([.$C$12]*(SQRT(([.$C$10]*[.$C$10])/([.$C$12]*[.$C$12])-SIN(ATAN([.AB$2]/[.$E25]))*SIN(ATAN([.AB$2]/[.$E25])))-COS(ATAN([.AB$2]/[.$E25]))))/2) /  (2*([.$C$12]*(SQRT(([.$C$10]*[.$C$10])/([.$C$12]*[.$C$12])-SIN(ATAN([.AB$2]/[.$E25]))*SIN(ATAN([.AB$2]/[.$E25])))-COS(ATAN([.AB$2]/[.$E25]))))*([.$C$12]*(SQRT(([.$C$10]*[.$C$10])/([.$C$12]*[.$C$12])-SIN(ATAN([.AB$2]/[.$E25]))*SIN(ATAN([.AB$2]/[.$E25])))-COS(ATAN([.AB$2]/[.$E25]))))/36))" office:value-type="float" office:value="0.00112904270324629">
            <text:p>0,0011290427</text:p>
          </table:table-cell>
          <table:table-cell table:formula="of:=(1/(SQRT(2*3.1415926535)*([.$C$12]*(SQRT(([.$C$10]*[.$C$10])/([.$C$12]*[.$C$12])-SIN(ATAN([.AC$2]/[.$E25]))*SIN(ATAN([.AC$2]/[.$E25])))-COS(ATAN([.AC$2]/[.$E25]))))/6)) * EXP( -([.$E25]/COS(ATAN([.AC$2]/[.$E25]))-([.$C$12]*(SQRT(([.$C$10]*[.$C$10])/([.$C$12]*[.$C$12])-SIN(ATAN([.AC$2]/[.$E25]))*SIN(ATAN([.AC$2]/[.$E25])))-COS(ATAN([.AC$2]/[.$E25]))))/2)*([.$E25]/COS(ATAN([.AC$2]/[.$E25]))-([.$C$12]*(SQRT(([.$C$10]*[.$C$10])/([.$C$12]*[.$C$12])-SIN(ATAN([.AC$2]/[.$E25]))*SIN(ATAN([.AC$2]/[.$E25])))-COS(ATAN([.AC$2]/[.$E25]))))/2) /  (2*([.$C$12]*(SQRT(([.$C$10]*[.$C$10])/([.$C$12]*[.$C$12])-SIN(ATAN([.AC$2]/[.$E25]))*SIN(ATAN([.AC$2]/[.$E25])))-COS(ATAN([.AC$2]/[.$E25]))))*([.$C$12]*(SQRT(([.$C$10]*[.$C$10])/([.$C$12]*[.$C$12])-SIN(ATAN([.AC$2]/[.$E25]))*SIN(ATAN([.AC$2]/[.$E25])))-COS(ATAN([.AC$2]/[.$E25]))))/36))" office:value-type="float" office:value="0.00106967659252646">
            <text:p>0,0010696766</text:p>
          </table:table-cell>
          <table:table-cell table:formula="of:=(1/(SQRT(2*3.1415926535)*([.$C$12]*(SQRT(([.$C$10]*[.$C$10])/([.$C$12]*[.$C$12])-SIN(ATAN([.AD$2]/[.$E25]))*SIN(ATAN([.AD$2]/[.$E25])))-COS(ATAN([.AD$2]/[.$E25]))))/6)) * EXP( -([.$E25]/COS(ATAN([.AD$2]/[.$E25]))-([.$C$12]*(SQRT(([.$C$10]*[.$C$10])/([.$C$12]*[.$C$12])-SIN(ATAN([.AD$2]/[.$E25]))*SIN(ATAN([.AD$2]/[.$E25])))-COS(ATAN([.AD$2]/[.$E25]))))/2)*([.$E25]/COS(ATAN([.AD$2]/[.$E25]))-([.$C$12]*(SQRT(([.$C$10]*[.$C$10])/([.$C$12]*[.$C$12])-SIN(ATAN([.AD$2]/[.$E25]))*SIN(ATAN([.AD$2]/[.$E25])))-COS(ATAN([.AD$2]/[.$E25]))))/2) /  (2*([.$C$12]*(SQRT(([.$C$10]*[.$C$10])/([.$C$12]*[.$C$12])-SIN(ATAN([.AD$2]/[.$E25]))*SIN(ATAN([.AD$2]/[.$E25])))-COS(ATAN([.AD$2]/[.$E25]))))*([.$C$12]*(SQRT(([.$C$10]*[.$C$10])/([.$C$12]*[.$C$12])-SIN(ATAN([.AD$2]/[.$E25]))*SIN(ATAN([.AD$2]/[.$E25])))-COS(ATAN([.AD$2]/[.$E25]))))/36))" office:value-type="float" office:value="0.0010069658173819">
            <text:p>0,0010069658</text:p>
          </table:table-cell>
          <table:table-cell table:formula="of:=(1/(SQRT(2*3.1415926535)*([.$C$12]*(SQRT(([.$C$10]*[.$C$10])/([.$C$12]*[.$C$12])-SIN(ATAN([.AE$2]/[.$E25]))*SIN(ATAN([.AE$2]/[.$E25])))-COS(ATAN([.AE$2]/[.$E25]))))/6)) * EXP( -([.$E25]/COS(ATAN([.AE$2]/[.$E25]))-([.$C$12]*(SQRT(([.$C$10]*[.$C$10])/([.$C$12]*[.$C$12])-SIN(ATAN([.AE$2]/[.$E25]))*SIN(ATAN([.AE$2]/[.$E25])))-COS(ATAN([.AE$2]/[.$E25]))))/2)*([.$E25]/COS(ATAN([.AE$2]/[.$E25]))-([.$C$12]*(SQRT(([.$C$10]*[.$C$10])/([.$C$12]*[.$C$12])-SIN(ATAN([.AE$2]/[.$E25]))*SIN(ATAN([.AE$2]/[.$E25])))-COS(ATAN([.AE$2]/[.$E25]))))/2) /  (2*([.$C$12]*(SQRT(([.$C$10]*[.$C$10])/([.$C$12]*[.$C$12])-SIN(ATAN([.AE$2]/[.$E25]))*SIN(ATAN([.AE$2]/[.$E25])))-COS(ATAN([.AE$2]/[.$E25]))))*([.$C$12]*(SQRT(([.$C$10]*[.$C$10])/([.$C$12]*[.$C$12])-SIN(ATAN([.AE$2]/[.$E25]))*SIN(ATAN([.AE$2]/[.$E25])))-COS(ATAN([.AE$2]/[.$E25]))))/36))" office:value-type="float" office:value="0.000941646853461219">
            <text:p>0,0009416469</text:p>
          </table:table-cell>
          <table:table-cell table:formula="of:=(1/(SQRT(2*3.1415926535)*([.$C$12]*(SQRT(([.$C$10]*[.$C$10])/([.$C$12]*[.$C$12])-SIN(ATAN([.AF$2]/[.$E25]))*SIN(ATAN([.AF$2]/[.$E25])))-COS(ATAN([.AF$2]/[.$E25]))))/6)) * EXP( -([.$E25]/COS(ATAN([.AF$2]/[.$E25]))-([.$C$12]*(SQRT(([.$C$10]*[.$C$10])/([.$C$12]*[.$C$12])-SIN(ATAN([.AF$2]/[.$E25]))*SIN(ATAN([.AF$2]/[.$E25])))-COS(ATAN([.AF$2]/[.$E25]))))/2)*([.$E25]/COS(ATAN([.AF$2]/[.$E25]))-([.$C$12]*(SQRT(([.$C$10]*[.$C$10])/([.$C$12]*[.$C$12])-SIN(ATAN([.AF$2]/[.$E25]))*SIN(ATAN([.AF$2]/[.$E25])))-COS(ATAN([.AF$2]/[.$E25]))))/2) /  (2*([.$C$12]*(SQRT(([.$C$10]*[.$C$10])/([.$C$12]*[.$C$12])-SIN(ATAN([.AF$2]/[.$E25]))*SIN(ATAN([.AF$2]/[.$E25])))-COS(ATAN([.AF$2]/[.$E25]))))*([.$C$12]*(SQRT(([.$C$10]*[.$C$10])/([.$C$12]*[.$C$12])-SIN(ATAN([.AF$2]/[.$E25]))*SIN(ATAN([.AF$2]/[.$E25])))-COS(ATAN([.AF$2]/[.$E25]))))/36))" office:value-type="float" office:value="0.000874521303818687">
            <text:p>0,0008745213</text:p>
          </table:table-cell>
          <table:table-cell table:formula="of:=(1/(SQRT(2*3.1415926535)*([.$C$12]*(SQRT(([.$C$10]*[.$C$10])/([.$C$12]*[.$C$12])-SIN(ATAN([.AG$2]/[.$E25]))*SIN(ATAN([.AG$2]/[.$E25])))-COS(ATAN([.AG$2]/[.$E25]))))/6)) * EXP( -([.$E25]/COS(ATAN([.AG$2]/[.$E25]))-([.$C$12]*(SQRT(([.$C$10]*[.$C$10])/([.$C$12]*[.$C$12])-SIN(ATAN([.AG$2]/[.$E25]))*SIN(ATAN([.AG$2]/[.$E25])))-COS(ATAN([.AG$2]/[.$E25]))))/2)*([.$E25]/COS(ATAN([.AG$2]/[.$E25]))-([.$C$12]*(SQRT(([.$C$10]*[.$C$10])/([.$C$12]*[.$C$12])-SIN(ATAN([.AG$2]/[.$E25]))*SIN(ATAN([.AG$2]/[.$E25])))-COS(ATAN([.AG$2]/[.$E25]))))/2) /  (2*([.$C$12]*(SQRT(([.$C$10]*[.$C$10])/([.$C$12]*[.$C$12])-SIN(ATAN([.AG$2]/[.$E25]))*SIN(ATAN([.AG$2]/[.$E25])))-COS(ATAN([.AG$2]/[.$E25]))))*([.$C$12]*(SQRT(([.$C$10]*[.$C$10])/([.$C$12]*[.$C$12])-SIN(ATAN([.AG$2]/[.$E25]))*SIN(ATAN([.AG$2]/[.$E25])))-COS(ATAN([.AG$2]/[.$E25]))))/36))" office:value-type="float" office:value="0.000806429234233553">
            <text:p>0,0008064292</text:p>
          </table:table-cell>
          <table:table-cell table:formula="of:=(1/(SQRT(2*3.1415926535)*([.$C$12]*(SQRT(([.$C$10]*[.$C$10])/([.$C$12]*[.$C$12])-SIN(ATAN([.AH$2]/[.$E25]))*SIN(ATAN([.AH$2]/[.$E25])))-COS(ATAN([.AH$2]/[.$E25]))))/6)) * EXP( -([.$E25]/COS(ATAN([.AH$2]/[.$E25]))-([.$C$12]*(SQRT(([.$C$10]*[.$C$10])/([.$C$12]*[.$C$12])-SIN(ATAN([.AH$2]/[.$E25]))*SIN(ATAN([.AH$2]/[.$E25])))-COS(ATAN([.AH$2]/[.$E25]))))/2)*([.$E25]/COS(ATAN([.AH$2]/[.$E25]))-([.$C$12]*(SQRT(([.$C$10]*[.$C$10])/([.$C$12]*[.$C$12])-SIN(ATAN([.AH$2]/[.$E25]))*SIN(ATAN([.AH$2]/[.$E25])))-COS(ATAN([.AH$2]/[.$E25]))))/2) /  (2*([.$C$12]*(SQRT(([.$C$10]*[.$C$10])/([.$C$12]*[.$C$12])-SIN(ATAN([.AH$2]/[.$E25]))*SIN(ATAN([.AH$2]/[.$E25])))-COS(ATAN([.AH$2]/[.$E25]))))*([.$C$12]*(SQRT(([.$C$10]*[.$C$10])/([.$C$12]*[.$C$12])-SIN(ATAN([.AH$2]/[.$E25]))*SIN(ATAN([.AH$2]/[.$E25])))-COS(ATAN([.AH$2]/[.$E25]))))/36))" office:value-type="float" office:value="0.000738221183639736">
            <text:p>0,0007382212</text:p>
          </table:table-cell>
          <table:table-cell table:formula="of:=(1/(SQRT(2*3.1415926535)*([.$C$12]*(SQRT(([.$C$10]*[.$C$10])/([.$C$12]*[.$C$12])-SIN(ATAN([.AI$2]/[.$E25]))*SIN(ATAN([.AI$2]/[.$E25])))-COS(ATAN([.AI$2]/[.$E25]))))/6)) * EXP( -([.$E25]/COS(ATAN([.AI$2]/[.$E25]))-([.$C$12]*(SQRT(([.$C$10]*[.$C$10])/([.$C$12]*[.$C$12])-SIN(ATAN([.AI$2]/[.$E25]))*SIN(ATAN([.AI$2]/[.$E25])))-COS(ATAN([.AI$2]/[.$E25]))))/2)*([.$E25]/COS(ATAN([.AI$2]/[.$E25]))-([.$C$12]*(SQRT(([.$C$10]*[.$C$10])/([.$C$12]*[.$C$12])-SIN(ATAN([.AI$2]/[.$E25]))*SIN(ATAN([.AI$2]/[.$E25])))-COS(ATAN([.AI$2]/[.$E25]))))/2) /  (2*([.$C$12]*(SQRT(([.$C$10]*[.$C$10])/([.$C$12]*[.$C$12])-SIN(ATAN([.AI$2]/[.$E25]))*SIN(ATAN([.AI$2]/[.$E25])))-COS(ATAN([.AI$2]/[.$E25]))))*([.$C$12]*(SQRT(([.$C$10]*[.$C$10])/([.$C$12]*[.$C$12])-SIN(ATAN([.AI$2]/[.$E25]))*SIN(ATAN([.AI$2]/[.$E25])))-COS(ATAN([.AI$2]/[.$E25]))))/36))" office:value-type="float" office:value="0.000670730280505875">
            <text:p>0,0006707303</text:p>
          </table:table-cell>
          <table:table-cell table:formula="of:=(1/(SQRT(2*3.1415926535)*([.$C$12]*(SQRT(([.$C$10]*[.$C$10])/([.$C$12]*[.$C$12])-SIN(ATAN([.AJ$2]/[.$E25]))*SIN(ATAN([.AJ$2]/[.$E25])))-COS(ATAN([.AJ$2]/[.$E25]))))/6)) * EXP( -([.$E25]/COS(ATAN([.AJ$2]/[.$E25]))-([.$C$12]*(SQRT(([.$C$10]*[.$C$10])/([.$C$12]*[.$C$12])-SIN(ATAN([.AJ$2]/[.$E25]))*SIN(ATAN([.AJ$2]/[.$E25])))-COS(ATAN([.AJ$2]/[.$E25]))))/2)*([.$E25]/COS(ATAN([.AJ$2]/[.$E25]))-([.$C$12]*(SQRT(([.$C$10]*[.$C$10])/([.$C$12]*[.$C$12])-SIN(ATAN([.AJ$2]/[.$E25]))*SIN(ATAN([.AJ$2]/[.$E25])))-COS(ATAN([.AJ$2]/[.$E25]))))/2) /  (2*([.$C$12]*(SQRT(([.$C$10]*[.$C$10])/([.$C$12]*[.$C$12])-SIN(ATAN([.AJ$2]/[.$E25]))*SIN(ATAN([.AJ$2]/[.$E25])))-COS(ATAN([.AJ$2]/[.$E25]))))*([.$C$12]*(SQRT(([.$C$10]*[.$C$10])/([.$C$12]*[.$C$12])-SIN(ATAN([.AJ$2]/[.$E25]))*SIN(ATAN([.AJ$2]/[.$E25])))-COS(ATAN([.AJ$2]/[.$E25]))))/36))" office:value-type="float" office:value="0.000604745872298038">
            <text:p>0,0006047459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766.766666666667">
            <text:p>766,7666666667</text:p>
          </table:table-cell>
          <table:table-cell table:formula="of:=(1/(SQRT(2*3.1415926535)*([.$C$12]*(SQRT(([.$C$10]*[.$C$10])/([.$C$12]*[.$C$12])-SIN(ATAN([.F$2]/[.$E26]))*SIN(ATAN([.F$2]/[.$E26])))-COS(ATAN([.F$2]/[.$E26]))))/6)) * EXP( -([.$E26]/COS(ATAN([.F$2]/[.$E26]))-([.$C$12]*(SQRT(([.$C$10]*[.$C$10])/([.$C$12]*[.$C$12])-SIN(ATAN([.F$2]/[.$E26]))*SIN(ATAN([.F$2]/[.$E26])))-COS(ATAN([.F$2]/[.$E26]))))/2)*([.$E26]/COS(ATAN([.F$2]/[.$E26]))-([.$C$12]*(SQRT(([.$C$10]*[.$C$10])/([.$C$12]*[.$C$12])-SIN(ATAN([.F$2]/[.$E26]))*SIN(ATAN([.F$2]/[.$E26])))-COS(ATAN([.F$2]/[.$E26]))))/2) /  (2*([.$C$12]*(SQRT(([.$C$10]*[.$C$10])/([.$C$12]*[.$C$12])-SIN(ATAN([.F$2]/[.$E26]))*SIN(ATAN([.F$2]/[.$E26])))-COS(ATAN([.F$2]/[.$E26]))))*([.$C$12]*(SQRT(([.$C$10]*[.$C$10])/([.$C$12]*[.$C$12])-SIN(ATAN([.F$2]/[.$E26]))*SIN(ATAN([.F$2]/[.$E26])))-COS(ATAN([.F$2]/[.$E26]))))/36))" office:value-type="float" office:value="0.00148446080525633">
            <text:p>0,0014844608</text:p>
          </table:table-cell>
          <table:table-cell table:formula="of:=(1/(SQRT(2*3.1415926535)*([.$C$12]*(SQRT(([.$C$10]*[.$C$10])/([.$C$12]*[.$C$12])-SIN(ATAN([.G$2]/[.$E26]))*SIN(ATAN([.G$2]/[.$E26])))-COS(ATAN([.G$2]/[.$E26]))))/6)) * EXP( -([.$E26]/COS(ATAN([.G$2]/[.$E26]))-([.$C$12]*(SQRT(([.$C$10]*[.$C$10])/([.$C$12]*[.$C$12])-SIN(ATAN([.G$2]/[.$E26]))*SIN(ATAN([.G$2]/[.$E26])))-COS(ATAN([.G$2]/[.$E26]))))/2)*([.$E26]/COS(ATAN([.G$2]/[.$E26]))-([.$C$12]*(SQRT(([.$C$10]*[.$C$10])/([.$C$12]*[.$C$12])-SIN(ATAN([.G$2]/[.$E26]))*SIN(ATAN([.G$2]/[.$E26])))-COS(ATAN([.G$2]/[.$E26]))))/2) /  (2*([.$C$12]*(SQRT(([.$C$10]*[.$C$10])/([.$C$12]*[.$C$12])-SIN(ATAN([.G$2]/[.$E26]))*SIN(ATAN([.G$2]/[.$E26])))-COS(ATAN([.G$2]/[.$E26]))))*([.$C$12]*(SQRT(([.$C$10]*[.$C$10])/([.$C$12]*[.$C$12])-SIN(ATAN([.G$2]/[.$E26]))*SIN(ATAN([.G$2]/[.$E26])))-COS(ATAN([.G$2]/[.$E26]))))/36))" office:value-type="float" office:value="0.00148457978596828">
            <text:p>0,0014845798</text:p>
          </table:table-cell>
          <table:table-cell table:formula="of:=(1/(SQRT(2*3.1415926535)*([.$C$12]*(SQRT(([.$C$10]*[.$C$10])/([.$C$12]*[.$C$12])-SIN(ATAN([.H$2]/[.$E26]))*SIN(ATAN([.H$2]/[.$E26])))-COS(ATAN([.H$2]/[.$E26]))))/6)) * EXP( -([.$E26]/COS(ATAN([.H$2]/[.$E26]))-([.$C$12]*(SQRT(([.$C$10]*[.$C$10])/([.$C$12]*[.$C$12])-SIN(ATAN([.H$2]/[.$E26]))*SIN(ATAN([.H$2]/[.$E26])))-COS(ATAN([.H$2]/[.$E26]))))/2)*([.$E26]/COS(ATAN([.H$2]/[.$E26]))-([.$C$12]*(SQRT(([.$C$10]*[.$C$10])/([.$C$12]*[.$C$12])-SIN(ATAN([.H$2]/[.$E26]))*SIN(ATAN([.H$2]/[.$E26])))-COS(ATAN([.H$2]/[.$E26]))))/2) /  (2*([.$C$12]*(SQRT(([.$C$10]*[.$C$10])/([.$C$12]*[.$C$12])-SIN(ATAN([.H$2]/[.$E26]))*SIN(ATAN([.H$2]/[.$E26])))-COS(ATAN([.H$2]/[.$E26]))))*([.$C$12]*(SQRT(([.$C$10]*[.$C$10])/([.$C$12]*[.$C$12])-SIN(ATAN([.H$2]/[.$E26]))*SIN(ATAN([.H$2]/[.$E26])))-COS(ATAN([.H$2]/[.$E26]))))/36))" office:value-type="float" office:value="0.00148489575832762">
            <text:p>0,0014848958</text:p>
          </table:table-cell>
          <table:table-cell table:formula="of:=(1/(SQRT(2*3.1415926535)*([.$C$12]*(SQRT(([.$C$10]*[.$C$10])/([.$C$12]*[.$C$12])-SIN(ATAN([.I$2]/[.$E26]))*SIN(ATAN([.I$2]/[.$E26])))-COS(ATAN([.I$2]/[.$E26]))))/6)) * EXP( -([.$E26]/COS(ATAN([.I$2]/[.$E26]))-([.$C$12]*(SQRT(([.$C$10]*[.$C$10])/([.$C$12]*[.$C$12])-SIN(ATAN([.I$2]/[.$E26]))*SIN(ATAN([.I$2]/[.$E26])))-COS(ATAN([.I$2]/[.$E26]))))/2)*([.$E26]/COS(ATAN([.I$2]/[.$E26]))-([.$C$12]*(SQRT(([.$C$10]*[.$C$10])/([.$C$12]*[.$C$12])-SIN(ATAN([.I$2]/[.$E26]))*SIN(ATAN([.I$2]/[.$E26])))-COS(ATAN([.I$2]/[.$E26]))))/2) /  (2*([.$C$12]*(SQRT(([.$C$10]*[.$C$10])/([.$C$12]*[.$C$12])-SIN(ATAN([.I$2]/[.$E26]))*SIN(ATAN([.I$2]/[.$E26])))-COS(ATAN([.I$2]/[.$E26]))))*([.$C$12]*(SQRT(([.$C$10]*[.$C$10])/([.$C$12]*[.$C$12])-SIN(ATAN([.I$2]/[.$E26]))*SIN(ATAN([.I$2]/[.$E26])))-COS(ATAN([.I$2]/[.$E26]))))/36))" office:value-type="float" office:value="0.00148529132324486">
            <text:p>0,0014852913</text:p>
          </table:table-cell>
          <table:table-cell table:formula="of:=(1/(SQRT(2*3.1415926535)*([.$C$12]*(SQRT(([.$C$10]*[.$C$10])/([.$C$12]*[.$C$12])-SIN(ATAN([.J$2]/[.$E26]))*SIN(ATAN([.J$2]/[.$E26])))-COS(ATAN([.J$2]/[.$E26]))))/6)) * EXP( -([.$E26]/COS(ATAN([.J$2]/[.$E26]))-([.$C$12]*(SQRT(([.$C$10]*[.$C$10])/([.$C$12]*[.$C$12])-SIN(ATAN([.J$2]/[.$E26]))*SIN(ATAN([.J$2]/[.$E26])))-COS(ATAN([.J$2]/[.$E26]))))/2)*([.$E26]/COS(ATAN([.J$2]/[.$E26]))-([.$C$12]*(SQRT(([.$C$10]*[.$C$10])/([.$C$12]*[.$C$12])-SIN(ATAN([.J$2]/[.$E26]))*SIN(ATAN([.J$2]/[.$E26])))-COS(ATAN([.J$2]/[.$E26]))))/2) /  (2*([.$C$12]*(SQRT(([.$C$10]*[.$C$10])/([.$C$12]*[.$C$12])-SIN(ATAN([.J$2]/[.$E26]))*SIN(ATAN([.J$2]/[.$E26])))-COS(ATAN([.J$2]/[.$E26]))))*([.$C$12]*(SQRT(([.$C$10]*[.$C$10])/([.$C$12]*[.$C$12])-SIN(ATAN([.J$2]/[.$E26]))*SIN(ATAN([.J$2]/[.$E26])))-COS(ATAN([.J$2]/[.$E26]))))/36))" office:value-type="float" office:value="0.00148557397783919">
            <text:p>0,001485574</text:p>
          </table:table-cell>
          <table:table-cell table:formula="of:=(1/(SQRT(2*3.1415926535)*([.$C$12]*(SQRT(([.$C$10]*[.$C$10])/([.$C$12]*[.$C$12])-SIN(ATAN([.K$2]/[.$E26]))*SIN(ATAN([.K$2]/[.$E26])))-COS(ATAN([.K$2]/[.$E26]))))/6)) * EXP( -([.$E26]/COS(ATAN([.K$2]/[.$E26]))-([.$C$12]*(SQRT(([.$C$10]*[.$C$10])/([.$C$12]*[.$C$12])-SIN(ATAN([.K$2]/[.$E26]))*SIN(ATAN([.K$2]/[.$E26])))-COS(ATAN([.K$2]/[.$E26]))))/2)*([.$E26]/COS(ATAN([.K$2]/[.$E26]))-([.$C$12]*(SQRT(([.$C$10]*[.$C$10])/([.$C$12]*[.$C$12])-SIN(ATAN([.K$2]/[.$E26]))*SIN(ATAN([.K$2]/[.$E26])))-COS(ATAN([.K$2]/[.$E26]))))/2) /  (2*([.$C$12]*(SQRT(([.$C$10]*[.$C$10])/([.$C$12]*[.$C$12])-SIN(ATAN([.K$2]/[.$E26]))*SIN(ATAN([.K$2]/[.$E26])))-COS(ATAN([.K$2]/[.$E26]))))*([.$C$12]*(SQRT(([.$C$10]*[.$C$10])/([.$C$12]*[.$C$12])-SIN(ATAN([.K$2]/[.$E26]))*SIN(ATAN([.K$2]/[.$E26])))-COS(ATAN([.K$2]/[.$E26]))))/36))" office:value-type="float" office:value="0.00148548068284432">
            <text:p>0,0014854807</text:p>
          </table:table-cell>
          <table:table-cell table:formula="of:=(1/(SQRT(2*3.1415926535)*([.$C$12]*(SQRT(([.$C$10]*[.$C$10])/([.$C$12]*[.$C$12])-SIN(ATAN([.L$2]/[.$E26]))*SIN(ATAN([.L$2]/[.$E26])))-COS(ATAN([.L$2]/[.$E26]))))/6)) * EXP( -([.$E26]/COS(ATAN([.L$2]/[.$E26]))-([.$C$12]*(SQRT(([.$C$10]*[.$C$10])/([.$C$12]*[.$C$12])-SIN(ATAN([.L$2]/[.$E26]))*SIN(ATAN([.L$2]/[.$E26])))-COS(ATAN([.L$2]/[.$E26]))))/2)*([.$E26]/COS(ATAN([.L$2]/[.$E26]))-([.$C$12]*(SQRT(([.$C$10]*[.$C$10])/([.$C$12]*[.$C$12])-SIN(ATAN([.L$2]/[.$E26]))*SIN(ATAN([.L$2]/[.$E26])))-COS(ATAN([.L$2]/[.$E26]))))/2) /  (2*([.$C$12]*(SQRT(([.$C$10]*[.$C$10])/([.$C$12]*[.$C$12])-SIN(ATAN([.L$2]/[.$E26]))*SIN(ATAN([.L$2]/[.$E26])))-COS(ATAN([.L$2]/[.$E26]))))*([.$C$12]*(SQRT(([.$C$10]*[.$C$10])/([.$C$12]*[.$C$12])-SIN(ATAN([.L$2]/[.$E26]))*SIN(ATAN([.L$2]/[.$E26])))-COS(ATAN([.L$2]/[.$E26]))))/36))" office:value-type="float" office:value="0.00148468436735555">
            <text:p>0,0014846844</text:p>
          </table:table-cell>
          <table:table-cell table:formula="of:=(1/(SQRT(2*3.1415926535)*([.$C$12]*(SQRT(([.$C$10]*[.$C$10])/([.$C$12]*[.$C$12])-SIN(ATAN([.M$2]/[.$E26]))*SIN(ATAN([.M$2]/[.$E26])))-COS(ATAN([.M$2]/[.$E26]))))/6)) * EXP( -([.$E26]/COS(ATAN([.M$2]/[.$E26]))-([.$C$12]*(SQRT(([.$C$10]*[.$C$10])/([.$C$12]*[.$C$12])-SIN(ATAN([.M$2]/[.$E26]))*SIN(ATAN([.M$2]/[.$E26])))-COS(ATAN([.M$2]/[.$E26]))))/2)*([.$E26]/COS(ATAN([.M$2]/[.$E26]))-([.$C$12]*(SQRT(([.$C$10]*[.$C$10])/([.$C$12]*[.$C$12])-SIN(ATAN([.M$2]/[.$E26]))*SIN(ATAN([.M$2]/[.$E26])))-COS(ATAN([.M$2]/[.$E26]))))/2) /  (2*([.$C$12]*(SQRT(([.$C$10]*[.$C$10])/([.$C$12]*[.$C$12])-SIN(ATAN([.M$2]/[.$E26]))*SIN(ATAN([.M$2]/[.$E26])))-COS(ATAN([.M$2]/[.$E26]))))*([.$C$12]*(SQRT(([.$C$10]*[.$C$10])/([.$C$12]*[.$C$12])-SIN(ATAN([.M$2]/[.$E26]))*SIN(ATAN([.M$2]/[.$E26])))-COS(ATAN([.M$2]/[.$E26]))))/36))" office:value-type="float" office:value="0.00148280244445031">
            <text:p>0,0014828024</text:p>
          </table:table-cell>
          <table:table-cell table:formula="of:=(1/(SQRT(2*3.1415926535)*([.$C$12]*(SQRT(([.$C$10]*[.$C$10])/([.$C$12]*[.$C$12])-SIN(ATAN([.N$2]/[.$E26]))*SIN(ATAN([.N$2]/[.$E26])))-COS(ATAN([.N$2]/[.$E26]))))/6)) * EXP( -([.$E26]/COS(ATAN([.N$2]/[.$E26]))-([.$C$12]*(SQRT(([.$C$10]*[.$C$10])/([.$C$12]*[.$C$12])-SIN(ATAN([.N$2]/[.$E26]))*SIN(ATAN([.N$2]/[.$E26])))-COS(ATAN([.N$2]/[.$E26]))))/2)*([.$E26]/COS(ATAN([.N$2]/[.$E26]))-([.$C$12]*(SQRT(([.$C$10]*[.$C$10])/([.$C$12]*[.$C$12])-SIN(ATAN([.N$2]/[.$E26]))*SIN(ATAN([.N$2]/[.$E26])))-COS(ATAN([.N$2]/[.$E26]))))/2) /  (2*([.$C$12]*(SQRT(([.$C$10]*[.$C$10])/([.$C$12]*[.$C$12])-SIN(ATAN([.N$2]/[.$E26]))*SIN(ATAN([.N$2]/[.$E26])))-COS(ATAN([.N$2]/[.$E26]))))*([.$C$12]*(SQRT(([.$C$10]*[.$C$10])/([.$C$12]*[.$C$12])-SIN(ATAN([.N$2]/[.$E26]))*SIN(ATAN([.N$2]/[.$E26])))-COS(ATAN([.N$2]/[.$E26]))))/36))" office:value-type="float" office:value="0.00147940738101132">
            <text:p>0,0014794074</text:p>
          </table:table-cell>
          <table:table-cell table:formula="of:=(1/(SQRT(2*3.1415926535)*([.$C$12]*(SQRT(([.$C$10]*[.$C$10])/([.$C$12]*[.$C$12])-SIN(ATAN([.O$2]/[.$E26]))*SIN(ATAN([.O$2]/[.$E26])))-COS(ATAN([.O$2]/[.$E26]))))/6)) * EXP( -([.$E26]/COS(ATAN([.O$2]/[.$E26]))-([.$C$12]*(SQRT(([.$C$10]*[.$C$10])/([.$C$12]*[.$C$12])-SIN(ATAN([.O$2]/[.$E26]))*SIN(ATAN([.O$2]/[.$E26])))-COS(ATAN([.O$2]/[.$E26]))))/2)*([.$E26]/COS(ATAN([.O$2]/[.$E26]))-([.$C$12]*(SQRT(([.$C$10]*[.$C$10])/([.$C$12]*[.$C$12])-SIN(ATAN([.O$2]/[.$E26]))*SIN(ATAN([.O$2]/[.$E26])))-COS(ATAN([.O$2]/[.$E26]))))/2) /  (2*([.$C$12]*(SQRT(([.$C$10]*[.$C$10])/([.$C$12]*[.$C$12])-SIN(ATAN([.O$2]/[.$E26]))*SIN(ATAN([.O$2]/[.$E26])))-COS(ATAN([.O$2]/[.$E26]))))*([.$C$12]*(SQRT(([.$C$10]*[.$C$10])/([.$C$12]*[.$C$12])-SIN(ATAN([.O$2]/[.$E26]))*SIN(ATAN([.O$2]/[.$E26])))-COS(ATAN([.O$2]/[.$E26]))))/36))" office:value-type="float" office:value="0.00147403930381648">
            <text:p>0,0014740393</text:p>
          </table:table-cell>
          <table:table-cell table:formula="of:=(1/(SQRT(2*3.1415926535)*([.$C$12]*(SQRT(([.$C$10]*[.$C$10])/([.$C$12]*[.$C$12])-SIN(ATAN([.P$2]/[.$E26]))*SIN(ATAN([.P$2]/[.$E26])))-COS(ATAN([.P$2]/[.$E26]))))/6)) * EXP( -([.$E26]/COS(ATAN([.P$2]/[.$E26]))-([.$C$12]*(SQRT(([.$C$10]*[.$C$10])/([.$C$12]*[.$C$12])-SIN(ATAN([.P$2]/[.$E26]))*SIN(ATAN([.P$2]/[.$E26])))-COS(ATAN([.P$2]/[.$E26]))))/2)*([.$E26]/COS(ATAN([.P$2]/[.$E26]))-([.$C$12]*(SQRT(([.$C$10]*[.$C$10])/([.$C$12]*[.$C$12])-SIN(ATAN([.P$2]/[.$E26]))*SIN(ATAN([.P$2]/[.$E26])))-COS(ATAN([.P$2]/[.$E26]))))/2) /  (2*([.$C$12]*(SQRT(([.$C$10]*[.$C$10])/([.$C$12]*[.$C$12])-SIN(ATAN([.P$2]/[.$E26]))*SIN(ATAN([.P$2]/[.$E26])))-COS(ATAN([.P$2]/[.$E26]))))*([.$C$12]*(SQRT(([.$C$10]*[.$C$10])/([.$C$12]*[.$C$12])-SIN(ATAN([.P$2]/[.$E26]))*SIN(ATAN([.P$2]/[.$E26])))-COS(ATAN([.P$2]/[.$E26]))))/36))" office:value-type="float" office:value="0.00146622053221343">
            <text:p>0,0014662205</text:p>
          </table:table-cell>
          <table:table-cell table:formula="of:=(1/(SQRT(2*3.1415926535)*([.$C$12]*(SQRT(([.$C$10]*[.$C$10])/([.$C$12]*[.$C$12])-SIN(ATAN([.Q$2]/[.$E26]))*SIN(ATAN([.Q$2]/[.$E26])))-COS(ATAN([.Q$2]/[.$E26]))))/6)) * EXP( -([.$E26]/COS(ATAN([.Q$2]/[.$E26]))-([.$C$12]*(SQRT(([.$C$10]*[.$C$10])/([.$C$12]*[.$C$12])-SIN(ATAN([.Q$2]/[.$E26]))*SIN(ATAN([.Q$2]/[.$E26])))-COS(ATAN([.Q$2]/[.$E26]))))/2)*([.$E26]/COS(ATAN([.Q$2]/[.$E26]))-([.$C$12]*(SQRT(([.$C$10]*[.$C$10])/([.$C$12]*[.$C$12])-SIN(ATAN([.Q$2]/[.$E26]))*SIN(ATAN([.Q$2]/[.$E26])))-COS(ATAN([.Q$2]/[.$E26]))))/2) /  (2*([.$C$12]*(SQRT(([.$C$10]*[.$C$10])/([.$C$12]*[.$C$12])-SIN(ATAN([.Q$2]/[.$E26]))*SIN(ATAN([.Q$2]/[.$E26])))-COS(ATAN([.Q$2]/[.$E26]))))*([.$C$12]*(SQRT(([.$C$10]*[.$C$10])/([.$C$12]*[.$C$12])-SIN(ATAN([.Q$2]/[.$E26]))*SIN(ATAN([.Q$2]/[.$E26])))-COS(ATAN([.Q$2]/[.$E26]))))/36))" office:value-type="float" office:value="0.00145547180968864">
            <text:p>0,0014554718</text:p>
          </table:table-cell>
          <table:table-cell table:formula="of:=(1/(SQRT(2*3.1415926535)*([.$C$12]*(SQRT(([.$C$10]*[.$C$10])/([.$C$12]*[.$C$12])-SIN(ATAN([.R$2]/[.$E26]))*SIN(ATAN([.R$2]/[.$E26])))-COS(ATAN([.R$2]/[.$E26]))))/6)) * EXP( -([.$E26]/COS(ATAN([.R$2]/[.$E26]))-([.$C$12]*(SQRT(([.$C$10]*[.$C$10])/([.$C$12]*[.$C$12])-SIN(ATAN([.R$2]/[.$E26]))*SIN(ATAN([.R$2]/[.$E26])))-COS(ATAN([.R$2]/[.$E26]))))/2)*([.$E26]/COS(ATAN([.R$2]/[.$E26]))-([.$C$12]*(SQRT(([.$C$10]*[.$C$10])/([.$C$12]*[.$C$12])-SIN(ATAN([.R$2]/[.$E26]))*SIN(ATAN([.R$2]/[.$E26])))-COS(ATAN([.R$2]/[.$E26]))))/2) /  (2*([.$C$12]*(SQRT(([.$C$10]*[.$C$10])/([.$C$12]*[.$C$12])-SIN(ATAN([.R$2]/[.$E26]))*SIN(ATAN([.R$2]/[.$E26])))-COS(ATAN([.R$2]/[.$E26]))))*([.$C$12]*(SQRT(([.$C$10]*[.$C$10])/([.$C$12]*[.$C$12])-SIN(ATAN([.R$2]/[.$E26]))*SIN(ATAN([.R$2]/[.$E26])))-COS(ATAN([.R$2]/[.$E26]))))/36))" office:value-type="float" office:value="0.00144132987016347">
            <text:p>0,0014413299</text:p>
          </table:table-cell>
          <table:table-cell table:formula="of:=(1/(SQRT(2*3.1415926535)*([.$C$12]*(SQRT(([.$C$10]*[.$C$10])/([.$C$12]*[.$C$12])-SIN(ATAN([.S$2]/[.$E26]))*SIN(ATAN([.S$2]/[.$E26])))-COS(ATAN([.S$2]/[.$E26]))))/6)) * EXP( -([.$E26]/COS(ATAN([.S$2]/[.$E26]))-([.$C$12]*(SQRT(([.$C$10]*[.$C$10])/([.$C$12]*[.$C$12])-SIN(ATAN([.S$2]/[.$E26]))*SIN(ATAN([.S$2]/[.$E26])))-COS(ATAN([.S$2]/[.$E26]))))/2)*([.$E26]/COS(ATAN([.S$2]/[.$E26]))-([.$C$12]*(SQRT(([.$C$10]*[.$C$10])/([.$C$12]*[.$C$12])-SIN(ATAN([.S$2]/[.$E26]))*SIN(ATAN([.S$2]/[.$E26])))-COS(ATAN([.S$2]/[.$E26]))))/2) /  (2*([.$C$12]*(SQRT(([.$C$10]*[.$C$10])/([.$C$12]*[.$C$12])-SIN(ATAN([.S$2]/[.$E26]))*SIN(ATAN([.S$2]/[.$E26])))-COS(ATAN([.S$2]/[.$E26]))))*([.$C$12]*(SQRT(([.$C$10]*[.$C$10])/([.$C$12]*[.$C$12])-SIN(ATAN([.S$2]/[.$E26]))*SIN(ATAN([.S$2]/[.$E26])))-COS(ATAN([.S$2]/[.$E26]))))/36))" office:value-type="float" office:value="0.00142336583087564">
            <text:p>0,0014233658</text:p>
          </table:table-cell>
          <table:table-cell table:formula="of:=(1/(SQRT(2*3.1415926535)*([.$C$12]*(SQRT(([.$C$10]*[.$C$10])/([.$C$12]*[.$C$12])-SIN(ATAN([.T$2]/[.$E26]))*SIN(ATAN([.T$2]/[.$E26])))-COS(ATAN([.T$2]/[.$E26]))))/6)) * EXP( -([.$E26]/COS(ATAN([.T$2]/[.$E26]))-([.$C$12]*(SQRT(([.$C$10]*[.$C$10])/([.$C$12]*[.$C$12])-SIN(ATAN([.T$2]/[.$E26]))*SIN(ATAN([.T$2]/[.$E26])))-COS(ATAN([.T$2]/[.$E26]))))/2)*([.$E26]/COS(ATAN([.T$2]/[.$E26]))-([.$C$12]*(SQRT(([.$C$10]*[.$C$10])/([.$C$12]*[.$C$12])-SIN(ATAN([.T$2]/[.$E26]))*SIN(ATAN([.T$2]/[.$E26])))-COS(ATAN([.T$2]/[.$E26]))))/2) /  (2*([.$C$12]*(SQRT(([.$C$10]*[.$C$10])/([.$C$12]*[.$C$12])-SIN(ATAN([.T$2]/[.$E26]))*SIN(ATAN([.T$2]/[.$E26])))-COS(ATAN([.T$2]/[.$E26]))))*([.$C$12]*(SQRT(([.$C$10]*[.$C$10])/([.$C$12]*[.$C$12])-SIN(ATAN([.T$2]/[.$E26]))*SIN(ATAN([.T$2]/[.$E26])))-COS(ATAN([.T$2]/[.$E26]))))/36))" office:value-type="float" office:value="0.00140120376565323">
            <text:p>0,0014012038</text:p>
          </table:table-cell>
          <table:table-cell table:formula="of:=(1/(SQRT(2*3.1415926535)*([.$C$12]*(SQRT(([.$C$10]*[.$C$10])/([.$C$12]*[.$C$12])-SIN(ATAN([.U$2]/[.$E26]))*SIN(ATAN([.U$2]/[.$E26])))-COS(ATAN([.U$2]/[.$E26]))))/6)) * EXP( -([.$E26]/COS(ATAN([.U$2]/[.$E26]))-([.$C$12]*(SQRT(([.$C$10]*[.$C$10])/([.$C$12]*[.$C$12])-SIN(ATAN([.U$2]/[.$E26]))*SIN(ATAN([.U$2]/[.$E26])))-COS(ATAN([.U$2]/[.$E26]))))/2)*([.$E26]/COS(ATAN([.U$2]/[.$E26]))-([.$C$12]*(SQRT(([.$C$10]*[.$C$10])/([.$C$12]*[.$C$12])-SIN(ATAN([.U$2]/[.$E26]))*SIN(ATAN([.U$2]/[.$E26])))-COS(ATAN([.U$2]/[.$E26]))))/2) /  (2*([.$C$12]*(SQRT(([.$C$10]*[.$C$10])/([.$C$12]*[.$C$12])-SIN(ATAN([.U$2]/[.$E26]))*SIN(ATAN([.U$2]/[.$E26])))-COS(ATAN([.U$2]/[.$E26]))))*([.$C$12]*(SQRT(([.$C$10]*[.$C$10])/([.$C$12]*[.$C$12])-SIN(ATAN([.U$2]/[.$E26]))*SIN(ATAN([.U$2]/[.$E26])))-COS(ATAN([.U$2]/[.$E26]))))/36))" office:value-type="float" office:value="0.0013745386950498">
            <text:p>0,0013745387</text:p>
          </table:table-cell>
          <table:table-cell table:formula="of:=(1/(SQRT(2*3.1415926535)*([.$C$12]*(SQRT(([.$C$10]*[.$C$10])/([.$C$12]*[.$C$12])-SIN(ATAN([.V$2]/[.$E26]))*SIN(ATAN([.V$2]/[.$E26])))-COS(ATAN([.V$2]/[.$E26]))))/6)) * EXP( -([.$E26]/COS(ATAN([.V$2]/[.$E26]))-([.$C$12]*(SQRT(([.$C$10]*[.$C$10])/([.$C$12]*[.$C$12])-SIN(ATAN([.V$2]/[.$E26]))*SIN(ATAN([.V$2]/[.$E26])))-COS(ATAN([.V$2]/[.$E26]))))/2)*([.$E26]/COS(ATAN([.V$2]/[.$E26]))-([.$C$12]*(SQRT(([.$C$10]*[.$C$10])/([.$C$12]*[.$C$12])-SIN(ATAN([.V$2]/[.$E26]))*SIN(ATAN([.V$2]/[.$E26])))-COS(ATAN([.V$2]/[.$E26]))))/2) /  (2*([.$C$12]*(SQRT(([.$C$10]*[.$C$10])/([.$C$12]*[.$C$12])-SIN(ATAN([.V$2]/[.$E26]))*SIN(ATAN([.V$2]/[.$E26])))-COS(ATAN([.V$2]/[.$E26]))))*([.$C$12]*(SQRT(([.$C$10]*[.$C$10])/([.$C$12]*[.$C$12])-SIN(ATAN([.V$2]/[.$E26]))*SIN(ATAN([.V$2]/[.$E26])))-COS(ATAN([.V$2]/[.$E26]))))/36))" office:value-type="float" office:value="0.00134315314799214">
            <text:p>0,0013431531</text:p>
          </table:table-cell>
          <table:table-cell table:formula="of:=(1/(SQRT(2*3.1415926535)*([.$C$12]*(SQRT(([.$C$10]*[.$C$10])/([.$C$12]*[.$C$12])-SIN(ATAN([.W$2]/[.$E26]))*SIN(ATAN([.W$2]/[.$E26])))-COS(ATAN([.W$2]/[.$E26]))))/6)) * EXP( -([.$E26]/COS(ATAN([.W$2]/[.$E26]))-([.$C$12]*(SQRT(([.$C$10]*[.$C$10])/([.$C$12]*[.$C$12])-SIN(ATAN([.W$2]/[.$E26]))*SIN(ATAN([.W$2]/[.$E26])))-COS(ATAN([.W$2]/[.$E26]))))/2)*([.$E26]/COS(ATAN([.W$2]/[.$E26]))-([.$C$12]*(SQRT(([.$C$10]*[.$C$10])/([.$C$12]*[.$C$12])-SIN(ATAN([.W$2]/[.$E26]))*SIN(ATAN([.W$2]/[.$E26])))-COS(ATAN([.W$2]/[.$E26]))))/2) /  (2*([.$C$12]*(SQRT(([.$C$10]*[.$C$10])/([.$C$12]*[.$C$12])-SIN(ATAN([.W$2]/[.$E26]))*SIN(ATAN([.W$2]/[.$E26])))-COS(ATAN([.W$2]/[.$E26]))))*([.$C$12]*(SQRT(([.$C$10]*[.$C$10])/([.$C$12]*[.$C$12])-SIN(ATAN([.W$2]/[.$E26]))*SIN(ATAN([.W$2]/[.$E26])))-COS(ATAN([.W$2]/[.$E26]))))/36))" office:value-type="float" office:value="0.00130693141658155">
            <text:p>0,0013069314</text:p>
          </table:table-cell>
          <table:table-cell table:formula="of:=(1/(SQRT(2*3.1415926535)*([.$C$12]*(SQRT(([.$C$10]*[.$C$10])/([.$C$12]*[.$C$12])-SIN(ATAN([.X$2]/[.$E26]))*SIN(ATAN([.X$2]/[.$E26])))-COS(ATAN([.X$2]/[.$E26]))))/6)) * EXP( -([.$E26]/COS(ATAN([.X$2]/[.$E26]))-([.$C$12]*(SQRT(([.$C$10]*[.$C$10])/([.$C$12]*[.$C$12])-SIN(ATAN([.X$2]/[.$E26]))*SIN(ATAN([.X$2]/[.$E26])))-COS(ATAN([.X$2]/[.$E26]))))/2)*([.$E26]/COS(ATAN([.X$2]/[.$E26]))-([.$C$12]*(SQRT(([.$C$10]*[.$C$10])/([.$C$12]*[.$C$12])-SIN(ATAN([.X$2]/[.$E26]))*SIN(ATAN([.X$2]/[.$E26])))-COS(ATAN([.X$2]/[.$E26]))))/2) /  (2*([.$C$12]*(SQRT(([.$C$10]*[.$C$10])/([.$C$12]*[.$C$12])-SIN(ATAN([.X$2]/[.$E26]))*SIN(ATAN([.X$2]/[.$E26])))-COS(ATAN([.X$2]/[.$E26]))))*([.$C$12]*(SQRT(([.$C$10]*[.$C$10])/([.$C$12]*[.$C$12])-SIN(ATAN([.X$2]/[.$E26]))*SIN(ATAN([.X$2]/[.$E26])))-COS(ATAN([.X$2]/[.$E26]))))/36))" office:value-type="float" office:value="0.00126587065167574">
            <text:p>0,0012658707</text:p>
          </table:table-cell>
          <table:table-cell table:formula="of:=(1/(SQRT(2*3.1415926535)*([.$C$12]*(SQRT(([.$C$10]*[.$C$10])/([.$C$12]*[.$C$12])-SIN(ATAN([.Y$2]/[.$E26]))*SIN(ATAN([.Y$2]/[.$E26])))-COS(ATAN([.Y$2]/[.$E26]))))/6)) * EXP( -([.$E26]/COS(ATAN([.Y$2]/[.$E26]))-([.$C$12]*(SQRT(([.$C$10]*[.$C$10])/([.$C$12]*[.$C$12])-SIN(ATAN([.Y$2]/[.$E26]))*SIN(ATAN([.Y$2]/[.$E26])))-COS(ATAN([.Y$2]/[.$E26]))))/2)*([.$E26]/COS(ATAN([.Y$2]/[.$E26]))-([.$C$12]*(SQRT(([.$C$10]*[.$C$10])/([.$C$12]*[.$C$12])-SIN(ATAN([.Y$2]/[.$E26]))*SIN(ATAN([.Y$2]/[.$E26])))-COS(ATAN([.Y$2]/[.$E26]))))/2) /  (2*([.$C$12]*(SQRT(([.$C$10]*[.$C$10])/([.$C$12]*[.$C$12])-SIN(ATAN([.Y$2]/[.$E26]))*SIN(ATAN([.Y$2]/[.$E26])))-COS(ATAN([.Y$2]/[.$E26]))))*([.$C$12]*(SQRT(([.$C$10]*[.$C$10])/([.$C$12]*[.$C$12])-SIN(ATAN([.Y$2]/[.$E26]))*SIN(ATAN([.Y$2]/[.$E26])))-COS(ATAN([.Y$2]/[.$E26]))))/36))" office:value-type="float" office:value="0.00122008803751993">
            <text:p>0,001220088</text:p>
          </table:table-cell>
          <table:table-cell table:formula="of:=(1/(SQRT(2*3.1415926535)*([.$C$12]*(SQRT(([.$C$10]*[.$C$10])/([.$C$12]*[.$C$12])-SIN(ATAN([.Z$2]/[.$E26]))*SIN(ATAN([.Z$2]/[.$E26])))-COS(ATAN([.Z$2]/[.$E26]))))/6)) * EXP( -([.$E26]/COS(ATAN([.Z$2]/[.$E26]))-([.$C$12]*(SQRT(([.$C$10]*[.$C$10])/([.$C$12]*[.$C$12])-SIN(ATAN([.Z$2]/[.$E26]))*SIN(ATAN([.Z$2]/[.$E26])))-COS(ATAN([.Z$2]/[.$E26]))))/2)*([.$E26]/COS(ATAN([.Z$2]/[.$E26]))-([.$C$12]*(SQRT(([.$C$10]*[.$C$10])/([.$C$12]*[.$C$12])-SIN(ATAN([.Z$2]/[.$E26]))*SIN(ATAN([.Z$2]/[.$E26])))-COS(ATAN([.Z$2]/[.$E26]))))/2) /  (2*([.$C$12]*(SQRT(([.$C$10]*[.$C$10])/([.$C$12]*[.$C$12])-SIN(ATAN([.Z$2]/[.$E26]))*SIN(ATAN([.Z$2]/[.$E26])))-COS(ATAN([.Z$2]/[.$E26]))))*([.$C$12]*(SQRT(([.$C$10]*[.$C$10])/([.$C$12]*[.$C$12])-SIN(ATAN([.Z$2]/[.$E26]))*SIN(ATAN([.Z$2]/[.$E26])))-COS(ATAN([.Z$2]/[.$E26]))))/36))" office:value-type="float" office:value="0.00116982343902795">
            <text:p>0,0011698234</text:p>
          </table:table-cell>
          <table:table-cell table:formula="of:=(1/(SQRT(2*3.1415926535)*([.$C$12]*(SQRT(([.$C$10]*[.$C$10])/([.$C$12]*[.$C$12])-SIN(ATAN([.AA$2]/[.$E26]))*SIN(ATAN([.AA$2]/[.$E26])))-COS(ATAN([.AA$2]/[.$E26]))))/6)) * EXP( -([.$E26]/COS(ATAN([.AA$2]/[.$E26]))-([.$C$12]*(SQRT(([.$C$10]*[.$C$10])/([.$C$12]*[.$C$12])-SIN(ATAN([.AA$2]/[.$E26]))*SIN(ATAN([.AA$2]/[.$E26])))-COS(ATAN([.AA$2]/[.$E26]))))/2)*([.$E26]/COS(ATAN([.AA$2]/[.$E26]))-([.$C$12]*(SQRT(([.$C$10]*[.$C$10])/([.$C$12]*[.$C$12])-SIN(ATAN([.AA$2]/[.$E26]))*SIN(ATAN([.AA$2]/[.$E26])))-COS(ATAN([.AA$2]/[.$E26]))))/2) /  (2*([.$C$12]*(SQRT(([.$C$10]*[.$C$10])/([.$C$12]*[.$C$12])-SIN(ATAN([.AA$2]/[.$E26]))*SIN(ATAN([.AA$2]/[.$E26])))-COS(ATAN([.AA$2]/[.$E26]))))*([.$C$12]*(SQRT(([.$C$10]*[.$C$10])/([.$C$12]*[.$C$12])-SIN(ATAN([.AA$2]/[.$E26]))*SIN(ATAN([.AA$2]/[.$E26])))-COS(ATAN([.AA$2]/[.$E26]))))/36))" office:value-type="float" office:value="0.00111543712915957">
            <text:p>0,0011154371</text:p>
          </table:table-cell>
          <table:table-cell table:formula="of:=(1/(SQRT(2*3.1415926535)*([.$C$12]*(SQRT(([.$C$10]*[.$C$10])/([.$C$12]*[.$C$12])-SIN(ATAN([.AB$2]/[.$E26]))*SIN(ATAN([.AB$2]/[.$E26])))-COS(ATAN([.AB$2]/[.$E26]))))/6)) * EXP( -([.$E26]/COS(ATAN([.AB$2]/[.$E26]))-([.$C$12]*(SQRT(([.$C$10]*[.$C$10])/([.$C$12]*[.$C$12])-SIN(ATAN([.AB$2]/[.$E26]))*SIN(ATAN([.AB$2]/[.$E26])))-COS(ATAN([.AB$2]/[.$E26]))))/2)*([.$E26]/COS(ATAN([.AB$2]/[.$E26]))-([.$C$12]*(SQRT(([.$C$10]*[.$C$10])/([.$C$12]*[.$C$12])-SIN(ATAN([.AB$2]/[.$E26]))*SIN(ATAN([.AB$2]/[.$E26])))-COS(ATAN([.AB$2]/[.$E26]))))/2) /  (2*([.$C$12]*(SQRT(([.$C$10]*[.$C$10])/([.$C$12]*[.$C$12])-SIN(ATAN([.AB$2]/[.$E26]))*SIN(ATAN([.AB$2]/[.$E26])))-COS(ATAN([.AB$2]/[.$E26]))))*([.$C$12]*(SQRT(([.$C$10]*[.$C$10])/([.$C$12]*[.$C$12])-SIN(ATAN([.AB$2]/[.$E26]))*SIN(ATAN([.AB$2]/[.$E26])))-COS(ATAN([.AB$2]/[.$E26]))))/36))" office:value-type="float" office:value="0.00105740246386806">
            <text:p>0,0010574025</text:p>
          </table:table-cell>
          <table:table-cell table:formula="of:=(1/(SQRT(2*3.1415926535)*([.$C$12]*(SQRT(([.$C$10]*[.$C$10])/([.$C$12]*[.$C$12])-SIN(ATAN([.AC$2]/[.$E26]))*SIN(ATAN([.AC$2]/[.$E26])))-COS(ATAN([.AC$2]/[.$E26]))))/6)) * EXP( -([.$E26]/COS(ATAN([.AC$2]/[.$E26]))-([.$C$12]*(SQRT(([.$C$10]*[.$C$10])/([.$C$12]*[.$C$12])-SIN(ATAN([.AC$2]/[.$E26]))*SIN(ATAN([.AC$2]/[.$E26])))-COS(ATAN([.AC$2]/[.$E26]))))/2)*([.$E26]/COS(ATAN([.AC$2]/[.$E26]))-([.$C$12]*(SQRT(([.$C$10]*[.$C$10])/([.$C$12]*[.$C$12])-SIN(ATAN([.AC$2]/[.$E26]))*SIN(ATAN([.AC$2]/[.$E26])))-COS(ATAN([.AC$2]/[.$E26]))))/2) /  (2*([.$C$12]*(SQRT(([.$C$10]*[.$C$10])/([.$C$12]*[.$C$12])-SIN(ATAN([.AC$2]/[.$E26]))*SIN(ATAN([.AC$2]/[.$E26])))-COS(ATAN([.AC$2]/[.$E26]))))*([.$C$12]*(SQRT(([.$C$10]*[.$C$10])/([.$C$12]*[.$C$12])-SIN(ATAN([.AC$2]/[.$E26]))*SIN(ATAN([.AC$2]/[.$E26])))-COS(ATAN([.AC$2]/[.$E26]))))/36))" office:value-type="float" office:value="0.000996293660569429">
            <text:p>0,0009962937</text:p>
          </table:table-cell>
          <table:table-cell table:formula="of:=(1/(SQRT(2*3.1415926535)*([.$C$12]*(SQRT(([.$C$10]*[.$C$10])/([.$C$12]*[.$C$12])-SIN(ATAN([.AD$2]/[.$E26]))*SIN(ATAN([.AD$2]/[.$E26])))-COS(ATAN([.AD$2]/[.$E26]))))/6)) * EXP( -([.$E26]/COS(ATAN([.AD$2]/[.$E26]))-([.$C$12]*(SQRT(([.$C$10]*[.$C$10])/([.$C$12]*[.$C$12])-SIN(ATAN([.AD$2]/[.$E26]))*SIN(ATAN([.AD$2]/[.$E26])))-COS(ATAN([.AD$2]/[.$E26]))))/2)*([.$E26]/COS(ATAN([.AD$2]/[.$E26]))-([.$C$12]*(SQRT(([.$C$10]*[.$C$10])/([.$C$12]*[.$C$12])-SIN(ATAN([.AD$2]/[.$E26]))*SIN(ATAN([.AD$2]/[.$E26])))-COS(ATAN([.AD$2]/[.$E26]))))/2) /  (2*([.$C$12]*(SQRT(([.$C$10]*[.$C$10])/([.$C$12]*[.$C$12])-SIN(ATAN([.AD$2]/[.$E26]))*SIN(ATAN([.AD$2]/[.$E26])))-COS(ATAN([.AD$2]/[.$E26]))))*([.$C$12]*(SQRT(([.$C$10]*[.$C$10])/([.$C$12]*[.$C$12])-SIN(ATAN([.AD$2]/[.$E26]))*SIN(ATAN([.AD$2]/[.$E26])))-COS(ATAN([.AD$2]/[.$E26]))))/36))" office:value-type="float" office:value="0.00093276913130903">
            <text:p>0,0009327691</text:p>
          </table:table-cell>
          <table:table-cell table:formula="of:=(1/(SQRT(2*3.1415926535)*([.$C$12]*(SQRT(([.$C$10]*[.$C$10])/([.$C$12]*[.$C$12])-SIN(ATAN([.AE$2]/[.$E26]))*SIN(ATAN([.AE$2]/[.$E26])))-COS(ATAN([.AE$2]/[.$E26]))))/6)) * EXP( -([.$E26]/COS(ATAN([.AE$2]/[.$E26]))-([.$C$12]*(SQRT(([.$C$10]*[.$C$10])/([.$C$12]*[.$C$12])-SIN(ATAN([.AE$2]/[.$E26]))*SIN(ATAN([.AE$2]/[.$E26])))-COS(ATAN([.AE$2]/[.$E26]))))/2)*([.$E26]/COS(ATAN([.AE$2]/[.$E26]))-([.$C$12]*(SQRT(([.$C$10]*[.$C$10])/([.$C$12]*[.$C$12])-SIN(ATAN([.AE$2]/[.$E26]))*SIN(ATAN([.AE$2]/[.$E26])))-COS(ATAN([.AE$2]/[.$E26]))))/2) /  (2*([.$C$12]*(SQRT(([.$C$10]*[.$C$10])/([.$C$12]*[.$C$12])-SIN(ATAN([.AE$2]/[.$E26]))*SIN(ATAN([.AE$2]/[.$E26])))-COS(ATAN([.AE$2]/[.$E26]))))*([.$C$12]*(SQRT(([.$C$10]*[.$C$10])/([.$C$12]*[.$C$12])-SIN(ATAN([.AE$2]/[.$E26]))*SIN(ATAN([.AE$2]/[.$E26])))-COS(ATAN([.AE$2]/[.$E26]))))/36))" office:value-type="float" office:value="0.000867551100074442">
            <text:p>0,0008675511</text:p>
          </table:table-cell>
          <table:table-cell table:formula="of:=(1/(SQRT(2*3.1415926535)*([.$C$12]*(SQRT(([.$C$10]*[.$C$10])/([.$C$12]*[.$C$12])-SIN(ATAN([.AF$2]/[.$E26]))*SIN(ATAN([.AF$2]/[.$E26])))-COS(ATAN([.AF$2]/[.$E26]))))/6)) * EXP( -([.$E26]/COS(ATAN([.AF$2]/[.$E26]))-([.$C$12]*(SQRT(([.$C$10]*[.$C$10])/([.$C$12]*[.$C$12])-SIN(ATAN([.AF$2]/[.$E26]))*SIN(ATAN([.AF$2]/[.$E26])))-COS(ATAN([.AF$2]/[.$E26]))))/2)*([.$E26]/COS(ATAN([.AF$2]/[.$E26]))-([.$C$12]*(SQRT(([.$C$10]*[.$C$10])/([.$C$12]*[.$C$12])-SIN(ATAN([.AF$2]/[.$E26]))*SIN(ATAN([.AF$2]/[.$E26])))-COS(ATAN([.AF$2]/[.$E26]))))/2) /  (2*([.$C$12]*(SQRT(([.$C$10]*[.$C$10])/([.$C$12]*[.$C$12])-SIN(ATAN([.AF$2]/[.$E26]))*SIN(ATAN([.AF$2]/[.$E26])))-COS(ATAN([.AF$2]/[.$E26]))))*([.$C$12]*(SQRT(([.$C$10]*[.$C$10])/([.$C$12]*[.$C$12])-SIN(ATAN([.AF$2]/[.$E26]))*SIN(ATAN([.AF$2]/[.$E26])))-COS(ATAN([.AF$2]/[.$E26]))))/36))" office:value-type="float" office:value="0.000801402471657221">
            <text:p>0,0008014025</text:p>
          </table:table-cell>
          <table:table-cell table:formula="of:=(1/(SQRT(2*3.1415926535)*([.$C$12]*(SQRT(([.$C$10]*[.$C$10])/([.$C$12]*[.$C$12])-SIN(ATAN([.AG$2]/[.$E26]))*SIN(ATAN([.AG$2]/[.$E26])))-COS(ATAN([.AG$2]/[.$E26]))))/6)) * EXP( -([.$E26]/COS(ATAN([.AG$2]/[.$E26]))-([.$C$12]*(SQRT(([.$C$10]*[.$C$10])/([.$C$12]*[.$C$12])-SIN(ATAN([.AG$2]/[.$E26]))*SIN(ATAN([.AG$2]/[.$E26])))-COS(ATAN([.AG$2]/[.$E26]))))/2)*([.$E26]/COS(ATAN([.AG$2]/[.$E26]))-([.$C$12]*(SQRT(([.$C$10]*[.$C$10])/([.$C$12]*[.$C$12])-SIN(ATAN([.AG$2]/[.$E26]))*SIN(ATAN([.AG$2]/[.$E26])))-COS(ATAN([.AG$2]/[.$E26]))))/2) /  (2*([.$C$12]*(SQRT(([.$C$10]*[.$C$10])/([.$C$12]*[.$C$12])-SIN(ATAN([.AG$2]/[.$E26]))*SIN(ATAN([.AG$2]/[.$E26])))-COS(ATAN([.AG$2]/[.$E26]))))*([.$C$12]*(SQRT(([.$C$10]*[.$C$10])/([.$C$12]*[.$C$12])-SIN(ATAN([.AG$2]/[.$E26]))*SIN(ATAN([.AG$2]/[.$E26])))-COS(ATAN([.AG$2]/[.$E26]))))/36))" office:value-type="float" office:value="0.000735102096466231">
            <text:p>0,0007351021</text:p>
          </table:table-cell>
          <table:table-cell table:formula="of:=(1/(SQRT(2*3.1415926535)*([.$C$12]*(SQRT(([.$C$10]*[.$C$10])/([.$C$12]*[.$C$12])-SIN(ATAN([.AH$2]/[.$E26]))*SIN(ATAN([.AH$2]/[.$E26])))-COS(ATAN([.AH$2]/[.$E26]))))/6)) * EXP( -([.$E26]/COS(ATAN([.AH$2]/[.$E26]))-([.$C$12]*(SQRT(([.$C$10]*[.$C$10])/([.$C$12]*[.$C$12])-SIN(ATAN([.AH$2]/[.$E26]))*SIN(ATAN([.AH$2]/[.$E26])))-COS(ATAN([.AH$2]/[.$E26]))))/2)*([.$E26]/COS(ATAN([.AH$2]/[.$E26]))-([.$C$12]*(SQRT(([.$C$10]*[.$C$10])/([.$C$12]*[.$C$12])-SIN(ATAN([.AH$2]/[.$E26]))*SIN(ATAN([.AH$2]/[.$E26])))-COS(ATAN([.AH$2]/[.$E26]))))/2) /  (2*([.$C$12]*(SQRT(([.$C$10]*[.$C$10])/([.$C$12]*[.$C$12])-SIN(ATAN([.AH$2]/[.$E26]))*SIN(ATAN([.AH$2]/[.$E26])))-COS(ATAN([.AH$2]/[.$E26]))))*([.$C$12]*(SQRT(([.$C$10]*[.$C$10])/([.$C$12]*[.$C$12])-SIN(ATAN([.AH$2]/[.$E26]))*SIN(ATAN([.AH$2]/[.$E26])))-COS(ATAN([.AH$2]/[.$E26]))))/36))" office:value-type="float" office:value="0.000669419676040447">
            <text:p>0,0006694197</text:p>
          </table:table-cell>
          <table:table-cell table:formula="of:=(1/(SQRT(2*3.1415926535)*([.$C$12]*(SQRT(([.$C$10]*[.$C$10])/([.$C$12]*[.$C$12])-SIN(ATAN([.AI$2]/[.$E26]))*SIN(ATAN([.AI$2]/[.$E26])))-COS(ATAN([.AI$2]/[.$E26]))))/6)) * EXP( -([.$E26]/COS(ATAN([.AI$2]/[.$E26]))-([.$C$12]*(SQRT(([.$C$10]*[.$C$10])/([.$C$12]*[.$C$12])-SIN(ATAN([.AI$2]/[.$E26]))*SIN(ATAN([.AI$2]/[.$E26])))-COS(ATAN([.AI$2]/[.$E26]))))/2)*([.$E26]/COS(ATAN([.AI$2]/[.$E26]))-([.$C$12]*(SQRT(([.$C$10]*[.$C$10])/([.$C$12]*[.$C$12])-SIN(ATAN([.AI$2]/[.$E26]))*SIN(ATAN([.AI$2]/[.$E26])))-COS(ATAN([.AI$2]/[.$E26]))))/2) /  (2*([.$C$12]*(SQRT(([.$C$10]*[.$C$10])/([.$C$12]*[.$C$12])-SIN(ATAN([.AI$2]/[.$E26]))*SIN(ATAN([.AI$2]/[.$E26])))-COS(ATAN([.AI$2]/[.$E26]))))*([.$C$12]*(SQRT(([.$C$10]*[.$C$10])/([.$C$12]*[.$C$12])-SIN(ATAN([.AI$2]/[.$E26]))*SIN(ATAN([.AI$2]/[.$E26])))-COS(ATAN([.AI$2]/[.$E26]))))/36))" office:value-type="float" office:value="0.000605091568643967">
            <text:p>0,0006050916</text:p>
          </table:table-cell>
          <table:table-cell table:formula="of:=(1/(SQRT(2*3.1415926535)*([.$C$12]*(SQRT(([.$C$10]*[.$C$10])/([.$C$12]*[.$C$12])-SIN(ATAN([.AJ$2]/[.$E26]))*SIN(ATAN([.AJ$2]/[.$E26])))-COS(ATAN([.AJ$2]/[.$E26]))))/6)) * EXP( -([.$E26]/COS(ATAN([.AJ$2]/[.$E26]))-([.$C$12]*(SQRT(([.$C$10]*[.$C$10])/([.$C$12]*[.$C$12])-SIN(ATAN([.AJ$2]/[.$E26]))*SIN(ATAN([.AJ$2]/[.$E26])))-COS(ATAN([.AJ$2]/[.$E26]))))/2)*([.$E26]/COS(ATAN([.AJ$2]/[.$E26]))-([.$C$12]*(SQRT(([.$C$10]*[.$C$10])/([.$C$12]*[.$C$12])-SIN(ATAN([.AJ$2]/[.$E26]))*SIN(ATAN([.AJ$2]/[.$E26])))-COS(ATAN([.AJ$2]/[.$E26]))))/2) /  (2*([.$C$12]*(SQRT(([.$C$10]*[.$C$10])/([.$C$12]*[.$C$12])-SIN(ATAN([.AJ$2]/[.$E26]))*SIN(ATAN([.AJ$2]/[.$E26])))-COS(ATAN([.AJ$2]/[.$E26]))))*([.$C$12]*(SQRT(([.$C$10]*[.$C$10])/([.$C$12]*[.$C$12])-SIN(ATAN([.AJ$2]/[.$E26]))*SIN(ATAN([.AJ$2]/[.$E26])))-COS(ATAN([.AJ$2]/[.$E26]))))/36))" office:value-type="float" office:value="0.000542798681852874">
            <text:p>0,0005427987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800.1">
            <text:p>800,1</text:p>
          </table:table-cell>
          <table:table-cell table:formula="of:=(1/(SQRT(2*3.1415926535)*([.$C$12]*(SQRT(([.$C$10]*[.$C$10])/([.$C$12]*[.$C$12])-SIN(ATAN([.F$2]/[.$E27]))*SIN(ATAN([.F$2]/[.$E27])))-COS(ATAN([.F$2]/[.$E27]))))/6)) * EXP( -([.$E27]/COS(ATAN([.F$2]/[.$E27]))-([.$C$12]*(SQRT(([.$C$10]*[.$C$10])/([.$C$12]*[.$C$12])-SIN(ATAN([.F$2]/[.$E27]))*SIN(ATAN([.F$2]/[.$E27])))-COS(ATAN([.F$2]/[.$E27]))))/2)*([.$E27]/COS(ATAN([.F$2]/[.$E27]))-([.$C$12]*(SQRT(([.$C$10]*[.$C$10])/([.$C$12]*[.$C$12])-SIN(ATAN([.F$2]/[.$E27]))*SIN(ATAN([.F$2]/[.$E27])))-COS(ATAN([.F$2]/[.$E27]))))/2) /  (2*([.$C$12]*(SQRT(([.$C$10]*[.$C$10])/([.$C$12]*[.$C$12])-SIN(ATAN([.F$2]/[.$E27]))*SIN(ATAN([.F$2]/[.$E27])))-COS(ATAN([.F$2]/[.$E27]))))*([.$C$12]*(SQRT(([.$C$10]*[.$C$10])/([.$C$12]*[.$C$12])-SIN(ATAN([.F$2]/[.$E27]))*SIN(ATAN([.F$2]/[.$E27])))-COS(ATAN([.F$2]/[.$E27]))))/36))" office:value-type="float" office:value="0.00149603344398941">
            <text:p>0,0014960334</text:p>
          </table:table-cell>
          <table:table-cell table:formula="of:=(1/(SQRT(2*3.1415926535)*([.$C$12]*(SQRT(([.$C$10]*[.$C$10])/([.$C$12]*[.$C$12])-SIN(ATAN([.G$2]/[.$E27]))*SIN(ATAN([.G$2]/[.$E27])))-COS(ATAN([.G$2]/[.$E27]))))/6)) * EXP( -([.$E27]/COS(ATAN([.G$2]/[.$E27]))-([.$C$12]*(SQRT(([.$C$10]*[.$C$10])/([.$C$12]*[.$C$12])-SIN(ATAN([.G$2]/[.$E27]))*SIN(ATAN([.G$2]/[.$E27])))-COS(ATAN([.G$2]/[.$E27]))))/2)*([.$E27]/COS(ATAN([.G$2]/[.$E27]))-([.$C$12]*(SQRT(([.$C$10]*[.$C$10])/([.$C$12]*[.$C$12])-SIN(ATAN([.G$2]/[.$E27]))*SIN(ATAN([.G$2]/[.$E27])))-COS(ATAN([.G$2]/[.$E27]))))/2) /  (2*([.$C$12]*(SQRT(([.$C$10]*[.$C$10])/([.$C$12]*[.$C$12])-SIN(ATAN([.G$2]/[.$E27]))*SIN(ATAN([.G$2]/[.$E27])))-COS(ATAN([.G$2]/[.$E27]))))*([.$C$12]*(SQRT(([.$C$10]*[.$C$10])/([.$C$12]*[.$C$12])-SIN(ATAN([.G$2]/[.$E27]))*SIN(ATAN([.G$2]/[.$E27])))-COS(ATAN([.G$2]/[.$E27]))))/36))" office:value-type="float" office:value="0.00149576812616626">
            <text:p>0,0014957681</text:p>
          </table:table-cell>
          <table:table-cell table:formula="of:=(1/(SQRT(2*3.1415926535)*([.$C$12]*(SQRT(([.$C$10]*[.$C$10])/([.$C$12]*[.$C$12])-SIN(ATAN([.H$2]/[.$E27]))*SIN(ATAN([.H$2]/[.$E27])))-COS(ATAN([.H$2]/[.$E27]))))/6)) * EXP( -([.$E27]/COS(ATAN([.H$2]/[.$E27]))-([.$C$12]*(SQRT(([.$C$10]*[.$C$10])/([.$C$12]*[.$C$12])-SIN(ATAN([.H$2]/[.$E27]))*SIN(ATAN([.H$2]/[.$E27])))-COS(ATAN([.H$2]/[.$E27]))))/2)*([.$E27]/COS(ATAN([.H$2]/[.$E27]))-([.$C$12]*(SQRT(([.$C$10]*[.$C$10])/([.$C$12]*[.$C$12])-SIN(ATAN([.H$2]/[.$E27]))*SIN(ATAN([.H$2]/[.$E27])))-COS(ATAN([.H$2]/[.$E27]))))/2) /  (2*([.$C$12]*(SQRT(([.$C$10]*[.$C$10])/([.$C$12]*[.$C$12])-SIN(ATAN([.H$2]/[.$E27]))*SIN(ATAN([.H$2]/[.$E27])))-COS(ATAN([.H$2]/[.$E27]))))*([.$C$12]*(SQRT(([.$C$10]*[.$C$10])/([.$C$12]*[.$C$12])-SIN(ATAN([.H$2]/[.$E27]))*SIN(ATAN([.H$2]/[.$E27])))-COS(ATAN([.H$2]/[.$E27]))))/36))" office:value-type="float" office:value="0.00149494066087236">
            <text:p>0,0014949407</text:p>
          </table:table-cell>
          <table:table-cell table:formula="of:=(1/(SQRT(2*3.1415926535)*([.$C$12]*(SQRT(([.$C$10]*[.$C$10])/([.$C$12]*[.$C$12])-SIN(ATAN([.I$2]/[.$E27]))*SIN(ATAN([.I$2]/[.$E27])))-COS(ATAN([.I$2]/[.$E27]))))/6)) * EXP( -([.$E27]/COS(ATAN([.I$2]/[.$E27]))-([.$C$12]*(SQRT(([.$C$10]*[.$C$10])/([.$C$12]*[.$C$12])-SIN(ATAN([.I$2]/[.$E27]))*SIN(ATAN([.I$2]/[.$E27])))-COS(ATAN([.I$2]/[.$E27]))))/2)*([.$E27]/COS(ATAN([.I$2]/[.$E27]))-([.$C$12]*(SQRT(([.$C$10]*[.$C$10])/([.$C$12]*[.$C$12])-SIN(ATAN([.I$2]/[.$E27]))*SIN(ATAN([.I$2]/[.$E27])))-COS(ATAN([.I$2]/[.$E27]))))/2) /  (2*([.$C$12]*(SQRT(([.$C$10]*[.$C$10])/([.$C$12]*[.$C$12])-SIN(ATAN([.I$2]/[.$E27]))*SIN(ATAN([.I$2]/[.$E27])))-COS(ATAN([.I$2]/[.$E27]))))*([.$C$12]*(SQRT(([.$C$10]*[.$C$10])/([.$C$12]*[.$C$12])-SIN(ATAN([.I$2]/[.$E27]))*SIN(ATAN([.I$2]/[.$E27])))-COS(ATAN([.I$2]/[.$E27]))))/36))" office:value-type="float" office:value="0.00149344831960928">
            <text:p>0,0014934483</text:p>
          </table:table-cell>
          <table:table-cell table:formula="of:=(1/(SQRT(2*3.1415926535)*([.$C$12]*(SQRT(([.$C$10]*[.$C$10])/([.$C$12]*[.$C$12])-SIN(ATAN([.J$2]/[.$E27]))*SIN(ATAN([.J$2]/[.$E27])))-COS(ATAN([.J$2]/[.$E27]))))/6)) * EXP( -([.$E27]/COS(ATAN([.J$2]/[.$E27]))-([.$C$12]*(SQRT(([.$C$10]*[.$C$10])/([.$C$12]*[.$C$12])-SIN(ATAN([.J$2]/[.$E27]))*SIN(ATAN([.J$2]/[.$E27])))-COS(ATAN([.J$2]/[.$E27]))))/2)*([.$E27]/COS(ATAN([.J$2]/[.$E27]))-([.$C$12]*(SQRT(([.$C$10]*[.$C$10])/([.$C$12]*[.$C$12])-SIN(ATAN([.J$2]/[.$E27]))*SIN(ATAN([.J$2]/[.$E27])))-COS(ATAN([.J$2]/[.$E27]))))/2) /  (2*([.$C$12]*(SQRT(([.$C$10]*[.$C$10])/([.$C$12]*[.$C$12])-SIN(ATAN([.J$2]/[.$E27]))*SIN(ATAN([.J$2]/[.$E27])))-COS(ATAN([.J$2]/[.$E27]))))*([.$C$12]*(SQRT(([.$C$10]*[.$C$10])/([.$C$12]*[.$C$12])-SIN(ATAN([.J$2]/[.$E27]))*SIN(ATAN([.J$2]/[.$E27])))-COS(ATAN([.J$2]/[.$E27]))))/36))" office:value-type="float" office:value="0.00149112332401215">
            <text:p>0,0014911233</text:p>
          </table:table-cell>
          <table:table-cell table:formula="of:=(1/(SQRT(2*3.1415926535)*([.$C$12]*(SQRT(([.$C$10]*[.$C$10])/([.$C$12]*[.$C$12])-SIN(ATAN([.K$2]/[.$E27]))*SIN(ATAN([.K$2]/[.$E27])))-COS(ATAN([.K$2]/[.$E27]))))/6)) * EXP( -([.$E27]/COS(ATAN([.K$2]/[.$E27]))-([.$C$12]*(SQRT(([.$C$10]*[.$C$10])/([.$C$12]*[.$C$12])-SIN(ATAN([.K$2]/[.$E27]))*SIN(ATAN([.K$2]/[.$E27])))-COS(ATAN([.K$2]/[.$E27]))))/2)*([.$E27]/COS(ATAN([.K$2]/[.$E27]))-([.$C$12]*(SQRT(([.$C$10]*[.$C$10])/([.$C$12]*[.$C$12])-SIN(ATAN([.K$2]/[.$E27]))*SIN(ATAN([.K$2]/[.$E27])))-COS(ATAN([.K$2]/[.$E27]))))/2) /  (2*([.$C$12]*(SQRT(([.$C$10]*[.$C$10])/([.$C$12]*[.$C$12])-SIN(ATAN([.K$2]/[.$E27]))*SIN(ATAN([.K$2]/[.$E27])))-COS(ATAN([.K$2]/[.$E27]))))*([.$C$12]*(SQRT(([.$C$10]*[.$C$10])/([.$C$12]*[.$C$12])-SIN(ATAN([.K$2]/[.$E27]))*SIN(ATAN([.K$2]/[.$E27])))-COS(ATAN([.K$2]/[.$E27]))))/36))" office:value-type="float" office:value="0.00148773779965858">
            <text:p>0,0014877378</text:p>
          </table:table-cell>
          <table:table-cell table:formula="of:=(1/(SQRT(2*3.1415926535)*([.$C$12]*(SQRT(([.$C$10]*[.$C$10])/([.$C$12]*[.$C$12])-SIN(ATAN([.L$2]/[.$E27]))*SIN(ATAN([.L$2]/[.$E27])))-COS(ATAN([.L$2]/[.$E27]))))/6)) * EXP( -([.$E27]/COS(ATAN([.L$2]/[.$E27]))-([.$C$12]*(SQRT(([.$C$10]*[.$C$10])/([.$C$12]*[.$C$12])-SIN(ATAN([.L$2]/[.$E27]))*SIN(ATAN([.L$2]/[.$E27])))-COS(ATAN([.L$2]/[.$E27]))))/2)*([.$E27]/COS(ATAN([.L$2]/[.$E27]))-([.$C$12]*(SQRT(([.$C$10]*[.$C$10])/([.$C$12]*[.$C$12])-SIN(ATAN([.L$2]/[.$E27]))*SIN(ATAN([.L$2]/[.$E27])))-COS(ATAN([.L$2]/[.$E27]))))/2) /  (2*([.$C$12]*(SQRT(([.$C$10]*[.$C$10])/([.$C$12]*[.$C$12])-SIN(ATAN([.L$2]/[.$E27]))*SIN(ATAN([.L$2]/[.$E27])))-COS(ATAN([.L$2]/[.$E27]))))*([.$C$12]*(SQRT(([.$C$10]*[.$C$10])/([.$C$12]*[.$C$12])-SIN(ATAN([.L$2]/[.$E27]))*SIN(ATAN([.L$2]/[.$E27])))-COS(ATAN([.L$2]/[.$E27]))))/36))" office:value-type="float" office:value="0.00148301072056097">
            <text:p>0,0014830107</text:p>
          </table:table-cell>
          <table:table-cell table:formula="of:=(1/(SQRT(2*3.1415926535)*([.$C$12]*(SQRT(([.$C$10]*[.$C$10])/([.$C$12]*[.$C$12])-SIN(ATAN([.M$2]/[.$E27]))*SIN(ATAN([.M$2]/[.$E27])))-COS(ATAN([.M$2]/[.$E27]))))/6)) * EXP( -([.$E27]/COS(ATAN([.M$2]/[.$E27]))-([.$C$12]*(SQRT(([.$C$10]*[.$C$10])/([.$C$12]*[.$C$12])-SIN(ATAN([.M$2]/[.$E27]))*SIN(ATAN([.M$2]/[.$E27])))-COS(ATAN([.M$2]/[.$E27]))))/2)*([.$E27]/COS(ATAN([.M$2]/[.$E27]))-([.$C$12]*(SQRT(([.$C$10]*[.$C$10])/([.$C$12]*[.$C$12])-SIN(ATAN([.M$2]/[.$E27]))*SIN(ATAN([.M$2]/[.$E27])))-COS(ATAN([.M$2]/[.$E27]))))/2) /  (2*([.$C$12]*(SQRT(([.$C$10]*[.$C$10])/([.$C$12]*[.$C$12])-SIN(ATAN([.M$2]/[.$E27]))*SIN(ATAN([.M$2]/[.$E27])))-COS(ATAN([.M$2]/[.$E27]))))*([.$C$12]*(SQRT(([.$C$10]*[.$C$10])/([.$C$12]*[.$C$12])-SIN(ATAN([.M$2]/[.$E27]))*SIN(ATAN([.M$2]/[.$E27])))-COS(ATAN([.M$2]/[.$E27]))))/36))" office:value-type="float" office:value="0.00147661682581645">
            <text:p>0,0014766168</text:p>
          </table:table-cell>
          <table:table-cell table:formula="of:=(1/(SQRT(2*3.1415926535)*([.$C$12]*(SQRT(([.$C$10]*[.$C$10])/([.$C$12]*[.$C$12])-SIN(ATAN([.N$2]/[.$E27]))*SIN(ATAN([.N$2]/[.$E27])))-COS(ATAN([.N$2]/[.$E27]))))/6)) * EXP( -([.$E27]/COS(ATAN([.N$2]/[.$E27]))-([.$C$12]*(SQRT(([.$C$10]*[.$C$10])/([.$C$12]*[.$C$12])-SIN(ATAN([.N$2]/[.$E27]))*SIN(ATAN([.N$2]/[.$E27])))-COS(ATAN([.N$2]/[.$E27]))))/2)*([.$E27]/COS(ATAN([.N$2]/[.$E27]))-([.$C$12]*(SQRT(([.$C$10]*[.$C$10])/([.$C$12]*[.$C$12])-SIN(ATAN([.N$2]/[.$E27]))*SIN(ATAN([.N$2]/[.$E27])))-COS(ATAN([.N$2]/[.$E27]))))/2) /  (2*([.$C$12]*(SQRT(([.$C$10]*[.$C$10])/([.$C$12]*[.$C$12])-SIN(ATAN([.N$2]/[.$E27]))*SIN(ATAN([.N$2]/[.$E27])))-COS(ATAN([.N$2]/[.$E27]))))*([.$C$12]*(SQRT(([.$C$10]*[.$C$10])/([.$C$12]*[.$C$12])-SIN(ATAN([.N$2]/[.$E27]))*SIN(ATAN([.N$2]/[.$E27])))-COS(ATAN([.N$2]/[.$E27]))))/36))" office:value-type="float" office:value="0.00146819744566907">
            <text:p>0,0014681974</text:p>
          </table:table-cell>
          <table:table-cell table:formula="of:=(1/(SQRT(2*3.1415926535)*([.$C$12]*(SQRT(([.$C$10]*[.$C$10])/([.$C$12]*[.$C$12])-SIN(ATAN([.O$2]/[.$E27]))*SIN(ATAN([.O$2]/[.$E27])))-COS(ATAN([.O$2]/[.$E27]))))/6)) * EXP( -([.$E27]/COS(ATAN([.O$2]/[.$E27]))-([.$C$12]*(SQRT(([.$C$10]*[.$C$10])/([.$C$12]*[.$C$12])-SIN(ATAN([.O$2]/[.$E27]))*SIN(ATAN([.O$2]/[.$E27])))-COS(ATAN([.O$2]/[.$E27]))))/2)*([.$E27]/COS(ATAN([.O$2]/[.$E27]))-([.$C$12]*(SQRT(([.$C$10]*[.$C$10])/([.$C$12]*[.$C$12])-SIN(ATAN([.O$2]/[.$E27]))*SIN(ATAN([.O$2]/[.$E27])))-COS(ATAN([.O$2]/[.$E27]))))/2) /  (2*([.$C$12]*(SQRT(([.$C$10]*[.$C$10])/([.$C$12]*[.$C$12])-SIN(ATAN([.O$2]/[.$E27]))*SIN(ATAN([.O$2]/[.$E27])))-COS(ATAN([.O$2]/[.$E27]))))*([.$C$12]*(SQRT(([.$C$10]*[.$C$10])/([.$C$12]*[.$C$12])-SIN(ATAN([.O$2]/[.$E27]))*SIN(ATAN([.O$2]/[.$E27])))-COS(ATAN([.O$2]/[.$E27]))))/36))" office:value-type="float" office:value="0.00145737310742109">
            <text:p>0,0014573731</text:p>
          </table:table-cell>
          <table:table-cell table:formula="of:=(1/(SQRT(2*3.1415926535)*([.$C$12]*(SQRT(([.$C$10]*[.$C$10])/([.$C$12]*[.$C$12])-SIN(ATAN([.P$2]/[.$E27]))*SIN(ATAN([.P$2]/[.$E27])))-COS(ATAN([.P$2]/[.$E27]))))/6)) * EXP( -([.$E27]/COS(ATAN([.P$2]/[.$E27]))-([.$C$12]*(SQRT(([.$C$10]*[.$C$10])/([.$C$12]*[.$C$12])-SIN(ATAN([.P$2]/[.$E27]))*SIN(ATAN([.P$2]/[.$E27])))-COS(ATAN([.P$2]/[.$E27]))))/2)*([.$E27]/COS(ATAN([.P$2]/[.$E27]))-([.$C$12]*(SQRT(([.$C$10]*[.$C$10])/([.$C$12]*[.$C$12])-SIN(ATAN([.P$2]/[.$E27]))*SIN(ATAN([.P$2]/[.$E27])))-COS(ATAN([.P$2]/[.$E27]))))/2) /  (2*([.$C$12]*(SQRT(([.$C$10]*[.$C$10])/([.$C$12]*[.$C$12])-SIN(ATAN([.P$2]/[.$E27]))*SIN(ATAN([.P$2]/[.$E27])))-COS(ATAN([.P$2]/[.$E27]))))*([.$C$12]*(SQRT(([.$C$10]*[.$C$10])/([.$C$12]*[.$C$12])-SIN(ATAN([.P$2]/[.$E27]))*SIN(ATAN([.P$2]/[.$E27])))-COS(ATAN([.P$2]/[.$E27]))))/36))" office:value-type="float" office:value="0.00144375770383635">
            <text:p>0,0014437577</text:p>
          </table:table-cell>
          <table:table-cell table:formula="of:=(1/(SQRT(2*3.1415926535)*([.$C$12]*(SQRT(([.$C$10]*[.$C$10])/([.$C$12]*[.$C$12])-SIN(ATAN([.Q$2]/[.$E27]))*SIN(ATAN([.Q$2]/[.$E27])))-COS(ATAN([.Q$2]/[.$E27]))))/6)) * EXP( -([.$E27]/COS(ATAN([.Q$2]/[.$E27]))-([.$C$12]*(SQRT(([.$C$10]*[.$C$10])/([.$C$12]*[.$C$12])-SIN(ATAN([.Q$2]/[.$E27]))*SIN(ATAN([.Q$2]/[.$E27])))-COS(ATAN([.Q$2]/[.$E27]))))/2)*([.$E27]/COS(ATAN([.Q$2]/[.$E27]))-([.$C$12]*(SQRT(([.$C$10]*[.$C$10])/([.$C$12]*[.$C$12])-SIN(ATAN([.Q$2]/[.$E27]))*SIN(ATAN([.Q$2]/[.$E27])))-COS(ATAN([.Q$2]/[.$E27]))))/2) /  (2*([.$C$12]*(SQRT(([.$C$10]*[.$C$10])/([.$C$12]*[.$C$12])-SIN(ATAN([.Q$2]/[.$E27]))*SIN(ATAN([.Q$2]/[.$E27])))-COS(ATAN([.Q$2]/[.$E27]))))*([.$C$12]*(SQRT(([.$C$10]*[.$C$10])/([.$C$12]*[.$C$12])-SIN(ATAN([.Q$2]/[.$E27]))*SIN(ATAN([.Q$2]/[.$E27])))-COS(ATAN([.Q$2]/[.$E27]))))/36))" office:value-type="float" office:value="0.00142697390262055">
            <text:p>0,0014269739</text:p>
          </table:table-cell>
          <table:table-cell table:formula="of:=(1/(SQRT(2*3.1415926535)*([.$C$12]*(SQRT(([.$C$10]*[.$C$10])/([.$C$12]*[.$C$12])-SIN(ATAN([.R$2]/[.$E27]))*SIN(ATAN([.R$2]/[.$E27])))-COS(ATAN([.R$2]/[.$E27]))))/6)) * EXP( -([.$E27]/COS(ATAN([.R$2]/[.$E27]))-([.$C$12]*(SQRT(([.$C$10]*[.$C$10])/([.$C$12]*[.$C$12])-SIN(ATAN([.R$2]/[.$E27]))*SIN(ATAN([.R$2]/[.$E27])))-COS(ATAN([.R$2]/[.$E27]))))/2)*([.$E27]/COS(ATAN([.R$2]/[.$E27]))-([.$C$12]*(SQRT(([.$C$10]*[.$C$10])/([.$C$12]*[.$C$12])-SIN(ATAN([.R$2]/[.$E27]))*SIN(ATAN([.R$2]/[.$E27])))-COS(ATAN([.R$2]/[.$E27]))))/2) /  (2*([.$C$12]*(SQRT(([.$C$10]*[.$C$10])/([.$C$12]*[.$C$12])-SIN(ATAN([.R$2]/[.$E27]))*SIN(ATAN([.R$2]/[.$E27])))-COS(ATAN([.R$2]/[.$E27]))))*([.$C$12]*(SQRT(([.$C$10]*[.$C$10])/([.$C$12]*[.$C$12])-SIN(ATAN([.R$2]/[.$E27]))*SIN(ATAN([.R$2]/[.$E27])))-COS(ATAN([.R$2]/[.$E27]))))/36))" office:value-type="float" office:value="0.00140666936286079">
            <text:p>0,0014066694</text:p>
          </table:table-cell>
          <table:table-cell table:formula="of:=(1/(SQRT(2*3.1415926535)*([.$C$12]*(SQRT(([.$C$10]*[.$C$10])/([.$C$12]*[.$C$12])-SIN(ATAN([.S$2]/[.$E27]))*SIN(ATAN([.S$2]/[.$E27])))-COS(ATAN([.S$2]/[.$E27]))))/6)) * EXP( -([.$E27]/COS(ATAN([.S$2]/[.$E27]))-([.$C$12]*(SQRT(([.$C$10]*[.$C$10])/([.$C$12]*[.$C$12])-SIN(ATAN([.S$2]/[.$E27]))*SIN(ATAN([.S$2]/[.$E27])))-COS(ATAN([.S$2]/[.$E27]))))/2)*([.$E27]/COS(ATAN([.S$2]/[.$E27]))-([.$C$12]*(SQRT(([.$C$10]*[.$C$10])/([.$C$12]*[.$C$12])-SIN(ATAN([.S$2]/[.$E27]))*SIN(ATAN([.S$2]/[.$E27])))-COS(ATAN([.S$2]/[.$E27]))))/2) /  (2*([.$C$12]*(SQRT(([.$C$10]*[.$C$10])/([.$C$12]*[.$C$12])-SIN(ATAN([.S$2]/[.$E27]))*SIN(ATAN([.S$2]/[.$E27])))-COS(ATAN([.S$2]/[.$E27]))))*([.$C$12]*(SQRT(([.$C$10]*[.$C$10])/([.$C$12]*[.$C$12])-SIN(ATAN([.S$2]/[.$E27]))*SIN(ATAN([.S$2]/[.$E27])))-COS(ATAN([.S$2]/[.$E27]))))/36))" office:value-type="float" office:value="0.00138253321299129">
            <text:p>0,0013825332</text:p>
          </table:table-cell>
          <table:table-cell table:formula="of:=(1/(SQRT(2*3.1415926535)*([.$C$12]*(SQRT(([.$C$10]*[.$C$10])/([.$C$12]*[.$C$12])-SIN(ATAN([.T$2]/[.$E27]))*SIN(ATAN([.T$2]/[.$E27])))-COS(ATAN([.T$2]/[.$E27]))))/6)) * EXP( -([.$E27]/COS(ATAN([.T$2]/[.$E27]))-([.$C$12]*(SQRT(([.$C$10]*[.$C$10])/([.$C$12]*[.$C$12])-SIN(ATAN([.T$2]/[.$E27]))*SIN(ATAN([.T$2]/[.$E27])))-COS(ATAN([.T$2]/[.$E27]))))/2)*([.$E27]/COS(ATAN([.T$2]/[.$E27]))-([.$C$12]*(SQRT(([.$C$10]*[.$C$10])/([.$C$12]*[.$C$12])-SIN(ATAN([.T$2]/[.$E27]))*SIN(ATAN([.T$2]/[.$E27])))-COS(ATAN([.T$2]/[.$E27]))))/2) /  (2*([.$C$12]*(SQRT(([.$C$10]*[.$C$10])/([.$C$12]*[.$C$12])-SIN(ATAN([.T$2]/[.$E27]))*SIN(ATAN([.T$2]/[.$E27])))-COS(ATAN([.T$2]/[.$E27]))))*([.$C$12]*(SQRT(([.$C$10]*[.$C$10])/([.$C$12]*[.$C$12])-SIN(ATAN([.T$2]/[.$E27]))*SIN(ATAN([.T$2]/[.$E27])))-COS(ATAN([.T$2]/[.$E27]))))/36))" office:value-type="float" office:value="0.00135431214657758">
            <text:p>0,0013543121</text:p>
          </table:table-cell>
          <table:table-cell table:formula="of:=(1/(SQRT(2*3.1415926535)*([.$C$12]*(SQRT(([.$C$10]*[.$C$10])/([.$C$12]*[.$C$12])-SIN(ATAN([.U$2]/[.$E27]))*SIN(ATAN([.U$2]/[.$E27])))-COS(ATAN([.U$2]/[.$E27]))))/6)) * EXP( -([.$E27]/COS(ATAN([.U$2]/[.$E27]))-([.$C$12]*(SQRT(([.$C$10]*[.$C$10])/([.$C$12]*[.$C$12])-SIN(ATAN([.U$2]/[.$E27]))*SIN(ATAN([.U$2]/[.$E27])))-COS(ATAN([.U$2]/[.$E27]))))/2)*([.$E27]/COS(ATAN([.U$2]/[.$E27]))-([.$C$12]*(SQRT(([.$C$10]*[.$C$10])/([.$C$12]*[.$C$12])-SIN(ATAN([.U$2]/[.$E27]))*SIN(ATAN([.U$2]/[.$E27])))-COS(ATAN([.U$2]/[.$E27]))))/2) /  (2*([.$C$12]*(SQRT(([.$C$10]*[.$C$10])/([.$C$12]*[.$C$12])-SIN(ATAN([.U$2]/[.$E27]))*SIN(ATAN([.U$2]/[.$E27])))-COS(ATAN([.U$2]/[.$E27]))))*([.$C$12]*(SQRT(([.$C$10]*[.$C$10])/([.$C$12]*[.$C$12])-SIN(ATAN([.U$2]/[.$E27]))*SIN(ATAN([.U$2]/[.$E27])))-COS(ATAN([.U$2]/[.$E27]))))/36))" office:value-type="float" office:value="0.00132182541919383">
            <text:p>0,0013218254</text:p>
          </table:table-cell>
          <table:table-cell table:formula="of:=(1/(SQRT(2*3.1415926535)*([.$C$12]*(SQRT(([.$C$10]*[.$C$10])/([.$C$12]*[.$C$12])-SIN(ATAN([.V$2]/[.$E27]))*SIN(ATAN([.V$2]/[.$E27])))-COS(ATAN([.V$2]/[.$E27]))))/6)) * EXP( -([.$E27]/COS(ATAN([.V$2]/[.$E27]))-([.$C$12]*(SQRT(([.$C$10]*[.$C$10])/([.$C$12]*[.$C$12])-SIN(ATAN([.V$2]/[.$E27]))*SIN(ATAN([.V$2]/[.$E27])))-COS(ATAN([.V$2]/[.$E27]))))/2)*([.$E27]/COS(ATAN([.V$2]/[.$E27]))-([.$C$12]*(SQRT(([.$C$10]*[.$C$10])/([.$C$12]*[.$C$12])-SIN(ATAN([.V$2]/[.$E27]))*SIN(ATAN([.V$2]/[.$E27])))-COS(ATAN([.V$2]/[.$E27]))))/2) /  (2*([.$C$12]*(SQRT(([.$C$10]*[.$C$10])/([.$C$12]*[.$C$12])-SIN(ATAN([.V$2]/[.$E27]))*SIN(ATAN([.V$2]/[.$E27])))-COS(ATAN([.V$2]/[.$E27]))))*([.$C$12]*(SQRT(([.$C$10]*[.$C$10])/([.$C$12]*[.$C$12])-SIN(ATAN([.V$2]/[.$E27]))*SIN(ATAN([.V$2]/[.$E27])))-COS(ATAN([.V$2]/[.$E27]))))/36))" office:value-type="float" office:value="0.00128497799344226">
            <text:p>0,001284978</text:p>
          </table:table-cell>
          <table:table-cell table:formula="of:=(1/(SQRT(2*3.1415926535)*([.$C$12]*(SQRT(([.$C$10]*[.$C$10])/([.$C$12]*[.$C$12])-SIN(ATAN([.W$2]/[.$E27]))*SIN(ATAN([.W$2]/[.$E27])))-COS(ATAN([.W$2]/[.$E27]))))/6)) * EXP( -([.$E27]/COS(ATAN([.W$2]/[.$E27]))-([.$C$12]*(SQRT(([.$C$10]*[.$C$10])/([.$C$12]*[.$C$12])-SIN(ATAN([.W$2]/[.$E27]))*SIN(ATAN([.W$2]/[.$E27])))-COS(ATAN([.W$2]/[.$E27]))))/2)*([.$E27]/COS(ATAN([.W$2]/[.$E27]))-([.$C$12]*(SQRT(([.$C$10]*[.$C$10])/([.$C$12]*[.$C$12])-SIN(ATAN([.W$2]/[.$E27]))*SIN(ATAN([.W$2]/[.$E27])))-COS(ATAN([.W$2]/[.$E27]))))/2) /  (2*([.$C$12]*(SQRT(([.$C$10]*[.$C$10])/([.$C$12]*[.$C$12])-SIN(ATAN([.W$2]/[.$E27]))*SIN(ATAN([.W$2]/[.$E27])))-COS(ATAN([.W$2]/[.$E27]))))*([.$C$12]*(SQRT(([.$C$10]*[.$C$10])/([.$C$12]*[.$C$12])-SIN(ATAN([.W$2]/[.$E27]))*SIN(ATAN([.W$2]/[.$E27])))-COS(ATAN([.W$2]/[.$E27]))))/36))" office:value-type="float" office:value="0.0012437710892506">
            <text:p>0,0012437711</text:p>
          </table:table-cell>
          <table:table-cell table:formula="of:=(1/(SQRT(2*3.1415926535)*([.$C$12]*(SQRT(([.$C$10]*[.$C$10])/([.$C$12]*[.$C$12])-SIN(ATAN([.X$2]/[.$E27]))*SIN(ATAN([.X$2]/[.$E27])))-COS(ATAN([.X$2]/[.$E27]))))/6)) * EXP( -([.$E27]/COS(ATAN([.X$2]/[.$E27]))-([.$C$12]*(SQRT(([.$C$10]*[.$C$10])/([.$C$12]*[.$C$12])-SIN(ATAN([.X$2]/[.$E27]))*SIN(ATAN([.X$2]/[.$E27])))-COS(ATAN([.X$2]/[.$E27]))))/2)*([.$E27]/COS(ATAN([.X$2]/[.$E27]))-([.$C$12]*(SQRT(([.$C$10]*[.$C$10])/([.$C$12]*[.$C$12])-SIN(ATAN([.X$2]/[.$E27]))*SIN(ATAN([.X$2]/[.$E27])))-COS(ATAN([.X$2]/[.$E27]))))/2) /  (2*([.$C$12]*(SQRT(([.$C$10]*[.$C$10])/([.$C$12]*[.$C$12])-SIN(ATAN([.X$2]/[.$E27]))*SIN(ATAN([.X$2]/[.$E27])))-COS(ATAN([.X$2]/[.$E27]))))*([.$C$12]*(SQRT(([.$C$10]*[.$C$10])/([.$C$12]*[.$C$12])-SIN(ATAN([.X$2]/[.$E27]))*SIN(ATAN([.X$2]/[.$E27])))-COS(ATAN([.X$2]/[.$E27]))))/36))" office:value-type="float" office:value="0.00119830945922253">
            <text:p>0,0011983095</text:p>
          </table:table-cell>
          <table:table-cell table:formula="of:=(1/(SQRT(2*3.1415926535)*([.$C$12]*(SQRT(([.$C$10]*[.$C$10])/([.$C$12]*[.$C$12])-SIN(ATAN([.Y$2]/[.$E27]))*SIN(ATAN([.Y$2]/[.$E27])))-COS(ATAN([.Y$2]/[.$E27]))))/6)) * EXP( -([.$E27]/COS(ATAN([.Y$2]/[.$E27]))-([.$C$12]*(SQRT(([.$C$10]*[.$C$10])/([.$C$12]*[.$C$12])-SIN(ATAN([.Y$2]/[.$E27]))*SIN(ATAN([.Y$2]/[.$E27])))-COS(ATAN([.Y$2]/[.$E27]))))/2)*([.$E27]/COS(ATAN([.Y$2]/[.$E27]))-([.$C$12]*(SQRT(([.$C$10]*[.$C$10])/([.$C$12]*[.$C$12])-SIN(ATAN([.Y$2]/[.$E27]))*SIN(ATAN([.Y$2]/[.$E27])))-COS(ATAN([.Y$2]/[.$E27]))))/2) /  (2*([.$C$12]*(SQRT(([.$C$10]*[.$C$10])/([.$C$12]*[.$C$12])-SIN(ATAN([.Y$2]/[.$E27]))*SIN(ATAN([.Y$2]/[.$E27])))-COS(ATAN([.Y$2]/[.$E27]))))*([.$C$12]*(SQRT(([.$C$10]*[.$C$10])/([.$C$12]*[.$C$12])-SIN(ATAN([.Y$2]/[.$E27]))*SIN(ATAN([.Y$2]/[.$E27])))-COS(ATAN([.Y$2]/[.$E27]))))/36))" office:value-type="float" office:value="0.0011488048259042">
            <text:p>0,0011488048</text:p>
          </table:table-cell>
          <table:table-cell table:formula="of:=(1/(SQRT(2*3.1415926535)*([.$C$12]*(SQRT(([.$C$10]*[.$C$10])/([.$C$12]*[.$C$12])-SIN(ATAN([.Z$2]/[.$E27]))*SIN(ATAN([.Z$2]/[.$E27])))-COS(ATAN([.Z$2]/[.$E27]))))/6)) * EXP( -([.$E27]/COS(ATAN([.Z$2]/[.$E27]))-([.$C$12]*(SQRT(([.$C$10]*[.$C$10])/([.$C$12]*[.$C$12])-SIN(ATAN([.Z$2]/[.$E27]))*SIN(ATAN([.Z$2]/[.$E27])))-COS(ATAN([.Z$2]/[.$E27]))))/2)*([.$E27]/COS(ATAN([.Z$2]/[.$E27]))-([.$C$12]*(SQRT(([.$C$10]*[.$C$10])/([.$C$12]*[.$C$12])-SIN(ATAN([.Z$2]/[.$E27]))*SIN(ATAN([.Z$2]/[.$E27])))-COS(ATAN([.Z$2]/[.$E27]))))/2) /  (2*([.$C$12]*(SQRT(([.$C$10]*[.$C$10])/([.$C$12]*[.$C$12])-SIN(ATAN([.Z$2]/[.$E27]))*SIN(ATAN([.Z$2]/[.$E27])))-COS(ATAN([.Z$2]/[.$E27]))))*([.$C$12]*(SQRT(([.$C$10]*[.$C$10])/([.$C$12]*[.$C$12])-SIN(ATAN([.Z$2]/[.$E27]))*SIN(ATAN([.Z$2]/[.$E27])))-COS(ATAN([.Z$2]/[.$E27]))))/36))" office:value-type="float" office:value="0.00109557508623707">
            <text:p>0,0010955751</text:p>
          </table:table-cell>
          <table:table-cell table:formula="of:=(1/(SQRT(2*3.1415926535)*([.$C$12]*(SQRT(([.$C$10]*[.$C$10])/([.$C$12]*[.$C$12])-SIN(ATAN([.AA$2]/[.$E27]))*SIN(ATAN([.AA$2]/[.$E27])))-COS(ATAN([.AA$2]/[.$E27]))))/6)) * EXP( -([.$E27]/COS(ATAN([.AA$2]/[.$E27]))-([.$C$12]*(SQRT(([.$C$10]*[.$C$10])/([.$C$12]*[.$C$12])-SIN(ATAN([.AA$2]/[.$E27]))*SIN(ATAN([.AA$2]/[.$E27])))-COS(ATAN([.AA$2]/[.$E27]))))/2)*([.$E27]/COS(ATAN([.AA$2]/[.$E27]))-([.$C$12]*(SQRT(([.$C$10]*[.$C$10])/([.$C$12]*[.$C$12])-SIN(ATAN([.AA$2]/[.$E27]))*SIN(ATAN([.AA$2]/[.$E27])))-COS(ATAN([.AA$2]/[.$E27]))))/2) /  (2*([.$C$12]*(SQRT(([.$C$10]*[.$C$10])/([.$C$12]*[.$C$12])-SIN(ATAN([.AA$2]/[.$E27]))*SIN(ATAN([.AA$2]/[.$E27])))-COS(ATAN([.AA$2]/[.$E27]))))*([.$C$12]*(SQRT(([.$C$10]*[.$C$10])/([.$C$12]*[.$C$12])-SIN(ATAN([.AA$2]/[.$E27]))*SIN(ATAN([.AA$2]/[.$E27])))-COS(ATAN([.AA$2]/[.$E27]))))/36))" office:value-type="float" office:value="0.00103903909983322">
            <text:p>0,0010390391</text:p>
          </table:table-cell>
          <table:table-cell table:formula="of:=(1/(SQRT(2*3.1415926535)*([.$C$12]*(SQRT(([.$C$10]*[.$C$10])/([.$C$12]*[.$C$12])-SIN(ATAN([.AB$2]/[.$E27]))*SIN(ATAN([.AB$2]/[.$E27])))-COS(ATAN([.AB$2]/[.$E27]))))/6)) * EXP( -([.$E27]/COS(ATAN([.AB$2]/[.$E27]))-([.$C$12]*(SQRT(([.$C$10]*[.$C$10])/([.$C$12]*[.$C$12])-SIN(ATAN([.AB$2]/[.$E27]))*SIN(ATAN([.AB$2]/[.$E27])))-COS(ATAN([.AB$2]/[.$E27]))))/2)*([.$E27]/COS(ATAN([.AB$2]/[.$E27]))-([.$C$12]*(SQRT(([.$C$10]*[.$C$10])/([.$C$12]*[.$C$12])-SIN(ATAN([.AB$2]/[.$E27]))*SIN(ATAN([.AB$2]/[.$E27])))-COS(ATAN([.AB$2]/[.$E27]))))/2) /  (2*([.$C$12]*(SQRT(([.$C$10]*[.$C$10])/([.$C$12]*[.$C$12])-SIN(ATAN([.AB$2]/[.$E27]))*SIN(ATAN([.AB$2]/[.$E27])))-COS(ATAN([.AB$2]/[.$E27]))))*([.$C$12]*(SQRT(([.$C$10]*[.$C$10])/([.$C$12]*[.$C$12])-SIN(ATAN([.AB$2]/[.$E27]))*SIN(ATAN([.AB$2]/[.$E27])))-COS(ATAN([.AB$2]/[.$E27]))))/36))" office:value-type="float" office:value="0.000979707118822438">
            <text:p>0,0009797071</text:p>
          </table:table-cell>
          <table:table-cell table:formula="of:=(1/(SQRT(2*3.1415926535)*([.$C$12]*(SQRT(([.$C$10]*[.$C$10])/([.$C$12]*[.$C$12])-SIN(ATAN([.AC$2]/[.$E27]))*SIN(ATAN([.AC$2]/[.$E27])))-COS(ATAN([.AC$2]/[.$E27]))))/6)) * EXP( -([.$E27]/COS(ATAN([.AC$2]/[.$E27]))-([.$C$12]*(SQRT(([.$C$10]*[.$C$10])/([.$C$12]*[.$C$12])-SIN(ATAN([.AC$2]/[.$E27]))*SIN(ATAN([.AC$2]/[.$E27])))-COS(ATAN([.AC$2]/[.$E27]))))/2)*([.$E27]/COS(ATAN([.AC$2]/[.$E27]))-([.$C$12]*(SQRT(([.$C$10]*[.$C$10])/([.$C$12]*[.$C$12])-SIN(ATAN([.AC$2]/[.$E27]))*SIN(ATAN([.AC$2]/[.$E27])))-COS(ATAN([.AC$2]/[.$E27]))))/2) /  (2*([.$C$12]*(SQRT(([.$C$10]*[.$C$10])/([.$C$12]*[.$C$12])-SIN(ATAN([.AC$2]/[.$E27]))*SIN(ATAN([.AC$2]/[.$E27])))-COS(ATAN([.AC$2]/[.$E27]))))*([.$C$12]*(SQRT(([.$C$10]*[.$C$10])/([.$C$12]*[.$C$12])-SIN(ATAN([.AC$2]/[.$E27]))*SIN(ATAN([.AC$2]/[.$E27])))-COS(ATAN([.AC$2]/[.$E27]))))/36))" office:value-type="float" office:value="0.000918167170767369">
            <text:p>0,0009181672</text:p>
          </table:table-cell>
          <table:table-cell table:formula="of:=(1/(SQRT(2*3.1415926535)*([.$C$12]*(SQRT(([.$C$10]*[.$C$10])/([.$C$12]*[.$C$12])-SIN(ATAN([.AD$2]/[.$E27]))*SIN(ATAN([.AD$2]/[.$E27])))-COS(ATAN([.AD$2]/[.$E27]))))/6)) * EXP( -([.$E27]/COS(ATAN([.AD$2]/[.$E27]))-([.$C$12]*(SQRT(([.$C$10]*[.$C$10])/([.$C$12]*[.$C$12])-SIN(ATAN([.AD$2]/[.$E27]))*SIN(ATAN([.AD$2]/[.$E27])))-COS(ATAN([.AD$2]/[.$E27]))))/2)*([.$E27]/COS(ATAN([.AD$2]/[.$E27]))-([.$C$12]*(SQRT(([.$C$10]*[.$C$10])/([.$C$12]*[.$C$12])-SIN(ATAN([.AD$2]/[.$E27]))*SIN(ATAN([.AD$2]/[.$E27])))-COS(ATAN([.AD$2]/[.$E27]))))/2) /  (2*([.$C$12]*(SQRT(([.$C$10]*[.$C$10])/([.$C$12]*[.$C$12])-SIN(ATAN([.AD$2]/[.$E27]))*SIN(ATAN([.AD$2]/[.$E27])))-COS(ATAN([.AD$2]/[.$E27]))))*([.$C$12]*(SQRT(([.$C$10]*[.$C$10])/([.$C$12]*[.$C$12])-SIN(ATAN([.AD$2]/[.$E27]))*SIN(ATAN([.AD$2]/[.$E27])))-COS(ATAN([.AD$2]/[.$E27]))))/36))" office:value-type="float" office:value="0.000855067952978011">
            <text:p>0,000855068</text:p>
          </table:table-cell>
          <table:table-cell table:formula="of:=(1/(SQRT(2*3.1415926535)*([.$C$12]*(SQRT(([.$C$10]*[.$C$10])/([.$C$12]*[.$C$12])-SIN(ATAN([.AE$2]/[.$E27]))*SIN(ATAN([.AE$2]/[.$E27])))-COS(ATAN([.AE$2]/[.$E27]))))/6)) * EXP( -([.$E27]/COS(ATAN([.AE$2]/[.$E27]))-([.$C$12]*(SQRT(([.$C$10]*[.$C$10])/([.$C$12]*[.$C$12])-SIN(ATAN([.AE$2]/[.$E27]))*SIN(ATAN([.AE$2]/[.$E27])))-COS(ATAN([.AE$2]/[.$E27]))))/2)*([.$E27]/COS(ATAN([.AE$2]/[.$E27]))-([.$C$12]*(SQRT(([.$C$10]*[.$C$10])/([.$C$12]*[.$C$12])-SIN(ATAN([.AE$2]/[.$E27]))*SIN(ATAN([.AE$2]/[.$E27])))-COS(ATAN([.AE$2]/[.$E27]))))/2) /  (2*([.$C$12]*(SQRT(([.$C$10]*[.$C$10])/([.$C$12]*[.$C$12])-SIN(ATAN([.AE$2]/[.$E27]))*SIN(ATAN([.AE$2]/[.$E27])))-COS(ATAN([.AE$2]/[.$E27]))))*([.$C$12]*(SQRT(([.$C$10]*[.$C$10])/([.$C$12]*[.$C$12])-SIN(ATAN([.AE$2]/[.$E27]))*SIN(ATAN([.AE$2]/[.$E27])))-COS(ATAN([.AE$2]/[.$E27]))))/36))" office:value-type="float" office:value="0.000791099016344828">
            <text:p>0,000791099</text:p>
          </table:table-cell>
          <table:table-cell table:formula="of:=(1/(SQRT(2*3.1415926535)*([.$C$12]*(SQRT(([.$C$10]*[.$C$10])/([.$C$12]*[.$C$12])-SIN(ATAN([.AF$2]/[.$E27]))*SIN(ATAN([.AF$2]/[.$E27])))-COS(ATAN([.AF$2]/[.$E27]))))/6)) * EXP( -([.$E27]/COS(ATAN([.AF$2]/[.$E27]))-([.$C$12]*(SQRT(([.$C$10]*[.$C$10])/([.$C$12]*[.$C$12])-SIN(ATAN([.AF$2]/[.$E27]))*SIN(ATAN([.AF$2]/[.$E27])))-COS(ATAN([.AF$2]/[.$E27]))))/2)*([.$E27]/COS(ATAN([.AF$2]/[.$E27]))-([.$C$12]*(SQRT(([.$C$10]*[.$C$10])/([.$C$12]*[.$C$12])-SIN(ATAN([.AF$2]/[.$E27]))*SIN(ATAN([.AF$2]/[.$E27])))-COS(ATAN([.AF$2]/[.$E27]))))/2) /  (2*([.$C$12]*(SQRT(([.$C$10]*[.$C$10])/([.$C$12]*[.$C$12])-SIN(ATAN([.AF$2]/[.$E27]))*SIN(ATAN([.AF$2]/[.$E27])))-COS(ATAN([.AF$2]/[.$E27]))))*([.$C$12]*(SQRT(([.$C$10]*[.$C$10])/([.$C$12]*[.$C$12])-SIN(ATAN([.AF$2]/[.$E27]))*SIN(ATAN([.AF$2]/[.$E27])))-COS(ATAN([.AF$2]/[.$E27]))))/36))" office:value-type="float" office:value="0.000726969190846696">
            <text:p>0,0007269692</text:p>
          </table:table-cell>
          <table:table-cell table:formula="of:=(1/(SQRT(2*3.1415926535)*([.$C$12]*(SQRT(([.$C$10]*[.$C$10])/([.$C$12]*[.$C$12])-SIN(ATAN([.AG$2]/[.$E27]))*SIN(ATAN([.AG$2]/[.$E27])))-COS(ATAN([.AG$2]/[.$E27]))))/6)) * EXP( -([.$E27]/COS(ATAN([.AG$2]/[.$E27]))-([.$C$12]*(SQRT(([.$C$10]*[.$C$10])/([.$C$12]*[.$C$12])-SIN(ATAN([.AG$2]/[.$E27]))*SIN(ATAN([.AG$2]/[.$E27])))-COS(ATAN([.AG$2]/[.$E27]))))/2)*([.$E27]/COS(ATAN([.AG$2]/[.$E27]))-([.$C$12]*(SQRT(([.$C$10]*[.$C$10])/([.$C$12]*[.$C$12])-SIN(ATAN([.AG$2]/[.$E27]))*SIN(ATAN([.AG$2]/[.$E27])))-COS(ATAN([.AG$2]/[.$E27]))))/2) /  (2*([.$C$12]*(SQRT(([.$C$10]*[.$C$10])/([.$C$12]*[.$C$12])-SIN(ATAN([.AG$2]/[.$E27]))*SIN(ATAN([.AG$2]/[.$E27])))-COS(ATAN([.AG$2]/[.$E27]))))*([.$C$12]*(SQRT(([.$C$10]*[.$C$10])/([.$C$12]*[.$C$12])-SIN(ATAN([.AG$2]/[.$E27]))*SIN(ATAN([.AG$2]/[.$E27])))-COS(ATAN([.AG$2]/[.$E27]))))/36))" office:value-type="float" office:value="0.000663384317860831">
            <text:p>0,0006633843</text:p>
          </table:table-cell>
          <table:table-cell table:formula="of:=(1/(SQRT(2*3.1415926535)*([.$C$12]*(SQRT(([.$C$10]*[.$C$10])/([.$C$12]*[.$C$12])-SIN(ATAN([.AH$2]/[.$E27]))*SIN(ATAN([.AH$2]/[.$E27])))-COS(ATAN([.AH$2]/[.$E27]))))/6)) * EXP( -([.$E27]/COS(ATAN([.AH$2]/[.$E27]))-([.$C$12]*(SQRT(([.$C$10]*[.$C$10])/([.$C$12]*[.$C$12])-SIN(ATAN([.AH$2]/[.$E27]))*SIN(ATAN([.AH$2]/[.$E27])))-COS(ATAN([.AH$2]/[.$E27]))))/2)*([.$E27]/COS(ATAN([.AH$2]/[.$E27]))-([.$C$12]*(SQRT(([.$C$10]*[.$C$10])/([.$C$12]*[.$C$12])-SIN(ATAN([.AH$2]/[.$E27]))*SIN(ATAN([.AH$2]/[.$E27])))-COS(ATAN([.AH$2]/[.$E27]))))/2) /  (2*([.$C$12]*(SQRT(([.$C$10]*[.$C$10])/([.$C$12]*[.$C$12])-SIN(ATAN([.AH$2]/[.$E27]))*SIN(ATAN([.AH$2]/[.$E27])))-COS(ATAN([.AH$2]/[.$E27]))))*([.$C$12]*(SQRT(([.$C$10]*[.$C$10])/([.$C$12]*[.$C$12])-SIN(ATAN([.AH$2]/[.$E27]))*SIN(ATAN([.AH$2]/[.$E27])))-COS(ATAN([.AH$2]/[.$E27]))))/36))" office:value-type="float" office:value="0.000601025396043544">
            <text:p>0,0006010254</text:p>
          </table:table-cell>
          <table:table-cell table:formula="of:=(1/(SQRT(2*3.1415926535)*([.$C$12]*(SQRT(([.$C$10]*[.$C$10])/([.$C$12]*[.$C$12])-SIN(ATAN([.AI$2]/[.$E27]))*SIN(ATAN([.AI$2]/[.$E27])))-COS(ATAN([.AI$2]/[.$E27]))))/6)) * EXP( -([.$E27]/COS(ATAN([.AI$2]/[.$E27]))-([.$C$12]*(SQRT(([.$C$10]*[.$C$10])/([.$C$12]*[.$C$12])-SIN(ATAN([.AI$2]/[.$E27]))*SIN(ATAN([.AI$2]/[.$E27])))-COS(ATAN([.AI$2]/[.$E27]))))/2)*([.$E27]/COS(ATAN([.AI$2]/[.$E27]))-([.$C$12]*(SQRT(([.$C$10]*[.$C$10])/([.$C$12]*[.$C$12])-SIN(ATAN([.AI$2]/[.$E27]))*SIN(ATAN([.AI$2]/[.$E27])))-COS(ATAN([.AI$2]/[.$E27]))))/2) /  (2*([.$C$12]*(SQRT(([.$C$10]*[.$C$10])/([.$C$12]*[.$C$12])-SIN(ATAN([.AI$2]/[.$E27]))*SIN(ATAN([.AI$2]/[.$E27])))-COS(ATAN([.AI$2]/[.$E27]))))*([.$C$12]*(SQRT(([.$C$10]*[.$C$10])/([.$C$12]*[.$C$12])-SIN(ATAN([.AI$2]/[.$E27]))*SIN(ATAN([.AI$2]/[.$E27])))-COS(ATAN([.AI$2]/[.$E27]))))/36))" office:value-type="float" office:value="0.000540528213800195">
            <text:p>0,0005405282</text:p>
          </table:table-cell>
          <table:table-cell table:formula="of:=(1/(SQRT(2*3.1415926535)*([.$C$12]*(SQRT(([.$C$10]*[.$C$10])/([.$C$12]*[.$C$12])-SIN(ATAN([.AJ$2]/[.$E27]))*SIN(ATAN([.AJ$2]/[.$E27])))-COS(ATAN([.AJ$2]/[.$E27]))))/6)) * EXP( -([.$E27]/COS(ATAN([.AJ$2]/[.$E27]))-([.$C$12]*(SQRT(([.$C$10]*[.$C$10])/([.$C$12]*[.$C$12])-SIN(ATAN([.AJ$2]/[.$E27]))*SIN(ATAN([.AJ$2]/[.$E27])))-COS(ATAN([.AJ$2]/[.$E27]))))/2)*([.$E27]/COS(ATAN([.AJ$2]/[.$E27]))-([.$C$12]*(SQRT(([.$C$10]*[.$C$10])/([.$C$12]*[.$C$12])-SIN(ATAN([.AJ$2]/[.$E27]))*SIN(ATAN([.AJ$2]/[.$E27])))-COS(ATAN([.AJ$2]/[.$E27]))))/2) /  (2*([.$C$12]*(SQRT(([.$C$10]*[.$C$10])/([.$C$12]*[.$C$12])-SIN(ATAN([.AJ$2]/[.$E27]))*SIN(ATAN([.AJ$2]/[.$E27])))-COS(ATAN([.AJ$2]/[.$E27]))))*([.$C$12]*(SQRT(([.$C$10]*[.$C$10])/([.$C$12]*[.$C$12])-SIN(ATAN([.AJ$2]/[.$E27]))*SIN(ATAN([.AJ$2]/[.$E27])))-COS(ATAN([.AJ$2]/[.$E27]))))/36))" office:value-type="float" office:value="0.000482465434846785">
            <text:p>0,000482465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833.433333333334">
            <text:p>833,4333333333</text:p>
          </table:table-cell>
          <table:table-cell table:formula="of:=(1/(SQRT(2*3.1415926535)*([.$C$12]*(SQRT(([.$C$10]*[.$C$10])/([.$C$12]*[.$C$12])-SIN(ATAN([.F$2]/[.$E28]))*SIN(ATAN([.F$2]/[.$E28])))-COS(ATAN([.F$2]/[.$E28]))))/6)) * EXP( -([.$E28]/COS(ATAN([.F$2]/[.$E28]))-([.$C$12]*(SQRT(([.$C$10]*[.$C$10])/([.$C$12]*[.$C$12])-SIN(ATAN([.F$2]/[.$E28]))*SIN(ATAN([.F$2]/[.$E28])))-COS(ATAN([.F$2]/[.$E28]))))/2)*([.$E28]/COS(ATAN([.F$2]/[.$E28]))-([.$C$12]*(SQRT(([.$C$10]*[.$C$10])/([.$C$12]*[.$C$12])-SIN(ATAN([.F$2]/[.$E28]))*SIN(ATAN([.F$2]/[.$E28])))-COS(ATAN([.F$2]/[.$E28]))))/2) /  (2*([.$C$12]*(SQRT(([.$C$10]*[.$C$10])/([.$C$12]*[.$C$12])-SIN(ATAN([.F$2]/[.$E28]))*SIN(ATAN([.F$2]/[.$E28])))-COS(ATAN([.F$2]/[.$E28]))))*([.$C$12]*(SQRT(([.$C$10]*[.$C$10])/([.$C$12]*[.$C$12])-SIN(ATAN([.F$2]/[.$E28]))*SIN(ATAN([.F$2]/[.$E28])))-COS(ATAN([.F$2]/[.$E28]))))/36))" office:value-type="float" office:value="0.00148432163699877">
            <text:p>0,0014843216</text:p>
          </table:table-cell>
          <table:table-cell table:formula="of:=(1/(SQRT(2*3.1415926535)*([.$C$12]*(SQRT(([.$C$10]*[.$C$10])/([.$C$12]*[.$C$12])-SIN(ATAN([.G$2]/[.$E28]))*SIN(ATAN([.G$2]/[.$E28])))-COS(ATAN([.G$2]/[.$E28]))))/6)) * EXP( -([.$E28]/COS(ATAN([.G$2]/[.$E28]))-([.$C$12]*(SQRT(([.$C$10]*[.$C$10])/([.$C$12]*[.$C$12])-SIN(ATAN([.G$2]/[.$E28]))*SIN(ATAN([.G$2]/[.$E28])))-COS(ATAN([.G$2]/[.$E28]))))/2)*([.$E28]/COS(ATAN([.G$2]/[.$E28]))-([.$C$12]*(SQRT(([.$C$10]*[.$C$10])/([.$C$12]*[.$C$12])-SIN(ATAN([.G$2]/[.$E28]))*SIN(ATAN([.G$2]/[.$E28])))-COS(ATAN([.G$2]/[.$E28]))))/2) /  (2*([.$C$12]*(SQRT(([.$C$10]*[.$C$10])/([.$C$12]*[.$C$12])-SIN(ATAN([.G$2]/[.$E28]))*SIN(ATAN([.G$2]/[.$E28])))-COS(ATAN([.G$2]/[.$E28]))))*([.$C$12]*(SQRT(([.$C$10]*[.$C$10])/([.$C$12]*[.$C$12])-SIN(ATAN([.G$2]/[.$E28]))*SIN(ATAN([.G$2]/[.$E28])))-COS(ATAN([.G$2]/[.$E28]))))/36))" office:value-type="float" office:value="0.00148370595091726">
            <text:p>0,001483706</text:p>
          </table:table-cell>
          <table:table-cell table:formula="of:=(1/(SQRT(2*3.1415926535)*([.$C$12]*(SQRT(([.$C$10]*[.$C$10])/([.$C$12]*[.$C$12])-SIN(ATAN([.H$2]/[.$E28]))*SIN(ATAN([.H$2]/[.$E28])))-COS(ATAN([.H$2]/[.$E28]))))/6)) * EXP( -([.$E28]/COS(ATAN([.H$2]/[.$E28]))-([.$C$12]*(SQRT(([.$C$10]*[.$C$10])/([.$C$12]*[.$C$12])-SIN(ATAN([.H$2]/[.$E28]))*SIN(ATAN([.H$2]/[.$E28])))-COS(ATAN([.H$2]/[.$E28]))))/2)*([.$E28]/COS(ATAN([.H$2]/[.$E28]))-([.$C$12]*(SQRT(([.$C$10]*[.$C$10])/([.$C$12]*[.$C$12])-SIN(ATAN([.H$2]/[.$E28]))*SIN(ATAN([.H$2]/[.$E28])))-COS(ATAN([.H$2]/[.$E28]))))/2) /  (2*([.$C$12]*(SQRT(([.$C$10]*[.$C$10])/([.$C$12]*[.$C$12])-SIN(ATAN([.H$2]/[.$E28]))*SIN(ATAN([.H$2]/[.$E28])))-COS(ATAN([.H$2]/[.$E28]))))*([.$C$12]*(SQRT(([.$C$10]*[.$C$10])/([.$C$12]*[.$C$12])-SIN(ATAN([.H$2]/[.$E28]))*SIN(ATAN([.H$2]/[.$E28])))-COS(ATAN([.H$2]/[.$E28]))))/36))" office:value-type="float" office:value="0.001481837236542">
            <text:p>0,0014818372</text:p>
          </table:table-cell>
          <table:table-cell table:formula="of:=(1/(SQRT(2*3.1415926535)*([.$C$12]*(SQRT(([.$C$10]*[.$C$10])/([.$C$12]*[.$C$12])-SIN(ATAN([.I$2]/[.$E28]))*SIN(ATAN([.I$2]/[.$E28])))-COS(ATAN([.I$2]/[.$E28]))))/6)) * EXP( -([.$E28]/COS(ATAN([.I$2]/[.$E28]))-([.$C$12]*(SQRT(([.$C$10]*[.$C$10])/([.$C$12]*[.$C$12])-SIN(ATAN([.I$2]/[.$E28]))*SIN(ATAN([.I$2]/[.$E28])))-COS(ATAN([.I$2]/[.$E28]))))/2)*([.$E28]/COS(ATAN([.I$2]/[.$E28]))-([.$C$12]*(SQRT(([.$C$10]*[.$C$10])/([.$C$12]*[.$C$12])-SIN(ATAN([.I$2]/[.$E28]))*SIN(ATAN([.I$2]/[.$E28])))-COS(ATAN([.I$2]/[.$E28]))))/2) /  (2*([.$C$12]*(SQRT(([.$C$10]*[.$C$10])/([.$C$12]*[.$C$12])-SIN(ATAN([.I$2]/[.$E28]))*SIN(ATAN([.I$2]/[.$E28])))-COS(ATAN([.I$2]/[.$E28]))))*([.$C$12]*(SQRT(([.$C$10]*[.$C$10])/([.$C$12]*[.$C$12])-SIN(ATAN([.I$2]/[.$E28]))*SIN(ATAN([.I$2]/[.$E28])))-COS(ATAN([.I$2]/[.$E28]))))/36))" office:value-type="float" office:value="0.00147862977390316">
            <text:p>0,0014786298</text:p>
          </table:table-cell>
          <table:table-cell table:formula="of:=(1/(SQRT(2*3.1415926535)*([.$C$12]*(SQRT(([.$C$10]*[.$C$10])/([.$C$12]*[.$C$12])-SIN(ATAN([.J$2]/[.$E28]))*SIN(ATAN([.J$2]/[.$E28])))-COS(ATAN([.J$2]/[.$E28]))))/6)) * EXP( -([.$E28]/COS(ATAN([.J$2]/[.$E28]))-([.$C$12]*(SQRT(([.$C$10]*[.$C$10])/([.$C$12]*[.$C$12])-SIN(ATAN([.J$2]/[.$E28]))*SIN(ATAN([.J$2]/[.$E28])))-COS(ATAN([.J$2]/[.$E28]))))/2)*([.$E28]/COS(ATAN([.J$2]/[.$E28]))-([.$C$12]*(SQRT(([.$C$10]*[.$C$10])/([.$C$12]*[.$C$12])-SIN(ATAN([.J$2]/[.$E28]))*SIN(ATAN([.J$2]/[.$E28])))-COS(ATAN([.J$2]/[.$E28]))))/2) /  (2*([.$C$12]*(SQRT(([.$C$10]*[.$C$10])/([.$C$12]*[.$C$12])-SIN(ATAN([.J$2]/[.$E28]))*SIN(ATAN([.J$2]/[.$E28])))-COS(ATAN([.J$2]/[.$E28]))))*([.$C$12]*(SQRT(([.$C$10]*[.$C$10])/([.$C$12]*[.$C$12])-SIN(ATAN([.J$2]/[.$E28]))*SIN(ATAN([.J$2]/[.$E28])))-COS(ATAN([.J$2]/[.$E28]))))/36))" office:value-type="float" office:value="0.00147394419808561">
            <text:p>0,0014739442</text:p>
          </table:table-cell>
          <table:table-cell table:formula="of:=(1/(SQRT(2*3.1415926535)*([.$C$12]*(SQRT(([.$C$10]*[.$C$10])/([.$C$12]*[.$C$12])-SIN(ATAN([.K$2]/[.$E28]))*SIN(ATAN([.K$2]/[.$E28])))-COS(ATAN([.K$2]/[.$E28]))))/6)) * EXP( -([.$E28]/COS(ATAN([.K$2]/[.$E28]))-([.$C$12]*(SQRT(([.$C$10]*[.$C$10])/([.$C$12]*[.$C$12])-SIN(ATAN([.K$2]/[.$E28]))*SIN(ATAN([.K$2]/[.$E28])))-COS(ATAN([.K$2]/[.$E28]))))/2)*([.$E28]/COS(ATAN([.K$2]/[.$E28]))-([.$C$12]*(SQRT(([.$C$10]*[.$C$10])/([.$C$12]*[.$C$12])-SIN(ATAN([.K$2]/[.$E28]))*SIN(ATAN([.K$2]/[.$E28])))-COS(ATAN([.K$2]/[.$E28]))))/2) /  (2*([.$C$12]*(SQRT(([.$C$10]*[.$C$10])/([.$C$12]*[.$C$12])-SIN(ATAN([.K$2]/[.$E28]))*SIN(ATAN([.K$2]/[.$E28])))-COS(ATAN([.K$2]/[.$E28]))))*([.$C$12]*(SQRT(([.$C$10]*[.$C$10])/([.$C$12]*[.$C$12])-SIN(ATAN([.K$2]/[.$E28]))*SIN(ATAN([.K$2]/[.$E28])))-COS(ATAN([.K$2]/[.$E28]))))/36))" office:value-type="float" office:value="0.00146759254256861">
            <text:p>0,0014675925</text:p>
          </table:table-cell>
          <table:table-cell table:formula="of:=(1/(SQRT(2*3.1415926535)*([.$C$12]*(SQRT(([.$C$10]*[.$C$10])/([.$C$12]*[.$C$12])-SIN(ATAN([.L$2]/[.$E28]))*SIN(ATAN([.L$2]/[.$E28])))-COS(ATAN([.L$2]/[.$E28]))))/6)) * EXP( -([.$E28]/COS(ATAN([.L$2]/[.$E28]))-([.$C$12]*(SQRT(([.$C$10]*[.$C$10])/([.$C$12]*[.$C$12])-SIN(ATAN([.L$2]/[.$E28]))*SIN(ATAN([.L$2]/[.$E28])))-COS(ATAN([.L$2]/[.$E28]))))/2)*([.$E28]/COS(ATAN([.L$2]/[.$E28]))-([.$C$12]*(SQRT(([.$C$10]*[.$C$10])/([.$C$12]*[.$C$12])-SIN(ATAN([.L$2]/[.$E28]))*SIN(ATAN([.L$2]/[.$E28])))-COS(ATAN([.L$2]/[.$E28]))))/2) /  (2*([.$C$12]*(SQRT(([.$C$10]*[.$C$10])/([.$C$12]*[.$C$12])-SIN(ATAN([.L$2]/[.$E28]))*SIN(ATAN([.L$2]/[.$E28])))-COS(ATAN([.L$2]/[.$E28]))))*([.$C$12]*(SQRT(([.$C$10]*[.$C$10])/([.$C$12]*[.$C$12])-SIN(ATAN([.L$2]/[.$E28]))*SIN(ATAN([.L$2]/[.$E28])))-COS(ATAN([.L$2]/[.$E28]))))/36))" office:value-type="float" office:value="0.00145934522677894">
            <text:p>0,0014593452</text:p>
          </table:table-cell>
          <table:table-cell table:formula="of:=(1/(SQRT(2*3.1415926535)*([.$C$12]*(SQRT(([.$C$10]*[.$C$10])/([.$C$12]*[.$C$12])-SIN(ATAN([.M$2]/[.$E28]))*SIN(ATAN([.M$2]/[.$E28])))-COS(ATAN([.M$2]/[.$E28]))))/6)) * EXP( -([.$E28]/COS(ATAN([.M$2]/[.$E28]))-([.$C$12]*(SQRT(([.$C$10]*[.$C$10])/([.$C$12]*[.$C$12])-SIN(ATAN([.M$2]/[.$E28]))*SIN(ATAN([.M$2]/[.$E28])))-COS(ATAN([.M$2]/[.$E28]))))/2)*([.$E28]/COS(ATAN([.M$2]/[.$E28]))-([.$C$12]*(SQRT(([.$C$10]*[.$C$10])/([.$C$12]*[.$C$12])-SIN(ATAN([.M$2]/[.$E28]))*SIN(ATAN([.M$2]/[.$E28])))-COS(ATAN([.M$2]/[.$E28]))))/2) /  (2*([.$C$12]*(SQRT(([.$C$10]*[.$C$10])/([.$C$12]*[.$C$12])-SIN(ATAN([.M$2]/[.$E28]))*SIN(ATAN([.M$2]/[.$E28])))-COS(ATAN([.M$2]/[.$E28]))))*([.$C$12]*(SQRT(([.$C$10]*[.$C$10])/([.$C$12]*[.$C$12])-SIN(ATAN([.M$2]/[.$E28]))*SIN(ATAN([.M$2]/[.$E28])))-COS(ATAN([.M$2]/[.$E28]))))/36))" office:value-type="float" office:value="0.00144893989583304">
            <text:p>0,0014489399</text:p>
          </table:table-cell>
          <table:table-cell table:formula="of:=(1/(SQRT(2*3.1415926535)*([.$C$12]*(SQRT(([.$C$10]*[.$C$10])/([.$C$12]*[.$C$12])-SIN(ATAN([.N$2]/[.$E28]))*SIN(ATAN([.N$2]/[.$E28])))-COS(ATAN([.N$2]/[.$E28]))))/6)) * EXP( -([.$E28]/COS(ATAN([.N$2]/[.$E28]))-([.$C$12]*(SQRT(([.$C$10]*[.$C$10])/([.$C$12]*[.$C$12])-SIN(ATAN([.N$2]/[.$E28]))*SIN(ATAN([.N$2]/[.$E28])))-COS(ATAN([.N$2]/[.$E28]))))/2)*([.$E28]/COS(ATAN([.N$2]/[.$E28]))-([.$C$12]*(SQRT(([.$C$10]*[.$C$10])/([.$C$12]*[.$C$12])-SIN(ATAN([.N$2]/[.$E28]))*SIN(ATAN([.N$2]/[.$E28])))-COS(ATAN([.N$2]/[.$E28]))))/2) /  (2*([.$C$12]*(SQRT(([.$C$10]*[.$C$10])/([.$C$12]*[.$C$12])-SIN(ATAN([.N$2]/[.$E28]))*SIN(ATAN([.N$2]/[.$E28])))-COS(ATAN([.N$2]/[.$E28]))))*([.$C$12]*(SQRT(([.$C$10]*[.$C$10])/([.$C$12]*[.$C$12])-SIN(ATAN([.N$2]/[.$E28]))*SIN(ATAN([.N$2]/[.$E28])))-COS(ATAN([.N$2]/[.$E28]))))/36))" office:value-type="float" office:value="0.00143609196706657">
            <text:p>0,001436092</text:p>
          </table:table-cell>
          <table:table-cell table:formula="of:=(1/(SQRT(2*3.1415926535)*([.$C$12]*(SQRT(([.$C$10]*[.$C$10])/([.$C$12]*[.$C$12])-SIN(ATAN([.O$2]/[.$E28]))*SIN(ATAN([.O$2]/[.$E28])))-COS(ATAN([.O$2]/[.$E28]))))/6)) * EXP( -([.$E28]/COS(ATAN([.O$2]/[.$E28]))-([.$C$12]*(SQRT(([.$C$10]*[.$C$10])/([.$C$12]*[.$C$12])-SIN(ATAN([.O$2]/[.$E28]))*SIN(ATAN([.O$2]/[.$E28])))-COS(ATAN([.O$2]/[.$E28]))))/2)*([.$E28]/COS(ATAN([.O$2]/[.$E28]))-([.$C$12]*(SQRT(([.$C$10]*[.$C$10])/([.$C$12]*[.$C$12])-SIN(ATAN([.O$2]/[.$E28]))*SIN(ATAN([.O$2]/[.$E28])))-COS(ATAN([.O$2]/[.$E28]))))/2) /  (2*([.$C$12]*(SQRT(([.$C$10]*[.$C$10])/([.$C$12]*[.$C$12])-SIN(ATAN([.O$2]/[.$E28]))*SIN(ATAN([.O$2]/[.$E28])))-COS(ATAN([.O$2]/[.$E28]))))*([.$C$12]*(SQRT(([.$C$10]*[.$C$10])/([.$C$12]*[.$C$12])-SIN(ATAN([.O$2]/[.$E28]))*SIN(ATAN([.O$2]/[.$E28])))-COS(ATAN([.O$2]/[.$E28]))))/36))" office:value-type="float" office:value="0.00142050666990471">
            <text:p>0,0014205067</text:p>
          </table:table-cell>
          <table:table-cell table:formula="of:=(1/(SQRT(2*3.1415926535)*([.$C$12]*(SQRT(([.$C$10]*[.$C$10])/([.$C$12]*[.$C$12])-SIN(ATAN([.P$2]/[.$E28]))*SIN(ATAN([.P$2]/[.$E28])))-COS(ATAN([.P$2]/[.$E28]))))/6)) * EXP( -([.$E28]/COS(ATAN([.P$2]/[.$E28]))-([.$C$12]*(SQRT(([.$C$10]*[.$C$10])/([.$C$12]*[.$C$12])-SIN(ATAN([.P$2]/[.$E28]))*SIN(ATAN([.P$2]/[.$E28])))-COS(ATAN([.P$2]/[.$E28]))))/2)*([.$E28]/COS(ATAN([.P$2]/[.$E28]))-([.$C$12]*(SQRT(([.$C$10]*[.$C$10])/([.$C$12]*[.$C$12])-SIN(ATAN([.P$2]/[.$E28]))*SIN(ATAN([.P$2]/[.$E28])))-COS(ATAN([.P$2]/[.$E28]))))/2) /  (2*([.$C$12]*(SQRT(([.$C$10]*[.$C$10])/([.$C$12]*[.$C$12])-SIN(ATAN([.P$2]/[.$E28]))*SIN(ATAN([.P$2]/[.$E28])))-COS(ATAN([.P$2]/[.$E28]))))*([.$C$12]*(SQRT(([.$C$10]*[.$C$10])/([.$C$12]*[.$C$12])-SIN(ATAN([.P$2]/[.$E28]))*SIN(ATAN([.P$2]/[.$E28])))-COS(ATAN([.P$2]/[.$E28]))))/36))" office:value-type="float" office:value="0.00140189228526275">
            <text:p>0,0014018923</text:p>
          </table:table-cell>
          <table:table-cell table:formula="of:=(1/(SQRT(2*3.1415926535)*([.$C$12]*(SQRT(([.$C$10]*[.$C$10])/([.$C$12]*[.$C$12])-SIN(ATAN([.Q$2]/[.$E28]))*SIN(ATAN([.Q$2]/[.$E28])))-COS(ATAN([.Q$2]/[.$E28]))))/6)) * EXP( -([.$E28]/COS(ATAN([.Q$2]/[.$E28]))-([.$C$12]*(SQRT(([.$C$10]*[.$C$10])/([.$C$12]*[.$C$12])-SIN(ATAN([.Q$2]/[.$E28]))*SIN(ATAN([.Q$2]/[.$E28])))-COS(ATAN([.Q$2]/[.$E28]))))/2)*([.$E28]/COS(ATAN([.Q$2]/[.$E28]))-([.$C$12]*(SQRT(([.$C$10]*[.$C$10])/([.$C$12]*[.$C$12])-SIN(ATAN([.Q$2]/[.$E28]))*SIN(ATAN([.Q$2]/[.$E28])))-COS(ATAN([.Q$2]/[.$E28]))))/2) /  (2*([.$C$12]*(SQRT(([.$C$10]*[.$C$10])/([.$C$12]*[.$C$12])-SIN(ATAN([.Q$2]/[.$E28]))*SIN(ATAN([.Q$2]/[.$E28])))-COS(ATAN([.Q$2]/[.$E28]))))*([.$C$12]*(SQRT(([.$C$10]*[.$C$10])/([.$C$12]*[.$C$12])-SIN(ATAN([.Q$2]/[.$E28]))*SIN(ATAN([.Q$2]/[.$E28])))-COS(ATAN([.Q$2]/[.$E28]))))/36))" office:value-type="float" office:value="0.00137997420282058">
            <text:p>0,0013799742</text:p>
          </table:table-cell>
          <table:table-cell table:formula="of:=(1/(SQRT(2*3.1415926535)*([.$C$12]*(SQRT(([.$C$10]*[.$C$10])/([.$C$12]*[.$C$12])-SIN(ATAN([.R$2]/[.$E28]))*SIN(ATAN([.R$2]/[.$E28])))-COS(ATAN([.R$2]/[.$E28]))))/6)) * EXP( -([.$E28]/COS(ATAN([.R$2]/[.$E28]))-([.$C$12]*(SQRT(([.$C$10]*[.$C$10])/([.$C$12]*[.$C$12])-SIN(ATAN([.R$2]/[.$E28]))*SIN(ATAN([.R$2]/[.$E28])))-COS(ATAN([.R$2]/[.$E28]))))/2)*([.$E28]/COS(ATAN([.R$2]/[.$E28]))-([.$C$12]*(SQRT(([.$C$10]*[.$C$10])/([.$C$12]*[.$C$12])-SIN(ATAN([.R$2]/[.$E28]))*SIN(ATAN([.R$2]/[.$E28])))-COS(ATAN([.R$2]/[.$E28]))))/2) /  (2*([.$C$12]*(SQRT(([.$C$10]*[.$C$10])/([.$C$12]*[.$C$12])-SIN(ATAN([.R$2]/[.$E28]))*SIN(ATAN([.R$2]/[.$E28])))-COS(ATAN([.R$2]/[.$E28]))))*([.$C$12]*(SQRT(([.$C$10]*[.$C$10])/([.$C$12]*[.$C$12])-SIN(ATAN([.R$2]/[.$E28]))*SIN(ATAN([.R$2]/[.$E28])))-COS(ATAN([.R$2]/[.$E28]))))/36))" office:value-type="float" office:value="0.00135450932623973">
            <text:p>0,0013545093</text:p>
          </table:table-cell>
          <table:table-cell table:formula="of:=(1/(SQRT(2*3.1415926535)*([.$C$12]*(SQRT(([.$C$10]*[.$C$10])/([.$C$12]*[.$C$12])-SIN(ATAN([.S$2]/[.$E28]))*SIN(ATAN([.S$2]/[.$E28])))-COS(ATAN([.S$2]/[.$E28]))))/6)) * EXP( -([.$E28]/COS(ATAN([.S$2]/[.$E28]))-([.$C$12]*(SQRT(([.$C$10]*[.$C$10])/([.$C$12]*[.$C$12])-SIN(ATAN([.S$2]/[.$E28]))*SIN(ATAN([.S$2]/[.$E28])))-COS(ATAN([.S$2]/[.$E28]))))/2)*([.$E28]/COS(ATAN([.S$2]/[.$E28]))-([.$C$12]*(SQRT(([.$C$10]*[.$C$10])/([.$C$12]*[.$C$12])-SIN(ATAN([.S$2]/[.$E28]))*SIN(ATAN([.S$2]/[.$E28])))-COS(ATAN([.S$2]/[.$E28]))))/2) /  (2*([.$C$12]*(SQRT(([.$C$10]*[.$C$10])/([.$C$12]*[.$C$12])-SIN(ATAN([.S$2]/[.$E28]))*SIN(ATAN([.S$2]/[.$E28])))-COS(ATAN([.S$2]/[.$E28]))))*([.$C$12]*(SQRT(([.$C$10]*[.$C$10])/([.$C$12]*[.$C$12])-SIN(ATAN([.S$2]/[.$E28]))*SIN(ATAN([.S$2]/[.$E28])))-COS(ATAN([.S$2]/[.$E28]))))/36))" office:value-type="float" office:value="0.001325300276422">
            <text:p>0,0013253003</text:p>
          </table:table-cell>
          <table:table-cell table:formula="of:=(1/(SQRT(2*3.1415926535)*([.$C$12]*(SQRT(([.$C$10]*[.$C$10])/([.$C$12]*[.$C$12])-SIN(ATAN([.T$2]/[.$E28]))*SIN(ATAN([.T$2]/[.$E28])))-COS(ATAN([.T$2]/[.$E28]))))/6)) * EXP( -([.$E28]/COS(ATAN([.T$2]/[.$E28]))-([.$C$12]*(SQRT(([.$C$10]*[.$C$10])/([.$C$12]*[.$C$12])-SIN(ATAN([.T$2]/[.$E28]))*SIN(ATAN([.T$2]/[.$E28])))-COS(ATAN([.T$2]/[.$E28]))))/2)*([.$E28]/COS(ATAN([.T$2]/[.$E28]))-([.$C$12]*(SQRT(([.$C$10]*[.$C$10])/([.$C$12]*[.$C$12])-SIN(ATAN([.T$2]/[.$E28]))*SIN(ATAN([.T$2]/[.$E28])))-COS(ATAN([.T$2]/[.$E28]))))/2) /  (2*([.$C$12]*(SQRT(([.$C$10]*[.$C$10])/([.$C$12]*[.$C$12])-SIN(ATAN([.T$2]/[.$E28]))*SIN(ATAN([.T$2]/[.$E28])))-COS(ATAN([.T$2]/[.$E28]))))*([.$C$12]*(SQRT(([.$C$10]*[.$C$10])/([.$C$12]*[.$C$12])-SIN(ATAN([.T$2]/[.$E28]))*SIN(ATAN([.T$2]/[.$E28])))-COS(ATAN([.T$2]/[.$E28]))))/36))" office:value-type="float" office:value="0.00129220878087495">
            <text:p>0,0012922088</text:p>
          </table:table-cell>
          <table:table-cell table:formula="of:=(1/(SQRT(2*3.1415926535)*([.$C$12]*(SQRT(([.$C$10]*[.$C$10])/([.$C$12]*[.$C$12])-SIN(ATAN([.U$2]/[.$E28]))*SIN(ATAN([.U$2]/[.$E28])))-COS(ATAN([.U$2]/[.$E28]))))/6)) * EXP( -([.$E28]/COS(ATAN([.U$2]/[.$E28]))-([.$C$12]*(SQRT(([.$C$10]*[.$C$10])/([.$C$12]*[.$C$12])-SIN(ATAN([.U$2]/[.$E28]))*SIN(ATAN([.U$2]/[.$E28])))-COS(ATAN([.U$2]/[.$E28]))))/2)*([.$E28]/COS(ATAN([.U$2]/[.$E28]))-([.$C$12]*(SQRT(([.$C$10]*[.$C$10])/([.$C$12]*[.$C$12])-SIN(ATAN([.U$2]/[.$E28]))*SIN(ATAN([.U$2]/[.$E28])))-COS(ATAN([.U$2]/[.$E28]))))/2) /  (2*([.$C$12]*(SQRT(([.$C$10]*[.$C$10])/([.$C$12]*[.$C$12])-SIN(ATAN([.U$2]/[.$E28]))*SIN(ATAN([.U$2]/[.$E28])))-COS(ATAN([.U$2]/[.$E28]))))*([.$C$12]*(SQRT(([.$C$10]*[.$C$10])/([.$C$12]*[.$C$12])-SIN(ATAN([.U$2]/[.$E28]))*SIN(ATAN([.U$2]/[.$E28])))-COS(ATAN([.U$2]/[.$E28]))))/36))" office:value-type="float" office:value="0.00125516760269741">
            <text:p>0,0012551676</text:p>
          </table:table-cell>
          <table:table-cell table:formula="of:=(1/(SQRT(2*3.1415926535)*([.$C$12]*(SQRT(([.$C$10]*[.$C$10])/([.$C$12]*[.$C$12])-SIN(ATAN([.V$2]/[.$E28]))*SIN(ATAN([.V$2]/[.$E28])))-COS(ATAN([.V$2]/[.$E28]))))/6)) * EXP( -([.$E28]/COS(ATAN([.V$2]/[.$E28]))-([.$C$12]*(SQRT(([.$C$10]*[.$C$10])/([.$C$12]*[.$C$12])-SIN(ATAN([.V$2]/[.$E28]))*SIN(ATAN([.V$2]/[.$E28])))-COS(ATAN([.V$2]/[.$E28]))))/2)*([.$E28]/COS(ATAN([.V$2]/[.$E28]))-([.$C$12]*(SQRT(([.$C$10]*[.$C$10])/([.$C$12]*[.$C$12])-SIN(ATAN([.V$2]/[.$E28]))*SIN(ATAN([.V$2]/[.$E28])))-COS(ATAN([.V$2]/[.$E28]))))/2) /  (2*([.$C$12]*(SQRT(([.$C$10]*[.$C$10])/([.$C$12]*[.$C$12])-SIN(ATAN([.V$2]/[.$E28]))*SIN(ATAN([.V$2]/[.$E28])))-COS(ATAN([.V$2]/[.$E28]))))*([.$C$12]*(SQRT(([.$C$10]*[.$C$10])/([.$C$12]*[.$C$12])-SIN(ATAN([.V$2]/[.$E28]))*SIN(ATAN([.V$2]/[.$E28])))-COS(ATAN([.V$2]/[.$E28]))))/36))" office:value-type="float" office:value="0.00121419036400448">
            <text:p>0,0012141904</text:p>
          </table:table-cell>
          <table:table-cell table:formula="of:=(1/(SQRT(2*3.1415926535)*([.$C$12]*(SQRT(([.$C$10]*[.$C$10])/([.$C$12]*[.$C$12])-SIN(ATAN([.W$2]/[.$E28]))*SIN(ATAN([.W$2]/[.$E28])))-COS(ATAN([.W$2]/[.$E28]))))/6)) * EXP( -([.$E28]/COS(ATAN([.W$2]/[.$E28]))-([.$C$12]*(SQRT(([.$C$10]*[.$C$10])/([.$C$12]*[.$C$12])-SIN(ATAN([.W$2]/[.$E28]))*SIN(ATAN([.W$2]/[.$E28])))-COS(ATAN([.W$2]/[.$E28]))))/2)*([.$E28]/COS(ATAN([.W$2]/[.$E28]))-([.$C$12]*(SQRT(([.$C$10]*[.$C$10])/([.$C$12]*[.$C$12])-SIN(ATAN([.W$2]/[.$E28]))*SIN(ATAN([.W$2]/[.$E28])))-COS(ATAN([.W$2]/[.$E28]))))/2) /  (2*([.$C$12]*(SQRT(([.$C$10]*[.$C$10])/([.$C$12]*[.$C$12])-SIN(ATAN([.W$2]/[.$E28]))*SIN(ATAN([.W$2]/[.$E28])))-COS(ATAN([.W$2]/[.$E28]))))*([.$C$12]*(SQRT(([.$C$10]*[.$C$10])/([.$C$12]*[.$C$12])-SIN(ATAN([.W$2]/[.$E28]))*SIN(ATAN([.W$2]/[.$E28])))-COS(ATAN([.W$2]/[.$E28]))))/36))" office:value-type="float" office:value="0.00116937866188875">
            <text:p>0,0011693787</text:p>
          </table:table-cell>
          <table:table-cell table:formula="of:=(1/(SQRT(2*3.1415926535)*([.$C$12]*(SQRT(([.$C$10]*[.$C$10])/([.$C$12]*[.$C$12])-SIN(ATAN([.X$2]/[.$E28]))*SIN(ATAN([.X$2]/[.$E28])))-COS(ATAN([.X$2]/[.$E28]))))/6)) * EXP( -([.$E28]/COS(ATAN([.X$2]/[.$E28]))-([.$C$12]*(SQRT(([.$C$10]*[.$C$10])/([.$C$12]*[.$C$12])-SIN(ATAN([.X$2]/[.$E28]))*SIN(ATAN([.X$2]/[.$E28])))-COS(ATAN([.X$2]/[.$E28]))))/2)*([.$E28]/COS(ATAN([.X$2]/[.$E28]))-([.$C$12]*(SQRT(([.$C$10]*[.$C$10])/([.$C$12]*[.$C$12])-SIN(ATAN([.X$2]/[.$E28]))*SIN(ATAN([.X$2]/[.$E28])))-COS(ATAN([.X$2]/[.$E28]))))/2) /  (2*([.$C$12]*(SQRT(([.$C$10]*[.$C$10])/([.$C$12]*[.$C$12])-SIN(ATAN([.X$2]/[.$E28]))*SIN(ATAN([.X$2]/[.$E28])))-COS(ATAN([.X$2]/[.$E28]))))*([.$C$12]*(SQRT(([.$C$10]*[.$C$10])/([.$C$12]*[.$C$12])-SIN(ATAN([.X$2]/[.$E28]))*SIN(ATAN([.X$2]/[.$E28])))-COS(ATAN([.X$2]/[.$E28]))))/36))" office:value-type="float" office:value="0.00112092596314517">
            <text:p>0,001120926</text:p>
          </table:table-cell>
          <table:table-cell table:formula="of:=(1/(SQRT(2*3.1415926535)*([.$C$12]*(SQRT(([.$C$10]*[.$C$10])/([.$C$12]*[.$C$12])-SIN(ATAN([.Y$2]/[.$E28]))*SIN(ATAN([.Y$2]/[.$E28])))-COS(ATAN([.Y$2]/[.$E28]))))/6)) * EXP( -([.$E28]/COS(ATAN([.Y$2]/[.$E28]))-([.$C$12]*(SQRT(([.$C$10]*[.$C$10])/([.$C$12]*[.$C$12])-SIN(ATAN([.Y$2]/[.$E28]))*SIN(ATAN([.Y$2]/[.$E28])))-COS(ATAN([.Y$2]/[.$E28]))))/2)*([.$E28]/COS(ATAN([.Y$2]/[.$E28]))-([.$C$12]*(SQRT(([.$C$10]*[.$C$10])/([.$C$12]*[.$C$12])-SIN(ATAN([.Y$2]/[.$E28]))*SIN(ATAN([.Y$2]/[.$E28])))-COS(ATAN([.Y$2]/[.$E28]))))/2) /  (2*([.$C$12]*(SQRT(([.$C$10]*[.$C$10])/([.$C$12]*[.$C$12])-SIN(ATAN([.Y$2]/[.$E28]))*SIN(ATAN([.Y$2]/[.$E28])))-COS(ATAN([.Y$2]/[.$E28]))))*([.$C$12]*(SQRT(([.$C$10]*[.$C$10])/([.$C$12]*[.$C$12])-SIN(ATAN([.Y$2]/[.$E28]))*SIN(ATAN([.Y$2]/[.$E28])))-COS(ATAN([.Y$2]/[.$E28]))))/36))" office:value-type="float" office:value="0.00106911789590681">
            <text:p>0,0010691179</text:p>
          </table:table-cell>
          <table:table-cell table:formula="of:=(1/(SQRT(2*3.1415926535)*([.$C$12]*(SQRT(([.$C$10]*[.$C$10])/([.$C$12]*[.$C$12])-SIN(ATAN([.Z$2]/[.$E28]))*SIN(ATAN([.Z$2]/[.$E28])))-COS(ATAN([.Z$2]/[.$E28]))))/6)) * EXP( -([.$E28]/COS(ATAN([.Z$2]/[.$E28]))-([.$C$12]*(SQRT(([.$C$10]*[.$C$10])/([.$C$12]*[.$C$12])-SIN(ATAN([.Z$2]/[.$E28]))*SIN(ATAN([.Z$2]/[.$E28])))-COS(ATAN([.Z$2]/[.$E28]))))/2)*([.$E28]/COS(ATAN([.Z$2]/[.$E28]))-([.$C$12]*(SQRT(([.$C$10]*[.$C$10])/([.$C$12]*[.$C$12])-SIN(ATAN([.Z$2]/[.$E28]))*SIN(ATAN([.Z$2]/[.$E28])))-COS(ATAN([.Z$2]/[.$E28]))))/2) /  (2*([.$C$12]*(SQRT(([.$C$10]*[.$C$10])/([.$C$12]*[.$C$12])-SIN(ATAN([.Z$2]/[.$E28]))*SIN(ATAN([.Z$2]/[.$E28])))-COS(ATAN([.Z$2]/[.$E28]))))*([.$C$12]*(SQRT(([.$C$10]*[.$C$10])/([.$C$12]*[.$C$12])-SIN(ATAN([.Z$2]/[.$E28]))*SIN(ATAN([.Z$2]/[.$E28])))-COS(ATAN([.Z$2]/[.$E28]))))/36))" office:value-type="float" office:value="0.00101432872668721">
            <text:p>0,0010143287</text:p>
          </table:table-cell>
          <table:table-cell table:formula="of:=(1/(SQRT(2*3.1415926535)*([.$C$12]*(SQRT(([.$C$10]*[.$C$10])/([.$C$12]*[.$C$12])-SIN(ATAN([.AA$2]/[.$E28]))*SIN(ATAN([.AA$2]/[.$E28])))-COS(ATAN([.AA$2]/[.$E28]))))/6)) * EXP( -([.$E28]/COS(ATAN([.AA$2]/[.$E28]))-([.$C$12]*(SQRT(([.$C$10]*[.$C$10])/([.$C$12]*[.$C$12])-SIN(ATAN([.AA$2]/[.$E28]))*SIN(ATAN([.AA$2]/[.$E28])))-COS(ATAN([.AA$2]/[.$E28]))))/2)*([.$E28]/COS(ATAN([.AA$2]/[.$E28]))-([.$C$12]*(SQRT(([.$C$10]*[.$C$10])/([.$C$12]*[.$C$12])-SIN(ATAN([.AA$2]/[.$E28]))*SIN(ATAN([.AA$2]/[.$E28])))-COS(ATAN([.AA$2]/[.$E28]))))/2) /  (2*([.$C$12]*(SQRT(([.$C$10]*[.$C$10])/([.$C$12]*[.$C$12])-SIN(ATAN([.AA$2]/[.$E28]))*SIN(ATAN([.AA$2]/[.$E28])))-COS(ATAN([.AA$2]/[.$E28]))))*([.$C$12]*(SQRT(([.$C$10]*[.$C$10])/([.$C$12]*[.$C$12])-SIN(ATAN([.AA$2]/[.$E28]))*SIN(ATAN([.AA$2]/[.$E28])))-COS(ATAN([.AA$2]/[.$E28]))))/36))" office:value-type="float" office:value="0.000957014010548147">
            <text:p>0,000957014</text:p>
          </table:table-cell>
          <table:table-cell table:formula="of:=(1/(SQRT(2*3.1415926535)*([.$C$12]*(SQRT(([.$C$10]*[.$C$10])/([.$C$12]*[.$C$12])-SIN(ATAN([.AB$2]/[.$E28]))*SIN(ATAN([.AB$2]/[.$E28])))-COS(ATAN([.AB$2]/[.$E28]))))/6)) * EXP( -([.$E28]/COS(ATAN([.AB$2]/[.$E28]))-([.$C$12]*(SQRT(([.$C$10]*[.$C$10])/([.$C$12]*[.$C$12])-SIN(ATAN([.AB$2]/[.$E28]))*SIN(ATAN([.AB$2]/[.$E28])))-COS(ATAN([.AB$2]/[.$E28]))))/2)*([.$E28]/COS(ATAN([.AB$2]/[.$E28]))-([.$C$12]*(SQRT(([.$C$10]*[.$C$10])/([.$C$12]*[.$C$12])-SIN(ATAN([.AB$2]/[.$E28]))*SIN(ATAN([.AB$2]/[.$E28])))-COS(ATAN([.AB$2]/[.$E28]))))/2) /  (2*([.$C$12]*(SQRT(([.$C$10]*[.$C$10])/([.$C$12]*[.$C$12])-SIN(ATAN([.AB$2]/[.$E28]))*SIN(ATAN([.AB$2]/[.$E28])))-COS(ATAN([.AB$2]/[.$E28]))))*([.$C$12]*(SQRT(([.$C$10]*[.$C$10])/([.$C$12]*[.$C$12])-SIN(ATAN([.AB$2]/[.$E28]))*SIN(ATAN([.AB$2]/[.$E28])))-COS(ATAN([.AB$2]/[.$E28]))))/36))" office:value-type="float" office:value="0.000897699617045052">
            <text:p>0,0008976996</text:p>
          </table:table-cell>
          <table:table-cell table:formula="of:=(1/(SQRT(2*3.1415926535)*([.$C$12]*(SQRT(([.$C$10]*[.$C$10])/([.$C$12]*[.$C$12])-SIN(ATAN([.AC$2]/[.$E28]))*SIN(ATAN([.AC$2]/[.$E28])))-COS(ATAN([.AC$2]/[.$E28]))))/6)) * EXP( -([.$E28]/COS(ATAN([.AC$2]/[.$E28]))-([.$C$12]*(SQRT(([.$C$10]*[.$C$10])/([.$C$12]*[.$C$12])-SIN(ATAN([.AC$2]/[.$E28]))*SIN(ATAN([.AC$2]/[.$E28])))-COS(ATAN([.AC$2]/[.$E28]))))/2)*([.$E28]/COS(ATAN([.AC$2]/[.$E28]))-([.$C$12]*(SQRT(([.$C$10]*[.$C$10])/([.$C$12]*[.$C$12])-SIN(ATAN([.AC$2]/[.$E28]))*SIN(ATAN([.AC$2]/[.$E28])))-COS(ATAN([.AC$2]/[.$E28]))))/2) /  (2*([.$C$12]*(SQRT(([.$C$10]*[.$C$10])/([.$C$12]*[.$C$12])-SIN(ATAN([.AC$2]/[.$E28]))*SIN(ATAN([.AC$2]/[.$E28])))-COS(ATAN([.AC$2]/[.$E28]))))*([.$C$12]*(SQRT(([.$C$10]*[.$C$10])/([.$C$12]*[.$C$12])-SIN(ATAN([.AC$2]/[.$E28]))*SIN(ATAN([.AC$2]/[.$E28])))-COS(ATAN([.AC$2]/[.$E28]))))/36))" office:value-type="float" office:value="0.000836967549514052">
            <text:p>0,0008369675</text:p>
          </table:table-cell>
          <table:table-cell table:formula="of:=(1/(SQRT(2*3.1415926535)*([.$C$12]*(SQRT(([.$C$10]*[.$C$10])/([.$C$12]*[.$C$12])-SIN(ATAN([.AD$2]/[.$E28]))*SIN(ATAN([.AD$2]/[.$E28])))-COS(ATAN([.AD$2]/[.$E28]))))/6)) * EXP( -([.$E28]/COS(ATAN([.AD$2]/[.$E28]))-([.$C$12]*(SQRT(([.$C$10]*[.$C$10])/([.$C$12]*[.$C$12])-SIN(ATAN([.AD$2]/[.$E28]))*SIN(ATAN([.AD$2]/[.$E28])))-COS(ATAN([.AD$2]/[.$E28]))))/2)*([.$E28]/COS(ATAN([.AD$2]/[.$E28]))-([.$C$12]*(SQRT(([.$C$10]*[.$C$10])/([.$C$12]*[.$C$12])-SIN(ATAN([.AD$2]/[.$E28]))*SIN(ATAN([.AD$2]/[.$E28])))-COS(ATAN([.AD$2]/[.$E28]))))/2) /  (2*([.$C$12]*(SQRT(([.$C$10]*[.$C$10])/([.$C$12]*[.$C$12])-SIN(ATAN([.AD$2]/[.$E28]))*SIN(ATAN([.AD$2]/[.$E28])))-COS(ATAN([.AD$2]/[.$E28]))))*([.$C$12]*(SQRT(([.$C$10]*[.$C$10])/([.$C$12]*[.$C$12])-SIN(ATAN([.AD$2]/[.$E28]))*SIN(ATAN([.AD$2]/[.$E28])))-COS(ATAN([.AD$2]/[.$E28]))))/36))" office:value-type="float" office:value="0.000775439173269101">
            <text:p>0,0007754392</text:p>
          </table:table-cell>
          <table:table-cell table:formula="of:=(1/(SQRT(2*3.1415926535)*([.$C$12]*(SQRT(([.$C$10]*[.$C$10])/([.$C$12]*[.$C$12])-SIN(ATAN([.AE$2]/[.$E28]))*SIN(ATAN([.AE$2]/[.$E28])))-COS(ATAN([.AE$2]/[.$E28]))))/6)) * EXP( -([.$E28]/COS(ATAN([.AE$2]/[.$E28]))-([.$C$12]*(SQRT(([.$C$10]*[.$C$10])/([.$C$12]*[.$C$12])-SIN(ATAN([.AE$2]/[.$E28]))*SIN(ATAN([.AE$2]/[.$E28])))-COS(ATAN([.AE$2]/[.$E28]))))/2)*([.$E28]/COS(ATAN([.AE$2]/[.$E28]))-([.$C$12]*(SQRT(([.$C$10]*[.$C$10])/([.$C$12]*[.$C$12])-SIN(ATAN([.AE$2]/[.$E28]))*SIN(ATAN([.AE$2]/[.$E28])))-COS(ATAN([.AE$2]/[.$E28]))))/2) /  (2*([.$C$12]*(SQRT(([.$C$10]*[.$C$10])/([.$C$12]*[.$C$12])-SIN(ATAN([.AE$2]/[.$E28]))*SIN(ATAN([.AE$2]/[.$E28])))-COS(ATAN([.AE$2]/[.$E28]))))*([.$C$12]*(SQRT(([.$C$10]*[.$C$10])/([.$C$12]*[.$C$12])-SIN(ATAN([.AE$2]/[.$E28]))*SIN(ATAN([.AE$2]/[.$E28])))-COS(ATAN([.AE$2]/[.$E28]))))/36))" office:value-type="float" office:value="0.000713756632971504">
            <text:p>0,0007137566</text:p>
          </table:table-cell>
          <table:table-cell table:formula="of:=(1/(SQRT(2*3.1415926535)*([.$C$12]*(SQRT(([.$C$10]*[.$C$10])/([.$C$12]*[.$C$12])-SIN(ATAN([.AF$2]/[.$E28]))*SIN(ATAN([.AF$2]/[.$E28])))-COS(ATAN([.AF$2]/[.$E28]))))/6)) * EXP( -([.$E28]/COS(ATAN([.AF$2]/[.$E28]))-([.$C$12]*(SQRT(([.$C$10]*[.$C$10])/([.$C$12]*[.$C$12])-SIN(ATAN([.AF$2]/[.$E28]))*SIN(ATAN([.AF$2]/[.$E28])))-COS(ATAN([.AF$2]/[.$E28]))))/2)*([.$E28]/COS(ATAN([.AF$2]/[.$E28]))-([.$C$12]*(SQRT(([.$C$10]*[.$C$10])/([.$C$12]*[.$C$12])-SIN(ATAN([.AF$2]/[.$E28]))*SIN(ATAN([.AF$2]/[.$E28])))-COS(ATAN([.AF$2]/[.$E28]))))/2) /  (2*([.$C$12]*(SQRT(([.$C$10]*[.$C$10])/([.$C$12]*[.$C$12])-SIN(ATAN([.AF$2]/[.$E28]))*SIN(ATAN([.AF$2]/[.$E28])))-COS(ATAN([.AF$2]/[.$E28]))))*([.$C$12]*(SQRT(([.$C$10]*[.$C$10])/([.$C$12]*[.$C$12])-SIN(ATAN([.AF$2]/[.$E28]))*SIN(ATAN([.AF$2]/[.$E28])))-COS(ATAN([.AF$2]/[.$E28]))))/36))" office:value-type="float" office:value="0.000652563356580042">
            <text:p>0,0006525634</text:p>
          </table:table-cell>
          <table:table-cell table:formula="of:=(1/(SQRT(2*3.1415926535)*([.$C$12]*(SQRT(([.$C$10]*[.$C$10])/([.$C$12]*[.$C$12])-SIN(ATAN([.AG$2]/[.$E28]))*SIN(ATAN([.AG$2]/[.$E28])))-COS(ATAN([.AG$2]/[.$E28]))))/6)) * EXP( -([.$E28]/COS(ATAN([.AG$2]/[.$E28]))-([.$C$12]*(SQRT(([.$C$10]*[.$C$10])/([.$C$12]*[.$C$12])-SIN(ATAN([.AG$2]/[.$E28]))*SIN(ATAN([.AG$2]/[.$E28])))-COS(ATAN([.AG$2]/[.$E28]))))/2)*([.$E28]/COS(ATAN([.AG$2]/[.$E28]))-([.$C$12]*(SQRT(([.$C$10]*[.$C$10])/([.$C$12]*[.$C$12])-SIN(ATAN([.AG$2]/[.$E28]))*SIN(ATAN([.AG$2]/[.$E28])))-COS(ATAN([.AG$2]/[.$E28]))))/2) /  (2*([.$C$12]*(SQRT(([.$C$10]*[.$C$10])/([.$C$12]*[.$C$12])-SIN(ATAN([.AG$2]/[.$E28]))*SIN(ATAN([.AG$2]/[.$E28])))-COS(ATAN([.AG$2]/[.$E28]))))*([.$C$12]*(SQRT(([.$C$10]*[.$C$10])/([.$C$12]*[.$C$12])-SIN(ATAN([.AG$2]/[.$E28]))*SIN(ATAN([.AG$2]/[.$E28])))-COS(ATAN([.AG$2]/[.$E28]))))/36))" office:value-type="float" office:value="0.000592484602337101">
            <text:p>0,0005924846</text:p>
          </table:table-cell>
          <table:table-cell table:formula="of:=(1/(SQRT(2*3.1415926535)*([.$C$12]*(SQRT(([.$C$10]*[.$C$10])/([.$C$12]*[.$C$12])-SIN(ATAN([.AH$2]/[.$E28]))*SIN(ATAN([.AH$2]/[.$E28])))-COS(ATAN([.AH$2]/[.$E28]))))/6)) * EXP( -([.$E28]/COS(ATAN([.AH$2]/[.$E28]))-([.$C$12]*(SQRT(([.$C$10]*[.$C$10])/([.$C$12]*[.$C$12])-SIN(ATAN([.AH$2]/[.$E28]))*SIN(ATAN([.AH$2]/[.$E28])))-COS(ATAN([.AH$2]/[.$E28]))))/2)*([.$E28]/COS(ATAN([.AH$2]/[.$E28]))-([.$C$12]*(SQRT(([.$C$10]*[.$C$10])/([.$C$12]*[.$C$12])-SIN(ATAN([.AH$2]/[.$E28]))*SIN(ATAN([.AH$2]/[.$E28])))-COS(ATAN([.AH$2]/[.$E28]))))/2) /  (2*([.$C$12]*(SQRT(([.$C$10]*[.$C$10])/([.$C$12]*[.$C$12])-SIN(ATAN([.AH$2]/[.$E28]))*SIN(ATAN([.AH$2]/[.$E28])))-COS(ATAN([.AH$2]/[.$E28]))))*([.$C$12]*(SQRT(([.$C$10]*[.$C$10])/([.$C$12]*[.$C$12])-SIN(ATAN([.AH$2]/[.$E28]))*SIN(ATAN([.AH$2]/[.$E28])))-COS(ATAN([.AH$2]/[.$E28]))))/36))" office:value-type="float" office:value="0.000534109000506707">
            <text:p>0,000534109</text:p>
          </table:table-cell>
          <table:table-cell table:formula="of:=(1/(SQRT(2*3.1415926535)*([.$C$12]*(SQRT(([.$C$10]*[.$C$10])/([.$C$12]*[.$C$12])-SIN(ATAN([.AI$2]/[.$E28]))*SIN(ATAN([.AI$2]/[.$E28])))-COS(ATAN([.AI$2]/[.$E28]))))/6)) * EXP( -([.$E28]/COS(ATAN([.AI$2]/[.$E28]))-([.$C$12]*(SQRT(([.$C$10]*[.$C$10])/([.$C$12]*[.$C$12])-SIN(ATAN([.AI$2]/[.$E28]))*SIN(ATAN([.AI$2]/[.$E28])))-COS(ATAN([.AI$2]/[.$E28]))))/2)*([.$E28]/COS(ATAN([.AI$2]/[.$E28]))-([.$C$12]*(SQRT(([.$C$10]*[.$C$10])/([.$C$12]*[.$C$12])-SIN(ATAN([.AI$2]/[.$E28]))*SIN(ATAN([.AI$2]/[.$E28])))-COS(ATAN([.AI$2]/[.$E28]))))/2) /  (2*([.$C$12]*(SQRT(([.$C$10]*[.$C$10])/([.$C$12]*[.$C$12])-SIN(ATAN([.AI$2]/[.$E28]))*SIN(ATAN([.AI$2]/[.$E28])))-COS(ATAN([.AI$2]/[.$E28]))))*([.$C$12]*(SQRT(([.$C$10]*[.$C$10])/([.$C$12]*[.$C$12])-SIN(ATAN([.AI$2]/[.$E28]))*SIN(ATAN([.AI$2]/[.$E28])))-COS(ATAN([.AI$2]/[.$E28]))))/36))" office:value-type="float" office:value="0.000477971972902064">
            <text:p>0,000477972</text:p>
          </table:table-cell>
          <table:table-cell table:formula="of:=(1/(SQRT(2*3.1415926535)*([.$C$12]*(SQRT(([.$C$10]*[.$C$10])/([.$C$12]*[.$C$12])-SIN(ATAN([.AJ$2]/[.$E28]))*SIN(ATAN([.AJ$2]/[.$E28])))-COS(ATAN([.AJ$2]/[.$E28]))))/6)) * EXP( -([.$E28]/COS(ATAN([.AJ$2]/[.$E28]))-([.$C$12]*(SQRT(([.$C$10]*[.$C$10])/([.$C$12]*[.$C$12])-SIN(ATAN([.AJ$2]/[.$E28]))*SIN(ATAN([.AJ$2]/[.$E28])))-COS(ATAN([.AJ$2]/[.$E28]))))/2)*([.$E28]/COS(ATAN([.AJ$2]/[.$E28]))-([.$C$12]*(SQRT(([.$C$10]*[.$C$10])/([.$C$12]*[.$C$12])-SIN(ATAN([.AJ$2]/[.$E28]))*SIN(ATAN([.AJ$2]/[.$E28])))-COS(ATAN([.AJ$2]/[.$E28]))))/2) /  (2*([.$C$12]*(SQRT(([.$C$10]*[.$C$10])/([.$C$12]*[.$C$12])-SIN(ATAN([.AJ$2]/[.$E28]))*SIN(ATAN([.AJ$2]/[.$E28])))-COS(ATAN([.AJ$2]/[.$E28]))))*([.$C$12]*(SQRT(([.$C$10]*[.$C$10])/([.$C$12]*[.$C$12])-SIN(ATAN([.AJ$2]/[.$E28]))*SIN(ATAN([.AJ$2]/[.$E28])))-COS(ATAN([.AJ$2]/[.$E28]))))/36))" office:value-type="float" office:value="0.000424541786089594">
            <text:p>0,0004245418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866.766666666667">
            <text:p>866,7666666667</text:p>
          </table:table-cell>
          <table:table-cell table:formula="of:=(1/(SQRT(2*3.1415926535)*([.$C$12]*(SQRT(([.$C$10]*[.$C$10])/([.$C$12]*[.$C$12])-SIN(ATAN([.F$2]/[.$E29]))*SIN(ATAN([.F$2]/[.$E29])))-COS(ATAN([.F$2]/[.$E29]))))/6)) * EXP( -([.$E29]/COS(ATAN([.F$2]/[.$E29]))-([.$C$12]*(SQRT(([.$C$10]*[.$C$10])/([.$C$12]*[.$C$12])-SIN(ATAN([.F$2]/[.$E29]))*SIN(ATAN([.F$2]/[.$E29])))-COS(ATAN([.F$2]/[.$E29]))))/2)*([.$E29]/COS(ATAN([.F$2]/[.$E29]))-([.$C$12]*(SQRT(([.$C$10]*[.$C$10])/([.$C$12]*[.$C$12])-SIN(ATAN([.F$2]/[.$E29]))*SIN(ATAN([.F$2]/[.$E29])))-COS(ATAN([.F$2]/[.$E29]))))/2) /  (2*([.$C$12]*(SQRT(([.$C$10]*[.$C$10])/([.$C$12]*[.$C$12])-SIN(ATAN([.F$2]/[.$E29]))*SIN(ATAN([.F$2]/[.$E29])))-COS(ATAN([.F$2]/[.$E29]))))*([.$C$12]*(SQRT(([.$C$10]*[.$C$10])/([.$C$12]*[.$C$12])-SIN(ATAN([.F$2]/[.$E29]))*SIN(ATAN([.F$2]/[.$E29])))-COS(ATAN([.F$2]/[.$E29]))))/36))" office:value-type="float" office:value="0.00144986939623753">
            <text:p>0,0014498694</text:p>
          </table:table-cell>
          <table:table-cell table:formula="of:=(1/(SQRT(2*3.1415926535)*([.$C$12]*(SQRT(([.$C$10]*[.$C$10])/([.$C$12]*[.$C$12])-SIN(ATAN([.G$2]/[.$E29]))*SIN(ATAN([.G$2]/[.$E29])))-COS(ATAN([.G$2]/[.$E29]))))/6)) * EXP( -([.$E29]/COS(ATAN([.G$2]/[.$E29]))-([.$C$12]*(SQRT(([.$C$10]*[.$C$10])/([.$C$12]*[.$C$12])-SIN(ATAN([.G$2]/[.$E29]))*SIN(ATAN([.G$2]/[.$E29])))-COS(ATAN([.G$2]/[.$E29]))))/2)*([.$E29]/COS(ATAN([.G$2]/[.$E29]))-([.$C$12]*(SQRT(([.$C$10]*[.$C$10])/([.$C$12]*[.$C$12])-SIN(ATAN([.G$2]/[.$E29]))*SIN(ATAN([.G$2]/[.$E29])))-COS(ATAN([.G$2]/[.$E29]))))/2) /  (2*([.$C$12]*(SQRT(([.$C$10]*[.$C$10])/([.$C$12]*[.$C$12])-SIN(ATAN([.G$2]/[.$E29]))*SIN(ATAN([.G$2]/[.$E29])))-COS(ATAN([.G$2]/[.$E29]))))*([.$C$12]*(SQRT(([.$C$10]*[.$C$10])/([.$C$12]*[.$C$12])-SIN(ATAN([.G$2]/[.$E29]))*SIN(ATAN([.G$2]/[.$E29])))-COS(ATAN([.G$2]/[.$E29]))))/36))" office:value-type="float" office:value="0.00144894954466644">
            <text:p>0,0014489495</text:p>
          </table:table-cell>
          <table:table-cell table:formula="of:=(1/(SQRT(2*3.1415926535)*([.$C$12]*(SQRT(([.$C$10]*[.$C$10])/([.$C$12]*[.$C$12])-SIN(ATAN([.H$2]/[.$E29]))*SIN(ATAN([.H$2]/[.$E29])))-COS(ATAN([.H$2]/[.$E29]))))/6)) * EXP( -([.$E29]/COS(ATAN([.H$2]/[.$E29]))-([.$C$12]*(SQRT(([.$C$10]*[.$C$10])/([.$C$12]*[.$C$12])-SIN(ATAN([.H$2]/[.$E29]))*SIN(ATAN([.H$2]/[.$E29])))-COS(ATAN([.H$2]/[.$E29]))))/2)*([.$E29]/COS(ATAN([.H$2]/[.$E29]))-([.$C$12]*(SQRT(([.$C$10]*[.$C$10])/([.$C$12]*[.$C$12])-SIN(ATAN([.H$2]/[.$E29]))*SIN(ATAN([.H$2]/[.$E29])))-COS(ATAN([.H$2]/[.$E29]))))/2) /  (2*([.$C$12]*(SQRT(([.$C$10]*[.$C$10])/([.$C$12]*[.$C$12])-SIN(ATAN([.H$2]/[.$E29]))*SIN(ATAN([.H$2]/[.$E29])))-COS(ATAN([.H$2]/[.$E29]))))*([.$C$12]*(SQRT(([.$C$10]*[.$C$10])/([.$C$12]*[.$C$12])-SIN(ATAN([.H$2]/[.$E29]))*SIN(ATAN([.H$2]/[.$E29])))-COS(ATAN([.H$2]/[.$E29]))))/36))" office:value-type="float" office:value="0.00144617808499365">
            <text:p>0,0014461781</text:p>
          </table:table-cell>
          <table:table-cell table:formula="of:=(1/(SQRT(2*3.1415926535)*([.$C$12]*(SQRT(([.$C$10]*[.$C$10])/([.$C$12]*[.$C$12])-SIN(ATAN([.I$2]/[.$E29]))*SIN(ATAN([.I$2]/[.$E29])))-COS(ATAN([.I$2]/[.$E29]))))/6)) * EXP( -([.$E29]/COS(ATAN([.I$2]/[.$E29]))-([.$C$12]*(SQRT(([.$C$10]*[.$C$10])/([.$C$12]*[.$C$12])-SIN(ATAN([.I$2]/[.$E29]))*SIN(ATAN([.I$2]/[.$E29])))-COS(ATAN([.I$2]/[.$E29]))))/2)*([.$E29]/COS(ATAN([.I$2]/[.$E29]))-([.$C$12]*(SQRT(([.$C$10]*[.$C$10])/([.$C$12]*[.$C$12])-SIN(ATAN([.I$2]/[.$E29]))*SIN(ATAN([.I$2]/[.$E29])))-COS(ATAN([.I$2]/[.$E29]))))/2) /  (2*([.$C$12]*(SQRT(([.$C$10]*[.$C$10])/([.$C$12]*[.$C$12])-SIN(ATAN([.I$2]/[.$E29]))*SIN(ATAN([.I$2]/[.$E29])))-COS(ATAN([.I$2]/[.$E29]))))*([.$C$12]*(SQRT(([.$C$10]*[.$C$10])/([.$C$12]*[.$C$12])-SIN(ATAN([.I$2]/[.$E29]))*SIN(ATAN([.I$2]/[.$E29])))-COS(ATAN([.I$2]/[.$E29]))))/36))" office:value-type="float" office:value="0.00144148758606209">
            <text:p>0,0014414876</text:p>
          </table:table-cell>
          <table:table-cell table:formula="of:=(1/(SQRT(2*3.1415926535)*([.$C$12]*(SQRT(([.$C$10]*[.$C$10])/([.$C$12]*[.$C$12])-SIN(ATAN([.J$2]/[.$E29]))*SIN(ATAN([.J$2]/[.$E29])))-COS(ATAN([.J$2]/[.$E29]))))/6)) * EXP( -([.$E29]/COS(ATAN([.J$2]/[.$E29]))-([.$C$12]*(SQRT(([.$C$10]*[.$C$10])/([.$C$12]*[.$C$12])-SIN(ATAN([.J$2]/[.$E29]))*SIN(ATAN([.J$2]/[.$E29])))-COS(ATAN([.J$2]/[.$E29]))))/2)*([.$E29]/COS(ATAN([.J$2]/[.$E29]))-([.$C$12]*(SQRT(([.$C$10]*[.$C$10])/([.$C$12]*[.$C$12])-SIN(ATAN([.J$2]/[.$E29]))*SIN(ATAN([.J$2]/[.$E29])))-COS(ATAN([.J$2]/[.$E29]))))/2) /  (2*([.$C$12]*(SQRT(([.$C$10]*[.$C$10])/([.$C$12]*[.$C$12])-SIN(ATAN([.J$2]/[.$E29]))*SIN(ATAN([.J$2]/[.$E29])))-COS(ATAN([.J$2]/[.$E29]))))*([.$C$12]*(SQRT(([.$C$10]*[.$C$10])/([.$C$12]*[.$C$12])-SIN(ATAN([.J$2]/[.$E29]))*SIN(ATAN([.J$2]/[.$E29])))-COS(ATAN([.J$2]/[.$E29]))))/36))" office:value-type="float" office:value="0.00143476904681819">
            <text:p>0,001434769</text:p>
          </table:table-cell>
          <table:table-cell table:formula="of:=(1/(SQRT(2*3.1415926535)*([.$C$12]*(SQRT(([.$C$10]*[.$C$10])/([.$C$12]*[.$C$12])-SIN(ATAN([.K$2]/[.$E29]))*SIN(ATAN([.K$2]/[.$E29])))-COS(ATAN([.K$2]/[.$E29]))))/6)) * EXP( -([.$E29]/COS(ATAN([.K$2]/[.$E29]))-([.$C$12]*(SQRT(([.$C$10]*[.$C$10])/([.$C$12]*[.$C$12])-SIN(ATAN([.K$2]/[.$E29]))*SIN(ATAN([.K$2]/[.$E29])))-COS(ATAN([.K$2]/[.$E29]))))/2)*([.$E29]/COS(ATAN([.K$2]/[.$E29]))-([.$C$12]*(SQRT(([.$C$10]*[.$C$10])/([.$C$12]*[.$C$12])-SIN(ATAN([.K$2]/[.$E29]))*SIN(ATAN([.K$2]/[.$E29])))-COS(ATAN([.K$2]/[.$E29]))))/2) /  (2*([.$C$12]*(SQRT(([.$C$10]*[.$C$10])/([.$C$12]*[.$C$12])-SIN(ATAN([.K$2]/[.$E29]))*SIN(ATAN([.K$2]/[.$E29])))-COS(ATAN([.K$2]/[.$E29]))))*([.$C$12]*(SQRT(([.$C$10]*[.$C$10])/([.$C$12]*[.$C$12])-SIN(ATAN([.K$2]/[.$E29]))*SIN(ATAN([.K$2]/[.$E29])))-COS(ATAN([.K$2]/[.$E29]))))/36))" office:value-type="float" office:value="0.00142587676748129">
            <text:p>0,0014258768</text:p>
          </table:table-cell>
          <table:table-cell table:formula="of:=(1/(SQRT(2*3.1415926535)*([.$C$12]*(SQRT(([.$C$10]*[.$C$10])/([.$C$12]*[.$C$12])-SIN(ATAN([.L$2]/[.$E29]))*SIN(ATAN([.L$2]/[.$E29])))-COS(ATAN([.L$2]/[.$E29]))))/6)) * EXP( -([.$E29]/COS(ATAN([.L$2]/[.$E29]))-([.$C$12]*(SQRT(([.$C$10]*[.$C$10])/([.$C$12]*[.$C$12])-SIN(ATAN([.L$2]/[.$E29]))*SIN(ATAN([.L$2]/[.$E29])))-COS(ATAN([.L$2]/[.$E29]))))/2)*([.$E29]/COS(ATAN([.L$2]/[.$E29]))-([.$C$12]*(SQRT(([.$C$10]*[.$C$10])/([.$C$12]*[.$C$12])-SIN(ATAN([.L$2]/[.$E29]))*SIN(ATAN([.L$2]/[.$E29])))-COS(ATAN([.L$2]/[.$E29]))))/2) /  (2*([.$C$12]*(SQRT(([.$C$10]*[.$C$10])/([.$C$12]*[.$C$12])-SIN(ATAN([.L$2]/[.$E29]))*SIN(ATAN([.L$2]/[.$E29])))-COS(ATAN([.L$2]/[.$E29]))))*([.$C$12]*(SQRT(([.$C$10]*[.$C$10])/([.$C$12]*[.$C$12])-SIN(ATAN([.L$2]/[.$E29]))*SIN(ATAN([.L$2]/[.$E29])))-COS(ATAN([.L$2]/[.$E29]))))/36))" office:value-type="float" office:value="0.00141463503444778">
            <text:p>0,001414635</text:p>
          </table:table-cell>
          <table:table-cell table:formula="of:=(1/(SQRT(2*3.1415926535)*([.$C$12]*(SQRT(([.$C$10]*[.$C$10])/([.$C$12]*[.$C$12])-SIN(ATAN([.M$2]/[.$E29]))*SIN(ATAN([.M$2]/[.$E29])))-COS(ATAN([.M$2]/[.$E29]))))/6)) * EXP( -([.$E29]/COS(ATAN([.M$2]/[.$E29]))-([.$C$12]*(SQRT(([.$C$10]*[.$C$10])/([.$C$12]*[.$C$12])-SIN(ATAN([.M$2]/[.$E29]))*SIN(ATAN([.M$2]/[.$E29])))-COS(ATAN([.M$2]/[.$E29]))))/2)*([.$E29]/COS(ATAN([.M$2]/[.$E29]))-([.$C$12]*(SQRT(([.$C$10]*[.$C$10])/([.$C$12]*[.$C$12])-SIN(ATAN([.M$2]/[.$E29]))*SIN(ATAN([.M$2]/[.$E29])))-COS(ATAN([.M$2]/[.$E29]))))/2) /  (2*([.$C$12]*(SQRT(([.$C$10]*[.$C$10])/([.$C$12]*[.$C$12])-SIN(ATAN([.M$2]/[.$E29]))*SIN(ATAN([.M$2]/[.$E29])))-COS(ATAN([.M$2]/[.$E29]))))*([.$C$12]*(SQRT(([.$C$10]*[.$C$10])/([.$C$12]*[.$C$12])-SIN(ATAN([.M$2]/[.$E29]))*SIN(ATAN([.M$2]/[.$E29])))-COS(ATAN([.M$2]/[.$E29]))))/36))" office:value-type="float" office:value="0.00140084647323272">
            <text:p>0,0014008465</text:p>
          </table:table-cell>
          <table:table-cell table:formula="of:=(1/(SQRT(2*3.1415926535)*([.$C$12]*(SQRT(([.$C$10]*[.$C$10])/([.$C$12]*[.$C$12])-SIN(ATAN([.N$2]/[.$E29]))*SIN(ATAN([.N$2]/[.$E29])))-COS(ATAN([.N$2]/[.$E29]))))/6)) * EXP( -([.$E29]/COS(ATAN([.N$2]/[.$E29]))-([.$C$12]*(SQRT(([.$C$10]*[.$C$10])/([.$C$12]*[.$C$12])-SIN(ATAN([.N$2]/[.$E29]))*SIN(ATAN([.N$2]/[.$E29])))-COS(ATAN([.N$2]/[.$E29]))))/2)*([.$E29]/COS(ATAN([.N$2]/[.$E29]))-([.$C$12]*(SQRT(([.$C$10]*[.$C$10])/([.$C$12]*[.$C$12])-SIN(ATAN([.N$2]/[.$E29]))*SIN(ATAN([.N$2]/[.$E29])))-COS(ATAN([.N$2]/[.$E29]))))/2) /  (2*([.$C$12]*(SQRT(([.$C$10]*[.$C$10])/([.$C$12]*[.$C$12])-SIN(ATAN([.N$2]/[.$E29]))*SIN(ATAN([.N$2]/[.$E29])))-COS(ATAN([.N$2]/[.$E29]))))*([.$C$12]*(SQRT(([.$C$10]*[.$C$10])/([.$C$12]*[.$C$12])-SIN(ATAN([.N$2]/[.$E29]))*SIN(ATAN([.N$2]/[.$E29])))-COS(ATAN([.N$2]/[.$E29]))))/36))" office:value-type="float" office:value="0.00138430186580404">
            <text:p>0,0013843019</text:p>
          </table:table-cell>
          <table:table-cell table:formula="of:=(1/(SQRT(2*3.1415926535)*([.$C$12]*(SQRT(([.$C$10]*[.$C$10])/([.$C$12]*[.$C$12])-SIN(ATAN([.O$2]/[.$E29]))*SIN(ATAN([.O$2]/[.$E29])))-COS(ATAN([.O$2]/[.$E29]))))/6)) * EXP( -([.$E29]/COS(ATAN([.O$2]/[.$E29]))-([.$C$12]*(SQRT(([.$C$10]*[.$C$10])/([.$C$12]*[.$C$12])-SIN(ATAN([.O$2]/[.$E29]))*SIN(ATAN([.O$2]/[.$E29])))-COS(ATAN([.O$2]/[.$E29]))))/2)*([.$E29]/COS(ATAN([.O$2]/[.$E29]))-([.$C$12]*(SQRT(([.$C$10]*[.$C$10])/([.$C$12]*[.$C$12])-SIN(ATAN([.O$2]/[.$E29]))*SIN(ATAN([.O$2]/[.$E29])))-COS(ATAN([.O$2]/[.$E29]))))/2) /  (2*([.$C$12]*(SQRT(([.$C$10]*[.$C$10])/([.$C$12]*[.$C$12])-SIN(ATAN([.O$2]/[.$E29]))*SIN(ATAN([.O$2]/[.$E29])))-COS(ATAN([.O$2]/[.$E29]))))*([.$C$12]*(SQRT(([.$C$10]*[.$C$10])/([.$C$12]*[.$C$12])-SIN(ATAN([.O$2]/[.$E29]))*SIN(ATAN([.O$2]/[.$E29])))-COS(ATAN([.O$2]/[.$E29]))))/36))" office:value-type="float" office:value="0.00136479116305614">
            <text:p>0,0013647912</text:p>
          </table:table-cell>
          <table:table-cell table:formula="of:=(1/(SQRT(2*3.1415926535)*([.$C$12]*(SQRT(([.$C$10]*[.$C$10])/([.$C$12]*[.$C$12])-SIN(ATAN([.P$2]/[.$E29]))*SIN(ATAN([.P$2]/[.$E29])))-COS(ATAN([.P$2]/[.$E29]))))/6)) * EXP( -([.$E29]/COS(ATAN([.P$2]/[.$E29]))-([.$C$12]*(SQRT(([.$C$10]*[.$C$10])/([.$C$12]*[.$C$12])-SIN(ATAN([.P$2]/[.$E29]))*SIN(ATAN([.P$2]/[.$E29])))-COS(ATAN([.P$2]/[.$E29]))))/2)*([.$E29]/COS(ATAN([.P$2]/[.$E29]))-([.$C$12]*(SQRT(([.$C$10]*[.$C$10])/([.$C$12]*[.$C$12])-SIN(ATAN([.P$2]/[.$E29]))*SIN(ATAN([.P$2]/[.$E29])))-COS(ATAN([.P$2]/[.$E29]))))/2) /  (2*([.$C$12]*(SQRT(([.$C$10]*[.$C$10])/([.$C$12]*[.$C$12])-SIN(ATAN([.P$2]/[.$E29]))*SIN(ATAN([.P$2]/[.$E29])))-COS(ATAN([.P$2]/[.$E29]))))*([.$C$12]*(SQRT(([.$C$10]*[.$C$10])/([.$C$12]*[.$C$12])-SIN(ATAN([.P$2]/[.$E29]))*SIN(ATAN([.P$2]/[.$E29])))-COS(ATAN([.P$2]/[.$E29]))))/36))" office:value-type="float" office:value="0.0013421153526841">
            <text:p>0,0013421154</text:p>
          </table:table-cell>
          <table:table-cell table:formula="of:=(1/(SQRT(2*3.1415926535)*([.$C$12]*(SQRT(([.$C$10]*[.$C$10])/([.$C$12]*[.$C$12])-SIN(ATAN([.Q$2]/[.$E29]))*SIN(ATAN([.Q$2]/[.$E29])))-COS(ATAN([.Q$2]/[.$E29]))))/6)) * EXP( -([.$E29]/COS(ATAN([.Q$2]/[.$E29]))-([.$C$12]*(SQRT(([.$C$10]*[.$C$10])/([.$C$12]*[.$C$12])-SIN(ATAN([.Q$2]/[.$E29]))*SIN(ATAN([.Q$2]/[.$E29])))-COS(ATAN([.Q$2]/[.$E29]))))/2)*([.$E29]/COS(ATAN([.Q$2]/[.$E29]))-([.$C$12]*(SQRT(([.$C$10]*[.$C$10])/([.$C$12]*[.$C$12])-SIN(ATAN([.Q$2]/[.$E29]))*SIN(ATAN([.Q$2]/[.$E29])))-COS(ATAN([.Q$2]/[.$E29]))))/2) /  (2*([.$C$12]*(SQRT(([.$C$10]*[.$C$10])/([.$C$12]*[.$C$12])-SIN(ATAN([.Q$2]/[.$E29]))*SIN(ATAN([.Q$2]/[.$E29])))-COS(ATAN([.Q$2]/[.$E29]))))*([.$C$12]*(SQRT(([.$C$10]*[.$C$10])/([.$C$12]*[.$C$12])-SIN(ATAN([.Q$2]/[.$E29]))*SIN(ATAN([.Q$2]/[.$E29])))-COS(ATAN([.Q$2]/[.$E29]))))/36))" office:value-type="float" office:value="0.00131609877200723">
            <text:p>0,0013160988</text:p>
          </table:table-cell>
          <table:table-cell table:formula="of:=(1/(SQRT(2*3.1415926535)*([.$C$12]*(SQRT(([.$C$10]*[.$C$10])/([.$C$12]*[.$C$12])-SIN(ATAN([.R$2]/[.$E29]))*SIN(ATAN([.R$2]/[.$E29])))-COS(ATAN([.R$2]/[.$E29]))))/6)) * EXP( -([.$E29]/COS(ATAN([.R$2]/[.$E29]))-([.$C$12]*(SQRT(([.$C$10]*[.$C$10])/([.$C$12]*[.$C$12])-SIN(ATAN([.R$2]/[.$E29]))*SIN(ATAN([.R$2]/[.$E29])))-COS(ATAN([.R$2]/[.$E29]))))/2)*([.$E29]/COS(ATAN([.R$2]/[.$E29]))-([.$C$12]*(SQRT(([.$C$10]*[.$C$10])/([.$C$12]*[.$C$12])-SIN(ATAN([.R$2]/[.$E29]))*SIN(ATAN([.R$2]/[.$E29])))-COS(ATAN([.R$2]/[.$E29]))))/2) /  (2*([.$C$12]*(SQRT(([.$C$10]*[.$C$10])/([.$C$12]*[.$C$12])-SIN(ATAN([.R$2]/[.$E29]))*SIN(ATAN([.R$2]/[.$E29])))-COS(ATAN([.R$2]/[.$E29]))))*([.$C$12]*(SQRT(([.$C$10]*[.$C$10])/([.$C$12]*[.$C$12])-SIN(ATAN([.R$2]/[.$E29]))*SIN(ATAN([.R$2]/[.$E29])))-COS(ATAN([.R$2]/[.$E29]))))/36))" office:value-type="float" office:value="0.00128660139056603">
            <text:p>0,0012866014</text:p>
          </table:table-cell>
          <table:table-cell table:formula="of:=(1/(SQRT(2*3.1415926535)*([.$C$12]*(SQRT(([.$C$10]*[.$C$10])/([.$C$12]*[.$C$12])-SIN(ATAN([.S$2]/[.$E29]))*SIN(ATAN([.S$2]/[.$E29])))-COS(ATAN([.S$2]/[.$E29]))))/6)) * EXP( -([.$E29]/COS(ATAN([.S$2]/[.$E29]))-([.$C$12]*(SQRT(([.$C$10]*[.$C$10])/([.$C$12]*[.$C$12])-SIN(ATAN([.S$2]/[.$E29]))*SIN(ATAN([.S$2]/[.$E29])))-COS(ATAN([.S$2]/[.$E29]))))/2)*([.$E29]/COS(ATAN([.S$2]/[.$E29]))-([.$C$12]*(SQRT(([.$C$10]*[.$C$10])/([.$C$12]*[.$C$12])-SIN(ATAN([.S$2]/[.$E29]))*SIN(ATAN([.S$2]/[.$E29])))-COS(ATAN([.S$2]/[.$E29]))))/2) /  (2*([.$C$12]*(SQRT(([.$C$10]*[.$C$10])/([.$C$12]*[.$C$12])-SIN(ATAN([.S$2]/[.$E29]))*SIN(ATAN([.S$2]/[.$E29])))-COS(ATAN([.S$2]/[.$E29]))))*([.$C$12]*(SQRT(([.$C$10]*[.$C$10])/([.$C$12]*[.$C$12])-SIN(ATAN([.S$2]/[.$E29]))*SIN(ATAN([.S$2]/[.$E29])))-COS(ATAN([.S$2]/[.$E29]))))/36))" office:value-type="float" office:value="0.00125353053581292">
            <text:p>0,0012535305</text:p>
          </table:table-cell>
          <table:table-cell table:formula="of:=(1/(SQRT(2*3.1415926535)*([.$C$12]*(SQRT(([.$C$10]*[.$C$10])/([.$C$12]*[.$C$12])-SIN(ATAN([.T$2]/[.$E29]))*SIN(ATAN([.T$2]/[.$E29])))-COS(ATAN([.T$2]/[.$E29]))))/6)) * EXP( -([.$E29]/COS(ATAN([.T$2]/[.$E29]))-([.$C$12]*(SQRT(([.$C$10]*[.$C$10])/([.$C$12]*[.$C$12])-SIN(ATAN([.T$2]/[.$E29]))*SIN(ATAN([.T$2]/[.$E29])))-COS(ATAN([.T$2]/[.$E29]))))/2)*([.$E29]/COS(ATAN([.T$2]/[.$E29]))-([.$C$12]*(SQRT(([.$C$10]*[.$C$10])/([.$C$12]*[.$C$12])-SIN(ATAN([.T$2]/[.$E29]))*SIN(ATAN([.T$2]/[.$E29])))-COS(ATAN([.T$2]/[.$E29]))))/2) /  (2*([.$C$12]*(SQRT(([.$C$10]*[.$C$10])/([.$C$12]*[.$C$12])-SIN(ATAN([.T$2]/[.$E29]))*SIN(ATAN([.T$2]/[.$E29])))-COS(ATAN([.T$2]/[.$E29]))))*([.$C$12]*(SQRT(([.$C$10]*[.$C$10])/([.$C$12]*[.$C$12])-SIN(ATAN([.T$2]/[.$E29]))*SIN(ATAN([.T$2]/[.$E29])))-COS(ATAN([.T$2]/[.$E29]))))/36))" office:value-type="float" office:value="0.0012168515044639">
            <text:p>0,0012168515</text:p>
          </table:table-cell>
          <table:table-cell table:formula="of:=(1/(SQRT(2*3.1415926535)*([.$C$12]*(SQRT(([.$C$10]*[.$C$10])/([.$C$12]*[.$C$12])-SIN(ATAN([.U$2]/[.$E29]))*SIN(ATAN([.U$2]/[.$E29])))-COS(ATAN([.U$2]/[.$E29]))))/6)) * EXP( -([.$E29]/COS(ATAN([.U$2]/[.$E29]))-([.$C$12]*(SQRT(([.$C$10]*[.$C$10])/([.$C$12]*[.$C$12])-SIN(ATAN([.U$2]/[.$E29]))*SIN(ATAN([.U$2]/[.$E29])))-COS(ATAN([.U$2]/[.$E29]))))/2)*([.$E29]/COS(ATAN([.U$2]/[.$E29]))-([.$C$12]*(SQRT(([.$C$10]*[.$C$10])/([.$C$12]*[.$C$12])-SIN(ATAN([.U$2]/[.$E29]))*SIN(ATAN([.U$2]/[.$E29])))-COS(ATAN([.U$2]/[.$E29]))))/2) /  (2*([.$C$12]*(SQRT(([.$C$10]*[.$C$10])/([.$C$12]*[.$C$12])-SIN(ATAN([.U$2]/[.$E29]))*SIN(ATAN([.U$2]/[.$E29])))-COS(ATAN([.U$2]/[.$E29]))))*([.$C$12]*(SQRT(([.$C$10]*[.$C$10])/([.$C$12]*[.$C$12])-SIN(ATAN([.U$2]/[.$E29]))*SIN(ATAN([.U$2]/[.$E29])))-COS(ATAN([.U$2]/[.$E29]))))/36))" office:value-type="float" office:value="0.00117659649904143">
            <text:p>0,0011765965</text:p>
          </table:table-cell>
          <table:table-cell table:formula="of:=(1/(SQRT(2*3.1415926535)*([.$C$12]*(SQRT(([.$C$10]*[.$C$10])/([.$C$12]*[.$C$12])-SIN(ATAN([.V$2]/[.$E29]))*SIN(ATAN([.V$2]/[.$E29])))-COS(ATAN([.V$2]/[.$E29]))))/6)) * EXP( -([.$E29]/COS(ATAN([.V$2]/[.$E29]))-([.$C$12]*(SQRT(([.$C$10]*[.$C$10])/([.$C$12]*[.$C$12])-SIN(ATAN([.V$2]/[.$E29]))*SIN(ATAN([.V$2]/[.$E29])))-COS(ATAN([.V$2]/[.$E29]))))/2)*([.$E29]/COS(ATAN([.V$2]/[.$E29]))-([.$C$12]*(SQRT(([.$C$10]*[.$C$10])/([.$C$12]*[.$C$12])-SIN(ATAN([.V$2]/[.$E29]))*SIN(ATAN([.V$2]/[.$E29])))-COS(ATAN([.V$2]/[.$E29]))))/2) /  (2*([.$C$12]*(SQRT(([.$C$10]*[.$C$10])/([.$C$12]*[.$C$12])-SIN(ATAN([.V$2]/[.$E29]))*SIN(ATAN([.V$2]/[.$E29])))-COS(ATAN([.V$2]/[.$E29]))))*([.$C$12]*(SQRT(([.$C$10]*[.$C$10])/([.$C$12]*[.$C$12])-SIN(ATAN([.V$2]/[.$E29]))*SIN(ATAN([.V$2]/[.$E29])))-COS(ATAN([.V$2]/[.$E29]))))/36))" office:value-type="float" office:value="0.00113287135931988">
            <text:p>0,0011328714</text:p>
          </table:table-cell>
          <table:table-cell table:formula="of:=(1/(SQRT(2*3.1415926535)*([.$C$12]*(SQRT(([.$C$10]*[.$C$10])/([.$C$12]*[.$C$12])-SIN(ATAN([.W$2]/[.$E29]))*SIN(ATAN([.W$2]/[.$E29])))-COS(ATAN([.W$2]/[.$E29]))))/6)) * EXP( -([.$E29]/COS(ATAN([.W$2]/[.$E29]))-([.$C$12]*(SQRT(([.$C$10]*[.$C$10])/([.$C$12]*[.$C$12])-SIN(ATAN([.W$2]/[.$E29]))*SIN(ATAN([.W$2]/[.$E29])))-COS(ATAN([.W$2]/[.$E29]))))/2)*([.$E29]/COS(ATAN([.W$2]/[.$E29]))-([.$C$12]*(SQRT(([.$C$10]*[.$C$10])/([.$C$12]*[.$C$12])-SIN(ATAN([.W$2]/[.$E29]))*SIN(ATAN([.W$2]/[.$E29])))-COS(ATAN([.W$2]/[.$E29]))))/2) /  (2*([.$C$12]*(SQRT(([.$C$10]*[.$C$10])/([.$C$12]*[.$C$12])-SIN(ATAN([.W$2]/[.$E29]))*SIN(ATAN([.W$2]/[.$E29])))-COS(ATAN([.W$2]/[.$E29]))))*([.$C$12]*(SQRT(([.$C$10]*[.$C$10])/([.$C$12]*[.$C$12])-SIN(ATAN([.W$2]/[.$E29]))*SIN(ATAN([.W$2]/[.$E29])))-COS(ATAN([.W$2]/[.$E29]))))/36))" office:value-type="float" office:value="0.00108585962497445">
            <text:p>0,0010858596</text:p>
          </table:table-cell>
          <table:table-cell table:formula="of:=(1/(SQRT(2*3.1415926535)*([.$C$12]*(SQRT(([.$C$10]*[.$C$10])/([.$C$12]*[.$C$12])-SIN(ATAN([.X$2]/[.$E29]))*SIN(ATAN([.X$2]/[.$E29])))-COS(ATAN([.X$2]/[.$E29]))))/6)) * EXP( -([.$E29]/COS(ATAN([.X$2]/[.$E29]))-([.$C$12]*(SQRT(([.$C$10]*[.$C$10])/([.$C$12]*[.$C$12])-SIN(ATAN([.X$2]/[.$E29]))*SIN(ATAN([.X$2]/[.$E29])))-COS(ATAN([.X$2]/[.$E29]))))/2)*([.$E29]/COS(ATAN([.X$2]/[.$E29]))-([.$C$12]*(SQRT(([.$C$10]*[.$C$10])/([.$C$12]*[.$C$12])-SIN(ATAN([.X$2]/[.$E29]))*SIN(ATAN([.X$2]/[.$E29])))-COS(ATAN([.X$2]/[.$E29]))))/2) /  (2*([.$C$12]*(SQRT(([.$C$10]*[.$C$10])/([.$C$12]*[.$C$12])-SIN(ATAN([.X$2]/[.$E29]))*SIN(ATAN([.X$2]/[.$E29])))-COS(ATAN([.X$2]/[.$E29]))))*([.$C$12]*(SQRT(([.$C$10]*[.$C$10])/([.$C$12]*[.$C$12])-SIN(ATAN([.X$2]/[.$E29]))*SIN(ATAN([.X$2]/[.$E29])))-COS(ATAN([.X$2]/[.$E29]))))/36))" office:value-type="float" office:value="0.001035823568925">
            <text:p>0,0010358236</text:p>
          </table:table-cell>
          <table:table-cell table:formula="of:=(1/(SQRT(2*3.1415926535)*([.$C$12]*(SQRT(([.$C$10]*[.$C$10])/([.$C$12]*[.$C$12])-SIN(ATAN([.Y$2]/[.$E29]))*SIN(ATAN([.Y$2]/[.$E29])))-COS(ATAN([.Y$2]/[.$E29]))))/6)) * EXP( -([.$E29]/COS(ATAN([.Y$2]/[.$E29]))-([.$C$12]*(SQRT(([.$C$10]*[.$C$10])/([.$C$12]*[.$C$12])-SIN(ATAN([.Y$2]/[.$E29]))*SIN(ATAN([.Y$2]/[.$E29])))-COS(ATAN([.Y$2]/[.$E29]))))/2)*([.$E29]/COS(ATAN([.Y$2]/[.$E29]))-([.$C$12]*(SQRT(([.$C$10]*[.$C$10])/([.$C$12]*[.$C$12])-SIN(ATAN([.Y$2]/[.$E29]))*SIN(ATAN([.Y$2]/[.$E29])))-COS(ATAN([.Y$2]/[.$E29]))))/2) /  (2*([.$C$12]*(SQRT(([.$C$10]*[.$C$10])/([.$C$12]*[.$C$12])-SIN(ATAN([.Y$2]/[.$E29]))*SIN(ATAN([.Y$2]/[.$E29])))-COS(ATAN([.Y$2]/[.$E29]))))*([.$C$12]*(SQRT(([.$C$10]*[.$C$10])/([.$C$12]*[.$C$12])-SIN(ATAN([.Y$2]/[.$E29]))*SIN(ATAN([.Y$2]/[.$E29])))-COS(ATAN([.Y$2]/[.$E29]))))/36))" office:value-type="float" office:value="0.000983101977432445">
            <text:p>0,000983102</text:p>
          </table:table-cell>
          <table:table-cell table:formula="of:=(1/(SQRT(2*3.1415926535)*([.$C$12]*(SQRT(([.$C$10]*[.$C$10])/([.$C$12]*[.$C$12])-SIN(ATAN([.Z$2]/[.$E29]))*SIN(ATAN([.Z$2]/[.$E29])))-COS(ATAN([.Z$2]/[.$E29]))))/6)) * EXP( -([.$E29]/COS(ATAN([.Z$2]/[.$E29]))-([.$C$12]*(SQRT(([.$C$10]*[.$C$10])/([.$C$12]*[.$C$12])-SIN(ATAN([.Z$2]/[.$E29]))*SIN(ATAN([.Z$2]/[.$E29])))-COS(ATAN([.Z$2]/[.$E29]))))/2)*([.$E29]/COS(ATAN([.Z$2]/[.$E29]))-([.$C$12]*(SQRT(([.$C$10]*[.$C$10])/([.$C$12]*[.$C$12])-SIN(ATAN([.Z$2]/[.$E29]))*SIN(ATAN([.Z$2]/[.$E29])))-COS(ATAN([.Z$2]/[.$E29]))))/2) /  (2*([.$C$12]*(SQRT(([.$C$10]*[.$C$10])/([.$C$12]*[.$C$12])-SIN(ATAN([.Z$2]/[.$E29]))*SIN(ATAN([.Z$2]/[.$E29])))-COS(ATAN([.Z$2]/[.$E29]))))*([.$C$12]*(SQRT(([.$C$10]*[.$C$10])/([.$C$12]*[.$C$12])-SIN(ATAN([.Z$2]/[.$E29]))*SIN(ATAN([.Z$2]/[.$E29])))-COS(ATAN([.Z$2]/[.$E29]))))/36))" office:value-type="float" office:value="0.000928104616223702">
            <text:p>0,0009281046</text:p>
          </table:table-cell>
          <table:table-cell table:formula="of:=(1/(SQRT(2*3.1415926535)*([.$C$12]*(SQRT(([.$C$10]*[.$C$10])/([.$C$12]*[.$C$12])-SIN(ATAN([.AA$2]/[.$E29]))*SIN(ATAN([.AA$2]/[.$E29])))-COS(ATAN([.AA$2]/[.$E29]))))/6)) * EXP( -([.$E29]/COS(ATAN([.AA$2]/[.$E29]))-([.$C$12]*(SQRT(([.$C$10]*[.$C$10])/([.$C$12]*[.$C$12])-SIN(ATAN([.AA$2]/[.$E29]))*SIN(ATAN([.AA$2]/[.$E29])))-COS(ATAN([.AA$2]/[.$E29]))))/2)*([.$E29]/COS(ATAN([.AA$2]/[.$E29]))-([.$C$12]*(SQRT(([.$C$10]*[.$C$10])/([.$C$12]*[.$C$12])-SIN(ATAN([.AA$2]/[.$E29]))*SIN(ATAN([.AA$2]/[.$E29])))-COS(ATAN([.AA$2]/[.$E29]))))/2) /  (2*([.$C$12]*(SQRT(([.$C$10]*[.$C$10])/([.$C$12]*[.$C$12])-SIN(ATAN([.AA$2]/[.$E29]))*SIN(ATAN([.AA$2]/[.$E29])))-COS(ATAN([.AA$2]/[.$E29]))))*([.$C$12]*(SQRT(([.$C$10]*[.$C$10])/([.$C$12]*[.$C$12])-SIN(ATAN([.AA$2]/[.$E29]))*SIN(ATAN([.AA$2]/[.$E29])))-COS(ATAN([.AA$2]/[.$E29]))))/36))" office:value-type="float" office:value="0.000871303501881167">
            <text:p>0,0008713035</text:p>
          </table:table-cell>
          <table:table-cell table:formula="of:=(1/(SQRT(2*3.1415926535)*([.$C$12]*(SQRT(([.$C$10]*[.$C$10])/([.$C$12]*[.$C$12])-SIN(ATAN([.AB$2]/[.$E29]))*SIN(ATAN([.AB$2]/[.$E29])))-COS(ATAN([.AB$2]/[.$E29]))))/6)) * EXP( -([.$E29]/COS(ATAN([.AB$2]/[.$E29]))-([.$C$12]*(SQRT(([.$C$10]*[.$C$10])/([.$C$12]*[.$C$12])-SIN(ATAN([.AB$2]/[.$E29]))*SIN(ATAN([.AB$2]/[.$E29])))-COS(ATAN([.AB$2]/[.$E29]))))/2)*([.$E29]/COS(ATAN([.AB$2]/[.$E29]))-([.$C$12]*(SQRT(([.$C$10]*[.$C$10])/([.$C$12]*[.$C$12])-SIN(ATAN([.AB$2]/[.$E29]))*SIN(ATAN([.AB$2]/[.$E29])))-COS(ATAN([.AB$2]/[.$E29]))))/2) /  (2*([.$C$12]*(SQRT(([.$C$10]*[.$C$10])/([.$C$12]*[.$C$12])-SIN(ATAN([.AB$2]/[.$E29]))*SIN(ATAN([.AB$2]/[.$E29])))-COS(ATAN([.AB$2]/[.$E29]))))*([.$C$12]*(SQRT(([.$C$10]*[.$C$10])/([.$C$12]*[.$C$12])-SIN(ATAN([.AB$2]/[.$E29]))*SIN(ATAN([.AB$2]/[.$E29])))-COS(ATAN([.AB$2]/[.$E29]))))/36))" office:value-type="float" office:value="0.000813221282041327">
            <text:p>0,0008132213</text:p>
          </table:table-cell>
          <table:table-cell table:formula="of:=(1/(SQRT(2*3.1415926535)*([.$C$12]*(SQRT(([.$C$10]*[.$C$10])/([.$C$12]*[.$C$12])-SIN(ATAN([.AC$2]/[.$E29]))*SIN(ATAN([.AC$2]/[.$E29])))-COS(ATAN([.AC$2]/[.$E29]))))/6)) * EXP( -([.$E29]/COS(ATAN([.AC$2]/[.$E29]))-([.$C$12]*(SQRT(([.$C$10]*[.$C$10])/([.$C$12]*[.$C$12])-SIN(ATAN([.AC$2]/[.$E29]))*SIN(ATAN([.AC$2]/[.$E29])))-COS(ATAN([.AC$2]/[.$E29]))))/2)*([.$E29]/COS(ATAN([.AC$2]/[.$E29]))-([.$C$12]*(SQRT(([.$C$10]*[.$C$10])/([.$C$12]*[.$C$12])-SIN(ATAN([.AC$2]/[.$E29]))*SIN(ATAN([.AC$2]/[.$E29])))-COS(ATAN([.AC$2]/[.$E29]))))/2) /  (2*([.$C$12]*(SQRT(([.$C$10]*[.$C$10])/([.$C$12]*[.$C$12])-SIN(ATAN([.AC$2]/[.$E29]))*SIN(ATAN([.AC$2]/[.$E29])))-COS(ATAN([.AC$2]/[.$E29]))))*([.$C$12]*(SQRT(([.$C$10]*[.$C$10])/([.$C$12]*[.$C$12])-SIN(ATAN([.AC$2]/[.$E29]))*SIN(ATAN([.AC$2]/[.$E29])))-COS(ATAN([.AC$2]/[.$E29]))))/36))" office:value-type="float" office:value="0.000754417202770112">
            <text:p>0,0007544172</text:p>
          </table:table-cell>
          <table:table-cell table:formula="of:=(1/(SQRT(2*3.1415926535)*([.$C$12]*(SQRT(([.$C$10]*[.$C$10])/([.$C$12]*[.$C$12])-SIN(ATAN([.AD$2]/[.$E29]))*SIN(ATAN([.AD$2]/[.$E29])))-COS(ATAN([.AD$2]/[.$E29]))))/6)) * EXP( -([.$E29]/COS(ATAN([.AD$2]/[.$E29]))-([.$C$12]*(SQRT(([.$C$10]*[.$C$10])/([.$C$12]*[.$C$12])-SIN(ATAN([.AD$2]/[.$E29]))*SIN(ATAN([.AD$2]/[.$E29])))-COS(ATAN([.AD$2]/[.$E29]))))/2)*([.$E29]/COS(ATAN([.AD$2]/[.$E29]))-([.$C$12]*(SQRT(([.$C$10]*[.$C$10])/([.$C$12]*[.$C$12])-SIN(ATAN([.AD$2]/[.$E29]))*SIN(ATAN([.AD$2]/[.$E29])))-COS(ATAN([.AD$2]/[.$E29]))))/2) /  (2*([.$C$12]*(SQRT(([.$C$10]*[.$C$10])/([.$C$12]*[.$C$12])-SIN(ATAN([.AD$2]/[.$E29]))*SIN(ATAN([.AD$2]/[.$E29])))-COS(ATAN([.AD$2]/[.$E29]))))*([.$C$12]*(SQRT(([.$C$10]*[.$C$10])/([.$C$12]*[.$C$12])-SIN(ATAN([.AD$2]/[.$E29]))*SIN(ATAN([.AD$2]/[.$E29])))-COS(ATAN([.AD$2]/[.$E29]))))/36))" office:value-type="float" office:value="0.00069547129283236">
            <text:p>0,0006954713</text:p>
          </table:table-cell>
          <table:table-cell table:formula="of:=(1/(SQRT(2*3.1415926535)*([.$C$12]*(SQRT(([.$C$10]*[.$C$10])/([.$C$12]*[.$C$12])-SIN(ATAN([.AE$2]/[.$E29]))*SIN(ATAN([.AE$2]/[.$E29])))-COS(ATAN([.AE$2]/[.$E29]))))/6)) * EXP( -([.$E29]/COS(ATAN([.AE$2]/[.$E29]))-([.$C$12]*(SQRT(([.$C$10]*[.$C$10])/([.$C$12]*[.$C$12])-SIN(ATAN([.AE$2]/[.$E29]))*SIN(ATAN([.AE$2]/[.$E29])))-COS(ATAN([.AE$2]/[.$E29]))))/2)*([.$E29]/COS(ATAN([.AE$2]/[.$E29]))-([.$C$12]*(SQRT(([.$C$10]*[.$C$10])/([.$C$12]*[.$C$12])-SIN(ATAN([.AE$2]/[.$E29]))*SIN(ATAN([.AE$2]/[.$E29])))-COS(ATAN([.AE$2]/[.$E29]))))/2) /  (2*([.$C$12]*(SQRT(([.$C$10]*[.$C$10])/([.$C$12]*[.$C$12])-SIN(ATAN([.AE$2]/[.$E29]))*SIN(ATAN([.AE$2]/[.$E29])))-COS(ATAN([.AE$2]/[.$E29]))))*([.$C$12]*(SQRT(([.$C$10]*[.$C$10])/([.$C$12]*[.$C$12])-SIN(ATAN([.AE$2]/[.$E29]))*SIN(ATAN([.AE$2]/[.$E29])))-COS(ATAN([.AE$2]/[.$E29]))))/36))" office:value-type="float" office:value="0.000636967509700749">
            <text:p>0,0006369675</text:p>
          </table:table-cell>
          <table:table-cell table:formula="of:=(1/(SQRT(2*3.1415926535)*([.$C$12]*(SQRT(([.$C$10]*[.$C$10])/([.$C$12]*[.$C$12])-SIN(ATAN([.AF$2]/[.$E29]))*SIN(ATAN([.AF$2]/[.$E29])))-COS(ATAN([.AF$2]/[.$E29]))))/6)) * EXP( -([.$E29]/COS(ATAN([.AF$2]/[.$E29]))-([.$C$12]*(SQRT(([.$C$10]*[.$C$10])/([.$C$12]*[.$C$12])-SIN(ATAN([.AF$2]/[.$E29]))*SIN(ATAN([.AF$2]/[.$E29])))-COS(ATAN([.AF$2]/[.$E29]))))/2)*([.$E29]/COS(ATAN([.AF$2]/[.$E29]))-([.$C$12]*(SQRT(([.$C$10]*[.$C$10])/([.$C$12]*[.$C$12])-SIN(ATAN([.AF$2]/[.$E29]))*SIN(ATAN([.AF$2]/[.$E29])))-COS(ATAN([.AF$2]/[.$E29]))))/2) /  (2*([.$C$12]*(SQRT(([.$C$10]*[.$C$10])/([.$C$12]*[.$C$12])-SIN(ATAN([.AF$2]/[.$E29]))*SIN(ATAN([.AF$2]/[.$E29])))-COS(ATAN([.AF$2]/[.$E29]))))*([.$C$12]*(SQRT(([.$C$10]*[.$C$10])/([.$C$12]*[.$C$12])-SIN(ATAN([.AF$2]/[.$E29]))*SIN(ATAN([.AF$2]/[.$E29])))-COS(ATAN([.AF$2]/[.$E29]))))/36))" office:value-type="float" office:value="0.000579476660881795">
            <text:p>0,0005794767</text:p>
          </table:table-cell>
          <table:table-cell table:formula="of:=(1/(SQRT(2*3.1415926535)*([.$C$12]*(SQRT(([.$C$10]*[.$C$10])/([.$C$12]*[.$C$12])-SIN(ATAN([.AG$2]/[.$E29]))*SIN(ATAN([.AG$2]/[.$E29])))-COS(ATAN([.AG$2]/[.$E29]))))/6)) * EXP( -([.$E29]/COS(ATAN([.AG$2]/[.$E29]))-([.$C$12]*(SQRT(([.$C$10]*[.$C$10])/([.$C$12]*[.$C$12])-SIN(ATAN([.AG$2]/[.$E29]))*SIN(ATAN([.AG$2]/[.$E29])))-COS(ATAN([.AG$2]/[.$E29]))))/2)*([.$E29]/COS(ATAN([.AG$2]/[.$E29]))-([.$C$12]*(SQRT(([.$C$10]*[.$C$10])/([.$C$12]*[.$C$12])-SIN(ATAN([.AG$2]/[.$E29]))*SIN(ATAN([.AG$2]/[.$E29])))-COS(ATAN([.AG$2]/[.$E29]))))/2) /  (2*([.$C$12]*(SQRT(([.$C$10]*[.$C$10])/([.$C$12]*[.$C$12])-SIN(ATAN([.AG$2]/[.$E29]))*SIN(ATAN([.AG$2]/[.$E29])))-COS(ATAN([.AG$2]/[.$E29]))))*([.$C$12]*(SQRT(([.$C$10]*[.$C$10])/([.$C$12]*[.$C$12])-SIN(ATAN([.AG$2]/[.$E29]))*SIN(ATAN([.AG$2]/[.$E29])))-COS(ATAN([.AG$2]/[.$E29]))))/36))" office:value-type="float" office:value="0.000523539929991886">
            <text:p>0,0005235399</text:p>
          </table:table-cell>
          <table:table-cell table:formula="of:=(1/(SQRT(2*3.1415926535)*([.$C$12]*(SQRT(([.$C$10]*[.$C$10])/([.$C$12]*[.$C$12])-SIN(ATAN([.AH$2]/[.$E29]))*SIN(ATAN([.AH$2]/[.$E29])))-COS(ATAN([.AH$2]/[.$E29]))))/6)) * EXP( -([.$E29]/COS(ATAN([.AH$2]/[.$E29]))-([.$C$12]*(SQRT(([.$C$10]*[.$C$10])/([.$C$12]*[.$C$12])-SIN(ATAN([.AH$2]/[.$E29]))*SIN(ATAN([.AH$2]/[.$E29])))-COS(ATAN([.AH$2]/[.$E29]))))/2)*([.$E29]/COS(ATAN([.AH$2]/[.$E29]))-([.$C$12]*(SQRT(([.$C$10]*[.$C$10])/([.$C$12]*[.$C$12])-SIN(ATAN([.AH$2]/[.$E29]))*SIN(ATAN([.AH$2]/[.$E29])))-COS(ATAN([.AH$2]/[.$E29]))))/2) /  (2*([.$C$12]*(SQRT(([.$C$10]*[.$C$10])/([.$C$12]*[.$C$12])-SIN(ATAN([.AH$2]/[.$E29]))*SIN(ATAN([.AH$2]/[.$E29])))-COS(ATAN([.AH$2]/[.$E29]))))*([.$C$12]*(SQRT(([.$C$10]*[.$C$10])/([.$C$12]*[.$C$12])-SIN(ATAN([.AH$2]/[.$E29]))*SIN(ATAN([.AH$2]/[.$E29])))-COS(ATAN([.AH$2]/[.$E29]))))/36))" office:value-type="float" office:value="0.000469653797962663">
            <text:p>0,0004696538</text:p>
          </table:table-cell>
          <table:table-cell table:formula="of:=(1/(SQRT(2*3.1415926535)*([.$C$12]*(SQRT(([.$C$10]*[.$C$10])/([.$C$12]*[.$C$12])-SIN(ATAN([.AI$2]/[.$E29]))*SIN(ATAN([.AI$2]/[.$E29])))-COS(ATAN([.AI$2]/[.$E29]))))/6)) * EXP( -([.$E29]/COS(ATAN([.AI$2]/[.$E29]))-([.$C$12]*(SQRT(([.$C$10]*[.$C$10])/([.$C$12]*[.$C$12])-SIN(ATAN([.AI$2]/[.$E29]))*SIN(ATAN([.AI$2]/[.$E29])))-COS(ATAN([.AI$2]/[.$E29]))))/2)*([.$E29]/COS(ATAN([.AI$2]/[.$E29]))-([.$C$12]*(SQRT(([.$C$10]*[.$C$10])/([.$C$12]*[.$C$12])-SIN(ATAN([.AI$2]/[.$E29]))*SIN(ATAN([.AI$2]/[.$E29])))-COS(ATAN([.AI$2]/[.$E29]))))/2) /  (2*([.$C$12]*(SQRT(([.$C$10]*[.$C$10])/([.$C$12]*[.$C$12])-SIN(ATAN([.AI$2]/[.$E29]))*SIN(ATAN([.AI$2]/[.$E29])))-COS(ATAN([.AI$2]/[.$E29]))))*([.$C$12]*(SQRT(([.$C$10]*[.$C$10])/([.$C$12]*[.$C$12])-SIN(ATAN([.AI$2]/[.$E29]))*SIN(ATAN([.AI$2]/[.$E29])))-COS(ATAN([.AI$2]/[.$E29]))))/36))" office:value-type="float" office:value="0.00041825705850247">
            <text:p>0,0004182571</text:p>
          </table:table-cell>
          <table:table-cell table:formula="of:=(1/(SQRT(2*3.1415926535)*([.$C$12]*(SQRT(([.$C$10]*[.$C$10])/([.$C$12]*[.$C$12])-SIN(ATAN([.AJ$2]/[.$E29]))*SIN(ATAN([.AJ$2]/[.$E29])))-COS(ATAN([.AJ$2]/[.$E29]))))/6)) * EXP( -([.$E29]/COS(ATAN([.AJ$2]/[.$E29]))-([.$C$12]*(SQRT(([.$C$10]*[.$C$10])/([.$C$12]*[.$C$12])-SIN(ATAN([.AJ$2]/[.$E29]))*SIN(ATAN([.AJ$2]/[.$E29])))-COS(ATAN([.AJ$2]/[.$E29]))))/2)*([.$E29]/COS(ATAN([.AJ$2]/[.$E29]))-([.$C$12]*(SQRT(([.$C$10]*[.$C$10])/([.$C$12]*[.$C$12])-SIN(ATAN([.AJ$2]/[.$E29]))*SIN(ATAN([.AJ$2]/[.$E29])))-COS(ATAN([.AJ$2]/[.$E29]))))/2) /  (2*([.$C$12]*(SQRT(([.$C$10]*[.$C$10])/([.$C$12]*[.$C$12])-SIN(ATAN([.AJ$2]/[.$E29]))*SIN(ATAN([.AJ$2]/[.$E29])))-COS(ATAN([.AJ$2]/[.$E29]))))*([.$C$12]*(SQRT(([.$C$10]*[.$C$10])/([.$C$12]*[.$C$12])-SIN(ATAN([.AJ$2]/[.$E29]))*SIN(ATAN([.AJ$2]/[.$E29])))-COS(ATAN([.AJ$2]/[.$E29]))))/36))" office:value-type="float" office:value="0.000369720490727432">
            <text:p>0,0003697205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900.1">
            <text:p>900,1</text:p>
          </table:table-cell>
          <table:table-cell table:formula="of:=(1/(SQRT(2*3.1415926535)*([.$C$12]*(SQRT(([.$C$10]*[.$C$10])/([.$C$12]*[.$C$12])-SIN(ATAN([.F$2]/[.$E30]))*SIN(ATAN([.F$2]/[.$E30])))-COS(ATAN([.F$2]/[.$E30]))))/6)) * EXP( -([.$E30]/COS(ATAN([.F$2]/[.$E30]))-([.$C$12]*(SQRT(([.$C$10]*[.$C$10])/([.$C$12]*[.$C$12])-SIN(ATAN([.F$2]/[.$E30]))*SIN(ATAN([.F$2]/[.$E30])))-COS(ATAN([.F$2]/[.$E30]))))/2)*([.$E30]/COS(ATAN([.F$2]/[.$E30]))-([.$C$12]*(SQRT(([.$C$10]*[.$C$10])/([.$C$12]*[.$C$12])-SIN(ATAN([.F$2]/[.$E30]))*SIN(ATAN([.F$2]/[.$E30])))-COS(ATAN([.F$2]/[.$E30]))))/2) /  (2*([.$C$12]*(SQRT(([.$C$10]*[.$C$10])/([.$C$12]*[.$C$12])-SIN(ATAN([.F$2]/[.$E30]))*SIN(ATAN([.F$2]/[.$E30])))-COS(ATAN([.F$2]/[.$E30]))))*([.$C$12]*(SQRT(([.$C$10]*[.$C$10])/([.$C$12]*[.$C$12])-SIN(ATAN([.F$2]/[.$E30]))*SIN(ATAN([.F$2]/[.$E30])))-COS(ATAN([.F$2]/[.$E30]))))/36))" office:value-type="float" office:value="0.00139426041188248">
            <text:p>0,0013942604</text:p>
          </table:table-cell>
          <table:table-cell table:formula="of:=(1/(SQRT(2*3.1415926535)*([.$C$12]*(SQRT(([.$C$10]*[.$C$10])/([.$C$12]*[.$C$12])-SIN(ATAN([.G$2]/[.$E30]))*SIN(ATAN([.G$2]/[.$E30])))-COS(ATAN([.G$2]/[.$E30]))))/6)) * EXP( -([.$E30]/COS(ATAN([.G$2]/[.$E30]))-([.$C$12]*(SQRT(([.$C$10]*[.$C$10])/([.$C$12]*[.$C$12])-SIN(ATAN([.G$2]/[.$E30]))*SIN(ATAN([.G$2]/[.$E30])))-COS(ATAN([.G$2]/[.$E30]))))/2)*([.$E30]/COS(ATAN([.G$2]/[.$E30]))-([.$C$12]*(SQRT(([.$C$10]*[.$C$10])/([.$C$12]*[.$C$12])-SIN(ATAN([.G$2]/[.$E30]))*SIN(ATAN([.G$2]/[.$E30])))-COS(ATAN([.G$2]/[.$E30]))))/2) /  (2*([.$C$12]*(SQRT(([.$C$10]*[.$C$10])/([.$C$12]*[.$C$12])-SIN(ATAN([.G$2]/[.$E30]))*SIN(ATAN([.G$2]/[.$E30])))-COS(ATAN([.G$2]/[.$E30]))))*([.$C$12]*(SQRT(([.$C$10]*[.$C$10])/([.$C$12]*[.$C$12])-SIN(ATAN([.G$2]/[.$E30]))*SIN(ATAN([.G$2]/[.$E30])))-COS(ATAN([.G$2]/[.$E30]))))/36))" office:value-type="float" office:value="0.00139309173044649">
            <text:p>0,0013930917</text:p>
          </table:table-cell>
          <table:table-cell table:formula="of:=(1/(SQRT(2*3.1415926535)*([.$C$12]*(SQRT(([.$C$10]*[.$C$10])/([.$C$12]*[.$C$12])-SIN(ATAN([.H$2]/[.$E30]))*SIN(ATAN([.H$2]/[.$E30])))-COS(ATAN([.H$2]/[.$E30]))))/6)) * EXP( -([.$E30]/COS(ATAN([.H$2]/[.$E30]))-([.$C$12]*(SQRT(([.$C$10]*[.$C$10])/([.$C$12]*[.$C$12])-SIN(ATAN([.H$2]/[.$E30]))*SIN(ATAN([.H$2]/[.$E30])))-COS(ATAN([.H$2]/[.$E30]))))/2)*([.$E30]/COS(ATAN([.H$2]/[.$E30]))-([.$C$12]*(SQRT(([.$C$10]*[.$C$10])/([.$C$12]*[.$C$12])-SIN(ATAN([.H$2]/[.$E30]))*SIN(ATAN([.H$2]/[.$E30])))-COS(ATAN([.H$2]/[.$E30]))))/2) /  (2*([.$C$12]*(SQRT(([.$C$10]*[.$C$10])/([.$C$12]*[.$C$12])-SIN(ATAN([.H$2]/[.$E30]))*SIN(ATAN([.H$2]/[.$E30])))-COS(ATAN([.H$2]/[.$E30]))))*([.$C$12]*(SQRT(([.$C$10]*[.$C$10])/([.$C$12]*[.$C$12])-SIN(ATAN([.H$2]/[.$E30]))*SIN(ATAN([.H$2]/[.$E30])))-COS(ATAN([.H$2]/[.$E30]))))/36))" office:value-type="float" office:value="0.00138958296626015">
            <text:p>0,001389583</text:p>
          </table:table-cell>
          <table:table-cell table:formula="of:=(1/(SQRT(2*3.1415926535)*([.$C$12]*(SQRT(([.$C$10]*[.$C$10])/([.$C$12]*[.$C$12])-SIN(ATAN([.I$2]/[.$E30]))*SIN(ATAN([.I$2]/[.$E30])))-COS(ATAN([.I$2]/[.$E30]))))/6)) * EXP( -([.$E30]/COS(ATAN([.I$2]/[.$E30]))-([.$C$12]*(SQRT(([.$C$10]*[.$C$10])/([.$C$12]*[.$C$12])-SIN(ATAN([.I$2]/[.$E30]))*SIN(ATAN([.I$2]/[.$E30])))-COS(ATAN([.I$2]/[.$E30]))))/2)*([.$E30]/COS(ATAN([.I$2]/[.$E30]))-([.$C$12]*(SQRT(([.$C$10]*[.$C$10])/([.$C$12]*[.$C$12])-SIN(ATAN([.I$2]/[.$E30]))*SIN(ATAN([.I$2]/[.$E30])))-COS(ATAN([.I$2]/[.$E30]))))/2) /  (2*([.$C$12]*(SQRT(([.$C$10]*[.$C$10])/([.$C$12]*[.$C$12])-SIN(ATAN([.I$2]/[.$E30]))*SIN(ATAN([.I$2]/[.$E30])))-COS(ATAN([.I$2]/[.$E30]))))*([.$C$12]*(SQRT(([.$C$10]*[.$C$10])/([.$C$12]*[.$C$12])-SIN(ATAN([.I$2]/[.$E30]))*SIN(ATAN([.I$2]/[.$E30])))-COS(ATAN([.I$2]/[.$E30]))))/36))" office:value-type="float" office:value="0.00138368521217277">
            <text:p>0,0013836852</text:p>
          </table:table-cell>
          <table:table-cell table:formula="of:=(1/(SQRT(2*3.1415926535)*([.$C$12]*(SQRT(([.$C$10]*[.$C$10])/([.$C$12]*[.$C$12])-SIN(ATAN([.J$2]/[.$E30]))*SIN(ATAN([.J$2]/[.$E30])))-COS(ATAN([.J$2]/[.$E30]))))/6)) * EXP( -([.$E30]/COS(ATAN([.J$2]/[.$E30]))-([.$C$12]*(SQRT(([.$C$10]*[.$C$10])/([.$C$12]*[.$C$12])-SIN(ATAN([.J$2]/[.$E30]))*SIN(ATAN([.J$2]/[.$E30])))-COS(ATAN([.J$2]/[.$E30]))))/2)*([.$E30]/COS(ATAN([.J$2]/[.$E30]))-([.$C$12]*(SQRT(([.$C$10]*[.$C$10])/([.$C$12]*[.$C$12])-SIN(ATAN([.J$2]/[.$E30]))*SIN(ATAN([.J$2]/[.$E30])))-COS(ATAN([.J$2]/[.$E30]))))/2) /  (2*([.$C$12]*(SQRT(([.$C$10]*[.$C$10])/([.$C$12]*[.$C$12])-SIN(ATAN([.J$2]/[.$E30]))*SIN(ATAN([.J$2]/[.$E30])))-COS(ATAN([.J$2]/[.$E30]))))*([.$C$12]*(SQRT(([.$C$10]*[.$C$10])/([.$C$12]*[.$C$12])-SIN(ATAN([.J$2]/[.$E30]))*SIN(ATAN([.J$2]/[.$E30])))-COS(ATAN([.J$2]/[.$E30]))))/36))" office:value-type="float" office:value="0.0013753200730517">
            <text:p>0,0013753201</text:p>
          </table:table-cell>
          <table:table-cell table:formula="of:=(1/(SQRT(2*3.1415926535)*([.$C$12]*(SQRT(([.$C$10]*[.$C$10])/([.$C$12]*[.$C$12])-SIN(ATAN([.K$2]/[.$E30]))*SIN(ATAN([.K$2]/[.$E30])))-COS(ATAN([.K$2]/[.$E30]))))/6)) * EXP( -([.$E30]/COS(ATAN([.K$2]/[.$E30]))-([.$C$12]*(SQRT(([.$C$10]*[.$C$10])/([.$C$12]*[.$C$12])-SIN(ATAN([.K$2]/[.$E30]))*SIN(ATAN([.K$2]/[.$E30])))-COS(ATAN([.K$2]/[.$E30]))))/2)*([.$E30]/COS(ATAN([.K$2]/[.$E30]))-([.$C$12]*(SQRT(([.$C$10]*[.$C$10])/([.$C$12]*[.$C$12])-SIN(ATAN([.K$2]/[.$E30]))*SIN(ATAN([.K$2]/[.$E30])))-COS(ATAN([.K$2]/[.$E30]))))/2) /  (2*([.$C$12]*(SQRT(([.$C$10]*[.$C$10])/([.$C$12]*[.$C$12])-SIN(ATAN([.K$2]/[.$E30]))*SIN(ATAN([.K$2]/[.$E30])))-COS(ATAN([.K$2]/[.$E30]))))*([.$C$12]*(SQRT(([.$C$10]*[.$C$10])/([.$C$12]*[.$C$12])-SIN(ATAN([.K$2]/[.$E30]))*SIN(ATAN([.K$2]/[.$E30])))-COS(ATAN([.K$2]/[.$E30]))))/36))" office:value-type="float" office:value="0.00136438415125793">
            <text:p>0,0013643842</text:p>
          </table:table-cell>
          <table:table-cell table:formula="of:=(1/(SQRT(2*3.1415926535)*([.$C$12]*(SQRT(([.$C$10]*[.$C$10])/([.$C$12]*[.$C$12])-SIN(ATAN([.L$2]/[.$E30]))*SIN(ATAN([.L$2]/[.$E30])))-COS(ATAN([.L$2]/[.$E30]))))/6)) * EXP( -([.$E30]/COS(ATAN([.L$2]/[.$E30]))-([.$C$12]*(SQRT(([.$C$10]*[.$C$10])/([.$C$12]*[.$C$12])-SIN(ATAN([.L$2]/[.$E30]))*SIN(ATAN([.L$2]/[.$E30])))-COS(ATAN([.L$2]/[.$E30]))))/2)*([.$E30]/COS(ATAN([.L$2]/[.$E30]))-([.$C$12]*(SQRT(([.$C$10]*[.$C$10])/([.$C$12]*[.$C$12])-SIN(ATAN([.L$2]/[.$E30]))*SIN(ATAN([.L$2]/[.$E30])))-COS(ATAN([.L$2]/[.$E30]))))/2) /  (2*([.$C$12]*(SQRT(([.$C$10]*[.$C$10])/([.$C$12]*[.$C$12])-SIN(ATAN([.L$2]/[.$E30]))*SIN(ATAN([.L$2]/[.$E30])))-COS(ATAN([.L$2]/[.$E30]))))*([.$C$12]*(SQRT(([.$C$10]*[.$C$10])/([.$C$12]*[.$C$12])-SIN(ATAN([.L$2]/[.$E30]))*SIN(ATAN([.L$2]/[.$E30])))-COS(ATAN([.L$2]/[.$E30]))))/36))" office:value-type="float" office:value="0.0013507551507258">
            <text:p>0,0013507552</text:p>
          </table:table-cell>
          <table:table-cell table:formula="of:=(1/(SQRT(2*3.1415926535)*([.$C$12]*(SQRT(([.$C$10]*[.$C$10])/([.$C$12]*[.$C$12])-SIN(ATAN([.M$2]/[.$E30]))*SIN(ATAN([.M$2]/[.$E30])))-COS(ATAN([.M$2]/[.$E30]))))/6)) * EXP( -([.$E30]/COS(ATAN([.M$2]/[.$E30]))-([.$C$12]*(SQRT(([.$C$10]*[.$C$10])/([.$C$12]*[.$C$12])-SIN(ATAN([.M$2]/[.$E30]))*SIN(ATAN([.M$2]/[.$E30])))-COS(ATAN([.M$2]/[.$E30]))))/2)*([.$E30]/COS(ATAN([.M$2]/[.$E30]))-([.$C$12]*(SQRT(([.$C$10]*[.$C$10])/([.$C$12]*[.$C$12])-SIN(ATAN([.M$2]/[.$E30]))*SIN(ATAN([.M$2]/[.$E30])))-COS(ATAN([.M$2]/[.$E30]))))/2) /  (2*([.$C$12]*(SQRT(([.$C$10]*[.$C$10])/([.$C$12]*[.$C$12])-SIN(ATAN([.M$2]/[.$E30]))*SIN(ATAN([.M$2]/[.$E30])))-COS(ATAN([.M$2]/[.$E30]))))*([.$C$12]*(SQRT(([.$C$10]*[.$C$10])/([.$C$12]*[.$C$12])-SIN(ATAN([.M$2]/[.$E30]))*SIN(ATAN([.M$2]/[.$E30])))-COS(ATAN([.M$2]/[.$E30]))))/36))" office:value-type="float" office:value="0.00133429941984902">
            <text:p>0,0013342994</text:p>
          </table:table-cell>
          <table:table-cell table:formula="of:=(1/(SQRT(2*3.1415926535)*([.$C$12]*(SQRT(([.$C$10]*[.$C$10])/([.$C$12]*[.$C$12])-SIN(ATAN([.N$2]/[.$E30]))*SIN(ATAN([.N$2]/[.$E30])))-COS(ATAN([.N$2]/[.$E30]))))/6)) * EXP( -([.$E30]/COS(ATAN([.N$2]/[.$E30]))-([.$C$12]*(SQRT(([.$C$10]*[.$C$10])/([.$C$12]*[.$C$12])-SIN(ATAN([.N$2]/[.$E30]))*SIN(ATAN([.N$2]/[.$E30])))-COS(ATAN([.N$2]/[.$E30]))))/2)*([.$E30]/COS(ATAN([.N$2]/[.$E30]))-([.$C$12]*(SQRT(([.$C$10]*[.$C$10])/([.$C$12]*[.$C$12])-SIN(ATAN([.N$2]/[.$E30]))*SIN(ATAN([.N$2]/[.$E30])))-COS(ATAN([.N$2]/[.$E30]))))/2) /  (2*([.$C$12]*(SQRT(([.$C$10]*[.$C$10])/([.$C$12]*[.$C$12])-SIN(ATAN([.N$2]/[.$E30]))*SIN(ATAN([.N$2]/[.$E30])))-COS(ATAN([.N$2]/[.$E30]))))*([.$C$12]*(SQRT(([.$C$10]*[.$C$10])/([.$C$12]*[.$C$12])-SIN(ATAN([.N$2]/[.$E30]))*SIN(ATAN([.N$2]/[.$E30])))-COS(ATAN([.N$2]/[.$E30]))))/36))" office:value-type="float" office:value="0.00131488069490262">
            <text:p>0,0013148807</text:p>
          </table:table-cell>
          <table:table-cell table:formula="of:=(1/(SQRT(2*3.1415926535)*([.$C$12]*(SQRT(([.$C$10]*[.$C$10])/([.$C$12]*[.$C$12])-SIN(ATAN([.O$2]/[.$E30]))*SIN(ATAN([.O$2]/[.$E30])))-COS(ATAN([.O$2]/[.$E30]))))/6)) * EXP( -([.$E30]/COS(ATAN([.O$2]/[.$E30]))-([.$C$12]*(SQRT(([.$C$10]*[.$C$10])/([.$C$12]*[.$C$12])-SIN(ATAN([.O$2]/[.$E30]))*SIN(ATAN([.O$2]/[.$E30])))-COS(ATAN([.O$2]/[.$E30]))))/2)*([.$E30]/COS(ATAN([.O$2]/[.$E30]))-([.$C$12]*(SQRT(([.$C$10]*[.$C$10])/([.$C$12]*[.$C$12])-SIN(ATAN([.O$2]/[.$E30]))*SIN(ATAN([.O$2]/[.$E30])))-COS(ATAN([.O$2]/[.$E30]))))/2) /  (2*([.$C$12]*(SQRT(([.$C$10]*[.$C$10])/([.$C$12]*[.$C$12])-SIN(ATAN([.O$2]/[.$E30]))*SIN(ATAN([.O$2]/[.$E30])))-COS(ATAN([.O$2]/[.$E30]))))*([.$C$12]*(SQRT(([.$C$10]*[.$C$10])/([.$C$12]*[.$C$12])-SIN(ATAN([.O$2]/[.$E30]))*SIN(ATAN([.O$2]/[.$E30])))-COS(ATAN([.O$2]/[.$E30]))))/36))" office:value-type="float" office:value="0.00129236974542482">
            <text:p>0,0012923697</text:p>
          </table:table-cell>
          <table:table-cell table:formula="of:=(1/(SQRT(2*3.1415926535)*([.$C$12]*(SQRT(([.$C$10]*[.$C$10])/([.$C$12]*[.$C$12])-SIN(ATAN([.P$2]/[.$E30]))*SIN(ATAN([.P$2]/[.$E30])))-COS(ATAN([.P$2]/[.$E30]))))/6)) * EXP( -([.$E30]/COS(ATAN([.P$2]/[.$E30]))-([.$C$12]*(SQRT(([.$C$10]*[.$C$10])/([.$C$12]*[.$C$12])-SIN(ATAN([.P$2]/[.$E30]))*SIN(ATAN([.P$2]/[.$E30])))-COS(ATAN([.P$2]/[.$E30]))))/2)*([.$E30]/COS(ATAN([.P$2]/[.$E30]))-([.$C$12]*(SQRT(([.$C$10]*[.$C$10])/([.$C$12]*[.$C$12])-SIN(ATAN([.P$2]/[.$E30]))*SIN(ATAN([.P$2]/[.$E30])))-COS(ATAN([.P$2]/[.$E30]))))/2) /  (2*([.$C$12]*(SQRT(([.$C$10]*[.$C$10])/([.$C$12]*[.$C$12])-SIN(ATAN([.P$2]/[.$E30]))*SIN(ATAN([.P$2]/[.$E30])))-COS(ATAN([.P$2]/[.$E30]))))*([.$C$12]*(SQRT(([.$C$10]*[.$C$10])/([.$C$12]*[.$C$12])-SIN(ATAN([.P$2]/[.$E30]))*SIN(ATAN([.P$2]/[.$E30])))-COS(ATAN([.P$2]/[.$E30]))))/36))" office:value-type="float" office:value="0.0012666545637922">
            <text:p>0,0012666546</text:p>
          </table:table-cell>
          <table:table-cell table:formula="of:=(1/(SQRT(2*3.1415926535)*([.$C$12]*(SQRT(([.$C$10]*[.$C$10])/([.$C$12]*[.$C$12])-SIN(ATAN([.Q$2]/[.$E30]))*SIN(ATAN([.Q$2]/[.$E30])))-COS(ATAN([.Q$2]/[.$E30]))))/6)) * EXP( -([.$E30]/COS(ATAN([.Q$2]/[.$E30]))-([.$C$12]*(SQRT(([.$C$10]*[.$C$10])/([.$C$12]*[.$C$12])-SIN(ATAN([.Q$2]/[.$E30]))*SIN(ATAN([.Q$2]/[.$E30])))-COS(ATAN([.Q$2]/[.$E30]))))/2)*([.$E30]/COS(ATAN([.Q$2]/[.$E30]))-([.$C$12]*(SQRT(([.$C$10]*[.$C$10])/([.$C$12]*[.$C$12])-SIN(ATAN([.Q$2]/[.$E30]))*SIN(ATAN([.Q$2]/[.$E30])))-COS(ATAN([.Q$2]/[.$E30]))))/2) /  (2*([.$C$12]*(SQRT(([.$C$10]*[.$C$10])/([.$C$12]*[.$C$12])-SIN(ATAN([.Q$2]/[.$E30]))*SIN(ATAN([.Q$2]/[.$E30])))-COS(ATAN([.Q$2]/[.$E30]))))*([.$C$12]*(SQRT(([.$C$10]*[.$C$10])/([.$C$12]*[.$C$12])-SIN(ATAN([.Q$2]/[.$E30]))*SIN(ATAN([.Q$2]/[.$E30])))-COS(ATAN([.Q$2]/[.$E30]))))/36))" office:value-type="float" office:value="0.00123765068738669">
            <text:p>0,0012376507</text:p>
          </table:table-cell>
          <table:table-cell table:formula="of:=(1/(SQRT(2*3.1415926535)*([.$C$12]*(SQRT(([.$C$10]*[.$C$10])/([.$C$12]*[.$C$12])-SIN(ATAN([.R$2]/[.$E30]))*SIN(ATAN([.R$2]/[.$E30])))-COS(ATAN([.R$2]/[.$E30]))))/6)) * EXP( -([.$E30]/COS(ATAN([.R$2]/[.$E30]))-([.$C$12]*(SQRT(([.$C$10]*[.$C$10])/([.$C$12]*[.$C$12])-SIN(ATAN([.R$2]/[.$E30]))*SIN(ATAN([.R$2]/[.$E30])))-COS(ATAN([.R$2]/[.$E30]))))/2)*([.$E30]/COS(ATAN([.R$2]/[.$E30]))-([.$C$12]*(SQRT(([.$C$10]*[.$C$10])/([.$C$12]*[.$C$12])-SIN(ATAN([.R$2]/[.$E30]))*SIN(ATAN([.R$2]/[.$E30])))-COS(ATAN([.R$2]/[.$E30]))))/2) /  (2*([.$C$12]*(SQRT(([.$C$10]*[.$C$10])/([.$C$12]*[.$C$12])-SIN(ATAN([.R$2]/[.$E30]))*SIN(ATAN([.R$2]/[.$E30])))-COS(ATAN([.R$2]/[.$E30]))))*([.$C$12]*(SQRT(([.$C$10]*[.$C$10])/([.$C$12]*[.$C$12])-SIN(ATAN([.R$2]/[.$E30]))*SIN(ATAN([.R$2]/[.$E30])))-COS(ATAN([.R$2]/[.$E30]))))/36))" office:value-type="float" office:value="0.00120531119848268">
            <text:p>0,0012053112</text:p>
          </table:table-cell>
          <table:table-cell table:formula="of:=(1/(SQRT(2*3.1415926535)*([.$C$12]*(SQRT(([.$C$10]*[.$C$10])/([.$C$12]*[.$C$12])-SIN(ATAN([.S$2]/[.$E30]))*SIN(ATAN([.S$2]/[.$E30])))-COS(ATAN([.S$2]/[.$E30]))))/6)) * EXP( -([.$E30]/COS(ATAN([.S$2]/[.$E30]))-([.$C$12]*(SQRT(([.$C$10]*[.$C$10])/([.$C$12]*[.$C$12])-SIN(ATAN([.S$2]/[.$E30]))*SIN(ATAN([.S$2]/[.$E30])))-COS(ATAN([.S$2]/[.$E30]))))/2)*([.$E30]/COS(ATAN([.S$2]/[.$E30]))-([.$C$12]*(SQRT(([.$C$10]*[.$C$10])/([.$C$12]*[.$C$12])-SIN(ATAN([.S$2]/[.$E30]))*SIN(ATAN([.S$2]/[.$E30])))-COS(ATAN([.S$2]/[.$E30]))))/2) /  (2*([.$C$12]*(SQRT(([.$C$10]*[.$C$10])/([.$C$12]*[.$C$12])-SIN(ATAN([.S$2]/[.$E30]))*SIN(ATAN([.S$2]/[.$E30])))-COS(ATAN([.S$2]/[.$E30]))))*([.$C$12]*(SQRT(([.$C$10]*[.$C$10])/([.$C$12]*[.$C$12])-SIN(ATAN([.S$2]/[.$E30]))*SIN(ATAN([.S$2]/[.$E30])))-COS(ATAN([.S$2]/[.$E30]))))/36))" office:value-type="float" office:value="0.00116963591995065">
            <text:p>0,0011696359</text:p>
          </table:table-cell>
          <table:table-cell table:formula="of:=(1/(SQRT(2*3.1415926535)*([.$C$12]*(SQRT(([.$C$10]*[.$C$10])/([.$C$12]*[.$C$12])-SIN(ATAN([.T$2]/[.$E30]))*SIN(ATAN([.T$2]/[.$E30])))-COS(ATAN([.T$2]/[.$E30]))))/6)) * EXP( -([.$E30]/COS(ATAN([.T$2]/[.$E30]))-([.$C$12]*(SQRT(([.$C$10]*[.$C$10])/([.$C$12]*[.$C$12])-SIN(ATAN([.T$2]/[.$E30]))*SIN(ATAN([.T$2]/[.$E30])))-COS(ATAN([.T$2]/[.$E30]))))/2)*([.$E30]/COS(ATAN([.T$2]/[.$E30]))-([.$C$12]*(SQRT(([.$C$10]*[.$C$10])/([.$C$12]*[.$C$12])-SIN(ATAN([.T$2]/[.$E30]))*SIN(ATAN([.T$2]/[.$E30])))-COS(ATAN([.T$2]/[.$E30]))))/2) /  (2*([.$C$12]*(SQRT(([.$C$10]*[.$C$10])/([.$C$12]*[.$C$12])-SIN(ATAN([.T$2]/[.$E30]))*SIN(ATAN([.T$2]/[.$E30])))-COS(ATAN([.T$2]/[.$E30]))))*([.$C$12]*(SQRT(([.$C$10]*[.$C$10])/([.$C$12]*[.$C$12])-SIN(ATAN([.T$2]/[.$E30]))*SIN(ATAN([.T$2]/[.$E30])))-COS(ATAN([.T$2]/[.$E30]))))/36))" office:value-type="float" office:value="0.00113067931958347">
            <text:p>0,0011306793</text:p>
          </table:table-cell>
          <table:table-cell table:formula="of:=(1/(SQRT(2*3.1415926535)*([.$C$12]*(SQRT(([.$C$10]*[.$C$10])/([.$C$12]*[.$C$12])-SIN(ATAN([.U$2]/[.$E30]))*SIN(ATAN([.U$2]/[.$E30])))-COS(ATAN([.U$2]/[.$E30]))))/6)) * EXP( -([.$E30]/COS(ATAN([.U$2]/[.$E30]))-([.$C$12]*(SQRT(([.$C$10]*[.$C$10])/([.$C$12]*[.$C$12])-SIN(ATAN([.U$2]/[.$E30]))*SIN(ATAN([.U$2]/[.$E30])))-COS(ATAN([.U$2]/[.$E30]))))/2)*([.$E30]/COS(ATAN([.U$2]/[.$E30]))-([.$C$12]*(SQRT(([.$C$10]*[.$C$10])/([.$C$12]*[.$C$12])-SIN(ATAN([.U$2]/[.$E30]))*SIN(ATAN([.U$2]/[.$E30])))-COS(ATAN([.U$2]/[.$E30]))))/2) /  (2*([.$C$12]*(SQRT(([.$C$10]*[.$C$10])/([.$C$12]*[.$C$12])-SIN(ATAN([.U$2]/[.$E30]))*SIN(ATAN([.U$2]/[.$E30])))-COS(ATAN([.U$2]/[.$E30]))))*([.$C$12]*(SQRT(([.$C$10]*[.$C$10])/([.$C$12]*[.$C$12])-SIN(ATAN([.U$2]/[.$E30]))*SIN(ATAN([.U$2]/[.$E30])))-COS(ATAN([.U$2]/[.$E30]))))/36))" office:value-type="float" office:value="0.00108855665692127">
            <text:p>0,0010885567</text:p>
          </table:table-cell>
          <table:table-cell table:formula="of:=(1/(SQRT(2*3.1415926535)*([.$C$12]*(SQRT(([.$C$10]*[.$C$10])/([.$C$12]*[.$C$12])-SIN(ATAN([.V$2]/[.$E30]))*SIN(ATAN([.V$2]/[.$E30])))-COS(ATAN([.V$2]/[.$E30]))))/6)) * EXP( -([.$E30]/COS(ATAN([.V$2]/[.$E30]))-([.$C$12]*(SQRT(([.$C$10]*[.$C$10])/([.$C$12]*[.$C$12])-SIN(ATAN([.V$2]/[.$E30]))*SIN(ATAN([.V$2]/[.$E30])))-COS(ATAN([.V$2]/[.$E30]))))/2)*([.$E30]/COS(ATAN([.V$2]/[.$E30]))-([.$C$12]*(SQRT(([.$C$10]*[.$C$10])/([.$C$12]*[.$C$12])-SIN(ATAN([.V$2]/[.$E30]))*SIN(ATAN([.V$2]/[.$E30])))-COS(ATAN([.V$2]/[.$E30]))))/2) /  (2*([.$C$12]*(SQRT(([.$C$10]*[.$C$10])/([.$C$12]*[.$C$12])-SIN(ATAN([.V$2]/[.$E30]))*SIN(ATAN([.V$2]/[.$E30])))-COS(ATAN([.V$2]/[.$E30]))))*([.$C$12]*(SQRT(([.$C$10]*[.$C$10])/([.$C$12]*[.$C$12])-SIN(ATAN([.V$2]/[.$E30]))*SIN(ATAN([.V$2]/[.$E30])))-COS(ATAN([.V$2]/[.$E30]))))/36))" office:value-type="float" office:value="0.00104344795691143">
            <text:p>0,001043448</text:p>
          </table:table-cell>
          <table:table-cell table:formula="of:=(1/(SQRT(2*3.1415926535)*([.$C$12]*(SQRT(([.$C$10]*[.$C$10])/([.$C$12]*[.$C$12])-SIN(ATAN([.W$2]/[.$E30]))*SIN(ATAN([.W$2]/[.$E30])))-COS(ATAN([.W$2]/[.$E30]))))/6)) * EXP( -([.$E30]/COS(ATAN([.W$2]/[.$E30]))-([.$C$12]*(SQRT(([.$C$10]*[.$C$10])/([.$C$12]*[.$C$12])-SIN(ATAN([.W$2]/[.$E30]))*SIN(ATAN([.W$2]/[.$E30])))-COS(ATAN([.W$2]/[.$E30]))))/2)*([.$E30]/COS(ATAN([.W$2]/[.$E30]))-([.$C$12]*(SQRT(([.$C$10]*[.$C$10])/([.$C$12]*[.$C$12])-SIN(ATAN([.W$2]/[.$E30]))*SIN(ATAN([.W$2]/[.$E30])))-COS(ATAN([.W$2]/[.$E30]))))/2) /  (2*([.$C$12]*(SQRT(([.$C$10]*[.$C$10])/([.$C$12]*[.$C$12])-SIN(ATAN([.W$2]/[.$E30]))*SIN(ATAN([.W$2]/[.$E30])))-COS(ATAN([.W$2]/[.$E30]))))*([.$C$12]*(SQRT(([.$C$10]*[.$C$10])/([.$C$12]*[.$C$12])-SIN(ATAN([.W$2]/[.$E30]))*SIN(ATAN([.W$2]/[.$E30])))-COS(ATAN([.W$2]/[.$E30]))))/36))" office:value-type="float" office:value="0.000995599475417845">
            <text:p>0,0009955995</text:p>
          </table:table-cell>
          <table:table-cell table:formula="of:=(1/(SQRT(2*3.1415926535)*([.$C$12]*(SQRT(([.$C$10]*[.$C$10])/([.$C$12]*[.$C$12])-SIN(ATAN([.X$2]/[.$E30]))*SIN(ATAN([.X$2]/[.$E30])))-COS(ATAN([.X$2]/[.$E30]))))/6)) * EXP( -([.$E30]/COS(ATAN([.X$2]/[.$E30]))-([.$C$12]*(SQRT(([.$C$10]*[.$C$10])/([.$C$12]*[.$C$12])-SIN(ATAN([.X$2]/[.$E30]))*SIN(ATAN([.X$2]/[.$E30])))-COS(ATAN([.X$2]/[.$E30]))))/2)*([.$E30]/COS(ATAN([.X$2]/[.$E30]))-([.$C$12]*(SQRT(([.$C$10]*[.$C$10])/([.$C$12]*[.$C$12])-SIN(ATAN([.X$2]/[.$E30]))*SIN(ATAN([.X$2]/[.$E30])))-COS(ATAN([.X$2]/[.$E30]))))/2) /  (2*([.$C$12]*(SQRT(([.$C$10]*[.$C$10])/([.$C$12]*[.$C$12])-SIN(ATAN([.X$2]/[.$E30]))*SIN(ATAN([.X$2]/[.$E30])))-COS(ATAN([.X$2]/[.$E30]))))*([.$C$12]*(SQRT(([.$C$10]*[.$C$10])/([.$C$12]*[.$C$12])-SIN(ATAN([.X$2]/[.$E30]))*SIN(ATAN([.X$2]/[.$E30])))-COS(ATAN([.X$2]/[.$E30]))))/36))" office:value-type="float" office:value="0.000945322430674753">
            <text:p>0,0009453224</text:p>
          </table:table-cell>
          <table:table-cell table:formula="of:=(1/(SQRT(2*3.1415926535)*([.$C$12]*(SQRT(([.$C$10]*[.$C$10])/([.$C$12]*[.$C$12])-SIN(ATAN([.Y$2]/[.$E30]))*SIN(ATAN([.Y$2]/[.$E30])))-COS(ATAN([.Y$2]/[.$E30]))))/6)) * EXP( -([.$E30]/COS(ATAN([.Y$2]/[.$E30]))-([.$C$12]*(SQRT(([.$C$10]*[.$C$10])/([.$C$12]*[.$C$12])-SIN(ATAN([.Y$2]/[.$E30]))*SIN(ATAN([.Y$2]/[.$E30])))-COS(ATAN([.Y$2]/[.$E30]))))/2)*([.$E30]/COS(ATAN([.Y$2]/[.$E30]))-([.$C$12]*(SQRT(([.$C$10]*[.$C$10])/([.$C$12]*[.$C$12])-SIN(ATAN([.Y$2]/[.$E30]))*SIN(ATAN([.Y$2]/[.$E30])))-COS(ATAN([.Y$2]/[.$E30]))))/2) /  (2*([.$C$12]*(SQRT(([.$C$10]*[.$C$10])/([.$C$12]*[.$C$12])-SIN(ATAN([.Y$2]/[.$E30]))*SIN(ATAN([.Y$2]/[.$E30])))-COS(ATAN([.Y$2]/[.$E30]))))*([.$C$12]*(SQRT(([.$C$10]*[.$C$10])/([.$C$12]*[.$C$12])-SIN(ATAN([.Y$2]/[.$E30]))*SIN(ATAN([.Y$2]/[.$E30])))-COS(ATAN([.Y$2]/[.$E30]))))/36))" office:value-type="float" office:value="0.000892988907630306">
            <text:p>0,0008929889</text:p>
          </table:table-cell>
          <table:table-cell table:formula="of:=(1/(SQRT(2*3.1415926535)*([.$C$12]*(SQRT(([.$C$10]*[.$C$10])/([.$C$12]*[.$C$12])-SIN(ATAN([.Z$2]/[.$E30]))*SIN(ATAN([.Z$2]/[.$E30])))-COS(ATAN([.Z$2]/[.$E30]))))/6)) * EXP( -([.$E30]/COS(ATAN([.Z$2]/[.$E30]))-([.$C$12]*(SQRT(([.$C$10]*[.$C$10])/([.$C$12]*[.$C$12])-SIN(ATAN([.Z$2]/[.$E30]))*SIN(ATAN([.Z$2]/[.$E30])))-COS(ATAN([.Z$2]/[.$E30]))))/2)*([.$E30]/COS(ATAN([.Z$2]/[.$E30]))-([.$C$12]*(SQRT(([.$C$10]*[.$C$10])/([.$C$12]*[.$C$12])-SIN(ATAN([.Z$2]/[.$E30]))*SIN(ATAN([.Z$2]/[.$E30])))-COS(ATAN([.Z$2]/[.$E30]))))/2) /  (2*([.$C$12]*(SQRT(([.$C$10]*[.$C$10])/([.$C$12]*[.$C$12])-SIN(ATAN([.Z$2]/[.$E30]))*SIN(ATAN([.Z$2]/[.$E30])))-COS(ATAN([.Z$2]/[.$E30]))))*([.$C$12]*(SQRT(([.$C$10]*[.$C$10])/([.$C$12]*[.$C$12])-SIN(ATAN([.Z$2]/[.$E30]))*SIN(ATAN([.Z$2]/[.$E30])))-COS(ATAN([.Z$2]/[.$E30]))))/36))" office:value-type="float" office:value="0.000839024991405171">
            <text:p>0,000839025</text:p>
          </table:table-cell>
          <table:table-cell table:formula="of:=(1/(SQRT(2*3.1415926535)*([.$C$12]*(SQRT(([.$C$10]*[.$C$10])/([.$C$12]*[.$C$12])-SIN(ATAN([.AA$2]/[.$E30]))*SIN(ATAN([.AA$2]/[.$E30])))-COS(ATAN([.AA$2]/[.$E30]))))/6)) * EXP( -([.$E30]/COS(ATAN([.AA$2]/[.$E30]))-([.$C$12]*(SQRT(([.$C$10]*[.$C$10])/([.$C$12]*[.$C$12])-SIN(ATAN([.AA$2]/[.$E30]))*SIN(ATAN([.AA$2]/[.$E30])))-COS(ATAN([.AA$2]/[.$E30]))))/2)*([.$E30]/COS(ATAN([.AA$2]/[.$E30]))-([.$C$12]*(SQRT(([.$C$10]*[.$C$10])/([.$C$12]*[.$C$12])-SIN(ATAN([.AA$2]/[.$E30]))*SIN(ATAN([.AA$2]/[.$E30])))-COS(ATAN([.AA$2]/[.$E30]))))/2) /  (2*([.$C$12]*(SQRT(([.$C$10]*[.$C$10])/([.$C$12]*[.$C$12])-SIN(ATAN([.AA$2]/[.$E30]))*SIN(ATAN([.AA$2]/[.$E30])))-COS(ATAN([.AA$2]/[.$E30]))))*([.$C$12]*(SQRT(([.$C$10]*[.$C$10])/([.$C$12]*[.$C$12])-SIN(ATAN([.AA$2]/[.$E30]))*SIN(ATAN([.AA$2]/[.$E30])))-COS(ATAN([.AA$2]/[.$E30]))))/36))" office:value-type="float" office:value="0.000783901342205881">
            <text:p>0,0007839013</text:p>
          </table:table-cell>
          <table:table-cell table:formula="of:=(1/(SQRT(2*3.1415926535)*([.$C$12]*(SQRT(([.$C$10]*[.$C$10])/([.$C$12]*[.$C$12])-SIN(ATAN([.AB$2]/[.$E30]))*SIN(ATAN([.AB$2]/[.$E30])))-COS(ATAN([.AB$2]/[.$E30]))))/6)) * EXP( -([.$E30]/COS(ATAN([.AB$2]/[.$E30]))-([.$C$12]*(SQRT(([.$C$10]*[.$C$10])/([.$C$12]*[.$C$12])-SIN(ATAN([.AB$2]/[.$E30]))*SIN(ATAN([.AB$2]/[.$E30])))-COS(ATAN([.AB$2]/[.$E30]))))/2)*([.$E30]/COS(ATAN([.AB$2]/[.$E30]))-([.$C$12]*(SQRT(([.$C$10]*[.$C$10])/([.$C$12]*[.$C$12])-SIN(ATAN([.AB$2]/[.$E30]))*SIN(ATAN([.AB$2]/[.$E30])))-COS(ATAN([.AB$2]/[.$E30]))))/2) /  (2*([.$C$12]*(SQRT(([.$C$10]*[.$C$10])/([.$C$12]*[.$C$12])-SIN(ATAN([.AB$2]/[.$E30]))*SIN(ATAN([.AB$2]/[.$E30])))-COS(ATAN([.AB$2]/[.$E30]))))*([.$C$12]*(SQRT(([.$C$10]*[.$C$10])/([.$C$12]*[.$C$12])-SIN(ATAN([.AB$2]/[.$E30]))*SIN(ATAN([.AB$2]/[.$E30])))-COS(ATAN([.AB$2]/[.$E30]))))/36))" office:value-type="float" office:value="0.00072812157586684">
            <text:p>0,0007281216</text:p>
          </table:table-cell>
          <table:table-cell table:formula="of:=(1/(SQRT(2*3.1415926535)*([.$C$12]*(SQRT(([.$C$10]*[.$C$10])/([.$C$12]*[.$C$12])-SIN(ATAN([.AC$2]/[.$E30]))*SIN(ATAN([.AC$2]/[.$E30])))-COS(ATAN([.AC$2]/[.$E30]))))/6)) * EXP( -([.$E30]/COS(ATAN([.AC$2]/[.$E30]))-([.$C$12]*(SQRT(([.$C$10]*[.$C$10])/([.$C$12]*[.$C$12])-SIN(ATAN([.AC$2]/[.$E30]))*SIN(ATAN([.AC$2]/[.$E30])))-COS(ATAN([.AC$2]/[.$E30]))))/2)*([.$E30]/COS(ATAN([.AC$2]/[.$E30]))-([.$C$12]*(SQRT(([.$C$10]*[.$C$10])/([.$C$12]*[.$C$12])-SIN(ATAN([.AC$2]/[.$E30]))*SIN(ATAN([.AC$2]/[.$E30])))-COS(ATAN([.AC$2]/[.$E30]))))/2) /  (2*([.$C$12]*(SQRT(([.$C$10]*[.$C$10])/([.$C$12]*[.$C$12])-SIN(ATAN([.AC$2]/[.$E30]))*SIN(ATAN([.AC$2]/[.$E30])))-COS(ATAN([.AC$2]/[.$E30]))))*([.$C$12]*(SQRT(([.$C$10]*[.$C$10])/([.$C$12]*[.$C$12])-SIN(ATAN([.AC$2]/[.$E30]))*SIN(ATAN([.AC$2]/[.$E30])))-COS(ATAN([.AC$2]/[.$E30]))))/36))" office:value-type="float" office:value="0.00067220895009585">
            <text:p>0,000672209</text:p>
          </table:table-cell>
          <table:table-cell table:formula="of:=(1/(SQRT(2*3.1415926535)*([.$C$12]*(SQRT(([.$C$10]*[.$C$10])/([.$C$12]*[.$C$12])-SIN(ATAN([.AD$2]/[.$E30]))*SIN(ATAN([.AD$2]/[.$E30])))-COS(ATAN([.AD$2]/[.$E30]))))/6)) * EXP( -([.$E30]/COS(ATAN([.AD$2]/[.$E30]))-([.$C$12]*(SQRT(([.$C$10]*[.$C$10])/([.$C$12]*[.$C$12])-SIN(ATAN([.AD$2]/[.$E30]))*SIN(ATAN([.AD$2]/[.$E30])))-COS(ATAN([.AD$2]/[.$E30]))))/2)*([.$E30]/COS(ATAN([.AD$2]/[.$E30]))-([.$C$12]*(SQRT(([.$C$10]*[.$C$10])/([.$C$12]*[.$C$12])-SIN(ATAN([.AD$2]/[.$E30]))*SIN(ATAN([.AD$2]/[.$E30])))-COS(ATAN([.AD$2]/[.$E30]))))/2) /  (2*([.$C$12]*(SQRT(([.$C$10]*[.$C$10])/([.$C$12]*[.$C$12])-SIN(ATAN([.AD$2]/[.$E30]))*SIN(ATAN([.AD$2]/[.$E30])))-COS(ATAN([.AD$2]/[.$E30]))))*([.$C$12]*(SQRT(([.$C$10]*[.$C$10])/([.$C$12]*[.$C$12])-SIN(ATAN([.AD$2]/[.$E30]))*SIN(ATAN([.AD$2]/[.$E30])))-COS(ATAN([.AD$2]/[.$E30]))))/36))" office:value-type="float" office:value="0.000616691965390524">
            <text:p>0,000616692</text:p>
          </table:table-cell>
          <table:table-cell table:formula="of:=(1/(SQRT(2*3.1415926535)*([.$C$12]*(SQRT(([.$C$10]*[.$C$10])/([.$C$12]*[.$C$12])-SIN(ATAN([.AE$2]/[.$E30]))*SIN(ATAN([.AE$2]/[.$E30])))-COS(ATAN([.AE$2]/[.$E30]))))/6)) * EXP( -([.$E30]/COS(ATAN([.AE$2]/[.$E30]))-([.$C$12]*(SQRT(([.$C$10]*[.$C$10])/([.$C$12]*[.$C$12])-SIN(ATAN([.AE$2]/[.$E30]))*SIN(ATAN([.AE$2]/[.$E30])))-COS(ATAN([.AE$2]/[.$E30]))))/2)*([.$E30]/COS(ATAN([.AE$2]/[.$E30]))-([.$C$12]*(SQRT(([.$C$10]*[.$C$10])/([.$C$12]*[.$C$12])-SIN(ATAN([.AE$2]/[.$E30]))*SIN(ATAN([.AE$2]/[.$E30])))-COS(ATAN([.AE$2]/[.$E30]))))/2) /  (2*([.$C$12]*(SQRT(([.$C$10]*[.$C$10])/([.$C$12]*[.$C$12])-SIN(ATAN([.AE$2]/[.$E30]))*SIN(ATAN([.AE$2]/[.$E30])))-COS(ATAN([.AE$2]/[.$E30]))))*([.$C$12]*(SQRT(([.$C$10]*[.$C$10])/([.$C$12]*[.$C$12])-SIN(ATAN([.AE$2]/[.$E30]))*SIN(ATAN([.AE$2]/[.$E30])))-COS(ATAN([.AE$2]/[.$E30]))))/36))" office:value-type="float" office:value="0.000562089562108334">
            <text:p>0,0005620896</text:p>
          </table:table-cell>
          <table:table-cell table:formula="of:=(1/(SQRT(2*3.1415926535)*([.$C$12]*(SQRT(([.$C$10]*[.$C$10])/([.$C$12]*[.$C$12])-SIN(ATAN([.AF$2]/[.$E30]))*SIN(ATAN([.AF$2]/[.$E30])))-COS(ATAN([.AF$2]/[.$E30]))))/6)) * EXP( -([.$E30]/COS(ATAN([.AF$2]/[.$E30]))-([.$C$12]*(SQRT(([.$C$10]*[.$C$10])/([.$C$12]*[.$C$12])-SIN(ATAN([.AF$2]/[.$E30]))*SIN(ATAN([.AF$2]/[.$E30])))-COS(ATAN([.AF$2]/[.$E30]))))/2)*([.$E30]/COS(ATAN([.AF$2]/[.$E30]))-([.$C$12]*(SQRT(([.$C$10]*[.$C$10])/([.$C$12]*[.$C$12])-SIN(ATAN([.AF$2]/[.$E30]))*SIN(ATAN([.AF$2]/[.$E30])))-COS(ATAN([.AF$2]/[.$E30]))))/2) /  (2*([.$C$12]*(SQRT(([.$C$10]*[.$C$10])/([.$C$12]*[.$C$12])-SIN(ATAN([.AF$2]/[.$E30]))*SIN(ATAN([.AF$2]/[.$E30])))-COS(ATAN([.AF$2]/[.$E30]))))*([.$C$12]*(SQRT(([.$C$10]*[.$C$10])/([.$C$12]*[.$C$12])-SIN(ATAN([.AF$2]/[.$E30]))*SIN(ATAN([.AF$2]/[.$E30])))-COS(ATAN([.AF$2]/[.$E30]))))/36))" office:value-type="float" office:value="0.000508896624659098">
            <text:p>0,0005088966</text:p>
          </table:table-cell>
          <table:table-cell table:formula="of:=(1/(SQRT(2*3.1415926535)*([.$C$12]*(SQRT(([.$C$10]*[.$C$10])/([.$C$12]*[.$C$12])-SIN(ATAN([.AG$2]/[.$E30]))*SIN(ATAN([.AG$2]/[.$E30])))-COS(ATAN([.AG$2]/[.$E30]))))/6)) * EXP( -([.$E30]/COS(ATAN([.AG$2]/[.$E30]))-([.$C$12]*(SQRT(([.$C$10]*[.$C$10])/([.$C$12]*[.$C$12])-SIN(ATAN([.AG$2]/[.$E30]))*SIN(ATAN([.AG$2]/[.$E30])))-COS(ATAN([.AG$2]/[.$E30]))))/2)*([.$E30]/COS(ATAN([.AG$2]/[.$E30]))-([.$C$12]*(SQRT(([.$C$10]*[.$C$10])/([.$C$12]*[.$C$12])-SIN(ATAN([.AG$2]/[.$E30]))*SIN(ATAN([.AG$2]/[.$E30])))-COS(ATAN([.AG$2]/[.$E30]))))/2) /  (2*([.$C$12]*(SQRT(([.$C$10]*[.$C$10])/([.$C$12]*[.$C$12])-SIN(ATAN([.AG$2]/[.$E30]))*SIN(ATAN([.AG$2]/[.$E30])))-COS(ATAN([.AG$2]/[.$E30]))))*([.$C$12]*(SQRT(([.$C$10]*[.$C$10])/([.$C$12]*[.$C$12])-SIN(ATAN([.AG$2]/[.$E30]))*SIN(ATAN([.AG$2]/[.$E30])))-COS(ATAN([.AG$2]/[.$E30]))))/36))" office:value-type="float" office:value="0.000457570487069781">
            <text:p>0,0004575705</text:p>
          </table:table-cell>
          <table:table-cell table:formula="of:=(1/(SQRT(2*3.1415926535)*([.$C$12]*(SQRT(([.$C$10]*[.$C$10])/([.$C$12]*[.$C$12])-SIN(ATAN([.AH$2]/[.$E30]))*SIN(ATAN([.AH$2]/[.$E30])))-COS(ATAN([.AH$2]/[.$E30]))))/6)) * EXP( -([.$E30]/COS(ATAN([.AH$2]/[.$E30]))-([.$C$12]*(SQRT(([.$C$10]*[.$C$10])/([.$C$12]*[.$C$12])-SIN(ATAN([.AH$2]/[.$E30]))*SIN(ATAN([.AH$2]/[.$E30])))-COS(ATAN([.AH$2]/[.$E30]))))/2)*([.$E30]/COS(ATAN([.AH$2]/[.$E30]))-([.$C$12]*(SQRT(([.$C$10]*[.$C$10])/([.$C$12]*[.$C$12])-SIN(ATAN([.AH$2]/[.$E30]))*SIN(ATAN([.AH$2]/[.$E30])))-COS(ATAN([.AH$2]/[.$E30]))))/2) /  (2*([.$C$12]*(SQRT(([.$C$10]*[.$C$10])/([.$C$12]*[.$C$12])-SIN(ATAN([.AH$2]/[.$E30]))*SIN(ATAN([.AH$2]/[.$E30])))-COS(ATAN([.AH$2]/[.$E30]))))*([.$C$12]*(SQRT(([.$C$10]*[.$C$10])/([.$C$12]*[.$C$12])-SIN(ATAN([.AH$2]/[.$E30]))*SIN(ATAN([.AH$2]/[.$E30])))-COS(ATAN([.AH$2]/[.$E30]))))/36))" office:value-type="float" office:value="0.000408519071963631">
            <text:p>0,0004085191</text:p>
          </table:table-cell>
          <table:table-cell table:formula="of:=(1/(SQRT(2*3.1415926535)*([.$C$12]*(SQRT(([.$C$10]*[.$C$10])/([.$C$12]*[.$C$12])-SIN(ATAN([.AI$2]/[.$E30]))*SIN(ATAN([.AI$2]/[.$E30])))-COS(ATAN([.AI$2]/[.$E30]))))/6)) * EXP( -([.$E30]/COS(ATAN([.AI$2]/[.$E30]))-([.$C$12]*(SQRT(([.$C$10]*[.$C$10])/([.$C$12]*[.$C$12])-SIN(ATAN([.AI$2]/[.$E30]))*SIN(ATAN([.AI$2]/[.$E30])))-COS(ATAN([.AI$2]/[.$E30]))))/2)*([.$E30]/COS(ATAN([.AI$2]/[.$E30]))-([.$C$12]*(SQRT(([.$C$10]*[.$C$10])/([.$C$12]*[.$C$12])-SIN(ATAN([.AI$2]/[.$E30]))*SIN(ATAN([.AI$2]/[.$E30])))-COS(ATAN([.AI$2]/[.$E30]))))/2) /  (2*([.$C$12]*(SQRT(([.$C$10]*[.$C$10])/([.$C$12]*[.$C$12])-SIN(ATAN([.AI$2]/[.$E30]))*SIN(ATAN([.AI$2]/[.$E30])))-COS(ATAN([.AI$2]/[.$E30]))))*([.$C$12]*(SQRT(([.$C$10]*[.$C$10])/([.$C$12]*[.$C$12])-SIN(ATAN([.AI$2]/[.$E30]))*SIN(ATAN([.AI$2]/[.$E30])))-COS(ATAN([.AI$2]/[.$E30]))))/36))" office:value-type="float" office:value="0.000362091191911779">
            <text:p>0,0003620912</text:p>
          </table:table-cell>
          <table:table-cell table:formula="of:=(1/(SQRT(2*3.1415926535)*([.$C$12]*(SQRT(([.$C$10]*[.$C$10])/([.$C$12]*[.$C$12])-SIN(ATAN([.AJ$2]/[.$E30]))*SIN(ATAN([.AJ$2]/[.$E30])))-COS(ATAN([.AJ$2]/[.$E30]))))/6)) * EXP( -([.$E30]/COS(ATAN([.AJ$2]/[.$E30]))-([.$C$12]*(SQRT(([.$C$10]*[.$C$10])/([.$C$12]*[.$C$12])-SIN(ATAN([.AJ$2]/[.$E30]))*SIN(ATAN([.AJ$2]/[.$E30])))-COS(ATAN([.AJ$2]/[.$E30]))))/2)*([.$E30]/COS(ATAN([.AJ$2]/[.$E30]))-([.$C$12]*(SQRT(([.$C$10]*[.$C$10])/([.$C$12]*[.$C$12])-SIN(ATAN([.AJ$2]/[.$E30]))*SIN(ATAN([.AJ$2]/[.$E30])))-COS(ATAN([.AJ$2]/[.$E30]))))/2) /  (2*([.$C$12]*(SQRT(([.$C$10]*[.$C$10])/([.$C$12]*[.$C$12])-SIN(ATAN([.AJ$2]/[.$E30]))*SIN(ATAN([.AJ$2]/[.$E30])))-COS(ATAN([.AJ$2]/[.$E30]))))*([.$C$12]*(SQRT(([.$C$10]*[.$C$10])/([.$C$12]*[.$C$12])-SIN(ATAN([.AJ$2]/[.$E30]))*SIN(ATAN([.AJ$2]/[.$E30])))-COS(ATAN([.AJ$2]/[.$E30]))))/36))" office:value-type="float" office:value="0.000318569406257121">
            <text:p>0,0003185694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933.433333333334">
            <text:p>933,4333333333</text:p>
          </table:table-cell>
          <table:table-cell table:formula="of:=(1/(SQRT(2*3.1415926535)*([.$C$12]*(SQRT(([.$C$10]*[.$C$10])/([.$C$12]*[.$C$12])-SIN(ATAN([.F$2]/[.$E31]))*SIN(ATAN([.F$2]/[.$E31])))-COS(ATAN([.F$2]/[.$E31]))))/6)) * EXP( -([.$E31]/COS(ATAN([.F$2]/[.$E31]))-([.$C$12]*(SQRT(([.$C$10]*[.$C$10])/([.$C$12]*[.$C$12])-SIN(ATAN([.F$2]/[.$E31]))*SIN(ATAN([.F$2]/[.$E31])))-COS(ATAN([.F$2]/[.$E31]))))/2)*([.$E31]/COS(ATAN([.F$2]/[.$E31]))-([.$C$12]*(SQRT(([.$C$10]*[.$C$10])/([.$C$12]*[.$C$12])-SIN(ATAN([.F$2]/[.$E31]))*SIN(ATAN([.F$2]/[.$E31])))-COS(ATAN([.F$2]/[.$E31]))))/2) /  (2*([.$C$12]*(SQRT(([.$C$10]*[.$C$10])/([.$C$12]*[.$C$12])-SIN(ATAN([.F$2]/[.$E31]))*SIN(ATAN([.F$2]/[.$E31])))-COS(ATAN([.F$2]/[.$E31]))))*([.$C$12]*(SQRT(([.$C$10]*[.$C$10])/([.$C$12]*[.$C$12])-SIN(ATAN([.F$2]/[.$E31]))*SIN(ATAN([.F$2]/[.$E31])))-COS(ATAN([.F$2]/[.$E31]))))/36))" office:value-type="float" office:value="0.00131999734771685">
            <text:p>0,0013199973</text:p>
          </table:table-cell>
          <table:table-cell table:formula="of:=(1/(SQRT(2*3.1415926535)*([.$C$12]*(SQRT(([.$C$10]*[.$C$10])/([.$C$12]*[.$C$12])-SIN(ATAN([.G$2]/[.$E31]))*SIN(ATAN([.G$2]/[.$E31])))-COS(ATAN([.G$2]/[.$E31]))))/6)) * EXP( -([.$E31]/COS(ATAN([.G$2]/[.$E31]))-([.$C$12]*(SQRT(([.$C$10]*[.$C$10])/([.$C$12]*[.$C$12])-SIN(ATAN([.G$2]/[.$E31]))*SIN(ATAN([.G$2]/[.$E31])))-COS(ATAN([.G$2]/[.$E31]))))/2)*([.$E31]/COS(ATAN([.G$2]/[.$E31]))-([.$C$12]*(SQRT(([.$C$10]*[.$C$10])/([.$C$12]*[.$C$12])-SIN(ATAN([.G$2]/[.$E31]))*SIN(ATAN([.G$2]/[.$E31])))-COS(ATAN([.G$2]/[.$E31]))))/2) /  (2*([.$C$12]*(SQRT(([.$C$10]*[.$C$10])/([.$C$12]*[.$C$12])-SIN(ATAN([.G$2]/[.$E31]))*SIN(ATAN([.G$2]/[.$E31])))-COS(ATAN([.G$2]/[.$E31]))))*([.$C$12]*(SQRT(([.$C$10]*[.$C$10])/([.$C$12]*[.$C$12])-SIN(ATAN([.G$2]/[.$E31]))*SIN(ATAN([.G$2]/[.$E31])))-COS(ATAN([.G$2]/[.$E31]))))/36))" office:value-type="float" office:value="0.00131864069931375">
            <text:p>0,0013186407</text:p>
          </table:table-cell>
          <table:table-cell table:formula="of:=(1/(SQRT(2*3.1415926535)*([.$C$12]*(SQRT(([.$C$10]*[.$C$10])/([.$C$12]*[.$C$12])-SIN(ATAN([.H$2]/[.$E31]))*SIN(ATAN([.H$2]/[.$E31])))-COS(ATAN([.H$2]/[.$E31]))))/6)) * EXP( -([.$E31]/COS(ATAN([.H$2]/[.$E31]))-([.$C$12]*(SQRT(([.$C$10]*[.$C$10])/([.$C$12]*[.$C$12])-SIN(ATAN([.H$2]/[.$E31]))*SIN(ATAN([.H$2]/[.$E31])))-COS(ATAN([.H$2]/[.$E31]))))/2)*([.$E31]/COS(ATAN([.H$2]/[.$E31]))-([.$C$12]*(SQRT(([.$C$10]*[.$C$10])/([.$C$12]*[.$C$12])-SIN(ATAN([.H$2]/[.$E31]))*SIN(ATAN([.H$2]/[.$E31])))-COS(ATAN([.H$2]/[.$E31]))))/2) /  (2*([.$C$12]*(SQRT(([.$C$10]*[.$C$10])/([.$C$12]*[.$C$12])-SIN(ATAN([.H$2]/[.$E31]))*SIN(ATAN([.H$2]/[.$E31])))-COS(ATAN([.H$2]/[.$E31]))))*([.$C$12]*(SQRT(([.$C$10]*[.$C$10])/([.$C$12]*[.$C$12])-SIN(ATAN([.H$2]/[.$E31]))*SIN(ATAN([.H$2]/[.$E31])))-COS(ATAN([.H$2]/[.$E31]))))/36))" office:value-type="float" office:value="0.00131457626403996">
            <text:p>0,0013145763</text:p>
          </table:table-cell>
          <table:table-cell table:formula="of:=(1/(SQRT(2*3.1415926535)*([.$C$12]*(SQRT(([.$C$10]*[.$C$10])/([.$C$12]*[.$C$12])-SIN(ATAN([.I$2]/[.$E31]))*SIN(ATAN([.I$2]/[.$E31])))-COS(ATAN([.I$2]/[.$E31]))))/6)) * EXP( -([.$E31]/COS(ATAN([.I$2]/[.$E31]))-([.$C$12]*(SQRT(([.$C$10]*[.$C$10])/([.$C$12]*[.$C$12])-SIN(ATAN([.I$2]/[.$E31]))*SIN(ATAN([.I$2]/[.$E31])))-COS(ATAN([.I$2]/[.$E31]))))/2)*([.$E31]/COS(ATAN([.I$2]/[.$E31]))-([.$C$12]*(SQRT(([.$C$10]*[.$C$10])/([.$C$12]*[.$C$12])-SIN(ATAN([.I$2]/[.$E31]))*SIN(ATAN([.I$2]/[.$E31])))-COS(ATAN([.I$2]/[.$E31]))))/2) /  (2*([.$C$12]*(SQRT(([.$C$10]*[.$C$10])/([.$C$12]*[.$C$12])-SIN(ATAN([.I$2]/[.$E31]))*SIN(ATAN([.I$2]/[.$E31])))-COS(ATAN([.I$2]/[.$E31]))))*([.$C$12]*(SQRT(([.$C$10]*[.$C$10])/([.$C$12]*[.$C$12])-SIN(ATAN([.I$2]/[.$E31]))*SIN(ATAN([.I$2]/[.$E31])))-COS(ATAN([.I$2]/[.$E31]))))/36))" office:value-type="float" office:value="0.00130777293852953">
            <text:p>0,0013077729</text:p>
          </table:table-cell>
          <table:table-cell table:formula="of:=(1/(SQRT(2*3.1415926535)*([.$C$12]*(SQRT(([.$C$10]*[.$C$10])/([.$C$12]*[.$C$12])-SIN(ATAN([.J$2]/[.$E31]))*SIN(ATAN([.J$2]/[.$E31])))-COS(ATAN([.J$2]/[.$E31]))))/6)) * EXP( -([.$E31]/COS(ATAN([.J$2]/[.$E31]))-([.$C$12]*(SQRT(([.$C$10]*[.$C$10])/([.$C$12]*[.$C$12])-SIN(ATAN([.J$2]/[.$E31]))*SIN(ATAN([.J$2]/[.$E31])))-COS(ATAN([.J$2]/[.$E31]))))/2)*([.$E31]/COS(ATAN([.J$2]/[.$E31]))-([.$C$12]*(SQRT(([.$C$10]*[.$C$10])/([.$C$12]*[.$C$12])-SIN(ATAN([.J$2]/[.$E31]))*SIN(ATAN([.J$2]/[.$E31])))-COS(ATAN([.J$2]/[.$E31]))))/2) /  (2*([.$C$12]*(SQRT(([.$C$10]*[.$C$10])/([.$C$12]*[.$C$12])-SIN(ATAN([.J$2]/[.$E31]))*SIN(ATAN([.J$2]/[.$E31])))-COS(ATAN([.J$2]/[.$E31]))))*([.$C$12]*(SQRT(([.$C$10]*[.$C$10])/([.$C$12]*[.$C$12])-SIN(ATAN([.J$2]/[.$E31]))*SIN(ATAN([.J$2]/[.$E31])))-COS(ATAN([.J$2]/[.$E31]))))/36))" office:value-type="float" office:value="0.00129818162236834">
            <text:p>0,0012981816</text:p>
          </table:table-cell>
          <table:table-cell table:formula="of:=(1/(SQRT(2*3.1415926535)*([.$C$12]*(SQRT(([.$C$10]*[.$C$10])/([.$C$12]*[.$C$12])-SIN(ATAN([.K$2]/[.$E31]))*SIN(ATAN([.K$2]/[.$E31])))-COS(ATAN([.K$2]/[.$E31]))))/6)) * EXP( -([.$E31]/COS(ATAN([.K$2]/[.$E31]))-([.$C$12]*(SQRT(([.$C$10]*[.$C$10])/([.$C$12]*[.$C$12])-SIN(ATAN([.K$2]/[.$E31]))*SIN(ATAN([.K$2]/[.$E31])))-COS(ATAN([.K$2]/[.$E31]))))/2)*([.$E31]/COS(ATAN([.K$2]/[.$E31]))-([.$C$12]*(SQRT(([.$C$10]*[.$C$10])/([.$C$12]*[.$C$12])-SIN(ATAN([.K$2]/[.$E31]))*SIN(ATAN([.K$2]/[.$E31])))-COS(ATAN([.K$2]/[.$E31]))))/2) /  (2*([.$C$12]*(SQRT(([.$C$10]*[.$C$10])/([.$C$12]*[.$C$12])-SIN(ATAN([.K$2]/[.$E31]))*SIN(ATAN([.K$2]/[.$E31])))-COS(ATAN([.K$2]/[.$E31]))))*([.$C$12]*(SQRT(([.$C$10]*[.$C$10])/([.$C$12]*[.$C$12])-SIN(ATAN([.K$2]/[.$E31]))*SIN(ATAN([.K$2]/[.$E31])))-COS(ATAN([.K$2]/[.$E31]))))/36))" office:value-type="float" office:value="0.00128573916038728">
            <text:p>0,0012857392</text:p>
          </table:table-cell>
          <table:table-cell table:formula="of:=(1/(SQRT(2*3.1415926535)*([.$C$12]*(SQRT(([.$C$10]*[.$C$10])/([.$C$12]*[.$C$12])-SIN(ATAN([.L$2]/[.$E31]))*SIN(ATAN([.L$2]/[.$E31])))-COS(ATAN([.L$2]/[.$E31]))))/6)) * EXP( -([.$E31]/COS(ATAN([.L$2]/[.$E31]))-([.$C$12]*(SQRT(([.$C$10]*[.$C$10])/([.$C$12]*[.$C$12])-SIN(ATAN([.L$2]/[.$E31]))*SIN(ATAN([.L$2]/[.$E31])))-COS(ATAN([.L$2]/[.$E31]))))/2)*([.$E31]/COS(ATAN([.L$2]/[.$E31]))-([.$C$12]*(SQRT(([.$C$10]*[.$C$10])/([.$C$12]*[.$C$12])-SIN(ATAN([.L$2]/[.$E31]))*SIN(ATAN([.L$2]/[.$E31])))-COS(ATAN([.L$2]/[.$E31]))))/2) /  (2*([.$C$12]*(SQRT(([.$C$10]*[.$C$10])/([.$C$12]*[.$C$12])-SIN(ATAN([.L$2]/[.$E31]))*SIN(ATAN([.L$2]/[.$E31])))-COS(ATAN([.L$2]/[.$E31]))))*([.$C$12]*(SQRT(([.$C$10]*[.$C$10])/([.$C$12]*[.$C$12])-SIN(ATAN([.L$2]/[.$E31]))*SIN(ATAN([.L$2]/[.$E31])))-COS(ATAN([.L$2]/[.$E31]))))/36))" office:value-type="float" office:value="0.00127037366482166">
            <text:p>0,0012703737</text:p>
          </table:table-cell>
          <table:table-cell table:formula="of:=(1/(SQRT(2*3.1415926535)*([.$C$12]*(SQRT(([.$C$10]*[.$C$10])/([.$C$12]*[.$C$12])-SIN(ATAN([.M$2]/[.$E31]))*SIN(ATAN([.M$2]/[.$E31])))-COS(ATAN([.M$2]/[.$E31]))))/6)) * EXP( -([.$E31]/COS(ATAN([.M$2]/[.$E31]))-([.$C$12]*(SQRT(([.$C$10]*[.$C$10])/([.$C$12]*[.$C$12])-SIN(ATAN([.M$2]/[.$E31]))*SIN(ATAN([.M$2]/[.$E31])))-COS(ATAN([.M$2]/[.$E31]))))/2)*([.$E31]/COS(ATAN([.M$2]/[.$E31]))-([.$C$12]*(SQRT(([.$C$10]*[.$C$10])/([.$C$12]*[.$C$12])-SIN(ATAN([.M$2]/[.$E31]))*SIN(ATAN([.M$2]/[.$E31])))-COS(ATAN([.M$2]/[.$E31]))))/2) /  (2*([.$C$12]*(SQRT(([.$C$10]*[.$C$10])/([.$C$12]*[.$C$12])-SIN(ATAN([.M$2]/[.$E31]))*SIN(ATAN([.M$2]/[.$E31])))-COS(ATAN([.M$2]/[.$E31]))))*([.$C$12]*(SQRT(([.$C$10]*[.$C$10])/([.$C$12]*[.$C$12])-SIN(ATAN([.M$2]/[.$E31]))*SIN(ATAN([.M$2]/[.$E31])))-COS(ATAN([.M$2]/[.$E31]))))/36))" office:value-type="float" office:value="0.00125201102144191">
            <text:p>0,001252011</text:p>
          </table:table-cell>
          <table:table-cell table:formula="of:=(1/(SQRT(2*3.1415926535)*([.$C$12]*(SQRT(([.$C$10]*[.$C$10])/([.$C$12]*[.$C$12])-SIN(ATAN([.N$2]/[.$E31]))*SIN(ATAN([.N$2]/[.$E31])))-COS(ATAN([.N$2]/[.$E31]))))/6)) * EXP( -([.$E31]/COS(ATAN([.N$2]/[.$E31]))-([.$C$12]*(SQRT(([.$C$10]*[.$C$10])/([.$C$12]*[.$C$12])-SIN(ATAN([.N$2]/[.$E31]))*SIN(ATAN([.N$2]/[.$E31])))-COS(ATAN([.N$2]/[.$E31]))))/2)*([.$E31]/COS(ATAN([.N$2]/[.$E31]))-([.$C$12]*(SQRT(([.$C$10]*[.$C$10])/([.$C$12]*[.$C$12])-SIN(ATAN([.N$2]/[.$E31]))*SIN(ATAN([.N$2]/[.$E31])))-COS(ATAN([.N$2]/[.$E31]))))/2) /  (2*([.$C$12]*(SQRT(([.$C$10]*[.$C$10])/([.$C$12]*[.$C$12])-SIN(ATAN([.N$2]/[.$E31]))*SIN(ATAN([.N$2]/[.$E31])))-COS(ATAN([.N$2]/[.$E31]))))*([.$C$12]*(SQRT(([.$C$10]*[.$C$10])/([.$C$12]*[.$C$12])-SIN(ATAN([.N$2]/[.$E31]))*SIN(ATAN([.N$2]/[.$E31])))-COS(ATAN([.N$2]/[.$E31]))))/36))" office:value-type="float" office:value="0.00123058232808155">
            <text:p>0,0012305823</text:p>
          </table:table-cell>
          <table:table-cell table:formula="of:=(1/(SQRT(2*3.1415926535)*([.$C$12]*(SQRT(([.$C$10]*[.$C$10])/([.$C$12]*[.$C$12])-SIN(ATAN([.O$2]/[.$E31]))*SIN(ATAN([.O$2]/[.$E31])))-COS(ATAN([.O$2]/[.$E31]))))/6)) * EXP( -([.$E31]/COS(ATAN([.O$2]/[.$E31]))-([.$C$12]*(SQRT(([.$C$10]*[.$C$10])/([.$C$12]*[.$C$12])-SIN(ATAN([.O$2]/[.$E31]))*SIN(ATAN([.O$2]/[.$E31])))-COS(ATAN([.O$2]/[.$E31]))))/2)*([.$E31]/COS(ATAN([.O$2]/[.$E31]))-([.$C$12]*(SQRT(([.$C$10]*[.$C$10])/([.$C$12]*[.$C$12])-SIN(ATAN([.O$2]/[.$E31]))*SIN(ATAN([.O$2]/[.$E31])))-COS(ATAN([.O$2]/[.$E31]))))/2) /  (2*([.$C$12]*(SQRT(([.$C$10]*[.$C$10])/([.$C$12]*[.$C$12])-SIN(ATAN([.O$2]/[.$E31]))*SIN(ATAN([.O$2]/[.$E31])))-COS(ATAN([.O$2]/[.$E31]))))*([.$C$12]*(SQRT(([.$C$10]*[.$C$10])/([.$C$12]*[.$C$12])-SIN(ATAN([.O$2]/[.$E31]))*SIN(ATAN([.O$2]/[.$E31])))-COS(ATAN([.O$2]/[.$E31]))))/36))" office:value-type="float" office:value="0.00120603196099085">
            <text:p>0,001206032</text:p>
          </table:table-cell>
          <table:table-cell table:formula="of:=(1/(SQRT(2*3.1415926535)*([.$C$12]*(SQRT(([.$C$10]*[.$C$10])/([.$C$12]*[.$C$12])-SIN(ATAN([.P$2]/[.$E31]))*SIN(ATAN([.P$2]/[.$E31])))-COS(ATAN([.P$2]/[.$E31]))))/6)) * EXP( -([.$E31]/COS(ATAN([.P$2]/[.$E31]))-([.$C$12]*(SQRT(([.$C$10]*[.$C$10])/([.$C$12]*[.$C$12])-SIN(ATAN([.P$2]/[.$E31]))*SIN(ATAN([.P$2]/[.$E31])))-COS(ATAN([.P$2]/[.$E31]))))/2)*([.$E31]/COS(ATAN([.P$2]/[.$E31]))-([.$C$12]*(SQRT(([.$C$10]*[.$C$10])/([.$C$12]*[.$C$12])-SIN(ATAN([.P$2]/[.$E31]))*SIN(ATAN([.P$2]/[.$E31])))-COS(ATAN([.P$2]/[.$E31]))))/2) /  (2*([.$C$12]*(SQRT(([.$C$10]*[.$C$10])/([.$C$12]*[.$C$12])-SIN(ATAN([.P$2]/[.$E31]))*SIN(ATAN([.P$2]/[.$E31])))-COS(ATAN([.P$2]/[.$E31]))))*([.$C$12]*(SQRT(([.$C$10]*[.$C$10])/([.$C$12]*[.$C$12])-SIN(ATAN([.P$2]/[.$E31]))*SIN(ATAN([.P$2]/[.$E31])))-COS(ATAN([.P$2]/[.$E31]))))/36))" office:value-type="float" office:value="0.00117832591702331">
            <text:p>0,0011783259</text:p>
          </table:table-cell>
          <table:table-cell table:formula="of:=(1/(SQRT(2*3.1415926535)*([.$C$12]*(SQRT(([.$C$10]*[.$C$10])/([.$C$12]*[.$C$12])-SIN(ATAN([.Q$2]/[.$E31]))*SIN(ATAN([.Q$2]/[.$E31])))-COS(ATAN([.Q$2]/[.$E31]))))/6)) * EXP( -([.$E31]/COS(ATAN([.Q$2]/[.$E31]))-([.$C$12]*(SQRT(([.$C$10]*[.$C$10])/([.$C$12]*[.$C$12])-SIN(ATAN([.Q$2]/[.$E31]))*SIN(ATAN([.Q$2]/[.$E31])))-COS(ATAN([.Q$2]/[.$E31]))))/2)*([.$E31]/COS(ATAN([.Q$2]/[.$E31]))-([.$C$12]*(SQRT(([.$C$10]*[.$C$10])/([.$C$12]*[.$C$12])-SIN(ATAN([.Q$2]/[.$E31]))*SIN(ATAN([.Q$2]/[.$E31])))-COS(ATAN([.Q$2]/[.$E31]))))/2) /  (2*([.$C$12]*(SQRT(([.$C$10]*[.$C$10])/([.$C$12]*[.$C$12])-SIN(ATAN([.Q$2]/[.$E31]))*SIN(ATAN([.Q$2]/[.$E31])))-COS(ATAN([.Q$2]/[.$E31]))))*([.$C$12]*(SQRT(([.$C$10]*[.$C$10])/([.$C$12]*[.$C$12])-SIN(ATAN([.Q$2]/[.$E31]))*SIN(ATAN([.Q$2]/[.$E31])))-COS(ATAN([.Q$2]/[.$E31]))))/36))" office:value-type="float" office:value="0.00114746004149604">
            <text:p>0,00114746</text:p>
          </table:table-cell>
          <table:table-cell table:formula="of:=(1/(SQRT(2*3.1415926535)*([.$C$12]*(SQRT(([.$C$10]*[.$C$10])/([.$C$12]*[.$C$12])-SIN(ATAN([.R$2]/[.$E31]))*SIN(ATAN([.R$2]/[.$E31])))-COS(ATAN([.R$2]/[.$E31]))))/6)) * EXP( -([.$E31]/COS(ATAN([.R$2]/[.$E31]))-([.$C$12]*(SQRT(([.$C$10]*[.$C$10])/([.$C$12]*[.$C$12])-SIN(ATAN([.R$2]/[.$E31]))*SIN(ATAN([.R$2]/[.$E31])))-COS(ATAN([.R$2]/[.$E31]))))/2)*([.$E31]/COS(ATAN([.R$2]/[.$E31]))-([.$C$12]*(SQRT(([.$C$10]*[.$C$10])/([.$C$12]*[.$C$12])-SIN(ATAN([.R$2]/[.$E31]))*SIN(ATAN([.R$2]/[.$E31])))-COS(ATAN([.R$2]/[.$E31]))))/2) /  (2*([.$C$12]*(SQRT(([.$C$10]*[.$C$10])/([.$C$12]*[.$C$12])-SIN(ATAN([.R$2]/[.$E31]))*SIN(ATAN([.R$2]/[.$E31])))-COS(ATAN([.R$2]/[.$E31]))))*([.$C$12]*(SQRT(([.$C$10]*[.$C$10])/([.$C$12]*[.$C$12])-SIN(ATAN([.R$2]/[.$E31]))*SIN(ATAN([.R$2]/[.$E31])))-COS(ATAN([.R$2]/[.$E31]))))/36))" office:value-type="float" office:value="0.00111346772679947">
            <text:p>0,0011134677</text:p>
          </table:table-cell>
          <table:table-cell table:formula="of:=(1/(SQRT(2*3.1415926535)*([.$C$12]*(SQRT(([.$C$10]*[.$C$10])/([.$C$12]*[.$C$12])-SIN(ATAN([.S$2]/[.$E31]))*SIN(ATAN([.S$2]/[.$E31])))-COS(ATAN([.S$2]/[.$E31]))))/6)) * EXP( -([.$E31]/COS(ATAN([.S$2]/[.$E31]))-([.$C$12]*(SQRT(([.$C$10]*[.$C$10])/([.$C$12]*[.$C$12])-SIN(ATAN([.S$2]/[.$E31]))*SIN(ATAN([.S$2]/[.$E31])))-COS(ATAN([.S$2]/[.$E31]))))/2)*([.$E31]/COS(ATAN([.S$2]/[.$E31]))-([.$C$12]*(SQRT(([.$C$10]*[.$C$10])/([.$C$12]*[.$C$12])-SIN(ATAN([.S$2]/[.$E31]))*SIN(ATAN([.S$2]/[.$E31])))-COS(ATAN([.S$2]/[.$E31]))))/2) /  (2*([.$C$12]*(SQRT(([.$C$10]*[.$C$10])/([.$C$12]*[.$C$12])-SIN(ATAN([.S$2]/[.$E31]))*SIN(ATAN([.S$2]/[.$E31])))-COS(ATAN([.S$2]/[.$E31]))))*([.$C$12]*(SQRT(([.$C$10]*[.$C$10])/([.$C$12]*[.$C$12])-SIN(ATAN([.S$2]/[.$E31]))*SIN(ATAN([.S$2]/[.$E31])))-COS(ATAN([.S$2]/[.$E31]))))/36))" office:value-type="float" office:value="0.00107642665963763">
            <text:p>0,0010764267</text:p>
          </table:table-cell>
          <table:table-cell table:formula="of:=(1/(SQRT(2*3.1415926535)*([.$C$12]*(SQRT(([.$C$10]*[.$C$10])/([.$C$12]*[.$C$12])-SIN(ATAN([.T$2]/[.$E31]))*SIN(ATAN([.T$2]/[.$E31])))-COS(ATAN([.T$2]/[.$E31]))))/6)) * EXP( -([.$E31]/COS(ATAN([.T$2]/[.$E31]))-([.$C$12]*(SQRT(([.$C$10]*[.$C$10])/([.$C$12]*[.$C$12])-SIN(ATAN([.T$2]/[.$E31]))*SIN(ATAN([.T$2]/[.$E31])))-COS(ATAN([.T$2]/[.$E31]))))/2)*([.$E31]/COS(ATAN([.T$2]/[.$E31]))-([.$C$12]*(SQRT(([.$C$10]*[.$C$10])/([.$C$12]*[.$C$12])-SIN(ATAN([.T$2]/[.$E31]))*SIN(ATAN([.T$2]/[.$E31])))-COS(ATAN([.T$2]/[.$E31]))))/2) /  (2*([.$C$12]*(SQRT(([.$C$10]*[.$C$10])/([.$C$12]*[.$C$12])-SIN(ATAN([.T$2]/[.$E31]))*SIN(ATAN([.T$2]/[.$E31])))-COS(ATAN([.T$2]/[.$E31]))))*([.$C$12]*(SQRT(([.$C$10]*[.$C$10])/([.$C$12]*[.$C$12])-SIN(ATAN([.T$2]/[.$E31]))*SIN(ATAN([.T$2]/[.$E31])))-COS(ATAN([.T$2]/[.$E31]))))/36))" office:value-type="float" office:value="0.00103646420882496">
            <text:p>0,0010364642</text:p>
          </table:table-cell>
          <table:table-cell table:formula="of:=(1/(SQRT(2*3.1415926535)*([.$C$12]*(SQRT(([.$C$10]*[.$C$10])/([.$C$12]*[.$C$12])-SIN(ATAN([.U$2]/[.$E31]))*SIN(ATAN([.U$2]/[.$E31])))-COS(ATAN([.U$2]/[.$E31]))))/6)) * EXP( -([.$E31]/COS(ATAN([.U$2]/[.$E31]))-([.$C$12]*(SQRT(([.$C$10]*[.$C$10])/([.$C$12]*[.$C$12])-SIN(ATAN([.U$2]/[.$E31]))*SIN(ATAN([.U$2]/[.$E31])))-COS(ATAN([.U$2]/[.$E31]))))/2)*([.$E31]/COS(ATAN([.U$2]/[.$E31]))-([.$C$12]*(SQRT(([.$C$10]*[.$C$10])/([.$C$12]*[.$C$12])-SIN(ATAN([.U$2]/[.$E31]))*SIN(ATAN([.U$2]/[.$E31])))-COS(ATAN([.U$2]/[.$E31]))))/2) /  (2*([.$C$12]*(SQRT(([.$C$10]*[.$C$10])/([.$C$12]*[.$C$12])-SIN(ATAN([.U$2]/[.$E31]))*SIN(ATAN([.U$2]/[.$E31])))-COS(ATAN([.U$2]/[.$E31]))))*([.$C$12]*(SQRT(([.$C$10]*[.$C$10])/([.$C$12]*[.$C$12])-SIN(ATAN([.U$2]/[.$E31]))*SIN(ATAN([.U$2]/[.$E31])))-COS(ATAN([.U$2]/[.$E31]))))/36))" office:value-type="float" office:value="0.00099376108345635">
            <text:p>0,0009937611</text:p>
          </table:table-cell>
          <table:table-cell table:formula="of:=(1/(SQRT(2*3.1415926535)*([.$C$12]*(SQRT(([.$C$10]*[.$C$10])/([.$C$12]*[.$C$12])-SIN(ATAN([.V$2]/[.$E31]))*SIN(ATAN([.V$2]/[.$E31])))-COS(ATAN([.V$2]/[.$E31]))))/6)) * EXP( -([.$E31]/COS(ATAN([.V$2]/[.$E31]))-([.$C$12]*(SQRT(([.$C$10]*[.$C$10])/([.$C$12]*[.$C$12])-SIN(ATAN([.V$2]/[.$E31]))*SIN(ATAN([.V$2]/[.$E31])))-COS(ATAN([.V$2]/[.$E31]))))/2)*([.$E31]/COS(ATAN([.V$2]/[.$E31]))-([.$C$12]*(SQRT(([.$C$10]*[.$C$10])/([.$C$12]*[.$C$12])-SIN(ATAN([.V$2]/[.$E31]))*SIN(ATAN([.V$2]/[.$E31])))-COS(ATAN([.V$2]/[.$E31]))))/2) /  (2*([.$C$12]*(SQRT(([.$C$10]*[.$C$10])/([.$C$12]*[.$C$12])-SIN(ATAN([.V$2]/[.$E31]))*SIN(ATAN([.V$2]/[.$E31])))-COS(ATAN([.V$2]/[.$E31]))))*([.$C$12]*(SQRT(([.$C$10]*[.$C$10])/([.$C$12]*[.$C$12])-SIN(ATAN([.V$2]/[.$E31]))*SIN(ATAN([.V$2]/[.$E31])))-COS(ATAN([.V$2]/[.$E31]))))/36))" office:value-type="float" office:value="0.000948552954030821">
            <text:p>0,000948553</text:p>
          </table:table-cell>
          <table:table-cell table:formula="of:=(1/(SQRT(2*3.1415926535)*([.$C$12]*(SQRT(([.$C$10]*[.$C$10])/([.$C$12]*[.$C$12])-SIN(ATAN([.W$2]/[.$E31]))*SIN(ATAN([.W$2]/[.$E31])))-COS(ATAN([.W$2]/[.$E31]))))/6)) * EXP( -([.$E31]/COS(ATAN([.W$2]/[.$E31]))-([.$C$12]*(SQRT(([.$C$10]*[.$C$10])/([.$C$12]*[.$C$12])-SIN(ATAN([.W$2]/[.$E31]))*SIN(ATAN([.W$2]/[.$E31])))-COS(ATAN([.W$2]/[.$E31]))))/2)*([.$E31]/COS(ATAN([.W$2]/[.$E31]))-([.$C$12]*(SQRT(([.$C$10]*[.$C$10])/([.$C$12]*[.$C$12])-SIN(ATAN([.W$2]/[.$E31]))*SIN(ATAN([.W$2]/[.$E31])))-COS(ATAN([.W$2]/[.$E31]))))/2) /  (2*([.$C$12]*(SQRT(([.$C$10]*[.$C$10])/([.$C$12]*[.$C$12])-SIN(ATAN([.W$2]/[.$E31]))*SIN(ATAN([.W$2]/[.$E31])))-COS(ATAN([.W$2]/[.$E31]))))*([.$C$12]*(SQRT(([.$C$10]*[.$C$10])/([.$C$12]*[.$C$12])-SIN(ATAN([.W$2]/[.$E31]))*SIN(ATAN([.W$2]/[.$E31])))-COS(ATAN([.W$2]/[.$E31]))))/36))" office:value-type="float" office:value="0.000901129815790203">
            <text:p>0,0009011298</text:p>
          </table:table-cell>
          <table:table-cell table:formula="of:=(1/(SQRT(2*3.1415926535)*([.$C$12]*(SQRT(([.$C$10]*[.$C$10])/([.$C$12]*[.$C$12])-SIN(ATAN([.X$2]/[.$E31]))*SIN(ATAN([.X$2]/[.$E31])))-COS(ATAN([.X$2]/[.$E31]))))/6)) * EXP( -([.$E31]/COS(ATAN([.X$2]/[.$E31]))-([.$C$12]*(SQRT(([.$C$10]*[.$C$10])/([.$C$12]*[.$C$12])-SIN(ATAN([.X$2]/[.$E31]))*SIN(ATAN([.X$2]/[.$E31])))-COS(ATAN([.X$2]/[.$E31]))))/2)*([.$E31]/COS(ATAN([.X$2]/[.$E31]))-([.$C$12]*(SQRT(([.$C$10]*[.$C$10])/([.$C$12]*[.$C$12])-SIN(ATAN([.X$2]/[.$E31]))*SIN(ATAN([.X$2]/[.$E31])))-COS(ATAN([.X$2]/[.$E31]))))/2) /  (2*([.$C$12]*(SQRT(([.$C$10]*[.$C$10])/([.$C$12]*[.$C$12])-SIN(ATAN([.X$2]/[.$E31]))*SIN(ATAN([.X$2]/[.$E31])))-COS(ATAN([.X$2]/[.$E31]))))*([.$C$12]*(SQRT(([.$C$10]*[.$C$10])/([.$C$12]*[.$C$12])-SIN(ATAN([.X$2]/[.$E31]))*SIN(ATAN([.X$2]/[.$E31])))-COS(ATAN([.X$2]/[.$E31]))))/36))" office:value-type="float" office:value="0.000851832980960768">
            <text:p>0,000851833</text:p>
          </table:table-cell>
          <table:table-cell table:formula="of:=(1/(SQRT(2*3.1415926535)*([.$C$12]*(SQRT(([.$C$10]*[.$C$10])/([.$C$12]*[.$C$12])-SIN(ATAN([.Y$2]/[.$E31]))*SIN(ATAN([.Y$2]/[.$E31])))-COS(ATAN([.Y$2]/[.$E31]))))/6)) * EXP( -([.$E31]/COS(ATAN([.Y$2]/[.$E31]))-([.$C$12]*(SQRT(([.$C$10]*[.$C$10])/([.$C$12]*[.$C$12])-SIN(ATAN([.Y$2]/[.$E31]))*SIN(ATAN([.Y$2]/[.$E31])))-COS(ATAN([.Y$2]/[.$E31]))))/2)*([.$E31]/COS(ATAN([.Y$2]/[.$E31]))-([.$C$12]*(SQRT(([.$C$10]*[.$C$10])/([.$C$12]*[.$C$12])-SIN(ATAN([.Y$2]/[.$E31]))*SIN(ATAN([.Y$2]/[.$E31])))-COS(ATAN([.Y$2]/[.$E31]))))/2) /  (2*([.$C$12]*(SQRT(([.$C$10]*[.$C$10])/([.$C$12]*[.$C$12])-SIN(ATAN([.Y$2]/[.$E31]))*SIN(ATAN([.Y$2]/[.$E31])))-COS(ATAN([.Y$2]/[.$E31]))))*([.$C$12]*(SQRT(([.$C$10]*[.$C$10])/([.$C$12]*[.$C$12])-SIN(ATAN([.Y$2]/[.$E31]))*SIN(ATAN([.Y$2]/[.$E31])))-COS(ATAN([.Y$2]/[.$E31]))))/36))" office:value-type="float" office:value="0.000801049709375902">
            <text:p>0,0008010497</text:p>
          </table:table-cell>
          <table:table-cell table:formula="of:=(1/(SQRT(2*3.1415926535)*([.$C$12]*(SQRT(([.$C$10]*[.$C$10])/([.$C$12]*[.$C$12])-SIN(ATAN([.Z$2]/[.$E31]))*SIN(ATAN([.Z$2]/[.$E31])))-COS(ATAN([.Z$2]/[.$E31]))))/6)) * EXP( -([.$E31]/COS(ATAN([.Z$2]/[.$E31]))-([.$C$12]*(SQRT(([.$C$10]*[.$C$10])/([.$C$12]*[.$C$12])-SIN(ATAN([.Z$2]/[.$E31]))*SIN(ATAN([.Z$2]/[.$E31])))-COS(ATAN([.Z$2]/[.$E31]))))/2)*([.$E31]/COS(ATAN([.Z$2]/[.$E31]))-([.$C$12]*(SQRT(([.$C$10]*[.$C$10])/([.$C$12]*[.$C$12])-SIN(ATAN([.Z$2]/[.$E31]))*SIN(ATAN([.Z$2]/[.$E31])))-COS(ATAN([.Z$2]/[.$E31]))))/2) /  (2*([.$C$12]*(SQRT(([.$C$10]*[.$C$10])/([.$C$12]*[.$C$12])-SIN(ATAN([.Z$2]/[.$E31]))*SIN(ATAN([.Z$2]/[.$E31])))-COS(ATAN([.Z$2]/[.$E31]))))*([.$C$12]*(SQRT(([.$C$10]*[.$C$10])/([.$C$12]*[.$C$12])-SIN(ATAN([.Z$2]/[.$E31]))*SIN(ATAN([.Z$2]/[.$E31])))-COS(ATAN([.Z$2]/[.$E31]))))/36))" office:value-type="float" office:value="0.000749205617767453">
            <text:p>0,0007492056</text:p>
          </table:table-cell>
          <table:table-cell table:formula="of:=(1/(SQRT(2*3.1415926535)*([.$C$12]*(SQRT(([.$C$10]*[.$C$10])/([.$C$12]*[.$C$12])-SIN(ATAN([.AA$2]/[.$E31]))*SIN(ATAN([.AA$2]/[.$E31])))-COS(ATAN([.AA$2]/[.$E31]))))/6)) * EXP( -([.$E31]/COS(ATAN([.AA$2]/[.$E31]))-([.$C$12]*(SQRT(([.$C$10]*[.$C$10])/([.$C$12]*[.$C$12])-SIN(ATAN([.AA$2]/[.$E31]))*SIN(ATAN([.AA$2]/[.$E31])))-COS(ATAN([.AA$2]/[.$E31]))))/2)*([.$E31]/COS(ATAN([.AA$2]/[.$E31]))-([.$C$12]*(SQRT(([.$C$10]*[.$C$10])/([.$C$12]*[.$C$12])-SIN(ATAN([.AA$2]/[.$E31]))*SIN(ATAN([.AA$2]/[.$E31])))-COS(ATAN([.AA$2]/[.$E31]))))/2) /  (2*([.$C$12]*(SQRT(([.$C$10]*[.$C$10])/([.$C$12]*[.$C$12])-SIN(ATAN([.AA$2]/[.$E31]))*SIN(ATAN([.AA$2]/[.$E31])))-COS(ATAN([.AA$2]/[.$E31]))))*([.$C$12]*(SQRT(([.$C$10]*[.$C$10])/([.$C$12]*[.$C$12])-SIN(ATAN([.AA$2]/[.$E31]))*SIN(ATAN([.AA$2]/[.$E31])))-COS(ATAN([.AA$2]/[.$E31]))))/36))" office:value-type="float" office:value="0.000696755138047017">
            <text:p>0,0006967551</text:p>
          </table:table-cell>
          <table:table-cell table:formula="of:=(1/(SQRT(2*3.1415926535)*([.$C$12]*(SQRT(([.$C$10]*[.$C$10])/([.$C$12]*[.$C$12])-SIN(ATAN([.AB$2]/[.$E31]))*SIN(ATAN([.AB$2]/[.$E31])))-COS(ATAN([.AB$2]/[.$E31]))))/6)) * EXP( -([.$E31]/COS(ATAN([.AB$2]/[.$E31]))-([.$C$12]*(SQRT(([.$C$10]*[.$C$10])/([.$C$12]*[.$C$12])-SIN(ATAN([.AB$2]/[.$E31]))*SIN(ATAN([.AB$2]/[.$E31])))-COS(ATAN([.AB$2]/[.$E31]))))/2)*([.$E31]/COS(ATAN([.AB$2]/[.$E31]))-([.$C$12]*(SQRT(([.$C$10]*[.$C$10])/([.$C$12]*[.$C$12])-SIN(ATAN([.AB$2]/[.$E31]))*SIN(ATAN([.AB$2]/[.$E31])))-COS(ATAN([.AB$2]/[.$E31]))))/2) /  (2*([.$C$12]*(SQRT(([.$C$10]*[.$C$10])/([.$C$12]*[.$C$12])-SIN(ATAN([.AB$2]/[.$E31]))*SIN(ATAN([.AB$2]/[.$E31])))-COS(ATAN([.AB$2]/[.$E31]))))*([.$C$12]*(SQRT(([.$C$10]*[.$C$10])/([.$C$12]*[.$C$12])-SIN(ATAN([.AB$2]/[.$E31]))*SIN(ATAN([.AB$2]/[.$E31])))-COS(ATAN([.AB$2]/[.$E31]))))/36))" office:value-type="float" office:value="0.000644170414627677">
            <text:p>0,0006441704</text:p>
          </table:table-cell>
          <table:table-cell table:formula="of:=(1/(SQRT(2*3.1415926535)*([.$C$12]*(SQRT(([.$C$10]*[.$C$10])/([.$C$12]*[.$C$12])-SIN(ATAN([.AC$2]/[.$E31]))*SIN(ATAN([.AC$2]/[.$E31])))-COS(ATAN([.AC$2]/[.$E31]))))/6)) * EXP( -([.$E31]/COS(ATAN([.AC$2]/[.$E31]))-([.$C$12]*(SQRT(([.$C$10]*[.$C$10])/([.$C$12]*[.$C$12])-SIN(ATAN([.AC$2]/[.$E31]))*SIN(ATAN([.AC$2]/[.$E31])))-COS(ATAN([.AC$2]/[.$E31]))))/2)*([.$E31]/COS(ATAN([.AC$2]/[.$E31]))-([.$C$12]*(SQRT(([.$C$10]*[.$C$10])/([.$C$12]*[.$C$12])-SIN(ATAN([.AC$2]/[.$E31]))*SIN(ATAN([.AC$2]/[.$E31])))-COS(ATAN([.AC$2]/[.$E31]))))/2) /  (2*([.$C$12]*(SQRT(([.$C$10]*[.$C$10])/([.$C$12]*[.$C$12])-SIN(ATAN([.AC$2]/[.$E31]))*SIN(ATAN([.AC$2]/[.$E31])))-COS(ATAN([.AC$2]/[.$E31]))))*([.$C$12]*(SQRT(([.$C$10]*[.$C$10])/([.$C$12]*[.$C$12])-SIN(ATAN([.AC$2]/[.$E31]))*SIN(ATAN([.AC$2]/[.$E31])))-COS(ATAN([.AC$2]/[.$E31]))))/36))" office:value-type="float" office:value="0.0005919291308706">
            <text:p>0,0005919291</text:p>
          </table:table-cell>
          <table:table-cell table:formula="of:=(1/(SQRT(2*3.1415926535)*([.$C$12]*(SQRT(([.$C$10]*[.$C$10])/([.$C$12]*[.$C$12])-SIN(ATAN([.AD$2]/[.$E31]))*SIN(ATAN([.AD$2]/[.$E31])))-COS(ATAN([.AD$2]/[.$E31]))))/6)) * EXP( -([.$E31]/COS(ATAN([.AD$2]/[.$E31]))-([.$C$12]*(SQRT(([.$C$10]*[.$C$10])/([.$C$12]*[.$C$12])-SIN(ATAN([.AD$2]/[.$E31]))*SIN(ATAN([.AD$2]/[.$E31])))-COS(ATAN([.AD$2]/[.$E31]))))/2)*([.$E31]/COS(ATAN([.AD$2]/[.$E31]))-([.$C$12]*(SQRT(([.$C$10]*[.$C$10])/([.$C$12]*[.$C$12])-SIN(ATAN([.AD$2]/[.$E31]))*SIN(ATAN([.AD$2]/[.$E31])))-COS(ATAN([.AD$2]/[.$E31]))))/2) /  (2*([.$C$12]*(SQRT(([.$C$10]*[.$C$10])/([.$C$12]*[.$C$12])-SIN(ATAN([.AD$2]/[.$E31]))*SIN(ATAN([.AD$2]/[.$E31])))-COS(ATAN([.AD$2]/[.$E31]))))*([.$C$12]*(SQRT(([.$C$10]*[.$C$10])/([.$C$12]*[.$C$12])-SIN(ATAN([.AD$2]/[.$E31]))*SIN(ATAN([.AD$2]/[.$E31])))-COS(ATAN([.AD$2]/[.$E31]))))/36))" office:value-type="float" office:value="0.000540501826748401">
            <text:p>0,0005405018</text:p>
          </table:table-cell>
          <table:table-cell table:formula="of:=(1/(SQRT(2*3.1415926535)*([.$C$12]*(SQRT(([.$C$10]*[.$C$10])/([.$C$12]*[.$C$12])-SIN(ATAN([.AE$2]/[.$E31]))*SIN(ATAN([.AE$2]/[.$E31])))-COS(ATAN([.AE$2]/[.$E31]))))/6)) * EXP( -([.$E31]/COS(ATAN([.AE$2]/[.$E31]))-([.$C$12]*(SQRT(([.$C$10]*[.$C$10])/([.$C$12]*[.$C$12])-SIN(ATAN([.AE$2]/[.$E31]))*SIN(ATAN([.AE$2]/[.$E31])))-COS(ATAN([.AE$2]/[.$E31]))))/2)*([.$E31]/COS(ATAN([.AE$2]/[.$E31]))-([.$C$12]*(SQRT(([.$C$10]*[.$C$10])/([.$C$12]*[.$C$12])-SIN(ATAN([.AE$2]/[.$E31]))*SIN(ATAN([.AE$2]/[.$E31])))-COS(ATAN([.AE$2]/[.$E31]))))/2) /  (2*([.$C$12]*(SQRT(([.$C$10]*[.$C$10])/([.$C$12]*[.$C$12])-SIN(ATAN([.AE$2]/[.$E31]))*SIN(ATAN([.AE$2]/[.$E31])))-COS(ATAN([.AE$2]/[.$E31]))))*([.$C$12]*(SQRT(([.$C$10]*[.$C$10])/([.$C$12]*[.$C$12])-SIN(ATAN([.AE$2]/[.$E31]))*SIN(ATAN([.AE$2]/[.$E31])))-COS(ATAN([.AE$2]/[.$E31]))))/36))" office:value-type="float" office:value="0.000490339307401266">
            <text:p>0,0004903393</text:p>
          </table:table-cell>
          <table:table-cell table:formula="of:=(1/(SQRT(2*3.1415926535)*([.$C$12]*(SQRT(([.$C$10]*[.$C$10])/([.$C$12]*[.$C$12])-SIN(ATAN([.AF$2]/[.$E31]))*SIN(ATAN([.AF$2]/[.$E31])))-COS(ATAN([.AF$2]/[.$E31]))))/6)) * EXP( -([.$E31]/COS(ATAN([.AF$2]/[.$E31]))-([.$C$12]*(SQRT(([.$C$10]*[.$C$10])/([.$C$12]*[.$C$12])-SIN(ATAN([.AF$2]/[.$E31]))*SIN(ATAN([.AF$2]/[.$E31])))-COS(ATAN([.AF$2]/[.$E31]))))/2)*([.$E31]/COS(ATAN([.AF$2]/[.$E31]))-([.$C$12]*(SQRT(([.$C$10]*[.$C$10])/([.$C$12]*[.$C$12])-SIN(ATAN([.AF$2]/[.$E31]))*SIN(ATAN([.AF$2]/[.$E31])))-COS(ATAN([.AF$2]/[.$E31]))))/2) /  (2*([.$C$12]*(SQRT(([.$C$10]*[.$C$10])/([.$C$12]*[.$C$12])-SIN(ATAN([.AF$2]/[.$E31]))*SIN(ATAN([.AF$2]/[.$E31])))-COS(ATAN([.AF$2]/[.$E31]))))*([.$C$12]*(SQRT(([.$C$10]*[.$C$10])/([.$C$12]*[.$C$12])-SIN(ATAN([.AF$2]/[.$E31]))*SIN(ATAN([.AF$2]/[.$E31])))-COS(ATAN([.AF$2]/[.$E31]))))/36))" office:value-type="float" office:value="0.000441860741672097">
            <text:p>0,0004418607</text:p>
          </table:table-cell>
          <table:table-cell table:formula="of:=(1/(SQRT(2*3.1415926535)*([.$C$12]*(SQRT(([.$C$10]*[.$C$10])/([.$C$12]*[.$C$12])-SIN(ATAN([.AG$2]/[.$E31]))*SIN(ATAN([.AG$2]/[.$E31])))-COS(ATAN([.AG$2]/[.$E31]))))/6)) * EXP( -([.$E31]/COS(ATAN([.AG$2]/[.$E31]))-([.$C$12]*(SQRT(([.$C$10]*[.$C$10])/([.$C$12]*[.$C$12])-SIN(ATAN([.AG$2]/[.$E31]))*SIN(ATAN([.AG$2]/[.$E31])))-COS(ATAN([.AG$2]/[.$E31]))))/2)*([.$E31]/COS(ATAN([.AG$2]/[.$E31]))-([.$C$12]*(SQRT(([.$C$10]*[.$C$10])/([.$C$12]*[.$C$12])-SIN(ATAN([.AG$2]/[.$E31]))*SIN(ATAN([.AG$2]/[.$E31])))-COS(ATAN([.AG$2]/[.$E31]))))/2) /  (2*([.$C$12]*(SQRT(([.$C$10]*[.$C$10])/([.$C$12]*[.$C$12])-SIN(ATAN([.AG$2]/[.$E31]))*SIN(ATAN([.AG$2]/[.$E31])))-COS(ATAN([.AG$2]/[.$E31]))))*([.$C$12]*(SQRT(([.$C$10]*[.$C$10])/([.$C$12]*[.$C$12])-SIN(ATAN([.AG$2]/[.$E31]))*SIN(ATAN([.AG$2]/[.$E31])))-COS(ATAN([.AG$2]/[.$E31]))))/36))" office:value-type="float" office:value="0.000395443010305197">
            <text:p>0,000395443</text:p>
          </table:table-cell>
          <table:table-cell table:formula="of:=(1/(SQRT(2*3.1415926535)*([.$C$12]*(SQRT(([.$C$10]*[.$C$10])/([.$C$12]*[.$C$12])-SIN(ATAN([.AH$2]/[.$E31]))*SIN(ATAN([.AH$2]/[.$E31])))-COS(ATAN([.AH$2]/[.$E31]))))/6)) * EXP( -([.$E31]/COS(ATAN([.AH$2]/[.$E31]))-([.$C$12]*(SQRT(([.$C$10]*[.$C$10])/([.$C$12]*[.$C$12])-SIN(ATAN([.AH$2]/[.$E31]))*SIN(ATAN([.AH$2]/[.$E31])))-COS(ATAN([.AH$2]/[.$E31]))))/2)*([.$E31]/COS(ATAN([.AH$2]/[.$E31]))-([.$C$12]*(SQRT(([.$C$10]*[.$C$10])/([.$C$12]*[.$C$12])-SIN(ATAN([.AH$2]/[.$E31]))*SIN(ATAN([.AH$2]/[.$E31])))-COS(ATAN([.AH$2]/[.$E31]))))/2) /  (2*([.$C$12]*(SQRT(([.$C$10]*[.$C$10])/([.$C$12]*[.$C$12])-SIN(ATAN([.AH$2]/[.$E31]))*SIN(ATAN([.AH$2]/[.$E31])))-COS(ATAN([.AH$2]/[.$E31]))))*([.$C$12]*(SQRT(([.$C$10]*[.$C$10])/([.$C$12]*[.$C$12])-SIN(ATAN([.AH$2]/[.$E31]))*SIN(ATAN([.AH$2]/[.$E31])))-COS(ATAN([.AH$2]/[.$E31]))))/36))" office:value-type="float" office:value="0.000351411787900401">
            <text:p>0,0003514118</text:p>
          </table:table-cell>
          <table:table-cell table:formula="of:=(1/(SQRT(2*3.1415926535)*([.$C$12]*(SQRT(([.$C$10]*[.$C$10])/([.$C$12]*[.$C$12])-SIN(ATAN([.AI$2]/[.$E31]))*SIN(ATAN([.AI$2]/[.$E31])))-COS(ATAN([.AI$2]/[.$E31]))))/6)) * EXP( -([.$E31]/COS(ATAN([.AI$2]/[.$E31]))-([.$C$12]*(SQRT(([.$C$10]*[.$C$10])/([.$C$12]*[.$C$12])-SIN(ATAN([.AI$2]/[.$E31]))*SIN(ATAN([.AI$2]/[.$E31])))-COS(ATAN([.AI$2]/[.$E31]))))/2)*([.$E31]/COS(ATAN([.AI$2]/[.$E31]))-([.$C$12]*(SQRT(([.$C$10]*[.$C$10])/([.$C$12]*[.$C$12])-SIN(ATAN([.AI$2]/[.$E31]))*SIN(ATAN([.AI$2]/[.$E31])))-COS(ATAN([.AI$2]/[.$E31]))))/2) /  (2*([.$C$12]*(SQRT(([.$C$10]*[.$C$10])/([.$C$12]*[.$C$12])-SIN(ATAN([.AI$2]/[.$E31]))*SIN(ATAN([.AI$2]/[.$E31])))-COS(ATAN([.AI$2]/[.$E31]))))*([.$C$12]*(SQRT(([.$C$10]*[.$C$10])/([.$C$12]*[.$C$12])-SIN(ATAN([.AI$2]/[.$E31]))*SIN(ATAN([.AI$2]/[.$E31])))-COS(ATAN([.AI$2]/[.$E31]))))/36))" office:value-type="float" office:value="0.000310034736619744">
            <text:p>0,0003100347</text:p>
          </table:table-cell>
          <table:table-cell table:formula="of:=(1/(SQRT(2*3.1415926535)*([.$C$12]*(SQRT(([.$C$10]*[.$C$10])/([.$C$12]*[.$C$12])-SIN(ATAN([.AJ$2]/[.$E31]))*SIN(ATAN([.AJ$2]/[.$E31])))-COS(ATAN([.AJ$2]/[.$E31]))))/6)) * EXP( -([.$E31]/COS(ATAN([.AJ$2]/[.$E31]))-([.$C$12]*(SQRT(([.$C$10]*[.$C$10])/([.$C$12]*[.$C$12])-SIN(ATAN([.AJ$2]/[.$E31]))*SIN(ATAN([.AJ$2]/[.$E31])))-COS(ATAN([.AJ$2]/[.$E31]))))/2)*([.$E31]/COS(ATAN([.AJ$2]/[.$E31]))-([.$C$12]*(SQRT(([.$C$10]*[.$C$10])/([.$C$12]*[.$C$12])-SIN(ATAN([.AJ$2]/[.$E31]))*SIN(ATAN([.AJ$2]/[.$E31])))-COS(ATAN([.AJ$2]/[.$E31]))))/2) /  (2*([.$C$12]*(SQRT(([.$C$10]*[.$C$10])/([.$C$12]*[.$C$12])-SIN(ATAN([.AJ$2]/[.$E31]))*SIN(ATAN([.AJ$2]/[.$E31])))-COS(ATAN([.AJ$2]/[.$E31]))))*([.$C$12]*(SQRT(([.$C$10]*[.$C$10])/([.$C$12]*[.$C$12])-SIN(ATAN([.AJ$2]/[.$E31]))*SIN(ATAN([.AJ$2]/[.$E31])))-COS(ATAN([.AJ$2]/[.$E31]))))/36))" office:value-type="float" office:value="0.00027151706128284">
            <text:p>0,0002715171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966.766666666667">
            <text:p>966,7666666667</text:p>
          </table:table-cell>
          <table:table-cell table:formula="of:=(1/(SQRT(2*3.1415926535)*([.$C$12]*(SQRT(([.$C$10]*[.$C$10])/([.$C$12]*[.$C$12])-SIN(ATAN([.F$2]/[.$E32]))*SIN(ATAN([.F$2]/[.$E32])))-COS(ATAN([.F$2]/[.$E32]))))/6)) * EXP( -([.$E32]/COS(ATAN([.F$2]/[.$E32]))-([.$C$12]*(SQRT(([.$C$10]*[.$C$10])/([.$C$12]*[.$C$12])-SIN(ATAN([.F$2]/[.$E32]))*SIN(ATAN([.F$2]/[.$E32])))-COS(ATAN([.F$2]/[.$E32]))))/2)*([.$E32]/COS(ATAN([.F$2]/[.$E32]))-([.$C$12]*(SQRT(([.$C$10]*[.$C$10])/([.$C$12]*[.$C$12])-SIN(ATAN([.F$2]/[.$E32]))*SIN(ATAN([.F$2]/[.$E32])))-COS(ATAN([.F$2]/[.$E32]))))/2) /  (2*([.$C$12]*(SQRT(([.$C$10]*[.$C$10])/([.$C$12]*[.$C$12])-SIN(ATAN([.F$2]/[.$E32]))*SIN(ATAN([.F$2]/[.$E32])))-COS(ATAN([.F$2]/[.$E32]))))*([.$C$12]*(SQRT(([.$C$10]*[.$C$10])/([.$C$12]*[.$C$12])-SIN(ATAN([.F$2]/[.$E32]))*SIN(ATAN([.F$2]/[.$E32])))-COS(ATAN([.F$2]/[.$E32]))))/36))" office:value-type="float" office:value="0.00123031514339137">
            <text:p>0,0012303151</text:p>
          </table:table-cell>
          <table:table-cell table:formula="of:=(1/(SQRT(2*3.1415926535)*([.$C$12]*(SQRT(([.$C$10]*[.$C$10])/([.$C$12]*[.$C$12])-SIN(ATAN([.G$2]/[.$E32]))*SIN(ATAN([.G$2]/[.$E32])))-COS(ATAN([.G$2]/[.$E32]))))/6)) * EXP( -([.$E32]/COS(ATAN([.G$2]/[.$E32]))-([.$C$12]*(SQRT(([.$C$10]*[.$C$10])/([.$C$12]*[.$C$12])-SIN(ATAN([.G$2]/[.$E32]))*SIN(ATAN([.G$2]/[.$E32])))-COS(ATAN([.G$2]/[.$E32]))))/2)*([.$E32]/COS(ATAN([.G$2]/[.$E32]))-([.$C$12]*(SQRT(([.$C$10]*[.$C$10])/([.$C$12]*[.$C$12])-SIN(ATAN([.G$2]/[.$E32]))*SIN(ATAN([.G$2]/[.$E32])))-COS(ATAN([.G$2]/[.$E32]))))/2) /  (2*([.$C$12]*(SQRT(([.$C$10]*[.$C$10])/([.$C$12]*[.$C$12])-SIN(ATAN([.G$2]/[.$E32]))*SIN(ATAN([.G$2]/[.$E32])))-COS(ATAN([.G$2]/[.$E32]))))*([.$C$12]*(SQRT(([.$C$10]*[.$C$10])/([.$C$12]*[.$C$12])-SIN(ATAN([.G$2]/[.$E32]))*SIN(ATAN([.G$2]/[.$E32])))-COS(ATAN([.G$2]/[.$E32]))))/36))" office:value-type="float" office:value="0.00122883317361005">
            <text:p>0,0012288332</text:p>
          </table:table-cell>
          <table:table-cell table:formula="of:=(1/(SQRT(2*3.1415926535)*([.$C$12]*(SQRT(([.$C$10]*[.$C$10])/([.$C$12]*[.$C$12])-SIN(ATAN([.H$2]/[.$E32]))*SIN(ATAN([.H$2]/[.$E32])))-COS(ATAN([.H$2]/[.$E32]))))/6)) * EXP( -([.$E32]/COS(ATAN([.H$2]/[.$E32]))-([.$C$12]*(SQRT(([.$C$10]*[.$C$10])/([.$C$12]*[.$C$12])-SIN(ATAN([.H$2]/[.$E32]))*SIN(ATAN([.H$2]/[.$E32])))-COS(ATAN([.H$2]/[.$E32]))))/2)*([.$E32]/COS(ATAN([.H$2]/[.$E32]))-([.$C$12]*(SQRT(([.$C$10]*[.$C$10])/([.$C$12]*[.$C$12])-SIN(ATAN([.H$2]/[.$E32]))*SIN(ATAN([.H$2]/[.$E32])))-COS(ATAN([.H$2]/[.$E32]))))/2) /  (2*([.$C$12]*(SQRT(([.$C$10]*[.$C$10])/([.$C$12]*[.$C$12])-SIN(ATAN([.H$2]/[.$E32]))*SIN(ATAN([.H$2]/[.$E32])))-COS(ATAN([.H$2]/[.$E32]))))*([.$C$12]*(SQRT(([.$C$10]*[.$C$10])/([.$C$12]*[.$C$12])-SIN(ATAN([.H$2]/[.$E32]))*SIN(ATAN([.H$2]/[.$E32])))-COS(ATAN([.H$2]/[.$E32]))))/36))" office:value-type="float" office:value="0.00122439975501492">
            <text:p>0,0012243998</text:p>
          </table:table-cell>
          <table:table-cell table:formula="of:=(1/(SQRT(2*3.1415926535)*([.$C$12]*(SQRT(([.$C$10]*[.$C$10])/([.$C$12]*[.$C$12])-SIN(ATAN([.I$2]/[.$E32]))*SIN(ATAN([.I$2]/[.$E32])))-COS(ATAN([.I$2]/[.$E32]))))/6)) * EXP( -([.$E32]/COS(ATAN([.I$2]/[.$E32]))-([.$C$12]*(SQRT(([.$C$10]*[.$C$10])/([.$C$12]*[.$C$12])-SIN(ATAN([.I$2]/[.$E32]))*SIN(ATAN([.I$2]/[.$E32])))-COS(ATAN([.I$2]/[.$E32]))))/2)*([.$E32]/COS(ATAN([.I$2]/[.$E32]))-([.$C$12]*(SQRT(([.$C$10]*[.$C$10])/([.$C$12]*[.$C$12])-SIN(ATAN([.I$2]/[.$E32]))*SIN(ATAN([.I$2]/[.$E32])))-COS(ATAN([.I$2]/[.$E32]))))/2) /  (2*([.$C$12]*(SQRT(([.$C$10]*[.$C$10])/([.$C$12]*[.$C$12])-SIN(ATAN([.I$2]/[.$E32]))*SIN(ATAN([.I$2]/[.$E32])))-COS(ATAN([.I$2]/[.$E32]))))*([.$C$12]*(SQRT(([.$C$10]*[.$C$10])/([.$C$12]*[.$C$12])-SIN(ATAN([.I$2]/[.$E32]))*SIN(ATAN([.I$2]/[.$E32])))-COS(ATAN([.I$2]/[.$E32]))))/36))" office:value-type="float" office:value="0.00121700006493996">
            <text:p>0,0012170001</text:p>
          </table:table-cell>
          <table:table-cell table:formula="of:=(1/(SQRT(2*3.1415926535)*([.$C$12]*(SQRT(([.$C$10]*[.$C$10])/([.$C$12]*[.$C$12])-SIN(ATAN([.J$2]/[.$E32]))*SIN(ATAN([.J$2]/[.$E32])))-COS(ATAN([.J$2]/[.$E32]))))/6)) * EXP( -([.$E32]/COS(ATAN([.J$2]/[.$E32]))-([.$C$12]*(SQRT(([.$C$10]*[.$C$10])/([.$C$12]*[.$C$12])-SIN(ATAN([.J$2]/[.$E32]))*SIN(ATAN([.J$2]/[.$E32])))-COS(ATAN([.J$2]/[.$E32]))))/2)*([.$E32]/COS(ATAN([.J$2]/[.$E32]))-([.$C$12]*(SQRT(([.$C$10]*[.$C$10])/([.$C$12]*[.$C$12])-SIN(ATAN([.J$2]/[.$E32]))*SIN(ATAN([.J$2]/[.$E32])))-COS(ATAN([.J$2]/[.$E32]))))/2) /  (2*([.$C$12]*(SQRT(([.$C$10]*[.$C$10])/([.$C$12]*[.$C$12])-SIN(ATAN([.J$2]/[.$E32]))*SIN(ATAN([.J$2]/[.$E32])))-COS(ATAN([.J$2]/[.$E32]))))*([.$C$12]*(SQRT(([.$C$10]*[.$C$10])/([.$C$12]*[.$C$12])-SIN(ATAN([.J$2]/[.$E32]))*SIN(ATAN([.J$2]/[.$E32])))-COS(ATAN([.J$2]/[.$E32]))))/36))" office:value-type="float" office:value="0.00120661168935119">
            <text:p>0,0012066117</text:p>
          </table:table-cell>
          <table:table-cell table:formula="of:=(1/(SQRT(2*3.1415926535)*([.$C$12]*(SQRT(([.$C$10]*[.$C$10])/([.$C$12]*[.$C$12])-SIN(ATAN([.K$2]/[.$E32]))*SIN(ATAN([.K$2]/[.$E32])))-COS(ATAN([.K$2]/[.$E32]))))/6)) * EXP( -([.$E32]/COS(ATAN([.K$2]/[.$E32]))-([.$C$12]*(SQRT(([.$C$10]*[.$C$10])/([.$C$12]*[.$C$12])-SIN(ATAN([.K$2]/[.$E32]))*SIN(ATAN([.K$2]/[.$E32])))-COS(ATAN([.K$2]/[.$E32]))))/2)*([.$E32]/COS(ATAN([.K$2]/[.$E32]))-([.$C$12]*(SQRT(([.$C$10]*[.$C$10])/([.$C$12]*[.$C$12])-SIN(ATAN([.K$2]/[.$E32]))*SIN(ATAN([.K$2]/[.$E32])))-COS(ATAN([.K$2]/[.$E32]))))/2) /  (2*([.$C$12]*(SQRT(([.$C$10]*[.$C$10])/([.$C$12]*[.$C$12])-SIN(ATAN([.K$2]/[.$E32]))*SIN(ATAN([.K$2]/[.$E32])))-COS(ATAN([.K$2]/[.$E32]))))*([.$C$12]*(SQRT(([.$C$10]*[.$C$10])/([.$C$12]*[.$C$12])-SIN(ATAN([.K$2]/[.$E32]))*SIN(ATAN([.K$2]/[.$E32])))-COS(ATAN([.K$2]/[.$E32]))))/36))" office:value-type="float" office:value="0.00119320792300889">
            <text:p>0,0011932079</text:p>
          </table:table-cell>
          <table:table-cell table:formula="of:=(1/(SQRT(2*3.1415926535)*([.$C$12]*(SQRT(([.$C$10]*[.$C$10])/([.$C$12]*[.$C$12])-SIN(ATAN([.L$2]/[.$E32]))*SIN(ATAN([.L$2]/[.$E32])))-COS(ATAN([.L$2]/[.$E32]))))/6)) * EXP( -([.$E32]/COS(ATAN([.L$2]/[.$E32]))-([.$C$12]*(SQRT(([.$C$10]*[.$C$10])/([.$C$12]*[.$C$12])-SIN(ATAN([.L$2]/[.$E32]))*SIN(ATAN([.L$2]/[.$E32])))-COS(ATAN([.L$2]/[.$E32]))))/2)*([.$E32]/COS(ATAN([.L$2]/[.$E32]))-([.$C$12]*(SQRT(([.$C$10]*[.$C$10])/([.$C$12]*[.$C$12])-SIN(ATAN([.L$2]/[.$E32]))*SIN(ATAN([.L$2]/[.$E32])))-COS(ATAN([.L$2]/[.$E32]))))/2) /  (2*([.$C$12]*(SQRT(([.$C$10]*[.$C$10])/([.$C$12]*[.$C$12])-SIN(ATAN([.L$2]/[.$E32]))*SIN(ATAN([.L$2]/[.$E32])))-COS(ATAN([.L$2]/[.$E32]))))*([.$C$12]*(SQRT(([.$C$10]*[.$C$10])/([.$C$12]*[.$C$12])-SIN(ATAN([.L$2]/[.$E32]))*SIN(ATAN([.L$2]/[.$E32])))-COS(ATAN([.L$2]/[.$E32]))))/36))" office:value-type="float" office:value="0.00117676218805536">
            <text:p>0,0011767622</text:p>
          </table:table-cell>
          <table:table-cell table:formula="of:=(1/(SQRT(2*3.1415926535)*([.$C$12]*(SQRT(([.$C$10]*[.$C$10])/([.$C$12]*[.$C$12])-SIN(ATAN([.M$2]/[.$E32]))*SIN(ATAN([.M$2]/[.$E32])))-COS(ATAN([.M$2]/[.$E32]))))/6)) * EXP( -([.$E32]/COS(ATAN([.M$2]/[.$E32]))-([.$C$12]*(SQRT(([.$C$10]*[.$C$10])/([.$C$12]*[.$C$12])-SIN(ATAN([.M$2]/[.$E32]))*SIN(ATAN([.M$2]/[.$E32])))-COS(ATAN([.M$2]/[.$E32]))))/2)*([.$E32]/COS(ATAN([.M$2]/[.$E32]))-([.$C$12]*(SQRT(([.$C$10]*[.$C$10])/([.$C$12]*[.$C$12])-SIN(ATAN([.M$2]/[.$E32]))*SIN(ATAN([.M$2]/[.$E32])))-COS(ATAN([.M$2]/[.$E32]))))/2) /  (2*([.$C$12]*(SQRT(([.$C$10]*[.$C$10])/([.$C$12]*[.$C$12])-SIN(ATAN([.M$2]/[.$E32]))*SIN(ATAN([.M$2]/[.$E32])))-COS(ATAN([.M$2]/[.$E32]))))*([.$C$12]*(SQRT(([.$C$10]*[.$C$10])/([.$C$12]*[.$C$12])-SIN(ATAN([.M$2]/[.$E32]))*SIN(ATAN([.M$2]/[.$E32])))-COS(ATAN([.M$2]/[.$E32]))))/36))" office:value-type="float" office:value="0.00115725337446315">
            <text:p>0,0011572534</text:p>
          </table:table-cell>
          <table:table-cell table:formula="of:=(1/(SQRT(2*3.1415926535)*([.$C$12]*(SQRT(([.$C$10]*[.$C$10])/([.$C$12]*[.$C$12])-SIN(ATAN([.N$2]/[.$E32]))*SIN(ATAN([.N$2]/[.$E32])))-COS(ATAN([.N$2]/[.$E32]))))/6)) * EXP( -([.$E32]/COS(ATAN([.N$2]/[.$E32]))-([.$C$12]*(SQRT(([.$C$10]*[.$C$10])/([.$C$12]*[.$C$12])-SIN(ATAN([.N$2]/[.$E32]))*SIN(ATAN([.N$2]/[.$E32])))-COS(ATAN([.N$2]/[.$E32]))))/2)*([.$E32]/COS(ATAN([.N$2]/[.$E32]))-([.$C$12]*(SQRT(([.$C$10]*[.$C$10])/([.$C$12]*[.$C$12])-SIN(ATAN([.N$2]/[.$E32]))*SIN(ATAN([.N$2]/[.$E32])))-COS(ATAN([.N$2]/[.$E32]))))/2) /  (2*([.$C$12]*(SQRT(([.$C$10]*[.$C$10])/([.$C$12]*[.$C$12])-SIN(ATAN([.N$2]/[.$E32]))*SIN(ATAN([.N$2]/[.$E32])))-COS(ATAN([.N$2]/[.$E32]))))*([.$C$12]*(SQRT(([.$C$10]*[.$C$10])/([.$C$12]*[.$C$12])-SIN(ATAN([.N$2]/[.$E32]))*SIN(ATAN([.N$2]/[.$E32])))-COS(ATAN([.N$2]/[.$E32]))))/36))" office:value-type="float" office:value="0.00113467185538463">
            <text:p>0,0011346719</text:p>
          </table:table-cell>
          <table:table-cell table:formula="of:=(1/(SQRT(2*3.1415926535)*([.$C$12]*(SQRT(([.$C$10]*[.$C$10])/([.$C$12]*[.$C$12])-SIN(ATAN([.O$2]/[.$E32]))*SIN(ATAN([.O$2]/[.$E32])))-COS(ATAN([.O$2]/[.$E32]))))/6)) * EXP( -([.$E32]/COS(ATAN([.O$2]/[.$E32]))-([.$C$12]*(SQRT(([.$C$10]*[.$C$10])/([.$C$12]*[.$C$12])-SIN(ATAN([.O$2]/[.$E32]))*SIN(ATAN([.O$2]/[.$E32])))-COS(ATAN([.O$2]/[.$E32]))))/2)*([.$E32]/COS(ATAN([.O$2]/[.$E32]))-([.$C$12]*(SQRT(([.$C$10]*[.$C$10])/([.$C$12]*[.$C$12])-SIN(ATAN([.O$2]/[.$E32]))*SIN(ATAN([.O$2]/[.$E32])))-COS(ATAN([.O$2]/[.$E32]))))/2) /  (2*([.$C$12]*(SQRT(([.$C$10]*[.$C$10])/([.$C$12]*[.$C$12])-SIN(ATAN([.O$2]/[.$E32]))*SIN(ATAN([.O$2]/[.$E32])))-COS(ATAN([.O$2]/[.$E32]))))*([.$C$12]*(SQRT(([.$C$10]*[.$C$10])/([.$C$12]*[.$C$12])-SIN(ATAN([.O$2]/[.$E32]))*SIN(ATAN([.O$2]/[.$E32])))-COS(ATAN([.O$2]/[.$E32]))))/36))" office:value-type="float" office:value="0.0011090258859163">
            <text:p>0,0011090259</text:p>
          </table:table-cell>
          <table:table-cell table:formula="of:=(1/(SQRT(2*3.1415926535)*([.$C$12]*(SQRT(([.$C$10]*[.$C$10])/([.$C$12]*[.$C$12])-SIN(ATAN([.P$2]/[.$E32]))*SIN(ATAN([.P$2]/[.$E32])))-COS(ATAN([.P$2]/[.$E32]))))/6)) * EXP( -([.$E32]/COS(ATAN([.P$2]/[.$E32]))-([.$C$12]*(SQRT(([.$C$10]*[.$C$10])/([.$C$12]*[.$C$12])-SIN(ATAN([.P$2]/[.$E32]))*SIN(ATAN([.P$2]/[.$E32])))-COS(ATAN([.P$2]/[.$E32]))))/2)*([.$E32]/COS(ATAN([.P$2]/[.$E32]))-([.$C$12]*(SQRT(([.$C$10]*[.$C$10])/([.$C$12]*[.$C$12])-SIN(ATAN([.P$2]/[.$E32]))*SIN(ATAN([.P$2]/[.$E32])))-COS(ATAN([.P$2]/[.$E32]))))/2) /  (2*([.$C$12]*(SQRT(([.$C$10]*[.$C$10])/([.$C$12]*[.$C$12])-SIN(ATAN([.P$2]/[.$E32]))*SIN(ATAN([.P$2]/[.$E32])))-COS(ATAN([.P$2]/[.$E32]))))*([.$C$12]*(SQRT(([.$C$10]*[.$C$10])/([.$C$12]*[.$C$12])-SIN(ATAN([.P$2]/[.$E32]))*SIN(ATAN([.P$2]/[.$E32])))-COS(ATAN([.P$2]/[.$E32]))))/36))" office:value-type="float" office:value="0.00108034805781415">
            <text:p>0,0010803481</text:p>
          </table:table-cell>
          <table:table-cell table:formula="of:=(1/(SQRT(2*3.1415926535)*([.$C$12]*(SQRT(([.$C$10]*[.$C$10])/([.$C$12]*[.$C$12])-SIN(ATAN([.Q$2]/[.$E32]))*SIN(ATAN([.Q$2]/[.$E32])))-COS(ATAN([.Q$2]/[.$E32]))))/6)) * EXP( -([.$E32]/COS(ATAN([.Q$2]/[.$E32]))-([.$C$12]*(SQRT(([.$C$10]*[.$C$10])/([.$C$12]*[.$C$12])-SIN(ATAN([.Q$2]/[.$E32]))*SIN(ATAN([.Q$2]/[.$E32])))-COS(ATAN([.Q$2]/[.$E32]))))/2)*([.$E32]/COS(ATAN([.Q$2]/[.$E32]))-([.$C$12]*(SQRT(([.$C$10]*[.$C$10])/([.$C$12]*[.$C$12])-SIN(ATAN([.Q$2]/[.$E32]))*SIN(ATAN([.Q$2]/[.$E32])))-COS(ATAN([.Q$2]/[.$E32]))))/2) /  (2*([.$C$12]*(SQRT(([.$C$10]*[.$C$10])/([.$C$12]*[.$C$12])-SIN(ATAN([.Q$2]/[.$E32]))*SIN(ATAN([.Q$2]/[.$E32])))-COS(ATAN([.Q$2]/[.$E32]))))*([.$C$12]*(SQRT(([.$C$10]*[.$C$10])/([.$C$12]*[.$C$12])-SIN(ATAN([.Q$2]/[.$E32]))*SIN(ATAN([.Q$2]/[.$E32])))-COS(ATAN([.Q$2]/[.$E32]))))/36))" office:value-type="float" office:value="0.00104870145830537">
            <text:p>0,0010487015</text:p>
          </table:table-cell>
          <table:table-cell table:formula="of:=(1/(SQRT(2*3.1415926535)*([.$C$12]*(SQRT(([.$C$10]*[.$C$10])/([.$C$12]*[.$C$12])-SIN(ATAN([.R$2]/[.$E32]))*SIN(ATAN([.R$2]/[.$E32])))-COS(ATAN([.R$2]/[.$E32]))))/6)) * EXP( -([.$E32]/COS(ATAN([.R$2]/[.$E32]))-([.$C$12]*(SQRT(([.$C$10]*[.$C$10])/([.$C$12]*[.$C$12])-SIN(ATAN([.R$2]/[.$E32]))*SIN(ATAN([.R$2]/[.$E32])))-COS(ATAN([.R$2]/[.$E32]))))/2)*([.$E32]/COS(ATAN([.R$2]/[.$E32]))-([.$C$12]*(SQRT(([.$C$10]*[.$C$10])/([.$C$12]*[.$C$12])-SIN(ATAN([.R$2]/[.$E32]))*SIN(ATAN([.R$2]/[.$E32])))-COS(ATAN([.R$2]/[.$E32]))))/2) /  (2*([.$C$12]*(SQRT(([.$C$10]*[.$C$10])/([.$C$12]*[.$C$12])-SIN(ATAN([.R$2]/[.$E32]))*SIN(ATAN([.R$2]/[.$E32])))-COS(ATAN([.R$2]/[.$E32]))))*([.$C$12]*(SQRT(([.$C$10]*[.$C$10])/([.$C$12]*[.$C$12])-SIN(ATAN([.R$2]/[.$E32]))*SIN(ATAN([.R$2]/[.$E32])))-COS(ATAN([.R$2]/[.$E32]))))/36))" office:value-type="float" office:value="0.00101418517144753">
            <text:p>0,0010141852</text:p>
          </table:table-cell>
          <table:table-cell table:formula="of:=(1/(SQRT(2*3.1415926535)*([.$C$12]*(SQRT(([.$C$10]*[.$C$10])/([.$C$12]*[.$C$12])-SIN(ATAN([.S$2]/[.$E32]))*SIN(ATAN([.S$2]/[.$E32])))-COS(ATAN([.S$2]/[.$E32]))))/6)) * EXP( -([.$E32]/COS(ATAN([.S$2]/[.$E32]))-([.$C$12]*(SQRT(([.$C$10]*[.$C$10])/([.$C$12]*[.$C$12])-SIN(ATAN([.S$2]/[.$E32]))*SIN(ATAN([.S$2]/[.$E32])))-COS(ATAN([.S$2]/[.$E32]))))/2)*([.$E32]/COS(ATAN([.S$2]/[.$E32]))-([.$C$12]*(SQRT(([.$C$10]*[.$C$10])/([.$C$12]*[.$C$12])-SIN(ATAN([.S$2]/[.$E32]))*SIN(ATAN([.S$2]/[.$E32])))-COS(ATAN([.S$2]/[.$E32]))))/2) /  (2*([.$C$12]*(SQRT(([.$C$10]*[.$C$10])/([.$C$12]*[.$C$12])-SIN(ATAN([.S$2]/[.$E32]))*SIN(ATAN([.S$2]/[.$E32])))-COS(ATAN([.S$2]/[.$E32]))))*([.$C$12]*(SQRT(([.$C$10]*[.$C$10])/([.$C$12]*[.$C$12])-SIN(ATAN([.S$2]/[.$E32]))*SIN(ATAN([.S$2]/[.$E32])))-COS(ATAN([.S$2]/[.$E32]))))/36))" office:value-type="float" office:value="0.00097693876830149">
            <text:p>0,0009769388</text:p>
          </table:table-cell>
          <table:table-cell table:formula="of:=(1/(SQRT(2*3.1415926535)*([.$C$12]*(SQRT(([.$C$10]*[.$C$10])/([.$C$12]*[.$C$12])-SIN(ATAN([.T$2]/[.$E32]))*SIN(ATAN([.T$2]/[.$E32])))-COS(ATAN([.T$2]/[.$E32]))))/6)) * EXP( -([.$E32]/COS(ATAN([.T$2]/[.$E32]))-([.$C$12]*(SQRT(([.$C$10]*[.$C$10])/([.$C$12]*[.$C$12])-SIN(ATAN([.T$2]/[.$E32]))*SIN(ATAN([.T$2]/[.$E32])))-COS(ATAN([.T$2]/[.$E32]))))/2)*([.$E32]/COS(ATAN([.T$2]/[.$E32]))-([.$C$12]*(SQRT(([.$C$10]*[.$C$10])/([.$C$12]*[.$C$12])-SIN(ATAN([.T$2]/[.$E32]))*SIN(ATAN([.T$2]/[.$E32])))-COS(ATAN([.T$2]/[.$E32]))))/2) /  (2*([.$C$12]*(SQRT(([.$C$10]*[.$C$10])/([.$C$12]*[.$C$12])-SIN(ATAN([.T$2]/[.$E32]))*SIN(ATAN([.T$2]/[.$E32])))-COS(ATAN([.T$2]/[.$E32]))))*([.$C$12]*(SQRT(([.$C$10]*[.$C$10])/([.$C$12]*[.$C$12])-SIN(ATAN([.T$2]/[.$E32]))*SIN(ATAN([.T$2]/[.$E32])))-COS(ATAN([.T$2]/[.$E32]))))/36))" office:value-type="float" office:value="0.000937145459612239">
            <text:p>0,0009371455</text:p>
          </table:table-cell>
          <table:table-cell table:formula="of:=(1/(SQRT(2*3.1415926535)*([.$C$12]*(SQRT(([.$C$10]*[.$C$10])/([.$C$12]*[.$C$12])-SIN(ATAN([.U$2]/[.$E32]))*SIN(ATAN([.U$2]/[.$E32])))-COS(ATAN([.U$2]/[.$E32]))))/6)) * EXP( -([.$E32]/COS(ATAN([.U$2]/[.$E32]))-([.$C$12]*(SQRT(([.$C$10]*[.$C$10])/([.$C$12]*[.$C$12])-SIN(ATAN([.U$2]/[.$E32]))*SIN(ATAN([.U$2]/[.$E32])))-COS(ATAN([.U$2]/[.$E32]))))/2)*([.$E32]/COS(ATAN([.U$2]/[.$E32]))-([.$C$12]*(SQRT(([.$C$10]*[.$C$10])/([.$C$12]*[.$C$12])-SIN(ATAN([.U$2]/[.$E32]))*SIN(ATAN([.U$2]/[.$E32])))-COS(ATAN([.U$2]/[.$E32]))))/2) /  (2*([.$C$12]*(SQRT(([.$C$10]*[.$C$10])/([.$C$12]*[.$C$12])-SIN(ATAN([.U$2]/[.$E32]))*SIN(ATAN([.U$2]/[.$E32])))-COS(ATAN([.U$2]/[.$E32]))))*([.$C$12]*(SQRT(([.$C$10]*[.$C$10])/([.$C$12]*[.$C$12])-SIN(ATAN([.U$2]/[.$E32]))*SIN(ATAN([.U$2]/[.$E32])))-COS(ATAN([.U$2]/[.$E32]))))/36))" office:value-type="float" office:value="0.000895033632714812">
            <text:p>0,0008950336</text:p>
          </table:table-cell>
          <table:table-cell table:formula="of:=(1/(SQRT(2*3.1415926535)*([.$C$12]*(SQRT(([.$C$10]*[.$C$10])/([.$C$12]*[.$C$12])-SIN(ATAN([.V$2]/[.$E32]))*SIN(ATAN([.V$2]/[.$E32])))-COS(ATAN([.V$2]/[.$E32]))))/6)) * EXP( -([.$E32]/COS(ATAN([.V$2]/[.$E32]))-([.$C$12]*(SQRT(([.$C$10]*[.$C$10])/([.$C$12]*[.$C$12])-SIN(ATAN([.V$2]/[.$E32]))*SIN(ATAN([.V$2]/[.$E32])))-COS(ATAN([.V$2]/[.$E32]))))/2)*([.$E32]/COS(ATAN([.V$2]/[.$E32]))-([.$C$12]*(SQRT(([.$C$10]*[.$C$10])/([.$C$12]*[.$C$12])-SIN(ATAN([.V$2]/[.$E32]))*SIN(ATAN([.V$2]/[.$E32])))-COS(ATAN([.V$2]/[.$E32]))))/2) /  (2*([.$C$12]*(SQRT(([.$C$10]*[.$C$10])/([.$C$12]*[.$C$12])-SIN(ATAN([.V$2]/[.$E32]))*SIN(ATAN([.V$2]/[.$E32])))-COS(ATAN([.V$2]/[.$E32]))))*([.$C$12]*(SQRT(([.$C$10]*[.$C$10])/([.$C$12]*[.$C$12])-SIN(ATAN([.V$2]/[.$E32]))*SIN(ATAN([.V$2]/[.$E32])))-COS(ATAN([.V$2]/[.$E32]))))/36))" office:value-type="float" office:value="0.000850876562514166">
            <text:p>0,0008508766</text:p>
          </table:table-cell>
          <table:table-cell table:formula="of:=(1/(SQRT(2*3.1415926535)*([.$C$12]*(SQRT(([.$C$10]*[.$C$10])/([.$C$12]*[.$C$12])-SIN(ATAN([.W$2]/[.$E32]))*SIN(ATAN([.W$2]/[.$E32])))-COS(ATAN([.W$2]/[.$E32]))))/6)) * EXP( -([.$E32]/COS(ATAN([.W$2]/[.$E32]))-([.$C$12]*(SQRT(([.$C$10]*[.$C$10])/([.$C$12]*[.$C$12])-SIN(ATAN([.W$2]/[.$E32]))*SIN(ATAN([.W$2]/[.$E32])))-COS(ATAN([.W$2]/[.$E32]))))/2)*([.$E32]/COS(ATAN([.W$2]/[.$E32]))-([.$C$12]*(SQRT(([.$C$10]*[.$C$10])/([.$C$12]*[.$C$12])-SIN(ATAN([.W$2]/[.$E32]))*SIN(ATAN([.W$2]/[.$E32])))-COS(ATAN([.W$2]/[.$E32]))))/2) /  (2*([.$C$12]*(SQRT(([.$C$10]*[.$C$10])/([.$C$12]*[.$C$12])-SIN(ATAN([.W$2]/[.$E32]))*SIN(ATAN([.W$2]/[.$E32])))-COS(ATAN([.W$2]/[.$E32]))))*([.$C$12]*(SQRT(([.$C$10]*[.$C$10])/([.$C$12]*[.$C$12])-SIN(ATAN([.W$2]/[.$E32]))*SIN(ATAN([.W$2]/[.$E32])))-COS(ATAN([.W$2]/[.$E32]))))/36))" office:value-type="float" office:value="0.000804990172445378">
            <text:p>0,0008049902</text:p>
          </table:table-cell>
          <table:table-cell table:formula="of:=(1/(SQRT(2*3.1415926535)*([.$C$12]*(SQRT(([.$C$10]*[.$C$10])/([.$C$12]*[.$C$12])-SIN(ATAN([.X$2]/[.$E32]))*SIN(ATAN([.X$2]/[.$E32])))-COS(ATAN([.X$2]/[.$E32]))))/6)) * EXP( -([.$E32]/COS(ATAN([.X$2]/[.$E32]))-([.$C$12]*(SQRT(([.$C$10]*[.$C$10])/([.$C$12]*[.$C$12])-SIN(ATAN([.X$2]/[.$E32]))*SIN(ATAN([.X$2]/[.$E32])))-COS(ATAN([.X$2]/[.$E32]))))/2)*([.$E32]/COS(ATAN([.X$2]/[.$E32]))-([.$C$12]*(SQRT(([.$C$10]*[.$C$10])/([.$C$12]*[.$C$12])-SIN(ATAN([.X$2]/[.$E32]))*SIN(ATAN([.X$2]/[.$E32])))-COS(ATAN([.X$2]/[.$E32]))))/2) /  (2*([.$C$12]*(SQRT(([.$C$10]*[.$C$10])/([.$C$12]*[.$C$12])-SIN(ATAN([.X$2]/[.$E32]))*SIN(ATAN([.X$2]/[.$E32])))-COS(ATAN([.X$2]/[.$E32]))))*([.$C$12]*(SQRT(([.$C$10]*[.$C$10])/([.$C$12]*[.$C$12])-SIN(ATAN([.X$2]/[.$E32]))*SIN(ATAN([.X$2]/[.$E32])))-COS(ATAN([.X$2]/[.$E32]))))/36))" office:value-type="float" office:value="0.000757728821353749">
            <text:p>0,0007577288</text:p>
          </table:table-cell>
          <table:table-cell table:formula="of:=(1/(SQRT(2*3.1415926535)*([.$C$12]*(SQRT(([.$C$10]*[.$C$10])/([.$C$12]*[.$C$12])-SIN(ATAN([.Y$2]/[.$E32]))*SIN(ATAN([.Y$2]/[.$E32])))-COS(ATAN([.Y$2]/[.$E32]))))/6)) * EXP( -([.$E32]/COS(ATAN([.Y$2]/[.$E32]))-([.$C$12]*(SQRT(([.$C$10]*[.$C$10])/([.$C$12]*[.$C$12])-SIN(ATAN([.Y$2]/[.$E32]))*SIN(ATAN([.Y$2]/[.$E32])))-COS(ATAN([.Y$2]/[.$E32]))))/2)*([.$E32]/COS(ATAN([.Y$2]/[.$E32]))-([.$C$12]*(SQRT(([.$C$10]*[.$C$10])/([.$C$12]*[.$C$12])-SIN(ATAN([.Y$2]/[.$E32]))*SIN(ATAN([.Y$2]/[.$E32])))-COS(ATAN([.Y$2]/[.$E32]))))/2) /  (2*([.$C$12]*(SQRT(([.$C$10]*[.$C$10])/([.$C$12]*[.$C$12])-SIN(ATAN([.Y$2]/[.$E32]))*SIN(ATAN([.Y$2]/[.$E32])))-COS(ATAN([.Y$2]/[.$E32]))))*([.$C$12]*(SQRT(([.$C$10]*[.$C$10])/([.$C$12]*[.$C$12])-SIN(ATAN([.Y$2]/[.$E32]))*SIN(ATAN([.Y$2]/[.$E32])))-COS(ATAN([.Y$2]/[.$E32]))))/36))" office:value-type="float" office:value="0.000709479200658192">
            <text:p>0,0007094792</text:p>
          </table:table-cell>
          <table:table-cell table:formula="of:=(1/(SQRT(2*3.1415926535)*([.$C$12]*(SQRT(([.$C$10]*[.$C$10])/([.$C$12]*[.$C$12])-SIN(ATAN([.Z$2]/[.$E32]))*SIN(ATAN([.Z$2]/[.$E32])))-COS(ATAN([.Z$2]/[.$E32]))))/6)) * EXP( -([.$E32]/COS(ATAN([.Z$2]/[.$E32]))-([.$C$12]*(SQRT(([.$C$10]*[.$C$10])/([.$C$12]*[.$C$12])-SIN(ATAN([.Z$2]/[.$E32]))*SIN(ATAN([.Z$2]/[.$E32])))-COS(ATAN([.Z$2]/[.$E32]))))/2)*([.$E32]/COS(ATAN([.Z$2]/[.$E32]))-([.$C$12]*(SQRT(([.$C$10]*[.$C$10])/([.$C$12]*[.$C$12])-SIN(ATAN([.Z$2]/[.$E32]))*SIN(ATAN([.Z$2]/[.$E32])))-COS(ATAN([.Z$2]/[.$E32]))))/2) /  (2*([.$C$12]*(SQRT(([.$C$10]*[.$C$10])/([.$C$12]*[.$C$12])-SIN(ATAN([.Z$2]/[.$E32]))*SIN(ATAN([.Z$2]/[.$E32])))-COS(ATAN([.Z$2]/[.$E32]))))*([.$C$12]*(SQRT(([.$C$10]*[.$C$10])/([.$C$12]*[.$C$12])-SIN(ATAN([.Z$2]/[.$E32]))*SIN(ATAN([.Z$2]/[.$E32])))-COS(ATAN([.Z$2]/[.$E32]))))/36))" office:value-type="float" office:value="0.000660652536083516">
            <text:p>0,0006606525</text:p>
          </table:table-cell>
          <table:table-cell table:formula="of:=(1/(SQRT(2*3.1415926535)*([.$C$12]*(SQRT(([.$C$10]*[.$C$10])/([.$C$12]*[.$C$12])-SIN(ATAN([.AA$2]/[.$E32]))*SIN(ATAN([.AA$2]/[.$E32])))-COS(ATAN([.AA$2]/[.$E32]))))/6)) * EXP( -([.$E32]/COS(ATAN([.AA$2]/[.$E32]))-([.$C$12]*(SQRT(([.$C$10]*[.$C$10])/([.$C$12]*[.$C$12])-SIN(ATAN([.AA$2]/[.$E32]))*SIN(ATAN([.AA$2]/[.$E32])))-COS(ATAN([.AA$2]/[.$E32]))))/2)*([.$E32]/COS(ATAN([.AA$2]/[.$E32]))-([.$C$12]*(SQRT(([.$C$10]*[.$C$10])/([.$C$12]*[.$C$12])-SIN(ATAN([.AA$2]/[.$E32]))*SIN(ATAN([.AA$2]/[.$E32])))-COS(ATAN([.AA$2]/[.$E32]))))/2) /  (2*([.$C$12]*(SQRT(([.$C$10]*[.$C$10])/([.$C$12]*[.$C$12])-SIN(ATAN([.AA$2]/[.$E32]))*SIN(ATAN([.AA$2]/[.$E32])))-COS(ATAN([.AA$2]/[.$E32]))))*([.$C$12]*(SQRT(([.$C$10]*[.$C$10])/([.$C$12]*[.$C$12])-SIN(ATAN([.AA$2]/[.$E32]))*SIN(ATAN([.AA$2]/[.$E32])))-COS(ATAN([.AA$2]/[.$E32]))))/36))" office:value-type="float" office:value="0.000611675391985821">
            <text:p>0,0006116754</text:p>
          </table:table-cell>
          <table:table-cell table:formula="of:=(1/(SQRT(2*3.1415926535)*([.$C$12]*(SQRT(([.$C$10]*[.$C$10])/([.$C$12]*[.$C$12])-SIN(ATAN([.AB$2]/[.$E32]))*SIN(ATAN([.AB$2]/[.$E32])))-COS(ATAN([.AB$2]/[.$E32]))))/6)) * EXP( -([.$E32]/COS(ATAN([.AB$2]/[.$E32]))-([.$C$12]*(SQRT(([.$C$10]*[.$C$10])/([.$C$12]*[.$C$12])-SIN(ATAN([.AB$2]/[.$E32]))*SIN(ATAN([.AB$2]/[.$E32])))-COS(ATAN([.AB$2]/[.$E32]))))/2)*([.$E32]/COS(ATAN([.AB$2]/[.$E32]))-([.$C$12]*(SQRT(([.$C$10]*[.$C$10])/([.$C$12]*[.$C$12])-SIN(ATAN([.AB$2]/[.$E32]))*SIN(ATAN([.AB$2]/[.$E32])))-COS(ATAN([.AB$2]/[.$E32]))))/2) /  (2*([.$C$12]*(SQRT(([.$C$10]*[.$C$10])/([.$C$12]*[.$C$12])-SIN(ATAN([.AB$2]/[.$E32]))*SIN(ATAN([.AB$2]/[.$E32])))-COS(ATAN([.AB$2]/[.$E32]))))*([.$C$12]*(SQRT(([.$C$10]*[.$C$10])/([.$C$12]*[.$C$12])-SIN(ATAN([.AB$2]/[.$E32]))*SIN(ATAN([.AB$2]/[.$E32])))-COS(ATAN([.AB$2]/[.$E32]))))/36))" office:value-type="float" office:value="0.000562979466036599">
            <text:p>0,0005629795</text:p>
          </table:table-cell>
          <table:table-cell table:formula="of:=(1/(SQRT(2*3.1415926535)*([.$C$12]*(SQRT(([.$C$10]*[.$C$10])/([.$C$12]*[.$C$12])-SIN(ATAN([.AC$2]/[.$E32]))*SIN(ATAN([.AC$2]/[.$E32])))-COS(ATAN([.AC$2]/[.$E32]))))/6)) * EXP( -([.$E32]/COS(ATAN([.AC$2]/[.$E32]))-([.$C$12]*(SQRT(([.$C$10]*[.$C$10])/([.$C$12]*[.$C$12])-SIN(ATAN([.AC$2]/[.$E32]))*SIN(ATAN([.AC$2]/[.$E32])))-COS(ATAN([.AC$2]/[.$E32]))))/2)*([.$E32]/COS(ATAN([.AC$2]/[.$E32]))-([.$C$12]*(SQRT(([.$C$10]*[.$C$10])/([.$C$12]*[.$C$12])-SIN(ATAN([.AC$2]/[.$E32]))*SIN(ATAN([.AC$2]/[.$E32])))-COS(ATAN([.AC$2]/[.$E32]))))/2) /  (2*([.$C$12]*(SQRT(([.$C$10]*[.$C$10])/([.$C$12]*[.$C$12])-SIN(ATAN([.AC$2]/[.$E32]))*SIN(ATAN([.AC$2]/[.$E32])))-COS(ATAN([.AC$2]/[.$E32]))))*([.$C$12]*(SQRT(([.$C$10]*[.$C$10])/([.$C$12]*[.$C$12])-SIN(ATAN([.AC$2]/[.$E32]))*SIN(ATAN([.AC$2]/[.$E32])))-COS(ATAN([.AC$2]/[.$E32]))))/36))" office:value-type="float" office:value="0.000514990830562548">
            <text:p>0,0005149908</text:p>
          </table:table-cell>
          <table:table-cell table:formula="of:=(1/(SQRT(2*3.1415926535)*([.$C$12]*(SQRT(([.$C$10]*[.$C$10])/([.$C$12]*[.$C$12])-SIN(ATAN([.AD$2]/[.$E32]))*SIN(ATAN([.AD$2]/[.$E32])))-COS(ATAN([.AD$2]/[.$E32]))))/6)) * EXP( -([.$E32]/COS(ATAN([.AD$2]/[.$E32]))-([.$C$12]*(SQRT(([.$C$10]*[.$C$10])/([.$C$12]*[.$C$12])-SIN(ATAN([.AD$2]/[.$E32]))*SIN(ATAN([.AD$2]/[.$E32])))-COS(ATAN([.AD$2]/[.$E32]))))/2)*([.$E32]/COS(ATAN([.AD$2]/[.$E32]))-([.$C$12]*(SQRT(([.$C$10]*[.$C$10])/([.$C$12]*[.$C$12])-SIN(ATAN([.AD$2]/[.$E32]))*SIN(ATAN([.AD$2]/[.$E32])))-COS(ATAN([.AD$2]/[.$E32]))))/2) /  (2*([.$C$12]*(SQRT(([.$C$10]*[.$C$10])/([.$C$12]*[.$C$12])-SIN(ATAN([.AD$2]/[.$E32]))*SIN(ATAN([.AD$2]/[.$E32])))-COS(ATAN([.AD$2]/[.$E32]))))*([.$C$12]*(SQRT(([.$C$10]*[.$C$10])/([.$C$12]*[.$C$12])-SIN(ATAN([.AD$2]/[.$E32]))*SIN(ATAN([.AD$2]/[.$E32])))-COS(ATAN([.AD$2]/[.$E32]))))/36))" office:value-type="float" office:value="0.000468119118278351">
            <text:p>0,0004681191</text:p>
          </table:table-cell>
          <table:table-cell table:formula="of:=(1/(SQRT(2*3.1415926535)*([.$C$12]*(SQRT(([.$C$10]*[.$C$10])/([.$C$12]*[.$C$12])-SIN(ATAN([.AE$2]/[.$E32]))*SIN(ATAN([.AE$2]/[.$E32])))-COS(ATAN([.AE$2]/[.$E32]))))/6)) * EXP( -([.$E32]/COS(ATAN([.AE$2]/[.$E32]))-([.$C$12]*(SQRT(([.$C$10]*[.$C$10])/([.$C$12]*[.$C$12])-SIN(ATAN([.AE$2]/[.$E32]))*SIN(ATAN([.AE$2]/[.$E32])))-COS(ATAN([.AE$2]/[.$E32]))))/2)*([.$E32]/COS(ATAN([.AE$2]/[.$E32]))-([.$C$12]*(SQRT(([.$C$10]*[.$C$10])/([.$C$12]*[.$C$12])-SIN(ATAN([.AE$2]/[.$E32]))*SIN(ATAN([.AE$2]/[.$E32])))-COS(ATAN([.AE$2]/[.$E32]))))/2) /  (2*([.$C$12]*(SQRT(([.$C$10]*[.$C$10])/([.$C$12]*[.$C$12])-SIN(ATAN([.AE$2]/[.$E32]))*SIN(ATAN([.AE$2]/[.$E32])))-COS(ATAN([.AE$2]/[.$E32]))))*([.$C$12]*(SQRT(([.$C$10]*[.$C$10])/([.$C$12]*[.$C$12])-SIN(ATAN([.AE$2]/[.$E32]))*SIN(ATAN([.AE$2]/[.$E32])))-COS(ATAN([.AE$2]/[.$E32]))))/36))" office:value-type="float" office:value="0.000422747160583333">
            <text:p>0,0004227472</text:p>
          </table:table-cell>
          <table:table-cell table:formula="of:=(1/(SQRT(2*3.1415926535)*([.$C$12]*(SQRT(([.$C$10]*[.$C$10])/([.$C$12]*[.$C$12])-SIN(ATAN([.AF$2]/[.$E32]))*SIN(ATAN([.AF$2]/[.$E32])))-COS(ATAN([.AF$2]/[.$E32]))))/6)) * EXP( -([.$E32]/COS(ATAN([.AF$2]/[.$E32]))-([.$C$12]*(SQRT(([.$C$10]*[.$C$10])/([.$C$12]*[.$C$12])-SIN(ATAN([.AF$2]/[.$E32]))*SIN(ATAN([.AF$2]/[.$E32])))-COS(ATAN([.AF$2]/[.$E32]))))/2)*([.$E32]/COS(ATAN([.AF$2]/[.$E32]))-([.$C$12]*(SQRT(([.$C$10]*[.$C$10])/([.$C$12]*[.$C$12])-SIN(ATAN([.AF$2]/[.$E32]))*SIN(ATAN([.AF$2]/[.$E32])))-COS(ATAN([.AF$2]/[.$E32]))))/2) /  (2*([.$C$12]*(SQRT(([.$C$10]*[.$C$10])/([.$C$12]*[.$C$12])-SIN(ATAN([.AF$2]/[.$E32]))*SIN(ATAN([.AF$2]/[.$E32])))-COS(ATAN([.AF$2]/[.$E32]))))*([.$C$12]*(SQRT(([.$C$10]*[.$C$10])/([.$C$12]*[.$C$12])-SIN(ATAN([.AF$2]/[.$E32]))*SIN(ATAN([.AF$2]/[.$E32])))-COS(ATAN([.AF$2]/[.$E32]))))/36))" office:value-type="float" office:value="0.000379221564536134">
            <text:p>0,0003792216</text:p>
          </table:table-cell>
          <table:table-cell table:formula="of:=(1/(SQRT(2*3.1415926535)*([.$C$12]*(SQRT(([.$C$10]*[.$C$10])/([.$C$12]*[.$C$12])-SIN(ATAN([.AG$2]/[.$E32]))*SIN(ATAN([.AG$2]/[.$E32])))-COS(ATAN([.AG$2]/[.$E32]))))/6)) * EXP( -([.$E32]/COS(ATAN([.AG$2]/[.$E32]))-([.$C$12]*(SQRT(([.$C$10]*[.$C$10])/([.$C$12]*[.$C$12])-SIN(ATAN([.AG$2]/[.$E32]))*SIN(ATAN([.AG$2]/[.$E32])))-COS(ATAN([.AG$2]/[.$E32]))))/2)*([.$E32]/COS(ATAN([.AG$2]/[.$E32]))-([.$C$12]*(SQRT(([.$C$10]*[.$C$10])/([.$C$12]*[.$C$12])-SIN(ATAN([.AG$2]/[.$E32]))*SIN(ATAN([.AG$2]/[.$E32])))-COS(ATAN([.AG$2]/[.$E32]))))/2) /  (2*([.$C$12]*(SQRT(([.$C$10]*[.$C$10])/([.$C$12]*[.$C$12])-SIN(ATAN([.AG$2]/[.$E32]))*SIN(ATAN([.AG$2]/[.$E32])))-COS(ATAN([.AG$2]/[.$E32]))))*([.$C$12]*(SQRT(([.$C$10]*[.$C$10])/([.$C$12]*[.$C$12])-SIN(ATAN([.AG$2]/[.$E32]))*SIN(ATAN([.AG$2]/[.$E32])))-COS(ATAN([.AG$2]/[.$E32]))))/36))" office:value-type="float" office:value="0.000337844661248852">
            <text:p>0,0003378447</text:p>
          </table:table-cell>
          <table:table-cell table:formula="of:=(1/(SQRT(2*3.1415926535)*([.$C$12]*(SQRT(([.$C$10]*[.$C$10])/([.$C$12]*[.$C$12])-SIN(ATAN([.AH$2]/[.$E32]))*SIN(ATAN([.AH$2]/[.$E32])))-COS(ATAN([.AH$2]/[.$E32]))))/6)) * EXP( -([.$E32]/COS(ATAN([.AH$2]/[.$E32]))-([.$C$12]*(SQRT(([.$C$10]*[.$C$10])/([.$C$12]*[.$C$12])-SIN(ATAN([.AH$2]/[.$E32]))*SIN(ATAN([.AH$2]/[.$E32])))-COS(ATAN([.AH$2]/[.$E32]))))/2)*([.$E32]/COS(ATAN([.AH$2]/[.$E32]))-([.$C$12]*(SQRT(([.$C$10]*[.$C$10])/([.$C$12]*[.$C$12])-SIN(ATAN([.AH$2]/[.$E32]))*SIN(ATAN([.AH$2]/[.$E32])))-COS(ATAN([.AH$2]/[.$E32]))))/2) /  (2*([.$C$12]*(SQRT(([.$C$10]*[.$C$10])/([.$C$12]*[.$C$12])-SIN(ATAN([.AH$2]/[.$E32]))*SIN(ATAN([.AH$2]/[.$E32])))-COS(ATAN([.AH$2]/[.$E32]))))*([.$C$12]*(SQRT(([.$C$10]*[.$C$10])/([.$C$12]*[.$C$12])-SIN(ATAN([.AH$2]/[.$E32]))*SIN(ATAN([.AH$2]/[.$E32])))-COS(ATAN([.AH$2]/[.$E32]))))/36))" office:value-type="float" office:value="0.000298868177544833">
            <text:p>0,0002988682</text:p>
          </table:table-cell>
          <table:table-cell table:formula="of:=(1/(SQRT(2*3.1415926535)*([.$C$12]*(SQRT(([.$C$10]*[.$C$10])/([.$C$12]*[.$C$12])-SIN(ATAN([.AI$2]/[.$E32]))*SIN(ATAN([.AI$2]/[.$E32])))-COS(ATAN([.AI$2]/[.$E32]))))/6)) * EXP( -([.$E32]/COS(ATAN([.AI$2]/[.$E32]))-([.$C$12]*(SQRT(([.$C$10]*[.$C$10])/([.$C$12]*[.$C$12])-SIN(ATAN([.AI$2]/[.$E32]))*SIN(ATAN([.AI$2]/[.$E32])))-COS(ATAN([.AI$2]/[.$E32]))))/2)*([.$E32]/COS(ATAN([.AI$2]/[.$E32]))-([.$C$12]*(SQRT(([.$C$10]*[.$C$10])/([.$C$12]*[.$C$12])-SIN(ATAN([.AI$2]/[.$E32]))*SIN(ATAN([.AI$2]/[.$E32])))-COS(ATAN([.AI$2]/[.$E32]))))/2) /  (2*([.$C$12]*(SQRT(([.$C$10]*[.$C$10])/([.$C$12]*[.$C$12])-SIN(ATAN([.AI$2]/[.$E32]))*SIN(ATAN([.AI$2]/[.$E32])))-COS(ATAN([.AI$2]/[.$E32]))))*([.$C$12]*(SQRT(([.$C$10]*[.$C$10])/([.$C$12]*[.$C$12])-SIN(ATAN([.AI$2]/[.$E32]))*SIN(ATAN([.AI$2]/[.$E32])))-COS(ATAN([.AI$2]/[.$E32]))))/36))" office:value-type="float" office:value="0.000262488880392167">
            <text:p>0,0002624889</text:p>
          </table:table-cell>
          <table:table-cell table:formula="of:=(1/(SQRT(2*3.1415926535)*([.$C$12]*(SQRT(([.$C$10]*[.$C$10])/([.$C$12]*[.$C$12])-SIN(ATAN([.AJ$2]/[.$E32]))*SIN(ATAN([.AJ$2]/[.$E32])))-COS(ATAN([.AJ$2]/[.$E32]))))/6)) * EXP( -([.$E32]/COS(ATAN([.AJ$2]/[.$E32]))-([.$C$12]*(SQRT(([.$C$10]*[.$C$10])/([.$C$12]*[.$C$12])-SIN(ATAN([.AJ$2]/[.$E32]))*SIN(ATAN([.AJ$2]/[.$E32])))-COS(ATAN([.AJ$2]/[.$E32]))))/2)*([.$E32]/COS(ATAN([.AJ$2]/[.$E32]))-([.$C$12]*(SQRT(([.$C$10]*[.$C$10])/([.$C$12]*[.$C$12])-SIN(ATAN([.AJ$2]/[.$E32]))*SIN(ATAN([.AJ$2]/[.$E32])))-COS(ATAN([.AJ$2]/[.$E32]))))/2) /  (2*([.$C$12]*(SQRT(([.$C$10]*[.$C$10])/([.$C$12]*[.$C$12])-SIN(ATAN([.AJ$2]/[.$E32]))*SIN(ATAN([.AJ$2]/[.$E32])))-COS(ATAN([.AJ$2]/[.$E32]))))*([.$C$12]*(SQRT(([.$C$10]*[.$C$10])/([.$C$12]*[.$C$12])-SIN(ATAN([.AJ$2]/[.$E32]))*SIN(ATAN([.AJ$2]/[.$E32])))-COS(ATAN([.AJ$2]/[.$E32]))))/36))" office:value-type="float" office:value="0.000228846327687315">
            <text:p>0,0002288463</text:p>
          </table:table-cell>
          <table:table-cell table:number-columns-repeated="988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1000.1">
            <text:p>1000,1</text:p>
          </table:table-cell>
          <table:table-cell table:formula="of:=(1/(SQRT(2*3.1415926535)*([.$C$12]*(SQRT(([.$C$10]*[.$C$10])/([.$C$12]*[.$C$12])-SIN(ATAN([.F$2]/[.$E33]))*SIN(ATAN([.F$2]/[.$E33])))-COS(ATAN([.F$2]/[.$E33]))))/6)) * EXP( -([.$E33]/COS(ATAN([.F$2]/[.$E33]))-([.$C$12]*(SQRT(([.$C$10]*[.$C$10])/([.$C$12]*[.$C$12])-SIN(ATAN([.F$2]/[.$E33]))*SIN(ATAN([.F$2]/[.$E33])))-COS(ATAN([.F$2]/[.$E33]))))/2)*([.$E33]/COS(ATAN([.F$2]/[.$E33]))-([.$C$12]*(SQRT(([.$C$10]*[.$C$10])/([.$C$12]*[.$C$12])-SIN(ATAN([.F$2]/[.$E33]))*SIN(ATAN([.F$2]/[.$E33])))-COS(ATAN([.F$2]/[.$E33]))))/2) /  (2*([.$C$12]*(SQRT(([.$C$10]*[.$C$10])/([.$C$12]*[.$C$12])-SIN(ATAN([.F$2]/[.$E33]))*SIN(ATAN([.F$2]/[.$E33])))-COS(ATAN([.F$2]/[.$E33]))))*([.$C$12]*(SQRT(([.$C$10]*[.$C$10])/([.$C$12]*[.$C$12])-SIN(ATAN([.F$2]/[.$E33]))*SIN(ATAN([.F$2]/[.$E33])))-COS(ATAN([.F$2]/[.$E33]))))/36))" office:value-type="float" office:value="0.00112894771615671">
            <text:p>0,0011289477</text:p>
          </table:table-cell>
          <table:table-cell table:formula="of:=(1/(SQRT(2*3.1415926535)*([.$C$12]*(SQRT(([.$C$10]*[.$C$10])/([.$C$12]*[.$C$12])-SIN(ATAN([.G$2]/[.$E33]))*SIN(ATAN([.G$2]/[.$E33])))-COS(ATAN([.G$2]/[.$E33]))))/6)) * EXP( -([.$E33]/COS(ATAN([.G$2]/[.$E33]))-([.$C$12]*(SQRT(([.$C$10]*[.$C$10])/([.$C$12]*[.$C$12])-SIN(ATAN([.G$2]/[.$E33]))*SIN(ATAN([.G$2]/[.$E33])))-COS(ATAN([.G$2]/[.$E33]))))/2)*([.$E33]/COS(ATAN([.G$2]/[.$E33]))-([.$C$12]*(SQRT(([.$C$10]*[.$C$10])/([.$C$12]*[.$C$12])-SIN(ATAN([.G$2]/[.$E33]))*SIN(ATAN([.G$2]/[.$E33])))-COS(ATAN([.G$2]/[.$E33]))))/2) /  (2*([.$C$12]*(SQRT(([.$C$10]*[.$C$10])/([.$C$12]*[.$C$12])-SIN(ATAN([.G$2]/[.$E33]))*SIN(ATAN([.G$2]/[.$E33])))-COS(ATAN([.G$2]/[.$E33]))))*([.$C$12]*(SQRT(([.$C$10]*[.$C$10])/([.$C$12]*[.$C$12])-SIN(ATAN([.G$2]/[.$E33]))*SIN(ATAN([.G$2]/[.$E33])))-COS(ATAN([.G$2]/[.$E33]))))/36))" office:value-type="float" office:value="0.00112740128993081">
            <text:p>0,0011274013</text:p>
          </table:table-cell>
          <table:table-cell table:formula="of:=(1/(SQRT(2*3.1415926535)*([.$C$12]*(SQRT(([.$C$10]*[.$C$10])/([.$C$12]*[.$C$12])-SIN(ATAN([.H$2]/[.$E33]))*SIN(ATAN([.H$2]/[.$E33])))-COS(ATAN([.H$2]/[.$E33]))))/6)) * EXP( -([.$E33]/COS(ATAN([.H$2]/[.$E33]))-([.$C$12]*(SQRT(([.$C$10]*[.$C$10])/([.$C$12]*[.$C$12])-SIN(ATAN([.H$2]/[.$E33]))*SIN(ATAN([.H$2]/[.$E33])))-COS(ATAN([.H$2]/[.$E33]))))/2)*([.$E33]/COS(ATAN([.H$2]/[.$E33]))-([.$C$12]*(SQRT(([.$C$10]*[.$C$10])/([.$C$12]*[.$C$12])-SIN(ATAN([.H$2]/[.$E33]))*SIN(ATAN([.H$2]/[.$E33])))-COS(ATAN([.H$2]/[.$E33]))))/2) /  (2*([.$C$12]*(SQRT(([.$C$10]*[.$C$10])/([.$C$12]*[.$C$12])-SIN(ATAN([.H$2]/[.$E33]))*SIN(ATAN([.H$2]/[.$E33])))-COS(ATAN([.H$2]/[.$E33]))))*([.$C$12]*(SQRT(([.$C$10]*[.$C$10])/([.$C$12]*[.$C$12])-SIN(ATAN([.H$2]/[.$E33]))*SIN(ATAN([.H$2]/[.$E33])))-COS(ATAN([.H$2]/[.$E33]))))/36))" office:value-type="float" office:value="0.00112278004822334">
            <text:p>0,00112278</text:p>
          </table:table-cell>
          <table:table-cell table:formula="of:=(1/(SQRT(2*3.1415926535)*([.$C$12]*(SQRT(([.$C$10]*[.$C$10])/([.$C$12]*[.$C$12])-SIN(ATAN([.I$2]/[.$E33]))*SIN(ATAN([.I$2]/[.$E33])))-COS(ATAN([.I$2]/[.$E33]))))/6)) * EXP( -([.$E33]/COS(ATAN([.I$2]/[.$E33]))-([.$C$12]*(SQRT(([.$C$10]*[.$C$10])/([.$C$12]*[.$C$12])-SIN(ATAN([.I$2]/[.$E33]))*SIN(ATAN([.I$2]/[.$E33])))-COS(ATAN([.I$2]/[.$E33]))))/2)*([.$E33]/COS(ATAN([.I$2]/[.$E33]))-([.$C$12]*(SQRT(([.$C$10]*[.$C$10])/([.$C$12]*[.$C$12])-SIN(ATAN([.I$2]/[.$E33]))*SIN(ATAN([.I$2]/[.$E33])))-COS(ATAN([.I$2]/[.$E33]))))/2) /  (2*([.$C$12]*(SQRT(([.$C$10]*[.$C$10])/([.$C$12]*[.$C$12])-SIN(ATAN([.I$2]/[.$E33]))*SIN(ATAN([.I$2]/[.$E33])))-COS(ATAN([.I$2]/[.$E33]))))*([.$C$12]*(SQRT(([.$C$10]*[.$C$10])/([.$C$12]*[.$C$12])-SIN(ATAN([.I$2]/[.$E33]))*SIN(ATAN([.I$2]/[.$E33])))-COS(ATAN([.I$2]/[.$E33]))))/36))" office:value-type="float" office:value="0.00111508331906756">
            <text:p>0,0011150833</text:p>
          </table:table-cell>
          <table:table-cell table:formula="of:=(1/(SQRT(2*3.1415926535)*([.$C$12]*(SQRT(([.$C$10]*[.$C$10])/([.$C$12]*[.$C$12])-SIN(ATAN([.J$2]/[.$E33]))*SIN(ATAN([.J$2]/[.$E33])))-COS(ATAN([.J$2]/[.$E33]))))/6)) * EXP( -([.$E33]/COS(ATAN([.J$2]/[.$E33]))-([.$C$12]*(SQRT(([.$C$10]*[.$C$10])/([.$C$12]*[.$C$12])-SIN(ATAN([.J$2]/[.$E33]))*SIN(ATAN([.J$2]/[.$E33])))-COS(ATAN([.J$2]/[.$E33]))))/2)*([.$E33]/COS(ATAN([.J$2]/[.$E33]))-([.$C$12]*(SQRT(([.$C$10]*[.$C$10])/([.$C$12]*[.$C$12])-SIN(ATAN([.J$2]/[.$E33]))*SIN(ATAN([.J$2]/[.$E33])))-COS(ATAN([.J$2]/[.$E33]))))/2) /  (2*([.$C$12]*(SQRT(([.$C$10]*[.$C$10])/([.$C$12]*[.$C$12])-SIN(ATAN([.J$2]/[.$E33]))*SIN(ATAN([.J$2]/[.$E33])))-COS(ATAN([.J$2]/[.$E33]))))*([.$C$12]*(SQRT(([.$C$10]*[.$C$10])/([.$C$12]*[.$C$12])-SIN(ATAN([.J$2]/[.$E33]))*SIN(ATAN([.J$2]/[.$E33])))-COS(ATAN([.J$2]/[.$E33]))))/36))" office:value-type="float" office:value="0.00110431179428418">
            <text:p>0,0011043118</text:p>
          </table:table-cell>
          <table:table-cell table:formula="of:=(1/(SQRT(2*3.1415926535)*([.$C$12]*(SQRT(([.$C$10]*[.$C$10])/([.$C$12]*[.$C$12])-SIN(ATAN([.K$2]/[.$E33]))*SIN(ATAN([.K$2]/[.$E33])))-COS(ATAN([.K$2]/[.$E33]))))/6)) * EXP( -([.$E33]/COS(ATAN([.K$2]/[.$E33]))-([.$C$12]*(SQRT(([.$C$10]*[.$C$10])/([.$C$12]*[.$C$12])-SIN(ATAN([.K$2]/[.$E33]))*SIN(ATAN([.K$2]/[.$E33])))-COS(ATAN([.K$2]/[.$E33]))))/2)*([.$E33]/COS(ATAN([.K$2]/[.$E33]))-([.$C$12]*(SQRT(([.$C$10]*[.$C$10])/([.$C$12]*[.$C$12])-SIN(ATAN([.K$2]/[.$E33]))*SIN(ATAN([.K$2]/[.$E33])))-COS(ATAN([.K$2]/[.$E33]))))/2) /  (2*([.$C$12]*(SQRT(([.$C$10]*[.$C$10])/([.$C$12]*[.$C$12])-SIN(ATAN([.K$2]/[.$E33]))*SIN(ATAN([.K$2]/[.$E33])))-COS(ATAN([.K$2]/[.$E33]))))*([.$C$12]*(SQRT(([.$C$10]*[.$C$10])/([.$C$12]*[.$C$12])-SIN(ATAN([.K$2]/[.$E33]))*SIN(ATAN([.K$2]/[.$E33])))-COS(ATAN([.K$2]/[.$E33]))))/36))" office:value-type="float" office:value="0.00109047014464605">
            <text:p>0,0010904701</text:p>
          </table:table-cell>
          <table:table-cell table:formula="of:=(1/(SQRT(2*3.1415926535)*([.$C$12]*(SQRT(([.$C$10]*[.$C$10])/([.$C$12]*[.$C$12])-SIN(ATAN([.L$2]/[.$E33]))*SIN(ATAN([.L$2]/[.$E33])))-COS(ATAN([.L$2]/[.$E33]))))/6)) * EXP( -([.$E33]/COS(ATAN([.L$2]/[.$E33]))-([.$C$12]*(SQRT(([.$C$10]*[.$C$10])/([.$C$12]*[.$C$12])-SIN(ATAN([.L$2]/[.$E33]))*SIN(ATAN([.L$2]/[.$E33])))-COS(ATAN([.L$2]/[.$E33]))))/2)*([.$E33]/COS(ATAN([.L$2]/[.$E33]))-([.$C$12]*(SQRT(([.$C$10]*[.$C$10])/([.$C$12]*[.$C$12])-SIN(ATAN([.L$2]/[.$E33]))*SIN(ATAN([.L$2]/[.$E33])))-COS(ATAN([.L$2]/[.$E33]))))/2) /  (2*([.$C$12]*(SQRT(([.$C$10]*[.$C$10])/([.$C$12]*[.$C$12])-SIN(ATAN([.L$2]/[.$E33]))*SIN(ATAN([.L$2]/[.$E33])))-COS(ATAN([.L$2]/[.$E33]))))*([.$C$12]*(SQRT(([.$C$10]*[.$C$10])/([.$C$12]*[.$C$12])-SIN(ATAN([.L$2]/[.$E33]))*SIN(ATAN([.L$2]/[.$E33])))-COS(ATAN([.L$2]/[.$E33]))))/36))" office:value-type="float" office:value="0.00107357048848146">
            <text:p>0,0010735705</text:p>
          </table:table-cell>
          <table:table-cell table:formula="of:=(1/(SQRT(2*3.1415926535)*([.$C$12]*(SQRT(([.$C$10]*[.$C$10])/([.$C$12]*[.$C$12])-SIN(ATAN([.M$2]/[.$E33]))*SIN(ATAN([.M$2]/[.$E33])))-COS(ATAN([.M$2]/[.$E33]))))/6)) * EXP( -([.$E33]/COS(ATAN([.M$2]/[.$E33]))-([.$C$12]*(SQRT(([.$C$10]*[.$C$10])/([.$C$12]*[.$C$12])-SIN(ATAN([.M$2]/[.$E33]))*SIN(ATAN([.M$2]/[.$E33])))-COS(ATAN([.M$2]/[.$E33]))))/2)*([.$E33]/COS(ATAN([.M$2]/[.$E33]))-([.$C$12]*(SQRT(([.$C$10]*[.$C$10])/([.$C$12]*[.$C$12])-SIN(ATAN([.M$2]/[.$E33]))*SIN(ATAN([.M$2]/[.$E33])))-COS(ATAN([.M$2]/[.$E33]))))/2) /  (2*([.$C$12]*(SQRT(([.$C$10]*[.$C$10])/([.$C$12]*[.$C$12])-SIN(ATAN([.M$2]/[.$E33]))*SIN(ATAN([.M$2]/[.$E33])))-COS(ATAN([.M$2]/[.$E33]))))*([.$C$12]*(SQRT(([.$C$10]*[.$C$10])/([.$C$12]*[.$C$12])-SIN(ATAN([.M$2]/[.$E33]))*SIN(ATAN([.M$2]/[.$E33])))-COS(ATAN([.M$2]/[.$E33]))))/36))" office:value-type="float" office:value="0.00105363652869463">
            <text:p>0,0010536365</text:p>
          </table:table-cell>
          <table:table-cell table:formula="of:=(1/(SQRT(2*3.1415926535)*([.$C$12]*(SQRT(([.$C$10]*[.$C$10])/([.$C$12]*[.$C$12])-SIN(ATAN([.N$2]/[.$E33]))*SIN(ATAN([.N$2]/[.$E33])))-COS(ATAN([.N$2]/[.$E33]))))/6)) * EXP( -([.$E33]/COS(ATAN([.N$2]/[.$E33]))-([.$C$12]*(SQRT(([.$C$10]*[.$C$10])/([.$C$12]*[.$C$12])-SIN(ATAN([.N$2]/[.$E33]))*SIN(ATAN([.N$2]/[.$E33])))-COS(ATAN([.N$2]/[.$E33]))))/2)*([.$E33]/COS(ATAN([.N$2]/[.$E33]))-([.$C$12]*(SQRT(([.$C$10]*[.$C$10])/([.$C$12]*[.$C$12])-SIN(ATAN([.N$2]/[.$E33]))*SIN(ATAN([.N$2]/[.$E33])))-COS(ATAN([.N$2]/[.$E33]))))/2) /  (2*([.$C$12]*(SQRT(([.$C$10]*[.$C$10])/([.$C$12]*[.$C$12])-SIN(ATAN([.N$2]/[.$E33]))*SIN(ATAN([.N$2]/[.$E33])))-COS(ATAN([.N$2]/[.$E33]))))*([.$C$12]*(SQRT(([.$C$10]*[.$C$10])/([.$C$12]*[.$C$12])-SIN(ATAN([.N$2]/[.$E33]))*SIN(ATAN([.N$2]/[.$E33])))-COS(ATAN([.N$2]/[.$E33]))))/36))" office:value-type="float" office:value="0.00103070812971002">
            <text:p>0,0010307081</text:p>
          </table:table-cell>
          <table:table-cell table:formula="of:=(1/(SQRT(2*3.1415926535)*([.$C$12]*(SQRT(([.$C$10]*[.$C$10])/([.$C$12]*[.$C$12])-SIN(ATAN([.O$2]/[.$E33]))*SIN(ATAN([.O$2]/[.$E33])))-COS(ATAN([.O$2]/[.$E33]))))/6)) * EXP( -([.$E33]/COS(ATAN([.O$2]/[.$E33]))-([.$C$12]*(SQRT(([.$C$10]*[.$C$10])/([.$C$12]*[.$C$12])-SIN(ATAN([.O$2]/[.$E33]))*SIN(ATAN([.O$2]/[.$E33])))-COS(ATAN([.O$2]/[.$E33]))))/2)*([.$E33]/COS(ATAN([.O$2]/[.$E33]))-([.$C$12]*(SQRT(([.$C$10]*[.$C$10])/([.$C$12]*[.$C$12])-SIN(ATAN([.O$2]/[.$E33]))*SIN(ATAN([.O$2]/[.$E33])))-COS(ATAN([.O$2]/[.$E33]))))/2) /  (2*([.$C$12]*(SQRT(([.$C$10]*[.$C$10])/([.$C$12]*[.$C$12])-SIN(ATAN([.O$2]/[.$E33]))*SIN(ATAN([.O$2]/[.$E33])))-COS(ATAN([.O$2]/[.$E33]))))*([.$C$12]*(SQRT(([.$C$10]*[.$C$10])/([.$C$12]*[.$C$12])-SIN(ATAN([.O$2]/[.$E33]))*SIN(ATAN([.O$2]/[.$E33])))-COS(ATAN([.O$2]/[.$E33]))))/36))" office:value-type="float" office:value="0.00100484607019365">
            <text:p>0,0010048461</text:p>
          </table:table-cell>
          <table:table-cell table:formula="of:=(1/(SQRT(2*3.1415926535)*([.$C$12]*(SQRT(([.$C$10]*[.$C$10])/([.$C$12]*[.$C$12])-SIN(ATAN([.P$2]/[.$E33]))*SIN(ATAN([.P$2]/[.$E33])))-COS(ATAN([.P$2]/[.$E33]))))/6)) * EXP( -([.$E33]/COS(ATAN([.P$2]/[.$E33]))-([.$C$12]*(SQRT(([.$C$10]*[.$C$10])/([.$C$12]*[.$C$12])-SIN(ATAN([.P$2]/[.$E33]))*SIN(ATAN([.P$2]/[.$E33])))-COS(ATAN([.P$2]/[.$E33]))))/2)*([.$E33]/COS(ATAN([.P$2]/[.$E33]))-([.$C$12]*(SQRT(([.$C$10]*[.$C$10])/([.$C$12]*[.$C$12])-SIN(ATAN([.P$2]/[.$E33]))*SIN(ATAN([.P$2]/[.$E33])))-COS(ATAN([.P$2]/[.$E33]))))/2) /  (2*([.$C$12]*(SQRT(([.$C$10]*[.$C$10])/([.$C$12]*[.$C$12])-SIN(ATAN([.P$2]/[.$E33]))*SIN(ATAN([.P$2]/[.$E33])))-COS(ATAN([.P$2]/[.$E33]))))*([.$C$12]*(SQRT(([.$C$10]*[.$C$10])/([.$C$12]*[.$C$12])-SIN(ATAN([.P$2]/[.$E33]))*SIN(ATAN([.P$2]/[.$E33])))-COS(ATAN([.P$2]/[.$E33]))))/36))" office:value-type="float" office:value="0.000976136681926567">
            <text:p>0,0009761367</text:p>
          </table:table-cell>
          <table:table-cell table:formula="of:=(1/(SQRT(2*3.1415926535)*([.$C$12]*(SQRT(([.$C$10]*[.$C$10])/([.$C$12]*[.$C$12])-SIN(ATAN([.Q$2]/[.$E33]))*SIN(ATAN([.Q$2]/[.$E33])))-COS(ATAN([.Q$2]/[.$E33]))))/6)) * EXP( -([.$E33]/COS(ATAN([.Q$2]/[.$E33]))-([.$C$12]*(SQRT(([.$C$10]*[.$C$10])/([.$C$12]*[.$C$12])-SIN(ATAN([.Q$2]/[.$E33]))*SIN(ATAN([.Q$2]/[.$E33])))-COS(ATAN([.Q$2]/[.$E33]))))/2)*([.$E33]/COS(ATAN([.Q$2]/[.$E33]))-([.$C$12]*(SQRT(([.$C$10]*[.$C$10])/([.$C$12]*[.$C$12])-SIN(ATAN([.Q$2]/[.$E33]))*SIN(ATAN([.Q$2]/[.$E33])))-COS(ATAN([.Q$2]/[.$E33]))))/2) /  (2*([.$C$12]*(SQRT(([.$C$10]*[.$C$10])/([.$C$12]*[.$C$12])-SIN(ATAN([.Q$2]/[.$E33]))*SIN(ATAN([.Q$2]/[.$E33])))-COS(ATAN([.Q$2]/[.$E33]))))*([.$C$12]*(SQRT(([.$C$10]*[.$C$10])/([.$C$12]*[.$C$12])-SIN(ATAN([.Q$2]/[.$E33]))*SIN(ATAN([.Q$2]/[.$E33])))-COS(ATAN([.Q$2]/[.$E33]))))/36))" office:value-type="float" office:value="0.00094469607228567">
            <text:p>0,0009446961</text:p>
          </table:table-cell>
          <table:table-cell table:formula="of:=(1/(SQRT(2*3.1415926535)*([.$C$12]*(SQRT(([.$C$10]*[.$C$10])/([.$C$12]*[.$C$12])-SIN(ATAN([.R$2]/[.$E33]))*SIN(ATAN([.R$2]/[.$E33])))-COS(ATAN([.R$2]/[.$E33]))))/6)) * EXP( -([.$E33]/COS(ATAN([.R$2]/[.$E33]))-([.$C$12]*(SQRT(([.$C$10]*[.$C$10])/([.$C$12]*[.$C$12])-SIN(ATAN([.R$2]/[.$E33]))*SIN(ATAN([.R$2]/[.$E33])))-COS(ATAN([.R$2]/[.$E33]))))/2)*([.$E33]/COS(ATAN([.R$2]/[.$E33]))-([.$C$12]*(SQRT(([.$C$10]*[.$C$10])/([.$C$12]*[.$C$12])-SIN(ATAN([.R$2]/[.$E33]))*SIN(ATAN([.R$2]/[.$E33])))-COS(ATAN([.R$2]/[.$E33]))))/2) /  (2*([.$C$12]*(SQRT(([.$C$10]*[.$C$10])/([.$C$12]*[.$C$12])-SIN(ATAN([.R$2]/[.$E33]))*SIN(ATAN([.R$2]/[.$E33])))-COS(ATAN([.R$2]/[.$E33]))))*([.$C$12]*(SQRT(([.$C$10]*[.$C$10])/([.$C$12]*[.$C$12])-SIN(ATAN([.R$2]/[.$E33]))*SIN(ATAN([.R$2]/[.$E33])))-COS(ATAN([.R$2]/[.$E33]))))/36))" office:value-type="float" office:value="0.000910673629590487">
            <text:p>0,0009106736</text:p>
          </table:table-cell>
          <table:table-cell table:formula="of:=(1/(SQRT(2*3.1415926535)*([.$C$12]*(SQRT(([.$C$10]*[.$C$10])/([.$C$12]*[.$C$12])-SIN(ATAN([.S$2]/[.$E33]))*SIN(ATAN([.S$2]/[.$E33])))-COS(ATAN([.S$2]/[.$E33]))))/6)) * EXP( -([.$E33]/COS(ATAN([.S$2]/[.$E33]))-([.$C$12]*(SQRT(([.$C$10]*[.$C$10])/([.$C$12]*[.$C$12])-SIN(ATAN([.S$2]/[.$E33]))*SIN(ATAN([.S$2]/[.$E33])))-COS(ATAN([.S$2]/[.$E33]))))/2)*([.$E33]/COS(ATAN([.S$2]/[.$E33]))-([.$C$12]*(SQRT(([.$C$10]*[.$C$10])/([.$C$12]*[.$C$12])-SIN(ATAN([.S$2]/[.$E33]))*SIN(ATAN([.S$2]/[.$E33])))-COS(ATAN([.S$2]/[.$E33]))))/2) /  (2*([.$C$12]*(SQRT(([.$C$10]*[.$C$10])/([.$C$12]*[.$C$12])-SIN(ATAN([.S$2]/[.$E33]))*SIN(ATAN([.S$2]/[.$E33])))-COS(ATAN([.S$2]/[.$E33]))))*([.$C$12]*(SQRT(([.$C$10]*[.$C$10])/([.$C$12]*[.$C$12])-SIN(ATAN([.S$2]/[.$E33]))*SIN(ATAN([.S$2]/[.$E33])))-COS(ATAN([.S$2]/[.$E33]))))/36))" office:value-type="float" office:value="0.000874254528761577">
            <text:p>0,0008742545</text:p>
          </table:table-cell>
          <table:table-cell table:formula="of:=(1/(SQRT(2*3.1415926535)*([.$C$12]*(SQRT(([.$C$10]*[.$C$10])/([.$C$12]*[.$C$12])-SIN(ATAN([.T$2]/[.$E33]))*SIN(ATAN([.T$2]/[.$E33])))-COS(ATAN([.T$2]/[.$E33]))))/6)) * EXP( -([.$E33]/COS(ATAN([.T$2]/[.$E33]))-([.$C$12]*(SQRT(([.$C$10]*[.$C$10])/([.$C$12]*[.$C$12])-SIN(ATAN([.T$2]/[.$E33]))*SIN(ATAN([.T$2]/[.$E33])))-COS(ATAN([.T$2]/[.$E33]))))/2)*([.$E33]/COS(ATAN([.T$2]/[.$E33]))-([.$C$12]*(SQRT(([.$C$10]*[.$C$10])/([.$C$12]*[.$C$12])-SIN(ATAN([.T$2]/[.$E33]))*SIN(ATAN([.T$2]/[.$E33])))-COS(ATAN([.T$2]/[.$E33]))))/2) /  (2*([.$C$12]*(SQRT(([.$C$10]*[.$C$10])/([.$C$12]*[.$C$12])-SIN(ATAN([.T$2]/[.$E33]))*SIN(ATAN([.T$2]/[.$E33])))-COS(ATAN([.T$2]/[.$E33]))))*([.$C$12]*(SQRT(([.$C$10]*[.$C$10])/([.$C$12]*[.$C$12])-SIN(ATAN([.T$2]/[.$E33]))*SIN(ATAN([.T$2]/[.$E33])))-COS(ATAN([.T$2]/[.$E33]))))/36))" office:value-type="float" office:value="0.000835660990154158">
            <text:p>0,000835661</text:p>
          </table:table-cell>
          <table:table-cell table:formula="of:=(1/(SQRT(2*3.1415926535)*([.$C$12]*(SQRT(([.$C$10]*[.$C$10])/([.$C$12]*[.$C$12])-SIN(ATAN([.U$2]/[.$E33]))*SIN(ATAN([.U$2]/[.$E33])))-COS(ATAN([.U$2]/[.$E33]))))/6)) * EXP( -([.$E33]/COS(ATAN([.U$2]/[.$E33]))-([.$C$12]*(SQRT(([.$C$10]*[.$C$10])/([.$C$12]*[.$C$12])-SIN(ATAN([.U$2]/[.$E33]))*SIN(ATAN([.U$2]/[.$E33])))-COS(ATAN([.U$2]/[.$E33]))))/2)*([.$E33]/COS(ATAN([.U$2]/[.$E33]))-([.$C$12]*(SQRT(([.$C$10]*[.$C$10])/([.$C$12]*[.$C$12])-SIN(ATAN([.U$2]/[.$E33]))*SIN(ATAN([.U$2]/[.$E33])))-COS(ATAN([.U$2]/[.$E33]))))/2) /  (2*([.$C$12]*(SQRT(([.$C$10]*[.$C$10])/([.$C$12]*[.$C$12])-SIN(ATAN([.U$2]/[.$E33]))*SIN(ATAN([.U$2]/[.$E33])))-COS(ATAN([.U$2]/[.$E33]))))*([.$C$12]*(SQRT(([.$C$10]*[.$C$10])/([.$C$12]*[.$C$12])-SIN(ATAN([.U$2]/[.$E33]))*SIN(ATAN([.U$2]/[.$E33])))-COS(ATAN([.U$2]/[.$E33]))))/36))" office:value-type="float" office:value="0.000795152096840879">
            <text:p>0,0007951521</text:p>
          </table:table-cell>
          <table:table-cell table:formula="of:=(1/(SQRT(2*3.1415926535)*([.$C$12]*(SQRT(([.$C$10]*[.$C$10])/([.$C$12]*[.$C$12])-SIN(ATAN([.V$2]/[.$E33]))*SIN(ATAN([.V$2]/[.$E33])))-COS(ATAN([.V$2]/[.$E33]))))/6)) * EXP( -([.$E33]/COS(ATAN([.V$2]/[.$E33]))-([.$C$12]*(SQRT(([.$C$10]*[.$C$10])/([.$C$12]*[.$C$12])-SIN(ATAN([.V$2]/[.$E33]))*SIN(ATAN([.V$2]/[.$E33])))-COS(ATAN([.V$2]/[.$E33]))))/2)*([.$E33]/COS(ATAN([.V$2]/[.$E33]))-([.$C$12]*(SQRT(([.$C$10]*[.$C$10])/([.$C$12]*[.$C$12])-SIN(ATAN([.V$2]/[.$E33]))*SIN(ATAN([.V$2]/[.$E33])))-COS(ATAN([.V$2]/[.$E33]))))/2) /  (2*([.$C$12]*(SQRT(([.$C$10]*[.$C$10])/([.$C$12]*[.$C$12])-SIN(ATAN([.V$2]/[.$E33]))*SIN(ATAN([.V$2]/[.$E33])))-COS(ATAN([.V$2]/[.$E33]))))*([.$C$12]*(SQRT(([.$C$10]*[.$C$10])/([.$C$12]*[.$C$12])-SIN(ATAN([.V$2]/[.$E33]))*SIN(ATAN([.V$2]/[.$E33])))-COS(ATAN([.V$2]/[.$E33]))))/36))" office:value-type="float" office:value="0.000753022043488803">
            <text:p>0,000753022</text:p>
          </table:table-cell>
          <table:table-cell table:formula="of:=(1/(SQRT(2*3.1415926535)*([.$C$12]*(SQRT(([.$C$10]*[.$C$10])/([.$C$12]*[.$C$12])-SIN(ATAN([.W$2]/[.$E33]))*SIN(ATAN([.W$2]/[.$E33])))-COS(ATAN([.W$2]/[.$E33]))))/6)) * EXP( -([.$E33]/COS(ATAN([.W$2]/[.$E33]))-([.$C$12]*(SQRT(([.$C$10]*[.$C$10])/([.$C$12]*[.$C$12])-SIN(ATAN([.W$2]/[.$E33]))*SIN(ATAN([.W$2]/[.$E33])))-COS(ATAN([.W$2]/[.$E33]))))/2)*([.$E33]/COS(ATAN([.W$2]/[.$E33]))-([.$C$12]*(SQRT(([.$C$10]*[.$C$10])/([.$C$12]*[.$C$12])-SIN(ATAN([.W$2]/[.$E33]))*SIN(ATAN([.W$2]/[.$E33])))-COS(ATAN([.W$2]/[.$E33]))))/2) /  (2*([.$C$12]*(SQRT(([.$C$10]*[.$C$10])/([.$C$12]*[.$C$12])-SIN(ATAN([.W$2]/[.$E33]))*SIN(ATAN([.W$2]/[.$E33])))-COS(ATAN([.W$2]/[.$E33]))))*([.$C$12]*(SQRT(([.$C$10]*[.$C$10])/([.$C$12]*[.$C$12])-SIN(ATAN([.W$2]/[.$E33]))*SIN(ATAN([.W$2]/[.$E33])))-COS(ATAN([.W$2]/[.$E33]))))/36))" office:value-type="float" office:value="0.000709596770393853">
            <text:p>0,0007095968</text:p>
          </table:table-cell>
          <table:table-cell table:formula="of:=(1/(SQRT(2*3.1415926535)*([.$C$12]*(SQRT(([.$C$10]*[.$C$10])/([.$C$12]*[.$C$12])-SIN(ATAN([.X$2]/[.$E33]))*SIN(ATAN([.X$2]/[.$E33])))-COS(ATAN([.X$2]/[.$E33]))))/6)) * EXP( -([.$E33]/COS(ATAN([.X$2]/[.$E33]))-([.$C$12]*(SQRT(([.$C$10]*[.$C$10])/([.$C$12]*[.$C$12])-SIN(ATAN([.X$2]/[.$E33]))*SIN(ATAN([.X$2]/[.$E33])))-COS(ATAN([.X$2]/[.$E33]))))/2)*([.$E33]/COS(ATAN([.X$2]/[.$E33]))-([.$C$12]*(SQRT(([.$C$10]*[.$C$10])/([.$C$12]*[.$C$12])-SIN(ATAN([.X$2]/[.$E33]))*SIN(ATAN([.X$2]/[.$E33])))-COS(ATAN([.X$2]/[.$E33]))))/2) /  (2*([.$C$12]*(SQRT(([.$C$10]*[.$C$10])/([.$C$12]*[.$C$12])-SIN(ATAN([.X$2]/[.$E33]))*SIN(ATAN([.X$2]/[.$E33])))-COS(ATAN([.X$2]/[.$E33]))))*([.$C$12]*(SQRT(([.$C$10]*[.$C$10])/([.$C$12]*[.$C$12])-SIN(ATAN([.X$2]/[.$E33]))*SIN(ATAN([.X$2]/[.$E33])))-COS(ATAN([.X$2]/[.$E33]))))/36))" office:value-type="float" office:value="0.00066522902495495">
            <text:p>0,000665229</text:p>
          </table:table-cell>
          <table:table-cell table:formula="of:=(1/(SQRT(2*3.1415926535)*([.$C$12]*(SQRT(([.$C$10]*[.$C$10])/([.$C$12]*[.$C$12])-SIN(ATAN([.Y$2]/[.$E33]))*SIN(ATAN([.Y$2]/[.$E33])))-COS(ATAN([.Y$2]/[.$E33]))))/6)) * EXP( -([.$E33]/COS(ATAN([.Y$2]/[.$E33]))-([.$C$12]*(SQRT(([.$C$10]*[.$C$10])/([.$C$12]*[.$C$12])-SIN(ATAN([.Y$2]/[.$E33]))*SIN(ATAN([.Y$2]/[.$E33])))-COS(ATAN([.Y$2]/[.$E33]))))/2)*([.$E33]/COS(ATAN([.Y$2]/[.$E33]))-([.$C$12]*(SQRT(([.$C$10]*[.$C$10])/([.$C$12]*[.$C$12])-SIN(ATAN([.Y$2]/[.$E33]))*SIN(ATAN([.Y$2]/[.$E33])))-COS(ATAN([.Y$2]/[.$E33]))))/2) /  (2*([.$C$12]*(SQRT(([.$C$10]*[.$C$10])/([.$C$12]*[.$C$12])-SIN(ATAN([.Y$2]/[.$E33]))*SIN(ATAN([.Y$2]/[.$E33])))-COS(ATAN([.Y$2]/[.$E33]))))*([.$C$12]*(SQRT(([.$C$10]*[.$C$10])/([.$C$12]*[.$C$12])-SIN(ATAN([.Y$2]/[.$E33]))*SIN(ATAN([.Y$2]/[.$E33])))-COS(ATAN([.Y$2]/[.$E33]))))/36))" office:value-type="float" office:value="0.000620291984520015">
            <text:p>0,000620292</text:p>
          </table:table-cell>
          <table:table-cell table:formula="of:=(1/(SQRT(2*3.1415926535)*([.$C$12]*(SQRT(([.$C$10]*[.$C$10])/([.$C$12]*[.$C$12])-SIN(ATAN([.Z$2]/[.$E33]))*SIN(ATAN([.Z$2]/[.$E33])))-COS(ATAN([.Z$2]/[.$E33]))))/6)) * EXP( -([.$E33]/COS(ATAN([.Z$2]/[.$E33]))-([.$C$12]*(SQRT(([.$C$10]*[.$C$10])/([.$C$12]*[.$C$12])-SIN(ATAN([.Z$2]/[.$E33]))*SIN(ATAN([.Z$2]/[.$E33])))-COS(ATAN([.Z$2]/[.$E33]))))/2)*([.$E33]/COS(ATAN([.Z$2]/[.$E33]))-([.$C$12]*(SQRT(([.$C$10]*[.$C$10])/([.$C$12]*[.$C$12])-SIN(ATAN([.Z$2]/[.$E33]))*SIN(ATAN([.Z$2]/[.$E33])))-COS(ATAN([.Z$2]/[.$E33]))))/2) /  (2*([.$C$12]*(SQRT(([.$C$10]*[.$C$10])/([.$C$12]*[.$C$12])-SIN(ATAN([.Z$2]/[.$E33]))*SIN(ATAN([.Z$2]/[.$E33])))-COS(ATAN([.Z$2]/[.$E33]))))*([.$C$12]*(SQRT(([.$C$10]*[.$C$10])/([.$C$12]*[.$C$12])-SIN(ATAN([.Z$2]/[.$E33]))*SIN(ATAN([.Z$2]/[.$E33])))-COS(ATAN([.Z$2]/[.$E33]))))/36))" office:value-type="float" office:value="0.000575171662983419">
            <text:p>0,0005751717</text:p>
          </table:table-cell>
          <table:table-cell table:formula="of:=(1/(SQRT(2*3.1415926535)*([.$C$12]*(SQRT(([.$C$10]*[.$C$10])/([.$C$12]*[.$C$12])-SIN(ATAN([.AA$2]/[.$E33]))*SIN(ATAN([.AA$2]/[.$E33])))-COS(ATAN([.AA$2]/[.$E33]))))/6)) * EXP( -([.$E33]/COS(ATAN([.AA$2]/[.$E33]))-([.$C$12]*(SQRT(([.$C$10]*[.$C$10])/([.$C$12]*[.$C$12])-SIN(ATAN([.AA$2]/[.$E33]))*SIN(ATAN([.AA$2]/[.$E33])))-COS(ATAN([.AA$2]/[.$E33]))))/2)*([.$E33]/COS(ATAN([.AA$2]/[.$E33]))-([.$C$12]*(SQRT(([.$C$10]*[.$C$10])/([.$C$12]*[.$C$12])-SIN(ATAN([.AA$2]/[.$E33]))*SIN(ATAN([.AA$2]/[.$E33])))-COS(ATAN([.AA$2]/[.$E33]))))/2) /  (2*([.$C$12]*(SQRT(([.$C$10]*[.$C$10])/([.$C$12]*[.$C$12])-SIN(ATAN([.AA$2]/[.$E33]))*SIN(ATAN([.AA$2]/[.$E33])))-COS(ATAN([.AA$2]/[.$E33]))))*([.$C$12]*(SQRT(([.$C$10]*[.$C$10])/([.$C$12]*[.$C$12])-SIN(ATAN([.AA$2]/[.$E33]))*SIN(ATAN([.AA$2]/[.$E33])))-COS(ATAN([.AA$2]/[.$E33]))))/36))" office:value-type="float" office:value="0.000530258402349589">
            <text:p>0,0005302584</text:p>
          </table:table-cell>
          <table:table-cell table:formula="of:=(1/(SQRT(2*3.1415926535)*([.$C$12]*(SQRT(([.$C$10]*[.$C$10])/([.$C$12]*[.$C$12])-SIN(ATAN([.AB$2]/[.$E33]))*SIN(ATAN([.AB$2]/[.$E33])))-COS(ATAN([.AB$2]/[.$E33]))))/6)) * EXP( -([.$E33]/COS(ATAN([.AB$2]/[.$E33]))-([.$C$12]*(SQRT(([.$C$10]*[.$C$10])/([.$C$12]*[.$C$12])-SIN(ATAN([.AB$2]/[.$E33]))*SIN(ATAN([.AB$2]/[.$E33])))-COS(ATAN([.AB$2]/[.$E33]))))/2)*([.$E33]/COS(ATAN([.AB$2]/[.$E33]))-([.$C$12]*(SQRT(([.$C$10]*[.$C$10])/([.$C$12]*[.$C$12])-SIN(ATAN([.AB$2]/[.$E33]))*SIN(ATAN([.AB$2]/[.$E33])))-COS(ATAN([.AB$2]/[.$E33]))))/2) /  (2*([.$C$12]*(SQRT(([.$C$10]*[.$C$10])/([.$C$12]*[.$C$12])-SIN(ATAN([.AB$2]/[.$E33]))*SIN(ATAN([.AB$2]/[.$E33])))-COS(ATAN([.AB$2]/[.$E33]))))*([.$C$12]*(SQRT(([.$C$10]*[.$C$10])/([.$C$12]*[.$C$12])-SIN(ATAN([.AB$2]/[.$E33]))*SIN(ATAN([.AB$2]/[.$E33])))-COS(ATAN([.AB$2]/[.$E33]))))/36))" office:value-type="float" office:value="0.000485937813582576">
            <text:p>0,0004859378</text:p>
          </table:table-cell>
          <table:table-cell table:formula="of:=(1/(SQRT(2*3.1415926535)*([.$C$12]*(SQRT(([.$C$10]*[.$C$10])/([.$C$12]*[.$C$12])-SIN(ATAN([.AC$2]/[.$E33]))*SIN(ATAN([.AC$2]/[.$E33])))-COS(ATAN([.AC$2]/[.$E33]))))/6)) * EXP( -([.$E33]/COS(ATAN([.AC$2]/[.$E33]))-([.$C$12]*(SQRT(([.$C$10]*[.$C$10])/([.$C$12]*[.$C$12])-SIN(ATAN([.AC$2]/[.$E33]))*SIN(ATAN([.AC$2]/[.$E33])))-COS(ATAN([.AC$2]/[.$E33]))))/2)*([.$E33]/COS(ATAN([.AC$2]/[.$E33]))-([.$C$12]*(SQRT(([.$C$10]*[.$C$10])/([.$C$12]*[.$C$12])-SIN(ATAN([.AC$2]/[.$E33]))*SIN(ATAN([.AC$2]/[.$E33])))-COS(ATAN([.AC$2]/[.$E33]))))/2) /  (2*([.$C$12]*(SQRT(([.$C$10]*[.$C$10])/([.$C$12]*[.$C$12])-SIN(ATAN([.AC$2]/[.$E33]))*SIN(ATAN([.AC$2]/[.$E33])))-COS(ATAN([.AC$2]/[.$E33]))))*([.$C$12]*(SQRT(([.$C$10]*[.$C$10])/([.$C$12]*[.$C$12])-SIN(ATAN([.AC$2]/[.$E33]))*SIN(ATAN([.AC$2]/[.$E33])))-COS(ATAN([.AC$2]/[.$E33]))))/36))" office:value-type="float" office:value="0.000442581573201993">
            <text:p>0,0004425816</text:p>
          </table:table-cell>
          <table:table-cell table:formula="of:=(1/(SQRT(2*3.1415926535)*([.$C$12]*(SQRT(([.$C$10]*[.$C$10])/([.$C$12]*[.$C$12])-SIN(ATAN([.AD$2]/[.$E33]))*SIN(ATAN([.AD$2]/[.$E33])))-COS(ATAN([.AD$2]/[.$E33]))))/6)) * EXP( -([.$E33]/COS(ATAN([.AD$2]/[.$E33]))-([.$C$12]*(SQRT(([.$C$10]*[.$C$10])/([.$C$12]*[.$C$12])-SIN(ATAN([.AD$2]/[.$E33]))*SIN(ATAN([.AD$2]/[.$E33])))-COS(ATAN([.AD$2]/[.$E33]))))/2)*([.$E33]/COS(ATAN([.AD$2]/[.$E33]))-([.$C$12]*(SQRT(([.$C$10]*[.$C$10])/([.$C$12]*[.$C$12])-SIN(ATAN([.AD$2]/[.$E33]))*SIN(ATAN([.AD$2]/[.$E33])))-COS(ATAN([.AD$2]/[.$E33]))))/2) /  (2*([.$C$12]*(SQRT(([.$C$10]*[.$C$10])/([.$C$12]*[.$C$12])-SIN(ATAN([.AD$2]/[.$E33]))*SIN(ATAN([.AD$2]/[.$E33])))-COS(ATAN([.AD$2]/[.$E33]))))*([.$C$12]*(SQRT(([.$C$10]*[.$C$10])/([.$C$12]*[.$C$12])-SIN(ATAN([.AD$2]/[.$E33]))*SIN(ATAN([.AD$2]/[.$E33])))-COS(ATAN([.AD$2]/[.$E33]))))/36))" office:value-type="float" office:value="0.000400538499454661">
            <text:p>0,0004005385</text:p>
          </table:table-cell>
          <table:table-cell table:formula="of:=(1/(SQRT(2*3.1415926535)*([.$C$12]*(SQRT(([.$C$10]*[.$C$10])/([.$C$12]*[.$C$12])-SIN(ATAN([.AE$2]/[.$E33]))*SIN(ATAN([.AE$2]/[.$E33])))-COS(ATAN([.AE$2]/[.$E33]))))/6)) * EXP( -([.$E33]/COS(ATAN([.AE$2]/[.$E33]))-([.$C$12]*(SQRT(([.$C$10]*[.$C$10])/([.$C$12]*[.$C$12])-SIN(ATAN([.AE$2]/[.$E33]))*SIN(ATAN([.AE$2]/[.$E33])))-COS(ATAN([.AE$2]/[.$E33]))))/2)*([.$E33]/COS(ATAN([.AE$2]/[.$E33]))-([.$C$12]*(SQRT(([.$C$10]*[.$C$10])/([.$C$12]*[.$C$12])-SIN(ATAN([.AE$2]/[.$E33]))*SIN(ATAN([.AE$2]/[.$E33])))-COS(ATAN([.AE$2]/[.$E33]))))/2) /  (2*([.$C$12]*(SQRT(([.$C$10]*[.$C$10])/([.$C$12]*[.$C$12])-SIN(ATAN([.AE$2]/[.$E33]))*SIN(ATAN([.AE$2]/[.$E33])))-COS(ATAN([.AE$2]/[.$E33]))))*([.$C$12]*(SQRT(([.$C$10]*[.$C$10])/([.$C$12]*[.$C$12])-SIN(ATAN([.AE$2]/[.$E33]))*SIN(ATAN([.AE$2]/[.$E33])))-COS(ATAN([.AE$2]/[.$E33]))))/36))" office:value-type="float" office:value="0.000360126322541224">
            <text:p>0,0003601263</text:p>
          </table:table-cell>
          <table:table-cell table:formula="of:=(1/(SQRT(2*3.1415926535)*([.$C$12]*(SQRT(([.$C$10]*[.$C$10])/([.$C$12]*[.$C$12])-SIN(ATAN([.AF$2]/[.$E33]))*SIN(ATAN([.AF$2]/[.$E33])))-COS(ATAN([.AF$2]/[.$E33]))))/6)) * EXP( -([.$E33]/COS(ATAN([.AF$2]/[.$E33]))-([.$C$12]*(SQRT(([.$C$10]*[.$C$10])/([.$C$12]*[.$C$12])-SIN(ATAN([.AF$2]/[.$E33]))*SIN(ATAN([.AF$2]/[.$E33])))-COS(ATAN([.AF$2]/[.$E33]))))/2)*([.$E33]/COS(ATAN([.AF$2]/[.$E33]))-([.$C$12]*(SQRT(([.$C$10]*[.$C$10])/([.$C$12]*[.$C$12])-SIN(ATAN([.AF$2]/[.$E33]))*SIN(ATAN([.AF$2]/[.$E33])))-COS(ATAN([.AF$2]/[.$E33]))))/2) /  (2*([.$C$12]*(SQRT(([.$C$10]*[.$C$10])/([.$C$12]*[.$C$12])-SIN(ATAN([.AF$2]/[.$E33]))*SIN(ATAN([.AF$2]/[.$E33])))-COS(ATAN([.AF$2]/[.$E33]))))*([.$C$12]*(SQRT(([.$C$10]*[.$C$10])/([.$C$12]*[.$C$12])-SIN(ATAN([.AF$2]/[.$E33]))*SIN(ATAN([.AF$2]/[.$E33])))-COS(ATAN([.AF$2]/[.$E33]))))/36))" office:value-type="float" office:value="0.000321624527481734">
            <text:p>0,0003216245</text:p>
          </table:table-cell>
          <table:table-cell table:formula="of:=(1/(SQRT(2*3.1415926535)*([.$C$12]*(SQRT(([.$C$10]*[.$C$10])/([.$C$12]*[.$C$12])-SIN(ATAN([.AG$2]/[.$E33]))*SIN(ATAN([.AG$2]/[.$E33])))-COS(ATAN([.AG$2]/[.$E33]))))/6)) * EXP( -([.$E33]/COS(ATAN([.AG$2]/[.$E33]))-([.$C$12]*(SQRT(([.$C$10]*[.$C$10])/([.$C$12]*[.$C$12])-SIN(ATAN([.AG$2]/[.$E33]))*SIN(ATAN([.AG$2]/[.$E33])))-COS(ATAN([.AG$2]/[.$E33]))))/2)*([.$E33]/COS(ATAN([.AG$2]/[.$E33]))-([.$C$12]*(SQRT(([.$C$10]*[.$C$10])/([.$C$12]*[.$C$12])-SIN(ATAN([.AG$2]/[.$E33]))*SIN(ATAN([.AG$2]/[.$E33])))-COS(ATAN([.AG$2]/[.$E33]))))/2) /  (2*([.$C$12]*(SQRT(([.$C$10]*[.$C$10])/([.$C$12]*[.$C$12])-SIN(ATAN([.AG$2]/[.$E33]))*SIN(ATAN([.AG$2]/[.$E33])))-COS(ATAN([.AG$2]/[.$E33]))))*([.$C$12]*(SQRT(([.$C$10]*[.$C$10])/([.$C$12]*[.$C$12])-SIN(ATAN([.AG$2]/[.$E33]))*SIN(ATAN([.AG$2]/[.$E33])))-COS(ATAN([.AG$2]/[.$E33]))))/36))" office:value-type="float" office:value="0.000285268588112244">
            <text:p>0,0002852686</text:p>
          </table:table-cell>
          <table:table-cell table:formula="of:=(1/(SQRT(2*3.1415926535)*([.$C$12]*(SQRT(([.$C$10]*[.$C$10])/([.$C$12]*[.$C$12])-SIN(ATAN([.AH$2]/[.$E33]))*SIN(ATAN([.AH$2]/[.$E33])))-COS(ATAN([.AH$2]/[.$E33]))))/6)) * EXP( -([.$E33]/COS(ATAN([.AH$2]/[.$E33]))-([.$C$12]*(SQRT(([.$C$10]*[.$C$10])/([.$C$12]*[.$C$12])-SIN(ATAN([.AH$2]/[.$E33]))*SIN(ATAN([.AH$2]/[.$E33])))-COS(ATAN([.AH$2]/[.$E33]))))/2)*([.$E33]/COS(ATAN([.AH$2]/[.$E33]))-([.$C$12]*(SQRT(([.$C$10]*[.$C$10])/([.$C$12]*[.$C$12])-SIN(ATAN([.AH$2]/[.$E33]))*SIN(ATAN([.AH$2]/[.$E33])))-COS(ATAN([.AH$2]/[.$E33]))))/2) /  (2*([.$C$12]*(SQRT(([.$C$10]*[.$C$10])/([.$C$12]*[.$C$12])-SIN(ATAN([.AH$2]/[.$E33]))*SIN(ATAN([.AH$2]/[.$E33])))-COS(ATAN([.AH$2]/[.$E33]))))*([.$C$12]*(SQRT(([.$C$10]*[.$C$10])/([.$C$12]*[.$C$12])-SIN(ATAN([.AH$2]/[.$E33]))*SIN(ATAN([.AH$2]/[.$E33])))-COS(ATAN([.AH$2]/[.$E33]))))/36))" office:value-type="float" office:value="0.000251245830769506">
            <text:p>0,0002512458</text:p>
          </table:table-cell>
          <table:table-cell table:formula="of:=(1/(SQRT(2*3.1415926535)*([.$C$12]*(SQRT(([.$C$10]*[.$C$10])/([.$C$12]*[.$C$12])-SIN(ATAN([.AI$2]/[.$E33]))*SIN(ATAN([.AI$2]/[.$E33])))-COS(ATAN([.AI$2]/[.$E33]))))/6)) * EXP( -([.$E33]/COS(ATAN([.AI$2]/[.$E33]))-([.$C$12]*(SQRT(([.$C$10]*[.$C$10])/([.$C$12]*[.$C$12])-SIN(ATAN([.AI$2]/[.$E33]))*SIN(ATAN([.AI$2]/[.$E33])))-COS(ATAN([.AI$2]/[.$E33]))))/2)*([.$E33]/COS(ATAN([.AI$2]/[.$E33]))-([.$C$12]*(SQRT(([.$C$10]*[.$C$10])/([.$C$12]*[.$C$12])-SIN(ATAN([.AI$2]/[.$E33]))*SIN(ATAN([.AI$2]/[.$E33])))-COS(ATAN([.AI$2]/[.$E33]))))/2) /  (2*([.$C$12]*(SQRT(([.$C$10]*[.$C$10])/([.$C$12]*[.$C$12])-SIN(ATAN([.AI$2]/[.$E33]))*SIN(ATAN([.AI$2]/[.$E33])))-COS(ATAN([.AI$2]/[.$E33]))))*([.$C$12]*(SQRT(([.$C$10]*[.$C$10])/([.$C$12]*[.$C$12])-SIN(ATAN([.AI$2]/[.$E33]))*SIN(ATAN([.AI$2]/[.$E33])))-COS(ATAN([.AI$2]/[.$E33]))))/36))" office:value-type="float" office:value="0.000219693072422635">
            <text:p>0,0002196931</text:p>
          </table:table-cell>
          <table:table-cell table:formula="of:=(1/(SQRT(2*3.1415926535)*([.$C$12]*(SQRT(([.$C$10]*[.$C$10])/([.$C$12]*[.$C$12])-SIN(ATAN([.AJ$2]/[.$E33]))*SIN(ATAN([.AJ$2]/[.$E33])))-COS(ATAN([.AJ$2]/[.$E33]))))/6)) * EXP( -([.$E33]/COS(ATAN([.AJ$2]/[.$E33]))-([.$C$12]*(SQRT(([.$C$10]*[.$C$10])/([.$C$12]*[.$C$12])-SIN(ATAN([.AJ$2]/[.$E33]))*SIN(ATAN([.AJ$2]/[.$E33])))-COS(ATAN([.AJ$2]/[.$E33]))))/2)*([.$E33]/COS(ATAN([.AJ$2]/[.$E33]))-([.$C$12]*(SQRT(([.$C$10]*[.$C$10])/([.$C$12]*[.$C$12])-SIN(ATAN([.AJ$2]/[.$E33]))*SIN(ATAN([.AJ$2]/[.$E33])))-COS(ATAN([.AJ$2]/[.$E33]))))/2) /  (2*([.$C$12]*(SQRT(([.$C$10]*[.$C$10])/([.$C$12]*[.$C$12])-SIN(ATAN([.AJ$2]/[.$E33]))*SIN(ATAN([.AJ$2]/[.$E33])))-COS(ATAN([.AJ$2]/[.$E33]))))*([.$C$12]*(SQRT(([.$C$10]*[.$C$10])/([.$C$12]*[.$C$12])-SIN(ATAN([.AJ$2]/[.$E33]))*SIN(ATAN([.AJ$2]/[.$E33])))-COS(ATAN([.AJ$2]/[.$E33]))))/36))" office:value-type="float" office:value="0.000190696077406087">
            <text:p>0,0001906961</text:p>
          </table:table-cell>
          <table:table-cell table:number-columns-repeated="98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27/10/2013</text:date>, <text:time>14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7T14:47:31.61</dc:date>
    <meta:generator>OpenOffice.org/3.4.1$Win32 OpenOffice.org_project/341m1$Build-9593</meta:generator>
    <meta:editing-duration>PT5H39M40S</meta:editing-duration>
    <meta:editing-cycles>49</meta:editing-cycles>
    <meta:document-statistic meta:table-count="4" meta:cell-count="20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41cm" xlink:href=".." xlink:type="simple" chart:class="chart:bar" chart:style-name="ch1">
        <chart:legend chart:legend-position="end" svg:x="23.452cm" svg:y="5.658cm" style:legend-expansion="high" chart:style-name="ch2"/>
        <chart:plot-area chart:style-name="ch3" table:cell-range-address="Feuil1.E3:Feuil1.F33" chart:data-source-has-labels="column" svg:x="0.965cm" svg:y="1.087cm" svg:width="21.457cm" svg:height="10.196cm">
          <chartooo:coordinate-region svg:x="1.692cm" svg:y="1.299cm" svg:width="20.729cm" svg:height="8.887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265910904720081">
                <text:p>0.0265910904720081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0.0472273991680227">
                <text:p>0.0472273991680227</text:p>
              </table:table-cell>
            </table:table-row>
            <table:table-row>
              <table:table-cell office:value-type="float" office:value="0.066">
                <text:p>0</text:p>
              </table:table-cell>
              <table:table-cell office:value-type="float" office:value="0.0806539850511297">
                <text:p>0.0806539850511297</text:p>
              </table:table-cell>
            </table:table-row>
            <table:table-row>
              <table:table-cell office:value-type="float" office:value="0.099">
                <text:p>0</text:p>
              </table:table-cell>
              <table:table-cell office:value-type="float" office:value="0.132443774903807">
                <text:p>0.132443774903807</text:p>
              </table:table-cell>
            </table:table-row>
            <table:table-row>
              <table:table-cell office:value-type="float" office:value="0.132">
                <text:p>0</text:p>
              </table:table-cell>
              <table:table-cell office:value-type="float" office:value="0.209127521166141">
                <text:p>0.209127521166141</text:p>
              </table:table-cell>
            </table:table-row>
            <table:table-row>
              <table:table-cell office:value-type="float" office:value="0.165">
                <text:p>0</text:p>
              </table:table-cell>
              <table:table-cell office:value-type="float" office:value="0.317515366319979">
                <text:p>0.317515366319979</text:p>
              </table:table-cell>
            </table:table-row>
            <table:table-row>
              <table:table-cell office:value-type="float" office:value="0.198">
                <text:p>0</text:p>
              </table:table-cell>
              <table:table-cell office:value-type="float" office:value="0.463545346429528">
                <text:p>0.463545346429528</text:p>
              </table:table-cell>
            </table:table-row>
            <table:table-row>
              <table:table-cell office:value-type="float" office:value="0.231">
                <text:p>0</text:p>
              </table:table-cell>
              <table:table-cell office:value-type="float" office:value="0.650719201476532">
                <text:p>0.650719201476532</text:p>
              </table:table-cell>
            </table:table-row>
            <table:table-row>
              <table:table-cell office:value-type="float" office:value="0.264">
                <text:p>0</text:p>
              </table:table-cell>
              <table:table-cell office:value-type="float" office:value="0.878352694395826">
                <text:p>0.878352694395826</text:p>
              </table:table-cell>
            </table:table-row>
            <table:table-row>
              <table:table-cell office:value-type="float" office:value="0.297">
                <text:p>0</text:p>
              </table:table-cell>
              <table:table-cell office:value-type="float" office:value="1.14003496847595">
                <text:p>1.14003496847595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1.42279171213661">
                <text:p>1.42279171213661</text:p>
              </table:table-cell>
            </table:table-row>
            <table:table-row>
              <table:table-cell office:value-type="float" office:value="0.363">
                <text:p>0</text:p>
              </table:table-cell>
              <table:table-cell office:value-type="float" office:value="1.70741227700755">
                <text:p>1.70741227700755</text:p>
              </table:table-cell>
            </table:table-row>
            <table:table-row>
              <table:table-cell office:value-type="float" office:value="0.396">
                <text:p>0</text:p>
              </table:table-cell>
              <table:table-cell office:value-type="float" office:value="1.97019581450808">
                <text:p>1.97019581450808</text:p>
              </table:table-cell>
            </table:table-row>
            <table:table-row>
              <table:table-cell office:value-type="float" office:value="0.429">
                <text:p>0</text:p>
              </table:table-cell>
              <table:table-cell office:value-type="float" office:value="2.18602086827496">
                <text:p>2.18602086827496</text:p>
              </table:table-cell>
            </table:table-row>
            <table:table-row>
              <table:table-cell office:value-type="float" office:value="0.462">
                <text:p>0</text:p>
              </table:table-cell>
              <table:table-cell office:value-type="float" office:value="2.33223943301606">
                <text:p>2.33223943301606</text:p>
              </table:table-cell>
            </table:table-row>
            <table:table-row>
              <table:table-cell office:value-type="float" office:value="0.495">
                <text:p>0</text:p>
              </table:table-cell>
              <table:table-cell office:value-type="float" office:value="2.39257678060679">
                <text:p>2.39257678060679</text:p>
              </table:table-cell>
            </table:table-row>
            <table:table-row>
              <table:table-cell office:value-type="float" office:value="0.528">
                <text:p>0</text:p>
              </table:table-cell>
              <table:table-cell office:value-type="float" office:value="2.36011167076231">
                <text:p>2.36011167076231</text:p>
              </table:table-cell>
            </table:table-row>
            <table:table-row>
              <table:table-cell office:value-type="float" office:value="0.561">
                <text:p>0</text:p>
              </table:table-cell>
              <table:table-cell office:value-type="float" office:value="2.23858268575997">
                <text:p>2.23858268575997</text:p>
              </table:table-cell>
            </table:table-row>
            <table:table-row>
              <table:table-cell office:value-type="float" office:value="0.594">
                <text:p>0</text:p>
              </table:table-cell>
              <table:table-cell office:value-type="float" office:value="2.04167987277082">
                <text:p>2.04167987277082</text:p>
              </table:table-cell>
            </table:table-row>
            <table:table-row>
              <table:table-cell office:value-type="float" office:value="0.627">
                <text:p>0</text:p>
              </table:table-cell>
              <table:table-cell office:value-type="float" office:value="1.79050720781786">
                <text:p>1.79050720781786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1.50986604661028">
                <text:p>1.50986604661028</text:p>
              </table:table-cell>
            </table:table-row>
            <table:table-row>
              <table:table-cell office:value-type="float" office:value="0.693">
                <text:p>0</text:p>
              </table:table-cell>
              <table:table-cell office:value-type="float" office:value="1.22426288461027">
                <text:p>1.22426288461027</text:p>
              </table:table-cell>
            </table:table-row>
            <table:table-row>
              <table:table-cell office:value-type="float" office:value="0.726">
                <text:p>0</text:p>
              </table:table-cell>
              <table:table-cell office:value-type="float" office:value="0.954519636036621">
                <text:p>0.954519636036621</text:p>
              </table:table-cell>
            </table:table-row>
            <table:table-row>
              <table:table-cell office:value-type="float" office:value="0.759">
                <text:p>0</text:p>
              </table:table-cell>
              <table:table-cell office:value-type="float" office:value="0.715597755441999">
                <text:p>0.715597755441999</text:p>
              </table:table-cell>
            </table:table-row>
            <table:table-row>
              <table:table-cell office:value-type="float" office:value="0.792">
                <text:p>0</text:p>
              </table:table-cell>
              <table:table-cell office:value-type="float" office:value="0.515854224557162">
                <text:p>0.515854224557162</text:p>
              </table:table-cell>
            </table:table-row>
            <table:table-row>
              <table:table-cell office:value-type="float" office:value="0.825000000000001">
                <text:p>0</text:p>
              </table:table-cell>
              <table:table-cell office:value-type="float" office:value="0.357568236418004">
                <text:p>0.357568236418004</text:p>
              </table:table-cell>
            </table:table-row>
            <table:table-row>
              <table:table-cell office:value-type="float" office:value="0.858000000000001">
                <text:p>0</text:p>
              </table:table-cell>
              <table:table-cell office:value-type="float" office:value="0.238322360956128">
                <text:p>0.238322360956128</text:p>
              </table:table-cell>
            </table:table-row>
            <table:table-row>
              <table:table-cell office:value-type="float" office:value="0.891000000000001">
                <text:p>0</text:p>
              </table:table-cell>
              <table:table-cell office:value-type="float" office:value="0.152737111035689">
                <text:p>0.152737111035689</text:p>
              </table:table-cell>
            </table:table-row>
            <table:table-row>
              <table:table-cell office:value-type="float" office:value="0.924000000000001">
                <text:p>0</text:p>
              </table:table-cell>
              <table:table-cell office:value-type="float" office:value="0.0941235437939529">
                <text:p>0.0941235437939529</text:p>
              </table:table-cell>
            </table:table-row>
            <table:table-row>
              <table:table-cell office:value-type="float" office:value="0.957000000000001">
                <text:p>0</text:p>
              </table:table-cell>
              <table:table-cell office:value-type="float" office:value="0.0557732417041752">
                <text:p>0.0557732417041752</text:p>
              </table:table-cell>
            </table:table-row>
            <table:table-row>
              <table:table-cell office:value-type="float" office:value="0.990000000000001">
                <text:p>0</text:p>
              </table:table-cell>
              <table:table-cell office:value-type="float" office:value="0.0317780631923199">
                <text:p>0.0317780631923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14cm" svg:height="9.128cm" xlink:href=".." xlink:type="simple" chart:class="chart:line" chart:style-name="ch1">
        <chart:legend chart:legend-position="end" svg:x="16.282cm" svg:y="3.728cm" style:legend-expansion="high" chart:style-name="ch2"/>
        <chart:plot-area chart:style-name="ch3" table:cell-range-address="Feuil2.E3:Feuil2.F26 Feuil2.H3:Feuil2.I26" chart:data-source-has-labels="column" svg:x="1.84cm" svg:y="0.674cm" svg:width="13.572cm" svg:height="7.644cm">
          <chartooo:coordinate-region svg:x="2.673cm" svg:y="0.886cm" svg:width="12.552cm" svg:height="7.22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108911002291416">
                <text:p>-0.000000000108911002291416</text:p>
                <draw:g>
                  <svg:desc>Feuil2.H3:Feuil2.H26</svg:desc>
                </draw:g>
              </table:table-cell>
              <table:table-cell office:value-type="float" office:value="0.105588458951301">
                <text:p>0.105588458951301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87596120497608">
                <text:p>-0.487596120497608</text:p>
              </table:table-cell>
              <table:table-cell office:value-type="float" office:value="0.388124980294041">
                <text:p>0.3881249802940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500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5000">
      <style:chart-properties chart:symbol-type="named-symbol" chart:symbol-name="arrow-down" chart:symbol-width="0.25cm" chart:symbol-height="0.25cm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5000">
      <style:chart-properties chart:symbol-type="named-symbol" chart:symbol-name="arrow-up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5000">
      <style:chart-properties chart:symbol-type="named-symbol" chart:symbol-name="arrow-right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 style:data-style-name="N5000">
      <style:chart-properties chart:symbol-type="named-symbol" chart:symbol-name="arrow-left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5000">
      <style:chart-properties chart:symbol-type="named-symbol" chart:symbol-name="bow-tie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21" style:family="chart" style:data-style-name="N5000">
      <style:chart-properties chart:symbol-type="named-symbol" chart:symbol-name="hourglass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22" style:family="chart" style:data-style-name="N5000">
      <style:chart-properties chart:symbol-type="named-symbol" chart:symbol-name="square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23" style:family="chart" style:data-style-name="N5000">
      <style:chart-properties chart:symbol-type="named-symbol" chart:symbol-name="diamond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24" style:family="chart" style:data-style-name="N5000">
      <style:chart-properties chart:symbol-type="named-symbol" chart:symbol-name="arrow-down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25" style:family="chart" style:data-style-name="N5000">
      <style:chart-properties chart:symbol-type="named-symbol" chart:symbol-name="arrow-up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 style:data-style-name="N5000">
      <style:chart-properties chart:symbol-type="named-symbol" chart:symbol-name="arrow-right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27" style:family="chart" style:data-style-name="N5000">
      <style:chart-properties chart:symbol-type="named-symbol" chart:symbol-name="arrow-left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28" style:family="chart" style:data-style-name="N5000">
      <style:chart-properties chart:symbol-type="named-symbol" chart:symbol-name="bow-tie" chart:symbol-width="0.25cm" chart:symbol-height="0.25cm"/>
      <style:graphic-properties draw:stroke="none" draw:fill-color="#c5000b" dr3d:edge-rounding="5%"/>
      <style:text-properties fo:font-size="10pt" style:font-size-asian="10pt" style:font-size-complex="10pt"/>
    </style:style>
    <style:style style:name="ch29" style:family="chart" style:data-style-name="N5000">
      <style:chart-properties chart:symbol-type="named-symbol" chart:symbol-name="hourglass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4.206cm" svg:height="13.415cm" xlink:href=".." xlink:type="simple" chart:class="chart:area" chart:style-name="ch1">
        <chart:legend chart:legend-position="end" svg:x="17.878cm" svg:y="2.465cm" style:legend-expansion="high" chart:style-name="ch2"/>
        <chart:plot-area chart:style-name="ch3" table:cell-range-address="Feuil3_2.E2:Feuil3_2.AJ33" chart:data-source-has-labels="both" svg:x="0.934cm" svg:y="0.939cm" svg:width="15.976cm" svg:height="11.7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7cm" svg:y="0.975cm" svg:width="14.155cm" svg:height="10.6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3_2.E3:Feuil3_2.E3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Feuil3_2.F3:Feuil3_2.F33" chart:label-cell-address="Feuil3_2.F2:Feuil3_2.F2" chart:class="chart:area">
            <chart:data-point chart:repeated="31"/>
          </chart:series>
          <chart:series chart:style-name="ch7" chart:values-cell-range-address="Feuil3_2.G3:Feuil3_2.G33" chart:label-cell-address="Feuil3_2.G2:Feuil3_2.G2" chart:class="chart:area">
            <chart:data-point chart:repeated="31"/>
          </chart:series>
          <chart:series chart:style-name="ch8" chart:values-cell-range-address="Feuil3_2.H3:Feuil3_2.H33" chart:label-cell-address="Feuil3_2.H2:Feuil3_2.H2" chart:class="chart:area">
            <chart:data-point chart:repeated="31"/>
          </chart:series>
          <chart:series chart:style-name="ch9" chart:values-cell-range-address="Feuil3_2.I3:Feuil3_2.I33" chart:label-cell-address="Feuil3_2.I2:Feuil3_2.I2" chart:class="chart:area">
            <chart:data-point chart:repeated="31"/>
          </chart:series>
          <chart:series chart:style-name="ch10" chart:values-cell-range-address="Feuil3_2.J3:Feuil3_2.J33" chart:label-cell-address="Feuil3_2.J2:Feuil3_2.J2" chart:class="chart:area">
            <chart:data-point chart:repeated="31"/>
          </chart:series>
          <chart:series chart:style-name="ch11" chart:values-cell-range-address="Feuil3_2.K3:Feuil3_2.K33" chart:label-cell-address="Feuil3_2.K2:Feuil3_2.K2" chart:class="chart:area">
            <chart:data-point chart:repeated="31"/>
          </chart:series>
          <chart:series chart:style-name="ch12" chart:values-cell-range-address="Feuil3_2.L3:Feuil3_2.L33" chart:label-cell-address="Feuil3_2.L2:Feuil3_2.L2" chart:class="chart:area">
            <chart:data-point chart:repeated="31"/>
          </chart:series>
          <chart:series chart:style-name="ch13" chart:values-cell-range-address="Feuil3_2.M3:Feuil3_2.M33" chart:label-cell-address="Feuil3_2.M2:Feuil3_2.M2" chart:class="chart:area">
            <chart:data-point chart:repeated="31"/>
          </chart:series>
          <chart:series chart:style-name="ch14" chart:values-cell-range-address="Feuil3_2.N3:Feuil3_2.N33" chart:label-cell-address="Feuil3_2.N2:Feuil3_2.N2" chart:class="chart:area">
            <chart:data-point chart:repeated="31"/>
          </chart:series>
          <chart:series chart:style-name="ch15" chart:values-cell-range-address="Feuil3_2.O3:Feuil3_2.O33" chart:label-cell-address="Feuil3_2.O2:Feuil3_2.O2" chart:class="chart:area">
            <chart:data-point chart:repeated="31"/>
          </chart:series>
          <chart:series chart:style-name="ch16" chart:values-cell-range-address="Feuil3_2.P3:Feuil3_2.P33" chart:label-cell-address="Feuil3_2.P2:Feuil3_2.P2" chart:class="chart:area">
            <chart:data-point chart:repeated="31"/>
          </chart:series>
          <chart:series chart:style-name="ch17" chart:values-cell-range-address="Feuil3_2.Q3:Feuil3_2.Q33" chart:label-cell-address="Feuil3_2.Q2:Feuil3_2.Q2" chart:class="chart:area">
            <chart:data-point chart:repeated="31"/>
          </chart:series>
          <chart:series chart:style-name="ch18" chart:values-cell-range-address="Feuil3_2.R3:Feuil3_2.R33" chart:label-cell-address="Feuil3_2.R2:Feuil3_2.R2" chart:class="chart:area">
            <chart:data-point chart:repeated="31"/>
          </chart:series>
          <chart:series chart:style-name="ch19" chart:values-cell-range-address="Feuil3_2.S3:Feuil3_2.S33" chart:label-cell-address="Feuil3_2.S2:Feuil3_2.S2" chart:class="chart:area">
            <chart:data-point chart:repeated="31"/>
          </chart:series>
          <chart:series chart:style-name="ch20" chart:values-cell-range-address="Feuil3_2.T3:Feuil3_2.T33" chart:label-cell-address="Feuil3_2.T2:Feuil3_2.T2" chart:class="chart:area">
            <chart:data-point chart:repeated="31"/>
          </chart:series>
          <chart:series chart:style-name="ch21" chart:values-cell-range-address="Feuil3_2.U3:Feuil3_2.U33" chart:label-cell-address="Feuil3_2.U2:Feuil3_2.U2" chart:class="chart:area">
            <chart:data-point chart:repeated="31"/>
          </chart:series>
          <chart:series chart:style-name="ch22" chart:values-cell-range-address="Feuil3_2.V3:Feuil3_2.V33" chart:label-cell-address="Feuil3_2.V2:Feuil3_2.V2" chart:class="chart:area">
            <chart:data-point chart:repeated="31"/>
          </chart:series>
          <chart:series chart:style-name="ch23" chart:values-cell-range-address="Feuil3_2.W3:Feuil3_2.W33" chart:label-cell-address="Feuil3_2.W2:Feuil3_2.W2" chart:class="chart:area">
            <chart:data-point chart:repeated="31"/>
          </chart:series>
          <chart:series chart:style-name="ch24" chart:values-cell-range-address="Feuil3_2.X3:Feuil3_2.X33" chart:label-cell-address="Feuil3_2.X2:Feuil3_2.X2" chart:class="chart:area">
            <chart:data-point chart:repeated="31"/>
          </chart:series>
          <chart:series chart:style-name="ch25" chart:values-cell-range-address="Feuil3_2.Y3:Feuil3_2.Y33" chart:label-cell-address="Feuil3_2.Y2:Feuil3_2.Y2" chart:class="chart:area">
            <chart:data-point chart:repeated="31"/>
          </chart:series>
          <chart:series chart:style-name="ch26" chart:values-cell-range-address="Feuil3_2.Z3:Feuil3_2.Z33" chart:label-cell-address="Feuil3_2.Z2:Feuil3_2.Z2" chart:class="chart:area">
            <chart:data-point chart:repeated="31"/>
          </chart:series>
          <chart:series chart:style-name="ch27" chart:values-cell-range-address="Feuil3_2.AA3:Feuil3_2.AA33" chart:label-cell-address="Feuil3_2.AA2:Feuil3_2.AA2" chart:class="chart:area">
            <chart:data-point chart:repeated="31"/>
          </chart:series>
          <chart:series chart:style-name="ch28" chart:values-cell-range-address="Feuil3_2.AB3:Feuil3_2.AB33" chart:label-cell-address="Feuil3_2.AB2:Feuil3_2.AB2" chart:class="chart:area">
            <chart:data-point chart:repeated="31"/>
          </chart:series>
          <chart:series chart:style-name="ch29" chart:values-cell-range-address="Feuil3_2.AC3:Feuil3_2.AC33" chart:label-cell-address="Feuil3_2.AC2:Feuil3_2.AC2" chart:class="chart:area">
            <chart:data-point chart:repeated="31"/>
          </chart:series>
          <chart:series chart:style-name="ch6" chart:values-cell-range-address="Feuil3_2.AD3:Feuil3_2.AD33" chart:label-cell-address="Feuil3_2.AD2:Feuil3_2.AD2" chart:class="chart:area">
            <chart:data-point chart:repeated="31"/>
          </chart:series>
          <chart:series chart:style-name="ch7" chart:values-cell-range-address="Feuil3_2.AE3:Feuil3_2.AE33" chart:label-cell-address="Feuil3_2.AE2:Feuil3_2.AE2" chart:class="chart:area">
            <chart:data-point chart:repeated="31"/>
          </chart:series>
          <chart:series chart:style-name="ch8" chart:values-cell-range-address="Feuil3_2.AF3:Feuil3_2.AF33" chart:label-cell-address="Feuil3_2.AF2:Feuil3_2.AF2" chart:class="chart:area">
            <chart:data-point chart:repeated="31"/>
          </chart:series>
          <chart:series chart:style-name="ch9" chart:values-cell-range-address="Feuil3_2.AG3:Feuil3_2.AG33" chart:label-cell-address="Feuil3_2.AG2:Feuil3_2.AG2" chart:class="chart:area">
            <chart:data-point chart:repeated="31"/>
          </chart:series>
          <chart:series chart:style-name="ch10" chart:values-cell-range-address="Feuil3_2.AH3:Feuil3_2.AH33" chart:label-cell-address="Feuil3_2.AH2:Feuil3_2.AH2" chart:class="chart:area">
            <chart:data-point chart:repeated="31"/>
          </chart:series>
          <chart:series chart:style-name="ch11" chart:values-cell-range-address="Feuil3_2.AI3:Feuil3_2.AI33" chart:label-cell-address="Feuil3_2.AI2:Feuil3_2.AI2" chart:class="chart:area">
            <chart:data-point chart:repeated="31"/>
          </chart:series>
          <chart:series chart:style-name="ch12" chart:values-cell-range-address="Feuil3_2.AJ3:Feuil3_2.AJ33" chart:label-cell-address="Feuil3_2.AJ2:Feuil3_2.AJ2" chart:class="chart:area">
            <chart:data-point chart:repeated="31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1</text:p>
                <draw:g>
                  <svg:desc>Feuil3_2.F2:Feuil3_2.F2</svg:desc>
                </draw:g>
              </table:table-cell>
              <table:table-cell office:value-type="string">
                <text:p>33,4333333333</text:p>
                <draw:g>
                  <svg:desc>Feuil3_2.G2:Feuil3_2.G2</svg:desc>
                </draw:g>
              </table:table-cell>
              <table:table-cell office:value-type="string">
                <text:p>66,7666666667</text:p>
                <draw:g>
                  <svg:desc>Feuil3_2.H2:Feuil3_2.H2</svg:desc>
                </draw:g>
              </table:table-cell>
              <table:table-cell office:value-type="string">
                <text:p>100,1</text:p>
                <draw:g>
                  <svg:desc>Feuil3_2.I2:Feuil3_2.I2</svg:desc>
                </draw:g>
              </table:table-cell>
              <table:table-cell office:value-type="string">
                <text:p>133,4333333333</text:p>
                <draw:g>
                  <svg:desc>Feuil3_2.J2:Feuil3_2.J2</svg:desc>
                </draw:g>
              </table:table-cell>
              <table:table-cell office:value-type="string">
                <text:p>166,7666666667</text:p>
                <draw:g>
                  <svg:desc>Feuil3_2.K2:Feuil3_2.K2</svg:desc>
                </draw:g>
              </table:table-cell>
              <table:table-cell office:value-type="string">
                <text:p>200,1</text:p>
                <draw:g>
                  <svg:desc>Feuil3_2.L2:Feuil3_2.L2</svg:desc>
                </draw:g>
              </table:table-cell>
              <table:table-cell office:value-type="string">
                <text:p>233,4333333333</text:p>
                <draw:g>
                  <svg:desc>Feuil3_2.M2:Feuil3_2.M2</svg:desc>
                </draw:g>
              </table:table-cell>
              <table:table-cell office:value-type="string">
                <text:p>266,7666666667</text:p>
                <draw:g>
                  <svg:desc>Feuil3_2.N2:Feuil3_2.N2</svg:desc>
                </draw:g>
              </table:table-cell>
              <table:table-cell office:value-type="string">
                <text:p>300,1</text:p>
                <draw:g>
                  <svg:desc>Feuil3_2.O2:Feuil3_2.O2</svg:desc>
                </draw:g>
              </table:table-cell>
              <table:table-cell office:value-type="string">
                <text:p>333,4333333333</text:p>
                <draw:g>
                  <svg:desc>Feuil3_2.P2:Feuil3_2.P2</svg:desc>
                </draw:g>
              </table:table-cell>
              <table:table-cell office:value-type="string">
                <text:p>366,7666666667</text:p>
                <draw:g>
                  <svg:desc>Feuil3_2.Q2:Feuil3_2.Q2</svg:desc>
                </draw:g>
              </table:table-cell>
              <table:table-cell office:value-type="string">
                <text:p>400,1</text:p>
                <draw:g>
                  <svg:desc>Feuil3_2.R2:Feuil3_2.R2</svg:desc>
                </draw:g>
              </table:table-cell>
              <table:table-cell office:value-type="string">
                <text:p>433,4333333333</text:p>
                <draw:g>
                  <svg:desc>Feuil3_2.S2:Feuil3_2.S2</svg:desc>
                </draw:g>
              </table:table-cell>
              <table:table-cell office:value-type="string">
                <text:p>466,7666666667</text:p>
                <draw:g>
                  <svg:desc>Feuil3_2.T2:Feuil3_2.T2</svg:desc>
                </draw:g>
              </table:table-cell>
              <table:table-cell office:value-type="string">
                <text:p>500,1</text:p>
                <draw:g>
                  <svg:desc>Feuil3_2.U2:Feuil3_2.U2</svg:desc>
                </draw:g>
              </table:table-cell>
              <table:table-cell office:value-type="string">
                <text:p>533,4333333333</text:p>
                <draw:g>
                  <svg:desc>Feuil3_2.V2:Feuil3_2.V2</svg:desc>
                </draw:g>
              </table:table-cell>
              <table:table-cell office:value-type="string">
                <text:p>566,7666666667</text:p>
                <draw:g>
                  <svg:desc>Feuil3_2.W2:Feuil3_2.W2</svg:desc>
                </draw:g>
              </table:table-cell>
              <table:table-cell office:value-type="string">
                <text:p>600,1</text:p>
                <draw:g>
                  <svg:desc>Feuil3_2.X2:Feuil3_2.X2</svg:desc>
                </draw:g>
              </table:table-cell>
              <table:table-cell office:value-type="string">
                <text:p>633,4333333333</text:p>
                <draw:g>
                  <svg:desc>Feuil3_2.Y2:Feuil3_2.Y2</svg:desc>
                </draw:g>
              </table:table-cell>
              <table:table-cell office:value-type="string">
                <text:p>666,7666666667</text:p>
                <draw:g>
                  <svg:desc>Feuil3_2.Z2:Feuil3_2.Z2</svg:desc>
                </draw:g>
              </table:table-cell>
              <table:table-cell office:value-type="string">
                <text:p>700,1</text:p>
                <draw:g>
                  <svg:desc>Feuil3_2.AA2:Feuil3_2.AA2</svg:desc>
                </draw:g>
              </table:table-cell>
              <table:table-cell office:value-type="string">
                <text:p>733,4333333333</text:p>
                <draw:g>
                  <svg:desc>Feuil3_2.AB2:Feuil3_2.AB2</svg:desc>
                </draw:g>
              </table:table-cell>
              <table:table-cell office:value-type="string">
                <text:p>766,7666666667</text:p>
                <draw:g>
                  <svg:desc>Feuil3_2.AC2:Feuil3_2.AC2</svg:desc>
                </draw:g>
              </table:table-cell>
              <table:table-cell office:value-type="string">
                <text:p>800,1</text:p>
                <draw:g>
                  <svg:desc>Feuil3_2.AD2:Feuil3_2.AD2</svg:desc>
                </draw:g>
              </table:table-cell>
              <table:table-cell office:value-type="string">
                <text:p>833,4333333333</text:p>
                <draw:g>
                  <svg:desc>Feuil3_2.AE2:Feuil3_2.AE2</svg:desc>
                </draw:g>
              </table:table-cell>
              <table:table-cell office:value-type="string">
                <text:p>866,7666666667</text:p>
                <draw:g>
                  <svg:desc>Feuil3_2.AF2:Feuil3_2.AF2</svg:desc>
                </draw:g>
              </table:table-cell>
              <table:table-cell office:value-type="string">
                <text:p>900,1</text:p>
                <draw:g>
                  <svg:desc>Feuil3_2.AG2:Feuil3_2.AG2</svg:desc>
                </draw:g>
              </table:table-cell>
              <table:table-cell office:value-type="string">
                <text:p>933,4333333333</text:p>
                <draw:g>
                  <svg:desc>Feuil3_2.AH2:Feuil3_2.AH2</svg:desc>
                </draw:g>
              </table:table-cell>
              <table:table-cell office:value-type="string">
                <text:p>966,7666666667</text:p>
                <draw:g>
                  <svg:desc>Feuil3_2.AI2:Feuil3_2.AI2</svg:desc>
                </draw:g>
              </table:table-cell>
              <table:table-cell office:value-type="string">
                <text:p>1000,1</text:p>
                <draw:g>
                  <svg:desc>Feuil3_2.AJ2:Feuil3_2.AJ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3_2.E3:Feuil3_2.E33</svg:desc>
                </draw:g>
              </table:table-cell>
              <table:table-cell office:value-type="float" office:value="0.0000156924694269022">
                <text:p>0.0000156924694269022</text:p>
                <draw:g>
                  <svg:desc>Feuil3_2.F3:Feuil3_2.F33</svg:desc>
                </draw:g>
              </table:table-cell>
              <table:table-cell office:value-type="float" office:value="0.0000183659461691593">
                <text:p>0.0000183659461691593</text:p>
                <draw:g>
                  <svg:desc>Feuil3_2.G3:Feuil3_2.G33</svg:desc>
                </draw:g>
              </table:table-cell>
              <table:table-cell office:value-type="float" office:value="0.0000245501082106481">
                <text:p>0.0000245501082106481</text:p>
                <draw:g>
                  <svg:desc>Feuil3_2.H3:Feuil3_2.H33</svg:desc>
                </draw:g>
              </table:table-cell>
              <table:table-cell office:value-type="float" office:value="0.0000324831384745235">
                <text:p>0.0000324831384745235</text:p>
                <draw:g>
                  <svg:desc>Feuil3_2.I3:Feuil3_2.I33</svg:desc>
                </draw:g>
              </table:table-cell>
              <table:table-cell office:value-type="float" office:value="0.0000425364065093816">
                <text:p>0.0000425364065093816</text:p>
                <draw:g>
                  <svg:desc>Feuil3_2.J3:Feuil3_2.J33</svg:desc>
                </draw:g>
              </table:table-cell>
              <table:table-cell office:value-type="float" office:value="0.0000551249966493845">
                <text:p>0.0000551249966493845</text:p>
                <draw:g>
                  <svg:desc>Feuil3_2.K3:Feuil3_2.K33</svg:desc>
                </draw:g>
              </table:table-cell>
              <table:table-cell office:value-type="float" office:value="0.0000706995888542447">
                <text:p>0.0000706995888542447</text:p>
                <draw:g>
                  <svg:desc>Feuil3_2.L3:Feuil3_2.L33</svg:desc>
                </draw:g>
              </table:table-cell>
              <table:table-cell office:value-type="float" office:value="0.000089735406480728">
                <text:p>0.000089735406480728</text:p>
                <draw:g>
                  <svg:desc>Feuil3_2.M3:Feuil3_2.M33</svg:desc>
                </draw:g>
              </table:table-cell>
              <table:table-cell office:value-type="float" office:value="0.000112716751635999">
                <text:p>0.000112716751635999</text:p>
                <draw:g>
                  <svg:desc>Feuil3_2.N3:Feuil3_2.N33</svg:desc>
                </draw:g>
              </table:table-cell>
              <table:table-cell office:value-type="float" office:value="0.000140116812878983">
                <text:p>0.000140116812878983</text:p>
                <draw:g>
                  <svg:desc>Feuil3_2.O3:Feuil3_2.O33</svg:desc>
                </draw:g>
              </table:table-cell>
              <table:table-cell office:value-type="float" office:value="0.000172372855008424">
                <text:p>0.000172372855008424</text:p>
                <draw:g>
                  <svg:desc>Feuil3_2.P3:Feuil3_2.P33</svg:desc>
                </draw:g>
              </table:table-cell>
              <table:table-cell office:value-type="float" office:value="0.000209857326956368">
                <text:p>0.000209857326956368</text:p>
                <draw:g>
                  <svg:desc>Feuil3_2.Q3:Feuil3_2.Q33</svg:desc>
                </draw:g>
              </table:table-cell>
              <table:table-cell office:value-type="float" office:value="0.000252845891606964">
                <text:p>0.000252845891606964</text:p>
                <draw:g>
                  <svg:desc>Feuil3_2.R3:Feuil3_2.R33</svg:desc>
                </draw:g>
              </table:table-cell>
              <table:table-cell office:value-type="float" office:value="0.000301483865884536">
                <text:p>0.000301483865884536</text:p>
                <draw:g>
                  <svg:desc>Feuil3_2.S3:Feuil3_2.S33</svg:desc>
                </draw:g>
              </table:table-cell>
              <table:table-cell office:value-type="float" office:value="0.000355753017784766">
                <text:p>0.000355753017784766</text:p>
                <draw:g>
                  <svg:desc>Feuil3_2.T3:Feuil3_2.T33</svg:desc>
                </draw:g>
              </table:table-cell>
              <table:table-cell office:value-type="float" office:value="0.000415441047282658">
                <text:p>0.000415441047282658</text:p>
                <draw:g>
                  <svg:desc>Feuil3_2.U3:Feuil3_2.U33</svg:desc>
                </draw:g>
              </table:table-cell>
              <table:table-cell office:value-type="float" office:value="0.000480116325592591">
                <text:p>0.000480116325592591</text:p>
                <draw:g>
                  <svg:desc>Feuil3_2.V3:Feuil3_2.V33</svg:desc>
                </draw:g>
              </table:table-cell>
              <table:table-cell office:value-type="float" office:value="0.000549110530952252">
                <text:p>0.000549110530952252</text:p>
                <draw:g>
                  <svg:desc>Feuil3_2.W3:Feuil3_2.W33</svg:desc>
                </draw:g>
              </table:table-cell>
              <table:table-cell office:value-type="float" office:value="0.000621511658705448">
                <text:p>0.000621511658705448</text:p>
                <draw:g>
                  <svg:desc>Feuil3_2.X3:Feuil3_2.X33</svg:desc>
                </draw:g>
              </table:table-cell>
              <table:table-cell office:value-type="float" office:value="0.000696169476361548">
                <text:p>0.000696169476361548</text:p>
                <draw:g>
                  <svg:desc>Feuil3_2.Y3:Feuil3_2.Y33</svg:desc>
                </draw:g>
              </table:table-cell>
              <table:table-cell office:value-type="float" office:value="0.000771714841422916">
                <text:p>0.000771714841422916</text:p>
                <draw:g>
                  <svg:desc>Feuil3_2.Z3:Feuil3_2.Z33</svg:desc>
                </draw:g>
              </table:table-cell>
              <table:table-cell office:value-type="float" office:value="0.00084659342921636">
                <text:p>0.00084659342921636</text:p>
                <draw:g>
                  <svg:desc>Feuil3_2.AA3:Feuil3_2.AA33</svg:desc>
                </draw:g>
              </table:table-cell>
              <table:table-cell office:value-type="float" office:value="0.000919113385622005">
                <text:p>0.000919113385622005</text:p>
                <draw:g>
                  <svg:desc>Feuil3_2.AB3:Feuil3_2.AB33</svg:desc>
                </draw:g>
              </table:table-cell>
              <table:table-cell office:value-type="float" office:value="0.000987505306398893">
                <text:p>0.000987505306398893</text:p>
                <draw:g>
                  <svg:desc>Feuil3_2.AC3:Feuil3_2.AC33</svg:desc>
                </draw:g>
              </table:table-cell>
              <table:table-cell office:value-type="float" office:value="0.0010499918497129">
                <text:p>0.0010499918497129</text:p>
                <draw:g>
                  <svg:desc>Feuil3_2.AD3:Feuil3_2.AD33</svg:desc>
                </draw:g>
              </table:table-cell>
              <table:table-cell office:value-type="float" office:value="0.00110486331980339">
                <text:p>0.00110486331980339</text:p>
                <draw:g>
                  <svg:desc>Feuil3_2.AE3:Feuil3_2.AE33</svg:desc>
                </draw:g>
              </table:table-cell>
              <table:table-cell office:value-type="float" office:value="0.00115055482172411">
                <text:p>0.00115055482172411</text:p>
                <draw:g>
                  <svg:desc>Feuil3_2.AF3:Feuil3_2.AF33</svg:desc>
                </draw:g>
              </table:table-cell>
              <table:table-cell office:value-type="float" office:value="0.00118572016934675">
                <text:p>0.00118572016934675</text:p>
                <draw:g>
                  <svg:desc>Feuil3_2.AG3:Feuil3_2.AG33</svg:desc>
                </draw:g>
              </table:table-cell>
              <table:table-cell office:value-type="float" office:value="0.0012092976925652">
                <text:p>0.0012092976925652</text:p>
                <draw:g>
                  <svg:desc>Feuil3_2.AH3:Feuil3_2.AH33</svg:desc>
                </draw:g>
              </table:table-cell>
              <table:table-cell office:value-type="float" office:value="0.00122056346043452">
                <text:p>0.00122056346043452</text:p>
                <draw:g>
                  <svg:desc>Feuil3_2.AI3:Feuil3_2.AI33</svg:desc>
                </draw:g>
              </table:table-cell>
              <table:table-cell office:value-type="float" office:value="0.00121916819869012">
                <text:p>0.00121916819869012</text:p>
                <draw:g>
                  <svg:desc>Feuil3_2.AJ3:Feuil3_2.AJ33</svg:desc>
                </draw:g>
              </table:table-cell>
            </table:table-row>
            <table:table-row>
              <table:table-cell office:value-type="float" office:value="33.4333333333333">
                <text:p>30</text:p>
              </table:table-cell>
              <table:table-cell office:value-type="float" office:value="0.0000240188403159905">
                <text:p>0.0000240188403159905</text:p>
              </table:table-cell>
              <table:table-cell office:value-type="float" office:value="0.0000255135254340009">
                <text:p>0.0000255135254340009</text:p>
              </table:table-cell>
              <table:table-cell office:value-type="float" office:value="0.0000305441198323696">
                <text:p>0.0000305441198323696</text:p>
              </table:table-cell>
              <table:table-cell office:value-type="float" office:value="0.000038365921565637">
                <text:p>0.000038365921565637</text:p>
              </table:table-cell>
              <table:table-cell office:value-type="float" office:value="0.0000487779877361011">
                <text:p>0.0000487779877361011</text:p>
              </table:table-cell>
              <table:table-cell office:value-type="float" office:value="0.0000620100878393308">
                <text:p>0.0000620100878393308</text:p>
              </table:table-cell>
              <table:table-cell office:value-type="float" office:value="0.000078443520205866">
                <text:p>0.000078443520205866</text:p>
              </table:table-cell>
              <table:table-cell office:value-type="float" office:value="0.0000985216459992764">
                <text:p>0.0000985216459992764</text:p>
              </table:table-cell>
              <table:table-cell office:value-type="float" office:value="0.0001227089696918">
                <text:p>0.0001227089696918</text:p>
              </table:table-cell>
              <table:table-cell office:value-type="float" office:value="0.000151460809925458">
                <text:p>0.000151460809925458</text:p>
              </table:table-cell>
              <table:table-cell office:value-type="float" office:value="0.000185193645043013">
                <text:p>0.000185193645043013</text:p>
              </table:table-cell>
              <table:table-cell office:value-type="float" office:value="0.000224253606072039">
                <text:p>0.000224253606072039</text:p>
              </table:table-cell>
              <table:table-cell office:value-type="float" office:value="0.000268883091847872">
                <text:p>0.000268883091847872</text:p>
              </table:table-cell>
              <table:table-cell office:value-type="float" office:value="0.000319186643428245">
                <text:p>0.000319186643428245</text:p>
              </table:table-cell>
              <table:table-cell office:value-type="float" office:value="0.000375097915684202">
                <text:p>0.000375097915684202</text:p>
              </table:table-cell>
              <table:table-cell office:value-type="float" office:value="0.000436350043867819">
                <text:p>0.000436350043867819</text:p>
              </table:table-cell>
              <table:table-cell office:value-type="float" office:value="0.000502451959279345">
                <text:p>0.000502451959279345</text:p>
              </table:table-cell>
              <table:table-cell office:value-type="float" office:value="0.000572673245620498">
                <text:p>0.000572673245620498</text:p>
              </table:table-cell>
              <table:table-cell office:value-type="float" office:value="0.000646039923080531">
                <text:p>0.000646039923080531</text:p>
              </table:table-cell>
              <table:table-cell office:value-type="float" office:value="0.000721343088898822">
                <text:p>0.000721343088898822</text:p>
              </table:table-cell>
              <table:table-cell office:value-type="float" office:value="0.000797161640661191">
                <text:p>0.000797161640661191</text:p>
              </table:table-cell>
              <table:table-cell office:value-type="float" office:value="0.000871899397658412">
                <text:p>0.000871899397658412</text:p>
              </table:table-cell>
              <table:table-cell office:value-type="float" office:value="0.000943835878792583">
                <text:p>0.000943835878792583</text:p>
              </table:table-cell>
              <table:table-cell office:value-type="float" office:value="0.0010111888786814">
                <text:p>0.0010111888786814</text:p>
              </table:table-cell>
              <table:table-cell office:value-type="float" office:value="0.00107218590896953">
                <text:p>0.00107218590896953</text:p>
              </table:table-cell>
              <table:table-cell office:value-type="float" office:value="0.00112514064768099">
                <text:p>0.00112514064768099</text:p>
              </table:table-cell>
              <table:table-cell office:value-type="float" office:value="0.00116852986801136">
                <text:p>0.00116852986801136</text:p>
              </table:table-cell>
              <table:table-cell office:value-type="float" office:value="0.00120106598305288">
                <text:p>0.00120106598305288</text:p>
              </table:table-cell>
              <table:table-cell office:value-type="float" office:value="0.00122176039871368">
                <text:p>0.00122176039871368</text:p>
              </table:table-cell>
              <table:table-cell office:value-type="float" office:value="0.00122997332979828">
                <text:p>0.00122997332979828</text:p>
              </table:table-cell>
              <table:table-cell office:value-type="float" office:value="0.00122544657830278">
                <text:p>0.00122544657830278</text:p>
              </table:table-cell>
            </table:table-row>
            <table:table-row>
              <table:table-cell office:value-type="float" office:value="66.7666666666667">
                <text:p>70</text:p>
              </table:table-cell>
              <table:table-cell office:value-type="float" office:value="0.0000341360550610161">
                <text:p>0.0000341360550610161</text:p>
              </table:table-cell>
              <table:table-cell office:value-type="float" office:value="0.0000356657296385528">
                <text:p>0.0000356657296385528</text:p>
              </table:table-cell>
              <table:table-cell office:value-type="float" office:value="0.0000403446469595233">
                <text:p>0.0000403446469595233</text:p>
              </table:table-cell>
              <table:table-cell office:value-type="float" office:value="0.0000481002218859512">
                <text:p>0.0000481002218859512</text:p>
              </table:table-cell>
              <table:table-cell office:value-type="float" office:value="0.000058865102217167">
                <text:p>0.000058865102217167</text:p>
              </table:table-cell>
              <table:table-cell office:value-type="float" office:value="0.0000727917985162614">
                <text:p>0.0000727917985162614</text:p>
              </table:table-cell>
              <table:table-cell office:value-type="float" office:value="0.000090192905204002">
                <text:p>0.000090192905204002</text:p>
              </table:table-cell>
              <table:table-cell office:value-type="float" office:value="0.000111465139222343">
                <text:p>0.000111465139222343</text:p>
              </table:table-cell>
              <table:table-cell office:value-type="float" office:value="0.000137037961256232">
                <text:p>0.000137037961256232</text:p>
              </table:table-cell>
              <table:table-cell office:value-type="float" office:value="0.00016733483993604">
                <text:p>0.00016733483993604</text:p>
              </table:table-cell>
              <table:table-cell office:value-type="float" office:value="0.00020273840748427">
                <text:p>0.00020273840748427</text:p>
              </table:table-cell>
              <table:table-cell office:value-type="float" office:value="0.000243555923242092">
                <text:p>0.000243555923242092</text:p>
              </table:table-cell>
              <table:table-cell office:value-type="float" office:value="0.000289984302607448">
                <text:p>0.000289984302607448</text:p>
              </table:table-cell>
              <table:table-cell office:value-type="float" office:value="0.000342075493665036">
                <text:p>0.000342075493665036</text:p>
              </table:table-cell>
              <table:table-cell office:value-type="float" office:value="0.000399703877022344">
                <text:p>0.000399703877022344</text:p>
              </table:table-cell>
              <table:table-cell office:value-type="float" office:value="0.000462537901736374">
                <text:p>0.000462537901736374</text:p>
              </table:table-cell>
              <table:table-cell office:value-type="float" office:value="0.000530018438226978">
                <text:p>0.000530018438226978</text:p>
              </table:table-cell>
              <table:table-cell office:value-type="float" office:value="0.000601346341802238">
                <text:p>0.000601346341802238</text:p>
              </table:table-cell>
              <table:table-cell office:value-type="float" office:value="0.000675481472639554">
                <text:p>0.000675481472639554</text:p>
              </table:table-cell>
              <table:table-cell office:value-type="float" office:value="0.000751154910569501">
                <text:p>0.000751154910569501</text:p>
              </table:table-cell>
              <table:table-cell office:value-type="float" office:value="0.00082689535538668">
                <text:p>0.00082689535538668</text:p>
              </table:table-cell>
              <table:table-cell office:value-type="float" office:value="0.000901069759785819">
                <text:p>0.000901069759785819</text:p>
              </table:table-cell>
              <table:table-cell office:value-type="float" office:value="0.000971937171638172">
                <text:p>0.000971937171638172</text:p>
              </table:table-cell>
              <table:table-cell office:value-type="float" office:value="0.00103771365571392">
                <text:p>0.00103771365571392</text:p>
              </table:table-cell>
              <table:table-cell office:value-type="float" office:value="0.00109664512629519">
                <text:p>0.00109664512629519</text:p>
              </table:table-cell>
              <table:table-cell office:value-type="float" office:value="0.00114708405868485">
                <text:p>0.00114708405868485</text:p>
              </table:table-cell>
              <table:table-cell office:value-type="float" office:value="0.00118756545761158">
                <text:p>0.00118756545761158</text:p>
              </table:table-cell>
              <table:table-cell office:value-type="float" office:value="0.0012168772209379">
                <text:p>0.0012168772209379</text:p>
              </table:table-cell>
              <table:table-cell office:value-type="float" office:value="0.0012341201931309">
                <text:p>0.0012341201931309</text:p>
              </table:table-cell>
              <table:table-cell office:value-type="float" office:value="0.00123875376092449">
                <text:p>0.00123875376092449</text:p>
              </table:table-cell>
              <table:table-cell office:value-type="float" office:value="0.00123062376801821">
                <text:p>0.00123062376801821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0.000047762684898007">
                <text:p>0.000047762684898007</text:p>
              </table:table-cell>
              <table:table-cell office:value-type="float" office:value="0.0000493355117992192">
                <text:p>0.0000493355117992192</text:p>
              </table:table-cell>
              <table:table-cell office:value-type="float" office:value="0.0000540790235348554">
                <text:p>0.0000540790235348554</text:p>
              </table:table-cell>
              <table:table-cell office:value-type="float" office:value="0.000062049406264712">
                <text:p>0.000062049406264712</text:p>
              </table:table-cell>
              <table:table-cell office:value-type="float" office:value="0.0000733214876364049">
                <text:p>0.0000733214876364049</text:p>
              </table:table-cell>
              <table:table-cell office:value-type="float" office:value="0.000088069387235898">
                <text:p>0.000088069387235898</text:p>
              </table:table-cell>
              <table:table-cell office:value-type="float" office:value="0.000106576275585925">
                <text:p>0.000106576275585925</text:p>
              </table:table-cell>
              <table:table-cell office:value-type="float" office:value="0.000129199209300689">
                <text:p>0.000129199209300689</text:p>
              </table:table-cell>
              <table:table-cell office:value-type="float" office:value="0.00015632722974708">
                <text:p>0.00015632722974708</text:p>
              </table:table-cell>
              <table:table-cell office:value-type="float" office:value="0.000188342097709933">
                <text:p>0.000188342097709933</text:p>
              </table:table-cell>
              <table:table-cell office:value-type="float" office:value="0.000225581096410526">
                <text:p>0.000225581096410526</text:p>
              </table:table-cell>
              <table:table-cell office:value-type="float" office:value="0.000268300554992671">
                <text:p>0.000268300554992671</text:p>
              </table:table-cell>
              <table:table-cell office:value-type="float" office:value="0.000316639844761135">
                <text:p>0.000316639844761135</text:p>
              </table:table-cell>
              <table:table-cell office:value-type="float" office:value="0.000370586693972752">
                <text:p>0.000370586693972752</text:p>
              </table:table-cell>
              <table:table-cell office:value-type="float" office:value="0.000429945465250614">
                <text:p>0.000429945465250614</text:p>
              </table:table-cell>
              <table:table-cell office:value-type="float" office:value="0.000494310547464395">
                <text:p>0.000494310547464395</text:p>
              </table:table-cell>
              <table:table-cell office:value-type="float" office:value="0.000563047251143139">
                <text:p>0.000563047251143139</text:p>
              </table:table-cell>
              <table:table-cell office:value-type="float" office:value="0.000635282566631185">
                <text:p>0.000635282566631185</text:p>
              </table:table-cell>
              <table:table-cell office:value-type="float" office:value="0.000709907846341111">
                <text:p>0.000709907846341111</text:p>
              </table:table-cell>
              <table:table-cell office:value-type="float" office:value="0.000785594915429472">
                <text:p>0.000785594915429472</text:p>
              </table:table-cell>
              <table:table-cell office:value-type="float" office:value="0.000860826327113008">
                <text:p>0.000860826327113008</text:p>
              </table:table-cell>
              <table:table-cell office:value-type="float" office:value="0.000933939511460251">
                <text:p>0.000933939511460251</text:p>
              </table:table-cell>
              <table:table-cell office:value-type="float" office:value="0.00100318349508515">
                <text:p>0.00100318349508515</text:p>
              </table:table-cell>
              <table:table-cell office:value-type="float" office:value="0.00106678578786981">
                <text:p>0.00106678578786981</text:p>
              </table:table-cell>
              <table:table-cell office:value-type="float" office:value="0.0011230260464792">
                <text:p>0.0011230260464792</text:p>
              </table:table-cell>
              <table:table-cell office:value-type="float" office:value="0.00117031233770236">
                <text:p>0.00117031233770236</text:p>
              </table:table-cell>
              <table:table-cell office:value-type="float" office:value="0.00120725533007118">
                <text:p>0.00120725533007118</text:p>
              </table:table-cell>
              <table:table-cell office:value-type="float" office:value="0.00123273560840364">
                <text:p>0.00123273560840364</text:p>
              </table:table-cell>
              <table:table-cell office:value-type="float" office:value="0.00124595956802269">
                <text:p>0.00124595956802269</text:p>
              </table:table-cell>
              <table:table-cell office:value-type="float" office:value="0.00124649999896537">
                <text:p>0.00124649999896537</text:p>
              </table:table-cell>
              <table:table-cell office:value-type="float" office:value="0.0012343184700129">
                <text:p>0.0012343184700129</text:p>
              </table:table-cell>
            </table:table-row>
            <table:table-row>
              <table:table-cell office:value-type="float" office:value="133.433333333333">
                <text:p>130</text:p>
              </table:table-cell>
              <table:table-cell office:value-type="float" office:value="0.0000657927888442466">
                <text:p>0.0000657927888442466</text:p>
              </table:table-cell>
              <table:table-cell office:value-type="float" office:value="0.0000674497314968186">
                <text:p>0.0000674497314968186</text:p>
              </table:table-cell>
              <table:table-cell office:value-type="float" office:value="0.0000724375478079027">
                <text:p>0.0000724375478079027</text:p>
              </table:table-cell>
              <table:table-cell office:value-type="float" office:value="0.0000808474571503374">
                <text:p>0.0000808474571503374</text:p>
              </table:table-cell>
              <table:table-cell office:value-type="float" office:value="0.0000928165892597115">
                <text:p>0.0000928165892597115</text:p>
              </table:table-cell>
              <table:table-cell office:value-type="float" office:value="0.000108547013792421">
                <text:p>0.000108547013792421</text:p>
              </table:table-cell>
              <table:table-cell office:value-type="float" office:value="0.000128311788642612">
                <text:p>0.000128311788642612</text:p>
              </table:table-cell>
              <table:table-cell office:value-type="float" office:value="0.000152436727319341">
                <text:p>0.000152436727319341</text:p>
              </table:table-cell>
              <table:table-cell office:value-type="float" office:value="0.00018126907366234">
                <text:p>0.00018126907366234</text:p>
              </table:table-cell>
              <table:table-cell office:value-type="float" office:value="0.000215141833794978">
                <text:p>0.000215141833794978</text:p>
              </table:table-cell>
              <table:table-cell office:value-type="float" office:value="0.000254337031034897">
                <text:p>0.000254337031034897</text:p>
              </table:table-cell>
              <table:table-cell office:value-type="float" office:value="0.000299048910375544">
                <text:p>0.000299048910375544</text:p>
              </table:table-cell>
              <table:table-cell office:value-type="float" office:value="0.000349347903394391">
                <text:p>0.000349347903394391</text:p>
              </table:table-cell>
              <table:table-cell office:value-type="float" office:value="0.000405146613888908">
                <text:p>0.000405146613888908</text:p>
              </table:table-cell>
              <table:table-cell office:value-type="float" office:value="0.000466169601081388">
                <text:p>0.000466169601081388</text:p>
              </table:table-cell>
              <table:table-cell office:value-type="float" office:value="0.000531929109168849">
                <text:p>0.000531929109168849</text:p>
              </table:table-cell>
              <table:table-cell office:value-type="float" office:value="0.000601709043733053">
                <text:p>0.000601709043733053</text:p>
              </table:table-cell>
              <table:table-cell office:value-type="float" office:value="0.000674559396331968">
                <text:p>0.000674559396331968</text:p>
              </table:table-cell>
              <table:table-cell office:value-type="float" office:value="0.000749302959387274">
                <text:p>0.000749302959387274</text:p>
              </table:table-cell>
              <table:table-cell office:value-type="float" office:value="0.000824555565224683">
                <text:p>0.000824555565224683</text:p>
              </table:table-cell>
              <table:table-cell office:value-type="float" office:value="0.000898760259557587">
                <text:p>0.000898760259557587</text:p>
              </table:table-cell>
              <table:table-cell office:value-type="float" office:value="0.000970234838633016">
                <text:p>0.000970234838633016</text:p>
              </table:table-cell>
              <table:table-cell office:value-type="float" office:value="0.00103723112053182">
                <text:p>0.00103723112053182</text:p>
              </table:table-cell>
              <table:table-cell office:value-type="float" office:value="0.00109800328098442">
                <text:p>0.00109800328098442</text:p>
              </table:table-cell>
              <table:table-cell office:value-type="float" office:value="0.00115088166636084">
                <text:p>0.00115088166636084</text:p>
              </table:table-cell>
              <table:table-cell office:value-type="float" office:value="0.00119434780161165">
                <text:p>0.00119434780161165</text:p>
              </table:table-cell>
              <table:table-cell office:value-type="float" office:value="0.00122710592401121">
                <text:p>0.00122710592401121</text:p>
              </table:table-cell>
              <table:table-cell office:value-type="float" office:value="0.00124814635346707">
                <text:p>0.00124814635346707</text:p>
              </table:table-cell>
              <table:table-cell office:value-type="float" office:value="0.00125679638095101">
                <text:p>0.00125679638095101</text:p>
              </table:table-cell>
              <table:table-cell office:value-type="float" office:value="0.00125275510269693">
                <text:p>0.00125275510269693</text:p>
              </table:table-cell>
              <table:table-cell office:value-type="float" office:value="0.00123610969387479">
                <text:p>0.00123610969387479</text:p>
              </table:table-cell>
            </table:table-row>
            <table:table-row>
              <table:table-cell office:value-type="float" office:value="166.766666666667">
                <text:p>170</text:p>
              </table:table-cell>
              <table:table-cell office:value-type="float" office:value="0.0000892240674891113">
                <text:p>0.0000892240674891113</text:p>
              </table:table-cell>
              <table:table-cell office:value-type="float" office:value="0.0000909987907984537">
                <text:p>0.0000909987907984537</text:p>
              </table:table-cell>
              <table:table-cell office:value-type="float" office:value="0.0000963380221034442">
                <text:p>0.0000963380221034442</text:p>
              </table:table-cell>
              <table:table-cell office:value-type="float" office:value="0.00010534315667101">
                <text:p>0.00010534315667101</text:p>
              </table:table-cell>
              <table:table-cell office:value-type="float" office:value="0.000118171841145674">
                <text:p>0.000118171841145674</text:p>
              </table:table-cell>
              <table:table-cell office:value-type="float" office:value="0.000135036087030883">
                <text:p>0.000135036087030883</text:p>
              </table:table-cell>
              <table:table-cell office:value-type="float" office:value="0.00015619746739292">
                <text:p>0.00015619746739292</text:p>
              </table:table-cell>
              <table:table-cell office:value-type="float" office:value="0.000181951105347422">
                <text:p>0.000181951105347422</text:p>
              </table:table-cell>
              <table:table-cell office:value-type="float" office:value="0.000212599484756528">
                <text:p>0.000212599484756528</text:p>
              </table:table-cell>
              <table:table-cell office:value-type="float" office:value="0.000248420223552904">
                <text:p>0.000248420223552904</text:p>
              </table:table-cell>
              <table:table-cell office:value-type="float" office:value="0.000289631014177381">
                <text:p>0.000289631014177381</text:p>
              </table:table-cell>
              <table:table-cell office:value-type="float" office:value="0.000336353766383633">
                <text:p>0.000336353766383633</text:p>
              </table:table-cell>
              <table:table-cell office:value-type="float" office:value="0.000388579571493934">
                <text:p>0.000388579571493934</text:p>
              </table:table-cell>
              <table:table-cell office:value-type="float" office:value="0.000446136202973154">
                <text:p>0.000446136202973154</text:p>
              </table:table-cell>
              <table:table-cell office:value-type="float" office:value="0.000508660126906725">
                <text:p>0.000508660126906725</text:p>
              </table:table-cell>
              <table:table-cell office:value-type="float" office:value="0.000575575199562207">
                <text:p>0.000575575199562207</text:p>
              </table:table-cell>
              <table:table-cell office:value-type="float" office:value="0.000646080263990404">
                <text:p>0.000646080263990404</text:p>
              </table:table-cell>
              <table:table-cell office:value-type="float" office:value="0.000719147669230143">
                <text:p>0.000719147669230143</text:p>
              </table:table-cell>
              <table:table-cell office:value-type="float" office:value="0.000793534306252928">
                <text:p>0.000793534306252928</text:p>
              </table:table-cell>
              <table:table-cell office:value-type="float" office:value="0.000867806095135716">
                <text:p>0.000867806095135716</text:p>
              </table:table-cell>
              <table:table-cell office:value-type="float" office:value="0.000940376005441196">
                <text:p>0.000940376005441196</text:p>
              </table:table-cell>
              <table:table-cell office:value-type="float" office:value="0.00100955470846493">
                <text:p>0.00100955470846493</text:p>
              </table:table-cell>
              <table:table-cell office:value-type="float" office:value="0.00107361192862999">
                <text:p>0.00107361192862999</text:p>
              </table:table-cell>
              <table:table-cell office:value-type="float" office:value="0.00113084557847164">
                <text:p>0.00113084557847164</text:p>
              </table:table-cell>
              <table:table-cell office:value-type="float" office:value="0.00117965492835123">
                <text:p>0.00117965492835123</text:p>
              </table:table-cell>
              <table:table-cell office:value-type="float" office:value="0.00121861347255166">
                <text:p>0.00121861347255166</text:p>
              </table:table-cell>
              <table:table-cell office:value-type="float" office:value="0.00124653688390022">
                <text:p>0.00124653688390022</text:p>
              </table:table-cell>
              <table:table-cell office:value-type="float" office:value="0.00126254154744271">
                <text:p>0.00126254154744271</text:p>
              </table:table-cell>
              <table:table-cell office:value-type="float" office:value="0.0012660896422244">
                <text:p>0.0012660896422244</text:p>
              </table:table-cell>
              <table:table-cell office:value-type="float" office:value="0.0012570175721457">
                <text:p>0.0012570175721457</text:p>
              </table:table-cell>
              <table:table-cell office:value-type="float" office:value="0.00123554566760761">
                <text:p>0.00123554566760761</text:p>
              </table:table-cell>
            </table:table-row>
            <table:table-row>
              <table:table-cell office:value-type="float" office:value="200.1">
                <text:p>200</text:p>
              </table:table-cell>
              <table:table-cell office:value-type="float" office:value="0.000119124171744592">
                <text:p>0.000119124171744592</text:p>
              </table:table-cell>
              <table:table-cell office:value-type="float" office:value="0.000121040087518483">
                <text:p>0.000121040087518483</text:p>
              </table:table-cell>
              <table:table-cell office:value-type="float" office:value="0.000126799896144851">
                <text:p>0.000126799896144851</text:p>
              </table:table-cell>
              <table:table-cell office:value-type="float" office:value="0.00013650392069178">
                <text:p>0.00013650392069178</text:p>
              </table:table-cell>
              <table:table-cell office:value-type="float" office:value="0.000150309213566237">
                <text:p>0.000150309213566237</text:p>
              </table:table-cell>
              <table:table-cell office:value-type="float" office:value="0.00016842037581555">
                <text:p>0.00016842037581555</text:p>
              </table:table-cell>
              <table:table-cell office:value-type="float" office:value="0.000191077851207444">
                <text:p>0.000191077851207444</text:p>
              </table:table-cell>
              <table:table-cell office:value-type="float" office:value="0.000218540073529903">
                <text:p>0.000218540073529903</text:p>
              </table:table-cell>
              <table:table-cell office:value-type="float" office:value="0.000251058673485834">
                <text:p>0.000251058673485834</text:p>
              </table:table-cell>
              <table:table-cell office:value-type="float" office:value="0.000288848346833397">
                <text:p>0.000288848346833397</text:p>
              </table:table-cell>
              <table:table-cell office:value-type="float" office:value="0.000332053630923678">
                <text:p>0.000332053630923678</text:p>
              </table:table-cell>
              <table:table-cell office:value-type="float" office:value="0.000380714704885756">
                <text:p>0.000380714704885756</text:p>
              </table:table-cell>
              <table:table-cell office:value-type="float" office:value="0.000434734192139868">
                <text:p>0.000434734192139868</text:p>
              </table:table-cell>
              <table:table-cell office:value-type="float" office:value="0.000493846977348008">
                <text:p>0.000493846977348008</text:p>
              </table:table-cell>
              <table:table-cell office:value-type="float" office:value="0.000557595162267592">
                <text:p>0.000557595162267592</text:p>
              </table:table-cell>
              <table:table-cell office:value-type="float" office:value="0.00062531034745596">
                <text:p>0.00062531034745596</text:p>
              </table:table-cell>
              <table:table-cell office:value-type="float" office:value="0.000696105343896458">
                <text:p>0.000696105343896458</text:p>
              </table:table-cell>
              <table:table-cell office:value-type="float" office:value="0.000768877135954065">
                <text:p>0.000768877135954065</text:p>
              </table:table-cell>
              <table:table-cell office:value-type="float" office:value="0.000842322415965893">
                <text:p>0.000842322415965893</text:p>
              </table:table-cell>
              <table:table-cell office:value-type="float" office:value="0.000914966303787048">
                <text:p>0.000914966303787048</text:p>
              </table:table-cell>
              <table:table-cell office:value-type="float" office:value="0.000985203992362881">
                <text:p>0.000985203992362881</text:p>
              </table:table-cell>
              <table:table-cell office:value-type="float" office:value="0.00105135408795022">
                <text:p>0.00105135408795022</text:p>
              </table:table-cell>
              <table:table-cell office:value-type="float" office:value="0.00111172142498428">
                <text:p>0.00111172142498428</text:p>
              </table:table-cell>
              <table:table-cell office:value-type="float" office:value="0.0011646662258918">
                <text:p>0.0011646662258918</text:p>
              </table:table-cell>
              <table:table-cell office:value-type="float" office:value="0.00120867574166241">
                <text:p>0.00120867574166241</text:p>
              </table:table-cell>
              <table:table-cell office:value-type="float" office:value="0.00124243403612955">
                <text:p>0.00124243403612955</text:p>
              </table:table-cell>
              <table:table-cell office:value-type="float" office:value="0.001264885431441">
                <text:p>0.001264885431441</text:p>
              </table:table-cell>
              <table:table-cell office:value-type="float" office:value="0.00127528735010301">
                <text:p>0.00127528735010301</text:p>
              </table:table-cell>
              <table:table-cell office:value-type="float" office:value="0.00127324887042321">
                <text:p>0.00127324887042321</text:p>
              </table:table-cell>
              <table:table-cell office:value-type="float" office:value="0.00125875221952771">
                <text:p>0.00125875221952771</text:p>
              </table:table-cell>
              <table:table-cell office:value-type="float" office:value="0.00123215558858784">
                <text:p>0.00123215558858784</text:p>
              </table:table-cell>
            </table:table-row>
            <table:table-row>
              <table:table-cell office:value-type="float" office:value="233.433333333333">
                <text:p>230</text:p>
              </table:table-cell>
              <table:table-cell office:value-type="float" office:value="0.000156578425933397">
                <text:p>0.000156578425933397</text:p>
              </table:table-cell>
              <table:table-cell office:value-type="float" office:value="0.000158649408926226">
                <text:p>0.000158649408926226</text:p>
              </table:table-cell>
              <table:table-cell office:value-type="float" office:value="0.000164869608624196">
                <text:p>0.000164869608624196</text:p>
              </table:table-cell>
              <table:table-cell office:value-type="float" office:value="0.000175331280960193">
                <text:p>0.000175331280960193</text:p>
              </table:table-cell>
              <table:table-cell office:value-type="float" office:value="0.000190178351199126">
                <text:p>0.000190178351199126</text:p>
              </table:table-cell>
              <table:table-cell office:value-type="float" office:value="0.000209594456384898">
                <text:p>0.000209594456384898</text:p>
              </table:table-cell>
              <table:table-cell office:value-type="float" office:value="0.00023378764110394">
                <text:p>0.00023378764110394</text:p>
              </table:table-cell>
              <table:table-cell office:value-type="float" office:value="0.000262970551403068">
                <text:p>0.000262970551403068</text:p>
              </table:table-cell>
              <table:table-cell office:value-type="float" office:value="0.00029733566854214">
                <text:p>0.00029733566854214</text:p>
              </table:table-cell>
              <table:table-cell office:value-type="float" office:value="0.00033702637911864">
                <text:p>0.00033702637911864</text:p>
              </table:table-cell>
              <table:table-cell office:value-type="float" office:value="0.000382105482973905">
                <text:p>0.000382105482973905</text:p>
              </table:table-cell>
              <table:table-cell office:value-type="float" office:value="0.000432523064735831">
                <text:p>0.000432523064735831</text:p>
              </table:table-cell>
              <table:table-cell office:value-type="float" office:value="0.00048808577789208">
                <text:p>0.00048808577789208</text:p>
              </table:table-cell>
              <table:table-cell office:value-type="float" office:value="0.000548429671211411">
                <text:p>0.000548429671211411</text:p>
              </table:table-cell>
              <table:table-cell office:value-type="float" office:value="0.000612998736486561">
                <text:p>0.000612998736486561</text:p>
              </table:table-cell>
              <table:table-cell office:value-type="float" office:value="0.000681031319156147">
                <text:p>0.000681031319156147</text:p>
              </table:table-cell>
              <table:table-cell office:value-type="float" office:value="0.000751556349625397">
                <text:p>0.000751556349625397</text:p>
              </table:table-cell>
              <table:table-cell office:value-type="float" office:value="0.000823400983819433">
                <text:p>0.000823400983819433</text:p>
              </table:table-cell>
              <table:table-cell office:value-type="float" office:value="0.000895210675494185">
                <text:p>0.000895210675494185</text:p>
              </table:table-cell>
              <table:table-cell office:value-type="float" office:value="0.00096548195776359">
                <text:p>0.00096548195776359</text:p>
              </table:table-cell>
              <table:table-cell office:value-type="float" office:value="0.00103260733171348">
                <text:p>0.00103260733171348</text:p>
              </table:table-cell>
              <table:table-cell office:value-type="float" office:value="0.00109493071320453">
                <text:p>0.00109493071320453</text:p>
              </table:table-cell>
              <table:table-cell office:value-type="float" office:value="0.00115081095886122">
                <text:p>0.00115081095886122</text:p>
              </table:table-cell>
              <table:table-cell office:value-type="float" office:value="0.00119869017065931">
                <text:p>0.00119869017065931</text:p>
              </table:table-cell>
              <table:table-cell office:value-type="float" office:value="0.00123716285523762">
                <text:p>0.00123716285523762</text:p>
              </table:table-cell>
              <table:table-cell office:value-type="float" office:value="0.0012650416660583">
                <text:p>0.0012650416660583</text:p>
              </table:table-cell>
              <table:table-cell office:value-type="float" office:value="0.00128141543802308">
                <text:p>0.00128141543802308</text:p>
              </table:table-cell>
              <table:table-cell office:value-type="float" office:value="0.00128569555860065">
                <text:p>0.00128569555860065</text:p>
              </table:table-cell>
              <table:table-cell office:value-type="float" office:value="0.00127764739506152">
                <text:p>0.00127764739506152</text:p>
              </table:table-cell>
              <table:table-cell office:value-type="float" office:value="0.00125740446630818">
                <text:p>0.00125740446630818</text:p>
              </table:table-cell>
              <table:table-cell office:value-type="float" office:value="0.00122546423031033">
                <text:p>0.00122546423031033</text:p>
              </table:table-cell>
            </table:table-row>
            <table:table-row>
              <table:table-cell office:value-type="float" office:value="266.766666666667">
                <text:p>270</text:p>
              </table:table-cell>
              <table:table-cell office:value-type="float" office:value="0.000202618036666455">
                <text:p>0.000202618036666455</text:p>
              </table:table-cell>
              <table:table-cell office:value-type="float" office:value="0.000204848614838033">
                <text:p>0.000204848614838033</text:p>
              </table:table-cell>
              <table:table-cell office:value-type="float" office:value="0.000211541208347749">
                <text:p>0.000211541208347749</text:p>
              </table:table-cell>
              <table:table-cell office:value-type="float" office:value="0.00022277490278528">
                <text:p>0.00022277490278528</text:p>
              </table:table-cell>
              <table:table-cell office:value-type="float" office:value="0.000238671790946575">
                <text:p>0.000238671790946575</text:p>
              </table:table-cell>
              <table:table-cell office:value-type="float" office:value="0.000259383937802027">
                <text:p>0.000259383937802027</text:p>
              </table:table-cell>
              <table:table-cell office:value-type="float" office:value="0.000285076405453794">
                <text:p>0.000285076405453794</text:p>
              </table:table-cell>
              <table:table-cell office:value-type="float" office:value="0.000315906300711284">
                <text:p>0.000315906300711284</text:p>
              </table:table-cell>
              <table:table-cell office:value-type="float" office:value="0.000351997962556762">
                <text:p>0.000351997962556762</text:p>
              </table:table-cell>
              <table:table-cell office:value-type="float" office:value="0.000393415026545948">
                <text:p>0.000393415026545948</text:p>
              </table:table-cell>
              <table:table-cell office:value-type="float" office:value="0.000440130718741355">
                <text:p>0.000440130718741355</text:p>
              </table:table-cell>
              <table:table-cell office:value-type="float" office:value="0.00049199814658752">
                <text:p>0.00049199814658752</text:p>
              </table:table-cell>
              <table:table-cell office:value-type="float" office:value="0.000548722591295697">
                <text:p>0.000548722591295697</text:p>
              </table:table-cell>
              <table:table-cell office:value-type="float" office:value="0.000609837924651303">
                <text:p>0.000609837924651303</text:p>
              </table:table-cell>
              <table:table-cell office:value-type="float" office:value="0.000674689288490587">
                <text:p>0.000674689288490587</text:p>
              </table:table-cell>
              <table:table-cell office:value-type="float" office:value="0.000742424065987814">
                <text:p>0.000742424065987814</text:p>
              </table:table-cell>
              <table:table-cell office:value-type="float" office:value="0.000811992908915346">
                <text:p>0.000811992908915346</text:p>
              </table:table-cell>
              <table:table-cell office:value-type="float" office:value="0.000882162143349415">
                <text:p>0.000882162143349415</text:p>
              </table:table-cell>
              <table:table-cell office:value-type="float" office:value="0.000951538258211476">
                <text:p>0.000951538258211476</text:p>
              </table:table-cell>
              <table:table-cell office:value-type="float" office:value="0.00101860441162429">
                <text:p>0.00101860441162429</text:p>
              </table:table-cell>
              <table:table-cell office:value-type="float" office:value="0.00108176801833834">
                <text:p>0.00108176801833834</text:p>
              </table:table-cell>
              <table:table-cell office:value-type="float" office:value="0.00113941757642615">
                <text:p>0.00113941757642615</text:p>
              </table:table-cell>
              <table:table-cell office:value-type="float" office:value="0.00118998603537816">
                <text:p>0.00118998603537816</text:p>
              </table:table-cell>
              <table:table-cell office:value-type="float" office:value="0.00123201728765068">
                <text:p>0.00123201728765068</text:p>
              </table:table-cell>
              <table:table-cell office:value-type="float" office:value="0.00126423186329773">
                <text:p>0.00126423186329773</text:p>
              </table:table-cell>
              <table:table-cell office:value-type="float" office:value="0.00128558768882296">
                <text:p>0.00128558768882296</text:p>
              </table:table-cell>
              <table:table-cell office:value-type="float" office:value="0.0012953318786502">
                <text:p>0.0012953318786502</text:p>
              </table:table-cell>
              <table:table-cell office:value-type="float" office:value="0.00129303997143477">
                <text:p>0.00129303997143477</text:p>
              </table:table-cell>
              <table:table-cell office:value-type="float" office:value="0.00127863978042032">
                <text:p>0.00127863978042032</text:p>
              </table:table-cell>
              <table:table-cell office:value-type="float" office:value="0.00125241804047256">
                <text:p>0.00125241804047256</text:p>
              </table:table-cell>
              <table:table-cell office:value-type="float" office:value="0.00121500921930257">
                <text:p>0.00121500921930257</text:p>
              </table:table-cell>
            </table:table-row>
            <table:table-row>
              <table:table-cell office:value-type="float" office:value="300.1">
                <text:p>300</text:p>
              </table:table-cell>
              <table:table-cell office:value-type="float" office:value="0.000258129971365677">
                <text:p>0.000258129971365677</text:p>
              </table:table-cell>
              <table:table-cell office:value-type="float" office:value="0.00026051499180671">
                <text:p>0.00026051499180671</text:p>
              </table:table-cell>
              <table:table-cell office:value-type="float" office:value="0.00026766328541976">
                <text:p>0.00026766328541976</text:p>
              </table:table-cell>
              <table:table-cell office:value-type="float" office:value="0.000279636758456043">
                <text:p>0.000279636758456043</text:p>
              </table:table-cell>
              <table:table-cell office:value-type="float" office:value="0.000296529034823231">
                <text:p>0.000296529034823231</text:p>
              </table:table-cell>
              <table:table-cell office:value-type="float" office:value="0.000318452139746994">
                <text:p>0.000318452139746994</text:p>
              </table:table-cell>
              <table:table-cell office:value-type="float" office:value="0.000345518990399155">
                <text:p>0.000345518990399155</text:p>
              </table:table-cell>
              <table:table-cell office:value-type="float" office:value="0.000377822163070631">
                <text:p>0.000377822163070631</text:p>
              </table:table-cell>
              <table:table-cell office:value-type="float" office:value="0.000415409486628948">
                <text:p>0.000415409486628948</text:p>
              </table:table-cell>
              <table:table-cell office:value-type="float" office:value="0.000458257357824665">
                <text:p>0.000458257357824665</text:p>
              </table:table-cell>
              <table:table-cell office:value-type="float" office:value="0.000506243104414002">
                <text:p>0.000506243104414002</text:p>
              </table:table-cell>
              <table:table-cell office:value-type="float" office:value="0.000559118086575283">
                <text:p>0.000559118086575283</text:p>
              </table:table-cell>
              <table:table-cell office:value-type="float" office:value="0.000616483469322144">
                <text:p>0.000616483469322144</text:p>
              </table:table-cell>
              <table:table-cell office:value-type="float" office:value="0.000677770711027402">
                <text:p>0.000677770711027402</text:p>
              </table:table-cell>
              <table:table-cell office:value-type="float" office:value="0.000742228791762854">
                <text:p>0.000742228791762854</text:p>
              </table:table-cell>
              <table:table-cell office:value-type="float" office:value="0.000808920036777166">
                <text:p>0.000808920036777166</text:p>
              </table:table-cell>
              <table:table-cell office:value-type="float" office:value="0.000876726060012461">
                <text:p>0.000876726060012461</text:p>
              </table:table-cell>
              <table:table-cell office:value-type="float" office:value="0.000944364854412419">
                <text:p>0.000944364854412419</text:p>
              </table:table-cell>
              <table:table-cell office:value-type="float" office:value="0.00101041940171538">
                <text:p>0.00101041940171538</text:p>
              </table:table-cell>
              <table:table-cell office:value-type="float" office:value="0.00107337739730095">
                <text:p>0.00107337739730095</text:p>
              </table:table-cell>
              <table:table-cell office:value-type="float" office:value="0.00113168083874611">
                <text:p>0.00113168083874611</text:p>
              </table:table-cell>
              <table:table-cell office:value-type="float" office:value="0.00118378337976761">
                <text:p>0.00118378337976761</text:p>
              </table:table-cell>
              <table:table-cell office:value-type="float" office:value="0.00122821258365572">
                <text:p>0.00122821258365572</text:p>
              </table:table-cell>
              <table:table-cell office:value-type="float" office:value="0.00126363360276909">
                <text:p>0.00126363360276909</text:p>
              </table:table-cell>
              <table:table-cell office:value-type="float" office:value="0.0012889104354138">
                <text:p>0.0012889104354138</text:p>
              </table:table-cell>
              <table:table-cell office:value-type="float" office:value="0.00130316082305192">
                <text:p>0.00130316082305192</text:p>
              </table:table-cell>
              <table:table-cell office:value-type="float" office:value="0.00130580107836239">
                <text:p>0.00130580107836239</text:p>
              </table:table-cell>
              <table:table-cell office:value-type="float" office:value="0.00129657767661145">
                <text:p>0.00129657767661145</text:p>
              </table:table-cell>
              <table:table-cell office:value-type="float" office:value="0.00127558326508399">
                <text:p>0.00127558326508399</text:p>
              </table:table-cell>
              <table:table-cell office:value-type="float" office:value="0.00124325578380047">
                <text:p>0.00124325578380047</text:p>
              </table:table-cell>
              <table:table-cell office:value-type="float" office:value="0.00120036055704313">
                <text:p>0.00120036055704313</text:p>
              </table:table-cell>
            </table:table-row>
            <table:table-row>
              <table:table-cell office:value-type="float" office:value="333.433333333333">
                <text:p>330</text:p>
              </table:table-cell>
              <table:table-cell office:value-type="float" office:value="0.000323752338183629">
                <text:p>0.000323752338183629</text:p>
              </table:table-cell>
              <table:table-cell office:value-type="float" office:value="0.000326276480523292">
                <text:p>0.000326276480523292</text:p>
              </table:table-cell>
              <table:table-cell office:value-type="float" office:value="0.000333833634841794">
                <text:p>0.000333833634841794</text:p>
              </table:table-cell>
              <table:table-cell office:value-type="float" office:value="0.000346465345660927">
                <text:p>0.000346465345660927</text:p>
              </table:table-cell>
              <table:table-cell office:value-type="float" office:value="0.000364231602345012">
                <text:p>0.000364231602345012</text:p>
              </table:table-cell>
              <table:table-cell office:value-type="float" office:value="0.000387197732322251">
                <text:p>0.000387197732322251</text:p>
              </table:table-cell>
              <table:table-cell office:value-type="float" office:value="0.000415417115311439">
                <text:p>0.000415417115311439</text:p>
              </table:table-cell>
              <table:table-cell office:value-type="float" office:value="0.000448910434407931">
                <text:p>0.000448910434407931</text:p>
              </table:table-cell>
              <table:table-cell office:value-type="float" office:value="0.000487642293873495">
                <text:p>0.000487642293873495</text:p>
              </table:table-cell>
              <table:table-cell office:value-type="float" office:value="0.000531496275397894">
                <text:p>0.000531496275397894</text:p>
              </table:table-cell>
              <table:table-cell office:value-type="float" office:value="0.000580249811749009">
                <text:p>0.000580249811749009</text:p>
              </table:table-cell>
              <table:table-cell office:value-type="float" office:value="0.000633550538905359">
                <text:p>0.000633550538905359</text:p>
              </table:table-cell>
              <table:table-cell office:value-type="float" office:value="0.000690895981424225">
                <text:p>0.000690895981424225</text:p>
              </table:table-cell>
              <table:table-cell office:value-type="float" office:value="0.000751618497211057">
                <text:p>0.000751618497211057</text:p>
              </table:table-cell>
              <table:table-cell office:value-type="float" office:value="0.000814877338200079">
                <text:p>0.000814877338200079</text:p>
              </table:table-cell>
              <table:table-cell office:value-type="float" office:value="0.000879659459872066">
                <text:p>0.000879659459872066</text:p>
              </table:table-cell>
              <table:table-cell office:value-type="float" office:value="0.000944790328684157">
                <text:p>0.000944790328684157</text:p>
              </table:table-cell>
              <table:table-cell office:value-type="float" office:value="0.00100895543753602">
                <text:p>0.00100895543753602</text:p>
              </table:table-cell>
              <table:table-cell office:value-type="float" office:value="0.00107073256667937">
                <text:p>0.00107073256667937</text:p>
              </table:table-cell>
              <table:table-cell office:value-type="float" office:value="0.00112863406051304">
                <text:p>0.00112863406051304</text:p>
              </table:table-cell>
              <table:table-cell office:value-type="float" office:value="0.00118115758597855">
                <text:p>0.00118115758597855</text:p>
              </table:table-cell>
              <table:table-cell office:value-type="float" office:value="0.00122684306498434">
                <text:p>0.00122684306498434</text:p>
              </table:table-cell>
              <table:table-cell office:value-type="float" office:value="0.00126433280665869">
                <text:p>0.00126433280665869</text:p>
              </table:table-cell>
              <table:table-cell office:value-type="float" office:value="0.00129243137819882">
                <text:p>0.00129243137819882</text:p>
              </table:table-cell>
              <table:table-cell office:value-type="float" office:value="0.00131016150742239">
                <text:p>0.00131016150742239</text:p>
              </table:table-cell>
              <table:table-cell office:value-type="float" office:value="0.00131681234818466">
                <text:p>0.00131681234818466</text:p>
              </table:table-cell>
              <table:table-cell office:value-type="float" office:value="0.00131197677800491">
                <text:p>0.00131197677800491</text:p>
              </table:table-cell>
              <table:table-cell office:value-type="float" office:value="0.0012955750222723">
                <text:p>0.0012955750222723</text:p>
              </table:table-cell>
              <table:table-cell office:value-type="float" office:value="0.00126786276802158">
                <text:p>0.00126786276802158</text:p>
              </table:table-cell>
              <table:table-cell office:value-type="float" office:value="0.00122942297264295">
                <text:p>0.00122942297264295</text:p>
              </table:table-cell>
              <table:table-cell office:value-type="float" office:value="0.00118114169938081">
                <text:p>0.00118114169938081</text:p>
              </table:table-cell>
            </table:table-row>
            <table:table-row>
              <table:table-cell office:value-type="float" office:value="366.766666666667">
                <text:p>370</text:p>
              </table:table-cell>
              <table:table-cell office:value-type="float" office:value="0.000399762031759568">
                <text:p>0.000399762031759568</text:p>
              </table:table-cell>
              <table:table-cell office:value-type="float" office:value="0.000402399490839565">
                <text:p>0.000402399490839565</text:p>
              </table:table-cell>
              <table:table-cell office:value-type="float" office:value="0.00041028758626938">
                <text:p>0.00041028758626938</text:p>
              </table:table-cell>
              <table:table-cell office:value-type="float" office:value="0.000423445106025243">
                <text:p>0.000423445106025243</text:p>
              </table:table-cell>
              <table:table-cell office:value-type="float" office:value="0.000441894590531338">
                <text:p>0.000441894590531338</text:p>
              </table:table-cell>
              <table:table-cell office:value-type="float" office:value="0.000465649816046136">
                <text:p>0.000465649816046136</text:p>
              </table:table-cell>
              <table:table-cell office:value-type="float" office:value="0.00049469931243112">
                <text:p>0.00049469931243112</text:p>
              </table:table-cell>
              <table:table-cell office:value-type="float" office:value="0.000528986761280739">
                <text:p>0.000528986761280739</text:p>
              </table:table-cell>
              <table:table-cell office:value-type="float" office:value="0.000568389276095829">
                <text:p>0.000568389276095829</text:p>
              </table:table-cell>
              <table:table-cell office:value-type="float" office:value="0.000612694769620617">
                <text:p>0.000612694769620617</text:p>
              </table:table-cell>
              <table:table-cell office:value-type="float" office:value="0.000661579842984093">
                <text:p>0.000661579842984093</text:p>
              </table:table-cell>
              <table:table-cell office:value-type="float" office:value="0.000714589834983306">
                <text:p>0.000714589834983306</text:p>
              </table:table-cell>
              <table:table-cell office:value-type="float" office:value="0.00077112279652957">
                <text:p>0.00077112279652957</text:p>
              </table:table-cell>
              <table:table-cell office:value-type="float" office:value="0.000830419167548208">
                <text:p>0.000830419167548208</text:p>
              </table:table-cell>
              <table:table-cell office:value-type="float" office:value="0.000891558807908263">
                <text:p>0.000891558807908263</text:p>
              </table:table-cell>
              <table:table-cell office:value-type="float" office:value="0.000953466758121089">
                <text:p>0.000953466758121089</text:p>
              </table:table-cell>
              <table:table-cell office:value-type="float" office:value="0.00101492867892039">
                <text:p>0.00101492867892039</text:p>
              </table:table-cell>
              <table:table-cell office:value-type="float" office:value="0.00107461635431189">
                <text:p>0.00107461635431189</text:p>
              </table:table-cell>
              <table:table-cell office:value-type="float" office:value="0.00113112296873013">
                <text:p>0.00113112296873013</text:p>
              </table:table-cell>
              <table:table-cell office:value-type="float" office:value="0.00118300712992252">
                <text:p>0.00118300712992252</text:p>
              </table:table-cell>
              <table:table-cell office:value-type="float" office:value="0.00122884386317804">
                <text:p>0.00122884386317804</text:p>
              </table:table-cell>
              <table:table-cell office:value-type="float" office:value="0.00126728011667933">
                <text:p>0.00126728011667933</text:p>
              </table:table-cell>
              <table:table-cell office:value-type="float" office:value="0.00129709176163709">
                <text:p>0.00129709176163709</text:p>
              </table:table-cell>
              <table:table-cell office:value-type="float" office:value="0.00131723870855919">
                <text:p>0.00131723870855919</text:p>
              </table:table-cell>
              <table:table-cell office:value-type="float" office:value="0.00132691464310795">
                <text:p>0.00132691464310795</text:p>
              </table:table-cell>
              <table:table-cell office:value-type="float" office:value="0.00132558804148909">
                <text:p>0.00132558804148909</text:p>
              </table:table-cell>
              <table:table-cell office:value-type="float" office:value="0.00131303156043286">
                <text:p>0.00131303156043286</text:p>
              </table:table-cell>
              <table:table-cell office:value-type="float" office:value="0.00128933758676858">
                <text:p>0.00128933758676858</text:p>
              </table:table-cell>
              <table:table-cell office:value-type="float" office:value="0.00125491862552619">
                <text:p>0.00125491862552619</text:p>
              </table:table-cell>
              <table:table-cell office:value-type="float" office:value="0.00121049222995295">
                <text:p>0.00121049222995295</text:p>
              </table:table-cell>
              <table:table-cell office:value-type="float" office:value="0.00115705124302985">
                <text:p>0.00115705124302985</text:p>
              </table:table-cell>
            </table:table-row>
            <table:table-row>
              <table:table-cell office:value-type="float" office:value="400.1">
                <text:p>400</text:p>
              </table:table-cell>
              <table:table-cell office:value-type="float" office:value="0.000485964251901341">
                <text:p>0.000485964251901341</text:p>
              </table:table-cell>
              <table:table-cell office:value-type="float" office:value="0.00048867883765211">
                <text:p>0.00048867883765211</text:p>
              </table:table-cell>
              <table:table-cell office:value-type="float" office:value="0.000496789202681275">
                <text:p>0.000496789202681275</text:p>
              </table:table-cell>
              <table:table-cell office:value-type="float" office:value="0.000510289833547184">
                <text:p>0.000510289833547184</text:p>
              </table:table-cell>
              <table:table-cell office:value-type="float" office:value="0.000529163437471345">
                <text:p>0.000529163437471345</text:p>
              </table:table-cell>
              <table:table-cell office:value-type="float" office:value="0.000553369347779086">
                <text:p>0.000553369347779086</text:p>
              </table:table-cell>
              <table:table-cell office:value-type="float" office:value="0.000582828329835908">
                <text:p>0.000582828329835908</text:p>
              </table:table-cell>
              <table:table-cell office:value-type="float" office:value="0.000617404703422086">
                <text:p>0.000617404703422086</text:p>
              </table:table-cell>
              <table:table-cell office:value-type="float" office:value="0.00065688688006842">
                <text:p>0.00065688688006842</text:p>
              </table:table-cell>
              <table:table-cell office:value-type="float" office:value="0.000700967598341223">
                <text:p>0.000700967598341223</text:p>
              </table:table-cell>
              <table:table-cell office:value-type="float" office:value="0.00074922531612043">
                <text:p>0.00074922531612043</text:p>
              </table:table-cell>
              <table:table-cell office:value-type="float" office:value="0.000801108354815876">
                <text:p>0.000801108354815876</text:p>
              </table:table-cell>
              <table:table-cell office:value-type="float" office:value="0.000855923448607513">
                <text:p>0.000855923448607513</text:p>
              </table:table-cell>
              <table:table-cell office:value-type="float" office:value="0.000912830300216979">
                <text:p>0.000912830300216979</text:p>
              </table:table-cell>
              <table:table-cell office:value-type="float" office:value="0.000970843562149335">
                <text:p>0.000970843562149335</text:p>
              </table:table-cell>
              <table:table-cell office:value-type="float" office:value="0.00102884333983689">
                <text:p>0.00102884333983689</text:p>
              </table:table-cell>
              <table:table-cell office:value-type="float" office:value="0.00108559485504722">
                <text:p>0.00108559485504722</text:p>
              </table:table-cell>
              <table:table-cell office:value-type="float" office:value="0.00113977733301543">
                <text:p>0.00113977733301543</text:p>
              </table:table-cell>
              <table:table-cell office:value-type="float" office:value="0.00119002151852617">
                <text:p>0.00119002151852617</text:p>
              </table:table-cell>
              <table:table-cell office:value-type="float" office:value="0.0012349545318042">
                <text:p>0.0012349545318042</text:p>
              </table:table-cell>
              <table:table-cell office:value-type="float" office:value="0.00127325010242458">
                <text:p>0.00127325010242458</text:p>
              </table:table-cell>
              <table:table-cell office:value-type="float" office:value="0.0013036816320095">
                <text:p>0.0013036816320095</text:p>
              </table:table-cell>
              <table:table-cell office:value-type="float" office:value="0.00132517509681197">
                <text:p>0.00132517509681197</text:p>
              </table:table-cell>
              <table:table-cell office:value-type="float" office:value="0.00133685856376609">
                <text:p>0.00133685856376609</text:p>
              </table:table-cell>
              <table:table-cell office:value-type="float" office:value="0.0013381050972849">
                <text:p>0.0013381050972849</text:p>
              </table:table-cell>
              <table:table-cell office:value-type="float" office:value="0.0013285660969249">
                <text:p>0.0013285660969249</text:p>
              </table:table-cell>
              <table:table-cell office:value-type="float" office:value="0.00130819262102911">
                <text:p>0.00130819262102911</text:p>
              </table:table-cell>
              <table:table-cell office:value-type="float" office:value="0.00127724298579239">
                <text:p>0.00127724298579239</text:p>
              </table:table-cell>
              <table:table-cell office:value-type="float" office:value="0.00123627582639227">
                <text:p>0.00123627582639227</text:p>
              </table:table-cell>
              <table:table-cell office:value-type="float" office:value="0.00118612879193849">
                <text:p>0.00118612879193849</text:p>
              </table:table-cell>
              <table:table-cell office:value-type="float" office:value="0.00112788403319051">
                <text:p>0.00112788403319051</text:p>
              </table:table-cell>
            </table:table-row>
            <table:table-row>
              <table:table-cell office:value-type="float" office:value="433.433333333333">
                <text:p>430</text:p>
              </table:table-cell>
              <table:table-cell office:value-type="float" office:value="0.000581595787190698">
                <text:p>0.000581595787190698</text:p>
              </table:table-cell>
              <table:table-cell office:value-type="float" office:value="0.000584341621208685">
                <text:p>0.000584341621208685</text:p>
              </table:table-cell>
              <table:table-cell office:value-type="float" office:value="0.000592536949401041">
                <text:p>0.000592536949401041</text:p>
              </table:table-cell>
              <table:table-cell office:value-type="float" office:value="0.000606151356654012">
                <text:p>0.000606151356654012</text:p>
              </table:table-cell>
              <table:table-cell office:value-type="float" office:value="0.00062512690352925">
                <text:p>0.00062512690352925</text:p>
              </table:table-cell>
              <table:table-cell office:value-type="float" office:value="0.000649367749869047">
                <text:p>0.000649367749869047</text:p>
              </table:table-cell>
              <table:table-cell office:value-type="float" office:value="0.000678726663457232">
                <text:p>0.000678726663457232</text:p>
              </table:table-cell>
              <table:table-cell office:value-type="float" office:value="0.000712989359966429">
                <text:p>0.000712989359966429</text:p>
              </table:table-cell>
              <table:table-cell office:value-type="float" office:value="0.000751857813269372">
                <text:p>0.000751857813269372</text:p>
              </table:table-cell>
              <table:table-cell office:value-type="float" office:value="0.000794933842620986">
                <text:p>0.000794933842620986</text:p>
              </table:table-cell>
              <table:table-cell office:value-type="float" office:value="0.00084170441652694">
                <text:p>0.00084170441652694</text:p>
              </table:table-cell>
              <table:table-cell office:value-type="float" office:value="0.000891530190681841">
                <text:p>0.000891530190681841</text:p>
              </table:table-cell>
              <table:table-cell office:value-type="float" office:value="0.000943638792287671">
                <text:p>0.000943638792287671</text:p>
              </table:table-cell>
              <table:table-cell office:value-type="float" office:value="0.000997124251317983">
                <text:p>0.000997124251317983</text:p>
              </table:table-cell>
              <table:table-cell office:value-type="float" office:value="0.00105095374533961">
                <text:p>0.00105095374533961</text:p>
              </table:table-cell>
              <table:table-cell office:value-type="float" office:value="0.00110398246446585">
                <text:p>0.00110398246446585</text:p>
              </table:table-cell>
              <table:table-cell office:value-type="float" office:value="0.00115497692632684">
                <text:p>0.00115497692632684</text:p>
              </table:table-cell>
              <table:table-cell office:value-type="float" office:value="0.00120264650096769">
                <text:p>0.00120264650096769</text:p>
              </table:table-cell>
              <table:table-cell office:value-type="float" office:value="0.00124568227908477">
                <text:p>0.00124568227908477</text:p>
              </table:table-cell>
              <table:table-cell office:value-type="float" office:value="0.00128280178213229">
                <text:p>0.00128280178213229</text:p>
              </table:table-cell>
              <table:table-cell office:value-type="float" office:value="0.0013127974254147">
                <text:p>0.0013127974254147</text:p>
              </table:table-cell>
              <table:table-cell office:value-type="float" office:value="0.00133458616363841">
                <text:p>0.00133458616363841</text:p>
              </table:table-cell>
              <table:table-cell office:value-type="float" office:value="0.00134725742703029">
                <text:p>0.00134725742703029</text:p>
              </table:table-cell>
              <table:table-cell office:value-type="float" office:value="0.00135011633912405">
                <text:p>0.00135011633912405</text:p>
              </table:table-cell>
              <table:table-cell office:value-type="float" office:value="0.0013427193222946">
                <text:p>0.0013427193222946</text:p>
              </table:table-cell>
              <table:table-cell office:value-type="float" office:value="0.00132489955065046">
                <text:p>0.00132489955065046</text:p>
              </table:table-cell>
              <table:table-cell office:value-type="float" office:value="0.00129678028509596">
                <text:p>0.00129678028509596</text:p>
              </table:table-cell>
              <table:table-cell office:value-type="float" office:value="0.00125877488222874">
                <text:p>0.00125877488222874</text:p>
              </table:table-cell>
              <table:table-cell office:value-type="float" office:value="0.00121157314722353">
                <text:p>0.00121157314722353</text:p>
              </table:table-cell>
              <table:table-cell office:value-type="float" office:value="0.00115611462667313">
                <text:p>0.00115611462667313</text:p>
              </table:table-cell>
              <table:table-cell office:value-type="float" office:value="0.00109355032958934">
                <text:p>0.00109355032958934</text:p>
              </table:table-cell>
            </table:table-row>
            <table:table-row>
              <table:table-cell office:value-type="float" office:value="466.766666666667">
                <text:p>470</text:p>
              </table:table-cell>
              <table:table-cell office:value-type="float" office:value="0.000685255184516078">
                <text:p>0.000685255184516078</text:p>
              </table:table-cell>
              <table:table-cell office:value-type="float" office:value="0.000687978101421224">
                <text:p>0.000687978101421224</text:p>
              </table:table-cell>
              <table:table-cell office:value-type="float" office:value="0.000696096668843411">
                <text:p>0.000696096668843411</text:p>
              </table:table-cell>
              <table:table-cell office:value-type="float" office:value="0.000709555997319286">
                <text:p>0.000709555997319286</text:p>
              </table:table-cell>
              <table:table-cell office:value-type="float" office:value="0.000728258381412345">
                <text:p>0.000728258381412345</text:p>
              </table:table-cell>
              <table:table-cell office:value-type="float" office:value="0.000752054395989109">
                <text:p>0.000752054395989109</text:p>
              </table:table-cell>
              <table:table-cell office:value-type="float" office:value="0.000780731450889218">
                <text:p>0.000780731450889218</text:p>
              </table:table-cell>
              <table:table-cell office:value-type="float" office:value="0.000814000747954664">
                <text:p>0.000814000747954664</text:p>
              </table:table-cell>
              <table:table-cell office:value-type="float" office:value="0.000851483773741579">
                <text:p>0.000851483773741579</text:p>
              </table:table-cell>
              <table:table-cell office:value-type="float" office:value="0.000892699608069498">
                <text:p>0.000892699608069498</text:p>
              </table:table-cell>
              <table:table-cell office:value-type="float" office:value="0.000937054423434018">
                <text:p>0.000937054423434018</text:p>
              </table:table-cell>
              <table:table-cell office:value-type="float" office:value="0.000983834577064299">
                <text:p>0.000983834577064299</text:p>
              </table:table-cell>
              <table:table-cell office:value-type="float" office:value="0.00103220463714142">
                <text:p>0.00103220463714142</text:p>
              </table:table-cell>
              <table:table-cell office:value-type="float" office:value="0.0010812115212067">
                <text:p>0.0010812115212067</text:p>
              </table:table-cell>
              <table:table-cell office:value-type="float" office:value="0.00112979564933593">
                <text:p>0.00112979564933593</text:p>
              </table:table-cell>
              <table:table-cell office:value-type="float" office:value="0.00117680962917393">
                <text:p>0.00117680962917393</text:p>
              </table:table-cell>
              <table:table-cell office:value-type="float" office:value="0.0012210445087242">
                <text:p>0.0012210445087242</text:p>
              </table:table-cell>
              <table:table-cell office:value-type="float" office:value="0.00126126308284036">
                <text:p>0.00126126308284036</text:p>
              </table:table-cell>
              <table:table-cell office:value-type="float" office:value="0.00129623915915713">
                <text:p>0.00129623915915713</text:p>
              </table:table-cell>
              <table:table-cell office:value-type="float" office:value="0.00132480112612519">
                <text:p>0.00132480112612519</text:p>
              </table:table-cell>
              <table:table-cell office:value-type="float" office:value="0.00134587767212119">
                <text:p>0.00134587767212119</text:p>
              </table:table-cell>
              <table:table-cell office:value-type="float" office:value="0.00135854313217655">
                <text:p>0.00135854313217655</text:p>
              </table:table-cell>
              <table:table-cell office:value-type="float" office:value="0.00136205973336217">
                <text:p>0.00136205973336217</text:p>
              </table:table-cell>
              <table:table-cell office:value-type="float" office:value="0.00135591400490988">
                <text:p>0.00135591400490988</text:p>
              </table:table-cell>
              <table:table-cell office:value-type="float" office:value="0.00133984483138856">
                <text:p>0.00133984483138856</text:p>
              </table:table-cell>
              <table:table-cell office:value-type="float" office:value="0.00131386105300662">
                <text:p>0.00131386105300662</text:p>
              </table:table-cell>
              <table:table-cell office:value-type="float" office:value="0.00127824713123598">
                <text:p>0.00127824713123598</text:p>
              </table:table-cell>
              <table:table-cell office:value-type="float" office:value="0.00123355615521612">
                <text:p>0.00123355615521612</text:p>
              </table:table-cell>
              <table:table-cell office:value-type="float" office:value="0.00118059030337223">
                <text:p>0.00118059030337223</text:p>
              </table:table-cell>
              <table:table-cell office:value-type="float" office:value="0.00112036972376211">
                <text:p>0.00112036972376211</text:p>
              </table:table-cell>
              <table:table-cell office:value-type="float" office:value="0.00105409158152562">
                <text:p>0.00105409158152562</text:p>
              </table:table-cell>
            </table:table-row>
            <table:table-row>
              <table:table-cell office:value-type="float" office:value="500.1">
                <text:p>500</text:p>
              </table:table-cell>
              <table:table-cell office:value-type="float" office:value="0.000794872655605177">
                <text:p>0.000794872655605177</text:p>
              </table:table-cell>
              <table:table-cell office:value-type="float" office:value="0.000797512337688">
                <text:p>0.000797512337688</text:p>
              </table:table-cell>
              <table:table-cell office:value-type="float" office:value="0.000805374396858233">
                <text:p>0.000805374396858233</text:p>
              </table:table-cell>
              <table:table-cell office:value-type="float" office:value="0.000818380965316374">
                <text:p>0.000818380965316374</text:p>
              </table:table-cell>
              <table:table-cell office:value-type="float" office:value="0.00083639720133067">
                <text:p>0.00083639720133067</text:p>
              </table:table-cell>
              <table:table-cell office:value-type="float" office:value="0.000859224058687381">
                <text:p>0.000859224058687381</text:p>
              </table:table-cell>
              <table:table-cell office:value-type="float" office:value="0.000886589147509666">
                <text:p>0.000886589147509666</text:p>
              </table:table-cell>
              <table:table-cell office:value-type="float" office:value="0.000918136598458211">
                <text:p>0.000918136598458211</text:p>
              </table:table-cell>
              <table:table-cell office:value-type="float" office:value="0.000953417017731944">
                <text:p>0.000953417017731944</text:p>
              </table:table-cell>
              <table:table-cell office:value-type="float" office:value="0.000991878742278275">
                <text:p>0.000991878742278275</text:p>
              </table:table-cell>
              <table:table-cell office:value-type="float" office:value="0.00103286166316281">
                <text:p>0.00103286166316281</text:p>
              </table:table-cell>
              <table:table-cell office:value-type="float" office:value="0.00107559486757111">
                <text:p>0.00107559486757111</text:p>
              </table:table-cell>
              <table:table-cell office:value-type="float" office:value="0.00111919924367599">
                <text:p>0.00111919924367599</text:p>
              </table:table-cell>
              <table:table-cell office:value-type="float" office:value="0.00116269598835078">
                <text:p>0.00116269598835078</text:p>
              </table:table-cell>
              <table:table-cell office:value-type="float" office:value="0.00120502165327246">
                <text:p>0.00120502165327246</text:p>
              </table:table-cell>
              <table:table-cell office:value-type="float" office:value="0.00124504996789131">
                <text:p>0.00124504996789131</text:p>
              </table:table-cell>
              <table:table-cell office:value-type="float" office:value="0.00128162020662742">
                <text:p>0.00128162020662742</text:p>
              </table:table-cell>
              <table:table-cell office:value-type="float" office:value="0.00131357135197393">
                <text:p>0.00131357135197393</text:p>
              </table:table-cell>
              <table:table-cell office:value-type="float" office:value="0.00133978078375107">
                <text:p>0.00133978078375107</text:p>
              </table:table-cell>
              <table:table-cell office:value-type="float" office:value="0.00135920574272805">
                <text:p>0.00135920574272805</text:p>
              </table:table-cell>
              <table:table-cell office:value-type="float" office:value="0.00137092542156163">
                <text:p>0.00137092542156163</text:p>
              </table:table-cell>
              <table:table-cell office:value-type="float" office:value="0.00137418127202572">
                <text:p>0.00137418127202572</text:p>
              </table:table-cell>
              <table:table-cell office:value-type="float" office:value="0.00136841302125154">
                <text:p>0.00136841302125154</text:p>
              </table:table-cell>
              <table:table-cell office:value-type="float" office:value="0.00135328798456245">
                <text:p>0.00135328798456245</text:p>
              </table:table-cell>
              <table:table-cell office:value-type="float" office:value="0.00132872155499878">
                <text:p>0.00132872155499878</text:p>
              </table:table-cell>
              <table:table-cell office:value-type="float" office:value="0.00129488722728454">
                <text:p>0.00129488722728454</text:p>
              </table:table-cell>
              <table:table-cell office:value-type="float" office:value="0.00125221514522809">
                <text:p>0.00125221514522809</text:p>
              </table:table-cell>
              <table:table-cell office:value-type="float" office:value="0.00120137889800793">
                <text:p>0.00120137889800793</text:p>
              </table:table-cell>
              <table:table-cell office:value-type="float" office:value="0.00114327107170183">
                <text:p>0.00114327107170183</text:p>
              </table:table-cell>
              <table:table-cell office:value-type="float" office:value="0.00107896882067583">
                <text:p>0.00107896882067583</text:p>
              </table:table-cell>
              <table:table-cell office:value-type="float" office:value="0.00100969139267939">
                <text:p>0.00100969139267939</text:p>
              </table:table-cell>
            </table:table-row>
            <table:table-row>
              <table:table-cell office:value-type="float" office:value="533.433333333333">
                <text:p>530</text:p>
              </table:table-cell>
              <table:table-cell office:value-type="float" office:value="0.000907730510600681">
                <text:p>0.000907730510600681</text:p>
              </table:table-cell>
              <table:table-cell office:value-type="float" office:value="0.000910223297840423">
                <text:p>0.000910223297840423</text:p>
              </table:table-cell>
              <table:table-cell office:value-type="float" office:value="0.000917639468715054">
                <text:p>0.000917639468715054</text:p>
              </table:table-cell>
              <table:table-cell office:value-type="float" office:value="0.000929880721175394">
                <text:p>0.000929880721175394</text:p>
              </table:table-cell>
              <table:table-cell office:value-type="float" office:value="0.000946779410010508">
                <text:p>0.000946779410010508</text:p>
              </table:table-cell>
              <table:table-cell office:value-type="float" office:value="0.000968093122962566">
                <text:p>0.000968093122962566</text:p>
              </table:table-cell>
              <table:table-cell office:value-type="float" office:value="0.000993498010784326">
                <text:p>0.000993498010784326</text:p>
              </table:table-cell>
              <table:table-cell office:value-type="float" office:value="0.0010225817239507">
                <text:p>0.0010225817239507</text:p>
              </table:table-cell>
              <table:table-cell office:value-type="float" office:value="0.00105483696263384">
                <text:p>0.00105483696263384</text:p>
              </table:table-cell>
              <table:table-cell office:value-type="float" office:value="0.00108965674057228">
                <text:p>0.00108965674057228</text:p>
              </table:table-cell>
              <table:table-cell office:value-type="float" office:value="0.00112633248771204">
                <text:p>0.00112633248771204</text:p>
              </table:table-cell>
              <table:table-cell office:value-type="float" office:value="0.00116405606133689">
                <text:p>0.00116405606133689</text:p>
              </table:table-cell>
              <table:table-cell office:value-type="float" office:value="0.0012019265930914">
                <text:p>0.0012019265930914</text:p>
              </table:table-cell>
              <table:table-cell office:value-type="float" office:value="0.00123896286648432">
                <text:p>0.00123896286648432</text:p>
              </table:table-cell>
              <table:table-cell office:value-type="float" office:value="0.00127412159972454">
                <text:p>0.00127412159972454</text:p>
              </table:table-cell>
              <table:table-cell office:value-type="float" office:value="0.00130632161445396">
                <text:p>0.00130632161445396</text:p>
              </table:table-cell>
              <table:table-cell office:value-type="float" office:value="0.0013344734239806">
                <text:p>0.0013344734239806</text:p>
              </table:table-cell>
              <table:table-cell office:value-type="float" office:value="0.00135751330579092">
                <text:p>0.00135751330579092</text:p>
              </table:table-cell>
              <table:table-cell office:value-type="float" office:value="0.00137444047024996">
                <text:p>0.00137444047024996</text:p>
              </table:table-cell>
              <table:table-cell office:value-type="float" office:value="0.00138435554216959">
                <text:p>0.00138435554216959</text:p>
              </table:table-cell>
              <table:table-cell office:value-type="float" office:value="0.00138649827581507">
                <text:p>0.00138649827581507</text:p>
              </table:table-cell>
              <table:table-cell office:value-type="float" office:value="0.00138028226357189">
                <text:p>0.00138028226357189</text:p>
              </table:table-cell>
              <table:table-cell office:value-type="float" office:value="0.0013653244011219">
                <text:p>0.0013653244011219</text:p>
              </table:table-cell>
              <table:table-cell office:value-type="float" office:value="0.00134146705137119">
                <text:p>0.00134146705137119</text:p>
              </table:table-cell>
              <table:table-cell office:value-type="float" office:value="0.0013087912031384">
                <text:p>0.0013087912031384</text:p>
              </table:table-cell>
              <table:table-cell office:value-type="float" office:value="0.00126761942909083">
                <text:p>0.00126761942909083</text:p>
              </table:table-cell>
              <table:table-cell office:value-type="float" office:value="0.00121850807459127">
                <text:p>0.00121850807459127</text:p>
              </table:table-cell>
              <table:table-cell office:value-type="float" office:value="0.00116222880553374">
                <text:p>0.00116222880553374</text:p>
              </table:table-cell>
              <table:table-cell office:value-type="float" office:value="0.00109974035067652">
                <text:p>0.00109974035067652</text:p>
              </table:table-cell>
              <table:table-cell office:value-type="float" office:value="0.00103215193134877">
                <text:p>0.00103215193134877</text:p>
              </table:table-cell>
              <table:table-cell office:value-type="float" office:value="0.00096068042123436">
                <text:p>0.00096068042123436</text:p>
              </table:table-cell>
            </table:table-row>
            <table:table-row>
              <table:table-cell office:value-type="float" office:value="566.766666666667">
                <text:p>570</text:p>
              </table:table-cell>
              <table:table-cell office:value-type="float" office:value="0.00102054100272409">
                <text:p>0.00102054100272409</text:p>
              </table:table-cell>
              <table:table-cell office:value-type="float" office:value="0.00102282323327682">
                <text:p>0.00102282323327682</text:p>
              </table:table-cell>
              <table:table-cell office:value-type="float" office:value="0.00102960445480709">
                <text:p>0.00102960445480709</text:p>
              </table:table-cell>
              <table:table-cell office:value-type="float" office:value="0.00104076943036312">
                <text:p>0.00104076943036312</text:p>
              </table:table-cell>
              <table:table-cell office:value-type="float" office:value="0.00105612358398929">
                <text:p>0.00105612358398929</text:p>
              </table:table-cell>
              <table:table-cell office:value-type="float" office:value="0.00107538943979164">
                <text:p>0.00107538943979164</text:p>
              </table:table-cell>
              <table:table-cell office:value-type="float" office:value="0.00109820247645003">
                <text:p>0.00109820247645003</text:p>
              </table:table-cell>
              <table:table-cell office:value-type="float" office:value="0.00112410716647932">
                <text:p>0.00112410716647932</text:p>
              </table:table-cell>
              <table:table-cell office:value-type="float" office:value="0.0011525540968967">
                <text:p>0.0011525540968967</text:p>
              </table:table-cell>
              <table:table-cell office:value-type="float" office:value="0.00118289913255735">
                <text:p>0.00118289913255735</text:p>
              </table:table-cell>
              <table:table-cell office:value-type="float" office:value="0.00121440557624665">
                <text:p>0.00121440557624665</text:p>
              </table:table-cell>
              <table:table-cell office:value-type="float" office:value="0.00124625019374828">
                <text:p>0.00124625019374828</text:p>
              </table:table-cell>
              <table:table-cell office:value-type="float" office:value="0.00127753380398722">
                <text:p>0.00127753380398722</text:p>
              </table:table-cell>
              <table:table-cell office:value-type="float" office:value="0.00130729688548805">
                <text:p>0.00130729688548805</text:p>
              </table:table-cell>
              <table:table-cell office:value-type="float" office:value="0.00133454032903826">
                <text:p>0.00133454032903826</text:p>
              </table:table-cell>
              <table:table-cell office:value-type="float" office:value="0.0013582510886587">
                <text:p>0.0013582510886587</text:p>
              </table:table-cell>
              <table:table-cell office:value-type="float" office:value="0.0013774320727465">
                <text:p>0.0013774320727465</text:p>
              </table:table-cell>
              <table:table-cell office:value-type="float" office:value="0.00139113520546501">
                <text:p>0.00139113520546501</text:p>
              </table:table-cell>
              <table:table-cell office:value-type="float" office:value="0.00139849621075239">
                <text:p>0.00139849621075239</text:p>
              </table:table-cell>
              <table:table-cell office:value-type="float" office:value="0.00139876936492774">
                <text:p>0.00139876936492774</text:p>
              </table:table-cell>
              <table:table-cell office:value-type="float" office:value="0.00139136026375574">
                <text:p>0.00139136026375574</text:p>
              </table:table-cell>
              <table:table-cell office:value-type="float" office:value="0.00137585458459058">
                <text:p>0.00137585458459058</text:p>
              </table:table-cell>
              <table:table-cell office:value-type="float" office:value="0.00135204091225828">
                <text:p>0.00135204091225828</text:p>
              </table:table-cell>
              <table:table-cell office:value-type="float" office:value="0.00131992594380383">
                <text:p>0.00131992594380383</text:p>
              </table:table-cell>
              <table:table-cell office:value-type="float" office:value="0.00127974078226414">
                <text:p>0.00127974078226414</text:p>
              </table:table-cell>
              <table:table-cell office:value-type="float" office:value="0.0012319375482177">
                <text:p>0.0012319375482177</text:p>
              </table:table-cell>
              <table:table-cell office:value-type="float" office:value="0.00117717614150246">
                <text:p>0.00117717614150246</text:p>
              </table:table-cell>
              <table:table-cell office:value-type="float" office:value="0.00111630162553684">
                <text:p>0.00111630162553684</text:p>
              </table:table-cell>
              <table:table-cell office:value-type="float" office:value="0.00105031332906247">
                <text:p>0.00105031332906247</text:p>
              </table:table-cell>
              <table:table-cell office:value-type="float" office:value="0.000980327310932978">
                <text:p>0.000980327310932978</text:p>
              </table:table-cell>
              <table:table-cell office:value-type="float" office:value="0.000907534264746681">
                <text:p>0.000907534264746681</text:p>
              </table:table-cell>
            </table:table-row>
            <table:table-row>
              <table:table-cell office:value-type="float" office:value="600.1">
                <text:p>600</text:p>
              </table:table-cell>
              <table:table-cell office:value-type="float" office:value="0.00112958295975473">
                <text:p>0.00112958295975473</text:p>
              </table:table-cell>
              <table:table-cell office:value-type="float" office:value="0.00113159461785063">
                <text:p>0.00113159461785063</text:p>
              </table:table-cell>
              <table:table-cell office:value-type="float" office:value="0.00113756299319066">
                <text:p>0.00113756299319066</text:p>
              </table:table-cell>
              <table:table-cell office:value-type="float" office:value="0.00114736020248087">
                <text:p>0.00114736020248087</text:p>
              </table:table-cell>
              <table:table-cell office:value-type="float" office:value="0.0011607718703742">
                <text:p>0.0011607718703742</text:p>
              </table:table-cell>
              <table:table-cell office:value-type="float" office:value="0.00117749540528703">
                <text:p>0.00117749540528703</text:p>
              </table:table-cell>
              <table:table-cell office:value-type="float" office:value="0.00119713832104302">
                <text:p>0.00119713832104302</text:p>
              </table:table-cell>
              <table:table-cell office:value-type="float" office:value="0.00121921727066843">
                <text:p>0.00121921727066843</text:p>
              </table:table-cell>
              <table:table-cell office:value-type="float" office:value="0.00124315855666716">
                <text:p>0.00124315855666716</text:p>
              </table:table-cell>
              <table:table-cell office:value-type="float" office:value="0.00126830091759371">
                <text:p>0.00126830091759371</text:p>
              </table:table-cell>
              <table:table-cell office:value-type="float" office:value="0.00129390135608507">
                <text:p>0.00129390135608507</text:p>
              </table:table-cell>
              <table:table-cell office:value-type="float" office:value="0.0013191446643841">
                <text:p>0.0013191446643841</text:p>
              </table:table-cell>
              <table:table-cell office:value-type="float" office:value="0.00134315711974128">
                <text:p>0.00134315711974128</text:p>
              </table:table-cell>
              <table:table-cell office:value-type="float" office:value="0.0013650245692827">
                <text:p>0.0013650245692827</text:p>
              </table:table-cell>
              <table:table-cell office:value-type="float" office:value="0.00138381481370345">
                <text:p>0.00138381481370345</text:p>
              </table:table-cell>
              <table:table-cell office:value-type="float" office:value="0.00139860384997977">
                <text:p>0.00139860384997977</text:p>
              </table:table-cell>
              <table:table-cell office:value-type="float" office:value="0.00140850517002268">
                <text:p>0.00140850517002268</text:p>
              </table:table-cell>
              <table:table-cell office:value-type="float" office:value="0.0014127009646196">
                <text:p>0.0014127009646196</text:p>
              </table:table-cell>
              <table:table-cell office:value-type="float" office:value="0.00141047378258031">
                <text:p>0.00141047378258031</text:p>
              </table:table-cell>
              <table:table-cell office:value-type="float" office:value="0.00140123697577088">
                <text:p>0.00140123697577088</text:p>
              </table:table-cell>
              <table:table-cell office:value-type="float" office:value="0.00138456214984821">
                <text:p>0.00138456214984821</text:p>
              </table:table-cell>
              <table:table-cell office:value-type="float" office:value="0.00136020185877302">
                <text:p>0.00136020185877302</text:p>
              </table:table-cell>
              <table:table-cell office:value-type="float" office:value="0.00132810593891387">
                <text:p>0.00132810593891387</text:p>
              </table:table-cell>
              <table:table-cell office:value-type="float" office:value="0.00128843017350551">
                <text:p>0.00128843017350551</text:p>
              </table:table-cell>
              <table:table-cell office:value-type="float" office:value="0.00124153639467974">
                <text:p>0.00124153639467974</text:p>
              </table:table-cell>
              <table:table-cell office:value-type="float" office:value="0.00118798363972799">
                <text:p>0.00118798363972799</text:p>
              </table:table-cell>
              <table:table-cell office:value-type="float" office:value="0.00112851054154559">
                <text:p>0.00112851054154559</text:p>
              </table:table-cell>
              <table:table-cell office:value-type="float" office:value="0.00106400970418056">
                <text:p>0.00106400970418056</text:p>
              </table:table-cell>
              <table:table-cell office:value-type="float" office:value="0.000995495344436069">
                <text:p>0.000995495344436069</text:p>
              </table:table-cell>
              <table:table-cell office:value-type="float" office:value="0.000924065923525602">
                <text:p>0.000924065923525602</text:p>
              </table:table-cell>
              <table:table-cell office:value-type="float" office:value="0.000850863810317451">
                <text:p>0.000850863810317451</text:p>
              </table:table-cell>
            </table:table-row>
            <table:table-row>
              <table:table-cell office:value-type="float" office:value="633.433333333333">
                <text:p>630</text:p>
              </table:table-cell>
              <table:table-cell office:value-type="float" office:value="0.00123089201720174">
                <text:p>0.00123089201720174</text:p>
              </table:table-cell>
              <table:table-cell office:value-type="float" office:value="0.00123258040645632">
                <text:p>0.00123258040645632</text:p>
              </table:table-cell>
              <table:table-cell office:value-type="float" office:value="0.00123758010188952">
                <text:p>0.00123758010188952</text:p>
              </table:table-cell>
              <table:table-cell office:value-type="float" office:value="0.0012457554205245">
                <text:p>0.0012457554205245</text:p>
              </table:table-cell>
              <table:table-cell office:value-type="float" office:value="0.00125688019235208">
                <text:p>0.00125688019235208</text:p>
              </table:table-cell>
              <table:table-cell office:value-type="float" office:value="0.00127063776497456">
                <text:p>0.00127063776497456</text:p>
              </table:table-cell>
              <table:table-cell office:value-type="float" office:value="0.00128662162562511">
                <text:p>0.00128662162562511</text:p>
              </table:table-cell>
              <table:table-cell office:value-type="float" office:value="0.0013043371900482">
                <text:p>0.0013043371900482</text:p>
              </table:table-cell>
              <table:table-cell office:value-type="float" office:value="0.00132320537556696">
                <text:p>0.00132320537556696</text:p>
              </table:table-cell>
              <table:table-cell office:value-type="float" office:value="0.00134256858391855">
                <text:p>0.00134256858391855</text:p>
              </table:table-cell>
              <table:table-cell office:value-type="float" office:value="0.00136169966218073">
                <text:p>0.00136169966218073</text:p>
              </table:table-cell>
              <table:table-cell office:value-type="float" office:value="0.00137981428542315">
                <text:p>0.00137981428542315</text:p>
              </table:table-cell>
              <table:table-cell office:value-type="float" office:value="0.00139608701541112">
                <text:p>0.00139608701541112</text:p>
              </table:table-cell>
              <table:table-cell office:value-type="float" office:value="0.00140967104399404">
                <text:p>0.00140967104399404</text:p>
              </table:table-cell>
              <table:table-cell office:value-type="float" office:value="0.0014197213417458">
                <text:p>0.0014197213417458</text:p>
              </table:table-cell>
              <table:table-cell office:value-type="float" office:value="0.00142542062166812">
                <text:p>0.00142542062166812</text:p>
              </table:table-cell>
              <table:table-cell office:value-type="float" office:value="0.00142600721880032">
                <text:p>0.00142600721880032</text:p>
              </table:table-cell>
              <table:table-cell office:value-type="float" office:value="0.00142080370705087">
                <text:p>0.00142080370705087</text:p>
              </table:table-cell>
              <table:table-cell office:value-type="float" office:value="0.00140924485296305">
                <text:p>0.00140924485296305</text:p>
              </table:table-cell>
              <table:table-cell office:value-type="float" office:value="0.00139090336891768">
                <text:p>0.00139090336891768</text:p>
              </table:table-cell>
              <table:table-cell office:value-type="float" office:value="0.00136551189686912">
                <text:p>0.00136551189686912</text:p>
              </table:table-cell>
              <table:table-cell office:value-type="float" office:value="0.00133297974158959">
                <text:p>0.00133297974158959</text:p>
              </table:table-cell>
              <table:table-cell office:value-type="float" office:value="0.00129340308284511">
                <text:p>0.00129340308284511</text:p>
              </table:table-cell>
              <table:table-cell office:value-type="float" office:value="0.00124706772069926">
                <text:p>0.00124706772069926</text:p>
              </table:table-cell>
              <table:table-cell office:value-type="float" office:value="0.00119444382736523">
                <text:p>0.00119444382736523</text:p>
              </table:table-cell>
              <table:table-cell office:value-type="float" office:value="0.0011361726624461">
                <text:p>0.0011361726624461</text:p>
              </table:table-cell>
              <table:table-cell office:value-type="float" office:value="0.00107304571791849">
                <text:p>0.00107304571791849</text:p>
              </table:table-cell>
              <table:table-cell office:value-type="float" office:value="0.00100597725249175">
                <text:p>0.00100597725249175</text:p>
              </table:table-cell>
              <table:table-cell office:value-type="float" office:value="0.000935971609712724">
                <text:p>0.000935971609712724</text:p>
              </table:table-cell>
              <table:table-cell office:value-type="float" office:value="0.000864087052551914">
                <text:p>0.000864087052551914</text:p>
              </table:table-cell>
              <table:table-cell office:value-type="float" office:value="0.000791398059873343">
                <text:p>0.000791398059873343</text:p>
              </table:table-cell>
            </table:table-row>
            <table:table-row>
              <table:table-cell office:value-type="float" office:value="666.766666666667">
                <text:p>670</text:p>
              </table:table-cell>
              <table:table-cell office:value-type="float" office:value="0.00132049246355158">
                <text:p>0.00132049246355158</text:p>
              </table:table-cell>
              <table:table-cell office:value-type="float" office:value="0.0013218155933278">
                <text:p>0.0013218155933278</text:p>
              </table:table-cell>
              <table:table-cell office:value-type="float" office:value="0.0013257228630378">
                <text:p>0.0013257228630378</text:p>
              </table:table-cell>
              <table:table-cell office:value-type="float" office:value="0.00133207591503036">
                <text:p>0.00133207591503036</text:p>
              </table:table-cell>
              <table:table-cell office:value-type="float" office:value="0.00134064520103471">
                <text:p>0.00134064520103471</text:p>
              </table:table-cell>
              <table:table-cell office:value-type="float" office:value="0.00135111153306661">
                <text:p>0.00135111153306661</text:p>
              </table:table-cell>
              <table:table-cell office:value-type="float" office:value="0.00136306874088435">
                <text:p>0.00136306874088435</text:p>
              </table:table-cell>
              <table:table-cell office:value-type="float" office:value="0.00137602786126277">
                <text:p>0.00137602786126277</text:p>
              </table:table-cell>
              <table:table-cell office:value-type="float" office:value="0.00138942332297363">
                <text:p>0.00138942332297363</text:p>
              </table:table-cell>
              <table:table-cell office:value-type="float" office:value="0.00140262157555956">
                <text:p>0.00140262157555956</text:p>
              </table:table-cell>
              <table:table-cell office:value-type="float" office:value="0.00141493253565232">
                <text:p>0.00141493253565232</text:p>
              </table:table-cell>
              <table:table-cell office:value-type="float" office:value="0.0014256240919202">
                <text:p>0.0014256240919202</text:p>
              </table:table-cell>
              <table:table-cell office:value-type="float" office:value="0.00143393972375497">
                <text:p>0.00143393972375497</text:p>
              </table:table-cell>
              <table:table-cell office:value-type="float" office:value="0.0014391190596618">
                <text:p>0.0014391190596618</text:p>
              </table:table-cell>
              <table:table-cell office:value-type="float" office:value="0.00144042094420028">
                <text:p>0.00144042094420028</text:p>
              </table:table-cell>
              <table:table-cell office:value-type="float" office:value="0.00143714831695487">
                <text:p>0.00143714831695487</text:p>
              </table:table-cell>
              <table:table-cell office:value-type="float" office:value="0.00142867395646327">
                <text:p>0.00142867395646327</text:p>
              </table:table-cell>
              <table:table-cell office:value-type="float" office:value="0.00141446593096958">
                <text:p>0.00141446593096958</text:p>
              </table:table-cell>
              <table:table-cell office:value-type="float" office:value="0.00139411145029837">
                <text:p>0.00139411145029837</text:p>
              </table:table-cell>
              <table:table-cell office:value-type="float" office:value="0.00136733774984415">
                <text:p>0.00136733774984415</text:p>
              </table:table-cell>
              <table:table-cell office:value-type="float" office:value="0.00133402867363511">
                <text:p>0.00133402867363511</text:p>
              </table:table-cell>
              <table:table-cell office:value-type="float" office:value="0.00129423576565494">
                <text:p>0.00129423576565494</text:p>
              </table:table-cell>
              <table:table-cell office:value-type="float" office:value="0.00124818292452712">
                <text:p>0.00124818292452712</text:p>
              </table:table-cell>
              <table:table-cell office:value-type="float" office:value="0.00119626401354946">
                <text:p>0.00119626401354946</text:p>
              </table:table-cell>
              <table:table-cell office:value-type="float" office:value="0.00113903322352203">
                <text:p>0.00113903322352203</text:p>
              </table:table-cell>
              <table:table-cell office:value-type="float" office:value="0.00107718842945618">
                <text:p>0.00107718842945618</text:p>
              </table:table-cell>
              <table:table-cell office:value-type="float" office:value="0.00101154822841362">
                <text:p>0.00101154822841362</text:p>
              </table:table-cell>
              <table:table-cell office:value-type="float" office:value="0.00094302375690605">
                <text:p>0.00094302375690605</text:p>
              </table:table-cell>
              <table:table-cell office:value-type="float" office:value="0.000872586727004631">
                <text:p>0.000872586727004631</text:p>
              </table:table-cell>
              <table:table-cell office:value-type="float" office:value="0.000801235360842801">
                <text:p>0.000801235360842801</text:p>
              </table:table-cell>
              <table:table-cell office:value-type="float" office:value="0.000729960022769528">
                <text:p>0.000729960022769528</text:p>
              </table:table-cell>
            </table:table-row>
            <table:table-row>
              <table:table-cell office:value-type="float" office:value="700.1">
                <text:p>700</text:p>
              </table:table-cell>
              <table:table-cell office:value-type="float" office:value="0.00139465262156712">
                <text:p>0.00139465262156712</text:p>
              </table:table-cell>
              <table:table-cell office:value-type="float" office:value="0.00139558199858634">
                <text:p>0.00139558199858634</text:p>
              </table:table-cell>
              <table:table-cell office:value-type="float" office:value="0.00139831342321613">
                <text:p>0.00139831342321613</text:p>
              </table:table-cell>
              <table:table-cell office:value-type="float" office:value="0.00140271096095455">
                <text:p>0.00140271096095455</text:p>
              </table:table-cell>
              <table:table-cell office:value-type="float" office:value="0.00140855001285944">
                <text:p>0.00140855001285944</text:p>
              </table:table-cell>
              <table:table-cell office:value-type="float" office:value="0.00141552016840845">
                <text:p>0.00141552016840845</text:p>
              </table:table-cell>
              <table:table-cell office:value-type="float" office:value="0.00142322955394209">
                <text:p>0.00142322955394209</text:p>
              </table:table-cell>
              <table:table-cell office:value-type="float" office:value="0.00143121097708846">
                <text:p>0.00143121097708846</text:p>
              </table:table-cell>
              <table:table-cell office:value-type="float" office:value="0.00143893017939529">
                <text:p>0.00143893017939529</text:p>
              </table:table-cell>
              <table:table-cell office:value-type="float" office:value="0.00144579647366639">
                <text:p>0.00144579647366639</text:p>
              </table:table-cell>
              <table:table-cell office:value-type="float" office:value="0.00145117595686624">
                <text:p>0.00145117595686624</text:p>
              </table:table-cell>
              <table:table-cell office:value-type="float" office:value="0.00145440735588409">
                <text:p>0.00145440735588409</text:p>
              </table:table-cell>
              <table:table-cell office:value-type="float" office:value="0.00145482038850101">
                <text:p>0.00145482038850101</text:p>
              </table:table-cell>
              <table:table-cell office:value-type="float" office:value="0.00145175631674324">
                <text:p>0.00145175631674324</text:p>
              </table:table-cell>
              <table:table-cell office:value-type="float" office:value="0.00144459014981817">
                <text:p>0.00144459014981817</text:p>
              </table:table-cell>
              <table:table-cell office:value-type="float" office:value="0.00143275373778745">
                <text:p>0.00143275373778745</text:p>
              </table:table-cell>
              <table:table-cell office:value-type="float" office:value="0.00141575880585954">
                <text:p>0.00141575880585954</text:p>
              </table:table-cell>
              <table:table-cell office:value-type="float" office:value="0.00139321883378746">
                <text:p>0.00139321883378746</text:p>
              </table:table-cell>
              <table:table-cell office:value-type="float" office:value="0.00136486860461845">
                <text:p>0.00136486860461845</text:p>
              </table:table-cell>
              <table:table-cell office:value-type="float" office:value="0.00133058024722272">
                <text:p>0.00133058024722272</text:p>
              </table:table-cell>
              <table:table-cell office:value-type="float" office:value="0.0012903746868091">
                <text:p>0.0012903746868091</text:p>
              </table:table-cell>
              <table:table-cell office:value-type="float" office:value="0.00124442759851267">
                <text:p>0.00124442759851267</text:p>
              </table:table-cell>
              <table:table-cell office:value-type="float" office:value="0.00119306922400172">
                <text:p>0.00119306922400172</text:p>
              </table:table-cell>
              <table:table-cell office:value-type="float" office:value="0.00113677774416614">
                <text:p>0.00113677774416614</text:p>
              </table:table-cell>
              <table:table-cell office:value-type="float" office:value="0.0010761662789249">
                <text:p>0.0010761662789249</text:p>
              </table:table-cell>
              <table:table-cell office:value-type="float" office:value="0.00101196397889078">
                <text:p>0.00101196397889078</text:p>
              </table:table-cell>
              <table:table-cell office:value-type="float" office:value="0.000944992050877274">
                <text:p>0.000944992050877274</text:p>
              </table:table-cell>
              <table:table-cell office:value-type="float" office:value="0.000876135887996741">
                <text:p>0.000876135887996741</text:p>
              </table:table-cell>
              <table:table-cell office:value-type="float" office:value="0.000806314726821538">
                <text:p>0.000806314726821538</text:p>
              </table:table-cell>
              <table:table-cell office:value-type="float" office:value="0.000736450406714604">
                <text:p>0.000736450406714604</text:p>
              </table:table-cell>
              <table:table-cell office:value-type="float" office:value="0.00066743684682508">
                <text:p>0.00066743684682508</text:p>
              </table:table-cell>
            </table:table-row>
            <table:table-row>
              <table:table-cell office:value-type="float" office:value="733.433333333334">
                <text:p>730</text:p>
              </table:table-cell>
              <table:table-cell office:value-type="float" office:value="0.00145014128515801">
                <text:p>0.00145014128515801</text:p>
              </table:table-cell>
              <table:table-cell office:value-type="float" office:value="0.00145066384395057">
                <text:p>0.00145066384395057</text:p>
              </table:table-cell>
              <table:table-cell office:value-type="float" office:value="0.00145218199587771">
                <text:p>0.00145218199587771</text:p>
              </table:table-cell>
              <table:table-cell office:value-type="float" office:value="0.00145456699550791">
                <text:p>0.00145456699550791</text:p>
              </table:table-cell>
              <table:table-cell office:value-type="float" office:value="0.00145760693623126">
                <text:p>0.00145760693623126</text:p>
              </table:table-cell>
              <table:table-cell office:value-type="float" office:value="0.00146101061654513">
                <text:p>0.00146101061654513</text:p>
              </table:table-cell>
              <table:table-cell office:value-type="float" office:value="0.00146441317997504">
                <text:p>0.00146441317997504</text:p>
              </table:table-cell>
              <table:table-cell office:value-type="float" office:value="0.00146738370992181">
                <text:p>0.00146738370992181</text:p>
              </table:table-cell>
              <table:table-cell office:value-type="float" office:value="0.00146943494934572">
                <text:p>0.00146943494934572</text:p>
              </table:table-cell>
              <table:table-cell office:value-type="float" office:value="0.00147003526424804">
                <text:p>0.00147003526424804</text:p>
              </table:table-cell>
              <table:table-cell office:value-type="float" office:value="0.00146862287863308">
                <text:p>0.00146862287863308</text:p>
              </table:table-cell>
              <table:table-cell office:value-type="float" office:value="0.00146462228033805">
                <text:p>0.00146462228033805</text:p>
              </table:table-cell>
              <table:table-cell office:value-type="float" office:value="0.0014574625392735">
                <text:p>0.0014574625392735</text:p>
              </table:table-cell>
              <table:table-cell office:value-type="float" office:value="0.00144659710362306">
                <text:p>0.00144659710362306</text:p>
              </table:table-cell>
              <table:table-cell office:value-type="float" office:value="0.00143152446013669">
                <text:p>0.00143152446013669</text:p>
              </table:table-cell>
              <table:table-cell office:value-type="float" office:value="0.00141180887886962">
                <text:p>0.00141180887886962</text:p>
              </table:table-cell>
              <table:table-cell office:value-type="float" office:value="0.00138710032855571">
                <text:p>0.00138710032855571</text:p>
              </table:table-cell>
              <table:table-cell office:value-type="float" office:value="0.00135715256348176">
                <text:p>0.00135715256348176</text:p>
              </table:table-cell>
              <table:table-cell office:value-type="float" office:value="0.00132183836084982">
                <text:p>0.00132183836084982</text:p>
              </table:table-cell>
              <table:table-cell office:value-type="float" office:value="0.00128116093933327">
                <text:p>0.00128116093933327</text:p>
              </table:table-cell>
              <table:table-cell office:value-type="float" office:value="0.00123526071900636">
                <text:p>0.00123526071900636</text:p>
              </table:table-cell>
              <table:table-cell office:value-type="float" office:value="0.00118441678714772">
                <text:p>0.00118441678714772</text:p>
              </table:table-cell>
              <table:table-cell office:value-type="float" office:value="0.00112904270324629">
                <text:p>0.00112904270324629</text:p>
              </table:table-cell>
              <table:table-cell office:value-type="float" office:value="0.00106967659252646">
                <text:p>0.00106967659252646</text:p>
              </table:table-cell>
              <table:table-cell office:value-type="float" office:value="0.0010069658173819">
                <text:p>0.0010069658173819</text:p>
              </table:table-cell>
              <table:table-cell office:value-type="float" office:value="0.000941646853461219">
                <text:p>0.000941646853461219</text:p>
              </table:table-cell>
              <table:table-cell office:value-type="float" office:value="0.000874521303818687">
                <text:p>0.000874521303818687</text:p>
              </table:table-cell>
              <table:table-cell office:value-type="float" office:value="0.000806429234233553">
                <text:p>0.000806429234233553</text:p>
              </table:table-cell>
              <table:table-cell office:value-type="float" office:value="0.000738221183639736">
                <text:p>0.000738221183639736</text:p>
              </table:table-cell>
              <table:table-cell office:value-type="float" office:value="0.000670730280505875">
                <text:p>0.000670730280505875</text:p>
              </table:table-cell>
              <table:table-cell office:value-type="float" office:value="0.000604745872298038">
                <text:p>0.000604745872298038</text:p>
              </table:table-cell>
            </table:table-row>
            <table:table-row>
              <table:table-cell office:value-type="float" office:value="766.766666666667">
                <text:p>770</text:p>
              </table:table-cell>
              <table:table-cell office:value-type="float" office:value="0.00148446080525633">
                <text:p>0.00148446080525633</text:p>
              </table:table-cell>
              <table:table-cell office:value-type="float" office:value="0.00148457978596828">
                <text:p>0.00148457978596828</text:p>
              </table:table-cell>
              <table:table-cell office:value-type="float" office:value="0.00148489575832762">
                <text:p>0.00148489575832762</text:p>
              </table:table-cell>
              <table:table-cell office:value-type="float" office:value="0.00148529132324486">
                <text:p>0.00148529132324486</text:p>
              </table:table-cell>
              <table:table-cell office:value-type="float" office:value="0.00148557397783919">
                <text:p>0.00148557397783919</text:p>
              </table:table-cell>
              <table:table-cell office:value-type="float" office:value="0.00148548068284432">
                <text:p>0.00148548068284432</text:p>
              </table:table-cell>
              <table:table-cell office:value-type="float" office:value="0.00148468436735555">
                <text:p>0.00148468436735555</text:p>
              </table:table-cell>
              <table:table-cell office:value-type="float" office:value="0.00148280244445031">
                <text:p>0.00148280244445031</text:p>
              </table:table-cell>
              <table:table-cell office:value-type="float" office:value="0.00147940738101132">
                <text:p>0.00147940738101132</text:p>
              </table:table-cell>
              <table:table-cell office:value-type="float" office:value="0.00147403930381648">
                <text:p>0.00147403930381648</text:p>
              </table:table-cell>
              <table:table-cell office:value-type="float" office:value="0.00146622053221343">
                <text:p>0.00146622053221343</text:p>
              </table:table-cell>
              <table:table-cell office:value-type="float" office:value="0.00145547180968864">
                <text:p>0.00145547180968864</text:p>
              </table:table-cell>
              <table:table-cell office:value-type="float" office:value="0.00144132987016347">
                <text:p>0.00144132987016347</text:p>
              </table:table-cell>
              <table:table-cell office:value-type="float" office:value="0.00142336583087564">
                <text:p>0.00142336583087564</text:p>
              </table:table-cell>
              <table:table-cell office:value-type="float" office:value="0.00140120376565323">
                <text:p>0.00140120376565323</text:p>
              </table:table-cell>
              <table:table-cell office:value-type="float" office:value="0.0013745386950498">
                <text:p>0.0013745386950498</text:p>
              </table:table-cell>
              <table:table-cell office:value-type="float" office:value="0.00134315314799214">
                <text:p>0.00134315314799214</text:p>
              </table:table-cell>
              <table:table-cell office:value-type="float" office:value="0.00130693141658155">
                <text:p>0.00130693141658155</text:p>
              </table:table-cell>
              <table:table-cell office:value-type="float" office:value="0.00126587065167574">
                <text:p>0.00126587065167574</text:p>
              </table:table-cell>
              <table:table-cell office:value-type="float" office:value="0.00122008803751993">
                <text:p>0.00122008803751993</text:p>
              </table:table-cell>
              <table:table-cell office:value-type="float" office:value="0.00116982343902795">
                <text:p>0.00116982343902795</text:p>
              </table:table-cell>
              <table:table-cell office:value-type="float" office:value="0.00111543712915957">
                <text:p>0.00111543712915957</text:p>
              </table:table-cell>
              <table:table-cell office:value-type="float" office:value="0.00105740246386806">
                <text:p>0.00105740246386806</text:p>
              </table:table-cell>
              <table:table-cell office:value-type="float" office:value="0.000996293660569429">
                <text:p>0.000996293660569429</text:p>
              </table:table-cell>
              <table:table-cell office:value-type="float" office:value="0.00093276913130903">
                <text:p>0.00093276913130903</text:p>
              </table:table-cell>
              <table:table-cell office:value-type="float" office:value="0.000867551100074442">
                <text:p>0.000867551100074442</text:p>
              </table:table-cell>
              <table:table-cell office:value-type="float" office:value="0.000801402471657221">
                <text:p>0.000801402471657221</text:p>
              </table:table-cell>
              <table:table-cell office:value-type="float" office:value="0.000735102096466231">
                <text:p>0.000735102096466231</text:p>
              </table:table-cell>
              <table:table-cell office:value-type="float" office:value="0.000669419676040447">
                <text:p>0.000669419676040447</text:p>
              </table:table-cell>
              <table:table-cell office:value-type="float" office:value="0.000605091568643967">
                <text:p>0.000605091568643967</text:p>
              </table:table-cell>
              <table:table-cell office:value-type="float" office:value="0.000542798681852874">
                <text:p>0.000542798681852874</text:p>
              </table:table-cell>
            </table:table-row>
            <table:table-row>
              <table:table-cell office:value-type="float" office:value="800.1">
                <text:p>800</text:p>
              </table:table-cell>
              <table:table-cell office:value-type="float" office:value="0.00149603344398941">
                <text:p>0.00149603344398941</text:p>
              </table:table-cell>
              <table:table-cell office:value-type="float" office:value="0.00149576812616626">
                <text:p>0.00149576812616626</text:p>
              </table:table-cell>
              <table:table-cell office:value-type="float" office:value="0.00149494066087236">
                <text:p>0.00149494066087236</text:p>
              </table:table-cell>
              <table:table-cell office:value-type="float" office:value="0.00149344831960928">
                <text:p>0.00149344831960928</text:p>
              </table:table-cell>
              <table:table-cell office:value-type="float" office:value="0.00149112332401215">
                <text:p>0.00149112332401215</text:p>
              </table:table-cell>
              <table:table-cell office:value-type="float" office:value="0.00148773779965858">
                <text:p>0.00148773779965858</text:p>
              </table:table-cell>
              <table:table-cell office:value-type="float" office:value="0.00148301072056097">
                <text:p>0.00148301072056097</text:p>
              </table:table-cell>
              <table:table-cell office:value-type="float" office:value="0.00147661682581645">
                <text:p>0.00147661682581645</text:p>
              </table:table-cell>
              <table:table-cell office:value-type="float" office:value="0.00146819744566907">
                <text:p>0.00146819744566907</text:p>
              </table:table-cell>
              <table:table-cell office:value-type="float" office:value="0.00145737310742109">
                <text:p>0.00145737310742109</text:p>
              </table:table-cell>
              <table:table-cell office:value-type="float" office:value="0.00144375770383635">
                <text:p>0.00144375770383635</text:p>
              </table:table-cell>
              <table:table-cell office:value-type="float" office:value="0.00142697390262055">
                <text:p>0.00142697390262055</text:p>
              </table:table-cell>
              <table:table-cell office:value-type="float" office:value="0.00140666936286079">
                <text:p>0.00140666936286079</text:p>
              </table:table-cell>
              <table:table-cell office:value-type="float" office:value="0.00138253321299129">
                <text:p>0.00138253321299129</text:p>
              </table:table-cell>
              <table:table-cell office:value-type="float" office:value="0.00135431214657758">
                <text:p>0.00135431214657758</text:p>
              </table:table-cell>
              <table:table-cell office:value-type="float" office:value="0.00132182541919383">
                <text:p>0.00132182541919383</text:p>
              </table:table-cell>
              <table:table-cell office:value-type="float" office:value="0.00128497799344226">
                <text:p>0.00128497799344226</text:p>
              </table:table-cell>
              <table:table-cell office:value-type="float" office:value="0.0012437710892506">
                <text:p>0.0012437710892506</text:p>
              </table:table-cell>
              <table:table-cell office:value-type="float" office:value="0.00119830945922253">
                <text:p>0.00119830945922253</text:p>
              </table:table-cell>
              <table:table-cell office:value-type="float" office:value="0.0011488048259042">
                <text:p>0.0011488048259042</text:p>
              </table:table-cell>
              <table:table-cell office:value-type="float" office:value="0.00109557508623707">
                <text:p>0.00109557508623707</text:p>
              </table:table-cell>
              <table:table-cell office:value-type="float" office:value="0.00103903909983322">
                <text:p>0.00103903909983322</text:p>
              </table:table-cell>
              <table:table-cell office:value-type="float" office:value="0.000979707118822438">
                <text:p>0.000979707118822438</text:p>
              </table:table-cell>
              <table:table-cell office:value-type="float" office:value="0.000918167170767369">
                <text:p>0.000918167170767369</text:p>
              </table:table-cell>
              <table:table-cell office:value-type="float" office:value="0.000855067952978011">
                <text:p>0.000855067952978011</text:p>
              </table:table-cell>
              <table:table-cell office:value-type="float" office:value="0.000791099016344828">
                <text:p>0.000791099016344828</text:p>
              </table:table-cell>
              <table:table-cell office:value-type="float" office:value="0.000726969190846696">
                <text:p>0.000726969190846696</text:p>
              </table:table-cell>
              <table:table-cell office:value-type="float" office:value="0.000663384317860831">
                <text:p>0.000663384317860831</text:p>
              </table:table-cell>
              <table:table-cell office:value-type="float" office:value="0.000601025396043544">
                <text:p>0.000601025396043544</text:p>
              </table:table-cell>
              <table:table-cell office:value-type="float" office:value="0.000540528213800195">
                <text:p>0.000540528213800195</text:p>
              </table:table-cell>
              <table:table-cell office:value-type="float" office:value="0.000482465434846785">
                <text:p>0.000482465434846785</text:p>
              </table:table-cell>
            </table:table-row>
            <table:table-row>
              <table:table-cell office:value-type="float" office:value="833.433333333334">
                <text:p>830</text:p>
              </table:table-cell>
              <table:table-cell office:value-type="float" office:value="0.00148432163699877">
                <text:p>0.00148432163699877</text:p>
              </table:table-cell>
              <table:table-cell office:value-type="float" office:value="0.00148370595091726">
                <text:p>0.00148370595091726</text:p>
              </table:table-cell>
              <table:table-cell office:value-type="float" office:value="0.001481837236542">
                <text:p>0.001481837236542</text:p>
              </table:table-cell>
              <table:table-cell office:value-type="float" office:value="0.00147862977390316">
                <text:p>0.00147862977390316</text:p>
              </table:table-cell>
              <table:table-cell office:value-type="float" office:value="0.00147394419808561">
                <text:p>0.00147394419808561</text:p>
              </table:table-cell>
              <table:table-cell office:value-type="float" office:value="0.00146759254256861">
                <text:p>0.00146759254256861</text:p>
              </table:table-cell>
              <table:table-cell office:value-type="float" office:value="0.00145934522677894">
                <text:p>0.00145934522677894</text:p>
              </table:table-cell>
              <table:table-cell office:value-type="float" office:value="0.00144893989583304">
                <text:p>0.00144893989583304</text:p>
              </table:table-cell>
              <table:table-cell office:value-type="float" office:value="0.00143609196706657">
                <text:p>0.00143609196706657</text:p>
              </table:table-cell>
              <table:table-cell office:value-type="float" office:value="0.00142050666990471">
                <text:p>0.00142050666990471</text:p>
              </table:table-cell>
              <table:table-cell office:value-type="float" office:value="0.00140189228526275">
                <text:p>0.00140189228526275</text:p>
              </table:table-cell>
              <table:table-cell office:value-type="float" office:value="0.00137997420282058">
                <text:p>0.00137997420282058</text:p>
              </table:table-cell>
              <table:table-cell office:value-type="float" office:value="0.00135450932623973">
                <text:p>0.00135450932623973</text:p>
              </table:table-cell>
              <table:table-cell office:value-type="float" office:value="0.001325300276422">
                <text:p>0.001325300276422</text:p>
              </table:table-cell>
              <table:table-cell office:value-type="float" office:value="0.00129220878087495">
                <text:p>0.00129220878087495</text:p>
              </table:table-cell>
              <table:table-cell office:value-type="float" office:value="0.00125516760269741">
                <text:p>0.00125516760269741</text:p>
              </table:table-cell>
              <table:table-cell office:value-type="float" office:value="0.00121419036400448">
                <text:p>0.00121419036400448</text:p>
              </table:table-cell>
              <table:table-cell office:value-type="float" office:value="0.00116937866188875">
                <text:p>0.00116937866188875</text:p>
              </table:table-cell>
              <table:table-cell office:value-type="float" office:value="0.00112092596314517">
                <text:p>0.00112092596314517</text:p>
              </table:table-cell>
              <table:table-cell office:value-type="float" office:value="0.00106911789590681">
                <text:p>0.00106911789590681</text:p>
              </table:table-cell>
              <table:table-cell office:value-type="float" office:value="0.00101432872668721">
                <text:p>0.00101432872668721</text:p>
              </table:table-cell>
              <table:table-cell office:value-type="float" office:value="0.000957014010548147">
                <text:p>0.000957014010548147</text:p>
              </table:table-cell>
              <table:table-cell office:value-type="float" office:value="0.000897699617045052">
                <text:p>0.000897699617045052</text:p>
              </table:table-cell>
              <table:table-cell office:value-type="float" office:value="0.000836967549514052">
                <text:p>0.000836967549514052</text:p>
              </table:table-cell>
              <table:table-cell office:value-type="float" office:value="0.000775439173269101">
                <text:p>0.000775439173269101</text:p>
              </table:table-cell>
              <table:table-cell office:value-type="float" office:value="0.000713756632971504">
                <text:p>0.000713756632971504</text:p>
              </table:table-cell>
              <table:table-cell office:value-type="float" office:value="0.000652563356580042">
                <text:p>0.000652563356580042</text:p>
              </table:table-cell>
              <table:table-cell office:value-type="float" office:value="0.000592484602337101">
                <text:p>0.000592484602337101</text:p>
              </table:table-cell>
              <table:table-cell office:value-type="float" office:value="0.000534109000506707">
                <text:p>0.000534109000506707</text:p>
              </table:table-cell>
              <table:table-cell office:value-type="float" office:value="0.000477971972902064">
                <text:p>0.000477971972902064</text:p>
              </table:table-cell>
              <table:table-cell office:value-type="float" office:value="0.000424541786089594">
                <text:p>0.000424541786089594</text:p>
              </table:table-cell>
            </table:table-row>
            <table:table-row>
              <table:table-cell office:value-type="float" office:value="866.766666666667">
                <text:p>870</text:p>
              </table:table-cell>
              <table:table-cell office:value-type="float" office:value="0.00144986939623753">
                <text:p>0.00144986939623753</text:p>
              </table:table-cell>
              <table:table-cell office:value-type="float" office:value="0.00144894954466644">
                <text:p>0.00144894954466644</text:p>
              </table:table-cell>
              <table:table-cell office:value-type="float" office:value="0.00144617808499365">
                <text:p>0.00144617808499365</text:p>
              </table:table-cell>
              <table:table-cell office:value-type="float" office:value="0.00144148758606209">
                <text:p>0.00144148758606209</text:p>
              </table:table-cell>
              <table:table-cell office:value-type="float" office:value="0.00143476904681819">
                <text:p>0.00143476904681819</text:p>
              </table:table-cell>
              <table:table-cell office:value-type="float" office:value="0.00142587676748129">
                <text:p>0.00142587676748129</text:p>
              </table:table-cell>
              <table:table-cell office:value-type="float" office:value="0.00141463503444778">
                <text:p>0.00141463503444778</text:p>
              </table:table-cell>
              <table:table-cell office:value-type="float" office:value="0.00140084647323272">
                <text:p>0.00140084647323272</text:p>
              </table:table-cell>
              <table:table-cell office:value-type="float" office:value="0.00138430186580404">
                <text:p>0.00138430186580404</text:p>
              </table:table-cell>
              <table:table-cell office:value-type="float" office:value="0.00136479116305614">
                <text:p>0.00136479116305614</text:p>
              </table:table-cell>
              <table:table-cell office:value-type="float" office:value="0.0013421153526841">
                <text:p>0.0013421153526841</text:p>
              </table:table-cell>
              <table:table-cell office:value-type="float" office:value="0.00131609877200723">
                <text:p>0.00131609877200723</text:p>
              </table:table-cell>
              <table:table-cell office:value-type="float" office:value="0.00128660139056603">
                <text:p>0.00128660139056603</text:p>
              </table:table-cell>
              <table:table-cell office:value-type="float" office:value="0.00125353053581292">
                <text:p>0.00125353053581292</text:p>
              </table:table-cell>
              <table:table-cell office:value-type="float" office:value="0.0012168515044639">
                <text:p>0.0012168515044639</text:p>
              </table:table-cell>
              <table:table-cell office:value-type="float" office:value="0.00117659649904143">
                <text:p>0.00117659649904143</text:p>
              </table:table-cell>
              <table:table-cell office:value-type="float" office:value="0.00113287135931988">
                <text:p>0.00113287135931988</text:p>
              </table:table-cell>
              <table:table-cell office:value-type="float" office:value="0.00108585962497445">
                <text:p>0.00108585962497445</text:p>
              </table:table-cell>
              <table:table-cell office:value-type="float" office:value="0.001035823568925">
                <text:p>0.001035823568925</text:p>
              </table:table-cell>
              <table:table-cell office:value-type="float" office:value="0.000983101977432445">
                <text:p>0.000983101977432445</text:p>
              </table:table-cell>
              <table:table-cell office:value-type="float" office:value="0.000928104616223702">
                <text:p>0.000928104616223702</text:p>
              </table:table-cell>
              <table:table-cell office:value-type="float" office:value="0.000871303501881167">
                <text:p>0.000871303501881167</text:p>
              </table:table-cell>
              <table:table-cell office:value-type="float" office:value="0.000813221282041327">
                <text:p>0.000813221282041327</text:p>
              </table:table-cell>
              <table:table-cell office:value-type="float" office:value="0.000754417202770112">
                <text:p>0.000754417202770112</text:p>
              </table:table-cell>
              <table:table-cell office:value-type="float" office:value="0.00069547129283236">
                <text:p>0.00069547129283236</text:p>
              </table:table-cell>
              <table:table-cell office:value-type="float" office:value="0.000636967509700749">
                <text:p>0.000636967509700749</text:p>
              </table:table-cell>
              <table:table-cell office:value-type="float" office:value="0.000579476660881795">
                <text:p>0.000579476660881795</text:p>
              </table:table-cell>
              <table:table-cell office:value-type="float" office:value="0.000523539929991886">
                <text:p>0.000523539929991886</text:p>
              </table:table-cell>
              <table:table-cell office:value-type="float" office:value="0.000469653797962663">
                <text:p>0.000469653797962663</text:p>
              </table:table-cell>
              <table:table-cell office:value-type="float" office:value="0.00041825705850247">
                <text:p>0.00041825705850247</text:p>
              </table:table-cell>
              <table:table-cell office:value-type="float" office:value="0.000369720490727432">
                <text:p>0.000369720490727432</text:p>
              </table:table-cell>
            </table:table-row>
            <table:table-row>
              <table:table-cell office:value-type="float" office:value="900.1">
                <text:p>900</text:p>
              </table:table-cell>
              <table:table-cell office:value-type="float" office:value="0.00139426041188248">
                <text:p>0.00139426041188248</text:p>
              </table:table-cell>
              <table:table-cell office:value-type="float" office:value="0.00139309173044649">
                <text:p>0.00139309173044649</text:p>
              </table:table-cell>
              <table:table-cell office:value-type="float" office:value="0.00138958296626015">
                <text:p>0.00138958296626015</text:p>
              </table:table-cell>
              <table:table-cell office:value-type="float" office:value="0.00138368521217277">
                <text:p>0.00138368521217277</text:p>
              </table:table-cell>
              <table:table-cell office:value-type="float" office:value="0.0013753200730517">
                <text:p>0.0013753200730517</text:p>
              </table:table-cell>
              <table:table-cell office:value-type="float" office:value="0.00136438415125793">
                <text:p>0.00136438415125793</text:p>
              </table:table-cell>
              <table:table-cell office:value-type="float" office:value="0.0013507551507258">
                <text:p>0.0013507551507258</text:p>
              </table:table-cell>
              <table:table-cell office:value-type="float" office:value="0.00133429941984902">
                <text:p>0.00133429941984902</text:p>
              </table:table-cell>
              <table:table-cell office:value-type="float" office:value="0.00131488069490262">
                <text:p>0.00131488069490262</text:p>
              </table:table-cell>
              <table:table-cell office:value-type="float" office:value="0.00129236974542482">
                <text:p>0.00129236974542482</text:p>
              </table:table-cell>
              <table:table-cell office:value-type="float" office:value="0.0012666545637922">
                <text:p>0.0012666545637922</text:p>
              </table:table-cell>
              <table:table-cell office:value-type="float" office:value="0.00123765068738669">
                <text:p>0.00123765068738669</text:p>
              </table:table-cell>
              <table:table-cell office:value-type="float" office:value="0.00120531119848268">
                <text:p>0.00120531119848268</text:p>
              </table:table-cell>
              <table:table-cell office:value-type="float" office:value="0.00116963591995065">
                <text:p>0.00116963591995065</text:p>
              </table:table-cell>
              <table:table-cell office:value-type="float" office:value="0.00113067931958347">
                <text:p>0.00113067931958347</text:p>
              </table:table-cell>
              <table:table-cell office:value-type="float" office:value="0.00108855665692127">
                <text:p>0.00108855665692127</text:p>
              </table:table-cell>
              <table:table-cell office:value-type="float" office:value="0.00104344795691143">
                <text:p>0.00104344795691143</text:p>
              </table:table-cell>
              <table:table-cell office:value-type="float" office:value="0.000995599475417845">
                <text:p>0.000995599475417845</text:p>
              </table:table-cell>
              <table:table-cell office:value-type="float" office:value="0.000945322430674753">
                <text:p>0.000945322430674753</text:p>
              </table:table-cell>
              <table:table-cell office:value-type="float" office:value="0.000892988907630306">
                <text:p>0.000892988907630306</text:p>
              </table:table-cell>
              <table:table-cell office:value-type="float" office:value="0.000839024991405171">
                <text:p>0.000839024991405171</text:p>
              </table:table-cell>
              <table:table-cell office:value-type="float" office:value="0.000783901342205881">
                <text:p>0.000783901342205881</text:p>
              </table:table-cell>
              <table:table-cell office:value-type="float" office:value="0.00072812157586684">
                <text:p>0.00072812157586684</text:p>
              </table:table-cell>
              <table:table-cell office:value-type="float" office:value="0.00067220895009585">
                <text:p>0.00067220895009585</text:p>
              </table:table-cell>
              <table:table-cell office:value-type="float" office:value="0.000616691965390524">
                <text:p>0.000616691965390524</text:p>
              </table:table-cell>
              <table:table-cell office:value-type="float" office:value="0.000562089562108334">
                <text:p>0.000562089562108334</text:p>
              </table:table-cell>
              <table:table-cell office:value-type="float" office:value="0.000508896624659098">
                <text:p>0.000508896624659098</text:p>
              </table:table-cell>
              <table:table-cell office:value-type="float" office:value="0.000457570487069781">
                <text:p>0.000457570487069781</text:p>
              </table:table-cell>
              <table:table-cell office:value-type="float" office:value="0.000408519071963631">
                <text:p>0.000408519071963631</text:p>
              </table:table-cell>
              <table:table-cell office:value-type="float" office:value="0.000362091191911779">
                <text:p>0.000362091191911779</text:p>
              </table:table-cell>
              <table:table-cell office:value-type="float" office:value="0.000318569406257121">
                <text:p>0.000318569406257121</text:p>
              </table:table-cell>
            </table:table-row>
            <table:table-row>
              <table:table-cell office:value-type="float" office:value="933.433333333334">
                <text:p>930</text:p>
              </table:table-cell>
              <table:table-cell office:value-type="float" office:value="0.00131999734771685">
                <text:p>0.00131999734771685</text:p>
              </table:table-cell>
              <table:table-cell office:value-type="float" office:value="0.00131864069931375">
                <text:p>0.00131864069931375</text:p>
              </table:table-cell>
              <table:table-cell office:value-type="float" office:value="0.00131457626403996">
                <text:p>0.00131457626403996</text:p>
              </table:table-cell>
              <table:table-cell office:value-type="float" office:value="0.00130777293852953">
                <text:p>0.00130777293852953</text:p>
              </table:table-cell>
              <table:table-cell office:value-type="float" office:value="0.00129818162236834">
                <text:p>0.00129818162236834</text:p>
              </table:table-cell>
              <table:table-cell office:value-type="float" office:value="0.00128573916038728">
                <text:p>0.00128573916038728</text:p>
              </table:table-cell>
              <table:table-cell office:value-type="float" office:value="0.00127037366482166">
                <text:p>0.00127037366482166</text:p>
              </table:table-cell>
              <table:table-cell office:value-type="float" office:value="0.00125201102144191">
                <text:p>0.00125201102144191</text:p>
              </table:table-cell>
              <table:table-cell office:value-type="float" office:value="0.00123058232808155">
                <text:p>0.00123058232808155</text:p>
              </table:table-cell>
              <table:table-cell office:value-type="float" office:value="0.00120603196099085">
                <text:p>0.00120603196099085</text:p>
              </table:table-cell>
              <table:table-cell office:value-type="float" office:value="0.00117832591702331">
                <text:p>0.00117832591702331</text:p>
              </table:table-cell>
              <table:table-cell office:value-type="float" office:value="0.00114746004149604">
                <text:p>0.00114746004149604</text:p>
              </table:table-cell>
              <table:table-cell office:value-type="float" office:value="0.00111346772679947">
                <text:p>0.00111346772679947</text:p>
              </table:table-cell>
              <table:table-cell office:value-type="float" office:value="0.00107642665963763">
                <text:p>0.00107642665963763</text:p>
              </table:table-cell>
              <table:table-cell office:value-type="float" office:value="0.00103646420882496">
                <text:p>0.00103646420882496</text:p>
              </table:table-cell>
              <table:table-cell office:value-type="float" office:value="0.00099376108345635">
                <text:p>0.00099376108345635</text:p>
              </table:table-cell>
              <table:table-cell office:value-type="float" office:value="0.000948552954030821">
                <text:p>0.000948552954030821</text:p>
              </table:table-cell>
              <table:table-cell office:value-type="float" office:value="0.000901129815790203">
                <text:p>0.000901129815790203</text:p>
              </table:table-cell>
              <table:table-cell office:value-type="float" office:value="0.000851832980960768">
                <text:p>0.000851832980960768</text:p>
              </table:table-cell>
              <table:table-cell office:value-type="float" office:value="0.000801049709375902">
                <text:p>0.000801049709375902</text:p>
              </table:table-cell>
              <table:table-cell office:value-type="float" office:value="0.000749205617767453">
                <text:p>0.000749205617767453</text:p>
              </table:table-cell>
              <table:table-cell office:value-type="float" office:value="0.000696755138047017">
                <text:p>0.000696755138047017</text:p>
              </table:table-cell>
              <table:table-cell office:value-type="float" office:value="0.000644170414627677">
                <text:p>0.000644170414627677</text:p>
              </table:table-cell>
              <table:table-cell office:value-type="float" office:value="0.0005919291308706">
                <text:p>0.0005919291308706</text:p>
              </table:table-cell>
              <table:table-cell office:value-type="float" office:value="0.000540501826748401">
                <text:p>0.000540501826748401</text:p>
              </table:table-cell>
              <table:table-cell office:value-type="float" office:value="0.000490339307401266">
                <text:p>0.000490339307401266</text:p>
              </table:table-cell>
              <table:table-cell office:value-type="float" office:value="0.000441860741672097">
                <text:p>0.000441860741672097</text:p>
              </table:table-cell>
              <table:table-cell office:value-type="float" office:value="0.000395443010305197">
                <text:p>0.000395443010305197</text:p>
              </table:table-cell>
              <table:table-cell office:value-type="float" office:value="0.000351411787900401">
                <text:p>0.000351411787900401</text:p>
              </table:table-cell>
              <table:table-cell office:value-type="float" office:value="0.000310034736619744">
                <text:p>0.000310034736619744</text:p>
              </table:table-cell>
              <table:table-cell office:value-type="float" office:value="0.00027151706128284">
                <text:p>0.00027151706128284</text:p>
              </table:table-cell>
            </table:table-row>
            <table:table-row>
              <table:table-cell office:value-type="float" office:value="966.766666666667">
                <text:p>970</text:p>
              </table:table-cell>
              <table:table-cell office:value-type="float" office:value="0.00123031514339137">
                <text:p>0.00123031514339137</text:p>
              </table:table-cell>
              <table:table-cell office:value-type="float" office:value="0.00122883317361005">
                <text:p>0.00122883317361005</text:p>
              </table:table-cell>
              <table:table-cell office:value-type="float" office:value="0.00122439975501492">
                <text:p>0.00122439975501492</text:p>
              </table:table-cell>
              <table:table-cell office:value-type="float" office:value="0.00121700006493996">
                <text:p>0.00121700006493996</text:p>
              </table:table-cell>
              <table:table-cell office:value-type="float" office:value="0.00120661168935119">
                <text:p>0.00120661168935119</text:p>
              </table:table-cell>
              <table:table-cell office:value-type="float" office:value="0.00119320792300889">
                <text:p>0.00119320792300889</text:p>
              </table:table-cell>
              <table:table-cell office:value-type="float" office:value="0.00117676218805536">
                <text:p>0.00117676218805536</text:p>
              </table:table-cell>
              <table:table-cell office:value-type="float" office:value="0.00115725337446315">
                <text:p>0.00115725337446315</text:p>
              </table:table-cell>
              <table:table-cell office:value-type="float" office:value="0.00113467185538463">
                <text:p>0.00113467185538463</text:p>
              </table:table-cell>
              <table:table-cell office:value-type="float" office:value="0.0011090258859163">
                <text:p>0.0011090258859163</text:p>
              </table:table-cell>
              <table:table-cell office:value-type="float" office:value="0.00108034805781415">
                <text:p>0.00108034805781415</text:p>
              </table:table-cell>
              <table:table-cell office:value-type="float" office:value="0.00104870145830537">
                <text:p>0.00104870145830537</text:p>
              </table:table-cell>
              <table:table-cell office:value-type="float" office:value="0.00101418517144753">
                <text:p>0.00101418517144753</text:p>
              </table:table-cell>
              <table:table-cell office:value-type="float" office:value="0.00097693876830149">
                <text:p>0.00097693876830149</text:p>
              </table:table-cell>
              <table:table-cell office:value-type="float" office:value="0.000937145459612239">
                <text:p>0.000937145459612239</text:p>
              </table:table-cell>
              <table:table-cell office:value-type="float" office:value="0.000895033632714812">
                <text:p>0.000895033632714812</text:p>
              </table:table-cell>
              <table:table-cell office:value-type="float" office:value="0.000850876562514166">
                <text:p>0.000850876562514166</text:p>
              </table:table-cell>
              <table:table-cell office:value-type="float" office:value="0.000804990172445378">
                <text:p>0.000804990172445378</text:p>
              </table:table-cell>
              <table:table-cell office:value-type="float" office:value="0.000757728821353749">
                <text:p>0.000757728821353749</text:p>
              </table:table-cell>
              <table:table-cell office:value-type="float" office:value="0.000709479200658192">
                <text:p>0.000709479200658192</text:p>
              </table:table-cell>
              <table:table-cell office:value-type="float" office:value="0.000660652536083516">
                <text:p>0.000660652536083516</text:p>
              </table:table-cell>
              <table:table-cell office:value-type="float" office:value="0.000611675391985821">
                <text:p>0.000611675391985821</text:p>
              </table:table-cell>
              <table:table-cell office:value-type="float" office:value="0.000562979466036599">
                <text:p>0.000562979466036599</text:p>
              </table:table-cell>
              <table:table-cell office:value-type="float" office:value="0.000514990830562548">
                <text:p>0.000514990830562548</text:p>
              </table:table-cell>
              <table:table-cell office:value-type="float" office:value="0.000468119118278351">
                <text:p>0.000468119118278351</text:p>
              </table:table-cell>
              <table:table-cell office:value-type="float" office:value="0.000422747160583333">
                <text:p>0.000422747160583333</text:p>
              </table:table-cell>
              <table:table-cell office:value-type="float" office:value="0.000379221564536134">
                <text:p>0.000379221564536134</text:p>
              </table:table-cell>
              <table:table-cell office:value-type="float" office:value="0.000337844661248852">
                <text:p>0.000337844661248852</text:p>
              </table:table-cell>
              <table:table-cell office:value-type="float" office:value="0.000298868177544833">
                <text:p>0.000298868177544833</text:p>
              </table:table-cell>
              <table:table-cell office:value-type="float" office:value="0.000262488880392167">
                <text:p>0.000262488880392167</text:p>
              </table:table-cell>
              <table:table-cell office:value-type="float" office:value="0.000228846327687315">
                <text:p>0.000228846327687315</text:p>
              </table:table-cell>
            </table:table-row>
            <table:table-row>
              <table:table-cell office:value-type="float" office:value="1000.1">
                <text:p>1000</text:p>
              </table:table-cell>
              <table:table-cell office:value-type="float" office:value="0.00112894771615671">
                <text:p>0.00112894771615671</text:p>
              </table:table-cell>
              <table:table-cell office:value-type="float" office:value="0.00112740128993081">
                <text:p>0.00112740128993081</text:p>
              </table:table-cell>
              <table:table-cell office:value-type="float" office:value="0.00112278004822334">
                <text:p>0.00112278004822334</text:p>
              </table:table-cell>
              <table:table-cell office:value-type="float" office:value="0.00111508331906756">
                <text:p>0.00111508331906756</text:p>
              </table:table-cell>
              <table:table-cell office:value-type="float" office:value="0.00110431179428418">
                <text:p>0.00110431179428418</text:p>
              </table:table-cell>
              <table:table-cell office:value-type="float" office:value="0.00109047014464605">
                <text:p>0.00109047014464605</text:p>
              </table:table-cell>
              <table:table-cell office:value-type="float" office:value="0.00107357048848146">
                <text:p>0.00107357048848146</text:p>
              </table:table-cell>
              <table:table-cell office:value-type="float" office:value="0.00105363652869463">
                <text:p>0.00105363652869463</text:p>
              </table:table-cell>
              <table:table-cell office:value-type="float" office:value="0.00103070812971002">
                <text:p>0.00103070812971002</text:p>
              </table:table-cell>
              <table:table-cell office:value-type="float" office:value="0.00100484607019365">
                <text:p>0.00100484607019365</text:p>
              </table:table-cell>
              <table:table-cell office:value-type="float" office:value="0.000976136681926567">
                <text:p>0.000976136681926567</text:p>
              </table:table-cell>
              <table:table-cell office:value-type="float" office:value="0.00094469607228567">
                <text:p>0.00094469607228567</text:p>
              </table:table-cell>
              <table:table-cell office:value-type="float" office:value="0.000910673629590487">
                <text:p>0.000910673629590487</text:p>
              </table:table-cell>
              <table:table-cell office:value-type="float" office:value="0.000874254528761577">
                <text:p>0.000874254528761577</text:p>
              </table:table-cell>
              <table:table-cell office:value-type="float" office:value="0.000835660990154158">
                <text:p>0.000835660990154158</text:p>
              </table:table-cell>
              <table:table-cell office:value-type="float" office:value="0.000795152096840879">
                <text:p>0.000795152096840879</text:p>
              </table:table-cell>
              <table:table-cell office:value-type="float" office:value="0.000753022043488803">
                <text:p>0.000753022043488803</text:p>
              </table:table-cell>
              <table:table-cell office:value-type="float" office:value="0.000709596770393853">
                <text:p>0.000709596770393853</text:p>
              </table:table-cell>
              <table:table-cell office:value-type="float" office:value="0.00066522902495495">
                <text:p>0.00066522902495495</text:p>
              </table:table-cell>
              <table:table-cell office:value-type="float" office:value="0.000620291984520015">
                <text:p>0.000620291984520015</text:p>
              </table:table-cell>
              <table:table-cell office:value-type="float" office:value="0.000575171662983419">
                <text:p>0.000575171662983419</text:p>
              </table:table-cell>
              <table:table-cell office:value-type="float" office:value="0.000530258402349589">
                <text:p>0.000530258402349589</text:p>
              </table:table-cell>
              <table:table-cell office:value-type="float" office:value="0.000485937813582576">
                <text:p>0.000485937813582576</text:p>
              </table:table-cell>
              <table:table-cell office:value-type="float" office:value="0.000442581573201993">
                <text:p>0.000442581573201993</text:p>
              </table:table-cell>
              <table:table-cell office:value-type="float" office:value="0.000400538499454661">
                <text:p>0.000400538499454661</text:p>
              </table:table-cell>
              <table:table-cell office:value-type="float" office:value="0.000360126322541224">
                <text:p>0.000360126322541224</text:p>
              </table:table-cell>
              <table:table-cell office:value-type="float" office:value="0.000321624527481734">
                <text:p>0.000321624527481734</text:p>
              </table:table-cell>
              <table:table-cell office:value-type="float" office:value="0.000285268588112244">
                <text:p>0.000285268588112244</text:p>
              </table:table-cell>
              <table:table-cell office:value-type="float" office:value="0.000251245830769506">
                <text:p>0.000251245830769506</text:p>
              </table:table-cell>
              <table:table-cell office:value-type="float" office:value="0.000219693072422635">
                <text:p>0.000219693072422635</text:p>
              </table:table-cell>
              <table:table-cell office:value-type="float" office:value="0.000190696077406087">
                <text:p>0.000190696077406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fr" number:country="FR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5000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500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500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500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346cm" svg:height="14.239cm" xlink:href="." xlink:type="simple" chart:class="chart:area" chart:style-name="ch1">
        <chart:legend chart:legend-position="end" svg:x="21.448cm" svg:y="1.567cm" style:legend-expansion="high" chart:style-name="ch2"/>
        <chart:plot-area chart:style-name="ch3" chart:data-source-has-labels="both" svg:x="0.936cm" svg:y="0.987cm" svg:width="19.54cm" svg:height="12.5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3cm" svg:y="1.035cm" svg:width="16.539cm" svg:height="11.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32" chart:label-cell-address="local-table.$B$1" chart:class="chart:area">
            <chart:data-point chart:repeated="31"/>
          </chart:series>
          <chart:series chart:style-name="ch8" chart:values-cell-range-address="local-table.$C$2:.$C$32" chart:label-cell-address="local-table.$C$1" chart:class="chart:area">
            <chart:data-point chart:repeated="31"/>
          </chart:series>
          <chart:series chart:style-name="ch9" chart:values-cell-range-address="local-table.$D$2:.$D$32" chart:label-cell-address="local-table.$D$1" chart:class="chart:area">
            <chart:data-point chart:repeated="31"/>
          </chart:series>
          <chart:series chart:style-name="ch10" chart:values-cell-range-address="local-table.$E$2:.$E$32" chart:label-cell-address="local-table.$E$1" chart:class="chart:area">
            <chart:data-point chart:repeated="31"/>
          </chart:series>
          <chart:series chart:style-name="ch11" chart:values-cell-range-address="local-table.$F$2:.$F$32" chart:label-cell-address="local-table.$F$1" chart:class="chart:area">
            <chart:data-point chart:repeated="31"/>
          </chart:series>
          <chart:series chart:style-name="ch12" chart:values-cell-range-address="local-table.$G$2:.$G$32" chart:label-cell-address="local-table.$G$1" chart:class="chart:area">
            <chart:data-point chart:repeated="31"/>
          </chart:series>
          <chart:series chart:style-name="ch13" chart:values-cell-range-address="local-table.$H$2:.$H$32" chart:label-cell-address="local-table.$H$1" chart:class="chart:area">
            <chart:data-point chart:repeated="31"/>
          </chart:series>
          <chart:series chart:style-name="ch14" chart:values-cell-range-address="local-table.$I$2:.$I$32" chart:label-cell-address="local-table.$I$1" chart:class="chart:area">
            <chart:data-point chart:repeated="31"/>
          </chart:series>
          <chart:series chart:style-name="ch15" chart:values-cell-range-address="local-table.$J$2:.$J$32" chart:label-cell-address="local-table.$J$1" chart:class="chart:area">
            <chart:data-point chart:repeated="31"/>
          </chart:series>
          <chart:series chart:style-name="ch16" chart:values-cell-range-address="local-table.$K$2:.$K$32" chart:label-cell-address="local-table.$K$1" chart:class="chart:area">
            <chart:data-point chart:repeated="31"/>
          </chart:series>
          <chart:series chart:style-name="ch17" chart:values-cell-range-address="local-table.$L$2:.$L$32" chart:label-cell-address="local-table.$L$1" chart:class="chart:area">
            <chart:data-point chart:repeated="31"/>
          </chart:series>
          <chart:series chart:style-name="ch18" chart:values-cell-range-address="local-table.$M$2:.$M$32" chart:label-cell-address="local-table.$M$1" chart:class="chart:area">
            <chart:data-point chart:repeated="31"/>
          </chart:series>
          <chart:series chart:style-name="ch7" chart:values-cell-range-address="local-table.$N$2:.$N$32" chart:label-cell-address="local-table.$N$1" chart:class="chart:area">
            <chart:data-point chart:repeated="31"/>
          </chart:series>
          <chart:series chart:style-name="ch8" chart:values-cell-range-address="local-table.$O$2:.$O$32" chart:label-cell-address="local-table.$O$1" chart:class="chart:area">
            <chart:data-point chart:repeated="31"/>
          </chart:series>
          <chart:series chart:style-name="ch9" chart:values-cell-range-address="local-table.$P$2:.$P$32" chart:label-cell-address="local-table.$P$1" chart:class="chart:area">
            <chart:data-point chart:repeated="31"/>
          </chart:series>
          <chart:series chart:style-name="ch10" chart:values-cell-range-address="local-table.$Q$2:.$Q$32" chart:label-cell-address="local-table.$Q$1" chart:class="chart:area">
            <chart:data-point chart:repeated="31"/>
          </chart:series>
          <chart:series chart:style-name="ch11" chart:values-cell-range-address="local-table.$R$2:.$R$32" chart:label-cell-address="local-table.$R$1" chart:class="chart:area">
            <chart:data-point chart:repeated="31"/>
          </chart:series>
          <chart:series chart:style-name="ch12" chart:values-cell-range-address="local-table.$S$2:.$S$32" chart:label-cell-address="local-table.$S$1" chart:class="chart:area">
            <chart:data-point chart:repeated="31"/>
          </chart:series>
          <chart:series chart:style-name="ch13" chart:values-cell-range-address="local-table.$T$2:.$T$32" chart:label-cell-address="local-table.$T$1" chart:class="chart:area">
            <chart:data-point chart:repeated="31"/>
          </chart:series>
          <chart:series chart:style-name="ch14" chart:values-cell-range-address="local-table.$U$2:.$U$32" chart:label-cell-address="local-table.$U$1" chart:class="chart:area">
            <chart:data-point chart:repeated="31"/>
          </chart:series>
          <chart:series chart:style-name="ch15" chart:values-cell-range-address="local-table.$V$2:.$V$32" chart:label-cell-address="local-table.$V$1" chart:class="chart:area">
            <chart:data-point chart:repeated="3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0,3141592654</text:p>
              </table:table-cell>
              <table:table-cell office:value-type="string">
                <text:p>0,6283185307</text:p>
              </table:table-cell>
              <table:table-cell office:value-type="string">
                <text:p>0,9424777961</text:p>
              </table:table-cell>
              <table:table-cell office:value-type="string">
                <text:p>1,2566370614</text:p>
              </table:table-cell>
              <table:table-cell office:value-type="string">
                <text:p>1,5707963268</text:p>
              </table:table-cell>
              <table:table-cell office:value-type="string">
                <text:p>1,8849555921</text:p>
              </table:table-cell>
              <table:table-cell office:value-type="string">
                <text:p>2,1991148575</text:p>
              </table:table-cell>
              <table:table-cell office:value-type="string">
                <text:p>2,5132741228</text:p>
              </table:table-cell>
              <table:table-cell office:value-type="string">
                <text:p>2,8274333882</text:p>
              </table:table-cell>
              <table:table-cell office:value-type="string">
                <text:p>3,1415926535</text:p>
              </table:table-cell>
              <table:table-cell office:value-type="string">
                <text:p>3,4557519189</text:p>
              </table:table-cell>
              <table:table-cell office:value-type="string">
                <text:p>3,7699111842</text:p>
              </table:table-cell>
              <table:table-cell office:value-type="string">
                <text:p>4,0840704496</text:p>
              </table:table-cell>
              <table:table-cell office:value-type="string">
                <text:p>4,3982297149</text:p>
              </table:table-cell>
              <table:table-cell office:value-type="string">
                <text:p>4,7123889803</text:p>
              </table:table-cell>
              <table:table-cell office:value-type="string">
                <text:p>5,0265482456</text:p>
              </table:table-cell>
              <table:table-cell office:value-type="string">
                <text:p>5,340707511</text:p>
              </table:table-cell>
              <table:table-cell office:value-type="string">
                <text:p>5,6548667763</text:p>
              </table:table-cell>
              <table:table-cell office:value-type="string">
                <text:p>5,9690260417</text:p>
              </table:table-cell>
              <table:table-cell office:value-type="string">
                <text:p>6,283185307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443184841200134">
                <text:p>0.0000443184841200134</text:p>
              </table:table-cell>
              <table:table-cell office:value-type="float" office:value="0.0000434559793595947">
                <text:p>0.0000434559793595947</text:p>
              </table:table-cell>
              <table:table-cell office:value-type="float" office:value="0.0000410127865843852">
                <text:p>0.0000410127865843852</text:p>
              </table:table-cell>
              <table:table-cell office:value-type="float" office:value="0.0000373954858631066">
                <text:p>0.0000373954858631066</text:p>
              </table:table-cell>
              <table:table-cell office:value-type="float" office:value="0.000033188832505252">
                <text:p>0.000033188832505252</text:p>
              </table:table-cell>
              <table:table-cell office:value-type="float" office:value="0.0000290132583099485">
                <text:p>0.0000290132583099485</text:p>
              </table:table-cell>
              <table:table-cell office:value-type="float" office:value="0.0000253630240721692">
                <text:p>0.0000253630240721692</text:p>
              </table:table-cell>
              <table:table-cell office:value-type="float" office:value="0.0000225099136519877">
                <text:p>0.0000225099136519877</text:p>
              </table:table-cell>
              <table:table-cell office:value-type="float" office:value="0.0000205245541171196">
                <text:p>0.0000205245541171196</text:p>
              </table:table-cell>
              <table:table-cell office:value-type="float" office:value="0.0000193706175799342">
                <text:p>0.0000193706175799342</text:p>
              </table:table-cell>
              <table:table-cell office:value-type="float" office:value="0.0000189936360514343">
                <text:p>0.0000189936360514343</text:p>
              </table:table-cell>
              <table:table-cell office:value-type="float" office:value="0.0000193706175795009">
                <text:p>0.0000193706175795009</text:p>
              </table:table-cell>
              <table:table-cell office:value-type="float" office:value="0.000020524554116228">
                <text:p>0.000020524554116228</text:p>
              </table:table-cell>
              <table:table-cell office:value-type="float" office:value="0.0000225099136506051">
                <text:p>0.0000225099136506051</text:p>
              </table:table-cell>
              <table:table-cell office:value-type="float" office:value="0.0000253630240702956">
                <text:p>0.0000253630240702956</text:p>
              </table:table-cell>
              <table:table-cell office:value-type="float" office:value="0.0000290132583076745">
                <text:p>0.0000290132583076745</text:p>
              </table:table-cell>
              <table:table-cell office:value-type="float" office:value="0.0000331888325028002">
                <text:p>0.0000331888325028002</text:p>
              </table:table-cell>
              <table:table-cell office:value-type="float" office:value="0.0000373954858608098">
                <text:p>0.0000373954858608098</text:p>
              </table:table-cell>
              <table:table-cell office:value-type="float" office:value="0.0000410127865826035">
                <text:p>0.0000410127865826035</text:p>
              </table:table-cell>
              <table:table-cell office:value-type="float" office:value="0.0000434559793586226">
                <text:p>0.0000434559793586226</text:p>
              </table:table-cell>
              <table:table-cell office:value-type="float" office:value="0.0000443184841200134">
                <text:p>0.0000443184841200134</text:p>
              </table:table-cell>
            </table:table-row>
            <table:table-row>
              <table:table-cell office:value-type="float" office:value="46.6666666666667">
                <text:p>50</text:p>
              </table:table-cell>
              <table:table-cell office:value-type="float" office:value="0.000161178581138793">
                <text:p>0.000161178581138793</text:p>
              </table:table-cell>
              <table:table-cell office:value-type="float" office:value="0.000154440744659412">
                <text:p>0.000154440744659412</text:p>
              </table:table-cell>
              <table:table-cell office:value-type="float" office:value="0.000136484043716434">
                <text:p>0.000136484043716434</text:p>
              </table:table-cell>
              <table:table-cell office:value-type="float" office:value="0.000112767581686999">
                <text:p>0.000112767581686999</text:p>
              </table:table-cell>
              <table:table-cell office:value-type="float" office:value="0.0000890828871527327">
                <text:p>0.0000890828871527327</text:p>
              </table:table-cell>
              <table:table-cell office:value-type="float" office:value="0.0000692415683483814">
                <text:p>0.0000692415683483814</text:p>
              </table:table-cell>
              <table:table-cell office:value-type="float" office:value="0.0000545346073383162">
                <text:p>0.0000545346073383162</text:p>
              </table:table-cell>
              <table:table-cell office:value-type="float" office:value="0.0000445647301447702">
                <text:p>0.0000445647301447702</text:p>
              </table:table-cell>
              <table:table-cell office:value-type="float" office:value="0.000038345182964386">
                <text:p>0.000038345182964386</text:p>
              </table:table-cell>
              <table:table-cell office:value-type="float" office:value="0.0000349830703050667">
                <text:p>0.0000349830703050667</text:p>
              </table:table-cell>
              <table:table-cell office:value-type="float" office:value="0.0000339233639275418">
                <text:p>0.0000339233639275418</text:p>
              </table:table-cell>
              <table:table-cell office:value-type="float" office:value="0.0000349830703038379">
                <text:p>0.0000349830703038379</text:p>
              </table:table-cell>
              <table:table-cell office:value-type="float" office:value="0.0000383451829617181">
                <text:p>0.0000383451829617181</text:p>
              </table:table-cell>
              <table:table-cell office:value-type="float" office:value="0.0000445647301402405">
                <text:p>0.0000445647301402405</text:p>
              </table:table-cell>
              <table:table-cell office:value-type="float" office:value="0.0000545346073313471">
                <text:p>0.0000545346073313471</text:p>
              </table:table-cell>
              <table:table-cell office:value-type="float" office:value="0.0000692415683384869">
                <text:p>0.0000692415683384869</text:p>
              </table:table-cell>
              <table:table-cell office:value-type="float" office:value="0.0000890828871400561">
                <text:p>0.0000890828871400561</text:p>
              </table:table-cell>
              <table:table-cell office:value-type="float" office:value="0.000112767581672964">
                <text:p>0.000112767581672964</text:p>
              </table:table-cell>
              <table:table-cell office:value-type="float" office:value="0.00013648404370393">
                <text:p>0.00013648404370393</text:p>
              </table:table-cell>
              <table:table-cell office:value-type="float" office:value="0.000154440744651938">
                <text:p>0.000154440744651938</text:p>
              </table:table-cell>
              <table:table-cell office:value-type="float" office:value="0.000161178581138793">
                <text:p>0.000161178581138793</text:p>
              </table:table-cell>
            </table:table-row>
            <table:table-row>
              <table:table-cell office:value-type="float" office:value="93.3333333333333">
                <text:p>90</text:p>
              </table:table-cell>
              <table:table-cell office:value-type="float" office:value="0.000471465667165453">
                <text:p>0.000471465667165453</text:p>
              </table:table-cell>
              <table:table-cell office:value-type="float" office:value="0.000445184515632662">
                <text:p>0.000445184515632662</text:p>
              </table:table-cell>
              <table:table-cell office:value-type="float" office:value="0.000376918898229386">
                <text:p>0.000376918898229386</text:p>
              </table:table-cell>
              <table:table-cell office:value-type="float" office:value="0.000291212752040913">
                <text:p>0.000291212752040913</text:p>
              </table:table-cell>
              <table:table-cell office:value-type="float" office:value="0.000211619436077216">
                <text:p>0.000211619436077216</text:p>
              </table:table-cell>
              <table:table-cell office:value-type="float" office:value="0.00015052309385462">
                <text:p>0.00015052309385462</text:p>
              </table:table-cell>
              <table:table-cell office:value-type="float" office:value="0.000109186012037162">
                <text:p>0.000109186012037162</text:p>
              </table:table-cell>
              <table:table-cell office:value-type="float" office:value="0.0000834083489760394">
                <text:p>0.0000834083489760394</text:p>
              </table:table-cell>
              <table:table-cell office:value-type="float" office:value="0.0000683695738404688">
                <text:p>0.0000683695738404688</text:p>
              </table:table-cell>
              <table:table-cell office:value-type="float" office:value="0.000060604402424519">
                <text:p>0.000060604402424519</text:p>
              </table:table-cell>
              <table:table-cell office:value-type="float" office:value="0.000058212725288056">
                <text:p>0.000058212725288056</text:p>
              </table:table-cell>
              <table:table-cell office:value-type="float" office:value="0.0000606044024217298">
                <text:p>0.0000606044024217298</text:p>
              </table:table-cell>
              <table:table-cell office:value-type="float" office:value="0.0000683695738342024">
                <text:p>0.0000683695738342024</text:p>
              </table:table-cell>
              <table:table-cell office:value-type="float" office:value="0.000083408348964782">
                <text:p>0.000083408348964782</text:p>
              </table:table-cell>
              <table:table-cell office:value-type="float" office:value="0.000109186012018473">
                <text:p>0.000109186012018473</text:p>
              </table:table-cell>
              <table:table-cell office:value-type="float" office:value="0.000150523093825601">
                <text:p>0.000150523093825601</text:p>
              </table:table-cell>
              <table:table-cell office:value-type="float" office:value="0.00021161943603644">
                <text:p>0.00021161943603644</text:p>
              </table:table-cell>
              <table:table-cell office:value-type="float" office:value="0.000291212751991861">
                <text:p>0.000291212751991861</text:p>
              </table:table-cell>
              <table:table-cell office:value-type="float" office:value="0.0003769188981828">
                <text:p>0.0003769188981828</text:p>
              </table:table-cell>
              <table:table-cell office:value-type="float" office:value="0.000445184515603703">
                <text:p>0.000445184515603703</text:p>
              </table:table-cell>
              <table:table-cell office:value-type="float" office:value="0.000471465667165453">
                <text:p>0.0004714656671654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10920834681041">
                <text:p>0.00110920834681041</text:p>
              </table:table-cell>
              <table:table-cell office:value-type="float" office:value="0.00104084013910125">
                <text:p>0.00104084013910125</text:p>
              </table:table-cell>
              <table:table-cell office:value-type="float" office:value="0.000863808301486">
                <text:p>0.000863808301486</text:p>
              </table:table-cell>
              <table:table-cell office:value-type="float" office:value="0.000644017316250034">
                <text:p>0.000644017316250034</text:p>
              </table:table-cell>
              <table:table-cell office:value-type="float" office:value="0.000444913702820917">
                <text:p>0.000444913702820917</text:p>
              </table:table-cell>
              <table:table-cell office:value-type="float" office:value="0.000298061048309286">
                <text:p>0.000298061048309286</text:p>
              </table:table-cell>
              <table:table-cell office:value-type="float" office:value="0.000203556734024076">
                <text:p>0.000203556734024076</text:p>
              </table:table-cell>
              <table:table-cell office:value-type="float" office:value="0.000147580358103046">
                <text:p>0.000147580358103046</text:p>
              </table:table-cell>
              <table:table-cell office:value-type="float" office:value="0.000116340226959344">
                <text:p>0.000116340226959344</text:p>
              </table:table-cell>
              <table:table-cell office:value-type="float" office:value="0.000100712231456161">
                <text:p>0.000100712231456161</text:p>
              </table:table-cell>
              <table:table-cell office:value-type="float" office:value="0.0000959765584078412">
                <text:p>0.0000959765584078412</text:p>
              </table:table-cell>
              <table:table-cell office:value-type="float" office:value="0.000100712231450616">
                <text:p>0.000100712231450616</text:p>
              </table:table-cell>
              <table:table-cell office:value-type="float" office:value="0.000116340226946584">
                <text:p>0.000116340226946584</text:p>
              </table:table-cell>
              <table:table-cell office:value-type="float" office:value="0.000147580358079228">
                <text:p>0.000147580358079228</text:p>
              </table:table-cell>
              <table:table-cell office:value-type="float" office:value="0.000203556733982547">
                <text:p>0.000203556733982547</text:p>
              </table:table-cell>
              <table:table-cell office:value-type="float" office:value="0.000298061048241314">
                <text:p>0.000298061048241314</text:p>
              </table:table-cell>
              <table:table-cell office:value-type="float" office:value="0.000444913702720801">
                <text:p>0.000444913702720801</text:p>
              </table:table-cell>
              <table:table-cell office:value-type="float" office:value="0.000644017316125494">
                <text:p>0.000644017316125494</text:p>
              </table:table-cell>
              <table:table-cell office:value-type="float" office:value="0.000863808301365611">
                <text:p>0.000863808301365611</text:p>
              </table:table-cell>
              <table:table-cell office:value-type="float" office:value="0.00104084013902595">
                <text:p>0.00104084013902595</text:p>
              </table:table-cell>
              <table:table-cell office:value-type="float" office:value="0.00110920834681041">
                <text:p>0.00110920834681041</text:p>
              </table:table-cell>
            </table:table-row>
            <table:table-row>
              <table:table-cell office:value-type="float" office:value="186.666666666667">
                <text:p>190</text:p>
              </table:table-cell>
              <table:table-cell office:value-type="float" office:value="0.00209892296127724">
                <text:p>0.00209892296127724</text:p>
              </table:table-cell>
              <table:table-cell office:value-type="float" office:value="0.00197375767678296">
                <text:p>0.00197375767678296</text:p>
              </table:table-cell>
              <table:table-cell office:value-type="float" office:value="0.00164282106385742">
                <text:p>0.00164282106385742</text:p>
              </table:table-cell>
              <table:table-cell office:value-type="float" office:value="0.00121967953161427">
                <text:p>0.00121967953161427</text:p>
              </table:table-cell>
              <table:table-cell office:value-type="float" office:value="0.00082785632429471">
                <text:p>0.00082785632429471</text:p>
              </table:table-cell>
              <table:table-cell office:value-type="float" office:value="0.000537617208175874">
                <text:p>0.000537617208175874</text:p>
              </table:table-cell>
              <table:table-cell office:value-type="float" office:value="0.000353368311537136">
                <text:p>0.000353368311537136</text:p>
              </table:table-cell>
              <table:table-cell office:value-type="float" office:value="0.000246858671001768">
                <text:p>0.000246858671001768</text:p>
              </table:table-cell>
              <table:table-cell office:value-type="float" office:value="0.000188934781551708">
                <text:p>0.000188934781551708</text:p>
              </table:table-cell>
              <table:table-cell office:value-type="float" office:value="0.000160543253063778">
                <text:p>0.000160543253063778</text:p>
              </table:table-cell>
              <table:table-cell office:value-type="float" office:value="0.000152033969343165">
                <text:p>0.000152033969343165</text:p>
              </table:table-cell>
              <table:table-cell office:value-type="float" office:value="0.000160543253053787">
                <text:p>0.000160543253053787</text:p>
              </table:table-cell>
              <table:table-cell office:value-type="float" office:value="0.000188934781528349">
                <text:p>0.000188934781528349</text:p>
              </table:table-cell>
              <table:table-cell office:value-type="float" office:value="0.00024685867095711">
                <text:p>0.00024685867095711</text:p>
              </table:table-cell>
              <table:table-cell office:value-type="float" office:value="0.000353368311457162">
                <text:p>0.000353368311457162</text:p>
              </table:table-cell>
              <table:table-cell office:value-type="float" office:value="0.000537617208042183">
                <text:p>0.000537617208042183</text:p>
              </table:table-cell>
              <table:table-cell office:value-type="float" office:value="0.000827856324096588">
                <text:p>0.000827856324096588</text:p>
              </table:table-cell>
              <table:table-cell office:value-type="float" office:value="0.00121967953137122">
                <text:p>0.00121967953137122</text:p>
              </table:table-cell>
              <table:table-cell office:value-type="float" office:value="0.00164282106362917">
                <text:p>0.00164282106362917</text:p>
              </table:table-cell>
              <table:table-cell office:value-type="float" office:value="0.00197375767664428">
                <text:p>0.00197375767664428</text:p>
              </table:table-cell>
              <table:table-cell office:value-type="float" office:value="0.00209892296127724">
                <text:p>0.00209892296127724</text:p>
              </table:table-cell>
            </table:table-row>
            <table:table-row>
              <table:table-cell office:value-type="float" office:value="233.333333333333">
                <text:p>230</text:p>
              </table:table-cell>
              <table:table-cell office:value-type="float" office:value="0.00319448005526917">
                <text:p>0.00319448005526917</text:p>
              </table:table-cell>
              <table:table-cell office:value-type="float" office:value="0.00303577409464886">
                <text:p>0.00303577409464886</text:p>
              </table:table-cell>
              <table:table-cell office:value-type="float" office:value="0.00259278544788005">
                <text:p>0.00259278544788005</text:p>
              </table:table-cell>
              <table:table-cell office:value-type="float" office:value="0.00197813060015923">
                <text:p>0.00197813060015923</text:p>
              </table:table-cell>
              <table:table-cell office:value-type="float" office:value="0.00136330529095335">
                <text:p>0.00136330529095335</text:p>
              </table:table-cell>
              <table:table-cell office:value-type="float" office:value="0.00088329738825708">
                <text:p>0.00088329738825708</text:p>
              </table:table-cell>
              <table:table-cell office:value-type="float" office:value="0.000571206821679561">
                <text:p>0.000571206821679561</text:p>
              </table:table-cell>
              <table:table-cell office:value-type="float" office:value="0.000390363321740631">
                <text:p>0.000390363321740631</text:p>
              </table:table-cell>
              <table:table-cell office:value-type="float" office:value="0.000292825504523038">
                <text:p>0.000292825504523038</text:p>
              </table:table-cell>
              <table:table-cell office:value-type="float" office:value="0.000245489936613007">
                <text:p>0.000245489936613007</text:p>
              </table:table-cell>
              <table:table-cell office:value-type="float" office:value="0.000231389856488398">
                <text:p>0.000231389856488398</text:p>
              </table:table-cell>
              <table:table-cell office:value-type="float" office:value="0.000245489936596425">
                <text:p>0.000245489936596425</text:p>
              </table:table-cell>
              <table:table-cell office:value-type="float" office:value="0.000292825504483933">
                <text:p>0.000292825504483933</text:p>
              </table:table-cell>
              <table:table-cell office:value-type="float" office:value="0.000390363321665086">
                <text:p>0.000390363321665086</text:p>
              </table:table-cell>
              <table:table-cell office:value-type="float" office:value="0.000571206821543565">
                <text:p>0.000571206821543565</text:p>
              </table:table-cell>
              <table:table-cell office:value-type="float" office:value="0.000883297388032131">
                <text:p>0.000883297388032131</text:p>
              </table:table-cell>
              <table:table-cell office:value-type="float" office:value="0.00136330529063219">
                <text:p>0.00136330529063219</text:p>
              </table:table-cell>
              <table:table-cell office:value-type="float" office:value="0.00197813059979107">
                <text:p>0.00197813059979107</text:p>
              </table:table-cell>
              <table:table-cell office:value-type="float" office:value="0.00259278544756294">
                <text:p>0.00259278544756294</text:p>
              </table:table-cell>
              <table:table-cell office:value-type="float" office:value="0.00303577409447031">
                <text:p>0.00303577409447031</text:p>
              </table:table-cell>
              <table:table-cell office:value-type="float" office:value="0.00319448005526917">
                <text:p>0.003194480055269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391042693981044">
                <text:p>0.00391042693981044</text:p>
              </table:table-cell>
              <table:table-cell office:value-type="float" office:value="0.00378713587915773">
                <text:p>0.00378713587915773</text:p>
              </table:table-cell>
              <table:table-cell office:value-type="float" office:value="0.00339583302143183">
                <text:p>0.00339583302143183</text:p>
              </table:table-cell>
              <table:table-cell office:value-type="float" office:value="0.00274742105040545">
                <text:p>0.00274742105040545</text:p>
              </table:table-cell>
              <table:table-cell office:value-type="float" office:value="0.00198696505742135">
                <text:p>0.00198696505742135</text:p>
              </table:table-cell>
              <table:table-cell office:value-type="float" office:value="0.0013219242809025">
                <text:p>0.0013219242809025</text:p>
              </table:table-cell>
              <table:table-cell office:value-type="float" office:value="0.000859771067258463">
                <text:p>0.000859771067258463</text:p>
              </table:table-cell>
              <table:table-cell office:value-type="float" office:value="0.000583566583090977">
                <text:p>0.000583566583090977</text:p>
              </table:table-cell>
              <table:table-cell office:value-type="float" office:value="0.000433132587558178">
                <text:p>0.000433132587558178</text:p>
              </table:table-cell>
              <table:table-cell office:value-type="float" office:value="0.000360086735505015">
                <text:p>0.000360086735505015</text:p>
              </table:table-cell>
              <table:table-cell office:value-type="float" office:value="0.000338357821294382">
                <text:p>0.000338357821294382</text:p>
              </table:table-cell>
              <table:table-cell office:value-type="float" office:value="0.00036008673547945">
                <text:p>0.00036008673547945</text:p>
              </table:table-cell>
              <table:table-cell office:value-type="float" office:value="0.000433132587497804">
                <text:p>0.000433132587497804</text:p>
              </table:table-cell>
              <table:table-cell office:value-type="float" office:value="0.000583566582974705">
                <text:p>0.000583566582974705</text:p>
              </table:table-cell>
              <table:table-cell office:value-type="float" office:value="0.000859771067052707">
                <text:p>0.000859771067052707</text:p>
              </table:table-cell>
              <table:table-cell office:value-type="float" office:value="0.00132192428057726">
                <text:p>0.00132192428057726</text:p>
              </table:table-cell>
              <table:table-cell office:value-type="float" office:value="0.00198696505699659">
                <text:p>0.00198696505699659</text:p>
              </table:table-cell>
              <table:table-cell office:value-type="float" office:value="0.00274742104998258">
                <text:p>0.00274742104998258</text:p>
              </table:table-cell>
              <table:table-cell office:value-type="float" office:value="0.00339583302112803">
                <text:p>0.00339583302112803</text:p>
              </table:table-cell>
              <table:table-cell office:value-type="float" office:value="0.00378713587901382">
                <text:p>0.00378713587901382</text:p>
              </table:table-cell>
              <table:table-cell office:value-type="float" office:value="0.00391042693981044">
                <text:p>0.00391042693981044</text:p>
              </table:table-cell>
            </table:table-row>
            <table:table-row>
              <table:table-cell office:value-type="float" office:value="326.666666666667">
                <text:p>330</text:p>
              </table:table-cell>
              <table:table-cell office:value-type="float" office:value="0.00385006874601516">
                <text:p>0.00385006874601516</text:p>
              </table:table-cell>
              <table:table-cell office:value-type="float" office:value="0.0038319350801179">
                <text:p>0.0038319350801179</text:p>
              </table:table-cell>
              <table:table-cell office:value-type="float" office:value="0.00369087640558527">
                <text:p>0.00369087640558527</text:p>
              </table:table-cell>
              <table:table-cell office:value-type="float" office:value="0.00326780788487626">
                <text:p>0.00326780788487626</text:p>
              </table:table-cell>
              <table:table-cell office:value-type="float" office:value="0.00256298638656665">
                <text:p>0.00256298638656665</text:p>
              </table:table-cell>
              <table:table-cell office:value-type="float" office:value="0.00180207167913109">
                <text:p>0.00180207167913109</text:p>
              </table:table-cell>
              <table:table-cell office:value-type="float" office:value="0.00120502463088739">
                <text:p>0.00120502463088739</text:p>
              </table:table-cell>
              <table:table-cell office:value-type="float" office:value="0.00082473156436331">
                <text:p>0.00082473156436331</text:p>
              </table:table-cell>
              <table:table-cell office:value-type="float" office:value="0.000611431480004642">
                <text:p>0.000611431480004642</text:p>
              </table:table-cell>
              <table:table-cell office:value-type="float" office:value="0.000506655017900183">
                <text:p>0.000506655017900183</text:p>
              </table:table-cell>
              <table:table-cell office:value-type="float" office:value="0.000475375005775889">
                <text:p>0.000475375005775889</text:p>
              </table:table-cell>
              <table:table-cell office:value-type="float" office:value="0.000506655017863407">
                <text:p>0.000506655017863407</text:p>
              </table:table-cell>
              <table:table-cell office:value-type="float" office:value="0.000611431479918322">
                <text:p>0.000611431479918322</text:p>
              </table:table-cell>
              <table:table-cell office:value-type="float" office:value="0.000824731564199963">
                <text:p>0.000824731564199963</text:p>
              </table:table-cell>
              <table:table-cell office:value-type="float" office:value="0.00120502463061023">
                <text:p>0.00120502463061023</text:p>
              </table:table-cell>
              <table:table-cell office:value-type="float" office:value="0.00180207167872964">
                <text:p>0.00180207167872964</text:p>
              </table:table-cell>
              <table:table-cell office:value-type="float" office:value="0.00256298638612086">
                <text:p>0.00256298638612086</text:p>
              </table:table-cell>
              <table:table-cell office:value-type="float" office:value="0.00326780788454077">
                <text:p>0.00326780788454077</text:p>
              </table:table-cell>
              <table:table-cell office:value-type="float" office:value="0.00369087640543608">
                <text:p>0.00369087640543608</text:p>
              </table:table-cell>
              <table:table-cell office:value-type="float" office:value="0.00383193508008794">
                <text:p>0.00383193508008794</text:p>
              </table:table-cell>
              <table:table-cell office:value-type="float" office:value="0.00385006874601516">
                <text:p>0.00385006874601516</text:p>
              </table:table-cell>
            </table:table-row>
            <table:table-row>
              <table:table-cell office:value-type="float" office:value="373.333333333333">
                <text:p>370</text:p>
              </table:table-cell>
              <table:table-cell office:value-type="float" office:value="0.00304882926964874">
                <text:p>0.00304882926964874</text:p>
              </table:table-cell>
              <table:table-cell office:value-type="float" office:value="0.00314478686112084">
                <text:p>0.00314478686112084</text:p>
              </table:table-cell>
              <table:table-cell office:value-type="float" office:value="0.0033290177169678">
                <text:p>0.0033290177169678</text:p>
              </table:table-cell>
              <table:table-cell office:value-type="float" office:value="0.00332850218156257">
                <text:p>0.00332850218156257</text:p>
              </table:table-cell>
              <table:table-cell office:value-type="float" office:value="0.00292591246613007">
                <text:p>0.00292591246613007</text:p>
              </table:table-cell>
              <table:table-cell office:value-type="float" office:value="0.00223770788180164">
                <text:p>0.00223770788180164</text:p>
              </table:table-cell>
              <table:table-cell office:value-type="float" office:value="0.0015726521705009">
                <text:p>0.0015726521705009</text:p>
              </table:table-cell>
              <table:table-cell office:value-type="float" office:value="0.0011018833213079">
                <text:p>0.0011018833213079</text:p>
              </table:table-cell>
              <table:table-cell office:value-type="float" office:value="0.000823739146159618">
                <text:p>0.000823739146159618</text:p>
              </table:table-cell>
              <table:table-cell office:value-type="float" office:value="0.000683831918062573">
                <text:p>0.000683831918062573</text:p>
              </table:table-cell>
              <table:table-cell office:value-type="float" office:value="0.000641689138448077">
                <text:p>0.000641689138448077</text:p>
              </table:table-cell>
              <table:table-cell office:value-type="float" office:value="0.000683831918013124">
                <text:p>0.000683831918013124</text:p>
              </table:table-cell>
              <table:table-cell office:value-type="float" office:value="0.000823739146045195">
                <text:p>0.000823739146045195</text:p>
              </table:table-cell>
              <table:table-cell office:value-type="float" office:value="0.00110188332109857">
                <text:p>0.00110188332109857</text:p>
              </table:table-cell>
              <table:table-cell office:value-type="float" office:value="0.0015726521701704">
                <text:p>0.0015726521701704</text:p>
              </table:table-cell>
              <table:table-cell office:value-type="float" office:value="0.00223770788138794">
                <text:p>0.00223770788138794</text:p>
              </table:table-cell>
              <table:table-cell office:value-type="float" office:value="0.00292591246579051">
                <text:p>0.00292591246579051</text:p>
              </table:table-cell>
              <table:table-cell office:value-type="float" office:value="0.00332850218145483">
                <text:p>0.00332850218145483</text:p>
              </table:table-cell>
              <table:table-cell office:value-type="float" office:value="0.00332901771705045">
                <text:p>0.00332901771705045</text:p>
              </table:table-cell>
              <table:table-cell office:value-type="float" office:value="0.00314478686122063">
                <text:p>0.00314478686122063</text:p>
              </table:table-cell>
              <table:table-cell office:value-type="float" office:value="0.00304882926964874">
                <text:p>0.003048829269648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194186054985988">
                <text:p>0.00194186054985988</text:p>
              </table:table-cell>
              <table:table-cell office:value-type="float" office:value="0.00209329342007302">
                <text:p>0.00209329342007302</text:p>
              </table:table-cell>
              <table:table-cell office:value-type="float" office:value="0.00249175959456833">
                <text:p>0.00249175959456833</text:p>
              </table:table-cell>
              <table:table-cell office:value-type="float" office:value="0.00290336883120264">
                <text:p>0.00290336883120264</text:p>
              </table:table-cell>
              <table:table-cell office:value-type="float" office:value="0.00295621025594788">
                <text:p>0.00295621025594788</text:p>
              </table:table-cell>
              <table:table-cell office:value-type="float" office:value="0.00253104909934695">
                <text:p>0.00253104909934695</text:p>
              </table:table-cell>
              <table:table-cell office:value-type="float" office:value="0.00191114258676472">
                <text:p>0.00191114258676472</text:p>
              </table:table-cell>
              <table:table-cell office:value-type="float" office:value="0.00139174411658978">
                <text:p>0.00139174411658978</text:p>
              </table:table-cell>
              <table:table-cell office:value-type="float" office:value="0.00105912346707995">
                <text:p>0.00105912346707995</text:p>
              </table:table-cell>
              <table:table-cell office:value-type="float" office:value="0.000885356504130584">
                <text:p>0.000885356504130584</text:p>
              </table:table-cell>
              <table:table-cell office:value-type="float" office:value="0.000832225949939949">
                <text:p>0.000832225949939949</text:p>
              </table:table-cell>
              <table:table-cell office:value-type="float" office:value="0.00088535650406845">
                <text:p>0.00088535650406845</text:p>
              </table:table-cell>
              <table:table-cell office:value-type="float" office:value="0.00105912346693953">
                <text:p>0.00105912346693953</text:p>
              </table:table-cell>
              <table:table-cell office:value-type="float" office:value="0.00139174411634624">
                <text:p>0.00139174411634624</text:p>
              </table:table-cell>
              <table:table-cell office:value-type="float" office:value="0.00191114258642115">
                <text:p>0.00191114258642115</text:p>
              </table:table-cell>
              <table:table-cell office:value-type="float" office:value="0.00253104909901196">
                <text:p>0.00253104909901196</text:p>
              </table:table-cell>
              <table:table-cell office:value-type="float" office:value="0.00295621025582927">
                <text:p>0.00295621025582927</text:p>
              </table:table-cell>
              <table:table-cell office:value-type="float" office:value="0.00290336883136806">
                <text:p>0.00290336883136806</text:p>
              </table:table-cell>
              <table:table-cell office:value-type="float" office:value="0.00249175959483314">
                <text:p>0.00249175959483314</text:p>
              </table:table-cell>
              <table:table-cell office:value-type="float" office:value="0.00209329342024184">
                <text:p>0.00209329342024184</text:p>
              </table:table-cell>
              <table:table-cell office:value-type="float" office:value="0.00194186054985988">
                <text:p>0.00194186054985988</text:p>
              </table:table-cell>
            </table:table-row>
            <table:table-row>
              <table:table-cell office:value-type="float" office:value="466.666666666667">
                <text:p>470</text:p>
              </table:table-cell>
              <table:table-cell office:value-type="float" office:value="0.000994771387941702">
                <text:p>0.000994771387941702</text:p>
              </table:table-cell>
              <table:table-cell office:value-type="float" office:value="0.00113014669328842">
                <text:p>0.00113014669328842</text:p>
              </table:table-cell>
              <table:table-cell office:value-type="float" office:value="0.00154774568044718">
                <text:p>0.00154774568044718</text:p>
              </table:table-cell>
              <table:table-cell office:value-type="float" office:value="0.0021687855406912">
                <text:p>0.0021687855406912</text:p>
              </table:table-cell>
              <table:table-cell office:value-type="float" office:value="0.00264343277035326">
                <text:p>0.00264343277035326</text:p>
              </table:table-cell>
              <table:table-cell office:value-type="float" office:value="0.00260773584594704">
                <text:p>0.00260773584594704</text:p>
              </table:table-cell>
              <table:table-cell office:value-type="float" office:value="0.0021626047796982">
                <text:p>0.0021626047796982</text:p>
              </table:table-cell>
              <table:table-cell office:value-type="float" office:value="0.00166181995754352">
                <text:p>0.00166181995754352</text:p>
              </table:table-cell>
              <table:table-cell office:value-type="float" office:value="0.00129962618130224">
                <text:p>0.00129962618130224</text:p>
              </table:table-cell>
              <table:table-cell office:value-type="float" office:value="0.00109955964222639">
                <text:p>0.00109955964222639</text:p>
              </table:table-cell>
              <table:table-cell office:value-type="float" office:value="0.00103701739081115">
                <text:p>0.00103701739081115</text:p>
              </table:table-cell>
              <table:table-cell office:value-type="float" office:value="0.00109955964215362">
                <text:p>0.00109955964215362</text:p>
              </table:table-cell>
              <table:table-cell office:value-type="float" office:value="0.00129962618114343">
                <text:p>0.00129962618114343</text:p>
              </table:table-cell>
              <table:table-cell office:value-type="float" office:value="0.00166181995728909">
                <text:p>0.00166181995728909</text:p>
              </table:table-cell>
              <table:table-cell office:value-type="float" office:value="0.00216260477939793">
                <text:p>0.00216260477939793</text:p>
              </table:table-cell>
              <table:table-cell office:value-type="float" office:value="0.00260773584577702">
                <text:p>0.00260773584577702</text:p>
              </table:table-cell>
              <table:table-cell office:value-type="float" office:value="0.00264343277049561">
                <text:p>0.00264343277049561</text:p>
              </table:table-cell>
              <table:table-cell office:value-type="float" office:value="0.00216878554104984">
                <text:p>0.00216878554104984</text:p>
              </table:table-cell>
              <table:table-cell office:value-type="float" office:value="0.00154774568076281">
                <text:p>0.00154774568076281</text:p>
              </table:table-cell>
              <table:table-cell office:value-type="float" office:value="0.00113014669344544">
                <text:p>0.00113014669344544</text:p>
              </table:table-cell>
              <table:table-cell office:value-type="float" office:value="0.000994771387941702">
                <text:p>0.000994771387941702</text:p>
              </table:table-cell>
            </table:table-row>
            <table:table-row>
              <table:table-cell office:value-type="float" office:value="513.333333333333">
                <text:p>510</text:p>
              </table:table-cell>
              <table:table-cell office:value-type="float" office:value="0.000409872560458079">
                <text:p>0.000409872560458079</text:p>
              </table:table-cell>
              <table:table-cell office:value-type="float" office:value="0.00049488620431902">
                <text:p>0.00049488620431902</text:p>
              </table:table-cell>
              <table:table-cell office:value-type="float" office:value="0.000797804516824149">
                <text:p>0.000797804516824149</text:p>
              </table:table-cell>
              <table:table-cell office:value-type="float" office:value="0.00138736918067027">
                <text:p>0.00138736918067027</text:p>
              </table:table-cell>
              <table:table-cell office:value-type="float" office:value="0.00209199277367466">
                <text:p>0.00209199277367466</text:p>
              </table:table-cell>
              <table:table-cell office:value-type="float" office:value="0.0024473296511654">
                <text:p>0.0024473296511654</text:p>
              </table:table-cell>
              <table:table-cell office:value-type="float" office:value="0.00227868809691979">
                <text:p>0.00227868809691979</text:p>
              </table:table-cell>
              <table:table-cell office:value-type="float" office:value="0.00187589850860509">
                <text:p>0.00187589850860509</text:p>
              </table:table-cell>
              <table:table-cell office:value-type="float" office:value="0.00152196718210797">
                <text:p>0.00152196718210797</text:p>
              </table:table-cell>
              <table:table-cell office:value-type="float" office:value="0.00130993937106841">
                <text:p>0.00130993937106841</text:p>
              </table:table-cell>
              <table:table-cell office:value-type="float" office:value="0.00124153522613838">
                <text:p>0.00124153522613838</text:p>
              </table:table-cell>
              <table:table-cell office:value-type="float" office:value="0.00130993937098938">
                <text:p>0.00130993937098938</text:p>
              </table:table-cell>
              <table:table-cell office:value-type="float" office:value="0.00152196718194398">
                <text:p>0.00152196718194398</text:p>
              </table:table-cell>
              <table:table-cell office:value-type="float" office:value="0.0018758985083719">
                <text:p>0.0018758985083719</text:p>
              </table:table-cell>
              <table:table-cell office:value-type="float" office:value="0.00227868809672067">
                <text:p>0.00227868809672067</text:p>
              </table:table-cell>
              <table:table-cell office:value-type="float" office:value="0.00244732965120601">
                <text:p>0.00244732965120601</text:p>
              </table:table-cell>
              <table:table-cell office:value-type="float" office:value="0.00209199277402166">
                <text:p>0.00209199277402166</text:p>
              </table:table-cell>
              <table:table-cell office:value-type="float" office:value="0.00138736918107649">
                <text:p>0.00138736918107649</text:p>
              </table:table-cell>
              <table:table-cell office:value-type="float" office:value="0.000797804517077682">
                <text:p>0.000797804517077682</text:p>
              </table:table-cell>
              <table:table-cell office:value-type="float" office:value="0.000494886204421257">
                <text:p>0.000494886204421257</text:p>
              </table:table-cell>
              <table:table-cell office:value-type="float" office:value="0.000409872560458079">
                <text:p>0.00040987256045807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135829692338797">
                <text:p>0.000135829692338797</text:p>
              </table:table-cell>
              <table:table-cell office:value-type="float" office:value="0.000175768762252832">
                <text:p>0.000175768762252832</text:p>
              </table:table-cell>
              <table:table-cell office:value-type="float" office:value="0.000341268976222476">
                <text:p>0.000341268976222476</text:p>
              </table:table-cell>
              <table:table-cell office:value-type="float" office:value="0.000760026107769091">
                <text:p>0.000760026107769091</text:p>
              </table:table-cell>
              <table:table-cell office:value-type="float" office:value="0.00146524770772528">
                <text:p>0.00146524770772528</text:p>
              </table:table-cell>
              <table:table-cell office:value-type="float" office:value="0.00209212291127399">
                <text:p>0.00209212291127399</text:p>
              </table:table-cell>
              <table:table-cell office:value-type="float" office:value="0.00223571410012843">
                <text:p>0.00223571410012843</text:p>
              </table:table-cell>
              <table:table-cell office:value-type="float" office:value="0.00200186827715788">
                <text:p>0.00200186827715788</text:p>
              </table:table-cell>
              <table:table-cell office:value-type="float" office:value="0.00170101091116892">
                <text:p>0.00170101091116892</text:p>
              </table:table-cell>
              <table:table-cell office:value-type="float" office:value="0.00149697791841407">
                <text:p>0.00149697791841407</text:p>
              </table:table-cell>
              <table:table-cell office:value-type="float" office:value="0.00142810544098526">
                <text:p>0.00142810544098526</text:p>
              </table:table-cell>
              <table:table-cell office:value-type="float" office:value="0.00149697791833531">
                <text:p>0.00149697791833531</text:p>
              </table:table-cell>
              <table:table-cell office:value-type="float" office:value="0.00170101091101711">
                <text:p>0.00170101091101711</text:p>
              </table:table-cell>
              <table:table-cell office:value-type="float" office:value="0.00200186827698048">
                <text:p>0.00200186827698048</text:p>
              </table:table-cell>
              <table:table-cell office:value-type="float" office:value="0.00223571410007169">
                <text:p>0.00223571410007169</text:p>
              </table:table-cell>
              <table:table-cell office:value-type="float" office:value="0.00209212291151042">
                <text:p>0.00209212291151042</text:p>
              </table:table-cell>
              <table:table-cell office:value-type="float" office:value="0.00146524770815889">
                <text:p>0.00146524770815889</text:p>
              </table:table-cell>
              <table:table-cell office:value-type="float" office:value="0.000760026108102959">
                <text:p>0.000760026108102959</text:p>
              </table:table-cell>
              <table:table-cell office:value-type="float" office:value="0.000341268976375313">
                <text:p>0.000341268976375313</text:p>
              </table:table-cell>
              <table:table-cell office:value-type="float" office:value="0.000175768762302681">
                <text:p>0.000175768762302681</text:p>
              </table:table-cell>
              <table:table-cell office:value-type="float" office:value="0.000135829692338797">
                <text:p>0.000135829692338797</text:p>
              </table:table-cell>
            </table:table-row>
            <table:table-row>
              <table:table-cell office:value-type="float" office:value="606.666666666667">
                <text:p>610</text:p>
              </table:table-cell>
              <table:table-cell office:value-type="float" office:value="0.0000362043622807103">
                <text:p>0.0000362043622807103</text:p>
              </table:table-cell>
              <table:table-cell office:value-type="float" office:value="0.0000506341891867125">
                <text:p>0.0000506341891867125</text:p>
              </table:table-cell>
              <table:table-cell office:value-type="float" office:value="0.000121143622819972">
                <text:p>0.000121143622819972</text:p>
              </table:table-cell>
              <table:table-cell office:value-type="float" office:value="0.000356554575584751">
                <text:p>0.000356554575584751</text:p>
              </table:table-cell>
              <table:table-cell office:value-type="float" office:value="0.000908282363562082">
                <text:p>0.000908282363562082</text:p>
              </table:table-cell>
              <table:table-cell office:value-type="float" office:value="0.00162910008908339">
                <text:p>0.00162910008908339</text:p>
              </table:table-cell>
              <table:table-cell office:value-type="float" office:value="0.00204254345439904">
                <text:p>0.00204254345439904</text:p>
              </table:table-cell>
              <table:table-cell office:value-type="float" office:value="0.00201958645133129">
                <text:p>0.00201958645133129</text:p>
              </table:table-cell>
              <table:table-cell office:value-type="float" office:value="0.00181436176918739">
                <text:p>0.00181436176918739</text:p>
              </table:table-cell>
              <table:table-cell office:value-type="float" office:value="0.00164101060591967">
                <text:p>0.00164101060591967</text:p>
              </table:table-cell>
              <table:table-cell office:value-type="float" office:value="0.00157830060132251">
                <text:p>0.00157830060132251</text:p>
              </table:table-cell>
              <table:table-cell office:value-type="float" office:value="0.00164101060584905">
                <text:p>0.00164101060584905</text:p>
              </table:table-cell>
              <table:table-cell office:value-type="float" office:value="0.0018143617690664">
                <text:p>0.0018143617690664</text:p>
              </table:table-cell>
              <table:table-cell office:value-type="float" office:value="0.00201958645123834">
                <text:p>0.00201958645123834</text:p>
              </table:table-cell>
              <table:table-cell office:value-type="float" office:value="0.00204254345449536">
                <text:p>0.00204254345449536</text:p>
              </table:table-cell>
              <table:table-cell office:value-type="float" office:value="0.0016291000894484">
                <text:p>0.0016291000894484</text:p>
              </table:table-cell>
              <table:table-cell office:value-type="float" office:value="0.000908282363965393">
                <text:p>0.000908282363965393</text:p>
              </table:table-cell>
              <table:table-cell office:value-type="float" office:value="0.000356554575800402">
                <text:p>0.000356554575800402</text:p>
              </table:table-cell>
              <table:table-cell office:value-type="float" office:value="0.000121143622891945">
                <text:p>0.000121143622891945</text:p>
              </table:table-cell>
              <table:table-cell office:value-type="float" office:value="0.000050634189205447">
                <text:p>0.000050634189205447</text:p>
              </table:table-cell>
              <table:table-cell office:value-type="float" office:value="0.0000362043622807103">
                <text:p>0.0000362043622807103</text:p>
              </table:table-cell>
            </table:table-row>
            <table:table-row>
              <table:table-cell office:value-type="float" office:value="653.333333333333">
                <text:p>650</text:p>
              </table:table-cell>
              <table:table-cell office:value-type="float" office:value="0.00000776153106220002">
                <text:p>0.00000776153106220002</text:p>
              </table:table-cell>
              <table:table-cell office:value-type="float" office:value="0.0000118307381927635">
                <text:p>0.0000118307381927635</text:p>
              </table:table-cell>
              <table:table-cell office:value-type="float" office:value="0.0000356868103935095">
                <text:p>0.0000356868103935095</text:p>
              </table:table-cell>
              <table:table-cell office:value-type="float" office:value="0.000143246675538511">
                <text:p>0.000143246675538511</text:p>
              </table:table-cell>
              <table:table-cell office:value-type="float" office:value="0.000498298606192917">
                <text:p>0.000498298606192917</text:p>
              </table:table-cell>
              <table:table-cell office:value-type="float" office:value="0.00115551127542403">
                <text:p>0.00115551127542403</text:p>
              </table:table-cell>
              <table:table-cell office:value-type="float" office:value="0.00173760077087152">
                <text:p>0.00173760077087152</text:p>
              </table:table-cell>
              <table:table-cell office:value-type="float" office:value="0.0019261503816235">
                <text:p>0.0019261503816235</text:p>
              </table:table-cell>
              <table:table-cell office:value-type="float" office:value="0.00184695216783501">
                <text:p>0.00184695216783501</text:p>
              </table:table-cell>
              <table:table-cell office:value-type="float" office:value="0.00172559620303227">
                <text:p>0.00172559620303227</text:p>
              </table:table-cell>
              <table:table-cell office:value-type="float" office:value="0.00167589725991876">
                <text:p>0.00167589725991876</text:p>
              </table:table-cell>
              <table:table-cell office:value-type="float" office:value="0.00172559620297775">
                <text:p>0.00172559620297775</text:p>
              </table:table-cell>
              <table:table-cell office:value-type="float" office:value="0.00184695216776101">
                <text:p>0.00184695216776101</text:p>
              </table:table-cell>
              <table:table-cell office:value-type="float" office:value="0.00192615038163017">
                <text:p>0.00192615038163017</text:p>
              </table:table-cell>
              <table:table-cell office:value-type="float" office:value="0.00173760077109782">
                <text:p>0.00173760077109782</text:p>
              </table:table-cell>
              <table:table-cell office:value-type="float" office:value="0.00115551127582815">
                <text:p>0.00115551127582815</text:p>
              </table:table-cell>
              <table:table-cell office:value-type="float" office:value="0.000498298606496973">
                <text:p>0.000498298606496973</text:p>
              </table:table-cell>
              <table:table-cell office:value-type="float" office:value="0.00014324667565159">
                <text:p>0.00014324667565159</text:p>
              </table:table-cell>
              <table:table-cell office:value-type="float" office:value="0.0000356868104205097">
                <text:p>0.0000356868104205097</text:p>
              </table:table-cell>
              <table:table-cell office:value-type="float" office:value="0.0000118307381982737">
                <text:p>0.0000118307381982737</text:p>
              </table:table-cell>
              <table:table-cell office:value-type="float" office:value="0.00000776153106220002">
                <text:p>0.0000077615310622000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133830225766799">
                <text:p>0.00000133830225766799</text:p>
              </table:table-cell>
              <table:table-cell office:value-type="float" office:value="0.00000224205181939538">
                <text:p>0.00000224205181939538</text:p>
              </table:table-cell>
              <table:table-cell office:value-type="float" office:value="0.00000872405386531569">
                <text:p>0.00000872405386531569</text:p>
              </table:table-cell>
              <table:table-cell office:value-type="float" office:value="0.0000492837929093797">
                <text:p>0.0000492837929093797</text:p>
              </table:table-cell>
              <table:table-cell office:value-type="float" office:value="0.000241945430123483">
                <text:p>0.000241945430123483</text:p>
              </table:table-cell>
              <table:table-cell office:value-type="float" office:value="0.000746562989608601">
                <text:p>0.000746562989608601</text:p>
              </table:table-cell>
              <table:table-cell office:value-type="float" office:value="0.00137642436977539">
                <text:p>0.00137642436977539</text:p>
              </table:table-cell>
              <table:table-cell office:value-type="float" office:value="0.00173667569059853">
                <text:p>0.00173667569059853</text:p>
              </table:table-cell>
              <table:table-cell office:value-type="float" office:value="0.00179433027823978">
                <text:p>0.00179433027823978</text:p>
              </table:table-cell>
              <table:table-cell office:value-type="float" office:value="0.00174059912105124">
                <text:p>0.00174059912105124</text:p>
              </table:table-cell>
              <table:table-cell office:value-type="float" office:value="0.00170975263031629">
                <text:p>0.00170975263031629</text:p>
              </table:table-cell>
              <table:table-cell office:value-type="float" office:value="0.0017405991210194">
                <text:p>0.0017405991210194</text:p>
              </table:table-cell>
              <table:table-cell office:value-type="float" office:value="0.00179433027822294">
                <text:p>0.00179433027822294</text:p>
              </table:table-cell>
              <table:table-cell office:value-type="float" office:value="0.00173667569070249">
                <text:p>0.00173667569070249</text:p>
              </table:table-cell>
              <table:table-cell office:value-type="float" office:value="0.00137642437008351">
                <text:p>0.00137642437008351</text:p>
              </table:table-cell>
              <table:table-cell office:value-type="float" office:value="0.000746562989974448">
                <text:p>0.000746562989974448</text:p>
              </table:table-cell>
              <table:table-cell office:value-type="float" office:value="0.000241945430315681">
                <text:p>0.000241945430315681</text:p>
              </table:table-cell>
              <table:table-cell office:value-type="float" office:value="0.0000492837929583195">
                <text:p>0.0000492837929583195</text:p>
              </table:table-cell>
              <table:table-cell office:value-type="float" office:value="0.00000872405387347493">
                <text:p>0.00000872405387347493</text:p>
              </table:table-cell>
              <table:table-cell office:value-type="float" office:value="0.00000224205182067531">
                <text:p>0.00000224205182067531</text:p>
              </table:table-cell>
              <table:table-cell office:value-type="float" office:value="0.00000133830225766799">
                <text:p>0.00000133830225766799</text:p>
              </table:table-cell>
            </table:table-row>
            <table:table-row>
              <table:table-cell office:value-type="float" office:value="746.666666666667">
                <text:p>750</text:p>
              </table:table-cell>
              <table:table-cell office:value-type="float" office:value="0.000000185601436894832">
                <text:p>0.000000185601436894832</text:p>
              </table:table-cell>
              <table:table-cell office:value-type="float" office:value="0.000000344623799770708">
                <text:p>0.000000344623799770708</text:p>
              </table:table-cell>
              <table:table-cell office:value-type="float" office:value="0.00000176983334008469">
                <text:p>0.00000176983334008469</text:p>
              </table:table-cell>
              <table:table-cell office:value-type="float" office:value="0.0000145206056490193">
                <text:p>0.0000145206056490193</text:p>
              </table:table-cell>
              <table:table-cell office:value-type="float" office:value="0.000103969064169405">
                <text:p>0.000103969064169405</text:p>
              </table:table-cell>
              <table:table-cell office:value-type="float" office:value="0.000439364104978712">
                <text:p>0.000439364104978712</text:p>
              </table:table-cell>
              <table:table-cell office:value-type="float" office:value="0.00101526254099224">
                <text:p>0.00101526254099224</text:p>
              </table:table-cell>
              <table:table-cell office:value-type="float" office:value="0.0014802942457847">
                <text:p>0.0014802942457847</text:p>
              </table:table-cell>
              <table:table-cell office:value-type="float" office:value="0.00166365817462612">
                <text:p>0.00166365817462612</text:p>
              </table:table-cell>
              <table:table-cell office:value-type="float" office:value="0.00168418633045579">
                <text:p>0.00168418633045579</text:p>
              </table:table-cell>
              <table:table-cell office:value-type="float" office:value="0.00167589725991876">
                <text:p>0.00167589725991876</text:p>
              </table:table-cell>
              <table:table-cell office:value-type="float" office:value="0.00168418633045052">
                <text:p>0.00168418633045052</text:p>
              </table:table-cell>
              <table:table-cell office:value-type="float" office:value="0.00166365817466828">
                <text:p>0.00166365817466828</text:p>
              </table:table-cell>
              <table:table-cell office:value-type="float" office:value="0.00148029424596701">
                <text:p>0.00148029424596701</text:p>
              </table:table-cell>
              <table:table-cell office:value-type="float" office:value="0.00101526254132525">
                <text:p>0.00101526254132525</text:p>
              </table:table-cell>
              <table:table-cell office:value-type="float" office:value="0.000439364105262094">
                <text:p>0.000439364105262094</text:p>
              </table:table-cell>
              <table:table-cell office:value-type="float" office:value="0.000103969064273023">
                <text:p>0.000103969064273023</text:p>
              </table:table-cell>
              <table:table-cell office:value-type="float" office:value="0.0000145206056666719">
                <text:p>0.0000145206056666719</text:p>
              </table:table-cell>
              <table:table-cell office:value-type="float" office:value="0.00000176983334208484">
                <text:p>0.00000176983334208484</text:p>
              </table:table-cell>
              <table:table-cell office:value-type="float" office:value="0.000000344623800006901">
                <text:p>0.000000344623800006901</text:p>
              </table:table-cell>
              <table:table-cell office:value-type="float" office:value="0.000000185601436894832">
                <text:p>0.000000185601436894832</text:p>
              </table:table-cell>
            </table:table-row>
            <table:table-row>
              <table:table-cell office:value-type="float" office:value="793.333333333333">
                <text:p>790</text:p>
              </table:table-cell>
              <table:table-cell office:value-type="float" office:value="0.0000000207027849295023">
                <text:p>0.0000000207027849295023</text:p>
              </table:table-cell>
              <table:table-cell office:value-type="float" office:value="0.0000000429645933401098">
                <text:p>0.0000000429645933401098</text:p>
              </table:table-cell>
              <table:table-cell office:value-type="float" office:value="0.000000297954421449894">
                <text:p>0.000000297954421449894</text:p>
              </table:table-cell>
              <table:table-cell office:value-type="float" office:value="0.0000036637545659198">
                <text:p>0.0000036637545659198</text:p>
              </table:table-cell>
              <table:table-cell office:value-type="float" office:value="0.0000395411964687781">
                <text:p>0.0000395411964687781</text:p>
              </table:table-cell>
              <table:table-cell office:value-type="float" office:value="0.000235531250830957">
                <text:p>0.000235531250830957</text:p>
              </table:table-cell>
              <table:table-cell office:value-type="float" office:value="0.000697313429313091">
                <text:p>0.000697313429313091</text:p>
              </table:table-cell>
              <table:table-cell office:value-type="float" office:value="0.0011928289426992">
                <text:p>0.0011928289426992</text:p>
              </table:table-cell>
              <table:table-cell office:value-type="float" office:value="0.00147211177425258">
                <text:p>0.00147211177425258</text:p>
              </table:table-cell>
              <table:table-cell office:value-type="float" office:value="0.0015631955541254">
                <text:p>0.0015631955541254</text:p>
              </table:table-cell>
              <table:table-cell office:value-type="float" office:value="0.00157830060132251">
                <text:p>0.00157830060132251</text:p>
              </table:table-cell>
              <table:table-cell office:value-type="float" office:value="0.00156319555414711">
                <text:p>0.00156319555414711</text:p>
              </table:table-cell>
              <table:table-cell office:value-type="float" office:value="0.001472111774347">
                <text:p>0.001472111774347</text:p>
              </table:table-cell>
              <table:table-cell office:value-type="float" office:value="0.00119282894292984">
                <text:p>0.00119282894292984</text:p>
              </table:table-cell>
              <table:table-cell office:value-type="float" office:value="0.000697313429621789">
                <text:p>0.000697313429621789</text:p>
              </table:table-cell>
              <table:table-cell office:value-type="float" office:value="0.000235531251022809">
                <text:p>0.000235531251022809</text:p>
              </table:table-cell>
              <table:table-cell office:value-type="float" office:value="0.0000395411965168962">
                <text:p>0.0000395411965168962</text:p>
              </table:table-cell>
              <table:table-cell office:value-type="float" office:value="0.0000036637545712594">
                <text:p>0.0000036637545712594</text:p>
              </table:table-cell>
              <table:table-cell office:value-type="float" office:value="0.000000297954421849515">
                <text:p>0.000000297954421849515</text:p>
              </table:table-cell>
              <table:table-cell office:value-type="float" office:value="0.0000000429645933748778">
                <text:p>0.0000000429645933748778</text:p>
              </table:table-cell>
              <table:table-cell office:value-type="float" office:value="0.0000000207027849295023">
                <text:p>0.000000020702784929502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000185736184458186">
                <text:p>0.00000000185736184458186</text:p>
              </table:table-cell>
              <table:table-cell office:value-type="float" office:value="0.00000000434452162105882">
                <text:p>0.00000000434452162105882</text:p>
              </table:table-cell>
              <table:table-cell office:value-type="float" office:value="0.0000000416265794644513">
                <text:p>0.0000000416265794644513</text:p>
              </table:table-cell>
              <table:table-cell office:value-type="float" office:value="0.00000079164240413998">
                <text:p>0.00000079164240413998</text:p>
              </table:table-cell>
              <table:table-cell office:value-type="float" office:value="0.0000133092762084499">
                <text:p>0.0000133092762084499</text:p>
              </table:table-cell>
              <table:table-cell office:value-type="float" office:value="0.000115010727909685">
                <text:p>0.000115010727909685</text:p>
              </table:table-cell>
              <table:table-cell office:value-type="float" office:value="0.000445965592005886">
                <text:p>0.000445965592005886</text:p>
              </table:table-cell>
              <table:table-cell office:value-type="float" office:value="0.000908676040908678">
                <text:p>0.000908676040908678</text:p>
              </table:table-cell>
              <table:table-cell office:value-type="float" office:value="0.00124317551979261">
                <text:p>0.00124317551979261</text:p>
              </table:table-cell>
              <table:table-cell office:value-type="float" office:value="0.00139177259003721">
                <text:p>0.00139177259003721</text:p>
              </table:table-cell>
              <table:table-cell office:value-type="float" office:value="0.00142810544098527">
                <text:p>0.00142810544098527</text:p>
              </table:table-cell>
              <table:table-cell office:value-type="float" office:value="0.00139177259008283">
                <text:p>0.00139177259008283</text:p>
              </table:table-cell>
              <table:table-cell office:value-type="float" office:value="0.00124317551992562">
                <text:p>0.00124317551992562</text:p>
              </table:table-cell>
              <table:table-cell office:value-type="float" office:value="0.000908676041154434">
                <text:p>0.000908676041154434</text:p>
              </table:table-cell>
              <table:table-cell office:value-type="float" office:value="0.000445965592259162">
                <text:p>0.000445965592259162</text:p>
              </table:table-cell>
              <table:table-cell office:value-type="float" office:value="0.000115010728024552">
                <text:p>0.000115010728024552</text:p>
              </table:table-cell>
              <table:table-cell office:value-type="float" office:value="0.0000133092762278181">
                <text:p>0.0000133092762278181</text:p>
              </table:table-cell>
              <table:table-cell office:value-type="float" office:value="0.000000791642405500164">
                <text:p>0.000000791642405500164</text:p>
              </table:table-cell>
              <table:table-cell office:value-type="float" office:value="0.0000000416265795297425">
                <text:p>0.0000000416265795297425</text:p>
              </table:table-cell>
              <table:table-cell office:value-type="float" office:value="0.00000000434452162515333">
                <text:p>0.00000000434452162515333</text:p>
              </table:table-cell>
              <table:table-cell office:value-type="float" office:value="0.00000000185736184458186">
                <text:p>0.00000000185736184458186</text:p>
              </table:table-cell>
            </table:table-row>
            <table:table-row>
              <table:table-cell office:value-type="float" office:value="886.666666666666">
                <text:p>890</text:p>
              </table:table-cell>
              <table:table-cell office:value-type="float" office:value="0.000000000134024619121274">
                <text:p>0.000000000134024619121274</text:p>
              </table:table-cell>
              <table:table-cell office:value-type="float" office:value="0.000000000356319047371636">
                <text:p>0.000000000356319047371636</text:p>
              </table:table-cell>
              <table:table-cell office:value-type="float" office:value="0.00000000482608587386842">
                <text:p>0.00000000482608587386842</text:p>
              </table:table-cell>
              <table:table-cell office:value-type="float" office:value="0.000000146484866658341">
                <text:p>0.000000146484866658341</text:p>
              </table:table-cell>
              <table:table-cell office:value-type="float" office:value="0.00000396477028691229">
                <text:p>0.00000396477028691229</text:p>
              </table:table-cell>
              <table:table-cell office:value-type="float" office:value="0.0000511556979189446">
                <text:p>0.0000511556979189446</text:p>
              </table:table-cell>
              <table:table-cell office:value-type="float" office:value="0.000265581813808805">
                <text:p>0.000265581813808805</text:p>
              </table:table-cell>
              <table:table-cell office:value-type="float" office:value="0.000654396213323825">
                <text:p>0.000654396213323825</text:p>
              </table:table-cell>
              <table:table-cell office:value-type="float" office:value="0.00100193393944183">
                <text:p>0.00100193393944183</text:p>
              </table:table-cell>
              <table:table-cell office:value-type="float" office:value="0.00118865286613042">
                <text:p>0.00118865286613042</text:p>
              </table:table-cell>
              <table:table-cell office:value-type="float" office:value="0.00124153522613838">
                <text:p>0.00124153522613838</text:p>
              </table:table-cell>
              <table:table-cell office:value-type="float" office:value="0.00118865286619404">
                <text:p>0.00118865286619404</text:p>
              </table:table-cell>
              <table:table-cell office:value-type="float" office:value="0.00100193393959603">
                <text:p>0.00100193393959603</text:p>
              </table:table-cell>
              <table:table-cell office:value-type="float" office:value="0.000654396213555779">
                <text:p>0.000654396213555779</text:p>
              </table:table-cell>
              <table:table-cell office:value-type="float" office:value="0.000265581813995694">
                <text:p>0.000265581813995694</text:p>
              </table:table-cell>
              <table:table-cell office:value-type="float" office:value="0.0000511556979802078">
                <text:p>0.0000511556979802078</text:p>
              </table:table-cell>
              <table:table-cell office:value-type="float" office:value="0.00000396477029369846">
                <text:p>0.00000396477029369846</text:p>
              </table:table-cell>
              <table:table-cell office:value-type="float" office:value="0.000000146484866951016">
                <text:p>0.000000146484866951016</text:p>
              </table:table-cell>
              <table:table-cell office:value-type="float" office:value="0.00000000482608588261324">
                <text:p>0.00000000482608588261324</text:p>
              </table:table-cell>
              <table:table-cell office:value-type="float" office:value="0.000000000356319047758258">
                <text:p>0.000000000356319047758258</text:p>
              </table:table-cell>
              <table:table-cell office:value-type="float" office:value="0.000000000134024619121274">
                <text:p>0.000000000134024619121274</text:p>
              </table:table-cell>
            </table:table-row>
            <table:table-row>
              <table:table-cell office:value-type="float" office:value="933.333333333333">
                <text:p>930</text:p>
              </table:table-cell>
              <table:table-cell office:value-type="float" office:value="0.00000000000777844806818099">
                <text:p>0.00000000000777844806818099</text:p>
              </table:table-cell>
              <table:table-cell office:value-type="float" office:value="0.0000000000237029244726266">
                <text:p>0.0000000000237029244726266</text:p>
              </table:table-cell>
              <table:table-cell office:value-type="float" office:value="0.000000000464325776673611">
                <text:p>0.000000000464325776673611</text:p>
              </table:table-cell>
              <table:table-cell office:value-type="float" office:value="0.0000000232122642407446">
                <text:p>0.0000000232122642407446</text:p>
              </table:table-cell>
              <table:table-cell office:value-type="float" office:value="0.00000104529911343014">
                <text:p>0.00000104529911343014</text:p>
              </table:table-cell>
              <table:table-cell office:value-type="float" office:value="0.0000207260014639627">
                <text:p>0.0000207260014639627</text:p>
              </table:table-cell>
              <table:table-cell office:value-type="float" office:value="0.000147271587955209">
                <text:p>0.000147271587955209</text:p>
              </table:table-cell>
              <table:table-cell office:value-type="float" office:value="0.000445526221591762">
                <text:p>0.000445526221591762</text:p>
              </table:table-cell>
              <table:table-cell office:value-type="float" office:value="0.000770656244850213">
                <text:p>0.000770656244850213</text:p>
              </table:table-cell>
              <table:table-cell office:value-type="float" office:value="0.000973808586279367">
                <text:p>0.000973808586279367</text:p>
              </table:table-cell>
              <table:table-cell office:value-type="float" office:value="0.00103701739081115">
                <text:p>0.00103701739081115</text:p>
              </table:table-cell>
              <table:table-cell office:value-type="float" office:value="0.000973808586353502">
                <text:p>0.000973808586353502</text:p>
              </table:table-cell>
              <table:table-cell office:value-type="float" office:value="0.000770656245008095">
                <text:p>0.000770656245008095</text:p>
              </table:table-cell>
              <table:table-cell office:value-type="float" office:value="0.00044552622179018">
                <text:p>0.00044552622179018</text:p>
              </table:table-cell>
              <table:table-cell office:value-type="float" office:value="0.00014727158808039">
                <text:p>0.00014727158808039</text:p>
              </table:table-cell>
              <table:table-cell office:value-type="float" office:value="0.000020726001493208">
                <text:p>0.000020726001493208</text:p>
              </table:table-cell>
              <table:table-cell office:value-type="float" office:value="0.00000104529911550614">
                <text:p>0.00000104529911550614</text:p>
              </table:table-cell>
              <table:table-cell office:value-type="float" office:value="0.0000000232122642940598">
                <text:p>0.0000000232122642940598</text:p>
              </table:table-cell>
              <table:table-cell office:value-type="float" office:value="0.000000000464325777635543">
                <text:p>0.000000000464325777635543</text:p>
              </table:table-cell>
              <table:table-cell office:value-type="float" office:value="0.0000000000237029245019474">
                <text:p>0.0000000000237029245019474</text:p>
              </table:table-cell>
              <table:table-cell office:value-type="float" office:value="0.00000000000777844806818099">
                <text:p>0.0000000000077784480681809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00000000363096150184377">
                <text:p>0.000000000000363096150184377</text:p>
              </table:table-cell>
              <table:table-cell office:value-type="float" office:value="0.00000000000127888250156471">
                <text:p>0.00000000000127888250156471</text:p>
              </table:table-cell>
              <table:table-cell office:value-type="float" office:value="0.0000000000370726790231758">
                <text:p>0.0000000000370726790231758</text:p>
              </table:table-cell>
              <table:table-cell office:value-type="float" office:value="0.00000000314994728738526">
                <text:p>0.00000000314994728738526</text:p>
              </table:table-cell>
              <table:table-cell office:value-type="float" office:value="0.000000243905781174106">
                <text:p>0.000000243905781174106</text:p>
              </table:table-cell>
              <table:table-cell office:value-type="float" office:value="0.00000764896869008517">
                <text:p>0.00000764896869008517</text:p>
              </table:table-cell>
              <table:table-cell office:value-type="float" office:value="0.0000760437041409508">
                <text:p>0.0000760437041409508</text:p>
              </table:table-cell>
              <table:table-cell office:value-type="float" office:value="0.000286752064481093">
                <text:p>0.000286752064481093</text:p>
              </table:table-cell>
              <table:table-cell office:value-type="float" office:value="0.000565714474872924">
                <text:p>0.000565714474872924</text:p>
              </table:table-cell>
              <table:table-cell office:value-type="float" office:value="0.00076528632324944">
                <text:p>0.00076528632324944</text:p>
              </table:table-cell>
              <table:table-cell office:value-type="float" office:value="0.00083222594993995">
                <text:p>0.00083222594993995</text:p>
              </table:table-cell>
              <table:table-cell office:value-type="float" office:value="0.000765286323326427">
                <text:p>0.000765286323326427</text:p>
              </table:table-cell>
              <table:table-cell office:value-type="float" office:value="0.000565714475019949">
                <text:p>0.000565714475019949</text:p>
              </table:table-cell>
              <table:table-cell office:value-type="float" office:value="0.000286752064636845">
                <text:p>0.000286752064636845</text:p>
              </table:table-cell>
              <table:table-cell office:value-type="float" office:value="0.000076043704217515">
                <text:p>0.000076043704217515</text:p>
              </table:table-cell>
              <table:table-cell office:value-type="float" office:value="0.00000764896870262289">
                <text:p>0.00000764896870262289</text:p>
              </table:table-cell>
              <table:table-cell office:value-type="float" office:value="0.000000243905781729845">
                <text:p>0.000000243905781729845</text:p>
              </table:table-cell>
              <table:table-cell office:value-type="float" office:value="0.00000000314994729562162">
                <text:p>0.00000000314994729562162</text:p>
              </table:table-cell>
              <table:table-cell office:value-type="float" office:value="0.0000000000370726791102066">
                <text:p>0.0000000000370726791102066</text:p>
              </table:table-cell>
              <table:table-cell office:value-type="float" office:value="0.00000000000127888250335301">
                <text:p>0.00000000000127888250335301</text:p>
              </table:table-cell>
              <table:table-cell office:value-type="float" office:value="0.000000000000363096150184377">
                <text:p>0.000000000000363096150184377</text:p>
              </table:table-cell>
            </table:table-row>
            <table:table-row>
              <table:table-cell office:value-type="float" office:value="1026.66666666667">
                <text:p>1030</text:p>
              </table:table-cell>
              <table:table-cell office:value-type="float" office:value="0.0000000000000136323473944495">
                <text:p>0.0000000000000136323473944495</text:p>
              </table:table-cell>
              <table:table-cell office:value-type="float" office:value="0.0000000000000559661169881047">
                <text:p>0.0000000000000559661169881047</text:p>
              </table:table-cell>
              <table:table-cell office:value-type="float" office:value="0.00000000000245634054560373">
                <text:p>0.00000000000245634054560373</text:p>
              </table:table-cell>
              <table:table-cell office:value-type="float" office:value="0.000000000366058167459022">
                <text:p>0.000000000366058167459022</text:p>
              </table:table-cell>
              <table:table-cell office:value-type="float" office:value="0.0000000503689116286285">
                <text:p>0.0000000503689116286285</text:p>
              </table:table-cell>
              <table:table-cell office:value-type="float" office:value="0.00000257131977766704">
                <text:p>0.00000257131977766704</text:p>
              </table:table-cell>
              <table:table-cell office:value-type="float" office:value="0.0000365621069099761">
                <text:p>0.0000365621069099761</text:p>
              </table:table-cell>
              <table:table-cell office:value-type="float" office:value="0.000174477981572551">
                <text:p>0.000174477981572551</text:p>
              </table:table-cell>
              <table:table-cell office:value-type="float" office:value="0.000396322615712552">
                <text:p>0.000396322615712552</text:p>
              </table:table-cell>
              <table:table-cell office:value-type="float" office:value="0.000576907386096782">
                <text:p>0.000576907386096782</text:p>
              </table:table-cell>
              <table:table-cell office:value-type="float" office:value="0.000641689138448078">
                <text:p>0.000641689138448078</text:p>
              </table:table-cell>
              <table:table-cell office:value-type="float" office:value="0.000576907386170008">
                <text:p>0.000576907386170008</text:p>
              </table:table-cell>
              <table:table-cell office:value-type="float" office:value="0.00039632261583897">
                <text:p>0.00039632261583897</text:p>
              </table:table-cell>
              <table:table-cell office:value-type="float" office:value="0.000174477981685589">
                <text:p>0.000174477981685589</text:p>
              </table:table-cell>
              <table:table-cell office:value-type="float" office:value="0.0000365621069529083">
                <text:p>0.0000365621069529083</text:p>
              </table:table-cell>
              <table:table-cell office:value-type="float" office:value="0.0000025713197825059">
                <text:p>0.0000025713197825059</text:p>
              </table:table-cell>
              <table:table-cell office:value-type="float" office:value="0.0000000503689117590338">
                <text:p>0.0000000503689117590338</text:p>
              </table:table-cell>
              <table:table-cell office:value-type="float" office:value="0.000000000366058168539523">
                <text:p>0.000000000366058168539523</text:p>
              </table:table-cell>
              <table:table-cell office:value-type="float" office:value="0.00000000000245634055208767">
                <text:p>0.00000000000245634055208767</text:p>
              </table:table-cell>
              <table:table-cell office:value-type="float" office:value="0.0000000000000559661170759178">
                <text:p>0.0000000000000559661170759178</text:p>
              </table:table-cell>
              <table:table-cell office:value-type="float" office:value="0.0000000000000136323473944495">
                <text:p>0.0000000000000136323473944495</text:p>
              </table:table-cell>
            </table:table-row>
            <table:table-row>
              <table:table-cell office:value-type="float" office:value="1073.33333333333">
                <text:p>1070</text:p>
              </table:table-cell>
              <table:table-cell office:value-type="float" office:value="4.11661221216434E-016">
                <text:p>4.11661221216434E-016</text:p>
              </table:table-cell>
              <table:table-cell office:value-type="float" office:value="1.98648607547934E-015">
                <text:p>1.98648607547934E-015</text:p>
              </table:table-cell>
              <table:table-cell office:value-type="float" office:value="0.000000000000135059958394438">
                <text:p>0.000000000000135059958394438</text:p>
              </table:table-cell>
              <table:table-cell office:value-type="float" office:value="0.0000000000364298976408699">
                <text:p>0.0000000000364298976408699</text:p>
              </table:table-cell>
              <table:table-cell office:value-type="float" office:value="0.00000000920580983358796">
                <text:p>0.00000000920580983358796</text:p>
              </table:table-cell>
              <table:table-cell office:value-type="float" office:value="0.000000787363259718146">
                <text:p>0.000000787363259718146</text:p>
              </table:table-cell>
              <table:table-cell office:value-type="float" office:value="0.0000163690253705875">
                <text:p>0.0000163690253705875</text:p>
              </table:table-cell>
              <table:table-cell office:value-type="float" office:value="0.000100363430013058">
                <text:p>0.000100363430013058</text:p>
              </table:table-cell>
              <table:table-cell office:value-type="float" office:value="0.000264981403057719">
                <text:p>0.000264981403057719</text:p>
              </table:table-cell>
              <table:table-cell office:value-type="float" office:value="0.000417176697102234">
                <text:p>0.000417176697102234</text:p>
              </table:table-cell>
              <table:table-cell office:value-type="float" office:value="0.00047537500577589">
                <text:p>0.00047537500577589</text:p>
              </table:table-cell>
              <table:table-cell office:value-type="float" office:value="0.000417176697166947">
                <text:p>0.000417176697166947</text:p>
              </table:table-cell>
              <table:table-cell office:value-type="float" office:value="0.000264981403158974">
                <text:p>0.000264981403158974</text:p>
              </table:table-cell>
              <table:table-cell office:value-type="float" office:value="0.000100363430089281">
                <text:p>0.000100363430089281</text:p>
              </table:table-cell>
              <table:table-cell office:value-type="float" office:value="0.0000163690253927208">
                <text:p>0.0000163690253927208</text:p>
              </table:table-cell>
              <table:table-cell office:value-type="float" office:value="0.000000787363261402485">
                <text:p>0.000000787363261402485</text:p>
              </table:table-cell>
              <table:table-cell office:value-type="float" office:value="0.00000000920580986044646">
                <text:p>0.00000000920580986044646</text:p>
              </table:table-cell>
              <table:table-cell office:value-type="float" office:value="0.00000000003642989776137">
                <text:p>0.00000000003642989776137</text:p>
              </table:table-cell>
              <table:table-cell office:value-type="float" office:value="0.000000000000135059958792593">
                <text:p>0.000000000000135059958792593</text:p>
              </table:table-cell>
              <table:table-cell office:value-type="float" office:value="1.9864860789539E-015">
                <text:p>1.9864860789539E-015</text:p>
              </table:table-cell>
              <table:table-cell office:value-type="float" office:value="4.11661221216434E-016">
                <text:p>4.11661221216434E-01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.99837874864021E-018">
                <text:p>9.99837874864021E-018</text:p>
              </table:table-cell>
              <table:table-cell office:value-type="float" office:value="5.71888933562674E-017">
                <text:p>5.71888933562674E-017</text:p>
              </table:table-cell>
              <table:table-cell office:value-type="float" office:value="6.16265811260445E-015">
                <text:p>6.16265811260445E-015</text:p>
              </table:table-cell>
              <table:table-cell office:value-type="float" office:value="0.00000000000310475142726253">
                <text:p>0.00000000000310475142726253</text:p>
              </table:table-cell>
              <table:table-cell office:value-type="float" office:value="0.00000000148908809703777">
                <text:p>0.00000000148908809703777</text:p>
              </table:table-cell>
              <table:table-cell office:value-type="float" office:value="0.000000219614013809202">
                <text:p>0.000000219614013809202</text:p>
              </table:table-cell>
              <table:table-cell office:value-type="float" office:value="0.00000682398535757872">
                <text:p>0.00000682398535757872</text:p>
              </table:table-cell>
              <table:table-cell office:value-type="float" office:value="0.0000545771877597454">
                <text:p>0.0000545771877597454</text:p>
              </table:table-cell>
              <table:table-cell office:value-type="float" office:value="0.000169081818609395">
                <text:p>0.000169081818609395</text:p>
              </table:table-cell>
              <table:table-cell office:value-type="float" office:value="0.000289378178297547">
                <text:p>0.000289378178297547</text:p>
              </table:table-cell>
              <table:table-cell office:value-type="float" office:value="0.000338357821294382">
                <text:p>0.000338357821294382</text:p>
              </table:table-cell>
              <table:table-cell office:value-type="float" office:value="0.000289378178351132">
                <text:p>0.000289378178351132</text:p>
              </table:table-cell>
              <table:table-cell office:value-type="float" office:value="0.000169081818685367">
                <text:p>0.000169081818685367</text:p>
              </table:table-cell>
              <table:table-cell office:value-type="float" office:value="0.0000545771878076629">
                <text:p>0.0000545771878076629</text:p>
              </table:table-cell>
              <table:table-cell office:value-type="float" office:value="0.0000068239853680918">
                <text:p>0.0000068239853680918</text:p>
              </table:table-cell>
              <table:table-cell office:value-type="float" office:value="0.000000219614014338735">
                <text:p>0.000000219614014338735</text:p>
              </table:table-cell>
              <table:table-cell office:value-type="float" office:value="0.00000000148908810189838">
                <text:p>0.00000000148908810189838</text:p>
              </table:table-cell>
              <table:table-cell office:value-type="float" office:value="0.00000000000310475143869661">
                <text:p>0.00000000000310475143869661</text:p>
              </table:table-cell>
              <table:table-cell office:value-type="float" office:value="6.16265813277165E-015">
                <text:p>6.16265813277165E-015</text:p>
              </table:table-cell>
              <table:table-cell office:value-type="float" office:value="5.71888934671301E-017">
                <text:p>5.71888934671301E-017</text:p>
              </table:table-cell>
              <table:table-cell office:value-type="float" office:value="9.99837874864021E-018">
                <text:p>9.99837874864021E-018</text:p>
              </table:table-cell>
            </table:table-row>
            <table:table-row>
              <table:table-cell office:value-type="float" office:value="1166.66666666667">
                <text:p>1170</text:p>
              </table:table-cell>
              <table:table-cell office:value-type="float" office:value="1.95316765322007E-019">
                <text:p>1.95316765322007E-019</text:p>
              </table:table-cell>
              <table:table-cell office:value-type="float" office:value="1.33537634456477E-018">
                <text:p>1.33537634456477E-018</text:p>
              </table:table-cell>
              <table:table-cell office:value-type="float" office:value="2.33352773466221E-016">
                <text:p>2.33352773466221E-016</text:p>
              </table:table-cell>
              <table:table-cell office:value-type="float" office:value="0.000000000000226598355906776">
                <text:p>0.000000000000226598355906776</text:p>
              </table:table-cell>
              <table:table-cell office:value-type="float" office:value="0.000000000213175723248196">
                <text:p>0.000000000213175723248196</text:p>
              </table:table-cell>
              <table:table-cell office:value-type="float" office:value="0.0000000557969938908606">
                <text:p>0.0000000557969938908606</text:p>
              </table:table-cell>
              <table:table-cell office:value-type="float" office:value="0.00000264896980321394">
                <text:p>0.00000264896980321394</text:p>
              </table:table-cell>
              <table:table-cell office:value-type="float" office:value="0.0000280574116244288">
                <text:p>0.0000280574116244288</text:p>
              </table:table-cell>
              <table:table-cell office:value-type="float" office:value="0.000102965895446111">
                <text:p>0.000102965895446111</text:p>
              </table:table-cell>
              <table:table-cell office:value-type="float" office:value="0.000192549905645206">
                <text:p>0.000192549905645206</text:p>
              </table:table-cell>
              <table:table-cell office:value-type="float" office:value="0.000231389856488399">
                <text:p>0.000231389856488399</text:p>
              </table:table-cell>
              <table:table-cell office:value-type="float" office:value="0.000192549905687006">
                <text:p>0.000192549905687006</text:p>
              </table:table-cell>
              <table:table-cell office:value-type="float" office:value="0.000102965895499713">
                <text:p>0.000102965895499713</text:p>
              </table:table-cell>
              <table:table-cell office:value-type="float" office:value="0.0000280574116525812">
                <text:p>0.0000280574116525812</text:p>
              </table:table-cell>
              <table:table-cell office:value-type="float" office:value="0.0000026489698078221">
                <text:p>0.0000026489698078221</text:p>
              </table:table-cell>
              <table:table-cell office:value-type="float" office:value="0.0000000557969940413905">
                <text:p>0.0000000557969940413905</text:p>
              </table:table-cell>
              <table:table-cell office:value-type="float" office:value="0.000000000213175724021767">
                <text:p>0.000000000213175724021767</text:p>
              </table:table-cell>
              <table:table-cell office:value-type="float" office:value="0.000000000000226598356830588">
                <text:p>0.000000000000226598356830588</text:p>
              </table:table-cell>
              <table:table-cell office:value-type="float" office:value="2.33352774309369E-016">
                <text:p>2.33352774309369E-016</text:p>
              </table:table-cell>
              <table:table-cell office:value-type="float" office:value="1.33537634741893E-018">
                <text:p>1.33537634741893E-018</text:p>
              </table:table-cell>
              <table:table-cell office:value-type="float" office:value="1.95316765322007E-019">
                <text:p>1.95316765322007E-019</text:p>
              </table:table-cell>
            </table:table-row>
            <table:table-row>
              <table:table-cell office:value-type="float" office:value="1213.33333333333">
                <text:p>1210</text:p>
              </table:table-cell>
              <table:table-cell office:value-type="float" office:value="3.06880840576351E-021">
                <text:p>3.06880840576351E-021</text:p>
              </table:table-cell>
              <table:table-cell office:value-type="float" office:value="2.52907368635877E-020">
                <text:p>2.52907368635877E-020</text:p>
              </table:table-cell>
              <table:table-cell office:value-type="float" office:value="7.33265560293446E-018">
                <text:p>7.33265560293446E-018</text:p>
              </table:table-cell>
              <table:table-cell office:value-type="float" office:value="0.0000000000000141627538869972">
                <text:p>0.0000000000000141627538869972</text:p>
              </table:table-cell>
              <table:table-cell office:value-type="float" office:value="0.0000000000270093453707696">
                <text:p>0.0000000000270093453707696</text:p>
              </table:table-cell>
              <table:table-cell office:value-type="float" office:value="0.0000000129130074645395">
                <text:p>0.0000000129130074645395</text:p>
              </table:table-cell>
              <table:table-cell office:value-type="float" office:value="0.000000957501770749825">
                <text:p>0.000000957501770749825</text:p>
              </table:table-cell>
              <table:table-cell office:value-type="float" office:value="0.0000136359325768758">
                <text:p>0.0000136359325768758</text:p>
              </table:table-cell>
              <table:table-cell office:value-type="float" office:value="0.000059841830039356">
                <text:p>0.000059841830039356</text:p>
              </table:table-cell>
              <table:table-cell office:value-type="float" office:value="0.000122900213347383">
                <text:p>0.000122900213347383</text:p>
              </table:table-cell>
              <table:table-cell office:value-type="float" office:value="0.000152033969343165">
                <text:p>0.000152033969343165</text:p>
              </table:table-cell>
              <table:table-cell office:value-type="float" office:value="0.000122900213378214">
                <text:p>0.000122900213378214</text:p>
              </table:table-cell>
              <table:table-cell office:value-type="float" office:value="0.0000598418300750153">
                <text:p>0.0000598418300750153</text:p>
              </table:table-cell>
              <table:table-cell office:value-type="float" office:value="0.0000136359325923621">
                <text:p>0.0000136359325923621</text:p>
              </table:table-cell>
              <table:table-cell office:value-type="float" office:value="0.00000095750177261613">
                <text:p>0.00000095750177261613</text:p>
              </table:table-cell>
              <table:table-cell office:value-type="float" office:value="0.0000000129130075032664">
                <text:p>0.0000000129130075032664</text:p>
              </table:table-cell>
              <table:table-cell office:value-type="float" office:value="0.0000000000270093454791172">
                <text:p>0.0000000000270093454791172</text:p>
              </table:table-cell>
              <table:table-cell office:value-type="float" office:value="0.0000000000000141627539505881">
                <text:p>0.0000000000000141627539505881</text:p>
              </table:table-cell>
              <table:table-cell office:value-type="float" office:value="7.33265563204585E-018">
                <text:p>7.33265563204585E-018</text:p>
              </table:table-cell>
              <table:table-cell office:value-type="float" office:value="2.52907369229073E-020">
                <text:p>2.52907369229073E-020</text:p>
              </table:table-cell>
              <table:table-cell office:value-type="float" office:value="3.06880840576351E-021">
                <text:p>3.06880840576351E-02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.87811193180238E-023">
                <text:p>3.87811193180238E-023</text:p>
              </table:table-cell>
              <table:table-cell office:value-type="float" office:value="3.8849470656961E-022">
                <text:p>3.8849470656961E-022</text:p>
              </table:table-cell>
              <table:table-cell office:value-type="float" office:value="1.91211072375609E-019">
                <text:p>1.91211072375609E-019</text:p>
              </table:table-cell>
              <table:table-cell office:value-type="float" office:value="7.58053219782737E-016">
                <text:p>7.58053219782737E-016</text:p>
              </table:table-cell>
              <table:table-cell office:value-type="float" office:value="0.0000000000030286516998914">
                <text:p>0.0000000000030286516998914</text:p>
              </table:table-cell>
              <table:table-cell office:value-type="float" office:value="0.00000000272213619943371">
                <text:p>0.00000000272213619943371</text:p>
              </table:table-cell>
              <table:table-cell office:value-type="float" office:value="0.000000322274409154725">
                <text:p>0.000000322274409154725</text:p>
              </table:table-cell>
              <table:table-cell office:value-type="float" office:value="0.00000626502600921966">
                <text:p>0.00000626502600921966</text:p>
              </table:table-cell>
              <table:table-cell office:value-type="float" office:value="0.0000331918383906549">
                <text:p>0.0000331918383906549</text:p>
              </table:table-cell>
              <table:table-cell office:value-type="float" office:value="0.0000752477915434177">
                <text:p>0.0000752477915434177</text:p>
              </table:table-cell>
              <table:table-cell office:value-type="float" office:value="0.0000959765584078412">
                <text:p>0.0000959765584078412</text:p>
              </table:table-cell>
              <table:table-cell office:value-type="float" office:value="0.000075247791564976">
                <text:p>0.000075247791564976</text:p>
              </table:table-cell>
              <table:table-cell office:value-type="float" office:value="0.0000331918384130683">
                <text:p>0.0000331918384130683</text:p>
              </table:table-cell>
              <table:table-cell office:value-type="float" office:value="0.00000626502601720698">
                <text:p>0.00000626502601720698</text:p>
              </table:table-cell>
              <table:table-cell office:value-type="float" office:value="0.000000322274409853808">
                <text:p>0.000000322274409853808</text:p>
              </table:table-cell>
              <table:table-cell office:value-type="float" office:value="0.00000000272213620845741">
                <text:p>0.00000000272213620845741</text:p>
              </table:table-cell>
              <table:table-cell office:value-type="float" office:value="0.00000000000302865171325447">
                <text:p>0.00000000000302865171325447</text:p>
              </table:table-cell>
              <table:table-cell office:value-type="float" office:value="7.58053223514025E-016">
                <text:p>7.58053223514025E-016</text:p>
              </table:table-cell>
              <table:table-cell office:value-type="float" office:value="1.91211073206082E-019">
                <text:p>1.91211073206082E-019</text:p>
              </table:table-cell>
              <table:table-cell office:value-type="float" office:value="3.88494707565334E-022">
                <text:p>3.88494707565334E-022</text:p>
              </table:table-cell>
              <table:table-cell office:value-type="float" office:value="3.87811193180238E-023">
                <text:p>3.87811193180238E-023</text:p>
              </table:table-cell>
            </table:table-row>
            <table:table-row>
              <table:table-cell office:value-type="float" office:value="1306.66666666667">
                <text:p>1310</text:p>
              </table:table-cell>
              <table:table-cell office:value-type="float" office:value="3.94176943148914E-025">
                <text:p>3.94176943148914E-025</text:p>
              </table:table-cell>
              <table:table-cell office:value-type="float" office:value="4.84032526492241E-024">
                <text:p>4.84032526492241E-024</text:p>
              </table:table-cell>
              <table:table-cell office:value-type="float" office:value="4.13778780517481E-021">
                <text:p>4.13778780517481E-021</text:p>
              </table:table-cell>
              <table:table-cell office:value-type="float" office:value="3.47466324128543E-017">
                <text:p>3.47466324128543E-017</text:p>
              </table:table-cell>
              <table:table-cell office:value-type="float" office:value="0.000000000000300568570007361">
                <text:p>0.000000000000300568570007361</text:p>
              </table:table-cell>
              <table:table-cell office:value-type="float" office:value="0.000000000522706797764118">
                <text:p>0.000000000522706797764118</text:p>
              </table:table-cell>
              <table:table-cell office:value-type="float" office:value="0.00000010100333474783">
                <text:p>0.00000010100333474783</text:p>
              </table:table-cell>
              <table:table-cell office:value-type="float" office:value="0.00000272120777409275">
                <text:p>0.00000272120777409275</text:p>
              </table:table-cell>
              <table:table-cell office:value-type="float" office:value="0.000017570038919145">
                <text:p>0.000017570038919145</text:p>
              </table:table-cell>
              <table:table-cell office:value-type="float" office:value="0.0000441943422504662">
                <text:p>0.0000441943422504662</text:p>
              </table:table-cell>
              <table:table-cell office:value-type="float" office:value="0.0000582127252880559">
                <text:p>0.0000582127252880559</text:p>
              </table:table-cell>
              <table:table-cell office:value-type="float" office:value="0.000044194342264785">
                <text:p>0.000044194342264785</text:p>
              </table:table-cell>
              <table:table-cell office:value-type="float" office:value="0.0000175700389324753">
                <text:p>0.0000175700389324753</text:p>
              </table:table-cell>
              <table:table-cell office:value-type="float" office:value="0.00000272120777795964">
                <text:p>0.00000272120777795964</text:p>
              </table:table-cell>
              <table:table-cell office:value-type="float" office:value="0.00000010100333499022">
                <text:p>0.00000010100333499022</text:p>
              </table:table-cell>
              <table:table-cell office:value-type="float" office:value="0.000000000522706799669615">
                <text:p>0.000000000522706799669615</text:p>
              </table:table-cell>
              <table:table-cell office:value-type="float" office:value="0.000000000000300568571459406">
                <text:p>0.000000000000300568571459406</text:p>
              </table:table-cell>
              <table:table-cell office:value-type="float" office:value="3.47466325995631E-017">
                <text:p>3.47466325995631E-017</text:p>
              </table:table-cell>
              <table:table-cell office:value-type="float" office:value="4.13778782475709E-021">
                <text:p>4.13778782475709E-021</text:p>
              </table:table-cell>
              <table:table-cell office:value-type="float" office:value="4.84032527842661E-024">
                <text:p>4.84032527842661E-024</text:p>
              </table:table-cell>
              <table:table-cell office:value-type="float" office:value="3.94176943148914E-025">
                <text:p>3.94176943148914E-025</text:p>
              </table:table-cell>
            </table:table-row>
            <table:table-row>
              <table:table-cell office:value-type="float" office:value="1353.33333333333">
                <text:p>1350</text:p>
              </table:table-cell>
              <table:table-cell office:value-type="float" office:value="3.22242195287805E-027">
                <text:p>3.22242195287805E-027</text:p>
              </table:table-cell>
              <table:table-cell office:value-type="float" office:value="4.89136201047141E-026">
                <text:p>4.89136201047141E-026</text:p>
              </table:table-cell>
              <table:table-cell office:value-type="float" office:value="7.43065028463171E-023">
                <text:p>7.43065028463171E-023</text:p>
              </table:table-cell>
              <table:table-cell office:value-type="float" office:value="1.36391334174945E-018">
                <text:p>1.36391334174945E-018</text:p>
              </table:table-cell>
              <table:table-cell office:value-type="float" office:value="0.0000000000000263995642705916">
                <text:p>0.0000000000000263995642705916</text:p>
              </table:table-cell>
              <table:table-cell office:value-type="float" office:value="0.0000000000914265419505363">
                <text:p>0.0000000000914265419505363</text:p>
              </table:table-cell>
              <table:table-cell office:value-type="float" office:value="0.0000000294760484405938">
                <text:p>0.0000000294760484405938</text:p>
              </table:table-cell>
              <table:table-cell office:value-type="float" office:value="0.00000111738109510773">
                <text:p>0.00000111738109510773</text:p>
              </table:table-cell>
              <table:table-cell office:value-type="float" office:value="0.00000887624160726589">
                <text:p>0.00000887624160726589</text:p>
              </table:table-cell>
              <table:table-cell office:value-type="float" office:value="0.0000248983969086985">
                <text:p>0.0000248983969086985</text:p>
              </table:table-cell>
              <table:table-cell office:value-type="float" office:value="0.0000339233639275417">
                <text:p>0.0000339233639275417</text:p>
              </table:table-cell>
              <table:table-cell office:value-type="float" office:value="0.0000248983969177454">
                <text:p>0.0000248983969177454</text:p>
              </table:table-cell>
              <table:table-cell office:value-type="float" office:value="0.00000887624161477688">
                <text:p>0.00000887624161477688</text:p>
              </table:table-cell>
              <table:table-cell office:value-type="float" office:value="0.00000111738109686652">
                <text:p>0.00000111738109686652</text:p>
              </table:table-cell>
              <table:table-cell office:value-type="float" office:value="0.0000000294760485184392">
                <text:p>0.0000000294760485184392</text:p>
              </table:table-cell>
              <table:table-cell office:value-type="float" office:value="0.0000000000914265423153812">
                <text:p>0.0000000000914265423153812</text:p>
              </table:table-cell>
              <table:table-cell office:value-type="float" office:value="0.0000000000000263995644096596">
                <text:p>0.0000000000000263995644096596</text:p>
              </table:table-cell>
              <table:table-cell office:value-type="float" office:value="1.36391334971978E-018">
                <text:p>1.36391334971978E-018</text:p>
              </table:table-cell>
              <table:table-cell office:value-type="float" office:value="7.43065032281097E-023">
                <text:p>7.43065032281097E-023</text:p>
              </table:table-cell>
              <table:table-cell office:value-type="float" office:value="4.89136202527368E-026">
                <text:p>4.89136202527368E-026</text:p>
              </table:table-cell>
              <table:table-cell office:value-type="float" office:value="3.22242195287805E-027">
                <text:p>3.22242195287805E-0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11881925353959E-029">
                <text:p>2.11881925353959E-029</text:p>
              </table:table-cell>
              <table:table-cell office:value-type="float" office:value="4.00913687850627E-028">
                <text:p>4.00913687850627E-028</text:p>
              </table:table-cell>
              <table:table-cell office:value-type="float" office:value="1.10736006596987E-024">
                <text:p>1.10736006596987E-024</text:p>
              </table:table-cell>
              <table:table-cell office:value-type="float" office:value="4.58481556813977E-020">
                <text:p>4.58481556813977E-020</text:p>
              </table:table-cell>
              <table:table-cell office:value-type="float" office:value="2.05214910577464E-015">
                <text:p>2.05214910577464E-015</text:p>
              </table:table-cell>
              <table:table-cell office:value-type="float" office:value="0.0000000000145664018728635">
                <text:p>0.0000000000145664018728635</text:p>
              </table:table-cell>
              <table:table-cell office:value-type="float" office:value="0.00000000800988843724612">
                <text:p>0.00000000800988843724612</text:p>
              </table:table-cell>
              <table:table-cell office:value-type="float" office:value="0.000000433752236551271">
                <text:p>0.000000433752236551271</text:p>
              </table:table-cell>
              <table:table-cell office:value-type="float" office:value="0.00000427957342338114">
                <text:p>0.00000427957342338114</text:p>
              </table:table-cell>
              <table:table-cell office:value-type="float" office:value="0.0000134557494495848">
                <text:p>0.0000134557494495848</text:p>
              </table:table-cell>
              <table:table-cell office:value-type="float" office:value="0.0000189936360514343">
                <text:p>0.0000189936360514343</text:p>
              </table:table-cell>
              <table:table-cell office:value-type="float" office:value="0.0000134557494550287">
                <text:p>0.0000134557494550287</text:p>
              </table:table-cell>
              <table:table-cell office:value-type="float" office:value="0.00000427957342739426">
                <text:p>0.00000427957342739426</text:p>
              </table:table-cell>
              <table:table-cell office:value-type="float" office:value="0.000000433752237303374">
                <text:p>0.000000433752237303374</text:p>
              </table:table-cell>
              <table:table-cell office:value-type="float" office:value="0.00000000800988846041603">
                <text:p>0.00000000800988846041603</text:p>
              </table:table-cell>
              <table:table-cell office:value-type="float" office:value="0.0000000000145664019362324">
                <text:p>0.0000000000145664019362324</text:p>
              </table:table-cell>
              <table:table-cell office:value-type="float" office:value="2.05214911751842E-015">
                <text:p>2.05214911751842E-015</text:p>
              </table:table-cell>
              <table:table-cell office:value-type="float" office:value="4.58481559717561E-020">
                <text:p>4.58481559717561E-020</text:p>
              </table:table-cell>
              <table:table-cell office:value-type="float" office:value="1.10736007212656E-024">
                <text:p>1.10736007212656E-024</text:p>
              </table:table-cell>
              <table:table-cell office:value-type="float" office:value="4.00913689162359E-028">
                <text:p>4.00913689162359E-028</text:p>
              </table:table-cell>
              <table:table-cell office:value-type="float" office:value="2.11881925353959E-029">
                <text:p>2.11881925353959E-0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